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304.81pt"/>
    </style:style>
    <style:style style:name="co3" style:family="table-column">
      <style:table-column-properties fo:break-before="auto" style:column-width="132.6pt"/>
    </style:style>
    <style:style style:name="co4" style:family="table-column">
      <style:table-column-properties fo:break-before="auto" style:column-width="327.0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errenos">
      <style:table-properties table:display="true" style:writing-mode="lr-tb"/>
    </style:style>
    <style:style style:name="ta2" style:family="table" style:master-page-name="PageStyle_5f_Análise_20_de_20_Resultados">
      <style:table-properties table:display="true" style:writing-mode="lr-tb"/>
    </style:style>
    <style:style style:name="ta3" style:family="table" style:master-page-name="PageStyle_5f_Dados_20_Brutos">
      <style:table-properties table:display="true" style:writing-mode="lr-tb"/>
    </style:style>
    <style:style style:name="ce1" style:family="table-cell" style:parent-style-name="Default">
      <style:table-cell-properties fo:background-color="#6aa84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6aa84f"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6aa8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fo:background-color="#6aa8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6aa84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8000"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P1" style:family="paragraph">
      <style:paragraph-properties fo:margin-top="0pt" fo:margin-bottom="0pt" fo:line-height="100%" fo:text-align="start"/>
    </style:style>
    <style:style style:name="P2" style:family="paragraph">
      <loext:graphic-properties draw:fill="solid" draw:fill-color="#ffffff"/>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rrenos" table:style-name="ta1">
        <office:forms form:automatic-focus="false" form:apply-design-mode="false"/>
        <table:table-column table:style-name="co1" table:number-columns-repeated="11" table:default-cell-style-name="Default"/>
        <table:table-column table:style-name="co2" table:default-cell-style-name="Default"/>
        <table:table-column table:style-name="co1" table:number-columns-repeated="1012" table:default-cell-style-name="Default"/>
        <table:table-row table:style-name="ro1">
          <table:table-cell table:style-name="ce1" office:value-type="string" calcext:value-type="string" table:number-columns-spanned="15" table:number-rows-spanned="1">
            <text:p>Tabela de Dados - Terrenos, sitios e fazendas - Florianopolis e Região</text:p>
          </table:table-cell>
          <table:covered-table-cell table:number-columns-repeated="12" table:style-name="ce5"/>
          <table:covered-table-cell table:style-name="ce12"/>
          <table:covered-table-cell table:style-name="ce15"/>
          <table:table-cell table:number-columns-repeated="1009"/>
        </table:table-row>
        <table:table-row table:style-name="ro1">
          <table:table-cell table:style-name="ce2"/>
          <table:table-cell table:style-name="ce6" office:value-type="string" calcext:value-type="string">
            <text:p>Titulo</text:p>
          </table:table-cell>
          <table:table-cell table:style-name="ce7" office:value-type="string" calcext:value-type="string">
            <text:p>Preco</text:p>
          </table:table-cell>
          <table:table-cell table:style-name="ce6" office:value-type="string" calcext:value-type="string">
            <text:p>NomeVendedor</text:p>
          </table:table-cell>
          <table:table-cell table:style-name="ce6" office:value-type="string" calcext:value-type="string">
            <text:p>Descricao</text:p>
          </table:table-cell>
          <table:table-cell table:style-name="ce6" office:value-type="string" calcext:value-type="string">
            <text:p>URL_Anuncio</text:p>
          </table:table-cell>
          <table:table-cell table:style-name="ce6" office:value-type="string" calcext:value-type="string">
            <text:p>Tipo</text:p>
          </table:table-cell>
          <table:table-cell table:style-name="ce6" office:value-type="string" calcext:value-type="string">
            <text:p>Tamanho [m²]</text:p>
          </table:table-cell>
          <table:table-cell table:style-name="ce6" office:value-type="string" calcext:value-type="string">
            <text:p>CEP</text:p>
          </table:table-cell>
          <table:table-cell table:style-name="ce6" office:value-type="string" calcext:value-type="string">
            <text:p>Município</text:p>
          </table:table-cell>
          <table:table-cell table:style-name="ce6" office:value-type="string" calcext:value-type="string">
            <text:p>Bairro</text:p>
          </table:table-cell>
          <table:table-cell table:style-name="ce6" office:value-type="string" calcext:value-type="string">
            <text:p>Logradouro</text:p>
          </table:table-cell>
          <table:table-cell table:style-name="ce6" office:value-type="string" calcext:value-type="string">
            <text:p>Condomínio</text:p>
          </table:table-cell>
          <table:table-cell table:style-name="ce13" office:value-type="string" calcext:value-type="string">
            <text:p>IPTU</text:p>
          </table:table-cell>
          <table:table-cell table:style-name="ce7" office:value-type="string" calcext:value-type="string">
            <text:p>Preço por m²</text:p>
          </table:table-cell>
          <table:table-cell table:number-columns-repeated="1009"/>
        </table:table-row>
        <table:table-row table:style-name="ro1">
          <table:table-cell table:style-name="ce3" office:value-type="float" office:value="0" calcext:value-type="float">
            <text:p>0</text:p>
          </table:table-cell>
          <table:table-cell table:style-name="ce3" office:value-type="string" calcext:value-type="string">
            <text:p>Belo terreno financiavel com possibilidade para até 3 casas</text:p>
          </table:table-cell>
          <table:table-cell table:style-name="ce8" office:value-type="currency" office:currency="R$ " office:value="1230000" calcext:value-type="currency">
            <text:p>R$ 1,230,000.00</text:p>
          </table:table-cell>
          <table:table-cell table:style-name="ce3" office:value-type="string" calcext:value-type="string">
            <text:p>Santa Ilha Vitti</text:p>
          </table:table-cell>
          <table:table-cell table:style-name="ce3" office:value-type="string" calcext:value-type="string">
            <text:p>Código do anúncio: TE0823</text:p>
            <text:p/>
            <text:p>No famoso Rio tavares, encontramos esse belo terreno, em rua residencial, totalmente plano com uma frente de 29.60 metros para você construir aquele projeto especial, somente 1 ou até 3 casas são permitidas pela viabilidade construtiva do terreno.</text:p>
          </table:table-cell>
          <table:table-cell table:style-name="ce10" office:value-type="string" calcext:value-type="string">
            <text:p><text:a xlink:href="https://sc.olx.com.br/florianopolis-e-regiao/terrenos/belo-terreno-financiavel-com-possibilidade-para-ate-3-casas-914038417" xlink:type="simple">https://sc.olx.com.br/florianopolis-e-regiao/terrenos/belo-terreno-financiavel-com-possibilidade-para-ate-3-casas-914038417</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048333" calcext:value-type="float">
            <text:p>88048333</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Servidao Isaurino Germano Vidal</text:p>
          </table:table-cell>
          <table:table-cell table:style-name="ce4" table:number-columns-repeated="2"/>
          <table:table-cell table:style-name="ce9" table:formula="of:=[.C3]/[.H3]" office:value-type="string" office:string-value="" calcext:value-type="error">
            <text:p>#DIV/0!</text:p>
          </table:table-cell>
          <table:table-cell table:number-columns-repeated="1009"/>
        </table:table-row>
        <table:table-row table:style-name="ro1">
          <table:table-cell table:style-name="ce3" office:value-type="float" office:value="1" calcext:value-type="float">
            <text:p>1</text:p>
          </table:table-cell>
          <table:table-cell table:style-name="ce3" office:value-type="string" calcext:value-type="string">
            <text:p>Terreno à venda, 1732 m² por R$ 4.240.000,00 - Campeche - Florianópolis/SC</text:p>
          </table:table-cell>
          <table:table-cell table:style-name="ce8" office:value-type="currency" office:currency="R$ " office:value="4240000" calcext:value-type="currency">
            <text:p>R$ 4,240,000.00</text:p>
          </table:table-cell>
          <table:table-cell table:style-name="ce3" office:value-type="string" calcext:value-type="string">
            <text:p>UNIK IMOVEIS LTDA - ME</text:p>
          </table:table-cell>
          <table:table-cell table:style-name="ce3" office:value-type="string" calcext:value-type="string">
            <text:p>Código do anúncio: TE0349</text:p>
            <text:p/>
            <text:p>Terreno residencial de 1732,41 m² .Excelente terreno, com 1.732,41m2. FINANCIAVEL. Localizado no Campeche.Com vista para o mar, a poucos metros da praia caminhando. Próximo à escola, mercado, farmácia e padaria. Local familiar, em meio ao verde, rua tranquila e vizinhança ótima.Excelente para pousada, ou para quem quer morar em um casa com toda privacidade e com segurança,Próximo da praia, supermercados, padaria, e vias de acesso como Av. Campeche e Rua Pau de Canela.A praia do Campeche é uma praia oceânica, de 3 quilômetros e meio de extensão.  É considerada uma boa opção para um agradável dia na praia, um lugar tranquilo, que costuma receber um bom número de visitantes durante a alta temporada.Com uma espaçosa faixa de areia clara, o mar é agitado com boas ondas, procurada para a pratica do surf.O bairro Campeche conta com uma boa infraestrutura, como bares e restaurantes, supermercados, e serviços.Agende sua visita e conheça este belo terreno de 1732m² com Escritura Publica no bairro Campeche. -</text:p>
          </table:table-cell>
          <table:table-cell table:style-name="ce10" office:value-type="string" calcext:value-type="string">
            <text:p><text:a xlink:href="https://sc.olx.com.br/florianopolis-e-regiao/terrenos/terreno-a-venda-1732-m-por-r-4-240-000-00-campeche-florianopolis-sc-993264524" xlink:type="simple">https://sc.olx.com.br/florianopolis-e-regiao/terrenos/terreno-a-venda-1732-m-por-r-4-240-000-00-campeche-florianopolis-sc-993264524</text:a></text:p>
          </table:table-cell>
          <table:table-cell table:style-name="ce3" office:value-type="string" calcext:value-type="string">
            <text:p>Terrenos</text:p>
          </table:table-cell>
          <table:table-cell table:style-name="ce3" office:value-type="float" office:value="1732" calcext:value-type="float">
            <text:p>1732</text:p>
          </table:table-cell>
          <table:table-cell table:style-name="ce3" office:value-type="float" office:value="88063522" calcext:value-type="float">
            <text:p>88063522</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Servidao do Cravo Branco</text:p>
          </table:table-cell>
          <table:table-cell table:number-columns-repeated="2" table:style-name="ce11" office:value-type="float" office:value="0" calcext:value-type="float">
            <text:p>R$0</text:p>
          </table:table-cell>
          <table:table-cell table:style-name="ce9" table:formula="of:=[.C4]/[.H4]" office:value-type="currency" office:currency="R$ " office:value="2448.03695150115" calcext:value-type="currency">
            <text:p>R$ 2,448.04</text:p>
          </table:table-cell>
          <table:table-cell table:number-columns-repeated="1009"/>
        </table:table-row>
        <table:table-row table:style-name="ro1">
          <table:table-cell table:style-name="ce3" office:value-type="float" office:value="2" calcext:value-type="float">
            <text:p>2</text:p>
          </table:table-cell>
          <table:table-cell table:style-name="ce3" office:value-type="string" calcext:value-type="string">
            <text:p>Terreno à venda, 536 m² por R$ 2.200.000,00 - Jurerê Internacional - Florianópolis/SC</text:p>
          </table:table-cell>
          <table:table-cell table:style-name="ce8" office:value-type="currency" office:currency="R$ " office:value="2200000" calcext:value-type="currency">
            <text:p>R$ 2,200,000.00</text:p>
          </table:table-cell>
          <table:table-cell table:style-name="ce3" office:value-type="string" calcext:value-type="string">
            <text:p>ST CONSULTORIA</text:p>
          </table:table-cell>
          <table:table-cell table:style-name="ce3" office:value-type="string" calcext:value-type="string">
            <text:p>Código do anúncio: TE0096</text:p>
            <text:p/>
            <text:p>Terreno privilegiado em Jurerê Internacional! </text:p>
            <text:p>  </text:p>
            <text:p> Entre em contato para maiores informações -</text:p>
          </table:table-cell>
          <table:table-cell table:style-name="ce10" office:value-type="string" calcext:value-type="string">
            <text:p><text:a xlink:href="https://sc.olx.com.br/florianopolis-e-regiao/terrenos/terreno-a-venda-536-m-por-r-2-200-000-00-jurere-internacional-florianopolis-sc-987827135" xlink:type="simple">https://sc.olx.com.br/florianopolis-e-regiao/terrenos/terreno-a-venda-536-m-por-r-2-200-000-00-jurere-internacional-florianopolis-sc-987827135</text:a></text:p>
          </table:table-cell>
          <table:table-cell table:style-name="ce3" office:value-type="string" calcext:value-type="string">
            <text:p>Terrenos</text:p>
          </table:table-cell>
          <table:table-cell table:style-name="ce3" office:value-type="float" office:value="536" calcext:value-type="float">
            <text:p>536</text:p>
          </table:table-cell>
          <table:table-cell table:style-name="ce3" office:value-type="float" office:value="88053505" calcext:value-type="float">
            <text:p>88053505</text:p>
          </table:table-cell>
          <table:table-cell table:style-name="ce3" office:value-type="string" calcext:value-type="string">
            <text:p>Florianopolis</text:p>
          </table:table-cell>
          <table:table-cell table:style-name="ce3" office:value-type="string" calcext:value-type="string">
            <text:p>Jurere</text:p>
          </table:table-cell>
          <table:table-cell table:style-name="ce3" office:value-type="string" calcext:value-type="string">
            <text:p>Rua das Algas</text:p>
          </table:table-cell>
          <table:table-cell table:style-name="ce4" table:number-columns-repeated="2"/>
          <table:table-cell table:style-name="ce9" table:formula="of:=[.C5]/[.H5]" office:value-type="currency" office:currency="R$ " office:value="4104.4776119403" calcext:value-type="currency">
            <text:p>R$ 4,104.48</text:p>
          </table:table-cell>
          <table:table-cell table:number-columns-repeated="1009"/>
        </table:table-row>
        <table:table-row table:style-name="ro1">
          <table:table-cell table:style-name="ce3" office:value-type="float" office:value="3" calcext:value-type="float">
            <text:p>3</text:p>
          </table:table-cell>
          <table:table-cell table:style-name="ce3" office:value-type="string" calcext:value-type="string">
            <text:p>Amplo terreno com viabilidade para até 3 pavimentos no bairro João Paulo</text:p>
          </table:table-cell>
          <table:table-cell table:style-name="ce8" office:value-type="currency" office:currency="R$ " office:value="3800000" calcext:value-type="currency">
            <text:p>R$ 3,800,000.00</text:p>
          </table:table-cell>
          <table:table-cell table:style-name="ce3" office:value-type="string" calcext:value-type="string">
            <text:p>Trindade Imóveis</text:p>
          </table:table-cell>
          <table:table-cell table:style-name="ce3" office:value-type="string" calcext:value-type="string">
            <text:p>Código do anúncio: 3814</text:p>
            <text:p/>
            <text:p>Amplo terreno em frente ao mar no bairro João Paulo, apenas 8 minutinhos do Centro de Florianópolis. Localizado em rua tranquila, acesso apenas para os moradores locais, uma excelente opção para investimento. </text:p>
            <text:p>  </text:p>
            <text:p> Viabilidade 3 pavimentos. </text:p>
            <text:p>  </text:p>
            <text:p> Ocupação 50% </text:p>
            <text:p>  </text:p>
            <text:p> 1.400 m² de área. </text:p>
            <text:p>  </text:p>
            <text:p> R$ 3.800.000,00 </text:p>
            <text:p>  </text:p>
            <text:p> Entre em contato para mais informações com os nossos consultores.</text:p>
          </table:table-cell>
          <table:table-cell table:style-name="ce10" office:value-type="string" calcext:value-type="string">
            <text:p><text:a xlink:href="https://sc.olx.com.br/florianopolis-e-regiao/terrenos/amplo-terreno-com-viabilidade-para-ate-3-pavimentos-no-bairro-joao-paulo-946778198" xlink:type="simple">https://sc.olx.com.br/florianopolis-e-regiao/terrenos/amplo-terreno-com-viabilidade-para-ate-3-pavimentos-no-bairro-joao-paulo-946778198</text:a></text:p>
          </table:table-cell>
          <table:table-cell table:style-name="ce3" office:value-type="string" calcext:value-type="string">
            <text:p>Terrenos</text:p>
          </table:table-cell>
          <table:table-cell table:style-name="ce3" office:value-type="float" office:value="1400" calcext:value-type="float">
            <text:p>1400</text:p>
          </table:table-cell>
          <table:table-cell table:style-name="ce3" office:value-type="float" office:value="88030310" calcext:value-type="float">
            <text:p>88030310</text:p>
          </table:table-cell>
          <table:table-cell table:style-name="ce3" office:value-type="string" calcext:value-type="string">
            <text:p>Florianopolis</text:p>
          </table:table-cell>
          <table:table-cell table:style-name="ce3" office:value-type="string" calcext:value-type="string">
            <text:p>Joao Paulo</text:p>
          </table:table-cell>
          <table:table-cell table:style-name="ce3" office:value-type="string" calcext:value-type="string">
            <text:p>Rua Julio Vieira</text:p>
          </table:table-cell>
          <table:table-cell table:style-name="ce4"/>
          <table:table-cell table:style-name="ce11" office:value-type="float" office:value="1300" calcext:value-type="float">
            <text:p>R$1,300</text:p>
          </table:table-cell>
          <table:table-cell table:style-name="ce9" table:formula="of:=[.C6]/[.H6]" office:value-type="currency" office:currency="R$ " office:value="2714.28571428571" calcext:value-type="currency">
            <text:p>R$ 2,714.29</text:p>
          </table:table-cell>
          <table:table-cell table:number-columns-repeated="1009"/>
        </table:table-row>
        <table:table-row table:style-name="ro1">
          <table:table-cell table:style-name="ce3" office:value-type="float" office:value="4" calcext:value-type="float">
            <text:p>4</text:p>
          </table:table-cell>
          <table:table-cell table:style-name="ce3" office:value-type="string" calcext:value-type="string">
            <text:p>FLORIANóPOLIS - Terreno Padrão - Ratones</text:p>
          </table:table-cell>
          <table:table-cell table:style-name="ce8" office:value-type="currency" office:currency="R$ " office:value="833000" calcext:value-type="currency">
            <text:p>R$ 833,000.00</text:p>
          </table:table-cell>
          <table:table-cell table:style-name="ce3" office:value-type="string" calcext:value-type="string">
            <text:p>Liderança Imobiliária</text:p>
          </table:table-cell>
          <table:table-cell table:style-name="ce3" office:value-type="string" calcext:value-type="string">
            <text:p>Código do anúncio: T083</text:p>
            <text:p/>
            <text:p>Excelente terreno com  1.666,00 metros privativos e plano a 2,5 km da SC 401, rodeado de muito  verde em condomínio fechado, bairro em pleno crescimento, próximo de comércios locais.</text:p>
          </table:table-cell>
          <table:table-cell table:style-name="ce10" office:value-type="string" calcext:value-type="string">
            <text:p><text:a xlink:href="https://sc.olx.com.br/florianopolis-e-regiao/terrenos/florianopolis-terreno-padrao-ratones-991683915" xlink:type="simple">https://sc.olx.com.br/florianopolis-e-regiao/terrenos/florianopolis-terreno-padrao-ratones-991683915</text:a></text:p>
          </table:table-cell>
          <table:table-cell table:style-name="ce3" office:value-type="string" calcext:value-type="string">
            <text:p>Terrenos</text:p>
          </table:table-cell>
          <table:table-cell table:style-name="ce3" office:value-type="float" office:value="1666" calcext:value-type="float">
            <text:p>1666</text:p>
          </table:table-cell>
          <table:table-cell table:style-name="ce3" office:value-type="float" office:value="88052100" calcext:value-type="float">
            <text:p>88052100</text:p>
          </table:table-cell>
          <table:table-cell table:style-name="ce3" office:value-type="string" calcext:value-type="string">
            <text:p>Florianopolis</text:p>
          </table:table-cell>
          <table:table-cell table:style-name="ce3" office:value-type="string" calcext:value-type="string">
            <text:p>Ratones</text:p>
          </table:table-cell>
          <table:table-cell table:style-name="ce3" office:value-type="string" calcext:value-type="string">
            <text:p>Rua Intendente Antonio Damasco</text:p>
          </table:table-cell>
          <table:table-cell table:style-name="ce4" table:number-columns-repeated="2"/>
          <table:table-cell table:style-name="ce9" table:formula="of:=[.C7]/[.H7]" office:value-type="currency" office:currency="R$ " office:value="500" calcext:value-type="currency">
            <text:p>R$ 500.00</text:p>
          </table:table-cell>
          <table:table-cell table:number-columns-repeated="1009"/>
        </table:table-row>
        <table:table-row table:style-name="ro1">
          <table:table-cell table:style-name="ce3" office:value-type="float" office:value="5" calcext:value-type="float">
            <text:p>5</text:p>
          </table:table-cell>
          <table:table-cell table:style-name="ce3" office:value-type="string" calcext:value-type="string">
            <text:p>Terrenos a partir de 360m² residencial e comercial no Deltaville Marine**</text:p>
          </table:table-cell>
          <table:table-cell table:style-name="ce8" office:value-type="currency" office:currency="R$ " office:value="270000" calcext:value-type="currency">
            <text:p>R$ 270,000.00</text:p>
          </table:table-cell>
          <table:table-cell table:style-name="ce3" office:value-type="string" calcext:value-type="string">
            <text:p>Deltaville imobiliária</text:p>
          </table:table-cell>
          <table:table-cell table:style-name="ce3" office:value-type="string" calcext:value-type="string">
            <text:p>Aproveite esse super lançamento financie sem burocracia e sem comprovação de renda e o melhor SRM JUROS E SEM CORREÇÃO DURANTE A OBRA.</text:p>
            <text:p/>
            <text:p>Lotes a partir de 360m² a partir de 270mil!</text:p>
            <text:p/>
            <text:p>Venha viver em um bairro planejado com segurança 24h e com um parque Náutico dentro do empreendimento para lanchas até 30 pés </text:p>
            <text:p/>
            <text:p>Empreendimento conta com fiação toda subterrânea, posto policial, rede de tratamento de esgoto, mais de 70 câmeras espalhadas e um paisagismo fantástico com mais de 4mil espécies de plantas nativas e lagos artificiais.</text:p>
            <text:p/>
            <text:p>Mais informações </text:p>
            <text:p>Willian 48 ... ver número </text:p>
            <text:p/>
            <text:p>Tags pesquisa </text:p>
            <text:p/>
            <text:p/>
            <text:p>Reserva da Pedra</text:p>
            <text:p>Pedra Branca</text:p>
            <text:p>Centro</text:p>
            <text:p>Pagani</text:p>
            <text:p>Passa Vinte</text:p>
            <text:p>Ponte Do Imaruim</text:p>
            <text:p>Praia de Fora</text:p>
            <text:p>Aririu</text:p>
            <text:p>Bela Vista</text:p>
            <text:p>São Sebastião</text:p>
            <text:p>Caminho Novo</text:p>
            <text:p>Rio Grande</text:p>
            <text:p>Centro Sede</text:p>
            <text:p>Ponta de Baixo</text:p>
            <text:p>Fazenda Santo Antônio</text:p>
            <text:p>Distrito Industrial</text:p>
            <text:p>Picadas do Sul</text:p>
            <text:p>Flor de Nápolis</text:p>
            <text:p>Forquilhinhas</text:p>
            <text:p>Praia Comprida</text:p>
            <text:p>Roçado</text:p>
            <text:p>Bosque das Mansões</text:p>
            <text:p>Potecas</text:p>
            <text:p>Forquilhas</text:p>
            <text:p>Sertão do Maruim</text:p>
            <text:p>Colônia Santana</text:p>
            <text:p>Barreiros</text:p>
            <text:p>Nossa Senhora do Rosário</text:p>
            <text:p>Bela Vista</text:p>
            <text:p>Jardim Cidade de Florianópolis</text:p>
            <text:p>Pedregal</text:p>
            <text:p>Ipiranga</text:p>
            <text:p>Areias</text:p>
            <text:p>Serraria</text:p>
            <text:p>Real Parque</text:p>
            <text:p>Campinas</text:p>
            <text:p>Procasa</text:p>
            <text:p>kobrasol</text:p>
            <text:p>Centro Capoeiras</text:p>
            <text:p/>
            <text:p>Trindade</text:p>
            <text:p>Agronômica</text:p>
            <text:p>Saco dos Limões</text:p>
            <text:p>Coqueiros</text:p>
            <text:p>Monte Cristo</text:p>
            <text:p>Jardim Atlântico</text:p>
            <text:p>Itacorubi Costeira do Pirajubaé Capivari</text:p>
            <text:p>Tapera da Base</text:p>
            <text:p>Estreito</text:p>
            <text:p>Monte Verde</text:p>
            <text:p>Balneário</text:p>
            <text:p>Rio Vermelho</text:p>
            <text:p>Canto</text:p>
            <text:p>Abraão</text:p>
            <text:p>Santa Mônica</text:p>
            <text:p>Lagoa</text:p>
            <text:p>Saco Grande</text:p>
            <text:p>Córrego Grande</text:p>
            <text:p>Canasvieiras</text:p>
            <text:p>Pantanal Coloninha</text:p>
            <text:p>Barra da Lagoa</text:p>
            <text:p>Carianos</text:p>
            <text:p>José Mendes</text:p>
            <text:p>Ingleses</text:p>
            <text:p>João Paulo</text:p>
            <text:p>Campeche</text:p>
            <text:p>Rio Tavares Central</text:p>
            <text:p>Santinho</text:p>
            <text:p>Ponta das Canas</text:p>
            <text:p>Vargem do Bom Jesus Armação</text:p>
            <text:p>Cachoeira do Bom Jesus Pântano do Sul</text:p>
            <text:p>taguaçu</text:p>
            <text:p>Jurere</text:p>
            <text:p>Vargem Grande</text:p>
            <text:p>Ressacada</text:p>
            <text:p>Morro das Pedras</text:p>
            <text:p>Alto Ribeirão</text:p>
            <text:p>Ribeirão da Ilha</text:p>
            <text:p>Santo Antônio</text:p>
            <text:p>Sambaqui</text:p>
            <text:p>Ingleses Sul</text:p>
            <text:p>Bom Abrigo</text:p>
            <text:p>Porto da Lagoa</text:p>
            <text:p>Cachoeira do Bom Jesus</text:p>
            <text:p>Rio Tavares Ratones</text:p>
            <text:p>Canto da Lagoa</text:p>
            <text:p>Retiro</text:p>
            <text:p>Cacupé</text:p>
            <text:p>Lagoa Pequena</text:p>
            <text:p>Barra do Sambaqui</text:p>
            <text:p>Caiacanga</text:p>
            <text:p>Lagoinha do Norte</text:p>
            <text:p>Base Aérea</text:p>
            <text:p>Pedrita</text:p>
            <text:p>Açores</text:p>
            <text:p>Costeira do Ribeirão</text:p>
            <text:p>Moenda</text:p>
            <text:p>Tapera</text:p>
            <text:p>Daniela</text:p>
            <text:p>Vargem Pequena</text:p>
            <text:p>Canto dos Araçás</text:p>
            <text:p>Recanto dos Açores</text:p>
            <text:p>Canto do Lamim</text:p>
            <text:p>Vargem de Fora</text:p>
            <text:p>Dunas da Lagoa</text:p>
            <text:p>Forte</text:p>
            <text:p>Caieira da barra do sul</text:p>
            <text:p>Praia Brava</text:p>
            <text:p>Praia Mole</text:p>
            <text:p/>
            <text:p>Alto Biguaçu</text:p>
            <text:p>Areias</text:p>
            <text:p>Areias Baixo</text:p>
            <text:p>Areias Cima</text:p>
            <text:p>Areias Meio</text:p>
            <text:p>Beira Rio</text:p>
            <text:p>Biguaçu</text:p>
            <text:p>Bom Viver</text:p>
            <text:p>Cachoeira</text:p>
            <text:p>Carandai</text:p>
            <text:p>Centro</text:p>
            <text:p>Chácara Fabiana</text:p>
            <text:p>Fazenda</text:p>
            <text:p>Fazenda Bom Viver</text:p>
            <text:p>Fundos</text:p>
            <text:p>Jardim Açores</text:p>
            <text:p>Jardim Amsterdam</text:p>
            <text:p>Jardim Anápolis</text:p>
            <text:p>Jardim Biguaçu</text:p>
            <text:p>Jardim Carandai</text:p>
            <text:p>Jardim Carlos</text:p>
            <text:p>Jardim Carolina</text:p>
            <text:p>Jardim Castelo</text:p>
            <text:p>Jardim Elaine</text:p>
            <text:p>Jardim Europa</text:p>
            <text:p>Jardim Ipiranga</text:p>
            <text:p>Jardim Janaína</text:p>
            <text:p>Jardim Mar Pedras</text:p>
            <text:p>Jardim Marcelo</text:p>
            <text:p>Jardim Marco Antônio</text:p>
            <text:p>Jardim Pedras</text:p>
            <text:p>Jardim São Miguel</text:p>
            <text:p>Jardim São Nicolau</text:p>
            <text:p>Jardim Saveiro</text:p>
            <text:p>Jardim Sueli</text:p>
            <text:p>Jardim Tânia</text:p>
            <text:p>Jardim Tijuquinhas</text:p>
            <text:p>Loteamento Avelino Müller</text:p>
            <text:p>Loteamento Boa Vista</text:p>
            <text:p>Loteamento Cunha E Becker</text:p>
            <text:p>Loteamento Futurama</text:p>
            <text:p>Loteamento Helbe</text:p>
            <text:p>Loteamento Irene</text:p>
            <text:p>Loteamento Madre Paulina</text:p>
            <text:p>Loteamento Profilurb</text:p>
            <text:p>Loteamento São Miguel</text:p>
            <text:p>Loteamento Sueli</text:p>
            <text:p>Loteamento Teófilo Alves</text:p>
            <text:p>Loteamento Tijuquinhas</text:p>
            <text:p>Mar das Pedras</text:p>
            <text:p>Morro Bina</text:p>
            <text:p>Morro Boa Vista</text:p>
            <text:p>Morro Viveiro</text:p>
            <text:p>Parque Rua Biguaçu</text:p>
            <text:p>Prado</text:p>
            <text:p>Prado Baixo</text:p>
            <text:p>Praia Bento Francisco</text:p>
            <text:p>Praia João Rosa</text:p>
            <text:p>Rio Caveiras</text:p>
            <text:p>Rios Caveiras</text:p>
            <text:p>Rússia</text:p>
            <text:p>Santa Cruz</text:p>
            <text:p>São Miguel</text:p>
            <text:p>São Miguel Guaporanga</text:p>
            <text:p>Saudade</text:p>
            <text:p>Serraria</text:p>
            <text:p>Sorocaba</text:p>
            <text:p>Três Riachos</text:p>
            <text:p>Vendaval</text:p>
            <text:p>Condomínio</text:p>
            <text:p>Condomínio fechado</text:p>
            <text:p>Apartamento</text:p>
            <text:p>Minha casa minha vida</text:p>
          </table:table-cell>
          <table:table-cell table:style-name="ce10" office:value-type="string" calcext:value-type="string">
            <text:p><text:a xlink:href="https://sc.olx.com.br/florianopolis-e-regiao/terrenos/terrenos-a-partir-de-360m-residencial-e-comercial-no-deltaville-marine-955687018" xlink:type="simple">https://sc.olx.com.br/florianopolis-e-regiao/terrenos/terrenos-a-partir-de-360m-residencial-e-comercial-no-deltaville-marine-955687018</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60000" calcext:value-type="float">
            <text:p>88160000</text:p>
          </table:table-cell>
          <table:table-cell table:style-name="ce3" office:value-type="string" calcext:value-type="string">
            <text:p>Biguacu</text:p>
          </table:table-cell>
          <table:table-cell table:style-name="ce4" table:number-columns-repeated="2"/>
          <table:table-cell table:style-name="ce11" office:value-type="float" office:value="50" calcext:value-type="float">
            <text:p>R$50</text:p>
          </table:table-cell>
          <table:table-cell table:style-name="ce4"/>
          <table:table-cell table:style-name="ce9" table:formula="of:=[.C8]/[.H8]" office:value-type="currency" office:currency="R$ " office:value="750" calcext:value-type="currency">
            <text:p>R$ 750.00</text:p>
          </table:table-cell>
          <table:table-cell table:number-columns-repeated="1009"/>
        </table:table-row>
        <table:table-row table:style-name="ro1">
          <table:table-cell table:style-name="ce3" office:value-type="float" office:value="6" calcext:value-type="float">
            <text:p>6</text:p>
          </table:table-cell>
          <table:table-cell table:style-name="ce3" office:value-type="string" calcext:value-type="string">
            <text:p>EXCELENTE TERRENO DE 450 M2 NO LOTEAMENTO NOVA CACHOEIRA</text:p>
          </table:table-cell>
          <table:table-cell table:style-name="ce8" office:value-type="currency" office:currency="R$ " office:value="650000" calcext:value-type="currency">
            <text:p>R$ 650,000.00</text:p>
          </table:table-cell>
          <table:table-cell table:style-name="ce3" office:value-type="string" calcext:value-type="string">
            <text:p>Carlos</text:p>
          </table:table-cell>
          <table:table-cell table:style-name="ce3" office:value-type="string" calcext:value-type="string">
            <text:p>Código do anúncio: 10</text:p>
            <text:p/>
            <text:p>O imóvel está localizado no bairro Cachoeira do Bom Jesus possui 450 metros quadradosLOTEAMENTO NOVA CACHOEIRA</text:p>
          </table:table-cell>
          <table:table-cell table:style-name="ce10" office:value-type="string" calcext:value-type="string">
            <text:p><text:a xlink:href="https://sc.olx.com.br/florianopolis-e-regiao/terrenos/excelente-terreno-de-450-m2-no-loteamento-nova-cachoeira-934593850" xlink:type="simple">https://sc.olx.com.br/florianopolis-e-regiao/terrenos/excelente-terreno-de-450-m2-no-loteamento-nova-cachoeira-934593850</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56500" calcext:value-type="float">
            <text:p>88056500</text:p>
          </table:table-cell>
          <table:table-cell table:style-name="ce3" office:value-type="string" calcext:value-type="string">
            <text:p>Florianopolis</text:p>
          </table:table-cell>
          <table:table-cell table:style-name="ce3" office:value-type="string" calcext:value-type="string">
            <text:p>Cachoeira do Bom Jesus</text:p>
          </table:table-cell>
          <table:table-cell table:style-name="ce3" office:value-type="string" calcext:value-type="string">
            <text:p>Rua Leonel Pereira - de 1188/1189 ao fim</text:p>
          </table:table-cell>
          <table:table-cell table:number-columns-repeated="2" table:style-name="ce11" office:value-type="float" office:value="0" calcext:value-type="float">
            <text:p>R$0</text:p>
          </table:table-cell>
          <table:table-cell table:style-name="ce9" table:formula="of:=[.C9]/[.H9]" office:value-type="currency" office:currency="R$ " office:value="1444.44444444444" calcext:value-type="currency">
            <text:p>R$ 1,444.44</text:p>
          </table:table-cell>
          <table:table-cell table:number-columns-repeated="1009"/>
        </table:table-row>
        <table:table-row table:style-name="ro1">
          <table:table-cell table:style-name="ce3" office:value-type="float" office:value="7" calcext:value-type="float">
            <text:p>7</text:p>
          </table:table-cell>
          <table:table-cell table:style-name="ce3" office:value-type="string" calcext:value-type="string">
            <text:p>Terreno para Venda em Florianópolis, Rio Vermelho</text:p>
          </table:table-cell>
          <table:table-cell table:style-name="ce8" office:value-type="currency" office:currency="R$ " office:value="750000" calcext:value-type="currency">
            <text:p>R$ 750,000.00</text:p>
          </table:table-cell>
          <table:table-cell table:style-name="ce3" office:value-type="string" calcext:value-type="string">
            <text:p>MURILO POLICARPO DE AZEVEDO</text:p>
          </table:table-cell>
          <table:table-cell table:style-name="ce3" office:value-type="string" calcext:value-type="string">
            <text:p>Código do anúncio: LV001TRAV_1-2221700</text:p>
            <text:p/>
            <text:p>OPORTUNIDADE  </text:p>
            <text:p>  TERRENO NA CÂNDIDO PEREIRA DOS ANJOS (Travessão)  </text:p>
            <text:p>  Área: 652m2  </text:p>
            <text:p>  Frente: 17,30  </text:p>
            <text:p>  Em frente ao sítio Tia Eliete e a 30 metros do loteamento Jardim Rio Vermelho.  </text:p>
            <text:p>  Viabilidade Comercial e residencial  </text:p>
            <text:p>  Contrato de compra e venda oriundo de Escritura Pública. Não aceita financiamento bancário.  </text:p>
            <text:p>  Aceita proposta  </text:p>
            <text:p>   </text:p>
            <text:p>  Iptu ainda não desmembrado</text:p>
          </table:table-cell>
          <table:table-cell table:style-name="ce10" office:value-type="string" calcext:value-type="string">
            <text:p><text:a xlink:href="https://sc.olx.com.br/florianopolis-e-regiao/terrenos/terreno-para-venda-em-florianopolis-rio-vermelho-968259169" xlink:type="simple">https://sc.olx.com.br/florianopolis-e-regiao/terrenos/terreno-para-venda-em-florianopolis-rio-vermelho-968259169</text:a></text:p>
          </table:table-cell>
          <table:table-cell table:style-name="ce3" office:value-type="string" calcext:value-type="string">
            <text:p>Terrenos</text:p>
          </table:table-cell>
          <table:table-cell table:style-name="ce3" office:value-type="float" office:value="652" calcext:value-type="float">
            <text:p>652</text:p>
          </table:table-cell>
          <table:table-cell table:style-name="ce3" office:value-type="float" office:value="88060300" calcext:value-type="float">
            <text:p>88060300</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ua Candido Pereira dos Anjos</text:p>
          </table:table-cell>
          <table:table-cell table:style-name="ce4" table:number-columns-repeated="2"/>
          <table:table-cell table:style-name="ce9" table:formula="of:=[.C10]/[.H10]" office:value-type="currency" office:currency="R$ " office:value="1150.30674846626" calcext:value-type="currency">
            <text:p>R$ 1,150.31</text:p>
          </table:table-cell>
          <table:table-cell table:number-columns-repeated="1009"/>
        </table:table-row>
        <table:table-row table:style-name="ro1">
          <table:table-cell table:style-name="ce3" office:value-type="float" office:value="8" calcext:value-type="float">
            <text:p>8</text:p>
          </table:table-cell>
          <table:table-cell table:style-name="ce3" office:value-type="string" calcext:value-type="string">
            <text:p>Terreno escriturado a poucos minutos da praia, em Imbituba, litoral de Santa Catarina.</text:p>
          </table:table-cell>
          <table:table-cell table:style-name="ce8" office:value-type="currency" office:currency="R$ " office:value="198500" calcext:value-type="currency">
            <text:p>R$ 198,500.00</text:p>
          </table:table-cell>
          <table:table-cell table:style-name="ce3" office:value-type="string" calcext:value-type="string">
            <text:p>Tomaz Imóveis Ltda. CRECI 2864 J</text:p>
          </table:table-cell>
          <table:table-cell table:style-name="ce10" office:value-type="string" calcext:value-type="string">
            <text:p><text:a xlink:href="http://www.tomazimoveis.com.br/" xlink:type="simple">Código do anúncio: 770-V
Terreno escriturado a venda em Imbituba litoral de Santa Catarina, terreno plano e seco. Possui uma área total de 1000 m² e uma ótima localização para você que deseja investir ou construir seu imóvel, próximo do comércio local, fácil acesso à BR 101 e a poucos minutos das melhores praias da região. Não perca essa oportunidade, ligue e agende uma visita com um de nossos corretores. Essa e outras opções de imóveis você encontra no site www.tomazimoveis.com.br</text:a></text:p>
          </table:table-cell>
          <table:table-cell table:style-name="ce10" office:value-type="string" calcext:value-type="string">
            <text:p><text:a xlink:href="https://sc.olx.com.br/florianopolis-e-regiao/terrenos/terreno-escriturado-a-poucos-minutos-da-praia-em-imbituba-litoral-de-santa-catarina-974096043" xlink:type="simple">https://sc.olx.com.br/florianopolis-e-regiao/terrenos/terreno-escriturado-a-poucos-minutos-da-praia-em-imbituba-litoral-de-santa-catarina-974096043</text:a></text:p>
          </table:table-cell>
          <table:table-cell table:style-name="ce3" office:value-type="string" calcext:value-type="string">
            <text:p>Terrenos</text:p>
          </table:table-cell>
          <table:table-cell table:style-name="ce3" office:value-type="float" office:value="1000" calcext:value-type="float">
            <text:p>100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11]/[.H11]" office:value-type="currency" office:currency="R$ " office:value="198.5" calcext:value-type="currency">
            <text:p>R$ 198.50</text:p>
          </table:table-cell>
          <table:table-cell table:number-columns-repeated="1009"/>
        </table:table-row>
        <table:table-row table:style-name="ro1">
          <table:table-cell table:style-name="ce3" office:value-type="float" office:value="9" calcext:value-type="float">
            <text:p>9</text:p>
          </table:table-cell>
          <table:table-cell table:style-name="ce3" office:value-type="string" calcext:value-type="string">
            <text:p>Alto do morro da Ferrugem , Terreno <text:s/>de 800 M2</text:p>
          </table:table-cell>
          <table:table-cell table:style-name="ce8" office:value-type="currency" office:currency="R$ " office:value="325000" calcext:value-type="currency">
            <text:p>R$ 325,000.00</text:p>
          </table:table-cell>
          <table:table-cell table:style-name="ce3" office:value-type="string" calcext:value-type="string">
            <text:p>Muller</text:p>
          </table:table-cell>
          <table:table-cell table:style-name="ce3" office:value-type="string" calcext:value-type="string">
            <text:p>Vendo terreno no alto do morro da Ferrugem  com magnífica vista da lagoa, mar e Garopaba,  cadastro na prefeitura,  topografia, IPTU  em dia.</text:p>
            <text:p/>
          </table:table-cell>
          <table:table-cell table:style-name="ce10" office:value-type="string" calcext:value-type="string">
            <text:p><text:a xlink:href="https://sc.olx.com.br/florianopolis-e-regiao/terrenos/alto-do-morro-da-ferrugem-terreno-de-800-m2-962174896" xlink:type="simple">https://sc.olx.com.br/florianopolis-e-regiao/terrenos/alto-do-morro-da-ferrugem-terreno-de-800-m2-962174896</text:a></text:p>
          </table:table-cell>
          <table:table-cell table:style-name="ce3" office:value-type="string" calcext:value-type="string">
            <text:p>Terrenos</text:p>
          </table:table-cell>
          <table:table-cell table:style-name="ce3" office:value-type="float" office:value="750000" calcext:value-type="float">
            <text:p>7500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3"/>
          <table:table-cell table:style-name="ce11" office:value-type="float" office:value="452" calcext:value-type="float">
            <text:p>R$452</text:p>
          </table:table-cell>
          <table:table-cell table:style-name="ce9" table:formula="of:=[.C12]/[.H12]" office:value-type="currency" office:currency="R$ " office:value="0.433333333333333" calcext:value-type="currency">
            <text:p>R$ 0.43</text:p>
          </table:table-cell>
          <table:table-cell table:number-columns-repeated="1009"/>
        </table:table-row>
        <table:table-row table:style-name="ro1">
          <table:table-cell table:style-name="ce3" office:value-type="float" office:value="10" calcext:value-type="float">
            <text:p>10</text:p>
          </table:table-cell>
          <table:table-cell table:style-name="ce3" office:value-type="string" calcext:value-type="string">
            <text:p>Área para sítio em Tijucas com 1,4 hectares</text:p>
          </table:table-cell>
          <table:table-cell table:style-name="ce8" office:value-type="currency" office:currency="R$ " office:value="370000" calcext:value-type="currency">
            <text:p>R$ 370,000.00</text:p>
          </table:table-cell>
          <table:table-cell table:style-name="ce3" office:value-type="string" calcext:value-type="string">
            <text:p>Clínica do Imóvel</text:p>
          </table:table-cell>
          <table:table-cell table:style-name="ce3" office:value-type="string" calcext:value-type="string">
            <text:p>Código do anúncio: 873</text:p>
            <text:p/>
            <text:p>ÁREA PARA SÍTIO EM TIJUCAS</text:p>
            <text:p> </text:p>
            <text:p> </text:p>
            <text:p> </text:p>
            <text:p> - Contendo uma área de 1.4 hectare ( 14 mil metros quadrados) </text:p>
            <text:p> </text:p>
            <text:p> - Área toda em pastagem </text:p>
            <text:p> </text:p>
            <text:p> </text:p>
            <text:p> </text:p>
            <text:p> &amp;#128181; Valor : 370.000,00</text:p>
            <text:p> </text:p>
            <text:p> </text:p>
            <text:p> </text:p>
            <text:p> Mais informações:</text:p>
            <text:p> </text:p>
            <text:p> &amp;#128242;Contato  _x0096_ /VIVO - </text:p>
            <text:p> </text:p>
            <text:p> &amp;#128188;WWW.CLINICADOIMOVEL.COM.BR</text:p>
            <text:p> </text:p>
            <text:p> Creci/SC 4658J </text:p>
          </table:table-cell>
          <table:table-cell table:style-name="ce10" office:value-type="string" calcext:value-type="string">
            <text:p><text:a xlink:href="https://sc.olx.com.br/florianopolis-e-regiao/terrenos/area-para-sitio-em-tijucas-com-1-4-hectares-984635205" xlink:type="simple">https://sc.olx.com.br/florianopolis-e-regiao/terrenos/area-para-sitio-em-tijucas-com-1-4-hectares-984635205</text:a></text:p>
          </table:table-cell>
          <table:table-cell table:style-name="ce3" office:value-type="string" calcext:value-type="string">
            <text:p>Terrenos</text:p>
          </table:table-cell>
          <table:table-cell table:style-name="ce3" office:value-type="float" office:value="14000" calcext:value-type="float">
            <text:p>14000</text:p>
          </table:table-cell>
          <table:table-cell table:style-name="ce3" office:value-type="float" office:value="88200000" calcext:value-type="float">
            <text:p>88200000</text:p>
          </table:table-cell>
          <table:table-cell table:style-name="ce3" office:value-type="string" calcext:value-type="string">
            <text:p>Tijucas</text:p>
          </table:table-cell>
          <table:table-cell table:style-name="ce4" table:number-columns-repeated="4"/>
          <table:table-cell table:style-name="ce9" table:formula="of:=[.C13]/[.H13]" office:value-type="currency" office:currency="R$ " office:value="26.4285714285714" calcext:value-type="currency">
            <text:p>R$ 26.43</text:p>
          </table:table-cell>
          <table:table-cell table:number-columns-repeated="1009"/>
        </table:table-row>
        <table:table-row table:style-name="ro1">
          <table:table-cell table:style-name="ce3" office:value-type="float" office:value="11" calcext:value-type="float">
            <text:p>11</text:p>
          </table:table-cell>
          <table:table-cell table:style-name="ce3" office:value-type="string" calcext:value-type="string">
            <text:p>LOTE A VENDA - LOTEAMENTO JARDIM ALVORADA</text:p>
          </table:table-cell>
          <table:table-cell table:style-name="ce8" office:value-type="currency" office:currency="R$ " office:value="140000" calcext:value-type="currency">
            <text:p>R$ 140,000.00</text:p>
          </table:table-cell>
          <table:table-cell table:style-name="ce3" office:value-type="string" calcext:value-type="string">
            <text:p>Andréa Cardoso</text:p>
          </table:table-cell>
          <table:table-cell table:style-name="ce3" office:value-type="string" calcext:value-type="string">
            <text:p>Código do anúncio: 50</text:p>
            <text:p>LOTE MEDINDO 15,00M DE FRENTE POR 25,21M FUNDOS</text:p>
            <text:p>LOTE PLANO, PRONTO PARA CONSTRUIR</text:p>
            <text:p>COM ESCRITURA</text:p>
            <text:p>LOTES DISPONIVEIS: 1,2 E 7 DA QUADRA B</text:p>
          </table:table-cell>
          <table:table-cell table:style-name="ce10" office:value-type="string" calcext:value-type="string">
            <text:p><text:a xlink:href="https://sc.olx.com.br/florianopolis-e-regiao/terrenos/lote-a-venda-loteamento-jardim-alvorada-813912542" xlink:type="simple">https://sc.olx.com.br/florianopolis-e-regiao/terrenos/lote-a-venda-loteamento-jardim-alvorada-813912542</text:a></text:p>
          </table:table-cell>
          <table:table-cell table:style-name="ce3" office:value-type="string" calcext:value-type="string">
            <text:p>Terrenos</text:p>
          </table:table-cell>
          <table:table-cell table:style-name="ce3" office:value-type="float" office:value="378" calcext:value-type="float">
            <text:p>378</text:p>
          </table:table-cell>
          <table:table-cell table:style-name="ce3" office:value-type="float" office:value="88730000" calcext:value-type="float">
            <text:p>88730000</text:p>
          </table:table-cell>
          <table:table-cell table:style-name="ce3" office:value-type="string" calcext:value-type="string">
            <text:p>Sao Ludgero</text:p>
          </table:table-cell>
          <table:table-cell table:style-name="ce4" table:number-columns-repeated="3"/>
          <table:table-cell table:style-name="ce11" office:value-type="float" office:value="0" calcext:value-type="float">
            <text:p>R$0</text:p>
          </table:table-cell>
          <table:table-cell table:style-name="ce9" table:formula="of:=[.C14]/[.H14]" office:value-type="currency" office:currency="R$ " office:value="370.37037037037" calcext:value-type="currency">
            <text:p>R$ 370.37</text:p>
          </table:table-cell>
          <table:table-cell table:number-columns-repeated="1009"/>
        </table:table-row>
        <table:table-row table:style-name="ro1">
          <table:table-cell table:style-name="ce3" office:value-type="float" office:value="12" calcext:value-type="float">
            <text:p>12</text:p>
          </table:table-cell>
          <table:table-cell table:style-name="ce3" office:value-type="string" calcext:value-type="string">
            <text:p>Área a venda 22,1612ha, Rio Pequeno, Rancho Queimado ? SC</text:p>
          </table:table-cell>
          <table:table-cell table:style-name="ce8" office:value-type="currency" office:currency="R$ " office:value="2200000" calcext:value-type="currency">
            <text:p>R$ 2,200,000.00</text:p>
          </table:table-cell>
          <table:table-cell table:style-name="ce3" office:value-type="string" calcext:value-type="string">
            <text:p>Resulta Mais Imóveis</text:p>
          </table:table-cell>
          <table:table-cell table:style-name="ce3" office:value-type="string" calcext:value-type="string">
            <text:p>Código do anúncio: 5201</text:p>
            <text:p/>
            <text:p>Área rural venda 22,1612ha, com área total de 221.611,723m². Região com altitudes em torno de 810 metros e exuberantes belezas naturais. A 4 km do Centro de Taquaras. Com averbação de reserva legal, com agua Energia Elétrica e 07 Cachoeiras. Acesso aproximadamente de 3,5 km de estrada de chão e distancia de 19 km do Centro de Rancho Queimado. Possui um grande potencial turístico, por ser uma região pontilhada por rios, cascatas, piscinas naturais, estradas e jardins floridos. O Clima é uma das melhores atrações para visitantes e turistas, por ser Temperado Úmido e com temperatura média entre 10 C a 25C.Localização geográfica: Localizada a 65 km da capital de Florianópolis, Rancho Queimado, caminho para a Serra Catarinense, tem fácil acesso e conta com a BR -282, como principal rodovia. Comtempla turismo nas 4 estações do ano. Tem como municípios limítrofes, Alfredo Wagner, Angelina, Anitápolis e Águas Mornas. Área: 288,7 km², sendo 40,4 % de área urbana e 59,6% de área rural. Propicia grande possibilidade de retorno de investimentos; - tanto para moradia, como para investimentos de turismo e agricultura; - tem predominância no cultivo de agricultura orgânica, hortaliças, morango e outros;- é conhecida como a capital Catarinense do Morango;  - desata-se pela variedade de opções no setor turísco, pousadas, cafés coloniais, bistrôs, restaurantes, morros, mirantes, cascatas e Trilhas Ecológicas;- Município com monitoramento de Câmeras de Vigilância, região segura e de gente hospitaleiras; - Invista e se apaixone por esse encantador destino;Escritura Publica. Flexível a negociar parte da propriedade  Valor R$ 2.200.000,00  Ref.: 5201</text:p>
          </table:table-cell>
          <table:table-cell table:style-name="ce10" office:value-type="string" calcext:value-type="string">
            <text:p><text:a xlink:href="https://sc.olx.com.br/florianopolis-e-regiao/terrenos/area-a-venda-22-1612ha-rio-pequeno-rancho-queimado-sc-913429438" xlink:type="simple">https://sc.olx.com.br/florianopolis-e-regiao/terrenos/area-a-venda-22-1612ha-rio-pequeno-rancho-queimado-sc-913429438</text:a></text:p>
          </table:table-cell>
          <table:table-cell table:style-name="ce3" office:value-type="string" calcext:value-type="string">
            <text:p>Fazendas</text:p>
          </table:table-cell>
          <table:table-cell table:style-name="ce3" office:value-type="float" office:value="221611" calcext:value-type="float">
            <text:p>221611</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2"/>
          <table:table-cell table:number-columns-repeated="2" table:style-name="ce11" office:value-type="float" office:value="0" calcext:value-type="float">
            <text:p>R$0</text:p>
          </table:table-cell>
          <table:table-cell table:style-name="ce9" table:formula="of:=[.C15]/[.H15]" office:value-type="currency" office:currency="R$ " office:value="9.92730505254703" calcext:value-type="currency">
            <text:p>R$ 9.93</text:p>
          </table:table-cell>
          <table:table-cell table:number-columns-repeated="1009"/>
        </table:table-row>
        <table:table-row table:style-name="ro1">
          <table:table-cell table:style-name="ce3" office:value-type="float" office:value="13" calcext:value-type="float">
            <text:p>13</text:p>
          </table:table-cell>
          <table:table-cell table:style-name="ce3" office:value-type="string" calcext:value-type="string">
            <text:p>FLORIANóPOLIS - Terreno Padrão - Córrego Grande</text:p>
          </table:table-cell>
          <table:table-cell table:style-name="ce8" office:value-type="currency" office:currency="R$ " office:value="1350000" calcext:value-type="currency">
            <text:p>R$ 1,350,000.00</text:p>
          </table:table-cell>
          <table:table-cell table:style-name="ce3" office:value-type="string" calcext:value-type="string">
            <text:p>Marcos Martins</text:p>
          </table:table-cell>
          <table:table-cell table:style-name="ce3" office:value-type="string" calcext:value-type="string">
            <text:p>Código do anúncio: 125</text:p>
            <text:p/>
            <text:p>terreno a venda na rua vera Linhares de Andrade de 443 m² com viabilidade para residencial e comercial</text:p>
          </table:table-cell>
          <table:table-cell table:style-name="ce10" office:value-type="string" calcext:value-type="string">
            <text:p><text:a xlink:href="https://sc.olx.com.br/florianopolis-e-regiao/terrenos/florianopolis-terreno-padrao-corrego-grande-979759558" xlink:type="simple">https://sc.olx.com.br/florianopolis-e-regiao/terrenos/florianopolis-terreno-padrao-corrego-grande-979759558</text:a></text:p>
          </table:table-cell>
          <table:table-cell table:style-name="ce3" office:value-type="string" calcext:value-type="string">
            <text:p>Terrenos</text:p>
          </table:table-cell>
          <table:table-cell table:style-name="ce3" office:value-type="float" office:value="443" calcext:value-type="float">
            <text:p>443</text:p>
          </table:table-cell>
          <table:table-cell table:style-name="ce3" office:value-type="float" office:value="88037395" calcext:value-type="float">
            <text:p>88037395</text:p>
          </table:table-cell>
          <table:table-cell table:style-name="ce3" office:value-type="string" calcext:value-type="string">
            <text:p>Florianopolis</text:p>
          </table:table-cell>
          <table:table-cell table:style-name="ce3" office:value-type="string" calcext:value-type="string">
            <text:p>Corrego Grande</text:p>
          </table:table-cell>
          <table:table-cell table:style-name="ce4" table:number-columns-repeated="3"/>
          <table:table-cell table:style-name="ce9" table:formula="of:=[.C16]/[.H16]" office:value-type="currency" office:currency="R$ " office:value="3047.40406320542" calcext:value-type="currency">
            <text:p>R$ 3,047.40</text:p>
          </table:table-cell>
          <table:table-cell table:number-columns-repeated="1009"/>
        </table:table-row>
        <table:table-row table:style-name="ro1">
          <table:table-cell table:style-name="ce3" office:value-type="float" office:value="14" calcext:value-type="float">
            <text:p>14</text:p>
          </table:table-cell>
          <table:table-cell table:style-name="ce3" office:value-type="string" calcext:value-type="string">
            <text:p>Terreno Comercial/Residencial de 1.686 m² em Forquilhas - São José/SC.</text:p>
          </table:table-cell>
          <table:table-cell table:style-name="ce8" office:value-type="currency" office:currency="R$ " office:value="1300000" calcext:value-type="currency">
            <text:p>R$ 1,300,000.00</text:p>
          </table:table-cell>
          <table:table-cell table:style-name="ce3" office:value-type="string" calcext:value-type="string">
            <text:p>Costão Sul Imóveis</text:p>
          </table:table-cell>
          <table:table-cell table:style-name="ce3" office:value-type="string" calcext:value-type="string">
            <text:p>Código do anúncio: TE0134</text:p>
            <text:p/>
            <text:p>Terreno de 3.643,69 m² (110,199 X 33,064 - medidas irregulares), com Escritura Pública e viabilidade construtiva comercial e residencial para edificações de 4 pavimentos com índice de aproveitamento 2,5. Há aprovação para desmembramento da área em 4 lotes. </text:p>
            <text:p>  </text:p>
            <text:p> Distâncias: </text:p>
            <text:p>  </text:p>
            <text:p> Centro: 8,3 Km; </text:p>
            <text:p> Palhoça: 12,6 Km; </text:p>
            <text:p> Florianópolis: 17,2 Km; </text:p>
            <text:p> Biguaçu: 18,1 Km. -</text:p>
          </table:table-cell>
          <table:table-cell table:style-name="ce10" office:value-type="string" calcext:value-type="string">
            <text:p><text:a xlink:href="https://sc.olx.com.br/florianopolis-e-regiao/terrenos/terreno-comercial-residencial-de-1-686-m-em-forquilhas-sao-jose-sc-991634725" xlink:type="simple">https://sc.olx.com.br/florianopolis-e-regiao/terrenos/terreno-comercial-residencial-de-1-686-m-em-forquilhas-sao-jose-sc-991634725</text:a></text:p>
          </table:table-cell>
          <table:table-cell table:style-name="ce3" office:value-type="string" calcext:value-type="string">
            <text:p>Terrenos</text:p>
          </table:table-cell>
          <table:table-cell table:style-name="ce3" office:value-type="float" office:value="3644" calcext:value-type="float">
            <text:p>3644</text:p>
          </table:table-cell>
          <table:table-cell table:style-name="ce3" office:value-type="float" office:value="88107100" calcext:value-type="float">
            <text:p>8810710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Antonio Jovita Duarte</text:p>
          </table:table-cell>
          <table:table-cell table:style-name="ce4" table:number-columns-repeated="2"/>
          <table:table-cell table:style-name="ce9" table:formula="of:=[.C17]/[.H17]" office:value-type="currency" office:currency="R$ " office:value="356.750823271131" calcext:value-type="currency">
            <text:p>R$ 356.75</text:p>
          </table:table-cell>
          <table:table-cell table:number-columns-repeated="1009"/>
        </table:table-row>
        <table:table-row table:style-name="ro1">
          <table:table-cell table:style-name="ce3" office:value-type="float" office:value="15" calcext:value-type="float">
            <text:p>15</text:p>
          </table:table-cell>
          <table:table-cell table:style-name="ce3" office:value-type="string" calcext:value-type="string">
            <text:p>CRICIúMA - Terreno Padrão - LARANJINHA</text:p>
          </table:table-cell>
          <table:table-cell table:style-name="ce8" office:value-type="currency" office:currency="R$ " office:value="270000" calcext:value-type="currency">
            <text:p>R$ 270,000.00</text:p>
          </table:table-cell>
          <table:table-cell table:style-name="ce3" office:value-type="string" calcext:value-type="string">
            <text:p>Duda Imóveis Ltda</text:p>
          </table:table-cell>
          <table:table-cell table:style-name="ce3" office:value-type="string" calcext:value-type="string">
            <text:p>Código do anúncio: 35499</text:p>
            <text:p/>
            <text:p>LOTE NO LARANJINHA, AO LADO DO POSTO DE SAUDE,RUA ASFALTADA OTIMA LOCALIZAÇAO.</text:p>
          </table:table-cell>
          <table:table-cell table:style-name="ce10" office:value-type="string" calcext:value-type="string">
            <text:p><text:a xlink:href="https://sc.olx.com.br/florianopolis-e-regiao/terrenos/criciuma-terreno-padrao-laranjinha-972295066" xlink:type="simple">https://sc.olx.com.br/florianopolis-e-regiao/terrenos/criciuma-terreno-padrao-laranjinha-972295066</text:a></text:p>
          </table:table-cell>
          <table:table-cell table:style-name="ce3" office:value-type="string" calcext:value-type="string">
            <text:p>Terrenos</text:p>
          </table:table-cell>
          <table:table-cell table:style-name="ce3" office:value-type="float" office:value="1560" calcext:value-type="float">
            <text:p>1560</text:p>
          </table:table-cell>
          <table:table-cell table:style-name="ce3" office:value-type="float" office:value="88818686" calcext:value-type="float">
            <text:p>88818686</text:p>
          </table:table-cell>
          <table:table-cell table:style-name="ce3" office:value-type="string" calcext:value-type="string">
            <text:p>Criciuma</text:p>
          </table:table-cell>
          <table:table-cell table:style-name="ce3" office:value-type="string" calcext:value-type="string">
            <text:p>Laranjinha</text:p>
          </table:table-cell>
          <table:table-cell table:style-name="ce3" office:value-type="string" calcext:value-type="string">
            <text:p>Rua Varci Colombo</text:p>
          </table:table-cell>
          <table:table-cell table:style-name="ce4" table:number-columns-repeated="2"/>
          <table:table-cell table:style-name="ce9" table:formula="of:=[.C18]/[.H18]" office:value-type="currency" office:currency="R$ " office:value="173.076923076923" calcext:value-type="currency">
            <text:p>R$ 173.08</text:p>
          </table:table-cell>
          <table:table-cell table:number-columns-repeated="1009"/>
        </table:table-row>
        <table:table-row table:style-name="ro1">
          <table:table-cell table:style-name="ce3" office:value-type="float" office:value="16" calcext:value-type="float">
            <text:p>16</text:p>
          </table:table-cell>
          <table:table-cell table:style-name="ce3" office:value-type="string" calcext:value-type="string">
            <text:p>Lindo sítio com 4602m², 2 frentes, vista para o mar e 2 casas com piscina</text:p>
          </table:table-cell>
          <table:table-cell table:style-name="ce8" office:value-type="currency" office:currency="R$ " office:value="1600000" calcext:value-type="currency">
            <text:p>R$ 1,600,000.00</text:p>
          </table:table-cell>
          <table:table-cell table:style-name="ce3" office:value-type="string" calcext:value-type="string">
            <text:p>ViaBrasil Invest Ltda- Me</text:p>
          </table:table-cell>
          <table:table-cell table:style-name="ce3" office:value-type="string" calcext:value-type="string">
            <text:p>Código do anúncio: T02</text:p>
            <text:p/>
            <text:p>Ter um sítio, uma chácara só sua dentro de Florianópolis, uma Ilha com espaço muito limitado para uso do solo, sendo quase toda destinada para preservação ambiental é um privilégio cada vez mais raro. Você tem agora uma oportunidade ao seu alcance. </text:p>
            <text:p>  Terreno com 4602 metros quadrados, todo cercado com duas casas já prontas: </text:p>
            <text:p> Casa 1 - Alvenaria, um dormitório com sala e cozinha integrada e um banheiro. Piso superior pronto para receber outro quarto e banheiro, já com a escada de madeira angelim pedra pronta para instalar maximizando a vista Mar. </text:p>
            <text:p> Casa 2 -  alvenaria, toda envidraçada com vidros duplos, aberturas importadas de PVC (totalmente antirruídos), 3 dormitórios, 2 suítes, lareira caldeira com piso aquecido, um ar condicionado split. </text:p>
            <text:p> Água da Casan e também da montanha. </text:p>
            <text:p> Frente para 2 ruas, sendo uma sem saída praticamente privada e a outra a rua geral do Bairro, asfaltada.  </text:p>
            <text:p>  </text:p>
            <text:p> Possui ainda, ávores frutíferas diversas, galpão de madeira, oficina e horta.  </text:p>
            <text:p>  </text:p>
            <text:p> Aceita casa na praia Norte da ilha até R$700.000,00</text:p>
          </table:table-cell>
          <table:table-cell table:style-name="ce10" office:value-type="string" calcext:value-type="string">
            <text:p><text:a xlink:href="https://sc.olx.com.br/florianopolis-e-regiao/terrenos/lindo-sitio-com-4602m-2-frentes-vista-para-o-mar-e-2-casas-com-piscina-975411248" xlink:type="simple">https://sc.olx.com.br/florianopolis-e-regiao/terrenos/lindo-sitio-com-4602m-2-frentes-vista-para-o-mar-e-2-casas-com-piscina-975411248</text:a></text:p>
          </table:table-cell>
          <table:table-cell table:style-name="ce3" office:value-type="string" calcext:value-type="string">
            <text:p>Fazendas</text:p>
          </table:table-cell>
          <table:table-cell table:style-name="ce3" office:value-type="float" office:value="200" calcext:value-type="float">
            <text:p>200</text:p>
          </table:table-cell>
          <table:table-cell table:style-name="ce3" office:value-type="float" office:value="88052600" calcext:value-type="float">
            <text:p>88052600</text:p>
          </table:table-cell>
          <table:table-cell table:style-name="ce3" office:value-type="string" calcext:value-type="string">
            <text:p>Florianopolis</text:p>
          </table:table-cell>
          <table:table-cell table:style-name="ce3" office:value-type="string" calcext:value-type="string">
            <text:p>Vargem Grande</text:p>
          </table:table-cell>
          <table:table-cell table:style-name="ce3" office:value-type="string" calcext:value-type="string">
            <text:p>Estrada Cristovao Machado de Campos - ate 4999/5000</text:p>
          </table:table-cell>
          <table:table-cell table:style-name="ce4"/>
          <table:table-cell table:style-name="ce11" office:value-type="float" office:value="500" calcext:value-type="float">
            <text:p>R$500</text:p>
          </table:table-cell>
          <table:table-cell table:style-name="ce9" table:formula="of:=[.C19]/[.H19]" office:value-type="currency" office:currency="R$ " office:value="8000" calcext:value-type="currency">
            <text:p>R$ 8,000.00</text:p>
          </table:table-cell>
          <table:table-cell table:number-columns-repeated="1009"/>
        </table:table-row>
        <table:table-row table:style-name="ro1">
          <table:table-cell table:style-name="ce3" office:value-type="float" office:value="17" calcext:value-type="float">
            <text:p>17</text:p>
          </table:table-cell>
          <table:table-cell table:style-name="ce3" office:value-type="string" calcext:value-type="string">
            <text:p>Terreno plano no bairro Campeche em Florianópolis/SC - Sul da Ilha</text:p>
          </table:table-cell>
          <table:table-cell table:style-name="ce8" office:value-type="currency" office:currency="R$ " office:value="500000" calcext:value-type="currency">
            <text:p>R$ 500,000.00</text:p>
          </table:table-cell>
          <table:table-cell table:style-name="ce3" office:value-type="string" calcext:value-type="string">
            <text:p>Gabriel Soares Corretor Imobiliário</text:p>
          </table:table-cell>
          <table:table-cell table:style-name="ce3" office:value-type="string" calcext:value-type="string">
            <text:p>Código do anúncio: GS110</text:p>
            <text:p/>
            <text:p>Localizado no bairro Campeche em Florianópolis/SC. Terreno com 500 m2 em local plano. Viabilidade ARP 2.5Terreno de posse. Praia do Campeche!</text:p>
          </table:table-cell>
          <table:table-cell table:style-name="ce10" office:value-type="string" calcext:value-type="string">
            <text:p><text:a xlink:href="https://sc.olx.com.br/florianopolis-e-regiao/terrenos/terreno-plano-no-bairro-campeche-em-florianopolis-sc-sul-da-ilha-996710401" xlink:type="simple">https://sc.olx.com.br/florianopolis-e-regiao/terrenos/terreno-plano-no-bairro-campeche-em-florianopolis-sc-sul-da-ilha-996710401</text:a></text:p>
          </table:table-cell>
          <table:table-cell table:style-name="ce3" office:value-type="string" calcext:value-type="string">
            <text:p>Terrenos</text:p>
          </table:table-cell>
          <table:table-cell table:style-name="ce3" office:value-type="float" office:value="500" calcext:value-type="float">
            <text:p>500</text:p>
          </table:table-cell>
          <table:table-cell table:style-name="ce3" office:value-type="float" office:value="88063080" calcext:value-type="float">
            <text:p>8806308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do Gramal - ate 1154/1155</text:p>
          </table:table-cell>
          <table:table-cell table:number-columns-repeated="2" table:style-name="ce11" office:value-type="float" office:value="0" calcext:value-type="float">
            <text:p>R$0</text:p>
          </table:table-cell>
          <table:table-cell table:style-name="ce9" table:formula="of:=[.C20]/[.H20]" office:value-type="currency" office:currency="R$ " office:value="1000" calcext:value-type="currency">
            <text:p>R$ 1,000.00</text:p>
          </table:table-cell>
          <table:table-cell table:number-columns-repeated="1009"/>
        </table:table-row>
        <table:table-row table:style-name="ro1">
          <table:table-cell table:style-name="ce3" office:value-type="float" office:value="18" calcext:value-type="float">
            <text:p>18</text:p>
          </table:table-cell>
          <table:table-cell table:style-name="ce3" office:value-type="string" calcext:value-type="string">
            <text:p>TERRENO A VENDA EM LAGES</text:p>
          </table:table-cell>
          <table:table-cell table:style-name="ce8" office:value-type="currency" office:currency="R$ " office:value="1100000" calcext:value-type="currency">
            <text:p>R$ 1,100,000.00</text:p>
          </table:table-cell>
          <table:table-cell table:style-name="ce3" office:value-type="string" calcext:value-type="string">
            <text:p>FONTE NEGOCIOS IMOBILIARIOS LTDA - ME</text:p>
          </table:table-cell>
          <table:table-cell table:style-name="ce3" office:value-type="string" calcext:value-type="string">
            <text:p>Código do anúncio: TE0063</text:p>
            <text:p/>
            <text:p>Excelente terreno com área superficial de 2.917,30m²,  na localidade de Alto Arroio, próximo ao trevo de acesso pela BR 101. entrada para a praia de Ibiraquera. </text:p>
            <text:p>  </text:p>
            <text:p> Alto Arroio, Imbituba/SC. -</text:p>
          </table:table-cell>
          <table:table-cell table:style-name="ce10" office:value-type="string" calcext:value-type="string">
            <text:p><text:a xlink:href="https://sc.olx.com.br/florianopolis-e-regiao/terrenos/terreno-a-venda-em-lages-989505087" xlink:type="simple">https://sc.olx.com.br/florianopolis-e-regiao/terrenos/terreno-a-venda-em-lages-989505087</text:a></text:p>
          </table:table-cell>
          <table:table-cell table:style-name="ce3" office:value-type="string" calcext:value-type="string">
            <text:p>Terrenos</text:p>
          </table:table-cell>
          <table:table-cell table:style-name="ce3" office:value-type="float" office:value="291730" calcext:value-type="float">
            <text:p>29173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21]/[.H21]" office:value-type="currency" office:currency="R$ " office:value="3.77060981044116" calcext:value-type="currency">
            <text:p>R$ 3.77</text:p>
          </table:table-cell>
          <table:table-cell table:number-columns-repeated="1009"/>
        </table:table-row>
        <table:table-row table:style-name="ro1">
          <table:table-cell table:style-name="ce3" office:value-type="float" office:value="19" calcext:value-type="float">
            <text:p>19</text:p>
          </table:table-cell>
          <table:table-cell table:style-name="ce3" office:value-type="string" calcext:value-type="string">
            <text:p>Garopaba - Loteamento/Condomínio - Campo Duna</text:p>
          </table:table-cell>
          <table:table-cell table:style-name="ce8" office:value-type="currency" office:currency="R$ " office:value="174828" calcext:value-type="currency">
            <text:p>R$ 174,828.00</text:p>
          </table:table-cell>
          <table:table-cell table:style-name="ce3" office:value-type="string" calcext:value-type="string">
            <text:p>Isadora R. Francelino</text:p>
          </table:table-cell>
          <table:table-cell table:style-name="ce3" office:value-type="string" calcext:value-type="string">
            <text:p>Código do anúncio: TE00015</text:p>
            <text:p/>
            <text:p>Terrenos de 350 m² até 556 m².  </text:p>
            <text:p>  </text:p>
            <text:p> Regularizados com escritura pública e de fácil acesso próximo a SC 434, entre Garopaba e Imbituba.  </text:p>
            <text:p> Excelente infra-estrutura: ruas calçadas e pavimentadas, rede de drenagem pluvial, rede de energia elétrica, rede de água potável.  </text:p>
            <text:p>  </text:p>
            <text:p> Estrutura de Lazer: Praça de lazer, academia, playground, quadra de vôlei de praia, quadra de futebol Society, pista de skate. Loteamento com cara de condomínio.  </text:p>
            <text:p>  </text:p>
            <text:p> Sua oportunidade de adquirir um terreno próximo as praias de Garopaba e Praia do Rosa com um ótimo preço à vista ou financiado direto com a loteadora. </text:p>
            <text:p>  </text:p>
            <text:p> PRONTO PARA CONSTRUIR! - Informações adicionais:Pista de sk8, Playground, Praças de fogo,,</text:p>
          </table:table-cell>
          <table:table-cell table:style-name="ce10" office:value-type="string" calcext:value-type="string">
            <text:p><text:a xlink:href="https://sc.olx.com.br/florianopolis-e-regiao/terrenos/garopaba-loteamento-condominio-campo-duna-920060764" xlink:type="simple">https://sc.olx.com.br/florianopolis-e-regiao/terrenos/garopaba-loteamento-condominio-campo-duna-920060764</text:a></text:p>
          </table:table-cell>
          <table:table-cell table:style-name="ce3" office:value-type="string" calcext:value-type="string">
            <text:p>Terrenos</text:p>
          </table:table-cell>
          <table:table-cell table:style-name="ce4"/>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22]/[.H22]" office:value-type="string" office:string-value="" calcext:value-type="error">
            <text:p>#DIV/0!</text:p>
          </table:table-cell>
          <table:table-cell table:number-columns-repeated="1009"/>
        </table:table-row>
        <table:table-row table:style-name="ro1">
          <table:table-cell table:style-name="ce3" office:value-type="float" office:value="20" calcext:value-type="float">
            <text:p>20</text:p>
          </table:table-cell>
          <table:table-cell table:style-name="ce3" office:value-type="string" calcext:value-type="string">
            <text:p>Antônio Carlos - Terreno Padrão - Centro</text:p>
          </table:table-cell>
          <table:table-cell table:style-name="ce8" office:value-type="currency" office:currency="R$ " office:value="280000" calcext:value-type="currency">
            <text:p>R$ 280,000.00</text:p>
          </table:table-cell>
          <table:table-cell table:style-name="ce3" office:value-type="string" calcext:value-type="string">
            <text:p>Bruno Imóveis Ltda</text:p>
          </table:table-cell>
          <table:table-cell table:style-name="ce3" office:value-type="string" calcext:value-type="string">
            <text:p>Código do anúncio: TE130</text:p>
            <text:p/>
            <text:p>Localizado no Centro de Antônio Carlos/SC, 100 metros do comércio local.Possui 379,33m² e tem viabilidade para construção de até 06 pavimentos.Agende uma visita e venha conhecer esse belo terreno. ou</text:p>
          </table:table-cell>
          <table:table-cell table:style-name="ce10" office:value-type="string" calcext:value-type="string">
            <text:p><text:a xlink:href="https://sc.olx.com.br/florianopolis-e-regiao/terrenos/antonio-carlos-terreno-padrao-centro-991763407" xlink:type="simple">https://sc.olx.com.br/florianopolis-e-regiao/terrenos/antonio-carlos-terreno-padrao-centro-991763407</text:a></text:p>
          </table:table-cell>
          <table:table-cell table:style-name="ce3" office:value-type="string" calcext:value-type="string">
            <text:p>Terrenos</text:p>
          </table:table-cell>
          <table:table-cell table:style-name="ce3" office:value-type="float" office:value="379" calcext:value-type="float">
            <text:p>379</text:p>
          </table:table-cell>
          <table:table-cell table:style-name="ce3" office:value-type="float" office:value="88180000" calcext:value-type="float">
            <text:p>88180000</text:p>
          </table:table-cell>
          <table:table-cell table:style-name="ce3" office:value-type="string" calcext:value-type="string">
            <text:p>Antonio Carlos</text:p>
          </table:table-cell>
          <table:table-cell table:style-name="ce4" table:number-columns-repeated="4"/>
          <table:table-cell table:style-name="ce9" table:formula="of:=[.C23]/[.H23]" office:value-type="currency" office:currency="R$ " office:value="738.786279683377" calcext:value-type="currency">
            <text:p>R$ 738.79</text:p>
          </table:table-cell>
          <table:table-cell table:number-columns-repeated="1009"/>
        </table:table-row>
        <table:table-row table:style-name="ro1">
          <table:table-cell table:style-name="ce3" office:value-type="float" office:value="21" calcext:value-type="float">
            <text:p>21</text:p>
          </table:table-cell>
          <table:table-cell table:style-name="ce3" office:value-type="string" calcext:value-type="string">
            <text:p>Terreno para Venda em Imbituba, Alto Arroio</text:p>
          </table:table-cell>
          <table:table-cell table:style-name="ce8" office:value-type="currency" office:currency="R$ " office:value="180000" calcext:value-type="currency">
            <text:p>R$ 180,000.00</text:p>
          </table:table-cell>
          <table:table-cell table:style-name="ce3" office:value-type="string" calcext:value-type="string">
            <text:p>Imobiliária Casa dos Imóveis</text:p>
          </table:table-cell>
          <table:table-cell table:style-name="ce3" office:value-type="string" calcext:value-type="string">
            <text:p>Código do anúncio: terre0101_1-1783149</text:p>
            <text:p/>
            <text:p>OPORTUNIDADE:  </text:p>
            <text:p>  Terreno escriturado à 50 metros da lagoa do quintino.  </text:p>
            <text:p>   </text:p>
            <text:p>   </text:p>
            <text:p>  Pontos Fortes: Escriturado  </text:p>
            <text:p>  Murado.</text:p>
          </table:table-cell>
          <table:table-cell table:style-name="ce10" office:value-type="string" calcext:value-type="string">
            <text:p><text:a xlink:href="https://sc.olx.com.br/florianopolis-e-regiao/terrenos/terreno-para-venda-em-imbituba-alto-arroio-931906705" xlink:type="simple">https://sc.olx.com.br/florianopolis-e-regiao/terrenos/terreno-para-venda-em-imbituba-alto-arroio-931906705</text:a></text:p>
          </table:table-cell>
          <table:table-cell table:style-name="ce3" office:value-type="string" calcext:value-type="string">
            <text:p>Terrenos</text:p>
          </table:table-cell>
          <table:table-cell table:style-name="ce3" office:value-type="float" office:value="337" calcext:value-type="float">
            <text:p>337</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24]/[.H24]" office:value-type="currency" office:currency="R$ " office:value="534.124629080119" calcext:value-type="currency">
            <text:p>R$ 534.12</text:p>
          </table:table-cell>
          <table:table-cell table:number-columns-repeated="1009"/>
        </table:table-row>
        <table:table-row table:style-name="ro1">
          <table:table-cell table:style-name="ce3" office:value-type="float" office:value="22" calcext:value-type="float">
            <text:p>22</text:p>
          </table:table-cell>
          <table:table-cell table:style-name="ce3" office:value-type="string" calcext:value-type="string">
            <text:p>TERRENO RESIDENCIAL em FLORIANÓPOLIS - SC, CACUPÉ</text:p>
          </table:table-cell>
          <table:table-cell table:style-name="ce8" office:value-type="currency" office:currency="R$ " office:value="1980000" calcext:value-type="currency">
            <text:p>R$ 1,980,000.00</text:p>
          </table:table-cell>
          <table:table-cell table:style-name="ce3" office:value-type="string" calcext:value-type="string">
            <text:p>Lisboa Imóveis</text:p>
          </table:table-cell>
          <table:table-cell table:style-name="ce3" office:value-type="string" calcext:value-type="string">
            <text:p>Código do anúncio: TR-202</text:p>
            <text:p/>
            <text:p>Terreno com frente de 38m em local alto, vista deslumbrante e imperdível para o mar, junto a área verde, acesso privativo, extremando com condomínio de alto. </text:p>
            <text:p>  </text:p>
            <text:p> </text:p>
          </table:table-cell>
          <table:table-cell table:style-name="ce10" office:value-type="string" calcext:value-type="string">
            <text:p><text:a xlink:href="https://sc.olx.com.br/florianopolis-e-regiao/terrenos/terreno-residencial-em-florianopolis-sc-cacupe-992514529" xlink:type="simple">https://sc.olx.com.br/florianopolis-e-regiao/terrenos/terreno-residencial-em-florianopolis-sc-cacupe-992514529</text:a></text:p>
          </table:table-cell>
          <table:table-cell table:style-name="ce3" office:value-type="string" calcext:value-type="string">
            <text:p>Terrenos</text:p>
          </table:table-cell>
          <table:table-cell table:style-name="ce3" office:value-type="float" office:value="8119" calcext:value-type="float">
            <text:p>8119</text:p>
          </table:table-cell>
          <table:table-cell table:style-name="ce3" office:value-type="float" office:value="88050005" calcext:value-type="float">
            <text:p>88050005</text:p>
          </table:table-cell>
          <table:table-cell table:style-name="ce3" office:value-type="string" calcext:value-type="string">
            <text:p>Florianopolis</text:p>
          </table:table-cell>
          <table:table-cell table:style-name="ce3" office:value-type="string" calcext:value-type="string">
            <text:p>Cacupe</text:p>
          </table:table-cell>
          <table:table-cell table:style-name="ce3" office:value-type="string" calcext:value-type="string">
            <text:p>Estrada Haroldo Soares Glavan</text:p>
          </table:table-cell>
          <table:table-cell table:style-name="ce4" table:number-columns-repeated="2"/>
          <table:table-cell table:style-name="ce9" table:formula="of:=[.C25]/[.H25]" office:value-type="currency" office:currency="R$ " office:value="243.872398078581" calcext:value-type="currency">
            <text:p>R$ 243.87</text:p>
          </table:table-cell>
          <table:table-cell table:number-columns-repeated="1009"/>
        </table:table-row>
        <table:table-row table:style-name="ro1">
          <table:table-cell table:style-name="ce3" office:value-type="float" office:value="23" calcext:value-type="float">
            <text:p>23</text:p>
          </table:table-cell>
          <table:table-cell table:style-name="ce3" office:value-type="string" calcext:value-type="string">
            <text:p>Imbituba - Terreno Padrão - Itapiruba</text:p>
          </table:table-cell>
          <table:table-cell table:style-name="ce8" office:value-type="currency" office:currency="R$ " office:value="450000" calcext:value-type="currency">
            <text:p>R$ 450,000.00</text:p>
          </table:table-cell>
          <table:table-cell table:style-name="ce3" office:value-type="string" calcext:value-type="string">
            <text:p>Tomaz Imóveis Ltda</text:p>
          </table:table-cell>
          <table:table-cell table:style-name="ce3" office:value-type="string" calcext:value-type="string">
            <text:p>Código do anúncio: 6830803</text:p>
            <text:p/>
            <text:p>Oportunidade perfeita para que sonha em construir em frente ao mar.Lote plano, seco, medindo 300m² a beira mar da belíssima praia de Itapirubá, próximo ao comércio local, a poucos minutos do Centro da Cidade.Excelente oportunidade para você que deseja construir/investir em um local seguro e acolhedor, no Litoral Sul Catarinense, berço de belas maravilhas naturais.Não perca essa chance, ligue e agende uma visita com um de nossos corretores.Esta e outras opções você encontra no nosso site www.tomazimoveis.com.br</text:p>
          </table:table-cell>
          <table:table-cell table:style-name="ce10" office:value-type="string" calcext:value-type="string">
            <text:p><text:a xlink:href="https://sc.olx.com.br/florianopolis-e-regiao/terrenos/imbituba-terreno-padrao-itapiruba-994974080" xlink:type="simple">https://sc.olx.com.br/florianopolis-e-regiao/terrenos/imbituba-terreno-padrao-itapiruba-994974080</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26]/[.H26]" office:value-type="currency" office:currency="R$ " office:value="1500" calcext:value-type="currency">
            <text:p>R$ 1,500.00</text:p>
          </table:table-cell>
          <table:table-cell table:number-columns-repeated="1009"/>
        </table:table-row>
        <table:table-row table:style-name="ro1">
          <table:table-cell table:style-name="ce3" office:value-type="float" office:value="24" calcext:value-type="float">
            <text:p>24</text:p>
          </table:table-cell>
          <table:table-cell table:style-name="ce3" office:value-type="string" calcext:value-type="string">
            <text:p>FLORIANóPOLIS - Terreno Padrão - Campeche</text:p>
          </table:table-cell>
          <table:table-cell table:style-name="ce8" office:value-type="currency" office:currency="R$ " office:value="1900000" calcext:value-type="currency">
            <text:p>R$ 1,900,000.00</text:p>
          </table:table-cell>
          <table:table-cell table:style-name="ce3" office:value-type="string" calcext:value-type="string">
            <text:p>Portal do Campeche Imóveis</text:p>
          </table:table-cell>
          <table:table-cell table:style-name="ce3" office:value-type="string" calcext:value-type="string">
            <text:p>Código do anúncio: 160</text:p>
            <text:p/>
            <text:p>Terreno em rua tranquila, contém uma pequena casa de 70 m2, excelente localização para construção de casas de alto padrão. Já vem com água e luz instalados. </text:p>
            <text:p> AGENDE SUA VISITA!!!</text:p>
          </table:table-cell>
          <table:table-cell table:style-name="ce10" office:value-type="string" calcext:value-type="string">
            <text:p><text:a xlink:href="https://sc.olx.com.br/florianopolis-e-regiao/terrenos/florianopolis-terreno-padrao-campeche-972300222" xlink:type="simple">https://sc.olx.com.br/florianopolis-e-regiao/terrenos/florianopolis-terreno-padrao-campeche-972300222</text:a></text:p>
          </table:table-cell>
          <table:table-cell table:style-name="ce3" office:value-type="string" calcext:value-type="string">
            <text:p>Terrenos</text:p>
          </table:table-cell>
          <table:table-cell table:style-name="ce3" office:value-type="float" office:value="2300" calcext:value-type="float">
            <text:p>2300</text:p>
          </table:table-cell>
          <table:table-cell table:style-name="ce3" office:value-type="float" office:value="88063255" calcext:value-type="float">
            <text:p>88063255</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Eugenio Raulino da Silva</text:p>
          </table:table-cell>
          <table:table-cell table:style-name="ce4" table:number-columns-repeated="2"/>
          <table:table-cell table:style-name="ce9" table:formula="of:=[.C27]/[.H27]" office:value-type="currency" office:currency="R$ " office:value="826.086956521739" calcext:value-type="currency">
            <text:p>R$ 826.09</text:p>
          </table:table-cell>
          <table:table-cell table:number-columns-repeated="1009"/>
        </table:table-row>
        <table:table-row table:style-name="ro1">
          <table:table-cell table:style-name="ce3" office:value-type="float" office:value="25" calcext:value-type="float">
            <text:p>25</text:p>
          </table:table-cell>
          <table:table-cell table:style-name="ce3" office:value-type="string" calcext:value-type="string">
            <text:p>Área Comercial/Industrial</text:p>
          </table:table-cell>
          <table:table-cell table:style-name="ce8" office:value-type="currency" office:currency="R$ " office:value="600000" calcext:value-type="currency">
            <text:p>R$ 600,000.00</text:p>
          </table:table-cell>
          <table:table-cell table:style-name="ce3" office:value-type="string" calcext:value-type="string">
            <text:p>Mario Nobre Imoveis</text:p>
          </table:table-cell>
          <table:table-cell table:style-name="ce3" office:value-type="string" calcext:value-type="string">
            <text:p>Código do anúncio: TR 28</text:p>
            <text:p/>
            <text:p>Loteamento Caminho Verde, Avenida das Torres.Um lindo terreno plano com 24,00 metros de frente e fundos; fundos e lateral para área verde, 24 X 30, fica exatamente ao lado da loja Renner.Viabilidade: Taxa de ocupação 60%, índice de aproveitamento 2%, altura de construção 7,5 metros.</text:p>
          </table:table-cell>
          <table:table-cell table:style-name="ce10" office:value-type="string" calcext:value-type="string">
            <text:p><text:a xlink:href="https://sc.olx.com.br/florianopolis-e-regiao/terrenos/area-comercial-industrial-916607931" xlink:type="simple">https://sc.olx.com.br/florianopolis-e-regiao/terrenos/area-comercial-industrial-916607931</text:a></text:p>
          </table:table-cell>
          <table:table-cell table:style-name="ce3" office:value-type="string" calcext:value-type="string">
            <text:p>Terrenos</text:p>
          </table:table-cell>
          <table:table-cell table:style-name="ce3" office:value-type="float" office:value="720" calcext:value-type="float">
            <text:p>720</text:p>
          </table:table-cell>
          <table:table-cell table:style-name="ce3" office:value-type="float" office:value="88115000" calcext:value-type="float">
            <text:p>88115000</text:p>
          </table:table-cell>
          <table:table-cell table:style-name="ce3" office:value-type="string" calcext:value-type="string">
            <text:p>Sao Jose</text:p>
          </table:table-cell>
          <table:table-cell table:style-name="ce3" office:value-type="string" calcext:value-type="string">
            <text:p>Serraria</text:p>
          </table:table-cell>
          <table:table-cell table:style-name="ce3" office:value-type="string" calcext:value-type="string">
            <text:p>Rua Heriberto Hulse - de 4180/4181 ao fim</text:p>
          </table:table-cell>
          <table:table-cell table:style-name="ce11" office:value-type="float" office:value="0" calcext:value-type="float">
            <text:p>R$0</text:p>
          </table:table-cell>
          <table:table-cell table:style-name="ce11" office:value-type="float" office:value="3000" calcext:value-type="float">
            <text:p>R$3,000</text:p>
          </table:table-cell>
          <table:table-cell table:style-name="ce9" table:formula="of:=[.C28]/[.H28]" office:value-type="currency" office:currency="R$ " office:value="833.333333333333" calcext:value-type="currency">
            <text:p>R$ 833.33</text:p>
          </table:table-cell>
          <table:table-cell table:number-columns-repeated="1009"/>
        </table:table-row>
        <table:table-row table:style-name="ro1">
          <table:table-cell table:style-name="ce3" office:value-type="float" office:value="26" calcext:value-type="float">
            <text:p>26</text:p>
          </table:table-cell>
          <table:table-cell table:style-name="ce3" office:value-type="string" calcext:value-type="string">
            <text:p>Terreno com escritura pública na melhor localização da Praia do Campeche.</text:p>
          </table:table-cell>
          <table:table-cell table:style-name="ce8" office:value-type="currency" office:currency="R$ " office:value="790000" calcext:value-type="currency">
            <text:p>R$ 790,000.00</text:p>
          </table:table-cell>
          <table:table-cell table:style-name="ce3" office:value-type="string" calcext:value-type="string">
            <text:p>THIAGO BORGES</text:p>
          </table:table-cell>
          <table:table-cell table:style-name="ce3" office:value-type="string" calcext:value-type="string">
            <text:p>Código do anúncio: 3023... ver número</text:p>
            <text:p/>
            <text:p>Aproveite os últimos lotes disponíveis para venda no melhor projeto de loteamento do sul da ilha. </text:p>
            <text:p> Ideal para quem busca qualidade de vida e morar a poucos metros do mar. </text:p>
            <text:p>  </text:p>
            <text:p> Jardim Campeche, foi planejado para que seus moradores vivam o dia a dia em convívio permanente com a natureza, à praia e o meio urbano. </text:p>
            <text:p> As vias do loteamento, busca proporcionar caminhadas por percursos arborizados com espécies nativas, além de calçadas e travessias cuidadosamente estudadas para gerar conforto e segurança aos usuários. </text:p>
            <text:p> Na ampla área verde de lazer, com mais de 23 mil m², configurada pelo Parque Linear, tem diferentes atividades, como pista de caminhada sinalizada, espaços de estar, playground, academia e pet place, fomentando o lazer e o convívio para melhoria da qualidade de vida das pessoas e qualificação da paisagem. Com a mesma finalidade, a ciclofaixa com mais de 1km se estende por todo o perímetro do Parque e dispõe de sinalização e balizamento necessários para atender tanto ao transporte como ao lazer. </text:p>
            <text:p>  </text:p>
            <text:p> Lote com 360m² 12x30  </text:p>
            <text:p>  </text:p>
            <text:p> Para moradia ou para investimento será sua melhor opção. </text:p>
            <text:p>  </text:p>
            <text:p> Maiores informações e lotes disponíveis ligue agora!</text:p>
          </table:table-cell>
          <table:table-cell table:style-name="ce10" office:value-type="string" calcext:value-type="string">
            <text:p><text:a xlink:href="https://sc.olx.com.br/florianopolis-e-regiao/terrenos/terreno-com-escritura-publica-na-melhor-localizacao-da-praia-do-campeche-918063453" xlink:type="simple">https://sc.olx.com.br/florianopolis-e-regiao/terrenos/terreno-com-escritura-publica-na-melhor-localizacao-da-praia-do-campeche-918063453</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3270" calcext:value-type="float">
            <text:p>8806327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Jardim dos Eucaliptos - ate 1069/1070</text:p>
          </table:table-cell>
          <table:table-cell table:style-name="ce4"/>
          <table:table-cell table:style-name="ce11" office:value-type="float" office:value="1000" calcext:value-type="float">
            <text:p>R$1,000</text:p>
          </table:table-cell>
          <table:table-cell table:style-name="ce9" table:formula="of:=[.C29]/[.H29]" office:value-type="currency" office:currency="R$ " office:value="2194.44444444444" calcext:value-type="currency">
            <text:p>R$ 2,194.44</text:p>
          </table:table-cell>
          <table:table-cell table:number-columns-repeated="1009"/>
        </table:table-row>
        <table:table-row table:style-name="ro1">
          <table:table-cell table:style-name="ce3" office:value-type="float" office:value="27" calcext:value-type="float">
            <text:p>27</text:p>
          </table:table-cell>
          <table:table-cell table:style-name="ce3" office:value-type="string" calcext:value-type="string">
            <text:p>Terreno à venda, 444 m² por R$ 400.000,00 - Pedra Branca - Palhoça/SC</text:p>
          </table:table-cell>
          <table:table-cell table:style-name="ce8" office:value-type="currency" office:currency="R$ " office:value="400000" calcext:value-type="currency">
            <text:p>R$ 400,000.00</text:p>
          </table:table-cell>
          <table:table-cell table:style-name="ce3" office:value-type="string" calcext:value-type="string">
            <text:p>SUPERVISAO COMERCIO DE IMOVEIS LTDA - EPP</text:p>
          </table:table-cell>
          <table:table-cell table:style-name="ce3" office:value-type="string" calcext:value-type="string">
            <text:p>Código do anúncio: TE0467</text:p>
            <text:p/>
            <text:p>Terreno residencial à venda na Cidade Universitária Pedra Branca, Palhoça, a 5 minutos do Passeio Pedra Branca, com as diversas facilidades de um open shopping em seu entorno, como os Supermercados Hippo, gastronomia diversificada, lojas, farmácia do SESI, bares, academia e colégios.Próximo da Universidade do Sul de Santa Catarina (UNISUL), além do fácil acesso aos dois principais shoppings centers do município, o Continente Park Shopping e o Shopping Via Catarina, a apenas 2 km. Por ser um bairro planejado, o Pedra Branca oferece também ciclovias, praças, lago com pista de caminhada e espaços de lazer.Terreno com área total de 444,35 m².Conheça o terreno agendando uma visita através de nosso WhatsApp:  ou pelo telefone .A Supervisão Imóveis conta com uma equipe de corretores especializados prontos para lhe atender. -</text:p>
          </table:table-cell>
          <table:table-cell table:style-name="ce10" office:value-type="string" calcext:value-type="string">
            <text:p><text:a xlink:href="https://sc.olx.com.br/florianopolis-e-regiao/terrenos/terreno-a-venda-444-m-por-r-400-000-00-pedra-branca-palhoca-sc-923842462" xlink:type="simple">https://sc.olx.com.br/florianopolis-e-regiao/terrenos/terreno-a-venda-444-m-por-r-400-000-00-pedra-branca-palhoca-sc-923842462</text:a></text:p>
          </table:table-cell>
          <table:table-cell table:style-name="ce3" office:value-type="string" calcext:value-type="string">
            <text:p>Terrenos</text:p>
          </table:table-cell>
          <table:table-cell table:style-name="ce3" office:value-type="float" office:value="444" calcext:value-type="float">
            <text:p>444</text:p>
          </table:table-cell>
          <table:table-cell table:style-name="ce3" office:value-type="float" office:value="88137140" calcext:value-type="float">
            <text:p>8813714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as Garcas</text:p>
          </table:table-cell>
          <table:table-cell table:style-name="ce11" office:value-type="float" office:value="0" calcext:value-type="float">
            <text:p>R$0</text:p>
          </table:table-cell>
          <table:table-cell table:style-name="ce11" office:value-type="float" office:value="211" calcext:value-type="float">
            <text:p>R$211</text:p>
          </table:table-cell>
          <table:table-cell table:style-name="ce9" table:formula="of:=[.C30]/[.H30]" office:value-type="currency" office:currency="R$ " office:value="900.900900900901" calcext:value-type="currency">
            <text:p>R$ 900.90</text:p>
          </table:table-cell>
          <table:table-cell table:number-columns-repeated="1009"/>
        </table:table-row>
        <table:table-row table:style-name="ro1">
          <table:table-cell table:style-name="ce3" office:value-type="float" office:value="28" calcext:value-type="float">
            <text:p>28</text:p>
          </table:table-cell>
          <table:table-cell table:style-name="ce3" office:value-type="string" calcext:value-type="string">
            <text:p>Terreno com destaque no loteamento, ótima esquina</text:p>
          </table:table-cell>
          <table:table-cell table:style-name="ce8" office:value-type="currency" office:currency="R$ " office:value="150000" calcext:value-type="currency">
            <text:p>R$ 150,000.00</text:p>
          </table:table-cell>
          <table:table-cell table:style-name="ce3" office:value-type="string" calcext:value-type="string">
            <text:p>Bela Praia Imóveis</text:p>
          </table:table-cell>
          <table:table-cell table:style-name="ce3" office:value-type="string" calcext:value-type="string">
            <text:p>Código do anúncio: TE0020</text:p>
            <text:p/>
            <text:p>Ótimo terreno de esquina, no Novo Passo. -</text:p>
          </table:table-cell>
          <table:table-cell table:style-name="ce10" office:value-type="string" calcext:value-type="string">
            <text:p><text:a xlink:href="https://sc.olx.com.br/florianopolis-e-regiao/terrenos/terreno-com-destaque-no-loteamento-otima-esquina-988904880" xlink:type="simple">https://sc.olx.com.br/florianopolis-e-regiao/terrenos/terreno-com-destaque-no-loteamento-otima-esquina-988904880</text:a></text:p>
          </table:table-cell>
          <table:table-cell table:style-name="ce3" office:value-type="string" calcext:value-type="string">
            <text:p>Terrenos</text:p>
          </table:table-cell>
          <table:table-cell table:style-name="ce3" office:value-type="float" office:value="387" calcext:value-type="float">
            <text:p>387</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31]/[.H31]" office:value-type="currency" office:currency="R$ " office:value="387.596899224806" calcext:value-type="currency">
            <text:p>R$ 387.60</text:p>
          </table:table-cell>
          <table:table-cell table:number-columns-repeated="1009"/>
        </table:table-row>
        <table:table-row table:style-name="ro1">
          <table:table-cell table:style-name="ce3" office:value-type="float" office:value="29" calcext:value-type="float">
            <text:p>29</text:p>
          </table:table-cell>
          <table:table-cell table:style-name="ce3" office:value-type="string" calcext:value-type="string">
            <text:p>Chácara a venda</text:p>
          </table:table-cell>
          <table:table-cell table:style-name="ce8" office:value-type="currency" office:currency="R$ " office:value="430000" calcext:value-type="currency">
            <text:p>R$ 430,000.00</text:p>
          </table:table-cell>
          <table:table-cell table:style-name="ce3" office:value-type="string" calcext:value-type="string">
            <text:p>Osvaldo</text:p>
          </table:table-cell>
          <table:table-cell table:style-name="ce3" office:value-type="string" calcext:value-type="string">
            <text:p>Com uma ótima renda mensal de 6 mil por mês </text:p>
            <text:p>Vendo linda chácara </text:p>
            <text:p>Contendo </text:p>
            <text:p>3 quartos sendo 1 suíte </text:p>
            <text:p>3 banheiro </text:p>
            <text:p>Cachoeira privativa </text:p>
            <text:p>Piscina </text:p>
            <text:p>Lagoa de pesca </text:p>
            <text:p>Terreno tem 3.000 mil metros quadrados </text:p>
            <text:p>Salão de festa com churrasqueira e fogão </text:p>
            <text:p>Árvore frutíferas</text:p>
          </table:table-cell>
          <table:table-cell table:style-name="ce10" office:value-type="string" calcext:value-type="string">
            <text:p><text:a xlink:href="https://sc.olx.com.br/florianopolis-e-regiao/terrenos/chacara-a-venda-1000476060" xlink:type="simple">https://sc.olx.com.br/florianopolis-e-regiao/terrenos/chacara-a-venda-1000476060</text:a></text:p>
          </table:table-cell>
          <table:table-cell table:style-name="ce3" office:value-type="string" calcext:value-type="string">
            <text:p>Sitios e chacaras</text:p>
          </table:table-cell>
          <table:table-cell table:style-name="ce3" office:value-type="float" office:value="3000" calcext:value-type="float">
            <text:p>3000</text:p>
          </table:table-cell>
          <table:table-cell table:style-name="ce3" office:value-type="float" office:value="88260000" calcext:value-type="float">
            <text:p>88260000</text:p>
          </table:table-cell>
          <table:table-cell table:style-name="ce3" office:value-type="string" calcext:value-type="string">
            <text:p>Major Gercino</text:p>
          </table:table-cell>
          <table:table-cell table:style-name="ce4" table:number-columns-repeated="2"/>
          <table:table-cell table:number-columns-repeated="2" table:style-name="ce11" office:value-type="float" office:value="0" calcext:value-type="float">
            <text:p>R$0</text:p>
          </table:table-cell>
          <table:table-cell table:style-name="ce9" table:formula="of:=[.C32]/[.H32]" office:value-type="currency" office:currency="R$ " office:value="143.333333333333" calcext:value-type="currency">
            <text:p>R$ 143.33</text:p>
          </table:table-cell>
          <table:table-cell table:number-columns-repeated="1009"/>
        </table:table-row>
        <table:table-row table:style-name="ro1">
          <table:table-cell table:style-name="ce3" office:value-type="float" office:value="30" calcext:value-type="float">
            <text:p>30</text:p>
          </table:table-cell>
          <table:table-cell table:style-name="ce3" office:value-type="string" calcext:value-type="string">
            <text:p>GAROPABA - Terreno Padrão - Encantada</text:p>
          </table:table-cell>
          <table:table-cell table:style-name="ce8" office:value-type="currency" office:currency="R$ " office:value="380000" calcext:value-type="currency">
            <text:p>R$ 380,000.00</text:p>
          </table:table-cell>
          <table:table-cell table:style-name="ce3" office:value-type="string" calcext:value-type="string">
            <text:p>Auxiliadora Predial - Garopaba</text:p>
          </table:table-cell>
          <table:table-cell table:style-name="ce3" office:value-type="string" calcext:value-type="string">
            <text:p>Código do anúncio: 357829</text:p>
            <text:p/>
            <text:p>Excelente terreno a venda na entrada da praia da Barrinha, com 365m² de frente para a rua principal que da acesso a praia da Barra. Rua asfaltada e terreno cercado. Não perca essa oportunidade, certeza de ótimo investimento!  </text:p>
            <text:p> Entre em contato e fale com um de nossos corretores!</text:p>
          </table:table-cell>
          <table:table-cell table:style-name="ce10" office:value-type="string" calcext:value-type="string">
            <text:p><text:a xlink:href="https://sc.olx.com.br/florianopolis-e-regiao/terrenos/garopaba-terreno-padrao-encantada-961487035" xlink:type="simple">https://sc.olx.com.br/florianopolis-e-regiao/terrenos/garopaba-terreno-padrao-encantada-961487035</text:a></text:p>
          </table:table-cell>
          <table:table-cell table:style-name="ce3" office:value-type="string" calcext:value-type="string">
            <text:p>Terrenos</text:p>
          </table:table-cell>
          <table:table-cell table:style-name="ce3" office:value-type="float" office:value="365" calcext:value-type="float">
            <text:p>365</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33]/[.H33]" office:value-type="currency" office:currency="R$ " office:value="1041.09589041096" calcext:value-type="currency">
            <text:p>R$ 1,041.10</text:p>
          </table:table-cell>
          <table:table-cell table:number-columns-repeated="1009"/>
        </table:table-row>
        <table:table-row table:style-name="ro1">
          <table:table-cell table:style-name="ce3" office:value-type="float" office:value="31" calcext:value-type="float">
            <text:p>31</text:p>
          </table:table-cell>
          <table:table-cell table:style-name="ce3" office:value-type="string" calcext:value-type="string">
            <text:p>CHACARA RESIDENCIAL em RANCHO QUEIMADO - SC, Taquaras</text:p>
          </table:table-cell>
          <table:table-cell table:style-name="ce8" office:value-type="currency" office:currency="R$ " office:value="650000" calcext:value-type="currency">
            <text:p>R$ 650,000.00</text:p>
          </table:table-cell>
          <table:table-cell table:style-name="ce3" office:value-type="string" calcext:value-type="string">
            <text:p>LBA IMOVEIS EIRELI-ME</text:p>
          </table:table-cell>
          <table:table-cell table:style-name="ce3" office:value-type="string" calcext:value-type="string">
            <text:p>Código do anúncio: CH00004</text:p>
            <text:p/>
            <text:p>Casarão lindo em Rancho Queimado... </text:p>
            <text:p> 60mil m2 de terra, 5 quartos, 3 banheiros... </text:p>
            <text:p>  </text:p>
            <text:p> Fale conosco:  -</text:p>
          </table:table-cell>
          <table:table-cell table:style-name="ce10" office:value-type="string" calcext:value-type="string">
            <text:p><text:a xlink:href="https://sc.olx.com.br/florianopolis-e-regiao/terrenos/chacara-residencial-em-rancho-queimado-sc-taquaras-956647486" xlink:type="simple">https://sc.olx.com.br/florianopolis-e-regiao/terrenos/chacara-residencial-em-rancho-queimado-sc-taquaras-956647486</text:a></text:p>
          </table:table-cell>
          <table:table-cell table:style-name="ce3" office:value-type="string" calcext:value-type="string">
            <text:p>Sitios e chacaras</text:p>
          </table:table-cell>
          <table:table-cell table:style-name="ce3" office:value-type="float" office:value="300" calcext:value-type="float">
            <text:p>300</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4"/>
          <table:table-cell table:style-name="ce9" table:formula="of:=[.C34]/[.H34]" office:value-type="currency" office:currency="R$ " office:value="2166.66666666667" calcext:value-type="currency">
            <text:p>R$ 2,166.67</text:p>
          </table:table-cell>
          <table:table-cell table:number-columns-repeated="1009"/>
        </table:table-row>
        <table:table-row table:style-name="ro1">
          <table:table-cell table:style-name="ce3" office:value-type="float" office:value="32" calcext:value-type="float">
            <text:p>32</text:p>
          </table:table-cell>
          <table:table-cell table:style-name="ce3" office:value-type="string" calcext:value-type="string">
            <text:p>Terreno próximo à Praia.</text:p>
          </table:table-cell>
          <table:table-cell table:style-name="ce8" office:value-type="currency" office:currency="R$ " office:value="480000" calcext:value-type="currency">
            <text:p>R$ 480,000.00</text:p>
          </table:table-cell>
          <table:table-cell table:style-name="ce3" office:value-type="string" calcext:value-type="string">
            <text:p>Vanessa Mensch Corretora de Imóveis</text:p>
          </table:table-cell>
          <table:table-cell table:style-name="ce3" office:value-type="string" calcext:value-type="string">
            <text:p>Código do anúncio: VM256</text:p>
            <text:p/>
            <text:p>Terreno próximo à Praia do Santinho.  17 x 31  Praia do Santinho ganhou várias premiações por ser a Praia mais limpa do Brasil.  E conhecida por conta do Resort Costão do Santinho, praia com aguas limpas e muitas ondas.  3km da Praia dos Ingleses, onde se encontra mercados grandes, bancos, comércio amplo.</text:p>
          </table:table-cell>
          <table:table-cell table:style-name="ce10" office:value-type="string" calcext:value-type="string">
            <text:p><text:a xlink:href="https://sc.olx.com.br/florianopolis-e-regiao/terrenos/terreno-proximo-a-praia-907974399" xlink:type="simple">https://sc.olx.com.br/florianopolis-e-regiao/terrenos/terreno-proximo-a-praia-907974399</text:a></text:p>
          </table:table-cell>
          <table:table-cell table:style-name="ce3" office:value-type="string" calcext:value-type="string">
            <text:p>Terrenos</text:p>
          </table:table-cell>
          <table:table-cell table:style-name="ce3" office:value-type="float" office:value="527" calcext:value-type="float">
            <text:p>527</text:p>
          </table:table-cell>
          <table:table-cell table:style-name="ce3" office:value-type="float" office:value="88058807" calcext:value-type="float">
            <text:p>88058807</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Servidao Maria Afonso Santos</text:p>
          </table:table-cell>
          <table:table-cell table:style-name="ce11" office:value-type="float" office:value="0" calcext:value-type="float">
            <text:p>R$0</text:p>
          </table:table-cell>
          <table:table-cell table:style-name="ce11" office:value-type="float" office:value="1315" calcext:value-type="float">
            <text:p>R$1,315</text:p>
          </table:table-cell>
          <table:table-cell table:style-name="ce9" table:formula="of:=[.C35]/[.H35]" office:value-type="currency" office:currency="R$ " office:value="910.815939278938" calcext:value-type="currency">
            <text:p>R$ 910.82</text:p>
          </table:table-cell>
          <table:table-cell table:number-columns-repeated="1009"/>
        </table:table-row>
        <table:table-row table:style-name="ro1">
          <table:table-cell table:style-name="ce3" office:value-type="float" office:value="33" calcext:value-type="float">
            <text:p>33</text:p>
          </table:table-cell>
          <table:table-cell table:style-name="ce3" office:value-type="string" calcext:value-type="string">
            <text:p>Terreno lisboa 3</text:p>
          </table:table-cell>
          <table:table-cell table:style-name="ce8" office:value-type="currency" office:currency="R$ " office:value="140000" calcext:value-type="currency">
            <text:p>R$ 140,000.00</text:p>
          </table:table-cell>
          <table:table-cell table:style-name="ce3" office:value-type="string" calcext:value-type="string">
            <text:p>Lucas M.</text:p>
          </table:table-cell>
          <table:table-cell table:style-name="ce3" office:value-type="string" calcext:value-type="string">
            <text:p>Terreno Plano </text:p>
            <text:p>10x 20 : 200 m2</text:p>
            <text:p>Pronto pra construir </text:p>
            <text:p>Etapa 2 </text:p>
            <text:p>Loteamento Planejado </text:p>
            <text:p>Infra estrutura completa .</text:p>
            <text:p/>
            <text:p>Tel : (48)... ver número WhatsApp </text:p>
          </table:table-cell>
          <table:table-cell table:style-name="ce10" office:value-type="string" calcext:value-type="string">
            <text:p><text:a xlink:href="https://sc.olx.com.br/florianopolis-e-regiao/terrenos/terreno-lisboa-3-949452962" xlink:type="simple">https://sc.olx.com.br/florianopolis-e-regiao/terrenos/terreno-lisboa-3-949452962</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07100" calcext:value-type="float">
            <text:p>8810710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Antonio Jovita Duarte</text:p>
          </table:table-cell>
          <table:table-cell table:number-columns-repeated="2" table:style-name="ce11" office:value-type="float" office:value="0" calcext:value-type="float">
            <text:p>R$0</text:p>
          </table:table-cell>
          <table:table-cell table:style-name="ce9" table:formula="of:=[.C36]/[.H36]" office:value-type="currency" office:currency="R$ " office:value="700" calcext:value-type="currency">
            <text:p>R$ 700.00</text:p>
          </table:table-cell>
          <table:table-cell table:number-columns-repeated="1009"/>
        </table:table-row>
        <table:table-row table:style-name="ro1">
          <table:table-cell table:style-name="ce3" office:value-type="float" office:value="34" calcext:value-type="float">
            <text:p>34</text:p>
          </table:table-cell>
          <table:table-cell table:style-name="ce3" office:value-type="string" calcext:value-type="string">
            <text:p>Alfredo Wagner- Serra Catarinense, 43.000 m²</text:p>
          </table:table-cell>
          <table:table-cell table:style-name="ce8" office:value-type="currency" office:currency="R$ " office:value="440000" calcext:value-type="currency">
            <text:p>R$ 440,000.00</text:p>
          </table:table-cell>
          <table:table-cell table:style-name="ce3" office:value-type="string" calcext:value-type="string">
            <text:p>Bravimol Brava Imóveis Ltda. - ME</text:p>
          </table:table-cell>
          <table:table-cell table:style-name="ce3" office:value-type="string" calcext:value-type="string">
            <text:p>Código do anúncio: SIT 502</text:p>
            <text:p/>
            <text:p>Uma bela área rural com 43.000,00 m² quase todo em área útil  para você formar um sítio para moradia ou plantio , criação de gado ou ovelhas , etc.. </text:p>
            <text:p>  </text:p>
            <text:p> Fica a 900 m de altitude , 10 km da Cidade por estrada boa ,possui um rancho velho e quatro lagoas  e nascente. </text:p>
            <text:p>  </text:p>
            <text:p> Área escriturada e registrada . </text:p>
            <text:p>  </text:p>
            <text:p> Energia elétrica passa na estrada na frente ao terreno.</text:p>
          </table:table-cell>
          <table:table-cell table:style-name="ce10" office:value-type="string" calcext:value-type="string">
            <text:p><text:a xlink:href="https://sc.olx.com.br/florianopolis-e-regiao/terrenos/alfredo-wagner-serra-catarinense-43-000-m-977464523" xlink:type="simple">https://sc.olx.com.br/florianopolis-e-regiao/terrenos/alfredo-wagner-serra-catarinense-43-000-m-977464523</text:a></text:p>
          </table:table-cell>
          <table:table-cell table:style-name="ce3" office:value-type="string" calcext:value-type="string">
            <text:p>Fazendas</text:p>
          </table:table-cell>
          <table:table-cell table:style-name="ce3" office:value-type="float" office:value="43000" calcext:value-type="float">
            <text:p>43000</text:p>
          </table:table-cell>
          <table:table-cell table:style-name="ce3" office:value-type="float" office:value="88450000" calcext:value-type="float">
            <text:p>88450000</text:p>
          </table:table-cell>
          <table:table-cell table:style-name="ce3" office:value-type="string" calcext:value-type="string">
            <text:p>Alfredo Wagner</text:p>
          </table:table-cell>
          <table:table-cell table:style-name="ce4" table:number-columns-repeated="4"/>
          <table:table-cell table:style-name="ce9" table:formula="of:=[.C37]/[.H37]" office:value-type="currency" office:currency="R$ " office:value="10.2325581395349" calcext:value-type="currency">
            <text:p>R$ 10.23</text:p>
          </table:table-cell>
          <table:table-cell table:number-columns-repeated="1009"/>
        </table:table-row>
        <table:table-row table:style-name="ro1">
          <table:table-cell table:style-name="ce3" office:value-type="float" office:value="35" calcext:value-type="float">
            <text:p>35</text:p>
          </table:table-cell>
          <table:table-cell table:style-name="ce3" office:value-type="string" calcext:value-type="string">
            <text:p>Terreno à venda, 300 m² por R$ 83.000 - Lagoa Cortada - Balneário Gaivota/SC</text:p>
          </table:table-cell>
          <table:table-cell table:style-name="ce8" office:value-type="currency" office:currency="R$ " office:value="83000" calcext:value-type="currency">
            <text:p>R$ 83,000.00</text:p>
          </table:table-cell>
          <table:table-cell table:style-name="ce3" office:value-type="string" calcext:value-type="string">
            <text:p>RSB Imóveis</text:p>
          </table:table-cell>
          <table:table-cell table:style-name="ce3" office:value-type="string" calcext:value-type="string">
            <text:p>Código do anúncio: TE0935</text:p>
            <text:p/>
            <text:p>Terrenos em Balneário Gaivota - SC </text:p>
            <text:p>  </text:p>
            <text:p> Localização: Rua Girassóis (Lagoa Cortada) </text:p>
            <text:p>  </text:p>
            <text:p> Metragem: 12x25 (300m²) </text:p>
            <text:p>  </text:p>
            <text:p> Distancia do mar: 250 metros </text:p>
            <text:p>  </text:p>
            <text:p> Posição solar: Oeste </text:p>
            <text:p>  </text:p>
            <text:p> Documento: Escritura </text:p>
            <text:p>  </text:p>
            <text:p> Valor: R$ 83.000,00 </text:p>
            <text:p>  </text:p>
            <text:p> OBS: São 2 terrenos juntos, o preço de 83.000,00 é unitário. -</text:p>
          </table:table-cell>
          <table:table-cell table:style-name="ce10" office:value-type="string" calcext:value-type="string">
            <text:p><text:a xlink:href="https://sc.olx.com.br/florianopolis-e-regiao/terrenos/terreno-a-venda-300-m-por-r-83-000-lagoa-cortada-balneario-gaivota-sc-910733639" xlink:type="simple">https://sc.olx.com.br/florianopolis-e-regiao/terrenos/terreno-a-venda-300-m-por-r-83-000-lagoa-cortada-balneario-gaivota-sc-910733639</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150" calcext:value-type="float">
            <text:p>R$150</text:p>
          </table:table-cell>
          <table:table-cell table:style-name="ce9" table:formula="of:=[.C38]/[.H38]" office:value-type="currency" office:currency="R$ " office:value="276.666666666667" calcext:value-type="currency">
            <text:p>R$ 276.67</text:p>
          </table:table-cell>
          <table:table-cell table:number-columns-repeated="1009"/>
        </table:table-row>
        <table:table-row table:style-name="ro1">
          <table:table-cell table:style-name="ce3" office:value-type="float" office:value="36" calcext:value-type="float">
            <text:p>36</text:p>
          </table:table-cell>
          <table:table-cell table:style-name="ce3" office:value-type="string" calcext:value-type="string">
            <text:p>FLORIANóPOLIS - Terreno Padrão - Canasvieiras</text:p>
          </table:table-cell>
          <table:table-cell table:style-name="ce8" office:value-type="currency" office:currency="R$ " office:value="378890" calcext:value-type="currency">
            <text:p>R$ 378,890.00</text:p>
          </table:table-cell>
          <table:table-cell table:style-name="ce3" office:value-type="string" calcext:value-type="string">
            <text:p>MASVI Imóveis</text:p>
          </table:table-cell>
          <table:table-cell table:style-name="ce3" office:value-type="string" calcext:value-type="string">
            <text:p>Código do anúncio: 676</text:p>
            <text:p/>
            <text:p>Ótimo condomínio com terrenos amplos, extensa área verde, infraestrutura completa, local tranquilo e localização privilegiada: entre Canasvieiras e Jurerê. Fica próximo ao comércio e escolas de Jurerê e às melhores praias do Norte da Ilha.É um verdadeiro Paraiso Ecológico. Próximo ao Rio Papaquara,com salão de festas e play ground Endereço: Canto do Lamin Condomínio VilaporeSão 21.700m2 com árvores frutíferas e uma variedade de fauna e flora nativa totalmente aproveitáveis. Com deck para pescaria, totaliza 50 lotes com pavimentação,totalmente fechado com guarita.Vantagens da localização, além de toda natureza: 2km de Canasvieiras; 3km da SC 401 e do Sapiens Park e também a 3 Km do centro de Jurerê .Somente 11 terenos a venda.</text:p>
          </table:table-cell>
          <table:table-cell table:style-name="ce10" office:value-type="string" calcext:value-type="string">
            <text:p><text:a xlink:href="https://sc.olx.com.br/florianopolis-e-regiao/terrenos/florianopolis-terreno-padrao-canasvieiras-1000469682" xlink:type="simple">https://sc.olx.com.br/florianopolis-e-regiao/terrenos/florianopolis-terreno-padrao-canasvieiras-1000469682</text:a></text:p>
          </table:table-cell>
          <table:table-cell table:style-name="ce3" office:value-type="string" calcext:value-type="string">
            <text:p>Terrenos</text:p>
          </table:table-cell>
          <table:table-cell table:style-name="ce3" office:value-type="float" office:value="379" calcext:value-type="float">
            <text:p>379</text:p>
          </table:table-cell>
          <table:table-cell table:style-name="ce3" office:value-type="float" office:value="88054610" calcext:value-type="float">
            <text:p>88054610</text:p>
          </table:table-cell>
          <table:table-cell table:style-name="ce3" office:value-type="string" calcext:value-type="string">
            <text:p>Florianopolis</text:p>
          </table:table-cell>
          <table:table-cell table:style-name="ce3" office:value-type="string" calcext:value-type="string">
            <text:p>Canasvieiras</text:p>
          </table:table-cell>
          <table:table-cell table:style-name="ce3" office:value-type="string" calcext:value-type="string">
            <text:p>Rua do Lamim</text:p>
          </table:table-cell>
          <table:table-cell table:number-columns-repeated="2" table:style-name="ce11" office:value-type="float" office:value="0" calcext:value-type="float">
            <text:p>R$0</text:p>
          </table:table-cell>
          <table:table-cell table:style-name="ce9" table:formula="of:=[.C39]/[.H39]" office:value-type="currency" office:currency="R$ " office:value="999.709762532982" calcext:value-type="currency">
            <text:p>R$ 999.71</text:p>
          </table:table-cell>
          <table:table-cell table:number-columns-repeated="1009"/>
        </table:table-row>
        <table:table-row table:style-name="ro1">
          <table:table-cell table:style-name="ce3" office:value-type="float" office:value="37" calcext:value-type="float">
            <text:p>37</text:p>
          </table:table-cell>
          <table:table-cell table:style-name="ce3" office:value-type="string" calcext:value-type="string">
            <text:p>Terreno comercial para locação no Rio Tavares</text:p>
          </table:table-cell>
          <table:table-cell table:style-name="ce8" office:value-type="currency" office:currency="R$ " office:value="1060000" calcext:value-type="currency">
            <text:p>R$ 1,060,000.00</text:p>
          </table:table-cell>
          <table:table-cell table:style-name="ce3" office:value-type="string" calcext:value-type="string">
            <text:p>Hot Imobiliaria</text:p>
          </table:table-cell>
          <table:table-cell table:style-name="ce3" office:value-type="string" calcext:value-type="string">
            <text:p>Código do anúncio: 2239</text:p>
            <text:p/>
            <text:p>Amplo terreno dividido em 03 peças com 1.092m² de área total, sendo 14,00 metros de frente por 78,00 metros de fundo, dispondo de escritório com 30m² privativos, localizado em região privilegiada na SC 405 no Rio Tavares, com grande fluxo diário de pessoas, próximo ao comércio local e o fácil acesso ao Centro da cidade.Valor sujeito a alteração.Agende hoje mesmo sua visita!Contato:  / Outras oportunidades acesse:www.hotimobiliaria.com.br 2239</text:p>
          </table:table-cell>
          <table:table-cell table:style-name="ce10" office:value-type="string" calcext:value-type="string">
            <text:p><text:a xlink:href="https://sc.olx.com.br/florianopolis-e-regiao/terrenos/terreno-comercial-para-locacao-no-rio-tavares-997873911" xlink:type="simple">https://sc.olx.com.br/florianopolis-e-regiao/terrenos/terreno-comercial-para-locacao-no-rio-tavares-997873911</text:a></text:p>
          </table:table-cell>
          <table:table-cell table:style-name="ce3" office:value-type="string" calcext:value-type="string">
            <text:p>Terrenos</text:p>
          </table:table-cell>
          <table:table-cell table:style-name="ce3" office:value-type="float" office:value="1092" calcext:value-type="float">
            <text:p>1092</text:p>
          </table:table-cell>
          <table:table-cell table:style-name="ce3" office:value-type="float" office:value="88048000" calcext:value-type="float">
            <text:p>88048000</text:p>
          </table:table-cell>
          <table:table-cell table:style-name="ce3" office:value-type="string" calcext:value-type="string">
            <text:p>Florianopolis</text:p>
          </table:table-cell>
          <table:table-cell table:style-name="ce3" office:value-type="string" calcext:value-type="string">
            <text:p>Costeira do Pirajubae</text:p>
          </table:table-cell>
          <table:table-cell table:style-name="ce3" office:value-type="string" calcext:value-type="string">
            <text:p>Rodovia Francisco Magno Vieira</text:p>
          </table:table-cell>
          <table:table-cell table:style-name="ce11" office:value-type="float" office:value="0" calcext:value-type="float">
            <text:p>R$0</text:p>
          </table:table-cell>
          <table:table-cell table:style-name="ce11" office:value-type="float" office:value="500" calcext:value-type="float">
            <text:p>R$500</text:p>
          </table:table-cell>
          <table:table-cell table:style-name="ce9" table:formula="of:=[.C40]/[.H40]" office:value-type="currency" office:currency="R$ " office:value="970.695970695971" calcext:value-type="currency">
            <text:p>R$ 970.70</text:p>
          </table:table-cell>
          <table:table-cell table:number-columns-repeated="1009"/>
        </table:table-row>
        <table:table-row table:style-name="ro1">
          <table:table-cell table:style-name="ce3" office:value-type="float" office:value="38" calcext:value-type="float">
            <text:p>38</text:p>
          </table:table-cell>
          <table:table-cell table:style-name="ce3" office:value-type="string" calcext:value-type="string">
            <text:p>Terreno - Florianópolis SC</text:p>
          </table:table-cell>
          <table:table-cell table:style-name="ce8" office:value-type="currency" office:currency="R$ " office:value="5000000" calcext:value-type="currency">
            <text:p>R$ 5,000,000.00</text:p>
          </table:table-cell>
          <table:table-cell table:style-name="ce3" office:value-type="string" calcext:value-type="string">
            <text:p>Paes Imóveis Ltda</text:p>
          </table:table-cell>
          <table:table-cell table:style-name="ce3" office:value-type="string" calcext:value-type="string">
            <text:p>Código do anúncio: 1643</text:p>
            <text:p/>
            <text:p>Amplo terreno, localizado na principal avenida da Lagoa da Conceição, com viabilidade de construção excelente e grande potencial para investimento. </text:p>
            <text:p>  </text:p>
            <text:p> O terreno possui 58m de frente para a Avenida das Rendeiras, sendo 1.904 m² de área total, tendo sobre ele uma edificação com cerca de 150 m². Na região estão localizados os principais comércios, restaurantes, bares e pousadas. Além de estar no coração da Lagoa, se destaca por estar a poucos minutos das praias mais belas de Ilha da Magia, como Praia da Joaquina, Praia Mole e Barra da Lagoa. </text:p>
            <text:p>  </text:p>
            <text:p> Vale destacar a excelente documentação do imóvel, sendo escritura pública definitiva, além de estar inserido, em sua totalidade, em zoneamento ATR - 2.5, que lhe permite um grande aproveitamento para construir. </text:p>
            <text:p>  </text:p>
            <text:p> Não perca a oportunidade de investir num local com excelente potencial, de frente para a Lagoa da Conceição, numa das regiões mais belas de Florianópolis. </text:p>
            <text:p>  </text:p>
            <text:p> Agende sua visita e consulte maiores informações com nossos corretores.</text:p>
          </table:table-cell>
          <table:table-cell table:style-name="ce10" office:value-type="string" calcext:value-type="string">
            <text:p><text:a xlink:href="https://sc.olx.com.br/florianopolis-e-regiao/terrenos/terreno-florianopolis-sc-993017141" xlink:type="simple">https://sc.olx.com.br/florianopolis-e-regiao/terrenos/terreno-florianopolis-sc-993017141</text:a></text:p>
          </table:table-cell>
          <table:table-cell table:style-name="ce3" office:value-type="string" calcext:value-type="string">
            <text:p>Terrenos</text:p>
          </table:table-cell>
          <table:table-cell table:style-name="ce3" office:value-type="float" office:value="1904" calcext:value-type="float">
            <text:p>1904</text:p>
          </table:table-cell>
          <table:table-cell table:style-name="ce3" office:value-type="float" office:value="88062400" calcext:value-type="float">
            <text:p>88062400</text:p>
          </table:table-cell>
          <table:table-cell table:style-name="ce3" office:value-type="string" calcext:value-type="string">
            <text:p>Florianopolis</text:p>
          </table:table-cell>
          <table:table-cell table:style-name="ce3" office:value-type="string" calcext:value-type="string">
            <text:p>Lagoa da Conceicao</text:p>
          </table:table-cell>
          <table:table-cell table:style-name="ce3" office:value-type="string" calcext:value-type="string">
            <text:p>Avenida das Rendeiras</text:p>
          </table:table-cell>
          <table:table-cell table:style-name="ce4" table:number-columns-repeated="2"/>
          <table:table-cell table:style-name="ce9" table:formula="of:=[.C41]/[.H41]" office:value-type="currency" office:currency="R$ " office:value="2626.05042016807" calcext:value-type="currency">
            <text:p>R$ 2,626.05</text:p>
          </table:table-cell>
          <table:table-cell table:number-columns-repeated="1009"/>
        </table:table-row>
        <table:table-row table:style-name="ro1">
          <table:table-cell table:style-name="ce3" office:value-type="float" office:value="39" calcext:value-type="float">
            <text:p>39</text:p>
          </table:table-cell>
          <table:table-cell table:style-name="ce3" office:value-type="string" calcext:value-type="string">
            <text:p>Lote/Terreno para venda tem 6800 metros quadrados em Praia da Ferrugem - Garopaba - SC</text:p>
          </table:table-cell>
          <table:table-cell table:style-name="ce8" office:value-type="currency" office:currency="R$ " office:value="1450000" calcext:value-type="currency">
            <text:p>R$ 1,450,000.00</text:p>
          </table:table-cell>
          <table:table-cell table:style-name="ce3" office:value-type="string" calcext:value-type="string">
            <text:p>ZELI SANTOS SEVERO DE LIMA</text:p>
          </table:table-cell>
          <table:table-cell table:style-name="ce3" office:value-type="string" calcext:value-type="string">
            <text:p>Código do anúncio: Praia Ferrugem</text:p>
            <text:p/>
            <text:p>Belissimos lotes,(COM MATRÍCULAS) são dois lotes num total de 6800m²  de área com vista cinamatografica para o mar. Praia da Ferrugem fica ao sul de Florianópolis, a 90km.  </text:p>
            <text:p> Mar de um lado e do outro a Lagoa,  ponto de encontro de idosos, adultos e jovem (praia boa para surf). </text:p>
            <text:p>  </text:p>
            <text:p> ,</text:p>
          </table:table-cell>
          <table:table-cell table:style-name="ce10" office:value-type="string" calcext:value-type="string">
            <text:p><text:a xlink:href="https://sc.olx.com.br/florianopolis-e-regiao/terrenos/lote-terreno-para-venda-tem-6800-metros-quadrados-em-praia-da-ferrugem-garopaba-sc-934593517" xlink:type="simple">https://sc.olx.com.br/florianopolis-e-regiao/terrenos/lote-terreno-para-venda-tem-6800-metros-quadrados-em-praia-da-ferrugem-garopaba-sc-934593517</text:a></text:p>
          </table:table-cell>
          <table:table-cell table:style-name="ce3" office:value-type="string" calcext:value-type="string">
            <text:p>Terrenos</text:p>
          </table:table-cell>
          <table:table-cell table:style-name="ce3" office:value-type="float" office:value="6800" calcext:value-type="float">
            <text:p>68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42]/[.H42]" office:value-type="currency" office:currency="R$ " office:value="213.235294117647" calcext:value-type="currency">
            <text:p>R$ 213.24</text:p>
          </table:table-cell>
          <table:table-cell table:number-columns-repeated="1009"/>
        </table:table-row>
        <table:table-row table:style-name="ro1">
          <table:table-cell table:style-name="ce3" office:value-type="float" office:value="40" calcext:value-type="float">
            <text:p>40</text:p>
          </table:table-cell>
          <table:table-cell table:style-name="ce3" office:value-type="string" calcext:value-type="string">
            <text:p>FLORIANóPOLIS - Sítio - Campeche</text:p>
          </table:table-cell>
          <table:table-cell table:style-name="ce8" office:value-type="currency" office:currency="R$ " office:value="3800000" calcext:value-type="currency">
            <text:p>R$ 3,800,000.00</text:p>
          </table:table-cell>
          <table:table-cell table:style-name="ce3" office:value-type="string" calcext:value-type="string">
            <text:p>Regiane Balzer</text:p>
          </table:table-cell>
          <table:table-cell table:style-name="ce3" office:value-type="string" calcext:value-type="string">
            <text:p>Código do anúncio: 482</text:p>
            <text:p/>
            <text:p>Sítio a venda no bairro Campeche em Florianópolis </text:p>
            <text:p>  </text:p>
            <text:p>  </text:p>
            <text:p> Clima e tranquilidade de campo, facilidade de uma vida urbana e diversão na belíssima praia do Campeche. </text:p>
            <text:p>  </text:p>
            <text:p> Tudo o que você precisa, em um único lugar. </text:p>
            <text:p>  </text:p>
            <text:p> O IMÓVEL: Trata-se de uma área urbana, com 9.507m², situada na localidade de Areias do Campeche, imóvel cadastrado na PMF e em conformidade com planta de localização e memorial (ART 6838616-8), tem as seguintes medidas e confrontações: frente ao leste, medindo 252,95m: lateral direita sul, medindo 30,74m: fundos a oeste, medindo 227,93m; e lateral esquerda ao norte, medindo 55,66m, perfazendo 9.507m², não sendo objeto de nenhuma reivindicação de matrícula sobreposta. </text:p>
            <text:p>  </text:p>
            <text:p> OBSERVAÇÕES IMPORTANTES. </text:p>
            <text:p>  </text:p>
            <text:p> Acessos pavimentados pela Servidão Ibiza e pela Servidão Garapuvu. </text:p>
            <text:p>  </text:p>
            <text:p> Área é plana e seca, sendo parte gramada e</text:p>
          </table:table-cell>
          <table:table-cell table:style-name="ce10" office:value-type="string" calcext:value-type="string">
            <text:p><text:a xlink:href="https://sc.olx.com.br/florianopolis-e-regiao/terrenos/florianopolis-sitio-campeche-988193012" xlink:type="simple">https://sc.olx.com.br/florianopolis-e-regiao/terrenos/florianopolis-sitio-campeche-988193012</text:a></text:p>
          </table:table-cell>
          <table:table-cell table:style-name="ce3" office:value-type="string" calcext:value-type="string">
            <text:p>Fazendas</text:p>
          </table:table-cell>
          <table:table-cell table:style-name="ce3" office:value-type="float" office:value="9507" calcext:value-type="float">
            <text:p>9507</text:p>
          </table:table-cell>
          <table:table-cell table:style-name="ce3" office:value-type="float" office:value="88066022" calcext:value-type="float">
            <text:p>88066022</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Travessa Ibiza</text:p>
          </table:table-cell>
          <table:table-cell table:style-name="ce4"/>
          <table:table-cell table:style-name="ce11" office:value-type="float" office:value="650" calcext:value-type="float">
            <text:p>R$650</text:p>
          </table:table-cell>
          <table:table-cell table:style-name="ce9" table:formula="of:=[.C43]/[.H43]" office:value-type="currency" office:currency="R$ " office:value="399.705480172504" calcext:value-type="currency">
            <text:p>R$ 399.71</text:p>
          </table:table-cell>
          <table:table-cell table:number-columns-repeated="1009"/>
        </table:table-row>
        <table:table-row table:style-name="ro1">
          <table:table-cell table:style-name="ce3" office:value-type="float" office:value="41" calcext:value-type="float">
            <text:p>41</text:p>
          </table:table-cell>
          <table:table-cell table:style-name="ce3" office:value-type="string" calcext:value-type="string">
            <text:p>FLORIANóPOLIS - Terreno Padrão - Canasvieiras</text:p>
          </table:table-cell>
          <table:table-cell table:style-name="ce8" office:value-type="currency" office:currency="R$ " office:value="485570" calcext:value-type="currency">
            <text:p>R$ 485,570.00</text:p>
          </table:table-cell>
          <table:table-cell table:style-name="ce3" office:value-type="string" calcext:value-type="string">
            <text:p>MASVI Imóveis</text:p>
          </table:table-cell>
          <table:table-cell table:style-name="ce3" office:value-type="string" calcext:value-type="string">
            <text:p>Código do anúncio: 677</text:p>
            <text:p/>
            <text:p>Ótimo condomínio com terrenos amplos, extensa área verde, infraestrutura completa, local tranquilo e localização privilegiada: entre Canasvieiras e Jurerê. Fica próximo ao comércio e escolas de Jurerê e às melhores praias do Norte da Ilha.É um verdadeiro Paraiso Ecológico. Próximo ao Rio Papaquara,com salão de festas e play ground Endereço: Canto do Lamin Condomínio VilaporeSão 21.700m2 com árvores frutíferas e uma variedade de fauna e flora nativa totalmente aproveitáveis. Com deck para pescaria, totaliza 50 lotes com pavimentação,totalmente fechado com guarita.Vantagens da localização, além de toda natureza: 2km de Canasvieiras; 3km da SC 401 e do Sapiens Park e também a 3 Km do centro de Jurerê .Somente 11 terenos a venda, cf. preço de tabela e metragem dos terrenos</text:p>
          </table:table-cell>
          <table:table-cell table:style-name="ce10" office:value-type="string" calcext:value-type="string">
            <text:p><text:a xlink:href="https://sc.olx.com.br/florianopolis-e-regiao/terrenos/florianopolis-terreno-padrao-canasvieiras-1000463419" xlink:type="simple">https://sc.olx.com.br/florianopolis-e-regiao/terrenos/florianopolis-terreno-padrao-canasvieiras-1000463419</text:a></text:p>
          </table:table-cell>
          <table:table-cell table:style-name="ce3" office:value-type="string" calcext:value-type="string">
            <text:p>Terrenos</text:p>
          </table:table-cell>
          <table:table-cell table:style-name="ce3" office:value-type="float" office:value="486" calcext:value-type="float">
            <text:p>486</text:p>
          </table:table-cell>
          <table:table-cell table:style-name="ce3" office:value-type="float" office:value="88054610" calcext:value-type="float">
            <text:p>88054610</text:p>
          </table:table-cell>
          <table:table-cell table:style-name="ce3" office:value-type="string" calcext:value-type="string">
            <text:p>Florianopolis</text:p>
          </table:table-cell>
          <table:table-cell table:style-name="ce3" office:value-type="string" calcext:value-type="string">
            <text:p>Canasvieiras</text:p>
          </table:table-cell>
          <table:table-cell table:style-name="ce3" office:value-type="string" calcext:value-type="string">
            <text:p>Rua do Lamim</text:p>
          </table:table-cell>
          <table:table-cell table:number-columns-repeated="2" table:style-name="ce11" office:value-type="float" office:value="0" calcext:value-type="float">
            <text:p>R$0</text:p>
          </table:table-cell>
          <table:table-cell table:style-name="ce9" table:formula="of:=[.C44]/[.H44]" office:value-type="currency" office:currency="R$ " office:value="999.115226337449" calcext:value-type="currency">
            <text:p>R$ 999.12</text:p>
          </table:table-cell>
          <table:table-cell table:number-columns-repeated="1009"/>
        </table:table-row>
        <table:table-row table:style-name="ro1">
          <table:table-cell table:style-name="ce3" office:value-type="float" office:value="42" calcext:value-type="float">
            <text:p>42</text:p>
          </table:table-cell>
          <table:table-cell table:style-name="ce3" office:value-type="string" calcext:value-type="string">
            <text:p>Florianópolis - Terreno Padrão - Jurerê Internacional</text:p>
          </table:table-cell>
          <table:table-cell table:style-name="ce8" office:value-type="currency" office:currency="R$ " office:value="5000000" calcext:value-type="currency">
            <text:p>R$ 5,000,000.00</text:p>
          </table:table-cell>
          <table:table-cell table:style-name="ce3" office:value-type="string" calcext:value-type="string">
            <text:p>Viva Jurerê Imobiliária</text:p>
          </table:table-cell>
          <table:table-cell table:style-name="ce3" office:value-type="string" calcext:value-type="string">
            <text:p>Código do anúncio: 1274</text:p>
            <text:p/>
            <text:p>Praticamente a única opção com 900m² da região, exclusiva localização, apenas 100 metros do mar e 100 metros do Jurerê Open Shopping, região central do bairro.</text:p>
          </table:table-cell>
          <table:table-cell table:style-name="ce10" office:value-type="string" calcext:value-type="string">
            <text:p><text:a xlink:href="https://sc.olx.com.br/florianopolis-e-regiao/terrenos/florianopolis-terreno-padrao-jurere-internacional-993854077" xlink:type="simple">https://sc.olx.com.br/florianopolis-e-regiao/terrenos/florianopolis-terreno-padrao-jurere-internacional-993854077</text:a></text:p>
          </table:table-cell>
          <table:table-cell table:style-name="ce3" office:value-type="string" calcext:value-type="string">
            <text:p>Terrenos</text:p>
          </table:table-cell>
          <table:table-cell table:style-name="ce3" office:value-type="float" office:value="900" calcext:value-type="float">
            <text:p>900</text:p>
          </table:table-cell>
          <table:table-cell table:style-name="ce3" office:value-type="float" office:value="88053358" calcext:value-type="float">
            <text:p>88053358</text:p>
          </table:table-cell>
          <table:table-cell table:style-name="ce3" office:value-type="string" calcext:value-type="string">
            <text:p>Florianopolis</text:p>
          </table:table-cell>
          <table:table-cell table:style-name="ce3" office:value-type="string" calcext:value-type="string">
            <text:p>Jurere Internacional</text:p>
          </table:table-cell>
          <table:table-cell table:style-name="ce3" office:value-type="string" calcext:value-type="string">
            <text:p>Travessa dos Paratis</text:p>
          </table:table-cell>
          <table:table-cell table:style-name="ce4" table:number-columns-repeated="2"/>
          <table:table-cell table:style-name="ce9" table:formula="of:=[.C45]/[.H45]" office:value-type="currency" office:currency="R$ " office:value="5555.55555555556" calcext:value-type="currency">
            <text:p>R$ 5,555.56</text:p>
          </table:table-cell>
          <table:table-cell table:number-columns-repeated="1009"/>
        </table:table-row>
        <table:table-row table:style-name="ro1">
          <table:table-cell table:style-name="ce3" office:value-type="float" office:value="43" calcext:value-type="float">
            <text:p>43</text:p>
          </table:table-cell>
          <table:table-cell table:style-name="ce3" office:value-type="string" calcext:value-type="string">
            <text:p>Terreno a Venda em São José, SC</text:p>
          </table:table-cell>
          <table:table-cell table:style-name="ce8" office:value-type="currency" office:currency="R$ " office:value="310000" calcext:value-type="currency">
            <text:p>R$ 310,000.00</text:p>
          </table:table-cell>
          <table:table-cell table:style-name="ce3" office:value-type="string" calcext:value-type="string">
            <text:p>HELP IMÓVEIS</text:p>
          </table:table-cell>
          <table:table-cell table:style-name="ce3" office:value-type="string" calcext:value-type="string">
            <text:p>Código do anúncio: 1497</text:p>
            <text:p/>
            <text:p>Quais são os seus planos para o futuro? Se for morar ao lado da natureza e oferecer qualidade de vida e segurança para a sua família, já encontrou o local perfeito.Terreno com 450 m²Um Condomínio de Alto Padrão, com uma vista maravilhosa para o litoral da Grande Florianópolis e uma Infraestrutura Completa:Portaria 24 horasEmpreendimento 100% monitoradoIluminação Quadras de esporteQuiosques com churrasqueira a carvãoCancha de bochas02 Salões de festasPiscinaPista de skate Excelente área verde preservada agregando qualidade de vida no condomínioLocalização estratégica próximo a rodovia BR-101, com fácil acesso ao centro da ilha de Florianópolis, Bairro Kobrasol, Campinas, Shopping Centers, Supermercados e demais comércios da região.Gostou?Fale agora com um de nossos especialistas e solicite maiores informações: .</text:p>
          </table:table-cell>
          <table:table-cell table:style-name="ce10" office:value-type="string" calcext:value-type="string">
            <text:p><text:a xlink:href="https://sc.olx.com.br/florianopolis-e-regiao/terrenos/terreno-a-venda-em-sao-jose-sc-988383802" xlink:type="simple">https://sc.olx.com.br/florianopolis-e-regiao/terrenos/terreno-a-venda-em-sao-jose-sc-988383802</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108190" calcext:value-type="float">
            <text:p>88108190</text:p>
          </table:table-cell>
          <table:table-cell table:style-name="ce3" office:value-type="string" calcext:value-type="string">
            <text:p>Sao Jose</text:p>
          </table:table-cell>
          <table:table-cell table:style-name="ce3" office:value-type="string" calcext:value-type="string">
            <text:p>Rocado</text:p>
          </table:table-cell>
          <table:table-cell table:style-name="ce3" office:value-type="string" calcext:value-type="string">
            <text:p>Rua Francelina Domingos de Jesus</text:p>
          </table:table-cell>
          <table:table-cell table:number-columns-repeated="2" table:style-name="ce11" office:value-type="float" office:value="0" calcext:value-type="float">
            <text:p>R$0</text:p>
          </table:table-cell>
          <table:table-cell table:style-name="ce9" table:formula="of:=[.C46]/[.H46]" office:value-type="currency" office:currency="R$ " office:value="688.888888888889" calcext:value-type="currency">
            <text:p>R$ 688.89</text:p>
          </table:table-cell>
          <table:table-cell table:number-columns-repeated="1009"/>
        </table:table-row>
        <table:table-row table:style-name="ro1">
          <table:table-cell table:style-name="ce3" office:value-type="float" office:value="44" calcext:value-type="float">
            <text:p>44</text:p>
          </table:table-cell>
          <table:table-cell table:style-name="ce3" office:value-type="string" calcext:value-type="string">
            <text:p>NOVA SÃO JOSÉ 1.387,09m2 viab. 6 and. Res. E Ind.coml! </text:p>
          </table:table-cell>
          <table:table-cell table:style-name="ce8" office:value-type="currency" office:currency="R$ " office:value="580000" calcext:value-type="currency">
            <text:p>R$ 580,000.00</text:p>
          </table:table-cell>
          <table:table-cell table:style-name="ce3" office:value-type="string" calcext:value-type="string">
            <text:p>B e m d e i m o v e i s (48)99698 7777</text:p>
          </table:table-cell>
          <table:table-cell table:style-name="ce3" office:value-type="string" calcext:value-type="string">
            <text:p>+ inf. Whats 9969... ver número </text:p>
            <text:p/>
            <text:p>* Junto ao Brasil Atacadista, futuro HARD ROCK CAFÉ, e futura, alça de Contorno Rodoanel</text:p>
            <text:p/>
            <text:p>* ME acione  e agende uma  visita no whats 48 9969... ver número com CLAYTON </text:p>
            <text:p> </text:p>
            <text:p/>
            <text:p/>
          </table:table-cell>
          <table:table-cell table:style-name="ce10" office:value-type="string" calcext:value-type="string">
            <text:p><text:a xlink:href="https://sc.olx.com.br/florianopolis-e-regiao/terrenos/nova-sao-jose-1-387-09m2-viab-6-and-res-e-ind-coml-975728209" xlink:type="simple">https://sc.olx.com.br/florianopolis-e-regiao/terrenos/nova-sao-jose-1-387-09m2-viab-6-and-res-e-ind-coml-975728209</text:a></text:p>
          </table:table-cell>
          <table:table-cell table:style-name="ce3" office:value-type="string" calcext:value-type="string">
            <text:p>Terrenos</text:p>
          </table:table-cell>
          <table:table-cell table:style-name="ce3" office:value-type="float" office:value="1387" calcext:value-type="float">
            <text:p>1387</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style-name="ce11" office:value-type="float" office:value="0" calcext:value-type="float">
            <text:p>R$0</text:p>
          </table:table-cell>
          <table:table-cell table:style-name="ce4"/>
          <table:table-cell table:style-name="ce9" table:formula="of:=[.C47]/[.H47]" office:value-type="currency" office:currency="R$ " office:value="418.168709444845" calcext:value-type="currency">
            <text:p>R$ 418.17</text:p>
          </table:table-cell>
          <table:table-cell table:number-columns-repeated="1009"/>
        </table:table-row>
        <table:table-row table:style-name="ro1">
          <table:table-cell table:style-name="ce3" office:value-type="float" office:value="45" calcext:value-type="float">
            <text:p>45</text:p>
          </table:table-cell>
          <table:table-cell table:style-name="ce3" office:value-type="string" calcext:value-type="string">
            <text:p>FLORIANóPOLIS - Terreno Padrão - Carvoeira</text:p>
          </table:table-cell>
          <table:table-cell table:style-name="ce8" office:value-type="currency" office:currency="R$ " office:value="510000" calcext:value-type="currency">
            <text:p>R$ 510,000.00</text:p>
          </table:table-cell>
          <table:table-cell table:style-name="ce3" office:value-type="string" calcext:value-type="string">
            <text:p>Raffs Imobiliária</text:p>
          </table:table-cell>
          <table:table-cell table:style-name="ce3" office:value-type="string" calcext:value-type="string">
            <text:p>Código do anúncio: 448</text:p>
            <text:p/>
            <text:p>Ótimo terreno em localização privilegiada, localizado em  loteamento de alto padrão no bairro da Carvoeira.  </text:p>
            <text:p>  </text:p>
            <text:p> Terreno localizado a poucos metros da UFSC, loteamento Jardim Cidade Universitária, vizinhança de alto padrão. </text:p>
            <text:p>  </text:p>
            <text:p> Medindo 511M²  </text:p>
            <text:p> Aproximadamente 14.20 de frente / 36.50 de fundos. </text:p>
            <text:p>  </text:p>
            <text:p> Projeto aprovado de uma casa com 2 andares </text:p>
            <text:p>  </text:p>
            <text:p> Agende sua visita!  </text:p>
            <text:p>  </text:p>
            <text:p> Ricardo Raffs -</text:p>
          </table:table-cell>
          <table:table-cell table:style-name="ce10" office:value-type="string" calcext:value-type="string">
            <text:p><text:a xlink:href="https://sc.olx.com.br/florianopolis-e-regiao/terrenos/florianopolis-terreno-padrao-carvoeira-995045662" xlink:type="simple">https://sc.olx.com.br/florianopolis-e-regiao/terrenos/florianopolis-terreno-padrao-carvoeira-995045662</text:a></text:p>
          </table:table-cell>
          <table:table-cell table:style-name="ce3" office:value-type="string" calcext:value-type="string">
            <text:p>Terrenos</text:p>
          </table:table-cell>
          <table:table-cell table:style-name="ce3" office:value-type="float" office:value="511" calcext:value-type="float">
            <text:p>511</text:p>
          </table:table-cell>
          <table:table-cell table:style-name="ce3" office:value-type="float" office:value="88040520" calcext:value-type="float">
            <text:p>88040520</text:p>
          </table:table-cell>
          <table:table-cell table:style-name="ce3" office:value-type="string" calcext:value-type="string">
            <text:p>Florianopolis</text:p>
          </table:table-cell>
          <table:table-cell table:style-name="ce3" office:value-type="string" calcext:value-type="string">
            <text:p>Carvoeira</text:p>
          </table:table-cell>
          <table:table-cell table:style-name="ce3" office:value-type="string" calcext:value-type="string">
            <text:p>Rua Julio D'Acia Barreto</text:p>
          </table:table-cell>
          <table:table-cell table:style-name="ce4" table:number-columns-repeated="2"/>
          <table:table-cell table:style-name="ce9" table:formula="of:=[.C48]/[.H48]" office:value-type="currency" office:currency="R$ " office:value="998.043052837573" calcext:value-type="currency">
            <text:p>R$ 998.04</text:p>
          </table:table-cell>
          <table:table-cell table:number-columns-repeated="1009"/>
        </table:table-row>
        <table:table-row table:style-name="ro1">
          <table:table-cell table:style-name="ce3" office:value-type="float" office:value="46" calcext:value-type="float">
            <text:p>46</text:p>
          </table:table-cell>
          <table:table-cell table:style-name="ce3" office:value-type="string" calcext:value-type="string">
            <text:p>Lotes Vale Verde, Palhoça, SC</text:p>
          </table:table-cell>
          <table:table-cell table:style-name="ce8" office:value-type="currency" office:currency="R$ " office:value="118000" calcext:value-type="currency">
            <text:p>R$ 118,000.00</text:p>
          </table:table-cell>
          <table:table-cell table:style-name="ce3" office:value-type="string" calcext:value-type="string">
            <text:p>Marcelo Lins Corretor de Imóveis</text:p>
          </table:table-cell>
          <table:table-cell table:style-name="ce3" office:value-type="string" calcext:value-type="string">
            <text:p>Tenho várias opções no Lot. Vale Verde em Palhoça, SC.</text:p>
            <text:p>A partir de 200m²</text:p>
            <text:p>A partir de R$118.000,00</text:p>
            <text:p/>
            <text:p>Marcelo Lins CRECI 28775F</text:p>
            <text:p/>
            <text:p>48 9... ver número</text:p>
            <text:p/>
            <text:p>Ha 08 anos em busca do melhor negócio.</text:p>
          </table:table-cell>
          <table:table-cell table:style-name="ce10" office:value-type="string" calcext:value-type="string">
            <text:p><text:a xlink:href="https://sc.olx.com.br/florianopolis-e-regiao/terrenos/lotes-vale-verde-palhoca-sc-1000462721" xlink:type="simple">https://sc.olx.com.br/florianopolis-e-regiao/terrenos/lotes-vale-verde-palhoca-sc-1000462721</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39899" calcext:value-type="float">
            <text:p>88139899</text:p>
          </table:table-cell>
          <table:table-cell table:style-name="ce3" office:value-type="string" calcext:value-type="string">
            <text:p>Palhoca</text:p>
          </table:table-cell>
          <table:table-cell table:style-name="ce3" office:value-type="string" calcext:value-type="string">
            <text:p>Area Rural de Palhoca</text:p>
          </table:table-cell>
          <table:table-cell table:style-name="ce3" office:value-type="string" calcext:value-type="string">
            <text:p>Area Rural</text:p>
          </table:table-cell>
          <table:table-cell table:style-name="ce4" table:number-columns-repeated="2"/>
          <table:table-cell table:style-name="ce9" table:formula="of:=[.C49]/[.H49]" office:value-type="currency" office:currency="R$ " office:value="590" calcext:value-type="currency">
            <text:p>R$ 590.00</text:p>
          </table:table-cell>
          <table:table-cell table:number-columns-repeated="1009"/>
        </table:table-row>
        <table:table-row table:style-name="ro1">
          <table:table-cell table:style-name="ce3" office:value-type="float" office:value="47" calcext:value-type="float">
            <text:p>47</text:p>
          </table:table-cell>
          <table:table-cell table:style-name="ce3" office:value-type="string" calcext:value-type="string">
            <text:p>Lote c/ 304m² (14,00 x 21,72) Loteamento Green Guarda em Palhoça SC</text:p>
          </table:table-cell>
          <table:table-cell table:style-name="ce8" office:value-type="currency" office:currency="R$ " office:value="145000" calcext:value-type="currency">
            <text:p>R$ 145,000.00</text:p>
          </table:table-cell>
          <table:table-cell table:style-name="ce3" office:value-type="string" calcext:value-type="string">
            <text:p>Arion Matos Consultor Imobiliário</text:p>
          </table:table-cell>
          <table:table-cell table:style-name="ce3" office:value-type="string" calcext:value-type="string">
            <text:p>Código do anúncio: 9181... ver número</text:p>
            <text:p/>
            <text:p>Loteamento Green Guarda em Palhoça  </text:p>
            <text:p> Lote 8 - Quadra E , lote exclusivo, corretores(as) faço parcerias. </text:p>
            <text:p>  </text:p>
            <text:p> Preço do lote - R$ 145.000,00 </text:p>
            <text:p>  </text:p>
            <text:p>  </text:p>
            <text:p>  </text:p>
            <text:p> O loteamento está em uma crescente e fica localizado a apenas 3 km do centro de Palhoça e 900 m da BR-101, próximo à Polícia Rodoviária Federal. </text:p>
            <text:p> . </text:p>
            <text:p> . </text:p>
            <text:p> . </text:p>
            <text:p> . </text:p>
            <text:p> . </text:p>
            <text:p> Quer ser bem atendido(a), com agilidade, responsabilidade, dedicação e TRANSPARÊNCIA no atendimento, sem "mimimi" de corretor(a) ? </text:p>
            <text:p> . </text:p>
            <text:p> . </text:p>
            <text:p> ÁRION MATTOS - CONSULTOR IMOBILIÁRIO </text:p>
            <text:p> Registro no CRECI/SC - 30153 </text:p>
            <text:p> Vivo/WhatsApp - (48) 9 9 1 0 9 4 9 9 5 </text:p>
            <text:p>  </text:p>
            <text:p> Me coloco à disposição pra lhe dar melhor atenção, enviar mais informações ou se preferir agendarmos uma visita no local </text:p>
            <text:p>  </text:p>
            <text:p> Caso não atenda ao que busca, podemos estar falando de outras possibilidades, trabalho com foco no ATENDIMENTO, buscando entender as necessidades e exigências de cada cliente e auxiliando no processo de compra/venda.  </text:p>
            <text:p>  </text:p>
            <text:p> Á DISPOSIÇÃO!</text:p>
          </table:table-cell>
          <table:table-cell table:style-name="ce10" office:value-type="string" calcext:value-type="string">
            <text:p><text:a xlink:href="https://sc.olx.com.br/florianopolis-e-regiao/terrenos/lote-c-304m-14-00-x-21-72-loteamento-green-guarda-em-palhoca-sc-994430419" xlink:type="simple">https://sc.olx.com.br/florianopolis-e-regiao/terrenos/lote-c-304m-14-00-x-21-72-loteamento-green-guarda-em-palhoca-sc-994430419</text:a></text:p>
          </table:table-cell>
          <table:table-cell table:style-name="ce3" office:value-type="string" calcext:value-type="string">
            <text:p>Terrenos</text:p>
          </table:table-cell>
          <table:table-cell table:style-name="ce3" office:value-type="float" office:value="303" calcext:value-type="float">
            <text:p>303</text:p>
          </table:table-cell>
          <table:table-cell table:style-name="ce3" office:value-type="float" office:value="88135360" calcext:value-type="float">
            <text:p>88135360</text:p>
          </table:table-cell>
          <table:table-cell table:style-name="ce3" office:value-type="string" calcext:value-type="string">
            <text:p>Palhoca</text:p>
          </table:table-cell>
          <table:table-cell table:style-name="ce3" office:value-type="string" calcext:value-type="string">
            <text:p>Guarda do Cubatao</text:p>
          </table:table-cell>
          <table:table-cell table:style-name="ce3" office:value-type="string" calcext:value-type="string">
            <text:p>Rua Nereu Ghizoni</text:p>
          </table:table-cell>
          <table:table-cell table:style-name="ce4" table:number-columns-repeated="2"/>
          <table:table-cell table:style-name="ce9" table:formula="of:=[.C50]/[.H50]" office:value-type="currency" office:currency="R$ " office:value="478.547854785479" calcext:value-type="currency">
            <text:p>R$ 478.55</text:p>
          </table:table-cell>
          <table:table-cell table:number-columns-repeated="1009"/>
        </table:table-row>
        <table:table-row table:style-name="ro1">
          <table:table-cell table:style-name="ce3" office:value-type="float" office:value="48" calcext:value-type="float">
            <text:p>48</text:p>
          </table:table-cell>
          <table:table-cell table:style-name="ce3" office:value-type="string" calcext:value-type="string">
            <text:p>SÍTIO RURAL EM RANCHO QUEIMADO! OPÇÕES DE 7 A 43 HECTARES!</text:p>
          </table:table-cell>
          <table:table-cell table:style-name="ce8" office:value-type="currency" office:currency="R$ " office:value="250000" calcext:value-type="currency">
            <text:p>R$ 250,000.00</text:p>
          </table:table-cell>
          <table:table-cell table:style-name="ce3" office:value-type="string" calcext:value-type="string">
            <text:p>AUGUSTO AMORIM CONSULTORIA IMOBILIARIA</text:p>
          </table:table-cell>
          <table:table-cell table:style-name="ce3" office:value-type="string" calcext:value-type="string">
            <text:p>Código do anúncio: 2021</text:p>
            <text:p/>
            <text:p>IMÓVEL COM ESCRITURA!40% DE ENTRADA E SALDO EM 10X!O município de Rancho Queimado está localizado na região da Grande Florianópolis, distante 60 km da capital. Fundada em 08 de Novembro de 1962, o município conserva as tradições e costume dos colonizadores alemães.As principais atividades econômicas do município são turismo e agricultura, com destaque para a produção de cebola, feijão, tomate, milho e morango.OPORTUNIDADE DE IMÓVEL RURAL!Opção de sítios de 7 a 43 Hectares, frente para rodovia, excelente opção para lazer e investimento.SOLICITE CONTATO PARA MAIS INFORMAÇÕES E AGENDAMENTO DE VISITA!</text:p>
          </table:table-cell>
          <table:table-cell table:style-name="ce10" office:value-type="string" calcext:value-type="string">
            <text:p><text:a xlink:href="https://sc.olx.com.br/florianopolis-e-regiao/terrenos/sitio-rural-em-rancho-queimado-opcoes-de-7-a-43-hectares-994239374" xlink:type="simple">https://sc.olx.com.br/florianopolis-e-regiao/terrenos/sitio-rural-em-rancho-queimado-opcoes-de-7-a-43-hectares-994239374</text:a></text:p>
          </table:table-cell>
          <table:table-cell table:style-name="ce3" office:value-type="string" calcext:value-type="string">
            <text:p>Fazendas</text:p>
          </table:table-cell>
          <table:table-cell table:style-name="ce3" office:value-type="float" office:value="57000" calcext:value-type="float">
            <text:p>57000</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2"/>
          <table:table-cell table:number-columns-repeated="2" table:style-name="ce11" office:value-type="float" office:value="0" calcext:value-type="float">
            <text:p>R$0</text:p>
          </table:table-cell>
          <table:table-cell table:style-name="ce9" table:formula="of:=[.C51]/[.H51]" office:value-type="currency" office:currency="R$ " office:value="4.3859649122807" calcext:value-type="currency">
            <text:p>R$ 4.39</text:p>
          </table:table-cell>
          <table:table-cell table:number-columns-repeated="1009"/>
        </table:table-row>
        <table:table-row table:style-name="ro1">
          <table:table-cell table:style-name="ce3" office:value-type="float" office:value="49" calcext:value-type="float">
            <text:p>49</text:p>
          </table:table-cell>
          <table:table-cell table:style-name="ce3" office:value-type="string" calcext:value-type="string">
            <text:p>Terreno para Venda em Palhoça, Enseada de Brito</text:p>
          </table:table-cell>
          <table:table-cell table:style-name="ce8" office:value-type="currency" office:currency="R$ " office:value="440000" calcext:value-type="currency">
            <text:p>R$ 440,000.00</text:p>
          </table:table-cell>
          <table:table-cell table:style-name="ce3" office:value-type="string" calcext:value-type="string">
            <text:p>Luiz César da Silveira</text:p>
          </table:table-cell>
          <table:table-cell table:style-name="ce3" office:value-type="string" calcext:value-type="string">
            <text:p>Código do anúncio: TERPH440_2-1356147</text:p>
            <text:p/>
            <text:p>Lindo Terreno na Enseda de Brito com 1.281 m² Plano  - A poucos metros do Mar  - Mercado Perto  - Acesso fácil  -Com Escritura Pública  14 km do Centro Palhoça (menos de 15 minutos)  Viabilidade: ATR-2 = 4 pavimentos, Taxa de ocupação 50%, Índice de aproveitamento máximo 2  Ótimo para Prédio, Casas ou Uma Bela residência unifamiliar</text:p>
          </table:table-cell>
          <table:table-cell table:style-name="ce10" office:value-type="string" calcext:value-type="string">
            <text:p><text:a xlink:href="https://sc.olx.com.br/florianopolis-e-regiao/terrenos/terreno-para-venda-em-palhoca-enseada-de-brito-996798105" xlink:type="simple">https://sc.olx.com.br/florianopolis-e-regiao/terrenos/terreno-para-venda-em-palhoca-enseada-de-brito-996798105</text:a></text:p>
          </table:table-cell>
          <table:table-cell table:style-name="ce3" office:value-type="string" calcext:value-type="string">
            <text:p>Terrenos</text:p>
          </table:table-cell>
          <table:table-cell table:style-name="ce3" office:value-type="float" office:value="12" calcext:value-type="float">
            <text:p>12</text:p>
          </table:table-cell>
          <table:table-cell table:style-name="ce3" office:value-type="float" office:value="88138780" calcext:value-type="float">
            <text:p>88138780</text:p>
          </table:table-cell>
          <table:table-cell table:style-name="ce3" office:value-type="string" calcext:value-type="string">
            <text:p>Palhoca</text:p>
          </table:table-cell>
          <table:table-cell table:style-name="ce3" office:value-type="string" calcext:value-type="string">
            <text:p>Enseada do Brito (Ens Brito)</text:p>
          </table:table-cell>
          <table:table-cell table:style-name="ce3" office:value-type="string" calcext:value-type="string">
            <text:p>Rua Isabel dos Anjos Candido</text:p>
          </table:table-cell>
          <table:table-cell table:number-columns-repeated="2" table:style-name="ce11" office:value-type="float" office:value="0" calcext:value-type="float">
            <text:p>R$0</text:p>
          </table:table-cell>
          <table:table-cell table:style-name="ce9" table:formula="of:=[.C52]/[.H52]" office:value-type="currency" office:currency="R$ " office:value="36666.6666666667" calcext:value-type="currency">
            <text:p>R$ 36,666.67</text:p>
          </table:table-cell>
          <table:table-cell table:number-columns-repeated="1009"/>
        </table:table-row>
        <table:table-row table:style-name="ro1">
          <table:table-cell table:style-name="ce3" office:value-type="float" office:value="50" calcext:value-type="float">
            <text:p>50</text:p>
          </table:table-cell>
          <table:table-cell table:style-name="ce3" office:value-type="string" calcext:value-type="string">
            <text:p>Terreno à venda, 300 m² por R$ 65.000,00 - Village Dunas 1 - Balneário Gaivota/SC</text:p>
          </table:table-cell>
          <table:table-cell table:style-name="ce8" office:value-type="currency" office:currency="R$ " office:value="65000" calcext:value-type="currency">
            <text:p>R$ 65,000.00</text:p>
          </table:table-cell>
          <table:table-cell table:style-name="ce3" office:value-type="string" calcext:value-type="string">
            <text:p>RSB Imóveis</text:p>
          </table:table-cell>
          <table:table-cell table:style-name="ce3" office:value-type="string" calcext:value-type="string">
            <text:p>Código do anúncio: TE1000</text:p>
            <text:p/>
            <text:p>Terreno no Village Dunas, Balneário Gaivota/SC </text:p>
            <text:p>  </text:p>
            <text:p> Medindo 12x25 (300m²), localizado a apenas 800 metros do mare 3km do centro. </text:p>
            <text:p>  </text:p>
            <text:p> Terreno em rua com com pavimentação, internet e com energia elétrica, pronto para construir! </text:p>
            <text:p>  </text:p>
            <text:p> Mais informações, entre em contato! </text:p>
            <text:p>  -</text:p>
          </table:table-cell>
          <table:table-cell table:style-name="ce10" office:value-type="string" calcext:value-type="string">
            <text:p><text:a xlink:href="https://sc.olx.com.br/florianopolis-e-regiao/terrenos/terreno-a-venda-300-m-por-r-65-000-00-village-dunas-1-balneario-gaivota-sc-910733629" xlink:type="simple">https://sc.olx.com.br/florianopolis-e-regiao/terrenos/terreno-a-venda-300-m-por-r-65-000-00-village-dunas-1-balneario-gaivota-sc-910733629</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53]/[.H53]" office:value-type="currency" office:currency="R$ " office:value="216.666666666667" calcext:value-type="currency">
            <text:p>R$ 216.67</text:p>
          </table:table-cell>
          <table:table-cell table:number-columns-repeated="1009"/>
        </table:table-row>
        <table:table-row table:style-name="ro1">
          <table:table-cell table:style-name="ce3" office:value-type="float" office:value="51" calcext:value-type="float">
            <text:p>51</text:p>
          </table:table-cell>
          <table:table-cell table:style-name="ce3" office:value-type="string" calcext:value-type="string">
            <text:p>Terreno a venda em Jurerê Internacional - a 100 metros da praia</text:p>
          </table:table-cell>
          <table:table-cell table:style-name="ce8" office:value-type="currency" office:currency="R$ " office:value="5850000" calcext:value-type="currency">
            <text:p>R$ 5,850,000.00</text:p>
          </table:table-cell>
          <table:table-cell table:style-name="ce3" office:value-type="string" calcext:value-type="string">
            <text:p>Morar em Jurerê</text:p>
          </table:table-cell>
          <table:table-cell table:style-name="ce3" office:value-type="string" calcext:value-type="string">
            <text:p>Código do anúncio: TeAle186</text:p>
            <text:p/>
            <text:p>Você gostaria de segurança na hora da compra do seu imóvel, com relação a todo o processo e as documentações? </text:p>
            <text:p>  </text:p>
            <text:p> E além de tudo, ter realmente todas as melhores opções e possibilidades à sua disposição?  </text:p>
            <text:p>  </text:p>
            <text:p> Sabemos que é importante a lisura e transparência, desde o momento de procura até a escrituração do imóvel desejado. </text:p>
            <text:p>  </text:p>
            <text:p> Temos muito a oferecer aqui em Jurerê para sua busca, para realizar seu desejo, seja ele para viver, investir, ou curtir suas férias.  </text:p>
            <text:p>  </text:p>
            <text:p> Vivemos Jurerê 24 h por dia, porque definitivamente estamos com escritório e moramos aqui, e procuramos estar por dentro de todas as informações possíveis. </text:p>
            <text:p>  </text:p>
            <text:p> Além do mais, importante destacar alguns fatores sobre o bairro. </text:p>
            <text:p> Primeiramente é falarmos sobre o bairro planejado que é, com suas ruas limpas e retas, muita área verde de preservação. </text:p>
            <text:p>  </text:p>
            <text:p> Em segundo é com relação a água balneável, a segurança em se viver aqui e a oferta de comércio e serviços. </text:p>
            <text:p>  </text:p>
            <text:p> Terceiro, é sobre os locais de passeio que temos aqui além da praia, que são o Passeio dos Namorados e o Bosque do Amoraeville. </text:p>
            <text:p>  </text:p>
            <text:p> Venha e confira todas estas informações e compre seu apartamento ou casa conosco. </text:p>
            <text:p>  </text:p>
            <text:p> Se você procura um local privilegiado em Jurerê Internacional, próximo a praia e ao lado do movimento do Open Shopping, este é o local. </text:p>
            <text:p>  </text:p>
            <text:p> Mais informações sob consulta. </text:p>
            <text:p>  </text:p>
            <text:p> Características do imóvel </text:p>
            <text:p> Água Encanada </text:p>
            <text:p> Energia Elétrica </text:p>
            <text:p> Murado </text:p>
            <text:p> Rua Asfaltada </text:p>
            <text:p>  </text:p>
            <text:p> Mais informações em www.moraremjurere.com.br</text:p>
          </table:table-cell>
          <table:table-cell table:style-name="ce10" office:value-type="string" calcext:value-type="string">
            <text:p><text:a xlink:href="https://sc.olx.com.br/florianopolis-e-regiao/terrenos/terreno-a-venda-em-jurere-internacional-a-100-metros-da-praia-932816843" xlink:type="simple">https://sc.olx.com.br/florianopolis-e-regiao/terrenos/terreno-a-venda-em-jurere-internacional-a-100-metros-da-praia-932816843</text:a></text:p>
          </table:table-cell>
          <table:table-cell table:style-name="ce3" office:value-type="string" calcext:value-type="string">
            <text:p>Terrenos</text:p>
          </table:table-cell>
          <table:table-cell table:style-name="ce3" office:value-type="float" office:value="915" calcext:value-type="float">
            <text:p>915</text:p>
          </table:table-cell>
          <table:table-cell table:style-name="ce3" office:value-type="float" office:value="88053354" calcext:value-type="float">
            <text:p>88053354</text:p>
          </table:table-cell>
          <table:table-cell table:style-name="ce3" office:value-type="string" calcext:value-type="string">
            <text:p>Florianopolis</text:p>
          </table:table-cell>
          <table:table-cell table:style-name="ce3" office:value-type="string" calcext:value-type="string">
            <text:p>Jurere Internacional</text:p>
          </table:table-cell>
          <table:table-cell table:style-name="ce3" office:value-type="string" calcext:value-type="string">
            <text:p>Rua da Anchova</text:p>
          </table:table-cell>
          <table:table-cell table:style-name="ce4" table:number-columns-repeated="2"/>
          <table:table-cell table:style-name="ce9" table:formula="of:=[.C54]/[.H54]" office:value-type="currency" office:currency="R$ " office:value="6393.44262295082" calcext:value-type="currency">
            <text:p>R$ 6,393.44</text:p>
          </table:table-cell>
          <table:table-cell table:number-columns-repeated="1009"/>
        </table:table-row>
        <table:table-row table:style-name="ro1">
          <table:table-cell table:style-name="ce3" office:value-type="float" office:value="52" calcext:value-type="float">
            <text:p>52</text:p>
          </table:table-cell>
          <table:table-cell table:style-name="ce3" office:value-type="string" calcext:value-type="string">
            <text:p>Lote/Terreno - São Bernardo - Tubarão</text:p>
          </table:table-cell>
          <table:table-cell table:style-name="ce8" office:value-type="currency" office:currency="R$ " office:value="140000" calcext:value-type="currency">
            <text:p>R$ 140,000.00</text:p>
          </table:table-cell>
          <table:table-cell table:style-name="ce3" office:value-type="string" calcext:value-type="string">
            <text:p>Imobiliária Vendelar LTDA</text:p>
          </table:table-cell>
          <table:table-cell table:style-name="ce3" office:value-type="string" calcext:value-type="string">
            <text:p>Código do anúncio: 2340</text:p>
            <text:p/>
            <text:p>Excelente oportunidade de compra de terreno para projetos residenciais amplo e plano, com 390,00m², sendo 13 metros de frente/fundos por 30,00 metros de comprimento. </text:p>
            <text:p>  </text:p>
            <text:p> Terreno em área com grande tendência de valorização e expansão urbana, a 4km do Centro de Tubarão. Fica localizado no bairro São Bernardo, no Loteamento Parque das Orquídeas. </text:p>
            <text:p>  </text:p>
            <text:p> O Loteamento Parque das Orquídeas possui uma infraestrutura completa, com rede elétrica, rede de água, arborização, rede de esgoto, drenagem pluvial e ruas com pavimentação asfáltica.</text:p>
          </table:table-cell>
          <table:table-cell table:style-name="ce10" office:value-type="string" calcext:value-type="string">
            <text:p><text:a xlink:href="https://sc.olx.com.br/florianopolis-e-regiao/terrenos/lote-terreno-sao-bernardo-tubarao-995351137" xlink:type="simple">https://sc.olx.com.br/florianopolis-e-regiao/terrenos/lote-terreno-sao-bernardo-tubarao-995351137</text:a></text:p>
          </table:table-cell>
          <table:table-cell table:style-name="ce3" office:value-type="string" calcext:value-type="string">
            <text:p>Terrenos</text:p>
          </table:table-cell>
          <table:table-cell table:style-name="ce3" office:value-type="float" office:value="390" calcext:value-type="float">
            <text:p>390</text:p>
          </table:table-cell>
          <table:table-cell table:style-name="ce3" office:value-type="float" office:value="88708650" calcext:value-type="float">
            <text:p>88708650</text:p>
          </table:table-cell>
          <table:table-cell table:style-name="ce3" office:value-type="string" calcext:value-type="string">
            <text:p>Tubarao</text:p>
          </table:table-cell>
          <table:table-cell table:style-name="ce3" office:value-type="string" calcext:value-type="string">
            <text:p>Sao Bernardo</text:p>
          </table:table-cell>
          <table:table-cell table:style-name="ce3" office:value-type="string" calcext:value-type="string">
            <text:p>Rua Jose Manoel Mendes</text:p>
          </table:table-cell>
          <table:table-cell table:style-name="ce4" table:number-columns-repeated="2"/>
          <table:table-cell table:style-name="ce9" table:formula="of:=[.C55]/[.H55]" office:value-type="currency" office:currency="R$ " office:value="358.974358974359" calcext:value-type="currency">
            <text:p>R$ 358.97</text:p>
          </table:table-cell>
          <table:table-cell table:number-columns-repeated="1009"/>
        </table:table-row>
        <table:table-row table:style-name="ro1">
          <table:table-cell table:style-name="ce3" office:value-type="float" office:value="53" calcext:value-type="float">
            <text:p>53</text:p>
          </table:table-cell>
          <table:table-cell table:style-name="ce3" office:value-type="string" calcext:value-type="string">
            <text:p>Terreno em Araranguá SC</text:p>
          </table:table-cell>
          <table:table-cell table:style-name="ce8" office:value-type="currency" office:currency="R$ " office:value="70000" calcext:value-type="currency">
            <text:p>R$ 70,000.00</text:p>
          </table:table-cell>
          <table:table-cell table:style-name="ce3" office:value-type="string" calcext:value-type="string">
            <text:p>Philippe Silva</text:p>
          </table:table-cell>
          <table:table-cell table:style-name="ce3" office:value-type="string" calcext:value-type="string">
            <text:p>Terreno no bairro Divinéia em Araranguá, ha poucos minutos do centro, fácil acesso para as praias da região, próximo a Supermercados, escolas.</text:p>
            <text:p/>
            <text:p>Inveatimento</text:p>
            <text:p/>
            <text:p>R$ 70.000,00</text:p>
            <text:p/>
            <text:p>Entre em contato e tires suas dúvidas </text:p>
            <text:p/>
            <text:p>(48)... ver número</text:p>
            <text:p/>
            <text:p>Fabiano Olivo </text:p>
            <text:p>Creci-SC 41809F</text:p>
          </table:table-cell>
          <table:table-cell table:style-name="ce10" office:value-type="string" calcext:value-type="string">
            <text:p><text:a xlink:href="https://sc.olx.com.br/florianopolis-e-regiao/terrenos/terreno-em-ararangua-sc-989715937" xlink:type="simple">https://sc.olx.com.br/florianopolis-e-regiao/terrenos/terreno-em-ararangua-sc-989715937</text:a></text:p>
          </table:table-cell>
          <table:table-cell table:style-name="ce3" office:value-type="string" calcext:value-type="string">
            <text:p>Terrenos</text:p>
          </table:table-cell>
          <table:table-cell table:style-name="ce3" office:value-type="float" office:value="432" calcext:value-type="float">
            <text:p>432</text:p>
          </table:table-cell>
          <table:table-cell table:style-name="ce3" office:value-type="float" office:value="88901004" calcext:value-type="float">
            <text:p>88901004</text:p>
          </table:table-cell>
          <table:table-cell table:style-name="ce3" office:value-type="string" calcext:value-type="string">
            <text:p>Ararangua</text:p>
          </table:table-cell>
          <table:table-cell table:style-name="ce3" office:value-type="string" calcext:value-type="string">
            <text:p>Cidade Alta</text:p>
          </table:table-cell>
          <table:table-cell table:style-name="ce3" office:value-type="string" calcext:value-type="string">
            <text:p>Avenida Sete de Setembro - de 401 a 899 - lado impar</text:p>
          </table:table-cell>
          <table:table-cell table:style-name="ce4" table:number-columns-repeated="2"/>
          <table:table-cell table:style-name="ce9" table:formula="of:=[.C56]/[.H56]" office:value-type="currency" office:currency="R$ " office:value="162.037037037037" calcext:value-type="currency">
            <text:p>R$ 162.04</text:p>
          </table:table-cell>
          <table:table-cell table:number-columns-repeated="1009"/>
        </table:table-row>
        <table:table-row table:style-name="ro1">
          <table:table-cell table:style-name="ce3" office:value-type="float" office:value="54" calcext:value-type="float">
            <text:p>54</text:p>
          </table:table-cell>
          <table:table-cell table:style-name="ce3" office:value-type="string" calcext:value-type="string">
            <text:p>Terreno à venda, 300 m² por R$ 45.000 - Balneário Arroio do Silva/SC</text:p>
          </table:table-cell>
          <table:table-cell table:style-name="ce8" office:value-type="currency" office:currency="R$ " office:value="45000" calcext:value-type="currency">
            <text:p>R$ 45,000.00</text:p>
          </table:table-cell>
          <table:table-cell table:style-name="ce3" office:value-type="string" calcext:value-type="string">
            <text:p>Paulo C. Haupenthal</text:p>
          </table:table-cell>
          <table:table-cell table:style-name="ce3" office:value-type="string" calcext:value-type="string">
            <text:p>Código do anúncio: TE0070</text:p>
            <text:p/>
            <text:p>Terreno em ótima localização, com vizinhos fixos ao redor </text:p>
            <text:p> Terreno frente norte -</text:p>
          </table:table-cell>
          <table:table-cell table:style-name="ce10" office:value-type="string" calcext:value-type="string">
            <text:p><text:a xlink:href="https://sc.olx.com.br/florianopolis-e-regiao/terrenos/terreno-a-venda-300-m-por-r-45-000-balneario-arroio-do-silva-sc-967341743" xlink:type="simple">https://sc.olx.com.br/florianopolis-e-regiao/terrenos/terreno-a-venda-300-m-por-r-45-000-balneario-arroio-do-silva-sc-967341743</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14000" calcext:value-type="float">
            <text:p>88914000</text:p>
          </table:table-cell>
          <table:table-cell table:style-name="ce3" office:value-type="string" calcext:value-type="string">
            <text:p>Balneario Arroio do Silva</text:p>
          </table:table-cell>
          <table:table-cell table:style-name="ce4" table:number-columns-repeated="4"/>
          <table:table-cell table:style-name="ce9" table:formula="of:=[.C57]/[.H57]" office:value-type="currency" office:currency="R$ " office:value="150" calcext:value-type="currency">
            <text:p>R$ 150.00</text:p>
          </table:table-cell>
          <table:table-cell table:number-columns-repeated="1009"/>
        </table:table-row>
        <table:table-row table:style-name="ro1">
          <table:table-cell table:style-name="ce3" office:value-type="float" office:value="55" calcext:value-type="float">
            <text:p>55</text:p>
          </table:table-cell>
          <table:table-cell table:style-name="ce3" office:value-type="string" calcext:value-type="string">
            <text:p>Sítio em São Pedro de Alcântara</text:p>
          </table:table-cell>
          <table:table-cell table:style-name="ce8" office:value-type="currency" office:currency="R$ " office:value="850000" calcext:value-type="currency">
            <text:p>R$ 850,000.00</text:p>
          </table:table-cell>
          <table:table-cell table:style-name="ce3" office:value-type="string" calcext:value-type="string">
            <text:p>Sí­tios e Chácaras 48-984038553 whats</text:p>
          </table:table-cell>
          <table:table-cell table:style-name="ce3" office:value-type="string" calcext:value-type="string">
            <text:p>Terreno rural com 20.550,00m², todo cercado com arame, topografia plana e ondulada, tudo em pastagem, espaço para animais, plantas frutíferas, horta, lago com peixes, duas opções de água potável instalada, sendo uma ponteira interna e outra de nascente externa, ótimo posição solar, rio Maruim passa no interior da propriedade.</text:p>
            <text:p/>
            <text:p>Possui duas casas e um estábulo, assim descritas:</text:p>
            <text:p/>
            <text:p>01 casa de alvenaria com 250,00m², com 02 dormitórios, sendo 1 suíte com banheira, salas, 01 banheiro social, ampla cozinha conceito aberto, lavanderia, área com churrasqueira que serve como garagem.</text:p>
            <text:p/>
            <text:p>01 casa de alvenaria com 50,00m², com 02 dormitórios, sala e cozinha conjugada, 01 banheiro social.</text:p>
            <text:p/>
            <text:p>01 Rancho de madeira para animais, com 70,00m².</text:p>
            <text:p/>
            <text:p>Imóvel possui Excelente localização e fácil acesso, Escritura pública e registro de imóveis.</text:p>
            <text:p/>
            <text:p>DISTÂNCIAS:</text:p>
            <text:p>Estrada de Chão: 4,3 km</text:p>
            <text:p>Centro de São Pedro: 5,8 km</text:p>
            <text:p>BR 101 - São José: 27,5 km</text:p>
            <text:p>Florianópolis - Centro: 37,5 km</text:p>
            <text:p/>
            <text:p>Agende sua visita!!</text:p>
            <text:p>Imobiliária São Pedro LTDA ME</text:p>
            <text:p>(48)... ver número - 984... ver número</text:p>
            <text:p>CÓD. DO IMÓVEL ST00154</text:p>
          </table:table-cell>
          <table:table-cell table:style-name="ce10" office:value-type="string" calcext:value-type="string">
            <text:p><text:a xlink:href="https://sc.olx.com.br/florianopolis-e-regiao/terrenos/sitio-em-sao-pedro-de-alcantara-919392444" xlink:type="simple">https://sc.olx.com.br/florianopolis-e-regiao/terrenos/sitio-em-sao-pedro-de-alcantara-919392444</text:a></text:p>
          </table:table-cell>
          <table:table-cell table:style-name="ce3" office:value-type="string" calcext:value-type="string">
            <text:p>Sitios e chacaras</text:p>
          </table:table-cell>
          <table:table-cell table:style-name="ce4"/>
          <table:table-cell table:style-name="ce3" office:value-type="float" office:value="88125000" calcext:value-type="float">
            <text:p>88125000</text:p>
          </table:table-cell>
          <table:table-cell table:style-name="ce3" office:value-type="string" calcext:value-type="string">
            <text:p>Sao Pedro de Alcantara</text:p>
          </table:table-cell>
          <table:table-cell table:style-name="ce4" table:number-columns-repeated="4"/>
          <table:table-cell table:style-name="ce9" table:formula="of:=[.C58]/[.H58]" office:value-type="string" office:string-value="" calcext:value-type="error">
            <text:p>#DIV/0!</text:p>
          </table:table-cell>
          <table:table-cell table:number-columns-repeated="1009"/>
        </table:table-row>
        <table:table-row table:style-name="ro1">
          <table:table-cell table:style-name="ce3" office:value-type="float" office:value="56" calcext:value-type="float">
            <text:p>56</text:p>
          </table:table-cell>
          <table:table-cell table:style-name="ce3" office:value-type="string" calcext:value-type="string">
            <text:p>TERRENO IDEAL PARA CONDOMÍNIO HORIZONTAL de Casas</text:p>
          </table:table-cell>
          <table:table-cell table:style-name="ce8" office:value-type="currency" office:currency="R$ " office:value="2675000" calcext:value-type="currency">
            <text:p>R$ 2,675,000.00</text:p>
          </table:table-cell>
          <table:table-cell table:style-name="ce3" office:value-type="string" calcext:value-type="string">
            <text:p>Premier SR Imóveis</text:p>
          </table:table-cell>
          <table:table-cell table:style-name="ce3" office:value-type="string" calcext:value-type="string">
            <text:p>Código do anúncio: S20216</text:p>
            <text:p/>
            <text:p>Ótimo terreno com 54.000,00M² próximo a Geral do Saco Grande e SC401 com linda vista.Sendo aproximadamente 5.000,00M² de APL-2.10 e aproximadamente 49.000,00M² de APP.Ideal de para condomínio horizontal de casas.Grande área de APP e APL-E com matas nativas, podendo ser um diferencial nos projetos Urbanisticos e Paisagismo.</text:p>
          </table:table-cell>
          <table:table-cell table:style-name="ce10" office:value-type="string" calcext:value-type="string">
            <text:p><text:a xlink:href="https://sc.olx.com.br/florianopolis-e-regiao/terrenos/terreno-ideal-para-condominio-horizontal-de-casas-981418381" xlink:type="simple">https://sc.olx.com.br/florianopolis-e-regiao/terrenos/terreno-ideal-para-condominio-horizontal-de-casas-981418381</text:a></text:p>
          </table:table-cell>
          <table:table-cell table:style-name="ce3" office:value-type="string" calcext:value-type="string">
            <text:p>Terrenos</text:p>
          </table:table-cell>
          <table:table-cell table:style-name="ce3" office:value-type="float" office:value="52" calcext:value-type="float">
            <text:p>52</text:p>
          </table:table-cell>
          <table:table-cell table:style-name="ce3" office:value-type="float" office:value="88032007" calcext:value-type="float">
            <text:p>88032007</text:p>
          </table:table-cell>
          <table:table-cell table:style-name="ce3" office:value-type="string" calcext:value-type="string">
            <text:p>Florianopolis</text:p>
          </table:table-cell>
          <table:table-cell table:style-name="ce3" office:value-type="string" calcext:value-type="string">
            <text:p>Saco Grande</text:p>
          </table:table-cell>
          <table:table-cell table:style-name="ce3" office:value-type="string" calcext:value-type="string">
            <text:p>Rua Joao Emilia Batista</text:p>
          </table:table-cell>
          <table:table-cell table:style-name="ce11" office:value-type="float" office:value="0" calcext:value-type="float">
            <text:p>R$0</text:p>
          </table:table-cell>
          <table:table-cell table:style-name="ce11" office:value-type="float" office:value="8900" calcext:value-type="float">
            <text:p>R$8,900</text:p>
          </table:table-cell>
          <table:table-cell table:style-name="ce9" table:formula="of:=[.C59]/[.H59]" office:value-type="currency" office:currency="R$ " office:value="51442.3076923077" calcext:value-type="currency">
            <text:p>R$ 51,442.31</text:p>
          </table:table-cell>
          <table:table-cell table:number-columns-repeated="1009"/>
        </table:table-row>
        <table:table-row table:style-name="ro1">
          <table:table-cell table:style-name="ce3" office:value-type="float" office:value="57" calcext:value-type="float">
            <text:p>57</text:p>
          </table:table-cell>
          <table:table-cell table:style-name="ce3" office:value-type="string" calcext:value-type="string">
            <text:p>Canelinha - Sítio - Zona Rural</text:p>
          </table:table-cell>
          <table:table-cell table:style-name="ce8" office:value-type="currency" office:currency="R$ " office:value="800000" calcext:value-type="currency">
            <text:p>R$ 800,000.00</text:p>
          </table:table-cell>
          <table:table-cell table:style-name="ce3" office:value-type="string" calcext:value-type="string">
            <text:p>Teles Imóveis Ltda</text:p>
          </table:table-cell>
          <table:table-cell table:style-name="ce3" office:value-type="string" calcext:value-type="string">
            <text:p>Código do anúncio: IMB1389</text:p>
            <text:p/>
            <text:p>Belíssimo Sítio localizado no Bairro Moura em Canelinha-SCSítio  com 22.000 metros (2 ha) de área, possui estrutura de uma casa de 4 quartos e dois banheiros para ser finalizada (145 m²), com possibilidade de construir um segundo pavimento, podendo assim ampliar ainda mais a casa, possui uma lagoa de aproximadamente 4000 metros,com nascentes dentro dela e com várias espécies de Peixe:  Dourado, Matrinxã, Tilápia, Pirapitinga entre outros.-Estrutura de uma casa com 4 quartos;-Toda cercada;-Lagoa grande com várias espécies de peixes;-Energia elétrica;-Água encanada da cachoeira;-Internet fibra ótica;-Mais de 100 pés de frutas plantadas; algumas já produzindo;-Pés de palmito plantado;-Paiol;Preço e Condições Sujeito AlteraçõesIMB1389Belíssimo Sítio localizado no Bairro Moura em Canelinha-SCSítio  com 22.000 metros (2 ha) de área, possui estrutura de uma casa de 4 quartos e dois banheiros para ser finalizada (145 m²), com possibilidade de construir um segundo pavimento, podendo assim ampliar ainda mais a casa, possui uma lagoa de aproximadamente 4000 metros,com nascentes dentro dela e com várias espécies de Peixe:  Dourado, Matrinxã, Tilápia, Pirapitinga entre outros.-Estrutura de uma casa com 4 quartos;-Toda cercada;-Lagoa grande com várias espécies de peixes;-Energia elétrica;-Água encanada da cachoeira;-Internet fibra ótica;-Mais de 100 pés de frutas plantadas; algumas já produzindo;-Pés de palmito plantado;-Paiol;Preço e Condições Sujeito AlteraçõesIMB1389 REF: IMB1389</text:p>
          </table:table-cell>
          <table:table-cell table:style-name="ce10" office:value-type="string" calcext:value-type="string">
            <text:p><text:a xlink:href="https://sc.olx.com.br/florianopolis-e-regiao/terrenos/canelinha-sitio-zona-rural-981930781" xlink:type="simple">https://sc.olx.com.br/florianopolis-e-regiao/terrenos/canelinha-sitio-zona-rural-981930781</text:a></text:p>
          </table:table-cell>
          <table:table-cell table:style-name="ce3" office:value-type="string" calcext:value-type="string">
            <text:p>Fazendas</text:p>
          </table:table-cell>
          <table:table-cell table:style-name="ce3" office:value-type="float" office:value="145" calcext:value-type="float">
            <text:p>145</text:p>
          </table:table-cell>
          <table:table-cell table:style-name="ce3" office:value-type="float" office:value="88230000" calcext:value-type="float">
            <text:p>88230000</text:p>
          </table:table-cell>
          <table:table-cell table:style-name="ce3" office:value-type="string" calcext:value-type="string">
            <text:p>Canelinha</text:p>
          </table:table-cell>
          <table:table-cell table:style-name="ce4" table:number-columns-repeated="2"/>
          <table:table-cell table:number-columns-repeated="2" table:style-name="ce11" office:value-type="float" office:value="0" calcext:value-type="float">
            <text:p>R$0</text:p>
          </table:table-cell>
          <table:table-cell table:style-name="ce9" table:formula="of:=[.C60]/[.H60]" office:value-type="currency" office:currency="R$ " office:value="5517.24137931035" calcext:value-type="currency">
            <text:p>R$ 5,517.24</text:p>
          </table:table-cell>
          <table:table-cell table:number-columns-repeated="1009"/>
        </table:table-row>
        <table:table-row table:style-name="ro1">
          <table:table-cell table:style-name="ce3" office:value-type="float" office:value="58" calcext:value-type="float">
            <text:p>58</text:p>
          </table:table-cell>
          <table:table-cell table:style-name="ce3" office:value-type="string" calcext:value-type="string">
            <text:p>TERRENOS LOCALIZADO NO BAIRRO RIO GRANDE - PALHOÇA - SC</text:p>
          </table:table-cell>
          <table:table-cell table:style-name="ce8" office:value-type="currency" office:currency="R$ " office:value="176317" calcext:value-type="currency">
            <text:p>R$ 176,317.00</text:p>
          </table:table-cell>
          <table:table-cell table:style-name="ce3" office:value-type="string" calcext:value-type="string">
            <text:p>Graziele Furtado Corretora de Imóveis</text:p>
          </table:table-cell>
          <table:table-cell table:style-name="ce3" office:value-type="string" calcext:value-type="string">
            <text:p>Código do anúncio: 141</text:p>
            <text:p/>
            <text:p>Terrenos localizado no Bairro Pacheco Palhoça SC à partir de 200m²  </text:p>
            <text:p>  </text:p>
            <text:p> Apresentamos o loteamento Villa Toscana, um projeto pensado nos mínimos detalhes para ser conceito de Qualidade de Vida. Projetado para ser entregue com uma creche construída pela própria LOTEADORA, destinada ao uso da comunidade, permite a construção de moradia e comércios vicinais. Dotado de pavimentação asfáltica, possuirá áreas de lazer com quadras poliesportivas, pista de caminhada, academia ao ar livre, ruas e avenidas arborizadas, contempla a condição ideal de moradia para sua Família. Conectando as principais vias de acesso da cidade: Estrada Geral do Pacheco e Avenida Central Nova Palhoça, permite o deslocamento fácil e rápido a qualquer ponto da cidade.  </text:p>
            <text:p>  </text:p>
            <text:p> Entrada parcelada  </text:p>
            <text:p>  </text:p>
            <text:p> Entrega prevista para 2023 ( consultar tabela de valores atualizada ) </text:p>
            <text:p>  </text:p>
            <text:p> Agende uma visita ! - Atualizado em:  -</text:p>
          </table:table-cell>
          <table:table-cell table:style-name="ce10" office:value-type="string" calcext:value-type="string">
            <text:p><text:a xlink:href="https://sc.olx.com.br/florianopolis-e-regiao/terrenos/terrenos-localizado-no-bairro-rio-grande-palhoca-sc-931141708" xlink:type="simple">https://sc.olx.com.br/florianopolis-e-regiao/terrenos/terrenos-localizado-no-bairro-rio-grande-palhoca-sc-931141708</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32229" calcext:value-type="float">
            <text:p>88132229</text:p>
          </table:table-cell>
          <table:table-cell table:style-name="ce3" office:value-type="string" calcext:value-type="string">
            <text:p>Palhoca</text:p>
          </table:table-cell>
          <table:table-cell table:style-name="ce3" office:value-type="string" calcext:value-type="string">
            <text:p>Pagani</text:p>
          </table:table-cell>
          <table:table-cell table:style-name="ce3" office:value-type="string" calcext:value-type="string">
            <text:p>Rua Capri</text:p>
          </table:table-cell>
          <table:table-cell table:style-name="ce4" table:number-columns-repeated="2"/>
          <table:table-cell table:style-name="ce9" table:formula="of:=[.C61]/[.H61]" office:value-type="currency" office:currency="R$ " office:value="881.585" calcext:value-type="currency">
            <text:p>R$ 881.59</text:p>
          </table:table-cell>
          <table:table-cell table:number-columns-repeated="1009"/>
        </table:table-row>
        <table:table-row table:style-name="ro1">
          <table:table-cell table:style-name="ce3" office:value-type="float" office:value="59" calcext:value-type="float">
            <text:p>59</text:p>
          </table:table-cell>
          <table:table-cell table:style-name="ce3" office:value-type="string" calcext:value-type="string">
            <text:p>Lote de esquina no Bairro Caverazinho com 372,64 m²</text:p>
          </table:table-cell>
          <table:table-cell table:style-name="ce8" office:value-type="currency" office:currency="R$ " office:value="76000" calcext:value-type="currency">
            <text:p>R$ 76,000.00</text:p>
          </table:table-cell>
          <table:table-cell table:style-name="ce3" office:value-type="string" calcext:value-type="string">
            <text:p>Gaidzinski Imóveis Ltda</text:p>
          </table:table-cell>
          <table:table-cell table:style-name="ce3" office:value-type="string" calcext:value-type="string">
            <text:p>PRONTO PARA CONSTRUIR! Localizado no Loteamento Jardim Flamboyant, Bairro Caverazinho em Araranguá. </text:p>
            <text:p/>
            <text:p>Características: </text:p>
            <text:p>- 372,64 m²</text:p>
            <text:p>- Infraestrutura completa</text:p>
            <text:p>- Pronto para construir e escriturar</text:p>
            <text:p>- Lote em oferta: lote 05 da quadra U</text:p>
            <text:p/>
            <text:p>Entrada de R$ 7.600,00 e saldo parcelado em até 84x mensais de R$ 900,61 + 7 reforços anuais de R$ 2.500,00. Correção somente pelo IGPM. </text:p>
            <text:p/>
            <text:p>Informações com Sirlei: (48) 9 9643... ver número ou (48) 9 9637... ver número.</text:p>
            <text:p/>
          </table:table-cell>
          <table:table-cell table:style-name="ce10" office:value-type="string" calcext:value-type="string">
            <text:p><text:a xlink:href="https://sc.olx.com.br/florianopolis-e-regiao/terrenos/lote-de-esquina-no-bairro-caverazinho-com-372-64-m-1000454084" xlink:type="simple">https://sc.olx.com.br/florianopolis-e-regiao/terrenos/lote-de-esquina-no-bairro-caverazinho-com-372-64-m-1000454084</text:a></text:p>
          </table:table-cell>
          <table:table-cell table:style-name="ce3" office:value-type="string" calcext:value-type="string">
            <text:p>Terrenos</text:p>
          </table:table-cell>
          <table:table-cell table:style-name="ce3" office:value-type="float" office:value="372" calcext:value-type="float">
            <text:p>372</text:p>
          </table:table-cell>
          <table:table-cell table:style-name="ce3" office:value-type="float" office:value="88905610" calcext:value-type="float">
            <text:p>88905610</text:p>
          </table:table-cell>
          <table:table-cell table:style-name="ce3" office:value-type="string" calcext:value-type="string">
            <text:p>Ararangua</text:p>
          </table:table-cell>
          <table:table-cell table:style-name="ce3" office:value-type="string" calcext:value-type="string">
            <text:p>Caverazinho</text:p>
          </table:table-cell>
          <table:table-cell table:style-name="ce3" office:value-type="string" calcext:value-type="string">
            <text:p>Rua Braga</text:p>
          </table:table-cell>
          <table:table-cell table:style-name="ce4" table:number-columns-repeated="2"/>
          <table:table-cell table:style-name="ce9" table:formula="of:=[.C62]/[.H62]" office:value-type="currency" office:currency="R$ " office:value="204.301075268817" calcext:value-type="currency">
            <text:p>R$ 204.30</text:p>
          </table:table-cell>
          <table:table-cell table:number-columns-repeated="1009"/>
        </table:table-row>
        <table:table-row table:style-name="ro1">
          <table:table-cell table:style-name="ce3" office:value-type="float" office:value="60" calcext:value-type="float">
            <text:p>60</text:p>
          </table:table-cell>
          <table:table-cell table:style-name="ce3" office:value-type="string" calcext:value-type="string">
            <text:p>Loteamento Jardim América - Condado de Orange</text:p>
          </table:table-cell>
          <table:table-cell table:style-name="ce8" office:value-type="currency" office:currency="R$ " office:value="84000" calcext:value-type="currency">
            <text:p>R$ 84,000.00</text:p>
          </table:table-cell>
          <table:table-cell table:style-name="ce3" office:value-type="string" calcext:value-type="string">
            <text:p>Lugon Imóveis</text:p>
          </table:table-cell>
          <table:table-cell table:style-name="ce3" office:value-type="string" calcext:value-type="string">
            <text:p>Código do anúncio: ICIJR2</text:p>
            <text:p/>
            <text:p>Loteamento em fase de construção, a poucos metros do mar e próximo a farmácias, mercados e toda infraestrutura necessária para seu lazer ou moradia.</text:p>
          </table:table-cell>
          <table:table-cell table:style-name="ce10" office:value-type="string" calcext:value-type="string">
            <text:p><text:a xlink:href="https://sc.olx.com.br/florianopolis-e-regiao/terrenos/loteamento-jardim-america-condado-de-orange-1000453965" xlink:type="simple">https://sc.olx.com.br/florianopolis-e-regiao/terrenos/loteamento-jardim-america-condado-de-orange-1000453965</text:a></text:p>
          </table:table-cell>
          <table:table-cell table:style-name="ce3" office:value-type="string" calcext:value-type="string">
            <text:p>Terrenos</text:p>
          </table:table-cell>
          <table:table-cell table:style-name="ce3" office:value-type="float" office:value="210" calcext:value-type="float">
            <text:p>21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2"/>
          <table:table-cell table:style-name="ce11" office:value-type="float" office:value="60" calcext:value-type="float">
            <text:p>R$60</text:p>
          </table:table-cell>
          <table:table-cell table:style-name="ce11" office:value-type="float" office:value="500" calcext:value-type="float">
            <text:p>R$500</text:p>
          </table:table-cell>
          <table:table-cell table:style-name="ce9" table:formula="of:=[.C63]/[.H63]" office:value-type="currency" office:currency="R$ " office:value="400" calcext:value-type="currency">
            <text:p>R$ 400.00</text:p>
          </table:table-cell>
          <table:table-cell table:number-columns-repeated="1009"/>
        </table:table-row>
        <table:table-row table:style-name="ro1">
          <table:table-cell table:style-name="ce3" office:value-type="float" office:value="61" calcext:value-type="float">
            <text:p>61</text:p>
          </table:table-cell>
          <table:table-cell table:style-name="ce3" office:value-type="string" calcext:value-type="string">
            <text:p>Loteamento Jardim América - Condado de Orange</text:p>
          </table:table-cell>
          <table:table-cell table:style-name="ce8" office:value-type="currency" office:currency="R$ " office:value="84000" calcext:value-type="currency">
            <text:p>R$ 84,000.00</text:p>
          </table:table-cell>
          <table:table-cell table:style-name="ce3" office:value-type="string" calcext:value-type="string">
            <text:p>Lugon Imóveis</text:p>
          </table:table-cell>
          <table:table-cell table:style-name="ce3" office:value-type="string" calcext:value-type="string">
            <text:p>Código do anúncio: ICIJR2</text:p>
            <text:p/>
            <text:p>Loteamento em fase de construção, a poucos metros do mar e próximo a farmácias, mercados e toda infraestrutura necessária para seu lazer ou moradia.</text:p>
          </table:table-cell>
          <table:table-cell table:style-name="ce10" office:value-type="string" calcext:value-type="string">
            <text:p><text:a xlink:href="https://sc.olx.com.br/florianopolis-e-regiao/terrenos/loteamento-jardim-america-condado-de-orange-1000453957" xlink:type="simple">https://sc.olx.com.br/florianopolis-e-regiao/terrenos/loteamento-jardim-america-condado-de-orange-1000453957</text:a></text:p>
          </table:table-cell>
          <table:table-cell table:style-name="ce3" office:value-type="string" calcext:value-type="string">
            <text:p>Terrenos</text:p>
          </table:table-cell>
          <table:table-cell table:style-name="ce3" office:value-type="float" office:value="210" calcext:value-type="float">
            <text:p>21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2"/>
          <table:table-cell table:style-name="ce11" office:value-type="float" office:value="60" calcext:value-type="float">
            <text:p>R$60</text:p>
          </table:table-cell>
          <table:table-cell table:style-name="ce11" office:value-type="float" office:value="500" calcext:value-type="float">
            <text:p>R$500</text:p>
          </table:table-cell>
          <table:table-cell table:style-name="ce9" table:formula="of:=[.C64]/[.H64]" office:value-type="currency" office:currency="R$ " office:value="400" calcext:value-type="currency">
            <text:p>R$ 400.00</text:p>
          </table:table-cell>
          <table:table-cell table:number-columns-repeated="1009"/>
        </table:table-row>
        <table:table-row table:style-name="ro1">
          <table:table-cell table:style-name="ce3" office:value-type="float" office:value="62" calcext:value-type="float">
            <text:p>62</text:p>
          </table:table-cell>
          <table:table-cell table:style-name="ce3" office:value-type="string" calcext:value-type="string">
            <text:p>Terrenos à venda na praia da Pinheira</text:p>
          </table:table-cell>
          <table:table-cell table:style-name="ce8" office:value-type="currency" office:currency="R$ " office:value="170000" calcext:value-type="currency">
            <text:p>R$ 170,000.00</text:p>
          </table:table-cell>
          <table:table-cell table:style-name="ce3" office:value-type="string" calcext:value-type="string">
            <text:p>Globo</text:p>
          </table:table-cell>
          <table:table-cell table:style-name="ce3" office:value-type="string" calcext:value-type="string">
            <text:p>                           Terrenos à venda na praia da Pinheira.</text:p>
            <text:p/>
            <text:p>?Terrenos aterrados </text:p>
            <text:p/>
            <text:p>?Algumas opções com luz instalada e ligada.</text:p>
            <text:p/>
            <text:p>?Rua calçada, com boas construções ao redor e moradores fixos.</text:p>
            <text:p/>
            <text:p>? Bem localizados. </text:p>
            <text:p/>
            <text:p>?Próximos ao supermercado, academia e comercio em geral.</text:p>
            <text:p/>
            <text:p>?A partir? 168m²</text:p>
            <text:p/>
            <text:p/>
            <text:p>?IPTU em dia.</text:p>
            <text:p/>
            <text:p>?Viabilidade de construção aprovada</text:p>
            <text:p/>
            <text:p>?Baixo custo de transferência</text:p>
            <text:p/>
            <text:p/>
            <text:p/>
            <text:p>?Marque sua visita!</text:p>
            <text:p>(48)... ver número (whatsapp) Luiza Gatti </text:p>
            <text:p>(48)... ver número (whatsapp) Jessica Dias </text:p>
          </table:table-cell>
          <table:table-cell table:style-name="ce10" office:value-type="string" calcext:value-type="string">
            <text:p><text:a xlink:href="https://sc.olx.com.br/florianopolis-e-regiao/terrenos/terrenos-a-venda-na-praia-da-pinheira-1000452694" xlink:type="simple">https://sc.olx.com.br/florianopolis-e-regiao/terrenos/terrenos-a-venda-na-praia-da-pinheira-1000452694</text:a></text:p>
          </table:table-cell>
          <table:table-cell table:style-name="ce3" office:value-type="string" calcext:value-type="string">
            <text:p>Terrenos</text:p>
          </table:table-cell>
          <table:table-cell table:style-name="ce4"/>
          <table:table-cell table:style-name="ce3" office:value-type="float" office:value="88139351" calcext:value-type="float">
            <text:p>88139351</text:p>
          </table:table-cell>
          <table:table-cell table:style-name="ce3" office:value-type="string" calcext:value-type="string">
            <text:p>Palhoca</text:p>
          </table:table-cell>
          <table:table-cell table:style-name="ce3" office:value-type="string" calcext:value-type="string">
            <text:p>Pinheira</text:p>
          </table:table-cell>
          <table:table-cell table:style-name="ce3" office:value-type="string" calcext:value-type="string">
            <text:p>Rodovia Aderbal Ramos da Silva</text:p>
          </table:table-cell>
          <table:table-cell table:style-name="ce4" table:number-columns-repeated="2"/>
          <table:table-cell table:style-name="ce9" table:formula="of:=[.C65]/[.H65]" office:value-type="string" office:string-value="" calcext:value-type="error">
            <text:p>#DIV/0!</text:p>
          </table:table-cell>
          <table:table-cell table:number-columns-repeated="1009"/>
        </table:table-row>
        <table:table-row table:style-name="ro1">
          <table:table-cell table:style-name="ce3" office:value-type="float" office:value="63" calcext:value-type="float">
            <text:p>63</text:p>
          </table:table-cell>
          <table:table-cell table:style-name="ce3" office:value-type="string" calcext:value-type="string">
            <text:p>Q --&gt; Terreno de 400m² com Vista Mar / Excelente Localização (700m da Praia do Santinho)</text:p>
          </table:table-cell>
          <table:table-cell table:style-name="ce8" office:value-type="currency" office:currency="R$ " office:value="460000" calcext:value-type="currency">
            <text:p>R$ 460,000.00</text:p>
          </table:table-cell>
          <table:table-cell table:style-name="ce3" office:value-type="string" calcext:value-type="string">
            <text:p>Batisttella Imóveis</text:p>
          </table:table-cell>
          <table:table-cell table:style-name="ce3" office:value-type="string" calcext:value-type="string">
            <text:p>Código do Imóvel: TE0157 </text:p>
            <text:p/>
            <text:p>Excelente terreno com vista para o mar, medindo 400m² à 700m da Praia do Santinho</text:p>
            <text:p>==============================================================</text:p>
            <text:p>CARACTERÍSTICAS DO TERRENO:</text:p>
            <text:p>- 28m de frente x 13,5m de fundos;</text:p>
            <text:p>- IPTU legalizado;</text:p>
            <text:p>- Escritura pública;</text:p>
            <text:p>- Aceita financiamento bancário;</text:p>
            <text:p>- Possibilidade de venda de 1/2 terreno por R$ 260.000,00;</text:p>
            <text:p/>
            <text:p>* Os valores bem como as condições de pagamento dos imóveis podem sofrer alterações sem prévio aviso, seguindo determinação de seus proprietários e/ou em consequência das variações às quais o mercado está sujeito.</text:p>
            <text:p>==============================================================</text:p>
            <text:p>Agende sua visita, e venha desfrutar das maravilhas deste paraíso!</text:p>
            <text:p/>
            <text:p>Batisttella Imóveis</text:p>
            <text:p>Contato: Quelen (48 ... ver número) </text:p>
            <text:p/>
          </table:table-cell>
          <table:table-cell table:style-name="ce10" office:value-type="string" calcext:value-type="string">
            <text:p><text:a xlink:href="https://sc.olx.com.br/florianopolis-e-regiao/terrenos/q--terreno-de-400m-com-vista-mar-excelente-localizacao-700m-da-praia-do-santinho-1000452414" xlink:type="simple">https://sc.olx.com.br/florianopolis-e-regiao/terrenos/q--terreno-de-400m-com-vista-mar-excelente-localizacao-700m-da-praia-do-santinho-1000452414</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58001" calcext:value-type="float">
            <text:p>88058001</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odovia Armando Calil Bulos</text:p>
          </table:table-cell>
          <table:table-cell table:style-name="ce4" table:number-columns-repeated="2"/>
          <table:table-cell table:style-name="ce9" table:formula="of:=[.C66]/[.H66]" office:value-type="currency" office:currency="R$ " office:value="1150" calcext:value-type="currency">
            <text:p>R$ 1,150.00</text:p>
          </table:table-cell>
          <table:table-cell table:number-columns-repeated="1009"/>
        </table:table-row>
        <table:table-row table:style-name="ro1">
          <table:table-cell table:style-name="ce3" office:value-type="float" office:value="64" calcext:value-type="float">
            <text:p>64</text:p>
          </table:table-cell>
          <table:table-cell table:style-name="ce3" office:value-type="string" calcext:value-type="string">
            <text:p>Terreno na praia da Pinheira 422m²</text:p>
          </table:table-cell>
          <table:table-cell table:style-name="ce8" office:value-type="currency" office:currency="R$ " office:value="290000" calcext:value-type="currency">
            <text:p>R$ 290,000.00</text:p>
          </table:table-cell>
          <table:table-cell table:style-name="ce3" office:value-type="string" calcext:value-type="string">
            <text:p>Leonardovf</text:p>
          </table:table-cell>
          <table:table-cell table:style-name="ce3" office:value-type="string" calcext:value-type="string">
            <text:p>Terreno na praia da Pinheira 422m² por R$ 290.000,00 ? </text:p>
            <text:p/>
            <text:p>? Terreno com escritura pública</text:p>
            <text:p>? Viabilidade de construção</text:p>
            <text:p>? A 600m do mar da praia da Pinheira - Palhoça/SC</text:p>
            <text:p>?Rua 506 (Próximo à subestação da Celesc)</text:p>
            <text:p>? Excelente oportunidade para construção ou investimento</text:p>
            <text:p>? Negociação direto com o proprietário</text:p>
          </table:table-cell>
          <table:table-cell table:style-name="ce10" office:value-type="string" calcext:value-type="string">
            <text:p><text:a xlink:href="https://sc.olx.com.br/florianopolis-e-regiao/terrenos/terreno-na-praia-da-pinheira-422m-1000452324" xlink:type="simple">https://sc.olx.com.br/florianopolis-e-regiao/terrenos/terreno-na-praia-da-pinheira-422m-1000452324</text:a></text:p>
          </table:table-cell>
          <table:table-cell table:style-name="ce3" office:value-type="string" calcext:value-type="string">
            <text:p>Terrenos</text:p>
          </table:table-cell>
          <table:table-cell table:style-name="ce3" office:value-type="float" office:value="422" calcext:value-type="float">
            <text:p>422</text:p>
          </table:table-cell>
          <table:table-cell table:style-name="ce3" office:value-type="float" office:value="88139184" calcext:value-type="float">
            <text:p>88139184</text:p>
          </table:table-cell>
          <table:table-cell table:style-name="ce3" office:value-type="string" calcext:value-type="string">
            <text:p>Palhoca</text:p>
          </table:table-cell>
          <table:table-cell table:style-name="ce3" office:value-type="string" calcext:value-type="string">
            <text:p>Pinheira</text:p>
          </table:table-cell>
          <table:table-cell table:style-name="ce3" office:value-type="string" calcext:value-type="string">
            <text:p>Avenida Astrogildo Quadros</text:p>
          </table:table-cell>
          <table:table-cell table:style-name="ce11" office:value-type="float" office:value="0" calcext:value-type="float">
            <text:p>R$0</text:p>
          </table:table-cell>
          <table:table-cell table:style-name="ce11" office:value-type="float" office:value="600" calcext:value-type="float">
            <text:p>R$600</text:p>
          </table:table-cell>
          <table:table-cell table:style-name="ce9" table:formula="of:=[.C67]/[.H67]" office:value-type="currency" office:currency="R$ " office:value="687.203791469194" calcext:value-type="currency">
            <text:p>R$ 687.20</text:p>
          </table:table-cell>
          <table:table-cell table:number-columns-repeated="1009"/>
        </table:table-row>
        <table:table-row table:style-name="ro1">
          <table:table-cell table:style-name="ce3" office:value-type="float" office:value="65" calcext:value-type="float">
            <text:p>65</text:p>
          </table:table-cell>
          <table:table-cell table:style-name="ce3" office:value-type="string" calcext:value-type="string">
            <text:p>FLORIANóPOLIS - Terreno Padrão - Carianos</text:p>
          </table:table-cell>
          <table:table-cell table:style-name="ce8" office:value-type="currency" office:currency="R$ " office:value="420000" calcext:value-type="currency">
            <text:p>R$ 420,000.00</text:p>
          </table:table-cell>
          <table:table-cell table:style-name="ce3" office:value-type="string" calcext:value-type="string">
            <text:p>SANTA ILHA IMOVEIS LTDA - EPP</text:p>
          </table:table-cell>
          <table:table-cell table:style-name="ce3" office:value-type="string" calcext:value-type="string">
            <text:p>Código do anúncio: TE0948</text:p>
            <text:p/>
            <text:p>Excelente terreno com 405 m², próximo à Padaria do Joca, posto de combustível, farmácia e outros comércios, numa via de acesso para todo o Sul da Ilha. Terreno com água já instalada. Muito próximo da Avenida Diomício Freitas, a mais movimentada da região. Processo de usucapião em fase de finalização. Terreno localizado à 15 minutos do centro.Agende sua visita!</text:p>
          </table:table-cell>
          <table:table-cell table:style-name="ce10" office:value-type="string" calcext:value-type="string">
            <text:p><text:a xlink:href="https://sc.olx.com.br/florianopolis-e-regiao/terrenos/florianopolis-terreno-padrao-carianos-994473686" xlink:type="simple">https://sc.olx.com.br/florianopolis-e-regiao/terrenos/florianopolis-terreno-padrao-carianos-994473686</text:a></text:p>
          </table:table-cell>
          <table:table-cell table:style-name="ce3" office:value-type="string" calcext:value-type="string">
            <text:p>Terrenos</text:p>
          </table:table-cell>
          <table:table-cell table:style-name="ce3" office:value-type="float" office:value="405" calcext:value-type="float">
            <text:p>405</text:p>
          </table:table-cell>
          <table:table-cell table:style-name="ce3" office:value-type="float" office:value="88047460" calcext:value-type="float">
            <text:p>88047460</text:p>
          </table:table-cell>
          <table:table-cell table:style-name="ce3" office:value-type="string" calcext:value-type="string">
            <text:p>Florianopolis</text:p>
          </table:table-cell>
          <table:table-cell table:style-name="ce3" office:value-type="string" calcext:value-type="string">
            <text:p>Carianos</text:p>
          </table:table-cell>
          <table:table-cell table:style-name="ce3" office:value-type="string" calcext:value-type="string">
            <text:p>Rua Jose Xavier da Rosa</text:p>
          </table:table-cell>
          <table:table-cell table:style-name="ce11" office:value-type="float" office:value="0" calcext:value-type="float">
            <text:p>R$0</text:p>
          </table:table-cell>
          <table:table-cell table:style-name="ce11" office:value-type="float" office:value="600" calcext:value-type="float">
            <text:p>R$600</text:p>
          </table:table-cell>
          <table:table-cell table:style-name="ce9" table:formula="of:=[.C68]/[.H68]" office:value-type="currency" office:currency="R$ " office:value="1037.03703703704" calcext:value-type="currency">
            <text:p>R$ 1,037.04</text:p>
          </table:table-cell>
          <table:table-cell table:number-columns-repeated="1009"/>
        </table:table-row>
        <table:table-row table:style-name="ro1">
          <table:table-cell table:style-name="ce3" office:value-type="float" office:value="66" calcext:value-type="float">
            <text:p>66</text:p>
          </table:table-cell>
          <table:table-cell table:style-name="ce3" office:value-type="string" calcext:value-type="string">
            <text:p>Terreno à venda no bairro Ferraz - Garopaba/SC</text:p>
          </table:table-cell>
          <table:table-cell table:style-name="ce8" office:value-type="currency" office:currency="R$ " office:value="584850" calcext:value-type="currency">
            <text:p>R$ 584,850.00</text:p>
          </table:table-cell>
          <table:table-cell table:style-name="ce3" office:value-type="string" calcext:value-type="string">
            <text:p>ALAN FIRME RODRIGUES BORBA</text:p>
          </table:table-cell>
          <table:table-cell table:style-name="ce3" office:value-type="string" calcext:value-type="string">
            <text:p>Código do anúncio: TV065</text:p>
            <text:p/>
            <text:p>Amplo terreno situado no Santa Terezinha - Ferraz, em Garopaba/SC. Loteamento regularizado que oferece segurança e uma infraestrutura completa.O imóvel possui uma área total de 335,00m², com:&amp;bull;escritura pública;&amp;bull;matrícula individual;&amp;bull;acesso a água e energia elétrica e&amp;bull;vizinhança com ótimo padrão construtivo.Sendo uma ótima oportunidade para construtores e investidores ou para moradia.Destaca-se também por sua localização privilegiada, próximo de toda a infraestrutura da cidade e das mais belas praias, juntando-se a isso as casas de Alto Padrão, tornam o lugar mais valorizado e procurado pelos clientes.As informações estão sujeitas a alterações. Consulte o corretor responsável. Chave do anúncio: XpG1N1GvjrhBf3gw</text:p>
          </table:table-cell>
          <table:table-cell table:style-name="ce10" office:value-type="string" calcext:value-type="string">
            <text:p><text:a xlink:href="https://sc.olx.com.br/florianopolis-e-regiao/terrenos/terreno-a-venda-no-bairro-ferraz-garopaba-sc-946423680" xlink:type="simple">https://sc.olx.com.br/florianopolis-e-regiao/terrenos/terreno-a-venda-no-bairro-ferraz-garopaba-sc-946423680</text:a></text:p>
          </table:table-cell>
          <table:table-cell table:style-name="ce3" office:value-type="string" calcext:value-type="string">
            <text:p>Terrenos</text:p>
          </table:table-cell>
          <table:table-cell table:style-name="ce3" office:value-type="float" office:value="335" calcext:value-type="float">
            <text:p>335</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69]/[.H69]" office:value-type="currency" office:currency="R$ " office:value="1745.82089552239" calcext:value-type="currency">
            <text:p>R$ 1,745.82</text:p>
          </table:table-cell>
          <table:table-cell table:number-columns-repeated="1009"/>
        </table:table-row>
        <table:table-row table:style-name="ro1">
          <table:table-cell table:style-name="ce3" office:value-type="float" office:value="67" calcext:value-type="float">
            <text:p>67</text:p>
          </table:table-cell>
          <table:table-cell table:style-name="ce3" office:value-type="string" calcext:value-type="string">
            <text:p>Terreno Parque das Vilas - Financiamento direto com a Incorporadora</text:p>
          </table:table-cell>
          <table:table-cell table:style-name="ce8" office:value-type="currency" office:currency="R$ " office:value="164800" calcext:value-type="currency">
            <text:p>R$ 164,800.00</text:p>
          </table:table-cell>
          <table:table-cell table:style-name="ce3" office:value-type="string" calcext:value-type="string">
            <text:p>ARRAIS &amp; MELO CONSULTORIA IMOBILIÁRIA</text:p>
          </table:table-cell>
          <table:table-cell table:style-name="ce3" office:value-type="string" calcext:value-type="string">
            <text:p>Lindo terreno a venda no Loteamento Parque das Vilas , localizado em Governador Celso Ramos, terreno de 360m2 com área de preservação permanente ao fundo, ideal pra quem pensa em morar próximo a natureza. </text:p>
            <text:p/>
            <text:p>Com uma pequena entrada e financiamento direto com a incorporadora até em 120 X </text:p>
            <text:p/>
            <text:p>INCORPORADORA ESTUDA PARCELAMENTO SEM JUROS E REFORÇOS ! </text:p>
            <text:p/>
            <text:p>É a união perfeita entre desenvolvimento e qualidade de vida para você e sua família!</text:p>
            <text:p/>
            <text:p>Maiores informações entre em contato através do Whatsaap ou Ligue.</text:p>
            <text:p>(48)... ver número</text:p>
          </table:table-cell>
          <table:table-cell table:style-name="ce10" office:value-type="string" calcext:value-type="string">
            <text:p><text:a xlink:href="https://sc.olx.com.br/florianopolis-e-regiao/terrenos/terreno-parque-das-vilas-financiamento-direto-com-a-incorporadora-960960883" xlink:type="simple">https://sc.olx.com.br/florianopolis-e-regiao/terrenos/terreno-parque-das-vilas-financiamento-direto-com-a-incorporadora-960960883</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4"/>
          <table:table-cell table:style-name="ce9" table:formula="of:=[.C70]/[.H70]" office:value-type="currency" office:currency="R$ " office:value="457.777777777778" calcext:value-type="currency">
            <text:p>R$ 457.78</text:p>
          </table:table-cell>
          <table:table-cell table:number-columns-repeated="1009"/>
        </table:table-row>
        <table:table-row table:style-name="ro1">
          <table:table-cell table:style-name="ce3" office:value-type="float" office:value="68" calcext:value-type="float">
            <text:p>68</text:p>
          </table:table-cell>
          <table:table-cell table:style-name="ce3" office:value-type="string" calcext:value-type="string">
            <text:p>Terreno à venda, 360 m² por R$ 890.000,00 - Campeche - Florianópolis/SC</text:p>
          </table:table-cell>
          <table:table-cell table:style-name="ce8" office:value-type="currency" office:currency="R$ " office:value="890000" calcext:value-type="currency">
            <text:p>R$ 890,000.00</text:p>
          </table:table-cell>
          <table:table-cell table:style-name="ce3" office:value-type="string" calcext:value-type="string">
            <text:p>Alici Imóveis</text:p>
          </table:table-cell>
          <table:table-cell table:style-name="ce3" office:value-type="string" calcext:value-type="string">
            <text:p>Código do anúncio: TE0417</text:p>
            <text:p/>
            <text:p>Excelente terreno em localização privilegiada ao lado avenida Pequeno Príncipe.Terreno à venda no Campeche com dimensões privilegiadas. O terreno possui testada de 12 metros com 30 metros de fundos.Está localizado a 30 metros da principal via de circulação do Campeche a Av. Pequeno Príncipe, em rua pavimentada com energia elétrica e instalação hidráulica. Terreno cercado em todas as faces.Possui viabilidade residencial, ideal para investimento na construção de casas geminadas que proporcionam excelentes ganhos à curto prazo.Possui documentação de posse.No terreno existe uma edícula com sala, cozinha, 01 dormitório e 01 banheiro e aproximadamente 70 m².Excelente oportunidade.*Preço sujeito a consulta*Imóvel não passível de financiamento -</text:p>
          </table:table-cell>
          <table:table-cell table:style-name="ce10" office:value-type="string" calcext:value-type="string">
            <text:p><text:a xlink:href="https://sc.olx.com.br/florianopolis-e-regiao/terrenos/terreno-a-venda-360-m-por-r-890-000-00-campeche-florianopolis-sc-922688970" xlink:type="simple">https://sc.olx.com.br/florianopolis-e-regiao/terrenos/terreno-a-venda-360-m-por-r-890-000-00-campeche-florianopolis-sc-922688970</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3005" calcext:value-type="float">
            <text:p>88063005</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Servidao Calmaria</text:p>
          </table:table-cell>
          <table:table-cell table:number-columns-repeated="2" table:style-name="ce11" office:value-type="float" office:value="0" calcext:value-type="float">
            <text:p>R$0</text:p>
          </table:table-cell>
          <table:table-cell table:style-name="ce9" table:formula="of:=[.C71]/[.H71]" office:value-type="currency" office:currency="R$ " office:value="2472.22222222222" calcext:value-type="currency">
            <text:p>R$ 2,472.22</text:p>
          </table:table-cell>
          <table:table-cell table:number-columns-repeated="1009"/>
        </table:table-row>
        <table:table-row table:style-name="ro1">
          <table:table-cell table:style-name="ce3" office:value-type="float" office:value="69" calcext:value-type="float">
            <text:p>69</text:p>
          </table:table-cell>
          <table:table-cell table:style-name="ce3" office:value-type="string" calcext:value-type="string">
            <text:p>FLORIANÓPOLIS - Terreno Padrão - LAGOA DA CONCEIÇÃO</text:p>
          </table:table-cell>
          <table:table-cell table:style-name="ce8" office:value-type="currency" office:currency="R$ " office:value="1050000" calcext:value-type="currency">
            <text:p>R$ 1,050,000.00</text:p>
          </table:table-cell>
          <table:table-cell table:style-name="ce3" office:value-type="string" calcext:value-type="string">
            <text:p>Garapuvu Imóveis Especiais Ltda</text:p>
          </table:table-cell>
          <table:table-cell table:style-name="ce3" office:value-type="string" calcext:value-type="string">
            <text:p>Código do anúncio: 426</text:p>
            <text:p/>
            <text:p>Terreno localizado no condomínio fechado de mais alto padrão da Praia Mole.A Praia Mole está localizada ao leste da Ilha de Florianópolis em Santa Catarina. Com extensão de 960 metros, onde se destaca a beleza natural, cenário perfeito para lazer e prática de surf.Características do Condomínio:- Portal de entrada com guarita;- Academia fitness;- Quadra de tênis;- Mirante com vista para a praia Mole e para a Lagoa da Conceição;- Área verde com trilha até a Lagoa da Conceição.</text:p>
          </table:table-cell>
          <table:table-cell table:style-name="ce10" office:value-type="string" calcext:value-type="string">
            <text:p><text:a xlink:href="https://sc.olx.com.br/florianopolis-e-regiao/terrenos/florianopolis-terreno-padrao-lagoa-da-conceicao-988406660" xlink:type="simple">https://sc.olx.com.br/florianopolis-e-regiao/terrenos/florianopolis-terreno-padrao-lagoa-da-conceicao-988406660</text:a></text:p>
          </table:table-cell>
          <table:table-cell table:style-name="ce3" office:value-type="string" calcext:value-type="string">
            <text:p>Terrenos</text:p>
          </table:table-cell>
          <table:table-cell table:style-name="ce3" office:value-type="float" office:value="650" calcext:value-type="float">
            <text:p>650</text:p>
          </table:table-cell>
          <table:table-cell table:style-name="ce3" office:value-type="float" office:value="88061701" calcext:value-type="float">
            <text:p>88061701</text:p>
          </table:table-cell>
          <table:table-cell table:style-name="ce3" office:value-type="string" calcext:value-type="string">
            <text:p>Florianopolis</text:p>
          </table:table-cell>
          <table:table-cell table:style-name="ce3" office:value-type="string" calcext:value-type="string">
            <text:p>Barra da Lagoa</text:p>
          </table:table-cell>
          <table:table-cell table:style-name="ce3" office:value-type="string" calcext:value-type="string">
            <text:p>Rodovia Jornalista Manoel de Menezes - de 2002/2003 ao fim</text:p>
          </table:table-cell>
          <table:table-cell table:style-name="ce11" office:value-type="float" office:value="1700" calcext:value-type="float">
            <text:p>R$1,700</text:p>
          </table:table-cell>
          <table:table-cell table:style-name="ce11" office:value-type="float" office:value="650" calcext:value-type="float">
            <text:p>R$650</text:p>
          </table:table-cell>
          <table:table-cell table:style-name="ce9" table:formula="of:=[.C72]/[.H72]" office:value-type="currency" office:currency="R$ " office:value="1615.38461538462" calcext:value-type="currency">
            <text:p>R$ 1,615.38</text:p>
          </table:table-cell>
          <table:table-cell table:number-columns-repeated="1009"/>
        </table:table-row>
        <table:table-row table:style-name="ro1">
          <table:table-cell table:style-name="ce3" office:value-type="float" office:value="70" calcext:value-type="float">
            <text:p>70</text:p>
          </table:table-cell>
          <table:table-cell table:style-name="ce3" office:value-type="string" calcext:value-type="string">
            <text:p>Chácara em Aguas Mornas</text:p>
          </table:table-cell>
          <table:table-cell table:style-name="ce8" office:value-type="currency" office:currency="R$ " office:value="530000" calcext:value-type="currency">
            <text:p>R$ 530,000.00</text:p>
          </table:table-cell>
          <table:table-cell table:style-name="ce3" office:value-type="string" calcext:value-type="string">
            <text:p>Ullysses lemos</text:p>
          </table:table-cell>
          <table:table-cell table:style-name="ce3" office:value-type="string" calcext:value-type="string">
            <text:p>Chácara com 1780,00 m2 com chalé, piscina, galpão, pomar com mais 20 tipos de frutas. Contrato de posse com 18 anos. </text:p>
          </table:table-cell>
          <table:table-cell table:style-name="ce10" office:value-type="string" calcext:value-type="string">
            <text:p><text:a xlink:href="https://sc.olx.com.br/florianopolis-e-regiao/terrenos/chacara-em-aguas-mornas-1000449043" xlink:type="simple">https://sc.olx.com.br/florianopolis-e-regiao/terrenos/chacara-em-aguas-mornas-1000449043</text:a></text:p>
          </table:table-cell>
          <table:table-cell table:style-name="ce3" office:value-type="string" calcext:value-type="string">
            <text:p>Sitios e chacaras</text:p>
          </table:table-cell>
          <table:table-cell table:style-name="ce3" office:value-type="float" office:value="1780" calcext:value-type="float">
            <text:p>1780</text:p>
          </table:table-cell>
          <table:table-cell table:style-name="ce3" office:value-type="float" office:value="88150000" calcext:value-type="float">
            <text:p>88150000</text:p>
          </table:table-cell>
          <table:table-cell table:style-name="ce3" office:value-type="string" calcext:value-type="string">
            <text:p>Aguas Mornas</text:p>
          </table:table-cell>
          <table:table-cell table:style-name="ce4" table:number-columns-repeated="2"/>
          <table:table-cell table:style-name="ce11" office:value-type="float" office:value="0" calcext:value-type="float">
            <text:p>R$0</text:p>
          </table:table-cell>
          <table:table-cell table:style-name="ce4"/>
          <table:table-cell table:style-name="ce9" table:formula="of:=[.C73]/[.H73]" office:value-type="currency" office:currency="R$ " office:value="297.752808988764" calcext:value-type="currency">
            <text:p>R$ 297.75</text:p>
          </table:table-cell>
          <table:table-cell table:number-columns-repeated="1009"/>
        </table:table-row>
        <table:table-row table:style-name="ro1">
          <table:table-cell table:style-name="ce3" office:value-type="float" office:value="71" calcext:value-type="float">
            <text:p>71</text:p>
          </table:table-cell>
          <table:table-cell table:style-name="ce3" office:value-type="string" calcext:value-type="string">
            <text:p>2 LOTES FUNDO LAGO À VENDA NO RESERVA DA PEDRA com 622 m² - Pedra Branca, Palhoça/SC</text:p>
          </table:table-cell>
          <table:table-cell table:style-name="ce8" office:value-type="currency" office:currency="R$ " office:value="956000" calcext:value-type="currency">
            <text:p>R$ 956,000.00</text:p>
          </table:table-cell>
          <table:table-cell table:style-name="ce3" office:value-type="string" calcext:value-type="string">
            <text:p>LUIZ ALTHOFF SOLUÇÕES EM IMÓVEIS</text:p>
          </table:table-cell>
          <table:table-cell table:style-name="ce3" office:value-type="string" calcext:value-type="string">
            <text:p>Código do anúncio: 999</text:p>
            <text:p/>
            <text:p>Cód. 998.RESERVA DA PEDRA, condição direto com a Incorporadora - Pedra Branca, Palhoça/SC.Oportunidade de realizar seu sonho de construir ou investir no melhor condomínio de Santa Catarina!!.Lotes planos com posição solar privilegiada, com de 622 m². Condições diretas com a incorporadora! .Trata-se de 2 lotes, lado a lado, fundo lago - LOTES 55 E 56..O LUGAR: A Cidade Criativa vem desenvolvendo os melhores lugares para viver em SC. Aqui você pode trabalhar, estudar e se divertir ao alcance de uma caminhada.Na Pedra Branca você tem a cidade aos pés e as pessoas ao redor. A troca de experiências é completa e cheia de opções: Variedade de lojas, serviços, empresas, lazer, escolas e universidade tornam o bairro cheio de vida..IPTU e CONDOMÍNIO a consultar, após entrega do empreendimento..Entrega: agosto/2022.CRECI 5349J</text:p>
          </table:table-cell>
          <table:table-cell table:style-name="ce10" office:value-type="string" calcext:value-type="string">
            <text:p><text:a xlink:href="https://sc.olx.com.br/florianopolis-e-regiao/terrenos/2-lotes-fundo-lago-venda-no-reserva-da-pedra-com-622-m-pedra-branca-palhoca-sc-998271983" xlink:type="simple">https://sc.olx.com.br/florianopolis-e-regiao/terrenos/2-lotes-fundo-lago-venda-no-reserva-da-pedra-com-622-m-pedra-branca-palhoca-sc-998271983</text:a></text:p>
          </table:table-cell>
          <table:table-cell table:style-name="ce3" office:value-type="string" calcext:value-type="string">
            <text:p>Terrenos</text:p>
          </table:table-cell>
          <table:table-cell table:style-name="ce3" office:value-type="float" office:value="622" calcext:value-type="float">
            <text:p>622</text:p>
          </table:table-cell>
          <table:table-cell table:style-name="ce3" office:value-type="float" office:value="88137270" calcext:value-type="float">
            <text:p>8813727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Avenida Pedra Branca</text:p>
          </table:table-cell>
          <table:table-cell table:number-columns-repeated="2" table:style-name="ce11" office:value-type="float" office:value="0" calcext:value-type="float">
            <text:p>R$0</text:p>
          </table:table-cell>
          <table:table-cell table:style-name="ce9" table:formula="of:=[.C74]/[.H74]" office:value-type="currency" office:currency="R$ " office:value="1536.97749196142" calcext:value-type="currency">
            <text:p>R$ 1,536.98</text:p>
          </table:table-cell>
          <table:table-cell table:number-columns-repeated="1009"/>
        </table:table-row>
        <table:table-row table:style-name="ro1">
          <table:table-cell table:style-name="ce3" office:value-type="float" office:value="72" calcext:value-type="float">
            <text:p>72</text:p>
          </table:table-cell>
          <table:table-cell table:style-name="ce3" office:value-type="string" calcext:value-type="string">
            <text:p>LOTE A VENDA EM CRICIUMA NO BAIRRO MINA DO MATO PRÓXIMO A PIZZARIA MONTE BELO</text:p>
          </table:table-cell>
          <table:table-cell table:style-name="ce8" office:value-type="currency" office:currency="R$ " office:value="145000" calcext:value-type="currency">
            <text:p>R$ 145,000.00</text:p>
          </table:table-cell>
          <table:table-cell table:style-name="ce3" office:value-type="string" calcext:value-type="string">
            <text:p>Jeferson Medeiros</text:p>
          </table:table-cell>
          <table:table-cell table:style-name="ce3" office:value-type="string" calcext:value-type="string">
            <text:p>Código do anúncio: 24900</text:p>
            <text:p/>
            <text:p>Referência: LOT-MINADOMATO - LOTE - BAIRRO MARIA CÉU Ótima localização - próx a pizzaria Monte Bello 16x36 504m2 R$145.000,00</text:p>
          </table:table-cell>
          <table:table-cell table:style-name="ce10" office:value-type="string" calcext:value-type="string">
            <text:p><text:a xlink:href="https://sc.olx.com.br/florianopolis-e-regiao/terrenos/lote-a-venda-em-criciuma-no-bairro-mina-do-mato-proximo-a-pizzaria-monte-belo-996584687" xlink:type="simple">https://sc.olx.com.br/florianopolis-e-regiao/terrenos/lote-a-venda-em-criciuma-no-bairro-mina-do-mato-proximo-a-pizzaria-monte-belo-996584687</text:a></text:p>
          </table:table-cell>
          <table:table-cell table:style-name="ce3" office:value-type="string" calcext:value-type="string">
            <text:p>Terrenos</text:p>
          </table:table-cell>
          <table:table-cell table:style-name="ce4"/>
          <table:table-cell table:style-name="ce3" office:value-type="float" office:value="88810326" calcext:value-type="float">
            <text:p>88810326</text:p>
          </table:table-cell>
          <table:table-cell table:style-name="ce3" office:value-type="string" calcext:value-type="string">
            <text:p>Criciuma</text:p>
          </table:table-cell>
          <table:table-cell table:style-name="ce3" office:value-type="string" calcext:value-type="string">
            <text:p>Maria Ceu</text:p>
          </table:table-cell>
          <table:table-cell table:style-name="ce3" office:value-type="string" calcext:value-type="string">
            <text:p>Rua Domingos Pedro Cesconeto</text:p>
          </table:table-cell>
          <table:table-cell table:number-columns-repeated="2" table:style-name="ce11" office:value-type="float" office:value="0" calcext:value-type="float">
            <text:p>R$0</text:p>
          </table:table-cell>
          <table:table-cell table:style-name="ce9" table:formula="of:=[.C75]/[.H75]" office:value-type="string" office:string-value="" calcext:value-type="error">
            <text:p>#DIV/0!</text:p>
          </table:table-cell>
          <table:table-cell table:number-columns-repeated="1009"/>
        </table:table-row>
        <table:table-row table:style-name="ro1">
          <table:table-cell table:style-name="ce3" office:value-type="float" office:value="73" calcext:value-type="float">
            <text:p>73</text:p>
          </table:table-cell>
          <table:table-cell table:style-name="ce3" office:value-type="string" calcext:value-type="string">
            <text:p>Q-TE0153 Terreno de Esquina com 420m² / Excelente Localização (Próx a Chácara Rio Jordão)</text:p>
          </table:table-cell>
          <table:table-cell table:style-name="ce8" office:value-type="currency" office:currency="R$ " office:value="275988" calcext:value-type="currency">
            <text:p>R$ 275,988.00</text:p>
          </table:table-cell>
          <table:table-cell table:style-name="ce3" office:value-type="string" calcext:value-type="string">
            <text:p>Batisttella Imóveis</text:p>
          </table:table-cell>
          <table:table-cell table:style-name="ce3" office:value-type="string" calcext:value-type="string">
            <text:p>Amplo Terreno com 420m², aproximadamente 3,7 km da Praia dos Ingleses.</text:p>
            <text:p>==============================================================</text:p>
            <text:p/>
            <text:p>CARACTERÍSTICAS DO TERRENO;</text:p>
            <text:p/>
            <text:p>- Terreno medindo 14x30;</text:p>
            <text:p>- Area total: 420m² / Terreno de esquina;</text:p>
            <text:p>- A 50 metros da Dario Manoel;</text:p>
            <text:p>- Nao aceita financiamento bancário;</text:p>
            <text:p>- IPTU 2022 pago; </text:p>
            <text:p/>
            <text:p>Os valores bem como as condições de pagamento dos imóveis podem sofrer alterações sem prévio aviso, seguindo determinação de seus proprietários e/ou em consequência das variações às quais o mercado está sujeito.</text:p>
            <text:p>==============================================================</text:p>
            <text:p>Agende sua visita, e venha desfrutar das maravilhas deste paraíso!</text:p>
            <text:p/>
            <text:p>Batisttella Imóveis</text:p>
            <text:p>Contato: Quelen (48 9998... ver número) </text:p>
            <text:p/>
          </table:table-cell>
          <table:table-cell table:style-name="ce10" office:value-type="string" calcext:value-type="string">
            <text:p><text:a xlink:href="https://sc.olx.com.br/florianopolis-e-regiao/terrenos/q-te0153-terreno-de-esquina-com-420m-excelente-localizacao-prox-a-chacara-rio-jordao-1000448033" xlink:type="simple">https://sc.olx.com.br/florianopolis-e-regiao/terrenos/q-te0153-terreno-de-esquina-com-420m-excelente-localizacao-prox-a-chacara-rio-jordao-1000448033</text:a></text:p>
          </table:table-cell>
          <table:table-cell table:style-name="ce3" office:value-type="string" calcext:value-type="string">
            <text:p>Terrenos</text:p>
          </table:table-cell>
          <table:table-cell table:style-name="ce3" office:value-type="float" office:value="420" calcext:value-type="float">
            <text:p>420</text:p>
          </table:table-cell>
          <table:table-cell table:style-name="ce3" office:value-type="float" office:value="88058001" calcext:value-type="float">
            <text:p>88058001</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odovia Armando Calil Bulos</text:p>
          </table:table-cell>
          <table:table-cell table:style-name="ce4" table:number-columns-repeated="2"/>
          <table:table-cell table:style-name="ce9" table:formula="of:=[.C76]/[.H76]" office:value-type="currency" office:currency="R$ " office:value="657.114285714286" calcext:value-type="currency">
            <text:p>R$ 657.11</text:p>
          </table:table-cell>
          <table:table-cell table:number-columns-repeated="1009"/>
        </table:table-row>
        <table:table-row table:style-name="ro1">
          <table:table-cell table:style-name="ce3" office:value-type="float" office:value="74" calcext:value-type="float">
            <text:p>74</text:p>
          </table:table-cell>
          <table:table-cell table:style-name="ce3" office:value-type="string" calcext:value-type="string">
            <text:p>Florianópolis - Terreno Padrão - Ingleses do Rio Vermelho</text:p>
          </table:table-cell>
          <table:table-cell table:style-name="ce8" office:value-type="currency" office:currency="R$ " office:value="1200000" calcext:value-type="currency">
            <text:p>R$ 1,200,000.00</text:p>
          </table:table-cell>
          <table:table-cell table:style-name="ce3" office:value-type="string" calcext:value-type="string">
            <text:p>DDA Imóveis</text:p>
          </table:table-cell>
          <table:table-cell table:style-name="ce3" office:value-type="string" calcext:value-type="string">
            <text:p>Código do anúncio: TR4144</text:p>
            <text:p/>
            <text:p>Codigo Referencia: TR4144  ?  </text:p>
            <text:p>     Terreno para Construtota e Investidores  São 1.660m² de área total. Documentação ok.    ? Forma de Pagamento: Valores, disponibilidade e condições sujeitos a alterações sem aviso prévio.   </text:p>
            <text:p>     Imobiliária DDA Imóveis</text:p>
          </table:table-cell>
          <table:table-cell table:style-name="ce10" office:value-type="string" calcext:value-type="string">
            <text:p><text:a xlink:href="https://sc.olx.com.br/florianopolis-e-regiao/terrenos/florianopolis-terreno-padrao-ingleses-do-rio-vermelho-980252579" xlink:type="simple">https://sc.olx.com.br/florianopolis-e-regiao/terrenos/florianopolis-terreno-padrao-ingleses-do-rio-vermelho-980252579</text:a></text:p>
          </table:table-cell>
          <table:table-cell table:style-name="ce3" office:value-type="string" calcext:value-type="string">
            <text:p>Terrenos</text:p>
          </table:table-cell>
          <table:table-cell table:style-name="ce3" office:value-type="float" office:value="1660" calcext:value-type="float">
            <text:p>1660</text:p>
          </table:table-cell>
          <table:table-cell table:style-name="ce3" office:value-type="float" office:value="88058491" calcext:value-type="float">
            <text:p>88058491</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Servidao Aurora</text:p>
          </table:table-cell>
          <table:table-cell table:style-name="ce4" table:number-columns-repeated="2"/>
          <table:table-cell table:style-name="ce9" table:formula="of:=[.C77]/[.H77]" office:value-type="currency" office:currency="R$ " office:value="722.89156626506" calcext:value-type="currency">
            <text:p>R$ 722.89</text:p>
          </table:table-cell>
          <table:table-cell table:number-columns-repeated="1009"/>
        </table:table-row>
        <table:table-row table:style-name="ro1">
          <table:table-cell table:style-name="ce3" office:value-type="float" office:value="75" calcext:value-type="float">
            <text:p>75</text:p>
          </table:table-cell>
          <table:table-cell table:style-name="ce3" office:value-type="string" calcext:value-type="string">
            <text:p>Terreno a venda na praia de cima, Pinheira! </text:p>
          </table:table-cell>
          <table:table-cell table:style-name="ce8" office:value-type="currency" office:currency="R$ " office:value="175000" calcext:value-type="currency">
            <text:p>R$ 175,000.00</text:p>
          </table:table-cell>
          <table:table-cell table:style-name="ce3" office:value-type="string" calcext:value-type="string">
            <text:p>Globo</text:p>
          </table:table-cell>
          <table:table-cell table:style-name="ce3" office:value-type="string" calcext:value-type="string">
            <text:p>Terreno a venda na praia de cima. </text:p>
            <text:p/>
            <text:p>Bem localizado próximo ao centro, em uma das principais ruas da praia de cima. </text:p>
            <text:p>Em rua calçada. </text:p>
            <text:p>Escritura pública. </text:p>
            <text:p/>
            <text:p>R$ 175.000 </text:p>
            <text:p>Maiores informações: </text:p>
            <text:p>(48)... ver número</text:p>
          </table:table-cell>
          <table:table-cell table:style-name="ce10" office:value-type="string" calcext:value-type="string">
            <text:p><text:a xlink:href="https://sc.olx.com.br/florianopolis-e-regiao/terrenos/terreno-a-venda-na-praia-de-cima-pinheira-1000445939" xlink:type="simple">https://sc.olx.com.br/florianopolis-e-regiao/terrenos/terreno-a-venda-na-praia-de-cima-pinheira-1000445939</text:a></text:p>
          </table:table-cell>
          <table:table-cell table:style-name="ce3" office:value-type="string" calcext:value-type="string">
            <text:p>Terrenos</text:p>
          </table:table-cell>
          <table:table-cell table:style-name="ce4"/>
          <table:table-cell table:style-name="ce3" office:value-type="float" office:value="88139351" calcext:value-type="float">
            <text:p>88139351</text:p>
          </table:table-cell>
          <table:table-cell table:style-name="ce3" office:value-type="string" calcext:value-type="string">
            <text:p>Palhoca</text:p>
          </table:table-cell>
          <table:table-cell table:style-name="ce3" office:value-type="string" calcext:value-type="string">
            <text:p>Pinheira</text:p>
          </table:table-cell>
          <table:table-cell table:style-name="ce3" office:value-type="string" calcext:value-type="string">
            <text:p>Rodovia Aderbal Ramos da Silva</text:p>
          </table:table-cell>
          <table:table-cell table:style-name="ce4" table:number-columns-repeated="2"/>
          <table:table-cell table:style-name="ce9" table:formula="of:=[.C78]/[.H78]" office:value-type="string" office:string-value="" calcext:value-type="error">
            <text:p>#DIV/0!</text:p>
          </table:table-cell>
          <table:table-cell table:number-columns-repeated="1009"/>
        </table:table-row>
        <table:table-row table:style-name="ro1">
          <table:table-cell table:style-name="ce3" office:value-type="float" office:value="76" calcext:value-type="float">
            <text:p>76</text:p>
          </table:table-cell>
          <table:table-cell table:style-name="ce3" office:value-type="string" calcext:value-type="string">
            <text:p>ALTO RIBEIRÃO</text:p>
          </table:table-cell>
          <table:table-cell table:style-name="ce8" office:value-type="currency" office:currency="R$ " office:value="500000" calcext:value-type="currency">
            <text:p>R$ 500,000.00</text:p>
          </table:table-cell>
          <table:table-cell table:style-name="ce3" office:value-type="string" calcext:value-type="string">
            <text:p>ALTO RIBEIRAO IMOVEIS</text:p>
          </table:table-cell>
          <table:table-cell table:style-name="ce3" office:value-type="string" calcext:value-type="string">
            <text:p>Código do anúncio: 1972</text:p>
            <text:p/>
            <text:p>LINDO TERRENO NA PRAIA DAS LARANJEIRAS, COM VISTA MAR,  APENAS 40 METROS DO MAR, COM ZONEAMENTO ARM 2.4.SÃO 430 M2 DE TERRENO COM IPTU INDIVIDUALIZADO PRONTO PARA FAZER SUA CASA DOS SONHOS.CONTRATO DE COMPRA E VENDA (NÃO ACEITA FINANCIAMENTO BANCÁRIO).AGENDE JÁ SUA VISITA!!!</text:p>
          </table:table-cell>
          <table:table-cell table:style-name="ce10" office:value-type="string" calcext:value-type="string">
            <text:p><text:a xlink:href="https://sc.olx.com.br/florianopolis-e-regiao/terrenos/alto-ribeirao-995812737" xlink:type="simple">https://sc.olx.com.br/florianopolis-e-regiao/terrenos/alto-ribeirao-995812737</text:a></text:p>
          </table:table-cell>
          <table:table-cell table:style-name="ce3" office:value-type="string" calcext:value-type="string">
            <text:p>Terrenos</text:p>
          </table:table-cell>
          <table:table-cell table:style-name="ce3" office:value-type="float" office:value="430" calcext:value-type="float">
            <text:p>430</text:p>
          </table:table-cell>
          <table:table-cell table:style-name="ce3" office:value-type="float" office:value="88049000" calcext:value-type="float">
            <text:p>88049000</text:p>
          </table:table-cell>
          <table:table-cell table:style-name="ce3" office:value-type="string" calcext:value-type="string">
            <text:p>Florianopolis</text:p>
          </table:table-cell>
          <table:table-cell table:style-name="ce3" office:value-type="string" calcext:value-type="string">
            <text:p>Tapera</text:p>
          </table:table-cell>
          <table:table-cell table:style-name="ce3" office:value-type="string" calcext:value-type="string">
            <text:p>Avenida Santos Dumont</text:p>
          </table:table-cell>
          <table:table-cell table:number-columns-repeated="2" table:style-name="ce11" office:value-type="float" office:value="0" calcext:value-type="float">
            <text:p>R$0</text:p>
          </table:table-cell>
          <table:table-cell table:style-name="ce9" table:formula="of:=[.C79]/[.H79]" office:value-type="currency" office:currency="R$ " office:value="1162.79069767442" calcext:value-type="currency">
            <text:p>R$ 1,162.79</text:p>
          </table:table-cell>
          <table:table-cell table:number-columns-repeated="1009"/>
        </table:table-row>
        <table:table-row table:style-name="ro1">
          <table:table-cell table:style-name="ce3" office:value-type="float" office:value="77" calcext:value-type="float">
            <text:p>77</text:p>
          </table:table-cell>
          <table:table-cell table:style-name="ce3" office:value-type="string" calcext:value-type="string">
            <text:p>Terreno 1.300 m² - Ponta de Baixo</text:p>
          </table:table-cell>
          <table:table-cell table:style-name="ce8" office:value-type="currency" office:currency="R$ " office:value="650000" calcext:value-type="currency">
            <text:p>R$ 650,000.00</text:p>
          </table:table-cell>
          <table:table-cell table:style-name="ce3" office:value-type="string" calcext:value-type="string">
            <text:p>EVOLUÇÃO IMÓVEIS</text:p>
          </table:table-cell>
          <table:table-cell table:style-name="ce3" office:value-type="string" calcext:value-type="string">
            <text:p>Código do anúncio: TE0012</text:p>
            <text:p/>
            <text:p>Imóvel:  Terreno ponta de baixo, São José,  Grande Florianópolis, SC, viabilidade para construção, água encanada, escritura publica.Bairro: O nome Ponta de Baixo foi dado devido avançar mar adentro marcando o final da baía de São José, com uma paisagem pura e com mar manso, além da natureza espetacular e restaurantes maravilhosos, localizado no extremo sul da cidade faz limite com Palhoça, Fazenda Santo Antônio e Centro Histórico. O bairro também tem escolas, instituições beneficentes, comércio e serviços de forma geral, algumas ruas que sobem o morro são altamente inclinadas, mas possuem uma vista maravilhosa.A EVOLUÇÃO IMOVEIS possui mais de 12 anos de experiência, sempre satisfazendo nossos clientes e fazendo amigos. Temos mais de 2000 imóveis com diversas opções na Grande Florianópolis.Estamos de plantão através do número (48) 3247.8865 ou no CHAT.Concretizando seus Sonhos -</text:p>
          </table:table-cell>
          <table:table-cell table:style-name="ce10" office:value-type="string" calcext:value-type="string">
            <text:p><text:a xlink:href="https://sc.olx.com.br/florianopolis-e-regiao/terrenos/terreno-1-300-m-ponta-de-baixo-999508787" xlink:type="simple">https://sc.olx.com.br/florianopolis-e-regiao/terrenos/terreno-1-300-m-ponta-de-baixo-999508787</text:a></text:p>
          </table:table-cell>
          <table:table-cell table:style-name="ce3" office:value-type="string" calcext:value-type="string">
            <text:p>Terrenos</text:p>
          </table:table-cell>
          <table:table-cell table:style-name="ce3" office:value-type="float" office:value="1340" calcext:value-type="float">
            <text:p>1340</text:p>
          </table:table-cell>
          <table:table-cell table:style-name="ce3" office:value-type="float" office:value="88104200" calcext:value-type="float">
            <text:p>88104200</text:p>
          </table:table-cell>
          <table:table-cell table:style-name="ce3" office:value-type="string" calcext:value-type="string">
            <text:p>Sao Jose</text:p>
          </table:table-cell>
          <table:table-cell table:style-name="ce3" office:value-type="string" calcext:value-type="string">
            <text:p>Ponta de Baixo</text:p>
          </table:table-cell>
          <table:table-cell table:style-name="ce3" office:value-type="string" calcext:value-type="string">
            <text:p>Rua Assis Brasil</text:p>
          </table:table-cell>
          <table:table-cell table:number-columns-repeated="2" table:style-name="ce11" office:value-type="float" office:value="0" calcext:value-type="float">
            <text:p>R$0</text:p>
          </table:table-cell>
          <table:table-cell table:style-name="ce9" table:formula="of:=[.C80]/[.H80]" office:value-type="currency" office:currency="R$ " office:value="485.074626865672" calcext:value-type="currency">
            <text:p>R$ 485.07</text:p>
          </table:table-cell>
          <table:table-cell table:number-columns-repeated="1009"/>
        </table:table-row>
        <table:table-row table:style-name="ro1">
          <table:table-cell table:style-name="ce3" office:value-type="float" office:value="78" calcext:value-type="float">
            <text:p>78</text:p>
          </table:table-cell>
          <table:table-cell table:style-name="ce3" office:value-type="string" calcext:value-type="string">
            <text:p>Terreno a venda na Praia da Gamboa Garopaba SC</text:p>
          </table:table-cell>
          <table:table-cell table:style-name="ce8" office:value-type="currency" office:currency="R$ " office:value="290000" calcext:value-type="currency">
            <text:p>R$ 290,000.00</text:p>
          </table:table-cell>
          <table:table-cell table:style-name="ce3" office:value-type="string" calcext:value-type="string">
            <text:p>GFLORIPA IMOVEIS LTDA ME</text:p>
          </table:table-cell>
          <table:table-cell table:style-name="ce3" office:value-type="string" calcext:value-type="string">
            <text:p>Código do anúncio: T0934</text:p>
            <text:p/>
            <text:p>Imóvel a venda na Praia da Gamboa, Garopaba SC. </text:p>
            <text:p>  </text:p>
            <text:p> Terreno cercado com 1.083 m², a 250 mts do mar. </text:p>
            <text:p>  </text:p>
            <text:p> Com escritura de posse. Não é possível financiar.  </text:p>
            <text:p>  </text:p>
            <text:p> Proprietário aceita propostas. </text:p>
            <text:p> Confira! </text:p>
            <text:p>  </text:p>
            <text:p> OBS*: Esse imóvel não possui viabilidade para novas construções, devido ao recuo de 30 m exigido por lei, decorrente de uma passagem de água existente em uma das extremas do terreno.</text:p>
          </table:table-cell>
          <table:table-cell table:style-name="ce10" office:value-type="string" calcext:value-type="string">
            <text:p><text:a xlink:href="https://sc.olx.com.br/florianopolis-e-regiao/terrenos/terreno-a-venda-na-praia-da-gamboa-garopaba-sc-987468139" xlink:type="simple">https://sc.olx.com.br/florianopolis-e-regiao/terrenos/terreno-a-venda-na-praia-da-gamboa-garopaba-sc-987468139</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81]/[.H81]" office:value-type="string" office:string-value="" calcext:value-type="error">
            <text:p>#DIV/0!</text:p>
          </table:table-cell>
          <table:table-cell table:number-columns-repeated="1009"/>
        </table:table-row>
        <table:table-row table:style-name="ro1">
          <table:table-cell table:style-name="ce3" office:value-type="float" office:value="79" calcext:value-type="float">
            <text:p>79</text:p>
          </table:table-cell>
          <table:table-cell table:style-name="ce3" office:value-type="string" calcext:value-type="string">
            <text:p>Terreno Praia do Santinho</text:p>
          </table:table-cell>
          <table:table-cell table:style-name="ce8" office:value-type="currency" office:currency="R$ " office:value="295000" calcext:value-type="currency">
            <text:p>R$ 295,000.00</text:p>
          </table:table-cell>
          <table:table-cell table:style-name="ce3" office:value-type="string" calcext:value-type="string">
            <text:p>Trindade Imóveis</text:p>
          </table:table-cell>
          <table:table-cell table:style-name="ce3" office:value-type="string" calcext:value-type="string">
            <text:p>Código do anúncio: 4762</text:p>
            <text:p/>
            <text:p>Ótimo terreno, na praia do Santinho com vista para o mar. </text:p>
            <text:p>    Possui 450,00 m², frente sul, com 30,00 metros, fundos norte com 30 metros, lateral leste com 15,00 metros, lateral oeste com 15,00 metros.</text:p>
          </table:table-cell>
          <table:table-cell table:style-name="ce10" office:value-type="string" calcext:value-type="string">
            <text:p><text:a xlink:href="https://sc.olx.com.br/florianopolis-e-regiao/terrenos/terreno-praia-do-santinho-946778403" xlink:type="simple">https://sc.olx.com.br/florianopolis-e-regiao/terrenos/terreno-praia-do-santinho-946778403</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58774" calcext:value-type="float">
            <text:p>88058774</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Rosa da Silva</text:p>
          </table:table-cell>
          <table:table-cell table:style-name="ce4" table:number-columns-repeated="2"/>
          <table:table-cell table:style-name="ce9" table:formula="of:=[.C82]/[.H82]" office:value-type="currency" office:currency="R$ " office:value="655.555555555556" calcext:value-type="currency">
            <text:p>R$ 655.56</text:p>
          </table:table-cell>
          <table:table-cell table:number-columns-repeated="1009"/>
        </table:table-row>
        <table:table-row table:style-name="ro1">
          <table:table-cell table:style-name="ce3" office:value-type="float" office:value="80" calcext:value-type="float">
            <text:p>80</text:p>
          </table:table-cell>
          <table:table-cell table:style-name="ce3" office:value-type="string" calcext:value-type="string">
            <text:p>Terreno de esquina a venda na praia da Pinheira!</text:p>
          </table:table-cell>
          <table:table-cell table:style-name="ce8" office:value-type="currency" office:currency="R$ " office:value="17000" calcext:value-type="currency">
            <text:p>R$ 17,000.00</text:p>
          </table:table-cell>
          <table:table-cell table:style-name="ce3" office:value-type="string" calcext:value-type="string">
            <text:p>Globo</text:p>
          </table:table-cell>
          <table:table-cell table:style-name="ce3" office:value-type="string" calcext:value-type="string">
            <text:p>Terreno a venda na praia da Pinheira! </text:p>
            <text:p/>
            <text:p>Localizado de esquina em frente a Rod Evádio Paulo Broering, estrada que liga Pinheira a praia do Sonho, podendo ser tanto comercial quanto residencial. </text:p>
            <text:p/>
            <text:p>R$ 170.000</text:p>
            <text:p>Maiores informações: </text:p>
            <text:p>(48) 9999... ver número</text:p>
          </table:table-cell>
          <table:table-cell table:style-name="ce10" office:value-type="string" calcext:value-type="string">
            <text:p><text:a xlink:href="https://sc.olx.com.br/florianopolis-e-regiao/terrenos/terreno-de-esquina-a-venda-na-praia-da-pinheira-1000441462" xlink:type="simple">https://sc.olx.com.br/florianopolis-e-regiao/terrenos/terreno-de-esquina-a-venda-na-praia-da-pinheira-1000441462</text:a></text:p>
          </table:table-cell>
          <table:table-cell table:style-name="ce3" office:value-type="string" calcext:value-type="string">
            <text:p>Terrenos</text:p>
          </table:table-cell>
          <table:table-cell table:style-name="ce4"/>
          <table:table-cell table:style-name="ce3" office:value-type="float" office:value="88139351" calcext:value-type="float">
            <text:p>88139351</text:p>
          </table:table-cell>
          <table:table-cell table:style-name="ce3" office:value-type="string" calcext:value-type="string">
            <text:p>Palhoca</text:p>
          </table:table-cell>
          <table:table-cell table:style-name="ce3" office:value-type="string" calcext:value-type="string">
            <text:p>Pinheira</text:p>
          </table:table-cell>
          <table:table-cell table:style-name="ce3" office:value-type="string" calcext:value-type="string">
            <text:p>Rodovia Aderbal Ramos da Silva</text:p>
          </table:table-cell>
          <table:table-cell table:style-name="ce4" table:number-columns-repeated="2"/>
          <table:table-cell table:style-name="ce9" table:formula="of:=[.C83]/[.H83]" office:value-type="string" office:string-value="" calcext:value-type="error">
            <text:p>#DIV/0!</text:p>
          </table:table-cell>
          <table:table-cell table:number-columns-repeated="1009"/>
        </table:table-row>
        <table:table-row table:style-name="ro1">
          <table:table-cell table:style-name="ce3" office:value-type="float" office:value="81" calcext:value-type="float">
            <text:p>81</text:p>
          </table:table-cell>
          <table:table-cell table:style-name="ce3" office:value-type="string" calcext:value-type="string">
            <text:p>Área rural a 03KM do Centro de Canelinha</text:p>
          </table:table-cell>
          <table:table-cell table:style-name="ce8" office:value-type="currency" office:currency="R$ " office:value="850000" calcext:value-type="currency">
            <text:p>R$ 850,000.00</text:p>
          </table:table-cell>
          <table:table-cell table:style-name="ce3" office:value-type="string" calcext:value-type="string">
            <text:p>Clínica do Imóvel</text:p>
          </table:table-cell>
          <table:table-cell table:style-name="ce3" office:value-type="string" calcext:value-type="string">
            <text:p>Código do anúncio: 870</text:p>
            <text:p/>
            <text:p>&amp;#10024;BELÍSSIMA ÁREA EM CANELINHA </text:p>
            <text:p> </text:p>
            <text:p> </text:p>
            <text:p> </text:p>
            <text:p> &amp;#128205;Localização privilegiada apenas 3 quilômetros do Centro!</text:p>
            <text:p> </text:p>
            <text:p> - Uma área de 7 hectare ( 70 mil metros quadrados)</text:p>
            <text:p> </text:p>
            <text:p> - cachoeira cortando o terreno </text:p>
            <text:p> </text:p>
            <text:p> - pastagem formada</text:p>
            <text:p> </text:p>
            <text:p> - árvores frutíferas já produzindo </text:p>
            <text:p> </text:p>
            <text:p> </text:p>
            <text:p> </text:p>
            <text:p> &amp;#10004;&amp;#65039;PARA INVESTIDOR </text:p>
            <text:p> </text:p>
            <text:p> &amp;#128181;valor: 850.000,00 ( aceita imóvel no Centro de canelinha ou em Tijucas como parte do pagamento)</text:p>
            <text:p> </text:p>
            <text:p> </text:p>
            <text:p> </text:p>
            <text:p>  </text:p>
          </table:table-cell>
          <table:table-cell table:style-name="ce10" office:value-type="string" calcext:value-type="string">
            <text:p><text:a xlink:href="https://sc.olx.com.br/florianopolis-e-regiao/terrenos/area-rural-a-03km-do-centro-de-canelinha-984632847" xlink:type="simple">https://sc.olx.com.br/florianopolis-e-regiao/terrenos/area-rural-a-03km-do-centro-de-canelinha-984632847</text:a></text:p>
          </table:table-cell>
          <table:table-cell table:style-name="ce3" office:value-type="string" calcext:value-type="string">
            <text:p>Terrenos</text:p>
          </table:table-cell>
          <table:table-cell table:style-name="ce3" office:value-type="float" office:value="70000" calcext:value-type="float">
            <text:p>70000</text:p>
          </table:table-cell>
          <table:table-cell table:style-name="ce3" office:value-type="float" office:value="88230000" calcext:value-type="float">
            <text:p>88230000</text:p>
          </table:table-cell>
          <table:table-cell table:style-name="ce3" office:value-type="string" calcext:value-type="string">
            <text:p>Canelinha</text:p>
          </table:table-cell>
          <table:table-cell table:style-name="ce4" table:number-columns-repeated="4"/>
          <table:table-cell table:style-name="ce9" table:formula="of:=[.C84]/[.H84]" office:value-type="currency" office:currency="R$ " office:value="12.1428571428571" calcext:value-type="currency">
            <text:p>R$ 12.14</text:p>
          </table:table-cell>
          <table:table-cell table:number-columns-repeated="1009"/>
        </table:table-row>
        <table:table-row table:style-name="ro1">
          <table:table-cell table:style-name="ce3" office:value-type="float" office:value="82" calcext:value-type="float">
            <text:p>82</text:p>
          </table:table-cell>
          <table:table-cell table:style-name="ce3" office:value-type="string" calcext:value-type="string">
            <text:p>Terreno à venda, 375 m² por R$ 180.000,00 - San Marino - São José/SC</text:p>
          </table:table-cell>
          <table:table-cell table:style-name="ce8" office:value-type="currency" office:currency="R$ " office:value="180000" calcext:value-type="currency">
            <text:p>R$ 180,000.00</text:p>
          </table:table-cell>
          <table:table-cell table:style-name="ce3" office:value-type="string" calcext:value-type="string">
            <text:p>Gabriel Jacques Negócios Imobiliários</text:p>
          </table:table-cell>
          <table:table-cell table:style-name="ce3" office:value-type="string" calcext:value-type="string">
            <text:p>Código do anúncio: TE0077</text:p>
            <text:p/>
            <text:p>Terreno com 375m2 próprio para residencia e galpão, leve declive lateral, área verde nos fundos. </text:p>
            <text:p>  </text:p>
            <text:p> Próximo do centro de eventos Petry e rodovia SC 281, á apenas 3km do Shopping Continente e BR-101 </text:p>
            <text:p>  </text:p>
            <text:p> Aceita parcelamento direto com a loteadora, consulte condições! </text:p>
            <text:p>  </text:p>
            <text:p> Gostaria de saber mais ou agendar uma visita? Fale Comigo:  (whatsapp). </text:p>
            <text:p>  </text:p>
            <text:p> A corretora Gabriel Jacques presta uma consultoria especializada, um serviço 100% exclusivo, se diferenciando especialmente no atendimento e no mercado de imóveis do bairro Cidade Pedra Branca, Palhoça e região. </text:p>
            <text:p>  </text:p>
            <text:p> Valores e disponibilidade sujeitos a alterações sem aviso prévio. </text:p>
            <text:p>  </text:p>
            <text:p> REF: JA -</text:p>
          </table:table-cell>
          <table:table-cell table:style-name="ce10" office:value-type="string" calcext:value-type="string">
            <text:p><text:a xlink:href="https://sc.olx.com.br/florianopolis-e-regiao/terrenos/terreno-a-venda-375-m-por-r-180-000-00-san-marino-sao-jose-sc-947887435" xlink:type="simple">https://sc.olx.com.br/florianopolis-e-regiao/terrenos/terreno-a-venda-375-m-por-r-180-000-00-san-marino-sao-jose-sc-947887435</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107457" calcext:value-type="float">
            <text:p>88107457</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Brinco de Princesa (Lot. San Marino)</text:p>
          </table:table-cell>
          <table:table-cell table:style-name="ce4"/>
          <table:table-cell table:style-name="ce11" office:value-type="float" office:value="700" calcext:value-type="float">
            <text:p>R$700</text:p>
          </table:table-cell>
          <table:table-cell table:style-name="ce9" table:formula="of:=[.C85]/[.H85]" office:value-type="currency" office:currency="R$ " office:value="480" calcext:value-type="currency">
            <text:p>R$ 480.00</text:p>
          </table:table-cell>
          <table:table-cell table:number-columns-repeated="1009"/>
        </table:table-row>
        <table:table-row table:style-name="ro1">
          <table:table-cell table:style-name="ce3" office:value-type="float" office:value="83" calcext:value-type="float">
            <text:p>83</text:p>
          </table:table-cell>
          <table:table-cell table:style-name="ce3" office:value-type="string" calcext:value-type="string">
            <text:p>Terreno para Venda em Palhoça, Pedra Branca</text:p>
          </table:table-cell>
          <table:table-cell table:style-name="ce8" office:value-type="currency" office:currency="R$ " office:value="661000" calcext:value-type="currency">
            <text:p>R$ 661,000.00</text:p>
          </table:table-cell>
          <table:table-cell table:style-name="ce3" office:value-type="string" calcext:value-type="string">
            <text:p>Imobiliária Edson</text:p>
          </table:table-cell>
          <table:table-cell table:style-name="ce3" office:value-type="string" calcext:value-type="string">
            <text:p>Código do anúncio: 1793</text:p>
            <text:p>Terreno, Pedra Branca, Palhoça</text:p>
            <text:p> </text:p>
            <text:p> Terrenos com 734,40m de área total terreno.</text:p>
            <text:p> Excelente localização, privacidade e segurança no bairro Pedra Branca!(ALE)</text:p>
          </table:table-cell>
          <table:table-cell table:style-name="ce10" office:value-type="string" calcext:value-type="string">
            <text:p><text:a xlink:href="https://sc.olx.com.br/florianopolis-e-regiao/terrenos/terreno-para-venda-em-palhoca-pedra-branca-930958123" xlink:type="simple">https://sc.olx.com.br/florianopolis-e-regiao/terrenos/terreno-para-venda-em-palhoca-pedra-branca-930958123</text:a></text:p>
          </table:table-cell>
          <table:table-cell table:style-name="ce3" office:value-type="string" calcext:value-type="string">
            <text:p>Terrenos</text:p>
          </table:table-cell>
          <table:table-cell table:style-name="ce3" office:value-type="float" office:value="734" calcext:value-type="float">
            <text:p>734</text:p>
          </table:table-cell>
          <table:table-cell table:style-name="ce3" office:value-type="float" office:value="88137210" calcext:value-type="float">
            <text:p>8813721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as Figueiras</text:p>
          </table:table-cell>
          <table:table-cell table:style-name="ce4" table:number-columns-repeated="2"/>
          <table:table-cell table:style-name="ce9" table:formula="of:=[.C86]/[.H86]" office:value-type="currency" office:currency="R$ " office:value="900.544959128066" calcext:value-type="currency">
            <text:p>R$ 900.54</text:p>
          </table:table-cell>
          <table:table-cell table:number-columns-repeated="1009"/>
        </table:table-row>
        <table:table-row table:style-name="ro1">
          <table:table-cell table:style-name="ce3" office:value-type="float" office:value="84" calcext:value-type="float">
            <text:p>84</text:p>
          </table:table-cell>
          <table:table-cell table:style-name="ce3" office:value-type="string" calcext:value-type="string">
            <text:p>Terreno com Escritura Publica</text:p>
          </table:table-cell>
          <table:table-cell table:style-name="ce8" office:value-type="currency" office:currency="R$ " office:value="950000" calcext:value-type="currency">
            <text:p>R$ 950,000.00</text:p>
          </table:table-cell>
          <table:table-cell table:style-name="ce3" office:value-type="string" calcext:value-type="string">
            <text:p>Napoles Imóveis</text:p>
          </table:table-cell>
          <table:table-cell table:style-name="ce3" office:value-type="string" calcext:value-type="string">
            <text:p>Código do anúncio: 99101</text:p>
            <text:p/>
            <text:p>Terreno com 589m² , Escritura Publica. </text:p>
            <text:p> ARM 2.5 - Área Residencial Mista. </text:p>
            <text:p> Próximo de todo o comércio local, das lindas praias do Sul, além do fácil acesso ao Aeroporto e Centro da cidade. </text:p>
            <text:p> Próximo do mar.</text:p>
          </table:table-cell>
          <table:table-cell table:style-name="ce10" office:value-type="string" calcext:value-type="string">
            <text:p><text:a xlink:href="https://sc.olx.com.br/florianopolis-e-regiao/terrenos/terreno-com-escritura-publica-979516802" xlink:type="simple">https://sc.olx.com.br/florianopolis-e-regiao/terrenos/terreno-com-escritura-publica-979516802</text:a></text:p>
          </table:table-cell>
          <table:table-cell table:style-name="ce3" office:value-type="string" calcext:value-type="string">
            <text:p>Terrenos</text:p>
          </table:table-cell>
          <table:table-cell table:style-name="ce3" office:value-type="float" office:value="589" calcext:value-type="float">
            <text:p>589</text:p>
          </table:table-cell>
          <table:table-cell table:style-name="ce3" office:value-type="float" office:value="88066260" calcext:value-type="float">
            <text:p>88066260</text:p>
          </table:table-cell>
          <table:table-cell table:style-name="ce3" office:value-type="string" calcext:value-type="string">
            <text:p>Florianopolis</text:p>
          </table:table-cell>
          <table:table-cell table:style-name="ce3" office:value-type="string" calcext:value-type="string">
            <text:p>Armacao do Pantano do Sul</text:p>
          </table:table-cell>
          <table:table-cell table:style-name="ce3" office:value-type="string" calcext:value-type="string">
            <text:p>Rodovia Francisco Thomaz dos Santos - de 2090/2091 a 6850/6851</text:p>
          </table:table-cell>
          <table:table-cell table:style-name="ce4" table:number-columns-repeated="2"/>
          <table:table-cell table:style-name="ce9" table:formula="of:=[.C87]/[.H87]" office:value-type="currency" office:currency="R$ " office:value="1612.90322580645" calcext:value-type="currency">
            <text:p>R$ 1,612.90</text:p>
          </table:table-cell>
          <table:table-cell table:number-columns-repeated="1009"/>
        </table:table-row>
        <table:table-row table:style-name="ro1">
          <table:table-cell table:style-name="ce3" office:value-type="float" office:value="85" calcext:value-type="float">
            <text:p>85</text:p>
          </table:table-cell>
          <table:table-cell table:style-name="ce3" office:value-type="string" calcext:value-type="string">
            <text:p>CRICIúMA - Terreno Padrão - Vila Visconde</text:p>
          </table:table-cell>
          <table:table-cell table:style-name="ce8" office:value-type="currency" office:currency="R$ " office:value="95000" calcext:value-type="currency">
            <text:p>R$ 95,000.00</text:p>
          </table:table-cell>
          <table:table-cell table:style-name="ce3" office:value-type="string" calcext:value-type="string">
            <text:p>Antonio Colonetti Negócios Imobiliários</text:p>
          </table:table-cell>
          <table:table-cell table:style-name="ce3" office:value-type="string" calcext:value-type="string">
            <text:p>Código do anúncio: 445</text:p>
            <text:p/>
            <text:p>EXCELENTE TERRENO VILA VISCONDE - CRICIÚMACOM ÁREA DE 448 m²   Medindo 28 x 16                  Condições de pagamento: ABERTO A PROPOSTAS                                          Ligue e agende uma visita!Venha conhecer e garantir o lugar ideal para a construção do seu sonho.Os imóveis anunciados poderão sofrer alterações de valores sem aviso prévio ou não estarem mais disponíveis.Antonio Colonetti Negócios Imobiliários                            Compartilhando bons negócios!                                        CRECI/SC 36895F                                                                 Intermediação de compra e venda de imóveis                                                              www.acimoveis.imb.br</text:p>
          </table:table-cell>
          <table:table-cell table:style-name="ce10" office:value-type="string" calcext:value-type="string">
            <text:p><text:a xlink:href="https://sc.olx.com.br/florianopolis-e-regiao/terrenos/criciuma-terreno-padrao-vila-visconde-909742546" xlink:type="simple">https://sc.olx.com.br/florianopolis-e-regiao/terrenos/criciuma-terreno-padrao-vila-visconde-909742546</text:a></text:p>
          </table:table-cell>
          <table:table-cell table:style-name="ce3" office:value-type="string" calcext:value-type="string">
            <text:p>Terrenos</text:p>
          </table:table-cell>
          <table:table-cell table:style-name="ce3" office:value-type="float" office:value="448" calcext:value-type="float">
            <text:p>448</text:p>
          </table:table-cell>
          <table:table-cell table:style-name="ce3" office:value-type="float" office:value="88818215" calcext:value-type="float">
            <text:p>88818215</text:p>
          </table:table-cell>
          <table:table-cell table:style-name="ce3" office:value-type="string" calcext:value-type="string">
            <text:p>Criciuma</text:p>
          </table:table-cell>
          <table:table-cell table:style-name="ce3" office:value-type="string" calcext:value-type="string">
            <text:p>Vila Visconde</text:p>
          </table:table-cell>
          <table:table-cell table:style-name="ce3" office:value-type="string" calcext:value-type="string">
            <text:p>Rua Agenor Campos</text:p>
          </table:table-cell>
          <table:table-cell table:number-columns-repeated="2" table:style-name="ce11" office:value-type="float" office:value="0" calcext:value-type="float">
            <text:p>R$0</text:p>
          </table:table-cell>
          <table:table-cell table:style-name="ce9" table:formula="of:=[.C88]/[.H88]" office:value-type="currency" office:currency="R$ " office:value="212.053571428571" calcext:value-type="currency">
            <text:p>R$ 212.05</text:p>
          </table:table-cell>
          <table:table-cell table:number-columns-repeated="1009"/>
        </table:table-row>
        <table:table-row table:style-name="ro1">
          <table:table-cell table:style-name="ce3" office:value-type="float" office:value="86" calcext:value-type="float">
            <text:p>86</text:p>
          </table:table-cell>
          <table:table-cell table:style-name="ce3" office:value-type="string" calcext:value-type="string">
            <text:p>Terreno à venda, 300 m² por R$ 150.000,00 - Village Dunas - Balneário Gaivota/SC</text:p>
          </table:table-cell>
          <table:table-cell table:style-name="ce8" office:value-type="currency" office:currency="R$ " office:value="150000" calcext:value-type="currency">
            <text:p>R$ 150,000.00</text:p>
          </table:table-cell>
          <table:table-cell table:style-name="ce3" office:value-type="string" calcext:value-type="string">
            <text:p>NICETO RODRIGUES JUNIOR</text:p>
          </table:table-cell>
          <table:table-cell table:style-name="ce3" office:value-type="string" calcext:value-type="string">
            <text:p>Código do anúncio: TE0340</text:p>
            <text:p/>
            <text:p>Terreno de esquina no bairro Village Dunas na primeira quadra a 200m da Avenida Beira Mar. Terreno escriturado com toda documentação em dia, rua com calçamento, meio fio, vizinhos fixos o ano todo e em uma região bastante arborizada. Faça um investimento seguro, nós podemos te ajudar. -</text:p>
          </table:table-cell>
          <table:table-cell table:style-name="ce10" office:value-type="string" calcext:value-type="string">
            <text:p><text:a xlink:href="https://sc.olx.com.br/florianopolis-e-regiao/terrenos/terreno-a-venda-300-m-por-r-150-000-00-village-dunas-balneario-gaivota-sc-938109756" xlink:type="simple">https://sc.olx.com.br/florianopolis-e-regiao/terrenos/terreno-a-venda-300-m-por-r-150-000-00-village-dunas-balneario-gaivota-sc-938109756</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89]/[.H89]" office:value-type="currency" office:currency="R$ " office:value="500" calcext:value-type="currency">
            <text:p>R$ 500.00</text:p>
          </table:table-cell>
          <table:table-cell table:number-columns-repeated="1009"/>
        </table:table-row>
        <table:table-row table:style-name="ro1">
          <table:table-cell table:style-name="ce3" office:value-type="float" office:value="87" calcext:value-type="float">
            <text:p>87</text:p>
          </table:table-cell>
          <table:table-cell table:style-name="ce3" office:value-type="string" calcext:value-type="string">
            <text:p>Lote em Parque das Orquídeas em Tubarão</text:p>
          </table:table-cell>
          <table:table-cell table:style-name="ce8" office:value-type="currency" office:currency="R$ " office:value="160000" calcext:value-type="currency">
            <text:p>R$ 160,000.00</text:p>
          </table:table-cell>
          <table:table-cell table:style-name="ce3" office:value-type="string" calcext:value-type="string">
            <text:p>Álvaro Corrêa Arent</text:p>
          </table:table-cell>
          <table:table-cell table:style-name="ce3" office:value-type="string" calcext:value-type="string">
            <text:p>Código do anúncio: 2</text:p>
            <text:p/>
            <text:p>Vende-se Lote em Parque das Orquídeas em Tubarão-SC no bairro São Martinho. </text:p>
            <text:p> Loteamento novo </text:p>
            <text:p> Todo asfaltado </text:p>
            <text:p> Próximo ao trevo e centro de Tubarão </text:p>
            <text:p> Acesso fácil á nova rodovia (Ivane Freta) e saída para as cidades de Gravatal e Braço do Norte.</text:p>
          </table:table-cell>
          <table:table-cell table:style-name="ce10" office:value-type="string" calcext:value-type="string">
            <text:p><text:a xlink:href="https://sc.olx.com.br/florianopolis-e-regiao/terrenos/lote-em-parque-das-orquideas-em-tubarao-967940950" xlink:type="simple">https://sc.olx.com.br/florianopolis-e-regiao/terrenos/lote-em-parque-das-orquideas-em-tubarao-967940950</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708650" calcext:value-type="float">
            <text:p>88708650</text:p>
          </table:table-cell>
          <table:table-cell table:style-name="ce3" office:value-type="string" calcext:value-type="string">
            <text:p>Tubarao</text:p>
          </table:table-cell>
          <table:table-cell table:style-name="ce3" office:value-type="string" calcext:value-type="string">
            <text:p>Sao Bernardo</text:p>
          </table:table-cell>
          <table:table-cell table:style-name="ce3" office:value-type="string" calcext:value-type="string">
            <text:p>Rua Jose Manoel Mendes</text:p>
          </table:table-cell>
          <table:table-cell table:style-name="ce4" table:number-columns-repeated="2"/>
          <table:table-cell table:style-name="ce9" table:formula="of:=[.C90]/[.H90]" office:value-type="string" office:string-value="" calcext:value-type="error">
            <text:p>#DIV/0!</text:p>
          </table:table-cell>
          <table:table-cell table:number-columns-repeated="1009"/>
        </table:table-row>
        <table:table-row table:style-name="ro1">
          <table:table-cell table:style-name="ce3" office:value-type="float" office:value="88" calcext:value-type="float">
            <text:p>88</text:p>
          </table:table-cell>
          <table:table-cell table:style-name="ce3" office:value-type="string" calcext:value-type="string">
            <text:p>Terreno plano, com ESCRITURA PÚBLICA - FINANCIÁVEL Campeche - Florianópolis - SC.</text:p>
          </table:table-cell>
          <table:table-cell table:style-name="ce8" office:value-type="currency" office:currency="R$ " office:value="700000" calcext:value-type="currency">
            <text:p>R$ 700,000.00</text:p>
          </table:table-cell>
          <table:table-cell table:style-name="ce3" office:value-type="string" calcext:value-type="string">
            <text:p>Eronita Moura Corretora</text:p>
          </table:table-cell>
          <table:table-cell table:style-name="ce3" office:value-type="string" calcext:value-type="string">
            <text:p>Código do anúncio: TE120</text:p>
            <text:p/>
            <text:p>Venha viver junto a Natureza, em Praias Paradisíacas, Trilhas Ecológicas, Surf, Gastronomia, Artesanato, VENHA PARA O CAMPECHE !!  Terreno plano com 586m², em condomínio de alto padrão Escritura Pública Individual, Financiável ! A 5 minutos do novo aeroporto e centro da cidade, comércio, bares e restaurantes No condomínio  você e sua família podem desfrutar de Área de lazer com Quadra de tênis;  Playground; Quadra de voleibol de areia; Pista de caminhada; Área Verde, Serviço de portaria, vigilância 24 h, murado, com cerca elétrica e câmeras de segurança, ruas asfaltadas; sistema de iluminação com distribuição subterrânea, tubulação subterrânea para: TV à cabo , telefone, internet, Vigilância eletrônica e congêneres. </text:p>
            <text:p> Agende sua visita !!</text:p>
          </table:table-cell>
          <table:table-cell table:style-name="ce10" office:value-type="string" calcext:value-type="string">
            <text:p><text:a xlink:href="https://sc.olx.com.br/florianopolis-e-regiao/terrenos/terreno-plano-com-escritura-publica-financiavel-campeche-florianopolis-sc-995584870" xlink:type="simple">https://sc.olx.com.br/florianopolis-e-regiao/terrenos/terreno-plano-com-escritura-publica-financiavel-campeche-florianopolis-sc-995584870</text:a></text:p>
          </table:table-cell>
          <table:table-cell table:style-name="ce3" office:value-type="string" calcext:value-type="string">
            <text:p>Terrenos</text:p>
          </table:table-cell>
          <table:table-cell table:style-name="ce3" office:value-type="float" office:value="586" calcext:value-type="float">
            <text:p>586</text:p>
          </table:table-cell>
          <table:table-cell table:style-name="ce3" office:value-type="float" office:value="88065500" calcext:value-type="float">
            <text:p>8806550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odovia Aparicio Ramos Cordeiro</text:p>
          </table:table-cell>
          <table:table-cell table:style-name="ce11" office:value-type="float" office:value="800" calcext:value-type="float">
            <text:p>R$800</text:p>
          </table:table-cell>
          <table:table-cell table:style-name="ce11" office:value-type="float" office:value="570" calcext:value-type="float">
            <text:p>R$570</text:p>
          </table:table-cell>
          <table:table-cell table:style-name="ce9" table:formula="of:=[.C91]/[.H91]" office:value-type="currency" office:currency="R$ " office:value="1194.53924914676" calcext:value-type="currency">
            <text:p>R$ 1,194.54</text:p>
          </table:table-cell>
          <table:table-cell table:number-columns-repeated="1009"/>
        </table:table-row>
        <table:table-row table:style-name="ro1">
          <table:table-cell table:style-name="ce3" office:value-type="float" office:value="89" calcext:value-type="float">
            <text:p>89</text:p>
          </table:table-cell>
          <table:table-cell table:style-name="ce3" office:value-type="string" calcext:value-type="string">
            <text:p>Terreno para Venda em São José, Areias</text:p>
          </table:table-cell>
          <table:table-cell table:style-name="ce8" office:value-type="currency" office:currency="R$ " office:value="1550000" calcext:value-type="currency">
            <text:p>R$ 1,550,000.00</text:p>
          </table:table-cell>
          <table:table-cell table:style-name="ce3" office:value-type="string" calcext:value-type="string">
            <text:p>Kretzer Corretor de Imóveis</text:p>
          </table:table-cell>
          <table:table-cell table:style-name="ce3" office:value-type="string" calcext:value-type="string">
            <text:p>Código do anúncio: 682_1-2052276</text:p>
            <text:p/>
            <text:p>Cód. 682 - Terreno com viabilidade para 12 pavimentos, índice 4 (pode construir 8.084m²), local alto, plano, vista para o mar e pronto para construir.  Rua de asfalto, próximo da BR 101 e Avenida das torres e de fácil acesso!  Aceita permuta por imóveis e carros.</text:p>
          </table:table-cell>
          <table:table-cell table:style-name="ce10" office:value-type="string" calcext:value-type="string">
            <text:p><text:a xlink:href="https://sc.olx.com.br/florianopolis-e-regiao/terrenos/terreno-para-venda-em-sao-jose-areias-999503351" xlink:type="simple">https://sc.olx.com.br/florianopolis-e-regiao/terrenos/terreno-para-venda-em-sao-jose-areias-999503351</text:a></text:p>
          </table:table-cell>
          <table:table-cell table:style-name="ce3" office:value-type="string" calcext:value-type="string">
            <text:p>Terrenos</text:p>
          </table:table-cell>
          <table:table-cell table:style-name="ce3" office:value-type="float" office:value="2021" calcext:value-type="float">
            <text:p>2021</text:p>
          </table:table-cell>
          <table:table-cell table:style-name="ce3" office:value-type="float" office:value="88113830" calcext:value-type="float">
            <text:p>88113830</text:p>
          </table:table-cell>
          <table:table-cell table:style-name="ce3" office:value-type="string" calcext:value-type="string">
            <text:p>Sao Jose</text:p>
          </table:table-cell>
          <table:table-cell table:style-name="ce3" office:value-type="string" calcext:value-type="string">
            <text:p>Areias</text:p>
          </table:table-cell>
          <table:table-cell table:style-name="ce3" office:value-type="string" calcext:value-type="string">
            <text:p>Rua Henrique Alvim Correa</text:p>
          </table:table-cell>
          <table:table-cell table:style-name="ce11" office:value-type="float" office:value="0" calcext:value-type="float">
            <text:p>R$0</text:p>
          </table:table-cell>
          <table:table-cell table:style-name="ce11" office:value-type="float" office:value="1500" calcext:value-type="float">
            <text:p>R$1,500</text:p>
          </table:table-cell>
          <table:table-cell table:style-name="ce9" table:formula="of:=[.C92]/[.H92]" office:value-type="currency" office:currency="R$ " office:value="766.947055912914" calcext:value-type="currency">
            <text:p>R$ 766.95</text:p>
          </table:table-cell>
          <table:table-cell table:number-columns-repeated="1009"/>
        </table:table-row>
        <table:table-row table:style-name="ro1">
          <table:table-cell table:style-name="ce3" office:value-type="float" office:value="90" calcext:value-type="float">
            <text:p>90</text:p>
          </table:table-cell>
          <table:table-cell table:style-name="ce3" office:value-type="string" calcext:value-type="string">
            <text:p>O melhor lote com lago disponível no Reserva da Pedra / Fase 1</text:p>
          </table:table-cell>
          <table:table-cell table:style-name="ce8" office:value-type="currency" office:currency="R$ " office:value="535000" calcext:value-type="currency">
            <text:p>R$ 535,000.00</text:p>
          </table:table-cell>
          <table:table-cell table:style-name="ce3" office:value-type="string" calcext:value-type="string">
            <text:p>Arion Matos Consultor Imobiliário</text:p>
          </table:table-cell>
          <table:table-cell table:style-name="ce3" office:value-type="string" calcext:value-type="string">
            <text:p>Código do anúncio: 9842... ver número</text:p>
            <text:p/>
            <text:p>Lote no condomínio Reserva da Pedra - Bairro Pedra BrancaO lote está muito bem posicionado, Lote 70, atrás possui um grande espaço de área verde, e após, o lago.(Corretores, caso precisem, faço parceria, lote exclusivo)Preço do Lote - R$ 535.000,00, sendo:VALOR DE ENTRADA de R$ 278.353,03, e assumir saldo devedor de R$ 256.646,97, sendo:ATÉ A ENTREGA7 x de R$ 2.971,98 ( a partir de 30 de FEV ) Reforço Agosto 2022 - R$ 13.459,11 NA ENTREGA  Na entrega terá um saldo devedor de R$ 222.384,00,  podendo continuar fazendo com a Pedra Branca em até 120x ( com juros de 0,89 + igpm )OBS: Valores serão corrigidos pelo igpm até a entregaÁRION MATTOS - CONSULTOR IMOBILIÁRIORegistro no CRECI/SC - 30153Vivo/WhatsApp - (48) 9 9 1 0 9 4 9 9 5</text:p>
          </table:table-cell>
          <table:table-cell table:style-name="ce10" office:value-type="string" calcext:value-type="string">
            <text:p><text:a xlink:href="https://sc.olx.com.br/florianopolis-e-regiao/terrenos/o-melhor-lote-com-lago-disponivel-no-reserva-da-pedra-fase-1-998860116" xlink:type="simple">https://sc.olx.com.br/florianopolis-e-regiao/terrenos/o-melhor-lote-com-lago-disponivel-no-reserva-da-pedra-fase-1-998860116</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137270" calcext:value-type="float">
            <text:p>8813727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Avenida Pedra Branca</text:p>
          </table:table-cell>
          <table:table-cell table:number-columns-repeated="2" table:style-name="ce11" office:value-type="float" office:value="0" calcext:value-type="float">
            <text:p>R$0</text:p>
          </table:table-cell>
          <table:table-cell table:style-name="ce9" table:formula="of:=[.C93]/[.H93]" office:value-type="currency" office:currency="R$ " office:value="1783.33333333333" calcext:value-type="currency">
            <text:p>R$ 1,783.33</text:p>
          </table:table-cell>
          <table:table-cell table:number-columns-repeated="1009"/>
        </table:table-row>
        <table:table-row table:style-name="ro1">
          <table:table-cell table:style-name="ce3" office:value-type="float" office:value="91" calcext:value-type="float">
            <text:p>91</text:p>
          </table:table-cell>
          <table:table-cell table:style-name="ce3" office:value-type="string" calcext:value-type="string">
            <text:p>Terreno Imbituba</text:p>
          </table:table-cell>
          <table:table-cell table:style-name="ce8" office:value-type="currency" office:currency="R$ " office:value="52000" calcext:value-type="currency">
            <text:p>R$ 52,000.00</text:p>
          </table:table-cell>
          <table:table-cell table:style-name="ce3" office:value-type="string" calcext:value-type="string">
            <text:p>Rita</text:p>
          </table:table-cell>
          <table:table-cell table:style-name="ce3" office:value-type="string" calcext:value-type="string">
            <text:p>Localizado no Bairro Árrio do Rosa</text:p>
            <text:p>32m lateral</text:p>
            <text:p>7,20 frente</text:p>
          </table:table-cell>
          <table:table-cell table:style-name="ce10" office:value-type="string" calcext:value-type="string">
            <text:p><text:a xlink:href="https://sc.olx.com.br/florianopolis-e-regiao/terrenos/terreno-imbituba-985639494" xlink:type="simple">https://sc.olx.com.br/florianopolis-e-regiao/terrenos/terreno-imbituba-985639494</text:a></text:p>
          </table:table-cell>
          <table:table-cell table:style-name="ce3" office:value-type="string" calcext:value-type="string">
            <text:p>Terrenos</text:p>
          </table:table-cell>
          <table:table-cell table:style-name="ce3" office:value-type="float" office:value="225" calcext:value-type="float">
            <text:p>225</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94]/[.H94]" office:value-type="currency" office:currency="R$ " office:value="231.111111111111" calcext:value-type="currency">
            <text:p>R$ 231.11</text:p>
          </table:table-cell>
          <table:table-cell table:number-columns-repeated="1009"/>
        </table:table-row>
        <table:table-row table:style-name="ro1">
          <table:table-cell table:style-name="ce3" office:value-type="float" office:value="92" calcext:value-type="float">
            <text:p>92</text:p>
          </table:table-cell>
          <table:table-cell table:style-name="ce3" office:value-type="string" calcext:value-type="string">
            <text:p>Excelente Oportunidade Terreno para venda com 453 m² na Pedra Branca - Palhoça - SC</text:p>
          </table:table-cell>
          <table:table-cell table:style-name="ce8" office:value-type="currency" office:currency="R$ " office:value="330000" calcext:value-type="currency">
            <text:p>R$ 330,000.00</text:p>
          </table:table-cell>
          <table:table-cell table:style-name="ce3" office:value-type="string" calcext:value-type="string">
            <text:p>Duarte - Consultor De Imóveis</text:p>
          </table:table-cell>
          <table:table-cell table:style-name="ce3" office:value-type="string" calcext:value-type="string">
            <text:p>Código do anúncio: TE0547-11</text:p>
            <text:p/>
            <text:p>Terreno residencial à venda no bairro Pedra Branca, em Palhoça.Busca um local tranquilo, com segurança, próximo a uma área de lazer e sem abrir mão da diversidade de comércios? Esse terreno de 452,95 m² fica exatamente nesse local, na Rua das Goiabeiras, no bairro Pedra Branca, próximo ao lago e do Passeio Pedra Branca, local onde encontramos todas as opções de comércio e facilidades. Excelente oportunidade para quem quer encontrar tudo perto , realizando apenas em uma caminhada!</text:p>
          </table:table-cell>
          <table:table-cell table:style-name="ce10" office:value-type="string" calcext:value-type="string">
            <text:p><text:a xlink:href="https://sc.olx.com.br/florianopolis-e-regiao/terrenos/excelente-oportunidade-terreno-para-venda-com-453-m-na-pedra-branca-palhoca-sc-938094487" xlink:type="simple">https://sc.olx.com.br/florianopolis-e-regiao/terrenos/excelente-oportunidade-terreno-para-venda-com-453-m-na-pedra-branca-palhoca-sc-938094487</text:a></text:p>
          </table:table-cell>
          <table:table-cell table:style-name="ce3" office:value-type="string" calcext:value-type="string">
            <text:p>Terrenos</text:p>
          </table:table-cell>
          <table:table-cell table:style-name="ce3" office:value-type="float" office:value="453" calcext:value-type="float">
            <text:p>453</text:p>
          </table:table-cell>
          <table:table-cell table:style-name="ce3" office:value-type="float" office:value="88137240" calcext:value-type="float">
            <text:p>8813724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as Goiabeiras</text:p>
          </table:table-cell>
          <table:table-cell table:style-name="ce11" office:value-type="float" office:value="0" calcext:value-type="float">
            <text:p>R$0</text:p>
          </table:table-cell>
          <table:table-cell table:style-name="ce11" office:value-type="float" office:value="1678" calcext:value-type="float">
            <text:p>R$1,678</text:p>
          </table:table-cell>
          <table:table-cell table:style-name="ce9" table:formula="of:=[.C95]/[.H95]" office:value-type="currency" office:currency="R$ " office:value="728.476821192053" calcext:value-type="currency">
            <text:p>R$ 728.48</text:p>
          </table:table-cell>
          <table:table-cell table:number-columns-repeated="1009"/>
        </table:table-row>
        <table:table-row table:style-name="ro1">
          <table:table-cell table:style-name="ce3" office:value-type="float" office:value="93" calcext:value-type="float">
            <text:p>93</text:p>
          </table:table-cell>
          <table:table-cell table:style-name="ce3" office:value-type="string" calcext:value-type="string">
            <text:p>Terreno à venda em Jurerê internacional, Florianópolis cod:82845</text:p>
          </table:table-cell>
          <table:table-cell table:style-name="ce8" office:value-type="currency" office:currency="R$ " office:value="2700000" calcext:value-type="currency">
            <text:p>R$ 2,700,000.00</text:p>
          </table:table-cell>
          <table:table-cell table:style-name="ce3" office:value-type="string" calcext:value-type="string">
            <text:p>Regente Imóveis</text:p>
          </table:table-cell>
          <table:table-cell table:style-name="ce3" office:value-type="string" calcext:value-type="string">
            <text:p>Código do anúncio: 82845</text:p>
            <text:p>Terreno com 750m² à venda no bairro Jurerê Internacional em Florianópolis.</text:p>
          </table:table-cell>
          <table:table-cell table:style-name="ce10" office:value-type="string" calcext:value-type="string">
            <text:p><text:a xlink:href="https://sc.olx.com.br/florianopolis-e-regiao/terrenos/terreno-a-venda-em-jurere-internacional-florianopolis-cod-82845-947376747" xlink:type="simple">https://sc.olx.com.br/florianopolis-e-regiao/terrenos/terreno-a-venda-em-jurere-internacional-florianopolis-cod-82845-947376747</text:a></text:p>
          </table:table-cell>
          <table:table-cell table:style-name="ce3" office:value-type="string" calcext:value-type="string">
            <text:p>Terrenos</text:p>
          </table:table-cell>
          <table:table-cell table:style-name="ce3" office:value-type="float" office:value="750" calcext:value-type="float">
            <text:p>750</text:p>
          </table:table-cell>
          <table:table-cell table:style-name="ce3" office:value-type="float" office:value="88053410" calcext:value-type="float">
            <text:p>88053410</text:p>
          </table:table-cell>
          <table:table-cell table:style-name="ce3" office:value-type="string" calcext:value-type="string">
            <text:p>Florianopolis</text:p>
          </table:table-cell>
          <table:table-cell table:style-name="ce3" office:value-type="string" calcext:value-type="string">
            <text:p>Jurere Internacional</text:p>
          </table:table-cell>
          <table:table-cell table:style-name="ce3" office:value-type="string" calcext:value-type="string">
            <text:p>Avenida dos Dourados</text:p>
          </table:table-cell>
          <table:table-cell table:style-name="ce4"/>
          <table:table-cell table:style-name="ce11" office:value-type="float" office:value="0" calcext:value-type="float">
            <text:p>R$0</text:p>
          </table:table-cell>
          <table:table-cell table:style-name="ce9" table:formula="of:=[.C96]/[.H96]" office:value-type="currency" office:currency="R$ " office:value="3600" calcext:value-type="currency">
            <text:p>R$ 3,600.00</text:p>
          </table:table-cell>
          <table:table-cell table:number-columns-repeated="1009"/>
        </table:table-row>
        <table:table-row table:style-name="ro1">
          <table:table-cell table:style-name="ce3" office:value-type="float" office:value="94" calcext:value-type="float">
            <text:p>94</text:p>
          </table:table-cell>
          <table:table-cell table:style-name="ce3" office:value-type="string" calcext:value-type="string">
            <text:p>TERRENO EM OTIMA LOCALIZAÇÃO</text:p>
          </table:table-cell>
          <table:table-cell table:style-name="ce8" office:value-type="currency" office:currency="R$ " office:value="870000" calcext:value-type="currency">
            <text:p>R$ 870,000.00</text:p>
          </table:table-cell>
          <table:table-cell table:style-name="ce3" office:value-type="string" calcext:value-type="string">
            <text:p>Rafael Kappaun Imóveis</text:p>
          </table:table-cell>
          <table:table-cell table:style-name="ce3" office:value-type="string" calcext:value-type="string">
            <text:p>Código do anúncio: 869</text:p>
            <text:p/>
            <text:p>TERRENO BEM LOCALIZADO, PROXIMO A MERCADO, BANCOS, COMERCIO...TERRENO PERFEITO PARA EMPREENDEDORES.MARQUE UMA VISITA.</text:p>
          </table:table-cell>
          <table:table-cell table:style-name="ce10" office:value-type="string" calcext:value-type="string">
            <text:p><text:a xlink:href="https://sc.olx.com.br/florianopolis-e-regiao/terrenos/terreno-em-otima-localizacao-997783164" xlink:type="simple">https://sc.olx.com.br/florianopolis-e-regiao/terrenos/terreno-em-otima-localizacao-997783164</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054210" calcext:value-type="float">
            <text:p>88054210</text:p>
          </table:table-cell>
          <table:table-cell table:style-name="ce3" office:value-type="string" calcext:value-type="string">
            <text:p>Florianopolis</text:p>
          </table:table-cell>
          <table:table-cell table:style-name="ce3" office:value-type="string" calcext:value-type="string">
            <text:p>Canasvieiras</text:p>
          </table:table-cell>
          <table:table-cell table:style-name="ce3" office:value-type="string" calcext:value-type="string">
            <text:p>Rua Hypolito Gregorio Pereira</text:p>
          </table:table-cell>
          <table:table-cell table:number-columns-repeated="2" table:style-name="ce11" office:value-type="float" office:value="0" calcext:value-type="float">
            <text:p>R$0</text:p>
          </table:table-cell>
          <table:table-cell table:style-name="ce9" table:formula="of:=[.C97]/[.H97]" office:value-type="currency" office:currency="R$ " office:value="2320" calcext:value-type="currency">
            <text:p>R$ 2,320.00</text:p>
          </table:table-cell>
          <table:table-cell table:number-columns-repeated="1009"/>
        </table:table-row>
        <table:table-row table:style-name="ro1">
          <table:table-cell table:style-name="ce3" office:value-type="float" office:value="95" calcext:value-type="float">
            <text:p>95</text:p>
          </table:table-cell>
          <table:table-cell table:style-name="ce3" office:value-type="string" calcext:value-type="string">
            <text:p>Terreno à venda, 35000 m² por R$ 1.200.000,00 - Macacú - Garopaba/SC</text:p>
          </table:table-cell>
          <table:table-cell table:style-name="ce8" office:value-type="currency" office:currency="R$ " office:value="1200000" calcext:value-type="currency">
            <text:p>R$ 1,200,000.00</text:p>
          </table:table-cell>
          <table:table-cell table:style-name="ce3" office:value-type="string" calcext:value-type="string">
            <text:p>INVEST SANTA CATARINA IMÓVEIS EIRELE</text:p>
          </table:table-cell>
          <table:table-cell table:style-name="ce3" office:value-type="string" calcext:value-type="string">
            <text:p>Código do anúncio: TE0105</text:p>
            <text:p/>
            <text:p>ÁREA COM 35.000m² - LOCALIZAÇÃO PRIVILEGIADA </text:p>
            <text:p> VISTA ESPETACULAR JUNTO À NATUREZA. </text:p>
            <text:p> Próximo à beira mar e o centro de Garopaba, com posição alta e de fácil acesso e pavimentação, do terreno até o centro de Garopaba. </text:p>
            <text:p> Com escritura e registro de imóveis. </text:p>
            <text:p> Possui água natural de cachoeira passando pelo terreno. </text:p>
            <text:p> Para quem gosta de estar integrado a natureza, próximo a praia e ao comércio. </text:p>
            <text:p> Venha conhecer! -</text:p>
          </table:table-cell>
          <table:table-cell table:style-name="ce10" office:value-type="string" calcext:value-type="string">
            <text:p><text:a xlink:href="https://sc.olx.com.br/florianopolis-e-regiao/terrenos/terreno-a-venda-35000-m-por-r-1-200-000-00-macacu-garopaba-sc-993053356" xlink:type="simple">https://sc.olx.com.br/florianopolis-e-regiao/terrenos/terreno-a-venda-35000-m-por-r-1-200-000-00-macacu-garopaba-sc-993053356</text:a></text:p>
          </table:table-cell>
          <table:table-cell table:style-name="ce3" office:value-type="string" calcext:value-type="string">
            <text:p>Terrenos</text:p>
          </table:table-cell>
          <table:table-cell table:style-name="ce3" office:value-type="float" office:value="35000" calcext:value-type="float">
            <text:p>350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98]/[.H98]" office:value-type="currency" office:currency="R$ " office:value="34.2857142857143" calcext:value-type="currency">
            <text:p>R$ 34.29</text:p>
          </table:table-cell>
          <table:table-cell table:number-columns-repeated="1009"/>
        </table:table-row>
        <table:table-row table:style-name="ro1">
          <table:table-cell table:style-name="ce3" office:value-type="float" office:value="96" calcext:value-type="float">
            <text:p>96</text:p>
          </table:table-cell>
          <table:table-cell table:style-name="ce3" office:value-type="string" calcext:value-type="string">
            <text:p>Terreno à venda, 364 m² por R$ 480.000,00 - Canto - Florianópolis/SC</text:p>
          </table:table-cell>
          <table:table-cell table:style-name="ce8" office:value-type="currency" office:currency="R$ " office:value="480000" calcext:value-type="currency">
            <text:p>R$ 480,000.00</text:p>
          </table:table-cell>
          <table:table-cell table:style-name="ce3" office:value-type="string" calcext:value-type="string">
            <text:p>Área 48</text:p>
          </table:table-cell>
          <table:table-cell table:style-name="ce3" office:value-type="string" calcext:value-type="string">
            <text:p>Código do anúncio: TE0014</text:p>
            <text:p/>
            <text:p>Terreno em rua principal, com casa mista , com 364,87M². </text:p>
            <text:p>  </text:p>
            <text:p> Mobilidade comercial próximo a colégio e supermercado. -</text:p>
          </table:table-cell>
          <table:table-cell table:style-name="ce10" office:value-type="string" calcext:value-type="string">
            <text:p><text:a xlink:href="https://sc.olx.com.br/florianopolis-e-regiao/terrenos/terreno-a-venda-364-m-por-r-480-000-00-canto-florianopolis-sc-974040241" xlink:type="simple">https://sc.olx.com.br/florianopolis-e-regiao/terrenos/terreno-a-venda-364-m-por-r-480-000-00-canto-florianopolis-sc-974040241</text:a></text:p>
          </table:table-cell>
          <table:table-cell table:style-name="ce3" office:value-type="string" calcext:value-type="string">
            <text:p>Terrenos</text:p>
          </table:table-cell>
          <table:table-cell table:style-name="ce3" office:value-type="float" office:value="365" calcext:value-type="float">
            <text:p>365</text:p>
          </table:table-cell>
          <table:table-cell table:style-name="ce3" office:value-type="float" office:value="88070760" calcext:value-type="float">
            <text:p>88070760</text:p>
          </table:table-cell>
          <table:table-cell table:style-name="ce3" office:value-type="string" calcext:value-type="string">
            <text:p>Florianopolis</text:p>
          </table:table-cell>
          <table:table-cell table:style-name="ce3" office:value-type="string" calcext:value-type="string">
            <text:p>Canto</text:p>
          </table:table-cell>
          <table:table-cell table:style-name="ce3" office:value-type="string" calcext:value-type="string">
            <text:p>Rua Felipe Neves - ate 630/631</text:p>
          </table:table-cell>
          <table:table-cell table:style-name="ce4"/>
          <table:table-cell table:style-name="ce11" office:value-type="float" office:value="927" calcext:value-type="float">
            <text:p>R$927</text:p>
          </table:table-cell>
          <table:table-cell table:style-name="ce9" table:formula="of:=[.C99]/[.H99]" office:value-type="currency" office:currency="R$ " office:value="1315.06849315068" calcext:value-type="currency">
            <text:p>R$ 1,315.07</text:p>
          </table:table-cell>
          <table:table-cell table:number-columns-repeated="1009"/>
        </table:table-row>
        <table:table-row table:style-name="ro1">
          <table:table-cell table:style-name="ce3" office:value-type="float" office:value="97" calcext:value-type="float">
            <text:p>97</text:p>
          </table:table-cell>
          <table:table-cell table:style-name="ce3" office:value-type="string" calcext:value-type="string">
            <text:p>Terreno Jardim Ingleses</text:p>
          </table:table-cell>
          <table:table-cell table:style-name="ce8" office:value-type="currency" office:currency="R$ " office:value="530000" calcext:value-type="currency">
            <text:p>R$ 530,000.00</text:p>
          </table:table-cell>
          <table:table-cell table:style-name="ce3" office:value-type="string" calcext:value-type="string">
            <text:p>Pero</text:p>
          </table:table-cell>
          <table:table-cell table:style-name="ce3" office:value-type="string" calcext:value-type="string">
            <text:p>Terreno Condomionio alto padrão 454,m infra estrutura completa em Praia dos Ingleses ! De 550.000,00 por 530.000 e aceito propostas </text:p>
          </table:table-cell>
          <table:table-cell table:style-name="ce10" office:value-type="string" calcext:value-type="string">
            <text:p><text:a xlink:href="https://sc.olx.com.br/florianopolis-e-regiao/terrenos/terreno-jardim-ingleses-994071450" xlink:type="simple">https://sc.olx.com.br/florianopolis-e-regiao/terrenos/terreno-jardim-ingleses-994071450</text:a></text:p>
          </table:table-cell>
          <table:table-cell table:style-name="ce3" office:value-type="string" calcext:value-type="string">
            <text:p>Terrenos</text:p>
          </table:table-cell>
          <table:table-cell table:style-name="ce3" office:value-type="float" office:value="454" calcext:value-type="float">
            <text:p>454</text:p>
          </table:table-cell>
          <table:table-cell table:style-name="ce3" office:value-type="float" office:value="88058001" calcext:value-type="float">
            <text:p>88058001</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odovia Armando Calil Bulos</text:p>
          </table:table-cell>
          <table:table-cell table:style-name="ce4" table:number-columns-repeated="2"/>
          <table:table-cell table:style-name="ce9" table:formula="of:=[.C100]/[.H100]" office:value-type="currency" office:currency="R$ " office:value="1167.40088105727" calcext:value-type="currency">
            <text:p>R$ 1,167.40</text:p>
          </table:table-cell>
          <table:table-cell table:number-columns-repeated="1009"/>
        </table:table-row>
        <table:table-row table:style-name="ro1">
          <table:table-cell table:style-name="ce3" office:value-type="float" office:value="98" calcext:value-type="float">
            <text:p>98</text:p>
          </table:table-cell>
          <table:table-cell table:style-name="ce3" office:value-type="string" calcext:value-type="string">
            <text:p>Terreno à venda, 375 m² por R$ 398.000,00 - Pântano do Sul - Florianópolis/SC</text:p>
          </table:table-cell>
          <table:table-cell table:style-name="ce8" office:value-type="currency" office:currency="R$ " office:value="398000" calcext:value-type="currency">
            <text:p>R$ 398,000.00</text:p>
          </table:table-cell>
          <table:table-cell table:style-name="ce3" office:value-type="string" calcext:value-type="string">
            <text:p>Alici Imóveis</text:p>
          </table:table-cell>
          <table:table-cell table:style-name="ce3" office:value-type="string" calcext:value-type="string">
            <text:p>Código do anúncio: TE0145</text:p>
            <text:p/>
            <text:p>Residencial Lagoinha do Leste II é um belo condomínio localizado no Sul da Ilha, próximo do mar, a apenas 600m da belíssima praia do Pântano do Sul, e ainda próximo da Praia da Lagoínha do Leste e Praia dos Açores. Este condomínio oferece uma bela infra-estrutura fechada, trata-se de um empreendimento totalmente regularizado com Escritura Pública individualizada dos lotes. Toda segurança e infraestrutura para o conforto dos moradores.Este condomínio oferece em sua infraestrutura:- Guarita;- Playground;- Vias internas Pavimentadas (Calçamento Tipo PAVER);- Estação de Tratamento de Esgoto Própria;- Rede de abastecimento de água da (CASAN);- Tubulação subterrânea para TV à Cabo, Internet, Vigilância Eletrônica e Telefone;- Sistema de Iluminação com distribuição subterrânea;Imóvel passível de financiamento.Sujeito a confirmação de valores. -</text:p>
          </table:table-cell>
          <table:table-cell table:style-name="ce10" office:value-type="string" calcext:value-type="string">
            <text:p><text:a xlink:href="https://sc.olx.com.br/florianopolis-e-regiao/terrenos/terreno-a-venda-375-m-por-r-398-000-00-pantano-do-sul-florianopolis-sc-962561036" xlink:type="simple">https://sc.olx.com.br/florianopolis-e-regiao/terrenos/terreno-a-venda-375-m-por-r-398-000-00-pantano-do-sul-florianopolis-sc-962561036</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067200" calcext:value-type="float">
            <text:p>88067200</text:p>
          </table:table-cell>
          <table:table-cell table:style-name="ce3" office:value-type="string" calcext:value-type="string">
            <text:p>Florianopolis</text:p>
          </table:table-cell>
          <table:table-cell table:style-name="ce3" office:value-type="string" calcext:value-type="string">
            <text:p>Pantano do Sul</text:p>
          </table:table-cell>
          <table:table-cell table:style-name="ce3" office:value-type="string" calcext:value-type="string">
            <text:p>Estrada Joao Belarmino da Silva</text:p>
          </table:table-cell>
          <table:table-cell table:number-columns-repeated="2" table:style-name="ce11" office:value-type="float" office:value="0" calcext:value-type="float">
            <text:p>R$0</text:p>
          </table:table-cell>
          <table:table-cell table:style-name="ce9" table:formula="of:=[.C101]/[.H101]" office:value-type="currency" office:currency="R$ " office:value="1061.33333333333" calcext:value-type="currency">
            <text:p>R$ 1,061.33</text:p>
          </table:table-cell>
          <table:table-cell table:number-columns-repeated="1009"/>
        </table:table-row>
        <table:table-row table:style-name="ro1">
          <table:table-cell table:style-name="ce3" office:value-type="float" office:value="99" calcext:value-type="float">
            <text:p>99</text:p>
          </table:table-cell>
          <table:table-cell table:style-name="ce3" office:value-type="string" calcext:value-type="string">
            <text:p>Área à venda, 106000 m² por R$ 3.000.000,00 - Ratones - Florianópolis/SC</text:p>
          </table:table-cell>
          <table:table-cell table:style-name="ce8" office:value-type="currency" office:currency="R$ " office:value="3000000" calcext:value-type="currency">
            <text:p>R$ 3,000,000.00</text:p>
          </table:table-cell>
          <table:table-cell table:style-name="ce3" office:value-type="string" calcext:value-type="string">
            <text:p>AMORAE IMOVEIS LTDA - ME</text:p>
          </table:table-cell>
          <table:table-cell table:style-name="ce3" office:value-type="string" calcext:value-type="string">
            <text:p>Código do anúncio: AR0002</text:p>
            <text:p/>
            <text:p>Maravilhoso recanto no interior da ilha de Santa Catarina, lugar tranquilo, seguro e próximo das praias de Florianópolis. </text:p>
            <text:p> Agende visita com um de nossos corretores!!! -</text:p>
          </table:table-cell>
          <table:table-cell table:style-name="ce10" office:value-type="string" calcext:value-type="string">
            <text:p><text:a xlink:href="https://sc.olx.com.br/florianopolis-e-regiao/terrenos/area-a-venda-106000-m-por-r-3-000-000-00-ratones-florianopolis-sc-983111723" xlink:type="simple">https://sc.olx.com.br/florianopolis-e-regiao/terrenos/area-a-venda-106000-m-por-r-3-000-000-00-ratones-florianopolis-sc-983111723</text:a></text:p>
          </table:table-cell>
          <table:table-cell table:style-name="ce3" office:value-type="string" calcext:value-type="string">
            <text:p>Terrenos</text:p>
          </table:table-cell>
          <table:table-cell table:style-name="ce3" office:value-type="float" office:value="106000" calcext:value-type="float">
            <text:p>106000</text:p>
          </table:table-cell>
          <table:table-cell table:style-name="ce3" office:value-type="float" office:value="88052300" calcext:value-type="float">
            <text:p>88052300</text:p>
          </table:table-cell>
          <table:table-cell table:style-name="ce3" office:value-type="string" calcext:value-type="string">
            <text:p>Florianopolis</text:p>
          </table:table-cell>
          <table:table-cell table:style-name="ce3" office:value-type="string" calcext:value-type="string">
            <text:p>Ratones</text:p>
          </table:table-cell>
          <table:table-cell table:style-name="ce3" office:value-type="string" calcext:value-type="string">
            <text:p>Rua Bento Manoel Ferreira</text:p>
          </table:table-cell>
          <table:table-cell table:style-name="ce4" table:number-columns-repeated="2"/>
          <table:table-cell table:style-name="ce9" table:formula="of:=[.C102]/[.H102]" office:value-type="currency" office:currency="R$ " office:value="28.3018867924528" calcext:value-type="currency">
            <text:p>R$ 28.30</text:p>
          </table:table-cell>
          <table:table-cell table:number-columns-repeated="1009"/>
        </table:table-row>
        <table:table-row table:style-name="ro1">
          <table:table-cell table:style-name="ce3" office:value-type="float" office:value="100" calcext:value-type="float">
            <text:p>100</text:p>
          </table:table-cell>
          <table:table-cell table:style-name="ce3" office:value-type="string" calcext:value-type="string">
            <text:p>Terreno à venda, 425 m² por R$ 250.000 - Turimar - Balneário Gaivota/SC</text:p>
          </table:table-cell>
          <table:table-cell table:style-name="ce8" office:value-type="currency" office:currency="R$ " office:value="250000" calcext:value-type="currency">
            <text:p>R$ 250,000.00</text:p>
          </table:table-cell>
          <table:table-cell table:style-name="ce3" office:value-type="string" calcext:value-type="string">
            <text:p>RSB Imóveis</text:p>
          </table:table-cell>
          <table:table-cell table:style-name="ce3" office:value-type="string" calcext:value-type="string">
            <text:p>Código do anúncio: TE1048</text:p>
            <text:p/>
            <text:p>Ótima oportunidade de adquirir seu terreno , a 300 metros da beira mar na Praia Turimar em Balneário Gaivota/SC! </text:p>
            <text:p>  </text:p>
            <text:p> Terreno medindo 17X25 (425m²), terreno de esquina pronto para construir, na avenida Rio Grande do Sul   . </text:p>
            <text:p>  </text:p>
            <text:p> Bairro nobre e alto índice de valorização. -</text:p>
          </table:table-cell>
          <table:table-cell table:style-name="ce10" office:value-type="string" calcext:value-type="string">
            <text:p><text:a xlink:href="https://sc.olx.com.br/florianopolis-e-regiao/terrenos/terreno-a-venda-425-m-por-r-250-000-turimar-balneario-gaivota-sc-942352005" xlink:type="simple">https://sc.olx.com.br/florianopolis-e-regiao/terrenos/terreno-a-venda-425-m-por-r-250-000-turimar-balneario-gaivota-sc-942352005</text:a></text:p>
          </table:table-cell>
          <table:table-cell table:style-name="ce3" office:value-type="string" calcext:value-type="string">
            <text:p>Terrenos</text:p>
          </table:table-cell>
          <table:table-cell table:style-name="ce3" office:value-type="float" office:value="425" calcext:value-type="float">
            <text:p>42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103]/[.H103]" office:value-type="currency" office:currency="R$ " office:value="588.235294117647" calcext:value-type="currency">
            <text:p>R$ 588.24</text:p>
          </table:table-cell>
          <table:table-cell table:number-columns-repeated="1009"/>
        </table:table-row>
        <table:table-row table:style-name="ro1">
          <table:table-cell table:style-name="ce3" office:value-type="float" office:value="101" calcext:value-type="float">
            <text:p>101</text:p>
          </table:table-cell>
          <table:table-cell table:style-name="ce3" office:value-type="string" calcext:value-type="string">
            <text:p>Terreno em Condomínio para Venda em Florianópolis, Itacorubi</text:p>
          </table:table-cell>
          <table:table-cell table:style-name="ce8" office:value-type="currency" office:currency="R$ " office:value="794000" calcext:value-type="currency">
            <text:p>R$ 794,000.00</text:p>
          </table:table-cell>
          <table:table-cell table:style-name="ce3" office:value-type="string" calcext:value-type="string">
            <text:p>JOAQUIM ALFREDO</text:p>
          </table:table-cell>
          <table:table-cell table:style-name="ce3" office:value-type="string" calcext:value-type="string">
            <text:p>Código do anúncio: TCF 122_1-1530530</text:p>
            <text:p/>
            <text:p>Terreno em Condomínio à venda; Excelente localização no Bairro Itacorubi na Ilha de Florianópolis, com Escritura Pública, medindo 15,00 X 30,00 metros  </text:p>
            <text:p>  Escritura Pública - Cartório do 2 Ofício de Florianópolis/SC  </text:p>
            <text:p>  Linda Vista Panorâmica;  </text:p>
            <text:p>  Pavimentação em Pavers;  </text:p>
            <text:p>  Rede Elétrica Subterrânea, com dutos de espera em cada lote;  </text:p>
            <text:p>  Dutos para Rede de Comunicação Subterrânea(Tv cabo, vigilância, etc,)  </text:p>
            <text:p>  Guarita de controle de Acesso;  </text:p>
            <text:p>  Entrada Exclusiva;  </text:p>
            <text:p>  Rede de Esgoto, incluindo as ligações residenciais em cada lote;  </text:p>
            <text:p>  Condomínio todo Cercado, mais segurança para Você;  </text:p>
            <text:p>  Reservatório de água com 50.000 litros, exclusivo para o o Empreendimento;  </text:p>
            <text:p>  Outras Sugestões de Metragem, Plantas e Valores - Consulte-nos!  </text:p>
            <text:p>   </text:p>
            <text:p>   </text:p>
            <text:p>  - Características: Portão Eletrônico, Gás Central, Hidrômetro Individual, Vista Panormica, Vista para o Mar,  </text:p>
            <text:p>   </text:p>
            <text:p>  - Proximidades: Bares e Restaurantes, Escola, Farmácia, Shopping Center, Supermercado,  </text:p>
            <text:p>   </text:p>
            <text:p>  Pontos Fortes: Excelente Localização no Caminho das praias, perto do Centro e das Universidades;  </text:p>
            <text:p>  Segurança e Tranquilidade;  </text:p>
            <text:p>   </text:p>
            <text:p> </text:p>
          </table:table-cell>
          <table:table-cell table:style-name="ce10" office:value-type="string" calcext:value-type="string">
            <text:p><text:a xlink:href="https://sc.olx.com.br/florianopolis-e-regiao/terrenos/terreno-em-condominio-para-venda-em-florianopolis-itacorubi-990855223" xlink:type="simple">https://sc.olx.com.br/florianopolis-e-regiao/terrenos/terreno-em-condominio-para-venda-em-florianopolis-itacorubi-990855223</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34367" calcext:value-type="float">
            <text:p>88034367</text:p>
          </table:table-cell>
          <table:table-cell table:style-name="ce3" office:value-type="string" calcext:value-type="string">
            <text:p>Florianopolis</text:p>
          </table:table-cell>
          <table:table-cell table:style-name="ce3" office:value-type="string" calcext:value-type="string">
            <text:p>Itacorubi</text:p>
          </table:table-cell>
          <table:table-cell table:style-name="ce3" office:value-type="string" calcext:value-type="string">
            <text:p>Rua Rodrigo Rampinelli Jeremias</text:p>
          </table:table-cell>
          <table:table-cell table:style-name="ce4" table:number-columns-repeated="2"/>
          <table:table-cell table:style-name="ce9" table:formula="of:=[.C104]/[.H104]" office:value-type="currency" office:currency="R$ " office:value="1764.44444444444" calcext:value-type="currency">
            <text:p>R$ 1,764.44</text:p>
          </table:table-cell>
          <table:table-cell table:number-columns-repeated="1009"/>
        </table:table-row>
        <table:table-row table:style-name="ro1">
          <table:table-cell table:style-name="ce3" office:value-type="float" office:value="102" calcext:value-type="float">
            <text:p>102</text:p>
          </table:table-cell>
          <table:table-cell table:style-name="ce3" office:value-type="string" calcext:value-type="string">
            <text:p>Terreno à venda no Lot. Lisboa III - São José/SC</text:p>
          </table:table-cell>
          <table:table-cell table:style-name="ce8" office:value-type="currency" office:currency="R$ " office:value="145000" calcext:value-type="currency">
            <text:p>R$ 145,000.00</text:p>
          </table:table-cell>
          <table:table-cell table:style-name="ce3" office:value-type="string" calcext:value-type="string">
            <text:p>CORRETOR JONATHAN A. CASTRO</text:p>
          </table:table-cell>
          <table:table-cell table:style-name="ce3" office:value-type="string" calcext:value-type="string">
            <text:p>Código do anúncio: 1488</text:p>
            <text:p/>
            <text:p>Plano pronto para ConstruirInvestimento para construção de Casas ou sobrados geminados e Casas Unifamiliar.Para moradia Loteamento novo.Terreno 10x20Loteamento com Excelente Infraestrutura- Ruas internas pavimentadas com paver- Drenagem Pluvial- Estação de tratamento de Esgoto (ETE)- Rede coletora de Esgoto- Rede de distribuição de energia elétrica- Iluminação pública- Rede de abastecimento de água- Ciclovia na avenida Principal- Avenida principal será asfaltadaJá em funcionamento no Loteamento ,POSTO DE SAUDE e COLEGIO.Fácil acesso SC-281Próximo ao Contorno do Anel Viário.As informações estão sujeitas a alterações. Consulte o corretor responsável. Chave do anúncio: piFk1QjrupsWbYjX</text:p>
          </table:table-cell>
          <table:table-cell table:style-name="ce10" office:value-type="string" calcext:value-type="string">
            <text:p><text:a xlink:href="https://sc.olx.com.br/florianopolis-e-regiao/terrenos/terreno-a-venda-no-lot-lisboa-iii-sao-jose-sc-960328799" xlink:type="simple">https://sc.olx.com.br/florianopolis-e-regiao/terrenos/terreno-a-venda-no-lot-lisboa-iii-sao-jose-sc-960328799</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07350" calcext:value-type="float">
            <text:p>8810735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Avenida Lisboa</text:p>
          </table:table-cell>
          <table:table-cell table:number-columns-repeated="2" table:style-name="ce11" office:value-type="float" office:value="0" calcext:value-type="float">
            <text:p>R$0</text:p>
          </table:table-cell>
          <table:table-cell table:style-name="ce9" table:formula="of:=[.C105]/[.H105]" office:value-type="currency" office:currency="R$ " office:value="725" calcext:value-type="currency">
            <text:p>R$ 725.00</text:p>
          </table:table-cell>
          <table:table-cell table:number-columns-repeated="1009"/>
        </table:table-row>
        <table:table-row table:style-name="ro1">
          <table:table-cell table:style-name="ce3" office:value-type="float" office:value="103" calcext:value-type="float">
            <text:p>103</text:p>
          </table:table-cell>
          <table:table-cell table:style-name="ce3" office:value-type="string" calcext:value-type="string">
            <text:p>Lote/Terreno para venda com 735 metros quadrados em Sertão do Maruim - São José - SC</text:p>
          </table:table-cell>
          <table:table-cell table:style-name="ce8" office:value-type="currency" office:currency="R$ " office:value="595350" calcext:value-type="currency">
            <text:p>R$ 595,350.00</text:p>
          </table:table-cell>
          <table:table-cell table:style-name="ce3" office:value-type="string" calcext:value-type="string">
            <text:p>Renata da Silva</text:p>
          </table:table-cell>
          <table:table-cell table:style-name="ce3" office:value-type="string" calcext:value-type="string">
            <text:p>Código do anúncio: 2936</text:p>
            <text:p/>
            <text:p>O lote/terreno está localizado no bairro Sertão do Maruim possui 735 metros quadrados</text:p>
          </table:table-cell>
          <table:table-cell table:style-name="ce10" office:value-type="string" calcext:value-type="string">
            <text:p><text:a xlink:href="https://sc.olx.com.br/florianopolis-e-regiao/terrenos/lote-terreno-para-venda-com-735-metros-quadrados-em-sertao-do-maruim-sao-jose-sc-1000428917" xlink:type="simple">https://sc.olx.com.br/florianopolis-e-regiao/terrenos/lote-terreno-para-venda-com-735-metros-quadrados-em-sertao-do-maruim-sao-jose-sc-1000428917</text:a></text:p>
          </table:table-cell>
          <table:table-cell table:style-name="ce3" office:value-type="string" calcext:value-type="string">
            <text:p>Terrenos</text:p>
          </table:table-cell>
          <table:table-cell table:style-name="ce3" office:value-type="float" office:value="735" calcext:value-type="float">
            <text:p>735</text:p>
          </table:table-cell>
          <table:table-cell table:style-name="ce3" office:value-type="float" office:value="88122200" calcext:value-type="float">
            <text:p>88122200</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ua Jose Mathias Zimmermann</text:p>
          </table:table-cell>
          <table:table-cell table:number-columns-repeated="2" table:style-name="ce11" office:value-type="float" office:value="0" calcext:value-type="float">
            <text:p>R$0</text:p>
          </table:table-cell>
          <table:table-cell table:style-name="ce9" table:formula="of:=[.C106]/[.H106]" office:value-type="currency" office:currency="R$ " office:value="810" calcext:value-type="currency">
            <text:p>R$ 810.00</text:p>
          </table:table-cell>
          <table:table-cell table:number-columns-repeated="1009"/>
        </table:table-row>
        <table:table-row table:style-name="ro1">
          <table:table-cell table:style-name="ce3" office:value-type="float" office:value="104" calcext:value-type="float">
            <text:p>104</text:p>
          </table:table-cell>
          <table:table-cell table:style-name="ce3" office:value-type="string" calcext:value-type="string">
            <text:p>Lote/Terreno para venda com 735 metros quadrados em Sertão do Maruim - São José - SC</text:p>
          </table:table-cell>
          <table:table-cell table:style-name="ce8" office:value-type="currency" office:currency="R$ " office:value="595350" calcext:value-type="currency">
            <text:p>R$ 595,350.00</text:p>
          </table:table-cell>
          <table:table-cell table:style-name="ce3" office:value-type="string" calcext:value-type="string">
            <text:p>Renata da Silva</text:p>
          </table:table-cell>
          <table:table-cell table:style-name="ce3" office:value-type="string" calcext:value-type="string">
            <text:p>Código do anúncio: 2936</text:p>
            <text:p/>
            <text:p>O lote/terreno está localizado no bairro Sertão do Maruim possui 735 metros quadrados</text:p>
          </table:table-cell>
          <table:table-cell table:style-name="ce10" office:value-type="string" calcext:value-type="string">
            <text:p><text:a xlink:href="https://sc.olx.com.br/florianopolis-e-regiao/terrenos/lote-terreno-para-venda-com-735-metros-quadrados-em-sertao-do-maruim-sao-jose-sc-1000428906" xlink:type="simple">https://sc.olx.com.br/florianopolis-e-regiao/terrenos/lote-terreno-para-venda-com-735-metros-quadrados-em-sertao-do-maruim-sao-jose-sc-1000428906</text:a></text:p>
          </table:table-cell>
          <table:table-cell table:style-name="ce3" office:value-type="string" calcext:value-type="string">
            <text:p>Terrenos</text:p>
          </table:table-cell>
          <table:table-cell table:style-name="ce3" office:value-type="float" office:value="735" calcext:value-type="float">
            <text:p>735</text:p>
          </table:table-cell>
          <table:table-cell table:style-name="ce3" office:value-type="float" office:value="88122200" calcext:value-type="float">
            <text:p>88122200</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ua Jose Mathias Zimmermann</text:p>
          </table:table-cell>
          <table:table-cell table:number-columns-repeated="2" table:style-name="ce11" office:value-type="float" office:value="0" calcext:value-type="float">
            <text:p>R$0</text:p>
          </table:table-cell>
          <table:table-cell table:style-name="ce9" table:formula="of:=[.C107]/[.H107]" office:value-type="currency" office:currency="R$ " office:value="810" calcext:value-type="currency">
            <text:p>R$ 810.00</text:p>
          </table:table-cell>
          <table:table-cell table:number-columns-repeated="1009"/>
        </table:table-row>
        <table:table-row table:style-name="ro1">
          <table:table-cell table:style-name="ce3" office:value-type="float" office:value="105" calcext:value-type="float">
            <text:p>105</text:p>
          </table:table-cell>
          <table:table-cell table:style-name="ce3" office:value-type="string" calcext:value-type="string">
            <text:p>TERRENO EM CONDOMÍNIO EM MORRINHOS - GAROPABA</text:p>
          </table:table-cell>
          <table:table-cell table:style-name="ce8" office:value-type="currency" office:currency="R$ " office:value="1250000" calcext:value-type="currency">
            <text:p>R$ 1,250,000.00</text:p>
          </table:table-cell>
          <table:table-cell table:style-name="ce3" office:value-type="string" calcext:value-type="string">
            <text:p>CONVÉS IMOBILIARIA</text:p>
          </table:table-cell>
          <table:table-cell table:style-name="ce3" office:value-type="string" calcext:value-type="string">
            <text:p>Código do anúncio: TE0015</text:p>
            <text:p/>
            <text:p>Diferenciado terreno, com quase 1.400m² de área, no cobiçado e charmoso bairro Morrinhos, a menos de 2km do centro de Garopaba e a 500 metros da praia. </text:p>
            <text:p>  </text:p>
            <text:p> Além de vista panorâmica e perene do mar, este imóvel vai te proporcionar a tranquilidade que você busca mas pertinho de tudo. </text:p>
            <text:p>  </text:p>
            <text:p> Documentação: matrícula no Registro de Imóveis. -</text:p>
          </table:table-cell>
          <table:table-cell table:style-name="ce10" office:value-type="string" calcext:value-type="string">
            <text:p><text:a xlink:href="https://sc.olx.com.br/florianopolis-e-regiao/terrenos/terreno-em-condominio-em-morrinhos-garopaba-993282101" xlink:type="simple">https://sc.olx.com.br/florianopolis-e-regiao/terrenos/terreno-em-condominio-em-morrinhos-garopaba-993282101</text:a></text:p>
          </table:table-cell>
          <table:table-cell table:style-name="ce3" office:value-type="string" calcext:value-type="string">
            <text:p>Terrenos</text:p>
          </table:table-cell>
          <table:table-cell table:style-name="ce3" office:value-type="float" office:value="1386" calcext:value-type="float">
            <text:p>1386</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108]/[.H108]" office:value-type="currency" office:currency="R$ " office:value="901.875901875902" calcext:value-type="currency">
            <text:p>R$ 901.88</text:p>
          </table:table-cell>
          <table:table-cell table:number-columns-repeated="1009"/>
        </table:table-row>
        <table:table-row table:style-name="ro1">
          <table:table-cell table:style-name="ce3" office:value-type="float" office:value="106" calcext:value-type="float">
            <text:p>106</text:p>
          </table:table-cell>
          <table:table-cell table:style-name="ce3" office:value-type="string" calcext:value-type="string">
            <text:p>Terreno Biguaçu 15x24m</text:p>
          </table:table-cell>
          <table:table-cell table:style-name="ce8" office:value-type="currency" office:currency="R$ " office:value="290000" calcext:value-type="currency">
            <text:p>R$ 290,000.00</text:p>
          </table:table-cell>
          <table:table-cell table:style-name="ce3" office:value-type="string" calcext:value-type="string">
            <text:p>Andrea</text:p>
          </table:table-cell>
          <table:table-cell table:style-name="ce3" office:value-type="string" calcext:value-type="string">
            <text:p>Particular </text:p>
            <text:p>Excelente localização </text:p>
            <text:p>Proximo ao Supermercado Koch</text:p>
            <text:p>Comercio em geral</text:p>
            <text:p>Pracinha pública </text:p>
            <text:p>CONTATO 9990... ver número</text:p>
          </table:table-cell>
          <table:table-cell table:style-name="ce10" office:value-type="string" calcext:value-type="string">
            <text:p><text:a xlink:href="https://sc.olx.com.br/florianopolis-e-regiao/terrenos/terreno-biguacu-15x24m-1000428696" xlink:type="simple">https://sc.olx.com.br/florianopolis-e-regiao/terrenos/terreno-biguacu-15x24m-1000428696</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60144" calcext:value-type="float">
            <text:p>88160144</text:p>
          </table:table-cell>
          <table:table-cell table:style-name="ce3" office:value-type="string" calcext:value-type="string">
            <text:p>Biguacu</text:p>
          </table:table-cell>
          <table:table-cell table:style-name="ce3" office:value-type="string" calcext:value-type="string">
            <text:p>Centro</text:p>
          </table:table-cell>
          <table:table-cell table:style-name="ce3" office:value-type="string" calcext:value-type="string">
            <text:p>Rua Prefeito Leopoldo Freiberger</text:p>
          </table:table-cell>
          <table:table-cell table:style-name="ce4" table:number-columns-repeated="2"/>
          <table:table-cell table:style-name="ce9" table:formula="of:=[.C109]/[.H109]" office:value-type="currency" office:currency="R$ " office:value="805.555555555556" calcext:value-type="currency">
            <text:p>R$ 805.56</text:p>
          </table:table-cell>
          <table:table-cell table:number-columns-repeated="1009"/>
        </table:table-row>
        <table:table-row table:style-name="ro1">
          <table:table-cell table:style-name="ce3" office:value-type="float" office:value="107" calcext:value-type="float">
            <text:p>107</text:p>
          </table:table-cell>
          <table:table-cell table:style-name="ce3" office:value-type="string" calcext:value-type="string">
            <text:p>Terreno no loteamento comercial e industrial Aeropark</text:p>
          </table:table-cell>
          <table:table-cell table:style-name="ce8" office:value-type="currency" office:currency="R$ " office:value="461000" calcext:value-type="currency">
            <text:p>R$ 461,000.00</text:p>
          </table:table-cell>
          <table:table-cell table:style-name="ce3" office:value-type="string" calcext:value-type="string">
            <text:p>Ediane</text:p>
          </table:table-cell>
          <table:table-cell table:style-name="ce3" office:value-type="string" calcext:value-type="string">
            <text:p>Terreno no loteamento comercial e industrial Aeropark, ao lado de esquina.</text:p>
            <text:p>718,50 m².</text:p>
            <text:p>Viabilidade para 4 pavimentos. É uma AMS (área mista de serviços).</text:p>
            <text:p>Possui uma associação dos proprietários (APA).</text:p>
            <text:p/>
            <text:p>Mais informações: 48 ... ver número</text:p>
            <text:p>EDIANE - CRECI/SC 34648</text:p>
          </table:table-cell>
          <table:table-cell table:style-name="ce10" office:value-type="string" calcext:value-type="string">
            <text:p><text:a xlink:href="https://sc.olx.com.br/florianopolis-e-regiao/terrenos/terreno-no-loteamento-comercial-e-industrial-aeropark-1000428678" xlink:type="simple">https://sc.olx.com.br/florianopolis-e-regiao/terrenos/terreno-no-loteamento-comercial-e-industrial-aeropark-1000428678</text:a></text:p>
          </table:table-cell>
          <table:table-cell table:style-name="ce3" office:value-type="string" calcext:value-type="string">
            <text:p>Terrenos</text:p>
          </table:table-cell>
          <table:table-cell table:style-name="ce3" office:value-type="float" office:value="718" calcext:value-type="float">
            <text:p>718</text:p>
          </table:table-cell>
          <table:table-cell table:style-name="ce3" office:value-type="float" office:value="88122030" calcext:value-type="float">
            <text:p>88122030</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ua Jorge Jose Zimmermann</text:p>
          </table:table-cell>
          <table:table-cell table:style-name="ce11" office:value-type="float" office:value="200" calcext:value-type="float">
            <text:p>R$200</text:p>
          </table:table-cell>
          <table:table-cell table:style-name="ce11" office:value-type="float" office:value="1300" calcext:value-type="float">
            <text:p>R$1,300</text:p>
          </table:table-cell>
          <table:table-cell table:style-name="ce9" table:formula="of:=[.C110]/[.H110]" office:value-type="currency" office:currency="R$ " office:value="642.061281337047" calcext:value-type="currency">
            <text:p>R$ 642.06</text:p>
          </table:table-cell>
          <table:table-cell table:number-columns-repeated="1009"/>
        </table:table-row>
        <table:table-row table:style-name="ro1">
          <table:table-cell table:style-name="ce3" office:value-type="float" office:value="108" calcext:value-type="float">
            <text:p>108</text:p>
          </table:table-cell>
          <table:table-cell table:style-name="ce3" office:value-type="string" calcext:value-type="string">
            <text:p>PAULO LOPES - Sítio - Bom Retiro</text:p>
          </table:table-cell>
          <table:table-cell table:style-name="ce8" office:value-type="currency" office:currency="R$ " office:value="3900000" calcext:value-type="currency">
            <text:p>R$ 3,900,000.00</text:p>
          </table:table-cell>
          <table:table-cell table:style-name="ce3" office:value-type="string" calcext:value-type="string">
            <text:p>Marcos Martins</text:p>
          </table:table-cell>
          <table:table-cell table:style-name="ce3" office:value-type="string" calcext:value-type="string">
            <text:p>Código do anúncio: 7</text:p>
            <text:p/>
            <text:p>Linda propriedade rural localizada no município de Paulo Lopes, comarca de Garopaba. A propriedade possui 83,7 hectares, toda cercada, e fica há 15 minutos da BR 101. A fazenda possui área plana, área com aclive, rio, açude, fonte de água e árvores frutíferas. Possui casa principal de alvenaria com 3 salas, 2 cozinhas, 3 quartos, 2 banheiros, rancho, casa do caseiro, piscina. O lugar é muito tranquilo e com linda vista para as montanhas. Possui escritura pública e está totalmente regularizada. A área pode ser vendida inteira ou em áreas menores (a combinar).</text:p>
          </table:table-cell>
          <table:table-cell table:style-name="ce10" office:value-type="string" calcext:value-type="string">
            <text:p><text:a xlink:href="https://sc.olx.com.br/florianopolis-e-regiao/terrenos/paulo-lopes-sitio-bom-retiro-983682083" xlink:type="simple">https://sc.olx.com.br/florianopolis-e-regiao/terrenos/paulo-lopes-sitio-bom-retiro-983682083</text:a></text:p>
          </table:table-cell>
          <table:table-cell table:style-name="ce3" office:value-type="string" calcext:value-type="string">
            <text:p>Fazendas</text:p>
          </table:table-cell>
          <table:table-cell table:style-name="ce3" office:value-type="float" office:value="250" calcext:value-type="float">
            <text:p>250</text:p>
          </table:table-cell>
          <table:table-cell table:style-name="ce3" office:value-type="float" office:value="88490000" calcext:value-type="float">
            <text:p>88490000</text:p>
          </table:table-cell>
          <table:table-cell table:style-name="ce3" office:value-type="string" calcext:value-type="string">
            <text:p>Paulo Lopes</text:p>
          </table:table-cell>
          <table:table-cell table:style-name="ce4" table:number-columns-repeated="4"/>
          <table:table-cell table:style-name="ce9" table:formula="of:=[.C111]/[.H111]" office:value-type="currency" office:currency="R$ " office:value="15600" calcext:value-type="currency">
            <text:p>R$ 15,600.00</text:p>
          </table:table-cell>
          <table:table-cell table:number-columns-repeated="1009"/>
        </table:table-row>
        <table:table-row table:style-name="ro1">
          <table:table-cell table:style-name="ce3" office:value-type="float" office:value="109" calcext:value-type="float">
            <text:p>109</text:p>
          </table:table-cell>
          <table:table-cell table:style-name="ce3" office:value-type="string" calcext:value-type="string">
            <text:p>Terreno pra sítio</text:p>
          </table:table-cell>
          <table:table-cell table:style-name="ce8" office:value-type="currency" office:currency="R$ " office:value="100000" calcext:value-type="currency">
            <text:p>R$ 100,000.00</text:p>
          </table:table-cell>
          <table:table-cell table:style-name="ce3" office:value-type="string" calcext:value-type="string">
            <text:p>Clau</text:p>
          </table:table-cell>
          <table:table-cell table:style-name="ce3" office:value-type="string" calcext:value-type="string">
            <text:p>Vendo terreno pra sítio em Biguaçu Jardim Janaína no auto com 20 por 120 total 2400 metros quadrados passa água 100.000 Ac troca carro moto Ac proposta tratar 48-9990... ver número</text:p>
          </table:table-cell>
          <table:table-cell table:style-name="ce10" office:value-type="string" calcext:value-type="string">
            <text:p><text:a xlink:href="https://sc.olx.com.br/florianopolis-e-regiao/terrenos/terreno-pra-sitio-1000427896" xlink:type="simple">https://sc.olx.com.br/florianopolis-e-regiao/terrenos/terreno-pra-sitio-1000427896</text:a></text:p>
          </table:table-cell>
          <table:table-cell table:style-name="ce3" office:value-type="string" calcext:value-type="string">
            <text:p>Terrenos</text:p>
          </table:table-cell>
          <table:table-cell table:style-name="ce3" office:value-type="float" office:value="2400" calcext:value-type="float">
            <text:p>2400</text:p>
          </table:table-cell>
          <table:table-cell table:style-name="ce3" office:value-type="float" office:value="88117410" calcext:value-type="float">
            <text:p>88117410</text:p>
          </table:table-cell>
          <table:table-cell table:style-name="ce3" office:value-type="string" calcext:value-type="string">
            <text:p>Sao Jose</text:p>
          </table:table-cell>
          <table:table-cell table:style-name="ce3" office:value-type="string" calcext:value-type="string">
            <text:p>Barreiros</text:p>
          </table:table-cell>
          <table:table-cell table:style-name="ce3" office:value-type="string" calcext:value-type="string">
            <text:p>Rua Mar Del Plata</text:p>
          </table:table-cell>
          <table:table-cell table:number-columns-repeated="2" table:style-name="ce11" office:value-type="float" office:value="0" calcext:value-type="float">
            <text:p>R$0</text:p>
          </table:table-cell>
          <table:table-cell table:style-name="ce9" table:formula="of:=[.C112]/[.H112]" office:value-type="currency" office:currency="R$ " office:value="41.6666666666667" calcext:value-type="currency">
            <text:p>R$ 41.67</text:p>
          </table:table-cell>
          <table:table-cell table:number-columns-repeated="1009"/>
        </table:table-row>
        <table:table-row table:style-name="ro1">
          <table:table-cell table:style-name="ce3" office:value-type="float" office:value="110" calcext:value-type="float">
            <text:p>110</text:p>
          </table:table-cell>
          <table:table-cell table:style-name="ce3" office:value-type="string" calcext:value-type="string">
            <text:p>Terreno Palhoça ao lado da Komeco de esquina a 300 metros da BR 101</text:p>
          </table:table-cell>
          <table:table-cell table:style-name="ce8" office:value-type="currency" office:currency="R$ " office:value="950000" calcext:value-type="currency">
            <text:p>R$ 950,000.00</text:p>
          </table:table-cell>
          <table:table-cell table:style-name="ce3" office:value-type="string" calcext:value-type="string">
            <text:p>Jean Packer Imóveis</text:p>
          </table:table-cell>
          <table:table-cell table:style-name="ce3" office:value-type="string" calcext:value-type="string">
            <text:p>Código do anúncio: 3672</text:p>
            <text:p/>
            <text:p>Terreno plano de esquina, próx. à Komeco com a área de 1.235m² ou 20,60 X 60 metros e 300 metros da BR 101. Informações Jean Packer Imóveis Ltda - F. 48.. - Creci 2568 </text:p>
            <text:p> .</text:p>
          </table:table-cell>
          <table:table-cell table:style-name="ce10" office:value-type="string" calcext:value-type="string">
            <text:p><text:a xlink:href="https://sc.olx.com.br/florianopolis-e-regiao/terrenos/terreno-palhoca-ao-lado-da-komeco-de-esquina-a-300-metros-da-br-101-929566379" xlink:type="simple">https://sc.olx.com.br/florianopolis-e-regiao/terrenos/terreno-palhoca-ao-lado-da-komeco-de-esquina-a-300-metros-da-br-101-929566379</text:a></text:p>
          </table:table-cell>
          <table:table-cell table:style-name="ce3" office:value-type="string" calcext:value-type="string">
            <text:p>Terrenos</text:p>
          </table:table-cell>
          <table:table-cell table:style-name="ce3" office:value-type="float" office:value="1235" calcext:value-type="float">
            <text:p>1235</text:p>
          </table:table-cell>
          <table:table-cell table:style-name="ce3" office:value-type="float" office:value="88138090" calcext:value-type="float">
            <text:p>88138090</text:p>
          </table:table-cell>
          <table:table-cell table:style-name="ce3" office:value-type="string" calcext:value-type="string">
            <text:p>Palhoca</text:p>
          </table:table-cell>
          <table:table-cell table:style-name="ce3" office:value-type="string" calcext:value-type="string">
            <text:p>Praia de Fora</text:p>
          </table:table-cell>
          <table:table-cell table:style-name="ce3" office:value-type="string" calcext:value-type="string">
            <text:p>Rua Manoel Joao Martins</text:p>
          </table:table-cell>
          <table:table-cell table:style-name="ce4" table:number-columns-repeated="2"/>
          <table:table-cell table:style-name="ce9" table:formula="of:=[.C113]/[.H113]" office:value-type="currency" office:currency="R$ " office:value="769.230769230769" calcext:value-type="currency">
            <text:p>R$ 769.23</text:p>
          </table:table-cell>
          <table:table-cell table:number-columns-repeated="1009"/>
        </table:table-row>
        <table:table-row table:style-name="ro1">
          <table:table-cell table:style-name="ce3" office:value-type="float" office:value="111" calcext:value-type="float">
            <text:p>111</text:p>
          </table:table-cell>
          <table:table-cell table:style-name="ce3" office:value-type="string" calcext:value-type="string">
            <text:p>COSTÃO GOLF - COND TOP - LOTE 806,51M2 - QUITADO</text:p>
          </table:table-cell>
          <table:table-cell table:style-name="ce8" office:value-type="currency" office:currency="R$ " office:value="699000" calcext:value-type="currency">
            <text:p>R$ 699,000.00</text:p>
          </table:table-cell>
          <table:table-cell table:style-name="ce3" office:value-type="string" calcext:value-type="string">
            <text:p>Felipe Moraes</text:p>
          </table:table-cell>
          <table:table-cell table:style-name="ce3" office:value-type="string" calcext:value-type="string">
            <text:p>Código do anúncio: 9M1A4T</text:p>
            <text:p/>
            <text:p>LOTE - Lote com 806,51m2 - Quitado- Pronto para construir- Lote na melhor localização do condomínio</text:p>
          </table:table-cell>
          <table:table-cell table:style-name="ce10" office:value-type="string" calcext:value-type="string">
            <text:p><text:a xlink:href="https://sc.olx.com.br/florianopolis-e-regiao/terrenos/costao-golf-cond-top-lote-806-51m2-quitado-999246286" xlink:type="simple">https://sc.olx.com.br/florianopolis-e-regiao/terrenos/costao-golf-cond-top-lote-806-51m2-quitado-999246286</text:a></text:p>
          </table:table-cell>
          <table:table-cell table:style-name="ce3" office:value-type="string" calcext:value-type="string">
            <text:p>Terrenos</text:p>
          </table:table-cell>
          <table:table-cell table:style-name="ce3" office:value-type="float" office:value="806" calcext:value-type="float">
            <text:p>806</text:p>
          </table:table-cell>
          <table:table-cell table:style-name="ce3" office:value-type="float" office:value="88058400" calcext:value-type="float">
            <text:p>8805840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ario Manoel Cardoso</text:p>
          </table:table-cell>
          <table:table-cell table:style-name="ce11" office:value-type="float" office:value="448" calcext:value-type="float">
            <text:p>R$448</text:p>
          </table:table-cell>
          <table:table-cell table:style-name="ce11" office:value-type="float" office:value="0" calcext:value-type="float">
            <text:p>R$0</text:p>
          </table:table-cell>
          <table:table-cell table:style-name="ce9" table:formula="of:=[.C114]/[.H114]" office:value-type="currency" office:currency="R$ " office:value="867.245657568238" calcext:value-type="currency">
            <text:p>R$ 867.25</text:p>
          </table:table-cell>
          <table:table-cell table:number-columns-repeated="1009"/>
        </table:table-row>
        <table:table-row table:style-name="ro1">
          <table:table-cell table:style-name="ce3" office:value-type="float" office:value="112" calcext:value-type="float">
            <text:p>112</text:p>
          </table:table-cell>
          <table:table-cell table:style-name="ce3" office:value-type="string" calcext:value-type="string">
            <text:p>Chácara em Combata - Santo Amaro da Imperatriz, SC</text:p>
          </table:table-cell>
          <table:table-cell table:style-name="ce8" office:value-type="currency" office:currency="R$ " office:value="450000" calcext:value-type="currency">
            <text:p>R$ 450,000.00</text:p>
          </table:table-cell>
          <table:table-cell table:style-name="ce3" office:value-type="string" calcext:value-type="string">
            <text:p>LC NEGÓCIOS IMOBILIÁRIOS</text:p>
          </table:table-cell>
          <table:table-cell table:style-name="ce3" office:value-type="string" calcext:value-type="string">
            <text:p>Código do anúncio: 1249</text:p>
            <text:p/>
            <text:p>?Área de terreno com 384m²  ?Área construída de 98m²  ?03 Dormitórios  ?02 Banheiros  ?Garagem coberta ?Casa recém reformada ?Piscina ?Porão. Contrato de compra e venda, possui IPTU, energia, água, inscrição imobiliária, facilitando para o usucapião. Não aceita financiamento!</text:p>
          </table:table-cell>
          <table:table-cell table:style-name="ce10" office:value-type="string" calcext:value-type="string">
            <text:p><text:a xlink:href="https://sc.olx.com.br/florianopolis-e-regiao/terrenos/chacara-em-combata-santo-amaro-da-imperatriz-sc-985140710" xlink:type="simple">https://sc.olx.com.br/florianopolis-e-regiao/terrenos/chacara-em-combata-santo-amaro-da-imperatriz-sc-985140710</text:a></text:p>
          </table:table-cell>
          <table:table-cell table:style-name="ce3" office:value-type="string" calcext:value-type="string">
            <text:p>Sitios e chacaras</text:p>
          </table:table-cell>
          <table:table-cell table:style-name="ce3" office:value-type="float" office:value="98" calcext:value-type="float">
            <text:p>98</text:p>
          </table:table-cell>
          <table:table-cell table:style-name="ce3" office:value-type="float" office:value="88140000" calcext:value-type="float">
            <text:p>88140000</text:p>
          </table:table-cell>
          <table:table-cell table:style-name="ce3" office:value-type="string" calcext:value-type="string">
            <text:p>Santo Amaro da Imperatriz</text:p>
          </table:table-cell>
          <table:table-cell table:style-name="ce4" table:number-columns-repeated="2"/>
          <table:table-cell table:number-columns-repeated="2" table:style-name="ce11" office:value-type="float" office:value="0" calcext:value-type="float">
            <text:p>R$0</text:p>
          </table:table-cell>
          <table:table-cell table:style-name="ce9" table:formula="of:=[.C115]/[.H115]" office:value-type="currency" office:currency="R$ " office:value="4591.83673469388" calcext:value-type="currency">
            <text:p>R$ 4,591.84</text:p>
          </table:table-cell>
          <table:table-cell table:number-columns-repeated="1009"/>
        </table:table-row>
        <table:table-row table:style-name="ro1">
          <table:table-cell table:style-name="ce3" office:value-type="float" office:value="113" calcext:value-type="float">
            <text:p>113</text:p>
          </table:table-cell>
          <table:table-cell table:style-name="ce3" office:value-type="string" calcext:value-type="string">
            <text:p>Florianópolis - Terreno Padrão - Rio Tavares</text:p>
          </table:table-cell>
          <table:table-cell table:style-name="ce8" office:value-type="currency" office:currency="R$ " office:value="760000" calcext:value-type="currency">
            <text:p>R$ 760,000.00</text:p>
          </table:table-cell>
          <table:table-cell table:style-name="ce3" office:value-type="string" calcext:value-type="string">
            <text:p>Marco Andreolla</text:p>
          </table:table-cell>
          <table:table-cell table:style-name="ce3" office:value-type="string" calcext:value-type="string">
            <text:p>Código do anúncio: 268</text:p>
            <text:p/>
            <text:p>LINDO LOTE no CONDOMÍNIO RESIDENCIAL VALLE DO ARVOREDO ( Campeche) Características do Condomínio: -PLAYGROUND -QUIOSQUE COM CHURRASQUEIRA -GUARITA -VIA INTERNA PAVIMENTADA , COM CALÇAMENTO TIPO PAVER -QUADRA POLIESPORTIVA -SISTEMA DE ILUMINAÇÃO COM DISTRIBUIÇÃO SUBTERRÂNEA -REDE DE ABASTECIMENTO DE ÁGUA -TUBULAÇÃO SUBTERRÂNEA PARA TV A CABO , INTERNET , VIGILÂNCIA ELETRÔNICA E CONGÊNERES APENAS 25 LOTES                                 As informações estão sujeitas a alterações. Consulte o corretor responsável.</text:p>
          </table:table-cell>
          <table:table-cell table:style-name="ce10" office:value-type="string" calcext:value-type="string">
            <text:p><text:a xlink:href="https://sc.olx.com.br/florianopolis-e-regiao/terrenos/florianopolis-terreno-padrao-rio-tavares-999213134" xlink:type="simple">https://sc.olx.com.br/florianopolis-e-regiao/terrenos/florianopolis-terreno-padrao-rio-tavares-999213134</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48320" calcext:value-type="float">
            <text:p>88048320</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Servidao Julia Maria da Rocha</text:p>
          </table:table-cell>
          <table:table-cell table:number-columns-repeated="2" table:style-name="ce11" office:value-type="float" office:value="0" calcext:value-type="float">
            <text:p>R$0</text:p>
          </table:table-cell>
          <table:table-cell table:style-name="ce9" table:formula="of:=[.C116]/[.H116]" office:value-type="currency" office:currency="R$ " office:value="1900" calcext:value-type="currency">
            <text:p>R$ 1,900.00</text:p>
          </table:table-cell>
          <table:table-cell table:number-columns-repeated="1009"/>
        </table:table-row>
        <table:table-row table:style-name="ro1">
          <table:table-cell table:style-name="ce3" office:value-type="float" office:value="114" calcext:value-type="float">
            <text:p>114</text:p>
          </table:table-cell>
          <table:table-cell table:style-name="ce3" office:value-type="string" calcext:value-type="string">
            <text:p>Terreno amplo na Cidade Universitária da Pedra Branca , em Palhoça.</text:p>
          </table:table-cell>
          <table:table-cell table:style-name="ce8" office:value-type="currency" office:currency="R$ " office:value="330000" calcext:value-type="currency">
            <text:p>R$ 330,000.00</text:p>
          </table:table-cell>
          <table:table-cell table:style-name="ce3" office:value-type="string" calcext:value-type="string">
            <text:p>Lavínia Micheli Pinheiro</text:p>
          </table:table-cell>
          <table:table-cell table:style-name="ce3" office:value-type="string" calcext:value-type="string">
            <text:p>Código do anúncio: 12072</text:p>
            <text:p/>
            <text:p>Bem Localizado, area nobre com lindas casas na vizinhança, próximo ao lago, Excelente lote com 370m²l Tanto como para investimento, como construção de sua futura residência.Diferenciais da Região:1. Infraestrutura urbana sustentável e completamente planejada2. Constante investimentos em inovação3. Completíssima infraestrutura de serviços para você e toda a sua família4. Um dos bairros mais seguros de SC5. Valorização crescente dos apartamentos, casas e terrenosEntre em contato com nossos corretores especializados e confira.*Valores podem ser alterados sem aviso prévio.</text:p>
          </table:table-cell>
          <table:table-cell table:style-name="ce10" office:value-type="string" calcext:value-type="string">
            <text:p><text:a xlink:href="https://sc.olx.com.br/florianopolis-e-regiao/terrenos/terreno-amplo-na-cidade-universitaria-da-pedra-branca-em-palhoca-994667225" xlink:type="simple">https://sc.olx.com.br/florianopolis-e-regiao/terrenos/terreno-amplo-na-cidade-universitaria-da-pedra-branca-em-palhoca-994667225</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137205" calcext:value-type="float">
            <text:p>88137205</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s Inambus</text:p>
          </table:table-cell>
          <table:table-cell table:style-name="ce11" office:value-type="float" office:value="0" calcext:value-type="float">
            <text:p>R$0</text:p>
          </table:table-cell>
          <table:table-cell table:style-name="ce11" office:value-type="float" office:value="1500" calcext:value-type="float">
            <text:p>R$1,500</text:p>
          </table:table-cell>
          <table:table-cell table:style-name="ce9" table:formula="of:=[.C117]/[.H117]" office:value-type="string" office:string-value="" calcext:value-type="error">
            <text:p>#DIV/0!</text:p>
          </table:table-cell>
          <table:table-cell table:number-columns-repeated="1009"/>
        </table:table-row>
        <table:table-row table:style-name="ro1">
          <table:table-cell table:style-name="ce3" office:value-type="float" office:value="115" calcext:value-type="float">
            <text:p>115</text:p>
          </table:table-cell>
          <table:table-cell table:style-name="ce3" office:value-type="string" calcext:value-type="string">
            <text:p>BIGUAçU - Terreno Padrão - Tijuquinhas Guaporanga</text:p>
          </table:table-cell>
          <table:table-cell table:style-name="ce8" office:value-type="currency" office:currency="R$ " office:value="12000000" calcext:value-type="currency">
            <text:p>R$ 12,000,000.00</text:p>
          </table:table-cell>
          <table:table-cell table:style-name="ce3" office:value-type="string" calcext:value-type="string">
            <text:p>Controle Imóveis</text:p>
          </table:table-cell>
          <table:table-cell table:style-name="ce3" office:value-type="string" calcext:value-type="string">
            <text:p>Código do anúncio: 9757</text:p>
            <text:p/>
            <text:p>-</text:p>
          </table:table-cell>
          <table:table-cell table:style-name="ce10" office:value-type="string" calcext:value-type="string">
            <text:p><text:a xlink:href="https://sc.olx.com.br/florianopolis-e-regiao/terrenos/biguacu-terreno-padrao-tijuquinhas-guaporanga-972310893" xlink:type="simple">https://sc.olx.com.br/florianopolis-e-regiao/terrenos/biguacu-terreno-padrao-tijuquinhas-guaporanga-972310893</text:a></text:p>
          </table:table-cell>
          <table:table-cell table:style-name="ce3" office:value-type="string" calcext:value-type="string">
            <text:p>Terrenos</text:p>
          </table:table-cell>
          <table:table-cell table:style-name="ce3" office:value-type="float" office:value="75735" calcext:value-type="float">
            <text:p>75735</text:p>
          </table:table-cell>
          <table:table-cell table:style-name="ce3" office:value-type="float" office:value="88104800" calcext:value-type="float">
            <text:p>88104800</text:p>
          </table:table-cell>
          <table:table-cell table:style-name="ce3" office:value-type="string" calcext:value-type="string">
            <text:p>Sao Jose</text:p>
          </table:table-cell>
          <table:table-cell table:style-name="ce3" office:value-type="string" calcext:value-type="string">
            <text:p>Distrito Industrial</text:p>
          </table:table-cell>
          <table:table-cell table:style-name="ce3" office:value-type="string" calcext:value-type="string">
            <text:p>Rodovia BR-101 - do km 209,502 ao fim - lado par</text:p>
          </table:table-cell>
          <table:table-cell table:number-columns-repeated="2" table:style-name="ce11" office:value-type="float" office:value="0" calcext:value-type="float">
            <text:p>R$0</text:p>
          </table:table-cell>
          <table:table-cell table:style-name="ce9" table:formula="of:=[.C118]/[.H118]" office:value-type="currency" office:currency="R$ " office:value="158.447217270747" calcext:value-type="currency">
            <text:p>R$ 158.45</text:p>
          </table:table-cell>
          <table:table-cell table:number-columns-repeated="1009"/>
        </table:table-row>
        <table:table-row table:style-name="ro1">
          <table:table-cell table:style-name="ce3" office:value-type="float" office:value="116" calcext:value-type="float">
            <text:p>116</text:p>
          </table:table-cell>
          <table:table-cell table:style-name="ce3" office:value-type="string" calcext:value-type="string">
            <text:p>Terreno para Venda em Palhoça, Ponte do Imaruim, 1 dormitório, 1 banheiro, 1 vaga</text:p>
          </table:table-cell>
          <table:table-cell table:style-name="ce8" office:value-type="currency" office:currency="R$ " office:value="230000" calcext:value-type="currency">
            <text:p>R$ 230,000.00</text:p>
          </table:table-cell>
          <table:table-cell table:style-name="ce3" office:value-type="string" calcext:value-type="string">
            <text:p>José Carlos Antunes</text:p>
          </table:table-cell>
          <table:table-cell table:style-name="ce3" office:value-type="string" calcext:value-type="string">
            <text:p>Código do anúncio: 321_2-1195215</text:p>
            <text:p/>
            <text:p>Ponte do Imaruim, Palhoça/SC   Terreno plano e com escritura pública, com viabilidade para construção de edifícios de até 04 pavimentos.   No terreno há uma casa mista, de 03 dormitórios.   Imóvel bem localizado na Ponte do Imaruim, em rua calma e sem saída, próximo da avenida Aniceto Zachi, supermercado, colégios, faculdades e todo comércio em geral.     - Proximidades: Bares e Restaurantes, Escola, Farmácia, Shopping Center, Supermercado,   Pontos Fortes: Agende já sua visita!</text:p>
          </table:table-cell>
          <table:table-cell table:style-name="ce10" office:value-type="string" calcext:value-type="string">
            <text:p><text:a xlink:href="https://sc.olx.com.br/florianopolis-e-regiao/terrenos/terreno-para-venda-em-palhoca-ponte-do-imaruim-1-dormitorio-1-banheiro-1-vaga-997663972" xlink:type="simple">https://sc.olx.com.br/florianopolis-e-regiao/terrenos/terreno-para-venda-em-palhoca-ponte-do-imaruim-1-dormitorio-1-banheiro-1-vaga-997663972</text:a></text:p>
          </table:table-cell>
          <table:table-cell table:style-name="ce3" office:value-type="string" calcext:value-type="string">
            <text:p>Terrenos</text:p>
          </table:table-cell>
          <table:table-cell table:style-name="ce3" office:value-type="float" office:value="218" calcext:value-type="float">
            <text:p>218</text:p>
          </table:table-cell>
          <table:table-cell table:style-name="ce3" office:value-type="float" office:value="88130320" calcext:value-type="float">
            <text:p>88130320</text:p>
          </table:table-cell>
          <table:table-cell table:style-name="ce3" office:value-type="string" calcext:value-type="string">
            <text:p>Palhoca</text:p>
          </table:table-cell>
          <table:table-cell table:style-name="ce3" office:value-type="string" calcext:value-type="string">
            <text:p>Ponte do Imaruim</text:p>
          </table:table-cell>
          <table:table-cell table:style-name="ce3" office:value-type="string" calcext:value-type="string">
            <text:p>Rua Jose Porto dos Santos</text:p>
          </table:table-cell>
          <table:table-cell table:style-name="ce11" office:value-type="float" office:value="0" calcext:value-type="float">
            <text:p>R$0</text:p>
          </table:table-cell>
          <table:table-cell table:style-name="ce11" office:value-type="float" office:value="300" calcext:value-type="float">
            <text:p>R$300</text:p>
          </table:table-cell>
          <table:table-cell table:style-name="ce9" table:formula="of:=[.C119]/[.H119]" office:value-type="currency" office:currency="R$ " office:value="1055.04587155963" calcext:value-type="currency">
            <text:p>R$ 1,055.05</text:p>
          </table:table-cell>
          <table:table-cell table:number-columns-repeated="1009"/>
        </table:table-row>
        <table:table-row table:style-name="ro1">
          <table:table-cell table:style-name="ce3" office:value-type="float" office:value="117" calcext:value-type="float">
            <text:p>117</text:p>
          </table:table-cell>
          <table:table-cell table:style-name="ce3" office:value-type="string" calcext:value-type="string">
            <text:p>Terreno para Venda em São José, Sertão do Maruim</text:p>
          </table:table-cell>
          <table:table-cell table:style-name="ce8" office:value-type="currency" office:currency="R$ " office:value="200000" calcext:value-type="currency">
            <text:p>R$ 200,000.00</text:p>
          </table:table-cell>
          <table:table-cell table:style-name="ce3" office:value-type="string" calcext:value-type="string">
            <text:p>Marcos Aurélio Schutz</text:p>
          </table:table-cell>
          <table:table-cell table:style-name="ce3" office:value-type="string" calcext:value-type="string">
            <text:p>Código do anúncio: TER 17_2-1418588</text:p>
            <text:p/>
            <text:p>ÓTIMOS TERRENOS EM SÃO JOSÉ  </text:p>
            <text:p>   </text:p>
            <text:p>  Localizado no loteamento Nova São José, bairro Sertão do Maruim.  </text:p>
            <text:p>   </text:p>
            <text:p>  Lote com 360 m² (12 x 30)  </text:p>
            <text:p>  Viabilidade para construção de até 4 pavimentos.  </text:p>
            <text:p>   </text:p>
            <text:p>  Valor R$200.000,00  </text:p>
            <text:p>   </text:p>
            <text:p>  ACEITA PERMUTA NO LOCAL, PODE SER FINANCIADO, ACEITA SITIO.  </text:p>
            <text:p>   </text:p>
            <text:p>  INFORMAÇÕES</text:p>
          </table:table-cell>
          <table:table-cell table:style-name="ce10" office:value-type="string" calcext:value-type="string">
            <text:p><text:a xlink:href="https://sc.olx.com.br/florianopolis-e-regiao/terrenos/terreno-para-venda-em-sao-jose-sertao-do-maruim-995724308" xlink:type="simple">https://sc.olx.com.br/florianopolis-e-regiao/terrenos/terreno-para-venda-em-sao-jose-sertao-do-maruim-995724308</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03237" calcext:value-type="float">
            <text:p>88103237</text:p>
          </table:table-cell>
          <table:table-cell table:style-name="ce3" office:value-type="string" calcext:value-type="string">
            <text:p>Sao Jose</text:p>
          </table:table-cell>
          <table:table-cell table:style-name="ce3" office:value-type="string" calcext:value-type="string">
            <text:p>Centro</text:p>
          </table:table-cell>
          <table:table-cell table:style-name="ce3" office:value-type="string" calcext:value-type="string">
            <text:p>Avenida Acioni Souza Filho</text:p>
          </table:table-cell>
          <table:table-cell table:style-name="ce4" table:number-columns-repeated="2"/>
          <table:table-cell table:style-name="ce9" table:formula="of:=[.C120]/[.H120]" office:value-type="currency" office:currency="R$ " office:value="555.555555555556" calcext:value-type="currency">
            <text:p>R$ 555.56</text:p>
          </table:table-cell>
          <table:table-cell table:number-columns-repeated="1009"/>
        </table:table-row>
        <table:table-row table:style-name="ro1">
          <table:table-cell table:style-name="ce3" office:value-type="float" office:value="118" calcext:value-type="float">
            <text:p>118</text:p>
          </table:table-cell>
          <table:table-cell table:style-name="ce3" office:value-type="string" calcext:value-type="string">
            <text:p>Terreno com ótima localização , 480 m² , viabilidade para 6 pavimentos no bairro de Capoei</text:p>
          </table:table-cell>
          <table:table-cell table:style-name="ce8" office:value-type="currency" office:currency="R$ " office:value="750000" calcext:value-type="currency">
            <text:p>R$ 750,000.00</text:p>
          </table:table-cell>
          <table:table-cell table:style-name="ce3" office:value-type="string" calcext:value-type="string">
            <text:p>LUIS SPERANDIO</text:p>
          </table:table-cell>
          <table:table-cell table:style-name="ce3" office:value-type="string" calcext:value-type="string">
            <text:p>Código do anúncio: 000012</text:p>
            <text:p/>
            <text:p>OPORTUNIDADE PARA INVESTIMENTO : </text:p>
            <text:p>  </text:p>
            <text:p> Terreno com 480 m²  com viabilidade para 6 pavimentos, região de alta valorização imobiliária . </text:p>
            <text:p>  </text:p>
            <text:p> Localizado próximo ao posto Angeloni , Universidade UNISUL , supermercado Angeloni , loja Tramontina , garagens de carro , autopeças , comercio em geral , centros de distribuição , 100 metros da via expressa com acesso para o centro de Florianópolis , 200 metros da divisa entre Florianópolis e São José.  Existe no terreno uma casa construída em madeira com aproximadamente 70 m² . </text:p>
            <text:p>  </text:p>
            <text:p> Terreno ideal para instalação de oficinas, loja de autopeças , garagens de carro , centro de distribuição  e similares . </text:p>
            <text:p>  </text:p>
            <text:p> Ligue e agende uma visita -</text:p>
          </table:table-cell>
          <table:table-cell table:style-name="ce10" office:value-type="string" calcext:value-type="string">
            <text:p><text:a xlink:href="https://sc.olx.com.br/florianopolis-e-regiao/terrenos/terreno-com-otima-localizacao-480-m-viabilidade-para-6-pavimentos-no-bairro-de-capoei-923056330" xlink:type="simple">https://sc.olx.com.br/florianopolis-e-regiao/terrenos/terreno-com-otima-localizacao-480-m-viabilidade-para-6-pavimentos-no-bairro-de-capoei-923056330</text:a></text:p>
          </table:table-cell>
          <table:table-cell table:style-name="ce3" office:value-type="string" calcext:value-type="string">
            <text:p>Terrenos</text:p>
          </table:table-cell>
          <table:table-cell table:style-name="ce3" office:value-type="float" office:value="480" calcext:value-type="float">
            <text:p>480</text:p>
          </table:table-cell>
          <table:table-cell table:style-name="ce3" office:value-type="float" office:value="88090840" calcext:value-type="float">
            <text:p>88090840</text:p>
          </table:table-cell>
          <table:table-cell table:style-name="ce3" office:value-type="string" calcext:value-type="string">
            <text:p>Florianopolis</text:p>
          </table:table-cell>
          <table:table-cell table:style-name="ce3" office:value-type="string" calcext:value-type="string">
            <text:p>Capoeiras</text:p>
          </table:table-cell>
          <table:table-cell table:style-name="ce3" office:value-type="string" calcext:value-type="string">
            <text:p>Rua Dom Pedro II</text:p>
          </table:table-cell>
          <table:table-cell table:style-name="ce4"/>
          <table:table-cell table:style-name="ce11" office:value-type="float" office:value="1200" calcext:value-type="float">
            <text:p>R$1,200</text:p>
          </table:table-cell>
          <table:table-cell table:style-name="ce9" table:formula="of:=[.C121]/[.H121]" office:value-type="currency" office:currency="R$ " office:value="1562.5" calcext:value-type="currency">
            <text:p>R$ 1,562.50</text:p>
          </table:table-cell>
          <table:table-cell table:number-columns-repeated="1009"/>
        </table:table-row>
        <table:table-row table:style-name="ro1">
          <table:table-cell table:style-name="ce3" office:value-type="float" office:value="119" calcext:value-type="float">
            <text:p>119</text:p>
          </table:table-cell>
          <table:table-cell table:style-name="ce3" office:value-type="string" calcext:value-type="string">
            <text:p>Terreno à venda, 300 m² por R$ 105.000,00 - Lagoão - Araranguá/SC</text:p>
          </table:table-cell>
          <table:table-cell table:style-name="ce8" office:value-type="currency" office:currency="R$ " office:value="105000" calcext:value-type="currency">
            <text:p>R$ 105,000.00</text:p>
          </table:table-cell>
          <table:table-cell table:style-name="ce3" office:value-type="string" calcext:value-type="string">
            <text:p>D10 IMOVEIS</text:p>
          </table:table-cell>
          <table:table-cell table:style-name="ce3" office:value-type="string" calcext:value-type="string">
            <text:p>Código do anúncio: TE1329</text:p>
            <text:p/>
            <text:p>Excelente oportunidade a poucos minutos do Centro de Araranguá, próximo a avenida Xv de Novembro, Rodovia Jorge Lacerda, local com grande valorização e rua asfaltadaD10 Imóveis - Araranguá e Balneário Arroio do Silva - SCCreci - SC 3.764-J -</text:p>
          </table:table-cell>
          <table:table-cell table:style-name="ce10" office:value-type="string" calcext:value-type="string">
            <text:p><text:a xlink:href="https://sc.olx.com.br/florianopolis-e-regiao/terrenos/terreno-a-venda-300-m-por-r-105-000-00-lagoao-ararangua-sc-958512300" xlink:type="simple">https://sc.olx.com.br/florianopolis-e-regiao/terrenos/terreno-a-venda-300-m-por-r-105-000-00-lagoao-ararangua-sc-958512300</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04330" calcext:value-type="float">
            <text:p>88904330</text:p>
          </table:table-cell>
          <table:table-cell table:style-name="ce3" office:value-type="string" calcext:value-type="string">
            <text:p>Ararangua</text:p>
          </table:table-cell>
          <table:table-cell table:style-name="ce3" office:value-type="string" calcext:value-type="string">
            <text:p>Lagoao</text:p>
          </table:table-cell>
          <table:table-cell table:style-name="ce3" office:value-type="string" calcext:value-type="string">
            <text:p>Rua Salvato Orige</text:p>
          </table:table-cell>
          <table:table-cell table:number-columns-repeated="2" table:style-name="ce11" office:value-type="float" office:value="0" calcext:value-type="float">
            <text:p>R$0</text:p>
          </table:table-cell>
          <table:table-cell table:style-name="ce9" table:formula="of:=[.C122]/[.H122]" office:value-type="currency" office:currency="R$ " office:value="350" calcext:value-type="currency">
            <text:p>R$ 350.00</text:p>
          </table:table-cell>
          <table:table-cell table:number-columns-repeated="1009"/>
        </table:table-row>
        <table:table-row table:style-name="ro1">
          <table:table-cell table:style-name="ce3" office:value-type="float" office:value="120" calcext:value-type="float">
            <text:p>120</text:p>
          </table:table-cell>
          <table:table-cell table:style-name="ce3" office:value-type="string" calcext:value-type="string">
            <text:p>Terreno para Venda em Imbituba, Araçatuba</text:p>
          </table:table-cell>
          <table:table-cell table:style-name="ce8" office:value-type="currency" office:currency="R$ " office:value="190000" calcext:value-type="currency">
            <text:p>R$ 190,000.00</text:p>
          </table:table-cell>
          <table:table-cell table:style-name="ce3" office:value-type="string" calcext:value-type="string">
            <text:p>Franco Adm de Imoveis Ltda</text:p>
          </table:table-cell>
          <table:table-cell table:style-name="ce3" office:value-type="string" calcext:value-type="string">
            <text:p>Código do anúncio: 680_2-858740</text:p>
            <text:p/>
            <text:p>* Terreno plano, seco.  </text:p>
            <text:p>  * Região com água e luz.  </text:p>
            <text:p>  * Fácil acesso pela SC 434.  </text:p>
            <text:p>  * A 300 m da Lagoa da Ibiraquera.  </text:p>
            <text:p>  * Terreno N. 103  </text:p>
            <text:p>   </text:p>
            <text:p>   </text:p>
            <text:p>  - Proximidades: Bares e Restaurantes, Escola, Farmácia, Supermercado,</text:p>
          </table:table-cell>
          <table:table-cell table:style-name="ce10" office:value-type="string" calcext:value-type="string">
            <text:p><text:a xlink:href="https://sc.olx.com.br/florianopolis-e-regiao/terrenos/terreno-para-venda-em-imbituba-aracatuba-951653513" xlink:type="simple">https://sc.olx.com.br/florianopolis-e-regiao/terrenos/terreno-para-venda-em-imbituba-aracatuba-951653513</text:a></text:p>
          </table:table-cell>
          <table:table-cell table:style-name="ce3" office:value-type="string" calcext:value-type="string">
            <text:p>Terrenos</text:p>
          </table:table-cell>
          <table:table-cell table:style-name="ce3" office:value-type="float" office:value="312" calcext:value-type="float">
            <text:p>312</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123]/[.H123]" office:value-type="currency" office:currency="R$ " office:value="608.974358974359" calcext:value-type="currency">
            <text:p>R$ 608.97</text:p>
          </table:table-cell>
          <table:table-cell table:number-columns-repeated="1009"/>
        </table:table-row>
        <table:table-row table:style-name="ro1">
          <table:table-cell table:style-name="ce3" office:value-type="float" office:value="121" calcext:value-type="float">
            <text:p>121</text:p>
          </table:table-cell>
          <table:table-cell table:style-name="ce3" office:value-type="string" calcext:value-type="string">
            <text:p>Torro sitio socorro interior são José do cerrito</text:p>
          </table:table-cell>
          <table:table-cell table:style-name="ce8" office:value-type="currency" office:currency="R$ " office:value="120000" calcext:value-type="currency">
            <text:p>R$ 120,000.00</text:p>
          </table:table-cell>
          <table:table-cell table:style-name="ce3" office:value-type="string" calcext:value-type="string">
            <text:p>Lindo omega</text:p>
          </table:table-cell>
          <table:table-cell table:style-name="ce3" office:value-type="string" calcext:value-type="string">
            <text:p>Sito casa top pra vc passar seus finais de semana</text:p>
            <text:p>Terreno com 1.000 metros quadrado </text:p>
            <text:p>Pra quer passar dias com muita paz sossego</text:p>
            <text:p>Casa mobiliada ,mesa de sinuca bar etc</text:p>
            <text:p>Uma casa pronta pra morar e outra em construção </text:p>
            <text:p>Aceito Carro moto na troca </text:p>
            <text:p>Caminhao.ranger rover.mercedes.gol.punto.palio.megane.civic.sonata.azera.picanto.safira.hyundai.santa fé. Volkswagen. Etc.</text:p>
            <text:p>VALE A PENA CONFERIR </text:p>
            <text:p>POR FAVOR SO ENTRE EM CONTATO PESSOAS DE REAL INTERESSE </text:p>
            <text:p>48.9885... ver número WHATSAPP </text:p>
          </table:table-cell>
          <table:table-cell table:style-name="ce10" office:value-type="string" calcext:value-type="string">
            <text:p><text:a xlink:href="https://sc.olx.com.br/florianopolis-e-regiao/terrenos/torro-sitio-socorro-interior-sao-jose-do-cerrito-1000420340" xlink:type="simple">https://sc.olx.com.br/florianopolis-e-regiao/terrenos/torro-sitio-socorro-interior-sao-jose-do-cerrito-1000420340</text:a></text:p>
          </table:table-cell>
          <table:table-cell table:style-name="ce3" office:value-type="string" calcext:value-type="string">
            <text:p>Sitios e chacaras</text:p>
          </table:table-cell>
          <table:table-cell table:style-name="ce3" office:value-type="float" office:value="1000" calcext:value-type="float">
            <text:p>1000</text:p>
          </table:table-cell>
          <table:table-cell table:style-name="ce3" office:value-type="float" office:value="88160342" calcext:value-type="float">
            <text:p>88160342</text:p>
          </table:table-cell>
          <table:table-cell table:style-name="ce3" office:value-type="string" calcext:value-type="string">
            <text:p>Biguacu</text:p>
          </table:table-cell>
          <table:table-cell table:style-name="ce3" office:value-type="string" calcext:value-type="string">
            <text:p>Praia Joao Rosa</text:p>
          </table:table-cell>
          <table:table-cell table:style-name="ce3" office:value-type="string" calcext:value-type="string">
            <text:p>Rua Jose Francisco Sodre</text:p>
          </table:table-cell>
          <table:table-cell table:number-columns-repeated="2" table:style-name="ce11" office:value-type="float" office:value="0" calcext:value-type="float">
            <text:p>R$0</text:p>
          </table:table-cell>
          <table:table-cell table:style-name="ce9" table:formula="of:=[.C124]/[.H124]" office:value-type="currency" office:currency="R$ " office:value="120" calcext:value-type="currency">
            <text:p>R$ 120.00</text:p>
          </table:table-cell>
          <table:table-cell table:number-columns-repeated="1009"/>
        </table:table-row>
        <table:table-row table:style-name="ro1">
          <table:table-cell table:style-name="ce3" office:value-type="float" office:value="122" calcext:value-type="float">
            <text:p>122</text:p>
          </table:table-cell>
          <table:table-cell table:style-name="ce3" office:value-type="string" calcext:value-type="string">
            <text:p>Terreno à venda, 585 m² por R$ 350.000,00 - Sertão do Maruim - São José/SC</text:p>
          </table:table-cell>
          <table:table-cell table:style-name="ce8" office:value-type="currency" office:currency="R$ " office:value="350000" calcext:value-type="currency">
            <text:p>R$ 350,000.00</text:p>
          </table:table-cell>
          <table:table-cell table:style-name="ce3" office:value-type="string" calcext:value-type="string">
            <text:p>Área 48</text:p>
          </table:table-cell>
          <table:table-cell table:style-name="ce3" office:value-type="string" calcext:value-type="string">
            <text:p>Código do anúncio: TE0019</text:p>
            <text:p/>
            <text:p>Ótimo terreno bem localizado ao lado da Univali (Sertão do Imarui) com 585,30M² com viabilidade ate 4 pavimentos. -</text:p>
          </table:table-cell>
          <table:table-cell table:style-name="ce10" office:value-type="string" calcext:value-type="string">
            <text:p><text:a xlink:href="https://sc.olx.com.br/florianopolis-e-regiao/terrenos/terreno-a-venda-585-m-por-r-350-000-00-sertao-do-maruim-sao-jose-sc-981900645" xlink:type="simple">https://sc.olx.com.br/florianopolis-e-regiao/terrenos/terreno-a-venda-585-m-por-r-350-000-00-sertao-do-maruim-sao-jose-sc-981900645</text:a></text:p>
          </table:table-cell>
          <table:table-cell table:style-name="ce3" office:value-type="string" calcext:value-type="string">
            <text:p>Terrenos</text:p>
          </table:table-cell>
          <table:table-cell table:style-name="ce3" office:value-type="float" office:value="585" calcext:value-type="float">
            <text:p>585</text:p>
          </table:table-cell>
          <table:table-cell table:style-name="ce3" office:value-type="float" office:value="88122000" calcext:value-type="float">
            <text:p>88122000</text:p>
          </table:table-cell>
          <table:table-cell table:style-name="ce3" office:value-type="string" calcext:value-type="string">
            <text:p>Sao Jose</text:p>
          </table:table-cell>
          <table:table-cell table:style-name="ce3" office:value-type="string" calcext:value-type="string">
            <text:p>Barreiros</text:p>
          </table:table-cell>
          <table:table-cell table:style-name="ce4" table:number-columns-repeated="3"/>
          <table:table-cell table:style-name="ce9" table:formula="of:=[.C125]/[.H125]" office:value-type="currency" office:currency="R$ " office:value="598.290598290598" calcext:value-type="currency">
            <text:p>R$ 598.29</text:p>
          </table:table-cell>
          <table:table-cell table:number-columns-repeated="1009"/>
        </table:table-row>
        <table:table-row table:style-name="ro1">
          <table:table-cell table:style-name="ce3" office:value-type="float" office:value="123" calcext:value-type="float">
            <text:p>123</text:p>
          </table:table-cell>
          <table:table-cell table:style-name="ce3" office:value-type="string" calcext:value-type="string">
            <text:p>Terreno área nobre</text:p>
          </table:table-cell>
          <table:table-cell table:style-name="ce8" office:value-type="currency" office:currency="R$ " office:value="1000000" calcext:value-type="currency">
            <text:p>R$ 1,000,000.00</text:p>
          </table:table-cell>
          <table:table-cell table:style-name="ce3" office:value-type="string" calcext:value-type="string">
            <text:p>Invista Imóveis Floripa</text:p>
          </table:table-cell>
          <table:table-cell table:style-name="ce3" office:value-type="string" calcext:value-type="string">
            <text:p>Código do anúncio: H005</text:p>
            <text:p/>
            <text:p>Terreno em área nobre com 600 metros quadrados, a poucos metros do mar dos ingleses!   </text:p>
            <text:p>  </text:p>
            <text:p>  </text:p>
            <text:p>  </text:p>
            <text:p> Pode ser financiado.</text:p>
          </table:table-cell>
          <table:table-cell table:style-name="ce10" office:value-type="string" calcext:value-type="string">
            <text:p><text:a xlink:href="https://sc.olx.com.br/florianopolis-e-regiao/terrenos/terreno-area-nobre-935233077" xlink:type="simple">https://sc.olx.com.br/florianopolis-e-regiao/terrenos/terreno-area-nobre-935233077</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058400" calcext:value-type="float">
            <text:p>8805840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ario Manoel Cardoso</text:p>
          </table:table-cell>
          <table:table-cell table:style-name="ce4" table:number-columns-repeated="2"/>
          <table:table-cell table:style-name="ce9" table:formula="of:=[.C126]/[.H126]" office:value-type="string" office:string-value="" calcext:value-type="error">
            <text:p>#DIV/0!</text:p>
          </table:table-cell>
          <table:table-cell table:number-columns-repeated="1009"/>
        </table:table-row>
        <table:table-row table:style-name="ro1">
          <table:table-cell table:style-name="ce3" office:value-type="float" office:value="124" calcext:value-type="float">
            <text:p>124</text:p>
          </table:table-cell>
          <table:table-cell table:style-name="ce3" office:value-type="string" calcext:value-type="string">
            <text:p>Terreno de esquina em Balneário Gaivota/SC, bairro Village Dunas.</text:p>
          </table:table-cell>
          <table:table-cell table:style-name="ce8" office:value-type="currency" office:currency="R$ " office:value="80000" calcext:value-type="currency">
            <text:p>R$ 80,000.00</text:p>
          </table:table-cell>
          <table:table-cell table:style-name="ce3" office:value-type="string" calcext:value-type="string">
            <text:p>Morais imóveis</text:p>
          </table:table-cell>
          <table:table-cell table:style-name="ce3" office:value-type="string" calcext:value-type="string">
            <text:p>Código do anúncio: TE0061</text:p>
            <text:p/>
            <text:p>Terreno de esquina em Balneário Gaivota/SC, bairro Village Dunas. </text:p>
            <text:p>  </text:p>
            <text:p>  Não pense muito, venha VIVER na sua PRAIA! </text:p>
            <text:p>  Balneário Gaivota irá proporcionar OS MELHORES VERÕES para VOCÊ e sua FAMÍLIA. </text:p>
            <text:p>   </text:p>
            <text:p>  Esse terreno se localizado no bairro Village Dunas, possui 300m2, medindo 12 metros de frente(largura) por 25 metros de fundos(comprimento).  </text:p>
            <text:p>  Além do lote se localizar em um bairro TRANQUILO, SEGURO, com vizinhança fixa e construções de alto padrão, o acesso ao mar e centro é fácil e rápido.     </text:p>
            <text:p>   </text:p>
            <text:p> Venha conferir de perto essa oportunidade!  </text:p>
            <text:p>   </text:p>
            <text:p>  Nós da Morais Imóveis sabemos que nada vai impedir você de realizar o seu SONHO e da sua FAMÍLIA.</text:p>
          </table:table-cell>
          <table:table-cell table:style-name="ce10" office:value-type="string" calcext:value-type="string">
            <text:p><text:a xlink:href="https://sc.olx.com.br/florianopolis-e-regiao/terrenos/terreno-de-esquina-em-balneario-gaivota-sc-bairro-village-dunas-943987345" xlink:type="simple">https://sc.olx.com.br/florianopolis-e-regiao/terrenos/terreno-de-esquina-em-balneario-gaivota-sc-bairro-village-dunas-943987345</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127]/[.H127]" office:value-type="string" office:string-value="" calcext:value-type="error">
            <text:p>#DIV/0!</text:p>
          </table:table-cell>
          <table:table-cell table:number-columns-repeated="1009"/>
        </table:table-row>
        <table:table-row table:style-name="ro1">
          <table:table-cell table:style-name="ce3" office:value-type="float" office:value="125" calcext:value-type="float">
            <text:p>125</text:p>
          </table:table-cell>
          <table:table-cell table:style-name="ce3" office:value-type="string" calcext:value-type="string">
            <text:p>Estreito terreno frente a Praça Arno Schaeffer</text:p>
          </table:table-cell>
          <table:table-cell table:style-name="ce8" office:value-type="currency" office:currency="R$ " office:value="425000" calcext:value-type="currency">
            <text:p>R$ 425,000.00</text:p>
          </table:table-cell>
          <table:table-cell table:style-name="ce3" office:value-type="string" calcext:value-type="string">
            <text:p>Jean Packer Imóveis</text:p>
          </table:table-cell>
          <table:table-cell table:style-name="ce3" office:value-type="string" calcext:value-type="string">
            <text:p>Código do anúncio: 4400</text:p>
            <text:p/>
            <text:p>Estreito terreno em frente a Praça Arno Schaffer e próximo Rua Santos Saraiva, plano, a pouca distância das Pontes, aceito financiamento bancário ..Informações F. 48. - 48. Whatsapp (Corretor Jean Packer - credenciado desde ). e inscrito no C.N.A.I. sob nº 25.757.</text:p>
          </table:table-cell>
          <table:table-cell table:style-name="ce10" office:value-type="string" calcext:value-type="string">
            <text:p><text:a xlink:href="https://sc.olx.com.br/florianopolis-e-regiao/terrenos/estreito-terreno-frente-a-praca-arno-schaeffer-978813562" xlink:type="simple">https://sc.olx.com.br/florianopolis-e-regiao/terrenos/estreito-terreno-frente-a-praca-arno-schaeffer-978813562</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070340" calcext:value-type="float">
            <text:p>88070340</text:p>
          </table:table-cell>
          <table:table-cell table:style-name="ce3" office:value-type="string" calcext:value-type="string">
            <text:p>Florianopolis</text:p>
          </table:table-cell>
          <table:table-cell table:style-name="ce3" office:value-type="string" calcext:value-type="string">
            <text:p>Estreito</text:p>
          </table:table-cell>
          <table:table-cell table:style-name="ce3" office:value-type="string" calcext:value-type="string">
            <text:p>Rua Deputado Benedito Terezio de Carvalho Jr</text:p>
          </table:table-cell>
          <table:table-cell table:style-name="ce4" table:number-columns-repeated="2"/>
          <table:table-cell table:style-name="ce9" table:formula="of:=[.C128]/[.H128]" office:value-type="string" office:string-value="" calcext:value-type="error">
            <text:p>#DIV/0!</text:p>
          </table:table-cell>
          <table:table-cell table:number-columns-repeated="1009"/>
        </table:table-row>
        <table:table-row table:style-name="ro1">
          <table:table-cell table:style-name="ce3" office:value-type="float" office:value="126" calcext:value-type="float">
            <text:p>126</text:p>
          </table:table-cell>
          <table:table-cell table:style-name="ce3" office:value-type="string" calcext:value-type="string">
            <text:p>Terreno à 700 metros da praia, em Imbituba, litoral de Santa Catarina.</text:p>
          </table:table-cell>
          <table:table-cell table:style-name="ce8" office:value-type="currency" office:currency="R$ " office:value="170000" calcext:value-type="currency">
            <text:p>R$ 170,000.00</text:p>
          </table:table-cell>
          <table:table-cell table:style-name="ce3" office:value-type="string" calcext:value-type="string">
            <text:p>Tomaz Imóveis Ltda. CRECI 2864 J</text:p>
          </table:table-cell>
          <table:table-cell table:style-name="ce3" office:value-type="string" calcext:value-type="string">
            <text:p>Código do anúncio: 723-V</text:p>
            <text:p>Terreno à 700 metros da praia, em Imbituba, litoral de Santa Catarina, com ótima localização, próximo do Centro da cidade, com um fácil acesso a BR 101 e a todas as praias e lagoas da região. Possui uma área total de 720 m², terreno de esquina, plano e seco. Uma ótima oportunidade para construir/investir em um local tranquilo e acolhedor, com toda a infraestrutura necessária. Não perca essa chance, ligue e agende uma visita com um de nossos consultores imobiliários. Esta e outras opções de imóveis você encontra no nosso site www.tomazimoveis.com.br</text:p>
          </table:table-cell>
          <table:table-cell table:style-name="ce10" office:value-type="string" calcext:value-type="string">
            <text:p><text:a xlink:href="https://sc.olx.com.br/florianopolis-e-regiao/terrenos/terreno-a-700-metros-da-praia-em-imbituba-litoral-de-santa-catarina-951631799" xlink:type="simple">https://sc.olx.com.br/florianopolis-e-regiao/terrenos/terreno-a-700-metros-da-praia-em-imbituba-litoral-de-santa-catarina-951631799</text:a></text:p>
          </table:table-cell>
          <table:table-cell table:style-name="ce3" office:value-type="string" calcext:value-type="string">
            <text:p>Terrenos</text:p>
          </table:table-cell>
          <table:table-cell table:style-name="ce3" office:value-type="float" office:value="720" calcext:value-type="float">
            <text:p>72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129]/[.H129]" office:value-type="currency" office:currency="R$ " office:value="236.111111111111" calcext:value-type="currency">
            <text:p>R$ 236.11</text:p>
          </table:table-cell>
          <table:table-cell table:number-columns-repeated="1009"/>
        </table:table-row>
        <table:table-row table:style-name="ro1">
          <table:table-cell table:style-name="ce3" office:value-type="float" office:value="127" calcext:value-type="float">
            <text:p>127</text:p>
          </table:table-cell>
          <table:table-cell table:style-name="ce3" office:value-type="string" calcext:value-type="string">
            <text:p>Lote escriturado à 500 metros da lagoa, em Imaruí, Santa Catarina.</text:p>
          </table:table-cell>
          <table:table-cell table:style-name="ce8" office:value-type="currency" office:currency="R$ " office:value="68000" calcext:value-type="currency">
            <text:p>R$ 68,000.00</text:p>
          </table:table-cell>
          <table:table-cell table:style-name="ce3" office:value-type="string" calcext:value-type="string">
            <text:p>Tomaz Imóveis Ltda. CRECI 2864 J</text:p>
          </table:table-cell>
          <table:table-cell table:style-name="ce3" office:value-type="string" calcext:value-type="string">
            <text:p>Código do anúncio: 453-V</text:p>
            <text:p>Lote escriturado à 500 metros da lagoa, em Imaruí, Santa Catarina,. Lote ESCRITURADO à 500 metros da lagoa, em Imaruí, Santa Catarina. O lote conta com uma área total de 500 m², encontra-se no Centro da cidade com uma ótima localização e próximo a tudo que você precisa no seu dia ? a ? dia. Oportunidade perfeita para você que busca viver/investir em um lugar tranquilo, seguro, e cercado do que a natureza têm de melhor. Ligue e agende uma visita com um de nossos consultores imobiliários! Esta e outras opções de imóveis você encontra no nosso site www.tomazimoveis.com.br</text:p>
          </table:table-cell>
          <table:table-cell table:style-name="ce10" office:value-type="string" calcext:value-type="string">
            <text:p><text:a xlink:href="https://sc.olx.com.br/florianopolis-e-regiao/terrenos/lote-escriturado-a-500-metros-da-lagoa-em-imarui-santa-catarina-856728956" xlink:type="simple">https://sc.olx.com.br/florianopolis-e-regiao/terrenos/lote-escriturado-a-500-metros-da-lagoa-em-imarui-santa-catarina-856728956</text:a></text:p>
          </table:table-cell>
          <table:table-cell table:style-name="ce3" office:value-type="string" calcext:value-type="string">
            <text:p>Terrenos</text:p>
          </table:table-cell>
          <table:table-cell table:style-name="ce3" office:value-type="float" office:value="500" calcext:value-type="float">
            <text:p>500</text:p>
          </table:table-cell>
          <table:table-cell table:style-name="ce3" office:value-type="float" office:value="88770000" calcext:value-type="float">
            <text:p>88770000</text:p>
          </table:table-cell>
          <table:table-cell table:style-name="ce3" office:value-type="string" calcext:value-type="string">
            <text:p>Imarui</text:p>
          </table:table-cell>
          <table:table-cell table:style-name="ce4" table:number-columns-repeated="4"/>
          <table:table-cell table:style-name="ce9" table:formula="of:=[.C130]/[.H130]" office:value-type="currency" office:currency="R$ " office:value="136" calcext:value-type="currency">
            <text:p>R$ 136.00</text:p>
          </table:table-cell>
          <table:table-cell table:number-columns-repeated="1009"/>
        </table:table-row>
        <table:table-row table:style-name="ro1">
          <table:table-cell table:style-name="ce3" office:value-type="float" office:value="128" calcext:value-type="float">
            <text:p>128</text:p>
          </table:table-cell>
          <table:table-cell table:style-name="ce3" office:value-type="string" calcext:value-type="string">
            <text:p>Terreno à venda no bairro Cacupé - Florianópolis/SC</text:p>
          </table:table-cell>
          <table:table-cell table:style-name="ce8" office:value-type="currency" office:currency="R$ " office:value="2950000" calcext:value-type="currency">
            <text:p>R$ 2,950,000.00</text:p>
          </table:table-cell>
          <table:table-cell table:style-name="ce3" office:value-type="string" calcext:value-type="string">
            <text:p>Custódio &amp; Silva Imóveis</text:p>
          </table:table-cell>
          <table:table-cell table:style-name="ce3" office:value-type="string" calcext:value-type="string">
            <text:p>Código do anúncio: 201</text:p>
            <text:p/>
            <text:p>Terreno condominio Vivá com projeto assinado por arquiteto renomado e já aprovado! Terreno com 762m2 no bairro Cacupé, um dos melhores bairros residenciais de Florianópolis, num dos mais exclusivos condomínios fechados, o Vivá Residence Cacupé!O terreno possui projeto realizado por renomado arquiteto e seu projeto já está aprovado pela prefeitura.Estão incluidos nesse valor todos os demais projetos complementares, como estrutural, hidro sanitário, climatização, elétrico e luminotécnico.O condomínio possui vista mar e excelente acesso pela estrada geral do Cacupé, e situa-se muito próximo ao acesso da SC 401 e ao Square SC Open Shopping. Atualmente, é um dos mais modernos da grande Florianópolis, projetado considerando os conceitos da sustentabilidade e da eco eficiência, reaproveita água da chuva, estação de tratamento de esgoto, proporciona a coleta seletiva do lixo, possui espaço zen, horta orgânica, quadra de tênis poli esportiva, salão de festas, redário e praça de fogo, espaço play kids integrado à natureza, pet play, pista de skate. Tudo isto em um total de 43 lotes residenciais, encaixados entre o verde e o mar, em meio a paisagens deslumbrantes que possibilitam muita qualidade de vida aos seus moradores. Chave do anúncio: NJ37o8IYR9C2IVGY</text:p>
          </table:table-cell>
          <table:table-cell table:style-name="ce10" office:value-type="string" calcext:value-type="string">
            <text:p><text:a xlink:href="https://sc.olx.com.br/florianopolis-e-regiao/terrenos/terreno-a-venda-no-bairro-cacupe-florianopolis-sc-997626572" xlink:type="simple">https://sc.olx.com.br/florianopolis-e-regiao/terrenos/terreno-a-venda-no-bairro-cacupe-florianopolis-sc-997626572</text:a></text:p>
          </table:table-cell>
          <table:table-cell table:style-name="ce3" office:value-type="string" calcext:value-type="string">
            <text:p>Terrenos</text:p>
          </table:table-cell>
          <table:table-cell table:style-name="ce3" office:value-type="float" office:value="762" calcext:value-type="float">
            <text:p>762</text:p>
          </table:table-cell>
          <table:table-cell table:style-name="ce3" office:value-type="float" office:value="88050005" calcext:value-type="float">
            <text:p>88050005</text:p>
          </table:table-cell>
          <table:table-cell table:style-name="ce3" office:value-type="string" calcext:value-type="string">
            <text:p>Florianopolis</text:p>
          </table:table-cell>
          <table:table-cell table:style-name="ce3" office:value-type="string" calcext:value-type="string">
            <text:p>Cacupe</text:p>
          </table:table-cell>
          <table:table-cell table:style-name="ce3" office:value-type="string" calcext:value-type="string">
            <text:p>Estrada Haroldo Soares Glavan</text:p>
          </table:table-cell>
          <table:table-cell table:number-columns-repeated="2" table:style-name="ce11" office:value-type="float" office:value="0" calcext:value-type="float">
            <text:p>R$0</text:p>
          </table:table-cell>
          <table:table-cell table:style-name="ce9" table:formula="of:=[.C131]/[.H131]" office:value-type="currency" office:currency="R$ " office:value="3871.39107611549" calcext:value-type="currency">
            <text:p>R$ 3,871.39</text:p>
          </table:table-cell>
          <table:table-cell table:number-columns-repeated="1009"/>
        </table:table-row>
        <table:table-row table:style-name="ro1">
          <table:table-cell table:style-name="ce3" office:value-type="float" office:value="129" calcext:value-type="float">
            <text:p>129</text:p>
          </table:table-cell>
          <table:table-cell table:style-name="ce3" office:value-type="string" calcext:value-type="string">
            <text:p>Vendo Terreno 480mts C/ escritura pública</text:p>
          </table:table-cell>
          <table:table-cell table:style-name="ce8" office:value-type="currency" office:currency="R$ " office:value="300000" calcext:value-type="currency">
            <text:p>R$ 300,000.00</text:p>
          </table:table-cell>
          <table:table-cell table:style-name="ce3" office:value-type="string" calcext:value-type="string">
            <text:p>Deivid</text:p>
          </table:table-cell>
          <table:table-cell table:style-name="ce3" office:value-type="string" calcext:value-type="string">
            <text:p>Vendo Terreno com 12x40 =480 mtts</text:p>
            <text:p>Documentação em dia.</text:p>
            <text:p>Perto de escola/ academia /posto de saúde/ ponto de ônibus/ mercado/ padaria e a 5 minutos da praia.</text:p>
            <text:p>contato (48)... ver número falar com Deivid</text:p>
            <text:p>Contato (48)... ver número falar com Anelise</text:p>
            <text:p/>
            <text:p/>
            <text:p/>
          </table:table-cell>
          <table:table-cell table:style-name="ce10" office:value-type="string" calcext:value-type="string">
            <text:p><text:a xlink:href="https://sc.olx.com.br/florianopolis-e-regiao/terrenos/vendo-terreno-480mts-c-escritura-publica-997369566" xlink:type="simple">https://sc.olx.com.br/florianopolis-e-regiao/terrenos/vendo-terreno-480mts-c-escritura-publica-997369566</text:a></text:p>
          </table:table-cell>
          <table:table-cell table:style-name="ce3" office:value-type="string" calcext:value-type="string">
            <text:p>Terrenos</text:p>
          </table:table-cell>
          <table:table-cell table:style-name="ce3" office:value-type="float" office:value="480" calcext:value-type="float">
            <text:p>480</text:p>
          </table:table-cell>
          <table:table-cell table:style-name="ce3" office:value-type="float" office:value="88138736" calcext:value-type="float">
            <text:p>88138736</text:p>
          </table:table-cell>
          <table:table-cell table:style-name="ce3" office:value-type="string" calcext:value-type="string">
            <text:p>Palhoca</text:p>
          </table:table-cell>
          <table:table-cell table:style-name="ce3" office:value-type="string" calcext:value-type="string">
            <text:p>Praia de Fora</text:p>
          </table:table-cell>
          <table:table-cell table:style-name="ce3" office:value-type="string" calcext:value-type="string">
            <text:p>Servidao Joao da Costa Barbosa</text:p>
          </table:table-cell>
          <table:table-cell table:style-name="ce4" table:number-columns-repeated="2"/>
          <table:table-cell table:style-name="ce9" table:formula="of:=[.C132]/[.H132]" office:value-type="currency" office:currency="R$ " office:value="625" calcext:value-type="currency">
            <text:p>R$ 625.00</text:p>
          </table:table-cell>
          <table:table-cell table:number-columns-repeated="1009"/>
        </table:table-row>
        <table:table-row table:style-name="ro1">
          <table:table-cell table:style-name="ce3" office:value-type="float" office:value="130" calcext:value-type="float">
            <text:p>130</text:p>
          </table:table-cell>
          <table:table-cell table:style-name="ce3" office:value-type="string" calcext:value-type="string">
            <text:p>Terreno à venda, 1.888 m² por R$ 217.664 - Mina Brasil - Criciúma/SC</text:p>
          </table:table-cell>
          <table:table-cell table:style-name="ce8" office:value-type="currency" office:currency="R$ " office:value="217664" calcext:value-type="currency">
            <text:p>R$ 217,664.00</text:p>
          </table:table-cell>
          <table:table-cell table:style-name="ce3" office:value-type="string" calcext:value-type="string">
            <text:p>V. D. P. IMOVEIS</text:p>
          </table:table-cell>
          <table:table-cell table:style-name="ce3" office:value-type="string" calcext:value-type="string">
            <text:p>Código do anúncio: TE1044</text:p>
            <text:p/>
            <text:p>** Terreno com 1.888,00 m². </text:p>
            <text:p>  </text:p>
            <text:p> ** Lote 04 Quadra 11. </text:p>
            <text:p>  </text:p>
            <text:p> ** Excelente Oportunidade. </text:p>
            <text:p>  </text:p>
            <text:p> ** Ótima Localização. </text:p>
            <text:p>  </text:p>
            <text:p> ** Aceita parcelamento em até 60 meses. </text:p>
            <text:p>  </text:p>
            <text:p> ** Não aceita casa, carro ou moto como parte de pagamento. </text:p>
            <text:p>  </text:p>
            <text:p> Entrar em contato: </text:p>
            <text:p>  WhatsApp </text:p>
            <text:p>  WhatsApp </text:p>
            <text:p> Vilmar Dela Pena (CRECI/SC sob o nº 033503). </text:p>
            <text:p> www.vdpimoveis.com.br </text:p>
            <text:p>  </text:p>
            <text:p> ** Localizado na Rua Diógenes Minato Cechinel </text:p>
            <text:p> Mina Brasil - Criciúma - SC. -</text:p>
          </table:table-cell>
          <table:table-cell table:style-name="ce10" office:value-type="string" calcext:value-type="string">
            <text:p><text:a xlink:href="https://sc.olx.com.br/florianopolis-e-regiao/terrenos/terreno-a-venda-1-888-m-por-r-217-664-mina-brasil-criciuma-sc-985145530" xlink:type="simple">https://sc.olx.com.br/florianopolis-e-regiao/terrenos/terreno-a-venda-1-888-m-por-r-217-664-mina-brasil-criciuma-sc-985145530</text:a></text:p>
          </table:table-cell>
          <table:table-cell table:style-name="ce3" office:value-type="string" calcext:value-type="string">
            <text:p>Terrenos</text:p>
          </table:table-cell>
          <table:table-cell table:style-name="ce3" office:value-type="float" office:value="1888" calcext:value-type="float">
            <text:p>1888</text:p>
          </table:table-cell>
          <table:table-cell table:style-name="ce3" office:value-type="float" office:value="88810203" calcext:value-type="float">
            <text:p>88810203</text:p>
          </table:table-cell>
          <table:table-cell table:style-name="ce3" office:value-type="string" calcext:value-type="string">
            <text:p>Criciuma</text:p>
          </table:table-cell>
          <table:table-cell table:style-name="ce3" office:value-type="string" calcext:value-type="string">
            <text:p>Mina Brasil</text:p>
          </table:table-cell>
          <table:table-cell table:style-name="ce3" office:value-type="string" calcext:value-type="string">
            <text:p>Rua Diogenes Minato Cechinel</text:p>
          </table:table-cell>
          <table:table-cell table:style-name="ce4" table:number-columns-repeated="2"/>
          <table:table-cell table:style-name="ce9" table:formula="of:=[.C133]/[.H133]" office:value-type="currency" office:currency="R$ " office:value="115.28813559322" calcext:value-type="currency">
            <text:p>R$ 115.29</text:p>
          </table:table-cell>
          <table:table-cell table:number-columns-repeated="1009"/>
        </table:table-row>
        <table:table-row table:style-name="ro1">
          <table:table-cell table:style-name="ce3" office:value-type="float" office:value="131" calcext:value-type="float">
            <text:p>131</text:p>
          </table:table-cell>
          <table:table-cell table:style-name="ce3" office:value-type="string" calcext:value-type="string">
            <text:p>TERRENO BEM LOCALIZADO NO BAIRRO JANAINA -BALNEARIO GAIVOTA SC</text:p>
          </table:table-cell>
          <table:table-cell table:style-name="ce8" office:value-type="currency" office:currency="R$ " office:value="48000" calcext:value-type="currency">
            <text:p>R$ 48,000.00</text:p>
          </table:table-cell>
          <table:table-cell table:style-name="ce3" office:value-type="string" calcext:value-type="string">
            <text:p>Stevans Imóveis e Construções</text:p>
          </table:table-cell>
          <table:table-cell table:style-name="ce3" office:value-type="string" calcext:value-type="string">
            <text:p>Código do anúncio: 98</text:p>
            <text:p/>
            <text:p>Está procurando um terreno pronto para construir a casa do seu sonho? Se a resposta for sim, você acabou de encontrar esse terreno localizado no bairro Janaína!"Características:Escriturado;Localizado  próximo a Avenida interpraias;Posição solar frente sul;950 metros do marMedindo 12 x 25 (totalizando 300m²);Vizinhança próxima.Venha conhecer e se aliar a tranquilidade e qualidade de vida que  Balneário Gaivota pode nos proporcionar Ficou com alguma dúvida ou quer saber mais informações? Acesse o nosso site http://www.stevansimoveiseconstrucoes.com.br</text:p>
          </table:table-cell>
          <table:table-cell table:style-name="ce10" office:value-type="string" calcext:value-type="string">
            <text:p><text:a xlink:href="https://sc.olx.com.br/florianopolis-e-regiao/terrenos/terreno-bem-localizado-no-bairro-janaina-balneario-gaivota-sc-964775537" xlink:type="simple">https://sc.olx.com.br/florianopolis-e-regiao/terrenos/terreno-bem-localizado-no-bairro-janaina-balneario-gaivota-sc-964775537</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2"/>
          <table:table-cell table:style-name="ce11" office:value-type="float" office:value="0" calcext:value-type="float">
            <text:p>R$0</text:p>
          </table:table-cell>
          <table:table-cell table:style-name="ce11" office:value-type="float" office:value="150" calcext:value-type="float">
            <text:p>R$150</text:p>
          </table:table-cell>
          <table:table-cell table:style-name="ce9" table:formula="of:=[.C134]/[.H134]" office:value-type="currency" office:currency="R$ " office:value="160" calcext:value-type="currency">
            <text:p>R$ 160.00</text:p>
          </table:table-cell>
          <table:table-cell table:number-columns-repeated="1009"/>
        </table:table-row>
        <table:table-row table:style-name="ro1">
          <table:table-cell table:style-name="ce3" office:value-type="float" office:value="132" calcext:value-type="float">
            <text:p>132</text:p>
          </table:table-cell>
          <table:table-cell table:style-name="ce3" office:value-type="string" calcext:value-type="string">
            <text:p>Loteamento Boa Vista - Rio Bonito - Braço do Norte</text:p>
          </table:table-cell>
          <table:table-cell table:style-name="ce8" office:value-type="currency" office:currency="R$ " office:value="120000" calcext:value-type="currency">
            <text:p>R$ 120,000.00</text:p>
          </table:table-cell>
          <table:table-cell table:style-name="ce3" office:value-type="string" calcext:value-type="string">
            <text:p>Andréa Cardoso</text:p>
          </table:table-cell>
          <table:table-cell table:style-name="ce3" office:value-type="string" calcext:value-type="string">
            <text:p>LOTES DE 450m² = R$ 130.000,00 E 360m² = R$ 120.000,00</text:p>
            <text:p/>
            <text:p>TODOS ESCRITURADOS!</text:p>
            <text:p>LIBERADOS PARA CONSTRUÇÃO RESIDENCIAL OU COMERCIAL.</text:p>
            <text:p>LOTEAMENTO COM ÓTIMO ACESSO A RUA AUGUSTA AGUIAR DANIELSKI E RUA FRIDOLINO BERNARDO HEIDEMAN</text:p>
          </table:table-cell>
          <table:table-cell table:style-name="ce10" office:value-type="string" calcext:value-type="string">
            <text:p><text:a xlink:href="https://sc.olx.com.br/florianopolis-e-regiao/terrenos/loteamento-boa-vista-rio-bonito-braco-do-norte-830785683" xlink:type="simple">https://sc.olx.com.br/florianopolis-e-regiao/terrenos/loteamento-boa-vista-rio-bonito-braco-do-norte-830785683</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750000" calcext:value-type="float">
            <text:p>88750000</text:p>
          </table:table-cell>
          <table:table-cell table:style-name="ce3" office:value-type="string" calcext:value-type="string">
            <text:p>Braco do Norte</text:p>
          </table:table-cell>
          <table:table-cell table:style-name="ce4" table:number-columns-repeated="2"/>
          <table:table-cell table:number-columns-repeated="2" table:style-name="ce11" office:value-type="float" office:value="0" calcext:value-type="float">
            <text:p>R$0</text:p>
          </table:table-cell>
          <table:table-cell table:style-name="ce9" table:formula="of:=[.C135]/[.H135]" office:value-type="currency" office:currency="R$ " office:value="333.333333333333" calcext:value-type="currency">
            <text:p>R$ 333.33</text:p>
          </table:table-cell>
          <table:table-cell table:number-columns-repeated="1009"/>
        </table:table-row>
        <table:table-row table:style-name="ro1">
          <table:table-cell table:style-name="ce3" office:value-type="float" office:value="133" calcext:value-type="float">
            <text:p>133</text:p>
          </table:table-cell>
          <table:table-cell table:style-name="ce3" office:value-type="string" calcext:value-type="string">
            <text:p>TE2017 | Terreno de 2900 m² | Palhoça</text:p>
          </table:table-cell>
          <table:table-cell table:style-name="ce8" office:value-type="currency" office:currency="R$ " office:value="1400000" calcext:value-type="currency">
            <text:p>R$ 1,400,000.00</text:p>
          </table:table-cell>
          <table:table-cell table:style-name="ce3" office:value-type="string" calcext:value-type="string">
            <text:p>Thiago Vieira Imóveis</text:p>
          </table:table-cell>
          <table:table-cell table:style-name="ce3" office:value-type="string" calcext:value-type="string">
            <text:p>Oportunidade para investidores! </text:p>
            <text:p/>
            <text:p>- lote plano;</text:p>
            <text:p>- pronto para construir;</text:p>
            <text:p>- Rua pavimentada;</text:p>
            <text:p>- escritura pública. </text:p>
            <text:p/>
            <text:p>1 KM da Nova Palhoça </text:p>
            <text:p>6 KM do Centro de Palhoça </text:p>
            <text:p/>
            <text:p>Ligue, esclareça suas dúvidas, faça simulações e agende uma visita:</text:p>
            <text:p>(48)... ver número (WhatsApp)</text:p>
            <text:p/>
            <text:p>CÓDIGO DO ANÚNCIO: TE2017</text:p>
            <text:p/>
            <text:p>Imobiliária Thiago Vieira Imóveis - CRECI 5971 J</text:p>
            <text:p>Rua Domingos Pedro Hermes, 494, sala 01 e 02, Jardim Cidade de Florianópolis, São José - CEP 88111-330</text:p>
            <text:p/>
          </table:table-cell>
          <table:table-cell table:style-name="ce10" office:value-type="string" calcext:value-type="string">
            <text:p><text:a xlink:href="https://sc.olx.com.br/florianopolis-e-regiao/terrenos/te2017-terreno-de-2900-m-palhoca-1000415951" xlink:type="simple">https://sc.olx.com.br/florianopolis-e-regiao/terrenos/te2017-terreno-de-2900-m-palhoca-1000415951</text:a></text:p>
          </table:table-cell>
          <table:table-cell table:style-name="ce3" office:value-type="string" calcext:value-type="string">
            <text:p>Terrenos</text:p>
          </table:table-cell>
          <table:table-cell table:style-name="ce3" office:value-type="float" office:value="2900" calcext:value-type="float">
            <text:p>2900</text:p>
          </table:table-cell>
          <table:table-cell table:style-name="ce3" office:value-type="float" office:value="88131763" calcext:value-type="float">
            <text:p>88131763</text:p>
          </table:table-cell>
          <table:table-cell table:style-name="ce3" office:value-type="string" calcext:value-type="string">
            <text:p>Palhoca</text:p>
          </table:table-cell>
          <table:table-cell table:style-name="ce3" office:value-type="string" calcext:value-type="string">
            <text:p>Rio Grande</text:p>
          </table:table-cell>
          <table:table-cell table:style-name="ce3" office:value-type="string" calcext:value-type="string">
            <text:p>Rua Tocantins</text:p>
          </table:table-cell>
          <table:table-cell table:style-name="ce4" table:number-columns-repeated="2"/>
          <table:table-cell table:style-name="ce9" table:formula="of:=[.C136]/[.H136]" office:value-type="currency" office:currency="R$ " office:value="482.758620689655" calcext:value-type="currency">
            <text:p>R$ 482.76</text:p>
          </table:table-cell>
          <table:table-cell table:number-columns-repeated="1009"/>
        </table:table-row>
        <table:table-row table:style-name="ro1">
          <table:table-cell table:style-name="ce3" office:value-type="float" office:value="134" calcext:value-type="float">
            <text:p>134</text:p>
          </table:table-cell>
          <table:table-cell table:style-name="ce3" office:value-type="string" calcext:value-type="string">
            <text:p>Ótimo terreno no Ipiranga</text:p>
          </table:table-cell>
          <table:table-cell table:style-name="ce8" office:value-type="currency" office:currency="R$ " office:value="170000" calcext:value-type="currency">
            <text:p>R$ 170,000.00</text:p>
          </table:table-cell>
          <table:table-cell table:style-name="ce3" office:value-type="string" calcext:value-type="string">
            <text:p>Magnusleandros</text:p>
          </table:table-cell>
          <table:table-cell table:style-name="ce3" office:value-type="string" calcext:value-type="string">
            <text:p>Ótimo terreno com 360 m² escriturado em São José</text:p>
            <text:p>Sendo 12 x 30 terreno plano com acesso asfaltado e toda infraestrutura</text:p>
            <text:p>Viabilidade de ate 4 pavimentos ideal também para construção de casa ou sobrados </text:p>
            <text:p>Próximo a ponto de ônibus mercados padarias posto de saúde e comércio em geral.</text:p>
          </table:table-cell>
          <table:table-cell table:style-name="ce10" office:value-type="string" calcext:value-type="string">
            <text:p><text:a xlink:href="https://sc.olx.com.br/florianopolis-e-regiao/terrenos/otimo-terreno-no-ipiranga-1000415875" xlink:type="simple">https://sc.olx.com.br/florianopolis-e-regiao/terrenos/otimo-terreno-no-ipiranga-1000415875</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11480" calcext:value-type="float">
            <text:p>88111480</text:p>
          </table:table-cell>
          <table:table-cell table:style-name="ce3" office:value-type="string" calcext:value-type="string">
            <text:p>Sao Jose</text:p>
          </table:table-cell>
          <table:table-cell table:style-name="ce3" office:value-type="string" calcext:value-type="string">
            <text:p>Ipiranga</text:p>
          </table:table-cell>
          <table:table-cell table:style-name="ce3" office:value-type="string" calcext:value-type="string">
            <text:p>Rua Idivaldo Horacio da Silveira</text:p>
          </table:table-cell>
          <table:table-cell table:style-name="ce4" table:number-columns-repeated="2"/>
          <table:table-cell table:style-name="ce9" table:formula="of:=[.C137]/[.H137]" office:value-type="currency" office:currency="R$ " office:value="472.222222222222" calcext:value-type="currency">
            <text:p>R$ 472.22</text:p>
          </table:table-cell>
          <table:table-cell table:number-columns-repeated="1009"/>
        </table:table-row>
        <table:table-row table:style-name="ro1">
          <table:table-cell table:style-name="ce3" office:value-type="float" office:value="135" calcext:value-type="float">
            <text:p>135</text:p>
          </table:table-cell>
          <table:table-cell table:style-name="ce3" office:value-type="string" calcext:value-type="string">
            <text:p>Terreno 2.650 m2 Guarda do Cubatão</text:p>
          </table:table-cell>
          <table:table-cell table:style-name="ce8" office:value-type="currency" office:currency="R$ " office:value="200000" calcext:value-type="currency">
            <text:p>R$ 200,000.00</text:p>
          </table:table-cell>
          <table:table-cell table:style-name="ce3" office:value-type="string" calcext:value-type="string">
            <text:p>Carvalho</text:p>
          </table:table-cell>
          <table:table-cell table:style-name="ce3" office:value-type="string" calcext:value-type="string">
            <text:p>Terreno tipo chácara, com escritura publica 2.650m2, no Morro dos quadros Palhoça com casinha de madeira, rua calçada, a 8 km do centro de palhoça, valor 200 mil reais, não financiamos, para maiores informações (480 9 8419... ver número com Carvalho corretor de imóveis.</text:p>
          </table:table-cell>
          <table:table-cell table:style-name="ce10" office:value-type="string" calcext:value-type="string">
            <text:p><text:a xlink:href="https://sc.olx.com.br/florianopolis-e-regiao/terrenos/terreno-2-650-m2-guarda-do-cubatao-983045080" xlink:type="simple">https://sc.olx.com.br/florianopolis-e-regiao/terrenos/terreno-2-650-m2-guarda-do-cubatao-983045080</text:a></text:p>
          </table:table-cell>
          <table:table-cell table:style-name="ce3" office:value-type="string" calcext:value-type="string">
            <text:p>Terrenos</text:p>
          </table:table-cell>
          <table:table-cell table:style-name="ce3" office:value-type="float" office:value="2650" calcext:value-type="float">
            <text:p>2650</text:p>
          </table:table-cell>
          <table:table-cell table:style-name="ce3" office:value-type="float" office:value="88135800" calcext:value-type="float">
            <text:p>88135800</text:p>
          </table:table-cell>
          <table:table-cell table:style-name="ce3" office:value-type="string" calcext:value-type="string">
            <text:p>Palhoca</text:p>
          </table:table-cell>
          <table:table-cell table:style-name="ce3" office:value-type="string" calcext:value-type="string">
            <text:p>Guarda do Cubatao</text:p>
          </table:table-cell>
          <table:table-cell table:style-name="ce4" table:number-columns-repeated="2"/>
          <table:table-cell table:style-name="ce11" office:value-type="float" office:value="356" calcext:value-type="float">
            <text:p>R$356</text:p>
          </table:table-cell>
          <table:table-cell table:style-name="ce9" table:formula="of:=[.C138]/[.H138]" office:value-type="currency" office:currency="R$ " office:value="75.4716981132076" calcext:value-type="currency">
            <text:p>R$ 75.47</text:p>
          </table:table-cell>
          <table:table-cell table:number-columns-repeated="1009"/>
        </table:table-row>
        <table:table-row table:style-name="ro1">
          <table:table-cell table:style-name="ce3" office:value-type="float" office:value="136" calcext:value-type="float">
            <text:p>136</text:p>
          </table:table-cell>
          <table:table-cell table:style-name="ce3" office:value-type="string" calcext:value-type="string">
            <text:p>Vendo Chácara no Litoral</text:p>
          </table:table-cell>
          <table:table-cell table:style-name="ce8" office:value-type="currency" office:currency="R$ " office:value="64900" calcext:value-type="currency">
            <text:p>R$ 64,900.00</text:p>
          </table:table-cell>
          <table:table-cell table:style-name="ce3" office:value-type="string" calcext:value-type="string">
            <text:p>Silvano Fraga</text:p>
          </table:table-cell>
          <table:table-cell table:style-name="ce3" office:value-type="string" calcext:value-type="string">
            <text:p>Código do anúncio: 9373... ver número</text:p>
            <text:p/>
            <text:p>No Balneário Gaivota na localidade de Anita Garibaldi Chácara com 5.000m² Possui 87m de frente Área plana Fácil acesso a água Luz em frente Estrada sendo asfaltada Fica a: 11km de Bella Torres, 13km do Centro de Sombrio e a 18km do Centro de Torres Valor: R$ 64.900 à vista  Ou Entrada + parcelamento direto Avaliamos carro na negociação</text:p>
          </table:table-cell>
          <table:table-cell table:style-name="ce10" office:value-type="string" calcext:value-type="string">
            <text:p><text:a xlink:href="https://sc.olx.com.br/florianopolis-e-regiao/terrenos/vendo-chacara-no-litoral-948685373" xlink:type="simple">https://sc.olx.com.br/florianopolis-e-regiao/terrenos/vendo-chacara-no-litoral-948685373</text:a></text:p>
          </table:table-cell>
          <table:table-cell table:style-name="ce3" office:value-type="string" calcext:value-type="string">
            <text:p>Fazendas</text:p>
          </table:table-cell>
          <table:table-cell table:style-name="ce3" office:value-type="float" office:value="5000" calcext:value-type="float">
            <text:p>5000</text:p>
          </table:table-cell>
          <table:table-cell table:style-name="ce3" office:value-type="float" office:value="88955971" calcext:value-type="float">
            <text:p>88955971</text:p>
          </table:table-cell>
          <table:table-cell table:style-name="ce3" office:value-type="string" calcext:value-type="string">
            <text:p>Balneario Gaivota</text:p>
          </table:table-cell>
          <table:table-cell table:style-name="ce3" office:value-type="string" calcext:value-type="string">
            <text:p>Centro</text:p>
          </table:table-cell>
          <table:table-cell table:style-name="ce4"/>
          <table:table-cell table:number-columns-repeated="2" table:style-name="ce11" office:value-type="float" office:value="0" calcext:value-type="float">
            <text:p>R$0</text:p>
          </table:table-cell>
          <table:table-cell table:style-name="ce9" table:formula="of:=[.C139]/[.H139]" office:value-type="currency" office:currency="R$ " office:value="12.98" calcext:value-type="currency">
            <text:p>R$ 12.98</text:p>
          </table:table-cell>
          <table:table-cell table:number-columns-repeated="1009"/>
        </table:table-row>
        <table:table-row table:style-name="ro1">
          <table:table-cell table:style-name="ce3" office:value-type="float" office:value="137" calcext:value-type="float">
            <text:p>137</text:p>
          </table:table-cell>
          <table:table-cell table:style-name="ce3" office:value-type="string" calcext:value-type="string">
            <text:p>Fazenda/Sítio/Chácara para venda tem 60000 metros quadrados em Centro - Alfredo Wagner - S</text:p>
          </table:table-cell>
          <table:table-cell table:style-name="ce8" office:value-type="currency" office:currency="R$ " office:value="390000" calcext:value-type="currency">
            <text:p>R$ 390,000.00</text:p>
          </table:table-cell>
          <table:table-cell table:style-name="ce3" office:value-type="string" calcext:value-type="string">
            <text:p>Emerson hinkel</text:p>
          </table:table-cell>
          <table:table-cell table:style-name="ce3" office:value-type="string" calcext:value-type="string">
            <text:p>Código do anúncio: 14</text:p>
            <text:p/>
            <text:p>Vendo lindo Sitio com 6 hectares com uma linda Vista no município de Alfredo Wagner.  Este terreno fica a 5 km do centro da cidade,  sendo 3 km de asfato e o restante estrada de chão.  A energia fica a 70 metros do terreno.  Tem lago e nascente dentro do terreno.  Tem Escritura Pública em Registro de Imóveis. Emerson Hinkel Corretor de Imóveis Creci SC 43528F</text:p>
          </table:table-cell>
          <table:table-cell table:style-name="ce10" office:value-type="string" calcext:value-type="string">
            <text:p><text:a xlink:href="https://sc.olx.com.br/florianopolis-e-regiao/terrenos/fazenda-sitio-chacara-para-venda-tem-60000-metros-quadrados-em-centro-alfredo-wagner-s-998370960" xlink:type="simple">https://sc.olx.com.br/florianopolis-e-regiao/terrenos/fazenda-sitio-chacara-para-venda-tem-60000-metros-quadrados-em-centro-alfredo-wagner-s-998370960</text:a></text:p>
          </table:table-cell>
          <table:table-cell table:style-name="ce3" office:value-type="string" calcext:value-type="string">
            <text:p>Fazendas</text:p>
          </table:table-cell>
          <table:table-cell table:style-name="ce3" office:value-type="float" office:value="60000" calcext:value-type="float">
            <text:p>60000</text:p>
          </table:table-cell>
          <table:table-cell table:style-name="ce3" office:value-type="float" office:value="88450000" calcext:value-type="float">
            <text:p>88450000</text:p>
          </table:table-cell>
          <table:table-cell table:style-name="ce3" office:value-type="string" calcext:value-type="string">
            <text:p>Alfredo Wagner</text:p>
          </table:table-cell>
          <table:table-cell table:style-name="ce4" table:number-columns-repeated="2"/>
          <table:table-cell table:number-columns-repeated="2" table:style-name="ce11" office:value-type="float" office:value="0" calcext:value-type="float">
            <text:p>R$0</text:p>
          </table:table-cell>
          <table:table-cell table:style-name="ce9" table:formula="of:=[.C140]/[.H140]" office:value-type="currency" office:currency="R$ " office:value="6.5" calcext:value-type="currency">
            <text:p>R$ 6.50</text:p>
          </table:table-cell>
          <table:table-cell table:number-columns-repeated="1009"/>
        </table:table-row>
        <table:table-row table:style-name="ro1">
          <table:table-cell table:style-name="ce3" office:value-type="float" office:value="138" calcext:value-type="float">
            <text:p>138</text:p>
          </table:table-cell>
          <table:table-cell table:style-name="ce3" office:value-type="string" calcext:value-type="string">
            <text:p>Terreno Lote para Venda em Praia da Vigia Garopaba-SC</text:p>
          </table:table-cell>
          <table:table-cell table:style-name="ce8" office:value-type="currency" office:currency="R$ " office:value="1833600" calcext:value-type="currency">
            <text:p>R$ 1,833,600.00</text:p>
          </table:table-cell>
          <table:table-cell table:style-name="ce3" office:value-type="string" calcext:value-type="string">
            <text:p>ALAN FIRME RODRIGUES BORBA</text:p>
          </table:table-cell>
          <table:table-cell table:style-name="ce3" office:value-type="string" calcext:value-type="string">
            <text:p>Código do anúncio: TV749</text:p>
            <text:p/>
            <text:p>Belo terreno em área nobre de Garopaba-SC - Praia da Vigia - Vista perene ao mar!Terreno plano, pronto para construir, este lindo terreno possui excelente topografia, abastecimento de água, energia elétrica e rua pavimentada, além de escritura pública e um visual incrível para o mar de Garopaba/SC;Veja fazer parte deste conceito onde sofisticação a beira mar torna-se um estio de vida! Chave do anúncio: K57DhheFl05HDFSY</text:p>
          </table:table-cell>
          <table:table-cell table:style-name="ce10" office:value-type="string" calcext:value-type="string">
            <text:p><text:a xlink:href="https://sc.olx.com.br/florianopolis-e-regiao/terrenos/terreno-lote-para-venda-em-praia-da-vigia-garopaba-sc-916617076" xlink:type="simple">https://sc.olx.com.br/florianopolis-e-regiao/terrenos/terreno-lote-para-venda-em-praia-da-vigia-garopaba-sc-916617076</text:a></text:p>
          </table:table-cell>
          <table:table-cell table:style-name="ce3" office:value-type="string" calcext:value-type="string">
            <text:p>Terrenos</text:p>
          </table:table-cell>
          <table:table-cell table:style-name="ce3" office:value-type="float" office:value="1528" calcext:value-type="float">
            <text:p>1528</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141]/[.H141]" office:value-type="currency" office:currency="R$ " office:value="1200" calcext:value-type="currency">
            <text:p>R$ 1,200.00</text:p>
          </table:table-cell>
          <table:table-cell table:number-columns-repeated="1009"/>
        </table:table-row>
        <table:table-row table:style-name="ro1">
          <table:table-cell table:style-name="ce3" office:value-type="float" office:value="139" calcext:value-type="float">
            <text:p>139</text:p>
          </table:table-cell>
          <table:table-cell table:style-name="ce3" office:value-type="string" calcext:value-type="string">
            <text:p>TE1003 | Terreno | 8.398,00m² | Potecas</text:p>
          </table:table-cell>
          <table:table-cell table:style-name="ce8" office:value-type="currency" office:currency="R$ " office:value="2700000" calcext:value-type="currency">
            <text:p>R$ 2,700,000.00</text:p>
          </table:table-cell>
          <table:table-cell table:style-name="ce3" office:value-type="string" calcext:value-type="string">
            <text:p>Thiago Vieira Imóveis</text:p>
          </table:table-cell>
          <table:table-cell table:style-name="ce3" office:value-type="string" calcext:value-type="string">
            <text:p>Excelente oportunidade! </text:p>
            <text:p/>
            <text:p>- Terreno plano com 8.398,00m²;</text:p>
            <text:p>- Escriturado;</text:p>
            <text:p>- Viabilidade para 4 pavimentos. </text:p>
            <text:p/>
            <text:p>Terreno com ótima localização, próximo de farmácia, escola, supermercados e comércio em geral. </text:p>
            <text:p/>
            <text:p>ACEITA FINANCIAMENTO </text:p>
            <text:p/>
            <text:p>Ligue e agende uma visita:</text:p>
            <text:p>(48)... ver número (WhatsApp)</text:p>
            <text:p/>
            <text:p>CÓDIGO DO ANÚNCIO: TE1003</text:p>
            <text:p/>
            <text:p>Imobiliária Thiago Vieira Imóveis - CRECI 5971 J</text:p>
            <text:p>Rua Domingos Pedro Hermes, 494, sala 01 e 02, Jardim Cidade de Florianópolis, São José - CEP 88111-330</text:p>
          </table:table-cell>
          <table:table-cell table:style-name="ce10" office:value-type="string" calcext:value-type="string">
            <text:p><text:a xlink:href="https://sc.olx.com.br/florianopolis-e-regiao/terrenos/te1003-terreno-8-398-00m-potecas-1000415371" xlink:type="simple">https://sc.olx.com.br/florianopolis-e-regiao/terrenos/te1003-terreno-8-398-00m-potecas-1000415371</text:a></text:p>
          </table:table-cell>
          <table:table-cell table:style-name="ce3" office:value-type="string" calcext:value-type="string">
            <text:p>Terrenos</text:p>
          </table:table-cell>
          <table:table-cell table:style-name="ce3" office:value-type="float" office:value="8398" calcext:value-type="float">
            <text:p>8398</text:p>
          </table:table-cell>
          <table:table-cell table:style-name="ce3" office:value-type="float" office:value="88111490" calcext:value-type="float">
            <text:p>88111490</text:p>
          </table:table-cell>
          <table:table-cell table:style-name="ce3" office:value-type="string" calcext:value-type="string">
            <text:p>Sao Jose</text:p>
          </table:table-cell>
          <table:table-cell table:style-name="ce3" office:value-type="string" calcext:value-type="string">
            <text:p>Ipiranga</text:p>
          </table:table-cell>
          <table:table-cell table:style-name="ce3" office:value-type="string" calcext:value-type="string">
            <text:p>Rua Jose Antonio Pereira</text:p>
          </table:table-cell>
          <table:table-cell table:style-name="ce4" table:number-columns-repeated="2"/>
          <table:table-cell table:style-name="ce9" table:formula="of:=[.C142]/[.H142]" office:value-type="currency" office:currency="R$ " office:value="321.50512026673" calcext:value-type="currency">
            <text:p>R$ 321.51</text:p>
          </table:table-cell>
          <table:table-cell table:number-columns-repeated="1009"/>
        </table:table-row>
        <table:table-row table:style-name="ro1">
          <table:table-cell table:style-name="ce3" office:value-type="float" office:value="140" calcext:value-type="float">
            <text:p>140</text:p>
          </table:table-cell>
          <table:table-cell table:style-name="ce3" office:value-type="string" calcext:value-type="string">
            <text:p>Sitio em Alfredo Wagner</text:p>
          </table:table-cell>
          <table:table-cell table:style-name="ce8" office:value-type="currency" office:currency="R$ " office:value="80000" calcext:value-type="currency">
            <text:p>R$ 80,000.00</text:p>
          </table:table-cell>
          <table:table-cell table:style-name="ce3" office:value-type="string" calcext:value-type="string">
            <text:p>Cabana da Montanha Rústicos</text:p>
          </table:table-cell>
          <table:table-cell table:style-name="ce3" office:value-type="string" calcext:value-type="string">
            <text:p>Bélissimos sitios e chácaras, em Alfredo Wagner</text:p>
            <text:p>Terrenos com 3 hectares, 3 e meio, 2300. metros quadrados. 5,000 metros quadrados, 4,000. com casa e galpao</text:p>
          </table:table-cell>
          <table:table-cell table:style-name="ce10" office:value-type="string" calcext:value-type="string">
            <text:p><text:a xlink:href="https://sc.olx.com.br/florianopolis-e-regiao/terrenos/sitio-em-alfredo-wagner-1000415216" xlink:type="simple">https://sc.olx.com.br/florianopolis-e-regiao/terrenos/sitio-em-alfredo-wagner-1000415216</text:a></text:p>
          </table:table-cell>
          <table:table-cell table:style-name="ce3" office:value-type="string" calcext:value-type="string">
            <text:p>Terrenos</text:p>
          </table:table-cell>
          <table:table-cell table:style-name="ce3" office:value-type="float" office:value="3000" calcext:value-type="float">
            <text:p>3000</text:p>
          </table:table-cell>
          <table:table-cell table:style-name="ce3" office:value-type="float" office:value="88450000" calcext:value-type="float">
            <text:p>88450000</text:p>
          </table:table-cell>
          <table:table-cell table:style-name="ce3" office:value-type="string" calcext:value-type="string">
            <text:p>Alfredo Wagner</text:p>
          </table:table-cell>
          <table:table-cell table:style-name="ce4" table:number-columns-repeated="4"/>
          <table:table-cell table:style-name="ce9" table:formula="of:=[.C143]/[.H143]" office:value-type="currency" office:currency="R$ " office:value="26.6666666666667" calcext:value-type="currency">
            <text:p>R$ 26.67</text:p>
          </table:table-cell>
          <table:table-cell table:number-columns-repeated="1009"/>
        </table:table-row>
        <table:table-row table:style-name="ro1">
          <table:table-cell table:style-name="ce3" office:value-type="float" office:value="141" calcext:value-type="float">
            <text:p>141</text:p>
          </table:table-cell>
          <table:table-cell table:style-name="ce3" office:value-type="string" calcext:value-type="string">
            <text:p>Fazenda/Sítio/Chácara para venda com 34600 metros quadrados</text:p>
          </table:table-cell>
          <table:table-cell table:style-name="ce8" office:value-type="currency" office:currency="R$ " office:value="950000" calcext:value-type="currency">
            <text:p>R$ 950,000.00</text:p>
          </table:table-cell>
          <table:table-cell table:style-name="ce3" office:value-type="string" calcext:value-type="string">
            <text:p>Amigos Imóveis</text:p>
          </table:table-cell>
          <table:table-cell table:style-name="ce3" office:value-type="string" calcext:value-type="string">
            <text:p>Código do anúncio: 1CIH182</text:p>
            <text:p/>
            <text:p>A fazenda/sítio/chácara no bairro Centro possui 34600 metros quadrados</text:p>
          </table:table-cell>
          <table:table-cell table:style-name="ce10" office:value-type="string" calcext:value-type="string">
            <text:p><text:a xlink:href="https://sc.olx.com.br/florianopolis-e-regiao/terrenos/fazenda-sitio-chacara-para-venda-com-34600-metros-quadrados-999421610" xlink:type="simple">https://sc.olx.com.br/florianopolis-e-regiao/terrenos/fazenda-sitio-chacara-para-venda-com-34600-metros-quadrados-999421610</text:a></text:p>
          </table:table-cell>
          <table:table-cell table:style-name="ce3" office:value-type="string" calcext:value-type="string">
            <text:p>Fazendas</text:p>
          </table:table-cell>
          <table:table-cell table:style-name="ce3" office:value-type="float" office:value="34600" calcext:value-type="float">
            <text:p>34600</text:p>
          </table:table-cell>
          <table:table-cell table:style-name="ce3" office:value-type="float" office:value="88140970" calcext:value-type="float">
            <text:p>88140970</text:p>
          </table:table-cell>
          <table:table-cell table:style-name="ce3" office:value-type="string" calcext:value-type="string">
            <text:p>Santo Amaro da Imperatriz</text:p>
          </table:table-cell>
          <table:table-cell table:style-name="ce3" office:value-type="string" calcext:value-type="string">
            <text:p>Centro</text:p>
          </table:table-cell>
          <table:table-cell table:style-name="ce4"/>
          <table:table-cell table:number-columns-repeated="2" table:style-name="ce11" office:value-type="float" office:value="0" calcext:value-type="float">
            <text:p>R$0</text:p>
          </table:table-cell>
          <table:table-cell table:style-name="ce9" table:formula="of:=[.C144]/[.H144]" office:value-type="currency" office:currency="R$ " office:value="27.4566473988439" calcext:value-type="currency">
            <text:p>R$ 27.46</text:p>
          </table:table-cell>
          <table:table-cell table:number-columns-repeated="1009"/>
        </table:table-row>
        <table:table-row table:style-name="ro1">
          <table:table-cell table:style-name="ce3" office:value-type="float" office:value="142" calcext:value-type="float">
            <text:p>142</text:p>
          </table:table-cell>
          <table:table-cell table:style-name="ce3" office:value-type="string" calcext:value-type="string">
            <text:p>TE0026 | Terreno com 644m² | Loteamento Alameda Cézanne | Canasvieiras</text:p>
          </table:table-cell>
          <table:table-cell table:style-name="ce8" office:value-type="currency" office:currency="R$ " office:value="685821" calcext:value-type="currency">
            <text:p>R$ 685,821.00</text:p>
          </table:table-cell>
          <table:table-cell table:style-name="ce3" office:value-type="string" calcext:value-type="string">
            <text:p>Thiago Vieira Imóveis</text:p>
          </table:table-cell>
          <table:table-cell table:style-name="ce3" office:value-type="string" calcext:value-type="string">
            <text:p>VOCÊ A POUCOS ,K M DE PONTOS IMPORTANTES DA REGIÃO DE CANASVIEIRAS!</text:p>
            <text:p/>
            <text:p>Você pode contar com:</text:p>
            <text:p/>
            <text:p>- academia ao ar livre;</text:p>
            <text:p>- pet place;</text:p>
            <text:p>- horta e pomar;</text:p>
            <text:p>- pergolados;</text:p>
            <text:p>-  playground;</text:p>
            <text:p>- drenagem pluvial;</text:p>
            <text:p>- praças de enventos;</text:p>
            <text:p>- área de preservação permanente.</text:p>
            <text:p/>
            <text:p>Ligue, esclareça suas dúvidas, faça simulações e agende uma visita:</text:p>
            <text:p>(48)... ver número (WhatsApp)</text:p>
            <text:p/>
            <text:p>CÓDIGO DO ANÚNCIO: TE0026</text:p>
            <text:p/>
            <text:p>Este anúncio está sujeito a indisponibilidade e alteração de preço sem aviso prévio</text:p>
            <text:p/>
            <text:p>Imobiliária Thiago Vieira Imóveis - CRECI 5971 J</text:p>
            <text:p>Rua Domingos Pedro Hermes, 494, sala 01 e 02, Jardim Cidade de Florianópolis, São José - CEP 88111-330</text:p>
          </table:table-cell>
          <table:table-cell table:style-name="ce10" office:value-type="string" calcext:value-type="string">
            <text:p><text:a xlink:href="https://sc.olx.com.br/florianopolis-e-regiao/terrenos/te0026-terreno-com-644m-loteamento-alameda-cezanne-canasvieiras-1000414872" xlink:type="simple">https://sc.olx.com.br/florianopolis-e-regiao/terrenos/te0026-terreno-com-644m-loteamento-alameda-cezanne-canasvieiras-1000414872</text:a></text:p>
          </table:table-cell>
          <table:table-cell table:style-name="ce3" office:value-type="string" calcext:value-type="string">
            <text:p>Terrenos</text:p>
          </table:table-cell>
          <table:table-cell table:style-name="ce3" office:value-type="float" office:value="644" calcext:value-type="float">
            <text:p>644</text:p>
          </table:table-cell>
          <table:table-cell table:style-name="ce3" office:value-type="float" office:value="88052401" calcext:value-type="float">
            <text:p>88052401</text:p>
          </table:table-cell>
          <table:table-cell table:style-name="ce3" office:value-type="string" calcext:value-type="string">
            <text:p>Florianopolis</text:p>
          </table:table-cell>
          <table:table-cell table:style-name="ce3" office:value-type="string" calcext:value-type="string">
            <text:p>Vargem Pequena</text:p>
          </table:table-cell>
          <table:table-cell table:style-name="ce3" office:value-type="string" calcext:value-type="string">
            <text:p>Rodovia Jose Carlos Daux - de 13370/13371 a 18069/18070</text:p>
          </table:table-cell>
          <table:table-cell table:style-name="ce4" table:number-columns-repeated="2"/>
          <table:table-cell table:style-name="ce9" table:formula="of:=[.C145]/[.H145]" office:value-type="currency" office:currency="R$ " office:value="1064.93944099379" calcext:value-type="currency">
            <text:p>R$ 1,064.94</text:p>
          </table:table-cell>
          <table:table-cell table:number-columns-repeated="1009"/>
        </table:table-row>
        <table:table-row table:style-name="ro1">
          <table:table-cell table:style-name="ce3" office:value-type="float" office:value="143" calcext:value-type="float">
            <text:p>143</text:p>
          </table:table-cell>
          <table:table-cell table:style-name="ce3" office:value-type="string" calcext:value-type="string">
            <text:p>SITIO PARADISÍACO</text:p>
          </table:table-cell>
          <table:table-cell table:style-name="ce8" office:value-type="currency" office:currency="R$ " office:value="1900000" calcext:value-type="currency">
            <text:p>R$ 1,900,000.00</text:p>
          </table:table-cell>
          <table:table-cell table:style-name="ce3" office:value-type="string" calcext:value-type="string">
            <text:p>Rafael Kappaun Imóveis</text:p>
          </table:table-cell>
          <table:table-cell table:style-name="ce3" office:value-type="string" calcext:value-type="string">
            <text:p>Código do anúncio: 868</text:p>
            <text:p/>
            <text:p>LINDO SITIO localizado no Bairro Sao João do Rio Vermelho, com linda vista para a praia do Moçambique.3 mil metros quadrados em meio a natureza que pode ser seu, com um casa sede que não deixa a desejar em nada.3 dormitórios, sendo uma suite cujo banheiro esta integrado com a natureza, 2 banheiros, sala e cozinha integrados, piso aquecido em toda a casa, sendo assim quentinha no inverno e muito arejado e fresquinho no verão, lavanderia, área externa com quiosque / churrasqueira, horta cercada com cobertura ( sombrite ) casa de ferramentas, jardim com vários ambientes destintos , piscina com salão de festas e uma linda vista para a praia do Moçambique... Área de 3 mtr2, cercada, portão eletrônico e muradoAgende sua visita..Local magico e encantador</text:p>
          </table:table-cell>
          <table:table-cell table:style-name="ce10" office:value-type="string" calcext:value-type="string">
            <text:p><text:a xlink:href="https://sc.olx.com.br/florianopolis-e-regiao/terrenos/sitio-paradisiaco-997786701" xlink:type="simple">https://sc.olx.com.br/florianopolis-e-regiao/terrenos/sitio-paradisiaco-997786701</text:a></text:p>
          </table:table-cell>
          <table:table-cell table:style-name="ce3" office:value-type="string" calcext:value-type="string">
            <text:p>Fazendas</text:p>
          </table:table-cell>
          <table:table-cell table:style-name="ce3" office:value-type="float" office:value="3000" calcext:value-type="float">
            <text:p>3000</text:p>
          </table:table-cell>
          <table:table-cell table:style-name="ce3" office:value-type="float" office:value="88060229" calcext:value-type="float">
            <text:p>88060229</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do Telefone</text:p>
          </table:table-cell>
          <table:table-cell table:style-name="ce11" office:value-type="float" office:value="0" calcext:value-type="float">
            <text:p>R$0</text:p>
          </table:table-cell>
          <table:table-cell table:style-name="ce11" office:value-type="float" office:value="500" calcext:value-type="float">
            <text:p>R$500</text:p>
          </table:table-cell>
          <table:table-cell table:style-name="ce9" table:formula="of:=[.C146]/[.H146]" office:value-type="currency" office:currency="R$ " office:value="633.333333333333" calcext:value-type="currency">
            <text:p>R$ 633.33</text:p>
          </table:table-cell>
          <table:table-cell table:number-columns-repeated="1009"/>
        </table:table-row>
        <table:table-row table:style-name="ro1">
          <table:table-cell table:style-name="ce3" office:value-type="float" office:value="144" calcext:value-type="float">
            <text:p>144</text:p>
          </table:table-cell>
          <table:table-cell table:style-name="ce3" office:value-type="string" calcext:value-type="string">
            <text:p>Loteamento Colinas de Biguaçu</text:p>
          </table:table-cell>
          <table:table-cell table:style-name="ce8" office:value-type="currency" office:currency="R$ " office:value="250000" calcext:value-type="currency">
            <text:p>R$ 250,000.00</text:p>
          </table:table-cell>
          <table:table-cell table:style-name="ce3" office:value-type="string" calcext:value-type="string">
            <text:p>Imobiliária Biguaçu</text:p>
          </table:table-cell>
          <table:table-cell table:style-name="ce3" office:value-type="string" calcext:value-type="string">
            <text:p>Código do anúncio: 4129</text:p>
            <text:p>Lote pronto para construir, loteamento com calçamento e iluminação e vista para o mar. Situado no bairro Fundos em Biguaçu/SC. Próximo à escolas, supermercados e rápido acesso BR- 101. Possui 897,16m² Aceita financiamento bancário. Entre em contato e agende sua visita. A equipe Imobiliária Biguaçu está à disposição para lhe proporcionar a melhor experiência! R.7 N° 36.203</text:p>
          </table:table-cell>
          <table:table-cell table:style-name="ce10" office:value-type="string" calcext:value-type="string">
            <text:p><text:a xlink:href="https://sc.olx.com.br/florianopolis-e-regiao/terrenos/loteamento-colinas-de-biguacu-938110918" xlink:type="simple">https://sc.olx.com.br/florianopolis-e-regiao/terrenos/loteamento-colinas-de-biguacu-938110918</text:a></text:p>
          </table:table-cell>
          <table:table-cell table:style-name="ce3" office:value-type="string" calcext:value-type="string">
            <text:p>Terrenos</text:p>
          </table:table-cell>
          <table:table-cell table:style-name="ce3" office:value-type="float" office:value="897" calcext:value-type="float">
            <text:p>897</text:p>
          </table:table-cell>
          <table:table-cell table:style-name="ce3" office:value-type="float" office:value="88161382" calcext:value-type="float">
            <text:p>88161382</text:p>
          </table:table-cell>
          <table:table-cell table:style-name="ce3" office:value-type="string" calcext:value-type="string">
            <text:p>Biguacu</text:p>
          </table:table-cell>
          <table:table-cell table:style-name="ce3" office:value-type="string" calcext:value-type="string">
            <text:p>Fundos</text:p>
          </table:table-cell>
          <table:table-cell table:style-name="ce3" office:value-type="string" calcext:value-type="string">
            <text:p>Rua Campolino Paulino da Silveira</text:p>
          </table:table-cell>
          <table:table-cell table:style-name="ce4"/>
          <table:table-cell table:style-name="ce11" office:value-type="float" office:value="0" calcext:value-type="float">
            <text:p>R$0</text:p>
          </table:table-cell>
          <table:table-cell table:style-name="ce9" table:formula="of:=[.C147]/[.H147]" office:value-type="currency" office:currency="R$ " office:value="278.706800445931" calcext:value-type="currency">
            <text:p>R$ 278.71</text:p>
          </table:table-cell>
          <table:table-cell table:number-columns-repeated="1009"/>
        </table:table-row>
        <table:table-row table:style-name="ro1">
          <table:table-cell table:style-name="ce3" office:value-type="float" office:value="145" calcext:value-type="float">
            <text:p>145</text:p>
          </table:table-cell>
          <table:table-cell table:style-name="ce3" office:value-type="string" calcext:value-type="string">
            <text:p>Terreno em Biguaçu</text:p>
          </table:table-cell>
          <table:table-cell table:style-name="ce8" office:value-type="currency" office:currency="R$ " office:value="420000" calcext:value-type="currency">
            <text:p>R$ 420,000.00</text:p>
          </table:table-cell>
          <table:table-cell table:style-name="ce3" office:value-type="string" calcext:value-type="string">
            <text:p>Imobiliária Biguaçu</text:p>
          </table:table-cell>
          <table:table-cell table:style-name="ce3" office:value-type="string" calcext:value-type="string">
            <text:p>Código do anúncio: 2291</text:p>
            <text:p>Ótimo lote de dimensão 25,70X 74,00.</text:p>
            <text:p>Totalizando uma área de 1812,00m². Situado no bairro Jardim Janaína em Biguaçu/SC. Ótimo lote de dimensão 25,70 x 74,00.</text:p>
            <text:p>Totalizando uma área de 1812,00m². Situado no bairro Jardim Janaína em Biguaçu/SC. Ótima localização.</text:p>
            <text:p>Há 600 metros da Br 101. Aceita propostas. Agende sua visita!</text:p>
          </table:table-cell>
          <table:table-cell table:style-name="ce10" office:value-type="string" calcext:value-type="string">
            <text:p><text:a xlink:href="https://sc.olx.com.br/florianopolis-e-regiao/terrenos/terreno-em-biguacu-914782753" xlink:type="simple">https://sc.olx.com.br/florianopolis-e-regiao/terrenos/terreno-em-biguacu-914782753</text:a></text:p>
          </table:table-cell>
          <table:table-cell table:style-name="ce3" office:value-type="string" calcext:value-type="string">
            <text:p>Terrenos</text:p>
          </table:table-cell>
          <table:table-cell table:style-name="ce3" office:value-type="float" office:value="1813" calcext:value-type="float">
            <text:p>1813</text:p>
          </table:table-cell>
          <table:table-cell table:style-name="ce3" office:value-type="float" office:value="88161855" calcext:value-type="float">
            <text:p>88161855</text:p>
          </table:table-cell>
          <table:table-cell table:style-name="ce3" office:value-type="string" calcext:value-type="string">
            <text:p>Biguacu</text:p>
          </table:table-cell>
          <table:table-cell table:style-name="ce3" office:value-type="string" calcext:value-type="string">
            <text:p>Jardim Janaina</text:p>
          </table:table-cell>
          <table:table-cell table:style-name="ce3" office:value-type="string" calcext:value-type="string">
            <text:p>Rua das Azaleias</text:p>
          </table:table-cell>
          <table:table-cell table:style-name="ce4"/>
          <table:table-cell table:style-name="ce11" office:value-type="float" office:value="0" calcext:value-type="float">
            <text:p>R$0</text:p>
          </table:table-cell>
          <table:table-cell table:style-name="ce9" table:formula="of:=[.C148]/[.H148]" office:value-type="currency" office:currency="R$ " office:value="231.660231660232" calcext:value-type="currency">
            <text:p>R$ 231.66</text:p>
          </table:table-cell>
          <table:table-cell table:number-columns-repeated="1009"/>
        </table:table-row>
        <table:table-row table:style-name="ro1">
          <table:table-cell table:style-name="ce3" office:value-type="float" office:value="146" calcext:value-type="float">
            <text:p>146</text:p>
          </table:table-cell>
          <table:table-cell table:style-name="ce3" office:value-type="string" calcext:value-type="string">
            <text:p>Terreno 5 Mt da lagoa, barra Camacho, aceito carro.</text:p>
          </table:table-cell>
          <table:table-cell table:style-name="ce8" office:value-type="currency" office:currency="R$ " office:value="85000" calcext:value-type="currency">
            <text:p>R$ 85,000.00</text:p>
          </table:table-cell>
          <table:table-cell table:style-name="ce3" office:value-type="string" calcext:value-type="string">
            <text:p>Cristiano rodrigues</text:p>
          </table:table-cell>
          <table:table-cell table:style-name="ce3" office:value-type="string" calcext:value-type="string">
            <text:p>Terreno há 5 metros da lagoa! </text:p>
            <text:p>Praia do Camacho, Jaguaruna SC</text:p>
            <text:p>5 minutos da Praia do Farol de Santa Marta</text:p>
            <text:p>1 quadra depois do Posto Camacho</text:p>
            <text:p>Rua calçada, terreno 12x 20m</text:p>
            <text:p>Não tenho escritura, posui contrato de compra e venda do proprietário do lote. </text:p>
            <text:p/>
            <text:p/>
            <text:p>Excelente localização </text:p>
          </table:table-cell>
          <table:table-cell table:style-name="ce10" office:value-type="string" calcext:value-type="string">
            <text:p><text:a xlink:href="https://sc.olx.com.br/florianopolis-e-regiao/terrenos/terreno-5-mt-da-lagoa-barra-camacho-aceito-carro-974874245" xlink:type="simple">https://sc.olx.com.br/florianopolis-e-regiao/terrenos/terreno-5-mt-da-lagoa-barra-camacho-aceito-carro-974874245</text:a></text:p>
          </table:table-cell>
          <table:table-cell table:style-name="ce3" office:value-type="string" calcext:value-type="string">
            <text:p>Terrenos</text:p>
          </table:table-cell>
          <table:table-cell table:style-name="ce3" office:value-type="float" office:value="240" calcext:value-type="float">
            <text:p>240</text:p>
          </table:table-cell>
          <table:table-cell table:style-name="ce3" office:value-type="float" office:value="88715000" calcext:value-type="float">
            <text:p>88715000</text:p>
          </table:table-cell>
          <table:table-cell table:style-name="ce3" office:value-type="string" calcext:value-type="string">
            <text:p>Jaguaruna</text:p>
          </table:table-cell>
          <table:table-cell table:style-name="ce4" table:number-columns-repeated="4"/>
          <table:table-cell table:style-name="ce9" table:formula="of:=[.C149]/[.H149]" office:value-type="currency" office:currency="R$ " office:value="354.166666666667" calcext:value-type="currency">
            <text:p>R$ 354.17</text:p>
          </table:table-cell>
          <table:table-cell table:number-columns-repeated="1009"/>
        </table:table-row>
        <table:table-row table:style-name="ro1">
          <table:table-cell table:style-name="ce3" office:value-type="float" office:value="147" calcext:value-type="float">
            <text:p>147</text:p>
          </table:table-cell>
          <table:table-cell table:style-name="ce3" office:value-type="string" calcext:value-type="string">
            <text:p>TERRENOFlorianópolis</text:p>
          </table:table-cell>
          <table:table-cell table:style-name="ce8" office:value-type="currency" office:currency="R$ " office:value="380000" calcext:value-type="currency">
            <text:p>R$ 380,000.00</text:p>
          </table:table-cell>
          <table:table-cell table:style-name="ce3" office:value-type="string" calcext:value-type="string">
            <text:p>Neis Imóveis</text:p>
          </table:table-cell>
          <table:table-cell table:style-name="ce3" office:value-type="string" calcext:value-type="string">
            <text:p>Código do anúncio: TE00006</text:p>
            <text:p/>
            <text:p>Oportunidade de terreno no Bairro Vargem Grande, localizada em condomínio fechado Terra Norte.Lote 37, com área de 360 m² com escritura pública e possibilidade de financiamento de até 80%.O condomínio oferece:- Playground- Campo de futebol- CFTV (câmeras de segurança)- Área de churrasco- Área verde com mais de 150 mudas de árvores frutíferas.Agende uma visita com Roger Fale conosco:() -</text:p>
          </table:table-cell>
          <table:table-cell table:style-name="ce10" office:value-type="string" calcext:value-type="string">
            <text:p><text:a xlink:href="https://sc.olx.com.br/florianopolis-e-regiao/terrenos/terrenoflorianopolis-958172205" xlink:type="simple">https://sc.olx.com.br/florianopolis-e-regiao/terrenos/terrenoflorianopolis-958172205</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52600" calcext:value-type="float">
            <text:p>88052600</text:p>
          </table:table-cell>
          <table:table-cell table:style-name="ce3" office:value-type="string" calcext:value-type="string">
            <text:p>Florianopolis</text:p>
          </table:table-cell>
          <table:table-cell table:style-name="ce3" office:value-type="string" calcext:value-type="string">
            <text:p>Vargem Grande</text:p>
          </table:table-cell>
          <table:table-cell table:style-name="ce3" office:value-type="string" calcext:value-type="string">
            <text:p>Estrada Cristovao Machado de Campos - ate 4999/5000</text:p>
          </table:table-cell>
          <table:table-cell table:style-name="ce11" office:value-type="float" office:value="250" calcext:value-type="float">
            <text:p>R$250</text:p>
          </table:table-cell>
          <table:table-cell table:style-name="ce11" office:value-type="float" office:value="650" calcext:value-type="float">
            <text:p>R$650</text:p>
          </table:table-cell>
          <table:table-cell table:style-name="ce9" table:formula="of:=[.C150]/[.H150]" office:value-type="currency" office:currency="R$ " office:value="1055.55555555556" calcext:value-type="currency">
            <text:p>R$ 1,055.56</text:p>
          </table:table-cell>
          <table:table-cell table:number-columns-repeated="1009"/>
        </table:table-row>
        <table:table-row table:style-name="ro1">
          <table:table-cell table:style-name="ce3" office:value-type="float" office:value="148" calcext:value-type="float">
            <text:p>148</text:p>
          </table:table-cell>
          <table:table-cell table:style-name="ce3" office:value-type="string" calcext:value-type="string">
            <text:p>Lote/Terreno para venda possui 600 metros quadrados em Areias de Palhocinha - Garopaba - S</text:p>
          </table:table-cell>
          <table:table-cell table:style-name="ce8" office:value-type="currency" office:currency="R$ " office:value="485000" calcext:value-type="currency">
            <text:p>R$ 485,000.00</text:p>
          </table:table-cell>
          <table:table-cell table:style-name="ce3" office:value-type="string" calcext:value-type="string">
            <text:p>Corretora Tayse da Rosa Pires</text:p>
          </table:table-cell>
          <table:table-cell table:style-name="ce3" office:value-type="string" calcext:value-type="string">
            <text:p>Código do anúncio: T-306</text:p>
            <text:p/>
            <text:p>Venha conhecer este lindo terreno localizado no bairro Areias de Palhocinha em Garopaba-SC. Terreno com 600 metros quadrados, plano, seco, medindo 15 metros de frente por 40 metros de fundos. Terreno residencial em condomínio fechado com rua pavimentada, água encanada e energia elétrica na frente e toda infraestrutura pronta. O Condomínio está localizado muito próximo ao centro de Garopaba e oferece toda a estrutura de um Condomínio de alto padrão, com piscina aquecida e coberta, quadras de tênis, portaria 24 horas e demais opções para quem procura conforto e segurança em Garopaba. O terreno tem Matrícula(Escritura pública) e está apto a financiamento bancário, já possui cadastro imobiliário perante  prefeitura (IPTU em dia) e fica próximo à pontos comerciais e das melhores praias da região. É uma execelente oportunidade para quem busca investir em uma área tranquila e com belezas naturais. O condomínio proporciona tudo que você e sua família precisa para viver bem.</text:p>
          </table:table-cell>
          <table:table-cell table:style-name="ce10" office:value-type="string" calcext:value-type="string">
            <text:p><text:a xlink:href="https://sc.olx.com.br/florianopolis-e-regiao/terrenos/lote-terreno-para-venda-possui-600-metros-quadrados-em-areias-de-palhocinha-garopaba-s-943053246" xlink:type="simple">https://sc.olx.com.br/florianopolis-e-regiao/terrenos/lote-terreno-para-venda-possui-600-metros-quadrados-em-areias-de-palhocinha-garopaba-s-943053246</text:a></text:p>
          </table:table-cell>
          <table:table-cell table:style-name="ce3" office:value-type="string" calcext:value-type="string">
            <text:p>Terrenos</text:p>
          </table:table-cell>
          <table:table-cell table:style-name="ce3" office:value-type="float" office:value="600" calcext:value-type="float">
            <text:p>6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151]/[.H151]" office:value-type="currency" office:currency="R$ " office:value="808.333333333333" calcext:value-type="currency">
            <text:p>R$ 808.33</text:p>
          </table:table-cell>
          <table:table-cell table:number-columns-repeated="1009"/>
        </table:table-row>
        <table:table-row table:style-name="ro1">
          <table:table-cell table:style-name="ce3" office:value-type="float" office:value="149" calcext:value-type="float">
            <text:p>149</text:p>
          </table:table-cell>
          <table:table-cell table:style-name="ce3" office:value-type="string" calcext:value-type="string">
            <text:p>Terreno à venda em Rio vermelho, Florianopolis cod:15863</text:p>
          </table:table-cell>
          <table:table-cell table:style-name="ce8" office:value-type="currency" office:currency="R$ " office:value="298000" calcext:value-type="currency">
            <text:p>R$ 298,000.00</text:p>
          </table:table-cell>
          <table:table-cell table:style-name="ce3" office:value-type="string" calcext:value-type="string">
            <text:p>Sc Imóveis</text:p>
          </table:table-cell>
          <table:table-cell table:style-name="ce3" office:value-type="string" calcext:value-type="string">
            <text:p>Código do anúncio: 15863</text:p>
            <text:p>O PRAIA DO MOÇAMBIQUE RESIDENCE, é sem dúvida alguma o mais belo e sofisticado CONDOMÍNIO HORIZONTAL FECHADO de Florianópolis/ SC e com certeza um dos mais sofísticados do Estado de SC . Este empreendimento oferece uma infraestrutura de um verdadeiro CLUBE RESIDENCIAL à apenas 620m do Mar (Praia do Moçambique ? uma das mais belas praias de FLORIANÓPOLIS, em virtude de toda sua beleza natural. Limpa e Preservada) . E em uma localização estratégica, pois existem 2 acessos para chegar ao empreendimento, um indo pela a LAGOA DA CONCEIÇÃO (sentido leste da ilha) e o outro indo pelos INGLESES (sentido norte da ilha), e este residencial se encontra à apenas 5 minutos da PRAIA DOS INGLESES, que hoje é uma cidade com 80 mil habitantes (bairro mais populoso de Florianópolis) , e oferece todos os tipos de serviço, tudo o que você quiser hoje tem neste bairro , estrutura de cidade mesmo, não tendo necessidade alguma de ir se deslocar ao Centro . E este condomínio está à apenas 10 minutos também PRAIA DO SANTINHO (Costão do Santinho ? eleito o melhor RESORT DO BRASIL), à 20 minutos da linda LAGOA DA CONCEIÇÃO e da PRAIA MOLE , à 15 minutos da PRAIA BRAVA , da PRAIA DA BARRA DA LAGOA (COSTA DA LAGOA), e os lotes neste condomínio tem média com 400m2 de área privativa . Este CLUBE RESIDENCIAL oferece: 1- Pavimentação em Paver em todas as vias automotivas. 2- 7 Pórticos de entrada com arrojada arquitetura. 3- Muro perimetral na divisa dos condomínios com terceiros extremantes, estranhos aos condomínios. 4- Portão eletrônico que viabiliza o acesso interior do(s) condomínio(s), para maior comodidade e segurança dos condôminos. 5- Guarita de apoio na entrada. 6- Sistema de iluminação da área comum por distribuição subterrânea (sem fiação externa). 7- Estrutura subterrânea preparada para a distribuição de linhas telefônicas. 8- Estrutura subterrânea preparada para distribuição de TV a cabo, internet e congêneres. 9- Rede de água com abastecimento. 10- Estação de tratamento de esgoto própria, evitando qualquer agressão ao meio ambiente, juntamente com a respectiva rede coletora. 11- Arborização com vegetação nativa e jardins.</text:p>
            <text:p>12- Playground 13- Gazebos com churrasqueira 14- Quadra poliesportiva 15- Quadra de Tênis 16- Campo de futebol com piso de grama 17- Salão de Festas Mobiliado e Equipado 18- Piscina adulto e Infantil 19- Fitness Center Mobiliado e Equipado 20- Ecogym (pista de caminhada) 21- Espaço Gourmet Mobiliado e Equipado 22- Sauna Seca e Úmida 23- Fitness Park (Aparelhos de alongamento ao ar livre) 24- Salão de Jogos 25- Vestiários 26- Espaço Luau com lareira à Gás 27- Ilha de relaxamento 28- Piscina semi-olímpica aquecida 29- Horto 30- Terraço Espaço Gourmet 31- Gerador de ENERGIA EÓLICA para alimentação da estação de tratamento de esgoto 32- Acesso a pé para a Belíssima PRAIA DO MOÇAMBIQUE , através de 1 PASSARELA Lotes Disponíveis: C 10 - 400m2 - R$ 298.000,00 C 11 - 400m2 - R$ 298.000,00</text:p>
          </table:table-cell>
          <table:table-cell table:style-name="ce10" office:value-type="string" calcext:value-type="string">
            <text:p><text:a xlink:href="https://sc.olx.com.br/florianopolis-e-regiao/terrenos/terreno-a-venda-em-rio-vermelho-florianopolis-cod-15863-967364870" xlink:type="simple">https://sc.olx.com.br/florianopolis-e-regiao/terrenos/terreno-a-venda-em-rio-vermelho-florianopolis-cod-15863-967364870</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60393" calcext:value-type="float">
            <text:p>88060393</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Jose Ernesto Lucas</text:p>
          </table:table-cell>
          <table:table-cell table:style-name="ce4" table:number-columns-repeated="2"/>
          <table:table-cell table:style-name="ce9" table:formula="of:=[.C152]/[.H152]" office:value-type="currency" office:currency="R$ " office:value="745" calcext:value-type="currency">
            <text:p>R$ 745.00</text:p>
          </table:table-cell>
          <table:table-cell table:number-columns-repeated="1009"/>
        </table:table-row>
        <table:table-row table:style-name="ro1">
          <table:table-cell table:style-name="ce3" office:value-type="float" office:value="150" calcext:value-type="float">
            <text:p>150</text:p>
          </table:table-cell>
          <table:table-cell table:style-name="ce3" office:value-type="string" calcext:value-type="string">
            <text:p>Terreno em condomínio fechado com 455m2</text:p>
          </table:table-cell>
          <table:table-cell table:style-name="ce8" office:value-type="currency" office:currency="R$ " office:value="590000" calcext:value-type="currency">
            <text:p>R$ 590,000.00</text:p>
          </table:table-cell>
          <table:table-cell table:style-name="ce3" office:value-type="string" calcext:value-type="string">
            <text:p>Douglas_pirolli</text:p>
          </table:table-cell>
          <table:table-cell table:style-name="ce3" office:value-type="string" calcext:value-type="string">
            <text:p>Lindo terreno em condomínio!</text:p>
            <text:p/>
            <text:p>455 m2 - Frente norte - lote plano.</text:p>
            <text:p/>
            <text:p>Condomínio com padrão construtivo de residências de dois andares, unifamiliar, mantendo a harmonia visual.</text:p>
            <text:p/>
            <text:p>Excelente vizinhança.</text:p>
            <text:p/>
            <text:p>Pronto para construir! </text:p>
            <text:p/>
            <text:p>Topografia realizada;</text:p>
            <text:p>Estudo de sondagem feito;</text:p>
            <text:p/>
            <text:p/>
            <text:p>Oportunidade única,</text:p>
            <text:p>Hoje na Cachoeira existem poucas opções nesta qualidade oferecida.</text:p>
            <text:p/>
            <text:p>Condomínio Green Hills está há 2 km da praia da Cachoeira, 4 Km da praia do Ingleses, 9 Km de Jurerê ,15 Km da via gastronômica de Santo Antônio de Lisboa. </text:p>
            <text:p/>
            <text:p>Direto com o proprietário.</text:p>
            <text:p/>
            <text:p>Único canal de venda deste lote, não caia em golpes, pois alguns oportunistas usaram até as minhas fotos para a divulgação sem acordo e sem autorização!</text:p>
            <text:p/>
            <text:p/>
          </table:table-cell>
          <table:table-cell table:style-name="ce10" office:value-type="string" calcext:value-type="string">
            <text:p><text:a xlink:href="https://sc.olx.com.br/florianopolis-e-regiao/terrenos/terreno-em-condominio-fechado-com-455m2-949825485" xlink:type="simple">https://sc.olx.com.br/florianopolis-e-regiao/terrenos/terreno-em-condominio-fechado-com-455m2-949825485</text:a></text:p>
          </table:table-cell>
          <table:table-cell table:style-name="ce3" office:value-type="string" calcext:value-type="string">
            <text:p>Terrenos</text:p>
          </table:table-cell>
          <table:table-cell table:style-name="ce3" office:value-type="float" office:value="455" calcext:value-type="float">
            <text:p>455</text:p>
          </table:table-cell>
          <table:table-cell table:style-name="ce3" office:value-type="float" office:value="88056300" calcext:value-type="float">
            <text:p>88056300</text:p>
          </table:table-cell>
          <table:table-cell table:style-name="ce3" office:value-type="string" calcext:value-type="string">
            <text:p>Florianopolis</text:p>
          </table:table-cell>
          <table:table-cell table:style-name="ce3" office:value-type="string" calcext:value-type="string">
            <text:p>Cachoeira do Bom Jesus</text:p>
          </table:table-cell>
          <table:table-cell table:style-name="ce3" office:value-type="string" calcext:value-type="string">
            <text:p>Rua Leonel Pereira - ate 1186/1187</text:p>
          </table:table-cell>
          <table:table-cell table:style-name="ce11" office:value-type="float" office:value="310" calcext:value-type="float">
            <text:p>R$310</text:p>
          </table:table-cell>
          <table:table-cell table:style-name="ce11" office:value-type="float" office:value="2900" calcext:value-type="float">
            <text:p>R$2,900</text:p>
          </table:table-cell>
          <table:table-cell table:style-name="ce9" table:formula="of:=[.C153]/[.H153]" office:value-type="currency" office:currency="R$ " office:value="1296.7032967033" calcext:value-type="currency">
            <text:p>R$ 1,296.70</text:p>
          </table:table-cell>
          <table:table-cell table:number-columns-repeated="1009"/>
        </table:table-row>
        <table:table-row table:style-name="ro1">
          <table:table-cell table:style-name="ce3" office:value-type="float" office:value="151" calcext:value-type="float">
            <text:p>151</text:p>
          </table:table-cell>
          <table:table-cell table:style-name="ce3" office:value-type="string" calcext:value-type="string">
            <text:p>Ótimo terreno com 901,47 m2 - Bem localizado</text:p>
          </table:table-cell>
          <table:table-cell table:style-name="ce8" office:value-type="currency" office:currency="R$ " office:value="1100000" calcext:value-type="currency">
            <text:p>R$ 1,100,000.00</text:p>
          </table:table-cell>
          <table:table-cell table:style-name="ce3" office:value-type="string" calcext:value-type="string">
            <text:p>Douglas_pirolli</text:p>
          </table:table-cell>
          <table:table-cell table:style-name="ce3" office:value-type="string" calcext:value-type="string">
            <text:p>Lindo lote com 901,47 m2 - </text:p>
            <text:p>Localizado a 30/40 metros da via principal (rodovia Padre Lourenço de Andrade) </text:p>
            <text:p>onde liga o bairro até a praia de Santo Antônio de Lisboa.</text:p>
            <text:p/>
            <text:p>Frente: 25,23 metros</text:p>
            <text:p>Fundos: 28,19 metros</text:p>
            <text:p>Lado direito: 32,53 metros</text:p>
            <text:p>Lado esquerdo: 35,55 metros</text:p>
            <text:p/>
            <text:p>Terreno com escritura pública, podendo ser financiado.</text:p>
            <text:p/>
            <text:p>Próximo de Escola pública, Escola particular, Faculdade, Farmácia, Posto de Saúde, Conveniência 24 Horas, Posto de combustíveis, além de estar a menos 1KM da Via gastronômica.</text:p>
            <text:p/>
            <text:p>Ótima oportunidade para quem quer investir ou Construir.</text:p>
            <text:p>Direto com o proprietário.</text:p>
            <text:p/>
            <text:p>Aceito Proposta e estudo permuta.</text:p>
            <text:p/>
            <text:p/>
            <text:p/>
          </table:table-cell>
          <table:table-cell table:style-name="ce10" office:value-type="string" calcext:value-type="string">
            <text:p><text:a xlink:href="https://sc.olx.com.br/florianopolis-e-regiao/terrenos/otimo-terreno-com-901-47-m2-bem-localizado-995143898" xlink:type="simple">https://sc.olx.com.br/florianopolis-e-regiao/terrenos/otimo-terreno-com-901-47-m2-bem-localizado-995143898</text:a></text:p>
          </table:table-cell>
          <table:table-cell table:style-name="ce3" office:value-type="string" calcext:value-type="string">
            <text:p>Terrenos</text:p>
          </table:table-cell>
          <table:table-cell table:style-name="ce3" office:value-type="float" office:value="901" calcext:value-type="float">
            <text:p>901</text:p>
          </table:table-cell>
          <table:table-cell table:style-name="ce3" office:value-type="float" office:value="88050510" calcext:value-type="float">
            <text:p>88050510</text:p>
          </table:table-cell>
          <table:table-cell table:style-name="ce3" office:value-type="string" calcext:value-type="string">
            <text:p>Florianopolis</text:p>
          </table:table-cell>
          <table:table-cell table:style-name="ce3" office:value-type="string" calcext:value-type="string">
            <text:p>Santo Antonio de Lisboa</text:p>
          </table:table-cell>
          <table:table-cell table:style-name="ce3" office:value-type="string" calcext:value-type="string">
            <text:p>Rua Padre Rohr - ate 1999/2000</text:p>
          </table:table-cell>
          <table:table-cell table:style-name="ce4"/>
          <table:table-cell table:style-name="ce11" office:value-type="float" office:value="800" calcext:value-type="float">
            <text:p>R$800</text:p>
          </table:table-cell>
          <table:table-cell table:style-name="ce9" table:formula="of:=[.C154]/[.H154]" office:value-type="currency" office:currency="R$ " office:value="1220.86570477248" calcext:value-type="currency">
            <text:p>R$ 1,220.87</text:p>
          </table:table-cell>
          <table:table-cell table:number-columns-repeated="1009"/>
        </table:table-row>
        <table:table-row table:style-name="ro1">
          <table:table-cell table:style-name="ce3" office:value-type="float" office:value="152" calcext:value-type="float">
            <text:p>152</text:p>
          </table:table-cell>
          <table:table-cell table:style-name="ce3" office:value-type="string" calcext:value-type="string">
            <text:p>Terreno a venda no Loteamento Vista da Pedra em São José-SC / terreno plano com 411 m².</text:p>
          </table:table-cell>
          <table:table-cell table:style-name="ce8" office:value-type="currency" office:currency="R$ " office:value="260000" calcext:value-type="currency">
            <text:p>R$ 260,000.00</text:p>
          </table:table-cell>
          <table:table-cell table:style-name="ce3" office:value-type="string" calcext:value-type="string">
            <text:p>Daison Severo</text:p>
          </table:table-cell>
          <table:table-cell table:style-name="ce3" office:value-type="string" calcext:value-type="string">
            <text:p>Loteamento conta com rede de abastecimento de água, rede coletora de esgoto, rede distribuidora de energia elétrica e iluminação pública, praças e jardins equipados e urbanizados próximo ao shopping e as principais vias da região.</text:p>
            <text:p/>
            <text:p>Loteamento com:</text:p>
            <text:p/>
            <text:p>- espaço zen;</text:p>
            <text:p>- Vila infantil;</text:p>
            <text:p>- Mirante;</text:p>
            <text:p>- Peté placê;</text:p>
            <text:p>- playground;</text:p>
            <text:p>- praça do fogo;</text:p>
            <text:p>- arvores frutifera;</text:p>
            <text:p>- horta orgânica;</text:p>
            <text:p>- monitoramento 24horas;</text:p>
            <text:p>- quadra poliesportiva;</text:p>
            <text:p>- salão de festas;</text:p>
            <text:p>- loteamento murado;</text:p>
            <text:p>- parceria com a khronos;</text:p>
            <text:p>- redário;</text:p>
            <text:p>- solarium;</text:p>
            <text:p>- trilhas ecológicas.</text:p>
            <text:p/>
            <text:p>Uma das regiões que mais crescem na Grande</text:p>
            <text:p>Florianópolis, próximo ao shopping e às</text:p>
            <text:p>principais vias de acesso da região.</text:p>
            <text:p/>
            <text:p>-BR 101| 4,8 km; </text:p>
            <text:p>-Hard Rock Live | 2km</text:p>
            <text:p>-Continente Park Shopping | 4,8 km;</text:p>
            <text:p>-Contorno Viário | 1 km;</text:p>
            <text:p>-Centro São José | 8 km.</text:p>
            <text:p/>
            <text:p>Valor: 260.000 sem trocas </text:p>
            <text:p/>
            <text:p>Contato: </text:p>
            <text:p>(48) 9842... ver número</text:p>
            <text:p/>
          </table:table-cell>
          <table:table-cell table:style-name="ce10" office:value-type="string" calcext:value-type="string">
            <text:p><text:a xlink:href="https://sc.olx.com.br/florianopolis-e-regiao/terrenos/terreno-a-venda-no-loteamento-vista-da-pedra-em-sao-jose-sc-terreno-plano-com-411-m-1000396807" xlink:type="simple">https://sc.olx.com.br/florianopolis-e-regiao/terrenos/terreno-a-venda-no-loteamento-vista-da-pedra-em-sao-jose-sc-terreno-plano-com-411-m-1000396807</text:a></text:p>
          </table:table-cell>
          <table:table-cell table:style-name="ce3" office:value-type="string" calcext:value-type="string">
            <text:p>Terrenos</text:p>
          </table:table-cell>
          <table:table-cell table:style-name="ce3" office:value-type="float" office:value="411" calcext:value-type="float">
            <text:p>411</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style-name="ce4" table:number-columns-repeated="2"/>
          <table:table-cell table:style-name="ce9" table:formula="of:=[.C155]/[.H155]" office:value-type="currency" office:currency="R$ " office:value="632.603406326034" calcext:value-type="currency">
            <text:p>R$ 632.60</text:p>
          </table:table-cell>
          <table:table-cell table:number-columns-repeated="1009"/>
        </table:table-row>
        <table:table-row table:style-name="ro1">
          <table:table-cell table:style-name="ce3" office:value-type="float" office:value="153" calcext:value-type="float">
            <text:p>153</text:p>
          </table:table-cell>
          <table:table-cell table:style-name="ce3" office:value-type="string" calcext:value-type="string">
            <text:p>Terreno à venda, 450 m² por R$ 799.000,00 - Itacorubi - Florianópolis/SC</text:p>
          </table:table-cell>
          <table:table-cell table:style-name="ce8" office:value-type="currency" office:currency="R$ " office:value="799000" calcext:value-type="currency">
            <text:p>R$ 799,000.00</text:p>
          </table:table-cell>
          <table:table-cell table:style-name="ce3" office:value-type="string" calcext:value-type="string">
            <text:p>Bella Floripa Imóveis</text:p>
          </table:table-cell>
          <table:table-cell table:style-name="ce3" office:value-type="string" calcext:value-type="string">
            <text:p>Código do anúncio: TE0280</text:p>
            <text:p/>
            <text:p>VENDO TERRENO DE 450M², EM RESIDENCIAL COM PORTARIA. VISTA PANORÂMICA, ALTO PADRÃO NO ITACORUBI! </text:p>
            <text:p>  </text:p>
            <text:p> Localizado em meio a natureza, próximo aos Grandes Órgãos do Governo, à 3km do Shopping Iguatemi e 7km do Centro de Florianópolis. </text:p>
            <text:p>  </text:p>
            <text:p> Lote com 450m² (15x30), de alto padrão, com total infraestrutura, com linda vista panorâmica. </text:p>
            <text:p>  </text:p>
            <text:p> Temos outras opções com metragens e valores variados. Consulte-nos!! </text:p>
            <text:p>  </text:p>
            <text:p> Infraestrutura: </text:p>
            <text:p> - 80 lotes à partir de 450m² </text:p>
            <text:p> - Todo cercado </text:p>
            <text:p> - Guarita na entrada do loteamento para monitorar a entrada de visitantes </text:p>
            <text:p> - Pavimentação em Paver </text:p>
            <text:p> - Rede Elétrica Subterrânea, com dutos de espera em cada lote; </text:p>
            <text:p> - Dutos para Rede de Comunicação Subterrânea, (Tv cabo, internet, telefone) </text:p>
            <text:p> - Rede de Iluminação Pública subterrânea </text:p>
            <text:p> - Dutos subterrâneos para futura Rede de Vigilância com câmeras </text:p>
            <text:p> - Rede de Esgoto, incluindo as ligações residenciais em cada lote </text:p>
            <text:p> - Rede de Água em ambos os lados das Ruas, evitando qualquer intervenção no pavimento </text:p>
            <text:p> - Reservatório de água com 50.000 litros, exclusivo ao empreendimento </text:p>
            <text:p> - Todos os passeios com Grama </text:p>
            <text:p> - Ruas terminando em rótulas para assim maximizar a privacidade e segurança de cada uma delas -</text:p>
          </table:table-cell>
          <table:table-cell table:style-name="ce10" office:value-type="string" calcext:value-type="string">
            <text:p><text:a xlink:href="https://sc.olx.com.br/florianopolis-e-regiao/terrenos/terreno-a-venda-450-m-por-r-799-000-00-itacorubi-florianopolis-sc-988485487" xlink:type="simple">https://sc.olx.com.br/florianopolis-e-regiao/terrenos/terreno-a-venda-450-m-por-r-799-000-00-itacorubi-florianopolis-sc-988485487</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34370" calcext:value-type="float">
            <text:p>88034370</text:p>
          </table:table-cell>
          <table:table-cell table:style-name="ce3" office:value-type="string" calcext:value-type="string">
            <text:p>Florianopolis</text:p>
          </table:table-cell>
          <table:table-cell table:style-name="ce3" office:value-type="string" calcext:value-type="string">
            <text:p>Itacorubi</text:p>
          </table:table-cell>
          <table:table-cell table:style-name="ce3" office:value-type="string" calcext:value-type="string">
            <text:p>Servidao Deoscoro Peres</text:p>
          </table:table-cell>
          <table:table-cell table:style-name="ce4"/>
          <table:table-cell table:style-name="ce11" office:value-type="float" office:value="68" calcext:value-type="float">
            <text:p>R$68</text:p>
          </table:table-cell>
          <table:table-cell table:style-name="ce9" table:formula="of:=[.C156]/[.H156]" office:value-type="currency" office:currency="R$ " office:value="1775.55555555556" calcext:value-type="currency">
            <text:p>R$ 1,775.56</text:p>
          </table:table-cell>
          <table:table-cell table:number-columns-repeated="1009"/>
        </table:table-row>
        <table:table-row table:style-name="ro1">
          <table:table-cell table:style-name="ce3" office:value-type="float" office:value="154" calcext:value-type="float">
            <text:p>154</text:p>
          </table:table-cell>
          <table:table-cell table:style-name="ce3" office:value-type="string" calcext:value-type="string">
            <text:p>Terreno com 490m² no bairro Cachoeira do Bom Jesus em Florianópolis para Comprar</text:p>
          </table:table-cell>
          <table:table-cell table:style-name="ce8" office:value-type="currency" office:currency="R$ " office:value="649000" calcext:value-type="currency">
            <text:p>R$ 649,000.00</text:p>
          </table:table-cell>
          <table:table-cell table:style-name="ce3" office:value-type="string" calcext:value-type="string">
            <text:p>Andre Fernandes</text:p>
          </table:table-cell>
          <table:table-cell table:style-name="ce3" office:value-type="string" calcext:value-type="string">
            <text:p>Código do anúncio: 00751</text:p>
            <text:p/>
            <text:p>Área de 490m</text:p>
          </table:table-cell>
          <table:table-cell table:style-name="ce10" office:value-type="string" calcext:value-type="string">
            <text:p><text:a xlink:href="https://sc.olx.com.br/florianopolis-e-regiao/terrenos/terreno-com-490m-no-bairro-cachoeira-do-bom-jesus-em-florianopolis-para-comprar-987869382" xlink:type="simple">https://sc.olx.com.br/florianopolis-e-regiao/terrenos/terreno-com-490m-no-bairro-cachoeira-do-bom-jesus-em-florianopolis-para-comprar-987869382</text:a></text:p>
          </table:table-cell>
          <table:table-cell table:style-name="ce3" office:value-type="string" calcext:value-type="string">
            <text:p>Terrenos</text:p>
          </table:table-cell>
          <table:table-cell table:style-name="ce3" office:value-type="float" office:value="490" calcext:value-type="float">
            <text:p>490</text:p>
          </table:table-cell>
          <table:table-cell table:style-name="ce3" office:value-type="float" office:value="88056100" calcext:value-type="float">
            <text:p>88056100</text:p>
          </table:table-cell>
          <table:table-cell table:style-name="ce3" office:value-type="string" calcext:value-type="string">
            <text:p>Florianopolis</text:p>
          </table:table-cell>
          <table:table-cell table:style-name="ce3" office:value-type="string" calcext:value-type="string">
            <text:p>Cachoeira do Bom Jesus</text:p>
          </table:table-cell>
          <table:table-cell table:style-name="ce3" office:value-type="string" calcext:value-type="string">
            <text:p>Rua Berta Lutz</text:p>
          </table:table-cell>
          <table:table-cell table:number-columns-repeated="2" table:style-name="ce11" office:value-type="float" office:value="0" calcext:value-type="float">
            <text:p>R$0</text:p>
          </table:table-cell>
          <table:table-cell table:style-name="ce9" table:formula="of:=[.C157]/[.H157]" office:value-type="currency" office:currency="R$ " office:value="1324.48979591837" calcext:value-type="currency">
            <text:p>R$ 1,324.49</text:p>
          </table:table-cell>
          <table:table-cell table:number-columns-repeated="1009"/>
        </table:table-row>
        <table:table-row table:style-name="ro1">
          <table:table-cell table:style-name="ce3" office:value-type="float" office:value="155" calcext:value-type="float">
            <text:p>155</text:p>
          </table:table-cell>
          <table:table-cell table:style-name="ce3" office:value-type="string" calcext:value-type="string">
            <text:p>VENDATerreno com 688 metros quadrados em João Paulo - Florianópolis - SC</text:p>
          </table:table-cell>
          <table:table-cell table:style-name="ce8" office:value-type="currency" office:currency="R$ " office:value="1020000" calcext:value-type="currency">
            <text:p>R$ 1,020,000.00</text:p>
          </table:table-cell>
          <table:table-cell table:style-name="ce3" office:value-type="string" calcext:value-type="string">
            <text:p>Ely Antonio Quelho Junior</text:p>
          </table:table-cell>
          <table:table-cell table:style-name="ce3" office:value-type="string" calcext:value-type="string">
            <text:p>Código do anúncio: 22988</text:p>
            <text:p/>
            <text:p>Terreno com 688,23m². </text:p>
            <text:p>  </text:p>
            <text:p> Próximo ao condomínio San Blass.</text:p>
          </table:table-cell>
          <table:table-cell table:style-name="ce10" office:value-type="string" calcext:value-type="string">
            <text:p><text:a xlink:href="https://sc.olx.com.br/florianopolis-e-regiao/terrenos/vendaterreno-com-688-metros-quadrados-em-joao-paulo-florianopolis-sc-948865931" xlink:type="simple">https://sc.olx.com.br/florianopolis-e-regiao/terrenos/vendaterreno-com-688-metros-quadrados-em-joao-paulo-florianopolis-sc-948865931</text:a></text:p>
          </table:table-cell>
          <table:table-cell table:style-name="ce3" office:value-type="string" calcext:value-type="string">
            <text:p>Terrenos</text:p>
          </table:table-cell>
          <table:table-cell table:style-name="ce3" office:value-type="float" office:value="688" calcext:value-type="float">
            <text:p>688</text:p>
          </table:table-cell>
          <table:table-cell table:style-name="ce3" office:value-type="float" office:value="88030300" calcext:value-type="float">
            <text:p>88030300</text:p>
          </table:table-cell>
          <table:table-cell table:style-name="ce3" office:value-type="string" calcext:value-type="string">
            <text:p>Florianopolis</text:p>
          </table:table-cell>
          <table:table-cell table:style-name="ce3" office:value-type="string" calcext:value-type="string">
            <text:p>Joao Paulo</text:p>
          </table:table-cell>
          <table:table-cell table:style-name="ce3" office:value-type="string" calcext:value-type="string">
            <text:p>Rodovia Joao Paulo - ate 1499/1500</text:p>
          </table:table-cell>
          <table:table-cell table:style-name="ce4"/>
          <table:table-cell table:style-name="ce11" office:value-type="float" office:value="1822" calcext:value-type="float">
            <text:p>R$1,822</text:p>
          </table:table-cell>
          <table:table-cell table:style-name="ce9" table:formula="of:=[.C158]/[.H158]" office:value-type="currency" office:currency="R$ " office:value="1482.55813953488" calcext:value-type="currency">
            <text:p>R$ 1,482.56</text:p>
          </table:table-cell>
          <table:table-cell table:number-columns-repeated="1009"/>
        </table:table-row>
        <table:table-row table:style-name="ro1">
          <table:table-cell table:style-name="ce3" office:value-type="float" office:value="156" calcext:value-type="float">
            <text:p>156</text:p>
          </table:table-cell>
          <table:table-cell table:style-name="ce3" office:value-type="string" calcext:value-type="string">
            <text:p>Terreno SÃO JOSÉ - SC</text:p>
          </table:table-cell>
          <table:table-cell table:style-name="ce8" office:value-type="currency" office:currency="R$ " office:value="2800000" calcext:value-type="currency">
            <text:p>R$ 2,800,000.00</text:p>
          </table:table-cell>
          <table:table-cell table:style-name="ce3" office:value-type="string" calcext:value-type="string">
            <text:p>Cambirela Imóveis</text:p>
          </table:table-cell>
          <table:table-cell table:style-name="ce3" office:value-type="string" calcext:value-type="string">
            <text:p>Código do anúncio: 813356</text:p>
            <text:p/>
            <text:p>Terreno plano localizado na área industrial de São José, todo cercado, com a área de 3.804,66m2, próximo a Intelbras. Distando 700 metros da BR 101. Testada de 40,80 metros, fundos 50,66 metros, laterais: direita com 84,84 metros e esquerda com 83,00 metros.</text:p>
          </table:table-cell>
          <table:table-cell table:style-name="ce10" office:value-type="string" calcext:value-type="string">
            <text:p><text:a xlink:href="https://sc.olx.com.br/florianopolis-e-regiao/terrenos/terreno-sao-jose-sc-979551305" xlink:type="simple">https://sc.olx.com.br/florianopolis-e-regiao/terrenos/terreno-sao-jose-sc-979551305</text:a></text:p>
          </table:table-cell>
          <table:table-cell table:style-name="ce3" office:value-type="string" calcext:value-type="string">
            <text:p>Terrenos</text:p>
          </table:table-cell>
          <table:table-cell table:style-name="ce3" office:value-type="float" office:value="3804" calcext:value-type="float">
            <text:p>3804</text:p>
          </table:table-cell>
          <table:table-cell table:style-name="ce3" office:value-type="float" office:value="88104790" calcext:value-type="float">
            <text:p>88104790</text:p>
          </table:table-cell>
          <table:table-cell table:style-name="ce3" office:value-type="string" calcext:value-type="string">
            <text:p>Sao Jose</text:p>
          </table:table-cell>
          <table:table-cell table:style-name="ce3" office:value-type="string" calcext:value-type="string">
            <text:p>Distrito Industrial</text:p>
          </table:table-cell>
          <table:table-cell table:style-name="ce3" office:value-type="string" calcext:value-type="string">
            <text:p>Rua Governador Aderbal Ramos da Silva</text:p>
          </table:table-cell>
          <table:table-cell table:style-name="ce4" table:number-columns-repeated="2"/>
          <table:table-cell table:style-name="ce9" table:formula="of:=[.C159]/[.H159]" office:value-type="currency" office:currency="R$ " office:value="736.067297581493" calcext:value-type="currency">
            <text:p>R$ 736.07</text:p>
          </table:table-cell>
          <table:table-cell table:number-columns-repeated="1009"/>
        </table:table-row>
        <table:table-row table:style-name="ro1">
          <table:table-cell table:style-name="ce3" office:value-type="float" office:value="157" calcext:value-type="float">
            <text:p>157</text:p>
          </table:table-cell>
          <table:table-cell table:style-name="ce3" office:value-type="string" calcext:value-type="string">
            <text:p>Lote/Terreno para venda possui 420 metros quadrados em Serraria - São José - SC</text:p>
          </table:table-cell>
          <table:table-cell table:style-name="ce8" office:value-type="currency" office:currency="R$ " office:value="378000" calcext:value-type="currency">
            <text:p>R$ 378,000.00</text:p>
          </table:table-cell>
          <table:table-cell table:style-name="ce3" office:value-type="string" calcext:value-type="string">
            <text:p>Lucas Nascimento | Diego Ferreira</text:p>
          </table:table-cell>
          <table:table-cell table:style-name="ce3" office:value-type="string" calcext:value-type="string">
            <text:p>Código do anúncio: TE0339</text:p>
            <text:p/>
            <text:p>Terreno Comercial em Serraria - São José  </text:p>
            <text:p>  </text:p>
            <text:p> - Com 420 M² </text:p>
            <text:p> - Terreno de esquina </text:p>
            <text:p> - Plano  </text:p>
            <text:p> - 600 Metros da BR 101 </text:p>
            <text:p>  </text:p>
            <text:p> * PODE SER FINANCIADO * </text:p>
            <text:p>  </text:p>
            <text:p> Ligue e agende sua visita!! </text:p>
            <text:p>  </text:p>
            <text:p> ? Corretor Lucas Nascimento </text:p>
            <text:p> ? Fone:   </text:p>
            <text:p> ? Cresci: 32618  </text:p>
            <text:p>  </text:p>
            <text:p> Valor e disponibilidade podem ser alterados sem aviso prévio.</text:p>
          </table:table-cell>
          <table:table-cell table:style-name="ce10" office:value-type="string" calcext:value-type="string">
            <text:p><text:a xlink:href="https://sc.olx.com.br/florianopolis-e-regiao/terrenos/lote-terreno-para-venda-possui-420-metros-quadrados-em-serraria-sao-jose-sc-987389424" xlink:type="simple">https://sc.olx.com.br/florianopolis-e-regiao/terrenos/lote-terreno-para-venda-possui-420-metros-quadrados-em-serraria-sao-jose-sc-987389424</text:a></text:p>
          </table:table-cell>
          <table:table-cell table:style-name="ce3" office:value-type="string" calcext:value-type="string">
            <text:p>Terrenos</text:p>
          </table:table-cell>
          <table:table-cell table:style-name="ce3" office:value-type="float" office:value="420" calcext:value-type="float">
            <text:p>420</text:p>
          </table:table-cell>
          <table:table-cell table:style-name="ce3" office:value-type="float" office:value="88115000" calcext:value-type="float">
            <text:p>88115000</text:p>
          </table:table-cell>
          <table:table-cell table:style-name="ce3" office:value-type="string" calcext:value-type="string">
            <text:p>Sao Jose</text:p>
          </table:table-cell>
          <table:table-cell table:style-name="ce3" office:value-type="string" calcext:value-type="string">
            <text:p>Serraria</text:p>
          </table:table-cell>
          <table:table-cell table:style-name="ce3" office:value-type="string" calcext:value-type="string">
            <text:p>Rua Heriberto Hulse - de 4180/4181 ao fim</text:p>
          </table:table-cell>
          <table:table-cell table:style-name="ce4" table:number-columns-repeated="2"/>
          <table:table-cell table:style-name="ce9" table:formula="of:=[.C160]/[.H160]" office:value-type="currency" office:currency="R$ " office:value="900" calcext:value-type="currency">
            <text:p>R$ 900.00</text:p>
          </table:table-cell>
          <table:table-cell table:number-columns-repeated="1009"/>
        </table:table-row>
        <table:table-row table:style-name="ro1">
          <table:table-cell table:style-name="ce3" office:value-type="float" office:value="158" calcext:value-type="float">
            <text:p>158</text:p>
          </table:table-cell>
          <table:table-cell table:style-name="ce3" office:value-type="string" calcext:value-type="string">
            <text:p>Terreno barbada em forquilhas</text:p>
          </table:table-cell>
          <table:table-cell table:style-name="ce8" office:value-type="currency" office:currency="R$ " office:value="178000" calcext:value-type="currency">
            <text:p>R$ 178,000.00</text:p>
          </table:table-cell>
          <table:table-cell table:style-name="ce3" office:value-type="string" calcext:value-type="string">
            <text:p>ESEQUIEL DE OLIVEIRA</text:p>
          </table:table-cell>
          <table:table-cell table:style-name="ce3" office:value-type="string" calcext:value-type="string">
            <text:p>Código do anúncio: 2008</text:p>
            <text:p/>
            <text:p>Vendo um terreno plano em forquilhas no loteamento Manoel Melo, com 360 metros medindo 12x30. Ótima oportunidade  não perca entre em contato.</text:p>
          </table:table-cell>
          <table:table-cell table:style-name="ce10" office:value-type="string" calcext:value-type="string">
            <text:p><text:a xlink:href="https://sc.olx.com.br/florianopolis-e-regiao/terrenos/terreno-barbada-em-forquilhas-989460768" xlink:type="simple">https://sc.olx.com.br/florianopolis-e-regiao/terrenos/terreno-barbada-em-forquilhas-989460768</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07550" calcext:value-type="float">
            <text:p>8810755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Joaquim Jose Meurer</text:p>
          </table:table-cell>
          <table:table-cell table:style-name="ce4" table:number-columns-repeated="2"/>
          <table:table-cell table:style-name="ce9" table:formula="of:=[.C161]/[.H161]" office:value-type="currency" office:currency="R$ " office:value="494.444444444444" calcext:value-type="currency">
            <text:p>R$ 494.44</text:p>
          </table:table-cell>
          <table:table-cell table:number-columns-repeated="1009"/>
        </table:table-row>
        <table:table-row table:style-name="ro1">
          <table:table-cell table:style-name="ce3" office:value-type="float" office:value="159" calcext:value-type="float">
            <text:p>159</text:p>
          </table:table-cell>
          <table:table-cell table:style-name="ce3" office:value-type="string" calcext:value-type="string">
            <text:p>Lindo Terreno - 14 X 11</text:p>
          </table:table-cell>
          <table:table-cell table:style-name="ce8" office:value-type="currency" office:currency="R$ " office:value="90000" calcext:value-type="currency">
            <text:p>R$ 90,000.00</text:p>
          </table:table-cell>
          <table:table-cell table:style-name="ce3" office:value-type="string" calcext:value-type="string">
            <text:p>Jaison.martins</text:p>
          </table:table-cell>
          <table:table-cell table:style-name="ce3" office:value-type="string" calcext:value-type="string">
            <text:p>Terreno 14 x 11 = 154 m² (Pra vender rápido, só chama se tiver interesse)</text:p>
            <text:p/>
            <text:p>Só chama se tiver interesse...</text:p>
            <text:p>Direto com o Proprietário</text:p>
            <text:p>(48) 9881... ver número - Jaison</text:p>
            <text:p/>
            <text:p>Pronto para construir </text:p>
            <text:p>Área legalizada para construção </text:p>
            <text:p>Servidão familiar e tranquila</text:p>
            <text:p>Documentos: Contrato de compra e venda, possuo documentação das origens do terreno (todos contratos anteriores), possui inscrição imobiliária da matricula mãe na prefeitura, desmembramento de IPTU já foi dado entrada e pago as taxas, enfim, tudo ok e regularizado. </text:p>
            <text:p/>
            <text:p>Rod. João Gualberto Soares, 6717 - Ingleses do Rio Vermelho</text:p>
            <text:p>Florianópolis - SC, 88060-000</text:p>
          </table:table-cell>
          <table:table-cell table:style-name="ce10" office:value-type="string" calcext:value-type="string">
            <text:p><text:a xlink:href="https://sc.olx.com.br/florianopolis-e-regiao/terrenos/lindo-terreno-14-x-11-963330004" xlink:type="simple">https://sc.olx.com.br/florianopolis-e-regiao/terrenos/lindo-terreno-14-x-11-963330004</text:a></text:p>
          </table:table-cell>
          <table:table-cell table:style-name="ce3" office:value-type="string" calcext:value-type="string">
            <text:p>Terrenos</text:p>
          </table:table-cell>
          <table:table-cell table:style-name="ce3" office:value-type="float" office:value="154" calcext:value-type="float">
            <text:p>154</text:p>
          </table:table-cell>
          <table:table-cell table:style-name="ce3" office:value-type="float" office:value="88060000" calcext:value-type="float">
            <text:p>88060000</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odovia Joao Gualberto Soares - de 4001/4002 a 16999/17000</text:p>
          </table:table-cell>
          <table:table-cell table:number-columns-repeated="2" table:style-name="ce11" office:value-type="float" office:value="0" calcext:value-type="float">
            <text:p>R$0</text:p>
          </table:table-cell>
          <table:table-cell table:style-name="ce9" table:formula="of:=[.C162]/[.H162]" office:value-type="currency" office:currency="R$ " office:value="584.415584415584" calcext:value-type="currency">
            <text:p>R$ 584.42</text:p>
          </table:table-cell>
          <table:table-cell table:number-columns-repeated="1009"/>
        </table:table-row>
        <table:table-row table:style-name="ro1">
          <table:table-cell table:style-name="ce3" office:value-type="float" office:value="160" calcext:value-type="float">
            <text:p>160</text:p>
          </table:table-cell>
          <table:table-cell table:style-name="ce3" office:value-type="string" calcext:value-type="string">
            <text:p>Terreno em condomínio - Moçambique <text:s/>Rio Vermelho - Florianópolis - SC</text:p>
          </table:table-cell>
          <table:table-cell table:style-name="ce8" office:value-type="currency" office:currency="R$ " office:value="298000" calcext:value-type="currency">
            <text:p>R$ 298,000.00</text:p>
          </table:table-cell>
          <table:table-cell table:style-name="ce3" office:value-type="string" calcext:value-type="string">
            <text:p>Imóveis Norberto</text:p>
          </table:table-cell>
          <table:table-cell table:style-name="ce3" office:value-type="string" calcext:value-type="string">
            <text:p>Código do anúncio: TEJULI</text:p>
            <text:p/>
            <text:p>O PRAIA DO MOÇAMBIQUE RESIDENCE, é sem dúvida alguma o mais belo e sofisticado CONDOMÍNIO HORIZONTAL FECHADO de Florianópolis/ SC e com certeza um dos mais sofísticados do Estado de SC . </text:p>
            <text:p>   Este empreendimento oferece uma infraestrutura de um verdadeiro CLUBE RESIDENCIAL à apenas 620m do Mar (Praia do Moçambique ? uma das mais belas praias de FLORIANÓPOLIS, em virtude de toda sua beleza natural.  Limpa e Preservada) .   </text:p>
            <text:p> Este CLUBE RESIDENCIAL oferece: </text:p>
            <text:p> 1-    Pavimentação em Paver em todas as vias automotivas. </text:p>
            <text:p> 2-    7 Pórticos de entrada com arrojada arquitetura. </text:p>
            <text:p> 3-    Muro perimetral na divisa dos condomínios com terceiros extremantes, estranhos aos condomínios. </text:p>
            <text:p> 4-    Portão eletrônico que viabiliza o acesso interior do(s) condomínio(s), para maior comodidade e segurança dos condôminos. </text:p>
            <text:p> 5-    Guarita de apoio na entrada. </text:p>
            <text:p> 6-    Sistema de iluminação da área comum por distribuição subterrânea (sem fiação externa). </text:p>
            <text:p> 7-    Estrutura subterrânea preparada para a distribuição de linhas telefônicas. </text:p>
            <text:p> 8-    Estrutura subterrânea preparada para distribuição de TV a cabo, internet e congêneres. </text:p>
            <text:p> 9-    Rede de água com abastecimento. </text:p>
            <text:p> 10-           Estação de tratamento de esgoto própria, evitando qualquer agressão ao meio ambiente, juntamente com a respectiva rede coletora.  </text:p>
            <text:p> 11-           Arborização com vegetação nativa e jardins. </text:p>
            <text:p> 12-           Playground  </text:p>
            <text:p> 13-           Gazebos com churrasqueira  </text:p>
            <text:p> 14-           Quadra poliesportiva  </text:p>
            <text:p> 15-           Quadra de Tênis  </text:p>
            <text:p> 16-           Campo de futebol com piso de grama  </text:p>
            <text:p> 17-           Salão de Festas Mobiliado e Equipado   </text:p>
            <text:p> 18-           Piscina adulto e Infantil  </text:p>
            <text:p> 19-           Fitness Center Mobiliado e Equipado </text:p>
            <text:p> 20-           Ecogym (pista de caminhada)   </text:p>
            <text:p> 21-           Espaço Gourmet Mobiliado e Equipado </text:p>
            <text:p> 22-           Sauna Seca e Úmida    </text:p>
            <text:p> 23-           Fitness Park (Aparelhos de alongamento ao ar livre)  </text:p>
            <text:p> 24-           Salão de Jogos  </text:p>
            <text:p> 25-           Vestiários  </text:p>
            <text:p> 26-           Espaço Luau com lareira à Gás </text:p>
            <text:p> 27-           Ilha de relaxamento </text:p>
            <text:p> 28-           Piscina semi-olímpica aquecida </text:p>
            <text:p> 29-           Horto </text:p>
            <text:p> 30-           Terraço Espaço Gourmet  </text:p>
            <text:p> 31-            Gerador de ENERGIA EÓLICA para alimentação da estação de tratamento de esgoto  </text:p>
            <text:p>       32-         *  Acesso a pé para a Belíssima PRAIA DO MOÇAMBIQUE , através de 1 PASSARELA* </text:p>
            <text:p> * valores sujeito alteração </text:p>
            <text:p> CRECI 6623 J</text:p>
          </table:table-cell>
          <table:table-cell table:style-name="ce10" office:value-type="string" calcext:value-type="string">
            <text:p><text:a xlink:href="https://sc.olx.com.br/florianopolis-e-regiao/terrenos/terreno-em-condominio-mocambique-rio-vermelho-florianopolis-sc-967732340" xlink:type="simple">https://sc.olx.com.br/florianopolis-e-regiao/terrenos/terreno-em-condominio-mocambique-rio-vermelho-florianopolis-sc-967732340</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60415" calcext:value-type="float">
            <text:p>88060415</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ua Mocambique</text:p>
          </table:table-cell>
          <table:table-cell table:style-name="ce4" table:number-columns-repeated="2"/>
          <table:table-cell table:style-name="ce9" table:formula="of:=[.C163]/[.H163]" office:value-type="currency" office:currency="R$ " office:value="745" calcext:value-type="currency">
            <text:p>R$ 745.00</text:p>
          </table:table-cell>
          <table:table-cell table:number-columns-repeated="1009"/>
        </table:table-row>
        <table:table-row table:style-name="ro1">
          <table:table-cell table:style-name="ce3" office:value-type="float" office:value="161" calcext:value-type="float">
            <text:p>161</text:p>
          </table:table-cell>
          <table:table-cell table:style-name="ce3" office:value-type="string" calcext:value-type="string">
            <text:p>Terreno para Venda em Florianópolis, Sambaqui</text:p>
          </table:table-cell>
          <table:table-cell table:style-name="ce8" office:value-type="currency" office:currency="R$ " office:value="1800000" calcext:value-type="currency">
            <text:p>R$ 1,800,000.00</text:p>
          </table:table-cell>
          <table:table-cell table:style-name="ce3" office:value-type="string" calcext:value-type="string">
            <text:p>VERSATI IMÓVEIS</text:p>
          </table:table-cell>
          <table:table-cell table:style-name="ce3" office:value-type="string" calcext:value-type="string">
            <text:p>Código do anúncio: 87_1-1992868</text:p>
            <text:p/>
            <text:p>Terreno com área de 23.130 m² no Bairro Sambaqui frente mar, lugar tranquilo, ideal para pousada, hotel, residência...terreno documentado e com viabilidade para construção.     OBS:. O preço poderá ser alterado sem prévio aviso por solicitação do proprietário.   ENTRE EM CONTATO, ESCLAREÇA SUAS DUVIDAS E FAÇA UMA PROPOSTA! LIGUE AGORA PARA O NOSSO PLANTÃO E AGENDE JÁ UMA VISITA! - CRECI 30764 www.versatiimoveis.com.br    - Características: Pode ser Financiado,   - Infraestrutura: Estacionamento,   - Proximidades: Bares e Restaurantes,   Observação: 7.650 m² com Matrícula e 15.480 m² com escritura de posse.    Pontos Fortes: Aceita permuta por apartamento em Meia Praia.</text:p>
          </table:table-cell>
          <table:table-cell table:style-name="ce10" office:value-type="string" calcext:value-type="string">
            <text:p><text:a xlink:href="https://sc.olx.com.br/florianopolis-e-regiao/terrenos/terreno-para-venda-em-florianopolis-sambaqui-995928578" xlink:type="simple">https://sc.olx.com.br/florianopolis-e-regiao/terrenos/terreno-para-venda-em-florianopolis-sambaqui-995928578</text:a></text:p>
          </table:table-cell>
          <table:table-cell table:style-name="ce3" office:value-type="string" calcext:value-type="string">
            <text:p>Terrenos</text:p>
          </table:table-cell>
          <table:table-cell table:style-name="ce3" office:value-type="float" office:value="23130" calcext:value-type="float">
            <text:p>23130</text:p>
          </table:table-cell>
          <table:table-cell table:style-name="ce3" office:value-type="float" office:value="88051000" calcext:value-type="float">
            <text:p>88051000</text:p>
          </table:table-cell>
          <table:table-cell table:style-name="ce3" office:value-type="string" calcext:value-type="string">
            <text:p>Florianopolis</text:p>
          </table:table-cell>
          <table:table-cell table:style-name="ce3" office:value-type="string" calcext:value-type="string">
            <text:p>Sambaqui</text:p>
          </table:table-cell>
          <table:table-cell table:style-name="ce3" office:value-type="string" calcext:value-type="string">
            <text:p>Rodovia Gilson da Costa Xavier</text:p>
          </table:table-cell>
          <table:table-cell table:style-name="ce11" office:value-type="float" office:value="0" calcext:value-type="float">
            <text:p>R$0</text:p>
          </table:table-cell>
          <table:table-cell table:style-name="ce11" office:value-type="float" office:value="400" calcext:value-type="float">
            <text:p>R$400</text:p>
          </table:table-cell>
          <table:table-cell table:style-name="ce9" table:formula="of:=[.C164]/[.H164]" office:value-type="currency" office:currency="R$ " office:value="77.8210116731517" calcext:value-type="currency">
            <text:p>R$ 77.82</text:p>
          </table:table-cell>
          <table:table-cell table:number-columns-repeated="1009"/>
        </table:table-row>
        <table:table-row table:style-name="ro1">
          <table:table-cell table:style-name="ce3" office:value-type="float" office:value="162" calcext:value-type="float">
            <text:p>162</text:p>
          </table:table-cell>
          <table:table-cell table:style-name="ce3" office:value-type="string" calcext:value-type="string">
            <text:p>FLORIANóPOLIS - Terreno Padrão - Pântano Do Sul</text:p>
          </table:table-cell>
          <table:table-cell table:style-name="ce8" office:value-type="currency" office:currency="R$ " office:value="220000" calcext:value-type="currency">
            <text:p>R$ 220,000.00</text:p>
          </table:table-cell>
          <table:table-cell table:style-name="ce3" office:value-type="string" calcext:value-type="string">
            <text:p>Habiflex Soluções Imobiliárias</text:p>
          </table:table-cell>
          <table:table-cell table:style-name="ce3" office:value-type="string" calcext:value-type="string">
            <text:p>Código do anúncio: 3552</text:p>
            <text:p/>
            <text:p>Excelente terreno a venda, com 390m², com vista mar no bairro Pântano do Sul. </text:p>
            <text:p>  </text:p>
            <text:p> Terreno plano com medidas de 26 x 15 m. Possui já instalado água encanada e energia elétrica. </text:p>
            <text:p>  </text:p>
            <text:p> Localizado em rua tranquila sem saída, em meio a natureza, e de fácil acesso para o aeroporto, centro e praias do Sul da Ilha! </text:p>
            <text:p>  </text:p>
            <text:p> Agende uma visita com a Habiflex Soluções Imobiliárias e conheça seu novo endereço!</text:p>
          </table:table-cell>
          <table:table-cell table:style-name="ce10" office:value-type="string" calcext:value-type="string">
            <text:p><text:a xlink:href="https://sc.olx.com.br/florianopolis-e-regiao/terrenos/florianopolis-terreno-padrao-pantano-do-sul-972331497" xlink:type="simple">https://sc.olx.com.br/florianopolis-e-regiao/terrenos/florianopolis-terreno-padrao-pantano-do-sul-972331497</text:a></text:p>
          </table:table-cell>
          <table:table-cell table:style-name="ce3" office:value-type="string" calcext:value-type="string">
            <text:p>Terrenos</text:p>
          </table:table-cell>
          <table:table-cell table:style-name="ce3" office:value-type="float" office:value="390" calcext:value-type="float">
            <text:p>390</text:p>
          </table:table-cell>
          <table:table-cell table:style-name="ce3" office:value-type="float" office:value="88067620" calcext:value-type="float">
            <text:p>88067620</text:p>
          </table:table-cell>
          <table:table-cell table:style-name="ce3" office:value-type="string" calcext:value-type="string">
            <text:p>Florianopolis</text:p>
          </table:table-cell>
          <table:table-cell table:style-name="ce3" office:value-type="string" calcext:value-type="string">
            <text:p>Pantano do Sul</text:p>
          </table:table-cell>
          <table:table-cell table:style-name="ce3" office:value-type="string" calcext:value-type="string">
            <text:p>Servidao Mares do Sul</text:p>
          </table:table-cell>
          <table:table-cell table:style-name="ce4"/>
          <table:table-cell table:style-name="ce11" office:value-type="float" office:value="318" calcext:value-type="float">
            <text:p>R$318</text:p>
          </table:table-cell>
          <table:table-cell table:style-name="ce9" table:formula="of:=[.C165]/[.H165]" office:value-type="currency" office:currency="R$ " office:value="564.102564102564" calcext:value-type="currency">
            <text:p>R$ 564.10</text:p>
          </table:table-cell>
          <table:table-cell table:number-columns-repeated="1009"/>
        </table:table-row>
        <table:table-row table:style-name="ro1">
          <table:table-cell table:style-name="ce3" office:value-type="float" office:value="163" calcext:value-type="float">
            <text:p>163</text:p>
          </table:table-cell>
          <table:table-cell table:style-name="ce3" office:value-type="string" calcext:value-type="string">
            <text:p>Terreno Com Linda Vista - 450m² - Pedra Branca Palhoça</text:p>
          </table:table-cell>
          <table:table-cell table:style-name="ce8" office:value-type="currency" office:currency="R$ " office:value="449980" calcext:value-type="currency">
            <text:p>R$ 449,980.00</text:p>
          </table:table-cell>
          <table:table-cell table:style-name="ce3" office:value-type="string" calcext:value-type="string">
            <text:p>Martendal Imóveis</text:p>
          </table:table-cell>
          <table:table-cell table:style-name="ce3" office:value-type="string" calcext:value-type="string">
            <text:p>Terreno 450 m² no Bairro Pedra Branca, próximo ao Passeio e Lago.</text:p>
            <text:p/>
            <text:p>Viabilidade multifamiliar mista, podendo chegar a 8 pavimentos com compra de índice, medindo 15 X 30.</text:p>
            <text:p/>
            <text:p>Ótima localização, local alto e com linda vista.</text:p>
            <text:p/>
            <text:p>Localizado na Cidade Universitária Pedra Branca onde você terá toda a infraestrutura, como lazer com variedade gastronômica, em espaço criativo e cheio de vida num ambiente familiar e ainda com espaço pet para aproveitar com o seu melhor amigo!</text:p>
            <text:p/>
            <text:p>A Pedra Branca possui Supermercado, farmácias, universidade, centro empresarial, boas escolas e demais comércios, garantindo mais conforto e comodidade a você e toda família.</text:p>
            <text:p/>
            <text:p>/Cód: 1870/</text:p>
          </table:table-cell>
          <table:table-cell table:style-name="ce10" office:value-type="string" calcext:value-type="string">
            <text:p><text:a xlink:href="https://sc.olx.com.br/florianopolis-e-regiao/terrenos/terreno-com-linda-vista-450m-pedra-branca-palhoca-878801131" xlink:type="simple">https://sc.olx.com.br/florianopolis-e-regiao/terrenos/terreno-com-linda-vista-450m-pedra-branca-palhoca-878801131</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137265" calcext:value-type="float">
            <text:p>88137265</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s Beija-Flores</text:p>
          </table:table-cell>
          <table:table-cell table:style-name="ce4" table:number-columns-repeated="2"/>
          <table:table-cell table:style-name="ce9" table:formula="of:=[.C166]/[.H166]" office:value-type="currency" office:currency="R$ " office:value="999.955555555555" calcext:value-type="currency">
            <text:p>R$ 999.96</text:p>
          </table:table-cell>
          <table:table-cell table:number-columns-repeated="1009"/>
        </table:table-row>
        <table:table-row table:style-name="ro1">
          <table:table-cell table:style-name="ce3" office:value-type="float" office:value="164" calcext:value-type="float">
            <text:p>164</text:p>
          </table:table-cell>
          <table:table-cell table:style-name="ce3" office:value-type="string" calcext:value-type="string">
            <text:p>Terreno para Venda em Florianópolis, São João do Rio Vermelho</text:p>
          </table:table-cell>
          <table:table-cell table:style-name="ce8" office:value-type="currency" office:currency="R$ " office:value="160000" calcext:value-type="currency">
            <text:p>R$ 160,000.00</text:p>
          </table:table-cell>
          <table:table-cell table:style-name="ce3" office:value-type="string" calcext:value-type="string">
            <text:p>SIDNEI DIAS CORRETOR DE IMOVEIS</text:p>
          </table:table-cell>
          <table:table-cell table:style-name="ce3" office:value-type="string" calcext:value-type="string">
            <text:p>Código do anúncio: J28145_1-2230155</text:p>
            <text:p/>
            <text:p>Terreno para Venda no bairro São João do Rio Vermelho, localizado na cidade de Florianópolis / SC, ponto de referência Direto do Campo Rio Vermelho.  </text:p>
            <text:p>   </text:p>
            <text:p>  Área Total de 270,00 m², Frente do terreno com 10,00 Metros, Lateral esquerda do terreno com 27,50 Metros.  </text:p>
            <text:p>   </text:p>
            <text:p>  Valor do Imóvel R$ 160.000,00.  </text:p>
            <text:p>   </text:p>
            <text:p>  Proximidades: Bares e Restaurantes, Escola, Farmácia, Supermercado.  </text:p>
            <text:p>   </text:p>
            <text:p>  Não aceita financiemnto bancario  </text:p>
            <text:p>   </text:p>
            <text:p>   </text:p>
            <text:p>  - Proximidades: Bares e Restaurantes, Escola, Farmácia, Supermercado,</text:p>
          </table:table-cell>
          <table:table-cell table:style-name="ce10" office:value-type="string" calcext:value-type="string">
            <text:p><text:a xlink:href="https://sc.olx.com.br/florianopolis-e-regiao/terrenos/terreno-para-venda-em-florianopolis-sao-joao-do-rio-vermelho-981691873" xlink:type="simple">https://sc.olx.com.br/florianopolis-e-regiao/terrenos/terreno-para-venda-em-florianopolis-sao-joao-do-rio-vermelho-981691873</text:a></text:p>
          </table:table-cell>
          <table:table-cell table:style-name="ce3" office:value-type="string" calcext:value-type="string">
            <text:p>Terrenos</text:p>
          </table:table-cell>
          <table:table-cell table:style-name="ce3" office:value-type="float" office:value="270" calcext:value-type="float">
            <text:p>270</text:p>
          </table:table-cell>
          <table:table-cell table:style-name="ce3" office:value-type="float" office:value="88060428" calcext:value-type="float">
            <text:p>88060428</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Joao Damas Marques</text:p>
          </table:table-cell>
          <table:table-cell table:style-name="ce4" table:number-columns-repeated="2"/>
          <table:table-cell table:style-name="ce9" table:formula="of:=[.C167]/[.H167]" office:value-type="currency" office:currency="R$ " office:value="592.592592592593" calcext:value-type="currency">
            <text:p>R$ 592.59</text:p>
          </table:table-cell>
          <table:table-cell table:number-columns-repeated="1009"/>
        </table:table-row>
        <table:table-row table:style-name="ro1">
          <table:table-cell table:style-name="ce3" office:value-type="float" office:value="165" calcext:value-type="float">
            <text:p>165</text:p>
          </table:table-cell>
          <table:table-cell table:style-name="ce3" office:value-type="string" calcext:value-type="string">
            <text:p>JI375 - Excelente terreno para chácara em Sorocaba/Biguaçu!</text:p>
          </table:table-cell>
          <table:table-cell table:style-name="ce8" office:value-type="currency" office:currency="R$ " office:value="130000" calcext:value-type="currency">
            <text:p>R$ 130,000.00</text:p>
          </table:table-cell>
          <table:table-cell table:style-name="ce3" office:value-type="string" calcext:value-type="string">
            <text:p>Jeferson Imóveis</text:p>
          </table:table-cell>
          <table:table-cell table:style-name="ce3" office:value-type="string" calcext:value-type="string">
            <text:p>Código do anúncio: JI375</text:p>
            <text:p/>
            <text:p>JI375 - Excelente terreno para chácara em Sorocaba/Biguaçu!  </text:p>
            <text:p>  </text:p>
            <text:p> Bairro Sorocaba </text:p>
            <text:p>  </text:p>
            <text:p> *Terreno com ótima área verde </text:p>
            <text:p> *Cachoeira e água corrente em todo o terreno </text:p>
            <text:p>  </text:p>
            <text:p> OPORTUNIDADE DE VÁRIOS HECTARES </text:p>
            <text:p>  </text:p>
            <text:p> SOMENTE R$130.000,00 CADA HECTAR </text:p>
            <text:p>  </text:p>
            <text:p> CRECI-SC 59.55J </text:p>
            <text:p>  </text:p>
            <text:p> Agende uma visita com nosso corretor de imo?veis!</text:p>
          </table:table-cell>
          <table:table-cell table:style-name="ce10" office:value-type="string" calcext:value-type="string">
            <text:p><text:a xlink:href="https://sc.olx.com.br/florianopolis-e-regiao/terrenos/ji375-excelente-terreno-para-chacara-em-sorocaba-biguacu-967233785" xlink:type="simple">https://sc.olx.com.br/florianopolis-e-regiao/terrenos/ji375-excelente-terreno-para-chacara-em-sorocaba-biguacu-967233785</text:a></text:p>
          </table:table-cell>
          <table:table-cell table:style-name="ce3" office:value-type="string" calcext:value-type="string">
            <text:p>Fazendas</text:p>
          </table:table-cell>
          <table:table-cell table:style-name="ce3" office:value-type="float" office:value="0" calcext:value-type="float">
            <text:p>0</text:p>
          </table:table-cell>
          <table:table-cell table:style-name="ce3" office:value-type="float" office:value="88170970" calcext:value-type="float">
            <text:p>88170970</text:p>
          </table:table-cell>
          <table:table-cell table:number-columns-repeated="2" table:style-name="ce3" office:value-type="string" calcext:value-type="string">
            <text:p>Sorocaba do Sul</text:p>
          </table:table-cell>
          <table:table-cell table:style-name="ce4" table:number-columns-repeated="3"/>
          <table:table-cell table:style-name="ce9" table:formula="of:=[.C168]/[.H168]" office:value-type="string" office:string-value="" calcext:value-type="error">
            <text:p>#DIV/0!</text:p>
          </table:table-cell>
          <table:table-cell table:number-columns-repeated="1009"/>
        </table:table-row>
        <table:table-row table:style-name="ro1">
          <table:table-cell table:style-name="ce3" office:value-type="float" office:value="166" calcext:value-type="float">
            <text:p>166</text:p>
          </table:table-cell>
          <table:table-cell table:style-name="ce3" office:value-type="string" calcext:value-type="string">
            <text:p>Terreno para Venda em Imbituba, Praia do Rosa</text:p>
          </table:table-cell>
          <table:table-cell table:style-name="ce8" office:value-type="currency" office:currency="R$ " office:value="580000" calcext:value-type="currency">
            <text:p>R$ 580,000.00</text:p>
          </table:table-cell>
          <table:table-cell table:style-name="ce3" office:value-type="string" calcext:value-type="string">
            <text:p>Franco Adm de Imoveis Ltda</text:p>
          </table:table-cell>
          <table:table-cell table:style-name="ce3" office:value-type="string" calcext:value-type="string">
            <text:p>Código do anúncio: 738_2-923179</text:p>
            <text:p/>
            <text:p>Excelente terreno de 1.250m², próximo ao centrinho do Rosa, a 100m do Pico da Tribo, ao lado de pousadas.  </text:p>
            <text:p>  Terreno ideal para pousada, casa ou comércio.  </text:p>
            <text:p>  Imóvel com viabilidade para construção e cadastro de IPTU junto a prefeitura.  </text:p>
            <text:p>   </text:p>
            <text:p>   </text:p>
            <text:p>  - Proximidades: Bares e Restaurantes, Escola, Farmácia, Supermercado,</text:p>
          </table:table-cell>
          <table:table-cell table:style-name="ce10" office:value-type="string" calcext:value-type="string">
            <text:p><text:a xlink:href="https://sc.olx.com.br/florianopolis-e-regiao/terrenos/terreno-para-venda-em-imbituba-praia-do-rosa-936817004" xlink:type="simple">https://sc.olx.com.br/florianopolis-e-regiao/terrenos/terreno-para-venda-em-imbituba-praia-do-rosa-936817004</text:a></text:p>
          </table:table-cell>
          <table:table-cell table:style-name="ce3" office:value-type="string" calcext:value-type="string">
            <text:p>Terrenos</text:p>
          </table:table-cell>
          <table:table-cell table:style-name="ce3" office:value-type="float" office:value="1250" calcext:value-type="float">
            <text:p>125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169]/[.H169]" office:value-type="currency" office:currency="R$ " office:value="464" calcext:value-type="currency">
            <text:p>R$ 464.00</text:p>
          </table:table-cell>
          <table:table-cell table:number-columns-repeated="1009"/>
        </table:table-row>
        <table:table-row table:style-name="ro1">
          <table:table-cell table:style-name="ce3" office:value-type="float" office:value="167" calcext:value-type="float">
            <text:p>167</text:p>
          </table:table-cell>
          <table:table-cell table:style-name="ce3" office:value-type="string" calcext:value-type="string">
            <text:p>E.H Lote/Terreno à venda Condomínio Villaggio Verde - Próspera, Criciúma - SC</text:p>
          </table:table-cell>
          <table:table-cell table:style-name="ce8" office:value-type="currency" office:currency="R$ " office:value="599000" calcext:value-type="currency">
            <text:p>R$ 599,000.00</text:p>
          </table:table-cell>
          <table:table-cell table:style-name="ce3" office:value-type="string" calcext:value-type="string">
            <text:p>Exclusive Homes</text:p>
          </table:table-cell>
          <table:table-cell table:style-name="ce3" office:value-type="string" calcext:value-type="string">
            <text:p>Código do anúncio: 11S2FK2</text:p>
            <text:p/>
            <text:p>Pediu área de lazer completa? No Villaggio Verde, você encontra.São mais de 12 mil m² Minicampo de golfe Piscina com raia  02 Quadra de tênis uma sendo de saibro coberta Sala de jogos  03 Salões de Festas Academia Brinquedoteca Playground Campo de FutebolTerreno urbano situado no Condomínio Fechado composto por lotes denominado ?CONDOMÍNIO RESIDENCIAL VILLAGGIO VERDE?, localizado à Rodovia Leonardo Bialecki, Bairro Argentina, em Criciúma/SC, correspondente ao LOTE Nº 10, da QUADRA ?M?, com as seguintes confrontações: Norte, com lote n.º 09; Sul, com área verde 08 do condomínio; e a área de preservação permanente 01 (APP ? 01); Leste, com a Rua Projetada I, e o Lote nº 01 da quadra K; e a Oeste com terras de Henrique Dauro Martinhago e Décio Martinhago. Pertence ao lote n.º 10 as seguintes áreas: área privativa de 917,60m2; área de uso comum de 949,36m2; área real global de 1.866,96m²; fração ideal de 1.866,71m² ou 0,729%; objeto da matrícula individualizada n.º 123.522 do 1º Ofício do Registro de Imóveis de Criciúma/SC, cadastrado na Prefeitura Municipal de Criciúma sob o n.º 101358Perfeito para você viver os seus momentos ao lado de quem mais ama.</text:p>
          </table:table-cell>
          <table:table-cell table:style-name="ce10" office:value-type="string" calcext:value-type="string">
            <text:p><text:a xlink:href="https://sc.olx.com.br/florianopolis-e-regiao/terrenos/e-h-lote-terreno-a-venda-condominio-villaggio-verde-prospera-criciuma-sc-994771987" xlink:type="simple">https://sc.olx.com.br/florianopolis-e-regiao/terrenos/e-h-lote-terreno-a-venda-condominio-villaggio-verde-prospera-criciuma-sc-994771987</text:a></text:p>
          </table:table-cell>
          <table:table-cell table:style-name="ce3" office:value-type="string" calcext:value-type="string">
            <text:p>Terrenos</text:p>
          </table:table-cell>
          <table:table-cell table:style-name="ce3" office:value-type="float" office:value="917" calcext:value-type="float">
            <text:p>917</text:p>
          </table:table-cell>
          <table:table-cell table:style-name="ce3" office:value-type="float" office:value="88813580" calcext:value-type="float">
            <text:p>88813580</text:p>
          </table:table-cell>
          <table:table-cell table:style-name="ce3" office:value-type="string" calcext:value-type="string">
            <text:p>Criciuma</text:p>
          </table:table-cell>
          <table:table-cell table:style-name="ce3" office:value-type="string" calcext:value-type="string">
            <text:p>Argentina</text:p>
          </table:table-cell>
          <table:table-cell table:style-name="ce3" office:value-type="string" calcext:value-type="string">
            <text:p>Rodovia Leonardo Bialecki</text:p>
          </table:table-cell>
          <table:table-cell table:style-name="ce11" office:value-type="float" office:value="250" calcext:value-type="float">
            <text:p>R$250</text:p>
          </table:table-cell>
          <table:table-cell table:style-name="ce11" office:value-type="float" office:value="500" calcext:value-type="float">
            <text:p>R$500</text:p>
          </table:table-cell>
          <table:table-cell table:style-name="ce9" table:formula="of:=[.C170]/[.H170]" office:value-type="currency" office:currency="R$ " office:value="653.217011995638" calcext:value-type="currency">
            <text:p>R$ 653.22</text:p>
          </table:table-cell>
          <table:table-cell table:number-columns-repeated="1009"/>
        </table:table-row>
        <table:table-row table:style-name="ro1">
          <table:table-cell table:style-name="ce3" office:value-type="float" office:value="168" calcext:value-type="float">
            <text:p>168</text:p>
          </table:table-cell>
          <table:table-cell table:style-name="ce3" office:value-type="string" calcext:value-type="string">
            <text:p>Terreno para venda possui 549 metros quadrados, apenas 400 metros da Praia Ingleses do Rio</text:p>
          </table:table-cell>
          <table:table-cell table:style-name="ce8" office:value-type="currency" office:currency="R$ " office:value="550000" calcext:value-type="currency">
            <text:p>R$ 550,000.00</text:p>
          </table:table-cell>
          <table:table-cell table:style-name="ce3" office:value-type="string" calcext:value-type="string">
            <text:p>Helena killiam</text:p>
          </table:table-cell>
          <table:table-cell table:style-name="ce3" office:value-type="string" calcext:value-type="string">
            <text:p>Código do anúncio: 1GQL7KD</text:p>
            <text:p/>
            <text:p>!!Atenção investidor, raridade na área Nobre do bairro dos Ingleses!! </text:p>
            <text:p>  </text:p>
            <text:p> Terreno unifamiliar em avaliação junto a prefeitura para a viabilidade multifamiliar </text:p>
            <text:p> 549m2 aptos para construir </text:p>
            <text:p> Ingleses norte </text:p>
            <text:p> 400 metros da praia dos Ingleses/Gaivotas </text:p>
            <text:p> Melhor localização do Bairro </text:p>
            <text:p> Terreno Plano </text:p>
            <text:p> Escritura Pública </text:p>
            <text:p> Aceita Financiamento </text:p>
            <text:p> Água, luz, esgoto e IPTU regularizado </text:p>
            <text:p>  </text:p>
            <text:p> Não perca essa oportunidade única!!!</text:p>
          </table:table-cell>
          <table:table-cell table:style-name="ce10" office:value-type="string" calcext:value-type="string">
            <text:p><text:a xlink:href="https://sc.olx.com.br/florianopolis-e-regiao/terrenos/terreno-para-venda-possui-549-metros-quadrados-apenas-400-metros-da-praia-ingleses-do-rio-980012969" xlink:type="simple">https://sc.olx.com.br/florianopolis-e-regiao/terrenos/terreno-para-venda-possui-549-metros-quadrados-apenas-400-metros-da-praia-ingleses-do-rio-980012969</text:a></text:p>
          </table:table-cell>
          <table:table-cell table:style-name="ce3" office:value-type="string" calcext:value-type="string">
            <text:p>Terrenos</text:p>
          </table:table-cell>
          <table:table-cell table:style-name="ce3" office:value-type="float" office:value="549" calcext:value-type="float">
            <text:p>549</text:p>
          </table:table-cell>
          <table:table-cell table:style-name="ce3" office:value-type="float" office:value="88058090" calcext:value-type="float">
            <text:p>8805809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o Marisco</text:p>
          </table:table-cell>
          <table:table-cell table:style-name="ce4" table:number-columns-repeated="2"/>
          <table:table-cell table:style-name="ce9" table:formula="of:=[.C171]/[.H171]" office:value-type="currency" office:currency="R$ " office:value="1001.82149362477" calcext:value-type="currency">
            <text:p>R$ 1,001.82</text:p>
          </table:table-cell>
          <table:table-cell table:number-columns-repeated="1009"/>
        </table:table-row>
        <table:table-row table:style-name="ro1">
          <table:table-cell table:style-name="ce3" office:value-type="float" office:value="169" calcext:value-type="float">
            <text:p>169</text:p>
          </table:table-cell>
          <table:table-cell table:style-name="ce3" office:value-type="string" calcext:value-type="string">
            <text:p>Terrenos parcelados em até 120x - Lotes de 360m² a 510m² - ESCRITURADO - PRÓXIMO AO MAR</text:p>
          </table:table-cell>
          <table:table-cell table:style-name="ce8" office:value-type="currency" office:currency="R$ " office:value="65000" calcext:value-type="currency">
            <text:p>R$ 65,000.00</text:p>
          </table:table-cell>
          <table:table-cell table:style-name="ce3" office:value-type="string" calcext:value-type="string">
            <text:p>Diogo Beck</text:p>
          </table:table-cell>
          <table:table-cell table:style-name="ce3" office:value-type="string" calcext:value-type="string">
            <text:p>Código do anúncio: 27358</text:p>
            <text:p/>
            <text:p>Referência: 0380 - DIOGO BECK - SEU CORRETOR NO LITORAL                                           CRECI/SC: 29521 TERRENOS  PARCELADOS PRÓXIMO AO MAR  - SALDO EM ATÉ 120X  Valor: A PARTIR DE  R$ 65.000,00  BEM ESTAR, SEGURANÇA, FACILIDADES, OCUPAÇÃO ORDENADA E ÓTIMA LOCALIZAÇÃO PRÓXIMO AO MAR!!!!   364 TERRENOS COM INFRAESTRUTURA COMPLETA.   LOTES ENTRE  360m² (12,00m X 30,00m) e 510m² (17,00m X 30,00m)   AMPLAS RUAS PAVIMENTADAS, ILUMINADAS E ARBORIZADAS. ÁGUA, ESGOTO E ENERGIA ELÉTRICA PRONTOS EM FRENTE AO SEU TERRENO. PRIMEIRO LOTEAMENTO COM ESTAÇÃO DE TRATAMENTO DE ESGOTO.   MATRÍCULAS INDIVIDUAIS.   ESCRITURA ENTREGUE APÓS QUITAÇÃO DO TERRENO   DISTÂNCIAS: BAS - PORTO ALEGRE: 240 km BAS - FLORIANÓPOLIS: 215 km BAS - BOM JESUS: 115 km BAS - CAXIAS DO SUL: 250 km   LICENÇA AMBIENTAL DE INSTALAÇÃO Nº 4444/2018   BALNEÁRIO ARROIO DO SILVA / SC   DISPONIBILIDADE E VALORES SUJEITOS A CONFIRMAÇÃO.</text:p>
          </table:table-cell>
          <table:table-cell table:style-name="ce10" office:value-type="string" calcext:value-type="string">
            <text:p><text:a xlink:href="https://sc.olx.com.br/florianopolis-e-regiao/terrenos/terrenos-parcelados-em-ate-120x-lotes-de-360m-a-510m-escriturado-proximo-ao-mar-980579618" xlink:type="simple">https://sc.olx.com.br/florianopolis-e-regiao/terrenos/terrenos-parcelados-em-ate-120x-lotes-de-360m-a-510m-escriturado-proximo-ao-mar-980579618</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914000" calcext:value-type="float">
            <text:p>88914000</text:p>
          </table:table-cell>
          <table:table-cell table:style-name="ce3" office:value-type="string" calcext:value-type="string">
            <text:p>Balneario Arroio do Silva</text:p>
          </table:table-cell>
          <table:table-cell table:style-name="ce4" table:number-columns-repeated="4"/>
          <table:table-cell table:style-name="ce9" table:formula="of:=[.C172]/[.H172]" office:value-type="currency" office:currency="R$ " office:value="127.450980392157" calcext:value-type="currency">
            <text:p>R$ 127.45</text:p>
          </table:table-cell>
          <table:table-cell table:number-columns-repeated="1009"/>
        </table:table-row>
        <table:table-row table:style-name="ro1">
          <table:table-cell table:style-name="ce3" office:value-type="float" office:value="170" calcext:value-type="float">
            <text:p>170</text:p>
          </table:table-cell>
          <table:table-cell table:style-name="ce3" office:value-type="string" calcext:value-type="string">
            <text:p>Terreno na praia a 1500m do mar - ESCRITURADO</text:p>
          </table:table-cell>
          <table:table-cell table:style-name="ce8" office:value-type="currency" office:currency="R$ " office:value="40000" calcext:value-type="currency">
            <text:p>R$ 40,000.00</text:p>
          </table:table-cell>
          <table:table-cell table:style-name="ce3" office:value-type="string" calcext:value-type="string">
            <text:p>Diogo Beck</text:p>
          </table:table-cell>
          <table:table-cell table:style-name="ce3" office:value-type="string" calcext:value-type="string">
            <text:p>Código do anúncio: 22050</text:p>
            <text:p/>
            <text:p>Referência: 0230 - DIOGO BECK - SEU CORRETOR NO LITORAL                                           CRECI/SC: 29521 TERRENO NA PRAIA A 1500m DO MAR Área do terreno: 300 m² (12,00 m x 25,00 m) COM ESCRITURA, REGISTRO E TODOS OS IMPOSTOS EM DIA FRENTE SUL B. ARROIO DO SILVA/SC       DISPONIBILIDADE E VALORES SUJEITOS A CONFIRMAÇÃO.             </text:p>
          </table:table-cell>
          <table:table-cell table:style-name="ce10" office:value-type="string" calcext:value-type="string">
            <text:p><text:a xlink:href="https://sc.olx.com.br/florianopolis-e-regiao/terrenos/terreno-na-praia-a-1500m-do-mar-escriturado-994014431" xlink:type="simple">https://sc.olx.com.br/florianopolis-e-regiao/terrenos/terreno-na-praia-a-1500m-do-mar-escriturado-994014431</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14000" calcext:value-type="float">
            <text:p>88914000</text:p>
          </table:table-cell>
          <table:table-cell table:style-name="ce3" office:value-type="string" calcext:value-type="string">
            <text:p>Balneario Arroio do Silva</text:p>
          </table:table-cell>
          <table:table-cell table:style-name="ce4" table:number-columns-repeated="4"/>
          <table:table-cell table:style-name="ce9" table:formula="of:=[.C173]/[.H173]" office:value-type="currency" office:currency="R$ " office:value="133.333333333333" calcext:value-type="currency">
            <text:p>R$ 133.33</text:p>
          </table:table-cell>
          <table:table-cell table:number-columns-repeated="1009"/>
        </table:table-row>
        <table:table-row table:style-name="ro1">
          <table:table-cell table:style-name="ce3" office:value-type="float" office:value="171" calcext:value-type="float">
            <text:p>171</text:p>
          </table:table-cell>
          <table:table-cell table:style-name="ce3" office:value-type="string" calcext:value-type="string">
            <text:p>Terreno Rural / Chácara / Sítio à venda, 36000 m² à venda em Canelinha/SC</text:p>
          </table:table-cell>
          <table:table-cell table:style-name="ce8" office:value-type="currency" office:currency="R$ " office:value="350000" calcext:value-type="currency">
            <text:p>R$ 350,000.00</text:p>
          </table:table-cell>
          <table:table-cell table:style-name="ce3" office:value-type="string" calcext:value-type="string">
            <text:p>MRS Mara Rubia Corretora de Imoveis</text:p>
          </table:table-cell>
          <table:table-cell table:style-name="ce3" office:value-type="string" calcext:value-type="string">
            <text:p>Código do anúncio: CH0030</text:p>
            <text:p>Lindo Terreno para sítio a apenas 4 Km do centro de Canelinha.</text:p>
            <text:p/>
            <text:p>Terreno medindo 45X800 conta com muita natureza, olhos d`agua, açude, muitas palmeiras e local pronto para construir.</text:p>
            <text:p/>
            <text:p>Agende uma visita.</text:p>
            <text:p/>
            <text:p>Para saber mais acesse:</text:p>
            <text:p>www.mrsnegociosimobiliarios.com.br</text:p>
            <text:p/>
            <text:p>Mara Rubia Soares Gomes</text:p>
            <text:p>CRECI 38104 - 27/02/2022</text:p>
          </table:table-cell>
          <table:table-cell table:style-name="ce10" office:value-type="string" calcext:value-type="string">
            <text:p><text:a xlink:href="https://sc.olx.com.br/florianopolis-e-regiao/terrenos/terreno-rural-chacara-sitio-a-venda-36000-m-a-venda-em-canelinha-sc-861644817" xlink:type="simple">https://sc.olx.com.br/florianopolis-e-regiao/terrenos/terreno-rural-chacara-sitio-a-venda-36000-m-a-venda-em-canelinha-sc-861644817</text:a></text:p>
          </table:table-cell>
          <table:table-cell table:style-name="ce3" office:value-type="string" calcext:value-type="string">
            <text:p>Sitios e chacaras</text:p>
          </table:table-cell>
          <table:table-cell table:style-name="ce3" office:value-type="float" office:value="36000" calcext:value-type="float">
            <text:p>36000</text:p>
          </table:table-cell>
          <table:table-cell table:style-name="ce3" office:value-type="float" office:value="88230000" calcext:value-type="float">
            <text:p>88230000</text:p>
          </table:table-cell>
          <table:table-cell table:style-name="ce3" office:value-type="string" calcext:value-type="string">
            <text:p>Canelinha</text:p>
          </table:table-cell>
          <table:table-cell table:style-name="ce4" table:number-columns-repeated="4"/>
          <table:table-cell table:style-name="ce9" table:formula="of:=[.C174]/[.H174]" office:value-type="currency" office:currency="R$ " office:value="9.72222222222222" calcext:value-type="currency">
            <text:p>R$ 9.72</text:p>
          </table:table-cell>
          <table:table-cell table:number-columns-repeated="1009"/>
        </table:table-row>
        <table:table-row table:style-name="ro1">
          <table:table-cell table:style-name="ce3" office:value-type="float" office:value="172" calcext:value-type="float">
            <text:p>172</text:p>
          </table:table-cell>
          <table:table-cell table:style-name="ce3" office:value-type="string" calcext:value-type="string">
            <text:p>terreno - Rio Tavares - Florianópolis</text:p>
          </table:table-cell>
          <table:table-cell table:style-name="ce8" office:value-type="currency" office:currency="R$ " office:value="7000000" calcext:value-type="currency">
            <text:p>R$ 7,000,000.00</text:p>
          </table:table-cell>
          <table:table-cell table:style-name="ce3" office:value-type="string" calcext:value-type="string">
            <text:p>RK Imóveis Locação Anual</text:p>
          </table:table-cell>
          <table:table-cell table:style-name="ce3" office:value-type="string" calcext:value-type="string">
            <text:p>Código do anúncio: TE007958</text:p>
            <text:p/>
            <text:p>Imóvel com matrícula. </text:p>
            <text:p> Terreno com escritura pública na praia do CAMPECHE.  </text:p>
            <text:p> Possibilidade de financiamento bancário. </text:p>
            <text:p> Metragem total com 8.500m², sendo 425m² de frente para uma avenida de passagem, em excelente localização, comércio variado no entorno, escola, restaurantes, ônibus, pertinho do novo acesso ao aeroporto e a poucos minutos das mais belas e límpidas praias do sul de Florianópolis. -</text:p>
          </table:table-cell>
          <table:table-cell table:style-name="ce10" office:value-type="string" calcext:value-type="string">
            <text:p><text:a xlink:href="https://sc.olx.com.br/florianopolis-e-regiao/terrenos/terreno-rio-tavares-florianopolis-994480618" xlink:type="simple">https://sc.olx.com.br/florianopolis-e-regiao/terrenos/terreno-rio-tavares-florianopolis-994480618</text:a></text:p>
          </table:table-cell>
          <table:table-cell table:style-name="ce3" office:value-type="string" calcext:value-type="string">
            <text:p>Terrenos</text:p>
          </table:table-cell>
          <table:table-cell table:style-name="ce3" office:value-type="float" office:value="8500" calcext:value-type="float">
            <text:p>8500</text:p>
          </table:table-cell>
          <table:table-cell table:style-name="ce3" office:value-type="float" office:value="88063700" calcext:value-type="float">
            <text:p>88063700</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Rodovia Francisco Magno Vieira</text:p>
          </table:table-cell>
          <table:table-cell table:style-name="ce4" table:number-columns-repeated="2"/>
          <table:table-cell table:style-name="ce9" table:formula="of:=[.C175]/[.H175]" office:value-type="currency" office:currency="R$ " office:value="823.529411764706" calcext:value-type="currency">
            <text:p>R$ 823.53</text:p>
          </table:table-cell>
          <table:table-cell table:number-columns-repeated="1009"/>
        </table:table-row>
        <table:table-row table:style-name="ro1">
          <table:table-cell table:style-name="ce3" office:value-type="float" office:value="173" calcext:value-type="float">
            <text:p>173</text:p>
          </table:table-cell>
          <table:table-cell table:style-name="ce3" office:value-type="string" calcext:value-type="string">
            <text:p>terreno - Ingleses do Rio Vermelho - Florianópolis</text:p>
          </table:table-cell>
          <table:table-cell table:style-name="ce8" office:value-type="currency" office:currency="R$ " office:value="950000" calcext:value-type="currency">
            <text:p>R$ 950,000.00</text:p>
          </table:table-cell>
          <table:table-cell table:style-name="ce3" office:value-type="string" calcext:value-type="string">
            <text:p>RK Imóveis Locação Anual</text:p>
          </table:table-cell>
          <table:table-cell table:style-name="ce3" office:value-type="string" calcext:value-type="string">
            <text:p>Código do anúncio: TE008208</text:p>
            <text:p/>
            <text:p>IMÓVEL COM MATRÍCULA </text:p>
            <text:p> Terreno Plano, localizado na área nobre da Praia dos Ingleses, de esquina, cerca de 300 metros do mar. Próximo a mercados, fácil acesso à SC 403, circulação de transporte público. Pronto para construção! </text:p>
            <text:p> *residencial Unifamiliar -</text:p>
          </table:table-cell>
          <table:table-cell table:style-name="ce10" office:value-type="string" calcext:value-type="string">
            <text:p><text:a xlink:href="https://sc.olx.com.br/florianopolis-e-regiao/terrenos/terreno-ingleses-do-rio-vermelho-florianopolis-994480585" xlink:type="simple">https://sc.olx.com.br/florianopolis-e-regiao/terrenos/terreno-ingleses-do-rio-vermelho-florianopolis-994480585</text:a></text:p>
          </table:table-cell>
          <table:table-cell table:style-name="ce3" office:value-type="string" calcext:value-type="string">
            <text:p>Terrenos</text:p>
          </table:table-cell>
          <table:table-cell table:style-name="ce3" office:value-type="float" office:value="1043" calcext:value-type="float">
            <text:p>1043</text:p>
          </table:table-cell>
          <table:table-cell table:style-name="ce3" office:value-type="float" office:value="88058539" calcext:value-type="float">
            <text:p>88058539</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Stella Mares</text:p>
          </table:table-cell>
          <table:table-cell table:style-name="ce4" table:number-columns-repeated="2"/>
          <table:table-cell table:style-name="ce9" table:formula="of:=[.C176]/[.H176]" office:value-type="currency" office:currency="R$ " office:value="910.834132310642" calcext:value-type="currency">
            <text:p>R$ 910.83</text:p>
          </table:table-cell>
          <table:table-cell table:number-columns-repeated="1009"/>
        </table:table-row>
        <table:table-row table:style-name="ro1">
          <table:table-cell table:style-name="ce3" office:value-type="float" office:value="174" calcext:value-type="float">
            <text:p>174</text:p>
          </table:table-cell>
          <table:table-cell table:style-name="ce3" office:value-type="string" calcext:value-type="string">
            <text:p>Imóvel na Praia do Rosa com área 1.520m2 na beira da lagoa de Ibiraquera com 6 apartamento</text:p>
          </table:table-cell>
          <table:table-cell table:style-name="ce8" office:value-type="currency" office:currency="R$ " office:value="2000000" calcext:value-type="currency">
            <text:p>R$ 2,000,000.00</text:p>
          </table:table-cell>
          <table:table-cell table:style-name="ce3" office:value-type="string" calcext:value-type="string">
            <text:p>Eduardo Schäffer</text:p>
          </table:table-cell>
          <table:table-cell table:style-name="ce3" office:value-type="string" calcext:value-type="string">
            <text:p>Código do anúncio: 294</text:p>
            <text:p/>
            <text:p>Vende-se imóvel na Praia do Rosa de frente para a lagoa de Ibiraquera com belíssimo por do sol. Área privilegiada com 1.520m2, rua sem saída, na beira da lagoa. Terreno alto, seco e com linda vista. Possui edificação com área total construída de 440m2 com 6 apartamentos, 2 pisos, sendo que 3 apartamentos já estão concluídos. Oportunidade para investir. Possui luz trifásica e água de poço semi-artesiano. Mais informações pelo site ou fone . CRECI 32.791FAs informações estão sujeitas a alterações. Consulte o corretor responsável. Chave do anúncio: W5cT0yTDlFMVllw5</text:p>
          </table:table-cell>
          <table:table-cell table:style-name="ce10" office:value-type="string" calcext:value-type="string">
            <text:p><text:a xlink:href="https://sc.olx.com.br/florianopolis-e-regiao/terrenos/imovel-na-praia-do-rosa-com-area-1-520m2-na-beira-da-lagoa-de-ibiraquera-com-6-apartamento-958330637" xlink:type="simple">https://sc.olx.com.br/florianopolis-e-regiao/terrenos/imovel-na-praia-do-rosa-com-area-1-520m2-na-beira-da-lagoa-de-ibiraquera-com-6-apartamento-958330637</text:a></text:p>
          </table:table-cell>
          <table:table-cell table:style-name="ce3" office:value-type="string" calcext:value-type="string">
            <text:p>Terrenos</text:p>
          </table:table-cell>
          <table:table-cell table:style-name="ce3" office:value-type="float" office:value="1520" calcext:value-type="float">
            <text:p>152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177]/[.H177]" office:value-type="currency" office:currency="R$ " office:value="1315.78947368421" calcext:value-type="currency">
            <text:p>R$ 1,315.79</text:p>
          </table:table-cell>
          <table:table-cell table:number-columns-repeated="1009"/>
        </table:table-row>
        <table:table-row table:style-name="ro1">
          <table:table-cell table:style-name="ce3" office:value-type="float" office:value="175" calcext:value-type="float">
            <text:p>175</text:p>
          </table:table-cell>
          <table:table-cell table:style-name="ce3" office:value-type="string" calcext:value-type="string">
            <text:p>Terreno à 700 metros da lagoa, em Imbituba, litoral de Santa Catarina.</text:p>
          </table:table-cell>
          <table:table-cell table:style-name="ce8" office:value-type="currency" office:currency="R$ " office:value="190000" calcext:value-type="currency">
            <text:p>R$ 190,000.00</text:p>
          </table:table-cell>
          <table:table-cell table:style-name="ce3" office:value-type="string" calcext:value-type="string">
            <text:p>Tomaz Imóveis Ltda. CRECI 2864 J</text:p>
          </table:table-cell>
          <table:table-cell table:style-name="ce3" office:value-type="string" calcext:value-type="string">
            <text:p>Código do anúncio: 595-V</text:p>
            <text:p>Terreno à 700 metros da lagoa, em Imbituba, litoral de Santa Catarina. Terreno plano e seco, à 700 metros da lagoa em Imbituba, litoral de Santa Catarina. Possui uma área total de 720 m², estando em uma ótima localização, próximo ao comércio local, com um fácil acesso a BR 101 e a poucos minutos do Centro da Cidade e das mais belas praias e lagoas da região. Uma ótima oportunidade para você que deseja investir ou construir seu imóvel em um local tranquilo e acolhedor. Não perca essa chance, ligue e agende uma visita com um de nossos corretores. Esta e outras opções você encontra no nosso site www.tomazimoveis.com.br.</text:p>
          </table:table-cell>
          <table:table-cell table:style-name="ce10" office:value-type="string" calcext:value-type="string">
            <text:p><text:a xlink:href="https://sc.olx.com.br/florianopolis-e-regiao/terrenos/terreno-a-700-metros-da-lagoa-em-imbituba-litoral-de-santa-catarina-887185152" xlink:type="simple">https://sc.olx.com.br/florianopolis-e-regiao/terrenos/terreno-a-700-metros-da-lagoa-em-imbituba-litoral-de-santa-catarina-887185152</text:a></text:p>
          </table:table-cell>
          <table:table-cell table:style-name="ce3" office:value-type="string" calcext:value-type="string">
            <text:p>Terrenos</text:p>
          </table:table-cell>
          <table:table-cell table:style-name="ce4"/>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178]/[.H178]" office:value-type="string" office:string-value="" calcext:value-type="error">
            <text:p>#DIV/0!</text:p>
          </table:table-cell>
          <table:table-cell table:number-columns-repeated="1009"/>
        </table:table-row>
        <table:table-row table:style-name="ro1">
          <table:table-cell table:style-name="ce3" office:value-type="float" office:value="176" calcext:value-type="float">
            <text:p>176</text:p>
          </table:table-cell>
          <table:table-cell table:style-name="ce3" office:value-type="string" calcext:value-type="string">
            <text:p>Sítio para Venda em São Pedro de Alcântara, Vila Junckes, 2 dormitórios, 2 banheiros, 1 va</text:p>
          </table:table-cell>
          <table:table-cell table:style-name="ce8" office:value-type="currency" office:currency="R$ " office:value="430000" calcext:value-type="currency">
            <text:p>R$ 430,000.00</text:p>
          </table:table-cell>
          <table:table-cell table:style-name="ce3" office:value-type="string" calcext:value-type="string">
            <text:p>Marcos Aurélio Schutz</text:p>
          </table:table-cell>
          <table:table-cell table:style-name="ce3" office:value-type="string" calcext:value-type="string">
            <text:p>Código do anúncio: SIT 02_2-1291344</text:p>
            <text:p/>
            <text:p>Ótima Oportunidade para você  Sítio com 2.4 hectares  Escritura Pública  Casa 2 piso de material  2 Quartos  2 banheiros  Sala,cozinha e garagem  2 Açudes  Com vista linda para natureza  Valor R$430.000,00    - : Fogão a Lenha, Nascente,   - Proximidades: Escola, Farmácia, Supermercado,</text:p>
          </table:table-cell>
          <table:table-cell table:style-name="ce10" office:value-type="string" calcext:value-type="string">
            <text:p><text:a xlink:href="https://sc.olx.com.br/florianopolis-e-regiao/terrenos/sitio-para-venda-em-sao-pedro-de-alcantara-vila-junckes-2-dormitorios-2-banheiros-1-va-985944788" xlink:type="simple">https://sc.olx.com.br/florianopolis-e-regiao/terrenos/sitio-para-venda-em-sao-pedro-de-alcantara-vila-junckes-2-dormitorios-2-banheiros-1-va-985944788</text:a></text:p>
          </table:table-cell>
          <table:table-cell table:style-name="ce3" office:value-type="string" calcext:value-type="string">
            <text:p>Fazendas</text:p>
          </table:table-cell>
          <table:table-cell table:style-name="ce3" office:value-type="float" office:value="100" calcext:value-type="float">
            <text:p>100</text:p>
          </table:table-cell>
          <table:table-cell table:style-name="ce3" office:value-type="float" office:value="88125000" calcext:value-type="float">
            <text:p>88125000</text:p>
          </table:table-cell>
          <table:table-cell table:style-name="ce3" office:value-type="string" calcext:value-type="string">
            <text:p>Sao Pedro de Alcantara</text:p>
          </table:table-cell>
          <table:table-cell table:style-name="ce4" table:number-columns-repeated="2"/>
          <table:table-cell table:number-columns-repeated="2" table:style-name="ce11" office:value-type="float" office:value="0" calcext:value-type="float">
            <text:p>R$0</text:p>
          </table:table-cell>
          <table:table-cell table:style-name="ce9" table:formula="of:=[.C179]/[.H179]" office:value-type="currency" office:currency="R$ " office:value="4300" calcext:value-type="currency">
            <text:p>R$ 4,300.00</text:p>
          </table:table-cell>
          <table:table-cell table:number-columns-repeated="1009"/>
        </table:table-row>
        <table:table-row table:style-name="ro1">
          <table:table-cell table:style-name="ce3" office:value-type="float" office:value="177" calcext:value-type="float">
            <text:p>177</text:p>
          </table:table-cell>
          <table:table-cell table:style-name="ce3" office:value-type="string" calcext:value-type="string">
            <text:p>Terreno à venda em Araranguá no bairro Mato Alto</text:p>
          </table:table-cell>
          <table:table-cell table:style-name="ce8" office:value-type="currency" office:currency="R$ " office:value="2000000" calcext:value-type="currency">
            <text:p>R$ 2,000,000.00</text:p>
          </table:table-cell>
          <table:table-cell table:style-name="ce3" office:value-type="string" calcext:value-type="string">
            <text:p>Projetar Imóveis</text:p>
          </table:table-cell>
          <table:table-cell table:style-name="ce3" office:value-type="string" calcext:value-type="string">
            <text:p>Código do anúncio: 1210</text:p>
            <text:p/>
            <text:p>Terreno residencial à venda no bairro Mato Alto, Araranguá. Terreno com área total de 3.260m². Conheça o terreno agendando uma visita através de nosso WhatsApp  ou pelo telefone . A Projetar Imóveis conta com uma equipe de corretores qualificados prontos para lhe atender.</text:p>
          </table:table-cell>
          <table:table-cell table:style-name="ce10" office:value-type="string" calcext:value-type="string">
            <text:p><text:a xlink:href="https://sc.olx.com.br/florianopolis-e-regiao/terrenos/terreno-a-venda-em-ararangua-no-bairro-mato-alto-959138269" xlink:type="simple">https://sc.olx.com.br/florianopolis-e-regiao/terrenos/terreno-a-venda-em-ararangua-no-bairro-mato-alto-959138269</text:a></text:p>
          </table:table-cell>
          <table:table-cell table:style-name="ce3" office:value-type="string" calcext:value-type="string">
            <text:p>Terrenos</text:p>
          </table:table-cell>
          <table:table-cell table:style-name="ce3" office:value-type="float" office:value="3260" calcext:value-type="float">
            <text:p>3260</text:p>
          </table:table-cell>
          <table:table-cell table:style-name="ce3" office:value-type="float" office:value="88904142" calcext:value-type="float">
            <text:p>88904142</text:p>
          </table:table-cell>
          <table:table-cell table:style-name="ce3" office:value-type="string" calcext:value-type="string">
            <text:p>Ararangua</text:p>
          </table:table-cell>
          <table:table-cell table:style-name="ce3" office:value-type="string" calcext:value-type="string">
            <text:p>Mato Alto</text:p>
          </table:table-cell>
          <table:table-cell table:style-name="ce3" office:value-type="string" calcext:value-type="string">
            <text:p>Rua Antonio Bertoncini - de 1175/1176 ao fim</text:p>
          </table:table-cell>
          <table:table-cell table:number-columns-repeated="2" table:style-name="ce11" office:value-type="float" office:value="0" calcext:value-type="float">
            <text:p>R$0</text:p>
          </table:table-cell>
          <table:table-cell table:style-name="ce9" table:formula="of:=[.C180]/[.H180]" office:value-type="currency" office:currency="R$ " office:value="613.496932515337" calcext:value-type="currency">
            <text:p>R$ 613.50</text:p>
          </table:table-cell>
          <table:table-cell table:number-columns-repeated="1009"/>
        </table:table-row>
        <table:table-row table:style-name="ro1">
          <table:table-cell table:style-name="ce3" office:value-type="float" office:value="178" calcext:value-type="float">
            <text:p>178</text:p>
          </table:table-cell>
          <table:table-cell table:style-name="ce3" office:value-type="string" calcext:value-type="string">
            <text:p>Lote em <text:s/>Araranguá /Sc PARCELADO ATÉ 96 x</text:p>
          </table:table-cell>
          <table:table-cell table:style-name="ce8" office:value-type="currency" office:currency="R$ " office:value="70000" calcext:value-type="currency">
            <text:p>R$ 70,000.00</text:p>
          </table:table-cell>
          <table:table-cell table:style-name="ce3" office:value-type="string" calcext:value-type="string">
            <text:p>Luciana Machado</text:p>
          </table:table-cell>
          <table:table-cell table:style-name="ce3" office:value-type="string" calcext:value-type="string">
            <text:p>Código do anúncio: a8988b</text:p>
            <text:p/>
            <text:p>Loteamento Flamboynt  </text:p>
            <text:p>  </text:p>
            <text:p> Muito bem localizado </text:p>
            <text:p>  </text:p>
            <text:p> Medindo 13 x 26  </text:p>
            <text:p>  </text:p>
            <text:p> Escriturado  </text:p>
            <text:p>  </text:p>
            <text:p> Rua pavimentada  </text:p>
            <text:p>  </text:p>
            <text:p> 10% de entrada restante até 96 x</text:p>
          </table:table-cell>
          <table:table-cell table:style-name="ce10" office:value-type="string" calcext:value-type="string">
            <text:p><text:a xlink:href="https://sc.olx.com.br/florianopolis-e-regiao/terrenos/lote-em-ararangua-sc-parcelado-ate-96-x-972869715" xlink:type="simple">https://sc.olx.com.br/florianopolis-e-regiao/terrenos/lote-em-ararangua-sc-parcelado-ate-96-x-972869715</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05589" calcext:value-type="float">
            <text:p>88905589</text:p>
          </table:table-cell>
          <table:table-cell table:style-name="ce3" office:value-type="string" calcext:value-type="string">
            <text:p>Ararangua</text:p>
          </table:table-cell>
          <table:table-cell table:style-name="ce3" office:value-type="string" calcext:value-type="string">
            <text:p>Caverazinho</text:p>
          </table:table-cell>
          <table:table-cell table:style-name="ce3" office:value-type="string" calcext:value-type="string">
            <text:p>Rua Adelia Paulino Martins</text:p>
          </table:table-cell>
          <table:table-cell table:style-name="ce4" table:number-columns-repeated="2"/>
          <table:table-cell table:style-name="ce9" table:formula="of:=[.C181]/[.H181]" office:value-type="string" office:string-value="" calcext:value-type="error">
            <text:p>#DIV/0!</text:p>
          </table:table-cell>
          <table:table-cell table:number-columns-repeated="1009"/>
        </table:table-row>
        <table:table-row table:style-name="ro1">
          <table:table-cell table:style-name="ce3" office:value-type="float" office:value="179" calcext:value-type="float">
            <text:p>179</text:p>
          </table:table-cell>
          <table:table-cell table:style-name="ce3" office:value-type="string" calcext:value-type="string">
            <text:p>Terreno top à venda 312,50 m² por R$ 90.000,00 Areias claras- Balneário Gaivota/SC</text:p>
          </table:table-cell>
          <table:table-cell table:style-name="ce8" office:value-type="currency" office:currency="R$ " office:value="90000" calcext:value-type="currency">
            <text:p>R$ 90,000.00</text:p>
          </table:table-cell>
          <table:table-cell table:style-name="ce3" office:value-type="string" calcext:value-type="string">
            <text:p>Dedetavares77</text:p>
          </table:table-cell>
          <table:table-cell table:style-name="ce3" office:value-type="string" calcext:value-type="string">
            <text:p>Terreno escriturado para Venda no bairro Areias Claras, localizado na cidade de Balneário Gaivota / SC.</text:p>
            <text:p/>
            <text:p>Área do Terreno com 312,50 m² (12,5x25m).</text:p>
            <text:p/>
            <text:p>Valor do Imóvel R$ 90.000,00.</text:p>
            <text:p/>
            <text:p>Lote a 350 metros do mar.</text:p>
            <text:p/>
            <text:p>Posição Frente mar.</text:p>
            <text:p/>
            <text:p>A 50 metros do playground (quase na frente)</text:p>
            <text:p/>
            <text:p>Interessados contatar pelo watts (48) 9919... ver número Daiane Lang Imóveis</text:p>
          </table:table-cell>
          <table:table-cell table:style-name="ce10" office:value-type="string" calcext:value-type="string">
            <text:p><text:a xlink:href="https://sc.olx.com.br/florianopolis-e-regiao/terrenos/terreno-top-a-venda-312-50-m-por-r-90-000-00-areias-claras-balneario-gaivota-sc-976284748" xlink:type="simple">https://sc.olx.com.br/florianopolis-e-regiao/terrenos/terreno-top-a-venda-312-50-m-por-r-90-000-00-areias-claras-balneario-gaivota-sc-976284748</text:a></text:p>
          </table:table-cell>
          <table:table-cell table:style-name="ce3" office:value-type="string" calcext:value-type="string">
            <text:p>Terrenos</text:p>
          </table:table-cell>
          <table:table-cell table:style-name="ce3" office:value-type="float" office:value="312" calcext:value-type="float">
            <text:p>312</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182]/[.H182]" office:value-type="currency" office:currency="R$ " office:value="288.461538461538" calcext:value-type="currency">
            <text:p>R$ 288.46</text:p>
          </table:table-cell>
          <table:table-cell table:number-columns-repeated="1009"/>
        </table:table-row>
        <table:table-row table:style-name="ro1">
          <table:table-cell table:style-name="ce3" office:value-type="float" office:value="180" calcext:value-type="float">
            <text:p>180</text:p>
          </table:table-cell>
          <table:table-cell table:style-name="ce3" office:value-type="string" calcext:value-type="string">
            <text:p>Grande Lote no Campeche/Rio Tavares</text:p>
          </table:table-cell>
          <table:table-cell table:style-name="ce8" office:value-type="currency" office:currency="R$ " office:value="7290000" calcext:value-type="currency">
            <text:p>R$ 7,290,000.00</text:p>
          </table:table-cell>
          <table:table-cell table:style-name="ce3" office:value-type="string" calcext:value-type="string">
            <text:p>Diogo Fernando de Souza</text:p>
          </table:table-cell>
          <table:table-cell table:style-name="ce3" office:value-type="string" calcext:value-type="string">
            <text:p>Código do anúncio: TE008753</text:p>
            <text:p/>
            <text:p>Excelente área muito bem localizada no coração do Campeche e Rio Tavares com 5.870 m2 de terreno.Com 5 edificações totalizando 1.190m², sendo uma casa central, mais 11 apartamentos tipo Lofts / casas, no coração do Rio Tavares, próximo a Restaurantes, Supermercados, Farmácias, etc.Com 470m2 de AMC 2.5 (Viabilidade para comercio) e 5.400m2 de ARP 2.4.Agende uma visita agora e vamos conversar!Contato/WhatsApp: Atenciosamente,Diogo Fernando de Souza: CRECI-SC 32.236Consultor de Imóveis associado na Buzz Inteligência Imobiliária.Ser corretor de imóveis é não ter que trabalhar um dia sequer na vida, nossa missão é entender para ajudar as pessoas.As informações estão sujeitas a alterações. Consulte o corretor responsável. Chave do anúncio: 0wuHqOGiMAexhBfq</text:p>
          </table:table-cell>
          <table:table-cell table:style-name="ce10" office:value-type="string" calcext:value-type="string">
            <text:p><text:a xlink:href="https://sc.olx.com.br/florianopolis-e-regiao/terrenos/grande-lote-no-campeche-rio-tavares-988530903" xlink:type="simple">https://sc.olx.com.br/florianopolis-e-regiao/terrenos/grande-lote-no-campeche-rio-tavares-988530903</text:a></text:p>
          </table:table-cell>
          <table:table-cell table:style-name="ce3" office:value-type="string" calcext:value-type="string">
            <text:p>Terrenos</text:p>
          </table:table-cell>
          <table:table-cell table:style-name="ce3" office:value-type="float" office:value="5870" calcext:value-type="float">
            <text:p>5870</text:p>
          </table:table-cell>
          <table:table-cell table:style-name="ce3" office:value-type="float" office:value="88048300" calcext:value-type="float">
            <text:p>88048300</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Rodovia Doutor Antonio Luiz Moura Gonzaga - ate 2545/2546</text:p>
          </table:table-cell>
          <table:table-cell table:number-columns-repeated="2" table:style-name="ce11" office:value-type="float" office:value="0" calcext:value-type="float">
            <text:p>R$0</text:p>
          </table:table-cell>
          <table:table-cell table:style-name="ce9" table:formula="of:=[.C183]/[.H183]" office:value-type="currency" office:currency="R$ " office:value="1241.90800681431" calcext:value-type="currency">
            <text:p>R$ 1,241.91</text:p>
          </table:table-cell>
          <table:table-cell table:number-columns-repeated="1009"/>
        </table:table-row>
        <table:table-row table:style-name="ro1">
          <table:table-cell table:style-name="ce3" office:value-type="float" office:value="181" calcext:value-type="float">
            <text:p>181</text:p>
          </table:table-cell>
          <table:table-cell table:style-name="ce3" office:value-type="string" calcext:value-type="string">
            <text:p>Lote no loteamento jardim Carolina</text:p>
          </table:table-cell>
          <table:table-cell table:style-name="ce8" office:value-type="currency" office:currency="R$ " office:value="700000" calcext:value-type="currency">
            <text:p>R$ 700,000.00</text:p>
          </table:table-cell>
          <table:table-cell table:style-name="ce3" office:value-type="string" calcext:value-type="string">
            <text:p>Imobiliária Biguaçu</text:p>
          </table:table-cell>
          <table:table-cell table:style-name="ce3" office:value-type="string" calcext:value-type="string">
            <text:p>Código do anúncio: 3464</text:p>
            <text:p>Ótimos lotes para investimento! Localizados no bairro Areias de Cima no município Governador Celso Ramos. São 06 lotes lado a lado vendidos preferencialmente em conjunto. Possuem as seguintes metragens:</text:p>
            <text:p>- 465,00m²;</text:p>
            <text:p>- 525,00m²;</text:p>
            <text:p>- 585,00m²;</text:p>
            <text:p>- 605,00m²;</text:p>
            <text:p>- 705,00m²;</text:p>
            <text:p>- 765,00m², Total de 3.650m². Aceita proposta. Entre em contato e agende sua visita. A equipe Imobiliária Biguaçu está à disposição para lhe proporcionar a melhor experiência!</text:p>
          </table:table-cell>
          <table:table-cell table:style-name="ce10" office:value-type="string" calcext:value-type="string">
            <text:p><text:a xlink:href="https://sc.olx.com.br/florianopolis-e-regiao/terrenos/lote-no-loteamento-jardim-carolina-902716226" xlink:type="simple">https://sc.olx.com.br/florianopolis-e-regiao/terrenos/lote-no-loteamento-jardim-carolina-902716226</text:a></text:p>
          </table:table-cell>
          <table:table-cell table:style-name="ce3" office:value-type="string" calcext:value-type="string">
            <text:p>Terrenos</text:p>
          </table:table-cell>
          <table:table-cell table:style-name="ce3" office:value-type="float" office:value="3650" calcext:value-type="float">
            <text:p>365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3"/>
          <table:table-cell table:style-name="ce11" office:value-type="float" office:value="0" calcext:value-type="float">
            <text:p>R$0</text:p>
          </table:table-cell>
          <table:table-cell table:style-name="ce9" table:formula="of:=[.C184]/[.H184]" office:value-type="currency" office:currency="R$ " office:value="191.780821917808" calcext:value-type="currency">
            <text:p>R$ 191.78</text:p>
          </table:table-cell>
          <table:table-cell table:number-columns-repeated="1009"/>
        </table:table-row>
        <table:table-row table:style-name="ro1">
          <table:table-cell table:style-name="ce3" office:value-type="float" office:value="182" calcext:value-type="float">
            <text:p>182</text:p>
          </table:table-cell>
          <table:table-cell table:style-name="ce3" office:value-type="string" calcext:value-type="string">
            <text:p>Terreno a 50 metros do mar com ótimo preço em Balneário Gaivota!</text:p>
          </table:table-cell>
          <table:table-cell table:style-name="ce8" office:value-type="currency" office:currency="R$ " office:value="42000" calcext:value-type="currency">
            <text:p>R$ 42,000.00</text:p>
          </table:table-cell>
          <table:table-cell table:style-name="ce3" office:value-type="string" calcext:value-type="string">
            <text:p>Litoral Imóveis</text:p>
          </table:table-cell>
          <table:table-cell table:style-name="ce3" office:value-type="string" calcext:value-type="string">
            <text:p>Localizado no bairro Lagoinhas </text:p>
            <text:p>50 metros do mar</text:p>
            <text:p>Escriturados e IPTU em dia</text:p>
            <text:p>Energia elétrica</text:p>
            <text:p>Bairro em constante crescimento </text:p>
            <text:p/>
            <text:p>Valor R$ 42.000,00</text:p>
            <text:p/>
            <text:p>Mais informações (48)... ver número Juliana </text:p>
            <text:p/>
          </table:table-cell>
          <table:table-cell table:style-name="ce10" office:value-type="string" calcext:value-type="string">
            <text:p><text:a xlink:href="https://sc.olx.com.br/florianopolis-e-regiao/terrenos/terreno-a-50-metros-do-mar-com-otimo-preco-em-balneario-gaivota-964482708" xlink:type="simple">https://sc.olx.com.br/florianopolis-e-regiao/terrenos/terreno-a-50-metros-do-mar-com-otimo-preco-em-balneario-gaivota-964482708</text:a></text:p>
          </table:table-cell>
          <table:table-cell table:style-name="ce3" office:value-type="string" calcext:value-type="string">
            <text:p>Terrenos</text:p>
          </table:table-cell>
          <table:table-cell table:style-name="ce4"/>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185]/[.H185]" office:value-type="string" office:string-value="" calcext:value-type="error">
            <text:p>#DIV/0!</text:p>
          </table:table-cell>
          <table:table-cell table:number-columns-repeated="1009"/>
        </table:table-row>
        <table:table-row table:style-name="ro1">
          <table:table-cell table:style-name="ce3" office:value-type="float" office:value="183" calcext:value-type="float">
            <text:p>183</text:p>
          </table:table-cell>
          <table:table-cell table:style-name="ce3" office:value-type="string" calcext:value-type="string">
            <text:p>Terreno para Venda em Palhoça/SC</text:p>
          </table:table-cell>
          <table:table-cell table:style-name="ce8" office:value-type="currency" office:currency="R$ " office:value="250000" calcext:value-type="currency">
            <text:p>R$ 250,000.00</text:p>
          </table:table-cell>
          <table:table-cell table:style-name="ce3" office:value-type="string" calcext:value-type="string">
            <text:p>CORRETOR JACSON <text:s/>SCHMIDT</text:p>
          </table:table-cell>
          <table:table-cell table:style-name="ce3" office:value-type="string" calcext:value-type="string">
            <text:p>Código do anúncio: IMOB130</text:p>
            <text:p/>
            <text:p>-Terreno na Praia de Fora em Palhoça, 2 quadras da praia, 518 m², plano, murado, escritura pública, IPTU.- Viabilidade para até 4 pavimentos,(à atualizar)- Vista mar, construção acima de dois pavimentos.- Praia própria para banho, pesca, pista de caminhada, sombra a beira da praia, lugar familiar, próximo a posto de saúde, mercearias, peixarias e de fácil acesso a BR 101 sentido norte e sul.</text:p>
          </table:table-cell>
          <table:table-cell table:style-name="ce10" office:value-type="string" calcext:value-type="string">
            <text:p><text:a xlink:href="https://sc.olx.com.br/florianopolis-e-regiao/terrenos/terreno-para-venda-em-palhoca-sc-999872851" xlink:type="simple">https://sc.olx.com.br/florianopolis-e-regiao/terrenos/terreno-para-venda-em-palhoca-sc-999872851</text:a></text:p>
          </table:table-cell>
          <table:table-cell table:style-name="ce3" office:value-type="string" calcext:value-type="string">
            <text:p>Terrenos</text:p>
          </table:table-cell>
          <table:table-cell table:style-name="ce4"/>
          <table:table-cell table:style-name="ce3" office:value-type="float" office:value="88138380" calcext:value-type="float">
            <text:p>88138380</text:p>
          </table:table-cell>
          <table:table-cell table:style-name="ce3" office:value-type="string" calcext:value-type="string">
            <text:p>Palhoca</text:p>
          </table:table-cell>
          <table:table-cell table:style-name="ce3" office:value-type="string" calcext:value-type="string">
            <text:p>Praia de Fora</text:p>
          </table:table-cell>
          <table:table-cell table:style-name="ce3" office:value-type="string" calcext:value-type="string">
            <text:p>Rua Eduardo Germano Schutz</text:p>
          </table:table-cell>
          <table:table-cell table:style-name="ce11" office:value-type="float" office:value="0" calcext:value-type="float">
            <text:p>R$0</text:p>
          </table:table-cell>
          <table:table-cell table:style-name="ce11" office:value-type="float" office:value="700" calcext:value-type="float">
            <text:p>R$700</text:p>
          </table:table-cell>
          <table:table-cell table:style-name="ce9" table:formula="of:=[.C186]/[.H186]" office:value-type="string" office:string-value="" calcext:value-type="error">
            <text:p>#DIV/0!</text:p>
          </table:table-cell>
          <table:table-cell table:number-columns-repeated="1009"/>
        </table:table-row>
        <table:table-row table:style-name="ro1">
          <table:table-cell table:style-name="ce3" office:value-type="float" office:value="184" calcext:value-type="float">
            <text:p>184</text:p>
          </table:table-cell>
          <table:table-cell table:style-name="ce3" office:value-type="string" calcext:value-type="string">
            <text:p>RESIDENCIAL BREMEN</text:p>
          </table:table-cell>
          <table:table-cell table:style-name="ce8" office:value-type="currency" office:currency="R$ " office:value="185171" calcext:value-type="currency">
            <text:p>R$ 185,171.00</text:p>
          </table:table-cell>
          <table:table-cell table:style-name="ce3" office:value-type="string" calcext:value-type="string">
            <text:p>Imobiliária Biguaçu</text:p>
          </table:table-cell>
          <table:table-cell table:style-name="ce3" office:value-type="string" calcext:value-type="string">
            <text:p>Código do anúncio: 3752</text:p>
            <text:p>Lotes a partir de 360 m² Um lugar especial para viver com a sua Família. De agora em diante, sua rotina ganha novos significados. Todo dia um novo motivo para sorrir.</text:p>
            <text:p>Antônio Carlos acaba de receber o Residencial Bremen,um novo conceito em morar bem, assinado pela Costa Sul Urbanismo. R: nº .3 - 46.721. Imagens meramente ilustrativas.</text:p>
          </table:table-cell>
          <table:table-cell table:style-name="ce10" office:value-type="string" calcext:value-type="string">
            <text:p><text:a xlink:href="https://sc.olx.com.br/florianopolis-e-regiao/terrenos/residencial-bremen-868787687" xlink:type="simple">https://sc.olx.com.br/florianopolis-e-regiao/terrenos/residencial-bremen-868787687</text:a></text:p>
          </table:table-cell>
          <table:table-cell table:style-name="ce3" office:value-type="string" calcext:value-type="string">
            <text:p>Terrenos</text:p>
          </table:table-cell>
          <table:table-cell table:style-name="ce3" office:value-type="float" office:value="369" calcext:value-type="float">
            <text:p>369</text:p>
          </table:table-cell>
          <table:table-cell table:style-name="ce3" office:value-type="float" office:value="88180000" calcext:value-type="float">
            <text:p>88180000</text:p>
          </table:table-cell>
          <table:table-cell table:style-name="ce3" office:value-type="string" calcext:value-type="string">
            <text:p>Antonio Carlos</text:p>
          </table:table-cell>
          <table:table-cell table:style-name="ce4" table:number-columns-repeated="3"/>
          <table:table-cell table:style-name="ce11" office:value-type="float" office:value="0" calcext:value-type="float">
            <text:p>R$0</text:p>
          </table:table-cell>
          <table:table-cell table:style-name="ce9" table:formula="of:=[.C187]/[.H187]" office:value-type="currency" office:currency="R$ " office:value="501.818428184282" calcext:value-type="currency">
            <text:p>R$ 501.82</text:p>
          </table:table-cell>
          <table:table-cell table:number-columns-repeated="1009"/>
        </table:table-row>
        <table:table-row table:style-name="ro1">
          <table:table-cell table:style-name="ce3" office:value-type="float" office:value="185" calcext:value-type="float">
            <text:p>185</text:p>
          </table:table-cell>
          <table:table-cell table:style-name="ce3" office:value-type="string" calcext:value-type="string">
            <text:p>Terreno à venda, área de 5.596,00m² por R$ 348.000,00 - Paraíso - Criciúma/SC</text:p>
          </table:table-cell>
          <table:table-cell table:style-name="ce8" office:value-type="currency" office:currency="R$ " office:value="348000" calcext:value-type="currency">
            <text:p>R$ 348,000.00</text:p>
          </table:table-cell>
          <table:table-cell table:style-name="ce3" office:value-type="string" calcext:value-type="string">
            <text:p>Imóbiliaria Pinho</text:p>
          </table:table-cell>
          <table:table-cell table:style-name="ce3" office:value-type="string" calcext:value-type="string">
            <text:p>Código do anúncio: TE0071</text:p>
            <text:p/>
            <text:p>Imóvel de propriedade do Banco disponibilizado para Venda Direta Extrajudicial.ASSESSORIA GRATUITA! SEM CUSTO DE COMISSÃO!Descrição:Terreno com área de 5.596,00m², situado a Rua Hegydio José Maciel, S/N, Bairro Pinheirinho, Criciúma/SC. Com as seguintes confrontações: Norte, 99 metros com Ademir Nereu Custodia Vieira; Sul, 102,2 metros da Estrada de Ferro; Leste, 44,5 metros com Industria de Confecções Nuernberg Ltda, Oeste, 69 metros com a Rua Hegydio José Maciel (antiga Rua 549).Endereço: Rua Hegydio José Maciel, s/nº, Bairro Paraíso, Criciúma/SC.Situação: Desocupado.Valor de Venda: R$ 348.000,00Obs: Valor de Avaliação: R$ 580.000,00Formas de pagamento:* Somente À vista, com Recursos Próprios, em Reais.Informações Complementares:Adquiri-se o imóvel no estado de ocupação e conservação em que se encontrando, arcando o Comprador, se for o caso, com os encargos necessários com a reforma e/ou desocupação do bem.Obs: Para construção consultar órgãos competentes.Gostou? Ligue Agora e solicite maiores informações!Contato:Imobiliária Pinho - Creci/SC 3.040-j | whatsappwww.pinho.imb.br -</text:p>
          </table:table-cell>
          <table:table-cell table:style-name="ce10" office:value-type="string" calcext:value-type="string">
            <text:p><text:a xlink:href="https://sc.olx.com.br/florianopolis-e-regiao/terrenos/terreno-a-venda-area-de-5-596-00m-por-r-348-000-00-paraiso-criciuma-sc-999501069" xlink:type="simple">https://sc.olx.com.br/florianopolis-e-regiao/terrenos/terreno-a-venda-area-de-5-596-00m-por-r-348-000-00-paraiso-criciuma-sc-999501069</text:a></text:p>
          </table:table-cell>
          <table:table-cell table:style-name="ce3" office:value-type="string" calcext:value-type="string">
            <text:p>Terrenos</text:p>
          </table:table-cell>
          <table:table-cell table:style-name="ce3" office:value-type="float" office:value="6" calcext:value-type="float">
            <text:p>6</text:p>
          </table:table-cell>
          <table:table-cell table:style-name="ce3" office:value-type="float" office:value="88805180" calcext:value-type="float">
            <text:p>88805180</text:p>
          </table:table-cell>
          <table:table-cell table:style-name="ce3" office:value-type="string" calcext:value-type="string">
            <text:p>Criciuma</text:p>
          </table:table-cell>
          <table:table-cell table:style-name="ce3" office:value-type="string" calcext:value-type="string">
            <text:p>Paraiso</text:p>
          </table:table-cell>
          <table:table-cell table:style-name="ce3" office:value-type="string" calcext:value-type="string">
            <text:p>Rua Hegydio Jose Maciel</text:p>
          </table:table-cell>
          <table:table-cell table:number-columns-repeated="2" table:style-name="ce11" office:value-type="float" office:value="0" calcext:value-type="float">
            <text:p>R$0</text:p>
          </table:table-cell>
          <table:table-cell table:style-name="ce9" table:formula="of:=[.C188]/[.H188]" office:value-type="currency" office:currency="R$ " office:value="58000" calcext:value-type="currency">
            <text:p>R$ 58,000.00</text:p>
          </table:table-cell>
          <table:table-cell table:number-columns-repeated="1009"/>
        </table:table-row>
        <table:table-row table:style-name="ro1">
          <table:table-cell table:style-name="ce3" office:value-type="float" office:value="186" calcext:value-type="float">
            <text:p>186</text:p>
          </table:table-cell>
          <table:table-cell table:style-name="ce3" office:value-type="string" calcext:value-type="string">
            <text:p>Terreno plano no Bairro Ipiranga</text:p>
          </table:table-cell>
          <table:table-cell table:style-name="ce8" office:value-type="currency" office:currency="R$ " office:value="259000" calcext:value-type="currency">
            <text:p>R$ 259,000.00</text:p>
          </table:table-cell>
          <table:table-cell table:style-name="ce3" office:value-type="string" calcext:value-type="string">
            <text:p>SCHEILA DE AZEVEDO</text:p>
          </table:table-cell>
          <table:table-cell table:style-name="ce3" office:value-type="string" calcext:value-type="string">
            <text:p>Código do anúncio: T051</text:p>
            <text:p/>
            <text:p>Lindo terreno com 364m², plano, em uma excelente localização no bairro Ipiranga, apenas 50m da Avenida das Torres. </text:p>
            <text:p> Ótimo para investidor!! </text:p>
            <text:p> Entre em contato.</text:p>
          </table:table-cell>
          <table:table-cell table:style-name="ce10" office:value-type="string" calcext:value-type="string">
            <text:p><text:a xlink:href="https://sc.olx.com.br/florianopolis-e-regiao/terrenos/terreno-plano-no-bairro-ipiranga-994911187" xlink:type="simple">https://sc.olx.com.br/florianopolis-e-regiao/terrenos/terreno-plano-no-bairro-ipiranga-994911187</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111515" calcext:value-type="float">
            <text:p>88111515</text:p>
          </table:table-cell>
          <table:table-cell table:style-name="ce3" office:value-type="string" calcext:value-type="string">
            <text:p>Sao Jose</text:p>
          </table:table-cell>
          <table:table-cell table:style-name="ce3" office:value-type="string" calcext:value-type="string">
            <text:p>Ipiranga</text:p>
          </table:table-cell>
          <table:table-cell table:style-name="ce3" office:value-type="string" calcext:value-type="string">
            <text:p>Rua Ana Maria Varela Passos</text:p>
          </table:table-cell>
          <table:table-cell table:style-name="ce4" table:number-columns-repeated="2"/>
          <table:table-cell table:style-name="ce9" table:formula="of:=[.C189]/[.H189]" office:value-type="string" office:string-value="" calcext:value-type="error">
            <text:p>#DIV/0!</text:p>
          </table:table-cell>
          <table:table-cell table:number-columns-repeated="1009"/>
        </table:table-row>
        <table:table-row table:style-name="ro1">
          <table:table-cell table:style-name="ce3" office:value-type="float" office:value="187" calcext:value-type="float">
            <text:p>187</text:p>
          </table:table-cell>
          <table:table-cell table:style-name="ce3" office:value-type="string" calcext:value-type="string">
            <text:p>Terreno à venda, 300 m² por R$ 320.000,00 - Pagani II - Palhoça/SC</text:p>
          </table:table-cell>
          <table:table-cell table:style-name="ce8" office:value-type="currency" office:currency="R$ " office:value="320000" calcext:value-type="currency">
            <text:p>R$ 320,000.00</text:p>
          </table:table-cell>
          <table:table-cell table:style-name="ce3" office:value-type="string" calcext:value-type="string">
            <text:p>4K Imóveis</text:p>
          </table:table-cell>
          <table:table-cell table:style-name="ce3" office:value-type="string" calcext:value-type="string">
            <text:p>Código do anúncio: TE0183</text:p>
            <text:p/>
            <text:p>Ótimo terreno no bairro Pagani , Palhoça-SC </text:p>
            <text:p>  </text:p>
            <text:p> Terreno com 300 metros quadrados, 12x30. </text:p>
            <text:p>  </text:p>
            <text:p> Com uma boa localização, rua calma. </text:p>
            <text:p>  </text:p>
            <text:p> Fica a poucos minutos do shopping via Catarina, prefeitura, farmácia, mercado, padaria, posto de combustível, ponto de ônibus. -</text:p>
          </table:table-cell>
          <table:table-cell table:style-name="ce10" office:value-type="string" calcext:value-type="string">
            <text:p><text:a xlink:href="https://sc.olx.com.br/florianopolis-e-regiao/terrenos/terreno-a-venda-300-m-por-r-320-000-00-pagani-ii-palhoca-sc-983169315" xlink:type="simple">https://sc.olx.com.br/florianopolis-e-regiao/terrenos/terreno-a-venda-300-m-por-r-320-000-00-pagani-ii-palhoca-sc-983169315</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132209" calcext:value-type="float">
            <text:p>88132209</text:p>
          </table:table-cell>
          <table:table-cell table:style-name="ce3" office:value-type="string" calcext:value-type="string">
            <text:p>Palhoca</text:p>
          </table:table-cell>
          <table:table-cell table:style-name="ce3" office:value-type="string" calcext:value-type="string">
            <text:p>Pagani</text:p>
          </table:table-cell>
          <table:table-cell table:style-name="ce3" office:value-type="string" calcext:value-type="string">
            <text:p>Rua Bergamo</text:p>
          </table:table-cell>
          <table:table-cell table:style-name="ce4" table:number-columns-repeated="2"/>
          <table:table-cell table:style-name="ce9" table:formula="of:=[.C190]/[.H190]" office:value-type="currency" office:currency="R$ " office:value="1066.66666666667" calcext:value-type="currency">
            <text:p>R$ 1,066.67</text:p>
          </table:table-cell>
          <table:table-cell table:number-columns-repeated="1009"/>
        </table:table-row>
        <table:table-row table:style-name="ro1">
          <table:table-cell table:style-name="ce3" office:value-type="float" office:value="188" calcext:value-type="float">
            <text:p>188</text:p>
          </table:table-cell>
          <table:table-cell table:style-name="ce3" office:value-type="string" calcext:value-type="string">
            <text:p>Terreno à venda, 510 m² por R$ 340.000,00 - Pedra Branca - Palhoça/SC</text:p>
          </table:table-cell>
          <table:table-cell table:style-name="ce8" office:value-type="currency" office:currency="R$ " office:value="340000" calcext:value-type="currency">
            <text:p>R$ 340,000.00</text:p>
          </table:table-cell>
          <table:table-cell table:style-name="ce3" office:value-type="string" calcext:value-type="string">
            <text:p>4K Imóveis</text:p>
          </table:table-cell>
          <table:table-cell table:style-name="ce3" office:value-type="string" calcext:value-type="string">
            <text:p>Código do anúncio: TE0091</text:p>
            <text:p/>
            <text:p>Lindo lote localizado na avenida das maracanãs Bairro pedra branca. </text:p>
            <text:p>  </text:p>
            <text:p>  </text:p>
            <text:p> Sobre o imóvel </text:p>
            <text:p> Terreno no loteamento Pedra Branca. </text:p>
            <text:p> Linda vista da Pedra Branca. </text:p>
            <text:p> Lote Plano. </text:p>
            <text:p> Medindo 510 m2 </text:p>
            <text:p>  </text:p>
            <text:p> 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510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able:table-cell>
          <table:table-cell table:style-name="ce10" office:value-type="string" calcext:value-type="string">
            <text:p><text:a xlink:href="https://sc.olx.com.br/florianopolis-e-regiao/terrenos/terreno-a-venda-510-m-por-r-340-000-00-pedra-branca-palhoca-sc-983396795" xlink:type="simple">https://sc.olx.com.br/florianopolis-e-regiao/terrenos/terreno-a-venda-510-m-por-r-340-000-00-pedra-branca-palhoca-sc-983396795</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137200" calcext:value-type="float">
            <text:p>8813720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Avenida das Maracanas</text:p>
          </table:table-cell>
          <table:table-cell table:style-name="ce4" table:number-columns-repeated="2"/>
          <table:table-cell table:style-name="ce9" table:formula="of:=[.C191]/[.H191]" office:value-type="currency" office:currency="R$ " office:value="666.666666666667" calcext:value-type="currency">
            <text:p>R$ 666.67</text:p>
          </table:table-cell>
          <table:table-cell table:number-columns-repeated="1009"/>
        </table:table-row>
        <table:table-row table:style-name="ro1">
          <table:table-cell table:style-name="ce3" office:value-type="float" office:value="189" calcext:value-type="float">
            <text:p>189</text:p>
          </table:table-cell>
          <table:table-cell table:style-name="ce3" office:value-type="string" calcext:value-type="string">
            <text:p>Loteamento em Forquilhinhas <text:s/>| Financia Direto</text:p>
          </table:table-cell>
          <table:table-cell table:style-name="ce8" office:value-type="currency" office:currency="R$ " office:value="117500" calcext:value-type="currency">
            <text:p>R$ 117,500.00</text:p>
          </table:table-cell>
          <table:table-cell table:style-name="ce3" office:value-type="string" calcext:value-type="string">
            <text:p>ARRAIS &amp; MELO CONSULTORIA IMOBILIÁRIA</text:p>
          </table:table-cell>
          <table:table-cell table:style-name="ce3" office:value-type="string" calcext:value-type="string">
            <text:p>Loteamento Vivendas dos Açores </text:p>
            <text:p>*Infraestrutura completa</text:p>
            <text:p>*Há 4 minutos do shopping continente </text:p>
            <text:p>*15 minutos da Ilha </text:p>
            <text:p/>
            <text:p/>
            <text:p>Financiamento direto com a incorporadora </text:p>
            <text:p>Deixe seu contato no chat ou entre em contato pelo WhatsApp</text:p>
            <text:p/>
            <text:p>Clice Arrais Melo</text:p>
            <text:p>Consultora Imobiliária </text:p>
            <text:p>(48) 9 9670... ver número</text:p>
            <text:p>Creci 37269</text:p>
            <text:p/>
          </table:table-cell>
          <table:table-cell table:style-name="ce10" office:value-type="string" calcext:value-type="string">
            <text:p><text:a xlink:href="https://sc.olx.com.br/florianopolis-e-regiao/terrenos/loteamento-em-forquilhinhas-financia-direto-955551776" xlink:type="simple">https://sc.olx.com.br/florianopolis-e-regiao/terrenos/loteamento-em-forquilhinhas-financia-direto-955551776</text:a></text:p>
          </table:table-cell>
          <table:table-cell table:style-name="ce3" office:value-type="string" calcext:value-type="string">
            <text:p>Terrenos</text:p>
          </table:table-cell>
          <table:table-cell table:style-name="ce3" office:value-type="float" office:value="250" calcext:value-type="float">
            <text:p>250</text:p>
          </table:table-cell>
          <table:table-cell table:style-name="ce3" office:value-type="float" office:value="88107001" calcext:value-type="float">
            <text:p>88107001</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Vidal Vicente Andrade</text:p>
          </table:table-cell>
          <table:table-cell table:style-name="ce4" table:number-columns-repeated="2"/>
          <table:table-cell table:style-name="ce9" table:formula="of:=[.C192]/[.H192]" office:value-type="currency" office:currency="R$ " office:value="470" calcext:value-type="currency">
            <text:p>R$ 470.00</text:p>
          </table:table-cell>
          <table:table-cell table:number-columns-repeated="1009"/>
        </table:table-row>
        <table:table-row table:style-name="ro1">
          <table:table-cell table:style-name="ce3" office:value-type="float" office:value="190" calcext:value-type="float">
            <text:p>190</text:p>
          </table:table-cell>
          <table:table-cell table:style-name="ce3" office:value-type="string" calcext:value-type="string">
            <text:p>Terreno Jardim cidade Florianópolis , Oportunidade!!!</text:p>
          </table:table-cell>
          <table:table-cell table:style-name="ce8" office:value-type="currency" office:currency="R$ " office:value="440000" calcext:value-type="currency">
            <text:p>R$ 440,000.00</text:p>
          </table:table-cell>
          <table:table-cell table:style-name="ce3" office:value-type="string" calcext:value-type="string">
            <text:p>Éder Luiz Martins</text:p>
          </table:table-cell>
          <table:table-cell table:style-name="ce3" office:value-type="string" calcext:value-type="string">
            <text:p>Código do anúncio: T19-37348</text:p>
            <text:p/>
            <text:p>Terreno plano, murado em ótima localização no bairro, Rua Doralice Ramos Pinho, próximo a churrascaria Barriga Verde. Bairro com toda infraestrutura, bancos, escolas e supermercado. </text:p>
            <text:p>  Terreno com área total de 365,70 m² ( 12 x 30,50 ) </text:p>
            <text:p>  </text:p>
            <text:p> </text:p>
          </table:table-cell>
          <table:table-cell table:style-name="ce10" office:value-type="string" calcext:value-type="string">
            <text:p><text:a xlink:href="https://sc.olx.com.br/florianopolis-e-regiao/terrenos/terreno-jardim-cidade-florianopolis-oportunidade-993909045" xlink:type="simple">https://sc.olx.com.br/florianopolis-e-regiao/terrenos/terreno-jardim-cidade-florianopolis-oportunidade-993909045</text:a></text:p>
          </table:table-cell>
          <table:table-cell table:style-name="ce3" office:value-type="string" calcext:value-type="string">
            <text:p>Terrenos</text:p>
          </table:table-cell>
          <table:table-cell table:style-name="ce3" office:value-type="float" office:value="365" calcext:value-type="float">
            <text:p>365</text:p>
          </table:table-cell>
          <table:table-cell table:style-name="ce3" office:value-type="float" office:value="88111310" calcext:value-type="float">
            <text:p>88111310</text:p>
          </table:table-cell>
          <table:table-cell table:style-name="ce3" office:value-type="string" calcext:value-type="string">
            <text:p>Sao Jose</text:p>
          </table:table-cell>
          <table:table-cell table:style-name="ce3" office:value-type="string" calcext:value-type="string">
            <text:p>Jardim Cidade de Florianopolis</text:p>
          </table:table-cell>
          <table:table-cell table:style-name="ce3" office:value-type="string" calcext:value-type="string">
            <text:p>Rua Doralice Ramos Pinho</text:p>
          </table:table-cell>
          <table:table-cell table:style-name="ce4"/>
          <table:table-cell table:style-name="ce11" office:value-type="float" office:value="1300" calcext:value-type="float">
            <text:p>R$1,300</text:p>
          </table:table-cell>
          <table:table-cell table:style-name="ce9" table:formula="of:=[.C193]/[.H193]" office:value-type="currency" office:currency="R$ " office:value="1205.47945205479" calcext:value-type="currency">
            <text:p>R$ 1,205.48</text:p>
          </table:table-cell>
          <table:table-cell table:number-columns-repeated="1009"/>
        </table:table-row>
        <table:table-row table:style-name="ro1">
          <table:table-cell table:style-name="ce3" office:value-type="float" office:value="191" calcext:value-type="float">
            <text:p>191</text:p>
          </table:table-cell>
          <table:table-cell table:style-name="ce3" office:value-type="string" calcext:value-type="string">
            <text:p>Sítio 99.000m2, plano, Norte da Ilha, casa 4 dorm (1 suíte)</text:p>
          </table:table-cell>
          <table:table-cell table:style-name="ce8" office:value-type="currency" office:currency="R$ " office:value="8800000" calcext:value-type="currency">
            <text:p>R$ 8,800,000.00</text:p>
          </table:table-cell>
          <table:table-cell table:style-name="ce3" office:value-type="string" calcext:value-type="string">
            <text:p>Maisonnave Negócios Imobiliários Ltda ME</text:p>
          </table:table-cell>
          <table:table-cell table:style-name="ce3" office:value-type="string" calcext:value-type="string">
            <text:p>Código do anúncio: 1635</text:p>
            <text:p/>
            <text:p>Lindo sítio com 99.000m2, com 92 metros de frente para o asfalto, totalmente plano, seco e cercado, com casa de material 200m2, com 4 dormitórios, sendo 1 suíte, sala para 3 ambientes, cozinha, bwc social e área serviço mais um rancho. Área ideal para um Haras ou moradia. Distante 350 metros da Rodovia SC 401, com fácil acesso as praias ou ao Centro de Florianópolis. Curta a Natureza a poucos metros do centro e das praias e aproveite as árvores frutíferas do local, tais como: Cambucá, Limão Siciliano, Seriguela, Olho de Boi, Cáqui, Pitanga, Goiabeira e várias outras.</text:p>
          </table:table-cell>
          <table:table-cell table:style-name="ce10" office:value-type="string" calcext:value-type="string">
            <text:p><text:a xlink:href="https://sc.olx.com.br/florianopolis-e-regiao/terrenos/sitio-99-000m2-plano-norte-da-ilha-casa-4-dorm-1-suite-972318079" xlink:type="simple">https://sc.olx.com.br/florianopolis-e-regiao/terrenos/sitio-99-000m2-plano-norte-da-ilha-casa-4-dorm-1-suite-972318079</text:a></text:p>
          </table:table-cell>
          <table:table-cell table:style-name="ce3" office:value-type="string" calcext:value-type="string">
            <text:p>Fazendas</text:p>
          </table:table-cell>
          <table:table-cell table:style-name="ce3" office:value-type="float" office:value="99000" calcext:value-type="float">
            <text:p>99000</text:p>
          </table:table-cell>
          <table:table-cell table:style-name="ce3" office:value-type="float" office:value="88052760" calcext:value-type="float">
            <text:p>88052760</text:p>
          </table:table-cell>
          <table:table-cell table:style-name="ce3" office:value-type="string" calcext:value-type="string">
            <text:p>Florianopolis</text:p>
          </table:table-cell>
          <table:table-cell table:style-name="ce3" office:value-type="string" calcext:value-type="string">
            <text:p>Vargem Pequena</text:p>
          </table:table-cell>
          <table:table-cell table:style-name="ce3" office:value-type="string" calcext:value-type="string">
            <text:p>Rodovia Francisco Germano da Costa</text:p>
          </table:table-cell>
          <table:table-cell table:style-name="ce4" table:number-columns-repeated="2"/>
          <table:table-cell table:style-name="ce9" table:formula="of:=[.C194]/[.H194]" office:value-type="currency" office:currency="R$ " office:value="88.8888888888889" calcext:value-type="currency">
            <text:p>R$ 88.89</text:p>
          </table:table-cell>
          <table:table-cell table:number-columns-repeated="1009"/>
        </table:table-row>
        <table:table-row table:style-name="ro1">
          <table:table-cell table:style-name="ce3" office:value-type="float" office:value="192" calcext:value-type="float">
            <text:p>192</text:p>
          </table:table-cell>
          <table:table-cell table:style-name="ce3" office:value-type="string" calcext:value-type="string">
            <text:p>1 Blue Condominio no Deltaville, 60 x sem juros!</text:p>
          </table:table-cell>
          <table:table-cell table:style-name="ce8" office:value-type="currency" office:currency="R$ " office:value="221000" calcext:value-type="currency">
            <text:p>R$ 221,000.00</text:p>
          </table:table-cell>
          <table:table-cell table:style-name="ce3" office:value-type="string" calcext:value-type="string">
            <text:p>Deltaville imobiliária</text:p>
          </table:table-cell>
          <table:table-cell table:style-name="ce3" office:value-type="string" calcext:value-type="string">
            <text:p>O bairro Deltaville apresenta o mais novo empreendimento, pensando no seu bem estar ,com toda segurança que você merece.</text:p>
            <text:p/>
            <text:p>Terrenos com facilidade de financiamento </text:p>
            <text:p>Menores taxas do mercado imobiliário </text:p>
            <text:p> . Período de obra do empreendimento sem juros no financiamento;apos a entrega taxa de 0.68 a.m</text:p>
            <text:p/>
            <text:p>Garanta os melhores terrenos </text:p>
            <text:p> </text:p>
            <text:p>Informações ; Marcos Beck 48 ... ver número</text:p>
            <text:p/>
            <text:p>ags de pesquisa</text:p>
            <text:p>Centro, Capoeiras, Trindade, Agronômica, Saco dos Limões, Coqueiros, Monte Cristo, Jardim Atlântico, Itacurubi, Costa do Pirajubaé, Capivari, Tapera da Base, Estreito, Monte Verde,</text:p>
            <text:p>Centralneário, Rio Vermelho, Canto, Abrão, Santa mônica, Lagoa, Saco Grande, Canasvieiras, Pantanal, Coloninha, barra da Lagoa, Carianos, José Mendes, Ingeses Centro, João Paulo, Campeche leste, Itaguaçu, Morro das Pedras, Santo Antõnio, Sambaqui, Bom Abrigo, Jurere Oeste, Cachoeira do Bom Jesus, Pedregal, Ratones, Rio Tavares, Cacupé, Tapera, Daniela.</text:p>
            <text:p>Reserva da Pedra</text:p>
            <text:p>Pedra Branca</text:p>
            <text:p>Centro</text:p>
            <text:p>Pagani</text:p>
            <text:p>Passa Vinte</text:p>
            <text:p>Ponte Do Imaruim</text:p>
            <text:p>Praia de Fora</text:p>
            <text:p>Aririu</text:p>
            <text:p>Bela Vista</text:p>
            <text:p>São Sebastião</text:p>
            <text:p>Caminho Novo</text:p>
            <text:p>Rio Grande</text:p>
            <text:p>Centro Sede</text:p>
            <text:p>Ponta de Baixo</text:p>
            <text:p>Fazenda Santo Antônio</text:p>
            <text:p>Distrito Industrial</text:p>
            <text:p>Picadas do Sul</text:p>
            <text:p>Flor de Nápolis</text:p>
            <text:p>Forquilhinhas</text:p>
            <text:p>Praia Comprida</text:p>
            <text:p>Roçado</text:p>
            <text:p>Bosque das Mansões</text:p>
            <text:p>Potecas</text:p>
            <text:p>Forquilhas</text:p>
            <text:p>Sertão do Maruim</text:p>
            <text:p>Colônia Santana</text:p>
            <text:p>Barreiros</text:p>
            <text:p>Nossa Senhora do Rosário</text:p>
            <text:p>Bela Vista</text:p>
            <text:p>Jardim Cidade de Florianópolis</text:p>
            <text:p>Pedregal</text:p>
            <text:p>Ipiranga</text:p>
            <text:p>Areias</text:p>
            <text:p>Serraria</text:p>
            <text:p>Real Parque</text:p>
            <text:p>Campinas</text:p>
            <text:p>Procasa</text:p>
            <text:p>kobrasol</text:p>
            <text:p>Centro Capoeiras</text:p>
            <text:p/>
            <text:p>Trindade</text:p>
            <text:p>Agronômica</text:p>
            <text:p>Saco dos Limões</text:p>
            <text:p>Coqueiros</text:p>
            <text:p>Monte Cristo</text:p>
            <text:p>Jardim Atlântico</text:p>
            <text:p>Itacorubi Costeira do Pirajubaé Capivari</text:p>
            <text:p>Tapera da Base</text:p>
            <text:p>Estreito</text:p>
            <text:p>Monte Verde</text:p>
            <text:p>Balneário</text:p>
            <text:p>Rio Vermelho</text:p>
            <text:p>Canto</text:p>
            <text:p>Abraão</text:p>
            <text:p>Santa Mônica</text:p>
            <text:p>Lagoa</text:p>
            <text:p>Saco Grande</text:p>
            <text:p>Córrego Grande</text:p>
            <text:p>Canasvieiras</text:p>
            <text:p>Pantanal Coloninha</text:p>
            <text:p>Barra da Lagoa</text:p>
            <text:p>Carianos</text:p>
            <text:p>José Mendes</text:p>
            <text:p>Ingleses</text:p>
            <text:p>João Paulo</text:p>
            <text:p>Campeche</text:p>
            <text:p>Rio Tavares Central</text:p>
            <text:p>Santinho</text:p>
            <text:p>Ponta das Canas</text:p>
            <text:p>Vargem do Bom Jesus Armação</text:p>
            <text:p>Cachoeira do Bom Jesus Pântano do Sul</text:p>
            <text:p>taguaçu</text:p>
            <text:p>Jurere</text:p>
            <text:p>Vargem Grande</text:p>
            <text:p>Ressacada</text:p>
            <text:p>Morro das Pedras</text:p>
            <text:p>Alto Ribeirão</text:p>
            <text:p>Ribeirão da Ilha</text:p>
            <text:p>Santo Antônio</text:p>
            <text:p>Sambaqui</text:p>
            <text:p>Ingleses Sul</text:p>
            <text:p>Bom Abrigo</text:p>
            <text:p>Porto da Lagoa</text:p>
            <text:p>Cachoeira do Bom Jesus</text:p>
            <text:p>Rio Tavares Ratones</text:p>
            <text:p>Canto da Lagoa</text:p>
            <text:p>Retiro</text:p>
            <text:p>Cacupé</text:p>
            <text:p>Lagoa Pequena</text:p>
            <text:p>Barra do Sambaqui</text:p>
            <text:p>Caiacanga</text:p>
            <text:p>Lagoinha do Norte</text:p>
            <text:p>Base Aérea</text:p>
            <text:p>Pedrita</text:p>
            <text:p>Açores</text:p>
            <text:p>Costeira do Ribeirão</text:p>
            <text:p>Moenda</text:p>
            <text:p>Tapera</text:p>
            <text:p>Daniela</text:p>
            <text:p>Vargem Pequena</text:p>
            <text:p>Canto dos Araçás</text:p>
            <text:p>Recanto dos Açores</text:p>
            <text:p>Canto do Lamim</text:p>
            <text:p>Vargem de Fora</text:p>
            <text:p>Dunas da Lagoa</text:p>
            <text:p>Forte</text:p>
            <text:p>Caieira da barra do sul</text:p>
            <text:p>Praia Brava</text:p>
            <text:p>Praia Mole</text:p>
            <text:p>Areias</text:p>
            <text:p>Areias Baixo</text:p>
            <text:p>Areias Cima</text:p>
            <text:p>Areias Meio</text:p>
            <text:p>Beira Rio</text:p>
            <text:p>Biguaçu</text:p>
            <text:p>Bom Viver</text:p>
            <text:p>Cachoeira</text:p>
            <text:p>Carandai</text:p>
            <text:p>Centro</text:p>
            <text:p>Chácara Fabiana</text:p>
            <text:p>Fazenda</text:p>
            <text:p>Fazenda Bom Viver</text:p>
            <text:p>Fundos</text:p>
            <text:p>Jardim Açores</text:p>
            <text:p>Jardim Amsterdam</text:p>
            <text:p>Jardim Anápolis</text:p>
            <text:p>Jardim Biguaçu</text:p>
            <text:p>Jardim Carandai</text:p>
            <text:p>Jardim Carlos</text:p>
            <text:p>Jardim Carolina</text:p>
            <text:p>Jardim Castelo</text:p>
            <text:p>Jardim Elaine</text:p>
            <text:p>Jardim Europa</text:p>
            <text:p>Jardim Ipiranga</text:p>
            <text:p>Jardim Janaína</text:p>
            <text:p>Jardim Mar Pedras</text:p>
            <text:p>Jardim Marcelo</text:p>
            <text:p>Jardim Marco Antônio</text:p>
            <text:p>Jardim Pedras</text:p>
            <text:p>Jardim São Miguel</text:p>
            <text:p>Jardim São Nicolau</text:p>
            <text:p>Jardim Saveiro</text:p>
            <text:p>Jardim Sueli</text:p>
            <text:p>Jardim Tânia</text:p>
            <text:p>Jardim Tijuquinhas</text:p>
            <text:p>Loteamento Avelino Müller</text:p>
            <text:p>Loteamento Boa Vista</text:p>
            <text:p>Loteamento Cunha E Becker</text:p>
            <text:p>Loteamento Futurama</text:p>
            <text:p>Loteamento Helbe</text:p>
            <text:p>Loteamento Irene</text:p>
            <text:p>Loteamento Madre Paulina</text:p>
            <text:p>Loteamento Profilurb</text:p>
            <text:p>Loteamento São Miguel</text:p>
          </table:table-cell>
          <table:table-cell table:style-name="ce10" office:value-type="string" calcext:value-type="string">
            <text:p><text:a xlink:href="https://sc.olx.com.br/florianopolis-e-regiao/terrenos/1-blue-condominio-no-deltaville-60-x-sem-juros-779411622" xlink:type="simple">https://sc.olx.com.br/florianopolis-e-regiao/terrenos/1-blue-condominio-no-deltaville-60-x-sem-juros-779411622</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4" table:number-columns-repeated="2"/>
          <table:table-cell table:style-name="ce9" table:formula="of:=[.C195]/[.H195]" office:value-type="currency" office:currency="R$ " office:value="1473.33333333333" calcext:value-type="currency">
            <text:p>R$ 1,473.33</text:p>
          </table:table-cell>
          <table:table-cell table:number-columns-repeated="1009"/>
        </table:table-row>
        <table:table-row table:style-name="ro1">
          <table:table-cell table:style-name="ce3" office:value-type="float" office:value="193" calcext:value-type="float">
            <text:p>193</text:p>
          </table:table-cell>
          <table:table-cell table:style-name="ce3" office:value-type="string" calcext:value-type="string">
            <text:p>Oportunidade terreno c/ viabilidade 14 andares</text:p>
          </table:table-cell>
          <table:table-cell table:style-name="ce8" office:value-type="currency" office:currency="R$ " office:value="990000" calcext:value-type="currency">
            <text:p>R$ 990,000.00</text:p>
          </table:table-cell>
          <table:table-cell table:style-name="ce3" office:value-type="string" calcext:value-type="string">
            <text:p>Magali Pinheiro</text:p>
          </table:table-cell>
          <table:table-cell table:style-name="ce3" office:value-type="string" calcext:value-type="string">
            <text:p>Incrível terreno bem</text:p>
            <text:p>Localizado em Barreiros </text:p>
            <text:p>com viabilidade para 14 andares.</text:p>
            <text:p>Próximo à faculdade Estácio de Sá, supermercado Angeloni, colégios, comércio. </text:p>
            <text:p>A rua já tem vários empreendimentos e edifícios, rua larga no início de Barreiros. </text:p>
            <text:p/>
            <text:p>Rua Eugênio Portela. </text:p>
            <text:p/>
            <text:p>48 9... ver número (msg WhatsApp)</text:p>
            <text:p>Aceito carro </text:p>
            <text:p>Estudo a ideia de terreno e permuta. </text:p>
          </table:table-cell>
          <table:table-cell table:style-name="ce10" office:value-type="string" calcext:value-type="string">
            <text:p><text:a xlink:href="https://sc.olx.com.br/florianopolis-e-regiao/terrenos/oportunidade-terreno-c-viabilidade-14-andares-990446341" xlink:type="simple">https://sc.olx.com.br/florianopolis-e-regiao/terrenos/oportunidade-terreno-c-viabilidade-14-andares-990446341</text:a></text:p>
          </table:table-cell>
          <table:table-cell table:style-name="ce3" office:value-type="string" calcext:value-type="string">
            <text:p>Terrenos</text:p>
          </table:table-cell>
          <table:table-cell table:style-name="ce3" office:value-type="float" office:value="770" calcext:value-type="float">
            <text:p>770</text:p>
          </table:table-cell>
          <table:table-cell table:style-name="ce3" office:value-type="float" office:value="88117010" calcext:value-type="float">
            <text:p>88117010</text:p>
          </table:table-cell>
          <table:table-cell table:style-name="ce3" office:value-type="string" calcext:value-type="string">
            <text:p>Sao Jose</text:p>
          </table:table-cell>
          <table:table-cell table:style-name="ce3" office:value-type="string" calcext:value-type="string">
            <text:p>Barreiros</text:p>
          </table:table-cell>
          <table:table-cell table:style-name="ce3" office:value-type="string" calcext:value-type="string">
            <text:p>Rua Eugenio Portela</text:p>
          </table:table-cell>
          <table:table-cell table:style-name="ce4" table:number-columns-repeated="2"/>
          <table:table-cell table:style-name="ce9" table:formula="of:=[.C196]/[.H196]" office:value-type="currency" office:currency="R$ " office:value="1285.71428571429" calcext:value-type="currency">
            <text:p>R$ 1,285.71</text:p>
          </table:table-cell>
          <table:table-cell table:number-columns-repeated="1009"/>
        </table:table-row>
        <table:table-row table:style-name="ro1">
          <table:table-cell table:style-name="ce3" office:value-type="float" office:value="194" calcext:value-type="float">
            <text:p>194</text:p>
          </table:table-cell>
          <table:table-cell table:style-name="ce3" office:value-type="string" calcext:value-type="string">
            <text:p>Terreno para Venda em Balneário Gaivota, Lagoa de Fora</text:p>
          </table:table-cell>
          <table:table-cell table:style-name="ce8" office:value-type="currency" office:currency="R$ " office:value="250797" calcext:value-type="currency">
            <text:p>R$ 250,797.00</text:p>
          </table:table-cell>
          <table:table-cell table:style-name="ce3" office:value-type="string" calcext:value-type="string">
            <text:p>Zacca Imobiliária</text:p>
          </table:table-cell>
          <table:table-cell table:style-name="ce3" office:value-type="string" calcext:value-type="string">
            <text:p>Código do anúncio: 027_1-2086179</text:p>
            <text:p/>
            <text:p>RESIDENCIAL LAGOA GOLDEN VILLE, situado na Lagoa de Fora, Balneário Gaivota/SC.  </text:p>
            <text:p>  Uma nova forma de viver o lado bom da vida todos os dias! Conceito inovador e exclusivo, presente em todos os detalhes.  </text:p>
            <text:p>  O empreendimento traz um conceito moderno de loteamento aberto e planejado para viver junto à natureza. Rodeado de uma área com preservação ambiental, e às margens da lagoa, ao mesmo tempo próximo ao mar e ao centro da cidade.  </text:p>
            <text:p>  Conta ainda com um espaço de lazer completo, sendo 03 áreas exclusivas de preservação ambiental, uma área de lazer com quiosque, espaço de descanso para leitura/chimarrão, ciclovia, campo de futebol e 01 quadra de areia para a prática de vôlei, futevôlei e beach tênis.  </text:p>
            <text:p>  Características:  </text:p>
            <text:p>  *Lotes de até 524m²;  </text:p>
            <text:p>  *Posição solar frente norte;  </text:p>
            <text:p>  *Matrículas individualizadas;  </text:p>
            <text:p>  *Rede de abastecimento de água;  </text:p>
            <text:p>  *Rede de energia elétrica;  </text:p>
            <text:p>  *Iluminação Pública;  </text:p>
            <text:p>  Valor de venda: a partir de R$ 250.797,00 (Jan/22).  </text:p>
            <text:p>  Agende uma visita! Viver em meio ao sossego é o melhor investimento!  </text:p>
            <text:p>  *Aceita financiamento bancário.  </text:p>
            <text:p>   </text:p>
            <text:p>   </text:p>
            <text:p>  A partir de R$ 250.797,00</text:p>
          </table:table-cell>
          <table:table-cell table:style-name="ce10" office:value-type="string" calcext:value-type="string">
            <text:p><text:a xlink:href="https://sc.olx.com.br/florianopolis-e-regiao/terrenos/terreno-para-venda-em-balneario-gaivota-lagoa-de-fora-976890515" xlink:type="simple">https://sc.olx.com.br/florianopolis-e-regiao/terrenos/terreno-para-venda-em-balneario-gaivota-lagoa-de-fora-976890515</text:a></text:p>
          </table:table-cell>
          <table:table-cell table:style-name="ce3" office:value-type="string" calcext:value-type="string">
            <text:p>Terrenos</text:p>
          </table:table-cell>
          <table:table-cell table:style-name="ce3" office:value-type="float" office:value="524" calcext:value-type="float">
            <text:p>524</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197]/[.H197]" office:value-type="currency" office:currency="R$ " office:value="478.620229007634" calcext:value-type="currency">
            <text:p>R$ 478.62</text:p>
          </table:table-cell>
          <table:table-cell table:number-columns-repeated="1009"/>
        </table:table-row>
        <table:table-row table:style-name="ro1">
          <table:table-cell table:style-name="ce3" office:value-type="float" office:value="195" calcext:value-type="float">
            <text:p>195</text:p>
          </table:table-cell>
          <table:table-cell table:style-name="ce3" office:value-type="string" calcext:value-type="string">
            <text:p>Lote/Terreno para venda com 400,50 m2 em Condomínio fechado no Rio Tavares - Florianópolis</text:p>
          </table:table-cell>
          <table:table-cell table:style-name="ce8" office:value-type="currency" office:currency="R$ " office:value="748000" calcext:value-type="currency">
            <text:p>R$ 748,000.00</text:p>
          </table:table-cell>
          <table:table-cell table:style-name="ce3" office:value-type="string" calcext:value-type="string">
            <text:p>Reinaldo Lopes Guimarães</text:p>
          </table:table-cell>
          <table:table-cell table:style-name="ce3" office:value-type="string" calcext:value-type="string">
            <text:p>Código do anúncio: 09</text:p>
            <text:p/>
            <text:p>Terreno com escritura pública no bairro Rio Tavares com 400,05 metros quadrados de área útil e 761,719m2 de área total.Frente e fundos com 13,35 m e laterais com 30 m de ambos os lados.Travessa da Rua Pau de Canela , próximo a praia e centro.</text:p>
          </table:table-cell>
          <table:table-cell table:style-name="ce10" office:value-type="string" calcext:value-type="string">
            <text:p><text:a xlink:href="https://sc.olx.com.br/florianopolis-e-regiao/terrenos/lote-terreno-para-venda-com-400-50-m2-em-condominio-fechado-no-rio-tavares-florianopolis-998892789" xlink:type="simple">https://sc.olx.com.br/florianopolis-e-regiao/terrenos/lote-terreno-para-venda-com-400-50-m2-em-condominio-fechado-no-rio-tavares-florianopolis-998892789</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48320" calcext:value-type="float">
            <text:p>88048320</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Servidao Julia Maria da Rocha</text:p>
          </table:table-cell>
          <table:table-cell table:number-columns-repeated="2" table:style-name="ce11" office:value-type="float" office:value="0" calcext:value-type="float">
            <text:p>R$0</text:p>
          </table:table-cell>
          <table:table-cell table:style-name="ce9" table:formula="of:=[.C198]/[.H198]" office:value-type="currency" office:currency="R$ " office:value="1870" calcext:value-type="currency">
            <text:p>R$ 1,870.00</text:p>
          </table:table-cell>
          <table:table-cell table:number-columns-repeated="1009"/>
        </table:table-row>
        <table:table-row table:style-name="ro1">
          <table:table-cell table:style-name="ce3" office:value-type="float" office:value="196" calcext:value-type="float">
            <text:p>196</text:p>
          </table:table-cell>
          <table:table-cell table:style-name="ce3" office:value-type="string" calcext:value-type="string">
            <text:p>Terreno à venda, 450 m² por R$ 2.600.000,00 - Jurerê Internacional - Florianópolis/SC</text:p>
          </table:table-cell>
          <table:table-cell table:style-name="ce8" office:value-type="currency" office:currency="R$ " office:value="2600000" calcext:value-type="currency">
            <text:p>R$ 2,600,000.00</text:p>
          </table:table-cell>
          <table:table-cell table:style-name="ce3" office:value-type="string" calcext:value-type="string">
            <text:p>ST CONSULTORIA</text:p>
          </table:table-cell>
          <table:table-cell table:style-name="ce3" office:value-type="string" calcext:value-type="string">
            <text:p>Código do anúncio: TE0121</text:p>
            <text:p/>
            <text:p>Excelente terreno de 450m2 em região nobre de Jurerê Internacional! </text:p>
            <text:p>  </text:p>
            <text:p> Entre em contato para maiores informações!! -</text:p>
          </table:table-cell>
          <table:table-cell table:style-name="ce10" office:value-type="string" calcext:value-type="string">
            <text:p><text:a xlink:href="https://sc.olx.com.br/florianopolis-e-regiao/terrenos/terreno-a-venda-450-m-por-r-2-600-000-00-jurere-internacional-florianopolis-sc-990595028" xlink:type="simple">https://sc.olx.com.br/florianopolis-e-regiao/terrenos/terreno-a-venda-450-m-por-r-2-600-000-00-jurere-internacional-florianopolis-sc-990595028</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53200" calcext:value-type="float">
            <text:p>88053200</text:p>
          </table:table-cell>
          <table:table-cell table:style-name="ce3" office:value-type="string" calcext:value-type="string">
            <text:p>Florianopolis</text:p>
          </table:table-cell>
          <table:table-cell table:style-name="ce3" office:value-type="string" calcext:value-type="string">
            <text:p>Daniela</text:p>
          </table:table-cell>
          <table:table-cell table:style-name="ce3" office:value-type="string" calcext:value-type="string">
            <text:p>Rodovia Francisco Arcanjo Grillo</text:p>
          </table:table-cell>
          <table:table-cell table:style-name="ce4" table:number-columns-repeated="2"/>
          <table:table-cell table:style-name="ce9" table:formula="of:=[.C199]/[.H199]" office:value-type="currency" office:currency="R$ " office:value="5777.77777777778" calcext:value-type="currency">
            <text:p>R$ 5,777.78</text:p>
          </table:table-cell>
          <table:table-cell table:number-columns-repeated="1009"/>
        </table:table-row>
        <table:table-row table:style-name="ro1">
          <table:table-cell table:style-name="ce3" office:value-type="float" office:value="197" calcext:value-type="float">
            <text:p>197</text:p>
          </table:table-cell>
          <table:table-cell table:style-name="ce3" office:value-type="string" calcext:value-type="string">
            <text:p>Loteamento NOVA PESCARIA BRAVA</text:p>
          </table:table-cell>
          <table:table-cell table:style-name="ce8" office:value-type="currency" office:currency="R$ " office:value="110250" calcext:value-type="currency">
            <text:p>R$ 110,250.00</text:p>
          </table:table-cell>
          <table:table-cell table:style-name="ce3" office:value-type="string" calcext:value-type="string">
            <text:p>Ricardo Bello</text:p>
          </table:table-cell>
          <table:table-cell table:style-name="ce3" office:value-type="string" calcext:value-type="string">
            <text:p>Código do anúncio: 1CJHMAO</text:p>
            <text:p/>
            <text:p>Venha morar no Loteamento NOVA PESCARIA BRAVA! Local seguro e silencioso. Com infla-estrutura completa! Rede de energia elétrica, Iluminação pública, ruas pavimentadas, drenagem pluvial, praça, rede de abastecimento de água, academia ao ar livre, playgrond. A 15 minutos da praia e a 13 minutos do Farol Shopping. Próximo de padaria, farmácia, mercado e outros. </text:p>
            <text:p> Localização: Bairro Taquaruçu.</text:p>
          </table:table-cell>
          <table:table-cell table:style-name="ce10" office:value-type="string" calcext:value-type="string">
            <text:p><text:a xlink:href="https://sc.olx.com.br/florianopolis-e-regiao/terrenos/loteamento-nova-pescaria-brava-993451737" xlink:type="simple">https://sc.olx.com.br/florianopolis-e-regiao/terrenos/loteamento-nova-pescaria-brava-993451737</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798000" calcext:value-type="float">
            <text:p>88798000</text:p>
          </table:table-cell>
          <table:table-cell table:style-name="ce3" office:value-type="string" calcext:value-type="string">
            <text:p>Pescaria Brava</text:p>
          </table:table-cell>
          <table:table-cell table:style-name="ce4" table:number-columns-repeated="3"/>
          <table:table-cell table:style-name="ce11" office:value-type="float" office:value="300" calcext:value-type="float">
            <text:p>R$300</text:p>
          </table:table-cell>
          <table:table-cell table:style-name="ce9" table:formula="of:=[.C200]/[.H200]" office:value-type="currency" office:currency="R$ " office:value="245" calcext:value-type="currency">
            <text:p>R$ 245.00</text:p>
          </table:table-cell>
          <table:table-cell table:number-columns-repeated="1009"/>
        </table:table-row>
        <table:table-row table:style-name="ro1">
          <table:table-cell table:style-name="ce3" office:value-type="float" office:value="198" calcext:value-type="float">
            <text:p>198</text:p>
          </table:table-cell>
          <table:table-cell table:style-name="ce3" office:value-type="string" calcext:value-type="string">
            <text:p>Terreno disponível para à venda próximo a Ingleses do Rio Vermelho, Florianópolis, SC</text:p>
          </table:table-cell>
          <table:table-cell table:style-name="ce8" office:value-type="currency" office:currency="R$ " office:value="798106" calcext:value-type="currency">
            <text:p>R$ 798,106.00</text:p>
          </table:table-cell>
          <table:table-cell table:style-name="ce3" office:value-type="string" calcext:value-type="string">
            <text:p>MM Imóveis &amp; Consultoria Imobiliária LTDA</text:p>
          </table:table-cell>
          <table:table-cell table:style-name="ce3" office:value-type="string" calcext:value-type="string">
            <text:p>Código do anúncio: 9361</text:p>
            <text:p/>
            <text:p>Terreno com área de 591,19 m² em condomínio de alto padrão localizado em área nobre próximo  à Praia dos Ingleses. Condomínio Ingleses III possui infraestrutura completa de segurança, conforto e lazer. Ampla área verde de preservação permanente. Rede subterrânea de energia elétrica proporciona visual moderno e minimalista.Ciclo faixas para andar de bike com tranquilidadeQuadra poliesportiva e quadra de tênisAcademia ao ar livre e espaço fitnessSalão de festasSolariumPlaygroudPiscinaTudo isso próximo à supermercados, farmácias, praia e centro dos Ingleses. *Aceita financiamento bancário.*Este imóvel possui Escritura Pública com matrícula no registro de imóveis.</text:p>
          </table:table-cell>
          <table:table-cell table:style-name="ce10" office:value-type="string" calcext:value-type="string">
            <text:p><text:a xlink:href="https://sc.olx.com.br/florianopolis-e-regiao/terrenos/terreno-disponivel-para-a-venda-proximo-a-ingleses-do-rio-vermelho-florianopolis-sc-967288982" xlink:type="simple">https://sc.olx.com.br/florianopolis-e-regiao/terrenos/terreno-disponivel-para-a-venda-proximo-a-ingleses-do-rio-vermelho-florianopolis-sc-967288982</text:a></text:p>
          </table:table-cell>
          <table:table-cell table:style-name="ce3" office:value-type="string" calcext:value-type="string">
            <text:p>Terrenos</text:p>
          </table:table-cell>
          <table:table-cell table:style-name="ce3" office:value-type="float" office:value="591" calcext:value-type="float">
            <text:p>591</text:p>
          </table:table-cell>
          <table:table-cell table:style-name="ce3" office:value-type="float" office:value="88058071" calcext:value-type="float">
            <text:p>88058071</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Servidao Tres Marias</text:p>
          </table:table-cell>
          <table:table-cell table:style-name="ce11" office:value-type="float" office:value="660" calcext:value-type="float">
            <text:p>R$660</text:p>
          </table:table-cell>
          <table:table-cell table:style-name="ce11" office:value-type="float" office:value="350" calcext:value-type="float">
            <text:p>R$350</text:p>
          </table:table-cell>
          <table:table-cell table:style-name="ce9" table:formula="of:=[.C201]/[.H201]" office:value-type="currency" office:currency="R$ " office:value="1350.4331641286" calcext:value-type="currency">
            <text:p>R$ 1,350.43</text:p>
          </table:table-cell>
          <table:table-cell table:number-columns-repeated="1009"/>
        </table:table-row>
        <table:table-row table:style-name="ro1">
          <table:table-cell table:style-name="ce3" office:value-type="float" office:value="199" calcext:value-type="float">
            <text:p>199</text:p>
          </table:table-cell>
          <table:table-cell table:style-name="ce3" office:value-type="string" calcext:value-type="string">
            <text:p>Terreno à venda, 425 m² por R$ 250.000,00 - Turimar - Balneário Gaivota/SC</text:p>
          </table:table-cell>
          <table:table-cell table:style-name="ce8" office:value-type="currency" office:currency="R$ " office:value="250000" calcext:value-type="currency">
            <text:p>R$ 250,000.00</text:p>
          </table:table-cell>
          <table:table-cell table:style-name="ce3" office:value-type="string" calcext:value-type="string">
            <text:p>NICETO RODRIGUES JUNIOR</text:p>
          </table:table-cell>
          <table:table-cell table:style-name="ce3" office:value-type="string" calcext:value-type="string">
            <text:p>Código do anúncio: TE0361</text:p>
            <text:p/>
            <text:p>Terreno de esquina localizado a 500m do mar no bairro mais nobre e valorizado de Balneário Gaivota/SC, Turimar! Com área de 425m² (17x25) com a infraestrutura em fase de finalização! Entre em contato e agende sua visita! -</text:p>
          </table:table-cell>
          <table:table-cell table:style-name="ce10" office:value-type="string" calcext:value-type="string">
            <text:p><text:a xlink:href="https://sc.olx.com.br/florianopolis-e-regiao/terrenos/terreno-a-venda-425-m-por-r-250-000-00-turimar-balneario-gaivota-sc-938109886" xlink:type="simple">https://sc.olx.com.br/florianopolis-e-regiao/terrenos/terreno-a-venda-425-m-por-r-250-000-00-turimar-balneario-gaivota-sc-938109886</text:a></text:p>
          </table:table-cell>
          <table:table-cell table:style-name="ce3" office:value-type="string" calcext:value-type="string">
            <text:p>Terrenos</text:p>
          </table:table-cell>
          <table:table-cell table:style-name="ce3" office:value-type="float" office:value="425" calcext:value-type="float">
            <text:p>42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02]/[.H202]" office:value-type="currency" office:currency="R$ " office:value="588.235294117647" calcext:value-type="currency">
            <text:p>R$ 588.24</text:p>
          </table:table-cell>
          <table:table-cell table:number-columns-repeated="1009"/>
        </table:table-row>
        <table:table-row table:style-name="ro1">
          <table:table-cell table:style-name="ce3" office:value-type="float" office:value="200" calcext:value-type="float">
            <text:p>200</text:p>
          </table:table-cell>
          <table:table-cell table:style-name="ce3" office:value-type="string" calcext:value-type="string">
            <text:p>Terreno à venda, 2547 m² por R$ 700.000 - Gamboa - Garopaba/Santa Catarina</text:p>
          </table:table-cell>
          <table:table-cell table:style-name="ce8" office:value-type="currency" office:currency="R$ " office:value="700000" calcext:value-type="currency">
            <text:p>R$ 700,000.00</text:p>
          </table:table-cell>
          <table:table-cell table:style-name="ce3" office:value-type="string" calcext:value-type="string">
            <text:p>SEASIDE IMOBILIÁRIA</text:p>
          </table:table-cell>
          <table:table-cell table:style-name="ce3" office:value-type="string" calcext:value-type="string">
            <text:p>Código do anúncio: P8PKVE</text:p>
            <text:p/>
            <text:p>Terreno à venda, 2547 m² por R$ 700.000 - Gamboa - Garopaba/Santa Catarina.  </text:p>
            <text:p>  </text:p>
            <text:p> Ótimo terreno, de topografia ampla, localizado a 300 metros da Praia da Gamboa, em rua tranquila e arborizada, vista para o mar e dunas. </text:p>
            <text:p>  </text:p>
            <text:p> São 2 opções de terrenos. Lote 5 ou 7, ambos medindo 2547m².  </text:p>
            <text:p> Medidas exatas do lote 5: 14,8388m x 145,7609m </text:p>
            <text:p> Medidas exatas do lote 7: 14,4893m x 146,0959m </text:p>
            <text:p> Oportunidade única de viver em meio a natureza e pertinho da praia.  </text:p>
            <text:p>  </text:p>
            <text:p> - Possui cadastro na Prefeitura  </text:p>
            <text:p> -ZM3 do Plano Diretor de Garopaba (SC) c/ 35% de ocupação </text:p>
            <text:p> -8,50m de altura-máxima </text:p>
            <text:p> -2 pavimentos no máx. </text:p>
            <text:p> -Água e luz (solicitar) </text:p>
            <text:p>  </text:p>
            <text:p> Viva perto do mar. Agende já a sua visita!</text:p>
          </table:table-cell>
          <table:table-cell table:style-name="ce10" office:value-type="string" calcext:value-type="string">
            <text:p><text:a xlink:href="https://sc.olx.com.br/florianopolis-e-regiao/terrenos/terreno-a-venda-2547-m-por-r-700-000-gamboa-garopaba-santa-catarina-954178645" xlink:type="simple">https://sc.olx.com.br/florianopolis-e-regiao/terrenos/terreno-a-venda-2547-m-por-r-700-000-gamboa-garopaba-santa-catarina-954178645</text:a></text:p>
          </table:table-cell>
          <table:table-cell table:style-name="ce3" office:value-type="string" calcext:value-type="string">
            <text:p>Terrenos</text:p>
          </table:table-cell>
          <table:table-cell table:style-name="ce3" office:value-type="float" office:value="2547" calcext:value-type="float">
            <text:p>2547</text:p>
          </table:table-cell>
          <table:table-cell table:style-name="ce3" office:value-type="float" office:value="88490000" calcext:value-type="float">
            <text:p>88490000</text:p>
          </table:table-cell>
          <table:table-cell table:style-name="ce3" office:value-type="string" calcext:value-type="string">
            <text:p>Paulo Lopes</text:p>
          </table:table-cell>
          <table:table-cell table:style-name="ce4" table:number-columns-repeated="3"/>
          <table:table-cell table:style-name="ce11" office:value-type="float" office:value="1000" calcext:value-type="float">
            <text:p>R$1,000</text:p>
          </table:table-cell>
          <table:table-cell table:style-name="ce9" table:formula="of:=[.C203]/[.H203]" office:value-type="currency" office:currency="R$ " office:value="274.83313702395" calcext:value-type="currency">
            <text:p>R$ 274.83</text:p>
          </table:table-cell>
          <table:table-cell table:number-columns-repeated="1009"/>
        </table:table-row>
        <table:table-row table:style-name="ro1">
          <table:table-cell table:style-name="ce3" office:value-type="float" office:value="201" calcext:value-type="float">
            <text:p>201</text:p>
          </table:table-cell>
          <table:table-cell table:style-name="ce3" office:value-type="string" calcext:value-type="string">
            <text:p>Terreno à venda, 300 m² por R$ 110.000 - Bellatorres - Passo de Torres/SC</text:p>
          </table:table-cell>
          <table:table-cell table:style-name="ce8" office:value-type="currency" office:currency="R$ " office:value="110000" calcext:value-type="currency">
            <text:p>R$ 110,000.00</text:p>
          </table:table-cell>
          <table:table-cell table:style-name="ce3" office:value-type="string" calcext:value-type="string">
            <text:p>RSB Imóveis</text:p>
          </table:table-cell>
          <table:table-cell table:style-name="ce3" office:value-type="string" calcext:value-type="string">
            <text:p>Código do anúncio: TE1031</text:p>
            <text:p/>
            <text:p>Terreno com excelente localização em Bellatorres, Passo de Torres/SC </text:p>
            <text:p>  </text:p>
            <text:p> Localizado perto dos comércios e cerca de 750 metros do mar, essa opção é para quem é exigente, pronto para construir sua casa, próximo a toda infraestrutura de comércios do bairro. </text:p>
            <text:p>  </text:p>
            <text:p> Terreno fica na Rua das Conchas com medidas de 12x25(300m²) </text:p>
            <text:p> Em rua com calçamento, energia elétrica, água encanada, internet fibra ótica e apenas 8km de Torres/RS. -</text:p>
          </table:table-cell>
          <table:table-cell table:style-name="ce10" office:value-type="string" calcext:value-type="string">
            <text:p><text:a xlink:href="https://sc.olx.com.br/florianopolis-e-regiao/terrenos/terreno-a-venda-300-m-por-r-110-000-bellatorres-passo-de-torres-sc-920226475" xlink:type="simple">https://sc.olx.com.br/florianopolis-e-regiao/terrenos/terreno-a-venda-300-m-por-r-110-000-bellatorres-passo-de-torres-sc-920226475</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204]/[.H204]" office:value-type="currency" office:currency="R$ " office:value="366.666666666667" calcext:value-type="currency">
            <text:p>R$ 366.67</text:p>
          </table:table-cell>
          <table:table-cell table:number-columns-repeated="1009"/>
        </table:table-row>
        <table:table-row table:style-name="ro1">
          <table:table-cell table:style-name="ce3" office:value-type="float" office:value="202" calcext:value-type="float">
            <text:p>202</text:p>
          </table:table-cell>
          <table:table-cell table:style-name="ce3" office:value-type="string" calcext:value-type="string">
            <text:p>Terreno à venda, 312 m² por R$ 129.000,00 - Lagoa Cortada - Balneário Gaivota/SC</text:p>
          </table:table-cell>
          <table:table-cell table:style-name="ce8" office:value-type="currency" office:currency="R$ " office:value="129000" calcext:value-type="currency">
            <text:p>R$ 129,000.00</text:p>
          </table:table-cell>
          <table:table-cell table:style-name="ce3" office:value-type="string" calcext:value-type="string">
            <text:p>RSB Imóveis</text:p>
          </table:table-cell>
          <table:table-cell table:style-name="ce3" office:value-type="string" calcext:value-type="string">
            <text:p>Código do anúncio: TE0653</text:p>
            <text:p/>
            <text:p>Terreno em Balneário Gaivota - SC </text:p>
            <text:p>  </text:p>
            <text:p> Localização: Rua Pinheiros, Lagoa Cortada </text:p>
            <text:p>  </text:p>
            <text:p> Metragem: 12,5x25 (312,5m²) </text:p>
            <text:p>  </text:p>
            <text:p> Posição solar: Leste e sul </text:p>
            <text:p>  </text:p>
            <text:p> Distancia do mar: 500 metros </text:p>
            <text:p>  </text:p>
            <text:p> Documento: Escritura </text:p>
            <text:p>  </text:p>
            <text:p> Terreno de esquina, frente mar e sul, terreno a 500 metros da avenida beira mar, com vista para o mar, ruas pavimentadas, casas alto padrão a volta, terreno para quem tem bom gosto, agende uma visita e venha conhecer. -</text:p>
          </table:table-cell>
          <table:table-cell table:style-name="ce10" office:value-type="string" calcext:value-type="string">
            <text:p><text:a xlink:href="https://sc.olx.com.br/florianopolis-e-regiao/terrenos/terreno-a-venda-312-m-por-r-129-000-00-lagoa-cortada-balneario-gaivota-sc-910733779" xlink:type="simple">https://sc.olx.com.br/florianopolis-e-regiao/terrenos/terreno-a-venda-312-m-por-r-129-000-00-lagoa-cortada-balneario-gaivota-sc-910733779</text:a></text:p>
          </table:table-cell>
          <table:table-cell table:style-name="ce3" office:value-type="string" calcext:value-type="string">
            <text:p>Terrenos</text:p>
          </table:table-cell>
          <table:table-cell table:style-name="ce3" office:value-type="float" office:value="313" calcext:value-type="float">
            <text:p>313</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05]/[.H205]" office:value-type="currency" office:currency="R$ " office:value="412.140575079872" calcext:value-type="currency">
            <text:p>R$ 412.14</text:p>
          </table:table-cell>
          <table:table-cell table:number-columns-repeated="1009"/>
        </table:table-row>
        <table:table-row table:style-name="ro1">
          <table:table-cell table:style-name="ce3" office:value-type="float" office:value="203" calcext:value-type="float">
            <text:p>203</text:p>
          </table:table-cell>
          <table:table-cell table:style-name="ce3" office:value-type="string" calcext:value-type="string">
            <text:p>CRICIúMA - Terreno Padrão - São Luiz</text:p>
          </table:table-cell>
          <table:table-cell table:style-name="ce8" office:value-type="currency" office:currency="R$ " office:value="220000" calcext:value-type="currency">
            <text:p>R$ 220,000.00</text:p>
          </table:table-cell>
          <table:table-cell table:style-name="ce3" office:value-type="string" calcext:value-type="string">
            <text:p>Duda Imóveis Ltda</text:p>
          </table:table-cell>
          <table:table-cell table:style-name="ce3" office:value-type="string" calcext:value-type="string">
            <text:p>Código do anúncio: 35293</text:p>
            <text:p/>
            <text:p>Excelente terreno próximo a prefeitura de Criciúma com área total de 360,00m² e dimensões de 15 x 24</text:p>
          </table:table-cell>
          <table:table-cell table:style-name="ce10" office:value-type="string" calcext:value-type="string">
            <text:p><text:a xlink:href="https://sc.olx.com.br/florianopolis-e-regiao/terrenos/criciuma-terreno-padrao-sao-luiz-972295022" xlink:type="simple">https://sc.olx.com.br/florianopolis-e-regiao/terrenos/criciuma-terreno-padrao-sao-luiz-972295022</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804380" calcext:value-type="float">
            <text:p>88804380</text:p>
          </table:table-cell>
          <table:table-cell table:style-name="ce3" office:value-type="string" calcext:value-type="string">
            <text:p>Criciuma</text:p>
          </table:table-cell>
          <table:table-cell table:style-name="ce3" office:value-type="string" calcext:value-type="string">
            <text:p>Pinheirinho</text:p>
          </table:table-cell>
          <table:table-cell table:style-name="ce3" office:value-type="string" calcext:value-type="string">
            <text:p>Rua Silva Alvarenga - lado par</text:p>
          </table:table-cell>
          <table:table-cell table:style-name="ce4" table:number-columns-repeated="2"/>
          <table:table-cell table:style-name="ce9" table:formula="of:=[.C206]/[.H206]" office:value-type="currency" office:currency="R$ " office:value="611.111111111111" calcext:value-type="currency">
            <text:p>R$ 611.11</text:p>
          </table:table-cell>
          <table:table-cell table:number-columns-repeated="1009"/>
        </table:table-row>
        <table:table-row table:style-name="ro1">
          <table:table-cell table:style-name="ce3" office:value-type="float" office:value="204" calcext:value-type="float">
            <text:p>204</text:p>
          </table:table-cell>
          <table:table-cell table:style-name="ce3" office:value-type="string" calcext:value-type="string">
            <text:p>CRICIúMA - Terreno Padrão - MINA DO MATO</text:p>
          </table:table-cell>
          <table:table-cell table:style-name="ce8" office:value-type="currency" office:currency="R$ " office:value="500000" calcext:value-type="currency">
            <text:p>R$ 500,000.00</text:p>
          </table:table-cell>
          <table:table-cell table:style-name="ce3" office:value-type="string" calcext:value-type="string">
            <text:p>Duda Imóveis Ltda</text:p>
          </table:table-cell>
          <table:table-cell table:style-name="ce3" office:value-type="string" calcext:value-type="string">
            <text:p>Código do anúncio: 32413</text:p>
            <text:p/>
            <text:p>ÓTIMO TERRENO com excelente vista da  cidade de Criciúma. Terreno possui 450m² e dimensões de 15x30!Agenda sua visita!!!</text:p>
          </table:table-cell>
          <table:table-cell table:style-name="ce10" office:value-type="string" calcext:value-type="string">
            <text:p><text:a xlink:href="https://sc.olx.com.br/florianopolis-e-regiao/terrenos/criciuma-terreno-padrao-mina-do-mato-972295098" xlink:type="simple">https://sc.olx.com.br/florianopolis-e-regiao/terrenos/criciuma-terreno-padrao-mina-do-mato-972295098</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810402" calcext:value-type="float">
            <text:p>88810402</text:p>
          </table:table-cell>
          <table:table-cell table:style-name="ce3" office:value-type="string" calcext:value-type="string">
            <text:p>Criciuma</text:p>
          </table:table-cell>
          <table:table-cell table:style-name="ce3" office:value-type="string" calcext:value-type="string">
            <text:p>Mina do Mato</text:p>
          </table:table-cell>
          <table:table-cell table:style-name="ce3" office:value-type="string" calcext:value-type="string">
            <text:p>Rua Antonio Caciatori</text:p>
          </table:table-cell>
          <table:table-cell table:number-columns-repeated="2" table:style-name="ce11" office:value-type="float" office:value="0" calcext:value-type="float">
            <text:p>R$0</text:p>
          </table:table-cell>
          <table:table-cell table:style-name="ce9" table:formula="of:=[.C207]/[.H207]" office:value-type="currency" office:currency="R$ " office:value="1111.11111111111" calcext:value-type="currency">
            <text:p>R$ 1,111.11</text:p>
          </table:table-cell>
          <table:table-cell table:number-columns-repeated="1009"/>
        </table:table-row>
        <table:table-row table:style-name="ro1">
          <table:table-cell table:style-name="ce3" office:value-type="float" office:value="205" calcext:value-type="float">
            <text:p>205</text:p>
          </table:table-cell>
          <table:table-cell table:style-name="ce3" office:value-type="string" calcext:value-type="string">
            <text:p>Terreno à venda, 419 m² por R$ 730.000,00 - Campeche - Florianópolis/SC</text:p>
          </table:table-cell>
          <table:table-cell table:style-name="ce8" office:value-type="currency" office:currency="R$ " office:value="730000" calcext:value-type="currency">
            <text:p>R$ 730,000.00</text:p>
          </table:table-cell>
          <table:table-cell table:style-name="ce3" office:value-type="string" calcext:value-type="string">
            <text:p>New Home Floripa Negócios Imobiliários - LTDA</text:p>
          </table:table-cell>
          <table:table-cell table:style-name="ce3" office:value-type="string" calcext:value-type="string">
            <text:p>Código do anúncio: TE0078</text:p>
            <text:p/>
            <text:p>Lote com Matrícula Individualizada, totalmente regularizado, passível de Financiamento Bancário !!!!O RESIDENCIAL CAMINHO DO ENGENHO I , II e III *(CAMPECHE - SC 405/ FLORIANÓPOLIS / SC) , localizado ao lado do LOTEAMENTO PARQUE DOS ARACÁS, e trata- se de um condomínio que já está pronto e inclusive já tem BELAS CASAS já CONSTRUÍDAS , e, semelhante à todos os nossos outros empreendimentos , este condomínio  oferece uma infraestrutura ímpar como : *Quadra de tênis, Quadra Poliesportiva, Campo de Futebol Suíço, Playground, Pista de caminhada dentro do próprio condomínio; Academia ao ar livre, Área Verde com Pista de Caminhada, Quiosques com Churrasqueiras,  3 Portais de Acesso,  Calçamento tipo paver, Sistema de iluminação com distribuição subterrânea, Tubulação subterrânea para: Tv à cabo , Telefone , Internet ,Vigilância Eletrônica e Congêneres, Estação própria de esgoto . O mesmo oferece um outro grande diferencial que é a localização privilegiada , estando à menos de 3KM do NOVO AEROPORTO INTERNACIONAL DE FLORIANÓPOLIS ( Floripa AirPort ), à 800m de entrada para os NOVOS ACESSOS para o CENTRO DA CIDADE , à 700m do ÒKA FLORIPA , um OPEN SHOPPING  que será inaugurado até o início do próximo ano , e também próximo das PRAIAS DO MORRO DAS PEDRAS e do CAMPECHE,  localizado na região que mais cresce e valoriza em Florianópolis . -</text:p>
          </table:table-cell>
          <table:table-cell table:style-name="ce10" office:value-type="string" calcext:value-type="string">
            <text:p><text:a xlink:href="https://sc.olx.com.br/florianopolis-e-regiao/terrenos/terreno-a-venda-419-m-por-r-730-000-00-campeche-florianopolis-sc-998935731" xlink:type="simple">https://sc.olx.com.br/florianopolis-e-regiao/terrenos/terreno-a-venda-419-m-por-r-730-000-00-campeche-florianopolis-sc-998935731</text:a></text:p>
          </table:table-cell>
          <table:table-cell table:style-name="ce3" office:value-type="string" calcext:value-type="string">
            <text:p>Terrenos</text:p>
          </table:table-cell>
          <table:table-cell table:style-name="ce3" office:value-type="float" office:value="419" calcext:value-type="float">
            <text:p>419</text:p>
          </table:table-cell>
          <table:table-cell table:style-name="ce3" office:value-type="float" office:value="88065361" calcext:value-type="float">
            <text:p>88065361</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Camarinhas</text:p>
          </table:table-cell>
          <table:table-cell table:style-name="ce11" office:value-type="float" office:value="390" calcext:value-type="float">
            <text:p>R$390</text:p>
          </table:table-cell>
          <table:table-cell table:style-name="ce11" office:value-type="float" office:value="0" calcext:value-type="float">
            <text:p>R$0</text:p>
          </table:table-cell>
          <table:table-cell table:style-name="ce9" table:formula="of:=[.C208]/[.H208]" office:value-type="currency" office:currency="R$ " office:value="1742.24343675418" calcext:value-type="currency">
            <text:p>R$ 1,742.24</text:p>
          </table:table-cell>
          <table:table-cell table:number-columns-repeated="1009"/>
        </table:table-row>
        <table:table-row table:style-name="ro1">
          <table:table-cell table:style-name="ce3" office:value-type="float" office:value="206" calcext:value-type="float">
            <text:p>206</text:p>
          </table:table-cell>
          <table:table-cell table:style-name="ce3" office:value-type="string" calcext:value-type="string">
            <text:p>FLORIANóPOLIS - Terreno Padrão - Campeche</text:p>
          </table:table-cell>
          <table:table-cell table:style-name="ce8" office:value-type="currency" office:currency="R$ " office:value="2000000" calcext:value-type="currency">
            <text:p>R$ 2,000,000.00</text:p>
          </table:table-cell>
          <table:table-cell table:style-name="ce3" office:value-type="string" calcext:value-type="string">
            <text:p>Takayuki Kawasaki</text:p>
          </table:table-cell>
          <table:table-cell table:style-name="ce3" office:value-type="string" calcext:value-type="string">
            <text:p>Código do anúncio: KW77</text:p>
            <text:p/>
            <text:p>Terreno localizado no Loteamento Novo Campeche, com 450 m² de área sendo 15 m x 30 m .Localização excelente, com viabilidade ATR 2.5 ( Área Turística Residencial ).Lote com Escritura Publica, sendo passível de Financiamento!!www.kawasakiimoveis.com.br</text:p>
          </table:table-cell>
          <table:table-cell table:style-name="ce10" office:value-type="string" calcext:value-type="string">
            <text:p><text:a xlink:href="https://sc.olx.com.br/florianopolis-e-regiao/terrenos/florianopolis-terreno-padrao-campeche-994435020" xlink:type="simple">https://sc.olx.com.br/florianopolis-e-regiao/terrenos/florianopolis-terreno-padrao-campeche-994435020</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63600" calcext:value-type="float">
            <text:p>8806360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Nicolau Joao de Abreu</text:p>
          </table:table-cell>
          <table:table-cell table:number-columns-repeated="2" table:style-name="ce11" office:value-type="float" office:value="0" calcext:value-type="float">
            <text:p>R$0</text:p>
          </table:table-cell>
          <table:table-cell table:style-name="ce9" table:formula="of:=[.C209]/[.H209]" office:value-type="currency" office:currency="R$ " office:value="4444.44444444444" calcext:value-type="currency">
            <text:p>R$ 4,444.44</text:p>
          </table:table-cell>
          <table:table-cell table:number-columns-repeated="1009"/>
        </table:table-row>
        <table:table-row table:style-name="ro1">
          <table:table-cell table:style-name="ce3" office:value-type="float" office:value="207" calcext:value-type="float">
            <text:p>207</text:p>
          </table:table-cell>
          <table:table-cell table:style-name="ce3" office:value-type="string" calcext:value-type="string">
            <text:p>Sítio em Aguas Mornas com 5.000 m2</text:p>
          </table:table-cell>
          <table:table-cell table:style-name="ce8" office:value-type="currency" office:currency="R$ " office:value="690000" calcext:value-type="currency">
            <text:p>R$ 690,000.00</text:p>
          </table:table-cell>
          <table:table-cell table:style-name="ce3" office:value-type="string" calcext:value-type="string">
            <text:p>IMOB CAMPECHE</text:p>
          </table:table-cell>
          <table:table-cell table:style-name="ce3" office:value-type="string" calcext:value-type="string">
            <text:p>Código do anúncio: SI0001</text:p>
            <text:p/>
            <text:p>Lindo sítio com 5.000m², com casa de madeira, compostas de 02 quartos, sala, cozinha e banheiro. Terreno cercado com galpão, açude e bem arborizado.Excelente lugar para lazer.Venha conhecer este lugar, agende uma visita. -</text:p>
          </table:table-cell>
          <table:table-cell table:style-name="ce10" office:value-type="string" calcext:value-type="string">
            <text:p><text:a xlink:href="https://sc.olx.com.br/florianopolis-e-regiao/terrenos/sitio-em-aguas-mornas-com-5-000-m2-998381856" xlink:type="simple">https://sc.olx.com.br/florianopolis-e-regiao/terrenos/sitio-em-aguas-mornas-com-5-000-m2-998381856</text:a></text:p>
          </table:table-cell>
          <table:table-cell table:style-name="ce3" office:value-type="string" calcext:value-type="string">
            <text:p>Fazendas</text:p>
          </table:table-cell>
          <table:table-cell table:style-name="ce3" office:value-type="float" office:value="80" calcext:value-type="float">
            <text:p>80</text:p>
          </table:table-cell>
          <table:table-cell table:style-name="ce3" office:value-type="float" office:value="88150000" calcext:value-type="float">
            <text:p>88150000</text:p>
          </table:table-cell>
          <table:table-cell table:style-name="ce3" office:value-type="string" calcext:value-type="string">
            <text:p>Aguas Mornas</text:p>
          </table:table-cell>
          <table:table-cell table:style-name="ce4" table:number-columns-repeated="2"/>
          <table:table-cell table:number-columns-repeated="2" table:style-name="ce11" office:value-type="float" office:value="0" calcext:value-type="float">
            <text:p>R$0</text:p>
          </table:table-cell>
          <table:table-cell table:style-name="ce9" table:formula="of:=[.C210]/[.H210]" office:value-type="currency" office:currency="R$ " office:value="8625" calcext:value-type="currency">
            <text:p>R$ 8,625.00</text:p>
          </table:table-cell>
          <table:table-cell table:number-columns-repeated="1009"/>
        </table:table-row>
        <table:table-row table:style-name="ro1">
          <table:table-cell table:style-name="ce3" office:value-type="float" office:value="208" calcext:value-type="float">
            <text:p>208</text:p>
          </table:table-cell>
          <table:table-cell table:style-name="ce3" office:value-type="string" calcext:value-type="string">
            <text:p>Florianópolis - Sítio - São João do Rio Vermelho</text:p>
          </table:table-cell>
          <table:table-cell table:style-name="ce8" office:value-type="currency" office:currency="R$ " office:value="5900000" calcext:value-type="currency">
            <text:p>R$ 5,900,000.00</text:p>
          </table:table-cell>
          <table:table-cell table:style-name="ce3" office:value-type="string" calcext:value-type="string">
            <text:p>DDA Imóveis</text:p>
          </table:table-cell>
          <table:table-cell table:style-name="ce3" office:value-type="string" calcext:value-type="string">
            <text:p>Código do anúncio: ST4145</text:p>
            <text:p/>
            <text:p>Codigo Referencia: ST4145  ?  </text:p>
            <text:p>     Área Rural com 121,5 Hectares em São João do Rio Vermelho  O Terreno tem: 1 escritura pública 94% da área total e 2 posses, casa de 95 m2 2 Banheiros, 3 quartos, cozinha e salacaseiro, mapa topográfico, própria fonte de água etrator.    ? Forma de Pagamento: Valores, disponibilidade e condições sujeitos a alterações sem aviso prévio.   </text:p>
            <text:p>     Imobiliária DDA Imóveis</text:p>
          </table:table-cell>
          <table:table-cell table:style-name="ce10" office:value-type="string" calcext:value-type="string">
            <text:p><text:a xlink:href="https://sc.olx.com.br/florianopolis-e-regiao/terrenos/florianopolis-sitio-sao-joao-do-rio-vermelho-981894809" xlink:type="simple">https://sc.olx.com.br/florianopolis-e-regiao/terrenos/florianopolis-sitio-sao-joao-do-rio-vermelho-981894809</text:a></text:p>
          </table:table-cell>
          <table:table-cell table:style-name="ce3" office:value-type="string" calcext:value-type="string">
            <text:p>Fazendas</text:p>
          </table:table-cell>
          <table:table-cell table:style-name="ce3" office:value-type="float" office:value="95" calcext:value-type="float">
            <text:p>95</text:p>
          </table:table-cell>
          <table:table-cell table:style-name="ce3" office:value-type="float" office:value="88060000" calcext:value-type="float">
            <text:p>88060000</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odovia Joao Gualberto Soares - de 4001/4002 a 16999/17000</text:p>
          </table:table-cell>
          <table:table-cell table:style-name="ce4"/>
          <table:table-cell table:style-name="ce11" office:value-type="float" office:value="900" calcext:value-type="float">
            <text:p>R$900</text:p>
          </table:table-cell>
          <table:table-cell table:style-name="ce9" table:formula="of:=[.C211]/[.H211]" office:value-type="currency" office:currency="R$ " office:value="62105.2631578947" calcext:value-type="currency">
            <text:p>R$ 62,105.26</text:p>
          </table:table-cell>
          <table:table-cell table:number-columns-repeated="1009"/>
        </table:table-row>
        <table:table-row table:style-name="ro1">
          <table:table-cell table:style-name="ce3" office:value-type="float" office:value="209" calcext:value-type="float">
            <text:p>209</text:p>
          </table:table-cell>
          <table:table-cell table:style-name="ce3" office:value-type="string" calcext:value-type="string">
            <text:p>Vendo sítio</text:p>
          </table:table-cell>
          <table:table-cell table:style-name="ce8" office:value-type="currency" office:currency="R$ " office:value="280000" calcext:value-type="currency">
            <text:p>R$ 280,000.00</text:p>
          </table:table-cell>
          <table:table-cell table:style-name="ce3" office:value-type="string" calcext:value-type="string">
            <text:p>Alexandre ou jane</text:p>
          </table:table-cell>
          <table:table-cell table:style-name="ce3" office:value-type="string" calcext:value-type="string">
            <text:p>Vendo sítio com casa recém construída de madeira com 4 quartos 1 cozinha 1 banheiro e garagem para dois carros com luz e água de poço semi artesiano água natural. Sitio localizado no pagara grande a 15 minutos do shopping continente 4 km da colonia santana com saída para Santo Amaro são Pedro de Alcântara e palhoça. Valor 280,000.00 aceito casa do meu interesse pela região. 48 ... ver número 48 ... ver número</text:p>
          </table:table-cell>
          <table:table-cell table:style-name="ce10" office:value-type="string" calcext:value-type="string">
            <text:p><text:a xlink:href="https://sc.olx.com.br/florianopolis-e-regiao/terrenos/vendo-sitio-1000402680" xlink:type="simple">https://sc.olx.com.br/florianopolis-e-regiao/terrenos/vendo-sitio-1000402680</text:a></text:p>
          </table:table-cell>
          <table:table-cell table:style-name="ce3" office:value-type="string" calcext:value-type="string">
            <text:p>Sitios e chacaras</text:p>
          </table:table-cell>
          <table:table-cell table:style-name="ce3" office:value-type="float" office:value="4000" calcext:value-type="float">
            <text:p>4000</text:p>
          </table:table-cell>
          <table:table-cell table:style-name="ce3" office:value-type="float" office:value="88140000" calcext:value-type="float">
            <text:p>88140000</text:p>
          </table:table-cell>
          <table:table-cell table:style-name="ce3" office:value-type="string" calcext:value-type="string">
            <text:p>Santo Amaro da Imperatriz</text:p>
          </table:table-cell>
          <table:table-cell table:style-name="ce4" table:number-columns-repeated="4"/>
          <table:table-cell table:style-name="ce9" table:formula="of:=[.C212]/[.H212]" office:value-type="currency" office:currency="R$ " office:value="70" calcext:value-type="currency">
            <text:p>R$ 70.00</text:p>
          </table:table-cell>
          <table:table-cell table:number-columns-repeated="1009"/>
        </table:table-row>
        <table:table-row table:style-name="ro1">
          <table:table-cell table:style-name="ce3" office:value-type="float" office:value="210" calcext:value-type="float">
            <text:p>210</text:p>
          </table:table-cell>
          <table:table-cell table:style-name="ce3" office:value-type="string" calcext:value-type="string">
            <text:p>Terreno à venda, 440 m² - Praia do Pantano do Sul - Florianópolis /SC</text:p>
          </table:table-cell>
          <table:table-cell table:style-name="ce8" office:value-type="currency" office:currency="R$ " office:value="350000" calcext:value-type="currency">
            <text:p>R$ 350,000.00</text:p>
          </table:table-cell>
          <table:table-cell table:style-name="ce3" office:value-type="string" calcext:value-type="string">
            <text:p>Adriano de Oliveira Coelho</text:p>
          </table:table-cell>
          <table:table-cell table:style-name="ce3" office:value-type="string" calcext:value-type="string">
            <text:p>Código do anúncio: 15</text:p>
            <text:p/>
            <text:p>Excelente terreno localizado condômino Caravellas Residence 3 - Praia do Pantano do SulÁrea privativa 440 m²400 metros da PraiaLote com viabilidade de construçãoÓtima Infra Estrutura:- Quiosque- Quadra tênis- Playground- Pista de caminhada- GuaritaEscritura PúblicaACEITA FINANCIAMENTOÓtimo para investidor ou construtor.Agende uma visita - Atualizado em:  -</text:p>
          </table:table-cell>
          <table:table-cell table:style-name="ce10" office:value-type="string" calcext:value-type="string">
            <text:p><text:a xlink:href="https://sc.olx.com.br/florianopolis-e-regiao/terrenos/terreno-a-venda-440-m-praia-do-pantano-do-sul-florianopolis-sc-997763071" xlink:type="simple">https://sc.olx.com.br/florianopolis-e-regiao/terrenos/terreno-a-venda-440-m-praia-do-pantano-do-sul-florianopolis-sc-997763071</text:a></text:p>
          </table:table-cell>
          <table:table-cell table:style-name="ce3" office:value-type="string" calcext:value-type="string">
            <text:p>Terrenos</text:p>
          </table:table-cell>
          <table:table-cell table:style-name="ce3" office:value-type="float" office:value="440" calcext:value-type="float">
            <text:p>440</text:p>
          </table:table-cell>
          <table:table-cell table:style-name="ce3" office:value-type="float" office:value="88066000" calcext:value-type="float">
            <text:p>88066000</text:p>
          </table:table-cell>
          <table:table-cell table:style-name="ce3" office:value-type="string" calcext:value-type="string">
            <text:p>Florianopolis</text:p>
          </table:table-cell>
          <table:table-cell table:style-name="ce3" office:value-type="string" calcext:value-type="string">
            <text:p>Morro das Pedras</text:p>
          </table:table-cell>
          <table:table-cell table:style-name="ce3" office:value-type="string" calcext:value-type="string">
            <text:p>Rodovia Francisco Thomaz dos Santos - ate 2088/2089</text:p>
          </table:table-cell>
          <table:table-cell table:number-columns-repeated="2" table:style-name="ce11" office:value-type="float" office:value="0" calcext:value-type="float">
            <text:p>R$0</text:p>
          </table:table-cell>
          <table:table-cell table:style-name="ce9" table:formula="of:=[.C213]/[.H213]" office:value-type="currency" office:currency="R$ " office:value="795.454545454546" calcext:value-type="currency">
            <text:p>R$ 795.45</text:p>
          </table:table-cell>
          <table:table-cell table:number-columns-repeated="1009"/>
        </table:table-row>
        <table:table-row table:style-name="ro1">
          <table:table-cell table:style-name="ce3" office:value-type="float" office:value="211" calcext:value-type="float">
            <text:p>211</text:p>
          </table:table-cell>
          <table:table-cell table:style-name="ce3" office:value-type="string" calcext:value-type="string">
            <text:p>Terreno à venda no bairro Ferraz - Garopaba/SC</text:p>
          </table:table-cell>
          <table:table-cell table:style-name="ce8" office:value-type="currency" office:currency="R$ " office:value="1210000" calcext:value-type="currency">
            <text:p>R$ 1,210,000.00</text:p>
          </table:table-cell>
          <table:table-cell table:style-name="ce3" office:value-type="string" calcext:value-type="string">
            <text:p>ALAN FIRME RODRIGUES BORBA</text:p>
          </table:table-cell>
          <table:table-cell table:style-name="ce3" office:value-type="string" calcext:value-type="string">
            <text:p>Código do anúncio: TV172</text:p>
            <text:p/>
            <text:p>Terreno situado no Loteamento Miramar - Ferraz, em Garopaba/SC. Loteamento regularizado que oferece segurança e uma infraestrutura completa.O imóvel possui uma área total de 420m², com:&amp;bull;Escritura pública;&amp;bull;Matrícula individual;&amp;bull;Acesso a água e energia elétrica.Sendo uma ótima oportunidade para construtores e investidores ou para moradia.Destaca-se também por sua localização privilegiada, próximo de toda a infraestrutura da cidade e das mais belas praias, juntando-se a isso as casas de Alto Padrão, tornam o lugar mais valorizado e procurado pelos clientes.As informações estão sujeitas a alterações. Consulte o corretor responsável. Chave do anúncio: FSUeZPORx2XB7FbB</text:p>
          </table:table-cell>
          <table:table-cell table:style-name="ce10" office:value-type="string" calcext:value-type="string">
            <text:p><text:a xlink:href="https://sc.olx.com.br/florianopolis-e-regiao/terrenos/terreno-a-venda-no-bairro-ferraz-garopaba-sc-967051902" xlink:type="simple">https://sc.olx.com.br/florianopolis-e-regiao/terrenos/terreno-a-venda-no-bairro-ferraz-garopaba-sc-967051902</text:a></text:p>
          </table:table-cell>
          <table:table-cell table:style-name="ce3" office:value-type="string" calcext:value-type="string">
            <text:p>Terrenos</text:p>
          </table:table-cell>
          <table:table-cell table:style-name="ce3" office:value-type="float" office:value="392" calcext:value-type="float">
            <text:p>392</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214]/[.H214]" office:value-type="currency" office:currency="R$ " office:value="3086.73469387755" calcext:value-type="currency">
            <text:p>R$ 3,086.73</text:p>
          </table:table-cell>
          <table:table-cell table:number-columns-repeated="1009"/>
        </table:table-row>
        <table:table-row table:style-name="ro1">
          <table:table-cell table:style-name="ce3" office:value-type="float" office:value="212" calcext:value-type="float">
            <text:p>212</text:p>
          </table:table-cell>
          <table:table-cell table:style-name="ce3" office:value-type="string" calcext:value-type="string">
            <text:p>Terreno com 336 m² a venda | Areias em São José/SC</text:p>
          </table:table-cell>
          <table:table-cell table:style-name="ce8" office:value-type="currency" office:currency="R$ " office:value="360000" calcext:value-type="currency">
            <text:p>R$ 360,000.00</text:p>
          </table:table-cell>
          <table:table-cell table:style-name="ce3" office:value-type="string" calcext:value-type="string">
            <text:p>MAK IMÓVEIS</text:p>
          </table:table-cell>
          <table:table-cell table:style-name="ce3" office:value-type="string" calcext:value-type="string">
            <text:p>Código do anúncio: TE0001</text:p>
            <text:p/>
            <text:p>Terreno com área total de 336 m², frente com 12 metros e profundidade de 28 metros. Com casa de alvenaria utilizada como depósito. </text:p>
            <text:p>  </text:p>
            <text:p> Localizado no bairro Areias. A 3 minutos de distância da BR-101. Próximo a todas as conveniências necessárias para viver bem: escolas, supermercados, restaurantes etc. </text:p>
            <text:p>  </text:p>
            <text:p> Ligue e saiba mais! -</text:p>
          </table:table-cell>
          <table:table-cell table:style-name="ce10" office:value-type="string" calcext:value-type="string">
            <text:p><text:a xlink:href="https://sc.olx.com.br/florianopolis-e-regiao/terrenos/terreno-com-336-m-a-venda-areias-em-sao-jose-sc-994389341" xlink:type="simple">https://sc.olx.com.br/florianopolis-e-regiao/terrenos/terreno-com-336-m-a-venda-areias-em-sao-jose-sc-994389341</text:a></text:p>
          </table:table-cell>
          <table:table-cell table:style-name="ce3" office:value-type="string" calcext:value-type="string">
            <text:p>Terrenos</text:p>
          </table:table-cell>
          <table:table-cell table:style-name="ce3" office:value-type="float" office:value="336" calcext:value-type="float">
            <text:p>336</text:p>
          </table:table-cell>
          <table:table-cell table:style-name="ce3" office:value-type="float" office:value="88113770" calcext:value-type="float">
            <text:p>88113770</text:p>
          </table:table-cell>
          <table:table-cell table:style-name="ce3" office:value-type="string" calcext:value-type="string">
            <text:p>Sao Jose</text:p>
          </table:table-cell>
          <table:table-cell table:style-name="ce3" office:value-type="string" calcext:value-type="string">
            <text:p>Areias</text:p>
          </table:table-cell>
          <table:table-cell table:style-name="ce3" office:value-type="string" calcext:value-type="string">
            <text:p>Rua Elis Regina</text:p>
          </table:table-cell>
          <table:table-cell table:style-name="ce4" table:number-columns-repeated="2"/>
          <table:table-cell table:style-name="ce9" table:formula="of:=[.C215]/[.H215]" office:value-type="currency" office:currency="R$ " office:value="1071.42857142857" calcext:value-type="currency">
            <text:p>R$ 1,071.43</text:p>
          </table:table-cell>
          <table:table-cell table:number-columns-repeated="1009"/>
        </table:table-row>
        <table:table-row table:style-name="ro1">
          <table:table-cell table:style-name="ce3" office:value-type="float" office:value="213" calcext:value-type="float">
            <text:p>213</text:p>
          </table:table-cell>
          <table:table-cell table:style-name="ce3" office:value-type="string" calcext:value-type="string">
            <text:p>Terreno com 466,87m² na Geral de Forquilhas São José - SC</text:p>
          </table:table-cell>
          <table:table-cell table:style-name="ce8" office:value-type="currency" office:currency="R$ " office:value="320000" calcext:value-type="currency">
            <text:p>R$ 320,000.00</text:p>
          </table:table-cell>
          <table:table-cell table:style-name="ce3" office:value-type="string" calcext:value-type="string">
            <text:p>Adriano de Oliveira Coelho</text:p>
          </table:table-cell>
          <table:table-cell table:style-name="ce3" office:value-type="string" calcext:value-type="string">
            <text:p>Código do anúncio: 176</text:p>
            <text:p/>
            <text:p>Terreno  de esquina a à venda, 466,87 m² - Forquilhas- São José/SCÓtima infraestrutura- Rua Pavimentada- Comércio local na região- Ponto de ônibus- Iluminação Pública- Colégio- Posto de saúdeTerreno pronto para construirEscritura PúblicaAgende uma visita - Atualizado em:  -</text:p>
          </table:table-cell>
          <table:table-cell table:style-name="ce10" office:value-type="string" calcext:value-type="string">
            <text:p><text:a xlink:href="https://sc.olx.com.br/florianopolis-e-regiao/terrenos/terreno-com-466-87m-na-geral-de-forquilhas-sao-jose-sc-997759077" xlink:type="simple">https://sc.olx.com.br/florianopolis-e-regiao/terrenos/terreno-com-466-87m-na-geral-de-forquilhas-sao-jose-sc-997759077</text:a></text:p>
          </table:table-cell>
          <table:table-cell table:style-name="ce3" office:value-type="string" calcext:value-type="string">
            <text:p>Terrenos</text:p>
          </table:table-cell>
          <table:table-cell table:style-name="ce3" office:value-type="float" office:value="466" calcext:value-type="float">
            <text:p>466</text:p>
          </table:table-cell>
          <table:table-cell table:style-name="ce3" office:value-type="float" office:value="88107100" calcext:value-type="float">
            <text:p>8810710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Antonio Jovita Duarte</text:p>
          </table:table-cell>
          <table:table-cell table:number-columns-repeated="2" table:style-name="ce11" office:value-type="float" office:value="0" calcext:value-type="float">
            <text:p>R$0</text:p>
          </table:table-cell>
          <table:table-cell table:style-name="ce9" table:formula="of:=[.C216]/[.H216]" office:value-type="currency" office:currency="R$ " office:value="686.695278969957" calcext:value-type="currency">
            <text:p>R$ 686.70</text:p>
          </table:table-cell>
          <table:table-cell table:number-columns-repeated="1009"/>
        </table:table-row>
        <table:table-row table:style-name="ro1">
          <table:table-cell table:style-name="ce3" office:value-type="float" office:value="214" calcext:value-type="float">
            <text:p>214</text:p>
          </table:table-cell>
          <table:table-cell table:style-name="ce3" office:value-type="string" calcext:value-type="string">
            <text:p>Terreno à venda, 383 m² por R$ 450.000,00 - Vargem Pequena - Florianópolis/SC</text:p>
          </table:table-cell>
          <table:table-cell table:style-name="ce8" office:value-type="currency" office:currency="R$ " office:value="450000" calcext:value-type="currency">
            <text:p>R$ 450,000.00</text:p>
          </table:table-cell>
          <table:table-cell table:style-name="ce3" office:value-type="string" calcext:value-type="string">
            <text:p>Roberto Celeste Corretor</text:p>
          </table:table-cell>
          <table:table-cell table:style-name="ce3" office:value-type="string" calcext:value-type="string">
            <text:p>Código do anúncio: TE0088</text:p>
            <text:p/>
            <text:p>HORSE CLUB RESIDENCE 1LOTE 03 COM 383,53m2 privativos.Totalmente plano ! -</text:p>
          </table:table-cell>
          <table:table-cell table:style-name="ce10" office:value-type="string" calcext:value-type="string">
            <text:p><text:a xlink:href="https://sc.olx.com.br/florianopolis-e-regiao/terrenos/terreno-a-venda-383-m-por-r-450-000-00-vargem-pequena-florianopolis-sc-997638324" xlink:type="simple">https://sc.olx.com.br/florianopolis-e-regiao/terrenos/terreno-a-venda-383-m-por-r-450-000-00-vargem-pequena-florianopolis-sc-997638324</text:a></text:p>
          </table:table-cell>
          <table:table-cell table:style-name="ce3" office:value-type="string" calcext:value-type="string">
            <text:p>Terrenos</text:p>
          </table:table-cell>
          <table:table-cell table:style-name="ce3" office:value-type="float" office:value="384" calcext:value-type="float">
            <text:p>384</text:p>
          </table:table-cell>
          <table:table-cell table:style-name="ce3" office:value-type="float" office:value="88052400" calcext:value-type="float">
            <text:p>88052400</text:p>
          </table:table-cell>
          <table:table-cell table:style-name="ce3" office:value-type="string" calcext:value-type="string">
            <text:p>Florianopolis</text:p>
          </table:table-cell>
          <table:table-cell table:style-name="ce3" office:value-type="string" calcext:value-type="string">
            <text:p>Vargem Pequena</text:p>
          </table:table-cell>
          <table:table-cell table:style-name="ce3" office:value-type="string" calcext:value-type="string">
            <text:p>Estrada Manoel Leoncio de Souza Brito</text:p>
          </table:table-cell>
          <table:table-cell table:number-columns-repeated="2" table:style-name="ce11" office:value-type="float" office:value="0" calcext:value-type="float">
            <text:p>R$0</text:p>
          </table:table-cell>
          <table:table-cell table:style-name="ce9" table:formula="of:=[.C217]/[.H217]" office:value-type="currency" office:currency="R$ " office:value="1171.875" calcext:value-type="currency">
            <text:p>R$ 1,171.88</text:p>
          </table:table-cell>
          <table:table-cell table:number-columns-repeated="1009"/>
        </table:table-row>
        <table:table-row table:style-name="ro1">
          <table:table-cell table:style-name="ce3" office:value-type="float" office:value="215" calcext:value-type="float">
            <text:p>215</text:p>
          </table:table-cell>
          <table:table-cell table:style-name="ce3" office:value-type="string" calcext:value-type="string">
            <text:p>BIGUAçU - Terreno Padrão - Beira Rio</text:p>
          </table:table-cell>
          <table:table-cell table:style-name="ce8" office:value-type="currency" office:currency="R$ " office:value="223088" calcext:value-type="currency">
            <text:p>R$ 223,088.00</text:p>
          </table:table-cell>
          <table:table-cell table:style-name="ce3" office:value-type="string" calcext:value-type="string">
            <text:p>Auxiliadora Predial - Florianópolis - Campeche</text:p>
          </table:table-cell>
          <table:table-cell table:style-name="ce3" office:value-type="string" calcext:value-type="string">
            <text:p>Código do anúncio: 364036</text:p>
            <text:p/>
            <text:p>Permita-se sonhar. Permita-se estar perto de tudo e ao mesmo tempo ter o incomum, o indescritível, o surpreendente. Deixe-se envolver pela paisagem soberana, pontuada pela beleza do lago. Abra a janela, contemple a força e a serenidade das águas. Solte as amarras. Viva! </text:p>
            <text:p>  </text:p>
            <text:p> Número de terrenos: 329 </text:p>
            <text:p> Terrenos: 150,15m² a 255,83m² </text:p>
            <text:p>  </text:p>
            <text:p> Obras concluídas. </text:p>
            <text:p>  </text:p>
            <text:p> Prainha artificial </text:p>
            <text:p> 3 piscinas com SPA </text:p>
            <text:p> 4 espaços gourmet </text:p>
            <text:p> Lago ao fundo dos terrenos </text:p>
            <text:p> Quadra poliesportiva </text:p>
            <text:p> Campo de futebol </text:p>
            <text:p> Pista de caminhada </text:p>
            <text:p> Lounge com deck </text:p>
            <text:p> Praça com espelho d?água.</text:p>
          </table:table-cell>
          <table:table-cell table:style-name="ce10" office:value-type="string" calcext:value-type="string">
            <text:p><text:a xlink:href="https://sc.olx.com.br/florianopolis-e-regiao/terrenos/biguacu-terreno-padrao-beira-rio-991403684" xlink:type="simple">https://sc.olx.com.br/florianopolis-e-regiao/terrenos/biguacu-terreno-padrao-beira-rio-991403684</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4" table:number-columns-repeated="2"/>
          <table:table-cell table:style-name="ce9" table:formula="of:=[.C218]/[.H218]" office:value-type="currency" office:currency="R$ " office:value="1487.25333333333" calcext:value-type="currency">
            <text:p>R$ 1,487.25</text:p>
          </table:table-cell>
          <table:table-cell table:number-columns-repeated="1009"/>
        </table:table-row>
        <table:table-row table:style-name="ro1">
          <table:table-cell table:style-name="ce3" office:value-type="float" office:value="216" calcext:value-type="float">
            <text:p>216</text:p>
          </table:table-cell>
          <table:table-cell table:style-name="ce3" office:value-type="string" calcext:value-type="string">
            <text:p>TERRENO NO ALTOS DE SÃO JOSÉ</text:p>
          </table:table-cell>
          <table:table-cell table:style-name="ce8" office:value-type="currency" office:currency="R$ " office:value="500000" calcext:value-type="currency">
            <text:p>R$ 500,000.00</text:p>
          </table:table-cell>
          <table:table-cell table:style-name="ce3" office:value-type="string" calcext:value-type="string">
            <text:p>ICA Empreendimentos Imobiliários Ltda</text:p>
          </table:table-cell>
          <table:table-cell table:style-name="ce3" office:value-type="string" calcext:value-type="string">
            <text:p>Código do anúncio: T140</text:p>
            <text:p/>
            <text:p>Excelente terreno situado num dos melhores condomínios de São José. Cercado de vegetação nativa preservada e perto do comércio da região.O Altos de São José conta com completa infraestrutura e segurança. Portaria com monitoramento 24 horas, cancelas independentes para entrada de moradores e visitantes.Quadra de tênis, Sala de ginástica, Salão de festas, Piscina...Acesso rápido à BR 101 e via expressa, a 10 minutos do centro de Florianópolis, um espaço com muito verde. É a natureza visitando sua casa toda vez que você abrir a janela.</text:p>
          </table:table-cell>
          <table:table-cell table:style-name="ce10" office:value-type="string" calcext:value-type="string">
            <text:p><text:a xlink:href="https://sc.olx.com.br/florianopolis-e-regiao/terrenos/terreno-no-altos-de-sao-jose-992973217" xlink:type="simple">https://sc.olx.com.br/florianopolis-e-regiao/terrenos/terreno-no-altos-de-sao-jose-992973217</text:a></text:p>
          </table:table-cell>
          <table:table-cell table:style-name="ce3" office:value-type="string" calcext:value-type="string">
            <text:p>Terrenos</text:p>
          </table:table-cell>
          <table:table-cell table:style-name="ce3" office:value-type="float" office:value="1110" calcext:value-type="float">
            <text:p>1110</text:p>
          </table:table-cell>
          <table:table-cell table:style-name="ce3" office:value-type="float" office:value="88108190" calcext:value-type="float">
            <text:p>88108190</text:p>
          </table:table-cell>
          <table:table-cell table:style-name="ce3" office:value-type="string" calcext:value-type="string">
            <text:p>Sao Jose</text:p>
          </table:table-cell>
          <table:table-cell table:style-name="ce3" office:value-type="string" calcext:value-type="string">
            <text:p>Rocado</text:p>
          </table:table-cell>
          <table:table-cell table:style-name="ce3" office:value-type="string" calcext:value-type="string">
            <text:p>Rua Francelina Domingos de Jesus</text:p>
          </table:table-cell>
          <table:table-cell table:number-columns-repeated="2" table:style-name="ce11" office:value-type="float" office:value="0" calcext:value-type="float">
            <text:p>R$0</text:p>
          </table:table-cell>
          <table:table-cell table:style-name="ce9" table:formula="of:=[.C219]/[.H219]" office:value-type="currency" office:currency="R$ " office:value="450.450450450451" calcext:value-type="currency">
            <text:p>R$ 450.45</text:p>
          </table:table-cell>
          <table:table-cell table:number-columns-repeated="1009"/>
        </table:table-row>
        <table:table-row table:style-name="ro1">
          <table:table-cell table:style-name="ce3" office:value-type="float" office:value="217" calcext:value-type="float">
            <text:p>217</text:p>
          </table:table-cell>
          <table:table-cell table:style-name="ce3" office:value-type="string" calcext:value-type="string">
            <text:p>Terreno à venda, 510 m² em condomínio fechado no Campeche - Florianópolis/SC</text:p>
          </table:table-cell>
          <table:table-cell table:style-name="ce8" office:value-type="currency" office:currency="R$ " office:value="1000000" calcext:value-type="currency">
            <text:p>R$ 1,000,000.00</text:p>
          </table:table-cell>
          <table:table-cell table:style-name="ce3" office:value-type="string" calcext:value-type="string">
            <text:p>Jump Imóveis</text:p>
          </table:table-cell>
          <table:table-cell table:style-name="ce3" office:value-type="string" calcext:value-type="string">
            <text:p>Código do anúncio: TE0024</text:p>
            <text:p/>
            <text:p>Lindo terreno com 510 m² em condomínio fechado, com total segurança e lazer completo. </text:p>
            <text:p>  </text:p>
            <text:p> Localização estratégica, próximo às paradisíacas praias do sul de Florianópolis e do Ribeirão da Ilha. Fácil acesso ao centrinho do Campeche, Lagoa da Conceição e centro da cidade. Toda a infraestrutura de comércio e serviços, ao lado do Fort Atacadista, Cassol e ao novo acesso para o aeroporto internacional. </text:p>
            <text:p>  </text:p>
            <text:p> ESTRUTURA DO CONDOMÍNIO: </text:p>
            <text:p> - Campo de futebol </text:p>
            <text:p> - Pista de caminhada </text:p>
            <text:p> - Quadra de tênis de saibro </text:p>
            <text:p> - Parque infantil </text:p>
            <text:p> - Meia quadra de basquete </text:p>
            <text:p> - Horta comunitária e pomar </text:p>
            <text:p> - Salão de festas </text:p>
            <text:p>  </text:p>
            <text:p> LOCALIZAÇÃO: </text:p>
            <text:p> Localização privilegiada, na região que mais cresce e valoriza no sul da ilha. A apenas 5 minutos do centro, pelo novo acesso ao aeroporto, e próxima das paradisíacas praias do sul como Campeche, Morro das Pedras, Armação, Matadeiro e o tradicional Ribeirão da Ilha. Fácil acesso para o centrinho do Campeche. </text:p>
            <text:p>  </text:p>
            <text:p> DISTÂNCIAS: </text:p>
            <text:p> - Aeroporto: 6 km (novo acesso) </text:p>
            <text:p> - Centro: 10 km (novo acesso) </text:p>
            <text:p> - Estádio de Futebol: 6 km </text:p>
            <text:p> - Praia da Armação: 9 km </text:p>
            <text:p> - Lagoa do Peri: 9 km </text:p>
            <text:p> - Lagoa da Conceição: 7 km -</text:p>
          </table:table-cell>
          <table:table-cell table:style-name="ce10" office:value-type="string" calcext:value-type="string">
            <text:p><text:a xlink:href="https://sc.olx.com.br/florianopolis-e-regiao/terrenos/terreno-a-venda-510-m-em-condominio-fechado-no-campeche-florianopolis-sc-950062330" xlink:type="simple">https://sc.olx.com.br/florianopolis-e-regiao/terrenos/terreno-a-venda-510-m-em-condominio-fechado-no-campeche-florianopolis-sc-950062330</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065500" calcext:value-type="float">
            <text:p>8806550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odovia Aparicio Ramos Cordeiro</text:p>
          </table:table-cell>
          <table:table-cell table:style-name="ce11" office:value-type="float" office:value="870" calcext:value-type="float">
            <text:p>R$870</text:p>
          </table:table-cell>
          <table:table-cell table:style-name="ce4"/>
          <table:table-cell table:style-name="ce9" table:formula="of:=[.C220]/[.H220]" office:value-type="currency" office:currency="R$ " office:value="1960.78431372549" calcext:value-type="currency">
            <text:p>R$ 1,960.78</text:p>
          </table:table-cell>
          <table:table-cell table:number-columns-repeated="1009"/>
        </table:table-row>
        <table:table-row table:style-name="ro1">
          <table:table-cell table:style-name="ce3" office:value-type="float" office:value="218" calcext:value-type="float">
            <text:p>218</text:p>
          </table:table-cell>
          <table:table-cell table:style-name="ce3" office:value-type="string" calcext:value-type="string">
            <text:p>TERRENO Á VENDA no condomínio residencial CHAPADA DAS ARAUCÁRIAS, RANCHO QUEIMADO SC</text:p>
          </table:table-cell>
          <table:table-cell table:style-name="ce8" office:value-type="currency" office:currency="R$ " office:value="292000" calcext:value-type="currency">
            <text:p>R$ 292,000.00</text:p>
          </table:table-cell>
          <table:table-cell table:style-name="ce3" office:value-type="string" calcext:value-type="string">
            <text:p>Juliano Guimarães Corretor de Imóveis</text:p>
          </table:table-cell>
          <table:table-cell table:style-name="ce3" office:value-type="string" calcext:value-type="string">
            <text:p>Código do anúncio: TE00031</text:p>
            <text:p/>
            <text:p>EXCELENTE TERRENO Á VENDA no condomínio residencial CHAPADA DAS ARAUCÁRIAS.COM 6312m² para quem procura SEGURANÇA, DESCANSO e TRANQUILIDADE, perfeito para morar longe da agitação das grandes cidades e isso á 5 minutos da cidade de Rancho Queimado, uma EXCELENTE OPÇÃO, o local é super seguro e tranquilo, ótimo para plantio familiar, o solo é bastante fertil e o clima é muito agradável...O terreno dispõe de uma relevo favorável com um pouco de desnível que possibilita melhor aproveitamento da área, por sua localização dentro do condomínio PERMITE a exuberante vista da serra em todos os lados, ainda na parte alta do terreno é possivel ver o sol nascer e se por no horizonte. com aproveitamento de 40% de permissão para construções. TODA ÁREA COM escritura pública, água, luz eletrica, EXCELENTE posicionamento em relação a internet com sinal 4G em todos pontos do terreno.O ACESSO ao terreno é por estrada pública em EXCELENTE estádo de conservação e uso. MAIORES INFORMAÇÕES, LIGUE AGORA E AGENDE SUA VISITA... (48)99846.1003  Rancho Queimado é a capital catarinense do morango. Possui uma área de 286,432 km².Fica a 65 km de Florianópolis e tem este nome devido ao fato de um rancho, antiga pousada de tropeiros que viajavam do litoral para o município serrana de Lages, ter-se incendiado. Uma das atrações do município é o museu histórico, a antiga casa de campo de Hercílio Luz.Um de seus distritos mais famosos é Taquaras, onde se realiza anualmente a Festa do Morango.Na cidade também se encontra, desde 1905, a fábrica de refrigerantes Bebidas Leonardo Sell, uma das mais antigas do Brasil. A indústria é a fabricante do tradicional refrigerante Guaraná Pureza.</text:p>
          </table:table-cell>
          <table:table-cell table:style-name="ce10" office:value-type="string" calcext:value-type="string">
            <text:p><text:a xlink:href="https://sc.olx.com.br/florianopolis-e-regiao/terrenos/terreno-a-venda-no-condominio-residencial-chapada-das-araucarias-rancho-queimado-sc-986400531" xlink:type="simple">https://sc.olx.com.br/florianopolis-e-regiao/terrenos/terreno-a-venda-no-condominio-residencial-chapada-das-araucarias-rancho-queimado-sc-986400531</text:a></text:p>
          </table:table-cell>
          <table:table-cell table:style-name="ce3" office:value-type="string" calcext:value-type="string">
            <text:p>Terrenos</text:p>
          </table:table-cell>
          <table:table-cell table:style-name="ce3" office:value-type="float" office:value="6312" calcext:value-type="float">
            <text:p>6312</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2"/>
          <table:table-cell table:style-name="ce11" office:value-type="float" office:value="219" calcext:value-type="float">
            <text:p>R$219</text:p>
          </table:table-cell>
          <table:table-cell table:style-name="ce11" office:value-type="float" office:value="0" calcext:value-type="float">
            <text:p>R$0</text:p>
          </table:table-cell>
          <table:table-cell table:style-name="ce9" table:formula="of:=[.C221]/[.H221]" office:value-type="currency" office:currency="R$ " office:value="46.2610899873257" calcext:value-type="currency">
            <text:p>R$ 46.26</text:p>
          </table:table-cell>
          <table:table-cell table:number-columns-repeated="1009"/>
        </table:table-row>
        <table:table-row table:style-name="ro1">
          <table:table-cell table:style-name="ce3" office:value-type="float" office:value="219" calcext:value-type="float">
            <text:p>219</text:p>
          </table:table-cell>
          <table:table-cell table:style-name="ce3" office:value-type="string" calcext:value-type="string">
            <text:p>Terreno à venda - Campeche - Florianópolis/SC</text:p>
          </table:table-cell>
          <table:table-cell table:style-name="ce8" office:value-type="currency" office:currency="R$ " office:value="1000000" calcext:value-type="currency">
            <text:p>R$ 1,000,000.00</text:p>
          </table:table-cell>
          <table:table-cell table:style-name="ce3" office:value-type="string" calcext:value-type="string">
            <text:p>Açoriana Imóveis</text:p>
          </table:table-cell>
          <table:table-cell table:style-name="ce3" office:value-type="string" calcext:value-type="string">
            <text:p>Código do anúncio: TE0013</text:p>
            <text:p/>
            <text:p>Excelente terreno com escritura pública em condomínio fechado, medindo 510 m². Possuí um espaço extra para uma bela área de lazer, piscina ou espaço gourmet.Em ótima localização, próximo ao comércio local e fácil acesso ao Aeroporto e as lindas praias do Sul da Ilha. -</text:p>
          </table:table-cell>
          <table:table-cell table:style-name="ce10" office:value-type="string" calcext:value-type="string">
            <text:p><text:a xlink:href="https://sc.olx.com.br/florianopolis-e-regiao/terrenos/terreno-a-venda-campeche-florianopolis-sc-929238740" xlink:type="simple">https://sc.olx.com.br/florianopolis-e-regiao/terrenos/terreno-a-venda-campeche-florianopolis-sc-929238740</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065500" calcext:value-type="float">
            <text:p>8806550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odovia Aparicio Ramos Cordeiro</text:p>
          </table:table-cell>
          <table:table-cell table:number-columns-repeated="2" table:style-name="ce11" office:value-type="float" office:value="0" calcext:value-type="float">
            <text:p>R$0</text:p>
          </table:table-cell>
          <table:table-cell table:style-name="ce9" table:formula="of:=[.C222]/[.H222]" office:value-type="currency" office:currency="R$ " office:value="1960.78431372549" calcext:value-type="currency">
            <text:p>R$ 1,960.78</text:p>
          </table:table-cell>
          <table:table-cell table:number-columns-repeated="1009"/>
        </table:table-row>
        <table:table-row table:style-name="ro1">
          <table:table-cell table:style-name="ce3" office:value-type="float" office:value="220" calcext:value-type="float">
            <text:p>220</text:p>
          </table:table-cell>
          <table:table-cell table:style-name="ce3" office:value-type="string" calcext:value-type="string">
            <text:p>Terreno com 6194m² no bairro Cachoeira do Bom Jesus em Florianópolis para Comprar</text:p>
          </table:table-cell>
          <table:table-cell table:style-name="ce8" office:value-type="currency" office:currency="R$ " office:value="1080000" calcext:value-type="currency">
            <text:p>R$ 1,080,000.00</text:p>
          </table:table-cell>
          <table:table-cell table:style-name="ce3" office:value-type="string" calcext:value-type="string">
            <text:p>Andre Fernandes</text:p>
          </table:table-cell>
          <table:table-cell table:style-name="ce3" office:value-type="string" calcext:value-type="string">
            <text:p>Código do anúncio: FL00021</text:p>
            <text:p/>
            <text:p>Terreno com área de 6194 metros com linda vista para o marViabilidade de construção para edifício de até 03 andaresSobre o referido terreno encontra-se uma casa com 03 dormitórios</text:p>
          </table:table-cell>
          <table:table-cell table:style-name="ce10" office:value-type="string" calcext:value-type="string">
            <text:p><text:a xlink:href="https://sc.olx.com.br/florianopolis-e-regiao/terrenos/terreno-com-6194m-no-bairro-cachoeira-do-bom-jesus-em-florianopolis-para-comprar-987869455" xlink:type="simple">https://sc.olx.com.br/florianopolis-e-regiao/terrenos/terreno-com-6194m-no-bairro-cachoeira-do-bom-jesus-em-florianopolis-para-comprar-987869455</text:a></text:p>
          </table:table-cell>
          <table:table-cell table:style-name="ce3" office:value-type="string" calcext:value-type="string">
            <text:p>Terrenos</text:p>
          </table:table-cell>
          <table:table-cell table:style-name="ce3" office:value-type="float" office:value="6194" calcext:value-type="float">
            <text:p>6194</text:p>
          </table:table-cell>
          <table:table-cell table:style-name="ce3" office:value-type="float" office:value="88056020" calcext:value-type="float">
            <text:p>88056020</text:p>
          </table:table-cell>
          <table:table-cell table:style-name="ce3" office:value-type="string" calcext:value-type="string">
            <text:p>Florianopolis</text:p>
          </table:table-cell>
          <table:table-cell table:style-name="ce3" office:value-type="string" calcext:value-type="string">
            <text:p>Cachoeira do Bom Jesus</text:p>
          </table:table-cell>
          <table:table-cell table:style-name="ce3" office:value-type="string" calcext:value-type="string">
            <text:p>Rua Clorinda Ventimiglia</text:p>
          </table:table-cell>
          <table:table-cell table:style-name="ce11" office:value-type="float" office:value="1" calcext:value-type="float">
            <text:p>R$1</text:p>
          </table:table-cell>
          <table:table-cell table:style-name="ce11" office:value-type="float" office:value="800" calcext:value-type="float">
            <text:p>R$800</text:p>
          </table:table-cell>
          <table:table-cell table:style-name="ce9" table:formula="of:=[.C223]/[.H223]" office:value-type="currency" office:currency="R$ " office:value="174.362286083306" calcext:value-type="currency">
            <text:p>R$ 174.36</text:p>
          </table:table-cell>
          <table:table-cell table:number-columns-repeated="1009"/>
        </table:table-row>
        <table:table-row table:style-name="ro1">
          <table:table-cell table:style-name="ce3" office:value-type="float" office:value="221" calcext:value-type="float">
            <text:p>221</text:p>
          </table:table-cell>
          <table:table-cell table:style-name="ce3" office:value-type="string" calcext:value-type="string">
            <text:p>O lote está localizado no bairro Pedra Branca tem 473 m²</text:p>
          </table:table-cell>
          <table:table-cell table:style-name="ce8" office:value-type="currency" office:currency="R$ " office:value="505000" calcext:value-type="currency">
            <text:p>R$ 505,000.00</text:p>
          </table:table-cell>
          <table:table-cell table:style-name="ce3" office:value-type="string" calcext:value-type="string">
            <text:p>XP Imobiliária</text:p>
          </table:table-cell>
          <table:table-cell table:style-name="ce3" office:value-type="string" calcext:value-type="string">
            <text:p>Código do anúncio: XP0098</text:p>
            <text:p/>
            <text:p>Terreno em aclive. </text:p>
            <text:p> Localizado na rua dos Inambus, local nobre com lindas casas na vizinhança, próximo ao lago, esse excelente lote com tamanho maior que o convencional pode ser o local para construção de sua futura residência.  </text:p>
            <text:p> Entre em contato com um de nossos eXPerts. </text:p>
            <text:p>   </text:p>
            <text:p> O BAIRRO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Principais motivos para escolher esse imóvel a venda </text:p>
            <text:p> 1. Infraestrutura urbana sustentável e completamente planejada </text:p>
            <text:p> 2. Constante investimentos em inovação </text:p>
            <text:p> 3. Completíssima infraestrutura de serviços para você e toda a sua família </text:p>
            <text:p> 4. Um dos bairros mais seguros de SC </text:p>
            <text:p> 5. Valorização Crescente dos Apartamentos, Casas e terrenos</text:p>
          </table:table-cell>
          <table:table-cell table:style-name="ce10" office:value-type="string" calcext:value-type="string">
            <text:p><text:a xlink:href="https://sc.olx.com.br/florianopolis-e-regiao/terrenos/o-lote-esta-localizado-no-bairro-pedra-branca-tem-473-m-991091123" xlink:type="simple">https://sc.olx.com.br/florianopolis-e-regiao/terrenos/o-lote-esta-localizado-no-bairro-pedra-branca-tem-473-m-991091123</text:a></text:p>
          </table:table-cell>
          <table:table-cell table:style-name="ce3" office:value-type="string" calcext:value-type="string">
            <text:p>Terrenos</text:p>
          </table:table-cell>
          <table:table-cell table:style-name="ce3" office:value-type="float" office:value="473" calcext:value-type="float">
            <text:p>473</text:p>
          </table:table-cell>
          <table:table-cell table:style-name="ce3" office:value-type="float" office:value="88137205" calcext:value-type="float">
            <text:p>88137205</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s Inambus</text:p>
          </table:table-cell>
          <table:table-cell table:style-name="ce4"/>
          <table:table-cell table:style-name="ce11" office:value-type="float" office:value="1450" calcext:value-type="float">
            <text:p>R$1,450</text:p>
          </table:table-cell>
          <table:table-cell table:style-name="ce9" table:formula="of:=[.C224]/[.H224]" office:value-type="currency" office:currency="R$ " office:value="1067.6532769556" calcext:value-type="currency">
            <text:p>R$ 1,067.65</text:p>
          </table:table-cell>
          <table:table-cell table:number-columns-repeated="1009"/>
        </table:table-row>
        <table:table-row table:style-name="ro1">
          <table:table-cell table:style-name="ce3" office:value-type="float" office:value="222" calcext:value-type="float">
            <text:p>222</text:p>
          </table:table-cell>
          <table:table-cell table:style-name="ce3" office:value-type="string" calcext:value-type="string">
            <text:p>Terreno à venda, 360 m² por R$ 232.194,55 - Sertão do Maruim - São José/SC</text:p>
          </table:table-cell>
          <table:table-cell table:style-name="ce8" office:value-type="currency" office:currency="R$ " office:value="232195" calcext:value-type="currency">
            <text:p>R$ 232,195.00</text:p>
          </table:table-cell>
          <table:table-cell table:style-name="ce3" office:value-type="string" calcext:value-type="string">
            <text:p>TANELLO NEGÓCIOS IMOBILIÁRIOS</text:p>
          </table:table-cell>
          <table:table-cell table:style-name="ce3" office:value-type="string" calcext:value-type="string">
            <text:p>Código do anúncio: TE0016</text:p>
            <text:p/>
            <text:p>Lotes a partir de 360m²Imagine ter o seu terreno em um lugar seguro. Loteamento aberto com acesso controlado, o empreendimento que faltava em São José para você e sua família viverem com segurança e em uma região com vetor de crescimento.O empreendimento é murado, com monitoramento 24 horas em parceria com a Khronos. Mais de 10 áreas de lazer e qualidade de vida planejadas com uma associação de moradores, que tem o objetivo de estabelecer normas urbanísticas e de convivência, no intuito de assegurar o bom uso das instalações e dependências do local, promover o desenvolvimento comunitário, integração e conforto dos associados. Atuará como órgão de orientação, fiscalização, autuação e execução.O Vista da Pedra é um empreendimento que reúne planejamento e excelência, valoriza a preservação da natureza e prioriza a sua segurança e tranquilidade. -</text:p>
          </table:table-cell>
          <table:table-cell table:style-name="ce10" office:value-type="string" calcext:value-type="string">
            <text:p><text:a xlink:href="https://sc.olx.com.br/florianopolis-e-regiao/terrenos/terreno-a-venda-360-m-por-r-232-194-55-sertao-do-maruim-sao-jose-sc-904918127" xlink:type="simple">https://sc.olx.com.br/florianopolis-e-regiao/terrenos/terreno-a-venda-360-m-por-r-232-194-55-sertao-do-maruim-sao-jose-sc-904918127</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number-columns-repeated="2" table:style-name="ce11" office:value-type="float" office:value="0" calcext:value-type="float">
            <text:p>R$0</text:p>
          </table:table-cell>
          <table:table-cell table:style-name="ce9" table:formula="of:=[.C225]/[.H225]" office:value-type="currency" office:currency="R$ " office:value="644.986111111111" calcext:value-type="currency">
            <text:p>R$ 644.99</text:p>
          </table:table-cell>
          <table:table-cell table:number-columns-repeated="1009"/>
        </table:table-row>
        <table:table-row table:style-name="ro1">
          <table:table-cell table:style-name="ce3" office:value-type="float" office:value="223" calcext:value-type="float">
            <text:p>223</text:p>
          </table:table-cell>
          <table:table-cell table:style-name="ce3" office:value-type="string" calcext:value-type="string">
            <text:p>Vendo - Oportunidade de Comprar Terrenos na Praia de Imbituba/SC</text:p>
          </table:table-cell>
          <table:table-cell table:style-name="ce8" office:value-type="currency" office:currency="R$ " office:value="40189" calcext:value-type="currency">
            <text:p>R$ 40,189.00</text:p>
          </table:table-cell>
          <table:table-cell table:style-name="ce3" office:value-type="string" calcext:value-type="string">
            <text:p>FORNASARI IMÓVEIS</text:p>
          </table:table-cell>
          <table:table-cell table:style-name="ce3" office:value-type="string" calcext:value-type="string">
            <text:p>Código do anúncio: 102I5S2</text:p>
            <text:p/>
            <text:p>AGORA ficou fácil de você comprar um terreno com Escritura Publica pertinho das principais praias de Santa Catarina... Você já ouviu falar do Bosque Imbituba?.O Bosque Imbituba tem ruas e avenidas pavimentadas, rede de energia elétrica e iluminação pública, drenagem pluvial, rede de água e paisagismo diferenciado. Outro destaque é a área de lazer, com academia ao ar livre, playground e a Praça do Bosque. . Localizado na Rua João Silvério de Araújo, está a quatro quilômetros da BR-101 e a 15 minutos do Centro de Imbituba... Temos uma excelente oportunidade:. Dois terrenos (um ao lado do outro) com 353,61 e o outro 353,04 possuindo uma viabilidade de até 9 pavimentos... PRONTO PARA CONSTRUIR!. Formas de negociação: R$ 110.000,00 a vista em cada lote, ou podendo pagar o valor de R$ 40.189,09 e assumir o financiamento com a loteadora..</text:p>
          </table:table-cell>
          <table:table-cell table:style-name="ce10" office:value-type="string" calcext:value-type="string">
            <text:p><text:a xlink:href="https://sc.olx.com.br/florianopolis-e-regiao/terrenos/vendo-oportunidade-de-comprar-terrenos-na-praia-de-imbituba-sc-995771940" xlink:type="simple">https://sc.olx.com.br/florianopolis-e-regiao/terrenos/vendo-oportunidade-de-comprar-terrenos-na-praia-de-imbituba-sc-995771940</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style-name="ce11" office:value-type="float" office:value="0" calcext:value-type="float">
            <text:p>R$0</text:p>
          </table:table-cell>
          <table:table-cell table:style-name="ce11" office:value-type="float" office:value="1" calcext:value-type="float">
            <text:p>R$1</text:p>
          </table:table-cell>
          <table:table-cell table:style-name="ce9" table:formula="of:=[.C226]/[.H226]" office:value-type="string" office:string-value="" calcext:value-type="error">
            <text:p>#DIV/0!</text:p>
          </table:table-cell>
          <table:table-cell table:number-columns-repeated="1009"/>
        </table:table-row>
        <table:table-row table:style-name="ro1">
          <table:table-cell table:style-name="ce3" office:value-type="float" office:value="224" calcext:value-type="float">
            <text:p>224</text:p>
          </table:table-cell>
          <table:table-cell table:style-name="ce3" office:value-type="string" calcext:value-type="string">
            <text:p>Terreno para venda em condomínio de 450 m² bem localizado em Florianópolis</text:p>
          </table:table-cell>
          <table:table-cell table:style-name="ce8" office:value-type="currency" office:currency="R$ " office:value="450000" calcext:value-type="currency">
            <text:p>R$ 450,000.00</text:p>
          </table:table-cell>
          <table:table-cell table:style-name="ce3" office:value-type="string" calcext:value-type="string">
            <text:p>CIDADE IMOBILIARIA LTDA - ME</text:p>
          </table:table-cell>
          <table:table-cell table:style-name="ce3" office:value-type="string" calcext:value-type="string">
            <text:p>Código do anúncio: V0230</text:p>
            <text:p/>
            <text:p>Loteamento bem localizado no norte da Ilha de 450 m² privativos, plano, regular, escritura definitiva e contrato, água encanada, luz e com viabilidade para construção. Frente 15 metros. Fundos 30 metros</text:p>
          </table:table-cell>
          <table:table-cell table:style-name="ce10" office:value-type="string" calcext:value-type="string">
            <text:p><text:a xlink:href="https://sc.olx.com.br/florianopolis-e-regiao/terrenos/terreno-para-venda-em-condominio-de-450-m-bem-localizado-em-florianopolis-982276719" xlink:type="simple">https://sc.olx.com.br/florianopolis-e-regiao/terrenos/terreno-para-venda-em-condominio-de-450-m-bem-localizado-em-florianopolis-982276719</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32001" calcext:value-type="float">
            <text:p>88032001</text:p>
          </table:table-cell>
          <table:table-cell table:style-name="ce3" office:value-type="string" calcext:value-type="string">
            <text:p>Florianopolis</text:p>
          </table:table-cell>
          <table:table-cell table:style-name="ce3" office:value-type="string" calcext:value-type="string">
            <text:p>Saco Grande</text:p>
          </table:table-cell>
          <table:table-cell table:style-name="ce3" office:value-type="string" calcext:value-type="string">
            <text:p>Rodovia Virgilio Varzea</text:p>
          </table:table-cell>
          <table:table-cell table:style-name="ce4" table:number-columns-repeated="2"/>
          <table:table-cell table:style-name="ce9" table:formula="of:=[.C227]/[.H227]" office:value-type="currency" office:currency="R$ " office:value="1000" calcext:value-type="currency">
            <text:p>R$ 1,000.00</text:p>
          </table:table-cell>
          <table:table-cell table:number-columns-repeated="1009"/>
        </table:table-row>
        <table:table-row table:style-name="ro1">
          <table:table-cell table:style-name="ce3" office:value-type="float" office:value="225" calcext:value-type="float">
            <text:p>225</text:p>
          </table:table-cell>
          <table:table-cell table:style-name="ce3" office:value-type="string" calcext:value-type="string">
            <text:p>Terreno à venda, 375 m² por R$ 530.000,00 - Campeche - Florianópolis/SC</text:p>
          </table:table-cell>
          <table:table-cell table:style-name="ce8" office:value-type="currency" office:currency="R$ " office:value="530000" calcext:value-type="currency">
            <text:p>R$ 530,000.00</text:p>
          </table:table-cell>
          <table:table-cell table:style-name="ce3" office:value-type="string" calcext:value-type="string">
            <text:p>Alici Imóveis</text:p>
          </table:table-cell>
          <table:table-cell table:style-name="ce3" office:value-type="string" calcext:value-type="string">
            <text:p>Código do anúncio: TE0397</text:p>
            <text:p/>
            <text:p>Terreno localizado No Campecheterreno com 375m² (15x25) na região central no Campecheacesso tranquilo sem saída com vizinhança consolidada.*Imóvel Não Passível de Financiamento*Preço Sujeito a consulta -</text:p>
          </table:table-cell>
          <table:table-cell table:style-name="ce10" office:value-type="string" calcext:value-type="string">
            <text:p><text:a xlink:href="https://sc.olx.com.br/florianopolis-e-regiao/terrenos/terreno-a-venda-375-m-por-r-530-000-00-campeche-florianopolis-sc-899484700" xlink:type="simple">https://sc.olx.com.br/florianopolis-e-regiao/terrenos/terreno-a-venda-375-m-por-r-530-000-00-campeche-florianopolis-sc-899484700</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063257" calcext:value-type="float">
            <text:p>88063257</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Servidao Bem Viver</text:p>
          </table:table-cell>
          <table:table-cell table:number-columns-repeated="2" table:style-name="ce11" office:value-type="float" office:value="0" calcext:value-type="float">
            <text:p>R$0</text:p>
          </table:table-cell>
          <table:table-cell table:style-name="ce9" table:formula="of:=[.C228]/[.H228]" office:value-type="currency" office:currency="R$ " office:value="1413.33333333333" calcext:value-type="currency">
            <text:p>R$ 1,413.33</text:p>
          </table:table-cell>
          <table:table-cell table:number-columns-repeated="1009"/>
        </table:table-row>
        <table:table-row table:style-name="ro1">
          <table:table-cell table:style-name="ce3" office:value-type="float" office:value="226" calcext:value-type="float">
            <text:p>226</text:p>
          </table:table-cell>
          <table:table-cell table:style-name="ce3" office:value-type="string" calcext:value-type="string">
            <text:p>Lote em condomínio fechado com praia artificial</text:p>
          </table:table-cell>
          <table:table-cell table:style-name="ce8" office:value-type="currency" office:currency="R$ " office:value="266385" calcext:value-type="currency">
            <text:p>R$ 266,385.00</text:p>
          </table:table-cell>
          <table:table-cell table:style-name="ce3" office:value-type="string" calcext:value-type="string">
            <text:p>DeltaVille</text:p>
          </table:table-cell>
          <table:table-cell table:style-name="ce3" office:value-type="string" calcext:value-type="string">
            <text:p>Código do anúncio: WG0057</text:p>
            <text:p/>
            <text:p>O Bairro planejado Deltaville apresenta mais um lancamento de sucesso, Blue Condomínio Clube </text:p>
            <text:p>  </text:p>
            <text:p> Condomínio Blue possui mais de 19mil m2 de área de lazer, conta com um sistema sustentável como carregador de carros elétricos, captação de energia solar e um paisagismo incrível... </text:p>
            <text:p>  </text:p>
            <text:p> Venha se surpreender com esse novo condomínio e com a condição de lançamento </text:p>
            <text:p>  </text:p>
            <text:p> Financiamento direto com a loteadora sem comprovação de renda e sem burocracia, entrada 7,5% e saldo devedor em até 120x com parcelas sem juros e sem correção durante a obra. </text:p>
            <text:p>  </text:p>
            <text:p> Mais informações </text:p>
            <text:p> Willian</text:p>
          </table:table-cell>
          <table:table-cell table:style-name="ce10" office:value-type="string" calcext:value-type="string">
            <text:p><text:a xlink:href="https://sc.olx.com.br/florianopolis-e-regiao/terrenos/lote-em-condominio-fechado-com-praia-artificial-994005911" xlink:type="simple">https://sc.olx.com.br/florianopolis-e-regiao/terrenos/lote-em-condominio-fechado-com-praia-artificial-994005911</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11" office:value-type="float" office:value="300" calcext:value-type="float">
            <text:p>R$300</text:p>
          </table:table-cell>
          <table:table-cell table:style-name="ce11" office:value-type="float" office:value="100" calcext:value-type="float">
            <text:p>R$100</text:p>
          </table:table-cell>
          <table:table-cell table:style-name="ce9" table:formula="of:=[.C229]/[.H229]" office:value-type="currency" office:currency="R$ " office:value="1775.9" calcext:value-type="currency">
            <text:p>R$ 1,775.90</text:p>
          </table:table-cell>
          <table:table-cell table:number-columns-repeated="1009"/>
        </table:table-row>
        <table:table-row table:style-name="ro1">
          <table:table-cell table:style-name="ce3" office:value-type="float" office:value="227" calcext:value-type="float">
            <text:p>227</text:p>
          </table:table-cell>
          <table:table-cell table:style-name="ce3" office:value-type="string" calcext:value-type="string">
            <text:p>FLORIANóPOLIS - Terreno Padrão - São João do Rio Vermelho</text:p>
          </table:table-cell>
          <table:table-cell table:style-name="ce8" office:value-type="currency" office:currency="R$ " office:value="180000" calcext:value-type="currency">
            <text:p>R$ 180,000.00</text:p>
          </table:table-cell>
          <table:table-cell table:style-name="ce3" office:value-type="string" calcext:value-type="string">
            <text:p>SANTA CRUZ NEGOCIOS IMOBILIARIOS LTDA EPP</text:p>
          </table:table-cell>
          <table:table-cell table:style-name="ce3" office:value-type="string" calcext:value-type="string">
            <text:p>Código do anúncio: 2961</text:p>
            <text:p/>
            <text:p>Terreno com topografia plana, dimensões de 12 m x 34 m, área total de 408m² e viabilidade de construção. </text:p>
            <text:p>  </text:p>
            <text:p> Localizado a 750 metros da Rua Cândido Pereira dos Anjos, 800 metros da Padaria Horizonte e há 1200 metros da Escola Expressão. </text:p>
            <text:p>  </text:p>
            <text:p> *Este imóvel não pode ser adquirido via financiamento bancário. </text:p>
            <text:p>  </text:p>
            <text:p> Agende uma visita com um dos nossos corretores, atendimento personalizado e multilíngue (Inglês e Espanhol): </text:p>
            <text:p>  </text:p>
            <text:p>  /  WhatsApp. </text:p>
            <text:p>  </text:p>
            <text:p> Santa Cruz Imóveis Matriz - Rodovia João Gualberto Soares, 1800 - loja 01 - Ingleses - Florianópolis.</text:p>
          </table:table-cell>
          <table:table-cell table:style-name="ce10" office:value-type="string" calcext:value-type="string">
            <text:p><text:a xlink:href="https://sc.olx.com.br/florianopolis-e-regiao/terrenos/florianopolis-terreno-padrao-sao-joao-do-rio-vermelho-959114997" xlink:type="simple">https://sc.olx.com.br/florianopolis-e-regiao/terrenos/florianopolis-terreno-padrao-sao-joao-do-rio-vermelho-959114997</text:a></text:p>
          </table:table-cell>
          <table:table-cell table:style-name="ce3" office:value-type="string" calcext:value-type="string">
            <text:p>Terrenos</text:p>
          </table:table-cell>
          <table:table-cell table:style-name="ce3" office:value-type="float" office:value="408" calcext:value-type="float">
            <text:p>408</text:p>
          </table:table-cell>
          <table:table-cell table:style-name="ce3" office:value-type="float" office:value="88060208" calcext:value-type="float">
            <text:p>88060208</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Novas Palmeiras</text:p>
          </table:table-cell>
          <table:table-cell table:style-name="ce4" table:number-columns-repeated="2"/>
          <table:table-cell table:style-name="ce9" table:formula="of:=[.C230]/[.H230]" office:value-type="currency" office:currency="R$ " office:value="441.176470588235" calcext:value-type="currency">
            <text:p>R$ 441.18</text:p>
          </table:table-cell>
          <table:table-cell table:number-columns-repeated="1009"/>
        </table:table-row>
        <table:table-row table:style-name="ro1">
          <table:table-cell table:style-name="ce3" office:value-type="float" office:value="228" calcext:value-type="float">
            <text:p>228</text:p>
          </table:table-cell>
          <table:table-cell table:style-name="ce3" office:value-type="string" calcext:value-type="string">
            <text:p>FLORIANóPOLIS - Terreno Padrão - Campeche</text:p>
          </table:table-cell>
          <table:table-cell table:style-name="ce8" office:value-type="currency" office:currency="R$ " office:value="470000" calcext:value-type="currency">
            <text:p>R$ 470,000.00</text:p>
          </table:table-cell>
          <table:table-cell table:style-name="ce3" office:value-type="string" calcext:value-type="string">
            <text:p>Eccelenza Imóveis</text:p>
          </table:table-cell>
          <table:table-cell table:style-name="ce3" office:value-type="string" calcext:value-type="string">
            <text:p>Código do anúncio: 1301</text:p>
            <text:p/>
            <text:p>Com 360,14m² e com as seguintes medidas 16,37x22m, esta belíssima oportunidade de terreno possui IPTU e se localiza em rua sem saída, onde se traduz se segurança e privacidade.  </text:p>
            <text:p>  </text:p>
            <text:p> Situado em região com valorização em ascensão, próximo de facilidades como supermercados, restaurantes, padarias e demais comércios. </text:p>
            <text:p>  </text:p>
            <text:p>  </text:p>
            <text:p> Com fácil acesso tanto para a rodovia SC-405, como para o Aeroporto Internacional de Florianópolis, para a Avenida Pequeno Príncipe e para todas as belíssimas praias do sul da ilha. </text:p>
            <text:p>  </text:p>
            <text:p>  </text:p>
            <text:p> Imperdível oportunidade de investimento ou construção de moradia. </text:p>
            <text:p>  </text:p>
            <text:p>  </text:p>
            <text:p> Imóvel não passível de financiamento. </text:p>
            <text:p>  </text:p>
            <text:p>  </text:p>
            <text:p> Agende conosco sua visita!</text:p>
          </table:table-cell>
          <table:table-cell table:style-name="ce10" office:value-type="string" calcext:value-type="string">
            <text:p><text:a xlink:href="https://sc.olx.com.br/florianopolis-e-regiao/terrenos/florianopolis-terreno-padrao-campeche-972335402" xlink:type="simple">https://sc.olx.com.br/florianopolis-e-regiao/terrenos/florianopolis-terreno-padrao-campeche-972335402</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5090" calcext:value-type="float">
            <text:p>8806509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da Plenitude</text:p>
          </table:table-cell>
          <table:table-cell table:style-name="ce4" table:number-columns-repeated="2"/>
          <table:table-cell table:style-name="ce9" table:formula="of:=[.C231]/[.H231]" office:value-type="currency" office:currency="R$ " office:value="1305.55555555556" calcext:value-type="currency">
            <text:p>R$ 1,305.56</text:p>
          </table:table-cell>
          <table:table-cell table:number-columns-repeated="1009"/>
        </table:table-row>
        <table:table-row table:style-name="ro1">
          <table:table-cell table:style-name="ce3" office:value-type="float" office:value="229" calcext:value-type="float">
            <text:p>229</text:p>
          </table:table-cell>
          <table:table-cell table:style-name="ce3" office:value-type="string" calcext:value-type="string">
            <text:p>Terreno à venda, 520 m² por R$ 600.424,80 - São Simão - Criciúma/SC</text:p>
          </table:table-cell>
          <table:table-cell table:style-name="ce8" office:value-type="currency" office:currency="R$ " office:value="600425" calcext:value-type="currency">
            <text:p>R$ 600,425.00</text:p>
          </table:table-cell>
          <table:table-cell table:style-name="ce3" office:value-type="string" calcext:value-type="string">
            <text:p>D10 IMOVEIS</text:p>
          </table:table-cell>
          <table:table-cell table:style-name="ce3" office:value-type="string" calcext:value-type="string">
            <text:p>Código do anúncio: TE0304</text:p>
            <text:p/>
            <text:p>CONDOMÍNIO LA SOCIETÀ SAN SIMONEUm clube na sua casa!Sistema de segurança com vigias, Cerca elétrica e Guarita 24hArquitetura inspirada nas vilas romanas26 vagas para visitantes próximo ao salão de festasSala de reunião20.000m² de mata atlântica preservada142 TerrenosTerrenos de 600 a 1.200m²Piscina para adultos com prainha externaContato com a natureza em um centro urbanoQuadra de Tênis CobertaTerraço GourmetSalão de FestasSala de JogosPlaygroundCabeamento SubterrâneoParcelamento sem juros apenas a correção pelo cubsc -</text:p>
          </table:table-cell>
          <table:table-cell table:style-name="ce10" office:value-type="string" calcext:value-type="string">
            <text:p><text:a xlink:href="https://sc.olx.com.br/florianopolis-e-regiao/terrenos/terreno-a-venda-520-m-por-r-600-424-80-sao-simao-criciuma-sc-958512076" xlink:type="simple">https://sc.olx.com.br/florianopolis-e-regiao/terrenos/terreno-a-venda-520-m-por-r-600-424-80-sao-simao-criciuma-sc-958512076</text:a></text:p>
          </table:table-cell>
          <table:table-cell table:style-name="ce3" office:value-type="string" calcext:value-type="string">
            <text:p>Terrenos</text:p>
          </table:table-cell>
          <table:table-cell table:style-name="ce3" office:value-type="float" office:value="521" calcext:value-type="float">
            <text:p>521</text:p>
          </table:table-cell>
          <table:table-cell table:style-name="ce3" office:value-type="float" office:value="88811460" calcext:value-type="float">
            <text:p>88811460</text:p>
          </table:table-cell>
          <table:table-cell table:style-name="ce3" office:value-type="string" calcext:value-type="string">
            <text:p>Criciuma</text:p>
          </table:table-cell>
          <table:table-cell table:style-name="ce3" office:value-type="string" calcext:value-type="string">
            <text:p>Sao Simao</text:p>
          </table:table-cell>
          <table:table-cell table:style-name="ce3" office:value-type="string" calcext:value-type="string">
            <text:p>Rua Octavio Fontana</text:p>
          </table:table-cell>
          <table:table-cell table:number-columns-repeated="2" table:style-name="ce11" office:value-type="float" office:value="0" calcext:value-type="float">
            <text:p>R$0</text:p>
          </table:table-cell>
          <table:table-cell table:style-name="ce9" table:formula="of:=[.C232]/[.H232]" office:value-type="currency" office:currency="R$ " office:value="1152.4472168906" calcext:value-type="currency">
            <text:p>R$ 1,152.45</text:p>
          </table:table-cell>
          <table:table-cell table:number-columns-repeated="1009"/>
        </table:table-row>
        <table:table-row table:style-name="ro1">
          <table:table-cell table:style-name="ce3" office:value-type="float" office:value="230" calcext:value-type="float">
            <text:p>230</text:p>
          </table:table-cell>
          <table:table-cell table:style-name="ce3" office:value-type="string" calcext:value-type="string">
            <text:p>Belos Terrenos no Bairro Tropical em Balneário Gaivota/SC</text:p>
          </table:table-cell>
          <table:table-cell table:style-name="ce8" office:value-type="currency" office:currency="R$ " office:value="69000" calcext:value-type="currency">
            <text:p>R$ 69,000.00</text:p>
          </table:table-cell>
          <table:table-cell table:style-name="ce3" office:value-type="string" calcext:value-type="string">
            <text:p>GaivotaImóveis</text:p>
          </table:table-cell>
          <table:table-cell table:style-name="ce3" office:value-type="string" calcext:value-type="string">
            <text:p>"Pensando em investir na praia? Lhe apresento duas excelentes opções no bairro Tropical aqui em Balneário Gaivota/SC!"</text:p>
            <text:p/>
            <text:p>Características do Imóvel:</text:p>
            <text:p>- Escriturado e registrado;</text:p>
            <text:p>- Frente Sul;</text:p>
            <text:p>- Rede Elétrica próximo;</text:p>
            <text:p>- Medindo 12 x 25 = 300m²;</text:p>
            <text:p>- 400 metros do mar;</text:p>
            <text:p>- Moradores nos arredores e vizinhança tranquila.</text:p>
            <text:p/>
            <text:p>Valor de investimento: R$ 69.000,00 cada um.</text:p>
            <text:p/>
            <text:p>Venha conhecer e se aliar a tranquilidade e qualidade de vida que é viver em Balneário Gaivota/SC!</text:p>
            <text:p/>
            <text:p>Ficou com alguma dúvida ou quer saber mais informações? Entre em contato conosco agora mesmo.</text:p>
            <text:p/>
            <text:p>(48) 99651.5633 WhatsApp/ligações</text:p>
            <text:p>(48) 3583.1929 Fixo</text:p>
            <text:p>(48) 3583.2260 Filial 01</text:p>
            <text:p/>
            <text:p>Código do Imóvel: TE0858</text:p>
          </table:table-cell>
          <table:table-cell table:style-name="ce10" office:value-type="string" calcext:value-type="string">
            <text:p><text:a xlink:href="https://sc.olx.com.br/florianopolis-e-regiao/terrenos/belos-terrenos-no-bairro-tropical-em-balneario-gaivota-sc-997413480" xlink:type="simple">https://sc.olx.com.br/florianopolis-e-regiao/terrenos/belos-terrenos-no-bairro-tropical-em-balneario-gaivota-sc-997413480</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33]/[.H233]" office:value-type="currency" office:currency="R$ " office:value="230" calcext:value-type="currency">
            <text:p>R$ 230.00</text:p>
          </table:table-cell>
          <table:table-cell table:number-columns-repeated="1009"/>
        </table:table-row>
        <table:table-row table:style-name="ro1">
          <table:table-cell table:style-name="ce3" office:value-type="float" office:value="231" calcext:value-type="float">
            <text:p>231</text:p>
          </table:table-cell>
          <table:table-cell table:style-name="ce3" office:value-type="string" calcext:value-type="string">
            <text:p>Terreno Para Investimento no Bairro Village Dunas II em Balneário Gaivota/SC</text:p>
          </table:table-cell>
          <table:table-cell table:style-name="ce8" office:value-type="currency" office:currency="R$ " office:value="28000" calcext:value-type="currency">
            <text:p>R$ 28,000.00</text:p>
          </table:table-cell>
          <table:table-cell table:style-name="ce3" office:value-type="string" calcext:value-type="string">
            <text:p>GaivotaImóveis</text:p>
          </table:table-cell>
          <table:table-cell table:style-name="ce3" office:value-type="string" calcext:value-type="string">
            <text:p>Terreno - Village Dunas II - Balneário Gaivota SC</text:p>
            <text:p/>
            <text:p>- Escriturado</text:p>
            <text:p>- Frente Norte  </text:p>
            <text:p>- Lote para Investimento a Longo Prazo</text:p>
            <text:p>- 624 Metros do Mar</text:p>
            <text:p>- Quarta Quadra do Mar </text:p>
            <text:p>- Tamanho 12 x 25 = 300 m² </text:p>
            <text:p>- Sem Rede Elétrica</text:p>
            <text:p>- Demarcado e Cercado</text:p>
            <text:p/>
            <text:p>Valor do Imóvel: R$ 28.000,00</text:p>
            <text:p/>
            <text:p>Ficou com alguma dúvida ou quer saber mais informações? Entre em contato conosco agora mesmo.</text:p>
            <text:p/>
            <text:p>(48) 99651.5633 WhatsApp/ligações</text:p>
            <text:p>(48) 3583.1929 Fixo</text:p>
            <text:p>(48) 3583.2260 Filial 01</text:p>
            <text:p/>
            <text:p>Código do Imóvel: TE0849</text:p>
          </table:table-cell>
          <table:table-cell table:style-name="ce10" office:value-type="string" calcext:value-type="string">
            <text:p><text:a xlink:href="https://sc.olx.com.br/florianopolis-e-regiao/terrenos/terreno-para-investimento-no-bairro-village-dunas-ii-em-balneario-gaivota-sc-991838634" xlink:type="simple">https://sc.olx.com.br/florianopolis-e-regiao/terrenos/terreno-para-investimento-no-bairro-village-dunas-ii-em-balneario-gaivota-sc-991838634</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34]/[.H234]" office:value-type="currency" office:currency="R$ " office:value="93.3333333333333" calcext:value-type="currency">
            <text:p>R$ 93.33</text:p>
          </table:table-cell>
          <table:table-cell table:number-columns-repeated="1009"/>
        </table:table-row>
        <table:table-row table:style-name="ro1">
          <table:table-cell table:style-name="ce3" office:value-type="float" office:value="232" calcext:value-type="float">
            <text:p>232</text:p>
          </table:table-cell>
          <table:table-cell table:style-name="ce3" office:value-type="string" calcext:value-type="string">
            <text:p>Florianópolis - Chácara - Ingleses</text:p>
          </table:table-cell>
          <table:table-cell table:style-name="ce8" office:value-type="currency" office:currency="R$ " office:value="950000" calcext:value-type="currency">
            <text:p>R$ 950,000.00</text:p>
          </table:table-cell>
          <table:table-cell table:style-name="ce3" office:value-type="string" calcext:value-type="string">
            <text:p>Méri Rockenbach Creci - 21551-F-SC</text:p>
          </table:table-cell>
          <table:table-cell table:style-name="ce3" office:value-type="string" calcext:value-type="string">
            <text:p>Código do anúncio: 2901</text:p>
            <text:p/>
            <text:p>Terreno na praia dos Ingleses, em ótima localização, com 495m², a 400 metros do mar.Com escritura pública.Aceita permuta de até 30% do valor.Fale com nossos corretores.</text:p>
          </table:table-cell>
          <table:table-cell table:style-name="ce10" office:value-type="string" calcext:value-type="string">
            <text:p><text:a xlink:href="https://sc.olx.com.br/florianopolis-e-regiao/terrenos/florianopolis-chacara-ingleses-995606341" xlink:type="simple">https://sc.olx.com.br/florianopolis-e-regiao/terrenos/florianopolis-chacara-ingleses-995606341</text:a></text:p>
          </table:table-cell>
          <table:table-cell table:style-name="ce3" office:value-type="string" calcext:value-type="string">
            <text:p>Fazendas</text:p>
          </table:table-cell>
          <table:table-cell table:style-name="ce3" office:value-type="float" office:value="495" calcext:value-type="float">
            <text:p>495</text:p>
          </table:table-cell>
          <table:table-cell table:style-name="ce3" office:value-type="float" office:value="88058540" calcext:value-type="float">
            <text:p>8805854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Martinho de Haro</text:p>
          </table:table-cell>
          <table:table-cell table:style-name="ce4" table:number-columns-repeated="2"/>
          <table:table-cell table:style-name="ce9" table:formula="of:=[.C235]/[.H235]" office:value-type="currency" office:currency="R$ " office:value="1919.19191919192" calcext:value-type="currency">
            <text:p>R$ 1,919.19</text:p>
          </table:table-cell>
          <table:table-cell table:number-columns-repeated="1009"/>
        </table:table-row>
        <table:table-row table:style-name="ro1">
          <table:table-cell table:style-name="ce3" office:value-type="float" office:value="233" calcext:value-type="float">
            <text:p>233</text:p>
          </table:table-cell>
          <table:table-cell table:style-name="ce3" office:value-type="string" calcext:value-type="string">
            <text:p>lotes com parcelamento direto parcelas a partir de R$ 890,00 por mês</text:p>
          </table:table-cell>
          <table:table-cell table:style-name="ce8" office:value-type="currency" office:currency="R$ " office:value="149000" calcext:value-type="currency">
            <text:p>R$ 149,000.00</text:p>
          </table:table-cell>
          <table:table-cell table:style-name="ce3" office:value-type="string" calcext:value-type="string">
            <text:p>Fernando Bertan Mazzucco</text:p>
          </table:table-cell>
          <table:table-cell table:style-name="ce3" office:value-type="string" calcext:value-type="string">
            <text:p>Código do anúncio: 9579... ver número</text:p>
            <text:p/>
            <text:p>O Loteamento Residencial Tramontin já é um sucesso de vendas e você já deixar passar essa oportunidade ? </text:p>
            <text:p>  </text:p>
            <text:p> Já restam poucos lotes disponíveis !!! </text:p>
            <text:p>  </text:p>
            <text:p> Ótimas condições de pagamento, com uma entrada e saldo em até 72 meses. </text:p>
            <text:p>  </text:p>
            <text:p> Tudo isso sem JUROS apenas correções pelo Cub/SC. </text:p>
            <text:p>  </text:p>
            <text:p> Corra e aproveite essas condições especiais. </text:p>
            <text:p>  </text:p>
            <text:p> Plantão de vendas no Local. </text:p>
            <text:p>  </text:p>
            <text:p>  </text:p>
            <text:p> Terrenos com toda  infraestrutura completa  </text:p>
            <text:p> Ruas pavimentadas com Paver  </text:p>
            <text:p> Terrenos com metragem a partir de 360m2 </text:p>
            <text:p> Rede de Agua e Energia  </text:p>
            <text:p> Localização de fácil acesso proximo ao centro de Urussanga </text:p>
            <text:p> Lotes escriturados  </text:p>
            <text:p>  </text:p>
            <text:p> Obra em execução, entrega prevista para 12.24.   </text:p>
            <text:p>  </text:p>
            <text:p>  </text:p>
            <text:p> Informações</text:p>
          </table:table-cell>
          <table:table-cell table:style-name="ce10" office:value-type="string" calcext:value-type="string">
            <text:p><text:a xlink:href="https://sc.olx.com.br/florianopolis-e-regiao/terrenos/lotes-com-parcelamento-direto-parcelas-a-partir-de-r-890-00-por-mes-990279689" xlink:type="simple">https://sc.olx.com.br/florianopolis-e-regiao/terrenos/lotes-com-parcelamento-direto-parcelas-a-partir-de-r-890-00-por-mes-990279689</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840000" calcext:value-type="float">
            <text:p>88840000</text:p>
          </table:table-cell>
          <table:table-cell table:style-name="ce3" office:value-type="string" calcext:value-type="string">
            <text:p>Urussanga</text:p>
          </table:table-cell>
          <table:table-cell table:style-name="ce4" table:number-columns-repeated="4"/>
          <table:table-cell table:style-name="ce9" table:formula="of:=[.C236]/[.H236]" office:value-type="currency" office:currency="R$ " office:value="413.888888888889" calcext:value-type="currency">
            <text:p>R$ 413.89</text:p>
          </table:table-cell>
          <table:table-cell table:number-columns-repeated="1009"/>
        </table:table-row>
        <table:table-row table:style-name="ro1">
          <table:table-cell table:style-name="ce3" office:value-type="float" office:value="234" calcext:value-type="float">
            <text:p>234</text:p>
          </table:table-cell>
          <table:table-cell table:style-name="ce3" office:value-type="string" calcext:value-type="string">
            <text:p>Terreno de 504Mts² - na Rua Prof. Walter de Bona Castelan, Córrego Grande - Florianopolis-</text:p>
          </table:table-cell>
          <table:table-cell table:style-name="ce8" office:value-type="currency" office:currency="R$ " office:value="1200000" calcext:value-type="currency">
            <text:p>R$ 1,200,000.00</text:p>
          </table:table-cell>
          <table:table-cell table:style-name="ce3" office:value-type="string" calcext:value-type="string">
            <text:p>Imóveis e Ofertas</text:p>
          </table:table-cell>
          <table:table-cell table:style-name="ce3" office:value-type="string" calcext:value-type="string">
            <text:p>Código do anúncio: 1394</text:p>
            <text:p/>
            <text:p>Terreno plano de 504m², com boa altura em relação a rua, 14m de frente e 36m de comprimento. Localizado na Rua Prof. Walter de Bona Castelan, Córrego Grande, próximo a praça Padre José de Anchieta.Próximo a colégios, UFSC e UDESC, Shopping Iguatemi e supermercados.As informações estão sujeitas a alterações. Consulte o corretor responsável. Chave do anúncio: uQYX9SH2upWhC0pR</text:p>
          </table:table-cell>
          <table:table-cell table:style-name="ce10" office:value-type="string" calcext:value-type="string">
            <text:p><text:a xlink:href="https://sc.olx.com.br/florianopolis-e-regiao/terrenos/terreno-de-504mts-na-rua-prof-walter-de-bona-castelan-corrego-grande-florianopolis-991702329" xlink:type="simple">https://sc.olx.com.br/florianopolis-e-regiao/terrenos/terreno-de-504mts-na-rua-prof-walter-de-bona-castelan-corrego-grande-florianopolis-991702329</text:a></text:p>
          </table:table-cell>
          <table:table-cell table:style-name="ce3" office:value-type="string" calcext:value-type="string">
            <text:p>Terrenos</text:p>
          </table:table-cell>
          <table:table-cell table:style-name="ce3" office:value-type="float" office:value="504" calcext:value-type="float">
            <text:p>504</text:p>
          </table:table-cell>
          <table:table-cell table:style-name="ce3" office:value-type="float" office:value="88037300" calcext:value-type="float">
            <text:p>88037300</text:p>
          </table:table-cell>
          <table:table-cell table:style-name="ce3" office:value-type="string" calcext:value-type="string">
            <text:p>Florianopolis</text:p>
          </table:table-cell>
          <table:table-cell table:style-name="ce3" office:value-type="string" calcext:value-type="string">
            <text:p>Corrego Grande</text:p>
          </table:table-cell>
          <table:table-cell table:style-name="ce3" office:value-type="string" calcext:value-type="string">
            <text:p>Rua Professor Walter de Bona Castelan</text:p>
          </table:table-cell>
          <table:table-cell table:number-columns-repeated="2" table:style-name="ce11" office:value-type="float" office:value="0" calcext:value-type="float">
            <text:p>R$0</text:p>
          </table:table-cell>
          <table:table-cell table:style-name="ce9" table:formula="of:=[.C237]/[.H237]" office:value-type="currency" office:currency="R$ " office:value="2380.95238095238" calcext:value-type="currency">
            <text:p>R$ 2,380.95</text:p>
          </table:table-cell>
          <table:table-cell table:number-columns-repeated="1009"/>
        </table:table-row>
        <table:table-row table:style-name="ro1">
          <table:table-cell table:style-name="ce3" office:value-type="float" office:value="235" calcext:value-type="float">
            <text:p>235</text:p>
          </table:table-cell>
          <table:table-cell table:style-name="ce3" office:value-type="string" calcext:value-type="string">
            <text:p>Terreno a 150 metros do mar, bairro Santa Fé em Balneário Gaivota/SC.</text:p>
          </table:table-cell>
          <table:table-cell table:style-name="ce8" office:value-type="currency" office:currency="R$ " office:value="185000" calcext:value-type="currency">
            <text:p>R$ 185,000.00</text:p>
          </table:table-cell>
          <table:table-cell table:style-name="ce3" office:value-type="string" calcext:value-type="string">
            <text:p>Morais imóveis</text:p>
          </table:table-cell>
          <table:table-cell table:style-name="ce3" office:value-type="string" calcext:value-type="string">
            <text:p>Código do anúncio: TE0175</text:p>
            <text:p/>
            <text:p>Terreno a 150 metros do mar, bairro Santa Fé em Balneário Gaivota/SC. </text:p>
            <text:p>  </text:p>
            <text:p>  Não pense muito, venha VIVER na sua PRAIA! </text:p>
            <text:p>  Esse Lote se localiza no bairro Santa Fé, possui 300 m2, medindo 12 metros de frente(largura) por 25 metros de fundos(comprimento), acesso ao lote é pela avenida Beira Mar já asfaltada. E a rua conta com iluminação publica e fibra óptica. Possui também, moradores fixos, mercado, padaria e loja de materiais para construção.  </text:p>
            <text:p>  </text:p>
            <text:p>  Além desse terreno se localizar em um lugar TRANQUILO e SEGURO, o acesso ao mar e ao centro é fácil, rápido e pratico.     </text:p>
            <text:p>   </text:p>
            <text:p>  Venha conferir de perto essa oportunidade! </text:p>
            <text:p>   </text:p>
            <text:p> Nós, da Morais Imóveis, sabemos que nada vai impedir você de realizar o seu SONHO e da sua FAMÍLIA.</text:p>
          </table:table-cell>
          <table:table-cell table:style-name="ce10" office:value-type="string" calcext:value-type="string">
            <text:p><text:a xlink:href="https://sc.olx.com.br/florianopolis-e-regiao/terrenos/terreno-a-150-metros-do-mar-bairro-santa-fe-em-balneario-gaivota-sc-949217112" xlink:type="simple">https://sc.olx.com.br/florianopolis-e-regiao/terrenos/terreno-a-150-metros-do-mar-bairro-santa-fe-em-balneario-gaivota-sc-949217112</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38]/[.H238]" office:value-type="string" office:string-value="" calcext:value-type="error">
            <text:p>#DIV/0!</text:p>
          </table:table-cell>
          <table:table-cell table:number-columns-repeated="1009"/>
        </table:table-row>
        <table:table-row table:style-name="ro1">
          <table:table-cell table:style-name="ce3" office:value-type="float" office:value="236" calcext:value-type="float">
            <text:p>236</text:p>
          </table:table-cell>
          <table:table-cell table:style-name="ce3" office:value-type="string" calcext:value-type="string">
            <text:p>EXCLUSIVIDADE - Linda área no topo da Praia do Silveira - Garopaba/SC</text:p>
          </table:table-cell>
          <table:table-cell table:style-name="ce8" office:value-type="currency" office:currency="R$ " office:value="8000000" calcext:value-type="currency">
            <text:p>R$ 8,000,000.00</text:p>
          </table:table-cell>
          <table:table-cell table:style-name="ce3" office:value-type="string" calcext:value-type="string">
            <text:p>VivaBem SC</text:p>
          </table:table-cell>
          <table:table-cell table:style-name="ce3" office:value-type="string" calcext:value-type="string">
            <text:p>Código do anúncio: VMQILP</text:p>
            <text:p/>
            <text:p>EXCLUSIVIDADE: um dos melhores imóveis da região! </text:p>
            <text:p>  </text:p>
            <text:p> Linda área no topo da Praia do Silveira, com 7523 m2, matrícula no Registro de Imóveis e viabilidade para 7 unidades! </text:p>
            <text:p>  </text:p>
            <text:p> Vista panorâmica para a Praia do Silveira e para a Praia de Garopaba! </text:p>
            <text:p>  </text:p>
            <text:p> Agende sua visita. </text:p>
            <text:p>  </text:p>
            <text:p> Vivabem Corretores Imobiliários </text:p>
            <text:p> Renan Delavald - CRECI 43.353F</text:p>
          </table:table-cell>
          <table:table-cell table:style-name="ce10" office:value-type="string" calcext:value-type="string">
            <text:p><text:a xlink:href="https://sc.olx.com.br/florianopolis-e-regiao/terrenos/exclusividade-linda-area-no-topo-da-praia-do-silveira-garopaba-sc-941298685" xlink:type="simple">https://sc.olx.com.br/florianopolis-e-regiao/terrenos/exclusividade-linda-area-no-topo-da-praia-do-silveira-garopaba-sc-941298685</text:a></text:p>
          </table:table-cell>
          <table:table-cell table:style-name="ce3" office:value-type="string" calcext:value-type="string">
            <text:p>Terrenos</text:p>
          </table:table-cell>
          <table:table-cell table:style-name="ce3" office:value-type="float" office:value="7523" calcext:value-type="float">
            <text:p>7523</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239]/[.H239]" office:value-type="currency" office:currency="R$ " office:value="1063.40555629403" calcext:value-type="currency">
            <text:p>R$ 1,063.41</text:p>
          </table:table-cell>
          <table:table-cell table:number-columns-repeated="1009"/>
        </table:table-row>
        <table:table-row table:style-name="ro1">
          <table:table-cell table:style-name="ce3" office:value-type="float" office:value="237" calcext:value-type="float">
            <text:p>237</text:p>
          </table:table-cell>
          <table:table-cell table:style-name="ce3" office:value-type="string" calcext:value-type="string">
            <text:p>Terreno frente mar a venda em Balneário Gaivota - SC</text:p>
          </table:table-cell>
          <table:table-cell table:style-name="ce8" office:value-type="currency" office:currency="R$ " office:value="75000" calcext:value-type="currency">
            <text:p>R$ 75,000.00</text:p>
          </table:table-cell>
          <table:table-cell table:style-name="ce3" office:value-type="string" calcext:value-type="string">
            <text:p>Morais imóveis</text:p>
          </table:table-cell>
          <table:table-cell table:style-name="ce3" office:value-type="string" calcext:value-type="string">
            <text:p>Código do anúncio: 083</text:p>
            <text:p/>
            <text:p>Terreno em Balneário Gaivota - SC. </text:p>
            <text:p>  </text:p>
            <text:p> Localização: Rua Jose Mouro, Jardim Ultramar </text:p>
            <text:p>  </text:p>
            <text:p> Metragem: 12x25 (300m²) </text:p>
            <text:p>  </text:p>
            <text:p> Distancia do mar: 600 metros </text:p>
            <text:p>  </text:p>
            <text:p> Posição Solar: Leste (frente mar) </text:p>
            <text:p>  </text:p>
            <text:p> Documento: Escritura e registro </text:p>
            <text:p>  </text:p>
            <text:p> Valor: R$ 75.000,00</text:p>
          </table:table-cell>
          <table:table-cell table:style-name="ce10" office:value-type="string" calcext:value-type="string">
            <text:p><text:a xlink:href="https://sc.olx.com.br/florianopolis-e-regiao/terrenos/terreno-frente-mar-a-venda-em-balneario-gaivota-sc-964479266" xlink:type="simple">https://sc.olx.com.br/florianopolis-e-regiao/terrenos/terreno-frente-mar-a-venda-em-balneario-gaivota-sc-964479266</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250" calcext:value-type="float">
            <text:p>R$250</text:p>
          </table:table-cell>
          <table:table-cell table:style-name="ce9" table:formula="of:=[.C240]/[.H240]" office:value-type="string" office:string-value="" calcext:value-type="error">
            <text:p>#DIV/0!</text:p>
          </table:table-cell>
          <table:table-cell table:number-columns-repeated="1009"/>
        </table:table-row>
        <table:table-row table:style-name="ro1">
          <table:table-cell table:style-name="ce3" office:value-type="float" office:value="238" calcext:value-type="float">
            <text:p>238</text:p>
          </table:table-cell>
          <table:table-cell table:style-name="ce3" office:value-type="string" calcext:value-type="string">
            <text:p>Terreno Nova Governador Celso Ramos</text:p>
          </table:table-cell>
          <table:table-cell table:style-name="ce8" office:value-type="currency" office:currency="R$ " office:value="235000" calcext:value-type="currency">
            <text:p>R$ 235,000.00</text:p>
          </table:table-cell>
          <table:table-cell table:style-name="ce3" office:value-type="string" calcext:value-type="string">
            <text:p>Fabio</text:p>
          </table:table-cell>
          <table:table-cell table:style-name="ce3" office:value-type="string" calcext:value-type="string">
            <text:p>Vendo terreno localizado no loteamento Nova Governador Celso Ramos - SC, já escriturado e registrado, de esquina, lote 24 da Quadra 90, totalmente plano com área de 535,44 mts , forma de pagamento, aceito financiamento, carro, camionete, lotes menores, contato WhatsApp 19-9712... ver número Fábio</text:p>
          </table:table-cell>
          <table:table-cell table:style-name="ce10" office:value-type="string" calcext:value-type="string">
            <text:p><text:a xlink:href="https://sc.olx.com.br/florianopolis-e-regiao/terrenos/terreno-nova-governador-celso-ramos-992247547" xlink:type="simple">https://sc.olx.com.br/florianopolis-e-regiao/terrenos/terreno-nova-governador-celso-ramos-992247547</text:a></text:p>
          </table:table-cell>
          <table:table-cell table:style-name="ce3" office:value-type="string" calcext:value-type="string">
            <text:p>Terrenos</text:p>
          </table:table-cell>
          <table:table-cell table:style-name="ce3" office:value-type="float" office:value="535" calcext:value-type="float">
            <text:p>535</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3"/>
          <table:table-cell table:style-name="ce11" office:value-type="float" office:value="474" calcext:value-type="float">
            <text:p>R$474</text:p>
          </table:table-cell>
          <table:table-cell table:style-name="ce9" table:formula="of:=[.C241]/[.H241]" office:value-type="currency" office:currency="R$ " office:value="439.252336448598" calcext:value-type="currency">
            <text:p>R$ 439.25</text:p>
          </table:table-cell>
          <table:table-cell table:number-columns-repeated="1009"/>
        </table:table-row>
        <table:table-row table:style-name="ro1">
          <table:table-cell table:style-name="ce3" office:value-type="float" office:value="239" calcext:value-type="float">
            <text:p>239</text:p>
          </table:table-cell>
          <table:table-cell table:style-name="ce3" office:value-type="string" calcext:value-type="string">
            <text:p>Oportunidade!! Terreno Sitio Major Gercino - SC</text:p>
          </table:table-cell>
          <table:table-cell table:style-name="ce8" office:value-type="currency" office:currency="R$ " office:value="170000" calcext:value-type="currency">
            <text:p>R$ 170,000.00</text:p>
          </table:table-cell>
          <table:table-cell table:style-name="ce3" office:value-type="string" calcext:value-type="string">
            <text:p>Willian_cc</text:p>
          </table:table-cell>
          <table:table-cell table:style-name="ce3" office:value-type="string" calcext:value-type="string">
            <text:p>Lindo Terreno para Sitio no Bairro Morro do Descanso, bem localizado, a 1,5 KM do centro da cidade! Perto de Mercado, banco, escola etc, lugar muito tranquilo, perfeito pra morar ou ate mesmo passar finais de semana! </text:p>
            <text:p>Terreno possui aproximadamente 4.000m² sendo, que foi feito um cercado de alambrado em parte do terreno, deixando uma área para ser feito um pomar de frutas e outra área com preservação de mata nativa! </text:p>
            <text:p>Possui agua encanada de nascente, uma caixa da agua de 1.000 litros ja no terreno, energia elétrica é só puxar a fiação ate o local onde será construído, pois já tem um poste padrão na entrada da rua!</text:p>
            <text:p/>
            <text:p>O lugar é perfeito, será uma verdadeira casa nas montanhas, nas fotos podem ver como a vista é linda, pessoalmente é mais bonita ainda! </text:p>
            <text:p/>
            <text:p>Qualquer duvida entrem em contato! </text:p>
            <text:p>(48)... ver número</text:p>
          </table:table-cell>
          <table:table-cell table:style-name="ce10" office:value-type="string" calcext:value-type="string">
            <text:p><text:a xlink:href="https://sc.olx.com.br/florianopolis-e-regiao/terrenos/oportunidade-terreno-sitio-major-gercino-sc-990461622" xlink:type="simple">https://sc.olx.com.br/florianopolis-e-regiao/terrenos/oportunidade-terreno-sitio-major-gercino-sc-990461622</text:a></text:p>
          </table:table-cell>
          <table:table-cell table:style-name="ce3" office:value-type="string" calcext:value-type="string">
            <text:p>Sitios e chacaras</text:p>
          </table:table-cell>
          <table:table-cell table:style-name="ce3" office:value-type="float" office:value="4000" calcext:value-type="float">
            <text:p>4000</text:p>
          </table:table-cell>
          <table:table-cell table:style-name="ce3" office:value-type="float" office:value="88260000" calcext:value-type="float">
            <text:p>88260000</text:p>
          </table:table-cell>
          <table:table-cell table:style-name="ce3" office:value-type="string" calcext:value-type="string">
            <text:p>Major Gercino</text:p>
          </table:table-cell>
          <table:table-cell table:style-name="ce4" table:number-columns-repeated="2"/>
          <table:table-cell table:style-name="ce11" office:value-type="float" office:value="0" calcext:value-type="float">
            <text:p>R$0</text:p>
          </table:table-cell>
          <table:table-cell table:style-name="ce4"/>
          <table:table-cell table:style-name="ce9" table:formula="of:=[.C242]/[.H242]" office:value-type="currency" office:currency="R$ " office:value="42.5" calcext:value-type="currency">
            <text:p>R$ 42.50</text:p>
          </table:table-cell>
          <table:table-cell table:number-columns-repeated="1009"/>
        </table:table-row>
        <table:table-row table:style-name="ro1">
          <table:table-cell table:style-name="ce3" office:value-type="float" office:value="240" calcext:value-type="float">
            <text:p>240</text:p>
          </table:table-cell>
          <table:table-cell table:style-name="ce3" office:value-type="string" calcext:value-type="string">
            <text:p>Terreno de 1.007 m2 em área privilegiada de Cachoeira do Bom Jesus Florianópolis SC</text:p>
          </table:table-cell>
          <table:table-cell table:style-name="ce8" office:value-type="currency" office:currency="R$ " office:value="650000" calcext:value-type="currency">
            <text:p>R$ 650,000.00</text:p>
          </table:table-cell>
          <table:table-cell table:style-name="ce3" office:value-type="string" calcext:value-type="string">
            <text:p>Andre Toledo</text:p>
          </table:table-cell>
          <table:table-cell table:style-name="ce3" office:value-type="string" calcext:value-type="string">
            <text:p>Vendo terreno de 1007,79m2, com 20m frente × 55m profundidade × 18,54m fundos, com frente e fundos em área privilegiada de Cachoeira do Bom Jesus Florianópolis SC.</text:p>
            <text:p/>
            <text:p>Acesso asfaltado e pavimentado.</text:p>
            <text:p/>
            <text:p>Último terreno da rua (sem saída). </text:p>
            <text:p/>
            <text:p>Rede da Casan e Celesc até o terreno. </text:p>
            <text:p/>
            <text:p>R$ 650 mil - Valor de venda.</text:p>
            <text:p>Estudo permuta p/área construída no RS e ou SC.</text:p>
            <text:p/>
            <text:p>Tratar diretamente com o proprietário pelo fone 51-... ver número/Whatsapp.</text:p>
          </table:table-cell>
          <table:table-cell table:style-name="ce10" office:value-type="string" calcext:value-type="string">
            <text:p><text:a xlink:href="https://sc.olx.com.br/florianopolis-e-regiao/terrenos/terreno-de-1-007-m2-em-area-privilegiada-de-cachoeira-do-bom-jesus-florianopolis-sc-945059501" xlink:type="simple">https://sc.olx.com.br/florianopolis-e-regiao/terrenos/terreno-de-1-007-m2-em-area-privilegiada-de-cachoeira-do-bom-jesus-florianopolis-sc-945059501</text:a></text:p>
          </table:table-cell>
          <table:table-cell table:style-name="ce3" office:value-type="string" calcext:value-type="string">
            <text:p>Terrenos</text:p>
          </table:table-cell>
          <table:table-cell table:style-name="ce3" office:value-type="float" office:value="1007" calcext:value-type="float">
            <text:p>1007</text:p>
          </table:table-cell>
          <table:table-cell table:style-name="ce3" office:value-type="float" office:value="88056560" calcext:value-type="float">
            <text:p>88056560</text:p>
          </table:table-cell>
          <table:table-cell table:style-name="ce3" office:value-type="string" calcext:value-type="string">
            <text:p>Florianopolis</text:p>
          </table:table-cell>
          <table:table-cell table:style-name="ce3" office:value-type="string" calcext:value-type="string">
            <text:p>Cachoeira do Bom Jesus</text:p>
          </table:table-cell>
          <table:table-cell table:style-name="ce3" office:value-type="string" calcext:value-type="string">
            <text:p>Rua Ovidio Zierke</text:p>
          </table:table-cell>
          <table:table-cell table:style-name="ce4"/>
          <table:table-cell table:style-name="ce11" office:value-type="float" office:value="1100" calcext:value-type="float">
            <text:p>R$1,100</text:p>
          </table:table-cell>
          <table:table-cell table:style-name="ce9" table:formula="of:=[.C243]/[.H243]" office:value-type="currency" office:currency="R$ " office:value="645.481628599801" calcext:value-type="currency">
            <text:p>R$ 645.48</text:p>
          </table:table-cell>
          <table:table-cell table:number-columns-repeated="1009"/>
        </table:table-row>
        <table:table-row table:style-name="ro1">
          <table:table-cell table:style-name="ce3" office:value-type="float" office:value="241" calcext:value-type="float">
            <text:p>241</text:p>
          </table:table-cell>
          <table:table-cell table:style-name="ce3" office:value-type="string" calcext:value-type="string">
            <text:p>Terreno para Venda em Imbituba, VILLAGE</text:p>
          </table:table-cell>
          <table:table-cell table:style-name="ce8" office:value-type="currency" office:currency="R$ " office:value="270000" calcext:value-type="currency">
            <text:p>R$ 270,000.00</text:p>
          </table:table-cell>
          <table:table-cell table:style-name="ce3" office:value-type="string" calcext:value-type="string">
            <text:p>PALADINI IMOVEIS</text:p>
          </table:table-cell>
          <table:table-cell table:style-name="ce3" office:value-type="string" calcext:value-type="string">
            <text:p>Código do anúncio: Terre0231_1-2294706</text:p>
            <text:p/>
            <text:p>Terreno para Venda no bairro VILLAGE, localizado na cidade de Imbituba / SC.   Área do Terreno com 375,00 m², Frente do terreno com 15 Metros, Fundos do terreno com 15 Metros, Lateral esquerda do terreno com 25 Metros, Lateral direita do terreno com 25 Metros.   Valor do Imóvel R$ 270.000,00.   Proximidades: Bares e Restaurantes, Escola, Farmácia, Supermercado, Praia.      - Proximidades: Bares e Restaurantes, Escola, Farmácia, Supermercado, Praia,</text:p>
          </table:table-cell>
          <table:table-cell table:style-name="ce10" office:value-type="string" calcext:value-type="string">
            <text:p><text:a xlink:href="https://sc.olx.com.br/florianopolis-e-regiao/terrenos/terreno-para-venda-em-imbituba-village-996642373" xlink:type="simple">https://sc.olx.com.br/florianopolis-e-regiao/terrenos/terreno-para-venda-em-imbituba-village-996642373</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244]/[.H244]" office:value-type="currency" office:currency="R$ " office:value="720" calcext:value-type="currency">
            <text:p>R$ 720.00</text:p>
          </table:table-cell>
          <table:table-cell table:number-columns-repeated="1009"/>
        </table:table-row>
        <table:table-row table:style-name="ro1">
          <table:table-cell table:style-name="ce3" office:value-type="float" office:value="242" calcext:value-type="float">
            <text:p>242</text:p>
          </table:table-cell>
          <table:table-cell table:style-name="ce3" office:value-type="string" calcext:value-type="string">
            <text:p>Vendo Terreno Amplo e Plano - Guarda do Cubatão em Palhoça/SC</text:p>
          </table:table-cell>
          <table:table-cell table:style-name="ce8" office:value-type="currency" office:currency="R$ " office:value="150000" calcext:value-type="currency">
            <text:p>R$ 150,000.00</text:p>
          </table:table-cell>
          <table:table-cell table:style-name="ce3" office:value-type="string" calcext:value-type="string">
            <text:p>FORNASARI IMÓVEIS</text:p>
          </table:table-cell>
          <table:table-cell table:style-name="ce3" office:value-type="string" calcext:value-type="string">
            <text:p>Código do anúncio: 1R97Q3U</text:p>
            <text:p/>
            <text:p>PROCURANDO terreno amplo e barato? </text:p>
            <text:p> . </text:p>
            <text:p>  Temos uma excelente oportunidade! </text:p>
            <text:p> . </text:p>
            <text:p>  Terreno na Guarda do Cubatão, próximo a geral na cidade de Palhoça/SC </text:p>
            <text:p> . </text:p>
            <text:p>  Pode ser feito a Escritura - Aceita propostas! </text:p>
            <text:p> . </text:p>
            <text:p>  R$ 150.000,00</text:p>
          </table:table-cell>
          <table:table-cell table:style-name="ce10" office:value-type="string" calcext:value-type="string">
            <text:p><text:a xlink:href="https://sc.olx.com.br/florianopolis-e-regiao/terrenos/vendo-terreno-amplo-e-plano-guarda-do-cubatao-em-palhoca-sc-989192910" xlink:type="simple">https://sc.olx.com.br/florianopolis-e-regiao/terrenos/vendo-terreno-amplo-e-plano-guarda-do-cubatao-em-palhoca-sc-989192910</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135322" calcext:value-type="float">
            <text:p>88135322</text:p>
          </table:table-cell>
          <table:table-cell table:style-name="ce3" office:value-type="string" calcext:value-type="string">
            <text:p>Palhoca</text:p>
          </table:table-cell>
          <table:table-cell table:style-name="ce3" office:value-type="string" calcext:value-type="string">
            <text:p>Guarda do Cubatao</text:p>
          </table:table-cell>
          <table:table-cell table:style-name="ce3" office:value-type="string" calcext:value-type="string">
            <text:p>Rua Dourados</text:p>
          </table:table-cell>
          <table:table-cell table:number-columns-repeated="2" table:style-name="ce11" office:value-type="float" office:value="1" calcext:value-type="float">
            <text:p>R$1</text:p>
          </table:table-cell>
          <table:table-cell table:style-name="ce9" table:formula="of:=[.C245]/[.H245]" office:value-type="string" office:string-value="" calcext:value-type="error">
            <text:p>#DIV/0!</text:p>
          </table:table-cell>
          <table:table-cell table:number-columns-repeated="1009"/>
        </table:table-row>
        <table:table-row table:style-name="ro1">
          <table:table-cell table:style-name="ce3" office:value-type="float" office:value="243" calcext:value-type="float">
            <text:p>243</text:p>
          </table:table-cell>
          <table:table-cell table:style-name="ce3" office:value-type="string" calcext:value-type="string">
            <text:p>Sítio para Venda em São Pedro de Alcântara, Vila Junckes, 3 dormitórios, 1 suíte, 3 banhei</text:p>
          </table:table-cell>
          <table:table-cell table:style-name="ce8" office:value-type="currency" office:currency="R$ " office:value="1170000" calcext:value-type="currency">
            <text:p>R$ 1,170,000.00</text:p>
          </table:table-cell>
          <table:table-cell table:style-name="ce3" office:value-type="string" calcext:value-type="string">
            <text:p>Marcos Aurélio Schutz</text:p>
          </table:table-cell>
          <table:table-cell table:style-name="ce3" office:value-type="string" calcext:value-type="string">
            <text:p>Código do anúncio: SIT 06_2-1283455</text:p>
            <text:p/>
            <text:p>Sitio em São Pedro de Alcântara a 1 km da praça  </text:p>
            <text:p>  Área 8.691,74m²  </text:p>
            <text:p>  Área construída 120m²  </text:p>
            <text:p>  Escritura Pública  </text:p>
            <text:p>  Casa de material com 3 quartos sendo 1 com suíte  </text:p>
            <text:p>  3 banheiros na parte externa  </text:p>
            <text:p>  Cachoeira  </text:p>
            <text:p>  1 ponteira de Água  </text:p>
            <text:p>  2 salas  </text:p>
            <text:p>  Cozinha planejada  </text:p>
            <text:p>  Açude  </text:p>
            <text:p>  Estrebaria  </text:p>
            <text:p>  Cachoeira  </text:p>
            <text:p>   </text:p>
            <text:p>   </text:p>
            <text:p>  - : Cachoeira, Fogão a Lenha, Nascente,  </text:p>
            <text:p>   </text:p>
            <text:p>  - Características: Ar Condicionado,  </text:p>
            <text:p>   </text:p>
            <text:p>  - Proximidades: Bares e Restaurantes, Escola, Farmácia, Shopping Center, Supermercado,</text:p>
          </table:table-cell>
          <table:table-cell table:style-name="ce10" office:value-type="string" calcext:value-type="string">
            <text:p><text:a xlink:href="https://sc.olx.com.br/florianopolis-e-regiao/terrenos/sitio-para-venda-em-sao-pedro-de-alcantara-vila-junckes-3-dormitorios-1-suite-3-banhei-985944818" xlink:type="simple">https://sc.olx.com.br/florianopolis-e-regiao/terrenos/sitio-para-venda-em-sao-pedro-de-alcantara-vila-junckes-3-dormitorios-1-suite-3-banhei-985944818</text:a></text:p>
          </table:table-cell>
          <table:table-cell table:style-name="ce3" office:value-type="string" calcext:value-type="string">
            <text:p>Fazendas</text:p>
          </table:table-cell>
          <table:table-cell table:style-name="ce3" office:value-type="float" office:value="8691" calcext:value-type="float">
            <text:p>8691</text:p>
          </table:table-cell>
          <table:table-cell table:style-name="ce3" office:value-type="float" office:value="88125000" calcext:value-type="float">
            <text:p>88125000</text:p>
          </table:table-cell>
          <table:table-cell table:style-name="ce3" office:value-type="string" calcext:value-type="string">
            <text:p>Sao Pedro de Alcantara</text:p>
          </table:table-cell>
          <table:table-cell table:style-name="ce4" table:number-columns-repeated="4"/>
          <table:table-cell table:style-name="ce9" table:formula="of:=[.C246]/[.H246]" office:value-type="currency" office:currency="R$ " office:value="134.622022782188" calcext:value-type="currency">
            <text:p>R$ 134.62</text:p>
          </table:table-cell>
          <table:table-cell table:number-columns-repeated="1009"/>
        </table:table-row>
        <table:table-row table:style-name="ro1">
          <table:table-cell table:style-name="ce3" office:value-type="float" office:value="244" calcext:value-type="float">
            <text:p>244</text:p>
          </table:table-cell>
          <table:table-cell table:style-name="ce3" office:value-type="string" calcext:value-type="string">
            <text:p>Sitio com 2 casas em São Pedro de Alcântara</text:p>
          </table:table-cell>
          <table:table-cell table:style-name="ce8" office:value-type="currency" office:currency="R$ " office:value="850000" calcext:value-type="currency">
            <text:p>R$ 850,000.00</text:p>
          </table:table-cell>
          <table:table-cell table:style-name="ce3" office:value-type="string" calcext:value-type="string">
            <text:p>Terras Prosperas</text:p>
          </table:table-cell>
          <table:table-cell table:style-name="ce3" office:value-type="string" calcext:value-type="string">
            <text:p>Código do anúncio: ST00025</text:p>
            <text:p/>
            <text:p>Sitio com duas Casas e o Rio Imaruí passa por dentro da propriedade. </text:p>
            <text:p>  </text:p>
            <text:p> Com uma Excelente localização ao lado da SC281 a 7 Km da praça de São Pedro de Alcântara </text:p>
            <text:p>  </text:p>
            <text:p> Este sitio está pronto para morar e aproveitar as belezas naturais. O terreno é praticamente todo plano e aberto com pastagem, Agua de nascente próxima e mais um poço artesiano para segurança. O rio Imarui passa dentro da propriedade e mais um Açude de peixes. local ensolarado o ano todo </text:p>
            <text:p>  </text:p>
            <text:p> Casa Principal: Ampla e linda cozinha/sala aberta com fogão a lenha e tudo mais. 2 dormitórios sendo uma suíte, varanda, garagem coberta, banheiro social e lavanderia. </text:p>
            <text:p>  </text:p>
            <text:p> Casa 2: Sala e Cozinha conjugada, 2 dormitórios e banheiro social. </text:p>
            <text:p>  </text:p>
            <text:p> Rancho grande para guardar ferramentas, criação de animais, estábulo e muitas frutas e verduras plantadas. </text:p>
            <text:p>  </text:p>
            <text:p> Documentação OK! </text:p>
            <text:p>  </text:p>
            <text:p> Venha com sua família conhecer! </text:p>
            <text:p>  </text:p>
            <text:p> www.terrasprosperas.com.br</text:p>
          </table:table-cell>
          <table:table-cell table:style-name="ce10" office:value-type="string" calcext:value-type="string">
            <text:p><text:a xlink:href="https://sc.olx.com.br/florianopolis-e-regiao/terrenos/sitio-com-2-casas-em-sao-pedro-de-alcantara-986079591" xlink:type="simple">https://sc.olx.com.br/florianopolis-e-regiao/terrenos/sitio-com-2-casas-em-sao-pedro-de-alcantara-986079591</text:a></text:p>
          </table:table-cell>
          <table:table-cell table:style-name="ce3" office:value-type="string" calcext:value-type="string">
            <text:p>Fazendas</text:p>
          </table:table-cell>
          <table:table-cell table:style-name="ce3" office:value-type="float" office:value="20500" calcext:value-type="float">
            <text:p>20500</text:p>
          </table:table-cell>
          <table:table-cell table:style-name="ce3" office:value-type="float" office:value="88125000" calcext:value-type="float">
            <text:p>88125000</text:p>
          </table:table-cell>
          <table:table-cell table:style-name="ce3" office:value-type="string" calcext:value-type="string">
            <text:p>Sao Pedro de Alcantara</text:p>
          </table:table-cell>
          <table:table-cell table:style-name="ce4" table:number-columns-repeated="3"/>
          <table:table-cell table:style-name="ce11" office:value-type="float" office:value="100" calcext:value-type="float">
            <text:p>R$100</text:p>
          </table:table-cell>
          <table:table-cell table:style-name="ce9" table:formula="of:=[.C247]/[.H247]" office:value-type="currency" office:currency="R$ " office:value="41.4634146341463" calcext:value-type="currency">
            <text:p>R$ 41.46</text:p>
          </table:table-cell>
          <table:table-cell table:number-columns-repeated="1009"/>
        </table:table-row>
        <table:table-row table:style-name="ro1">
          <table:table-cell table:style-name="ce3" office:value-type="float" office:value="245" calcext:value-type="float">
            <text:p>245</text:p>
          </table:table-cell>
          <table:table-cell table:style-name="ce3" office:value-type="string" calcext:value-type="string">
            <text:p>Terreno Lote</text:p>
          </table:table-cell>
          <table:table-cell table:style-name="ce8" office:value-type="currency" office:currency="R$ " office:value="261659" calcext:value-type="currency">
            <text:p>R$ 261,659.00</text:p>
          </table:table-cell>
          <table:table-cell table:style-name="ce3" office:value-type="string" calcext:value-type="string">
            <text:p>Dondossola Imóveis</text:p>
          </table:table-cell>
          <table:table-cell table:style-name="ce3" office:value-type="string" calcext:value-type="string">
            <text:p>Código do anúncio: 224</text:p>
            <text:p/>
            <text:p>Terreno próximo ao hospital São João Batista, lugar alto e tranquilo, venha conferir.As informações estão sujeitas a alterações. Consulte o corretor responsável. Chave do anúncio: Dfxgl1IlPg818MFc</text:p>
          </table:table-cell>
          <table:table-cell table:style-name="ce10" office:value-type="string" calcext:value-type="string">
            <text:p><text:a xlink:href="https://sc.olx.com.br/florianopolis-e-regiao/terrenos/terreno-lote-931608561" xlink:type="simple">https://sc.olx.com.br/florianopolis-e-regiao/terrenos/terreno-lote-931608561</text:a></text:p>
          </table:table-cell>
          <table:table-cell table:style-name="ce3" office:value-type="string" calcext:value-type="string">
            <text:p>Terrenos</text:p>
          </table:table-cell>
          <table:table-cell table:style-name="ce3" office:value-type="float" office:value="455" calcext:value-type="float">
            <text:p>455</text:p>
          </table:table-cell>
          <table:table-cell table:style-name="ce3" office:value-type="float" office:value="88811170" calcext:value-type="float">
            <text:p>88811170</text:p>
          </table:table-cell>
          <table:table-cell table:style-name="ce3" office:value-type="string" calcext:value-type="string">
            <text:p>Criciuma</text:p>
          </table:table-cell>
          <table:table-cell table:style-name="ce3" office:value-type="string" calcext:value-type="string">
            <text:p>Cruzeiro do Sul</text:p>
          </table:table-cell>
          <table:table-cell table:style-name="ce3" office:value-type="string" calcext:value-type="string">
            <text:p>Rua Artur Azevedo</text:p>
          </table:table-cell>
          <table:table-cell table:number-columns-repeated="2" table:style-name="ce11" office:value-type="float" office:value="0" calcext:value-type="float">
            <text:p>R$0</text:p>
          </table:table-cell>
          <table:table-cell table:style-name="ce9" table:formula="of:=[.C248]/[.H248]" office:value-type="currency" office:currency="R$ " office:value="575.074725274725" calcext:value-type="currency">
            <text:p>R$ 575.07</text:p>
          </table:table-cell>
          <table:table-cell table:number-columns-repeated="1009"/>
        </table:table-row>
        <table:table-row table:style-name="ro1">
          <table:table-cell table:style-name="ce3" office:value-type="float" office:value="246" calcext:value-type="float">
            <text:p>246</text:p>
          </table:table-cell>
          <table:table-cell table:style-name="ce3" office:value-type="string" calcext:value-type="string">
            <text:p>Terreno à venda, 3586 m² por R$ 2.600.000,00 - Caeira - Governador Celso Ramos/SC</text:p>
          </table:table-cell>
          <table:table-cell table:style-name="ce8" office:value-type="currency" office:currency="R$ " office:value="2600000" calcext:value-type="currency">
            <text:p>R$ 2,600,000.00</text:p>
          </table:table-cell>
          <table:table-cell table:style-name="ce3" office:value-type="string" calcext:value-type="string">
            <text:p>Quinta do Arvoredo Imoveis</text:p>
          </table:table-cell>
          <table:table-cell table:style-name="ce3" office:value-type="string" calcext:value-type="string">
            <text:p>Código do anúncio: TE0029</text:p>
            <text:p/>
            <text:p>Sobre o imóvel </text:p>
            <text:p>  </text:p>
            <text:p> Ótimo terreno para quem procura por um lugar tranquilo, para moradia ou investimento. </text:p>
            <text:p>  </text:p>
            <text:p> Valor R$ 2.600,000,00 Analisamos propostas </text:p>
            <text:p>  </text:p>
            <text:p> Terreno: </text:p>
            <text:p> - Área total de 3.586 m² </text:p>
            <text:p> -21,00 frente estrada </text:p>
            <text:p> -83,05 Laterais </text:p>
            <text:p> -49,03 Laterais </text:p>
            <text:p> -21,52 </text:p>
            <text:p> - Estrada asfaltada </text:p>
            <text:p> - Vista mar permanente </text:p>
            <text:p> - Próximo a comércios, posto de saúde e escola. </text:p>
            <text:p>  </text:p>
            <text:p> Que tal agendarmos uma visita? </text:p>
            <text:p> Entre em contato conosco para mais informações, será um prazer lhe atender! </text:p>
            <text:p>  </text:p>
            <text:p> Quinta do Arvoredo Imóveis </text:p>
            <text:p> CRECI: 5966 J </text:p>
            <text:p>  -</text:p>
          </table:table-cell>
          <table:table-cell table:style-name="ce10" office:value-type="string" calcext:value-type="string">
            <text:p><text:a xlink:href="https://sc.olx.com.br/florianopolis-e-regiao/terrenos/terreno-a-venda-3586-m-por-r-2-600-000-00-caeira-governador-celso-ramos-sc-924084783" xlink:type="simple">https://sc.olx.com.br/florianopolis-e-regiao/terrenos/terreno-a-venda-3586-m-por-r-2-600-000-00-caeira-governador-celso-ramos-sc-924084783</text:a></text:p>
          </table:table-cell>
          <table:table-cell table:style-name="ce3" office:value-type="string" calcext:value-type="string">
            <text:p>Terrenos</text:p>
          </table:table-cell>
          <table:table-cell table:style-name="ce3" office:value-type="float" office:value="3586" calcext:value-type="float">
            <text:p>3586</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4"/>
          <table:table-cell table:style-name="ce9" table:formula="of:=[.C249]/[.H249]" office:value-type="currency" office:currency="R$ " office:value="725.041829336308" calcext:value-type="currency">
            <text:p>R$ 725.04</text:p>
          </table:table-cell>
          <table:table-cell table:number-columns-repeated="1009"/>
        </table:table-row>
        <table:table-row table:style-name="ro1">
          <table:table-cell table:style-name="ce3" office:value-type="float" office:value="247" calcext:value-type="float">
            <text:p>247</text:p>
          </table:table-cell>
          <table:table-cell table:style-name="ce3" office:value-type="string" calcext:value-type="string">
            <text:p>Lote/Terreno para venda <text:s/>em Praia De Palmas - Governador Celso Ramos - SC</text:p>
          </table:table-cell>
          <table:table-cell table:style-name="ce8" office:value-type="currency" office:currency="R$ " office:value="449000" calcext:value-type="currency">
            <text:p>R$ 449,000.00</text:p>
          </table:table-cell>
          <table:table-cell table:style-name="ce3" office:value-type="string" calcext:value-type="string">
            <text:p>FRIENDS IMOVEIS</text:p>
          </table:table-cell>
          <table:table-cell table:style-name="ce3" office:value-type="string" calcext:value-type="string">
            <text:p>Código do anúncio: TER002</text:p>
            <text:p/>
            <text:p>O lote/terreno está localizado no bairro Praia De Palmas possui 420 metros quadrados </text:p>
            <text:p> frente 12m² </text:p>
            <text:p> fundos 35m² </text:p>
            <text:p> LOTEAMENTO PALMAS DO ARVOREDO</text:p>
          </table:table-cell>
          <table:table-cell table:style-name="ce10" office:value-type="string" calcext:value-type="string">
            <text:p><text:a xlink:href="https://sc.olx.com.br/florianopolis-e-regiao/terrenos/lote-terreno-para-venda-em-praia-de-palmas-governador-celso-ramos-sc-980224137" xlink:type="simple">https://sc.olx.com.br/florianopolis-e-regiao/terrenos/lote-terreno-para-venda-em-praia-de-palmas-governador-celso-ramos-sc-980224137</text:a></text:p>
          </table:table-cell>
          <table:table-cell table:style-name="ce3" office:value-type="string" calcext:value-type="string">
            <text:p>Terrenos</text:p>
          </table:table-cell>
          <table:table-cell table:style-name="ce3" office:value-type="float" office:value="420" calcext:value-type="float">
            <text:p>42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4"/>
          <table:table-cell table:style-name="ce9" table:formula="of:=[.C250]/[.H250]" office:value-type="currency" office:currency="R$ " office:value="1069.04761904762" calcext:value-type="currency">
            <text:p>R$ 1,069.05</text:p>
          </table:table-cell>
          <table:table-cell table:number-columns-repeated="1009"/>
        </table:table-row>
        <table:table-row table:style-name="ro1">
          <table:table-cell table:style-name="ce3" office:value-type="float" office:value="248" calcext:value-type="float">
            <text:p>248</text:p>
          </table:table-cell>
          <table:table-cell table:style-name="ce3" office:value-type="string" calcext:value-type="string">
            <text:p>Botuverá - Terreno Padrão - Águas Negras</text:p>
          </table:table-cell>
          <table:table-cell table:style-name="ce8" office:value-type="currency" office:currency="R$ " office:value="250000" calcext:value-type="currency">
            <text:p>R$ 250,000.00</text:p>
          </table:table-cell>
          <table:table-cell table:style-name="ce3" office:value-type="string" calcext:value-type="string">
            <text:p>DSM Imóveis</text:p>
          </table:table-cell>
          <table:table-cell table:style-name="ce3" office:value-type="string" calcext:value-type="string">
            <text:p>Código do anúncio: 301</text:p>
            <text:p/>
            <text:p>Lindo terreno para sítio, ou moradia, com duas casas e mais um terreno pronto para construir, lugar tranquilo e muito sossegado; Escola, Hospital, Posto de Saúde</text:p>
          </table:table-cell>
          <table:table-cell table:style-name="ce10" office:value-type="string" calcext:value-type="string">
            <text:p><text:a xlink:href="https://sc.olx.com.br/florianopolis-e-regiao/terrenos/botuvera-terreno-padrao-aguas-negras-911613459" xlink:type="simple">https://sc.olx.com.br/florianopolis-e-regiao/terrenos/botuvera-terreno-padrao-aguas-negras-911613459</text:a></text:p>
          </table:table-cell>
          <table:table-cell table:style-name="ce3" office:value-type="string" calcext:value-type="string">
            <text:p>Terrenos</text:p>
          </table:table-cell>
          <table:table-cell table:style-name="ce4"/>
          <table:table-cell table:style-name="ce3" office:value-type="float" office:value="88295000" calcext:value-type="float">
            <text:p>88295000</text:p>
          </table:table-cell>
          <table:table-cell table:style-name="ce3" office:value-type="string" calcext:value-type="string">
            <text:p>Botuvera</text:p>
          </table:table-cell>
          <table:table-cell table:style-name="ce3" office:value-type="string" calcext:value-type="string">
            <text:p>Distrito De Aguti</text:p>
          </table:table-cell>
          <table:table-cell table:style-name="ce4"/>
          <table:table-cell table:number-columns-repeated="2" table:style-name="ce11" office:value-type="float" office:value="0" calcext:value-type="float">
            <text:p>R$0</text:p>
          </table:table-cell>
          <table:table-cell table:style-name="ce9" table:formula="of:=[.C251]/[.H251]" office:value-type="string" office:string-value="" calcext:value-type="error">
            <text:p>#DIV/0!</text:p>
          </table:table-cell>
          <table:table-cell table:number-columns-repeated="1009"/>
        </table:table-row>
        <table:table-row table:style-name="ro1">
          <table:table-cell table:style-name="ce3" office:value-type="float" office:value="249" calcext:value-type="float">
            <text:p>249</text:p>
          </table:table-cell>
          <table:table-cell table:style-name="ce3" office:value-type="string" calcext:value-type="string">
            <text:p>Terreno à venda, 400 m² por R$ 340.425,00 - Canasvieiras - Florianópolis/SC</text:p>
          </table:table-cell>
          <table:table-cell table:style-name="ce8" office:value-type="currency" office:currency="R$ " office:value="340425" calcext:value-type="currency">
            <text:p>R$ 340,425.00</text:p>
          </table:table-cell>
          <table:table-cell table:style-name="ce3" office:value-type="string" calcext:value-type="string">
            <text:p>Horizonte Imóveis</text:p>
          </table:table-cell>
          <table:table-cell table:style-name="ce3" office:value-type="string" calcext:value-type="string">
            <text:p>Código do anúncio: TE0296</text:p>
            <text:p/>
            <text:p>Terreno medindo 400,50m² em condomínio fechado. </text:p>
            <text:p>  </text:p>
            <text:p> Implantado numa área total de 51.994,00 m², o condomínio possui 50 lotes residenciais. </text:p>
            <text:p>  </text:p>
            <text:p> O empreendimento conta com mais de 25.000,00 m² de áreas verdes e de lazer, dos quais 21.700,00 m² compõe um maravilhoso parque às margens do Rio Papaquara, onde é possível fazer belas caminhadas, apanhar frutas nativas, observar a exuberante fauna local, ou simplesmente contemplar a natureza exuberante da região. </text:p>
            <text:p>  </text:p>
            <text:p> Também possui uma área de lazer onde no centro do condomínio, onde será construído o salão de festas com espaço gourmet, quadra esportiva e playground (à concluir) </text:p>
            <text:p>  </text:p>
            <text:p> O condomínio é todo cercado, com portaria, e toda a infraestrutura exigida pela Prefeitura. </text:p>
            <text:p> A 1,7 km do centro de Canasvieiras, e a 3,0 km do centro de Jurerê, o condomínio está entre duas das mais cobiçadas praias do Norte da Ilha. Seu acesso é feito através da bucólica Rod. Virgílio Várzea, totalmente asfaltada, cercada por belas paisagens. </text:p>
            <text:p>  </text:p>
            <text:p> Localizado de frente para o Rio Papaquara, e de fundos para a montanha, é totalmente cercado por belas paisagens naturais. </text:p>
            <text:p>  </text:p>
            <text:p> Ao mesmo tempo, está perto de toda a infraestrutura oferecida por Jurerê e Canasvieiras, como escolas, supermercados, restaurantes, comércio em geral, além de todo o lazer e qualidade de vida que estes balneários oferecem. </text:p>
            <text:p>  </text:p>
            <text:p> O Balneário de Canasvieiras está localizado na região norte, entre as praias de Jurerê e Cachoeira do Bom Jesus. As águas calmas e a infraestrutura da região fazem de Canasvieiras um excelente local para morar e passear com a família ou com amigos. </text:p>
            <text:p>  </text:p>
            <text:p> Devido à grande infraestrutura, Canasvieiras funciona como uma pequena cidade. Conta com serviços de saúde, polícia, supermercados e comércio. </text:p>
            <text:p>  </text:p>
            <text:p> Venha viver uma vida tranquila na praia com as facilidades e conveniências da cidade! </text:p>
            <text:p>  </text:p>
            <text:p>  </text:p>
            <text:p> **Valor sujeito à confirmação pelo proprietário.** -</text:p>
          </table:table-cell>
          <table:table-cell table:style-name="ce10" office:value-type="string" calcext:value-type="string">
            <text:p><text:a xlink:href="https://sc.olx.com.br/florianopolis-e-regiao/terrenos/terreno-a-venda-400-m-por-r-340-425-00-canasvieiras-florianopolis-sc-919259523" xlink:type="simple">https://sc.olx.com.br/florianopolis-e-regiao/terrenos/terreno-a-venda-400-m-por-r-340-425-00-canasvieiras-florianopolis-sc-919259523</text:a></text:p>
          </table:table-cell>
          <table:table-cell table:style-name="ce3" office:value-type="string" calcext:value-type="string">
            <text:p>Terrenos</text:p>
          </table:table-cell>
          <table:table-cell table:style-name="ce3" office:value-type="float" office:value="401" calcext:value-type="float">
            <text:p>401</text:p>
          </table:table-cell>
          <table:table-cell table:style-name="ce3" office:value-type="float" office:value="88054610" calcext:value-type="float">
            <text:p>88054610</text:p>
          </table:table-cell>
          <table:table-cell table:style-name="ce3" office:value-type="string" calcext:value-type="string">
            <text:p>Florianopolis</text:p>
          </table:table-cell>
          <table:table-cell table:style-name="ce3" office:value-type="string" calcext:value-type="string">
            <text:p>Canasvieiras</text:p>
          </table:table-cell>
          <table:table-cell table:style-name="ce3" office:value-type="string" calcext:value-type="string">
            <text:p>Rua do Lamim</text:p>
          </table:table-cell>
          <table:table-cell table:style-name="ce11" office:value-type="float" office:value="300" calcext:value-type="float">
            <text:p>R$300</text:p>
          </table:table-cell>
          <table:table-cell table:style-name="ce11" office:value-type="float" office:value="1500" calcext:value-type="float">
            <text:p>R$1,500</text:p>
          </table:table-cell>
          <table:table-cell table:style-name="ce9" table:formula="of:=[.C252]/[.H252]" office:value-type="currency" office:currency="R$ " office:value="848.940149625935" calcext:value-type="currency">
            <text:p>R$ 848.94</text:p>
          </table:table-cell>
          <table:table-cell table:number-columns-repeated="1009"/>
        </table:table-row>
        <table:table-row table:style-name="ro1">
          <table:table-cell table:style-name="ce3" office:value-type="float" office:value="250" calcext:value-type="float">
            <text:p>250</text:p>
          </table:table-cell>
          <table:table-cell table:style-name="ce3" office:value-type="string" calcext:value-type="string">
            <text:p>Terreno à venda, 1800 m² por R$ 2.100.000,00 - Santo Antônio de Lisboa - Florianópolis/SC</text:p>
          </table:table-cell>
          <table:table-cell table:style-name="ce8" office:value-type="currency" office:currency="R$ " office:value="2100000" calcext:value-type="currency">
            <text:p>R$ 2,100,000.00</text:p>
          </table:table-cell>
          <table:table-cell table:style-name="ce3" office:value-type="string" calcext:value-type="string">
            <text:p>Horizonte Imóveis</text:p>
          </table:table-cell>
          <table:table-cell table:style-name="ce3" office:value-type="string" calcext:value-type="string">
            <text:p>Código do anúncio: TE0308</text:p>
            <text:p/>
            <text:p>Terreno medindo 1.800m²; </text:p>
            <text:p>  </text:p>
            <text:p> Localizado em Santo Antônio De Lisboa um dos bairros mais charmosos de Florianópolis, com uma rota gastronômica repleta de restaurantes á beira mar, muito bem frequentados. </text:p>
            <text:p>  </text:p>
            <text:p> O bairro conta com  fácil acesso para supermercados, farmácias, faculdades, cinema, casa de chá, padaria, posto de gasolina, bares e restaurantes. </text:p>
            <text:p> Um bairro para quem quer viver bem, não simplesmente comprar um imóvel, mas escolher um refúgio, um lar inserido no meio da natureza, um lugar para realizar e viver sonhos. Arquiteturas harmoniosas, junto com o mar e o pôr-do-sol mais belo de Florianópolis. </text:p>
            <text:p> Santo Antônio é um ponto estratégico na ilha, fora das rotas turísticas, próximo à rodovia SC, não enfrenta os trânsitos decorrentes da alta-temporada, a 10 minutos da Av. Beira-Mar Norte, 15 minutos de Jurerê Internacional e 15 Minutos da Lagoa da Conceição. </text:p>
            <text:p>  </text:p>
            <text:p> **Valor sujeito à confirmação pelo proprietário.** -</text:p>
          </table:table-cell>
          <table:table-cell table:style-name="ce10" office:value-type="string" calcext:value-type="string">
            <text:p><text:a xlink:href="https://sc.olx.com.br/florianopolis-e-regiao/terrenos/terreno-a-venda-1800-m-por-r-2-100-000-00-santo-antonio-de-lisboa-florianopolis-sc-909133825" xlink:type="simple">https://sc.olx.com.br/florianopolis-e-regiao/terrenos/terreno-a-venda-1800-m-por-r-2-100-000-00-santo-antonio-de-lisboa-florianopolis-sc-909133825</text:a></text:p>
          </table:table-cell>
          <table:table-cell table:style-name="ce3" office:value-type="string" calcext:value-type="string">
            <text:p>Terrenos</text:p>
          </table:table-cell>
          <table:table-cell table:style-name="ce3" office:value-type="float" office:value="1800" calcext:value-type="float">
            <text:p>1800</text:p>
          </table:table-cell>
          <table:table-cell table:style-name="ce3" office:value-type="float" office:value="88050000" calcext:value-type="float">
            <text:p>88050000</text:p>
          </table:table-cell>
          <table:table-cell table:style-name="ce3" office:value-type="string" calcext:value-type="string">
            <text:p>Florianopolis</text:p>
          </table:table-cell>
          <table:table-cell table:style-name="ce3" office:value-type="string" calcext:value-type="string">
            <text:p>Santo Antonio de Lisboa</text:p>
          </table:table-cell>
          <table:table-cell table:style-name="ce3" office:value-type="string" calcext:value-type="string">
            <text:p>Rodovia Jose Carlos Daux - de 6007/6008 a 8998/8999</text:p>
          </table:table-cell>
          <table:table-cell table:style-name="ce4"/>
          <table:table-cell table:style-name="ce11" office:value-type="float" office:value="2000" calcext:value-type="float">
            <text:p>R$2,000</text:p>
          </table:table-cell>
          <table:table-cell table:style-name="ce9" table:formula="of:=[.C253]/[.H253]" office:value-type="currency" office:currency="R$ " office:value="1166.66666666667" calcext:value-type="currency">
            <text:p>R$ 1,166.67</text:p>
          </table:table-cell>
          <table:table-cell table:number-columns-repeated="1009"/>
        </table:table-row>
        <table:table-row table:style-name="ro1">
          <table:table-cell table:style-name="ce3" office:value-type="float" office:value="251" calcext:value-type="float">
            <text:p>251</text:p>
          </table:table-cell>
          <table:table-cell table:style-name="ce3" office:value-type="string" calcext:value-type="string">
            <text:p>Sítio - Florianópolis SC</text:p>
          </table:table-cell>
          <table:table-cell table:style-name="ce8" office:value-type="currency" office:currency="R$ " office:value="5500000" calcext:value-type="currency">
            <text:p>R$ 5,500,000.00</text:p>
          </table:table-cell>
          <table:table-cell table:style-name="ce3" office:value-type="string" calcext:value-type="string">
            <text:p>ISCI Imóveis</text:p>
          </table:table-cell>
          <table:table-cell table:style-name="ce3" office:value-type="string" calcext:value-type="string">
            <text:p>Código do anúncio: 868</text:p>
            <text:p/>
            <text:p>Excelente área na Vargem Pequena, em Florianópolis.56.500 mts², conta com uma casa sede de 475 mts², contendo 4 dormitórios, 2 sendo suítes, com área murada aproximada de 2.200mts².Com uma nascente de água mineral.</text:p>
          </table:table-cell>
          <table:table-cell table:style-name="ce10" office:value-type="string" calcext:value-type="string">
            <text:p><text:a xlink:href="https://sc.olx.com.br/florianopolis-e-regiao/terrenos/sitio-florianopolis-sc-984232445" xlink:type="simple">https://sc.olx.com.br/florianopolis-e-regiao/terrenos/sitio-florianopolis-sc-984232445</text:a></text:p>
          </table:table-cell>
          <table:table-cell table:style-name="ce3" office:value-type="string" calcext:value-type="string">
            <text:p>Fazendas</text:p>
          </table:table-cell>
          <table:table-cell table:style-name="ce3" office:value-type="float" office:value="2200" calcext:value-type="float">
            <text:p>2200</text:p>
          </table:table-cell>
          <table:table-cell table:style-name="ce3" office:value-type="float" office:value="88052475" calcext:value-type="float">
            <text:p>88052475</text:p>
          </table:table-cell>
          <table:table-cell table:style-name="ce3" office:value-type="string" calcext:value-type="string">
            <text:p>Florianopolis</text:p>
          </table:table-cell>
          <table:table-cell table:style-name="ce3" office:value-type="string" calcext:value-type="string">
            <text:p>Vargem Pequena</text:p>
          </table:table-cell>
          <table:table-cell table:style-name="ce3" office:value-type="string" calcext:value-type="string">
            <text:p>Servidao Catarina Goncalves</text:p>
          </table:table-cell>
          <table:table-cell table:style-name="ce11" office:value-type="float" office:value="0" calcext:value-type="float">
            <text:p>R$0</text:p>
          </table:table-cell>
          <table:table-cell table:style-name="ce11" office:value-type="float" office:value="3500" calcext:value-type="float">
            <text:p>R$3,500</text:p>
          </table:table-cell>
          <table:table-cell table:style-name="ce9" table:formula="of:=[.C254]/[.H254]" office:value-type="currency" office:currency="R$ " office:value="2500" calcext:value-type="currency">
            <text:p>R$ 2,500.00</text:p>
          </table:table-cell>
          <table:table-cell table:number-columns-repeated="1009"/>
        </table:table-row>
        <table:table-row table:style-name="ro1">
          <table:table-cell table:style-name="ce3" office:value-type="float" office:value="252" calcext:value-type="float">
            <text:p>252</text:p>
          </table:table-cell>
          <table:table-cell table:style-name="ce3" office:value-type="string" calcext:value-type="string">
            <text:p>Lote 200 m² em Forquilhas, Loteamento Novo Horizonte.</text:p>
          </table:table-cell>
          <table:table-cell table:style-name="ce8" office:value-type="currency" office:currency="R$ " office:value="180000" calcext:value-type="currency">
            <text:p>R$ 180,000.00</text:p>
          </table:table-cell>
          <table:table-cell table:style-name="ce3" office:value-type="string" calcext:value-type="string">
            <text:p>DUBAI NEGÓCIOS IMOBILIÁRIOS</text:p>
          </table:table-cell>
          <table:table-cell table:style-name="ce3" office:value-type="string" calcext:value-type="string">
            <text:p>Código do anúncio: 0704</text:p>
            <text:p/>
            <text:p>Lote de 200 m² em Forquilhas, Loteamento Novo Horizonte. </text:p>
            <text:p>  </text:p>
            <text:p> - Metragens: 10 Frente x 20 Laterais. </text:p>
            <text:p> - Empreendimento residencial com área comercial, o Novo Horizonte está no coração de São José. Empreendimento terá diversas áreas para os momentos que vivemos em família. </text:p>
            <text:p> ENTREGA EM 2022 </text:p>
            <text:p>  </text:p>
            <text:p> - ACADEMIA AO AR LIVRE </text:p>
            <text:p> - PET PLACE </text:p>
            <text:p> - PISTA DE CAMINHADA </text:p>
            <text:p> - HORTA COMUNITÁRIA </text:p>
            <text:p> - CAMPO DE AREIA </text:p>
            <text:p> - PLAYGROUND </text:p>
            <text:p> - BICICLETÁRIO </text:p>
            <text:p> - TRILHAS </text:p>
            <text:p> - ÁREAS DE CONVIVÊNCIA COM BANCOS E PERGOLADOS </text:p>
            <text:p> - MESAS DE JOGOS </text:p>
            <text:p> - Perto de tudo </text:p>
            <text:p> - BR 101-4,6 km; SC 281-3,8 km </text:p>
            <text:p> - Hospital Regional de São José-5,7 km </text:p>
            <text:p> - CTG Os praianos-1,9 km </text:p>
            <text:p> - Centro de Forquilhinhas-3,5 km </text:p>
            <text:p> - Posto de Saúde Forquilhinhas-3,2 km </text:p>
            <text:p> - Continente Shopping-6,1 km </text:p>
            <text:p> - Aeroclube São José-5,4 km </text:p>
            <text:p> - Arena Petry-2,9 km </text:p>
            <text:p> - Intelbras-6,6 km </text:p>
            <text:p> - Passeio Pedra Branca - 6,7 km </text:p>
            <text:p>  </text:p>
            <text:p> - Entrada apenas de R$95.000,00 mil e assumir prestações: de 38x R$1519,22 + 3x R$6.000,00 </text:p>
            <text:p>  </text:p>
            <text:p> - Aceita financiamento bancário </text:p>
            <text:p> Valores estão sujeitos a alteração sem aviso prévio. </text:p>
            <text:p> Agende já uma visita através do nosso plantão de vendas pelo telefone ou Whatsapp  / . </text:p>
            <text:p> Dubai Imóveis CRECI 5021J. </text:p>
            <text:p> Aguardamos seu contato! </text:p>
            <text:p> .</text:p>
          </table:table-cell>
          <table:table-cell table:style-name="ce10" office:value-type="string" calcext:value-type="string">
            <text:p><text:a xlink:href="https://sc.olx.com.br/florianopolis-e-regiao/terrenos/lote-200-m-em-forquilhas-loteamento-novo-horizonte-993964857" xlink:type="simple">https://sc.olx.com.br/florianopolis-e-regiao/terrenos/lote-200-m-em-forquilhas-loteamento-novo-horizonte-993964857</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07100" calcext:value-type="float">
            <text:p>8810710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Antonio Jovita Duarte</text:p>
          </table:table-cell>
          <table:table-cell table:style-name="ce4" table:number-columns-repeated="2"/>
          <table:table-cell table:style-name="ce9" table:formula="of:=[.C255]/[.H255]" office:value-type="currency" office:currency="R$ " office:value="900" calcext:value-type="currency">
            <text:p>R$ 900.00</text:p>
          </table:table-cell>
          <table:table-cell table:number-columns-repeated="1009"/>
        </table:table-row>
        <table:table-row table:style-name="ro1">
          <table:table-cell table:style-name="ce3" office:value-type="float" office:value="253" calcext:value-type="float">
            <text:p>253</text:p>
          </table:table-cell>
          <table:table-cell table:style-name="ce3" office:value-type="string" calcext:value-type="string">
            <text:p>FLORIANóPOLIS - Terreno Padrão - Campeche</text:p>
          </table:table-cell>
          <table:table-cell table:style-name="ce8" office:value-type="currency" office:currency="R$ " office:value="900000" calcext:value-type="currency">
            <text:p>R$ 900,000.00</text:p>
          </table:table-cell>
          <table:table-cell table:style-name="ce3" office:value-type="string" calcext:value-type="string">
            <text:p>Eccelenza Imóveis</text:p>
          </table:table-cell>
          <table:table-cell table:style-name="ce3" office:value-type="string" calcext:value-type="string">
            <text:p>Código do anúncio: 1562</text:p>
            <text:p/>
            <text:p>Terrenos planos com 510m² (17 m X 30 m) no Condomínio Arabutã. </text:p>
            <text:p>  </text:p>
            <text:p>  </text:p>
            <text:p> Condomínio de alto padrão formado por 72 terrenos planos com Escritura Pública Individual, com acesso pelos portais Flamboyant, Garapuvu e Arabutã.  </text:p>
            <text:p>  </text:p>
            <text:p> Possui excelente infraestrutura e há belas casas já construídas.  </text:p>
            <text:p>  </text:p>
            <text:p> A localização é privilegiada em relação aos novos acessos para o Aeroporto Internacional de Florianópolis  e centro da cidade.  </text:p>
            <text:p>  </text:p>
            <text:p> A região tem tendência de grande valorização, ocasionada pela implantação do hipermercado Fort Atacadista, Loja Cassol, Loja Casas Da Água, Loja Milum e inúmeros restaurantes e postos de abastecimento. </text:p>
            <text:p>  </text:p>
            <text:p> Com fácil acesso tanto as praias do Sul da Ilha como também para a Avenida Pequeno Príncipe. </text:p>
            <text:p>  </text:p>
            <text:p> Itens de infraestrutura: </text:p>
            <text:p> - Três portais de acesso: Flamboyant, Garapuvu e Arabutã com vigilância 24 h; </text:p>
            <text:p> - Condomínio murado, com cerca elétrica e câmeras de segurança; </text:p>
            <text:p> - Ruas asfaltadas; </text:p>
            <text:p> - Sistema de iluminação com distribuição subterrânea; </text:p>
            <text:p> - Tubulação subterrânea para: TV à cabo , telefone, internet, Vigilância eletrônica e congêneres. </text:p>
            <text:p> Áreas de Lazer: </text:p>
            <text:p> - Quadra de tênis; </text:p>
            <text:p> - Playground; </text:p>
            <text:p> - Quadra de voleibol de areia; </text:p>
            <text:p> - Pista de caminhada; </text:p>
            <text:p> - Área Verde. </text:p>
            <text:p>  </text:p>
            <text:p>  </text:p>
            <text:p> Fale conosco e agende sua visita!</text:p>
          </table:table-cell>
          <table:table-cell table:style-name="ce10" office:value-type="string" calcext:value-type="string">
            <text:p><text:a xlink:href="https://sc.olx.com.br/florianopolis-e-regiao/terrenos/florianopolis-terreno-padrao-campeche-978697943" xlink:type="simple">https://sc.olx.com.br/florianopolis-e-regiao/terrenos/florianopolis-terreno-padrao-campeche-978697943</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065500" calcext:value-type="float">
            <text:p>8806550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odovia Aparicio Ramos Cordeiro</text:p>
          </table:table-cell>
          <table:table-cell table:style-name="ce4" table:number-columns-repeated="2"/>
          <table:table-cell table:style-name="ce9" table:formula="of:=[.C256]/[.H256]" office:value-type="currency" office:currency="R$ " office:value="1764.70588235294" calcext:value-type="currency">
            <text:p>R$ 1,764.71</text:p>
          </table:table-cell>
          <table:table-cell table:number-columns-repeated="1009"/>
        </table:table-row>
        <table:table-row table:style-name="ro1">
          <table:table-cell table:style-name="ce3" office:value-type="float" office:value="254" calcext:value-type="float">
            <text:p>254</text:p>
          </table:table-cell>
          <table:table-cell table:style-name="ce3" office:value-type="string" calcext:value-type="string">
            <text:p>Lote/Terreno para venda com 900 metros quadrados em Coloninha - Florianópolis - SC</text:p>
          </table:table-cell>
          <table:table-cell table:style-name="ce8" office:value-type="currency" office:currency="R$ " office:value="2500000" calcext:value-type="currency">
            <text:p>R$ 2,500,000.00</text:p>
          </table:table-cell>
          <table:table-cell table:style-name="ce3" office:value-type="string" calcext:value-type="string">
            <text:p>Cássia Navarro</text:p>
          </table:table-cell>
          <table:table-cell table:style-name="ce3" office:value-type="string" calcext:value-type="string">
            <text:p>Código do anúncio: 8275</text:p>
            <text:p/>
            <text:p>Terreno com 958m² e viabilidade para 4 pavimentos, tendo uma casa edificada em 2 andares que faz parte do terreno e do valor de venda.</text:p>
          </table:table-cell>
          <table:table-cell table:style-name="ce10" office:value-type="string" calcext:value-type="string">
            <text:p><text:a xlink:href="https://sc.olx.com.br/florianopolis-e-regiao/terrenos/lote-terreno-para-venda-com-900-metros-quadrados-em-coloninha-florianopolis-sc-991637557" xlink:type="simple">https://sc.olx.com.br/florianopolis-e-regiao/terrenos/lote-terreno-para-venda-com-900-metros-quadrados-em-coloninha-florianopolis-sc-991637557</text:a></text:p>
          </table:table-cell>
          <table:table-cell table:style-name="ce3" office:value-type="string" calcext:value-type="string">
            <text:p>Terrenos</text:p>
          </table:table-cell>
          <table:table-cell table:style-name="ce3" office:value-type="float" office:value="900" calcext:value-type="float">
            <text:p>900</text:p>
          </table:table-cell>
          <table:table-cell table:style-name="ce3" office:value-type="float" office:value="88090340" calcext:value-type="float">
            <text:p>88090340</text:p>
          </table:table-cell>
          <table:table-cell table:style-name="ce3" office:value-type="string" calcext:value-type="string">
            <text:p>Florianopolis</text:p>
          </table:table-cell>
          <table:table-cell table:style-name="ce3" office:value-type="string" calcext:value-type="string">
            <text:p>Coloninha</text:p>
          </table:table-cell>
          <table:table-cell table:style-name="ce3" office:value-type="string" calcext:value-type="string">
            <text:p>Rua Coronel Caetano Costa - de 282/283 ao fim</text:p>
          </table:table-cell>
          <table:table-cell table:style-name="ce11" office:value-type="float" office:value="0" calcext:value-type="float">
            <text:p>R$0</text:p>
          </table:table-cell>
          <table:table-cell table:style-name="ce11" office:value-type="float" office:value="2255" calcext:value-type="float">
            <text:p>R$2,255</text:p>
          </table:table-cell>
          <table:table-cell table:style-name="ce9" table:formula="of:=[.C257]/[.H257]" office:value-type="currency" office:currency="R$ " office:value="2777.77777777778" calcext:value-type="currency">
            <text:p>R$ 2,777.78</text:p>
          </table:table-cell>
          <table:table-cell table:number-columns-repeated="1009"/>
        </table:table-row>
        <table:table-row table:style-name="ro1">
          <table:table-cell table:style-name="ce3" office:value-type="float" office:value="255" calcext:value-type="float">
            <text:p>255</text:p>
          </table:table-cell>
          <table:table-cell table:style-name="ce3" office:value-type="string" calcext:value-type="string">
            <text:p>Sitio a venda</text:p>
          </table:table-cell>
          <table:table-cell table:style-name="ce8" office:value-type="currency" office:currency="R$ " office:value="250000" calcext:value-type="currency">
            <text:p>R$ 250,000.00</text:p>
          </table:table-cell>
          <table:table-cell table:style-name="ce3" office:value-type="string" calcext:value-type="string">
            <text:p>Robson Jose Santos</text:p>
          </table:table-cell>
          <table:table-cell table:style-name="ce3" office:value-type="string" calcext:value-type="string">
            <text:p>Sitio localizado no albardão próximo as praias da pinheira,guarda do embau e Gamboa, 4 km da br101 com nascente de água dentro, terreno na costa do morro muito tranquilo e sucegado, medindo 60 de largura com 300 de fundo indo até a estrema do parque da Serra do tabuleiro.</text:p>
            <text:p>Aceito carro e terreno na palhoça na troca.</text:p>
            <text:p/>
            <text:p>Fone:(48)9842... ver número whats</text:p>
          </table:table-cell>
          <table:table-cell table:style-name="ce10" office:value-type="string" calcext:value-type="string">
            <text:p><text:a xlink:href="https://sc.olx.com.br/florianopolis-e-regiao/terrenos/sitio-a-venda-1000364859" xlink:type="simple">https://sc.olx.com.br/florianopolis-e-regiao/terrenos/sitio-a-venda-1000364859</text:a></text:p>
          </table:table-cell>
          <table:table-cell table:style-name="ce3" office:value-type="string" calcext:value-type="string">
            <text:p>Sitios e chacaras</text:p>
          </table:table-cell>
          <table:table-cell table:style-name="ce3" office:value-type="float" office:value="18000" calcext:value-type="float">
            <text:p>18000</text:p>
          </table:table-cell>
          <table:table-cell table:style-name="ce3" office:value-type="float" office:value="88131000" calcext:value-type="float">
            <text:p>88131000</text:p>
          </table:table-cell>
          <table:table-cell table:style-name="ce3" office:value-type="string" calcext:value-type="string">
            <text:p>Palhoca</text:p>
          </table:table-cell>
          <table:table-cell table:style-name="ce3" office:value-type="string" calcext:value-type="string">
            <text:p>Centro</text:p>
          </table:table-cell>
          <table:table-cell table:style-name="ce3" office:value-type="string" calcext:value-type="string">
            <text:p>Rua Jose Maria da Luz</text:p>
          </table:table-cell>
          <table:table-cell table:number-columns-repeated="2" table:style-name="ce11" office:value-type="float" office:value="0" calcext:value-type="float">
            <text:p>R$0</text:p>
          </table:table-cell>
          <table:table-cell table:style-name="ce9" table:formula="of:=[.C258]/[.H258]" office:value-type="currency" office:currency="R$ " office:value="13.8888888888889" calcext:value-type="currency">
            <text:p>R$ 13.89</text:p>
          </table:table-cell>
          <table:table-cell table:number-columns-repeated="1009"/>
        </table:table-row>
        <table:table-row table:style-name="ro1">
          <table:table-cell table:style-name="ce3" office:value-type="float" office:value="256" calcext:value-type="float">
            <text:p>256</text:p>
          </table:table-cell>
          <table:table-cell table:style-name="ce3" office:value-type="string" calcext:value-type="string">
            <text:p>Terreno à venda em Estreito Florianópolis - SC</text:p>
          </table:table-cell>
          <table:table-cell table:style-name="ce8" office:value-type="currency" office:currency="R$ " office:value="2300000" calcext:value-type="currency">
            <text:p>R$ 2,300,000.00</text:p>
          </table:table-cell>
          <table:table-cell table:style-name="ce3" office:value-type="string" calcext:value-type="string">
            <text:p>Ivan Moro Imóveis</text:p>
          </table:table-cell>
          <table:table-cell table:style-name="ce3" office:value-type="string" calcext:value-type="string">
            <text:p>Código do anúncio: 647</text:p>
            <text:p/>
            <text:p>Terreno à venda na Rua concórdia, Estreito Florianópolis-SC. </text:p>
            <text:p>  </text:p>
            <text:p> Medidas: 780,15m² sendo 37,15 metros de frente para a rua e fundos, ambas as laterais </text:p>
            <text:p> medindo 21 metros.  </text:p>
            <text:p> </text:p>
          </table:table-cell>
          <table:table-cell table:style-name="ce10" office:value-type="string" calcext:value-type="string">
            <text:p><text:a xlink:href="https://sc.olx.com.br/florianopolis-e-regiao/terrenos/terreno-a-venda-em-estreito-florianopolis-sc-995490735" xlink:type="simple">https://sc.olx.com.br/florianopolis-e-regiao/terrenos/terreno-a-venda-em-estreito-florianopolis-sc-995490735</text:a></text:p>
          </table:table-cell>
          <table:table-cell table:style-name="ce3" office:value-type="string" calcext:value-type="string">
            <text:p>Terrenos</text:p>
          </table:table-cell>
          <table:table-cell table:style-name="ce3" office:value-type="float" office:value="780" calcext:value-type="float">
            <text:p>780</text:p>
          </table:table-cell>
          <table:table-cell table:style-name="ce3" office:value-type="float" office:value="88075544" calcext:value-type="float">
            <text:p>88075544</text:p>
          </table:table-cell>
          <table:table-cell table:style-name="ce3" office:value-type="string" calcext:value-type="string">
            <text:p>Florianopolis</text:p>
          </table:table-cell>
          <table:table-cell table:style-name="ce3" office:value-type="string" calcext:value-type="string">
            <text:p>Balneario</text:p>
          </table:table-cell>
          <table:table-cell table:style-name="ce3" office:value-type="string" calcext:value-type="string">
            <text:p>Rua da Concordia</text:p>
          </table:table-cell>
          <table:table-cell table:style-name="ce4"/>
          <table:table-cell table:style-name="ce11" office:value-type="float" office:value="300" calcext:value-type="float">
            <text:p>R$300</text:p>
          </table:table-cell>
          <table:table-cell table:style-name="ce9" table:formula="of:=[.C259]/[.H259]" office:value-type="currency" office:currency="R$ " office:value="2948.71794871795" calcext:value-type="currency">
            <text:p>R$ 2,948.72</text:p>
          </table:table-cell>
          <table:table-cell table:number-columns-repeated="1009"/>
        </table:table-row>
        <table:table-row table:style-name="ro1">
          <table:table-cell table:style-name="ce3" office:value-type="float" office:value="257" calcext:value-type="float">
            <text:p>257</text:p>
          </table:table-cell>
          <table:table-cell table:style-name="ce3" office:value-type="string" calcext:value-type="string">
            <text:p>Terreno à venda, 425 m² por R$ 250.000,00 - Turimar - Balneário Gaivota/SC</text:p>
          </table:table-cell>
          <table:table-cell table:style-name="ce8" office:value-type="currency" office:currency="R$ " office:value="250000" calcext:value-type="currency">
            <text:p>R$ 250,000.00</text:p>
          </table:table-cell>
          <table:table-cell table:style-name="ce3" office:value-type="string" calcext:value-type="string">
            <text:p>NICETO RODRIGUES JUNIOR</text:p>
          </table:table-cell>
          <table:table-cell table:style-name="ce3" office:value-type="string" calcext:value-type="string">
            <text:p>Código do anúncio: TE0359</text:p>
            <text:p/>
            <text:p>Terreno de esquina localizado a 500m do mar no bairro mais nobre e valorizado de Balneário Gaivota/SC, Turimar! Com área de 425m² (17x25) com a infraestrutura em fase de finalização! Entre em contato e agende sua visita! -</text:p>
          </table:table-cell>
          <table:table-cell table:style-name="ce10" office:value-type="string" calcext:value-type="string">
            <text:p><text:a xlink:href="https://sc.olx.com.br/florianopolis-e-regiao/terrenos/terreno-a-venda-425-m-por-r-250-000-00-turimar-balneario-gaivota-sc-938109611" xlink:type="simple">https://sc.olx.com.br/florianopolis-e-regiao/terrenos/terreno-a-venda-425-m-por-r-250-000-00-turimar-balneario-gaivota-sc-938109611</text:a></text:p>
          </table:table-cell>
          <table:table-cell table:style-name="ce3" office:value-type="string" calcext:value-type="string">
            <text:p>Terrenos</text:p>
          </table:table-cell>
          <table:table-cell table:style-name="ce3" office:value-type="float" office:value="425" calcext:value-type="float">
            <text:p>42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60]/[.H260]" office:value-type="currency" office:currency="R$ " office:value="588.235294117647" calcext:value-type="currency">
            <text:p>R$ 588.24</text:p>
          </table:table-cell>
          <table:table-cell table:number-columns-repeated="1009"/>
        </table:table-row>
        <table:table-row table:style-name="ro1">
          <table:table-cell table:style-name="ce3" office:value-type="float" office:value="258" calcext:value-type="float">
            <text:p>258</text:p>
          </table:table-cell>
          <table:table-cell table:style-name="ce3" office:value-type="string" calcext:value-type="string">
            <text:p>Raridade! Amplo terreno em Ibiraquera a poucos metros do centrinho - Imbituba - SC</text:p>
          </table:table-cell>
          <table:table-cell table:style-name="ce8" office:value-type="currency" office:currency="R$ " office:value="470000" calcext:value-type="currency">
            <text:p>R$ 470,000.00</text:p>
          </table:table-cell>
          <table:table-cell table:style-name="ce3" office:value-type="string" calcext:value-type="string">
            <text:p>Maicon Teixeira</text:p>
          </table:table-cell>
          <table:table-cell table:style-name="ce3" office:value-type="string" calcext:value-type="string">
            <text:p>Código do anúncio: 1FFKSJC</text:p>
            <text:p/>
            <text:p>Linda área com 2376 m², topografia praticamente plana, local seco e de fácil acesso. Localizado a poucos metros do centrinho de Ibiraquera ( mercado, padaria, correio, colégio ) e a um pouco menos de 4 km das praias do Rosa, Luz e Barra de Ibiraquera. </text:p>
            <text:p> Agende sua visita!</text:p>
          </table:table-cell>
          <table:table-cell table:style-name="ce10" office:value-type="string" calcext:value-type="string">
            <text:p><text:a xlink:href="https://sc.olx.com.br/florianopolis-e-regiao/terrenos/raridade-amplo-terreno-em-ibiraquera-a-poucos-metros-do-centrinho-imbituba-sc-994243717" xlink:type="simple">https://sc.olx.com.br/florianopolis-e-regiao/terrenos/raridade-amplo-terreno-em-ibiraquera-a-poucos-metros-do-centrinho-imbituba-sc-994243717</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261]/[.H261]" office:value-type="string" office:string-value="" calcext:value-type="error">
            <text:p>#DIV/0!</text:p>
          </table:table-cell>
          <table:table-cell table:number-columns-repeated="1009"/>
        </table:table-row>
        <table:table-row table:style-name="ro1">
          <table:table-cell table:style-name="ce3" office:value-type="float" office:value="259" calcext:value-type="float">
            <text:p>259</text:p>
          </table:table-cell>
          <table:table-cell table:style-name="ce3" office:value-type="string" calcext:value-type="string">
            <text:p>Terreno à venda na praia da Barrinha- GAROPABA, SC</text:p>
          </table:table-cell>
          <table:table-cell table:style-name="ce8" office:value-type="currency" office:currency="R$ " office:value="380000" calcext:value-type="currency">
            <text:p>R$ 380,000.00</text:p>
          </table:table-cell>
          <table:table-cell table:style-name="ce3" office:value-type="string" calcext:value-type="string">
            <text:p>Diego Imóveis</text:p>
          </table:table-cell>
          <table:table-cell table:style-name="ce3" office:value-type="string" calcext:value-type="string">
            <text:p>Código do anúncio: TE0156</text:p>
            <text:p/>
            <text:p>TERRENO À  VENDA NA BARRINHAótima oportunidade para quem busca lazer e comodidade em área familiar e /ou comercial próximo  as praias Ferrugem/Ibiraquera, Garopaba.Terreno medindo 360m2 de área total, plano, contrato de compra e venda com processo de usucapião em andamento, viabilidade de construção.Entre em contato com nossos corretores e confira. -</text:p>
          </table:table-cell>
          <table:table-cell table:style-name="ce10" office:value-type="string" calcext:value-type="string">
            <text:p><text:a xlink:href="https://sc.olx.com.br/florianopolis-e-regiao/terrenos/terreno-a-venda-na-praia-da-barrinha-garopaba-sc-996617377" xlink:type="simple">https://sc.olx.com.br/florianopolis-e-regiao/terrenos/terreno-a-venda-na-praia-da-barrinha-garopaba-sc-996617377</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262]/[.H262]" office:value-type="currency" office:currency="R$ " office:value="1055.55555555556" calcext:value-type="currency">
            <text:p>R$ 1,055.56</text:p>
          </table:table-cell>
          <table:table-cell table:number-columns-repeated="1009"/>
        </table:table-row>
        <table:table-row table:style-name="ro1">
          <table:table-cell table:style-name="ce3" office:value-type="float" office:value="260" calcext:value-type="float">
            <text:p>260</text:p>
          </table:table-cell>
          <table:table-cell table:style-name="ce3" office:value-type="string" calcext:value-type="string">
            <text:p>Terreno para Venda em Imbituba, Sambaqui</text:p>
          </table:table-cell>
          <table:table-cell table:style-name="ce8" office:value-type="currency" office:currency="R$ " office:value="122340" calcext:value-type="currency">
            <text:p>R$ 122,340.00</text:p>
          </table:table-cell>
          <table:table-cell table:style-name="ce3" office:value-type="string" calcext:value-type="string">
            <text:p>Invista Aqui</text:p>
          </table:table-cell>
          <table:table-cell table:style-name="ce3" office:value-type="string" calcext:value-type="string">
            <text:p>Código do anúncio: _1-2246935</text:p>
            <text:p/>
            <text:p>O Loteamento Bosque Imbituba possui:  </text:p>
            <text:p>  Rede de energia elétrica;  </text:p>
            <text:p>  Iluminação pública;  </text:p>
            <text:p>  Ruas e avenidas pavimentadas em lajota;  </text:p>
            <text:p>  Drenagem pluvial;  </text:p>
            <text:p>  Rede de abastecimento de água;  </text:p>
            <text:p>  Áreas de lazer;  </text:p>
            <text:p>  Academia ao ar livre;  </text:p>
            <text:p>  Playground.  </text:p>
            <text:p>   </text:p>
            <text:p>  Tudo isso em um loteamento com conceito aberto, que já está totalmente legalizado, com escritura pública.  </text:p>
            <text:p>  O loteamento está a dez minutos de distância das principais praias de Imbituba e tem lotes a partir de 300m².  </text:p>
            <text:p>   </text:p>
            <text:p>  O Bosque Imbituba foi planejado para satisfazer uma necessidade da população da região sul de Santa Catarina:  </text:p>
            <text:p>  Morar bem, com um investimento baixo, e com uma infraestrutura completa para quem quer construir a casa que sempre sonhou.  </text:p>
            <text:p>   </text:p>
            <text:p>   </text:p>
            <text:p>  Observação: Próximo ao:CTG 13 Guapos 1 km  </text:p>
            <text:p>  Malhas Ferju 4km  </text:p>
            <text:p>  BR 101 - 4 km  </text:p>
            <text:p>  Centro de Imbituba 10km  </text:p>
            <text:p>  Praia da Vila 10km  </text:p>
            <text:p>   </text:p>
            <text:p>   </text:p>
            <text:p>   </text:p>
            <text:p>  Pontos Fortes: Avenida central com 04 Pistas  </text:p>
            <text:p>  Canteiro Central  </text:p>
            <text:p>  Comércio em Geral  </text:p>
            <text:p>  Lotes entregues com Calçada  </text:p>
            <text:p>  Meio-Fio do tipo estrusado  </text:p>
            <text:p>  Pavimento em Lajota sextavada  </text:p>
            <text:p>   </text:p>
            <text:p> </text:p>
          </table:table-cell>
          <table:table-cell table:style-name="ce10" office:value-type="string" calcext:value-type="string">
            <text:p><text:a xlink:href="https://sc.olx.com.br/florianopolis-e-regiao/terrenos/terreno-para-venda-em-imbituba-sambaqui-992103444" xlink:type="simple">https://sc.olx.com.br/florianopolis-e-regiao/terrenos/terreno-para-venda-em-imbituba-sambaqui-992103444</text:a></text:p>
          </table:table-cell>
          <table:table-cell table:style-name="ce3" office:value-type="string" calcext:value-type="string">
            <text:p>Terrenos</text:p>
          </table:table-cell>
          <table:table-cell table:style-name="ce3" office:value-type="float" office:value="382" calcext:value-type="float">
            <text:p>382</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263]/[.H263]" office:value-type="currency" office:currency="R$ " office:value="320.261780104712" calcext:value-type="currency">
            <text:p>R$ 320.26</text:p>
          </table:table-cell>
          <table:table-cell table:number-columns-repeated="1009"/>
        </table:table-row>
        <table:table-row table:style-name="ro1">
          <table:table-cell table:style-name="ce3" office:value-type="float" office:value="261" calcext:value-type="float">
            <text:p>261</text:p>
          </table:table-cell>
          <table:table-cell table:style-name="ce3" office:value-type="string" calcext:value-type="string">
            <text:p>Terreno à venda em Vargem grande, Florianopolis cod:3909</text:p>
          </table:table-cell>
          <table:table-cell table:style-name="ce8" office:value-type="currency" office:currency="R$ " office:value="960000" calcext:value-type="currency">
            <text:p>R$ 960,000.00</text:p>
          </table:table-cell>
          <table:table-cell table:style-name="ce3" office:value-type="string" calcext:value-type="string">
            <text:p>Sc Imóveis</text:p>
          </table:table-cell>
          <table:table-cell table:style-name="ce3" office:value-type="string" calcext:value-type="string">
            <text:p>Código do anúncio: 3909</text:p>
            <text:p>Excelente área, em local tranquilo. Grande área de 20.341,16 m², sendo uma parte APP e 615,19 m de frente para a geral da Vargem Grande com aclive.</text:p>
          </table:table-cell>
          <table:table-cell table:style-name="ce10" office:value-type="string" calcext:value-type="string">
            <text:p><text:a xlink:href="https://sc.olx.com.br/florianopolis-e-regiao/terrenos/terreno-a-venda-em-vargem-grande-florianopolis-cod-3909-799684528" xlink:type="simple">https://sc.olx.com.br/florianopolis-e-regiao/terrenos/terreno-a-venda-em-vargem-grande-florianopolis-cod-3909-799684528</text:a></text:p>
          </table:table-cell>
          <table:table-cell table:style-name="ce3" office:value-type="string" calcext:value-type="string">
            <text:p>Terrenos</text:p>
          </table:table-cell>
          <table:table-cell table:style-name="ce3" office:value-type="float" office:value="20341" calcext:value-type="float">
            <text:p>20341</text:p>
          </table:table-cell>
          <table:table-cell table:style-name="ce3" office:value-type="float" office:value="88052600" calcext:value-type="float">
            <text:p>88052600</text:p>
          </table:table-cell>
          <table:table-cell table:style-name="ce3" office:value-type="string" calcext:value-type="string">
            <text:p>Florianopolis</text:p>
          </table:table-cell>
          <table:table-cell table:style-name="ce3" office:value-type="string" calcext:value-type="string">
            <text:p>Vargem Grande</text:p>
          </table:table-cell>
          <table:table-cell table:style-name="ce3" office:value-type="string" calcext:value-type="string">
            <text:p>Estrada Cristovao Machado de Campos - ate 4999/5000</text:p>
          </table:table-cell>
          <table:table-cell table:style-name="ce4" table:number-columns-repeated="2"/>
          <table:table-cell table:style-name="ce9" table:formula="of:=[.C264]/[.H264]" office:value-type="currency" office:currency="R$ " office:value="47.1953197974534" calcext:value-type="currency">
            <text:p>R$ 47.20</text:p>
          </table:table-cell>
          <table:table-cell table:number-columns-repeated="1009"/>
        </table:table-row>
        <table:table-row table:style-name="ro1">
          <table:table-cell table:style-name="ce3" office:value-type="float" office:value="262" calcext:value-type="float">
            <text:p>262</text:p>
          </table:table-cell>
          <table:table-cell table:style-name="ce3" office:value-type="string" calcext:value-type="string">
            <text:p>Terreno à venda em Criciúma/SC</text:p>
          </table:table-cell>
          <table:table-cell table:style-name="ce8" office:value-type="currency" office:currency="R$ " office:value="130000" calcext:value-type="currency">
            <text:p>R$ 130,000.00</text:p>
          </table:table-cell>
          <table:table-cell table:style-name="ce3" office:value-type="string" calcext:value-type="string">
            <text:p>Imobiliária Comprimoveis</text:p>
          </table:table-cell>
          <table:table-cell table:style-name="ce3" office:value-type="string" calcext:value-type="string">
            <text:p>Código do anúncio: Compri-047</text:p>
            <text:p/>
            <text:p>Loteamento novo, ótima localização.* Lote 01 com 581,20m² sendo 14 metros de frente e fundos. Lateral esquerda com 41,50 metros e lateral direita com 41,50 metros.* Lote 02 com 581,11m² sendo 14,00 metros de frente e fundos. Lateral esquerda com 41,50 metros e lateral direita com 41,51 metros* Lote 04 com 581,14m² sendo 14,00 metros de frente e fundos. Lateral esquerda com 41,51 metros e lateral direita com 41,50 metros.PRONTO E LIBERADO PARA CONSTRUIR SUA CASA.Rua calçada com lajotas.ESCOLHA SEU LOTE E FAÇA UMA PROPOSTA Chave do anúncio: S0CFU0D6boijBAJm</text:p>
          </table:table-cell>
          <table:table-cell table:style-name="ce10" office:value-type="string" calcext:value-type="string">
            <text:p><text:a xlink:href="https://sc.olx.com.br/florianopolis-e-regiao/terrenos/terreno-a-venda-em-criciuma-sc-922633964" xlink:type="simple">https://sc.olx.com.br/florianopolis-e-regiao/terrenos/terreno-a-venda-em-criciuma-sc-922633964</text:a></text:p>
          </table:table-cell>
          <table:table-cell table:style-name="ce3" office:value-type="string" calcext:value-type="string">
            <text:p>Terrenos</text:p>
          </table:table-cell>
          <table:table-cell table:style-name="ce3" office:value-type="float" office:value="581" calcext:value-type="float">
            <text:p>581</text:p>
          </table:table-cell>
          <table:table-cell table:style-name="ce3" office:value-type="float" office:value="88810265" calcext:value-type="float">
            <text:p>88810265</text:p>
          </table:table-cell>
          <table:table-cell table:style-name="ce3" office:value-type="string" calcext:value-type="string">
            <text:p>Criciuma</text:p>
          </table:table-cell>
          <table:table-cell table:style-name="ce3" office:value-type="string" calcext:value-type="string">
            <text:p>Mina do Mato</text:p>
          </table:table-cell>
          <table:table-cell table:style-name="ce3" office:value-type="string" calcext:value-type="string">
            <text:p>Rua Basilio Valentim Zilli</text:p>
          </table:table-cell>
          <table:table-cell table:number-columns-repeated="2" table:style-name="ce11" office:value-type="float" office:value="0" calcext:value-type="float">
            <text:p>R$0</text:p>
          </table:table-cell>
          <table:table-cell table:style-name="ce9" table:formula="of:=[.C265]/[.H265]" office:value-type="currency" office:currency="R$ " office:value="223.752151462995" calcext:value-type="currency">
            <text:p>R$ 223.75</text:p>
          </table:table-cell>
          <table:table-cell table:number-columns-repeated="1009"/>
        </table:table-row>
        <table:table-row table:style-name="ro1">
          <table:table-cell table:style-name="ce3" office:value-type="float" office:value="263" calcext:value-type="float">
            <text:p>263</text:p>
          </table:table-cell>
          <table:table-cell table:style-name="ce3" office:value-type="string" calcext:value-type="string">
            <text:p>IMBITUBA - Terreno Padrão - Araçatuba</text:p>
          </table:table-cell>
          <table:table-cell table:style-name="ce8" office:value-type="currency" office:currency="R$ " office:value="270000" calcext:value-type="currency">
            <text:p>R$ 270,000.00</text:p>
          </table:table-cell>
          <table:table-cell table:style-name="ce3" office:value-type="string" calcext:value-type="string">
            <text:p>Auxiliadora Predial - Garopaba</text:p>
          </table:table-cell>
          <table:table-cell table:style-name="ce3" office:value-type="string" calcext:value-type="string">
            <text:p>Código do anúncio: 359077</text:p>
            <text:p/>
            <text:p>Ótimo lote em rua consolidada na prefeitura. </text:p>
            <text:p> Medindo 500m2, cercado, plano e 150mts da beira da lagoa de Ibiraquera. </text:p>
            <text:p> MATRICULADO. </text:p>
            <text:p> PREÇO SUJEITO A ALTERAÇÃO SEM AVISO PRÉVIO. </text:p>
            <text:p> Mais informações pelo (48) 99 147 94 86, Fabrício Brandão.</text:p>
          </table:table-cell>
          <table:table-cell table:style-name="ce10" office:value-type="string" calcext:value-type="string">
            <text:p><text:a xlink:href="https://sc.olx.com.br/florianopolis-e-regiao/terrenos/imbituba-terreno-padrao-aracatuba-967309704" xlink:type="simple">https://sc.olx.com.br/florianopolis-e-regiao/terrenos/imbituba-terreno-padrao-aracatuba-967309704</text:a></text:p>
          </table:table-cell>
          <table:table-cell table:style-name="ce3" office:value-type="string" calcext:value-type="string">
            <text:p>Terrenos</text:p>
          </table:table-cell>
          <table:table-cell table:style-name="ce3" office:value-type="float" office:value="497" calcext:value-type="float">
            <text:p>497</text:p>
          </table:table-cell>
          <table:table-cell table:style-name="ce3" office:value-type="float" office:value="88780971" calcext:value-type="float">
            <text:p>88780971</text:p>
          </table:table-cell>
          <table:table-cell table:style-name="ce3" office:value-type="string" calcext:value-type="string">
            <text:p>Imbituba</text:p>
          </table:table-cell>
          <table:table-cell table:style-name="ce3" office:value-type="string" calcext:value-type="string">
            <text:p>Aracatuba</text:p>
          </table:table-cell>
          <table:table-cell table:style-name="ce4" table:number-columns-repeated="3"/>
          <table:table-cell table:style-name="ce9" table:formula="of:=[.C266]/[.H266]" office:value-type="currency" office:currency="R$ " office:value="543.259557344064" calcext:value-type="currency">
            <text:p>R$ 543.26</text:p>
          </table:table-cell>
          <table:table-cell table:number-columns-repeated="1009"/>
        </table:table-row>
        <table:table-row table:style-name="ro1">
          <table:table-cell table:style-name="ce3" office:value-type="float" office:value="264" calcext:value-type="float">
            <text:p>264</text:p>
          </table:table-cell>
          <table:table-cell table:style-name="ce3" office:value-type="string" calcext:value-type="string">
            <text:p>Terreno para Venda em Florianópolis, Capoeiras</text:p>
          </table:table-cell>
          <table:table-cell table:style-name="ce8" office:value-type="currency" office:currency="R$ " office:value="4000000" calcext:value-type="currency">
            <text:p>R$ 4,000,000.00</text:p>
          </table:table-cell>
          <table:table-cell table:style-name="ce3" office:value-type="string" calcext:value-type="string">
            <text:p>Artlux Imóveis LTDA</text:p>
          </table:table-cell>
          <table:table-cell table:style-name="ce3" office:value-type="string" calcext:value-type="string">
            <text:p>Código do anúncio: Artlux284_1-2051329</text:p>
            <text:p/>
            <text:p>EXCELENTE TERRENO BEM LOCALIZADO - CAPOEIRAS - FLORIANÓPOLIS   - 1.353 m2  - Terreno Plano  - Pronto para construir  - Com viabilidade para 12 pavimentos  - Bem localizado, próximo do comércio em geral!!  - Escritura pública   R$ 4.000.000,00   Código: Artlux284   PARA MAIS INFORMAÇÕES:  ou    O melhor investimento da sua vida é aqui.</text:p>
          </table:table-cell>
          <table:table-cell table:style-name="ce10" office:value-type="string" calcext:value-type="string">
            <text:p><text:a xlink:href="https://sc.olx.com.br/florianopolis-e-regiao/terrenos/terreno-para-venda-em-florianopolis-capoeiras-949375133" xlink:type="simple">https://sc.olx.com.br/florianopolis-e-regiao/terrenos/terreno-para-venda-em-florianopolis-capoeiras-949375133</text:a></text:p>
          </table:table-cell>
          <table:table-cell table:style-name="ce3" office:value-type="string" calcext:value-type="string">
            <text:p>Terrenos</text:p>
          </table:table-cell>
          <table:table-cell table:style-name="ce3" office:value-type="float" office:value="1353" calcext:value-type="float">
            <text:p>1353</text:p>
          </table:table-cell>
          <table:table-cell table:style-name="ce3" office:value-type="float" office:value="88090750" calcext:value-type="float">
            <text:p>88090750</text:p>
          </table:table-cell>
          <table:table-cell table:style-name="ce3" office:value-type="string" calcext:value-type="string">
            <text:p>Florianopolis</text:p>
          </table:table-cell>
          <table:table-cell table:style-name="ce3" office:value-type="string" calcext:value-type="string">
            <text:p>Capoeiras</text:p>
          </table:table-cell>
          <table:table-cell table:style-name="ce3" office:value-type="string" calcext:value-type="string">
            <text:p>Rua Acacio Moreira</text:p>
          </table:table-cell>
          <table:table-cell table:number-columns-repeated="2" table:style-name="ce11" office:value-type="float" office:value="0" calcext:value-type="float">
            <text:p>R$0</text:p>
          </table:table-cell>
          <table:table-cell table:style-name="ce9" table:formula="of:=[.C267]/[.H267]" office:value-type="currency" office:currency="R$ " office:value="2956.39320029564" calcext:value-type="currency">
            <text:p>R$ 2,956.39</text:p>
          </table:table-cell>
          <table:table-cell table:number-columns-repeated="1009"/>
        </table:table-row>
        <table:table-row table:style-name="ro1">
          <table:table-cell table:style-name="ce3" office:value-type="float" office:value="265" calcext:value-type="float">
            <text:p>265</text:p>
          </table:table-cell>
          <table:table-cell table:style-name="ce3" office:value-type="string" calcext:value-type="string">
            <text:p>Chácara com 2 dormitórios à venda, 5760 m² no bairro Galera - Canelinha/SC</text:p>
          </table:table-cell>
          <table:table-cell table:style-name="ce8" office:value-type="currency" office:currency="R$ " office:value="160000" calcext:value-type="currency">
            <text:p>R$ 160,000.00</text:p>
          </table:table-cell>
          <table:table-cell table:style-name="ce3" office:value-type="string" calcext:value-type="string">
            <text:p>MRS Mara Rubia Corretora de Imoveis</text:p>
          </table:table-cell>
          <table:table-cell table:style-name="ce3" office:value-type="string" calcext:value-type="string">
            <text:p>Código do anúncio: CH0078</text:p>
            <text:p>OPORTUNIDADE!!!</text:p>
            <text:p/>
            <text:p>Você que busca uma lugar tranquilo para passar os finais de semana, com uma linda vista e fácil acesso, encontrou o lugar certo.</text:p>
            <text:p>Chácara com terreno de 5.760 m², a apenas 6 km do centro da cidade.</text:p>
            <text:p>A casa tem 55 m² e dispõe de:</text:p>
            <text:p>- 2 quartos;</text:p>
            <text:p>- sala;</text:p>
            <text:p>- cozinha;</text:p>
            <text:p>- 1 banheiro;</text:p>
            <text:p>- varanda com churrasqueira e fogão a lenha.</text:p>
            <text:p/>
            <text:p>Agende hoje mesmo uma visita.</text:p>
            <text:p/>
            <text:p>Quer saber mais sobre o imóvel? Acesse:</text:p>
            <text:p>www.mrsnegociosimobiliarios.com.br</text:p>
            <text:p/>
            <text:p>Mara Rubia Soares Gomes</text:p>
            <text:p>CRECI/SC 38104 - 27/02/2022</text:p>
          </table:table-cell>
          <table:table-cell table:style-name="ce10" office:value-type="string" calcext:value-type="string">
            <text:p><text:a xlink:href="https://sc.olx.com.br/florianopolis-e-regiao/terrenos/chacara-com-2-dormitorios-a-venda-5760-m-no-bairro-galera-canelinha-sc-956606215" xlink:type="simple">https://sc.olx.com.br/florianopolis-e-regiao/terrenos/chacara-com-2-dormitorios-a-venda-5760-m-no-bairro-galera-canelinha-sc-956606215</text:a></text:p>
          </table:table-cell>
          <table:table-cell table:style-name="ce3" office:value-type="string" calcext:value-type="string">
            <text:p>Sitios e chacaras</text:p>
          </table:table-cell>
          <table:table-cell table:style-name="ce3" office:value-type="float" office:value="5760" calcext:value-type="float">
            <text:p>5760</text:p>
          </table:table-cell>
          <table:table-cell table:style-name="ce3" office:value-type="float" office:value="88230000" calcext:value-type="float">
            <text:p>88230000</text:p>
          </table:table-cell>
          <table:table-cell table:style-name="ce3" office:value-type="string" calcext:value-type="string">
            <text:p>Canelinha</text:p>
          </table:table-cell>
          <table:table-cell table:style-name="ce4" table:number-columns-repeated="4"/>
          <table:table-cell table:style-name="ce9" table:formula="of:=[.C268]/[.H268]" office:value-type="currency" office:currency="R$ " office:value="27.7777777777778" calcext:value-type="currency">
            <text:p>R$ 27.78</text:p>
          </table:table-cell>
          <table:table-cell table:number-columns-repeated="1009"/>
        </table:table-row>
        <table:table-row table:style-name="ro1">
          <table:table-cell table:style-name="ce3" office:value-type="float" office:value="266" calcext:value-type="float">
            <text:p>266</text:p>
          </table:table-cell>
          <table:table-cell table:style-name="ce3" office:value-type="string" calcext:value-type="string">
            <text:p>Vendo Lote Industrial e Comercial Aeropark - Pronto para construir!</text:p>
          </table:table-cell>
          <table:table-cell table:style-name="ce8" office:value-type="currency" office:currency="R$ " office:value="550000" calcext:value-type="currency">
            <text:p>R$ 550,000.00</text:p>
          </table:table-cell>
          <table:table-cell table:style-name="ce3" office:value-type="string" calcext:value-type="string">
            <text:p>Cadu Consultoria Imobiliária</text:p>
          </table:table-cell>
          <table:table-cell table:style-name="ce3" office:value-type="string" calcext:value-type="string">
            <text:p>Código do anúncio: N1SH7H</text:p>
            <text:p/>
            <text:p>O destino certo para o seu negócio!Quer investir ou instalar sua empresa em uma cidade inteligente? Você está no lugar certo.O Aeropark Pedra Branca consolida-se como uma nova área industrial em Santa Catarina. Com 331 lotes para empresas e 44 lotes para hangares, o empreendimento une o ecossistema empresarial e a localização estratégica à possibilidade de um transporte que economiza o ativo mais valioso do mundo, o tempo.A infraestrutura do local conta monitoramento por câmeras, ciclovia na avenida principal, sistema de drenagem pluvial, rede de abastecimento de água e energia e associação dos proprietários.Integrado a Cidade Criativa Pedra Branca, o loteamento comercial propõe aos empresários locais uma rotina com poucos deslocamentos, oferecendo tudo o que você precisa ao alcance de uma caminhada.Um empreendimento único de proposta inovadora.Agende sua visita!Cadu Consultoria Imobiliária</text:p>
          </table:table-cell>
          <table:table-cell table:style-name="ce10" office:value-type="string" calcext:value-type="string">
            <text:p><text:a xlink:href="https://sc.olx.com.br/florianopolis-e-regiao/terrenos/vendo-lote-industrial-e-comercial-aeropark-pronto-para-construir-988929904" xlink:type="simple">https://sc.olx.com.br/florianopolis-e-regiao/terrenos/vendo-lote-industrial-e-comercial-aeropark-pronto-para-construir-988929904</text:a></text:p>
          </table:table-cell>
          <table:table-cell table:style-name="ce3" office:value-type="string" calcext:value-type="string">
            <text:p>Terrenos</text:p>
          </table:table-cell>
          <table:table-cell table:style-name="ce3" office:value-type="float" office:value="718" calcext:value-type="float">
            <text:p>718</text:p>
          </table:table-cell>
          <table:table-cell table:style-name="ce3" office:value-type="float" office:value="88122033" calcext:value-type="float">
            <text:p>88122033</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ua Jorge Jose da Silva</text:p>
          </table:table-cell>
          <table:table-cell table:style-name="ce11" office:value-type="float" office:value="210" calcext:value-type="float">
            <text:p>R$210</text:p>
          </table:table-cell>
          <table:table-cell table:style-name="ce11" office:value-type="float" office:value="3308" calcext:value-type="float">
            <text:p>R$3,308</text:p>
          </table:table-cell>
          <table:table-cell table:style-name="ce9" table:formula="of:=[.C269]/[.H269]" office:value-type="currency" office:currency="R$ " office:value="766.016713091922" calcext:value-type="currency">
            <text:p>R$ 766.02</text:p>
          </table:table-cell>
          <table:table-cell table:number-columns-repeated="1009"/>
        </table:table-row>
        <table:table-row table:style-name="ro1">
          <table:table-cell table:style-name="ce3" office:value-type="float" office:value="267" calcext:value-type="float">
            <text:p>267</text:p>
          </table:table-cell>
          <table:table-cell table:style-name="ce3" office:value-type="string" calcext:value-type="string">
            <text:p>Terreno para Venda em São José, Ponta de Baixo</text:p>
          </table:table-cell>
          <table:table-cell table:style-name="ce8" office:value-type="currency" office:currency="R$ " office:value="700000" calcext:value-type="currency">
            <text:p>R$ 700,000.00</text:p>
          </table:table-cell>
          <table:table-cell table:style-name="ce3" office:value-type="string" calcext:value-type="string">
            <text:p>Jorge</text:p>
          </table:table-cell>
          <table:table-cell table:style-name="ce3" office:value-type="string" calcext:value-type="string">
            <text:p>Código do anúncio: TE0233</text:p>
            <text:p>Terreno à venda na Ponta de Baixo de São José SC, terreno de frente para a Rua Assis Brasil, n 6535, com 21,50 x 50.00 = 1.075,00 m, terreno todo aterrado pela prefeitura e desembaraçado, também fundos para o mar, ideal para residencia de alto padrão, especial para comércio, restaurante, clínica, loja, escritório, consultório, garagem de carro, feira de frutas e verduras uma pousada, hostel, restaurante, barracão para depósito e outros tipos de comércio. Terreno fica uns 400 metros para frente do Clube Cantuária Dancing Bar. Viabilidade 2 pisos. Estuda proposta com permuta só de lançamento de aptos em Ingleses. Valor R$ 700.000,00. Código TE0093. Fone 55 48 ... ver número. Creci 16445. Creci 16445.</text:p>
            <text:p> </text:p>
            <text:p> </text:p>
            <text:p> - Proximidades Bares e Restaurantes, Escola, Farmácia, Shopping Center, Supermercado, </text:p>
            <text:p> - Observações Frente mar. Especial para comércio, restaurante, clínica, loja, escritório, consultório, garagem de carro, feira de frutas e verduras...</text:p>
          </table:table-cell>
          <table:table-cell table:style-name="ce10" office:value-type="string" calcext:value-type="string">
            <text:p><text:a xlink:href="https://sc.olx.com.br/florianopolis-e-regiao/terrenos/terreno-para-venda-em-sao-jose-ponta-de-baixo-1000362164" xlink:type="simple">https://sc.olx.com.br/florianopolis-e-regiao/terrenos/terreno-para-venda-em-sao-jose-ponta-de-baixo-1000362164</text:a></text:p>
          </table:table-cell>
          <table:table-cell table:style-name="ce3" office:value-type="string" calcext:value-type="string">
            <text:p>Terrenos</text:p>
          </table:table-cell>
          <table:table-cell table:style-name="ce3" office:value-type="float" office:value="1075" calcext:value-type="float">
            <text:p>1075</text:p>
          </table:table-cell>
          <table:table-cell table:style-name="ce3" office:value-type="float" office:value="88104200" calcext:value-type="float">
            <text:p>88104200</text:p>
          </table:table-cell>
          <table:table-cell table:style-name="ce3" office:value-type="string" calcext:value-type="string">
            <text:p>Sao Jose</text:p>
          </table:table-cell>
          <table:table-cell table:style-name="ce3" office:value-type="string" calcext:value-type="string">
            <text:p>Ponta de Baixo</text:p>
          </table:table-cell>
          <table:table-cell table:style-name="ce3" office:value-type="string" calcext:value-type="string">
            <text:p>Rua Assis Brasil</text:p>
          </table:table-cell>
          <table:table-cell table:style-name="ce11" office:value-type="float" office:value="1" calcext:value-type="float">
            <text:p>R$1</text:p>
          </table:table-cell>
          <table:table-cell table:style-name="ce11" office:value-type="float" office:value="1200" calcext:value-type="float">
            <text:p>R$1,200</text:p>
          </table:table-cell>
          <table:table-cell table:style-name="ce9" table:formula="of:=[.C270]/[.H270]" office:value-type="currency" office:currency="R$ " office:value="651.162790697674" calcext:value-type="currency">
            <text:p>R$ 651.16</text:p>
          </table:table-cell>
          <table:table-cell table:number-columns-repeated="1009"/>
        </table:table-row>
        <table:table-row table:style-name="ro1">
          <table:table-cell table:style-name="ce3" office:value-type="float" office:value="268" calcext:value-type="float">
            <text:p>268</text:p>
          </table:table-cell>
          <table:table-cell table:style-name="ce3" office:value-type="string" calcext:value-type="string">
            <text:p>Terreno para Venda em Balneário Gaivota, Turimar</text:p>
          </table:table-cell>
          <table:table-cell table:style-name="ce8" office:value-type="currency" office:currency="R$ " office:value="150000" calcext:value-type="currency">
            <text:p>R$ 150,000.00</text:p>
          </table:table-cell>
          <table:table-cell table:style-name="ce3" office:value-type="string" calcext:value-type="string">
            <text:p>Zacca Imobiliária</text:p>
          </table:table-cell>
          <table:table-cell table:style-name="ce3" office:value-type="string" calcext:value-type="string">
            <text:p>Código do anúncio: 979_1-1985565</text:p>
            <text:p/>
            <text:p>Terrenos com ótima localização, proximo á Prefeitura de Bal Gaivota.  </text:p>
            <text:p>  Prontos para construir.  </text:p>
            <text:p>   </text:p>
            <text:p>   </text:p>
            <text:p>   </text:p>
            <text:p>   </text:p>
            <text:p>  Cada</text:p>
          </table:table-cell>
          <table:table-cell table:style-name="ce10" office:value-type="string" calcext:value-type="string">
            <text:p><text:a xlink:href="https://sc.olx.com.br/florianopolis-e-regiao/terrenos/terreno-para-venda-em-balneario-gaivota-turimar-976890536" xlink:type="simple">https://sc.olx.com.br/florianopolis-e-regiao/terrenos/terreno-para-venda-em-balneario-gaivota-turimar-976890536</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71]/[.H271]" office:value-type="currency" office:currency="R$ " office:value="400" calcext:value-type="currency">
            <text:p>R$ 400.00</text:p>
          </table:table-cell>
          <table:table-cell table:number-columns-repeated="1009"/>
        </table:table-row>
        <table:table-row table:style-name="ro1">
          <table:table-cell table:style-name="ce3" office:value-type="float" office:value="269" calcext:value-type="float">
            <text:p>269</text:p>
          </table:table-cell>
          <table:table-cell table:style-name="ce3" office:value-type="string" calcext:value-type="string">
            <text:p>Terreno a venda</text:p>
          </table:table-cell>
          <table:table-cell table:style-name="ce8" office:value-type="currency" office:currency="R$ " office:value="48000" calcext:value-type="currency">
            <text:p>R$ 48,000.00</text:p>
          </table:table-cell>
          <table:table-cell table:style-name="ce3" office:value-type="string" calcext:value-type="string">
            <text:p>Wilson</text:p>
          </table:table-cell>
          <table:table-cell table:style-name="ce3" office:value-type="string" calcext:value-type="string">
            <text:p>Pra vender rápido...pra quem busca c desconectar do agito da cidade mas ao mesmo tempo bem próximo à 2 km da sc407 bem próximo ao hospital de Biguaçu suas medidas 16.60×14.40....240 metros quadrados(somente venda)</text:p>
          </table:table-cell>
          <table:table-cell table:style-name="ce10" office:value-type="string" calcext:value-type="string">
            <text:p><text:a xlink:href="https://sc.olx.com.br/florianopolis-e-regiao/terrenos/terreno-a-venda-1000362070" xlink:type="simple">https://sc.olx.com.br/florianopolis-e-regiao/terrenos/terreno-a-venda-1000362070</text:a></text:p>
          </table:table-cell>
          <table:table-cell table:style-name="ce3" office:value-type="string" calcext:value-type="string">
            <text:p>Terrenos</text:p>
          </table:table-cell>
          <table:table-cell table:style-name="ce3" office:value-type="float" office:value="240" calcext:value-type="float">
            <text:p>240</text:p>
          </table:table-cell>
          <table:table-cell table:style-name="ce3" office:value-type="float" office:value="88160000" calcext:value-type="float">
            <text:p>88160000</text:p>
          </table:table-cell>
          <table:table-cell table:style-name="ce3" office:value-type="string" calcext:value-type="string">
            <text:p>Biguacu</text:p>
          </table:table-cell>
          <table:table-cell table:style-name="ce4" table:number-columns-repeated="4"/>
          <table:table-cell table:style-name="ce9" table:formula="of:=[.C272]/[.H272]" office:value-type="currency" office:currency="R$ " office:value="200" calcext:value-type="currency">
            <text:p>R$ 200.00</text:p>
          </table:table-cell>
          <table:table-cell table:number-columns-repeated="1009"/>
        </table:table-row>
        <table:table-row table:style-name="ro1">
          <table:table-cell table:style-name="ce3" office:value-type="float" office:value="270" calcext:value-type="float">
            <text:p>270</text:p>
          </table:table-cell>
          <table:table-cell table:style-name="ce3" office:value-type="string" calcext:value-type="string">
            <text:p>Lote de esquina 40% maior que o comum | Lot. Parque Residencial Jardins III em Palhoça/SC</text:p>
          </table:table-cell>
          <table:table-cell table:style-name="ce8" office:value-type="currency" office:currency="R$ " office:value="124000" calcext:value-type="currency">
            <text:p>R$ 124,000.00</text:p>
          </table:table-cell>
          <table:table-cell table:style-name="ce3" office:value-type="string" calcext:value-type="string">
            <text:p>MAK IMÓVEIS</text:p>
          </table:table-cell>
          <table:table-cell table:style-name="ce3" office:value-type="string" calcext:value-type="string">
            <text:p>Código do anúncio: TE0007</text:p>
            <text:p/>
            <text:p>Terreno de esquina com 277,37 metros quadrados. Medindo 14x20 metros. Lote 40% maior que o habitual da região.Localizado na Rua Clóvis Calckman - Esq. com Rua Jailton Alexandre Alves. No Loteamento Parque Residencial Jardins III em Palhoça/SC.Terreno pronto para construir. Ideal para quem quer investir, construir, morar e crescer em um local urbanizado e envolto de natureza.Ligue e saiba mais! Faça uma simulação de financiamento!MAK Imóveis (Creci/SC 4465j)As informações estão sujeitas a alterações. Consulte o corretor responsável. -</text:p>
          </table:table-cell>
          <table:table-cell table:style-name="ce10" office:value-type="string" calcext:value-type="string">
            <text:p><text:a xlink:href="https://sc.olx.com.br/florianopolis-e-regiao/terrenos/lote-de-esquina-40-maior-que-o-comum-lot-parque-residencial-jardins-iii-em-palhoca-sc-996669567" xlink:type="simple">https://sc.olx.com.br/florianopolis-e-regiao/terrenos/lote-de-esquina-40-maior-que-o-comum-lot-parque-residencial-jardins-iii-em-palhoca-sc-996669567</text:a></text:p>
          </table:table-cell>
          <table:table-cell table:style-name="ce3" office:value-type="string" calcext:value-type="string">
            <text:p>Terrenos</text:p>
          </table:table-cell>
          <table:table-cell table:style-name="ce3" office:value-type="float" office:value="277" calcext:value-type="float">
            <text:p>277</text:p>
          </table:table-cell>
          <table:table-cell table:style-name="ce3" office:value-type="float" office:value="88135100" calcext:value-type="float">
            <text:p>88135100</text:p>
          </table:table-cell>
          <table:table-cell table:style-name="ce3" office:value-type="string" calcext:value-type="string">
            <text:p>Palhoca</text:p>
          </table:table-cell>
          <table:table-cell table:style-name="ce3" office:value-type="string" calcext:value-type="string">
            <text:p>Aririu</text:p>
          </table:table-cell>
          <table:table-cell table:style-name="ce3" office:value-type="string" calcext:value-type="string">
            <text:p>Avenida Bom Jesus de Nazare - ate 1640/1641</text:p>
          </table:table-cell>
          <table:table-cell table:style-name="ce11" office:value-type="float" office:value="0" calcext:value-type="float">
            <text:p>R$0</text:p>
          </table:table-cell>
          <table:table-cell table:style-name="ce11" office:value-type="float" office:value="260" calcext:value-type="float">
            <text:p>R$260</text:p>
          </table:table-cell>
          <table:table-cell table:style-name="ce9" table:formula="of:=[.C273]/[.H273]" office:value-type="currency" office:currency="R$ " office:value="447.653429602888" calcext:value-type="currency">
            <text:p>R$ 447.65</text:p>
          </table:table-cell>
          <table:table-cell table:number-columns-repeated="1009"/>
        </table:table-row>
        <table:table-row table:style-name="ro1">
          <table:table-cell table:style-name="ce3" office:value-type="float" office:value="271" calcext:value-type="float">
            <text:p>271</text:p>
          </table:table-cell>
          <table:table-cell table:style-name="ce3" office:value-type="string" calcext:value-type="string">
            <text:p>Terreno a 600mts do mar de Frente para Avenida</text:p>
          </table:table-cell>
          <table:table-cell table:style-name="ce8" office:value-type="currency" office:currency="R$ " office:value="30000" calcext:value-type="currency">
            <text:p>R$ 30,000.00</text:p>
          </table:table-cell>
          <table:table-cell table:style-name="ce3" office:value-type="string" calcext:value-type="string">
            <text:p>Litoral Imóveis</text:p>
          </table:table-cell>
          <table:table-cell table:style-name="ce3" office:value-type="string" calcext:value-type="string">
            <text:p>Mais Informações </text:p>
            <text:p>Matheus (48)9984... ver número</text:p>
            <text:p/>
            <text:p>Terreno a 600mts do mar</text:p>
            <text:p/>
            <text:p>de frente para avenida</text:p>
            <text:p/>
            <text:p>Frente Norte</text:p>
            <text:p/>
            <text:p>Loteamento Lagoinhas</text:p>
            <text:p/>
            <text:p>300m² 12x25</text:p>
            <text:p/>
            <text:p>Balneário Gaivota-SC</text:p>
            <text:p/>
            <text:p>Lote cercado já</text:p>
            <text:p/>
            <text:p>Moradores próximos</text:p>
            <text:p/>
            <text:p>Bairro em constante Valorização</text:p>
            <text:p/>
            <text:p>9km da Região Central de Balneário Gaivota</text:p>
            <text:p>Mais Informações </text:p>
            <text:p>Matheus (48)9984... ver número</text:p>
          </table:table-cell>
          <table:table-cell table:style-name="ce10" office:value-type="string" calcext:value-type="string">
            <text:p><text:a xlink:href="https://sc.olx.com.br/florianopolis-e-regiao/terrenos/terreno-a-600mts-do-mar-de-frente-para-avenida-984779716" xlink:type="simple">https://sc.olx.com.br/florianopolis-e-regiao/terrenos/terreno-a-600mts-do-mar-de-frente-para-avenida-984779716</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2"/>
          <table:table-cell table:style-name="ce11" office:value-type="float" office:value="0" calcext:value-type="float">
            <text:p>R$0</text:p>
          </table:table-cell>
          <table:table-cell table:style-name="ce11" office:value-type="float" office:value="100" calcext:value-type="float">
            <text:p>R$100</text:p>
          </table:table-cell>
          <table:table-cell table:style-name="ce9" table:formula="of:=[.C274]/[.H274]" office:value-type="currency" office:currency="R$ " office:value="100" calcext:value-type="currency">
            <text:p>R$ 100.00</text:p>
          </table:table-cell>
          <table:table-cell table:number-columns-repeated="1009"/>
        </table:table-row>
        <table:table-row table:style-name="ro1">
          <table:table-cell table:style-name="ce3" office:value-type="float" office:value="272" calcext:value-type="float">
            <text:p>272</text:p>
          </table:table-cell>
          <table:table-cell table:style-name="ce3" office:value-type="string" calcext:value-type="string">
            <text:p>03 Terrenos (cabeça de quadra) Lotes 01, 25 e 26 c/ Escritura Publica</text:p>
          </table:table-cell>
          <table:table-cell table:style-name="ce8" office:value-type="currency" office:currency="R$ " office:value="1500000" calcext:value-type="currency">
            <text:p>R$ 1,500,000.00</text:p>
          </table:table-cell>
          <table:table-cell table:style-name="ce3" office:value-type="string" calcext:value-type="string">
            <text:p>IMOBILIÁRIA JEFERSON &amp; ALBA LTDA</text:p>
          </table:table-cell>
          <table:table-cell table:style-name="ce3" office:value-type="string" calcext:value-type="string">
            <text:p>Código do anúncio: TER001152</text:p>
            <text:p/>
            <text:p>1.484,54m2 sendo:  532,27m2 + 420,00 m2+ 532,27m250,00m de frente em curvatura + 30,00m nas lateraisZRUP1a - Zona Residencial Uni e Pluri Familiar;Lote mínimo: 300,00m2COT - Coeficiente de Ocupação do Terreno: 0,60CAT - Coeficiente de Aproveitamento Total: 2,00Altura máxima: 15,00mRecuos: Frente: 4,00m  -  Fundos: 20% Laterais ? Bilateral: nãoCOMPATIBILIDADE DE USOS:  Habitação individual; Habitação coletiva; Hotelaria; Comércio abastecimento; Comércio varejo, escritório e consultório; Escolas, cursos, bibliotecas e museus;  Culto;  Clubes;  Assistência geral e de urgência; Veterinária, Oficinas</text:p>
          </table:table-cell>
          <table:table-cell table:style-name="ce10" office:value-type="string" calcext:value-type="string">
            <text:p><text:a xlink:href="https://sc.olx.com.br/florianopolis-e-regiao/terrenos/03-terrenos-cabeca-de-quadra-lotes-01-25-e-26-c-escritura-publica-996768794" xlink:type="simple">https://sc.olx.com.br/florianopolis-e-regiao/terrenos/03-terrenos-cabeca-de-quadra-lotes-01-25-e-26-c-escritura-publica-996768794</text:a></text:p>
          </table:table-cell>
          <table:table-cell table:style-name="ce3" office:value-type="string" calcext:value-type="string">
            <text:p>Terrenos</text:p>
          </table:table-cell>
          <table:table-cell table:style-name="ce4"/>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275]/[.H275]" office:value-type="string" office:string-value="" calcext:value-type="error">
            <text:p>#DIV/0!</text:p>
          </table:table-cell>
          <table:table-cell table:number-columns-repeated="1009"/>
        </table:table-row>
        <table:table-row table:style-name="ro1">
          <table:table-cell table:style-name="ce3" office:value-type="float" office:value="273" calcext:value-type="float">
            <text:p>273</text:p>
          </table:table-cell>
          <table:table-cell table:style-name="ce3" office:value-type="string" calcext:value-type="string">
            <text:p>Sítio Mobiliado em Major Gercino - Bairro Boa Esperança</text:p>
          </table:table-cell>
          <table:table-cell table:style-name="ce8" office:value-type="currency" office:currency="R$ " office:value="230000" calcext:value-type="currency">
            <text:p>R$ 230,000.00</text:p>
          </table:table-cell>
          <table:table-cell table:style-name="ce3" office:value-type="string" calcext:value-type="string">
            <text:p>Claudio Silva</text:p>
          </table:table-cell>
          <table:table-cell table:style-name="ce3" office:value-type="string" calcext:value-type="string">
            <text:p>-Sitio mobiliado (CONTRATO DE COMPRA E VENDA) com casa de 220 metros de área construída. De frente para um lindo paraíso de água  exuberante com uma prainha.</text:p>
            <text:p>- Contém nos fundos um rancho +02 pequenas edificações pequenas</text:p>
            <text:p>- Pomar com árvores frutíferas e animais(galinhas de diversas raças)</text:p>
            <text:p>- Casa totalmente murada com câmeras de vigilância.</text:p>
            <text:p>- 2 amplos quartos/suítes com ar condicionado 12 mil btu's</text:p>
            <text:p>- Sala e cozinha ampla (mobiliado) + 1 banheiro social </text:p>
            <text:p>- churrasqueira, lavanderia, garagem para 2 carros sendo com mais um pátio comportando + 4 veículos.</text:p>
            <text:p>- Internet, dois aparelhos para tv da marca global Sat e duo Sat (só chegar e conectar sua tv)</text:p>
            <text:p>- 150 metros da cachoeira principal do bairro. </text:p>
            <text:p>- Casa com rua da frente calçada.</text:p>
            <text:p>- Contato pelo whatsapp (48)988 433231. ( Cleusa ou Claudio) Aceitamos propostas de apartamento  em São João Batista ou na praia de menor valor. </text:p>
          </table:table-cell>
          <table:table-cell table:style-name="ce10" office:value-type="string" calcext:value-type="string">
            <text:p><text:a xlink:href="https://sc.olx.com.br/florianopolis-e-regiao/terrenos/sitio-mobiliado-em-major-gercino-bairro-boa-esperanca-997404583" xlink:type="simple">https://sc.olx.com.br/florianopolis-e-regiao/terrenos/sitio-mobiliado-em-major-gercino-bairro-boa-esperanca-997404583</text:a></text:p>
          </table:table-cell>
          <table:table-cell table:style-name="ce3" office:value-type="string" calcext:value-type="string">
            <text:p>Sitios e chacaras</text:p>
          </table:table-cell>
          <table:table-cell table:style-name="ce3" office:value-type="float" office:value="1140" calcext:value-type="float">
            <text:p>1140</text:p>
          </table:table-cell>
          <table:table-cell table:style-name="ce3" office:value-type="float" office:value="88260000" calcext:value-type="float">
            <text:p>88260000</text:p>
          </table:table-cell>
          <table:table-cell table:style-name="ce3" office:value-type="string" calcext:value-type="string">
            <text:p>Major Gercino</text:p>
          </table:table-cell>
          <table:table-cell table:style-name="ce4" table:number-columns-repeated="4"/>
          <table:table-cell table:style-name="ce9" table:formula="of:=[.C276]/[.H276]" office:value-type="currency" office:currency="R$ " office:value="201.754385964912" calcext:value-type="currency">
            <text:p>R$ 201.75</text:p>
          </table:table-cell>
          <table:table-cell table:number-columns-repeated="1009"/>
        </table:table-row>
        <table:table-row table:style-name="ro1">
          <table:table-cell table:style-name="ce3" office:value-type="float" office:value="274" calcext:value-type="float">
            <text:p>274</text:p>
          </table:table-cell>
          <table:table-cell table:style-name="ce3" office:value-type="string" calcext:value-type="string">
            <text:p>Sítio em São Pedro de Alcântara</text:p>
          </table:table-cell>
          <table:table-cell table:style-name="ce8" office:value-type="currency" office:currency="R$ " office:value="600000" calcext:value-type="currency">
            <text:p>R$ 600,000.00</text:p>
          </table:table-cell>
          <table:table-cell table:style-name="ce3" office:value-type="string" calcext:value-type="string">
            <text:p>Sí­tios e Chácaras 48-984038553 whats</text:p>
          </table:table-cell>
          <table:table-cell table:style-name="ce3" office:value-type="string" calcext:value-type="string">
            <text:p>Terreno rural com 40.000,00m², todo cercado, com topografia ondulada e acidentada, aproximadamente 28.000m² em pastagem e 5.000m² de mata nativa e 7.000m² em área de lavoura. </text:p>
            <text:p>O imóvel possui 2 córregos de água, 2 açudes com peixes várias nascentes no interior da propriedade, uma ótima horta no entorno da casa e inúmeras plantas frutíferas produzindo. </text:p>
            <text:p/>
            <text:p>CASA 01: Casa de madeira com aproximadamente 120,00m², com 4 dormitórios, 01 banheiro, 02 salas, ampla cozinha com fogão a lenha, área de churrasqueira com garagem anexa. (madeiramento da casa bem conservado).</text:p>
            <text:p/>
            <text:p>CASA 02: Casa de alvenaria(bloco a vista) com aproximadamente 100,00m²,  com 02 dormitórios, 01 banheiro, 01 salas, ampla cozinha e sala conjugada, varanda.</text:p>
            <text:p/>
            <text:p>GALPÃO: Galpão de madeira com aproximadamente 90,00m²,  anexo estábulo para animais, galinheiros, etc.</text:p>
            <text:p/>
            <text:p>A propriedade fica localizada em uma via secundária(sem saída) no Bairro Barro Branco em São Pedro de Alcântara, a uma distancia aproximada de 15km do centro da cidade, acesso por estrada de chão bem conservada, possui vizinhos residentes e outros de finais de semana.</text:p>
            <text:p>ESCRITURA PÚBLICA. Não aceita permuta.</text:p>
            <text:p/>
            <text:p>DISTÂNCIAS:</text:p>
            <text:p>CENTRO DE SÃO PEDRO: 15KM (ESTRADA DE CHAO)</text:p>
            <text:p>SÃO JOSE: 36KM</text:p>
            <text:p>FLORIPA: 46KM</text:p>
            <text:p/>
            <text:p>PARA MAIS INFORMAÇÕES FAVOR CONTATAR VIA WHATSAPP, TELEFONE OU E-MAIL, NÃO RESPONDEMOS VIA CHAT!!</text:p>
            <text:p/>
            <text:p>AGENDE SUA VISITA!</text:p>
            <text:p>(48)... ver número - 9840... ver número.</text:p>
            <text:p>IMOBILIÁRIA SÃO PEDRO - LTDA-ME. CRECI - 2852J</text:p>
            <text:p>CÓD. DO IMÓVEL ST00162</text:p>
          </table:table-cell>
          <table:table-cell table:style-name="ce10" office:value-type="string" calcext:value-type="string">
            <text:p><text:a xlink:href="https://sc.olx.com.br/florianopolis-e-regiao/terrenos/sitio-em-sao-pedro-de-alcantara-985630608" xlink:type="simple">https://sc.olx.com.br/florianopolis-e-regiao/terrenos/sitio-em-sao-pedro-de-alcantara-985630608</text:a></text:p>
          </table:table-cell>
          <table:table-cell table:style-name="ce3" office:value-type="string" calcext:value-type="string">
            <text:p>Sitios e chacaras</text:p>
          </table:table-cell>
          <table:table-cell table:style-name="ce3" office:value-type="float" office:value="40000" calcext:value-type="float">
            <text:p>40000</text:p>
          </table:table-cell>
          <table:table-cell table:style-name="ce3" office:value-type="float" office:value="88125000" calcext:value-type="float">
            <text:p>88125000</text:p>
          </table:table-cell>
          <table:table-cell table:style-name="ce3" office:value-type="string" calcext:value-type="string">
            <text:p>Sao Pedro de Alcantara</text:p>
          </table:table-cell>
          <table:table-cell table:style-name="ce4" table:number-columns-repeated="4"/>
          <table:table-cell table:style-name="ce9" table:formula="of:=[.C277]/[.H277]" office:value-type="currency" office:currency="R$ " office:value="15" calcext:value-type="currency">
            <text:p>R$ 15.00</text:p>
          </table:table-cell>
          <table:table-cell table:number-columns-repeated="1009"/>
        </table:table-row>
        <table:table-row table:style-name="ro1">
          <table:table-cell table:style-name="ce3" office:value-type="float" office:value="275" calcext:value-type="float">
            <text:p>275</text:p>
          </table:table-cell>
          <table:table-cell table:style-name="ce3" office:value-type="string" calcext:value-type="string">
            <text:p>Terreno em Condomínio para Venda em Palhocinha Garopaba-SC</text:p>
          </table:table-cell>
          <table:table-cell table:style-name="ce8" office:value-type="currency" office:currency="R$ " office:value="485000" calcext:value-type="currency">
            <text:p>R$ 485,000.00</text:p>
          </table:table-cell>
          <table:table-cell table:style-name="ce3" office:value-type="string" calcext:value-type="string">
            <text:p>ALAN FIRME RODRIGUES BORBA</text:p>
          </table:table-cell>
          <table:table-cell table:style-name="ce3" office:value-type="string" calcext:value-type="string">
            <text:p>Código do anúncio: TV829</text:p>
            <text:p/>
            <text:p>Condomínio Garopaba Internacional.Um completo complexo de lazer com todo o luxo, conforto, sofisticação e segurança que você sempre sonhou em desfrutar próximo ao mar. Em frente a entrada da praia da Ferrugem, a 3 minutos da praia central!Um empreendimento com mais de 100.000 m² com apenas 80 terrenos de 600 m² cada.&amp;bull;Piscina com raia, aquecida e coberta&amp;bull;Brinquedoteca&amp;bull;Campo de futebol com gramado natural&amp;bull;Pet Place&amp;bull;6 churrasqueiras coletivas equipadas&amp;bull;Pista de cooper&amp;bull;Redários&amp;bull;Playground infantil&amp;bull;2 quadras rápidas de tênis&amp;bull;Quadra polivalente&amp;bull;Salão de festas com espaço gourmet&amp;bull;Sala de jogos&amp;bull;Academia Reebok Fitness Center&amp;bull;Sala de cinema. Para Morar ou então investir !Entre em contato conosco para conhecer! Chave do anúncio: AMncS7MrkWv5rjbP</text:p>
          </table:table-cell>
          <table:table-cell table:style-name="ce10" office:value-type="string" calcext:value-type="string">
            <text:p><text:a xlink:href="https://sc.olx.com.br/florianopolis-e-regiao/terrenos/terreno-em-condominio-para-venda-em-palhocinha-garopaba-sc-923448865" xlink:type="simple">https://sc.olx.com.br/florianopolis-e-regiao/terrenos/terreno-em-condominio-para-venda-em-palhocinha-garopaba-sc-923448865</text:a></text:p>
          </table:table-cell>
          <table:table-cell table:style-name="ce3" office:value-type="string" calcext:value-type="string">
            <text:p>Terrenos</text:p>
          </table:table-cell>
          <table:table-cell table:style-name="ce3" office:value-type="float" office:value="600" calcext:value-type="float">
            <text:p>6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278]/[.H278]" office:value-type="currency" office:currency="R$ " office:value="808.333333333333" calcext:value-type="currency">
            <text:p>R$ 808.33</text:p>
          </table:table-cell>
          <table:table-cell table:number-columns-repeated="1009"/>
        </table:table-row>
        <table:table-row table:style-name="ro1">
          <table:table-cell table:style-name="ce3" office:value-type="float" office:value="276" calcext:value-type="float">
            <text:p>276</text:p>
          </table:table-cell>
          <table:table-cell table:style-name="ce3" office:value-type="string" calcext:value-type="string">
            <text:p>Sítio rural 51HA</text:p>
          </table:table-cell>
          <table:table-cell table:style-name="ce8" office:value-type="currency" office:currency="R$ " office:value="1650000" calcext:value-type="currency">
            <text:p>R$ 1,650,000.00</text:p>
          </table:table-cell>
          <table:table-cell table:style-name="ce3" office:value-type="string" calcext:value-type="string">
            <text:p>Nélio Côrte</text:p>
          </table:table-cell>
          <table:table-cell table:style-name="ce3" office:value-type="string" calcext:value-type="string">
            <text:p>Código do anúncio: 024</text:p>
            <text:p/>
            <text:p>Excelente sitio em Rancho Queimado, local muito tranquilo, vista para as montanhas, com a área de 517.876,00M2. A localização deste imóvel tem fácil acesso por estrada municipal, que é uma das confrontações. Oportunidade para construí seu local de refugio junto à natureza ou investir num condomínio campestre. Como se pode constatar pelas fotos, tem água de nascente e um relevo pouco acidentado. Cerca de 20% de área livre. </text:p>
            <text:p> À vista. </text:p>
            <text:p> Sujeito a alteração </text:p>
            <text:p> Agende sua visita! </text:p>
            <text:p> Nélio Côrte - Corretor de imóveis - CRECI-SC 14797.</text:p>
          </table:table-cell>
          <table:table-cell table:style-name="ce10" office:value-type="string" calcext:value-type="string">
            <text:p><text:a xlink:href="https://sc.olx.com.br/florianopolis-e-regiao/terrenos/sitio-rural-51ha-928763659" xlink:type="simple">https://sc.olx.com.br/florianopolis-e-regiao/terrenos/sitio-rural-51ha-928763659</text:a></text:p>
          </table:table-cell>
          <table:table-cell table:style-name="ce3" office:value-type="string" calcext:value-type="string">
            <text:p>Fazendas</text:p>
          </table:table-cell>
          <table:table-cell table:style-name="ce3" office:value-type="float" office:value="517876" calcext:value-type="float">
            <text:p>517876</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4"/>
          <table:table-cell table:style-name="ce9" table:formula="of:=[.C279]/[.H279]" office:value-type="currency" office:currency="R$ " office:value="3.18609087889765" calcext:value-type="currency">
            <text:p>R$ 3.19</text:p>
          </table:table-cell>
          <table:table-cell table:number-columns-repeated="1009"/>
        </table:table-row>
        <table:table-row table:style-name="ro1">
          <table:table-cell table:style-name="ce3" office:value-type="float" office:value="277" calcext:value-type="float">
            <text:p>277</text:p>
          </table:table-cell>
          <table:table-cell table:style-name="ce3" office:value-type="string" calcext:value-type="string">
            <text:p>Terreno à venda, 436 m² por R$ 403.000,00 - Pedra Branca - Palhoça/SC</text:p>
          </table:table-cell>
          <table:table-cell table:style-name="ce8" office:value-type="currency" office:currency="R$ " office:value="403000" calcext:value-type="currency">
            <text:p>R$ 403,000.00</text:p>
          </table:table-cell>
          <table:table-cell table:style-name="ce3" office:value-type="string" calcext:value-type="string">
            <text:p>4K Imóveis</text:p>
          </table:table-cell>
          <table:table-cell table:style-name="ce3" office:value-type="string" calcext:value-type="string">
            <text:p>Código do anúncio: TE0138</text:p>
            <text:p/>
            <text:p>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436,51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Venda -</text:p>
          </table:table-cell>
          <table:table-cell table:style-name="ce10" office:value-type="string" calcext:value-type="string">
            <text:p><text:a xlink:href="https://sc.olx.com.br/florianopolis-e-regiao/terrenos/terreno-a-venda-436-m-por-r-403-000-00-pedra-branca-palhoca-sc-983388821" xlink:type="simple">https://sc.olx.com.br/florianopolis-e-regiao/terrenos/terreno-a-venda-436-m-por-r-403-000-00-pedra-branca-palhoca-sc-983388821</text:a></text:p>
          </table:table-cell>
          <table:table-cell table:style-name="ce3" office:value-type="string" calcext:value-type="string">
            <text:p>Terrenos</text:p>
          </table:table-cell>
          <table:table-cell table:style-name="ce3" office:value-type="float" office:value="437" calcext:value-type="float">
            <text:p>437</text:p>
          </table:table-cell>
          <table:table-cell table:style-name="ce3" office:value-type="float" office:value="88137430" calcext:value-type="float">
            <text:p>8813743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 Copo de Leite</text:p>
          </table:table-cell>
          <table:table-cell table:style-name="ce4" table:number-columns-repeated="2"/>
          <table:table-cell table:style-name="ce9" table:formula="of:=[.C280]/[.H280]" office:value-type="currency" office:currency="R$ " office:value="922.196796338673" calcext:value-type="currency">
            <text:p>R$ 922.20</text:p>
          </table:table-cell>
          <table:table-cell table:number-columns-repeated="1009"/>
        </table:table-row>
        <table:table-row table:style-name="ro1">
          <table:table-cell table:style-name="ce3" office:value-type="float" office:value="278" calcext:value-type="float">
            <text:p>278</text:p>
          </table:table-cell>
          <table:table-cell table:style-name="ce3" office:value-type="string" calcext:value-type="string">
            <text:p>Terreno para Venda, Praia da Ferrugem - Garopaba / SC</text:p>
          </table:table-cell>
          <table:table-cell table:style-name="ce8" office:value-type="currency" office:currency="R$ " office:value="3500000" calcext:value-type="currency">
            <text:p>R$ 3,500,000.00</text:p>
          </table:table-cell>
          <table:table-cell table:style-name="ce3" office:value-type="string" calcext:value-type="string">
            <text:p>Costa Sul Imobiliaria</text:p>
          </table:table-cell>
          <table:table-cell table:style-name="ce3" office:value-type="string" calcext:value-type="string">
            <text:p>Código do anúncio: 0306</text:p>
            <text:p/>
            <text:p>LINDA ÁREA NO MORRO DA FERRUGEM </text:p>
            <text:p>  </text:p>
            <text:p> 17,000 m² com viabilidade para Condomínio de casas e/ou Pousada alto padrão!! Situado em quase toda sua totalidade em área ZEL2, com potencial construtivo de 15%, conforme viabilidade atualizada da prefeitura de Garopaba! A área está toda limpa, praticamente toda plana, mirante para observar as baleias, estrada de acesso impecável, toda cercada e todos os pontos da área tem vista mar espetacular!!! </text:p>
            <text:p>  </text:p>
            <text:p> Com escritura pública  </text:p>
            <text:p>  </text:p>
            <text:p> Água da casan e Luz da Celesc. </text:p>
            <text:p>  </text:p>
            <text:p> Excelente oportunidade de investimento para incorporação!! </text:p>
            <text:p>  </text:p>
            <text:p> AGENDE UMA VISITA? </text:p>
            <text:p> ? </text:p>
            <text:p> Entre em contato:? </text:p>
            <text:p> ? </text:p>
            <text:p> www.costasulimobiliaria.com.br? </text:p>
            <text:p> ? </text:p>
            <text:p> COSTA SUL IMÓVEIS ? CRECI 5767-J? </text:p>
            <text:p> ? </text:p>
            <text:p> Rodovia Vereador Laudelino Antônio Teixeira, 430, Campo D'una, Garopaba (Em frente à Mabel Materiais de Construção)</text:p>
          </table:table-cell>
          <table:table-cell table:style-name="ce10" office:value-type="string" calcext:value-type="string">
            <text:p><text:a xlink:href="https://sc.olx.com.br/florianopolis-e-regiao/terrenos/terreno-para-venda-praia-da-ferrugem-garopaba-sc-989504957" xlink:type="simple">https://sc.olx.com.br/florianopolis-e-regiao/terrenos/terreno-para-venda-praia-da-ferrugem-garopaba-sc-989504957</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281]/[.H281]" office:value-type="string" office:string-value="" calcext:value-type="error">
            <text:p>#DIV/0!</text:p>
          </table:table-cell>
          <table:table-cell table:number-columns-repeated="1009"/>
        </table:table-row>
        <table:table-row table:style-name="ro1">
          <table:table-cell table:style-name="ce3" office:value-type="float" office:value="279" calcext:value-type="float">
            <text:p>279</text:p>
          </table:table-cell>
          <table:table-cell table:style-name="ce3" office:value-type="string" calcext:value-type="string">
            <text:p>VIVA COM UMA NATUREZA EXUBERANTE AO SEU REDOR</text:p>
          </table:table-cell>
          <table:table-cell table:style-name="ce8" office:value-type="currency" office:currency="R$ " office:value="525000" calcext:value-type="currency">
            <text:p>R$ 525,000.00</text:p>
          </table:table-cell>
          <table:table-cell table:style-name="ce3" office:value-type="string" calcext:value-type="string">
            <text:p>AMORAE IMOVEIS LTDA - ME</text:p>
          </table:table-cell>
          <table:table-cell table:style-name="ce3" office:value-type="string" calcext:value-type="string">
            <text:p>Código do anúncio: TE0369</text:p>
            <text:p/>
            <text:p>Projeto pórtico de entrada </text:p>
            <text:p>  </text:p>
            <text:p>  </text:p>
            <text:p> Salão de festas </text:p>
            <text:p>  </text:p>
            <text:p> Ciclo faixas Internas </text:p>
            <text:p>  </text:p>
            <text:p> Ruas com calçamento em paver </text:p>
            <text:p>  </text:p>
            <text:p> Paisagismo com especies nativas </text:p>
            <text:p>  </text:p>
            <text:p> Tubulação subterrânea para telefone, internet e TV a cabo </text:p>
            <text:p>  </text:p>
            <text:p> Estação de tratamento de esgoto </text:p>
            <text:p>  </text:p>
            <text:p> Automação do consumo de energia </text:p>
            <text:p>  </text:p>
            <text:p> Rota de frutas </text:p>
            <text:p>  </text:p>
            <text:p> Quadra de tênis </text:p>
            <text:p>  </text:p>
            <text:p> Campo de futebol society </text:p>
            <text:p>  </text:p>
            <text:p> Churrasqueiras </text:p>
            <text:p>  </text:p>
            <text:p> Piscinas </text:p>
            <text:p>  </text:p>
            <text:p> Sauna úmida e sauna seca </text:p>
            <text:p>  </text:p>
            <text:p> Playground </text:p>
            <text:p>  </text:p>
            <text:p> Lago com pista para caminhada </text:p>
            <text:p> Automação do consumo de energia </text:p>
            <text:p>  </text:p>
            <text:p> Vigilância 24 horas com câmeras </text:p>
            <text:p>  </text:p>
            <text:p> Sinalização interna </text:p>
            <text:p>  </text:p>
            <text:p> Herbário, lago com ilha e pista de caminhada </text:p>
            <text:p>  </text:p>
            <text:p> Vestiários completos com chuveiros QUIOSQUE COM CHURRASQUEIRA SAUNA SECA E ÚMIDA CONDOMíNIO FECHADO COM SEGURANÇA E LAZER. </text:p>
            <text:p>  </text:p>
            <text:p> Espaço de jogos com deck para piscina (120m2) </text:p>
            <text:p>  </text:p>
            <text:p> Piscina adulto com deck molhado (130m2) e piscina infantil (36m2) </text:p>
            <text:p>  </text:p>
            <text:p> Praca do fogo (60m2) </text:p>
            <text:p>  </text:p>
            <text:p> Quiosques com churrasqueira (35m2 cada) </text:p>
            <text:p>  </text:p>
            <text:p> Banheiros adaptados para portadores de necessidades especiais </text:p>
            <text:p>  </text:p>
            <text:p> Passeio de aproximadamente 600 metros com árvores frutiferas ao longo do percurso -</text:p>
          </table:table-cell>
          <table:table-cell table:style-name="ce10" office:value-type="string" calcext:value-type="string">
            <text:p><text:a xlink:href="https://sc.olx.com.br/florianopolis-e-regiao/terrenos/viva-com-uma-natureza-exuberante-ao-seu-redor-991500948" xlink:type="simple">https://sc.olx.com.br/florianopolis-e-regiao/terrenos/viva-com-uma-natureza-exuberante-ao-seu-redor-991500948</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52100" calcext:value-type="float">
            <text:p>88052100</text:p>
          </table:table-cell>
          <table:table-cell table:style-name="ce3" office:value-type="string" calcext:value-type="string">
            <text:p>Florianopolis</text:p>
          </table:table-cell>
          <table:table-cell table:style-name="ce3" office:value-type="string" calcext:value-type="string">
            <text:p>Ratones</text:p>
          </table:table-cell>
          <table:table-cell table:style-name="ce3" office:value-type="string" calcext:value-type="string">
            <text:p>Rua Intendente Antonio Damasco</text:p>
          </table:table-cell>
          <table:table-cell table:style-name="ce4" table:number-columns-repeated="2"/>
          <table:table-cell table:style-name="ce9" table:formula="of:=[.C282]/[.H282]" office:value-type="currency" office:currency="R$ " office:value="1312.5" calcext:value-type="currency">
            <text:p>R$ 1,312.50</text:p>
          </table:table-cell>
          <table:table-cell table:number-columns-repeated="1009"/>
        </table:table-row>
        <table:table-row table:style-name="ro1">
          <table:table-cell table:style-name="ce3" office:value-type="float" office:value="280" calcext:value-type="float">
            <text:p>280</text:p>
          </table:table-cell>
          <table:table-cell table:style-name="ce3" office:value-type="string" calcext:value-type="string">
            <text:p>Terreno com 375m² - Loteamento Schutz, Aririú</text:p>
          </table:table-cell>
          <table:table-cell table:style-name="ce8" office:value-type="currency" office:currency="R$ " office:value="220000" calcext:value-type="currency">
            <text:p>R$ 220,000.00</text:p>
          </table:table-cell>
          <table:table-cell table:style-name="ce3" office:value-type="string" calcext:value-type="string">
            <text:p>Daiana Silva</text:p>
          </table:table-cell>
          <table:table-cell table:style-name="ce3" office:value-type="string" calcext:value-type="string">
            <text:p>Código do anúncio: Lot. Schutz</text:p>
            <text:p/>
            <text:p>Terreno com 375m² sendo 15 X 25, plano com viabilidade multifamiliar. </text:p>
            <text:p>  </text:p>
            <text:p> Terreno localizado no loteamento Schutz no bairro Aririu. </text:p>
            <text:p>  </text:p>
            <text:p> Proprietário aceita financiamento bancário.</text:p>
          </table:table-cell>
          <table:table-cell table:style-name="ce10" office:value-type="string" calcext:value-type="string">
            <text:p><text:a xlink:href="https://sc.olx.com.br/florianopolis-e-regiao/terrenos/terreno-com-375m-loteamento-schutz-aririu-934613385" xlink:type="simple">https://sc.olx.com.br/florianopolis-e-regiao/terrenos/terreno-com-375m-loteamento-schutz-aririu-934613385</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135216" calcext:value-type="float">
            <text:p>88135216</text:p>
          </table:table-cell>
          <table:table-cell table:style-name="ce3" office:value-type="string" calcext:value-type="string">
            <text:p>Palhoca</text:p>
          </table:table-cell>
          <table:table-cell table:style-name="ce3" office:value-type="string" calcext:value-type="string">
            <text:p>Aririu</text:p>
          </table:table-cell>
          <table:table-cell table:style-name="ce3" office:value-type="string" calcext:value-type="string">
            <text:p>Rua Erica Nicoleit Weiss</text:p>
          </table:table-cell>
          <table:table-cell table:style-name="ce4"/>
          <table:table-cell table:style-name="ce11" office:value-type="float" office:value="650" calcext:value-type="float">
            <text:p>R$650</text:p>
          </table:table-cell>
          <table:table-cell table:style-name="ce9" table:formula="of:=[.C283]/[.H283]" office:value-type="currency" office:currency="R$ " office:value="586.666666666667" calcext:value-type="currency">
            <text:p>R$ 586.67</text:p>
          </table:table-cell>
          <table:table-cell table:number-columns-repeated="1009"/>
        </table:table-row>
        <table:table-row table:style-name="ro1">
          <table:table-cell table:style-name="ce3" office:value-type="float" office:value="281" calcext:value-type="float">
            <text:p>281</text:p>
          </table:table-cell>
          <table:table-cell table:style-name="ce3" office:value-type="string" calcext:value-type="string">
            <text:p>Terreno à venda, 300 m² por R$ 75.000,00 - Areias Claras - Balneário Gaivota/SC</text:p>
          </table:table-cell>
          <table:table-cell table:style-name="ce8" office:value-type="currency" office:currency="R$ " office:value="75000" calcext:value-type="currency">
            <text:p>R$ 75,000.00</text:p>
          </table:table-cell>
          <table:table-cell table:style-name="ce3" office:value-type="string" calcext:value-type="string">
            <text:p>RSB Imóveis</text:p>
          </table:table-cell>
          <table:table-cell table:style-name="ce3" office:value-type="string" calcext:value-type="string">
            <text:p>Código do anúncio: TE0844</text:p>
            <text:p/>
            <text:p>Terrenos em Balneário Gaivota - SC </text:p>
            <text:p>  </text:p>
            <text:p> Localização: Rua 13 de Maio (Areias Claras) </text:p>
            <text:p>  </text:p>
            <text:p> Metragem: 12x25 (300m²) </text:p>
            <text:p>  </text:p>
            <text:p> Distancia do mar: 350 metros </text:p>
            <text:p>  </text:p>
            <text:p> Posição solar: Sul </text:p>
            <text:p>  </text:p>
            <text:p> Documento: Escritura </text:p>
            <text:p>  </text:p>
            <text:p> Valor: R$ 75.000,00 -</text:p>
          </table:table-cell>
          <table:table-cell table:style-name="ce10" office:value-type="string" calcext:value-type="string">
            <text:p><text:a xlink:href="https://sc.olx.com.br/florianopolis-e-regiao/terrenos/terreno-a-venda-300-m-por-r-75-000-00-areias-claras-balneario-gaivota-sc-910733714" xlink:type="simple">https://sc.olx.com.br/florianopolis-e-regiao/terrenos/terreno-a-venda-300-m-por-r-75-000-00-areias-claras-balneario-gaivota-sc-910733714</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84]/[.H284]" office:value-type="currency" office:currency="R$ " office:value="250" calcext:value-type="currency">
            <text:p>R$ 250.00</text:p>
          </table:table-cell>
          <table:table-cell table:number-columns-repeated="1009"/>
        </table:table-row>
        <table:table-row table:style-name="ro1">
          <table:table-cell table:style-name="ce3" office:value-type="float" office:value="282" calcext:value-type="float">
            <text:p>282</text:p>
          </table:table-cell>
          <table:table-cell table:style-name="ce3" office:value-type="string" calcext:value-type="string">
            <text:p>Área rural próximo ao centro de Canelinha, 80 % plano!!</text:p>
          </table:table-cell>
          <table:table-cell table:style-name="ce8" office:value-type="currency" office:currency="R$ " office:value="2300000" calcext:value-type="currency">
            <text:p>R$ 2,300,000.00</text:p>
          </table:table-cell>
          <table:table-cell table:style-name="ce3" office:value-type="string" calcext:value-type="string">
            <text:p>PL Imóveis</text:p>
          </table:table-cell>
          <table:table-cell table:style-name="ce3" office:value-type="string" calcext:value-type="string">
            <text:p>Código do anúncio: 503</text:p>
            <text:p/>
            <text:p>Linda Área rural, próximo ao centro de Canelinha, área plana, ótimo para sítio, industrial ou para loteamento. </text:p>
            <text:p> Pasto </text:p>
            <text:p> Água corrente  </text:p>
            <text:p> Eucalipto  </text:p>
            <text:p>  </text:p>
            <text:p> Área contendo 70.000m² </text:p>
            <text:p>  </text:p>
            <text:p> Entre em contato para mais informações:</text:p>
          </table:table-cell>
          <table:table-cell table:style-name="ce10" office:value-type="string" calcext:value-type="string">
            <text:p><text:a xlink:href="https://sc.olx.com.br/florianopolis-e-regiao/terrenos/area-rural-proximo-ao-centro-de-canelinha-80-plano-994190616" xlink:type="simple">https://sc.olx.com.br/florianopolis-e-regiao/terrenos/area-rural-proximo-ao-centro-de-canelinha-80-plano-994190616</text:a></text:p>
          </table:table-cell>
          <table:table-cell table:style-name="ce3" office:value-type="string" calcext:value-type="string">
            <text:p>Fazendas</text:p>
          </table:table-cell>
          <table:table-cell table:style-name="ce3" office:value-type="float" office:value="70000" calcext:value-type="float">
            <text:p>70000</text:p>
          </table:table-cell>
          <table:table-cell table:style-name="ce3" office:value-type="float" office:value="88230000" calcext:value-type="float">
            <text:p>88230000</text:p>
          </table:table-cell>
          <table:table-cell table:style-name="ce3" office:value-type="string" calcext:value-type="string">
            <text:p>Canelinha</text:p>
          </table:table-cell>
          <table:table-cell table:style-name="ce4" table:number-columns-repeated="4"/>
          <table:table-cell table:style-name="ce9" table:formula="of:=[.C285]/[.H285]" office:value-type="currency" office:currency="R$ " office:value="32.8571428571429" calcext:value-type="currency">
            <text:p>R$ 32.86</text:p>
          </table:table-cell>
          <table:table-cell table:number-columns-repeated="1009"/>
        </table:table-row>
        <table:table-row table:style-name="ro1">
          <table:table-cell table:style-name="ce3" office:value-type="float" office:value="283" calcext:value-type="float">
            <text:p>283</text:p>
          </table:table-cell>
          <table:table-cell table:style-name="ce3" office:value-type="string" calcext:value-type="string">
            <text:p>Terreno no Morro do Gato</text:p>
          </table:table-cell>
          <table:table-cell table:style-name="ce8" office:value-type="currency" office:currency="R$ " office:value="210000" calcext:value-type="currency">
            <text:p>R$ 210,000.00</text:p>
          </table:table-cell>
          <table:table-cell table:style-name="ce3" office:value-type="string" calcext:value-type="string">
            <text:p>Madri Imóveis</text:p>
          </table:table-cell>
          <table:table-cell table:style-name="ce3" office:value-type="string" calcext:value-type="string">
            <text:p>Código do anúncio: TE0016</text:p>
            <text:p/>
            <text:p>Terreno no Morro do Gato </text:p>
            <text:p>  </text:p>
            <text:p> R$210.000,00 </text:p>
            <text:p> Terreno com 1.500m2 </text:p>
            <text:p> Ótimo espaço de lazer próximo a mata nativa </text:p>
            <text:p> Local bom para sítio </text:p>
            <text:p> Rua calçada </text:p>
            <text:p> Térreo com escritura pública -</text:p>
          </table:table-cell>
          <table:table-cell table:style-name="ce10" office:value-type="string" calcext:value-type="string">
            <text:p><text:a xlink:href="https://sc.olx.com.br/florianopolis-e-regiao/terrenos/terreno-no-morro-do-gato-991799399" xlink:type="simple">https://sc.olx.com.br/florianopolis-e-regiao/terrenos/terreno-no-morro-do-gato-991799399</text:a></text:p>
          </table:table-cell>
          <table:table-cell table:style-name="ce3" office:value-type="string" calcext:value-type="string">
            <text:p>Terrenos</text:p>
          </table:table-cell>
          <table:table-cell table:style-name="ce3" office:value-type="float" office:value="1500" calcext:value-type="float">
            <text:p>1500</text:p>
          </table:table-cell>
          <table:table-cell table:style-name="ce3" office:value-type="float" office:value="88136231" calcext:value-type="float">
            <text:p>88136231</text:p>
          </table:table-cell>
          <table:table-cell table:style-name="ce3" office:value-type="string" calcext:value-type="string">
            <text:p>Palhoca</text:p>
          </table:table-cell>
          <table:table-cell table:style-name="ce3" office:value-type="string" calcext:value-type="string">
            <text:p>Sao Sebastiao</text:p>
          </table:table-cell>
          <table:table-cell table:style-name="ce3" office:value-type="string" calcext:value-type="string">
            <text:p>Estrada Morro do Gato</text:p>
          </table:table-cell>
          <table:table-cell table:style-name="ce4" table:number-columns-repeated="2"/>
          <table:table-cell table:style-name="ce9" table:formula="of:=[.C286]/[.H286]" office:value-type="currency" office:currency="R$ " office:value="140" calcext:value-type="currency">
            <text:p>R$ 140.00</text:p>
          </table:table-cell>
          <table:table-cell table:number-columns-repeated="1009"/>
        </table:table-row>
        <table:table-row table:style-name="ro1">
          <table:table-cell table:style-name="ce3" office:value-type="float" office:value="284" calcext:value-type="float">
            <text:p>284</text:p>
          </table:table-cell>
          <table:table-cell table:style-name="ce3" office:value-type="string" calcext:value-type="string">
            <text:p>Terreno à venda, 360 m² por R$ 80.000 - Rota do Sol - Passo de Torres/SC</text:p>
          </table:table-cell>
          <table:table-cell table:style-name="ce8" office:value-type="currency" office:currency="R$ " office:value="80000" calcext:value-type="currency">
            <text:p>R$ 80,000.00</text:p>
          </table:table-cell>
          <table:table-cell table:style-name="ce3" office:value-type="string" calcext:value-type="string">
            <text:p>RSB Imóveis</text:p>
          </table:table-cell>
          <table:table-cell table:style-name="ce3" office:value-type="string" calcext:value-type="string">
            <text:p>Código do anúncio: TE1120</text:p>
            <text:p/>
            <text:p>Terreno na Praia Rota do Sol, localizado na Rua dos Ipes, com frente sul, medindo 360 m² </text:p>
            <text:p>  </text:p>
            <text:p> Entre em contato com um de nossos corretores. -</text:p>
          </table:table-cell>
          <table:table-cell table:style-name="ce10" office:value-type="string" calcext:value-type="string">
            <text:p><text:a xlink:href="https://sc.olx.com.br/florianopolis-e-regiao/terrenos/terreno-a-venda-360-m-por-r-80-000-rota-do-sol-passo-de-torres-sc-991524021" xlink:type="simple">https://sc.olx.com.br/florianopolis-e-regiao/terrenos/terreno-a-venda-360-m-por-r-80-000-rota-do-sol-passo-de-torres-sc-991524021</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287]/[.H287]" office:value-type="currency" office:currency="R$ " office:value="222.222222222222" calcext:value-type="currency">
            <text:p>R$ 222.22</text:p>
          </table:table-cell>
          <table:table-cell table:number-columns-repeated="1009"/>
        </table:table-row>
        <table:table-row table:style-name="ro1">
          <table:table-cell table:style-name="ce3" office:value-type="float" office:value="285" calcext:value-type="float">
            <text:p>285</text:p>
          </table:table-cell>
          <table:table-cell table:style-name="ce3" office:value-type="string" calcext:value-type="string">
            <text:p>Terreno à venda, 300 m² por R$ 125.000 - Bellatorres - Passo de Torres/SC</text:p>
          </table:table-cell>
          <table:table-cell table:style-name="ce8" office:value-type="currency" office:currency="R$ " office:value="125000" calcext:value-type="currency">
            <text:p>R$ 125,000.00</text:p>
          </table:table-cell>
          <table:table-cell table:style-name="ce3" office:value-type="string" calcext:value-type="string">
            <text:p>RSB Imóveis</text:p>
          </table:table-cell>
          <table:table-cell table:style-name="ce3" office:value-type="string" calcext:value-type="string">
            <text:p>Código do anúncio: TE1084</text:p>
            <text:p/>
            <text:p>Terreno com excelente localização em Bellatorres, Passo de Torres/SC </text:p>
            <text:p>  </text:p>
            <text:p> Localizado a aproximadamente 650 metros do mar, essa opção é interessante para quem deseja construir sua casa imediatamente, pois o fato de estar ATERRADO, ja adianta o processo de inicio de construção, próximo a toda infraestrutura de comércios do bairro. </text:p>
            <text:p>  </text:p>
            <text:p> Terreno fica na Rua dos Golfinhos com medidas de 12x25(300m²) </text:p>
            <text:p> Em rua com calçamento, energia elétrica, água encanada, internet fibra ótica e apenas 8km de Torres/RS. -</text:p>
          </table:table-cell>
          <table:table-cell table:style-name="ce10" office:value-type="string" calcext:value-type="string">
            <text:p><text:a xlink:href="https://sc.olx.com.br/florianopolis-e-regiao/terrenos/terreno-a-venda-300-m-por-r-125-000-bellatorres-passo-de-torres-sc-967456209" xlink:type="simple">https://sc.olx.com.br/florianopolis-e-regiao/terrenos/terreno-a-venda-300-m-por-r-125-000-bellatorres-passo-de-torres-sc-967456209</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288]/[.H288]" office:value-type="currency" office:currency="R$ " office:value="416.666666666667" calcext:value-type="currency">
            <text:p>R$ 416.67</text:p>
          </table:table-cell>
          <table:table-cell table:number-columns-repeated="1009"/>
        </table:table-row>
        <table:table-row table:style-name="ro1">
          <table:table-cell table:style-name="ce3" office:value-type="float" office:value="286" calcext:value-type="float">
            <text:p>286</text:p>
          </table:table-cell>
          <table:table-cell table:style-name="ce3" office:value-type="string" calcext:value-type="string">
            <text:p>Terreno à venda, 425 m² por R$ 350.000,00 - Turimar - Balneário Gaivota/SC</text:p>
          </table:table-cell>
          <table:table-cell table:style-name="ce8" office:value-type="currency" office:currency="R$ " office:value="350000" calcext:value-type="currency">
            <text:p>R$ 350,000.00</text:p>
          </table:table-cell>
          <table:table-cell table:style-name="ce3" office:value-type="string" calcext:value-type="string">
            <text:p>RSB Imóveis</text:p>
          </table:table-cell>
          <table:table-cell table:style-name="ce3" office:value-type="string" calcext:value-type="string">
            <text:p>Código do anúncio: TE0648</text:p>
            <text:p/>
            <text:p>Terreno em Balneário Gaivota - SC. </text:p>
            <text:p>  </text:p>
            <text:p> Localização: Avenida Brasilia, Turimar </text:p>
            <text:p>  </text:p>
            <text:p> Metragem: 17x25 (425m²) </text:p>
            <text:p>  </text:p>
            <text:p> Posiçao Solar: Norte e oeste </text:p>
            <text:p>  </text:p>
            <text:p> Distancia do mar: 250 metros </text:p>
            <text:p>  </text:p>
            <text:p> Documento: Escritura </text:p>
            <text:p>  </text:p>
            <text:p> Medindo 425m², no bairro mais requisitado da cidade, rede elétrica,  casas de alto padrão e ruas calçadas. </text:p>
            <text:p> Um lugar lindo e tranquilo, para você e sua família terem momentos muito agradáveis e usufruírem de tudo que Balneário Gaivota oferece!!! </text:p>
            <text:p>  </text:p>
            <text:p> Agende uma visita e venha conferir. </text:p>
            <text:p>  </text:p>
            <text:p> Imobiliária RSB </text:p>
            <text:p>  -</text:p>
          </table:table-cell>
          <table:table-cell table:style-name="ce10" office:value-type="string" calcext:value-type="string">
            <text:p><text:a xlink:href="https://sc.olx.com.br/florianopolis-e-regiao/terrenos/terreno-a-venda-425-m-por-r-350-000-00-turimar-balneario-gaivota-sc-910733698" xlink:type="simple">https://sc.olx.com.br/florianopolis-e-regiao/terrenos/terreno-a-venda-425-m-por-r-350-000-00-turimar-balneario-gaivota-sc-910733698</text:a></text:p>
          </table:table-cell>
          <table:table-cell table:style-name="ce3" office:value-type="string" calcext:value-type="string">
            <text:p>Terrenos</text:p>
          </table:table-cell>
          <table:table-cell table:style-name="ce3" office:value-type="float" office:value="425" calcext:value-type="float">
            <text:p>42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289]/[.H289]" office:value-type="currency" office:currency="R$ " office:value="823.529411764706" calcext:value-type="currency">
            <text:p>R$ 823.53</text:p>
          </table:table-cell>
          <table:table-cell table:number-columns-repeated="1009"/>
        </table:table-row>
        <table:table-row table:style-name="ro1">
          <table:table-cell table:style-name="ce3" office:value-type="float" office:value="287" calcext:value-type="float">
            <text:p>287</text:p>
          </table:table-cell>
          <table:table-cell table:style-name="ce3" office:value-type="string" calcext:value-type="string">
            <text:p>Terreno à venda, 448 m² por R$ 337.444,80 - Ingleses - Florianópolis/SC</text:p>
          </table:table-cell>
          <table:table-cell table:style-name="ce8" office:value-type="currency" office:currency="R$ " office:value="337445" calcext:value-type="currency">
            <text:p>R$ 337,445.00</text:p>
          </table:table-cell>
          <table:table-cell table:style-name="ce3" office:value-type="string" calcext:value-type="string">
            <text:p>Nass Imóveis</text:p>
          </table:table-cell>
          <table:table-cell table:style-name="ce3" office:value-type="string" calcext:value-type="string">
            <text:p>Código do anúncio: TE0137</text:p>
            <text:p/>
            <text:p>Já conhece o Loteamento  Jardim dos Cedros, localizado no bairro Ingleses no Norte da ilha de Florianópolis? </text:p>
            <text:p> O loteamento localiza-se em uma área do bairro que está em amplo crescimento, próximo ao Costão Golf com fácil acesso a diversas praias. </text:p>
            <text:p>  </text:p>
            <text:p>  </text:p>
            <text:p> Terrenos a partir de 377m², pavimentação de paver, rede de distribuição de água potável e energia elétrica, rede de drenagem de água pluvial e escritura pública. </text:p>
            <text:p>  </text:p>
            <text:p> Financiamento direto com a construtora em até 48X. </text:p>
            <text:p>  </text:p>
            <text:p> Não perca tempo e venha realizar o seu sonho! </text:p>
            <text:p>  </text:p>
            <text:p> Matrícula 167.463 no Cartório do 2º Ofício do Registro de Imóveis de Florianópolis/SC. -</text:p>
          </table:table-cell>
          <table:table-cell table:style-name="ce10" office:value-type="string" calcext:value-type="string">
            <text:p><text:a xlink:href="https://sc.olx.com.br/florianopolis-e-regiao/terrenos/terreno-a-venda-448-m-por-r-337-444-80-ingleses-florianopolis-sc-986480192" xlink:type="simple">https://sc.olx.com.br/florianopolis-e-regiao/terrenos/terreno-a-venda-448-m-por-r-337-444-80-ingleses-florianopolis-sc-986480192</text:a></text:p>
          </table:table-cell>
          <table:table-cell table:style-name="ce3" office:value-type="string" calcext:value-type="string">
            <text:p>Terrenos</text:p>
          </table:table-cell>
          <table:table-cell table:style-name="ce3" office:value-type="float" office:value="448" calcext:value-type="float">
            <text:p>448</text:p>
          </table:table-cell>
          <table:table-cell table:style-name="ce3" office:value-type="float" office:value="88058400" calcext:value-type="float">
            <text:p>8805840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ario Manoel Cardoso</text:p>
          </table:table-cell>
          <table:table-cell table:style-name="ce4" table:number-columns-repeated="2"/>
          <table:table-cell table:style-name="ce9" table:formula="of:=[.C290]/[.H290]" office:value-type="currency" office:currency="R$ " office:value="753.225446428572" calcext:value-type="currency">
            <text:p>R$ 753.23</text:p>
          </table:table-cell>
          <table:table-cell table:number-columns-repeated="1009"/>
        </table:table-row>
        <table:table-row table:style-name="ro1">
          <table:table-cell table:style-name="ce3" office:value-type="float" office:value="288" calcext:value-type="float">
            <text:p>288</text:p>
          </table:table-cell>
          <table:table-cell table:style-name="ce3" office:value-type="string" calcext:value-type="string">
            <text:p>TERRENO EM LOTEAMENTO PRÓXIMO A PRAIA DO ROSA - SC</text:p>
          </table:table-cell>
          <table:table-cell table:style-name="ce8" office:value-type="currency" office:currency="R$ " office:value="185000" calcext:value-type="currency">
            <text:p>R$ 185,000.00</text:p>
          </table:table-cell>
          <table:table-cell table:style-name="ce3" office:value-type="string" calcext:value-type="string">
            <text:p>CONVÉS IMOBILIARIA</text:p>
          </table:table-cell>
          <table:table-cell table:style-name="ce3" office:value-type="string" calcext:value-type="string">
            <text:p>Código do anúncio: TE0029</text:p>
            <text:p/>
            <text:p>Próximo a Praia do Rosa, Garopaba-SC, possui cerca de 200 lotes de 360m² até 554m² Bairro planejado, com infraestrutura. Lotes com Escritura Pública. </text:p>
            <text:p>  </text:p>
            <text:p> Condições Especiais de Pagamento com financiamento e descontos para pagamento a vista! -</text:p>
          </table:table-cell>
          <table:table-cell table:style-name="ce10" office:value-type="string" calcext:value-type="string">
            <text:p><text:a xlink:href="https://sc.olx.com.br/florianopolis-e-regiao/terrenos/terreno-em-loteamento-proximo-a-praia-do-rosa-sc-993282043" xlink:type="simple">https://sc.olx.com.br/florianopolis-e-regiao/terrenos/terreno-em-loteamento-proximo-a-praia-do-rosa-sc-993282043</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291]/[.H291]" office:value-type="currency" office:currency="R$ " office:value="513.888888888889" calcext:value-type="currency">
            <text:p>R$ 513.89</text:p>
          </table:table-cell>
          <table:table-cell table:number-columns-repeated="1009"/>
        </table:table-row>
        <table:table-row table:style-name="ro1">
          <table:table-cell table:style-name="ce3" office:value-type="float" office:value="289" calcext:value-type="float">
            <text:p>289</text:p>
          </table:table-cell>
          <table:table-cell table:style-name="ce3" office:value-type="string" calcext:value-type="string">
            <text:p>Lote/Terreno para venda tem 390 metros quadrados em São Bernardo - Tubarão - SC</text:p>
          </table:table-cell>
          <table:table-cell table:style-name="ce8" office:value-type="currency" office:currency="R$ " office:value="140000" calcext:value-type="currency">
            <text:p>R$ 140,000.00</text:p>
          </table:table-cell>
          <table:table-cell table:style-name="ce3" office:value-type="string" calcext:value-type="string">
            <text:p>HEVERALDO ZANINI</text:p>
          </table:table-cell>
          <table:table-cell table:style-name="ce3" office:value-type="string" calcext:value-type="string">
            <text:p>Código do anúncio: SB140</text:p>
            <text:p/>
            <text:p>Terreno Amplo e Plano, com 390,00m², sendo 13 metros de frente/fundos por 30,00 metros de comprimento.O Loteamento Parque das Orquídeas possui uma infraestrutura completa, com rede elétrica, rede de água, arborização, rede de esgoto, drenagem pluvial e ruas com pavimentação asfáltica.Pode ser financiado Lote mais Casa pela Modalidade de Financiamento da caixa, cuidamos de todas as etapas que envolve financiamento, projetos, prefeitura e cartório. Saiba mais!</text:p>
          </table:table-cell>
          <table:table-cell table:style-name="ce10" office:value-type="string" calcext:value-type="string">
            <text:p><text:a xlink:href="https://sc.olx.com.br/florianopolis-e-regiao/terrenos/lote-terreno-para-venda-tem-390-metros-quadrados-em-sao-bernardo-tubarao-sc-996622923" xlink:type="simple">https://sc.olx.com.br/florianopolis-e-regiao/terrenos/lote-terreno-para-venda-tem-390-metros-quadrados-em-sao-bernardo-tubarao-sc-996622923</text:a></text:p>
          </table:table-cell>
          <table:table-cell table:style-name="ce3" office:value-type="string" calcext:value-type="string">
            <text:p>Terrenos</text:p>
          </table:table-cell>
          <table:table-cell table:style-name="ce3" office:value-type="float" office:value="390" calcext:value-type="float">
            <text:p>390</text:p>
          </table:table-cell>
          <table:table-cell table:style-name="ce3" office:value-type="float" office:value="88708650" calcext:value-type="float">
            <text:p>88708650</text:p>
          </table:table-cell>
          <table:table-cell table:style-name="ce3" office:value-type="string" calcext:value-type="string">
            <text:p>Tubarao</text:p>
          </table:table-cell>
          <table:table-cell table:style-name="ce3" office:value-type="string" calcext:value-type="string">
            <text:p>Sao Bernardo</text:p>
          </table:table-cell>
          <table:table-cell table:style-name="ce3" office:value-type="string" calcext:value-type="string">
            <text:p>Rua Jose Manoel Mendes</text:p>
          </table:table-cell>
          <table:table-cell table:number-columns-repeated="2" table:style-name="ce11" office:value-type="float" office:value="0" calcext:value-type="float">
            <text:p>R$0</text:p>
          </table:table-cell>
          <table:table-cell table:style-name="ce9" table:formula="of:=[.C292]/[.H292]" office:value-type="currency" office:currency="R$ " office:value="358.974358974359" calcext:value-type="currency">
            <text:p>R$ 358.97</text:p>
          </table:table-cell>
          <table:table-cell table:number-columns-repeated="1009"/>
        </table:table-row>
        <table:table-row table:style-name="ro1">
          <table:table-cell table:style-name="ce3" office:value-type="float" office:value="290" calcext:value-type="float">
            <text:p>290</text:p>
          </table:table-cell>
          <table:table-cell table:style-name="ce3" office:value-type="string" calcext:value-type="string">
            <text:p>Lote/Terreno para venda tem 25000 metros quadrados em Centro - Imaruí - SC</text:p>
          </table:table-cell>
          <table:table-cell table:style-name="ce8" office:value-type="currency" office:currency="R$ " office:value="590000" calcext:value-type="currency">
            <text:p>R$ 590,000.00</text:p>
          </table:table-cell>
          <table:table-cell table:style-name="ce3" office:value-type="string" calcext:value-type="string">
            <text:p>Corretora Tayse da Rosa Pires</text:p>
          </table:table-cell>
          <table:table-cell table:style-name="ce3" office:value-type="string" calcext:value-type="string">
            <text:p>Código do anúncio: T-323</text:p>
            <text:p/>
            <text:p>Venha conhecer este belíssimo paraíso em Imaruí-SC </text:p>
            <text:p> Sítio com 25.000 metros quadrados com frente para lagoa, contendo terraplanagem toda pronta , energia elétrica instalada, todo cercado, poço semi - artesiano com 70 metros de profundidade com água cristalina e vista panorâmica para o mar e lagoa. Terreno tem Matrícula (Escritura Pública) sendo uma excelente oportunidade para quem procura uma área de terra ampla e com belezas naturais proporcionando tudo que você e sua família precisam para viver bem.</text:p>
          </table:table-cell>
          <table:table-cell table:style-name="ce10" office:value-type="string" calcext:value-type="string">
            <text:p><text:a xlink:href="https://sc.olx.com.br/florianopolis-e-regiao/terrenos/lote-terreno-para-venda-tem-25000-metros-quadrados-em-centro-imarui-sc-951047274" xlink:type="simple">https://sc.olx.com.br/florianopolis-e-regiao/terrenos/lote-terreno-para-venda-tem-25000-metros-quadrados-em-centro-imarui-sc-951047274</text:a></text:p>
          </table:table-cell>
          <table:table-cell table:style-name="ce3" office:value-type="string" calcext:value-type="string">
            <text:p>Terrenos</text:p>
          </table:table-cell>
          <table:table-cell table:style-name="ce3" office:value-type="float" office:value="25000" calcext:value-type="float">
            <text:p>25000</text:p>
          </table:table-cell>
          <table:table-cell table:style-name="ce3" office:value-type="float" office:value="88770000" calcext:value-type="float">
            <text:p>88770000</text:p>
          </table:table-cell>
          <table:table-cell table:style-name="ce3" office:value-type="string" calcext:value-type="string">
            <text:p>Imarui</text:p>
          </table:table-cell>
          <table:table-cell table:style-name="ce4" table:number-columns-repeated="4"/>
          <table:table-cell table:style-name="ce9" table:formula="of:=[.C293]/[.H293]" office:value-type="currency" office:currency="R$ " office:value="23.6" calcext:value-type="currency">
            <text:p>R$ 23.60</text:p>
          </table:table-cell>
          <table:table-cell table:number-columns-repeated="1009"/>
        </table:table-row>
        <table:table-row table:style-name="ro1">
          <table:table-cell table:style-name="ce3" office:value-type="float" office:value="291" calcext:value-type="float">
            <text:p>291</text:p>
          </table:table-cell>
          <table:table-cell table:style-name="ce3" office:value-type="string" calcext:value-type="string">
            <text:p>Imóvel para venda possui 450 metros quadrados em Campeche - Florianópolis - SC</text:p>
          </table:table-cell>
          <table:table-cell table:style-name="ce8" office:value-type="currency" office:currency="R$ " office:value="550000" calcext:value-type="currency">
            <text:p>R$ 550,000.00</text:p>
          </table:table-cell>
          <table:table-cell table:style-name="ce3" office:value-type="string" calcext:value-type="string">
            <text:p>Caroline Hickmann</text:p>
          </table:table-cell>
          <table:table-cell table:style-name="ce3" office:value-type="string" calcext:value-type="string">
            <text:p>Código do anúncio: CH73</text:p>
            <text:p/>
            <text:p>Ótimo terreno com 450 metros no Campeche, muito bem localizado em rua calçada e sem saida. Oportunidade para você investir e ou construir sua casa!Agende sua visita com Caroline</text:p>
          </table:table-cell>
          <table:table-cell table:style-name="ce10" office:value-type="string" calcext:value-type="string">
            <text:p><text:a xlink:href="https://sc.olx.com.br/florianopolis-e-regiao/terrenos/imovel-para-venda-possui-450-metros-quadrados-em-campeche-florianopolis-sc-1000360410" xlink:type="simple">https://sc.olx.com.br/florianopolis-e-regiao/terrenos/imovel-para-venda-possui-450-metros-quadrados-em-campeche-florianopolis-sc-1000360410</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65025" calcext:value-type="float">
            <text:p>88065025</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Xiniqua</text:p>
          </table:table-cell>
          <table:table-cell table:style-name="ce11" office:value-type="float" office:value="0" calcext:value-type="float">
            <text:p>R$0</text:p>
          </table:table-cell>
          <table:table-cell table:style-name="ce11" office:value-type="float" office:value="400" calcext:value-type="float">
            <text:p>R$400</text:p>
          </table:table-cell>
          <table:table-cell table:style-name="ce9" table:formula="of:=[.C294]/[.H294]" office:value-type="currency" office:currency="R$ " office:value="1222.22222222222" calcext:value-type="currency">
            <text:p>R$ 1,222.22</text:p>
          </table:table-cell>
          <table:table-cell table:number-columns-repeated="1009"/>
        </table:table-row>
        <table:table-row table:style-name="ro1">
          <table:table-cell table:style-name="ce3" office:value-type="float" office:value="292" calcext:value-type="float">
            <text:p>292</text:p>
          </table:table-cell>
          <table:table-cell table:style-name="ce3" office:value-type="string" calcext:value-type="string">
            <text:p>FLORIANóPOLIS - Terreno Padrão - São João do Rio Vermelho</text:p>
          </table:table-cell>
          <table:table-cell table:style-name="ce8" office:value-type="currency" office:currency="R$ " office:value="180000" calcext:value-type="currency">
            <text:p>R$ 180,000.00</text:p>
          </table:table-cell>
          <table:table-cell table:style-name="ce3" office:value-type="string" calcext:value-type="string">
            <text:p>RS IMOB</text:p>
          </table:table-cell>
          <table:table-cell table:style-name="ce3" office:value-type="string" calcext:value-type="string">
            <text:p>Código do anúncio: 32</text:p>
            <text:p/>
            <text:p>Vendo terreno medindo 13,05 frente x fundos com 27,60 laterais.                                           IPTU a 18 anos pagos quitados em dias sem débitos e com o mesmo proprietário.  Kit postinho padrão Celesc pronto para ligação e homologado com processo judicial e aprovado na Celesc e melhorias nas rede de funcionamento.     Projeto aprovado  na PMF de pavimentação em breve para o próximo ano.  Lugar calmo e tranquilo com árvores frutíferas próximo a trilha da praia do Moçambique no canto das aranhas.  Pronto pra construir ou investir.  Sobre a água ( CASAN PADRÃO) só fazer o pedido que eles ligam.</text:p>
          </table:table-cell>
          <table:table-cell table:style-name="ce10" office:value-type="string" calcext:value-type="string">
            <text:p><text:a xlink:href="https://sc.olx.com.br/florianopolis-e-regiao/terrenos/florianopolis-terreno-padrao-sao-joao-do-rio-vermelho-995639231" xlink:type="simple">https://sc.olx.com.br/florianopolis-e-regiao/terrenos/florianopolis-terreno-padrao-sao-joao-do-rio-vermelho-995639231</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0257" calcext:value-type="float">
            <text:p>88060257</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das Gerberas</text:p>
          </table:table-cell>
          <table:table-cell table:style-name="ce4" table:number-columns-repeated="2"/>
          <table:table-cell table:style-name="ce9" table:formula="of:=[.C295]/[.H295]" office:value-type="currency" office:currency="R$ " office:value="500" calcext:value-type="currency">
            <text:p>R$ 500.00</text:p>
          </table:table-cell>
          <table:table-cell table:number-columns-repeated="1009"/>
        </table:table-row>
        <table:table-row table:style-name="ro1">
          <table:table-cell table:style-name="ce3" office:value-type="float" office:value="293" calcext:value-type="float">
            <text:p>293</text:p>
          </table:table-cell>
          <table:table-cell table:style-name="ce3" office:value-type="string" calcext:value-type="string">
            <text:p>Oportunidade de investimento no Campeche. Terreno com 450 m², plano e pronto para construç</text:p>
          </table:table-cell>
          <table:table-cell table:style-name="ce8" office:value-type="currency" office:currency="R$ " office:value="456000" calcext:value-type="currency">
            <text:p>R$ 456,000.00</text:p>
          </table:table-cell>
          <table:table-cell table:style-name="ce3" office:value-type="string" calcext:value-type="string">
            <text:p>André Oliveira</text:p>
          </table:table-cell>
          <table:table-cell table:style-name="ce3" office:value-type="string" calcext:value-type="string">
            <text:p>Código do anúncio: TE0076</text:p>
            <text:p/>
            <text:p>Oportunidade de investimento no Campeche. Terreno com 450 m², plano e pronto para construção. </text:p>
            <text:p>  </text:p>
            <text:p> Em uma rua sem saída, larga e ótima localização próximo ao Banco do Brasil, posto de saúde e terminal de ônibus,12 minutos do centro e 10 minutos do aeroporto. </text:p>
            <text:p>  </text:p>
            <text:p> Imóvel não passível de financiamento. </text:p>
            <text:p>  </text:p>
            <text:p> Agende sua visita com um de nossos corretores!</text:p>
          </table:table-cell>
          <table:table-cell table:style-name="ce10" office:value-type="string" calcext:value-type="string">
            <text:p><text:a xlink:href="https://sc.olx.com.br/florianopolis-e-regiao/terrenos/oportunidade-de-investimento-no-campeche-terreno-com-450-m-plano-e-pronto-para-construc-931930816" xlink:type="simple">https://sc.olx.com.br/florianopolis-e-regiao/terrenos/oportunidade-de-investimento-no-campeche-terreno-com-450-m-plano-e-pronto-para-construc-931930816</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65025" calcext:value-type="float">
            <text:p>88065025</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Xiniqua</text:p>
          </table:table-cell>
          <table:table-cell table:style-name="ce4" table:number-columns-repeated="2"/>
          <table:table-cell table:style-name="ce9" table:formula="of:=[.C296]/[.H296]" office:value-type="currency" office:currency="R$ " office:value="1013.33333333333" calcext:value-type="currency">
            <text:p>R$ 1,013.33</text:p>
          </table:table-cell>
          <table:table-cell table:number-columns-repeated="1009"/>
        </table:table-row>
        <table:table-row table:style-name="ro1">
          <table:table-cell table:style-name="ce3" office:value-type="float" office:value="294" calcext:value-type="float">
            <text:p>294</text:p>
          </table:table-cell>
          <table:table-cell table:style-name="ce3" office:value-type="string" calcext:value-type="string">
            <text:p>Passo de Torres - Terreno Padrão - Progresso</text:p>
          </table:table-cell>
          <table:table-cell table:style-name="ce8" office:value-type="currency" office:currency="R$ " office:value="98000" calcext:value-type="currency">
            <text:p>R$ 98,000.00</text:p>
          </table:table-cell>
          <table:table-cell table:style-name="ce3" office:value-type="string" calcext:value-type="string">
            <text:p>Jorge Leal</text:p>
          </table:table-cell>
          <table:table-cell table:style-name="ce3" office:value-type="string" calcext:value-type="string">
            <text:p>Código do anúncio: 97568</text:p>
            <text:p/>
            <text:p>Ótima opção de investimento, terreno medindo 12x35=420m², contrato de gaveta antigo, bairro junto ao centro e de fácil acesso, próximo a  Torres RS, venha conferir esta opção !</text:p>
          </table:table-cell>
          <table:table-cell table:style-name="ce10" office:value-type="string" calcext:value-type="string">
            <text:p><text:a xlink:href="https://sc.olx.com.br/florianopolis-e-regiao/terrenos/passo-de-torres-terreno-padrao-progresso-967123060" xlink:type="simple">https://sc.olx.com.br/florianopolis-e-regiao/terrenos/passo-de-torres-terreno-padrao-progresso-967123060</text:a></text:p>
          </table:table-cell>
          <table:table-cell table:style-name="ce3" office:value-type="string" calcext:value-type="string">
            <text:p>Terrenos</text:p>
          </table:table-cell>
          <table:table-cell table:style-name="ce3" office:value-type="float" office:value="420" calcext:value-type="float">
            <text:p>42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297]/[.H297]" office:value-type="currency" office:currency="R$ " office:value="233.333333333333" calcext:value-type="currency">
            <text:p>R$ 233.33</text:p>
          </table:table-cell>
          <table:table-cell table:number-columns-repeated="1009"/>
        </table:table-row>
        <table:table-row table:style-name="ro1">
          <table:table-cell table:style-name="ce3" office:value-type="float" office:value="295" calcext:value-type="float">
            <text:p>295</text:p>
          </table:table-cell>
          <table:table-cell table:style-name="ce3" office:value-type="string" calcext:value-type="string">
            <text:p>Terreno no Canto dos Araçás</text:p>
          </table:table-cell>
          <table:table-cell table:style-name="ce8" office:value-type="currency" office:currency="R$ " office:value="350000" calcext:value-type="currency">
            <text:p>R$ 350,000.00</text:p>
          </table:table-cell>
          <table:table-cell table:style-name="ce3" office:value-type="string" calcext:value-type="string">
            <text:p>Silvio Cordeiro Imóveis</text:p>
          </table:table-cell>
          <table:table-cell table:style-name="ce3" office:value-type="string" calcext:value-type="string">
            <text:p>Código do anúncio: 238</text:p>
            <text:p/>
            <text:p>Local tranquilo. Terreno em APL com 10% de aproveitamento para construção.</text:p>
          </table:table-cell>
          <table:table-cell table:style-name="ce10" office:value-type="string" calcext:value-type="string">
            <text:p><text:a xlink:href="https://sc.olx.com.br/florianopolis-e-regiao/terrenos/terreno-no-canto-dos-aracas-972336545" xlink:type="simple">https://sc.olx.com.br/florianopolis-e-regiao/terrenos/terreno-no-canto-dos-aracas-972336545</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62100" calcext:value-type="float">
            <text:p>88062100</text:p>
          </table:table-cell>
          <table:table-cell table:style-name="ce3" office:value-type="string" calcext:value-type="string">
            <text:p>Florianopolis</text:p>
          </table:table-cell>
          <table:table-cell table:style-name="ce3" office:value-type="string" calcext:value-type="string">
            <text:p>Lagoa da Conceicao</text:p>
          </table:table-cell>
          <table:table-cell table:style-name="ce3" office:value-type="string" calcext:value-type="string">
            <text:p>Rua Joao Pacheco da Costa</text:p>
          </table:table-cell>
          <table:table-cell table:style-name="ce4" table:number-columns-repeated="2"/>
          <table:table-cell table:style-name="ce9" table:formula="of:=[.C298]/[.H298]" office:value-type="currency" office:currency="R$ " office:value="777.777777777778" calcext:value-type="currency">
            <text:p>R$ 777.78</text:p>
          </table:table-cell>
          <table:table-cell table:number-columns-repeated="1009"/>
        </table:table-row>
        <table:table-row table:style-name="ro1">
          <table:table-cell table:style-name="ce3" office:value-type="float" office:value="296" calcext:value-type="float">
            <text:p>296</text:p>
          </table:table-cell>
          <table:table-cell table:style-name="ce3" office:value-type="string" calcext:value-type="string">
            <text:p>Terreno com 360m², escritura pública em loteamento a 550 metros do mar na praia do Campech</text:p>
          </table:table-cell>
          <table:table-cell table:style-name="ce8" office:value-type="currency" office:currency="R$ " office:value="792000" calcext:value-type="currency">
            <text:p>R$ 792,000.00</text:p>
          </table:table-cell>
          <table:table-cell table:style-name="ce3" office:value-type="string" calcext:value-type="string">
            <text:p>THIAGO BORGES</text:p>
          </table:table-cell>
          <table:table-cell table:style-name="ce3" office:value-type="string" calcext:value-type="string">
            <text:p>Código do anúncio: 802021</text:p>
            <text:p/>
            <text:p>Oportunidade de lote com escritura pública no melhor loteamento do sul da ilha! </text:p>
            <text:p>  </text:p>
            <text:p> Lote com excelente localização em rua interna no loteamento, a apenas 350 metros do mar na Praia do Campeche. </text:p>
            <text:p>  </text:p>
            <text:p> 360m² 12x30 </text:p>
            <text:p>  </text:p>
            <text:p> Melhor projeto de loteamento do sul da ilha! </text:p>
            <text:p>  </text:p>
            <text:p> Informações e visita ligue agora, ou envie mensagem Whatsapp.</text:p>
          </table:table-cell>
          <table:table-cell table:style-name="ce10" office:value-type="string" calcext:value-type="string">
            <text:p><text:a xlink:href="https://sc.olx.com.br/florianopolis-e-regiao/terrenos/terreno-com-360m-escritura-publica-em-loteamento-a-550-metros-do-mar-na-praia-do-campech-909639777" xlink:type="simple">https://sc.olx.com.br/florianopolis-e-regiao/terrenos/terreno-com-360m-escritura-publica-em-loteamento-a-550-metros-do-mar-na-praia-do-campech-909639777</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3270" calcext:value-type="float">
            <text:p>8806327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Jardim dos Eucaliptos - ate 1069/1070</text:p>
          </table:table-cell>
          <table:table-cell table:style-name="ce4"/>
          <table:table-cell table:style-name="ce11" office:value-type="float" office:value="1000" calcext:value-type="float">
            <text:p>R$1,000</text:p>
          </table:table-cell>
          <table:table-cell table:style-name="ce9" table:formula="of:=[.C299]/[.H299]" office:value-type="currency" office:currency="R$ " office:value="2200" calcext:value-type="currency">
            <text:p>R$ 2,200.00</text:p>
          </table:table-cell>
          <table:table-cell table:number-columns-repeated="1009"/>
        </table:table-row>
        <table:table-row table:style-name="ro1">
          <table:table-cell table:style-name="ce3" office:value-type="float" office:value="297" calcext:value-type="float">
            <text:p>297</text:p>
          </table:table-cell>
          <table:table-cell table:style-name="ce3" office:value-type="string" calcext:value-type="string">
            <text:p>Lote/Terreno para venda tem 882 metros quadrados em Ingleses do Rio Vermelho - Florianópol</text:p>
          </table:table-cell>
          <table:table-cell table:style-name="ce8" office:value-type="currency" office:currency="R$ " office:value="573196" calcext:value-type="currency">
            <text:p>R$ 573,196.00</text:p>
          </table:table-cell>
          <table:table-cell table:style-name="ce3" office:value-type="string" calcext:value-type="string">
            <text:p>MGS Imóveis</text:p>
          </table:table-cell>
          <table:table-cell table:style-name="ce3" office:value-type="string" calcext:value-type="string">
            <text:p>Código do anúncio: 105547</text:p>
            <text:p/>
            <text:p>Terrenos à venda em condomínio fechado no Costão Golf.Condomínio:O empreendimento representa um novo conceito de morar, um novo estilo de viver. Condomínio de casas de alto padrão integrado a um campo de golfe e com infraestrutura de resort.Contém sistema de vigilância e portaria 24 horas, sistema viário com ruas largas arborizadas e iluminadas, amplo setor de estacionamento para visitantes, setor esportivo, playground e salão de festas com churrasqueira. Situado em uma área de 453.000 m², o Costão Golf é um condomínio único, onde 80% da área são verdes. Sinta o prazer de morar em um ambiente com segurança, muito verde e belas paisagens.</text:p>
          </table:table-cell>
          <table:table-cell table:style-name="ce10" office:value-type="string" calcext:value-type="string">
            <text:p><text:a xlink:href="https://sc.olx.com.br/florianopolis-e-regiao/terrenos/lote-terreno-para-venda-tem-882-metros-quadrados-em-ingleses-do-rio-vermelho-florianopol-914414623" xlink:type="simple">https://sc.olx.com.br/florianopolis-e-regiao/terrenos/lote-terreno-para-venda-tem-882-metros-quadrados-em-ingleses-do-rio-vermelho-florianopol-914414623</text:a></text:p>
          </table:table-cell>
          <table:table-cell table:style-name="ce3" office:value-type="string" calcext:value-type="string">
            <text:p>Terrenos</text:p>
          </table:table-cell>
          <table:table-cell table:style-name="ce3" office:value-type="float" office:value="869" calcext:value-type="float">
            <text:p>869</text:p>
          </table:table-cell>
          <table:table-cell table:style-name="ce3" office:value-type="float" office:value="88058400" calcext:value-type="float">
            <text:p>8805840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ario Manoel Cardoso</text:p>
          </table:table-cell>
          <table:table-cell table:style-name="ce11" office:value-type="float" office:value="778" calcext:value-type="float">
            <text:p>R$778</text:p>
          </table:table-cell>
          <table:table-cell table:style-name="ce11" office:value-type="float" office:value="1379" calcext:value-type="float">
            <text:p>R$1,379</text:p>
          </table:table-cell>
          <table:table-cell table:style-name="ce9" table:formula="of:=[.C300]/[.H300]" office:value-type="currency" office:currency="R$ " office:value="659.60414269275" calcext:value-type="currency">
            <text:p>R$ 659.60</text:p>
          </table:table-cell>
          <table:table-cell table:number-columns-repeated="1009"/>
        </table:table-row>
        <table:table-row table:style-name="ro1">
          <table:table-cell table:style-name="ce3" office:value-type="float" office:value="298" calcext:value-type="float">
            <text:p>298</text:p>
          </table:table-cell>
          <table:table-cell table:style-name="ce3" office:value-type="string" calcext:value-type="string">
            <text:p>CRICIúMA - Terreno Padrão - Dagostin</text:p>
          </table:table-cell>
          <table:table-cell table:style-name="ce8" office:value-type="currency" office:currency="R$ " office:value="350000" calcext:value-type="currency">
            <text:p>R$ 350,000.00</text:p>
          </table:table-cell>
          <table:table-cell table:style-name="ce3" office:value-type="string" calcext:value-type="string">
            <text:p>Duda Imóveis Ltda</text:p>
          </table:table-cell>
          <table:table-cell table:style-name="ce3" office:value-type="string" calcext:value-type="string">
            <text:p>Código do anúncio: 35663</text:p>
            <text:p/>
            <text:p>Situado no bairro Dagostin, Criciúma, e a somente 3,5km da BR 101, esse lindo e amplo terreno conta com uma metragem de 1.005m², e condições de pagamento facilitadas. Entre em contato e saiba mais detalhes.</text:p>
          </table:table-cell>
          <table:table-cell table:style-name="ce10" office:value-type="string" calcext:value-type="string">
            <text:p><text:a xlink:href="https://sc.olx.com.br/florianopolis-e-regiao/terrenos/criciuma-terreno-padrao-dagostin-972294944" xlink:type="simple">https://sc.olx.com.br/florianopolis-e-regiao/terrenos/criciuma-terreno-padrao-dagostin-972294944</text:a></text:p>
          </table:table-cell>
          <table:table-cell table:style-name="ce3" office:value-type="string" calcext:value-type="string">
            <text:p>Terrenos</text:p>
          </table:table-cell>
          <table:table-cell table:style-name="ce3" office:value-type="float" office:value="1005" calcext:value-type="float">
            <text:p>1005</text:p>
          </table:table-cell>
          <table:table-cell table:style-name="ce3" office:value-type="float" office:value="88820000" calcext:value-type="float">
            <text:p>88820000</text:p>
          </table:table-cell>
          <table:table-cell table:style-name="ce3" office:value-type="string" calcext:value-type="string">
            <text:p>Icara</text:p>
          </table:table-cell>
          <table:table-cell table:style-name="ce4" table:number-columns-repeated="2"/>
          <table:table-cell table:number-columns-repeated="2" table:style-name="ce11" office:value-type="float" office:value="0" calcext:value-type="float">
            <text:p>R$0</text:p>
          </table:table-cell>
          <table:table-cell table:style-name="ce9" table:formula="of:=[.C301]/[.H301]" office:value-type="currency" office:currency="R$ " office:value="348.258706467662" calcext:value-type="currency">
            <text:p>R$ 348.26</text:p>
          </table:table-cell>
          <table:table-cell table:number-columns-repeated="1009"/>
        </table:table-row>
        <table:table-row table:style-name="ro1">
          <table:table-cell table:style-name="ce3" office:value-type="float" office:value="299" calcext:value-type="float">
            <text:p>299</text:p>
          </table:table-cell>
          <table:table-cell table:style-name="ce3" office:value-type="string" calcext:value-type="string">
            <text:p>Florianópolis - Terreno padrão - Jurerê <text:s/>Internacional</text:p>
          </table:table-cell>
          <table:table-cell table:style-name="ce8" office:value-type="currency" office:currency="R$ " office:value="2900000" calcext:value-type="currency">
            <text:p>R$ 2,900,000.00</text:p>
          </table:table-cell>
          <table:table-cell table:style-name="ce3" office:value-type="string" calcext:value-type="string">
            <text:p>Lucilia Corretora de Imóveis</text:p>
          </table:table-cell>
          <table:table-cell table:style-name="ce3" office:value-type="string" calcext:value-type="string">
            <text:p>Código do anúncio: 421</text:p>
            <text:p/>
            <text:p>Terreno a venda Jurerê internacional com 450 m². </text:p>
            <text:p>  </text:p>
            <text:p> Á  120 metros do Open Shopping. </text:p>
            <text:p>  </text:p>
            <text:p>  </text:p>
            <text:p> Florianópolis, cidade a beira mar... </text:p>
            <text:p> Um encanto de tanta beleza e magia, </text:p>
            <text:p> De gente bonita, sábia e hospitaleira. </text:p>
            <text:p> Uma agradável sensação é este lugar! </text:p>
            <text:p>  </text:p>
            <text:p> As outras capitais jamais se igualarão, </text:p>
            <text:p> A tanta maravilha exposta entre as brumas. </text:p>
            <text:p> És a princesinha do sul e da nação, </text:p>
            <text:p> A cada alvorada renasce insular... </text:p>
            <text:p>  </text:p>
            <text:p> Sua figueira centenária tornou-se alvo, </text:p>
            <text:p> Das superstições dos curiosos e turistas. </text:p>
            <text:p> Basta dar sete voltas em torno do tronco, </text:p>
            <text:p> Para mudar a sorte de toda uma vida. </text:p>
            <text:p>  </text:p>
            <text:p> Sua arquitetura é quase toda de época, </text:p>
            <text:p> Impressiona os que passeiam por lá. </text:p>
            <text:p> Visão de um tempo que estacionou, </text:p>
            <text:p> Provocando inconfundível admirar...</text:p>
          </table:table-cell>
          <table:table-cell table:style-name="ce10" office:value-type="string" calcext:value-type="string">
            <text:p><text:a xlink:href="https://sc.olx.com.br/florianopolis-e-regiao/terrenos/florianopolis-terreno-padrao-jurere-internacional-988789195" xlink:type="simple">https://sc.olx.com.br/florianopolis-e-regiao/terrenos/florianopolis-terreno-padrao-jurere-internacional-988789195</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53424" calcext:value-type="float">
            <text:p>88053424</text:p>
          </table:table-cell>
          <table:table-cell table:style-name="ce3" office:value-type="string" calcext:value-type="string">
            <text:p>Florianopolis</text:p>
          </table:table-cell>
          <table:table-cell table:style-name="ce3" office:value-type="string" calcext:value-type="string">
            <text:p>Jurere Internacional</text:p>
          </table:table-cell>
          <table:table-cell table:style-name="ce3" office:value-type="string" calcext:value-type="string">
            <text:p>Rua das Palombetas</text:p>
          </table:table-cell>
          <table:table-cell table:style-name="ce4" table:number-columns-repeated="2"/>
          <table:table-cell table:style-name="ce9" table:formula="of:=[.C302]/[.H302]" office:value-type="currency" office:currency="R$ " office:value="6444.44444444444" calcext:value-type="currency">
            <text:p>R$ 6,444.44</text:p>
          </table:table-cell>
          <table:table-cell table:number-columns-repeated="1009"/>
        </table:table-row>
        <table:table-row table:style-name="ro1">
          <table:table-cell table:style-name="ce3" office:value-type="float" office:value="300" calcext:value-type="float">
            <text:p>300</text:p>
          </table:table-cell>
          <table:table-cell table:style-name="ce3" office:value-type="string" calcext:value-type="string">
            <text:p>Lote/Terreno para venda com 268 metros quadrados no Loteamento Bosque São José em São José</text:p>
          </table:table-cell>
          <table:table-cell table:style-name="ce8" office:value-type="currency" office:currency="R$ " office:value="120000" calcext:value-type="currency">
            <text:p>R$ 120,000.00</text:p>
          </table:table-cell>
          <table:table-cell table:style-name="ce3" office:value-type="string" calcext:value-type="string">
            <text:p>Arcidino Geremias</text:p>
          </table:table-cell>
          <table:table-cell table:style-name="ce3" office:value-type="string" calcext:value-type="string">
            <text:p>Código do anúncio: 18O6VNM</text:p>
            <text:p/>
            <text:p>Lote de 268,8 m² com frente para a Rua F em curva de 14,15 metros, fundos para a área verde de lazer 04 em curva com 11,45 metros e lados de 21 metros.</text:p>
          </table:table-cell>
          <table:table-cell table:style-name="ce10" office:value-type="string" calcext:value-type="string">
            <text:p><text:a xlink:href="https://sc.olx.com.br/florianopolis-e-regiao/terrenos/lote-terreno-para-venda-com-268-metros-quadrados-no-loteamento-bosque-sao-jose-em-sao-jose-931642817" xlink:type="simple">https://sc.olx.com.br/florianopolis-e-regiao/terrenos/lote-terreno-para-venda-com-268-metros-quadrados-no-loteamento-bosque-sao-jose-em-sao-jose-931642817</text:a></text:p>
          </table:table-cell>
          <table:table-cell table:style-name="ce3" office:value-type="string" calcext:value-type="string">
            <text:p>Terrenos</text:p>
          </table:table-cell>
          <table:table-cell table:style-name="ce3" office:value-type="float" office:value="268" calcext:value-type="float">
            <text:p>268</text:p>
          </table:table-cell>
          <table:table-cell table:style-name="ce3" office:value-type="float" office:value="88123020" calcext:value-type="float">
            <text:p>88123020</text:p>
          </table:table-cell>
          <table:table-cell table:style-name="ce3" office:value-type="string" calcext:value-type="string">
            <text:p>Sao Jose</text:p>
          </table:table-cell>
          <table:table-cell table:style-name="ce3" office:value-type="string" calcext:value-type="string">
            <text:p>Colonia Santana</text:p>
          </table:table-cell>
          <table:table-cell table:style-name="ce3" office:value-type="string" calcext:value-type="string">
            <text:p>Rua Luiz Carolino Pereira</text:p>
          </table:table-cell>
          <table:table-cell table:style-name="ce4" table:number-columns-repeated="2"/>
          <table:table-cell table:style-name="ce9" table:formula="of:=[.C303]/[.H303]" office:value-type="currency" office:currency="R$ " office:value="447.761194029851" calcext:value-type="currency">
            <text:p>R$ 447.76</text:p>
          </table:table-cell>
          <table:table-cell table:number-columns-repeated="1009"/>
        </table:table-row>
        <table:table-row table:style-name="ro1">
          <table:table-cell table:style-name="ce3" office:value-type="float" office:value="301" calcext:value-type="float">
            <text:p>301</text:p>
          </table:table-cell>
          <table:table-cell table:style-name="ce3" office:value-type="string" calcext:value-type="string">
            <text:p>Vendo lindo lote em Governador Celso Ramos</text:p>
          </table:table-cell>
          <table:table-cell table:style-name="ce8" office:value-type="currency" office:currency="R$ " office:value="165000" calcext:value-type="currency">
            <text:p>R$ 165,000.00</text:p>
          </table:table-cell>
          <table:table-cell table:style-name="ce3" office:value-type="string" calcext:value-type="string">
            <text:p>Nilson Faria</text:p>
          </table:table-cell>
          <table:table-cell table:style-name="ce3" office:value-type="string" calcext:value-type="string">
            <text:p>Lote plano?, escriturado com uma vista privilegiada.</text:p>
            <text:p>Único loteamento com tratamento de esgoto próprio. </text:p>
            <text:p>Lote com 360 mt2º.</text:p>
            <text:p>Aberto a negociação.</text:p>
            <text:p/>
          </table:table-cell>
          <table:table-cell table:style-name="ce10" office:value-type="string" calcext:value-type="string">
            <text:p><text:a xlink:href="https://sc.olx.com.br/florianopolis-e-regiao/terrenos/vendo-lindo-lote-em-governador-celso-ramos-1000359785" xlink:type="simple">https://sc.olx.com.br/florianopolis-e-regiao/terrenos/vendo-lindo-lote-em-governador-celso-ramos-1000359785</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60000" calcext:value-type="float">
            <text:p>88160000</text:p>
          </table:table-cell>
          <table:table-cell table:style-name="ce3" office:value-type="string" calcext:value-type="string">
            <text:p>Biguacu</text:p>
          </table:table-cell>
          <table:table-cell table:style-name="ce4" table:number-columns-repeated="2"/>
          <table:table-cell table:style-name="ce11" office:value-type="float" office:value="0" calcext:value-type="float">
            <text:p>R$0</text:p>
          </table:table-cell>
          <table:table-cell table:style-name="ce11" office:value-type="float" office:value="700" calcext:value-type="float">
            <text:p>R$700</text:p>
          </table:table-cell>
          <table:table-cell table:style-name="ce9" table:formula="of:=[.C304]/[.H304]" office:value-type="currency" office:currency="R$ " office:value="458.333333333333" calcext:value-type="currency">
            <text:p>R$ 458.33</text:p>
          </table:table-cell>
          <table:table-cell table:number-columns-repeated="1009"/>
        </table:table-row>
        <table:table-row table:style-name="ro1">
          <table:table-cell table:style-name="ce3" office:value-type="float" office:value="302" calcext:value-type="float">
            <text:p>302</text:p>
          </table:table-cell>
          <table:table-cell table:style-name="ce3" office:value-type="string" calcext:value-type="string">
            <text:p>Potencial para fazer Cabanas para Alugar</text:p>
          </table:table-cell>
          <table:table-cell table:style-name="ce8" office:value-type="currency" office:currency="R$ " office:value="530000" calcext:value-type="currency">
            <text:p>R$ 530,000.00</text:p>
          </table:table-cell>
          <table:table-cell table:style-name="ce3" office:value-type="string" calcext:value-type="string">
            <text:p>Emerson hinkel</text:p>
          </table:table-cell>
          <table:table-cell table:style-name="ce3" office:value-type="string" calcext:value-type="string">
            <text:p>Código do anúncio: 9585... ver número</text:p>
            <text:p/>
            <text:p>Ótimo custo benefício:Tem um enorme potencial para construir cabanas e explorar aluguéis:Vendo lindo terreno rural com 13,3 hectares apenas 3 km do centro da cidade de Alfredo Wagner.  No terreno tem uma casa grande de madeira de lei com uma cozinha em anexo  em alvenaria, forno a lenha  e tem também galinheiro, e local para armazenar tratos para criação, tem ramada.  Tem um rio muito lindo que passa na extrema e também um pequeno riacho que corta o terreno. Tem vários pés de araucarias já produzindo pinhão. Tem local para plantar e também pastagem para criação de gado. Terreno perfeito para morar ou sítio para finais de semana. Tem Escritura Pública em Registro de Imóveis.  Não aceito troca por outros imóveis. Fone ou Whatsapp  Emerson Hinkel Corretor de ImóveisCreci 43528 F.</text:p>
          </table:table-cell>
          <table:table-cell table:style-name="ce10" office:value-type="string" calcext:value-type="string">
            <text:p><text:a xlink:href="https://sc.olx.com.br/florianopolis-e-regiao/terrenos/potencial-para-fazer-cabanas-para-alugar-979486395" xlink:type="simple">https://sc.olx.com.br/florianopolis-e-regiao/terrenos/potencial-para-fazer-cabanas-para-alugar-979486395</text:a></text:p>
          </table:table-cell>
          <table:table-cell table:style-name="ce3" office:value-type="string" calcext:value-type="string">
            <text:p>Sitios e chacaras</text:p>
          </table:table-cell>
          <table:table-cell table:style-name="ce3" office:value-type="float" office:value="13394" calcext:value-type="float">
            <text:p>13394</text:p>
          </table:table-cell>
          <table:table-cell table:style-name="ce3" office:value-type="float" office:value="88450000" calcext:value-type="float">
            <text:p>88450000</text:p>
          </table:table-cell>
          <table:table-cell table:style-name="ce3" office:value-type="string" calcext:value-type="string">
            <text:p>Alfredo Wagner</text:p>
          </table:table-cell>
          <table:table-cell table:style-name="ce4" table:number-columns-repeated="2"/>
          <table:table-cell table:number-columns-repeated="2" table:style-name="ce11" office:value-type="float" office:value="0" calcext:value-type="float">
            <text:p>R$0</text:p>
          </table:table-cell>
          <table:table-cell table:style-name="ce9" table:formula="of:=[.C305]/[.H305]" office:value-type="currency" office:currency="R$ " office:value="39.5699566970285" calcext:value-type="currency">
            <text:p>R$ 39.57</text:p>
          </table:table-cell>
          <table:table-cell table:number-columns-repeated="1009"/>
        </table:table-row>
        <table:table-row table:style-name="ro1">
          <table:table-cell table:style-name="ce3" office:value-type="float" office:value="303" calcext:value-type="float">
            <text:p>303</text:p>
          </table:table-cell>
          <table:table-cell table:style-name="ce3" office:value-type="string" calcext:value-type="string">
            <text:p>Vende-se terreno em Garopaba com 368m2, no bairro Encantada, pé da montanha. Lugar super t</text:p>
          </table:table-cell>
          <table:table-cell table:style-name="ce8" office:value-type="currency" office:currency="R$ " office:value="175000" calcext:value-type="currency">
            <text:p>R$ 175,000.00</text:p>
          </table:table-cell>
          <table:table-cell table:style-name="ce3" office:value-type="string" calcext:value-type="string">
            <text:p>Eduardo Schäffer</text:p>
          </table:table-cell>
          <table:table-cell table:style-name="ce3" office:value-type="string" calcext:value-type="string">
            <text:p>Código do anúncio: 245</text:p>
            <text:p/>
            <text:p>Vende-se terreno em Garopaba com 368m2, no bairro Encantada, pé da montanha. Lugar super tranquilo, região de moradores, cercado de muita natureza. Possui uma linda vista da Pedra Branca. Próximo a trilhas, cachoeiras e ao maior centro de Yoga da América Latina. O imóvel com viabilidade para construir, inscrição imobiliária e IPTU em dia. Oportunidade para quem quer investir. Aproveita! Mais informações pelo site ou fone . CRECI 32.791FAs informações estão sujeitas a alterações. Consulte o corretor responsável. Chave do anúncio: 6fWPdsBJ7p8phUnS</text:p>
          </table:table-cell>
          <table:table-cell table:style-name="ce10" office:value-type="string" calcext:value-type="string">
            <text:p><text:a xlink:href="https://sc.olx.com.br/florianopolis-e-regiao/terrenos/vende-se-terreno-em-garopaba-com-368m2-no-bairro-encantada-pe-da-montanha-lugar-super-t-940259071" xlink:type="simple">https://sc.olx.com.br/florianopolis-e-regiao/terrenos/vende-se-terreno-em-garopaba-com-368m2-no-bairro-encantada-pe-da-montanha-lugar-super-t-940259071</text:a></text:p>
          </table:table-cell>
          <table:table-cell table:style-name="ce3" office:value-type="string" calcext:value-type="string">
            <text:p>Terrenos</text:p>
          </table:table-cell>
          <table:table-cell table:style-name="ce3" office:value-type="float" office:value="368" calcext:value-type="float">
            <text:p>368</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306]/[.H306]" office:value-type="currency" office:currency="R$ " office:value="475.54347826087" calcext:value-type="currency">
            <text:p>R$ 475.54</text:p>
          </table:table-cell>
          <table:table-cell table:number-columns-repeated="1009"/>
        </table:table-row>
        <table:table-row table:style-name="ro1">
          <table:table-cell table:style-name="ce3" office:value-type="float" office:value="304" calcext:value-type="float">
            <text:p>304</text:p>
          </table:table-cell>
          <table:table-cell table:style-name="ce3" office:value-type="string" calcext:value-type="string">
            <text:p>Lindo terreno na praia a 400m do mar - todo murado - 400m do mar - ESCRITURADO</text:p>
          </table:table-cell>
          <table:table-cell table:style-name="ce8" office:value-type="currency" office:currency="R$ " office:value="75000" calcext:value-type="currency">
            <text:p>R$ 75,000.00</text:p>
          </table:table-cell>
          <table:table-cell table:style-name="ce3" office:value-type="string" calcext:value-type="string">
            <text:p>Diogo Beck</text:p>
          </table:table-cell>
          <table:table-cell table:style-name="ce3" office:value-type="string" calcext:value-type="string">
            <text:p>Código do anúncio: 28946</text:p>
            <text:p/>
            <text:p>Referência: 0415 - DIOGO BECK - SEU CORRETOR NO LITORAL                                           CRECI/SC: 29521 TERRENO TODO MURADO NA PRAIA A 400m DO MAR - ESCRITURADO    TERENO PLANO E PRONTO PARA CONSTRUIR   COM ESCRITURA, REGISTRO E TODOS OS IMPOSTOS EM DIA   AREA DO LOTE: 300m²  (12,00m X 25,00m)   BALNEÁRIO ARROIO DO SILVA / SC   DISPONIBILIDADE E VALORES SUJEITOS A CONFIRMAÇÃO  </text:p>
          </table:table-cell>
          <table:table-cell table:style-name="ce10" office:value-type="string" calcext:value-type="string">
            <text:p><text:a xlink:href="https://sc.olx.com.br/florianopolis-e-regiao/terrenos/lindo-terreno-na-praia-a-400m-do-mar-todo-murado-400m-do-mar-escriturado-991461032" xlink:type="simple">https://sc.olx.com.br/florianopolis-e-regiao/terrenos/lindo-terreno-na-praia-a-400m-do-mar-todo-murado-400m-do-mar-escriturado-991461032</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14000" calcext:value-type="float">
            <text:p>88914000</text:p>
          </table:table-cell>
          <table:table-cell table:style-name="ce3" office:value-type="string" calcext:value-type="string">
            <text:p>Balneario Arroio do Silva</text:p>
          </table:table-cell>
          <table:table-cell table:style-name="ce4" table:number-columns-repeated="4"/>
          <table:table-cell table:style-name="ce9" table:formula="of:=[.C307]/[.H307]" office:value-type="currency" office:currency="R$ " office:value="250" calcext:value-type="currency">
            <text:p>R$ 250.00</text:p>
          </table:table-cell>
          <table:table-cell table:number-columns-repeated="1009"/>
        </table:table-row>
        <table:table-row table:style-name="ro1">
          <table:table-cell table:style-name="ce3" office:value-type="float" office:value="305" calcext:value-type="float">
            <text:p>305</text:p>
          </table:table-cell>
          <table:table-cell table:style-name="ce3" office:value-type="string" calcext:value-type="string">
            <text:p>TERRENO COM 409,78 M² A VENDA NO BAIRRO SÃO SEBASTIÃO</text:p>
          </table:table-cell>
          <table:table-cell table:style-name="ce8" office:value-type="currency" office:currency="R$ " office:value="372000" calcext:value-type="currency">
            <text:p>R$ 372,000.00</text:p>
          </table:table-cell>
          <table:table-cell table:style-name="ce3" office:value-type="string" calcext:value-type="string">
            <text:p>IMOBILIÁRIA SONHO AZUL</text:p>
          </table:table-cell>
          <table:table-cell table:style-name="ce3" office:value-type="string" calcext:value-type="string">
            <text:p>Código do anúncio: TE0138</text:p>
            <text:p/>
            <text:p>TERRENO DISPONÍVEL NO BAIRRO SÃO SEBASTIÃO EM PALHOÇA </text:p>
            <text:p>  </text:p>
            <text:p> - 409,78 m² </text:p>
            <text:p> -Dimensões: 13 x 29 </text:p>
            <text:p> -Terreno plano para construir </text:p>
            <text:p> -Viabilidade para prédio de 4 andares </text:p>
            <text:p>  </text:p>
            <text:p> Localizado ao lado do loteamento Pagani, </text:p>
            <text:p> Próximo ao comercio local e shopping via catarina </text:p>
            <text:p>  </text:p>
            <text:p> ACEITA FINANCIAMENTO -</text:p>
          </table:table-cell>
          <table:table-cell table:style-name="ce10" office:value-type="string" calcext:value-type="string">
            <text:p><text:a xlink:href="https://sc.olx.com.br/florianopolis-e-regiao/terrenos/terreno-com-409-78-m-a-venda-no-bairro-sao-sebastiao-892256588" xlink:type="simple">https://sc.olx.com.br/florianopolis-e-regiao/terrenos/terreno-com-409-78-m-a-venda-no-bairro-sao-sebastiao-892256588</text:a></text:p>
          </table:table-cell>
          <table:table-cell table:style-name="ce3" office:value-type="string" calcext:value-type="string">
            <text:p>Terrenos</text:p>
          </table:table-cell>
          <table:table-cell table:style-name="ce3" office:value-type="float" office:value="410" calcext:value-type="float">
            <text:p>410</text:p>
          </table:table-cell>
          <table:table-cell table:style-name="ce3" office:value-type="float" office:value="88136000" calcext:value-type="float">
            <text:p>88136000</text:p>
          </table:table-cell>
          <table:table-cell table:style-name="ce3" office:value-type="string" calcext:value-type="string">
            <text:p>Palhoca</text:p>
          </table:table-cell>
          <table:table-cell table:style-name="ce3" office:value-type="string" calcext:value-type="string">
            <text:p>Sao Sebastiao</text:p>
          </table:table-cell>
          <table:table-cell table:style-name="ce3" office:value-type="string" calcext:value-type="string">
            <text:p>Rua Tomaz Domingos da Silveira - de 2834/2835 ao fim</text:p>
          </table:table-cell>
          <table:table-cell table:style-name="ce4"/>
          <table:table-cell table:style-name="ce11" office:value-type="float" office:value="1100" calcext:value-type="float">
            <text:p>R$1,100</text:p>
          </table:table-cell>
          <table:table-cell table:style-name="ce9" table:formula="of:=[.C308]/[.H308]" office:value-type="currency" office:currency="R$ " office:value="907.317073170732" calcext:value-type="currency">
            <text:p>R$ 907.32</text:p>
          </table:table-cell>
          <table:table-cell table:number-columns-repeated="1009"/>
        </table:table-row>
        <table:table-row table:style-name="ro1">
          <table:table-cell table:style-name="ce3" office:value-type="float" office:value="306" calcext:value-type="float">
            <text:p>306</text:p>
          </table:table-cell>
          <table:table-cell table:style-name="ce3" office:value-type="string" calcext:value-type="string">
            <text:p>Terreno à venda, 800 m² por R$ 1.235.000,00 - Rio Tavares - Florianópolis/SC</text:p>
          </table:table-cell>
          <table:table-cell table:style-name="ce8" office:value-type="currency" office:currency="R$ " office:value="1235000" calcext:value-type="currency">
            <text:p>R$ 1,235,000.00</text:p>
          </table:table-cell>
          <table:table-cell table:style-name="ce3" office:value-type="string" calcext:value-type="string">
            <text:p>Thiago B. Volpato</text:p>
          </table:table-cell>
          <table:table-cell table:style-name="ce3" office:value-type="string" calcext:value-type="string">
            <text:p>Código do anúncio: TE0002</text:p>
            <text:p/>
            <text:p>TERRENO COM ESCRITURA PÚBLICA! </text:p>
            <text:p> Excelente terreno com 799,4m² a poucos metros da Rua Pau de Canela, localizado em servidão tranquila. </text:p>
            <text:p> Possibilidade de desmembramento em dois lotes pelo comprador. </text:p>
            <text:p> Zoneamento em ARP 2.5, ótima viabilidade de construção. </text:p>
            <text:p>  </text:p>
            <text:p> Gostou? </text:p>
            <text:p> Entre em contato conosco! </text:p>
            <text:p>  Whatsapp </text:p>
            <text:p>  Whatsapp -</text:p>
          </table:table-cell>
          <table:table-cell table:style-name="ce10" office:value-type="string" calcext:value-type="string">
            <text:p><text:a xlink:href="https://sc.olx.com.br/florianopolis-e-regiao/terrenos/terreno-a-venda-800-m-por-r-1-235-000-00-rio-tavares-florianopolis-sc-967485783" xlink:type="simple">https://sc.olx.com.br/florianopolis-e-regiao/terrenos/terreno-a-venda-800-m-por-r-1-235-000-00-rio-tavares-florianopolis-sc-967485783</text:a></text:p>
          </table:table-cell>
          <table:table-cell table:style-name="ce3" office:value-type="string" calcext:value-type="string">
            <text:p>Terrenos</text:p>
          </table:table-cell>
          <table:table-cell table:style-name="ce3" office:value-type="float" office:value="800" calcext:value-type="float">
            <text:p>800</text:p>
          </table:table-cell>
          <table:table-cell table:style-name="ce3" office:value-type="float" office:value="88048330" calcext:value-type="float">
            <text:p>88048330</text:p>
          </table:table-cell>
          <table:table-cell table:style-name="ce3" office:value-type="string" calcext:value-type="string">
            <text:p>Florianopolis</text:p>
          </table:table-cell>
          <table:table-cell table:style-name="ce3" office:value-type="string" calcext:value-type="string">
            <text:p>Rio Tavares</text:p>
          </table:table-cell>
          <table:table-cell table:style-name="ce3" office:value-type="string" calcext:value-type="string">
            <text:p>Rua Pau de Canela - ate 1033/01034</text:p>
          </table:table-cell>
          <table:table-cell table:style-name="ce4" table:number-columns-repeated="2"/>
          <table:table-cell table:style-name="ce9" table:formula="of:=[.C309]/[.H309]" office:value-type="currency" office:currency="R$ " office:value="1543.75" calcext:value-type="currency">
            <text:p>R$ 1,543.75</text:p>
          </table:table-cell>
          <table:table-cell table:number-columns-repeated="1009"/>
        </table:table-row>
        <table:table-row table:style-name="ro1">
          <table:table-cell table:style-name="ce3" office:value-type="float" office:value="307" calcext:value-type="float">
            <text:p>307</text:p>
          </table:table-cell>
          <table:table-cell table:style-name="ce3" office:value-type="string" calcext:value-type="string">
            <text:p>Terreno na Lagoa com possibilidades para comércio.</text:p>
          </table:table-cell>
          <table:table-cell table:style-name="ce8" office:value-type="currency" office:currency="R$ " office:value="2300000" calcext:value-type="currency">
            <text:p>R$ 2,300,000.00</text:p>
          </table:table-cell>
          <table:table-cell table:style-name="ce3" office:value-type="string" calcext:value-type="string">
            <text:p>Ávila Imóveis</text:p>
          </table:table-cell>
          <table:table-cell table:style-name="ce3" office:value-type="string" calcext:value-type="string">
            <text:p>Código do anúncio: TE0087</text:p>
            <text:p/>
            <text:p>Terreno em localização privilegiada na beira da lagoa. No terreno  tem 3 construções residências mais uma casa de barco totalizando algo em torno de 300 m². Sendo o valor de venda calculado somente sobre o terreno. -</text:p>
          </table:table-cell>
          <table:table-cell table:style-name="ce10" office:value-type="string" calcext:value-type="string">
            <text:p><text:a xlink:href="https://sc.olx.com.br/florianopolis-e-regiao/terrenos/terreno-na-lagoa-com-possibilidades-para-comercio-895644504" xlink:type="simple">https://sc.olx.com.br/florianopolis-e-regiao/terrenos/terreno-na-lagoa-com-possibilidades-para-comercio-895644504</text:a></text:p>
          </table:table-cell>
          <table:table-cell table:style-name="ce3" office:value-type="string" calcext:value-type="string">
            <text:p>Terrenos</text:p>
          </table:table-cell>
          <table:table-cell table:style-name="ce3" office:value-type="float" office:value="1950" calcext:value-type="float">
            <text:p>1950</text:p>
          </table:table-cell>
          <table:table-cell table:style-name="ce3" office:value-type="float" office:value="88062200" calcext:value-type="float">
            <text:p>88062200</text:p>
          </table:table-cell>
          <table:table-cell table:style-name="ce3" office:value-type="string" calcext:value-type="string">
            <text:p>Florianopolis</text:p>
          </table:table-cell>
          <table:table-cell table:style-name="ce3" office:value-type="string" calcext:value-type="string">
            <text:p>Lagoa da Conceicao</text:p>
          </table:table-cell>
          <table:table-cell table:style-name="ce3" office:value-type="string" calcext:value-type="string">
            <text:p>Rua Laurindo Januario da Silveira - ate 1030/1031</text:p>
          </table:table-cell>
          <table:table-cell table:style-name="ce4" table:number-columns-repeated="2"/>
          <table:table-cell table:style-name="ce9" table:formula="of:=[.C310]/[.H310]" office:value-type="currency" office:currency="R$ " office:value="1179.48717948718" calcext:value-type="currency">
            <text:p>R$ 1,179.49</text:p>
          </table:table-cell>
          <table:table-cell table:number-columns-repeated="1009"/>
        </table:table-row>
        <table:table-row table:style-name="ro1">
          <table:table-cell table:style-name="ce3" office:value-type="float" office:value="308" calcext:value-type="float">
            <text:p>308</text:p>
          </table:table-cell>
          <table:table-cell table:style-name="ce3" office:value-type="string" calcext:value-type="string">
            <text:p>Terreno com vista panorâmica em condomínio fechado à venda - Sertão do Maruim, São José, S</text:p>
          </table:table-cell>
          <table:table-cell table:style-name="ce8" office:value-type="currency" office:currency="R$ " office:value="189000" calcext:value-type="currency">
            <text:p>R$ 189,000.00</text:p>
          </table:table-cell>
          <table:table-cell table:style-name="ce3" office:value-type="string" calcext:value-type="string">
            <text:p>Matheus Assunção</text:p>
          </table:table-cell>
          <table:table-cell table:style-name="ce3" office:value-type="string" calcext:value-type="string">
            <text:p>Código do anúncio: 1HU9T3Q</text:p>
            <text:p/>
            <text:p>OPORTUNIDADE  - Lote com um das melhores vistas do condomínio, posição diferenciada, final de rua. </text:p>
            <text:p>  </text:p>
            <text:p> Imagine ter o seu terreno em um lugar seguro. Loteamento aberto com acesso controlado, o empreendimento que faltava em São José para você e sua família viverem com segurança e em uma região com vetor de crescimento. O empreendimento Vista da Pedra é composto por 184 terrenos que variam de 360 m² a 1060 m². São 12 terrenos comerciais em uma via principal de acesso à entrada do empreendimento e mais 171 terrenos residenciais. </text:p>
            <text:p>  </text:p>
            <text:p> O empreendimento é murado, com monitoramento 24 horas em parceria com a Khronos. Mais de 10 áreas de lazer e qualidade de vida planejadas com uma associação de moradores, que tem o objetivo de estabelecer normas urbanísticas e de convivência, no intuito de assegurar o bom uso das instalações e dependências do local, promover o desenvolvimento comunitário, integração e conforto dos associados. Atuará como órgão de orientação, fiscalização, autuação e execução. </text:p>
            <text:p>  </text:p>
            <text:p> O Vista da Pedra é um empreendimento que reúne planejamento e excelência, valoriza a preservação da natureza e prioriza a sua segurança e tranquilidade.</text:p>
          </table:table-cell>
          <table:table-cell table:style-name="ce10" office:value-type="string" calcext:value-type="string">
            <text:p><text:a xlink:href="https://sc.olx.com.br/florianopolis-e-regiao/terrenos/terreno-com-vista-panoramica-em-condominio-fechado-a-venda-sertao-do-maruim-sao-jose-s-995518008" xlink:type="simple">https://sc.olx.com.br/florianopolis-e-regiao/terrenos/terreno-com-vista-panoramica-em-condominio-fechado-a-venda-sertao-do-maruim-sao-jose-s-995518008</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style-name="ce11" office:value-type="float" office:value="200" calcext:value-type="float">
            <text:p>R$200</text:p>
          </table:table-cell>
          <table:table-cell table:style-name="ce11" office:value-type="float" office:value="1" calcext:value-type="float">
            <text:p>R$1</text:p>
          </table:table-cell>
          <table:table-cell table:style-name="ce9" table:formula="of:=[.C311]/[.H311]" office:value-type="currency" office:currency="R$ " office:value="525" calcext:value-type="currency">
            <text:p>R$ 525.00</text:p>
          </table:table-cell>
          <table:table-cell table:number-columns-repeated="1009"/>
        </table:table-row>
        <table:table-row table:style-name="ro1">
          <table:table-cell table:style-name="ce3" office:value-type="float" office:value="309" calcext:value-type="float">
            <text:p>309</text:p>
          </table:table-cell>
          <table:table-cell table:style-name="ce3" office:value-type="string" calcext:value-type="string">
            <text:p>AREAFLORIANÓPOLIS</text:p>
          </table:table-cell>
          <table:table-cell table:style-name="ce8" office:value-type="currency" office:currency="R$ " office:value="8650000" calcext:value-type="currency">
            <text:p>R$ 8,650,000.00</text:p>
          </table:table-cell>
          <table:table-cell table:style-name="ce3" office:value-type="string" calcext:value-type="string">
            <text:p>Tyrone Eltz Corretor de Imóveis</text:p>
          </table:table-cell>
          <table:table-cell table:style-name="ce3" office:value-type="string" calcext:value-type="string">
            <text:p>Código do anúncio: AR00001</text:p>
            <text:p/>
            <text:p>Maravilhoso terreno na Costa da Lagoa. </text:p>
            <text:p> São 177650m², divididos em 2 terrenos, ambos com escritura pública. </text:p>
            <text:p> Terreno 1: 61m (de frente para a Lagoa da Conceição) x 1650m, totalizando 100650m². </text:p>
            <text:p> Terreno 2: 55m (de frente para a Lagoa da Conceição) x 1400m, totalizando 77000m². </text:p>
            <text:p> Imóvel diferenciado. Para quem quer aproveitar seu paraíso particular e desfrutar da natureza. </text:p>
            <text:p> Fale conosco: -</text:p>
          </table:table-cell>
          <table:table-cell table:style-name="ce10" office:value-type="string" calcext:value-type="string">
            <text:p><text:a xlink:href="https://sc.olx.com.br/florianopolis-e-regiao/terrenos/areaflorianopolis-940414818" xlink:type="simple">https://sc.olx.com.br/florianopolis-e-regiao/terrenos/areaflorianopolis-940414818</text:a></text:p>
          </table:table-cell>
          <table:table-cell table:style-name="ce3" office:value-type="string" calcext:value-type="string">
            <text:p>Terrenos</text:p>
          </table:table-cell>
          <table:table-cell table:style-name="ce3" office:value-type="float" office:value="177000" calcext:value-type="float">
            <text:p>177000</text:p>
          </table:table-cell>
          <table:table-cell table:style-name="ce3" office:value-type="float" office:value="88062370" calcext:value-type="float">
            <text:p>88062370</text:p>
          </table:table-cell>
          <table:table-cell table:style-name="ce3" office:value-type="string" calcext:value-type="string">
            <text:p>Florianopolis</text:p>
          </table:table-cell>
          <table:table-cell table:style-name="ce3" office:value-type="string" calcext:value-type="string">
            <text:p>Lagoa da Conceicao</text:p>
          </table:table-cell>
          <table:table-cell table:style-name="ce3" office:value-type="string" calcext:value-type="string">
            <text:p>Servidao Caminho Costa da Lagoa</text:p>
          </table:table-cell>
          <table:table-cell table:style-name="ce4" table:number-columns-repeated="2"/>
          <table:table-cell table:style-name="ce9" table:formula="of:=[.C312]/[.H312]" office:value-type="currency" office:currency="R$ " office:value="48.8700564971751" calcext:value-type="currency">
            <text:p>R$ 48.87</text:p>
          </table:table-cell>
          <table:table-cell table:number-columns-repeated="1009"/>
        </table:table-row>
        <table:table-row table:style-name="ro1">
          <table:table-cell table:style-name="ce3" office:value-type="float" office:value="310" calcext:value-type="float">
            <text:p>310</text:p>
          </table:table-cell>
          <table:table-cell table:style-name="ce3" office:value-type="string" calcext:value-type="string">
            <text:p>BIGUAçU - Terreno Padrão - Beira Rio</text:p>
          </table:table-cell>
          <table:table-cell table:style-name="ce8" office:value-type="currency" office:currency="R$ " office:value="271971" calcext:value-type="currency">
            <text:p>R$ 271,971.00</text:p>
          </table:table-cell>
          <table:table-cell table:style-name="ce3" office:value-type="string" calcext:value-type="string">
            <text:p>Auxiliadora Predial - Florianópolis - Campeche</text:p>
          </table:table-cell>
          <table:table-cell table:style-name="ce3" office:value-type="string" calcext:value-type="string">
            <text:p>Código do anúncio: 364131</text:p>
            <text:p/>
            <text:p>A Ábaco foi até a jóia do mar Adriático para buscar inspiração e trazer para o Brasil um empreendimento único. Lar de algumas das baías mais bonitas do mundo, Montenegro é um país jovem que respira tranquilidade, beleza e glamour.  </text:p>
            <text:p>  </text:p>
            <text:p> Com uma infraestrutura completa, urbanismo moderno, segurança e muito espaço para viver ao ar livre, o Montenegro Marine tem tudo para ser o ponto alto da vida de seus moradores. Um espaço amplo e planejado para proporcionar uma infinidade de atividades para você e sua família. </text:p>
            <text:p> Viva cercado de pessoas especiais, de lazer, saúde, segurança e tranquilidade. </text:p>
            <text:p>  </text:p>
            <text:p> Número de terrenos: 370 </text:p>
            <text:p> Tamanho dos lotes: A partir de 360m² </text:p>
            <text:p>  </text:p>
            <text:p> Fiação elétrica subterrânea </text:p>
            <text:p> Estação de tratamento de esgoto própria do bairro </text:p>
            <text:p> Calçadas com acessibilidade </text:p>
            <text:p> Projeto paisagístico diferenciado: curtir a vida ao ar livre </text:p>
            <text:p> Acesso controlado </text:p>
            <text:p> Sistema CFTV, com câmeras em pontos estratégicos </text:p>
            <text:p> Lagos contemplativos </text:p>
            <text:p> Praças com pergolados </text:p>
            <text:p> Playground </text:p>
            <text:p> Pista de skate </text:p>
            <text:p> Quadra de areia </text:p>
            <text:p> Espaço Pet</text:p>
          </table:table-cell>
          <table:table-cell table:style-name="ce10" office:value-type="string" calcext:value-type="string">
            <text:p><text:a xlink:href="https://sc.olx.com.br/florianopolis-e-regiao/terrenos/biguacu-terreno-padrao-beira-rio-991985410" xlink:type="simple">https://sc.olx.com.br/florianopolis-e-regiao/terrenos/biguacu-terreno-padrao-beira-rio-991985410</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4" table:number-columns-repeated="2"/>
          <table:table-cell table:style-name="ce9" table:formula="of:=[.C313]/[.H313]" office:value-type="currency" office:currency="R$ " office:value="755.475" calcext:value-type="currency">
            <text:p>R$ 755.48</text:p>
          </table:table-cell>
          <table:table-cell table:number-columns-repeated="1009"/>
        </table:table-row>
        <table:table-row table:style-name="ro1">
          <table:table-cell table:style-name="ce3" office:value-type="float" office:value="311" calcext:value-type="float">
            <text:p>311</text:p>
          </table:table-cell>
          <table:table-cell table:style-name="ce3" office:value-type="string" calcext:value-type="string">
            <text:p>Terreno para Venda em Palhoça, Bela Vista</text:p>
          </table:table-cell>
          <table:table-cell table:style-name="ce8" office:value-type="currency" office:currency="R$ " office:value="150000" calcext:value-type="currency">
            <text:p>R$ 150,000.00</text:p>
          </table:table-cell>
          <table:table-cell table:style-name="ce3" office:value-type="string" calcext:value-type="string">
            <text:p>Rogério Michels</text:p>
          </table:table-cell>
          <table:table-cell table:style-name="ce3" office:value-type="string" calcext:value-type="string">
            <text:p>Código do anúncio: 149_1-1384546</text:p>
            <text:p/>
            <text:p>Bonito lote no Parque Vale Verde, bairro Bela Vista, Palhoça.Loteamento planejado, asfaltado, frente para o Condomínio Moradas, cercado de muito verde, próximo ao futuro anel viário.Lote 17 da Quadra 11, Rua Brandina Tozon Zambon, excelente posição dentro do loteamento, plano, de fácio construção, distante 100 mts da avenida principal e do condomínio Moradas, vista para todo o verde da região, com 200m²(10x20), COM VIABILIDADE PARA CONSTRUÇÃO DE ATÉ 02 CASAS.ESCRITURA PÚBLICA!!!Pronto para construir.Lote distante 300 mts de padaria, minimercado, petshop, hamburgueria, pizzaria, lanchonete, e a 200 metros de ponto de ônibus.Loteamento com muitas casas boas já construídas.</text:p>
          </table:table-cell>
          <table:table-cell table:style-name="ce10" office:value-type="string" calcext:value-type="string">
            <text:p><text:a xlink:href="https://sc.olx.com.br/florianopolis-e-regiao/terrenos/terreno-para-venda-em-palhoca-bela-vista-1000358708" xlink:type="simple">https://sc.olx.com.br/florianopolis-e-regiao/terrenos/terreno-para-venda-em-palhoca-bela-vista-1000358708</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32770" calcext:value-type="float">
            <text:p>88132770</text:p>
          </table:table-cell>
          <table:table-cell table:style-name="ce3" office:value-type="string" calcext:value-type="string">
            <text:p>Palhoca</text:p>
          </table:table-cell>
          <table:table-cell table:style-name="ce3" office:value-type="string" calcext:value-type="string">
            <text:p>Bela Vista</text:p>
          </table:table-cell>
          <table:table-cell table:style-name="ce3" office:value-type="string" calcext:value-type="string">
            <text:p>Rua Jose Joao Barcelos</text:p>
          </table:table-cell>
          <table:table-cell table:number-columns-repeated="2" table:style-name="ce11" office:value-type="float" office:value="0" calcext:value-type="float">
            <text:p>R$0</text:p>
          </table:table-cell>
          <table:table-cell table:style-name="ce9" table:formula="of:=[.C314]/[.H314]" office:value-type="currency" office:currency="R$ " office:value="750" calcext:value-type="currency">
            <text:p>R$ 750.00</text:p>
          </table:table-cell>
          <table:table-cell table:number-columns-repeated="1009"/>
        </table:table-row>
        <table:table-row table:style-name="ro1">
          <table:table-cell table:style-name="ce3" office:value-type="float" office:value="312" calcext:value-type="float">
            <text:p>312</text:p>
          </table:table-cell>
          <table:table-cell table:style-name="ce3" office:value-type="string" calcext:value-type="string">
            <text:p>Terreno Pronto Para Construir no Bairro Village Dunas em Balneário Gaivota/SC</text:p>
          </table:table-cell>
          <table:table-cell table:style-name="ce8" office:value-type="currency" office:currency="R$ " office:value="169000" calcext:value-type="currency">
            <text:p>R$ 169,000.00</text:p>
          </table:table-cell>
          <table:table-cell table:style-name="ce3" office:value-type="string" calcext:value-type="string">
            <text:p>GaivotaImóveis</text:p>
          </table:table-cell>
          <table:table-cell table:style-name="ce3" office:value-type="string" calcext:value-type="string">
            <text:p>"Procurando um terreno que possa investir sem medo? Então temos a oportunidade para você!"</text:p>
            <text:p/>
            <text:p>Terreno localizado no bairro Village Dunas ao norte de Balneário Gaivota/SC!</text:p>
            <text:p/>
            <text:p>Características do Imóvel:</text:p>
            <text:p>- Escriturado e registrado;</text:p>
            <text:p>- Frente Sul;</text:p>
            <text:p>- Rede Elétrica;</text:p>
            <text:p>- Medindo 12 x 25 = 300m²;</text:p>
            <text:p>- 200 metros do mar;</text:p>
            <text:p>- Moradores nos arredores e vizinhança tranquila.</text:p>
            <text:p/>
            <text:p>Valor do Imóvel: R$ 169.000,00</text:p>
            <text:p/>
            <text:p>Venha conhecer e se aliar a tranquilidade e qualidade de vida que é viver em Balneário Gaivota/SC!</text:p>
            <text:p/>
            <text:p>Ficou com alguma dúvida ou quer saber mais informações? Entre em contato conosco agora mesmo.</text:p>
            <text:p/>
            <text:p>(48) 99651.5633 WhatsApp/ligações</text:p>
            <text:p>(48) 3583.1929 Fixo</text:p>
            <text:p>(48) 3583.2260 Filial 01</text:p>
            <text:p/>
            <text:p>Código do Imóvel: TE0855</text:p>
          </table:table-cell>
          <table:table-cell table:style-name="ce10" office:value-type="string" calcext:value-type="string">
            <text:p><text:a xlink:href="https://sc.olx.com.br/florianopolis-e-regiao/terrenos/terreno-pronto-para-construir-no-bairro-village-dunas-em-balneario-gaivota-sc-995411202" xlink:type="simple">https://sc.olx.com.br/florianopolis-e-regiao/terrenos/terreno-pronto-para-construir-no-bairro-village-dunas-em-balneario-gaivota-sc-995411202</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15]/[.H315]" office:value-type="currency" office:currency="R$ " office:value="563.333333333333" calcext:value-type="currency">
            <text:p>R$ 563.33</text:p>
          </table:table-cell>
          <table:table-cell table:number-columns-repeated="1009"/>
        </table:table-row>
        <table:table-row table:style-name="ro1">
          <table:table-cell table:style-name="ce3" office:value-type="float" office:value="313" calcext:value-type="float">
            <text:p>313</text:p>
          </table:table-cell>
          <table:table-cell table:style-name="ce3" office:value-type="string" calcext:value-type="string">
            <text:p>LINDO TERRENO NO MORRO DO SIRIÚ- COM VISTA PARA O MAR.</text:p>
          </table:table-cell>
          <table:table-cell table:style-name="ce8" office:value-type="currency" office:currency="R$ " office:value="825000" calcext:value-type="currency">
            <text:p>R$ 825,000.00</text:p>
          </table:table-cell>
          <table:table-cell table:style-name="ce3" office:value-type="string" calcext:value-type="string">
            <text:p>RC Negócios Imobiliários</text:p>
          </table:table-cell>
          <table:table-cell table:style-name="ce3" office:value-type="string" calcext:value-type="string">
            <text:p>Código do anúncio: TE0039</text:p>
            <text:p/>
            <text:p>TERRENO NO MORRO DO SIRIÚ- ÓTIMA OPORTUNIDADE. </text:p>
            <text:p>  </text:p>
            <text:p> Contrato de Cessão de Posse (ingressou no Usucapião) </text:p>
            <text:p> Terreno no bairro Siriú, acesso por rua com denominação social (cadastrada). </text:p>
            <text:p> Cadastro Imobiliário com IPTU. </text:p>
            <text:p> Topografia. </text:p>
            <text:p> 4.818m² de área total. </text:p>
            <text:p> 1.500m da orla do mar. </text:p>
            <text:p> ZEL2 do plano diretor. </text:p>
            <text:p> Acesso pavimentado até as proximidades. </text:p>
            <text:p> Rede de energia elétrica nas proximidades. </text:p>
            <text:p> Curso de água potável no terreno. </text:p>
            <text:p> Vista para o mar. </text:p>
            <text:p>  </text:p>
            <text:p> Sobre o terreno está edificado um chalé de 45m², composto por dois dormitórios, cozinha e banheiro. </text:p>
            <text:p> Terreno de oportunidade, poucas opções com essa dimensão nessa localização. -</text:p>
          </table:table-cell>
          <table:table-cell table:style-name="ce10" office:value-type="string" calcext:value-type="string">
            <text:p><text:a xlink:href="https://sc.olx.com.br/florianopolis-e-regiao/terrenos/lindo-terreno-no-morro-do-siriu-com-vista-para-o-mar-993501253" xlink:type="simple">https://sc.olx.com.br/florianopolis-e-regiao/terrenos/lindo-terreno-no-morro-do-siriu-com-vista-para-o-mar-993501253</text:a></text:p>
          </table:table-cell>
          <table:table-cell table:style-name="ce3" office:value-type="string" calcext:value-type="string">
            <text:p>Terrenos</text:p>
          </table:table-cell>
          <table:table-cell table:style-name="ce3" office:value-type="float" office:value="4818" calcext:value-type="float">
            <text:p>4818</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316]/[.H316]" office:value-type="currency" office:currency="R$ " office:value="171.232876712329" calcext:value-type="currency">
            <text:p>R$ 171.23</text:p>
          </table:table-cell>
          <table:table-cell table:number-columns-repeated="1009"/>
        </table:table-row>
        <table:table-row table:style-name="ro1">
          <table:table-cell table:style-name="ce3" office:value-type="float" office:value="314" calcext:value-type="float">
            <text:p>314</text:p>
          </table:table-cell>
          <table:table-cell table:style-name="ce3" office:value-type="string" calcext:value-type="string">
            <text:p>Governador Celso Ramos - Terreno Padrão - Areias</text:p>
          </table:table-cell>
          <table:table-cell table:style-name="ce8" office:value-type="currency" office:currency="R$ " office:value="2400000" calcext:value-type="currency">
            <text:p>R$ 2,400,000.00</text:p>
          </table:table-cell>
          <table:table-cell table:style-name="ce3" office:value-type="string" calcext:value-type="string">
            <text:p>Teles Imóveis Ltda</text:p>
          </table:table-cell>
          <table:table-cell table:style-name="ce3" office:value-type="string" calcext:value-type="string">
            <text:p>Código do anúncio: IMB1395</text:p>
            <text:p/>
            <text:p>Terreno na Cidade de Celso Ramos- SC no Condomínio Residencial Aeronáutico Lote 14 Quadra 9 com 1400 m².Condições de pagamento à consultarPreço e Condições Sujeito AlteraçõesIMB1395Terreno na Cidade de Celso Ramos- SC no Condomínio Residencial Aeronáutico Lote 14 Quadra 9 com 1400 m².Condições de pagamento à consultarPreço e Condições Sujeito AlteraçõesIMB1395 REF: IMB1395</text:p>
          </table:table-cell>
          <table:table-cell table:style-name="ce10" office:value-type="string" calcext:value-type="string">
            <text:p><text:a xlink:href="https://sc.olx.com.br/florianopolis-e-regiao/terrenos/governador-celso-ramos-terreno-padrao-areias-985515764" xlink:type="simple">https://sc.olx.com.br/florianopolis-e-regiao/terrenos/governador-celso-ramos-terreno-padrao-areias-985515764</text:a></text:p>
          </table:table-cell>
          <table:table-cell table:style-name="ce3" office:value-type="string" calcext:value-type="string">
            <text:p>Terrenos</text:p>
          </table:table-cell>
          <table:table-cell table:style-name="ce3" office:value-type="float" office:value="1400" calcext:value-type="float">
            <text:p>140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2"/>
          <table:table-cell table:number-columns-repeated="2" table:style-name="ce11" office:value-type="float" office:value="0" calcext:value-type="float">
            <text:p>R$0</text:p>
          </table:table-cell>
          <table:table-cell table:style-name="ce9" table:formula="of:=[.C317]/[.H317]" office:value-type="currency" office:currency="R$ " office:value="1714.28571428571" calcext:value-type="currency">
            <text:p>R$ 1,714.29</text:p>
          </table:table-cell>
          <table:table-cell table:number-columns-repeated="1009"/>
        </table:table-row>
        <table:table-row table:style-name="ro1">
          <table:table-cell table:style-name="ce3" office:value-type="float" office:value="315" calcext:value-type="float">
            <text:p>315</text:p>
          </table:table-cell>
          <table:table-cell table:style-name="ce3" office:value-type="string" calcext:value-type="string">
            <text:p>Lote/Terreno <text:s/>360m2 em Biguaçu <text:s/>Condomínio Fechado na planta</text:p>
          </table:table-cell>
          <table:table-cell table:style-name="ce8" office:value-type="currency" office:currency="R$ " office:value="270000" calcext:value-type="currency">
            <text:p>R$ 270,000.00</text:p>
          </table:table-cell>
          <table:table-cell table:style-name="ce3" office:value-type="string" calcext:value-type="string">
            <text:p>Corretor Giuliano Marcelo Gaikoski</text:p>
          </table:table-cell>
          <table:table-cell table:style-name="ce3" office:value-type="string" calcext:value-type="string">
            <text:p>Código do anúncio: VADPU Terreno Condominio fechado</text:p>
            <text:p/>
            <text:p>lote/terreno  no novo bairro planejado DeltaVille Marine, em Biguaçu,-Sc, no condomínio Fechado Monte Negro Marine de 360 m2,  na planta com entrega para Junho de 2025! </text:p>
            <text:p> Projeto considerado um dos melhores do Sul do País, com Marina Exclusiva dentro do Bairro, acesso ao mar pelo Rio Biguaçú! </text:p>
            <text:p> Possui área de fitness, espaço jardinado, parquinho com diferentes brinquedos, quadras poliesportivas, pista de Skate. </text:p>
            <text:p> Vai lhe possibilitar praticar diversos esportes na quadra poliesportiva.Encontra-se em um condomínio protegido por muros.</text:p>
          </table:table-cell>
          <table:table-cell table:style-name="ce10" office:value-type="string" calcext:value-type="string">
            <text:p><text:a xlink:href="https://sc.olx.com.br/florianopolis-e-regiao/terrenos/lote-terreno-360m2-em-biguacu-condominio-fechado-na-planta-956218149" xlink:type="simple">https://sc.olx.com.br/florianopolis-e-regiao/terrenos/lote-terreno-360m2-em-biguacu-condominio-fechado-na-planta-956218149</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4" table:number-columns-repeated="2"/>
          <table:table-cell table:style-name="ce9" table:formula="of:=[.C318]/[.H318]" office:value-type="currency" office:currency="R$ " office:value="750" calcext:value-type="currency">
            <text:p>R$ 750.00</text:p>
          </table:table-cell>
          <table:table-cell table:number-columns-repeated="1009"/>
        </table:table-row>
        <table:table-row table:style-name="ro1">
          <table:table-cell table:style-name="ce3" office:value-type="float" office:value="316" calcext:value-type="float">
            <text:p>316</text:p>
          </table:table-cell>
          <table:table-cell table:style-name="ce3" office:value-type="string" calcext:value-type="string">
            <text:p>Sítio Três Coqueiros São João do Sul SC Região Caminho dos Cânyons, entre serra e mar!!!</text:p>
          </table:table-cell>
          <table:table-cell table:style-name="ce8" office:value-type="currency" office:currency="R$ " office:value="300000" calcext:value-type="currency">
            <text:p>R$ 300,000.00</text:p>
          </table:table-cell>
          <table:table-cell table:style-name="ce3" office:value-type="string" calcext:value-type="string">
            <text:p>Alessandra Sanfelice</text:p>
          </table:table-cell>
          <table:table-cell table:style-name="ce3" office:value-type="string" calcext:value-type="string">
            <text:p>Vendo sítio 4000 m². Casa (102m²) Três dormitórios, sala, cozinha, banheiro e lavanderia, garagem. Pergolado com flores, árvores frutíferas, canil, galinheiro. Galpão (Opcional). Próximo ao Shopping Prime. Fundos com futuro parque aquático, próximo mercado, farmácia, igrejas, agropecuária e outros.</text:p>
          </table:table-cell>
          <table:table-cell table:style-name="ce10" office:value-type="string" calcext:value-type="string">
            <text:p><text:a xlink:href="https://sc.olx.com.br/florianopolis-e-regiao/terrenos/sitio-tres-coqueiros-sao-joao-do-sul-sc-regiao-caminho-dos-canyons-entre-serra-e-mar-988707601" xlink:type="simple">https://sc.olx.com.br/florianopolis-e-regiao/terrenos/sitio-tres-coqueiros-sao-joao-do-sul-sc-regiao-caminho-dos-canyons-entre-serra-e-mar-988707601</text:a></text:p>
          </table:table-cell>
          <table:table-cell table:style-name="ce3" office:value-type="string" calcext:value-type="string">
            <text:p>Sitios e chacaras</text:p>
          </table:table-cell>
          <table:table-cell table:style-name="ce3" office:value-type="float" office:value="4000" calcext:value-type="float">
            <text:p>4000</text:p>
          </table:table-cell>
          <table:table-cell table:style-name="ce3" office:value-type="float" office:value="88970000" calcext:value-type="float">
            <text:p>88970000</text:p>
          </table:table-cell>
          <table:table-cell table:style-name="ce3" office:value-type="string" calcext:value-type="string">
            <text:p>Sao Joao do Sul</text:p>
          </table:table-cell>
          <table:table-cell table:style-name="ce4" table:number-columns-repeated="4"/>
          <table:table-cell table:style-name="ce9" table:formula="of:=[.C319]/[.H319]" office:value-type="currency" office:currency="R$ " office:value="75" calcext:value-type="currency">
            <text:p>R$ 75.00</text:p>
          </table:table-cell>
          <table:table-cell table:number-columns-repeated="1009"/>
        </table:table-row>
        <table:table-row table:style-name="ro1">
          <table:table-cell table:style-name="ce3" office:value-type="float" office:value="317" calcext:value-type="float">
            <text:p>317</text:p>
          </table:table-cell>
          <table:table-cell table:style-name="ce3" office:value-type="string" calcext:value-type="string">
            <text:p>Terreno à venda medindo 300 m², 12,00 m x 25,00 m, em Bairro em crescimento com várias obr</text:p>
          </table:table-cell>
          <table:table-cell table:style-name="ce8" office:value-type="currency" office:currency="R$ " office:value="70000" calcext:value-type="currency">
            <text:p>R$ 70,000.00</text:p>
          </table:table-cell>
          <table:table-cell table:style-name="ce3" office:value-type="string" calcext:value-type="string">
            <text:p>Paulo C. Haupenthal</text:p>
          </table:table-cell>
          <table:table-cell table:style-name="ce3" office:value-type="string" calcext:value-type="string">
            <text:p>Código do anúncio: TE0045</text:p>
            <text:p/>
            <text:p>Terreno à venda medindo 300 m², medindo 12,00 m x 25,00 m, prox à BR 101,  Bairro em crescimento com várias obras novas em construção. -</text:p>
          </table:table-cell>
          <table:table-cell table:style-name="ce10" office:value-type="string" calcext:value-type="string">
            <text:p><text:a xlink:href="https://sc.olx.com.br/florianopolis-e-regiao/terrenos/terreno-a-venda-medindo-300-m-12-00-m-x-25-00-m-em-bairro-em-crescimento-com-varias-obr-964195648" xlink:type="simple">https://sc.olx.com.br/florianopolis-e-regiao/terrenos/terreno-a-venda-medindo-300-m-12-00-m-x-25-00-m-em-bairro-em-crescimento-com-varias-obr-964195648</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01278" calcext:value-type="float">
            <text:p>88901278</text:p>
          </table:table-cell>
          <table:table-cell table:style-name="ce3" office:value-type="string" calcext:value-type="string">
            <text:p>Ararangua</text:p>
          </table:table-cell>
          <table:table-cell table:style-name="ce3" office:value-type="string" calcext:value-type="string">
            <text:p>Jardim Cibeli</text:p>
          </table:table-cell>
          <table:table-cell table:style-name="ce3" office:value-type="string" calcext:value-type="string">
            <text:p>Rua Tinho Reus</text:p>
          </table:table-cell>
          <table:table-cell table:style-name="ce4" table:number-columns-repeated="2"/>
          <table:table-cell table:style-name="ce9" table:formula="of:=[.C320]/[.H320]" office:value-type="currency" office:currency="R$ " office:value="233.333333333333" calcext:value-type="currency">
            <text:p>R$ 233.33</text:p>
          </table:table-cell>
          <table:table-cell table:number-columns-repeated="1009"/>
        </table:table-row>
        <table:table-row table:style-name="ro1">
          <table:table-cell table:style-name="ce3" office:value-type="float" office:value="318" calcext:value-type="float">
            <text:p>318</text:p>
          </table:table-cell>
          <table:table-cell table:style-name="ce3" office:value-type="string" calcext:value-type="string">
            <text:p>Terreno para Venda em Garopaba, Campo Duna</text:p>
          </table:table-cell>
          <table:table-cell table:style-name="ce8" office:value-type="currency" office:currency="R$ " office:value="1500000" calcext:value-type="currency">
            <text:p>R$ 1,500,000.00</text:p>
          </table:table-cell>
          <table:table-cell table:style-name="ce3" office:value-type="string" calcext:value-type="string">
            <text:p>Franco Adm de Imoveis Ltda</text:p>
          </table:table-cell>
          <table:table-cell table:style-name="ce3" office:value-type="string" calcext:value-type="string">
            <text:p>Código do anúncio: 1000_2-1174819</text:p>
            <text:p/>
            <text:p>Excelente Terreno de Esquina no Loteamento Vila do Campo, Bairro Campo Duna em Garopaba..  </text:p>
            <text:p>  Localizado a 10 minutos do Centro de Garopaba e das mais belas Praias da Região..  </text:p>
            <text:p>  Próximo de Mercados, Padarias, Restaurantes, Escolas, etc..  </text:p>
            <text:p>  Acesso calçado..  </text:p>
            <text:p>  Imóvel com Escritura Pública..  </text:p>
            <text:p>   </text:p>
            <text:p>   </text:p>
            <text:p>   </text:p>
            <text:p>   </text:p>
            <text:p>  - Proximidades: Bares e Restaurantes, Escola, Farmácia, Supermercado,</text:p>
          </table:table-cell>
          <table:table-cell table:style-name="ce10" office:value-type="string" calcext:value-type="string">
            <text:p><text:a xlink:href="https://sc.olx.com.br/florianopolis-e-regiao/terrenos/terreno-para-venda-em-garopaba-campo-duna-936816872" xlink:type="simple">https://sc.olx.com.br/florianopolis-e-regiao/terrenos/terreno-para-venda-em-garopaba-campo-duna-936816872</text:a></text:p>
          </table:table-cell>
          <table:table-cell table:style-name="ce3" office:value-type="string" calcext:value-type="string">
            <text:p>Terrenos</text:p>
          </table:table-cell>
          <table:table-cell table:style-name="ce3" office:value-type="float" office:value="1180" calcext:value-type="float">
            <text:p>118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321]/[.H321]" office:value-type="currency" office:currency="R$ " office:value="1271.18644067797" calcext:value-type="currency">
            <text:p>R$ 1,271.19</text:p>
          </table:table-cell>
          <table:table-cell table:number-columns-repeated="1009"/>
        </table:table-row>
        <table:table-row table:style-name="ro1">
          <table:table-cell table:style-name="ce3" office:value-type="float" office:value="319" calcext:value-type="float">
            <text:p>319</text:p>
          </table:table-cell>
          <table:table-cell table:style-name="ce3" office:value-type="string" calcext:value-type="string">
            <text:p>Terreno para Venda em Garopaba, Campo Duna</text:p>
          </table:table-cell>
          <table:table-cell table:style-name="ce8" office:value-type="currency" office:currency="R$ " office:value="220000" calcext:value-type="currency">
            <text:p>R$ 220,000.00</text:p>
          </table:table-cell>
          <table:table-cell table:style-name="ce3" office:value-type="string" calcext:value-type="string">
            <text:p>Franco Adm de Imoveis Ltda</text:p>
          </table:table-cell>
          <table:table-cell table:style-name="ce3" office:value-type="string" calcext:value-type="string">
            <text:p>Código do anúncio: 190_2-1126472</text:p>
            <text:p/>
            <text:p>Excelente Terreno no Bairro Campo Duna em Garopaba..  Localizado a 10 minutos do Centro de Garopaba e das mais belas Praias da Região..  Próximo de Mercados, Padarias, Restaurantes, Escolas, etc..  Imóvel com Matrículado em Garopaba.    - Proximidades: Bares e Restaurantes, Escola, Farmácia, Supermercado,</text:p>
          </table:table-cell>
          <table:table-cell table:style-name="ce10" office:value-type="string" calcext:value-type="string">
            <text:p><text:a xlink:href="https://sc.olx.com.br/florianopolis-e-regiao/terrenos/terreno-para-venda-em-garopaba-campo-duna-951261526" xlink:type="simple">https://sc.olx.com.br/florianopolis-e-regiao/terrenos/terreno-para-venda-em-garopaba-campo-duna-951261526</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322]/[.H322]" office:value-type="currency" office:currency="R$ " office:value="488.888888888889" calcext:value-type="currency">
            <text:p>R$ 488.89</text:p>
          </table:table-cell>
          <table:table-cell table:number-columns-repeated="1009"/>
        </table:table-row>
        <table:table-row table:style-name="ro1">
          <table:table-cell table:style-name="ce3" office:value-type="float" office:value="320" calcext:value-type="float">
            <text:p>320</text:p>
          </table:table-cell>
          <table:table-cell table:style-name="ce3" office:value-type="string" calcext:value-type="string">
            <text:p>Florianópolis - Sítio - Saco Grande</text:p>
          </table:table-cell>
          <table:table-cell table:style-name="ce8" office:value-type="currency" office:currency="R$ " office:value="5000000" calcext:value-type="currency">
            <text:p>R$ 5,000,000.00</text:p>
          </table:table-cell>
          <table:table-cell table:style-name="ce3" office:value-type="string" calcext:value-type="string">
            <text:p>Fito Imóveis</text:p>
          </table:table-cell>
          <table:table-cell table:style-name="ce3" office:value-type="string" calcext:value-type="string">
            <text:p>Código do anúncio: FI0305</text:p>
            <text:p/>
            <text:p>Sítio com 28.000 mil metros quadrados, localizado na SC 401 em Florianópolis. Área comercial com estacionamento e área de recreação.- Rua de acesso própria, vinda direto da SC 401 com 07 metros de largura e  de comprimento até os galpões comerciais- Lago ornamental e natural no portão de acesso- Estacionamento comercial medindo - Possui 02 galpões sendo um em construção e outro pronto sendo reformado- Quadra de esportes ao lado dos galpões- Possui 02 casas, sendo uma maior com 3 quartos, sendo uma suíte, banheiro, sala mobiliada, cozinha mobiliada, quartos mobiliados, garagem para dois carros. Casa com mezanino encima da mesma metragem que a casa. A casa menor com sala cozinha e quarto com suíte, garagem e escritório comercial com duas salas.- Piscina e jardim ornamental- Pomar com árvores frutíferas (Pitanga, acerola, banana, ameixa, 03 tipos de limão, amora etc.- Rio ratones na extremidade dos fundos, rio com acesso ao mar no Pontal da Daniela. - Trapiche para atracar pequenos barcos e caiakes. c6a20</text:p>
          </table:table-cell>
          <table:table-cell table:style-name="ce10" office:value-type="string" calcext:value-type="string">
            <text:p><text:a xlink:href="https://sc.olx.com.br/florianopolis-e-regiao/terrenos/florianopolis-sitio-saco-grande-944866219" xlink:type="simple">https://sc.olx.com.br/florianopolis-e-regiao/terrenos/florianopolis-sitio-saco-grande-944866219</text:a></text:p>
          </table:table-cell>
          <table:table-cell table:style-name="ce3" office:value-type="string" calcext:value-type="string">
            <text:p>Fazendas</text:p>
          </table:table-cell>
          <table:table-cell table:style-name="ce3" office:value-type="float" office:value="28000" calcext:value-type="float">
            <text:p>28000</text:p>
          </table:table-cell>
          <table:table-cell table:style-name="ce3" office:value-type="float" office:value="88032005" calcext:value-type="float">
            <text:p>88032005</text:p>
          </table:table-cell>
          <table:table-cell table:style-name="ce3" office:value-type="string" calcext:value-type="string">
            <text:p>Florianopolis</text:p>
          </table:table-cell>
          <table:table-cell table:style-name="ce3" office:value-type="string" calcext:value-type="string">
            <text:p>Saco Grande</text:p>
          </table:table-cell>
          <table:table-cell table:style-name="ce3" office:value-type="string" calcext:value-type="string">
            <text:p>Rodovia Jose Carlos Daux - de 3001/3002 a 6005/6006</text:p>
          </table:table-cell>
          <table:table-cell table:number-columns-repeated="2" table:style-name="ce11" office:value-type="float" office:value="0" calcext:value-type="float">
            <text:p>R$0</text:p>
          </table:table-cell>
          <table:table-cell table:style-name="ce9" table:formula="of:=[.C323]/[.H323]" office:value-type="currency" office:currency="R$ " office:value="178.571428571429" calcext:value-type="currency">
            <text:p>R$ 178.57</text:p>
          </table:table-cell>
          <table:table-cell table:number-columns-repeated="1009"/>
        </table:table-row>
        <table:table-row table:style-name="ro1">
          <table:table-cell table:style-name="ce3" office:value-type="float" office:value="321" calcext:value-type="float">
            <text:p>321</text:p>
          </table:table-cell>
          <table:table-cell table:style-name="ce3" office:value-type="string" calcext:value-type="string">
            <text:p>SãO JOSé - Terreno Padrão - Sertão do Maruim</text:p>
          </table:table-cell>
          <table:table-cell table:style-name="ce8" office:value-type="currency" office:currency="R$ " office:value="304814" calcext:value-type="currency">
            <text:p>R$ 304,814.00</text:p>
          </table:table-cell>
          <table:table-cell table:style-name="ce3" office:value-type="string" calcext:value-type="string">
            <text:p>Regiane Balzer</text:p>
          </table:table-cell>
          <table:table-cell table:style-name="ce3" office:value-type="string" calcext:value-type="string">
            <text:p>Código do anúncio: 259</text:p>
            <text:p/>
            <text:p>Loteamento Nova são José 1 - Sertão do Maruim - São José/SC. </text:p>
            <text:p>  </text:p>
            <text:p> Lote 09 Quadra 32 - 1,7 km do Brasil Atacadista. </text:p>
            <text:p>  </text:p>
            <text:p> Lote com área privativa 364,59 m², com possibilidade para construção Residencial ou Empresarial </text:p>
            <text:p>  </text:p>
            <text:p> Entre em contato e marque sua visita. </text:p>
            <text:p>  </text:p>
            <text:p> Prestamos consultoria, assessoria e acompanhamento para obtenção do Financiamento Habitacional e liberação dos recursos vinculados do FGTS. </text:p>
            <text:p>  </text:p>
            <text:p> Toda e qualquer decisão de compra não deve se basear nas fotos divulgadas, mas sim, na realização de visita presencial ao imóvel. </text:p>
            <text:p>  </text:p>
            <text:p> Os preços, condições e informações acima exibidos, poderão sofrer mudanças sem prévio aviso. Por este motivo deverão ser confirmados.</text:p>
          </table:table-cell>
          <table:table-cell table:style-name="ce10" office:value-type="string" calcext:value-type="string">
            <text:p><text:a xlink:href="https://sc.olx.com.br/florianopolis-e-regiao/terrenos/sao-jose-terreno-padrao-sertao-do-maruim-972327206" xlink:type="simple">https://sc.olx.com.br/florianopolis-e-regiao/terrenos/sao-jose-terreno-padrao-sertao-do-maruim-972327206</text:a></text:p>
          </table:table-cell>
          <table:table-cell table:style-name="ce3" office:value-type="string" calcext:value-type="string">
            <text:p>Terrenos</text:p>
          </table:table-cell>
          <table:table-cell table:style-name="ce3" office:value-type="float" office:value="365" calcext:value-type="float">
            <text:p>365</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style-name="ce4" table:number-columns-repeated="2"/>
          <table:table-cell table:style-name="ce9" table:formula="of:=[.C324]/[.H324]" office:value-type="currency" office:currency="R$ " office:value="835.106849315068" calcext:value-type="currency">
            <text:p>R$ 835.11</text:p>
          </table:table-cell>
          <table:table-cell table:number-columns-repeated="1009"/>
        </table:table-row>
        <table:table-row table:style-name="ro1">
          <table:table-cell table:style-name="ce3" office:value-type="float" office:value="322" calcext:value-type="float">
            <text:p>322</text:p>
          </table:table-cell>
          <table:table-cell table:style-name="ce3" office:value-type="string" calcext:value-type="string">
            <text:p>TERRENO à venda, Santo Antônio de Lisboa - Florianópolis/SC</text:p>
          </table:table-cell>
          <table:table-cell table:style-name="ce8" office:value-type="currency" office:currency="R$ " office:value="10400000" calcext:value-type="currency">
            <text:p>R$ 10,400,000.00</text:p>
          </table:table-cell>
          <table:table-cell table:style-name="ce3" office:value-type="string" calcext:value-type="string">
            <text:p>Imobiliária Santo Antônio</text:p>
          </table:table-cell>
          <table:table-cell table:style-name="ce3" office:value-type="string" calcext:value-type="string">
            <text:p>Código do anúncio: 286</text:p>
            <text:p/>
            <text:p>O imóvel localiza-se no Norte da Ilha de Florianópolis ? SC em posição privilegiada, pois possui duas frentes para as principais ruas do bairro de Santo Antônio de Lisboa. - Frente para a Rua Padre Lourenço de Andrade: 151,97m.- Frente para a SC-401: 72,92m.(Sentido Norte da Ilha ? Centro.)- Laterais: 60,05m e 114,12m.- Viabilidade de construção: Quatro pavimentos e 50% de ocupação.- Documentação: Registro publica.A Rodovia Jose Carlos Daux que e´ a principal via de ligação entre o Centro e o Norte da ilha. Conhecida popularmente como SC 401 e´ a rodovia com maior trafego diário de veículos no estado de Santa Catarina. A rodovia abriga centros empresariais e administrativos, empresas de tecnologia, universidades, hospital e instituições públicas.A Rua Padre Lourenço de Andrade é a rua principal do bairro de Santo Antônio de Lisboa, O bairro possui completa rede de serviços com universidades, colégios, creches, mercados, padarias, restaurantes, cafés, drogarias, feira orgânica e terminal de ônibus com linhas convencional e executiva.</text:p>
          </table:table-cell>
          <table:table-cell table:style-name="ce10" office:value-type="string" calcext:value-type="string">
            <text:p><text:a xlink:href="https://sc.olx.com.br/florianopolis-e-regiao/terrenos/terreno-a-venda-santo-antonio-de-lisboa-florianopolis-sc-988607476" xlink:type="simple">https://sc.olx.com.br/florianopolis-e-regiao/terrenos/terreno-a-venda-santo-antonio-de-lisboa-florianopolis-sc-988607476</text:a></text:p>
          </table:table-cell>
          <table:table-cell table:style-name="ce3" office:value-type="string" calcext:value-type="string">
            <text:p>Terrenos</text:p>
          </table:table-cell>
          <table:table-cell table:style-name="ce3" office:value-type="float" office:value="5236" calcext:value-type="float">
            <text:p>5236</text:p>
          </table:table-cell>
          <table:table-cell table:style-name="ce3" office:value-type="float" office:value="88050001" calcext:value-type="float">
            <text:p>88050001</text:p>
          </table:table-cell>
          <table:table-cell table:style-name="ce3" office:value-type="string" calcext:value-type="string">
            <text:p>Florianopolis</text:p>
          </table:table-cell>
          <table:table-cell table:style-name="ce3" office:value-type="string" calcext:value-type="string">
            <text:p>Santo Antonio de Lisboa</text:p>
          </table:table-cell>
          <table:table-cell table:style-name="ce3" office:value-type="string" calcext:value-type="string">
            <text:p>Rodovia Jose Carlos Daux - de 9000/9001 a 11999/12000</text:p>
          </table:table-cell>
          <table:table-cell table:number-columns-repeated="2" table:style-name="ce11" office:value-type="float" office:value="0" calcext:value-type="float">
            <text:p>R$0</text:p>
          </table:table-cell>
          <table:table-cell table:style-name="ce9" table:formula="of:=[.C325]/[.H325]" office:value-type="currency" office:currency="R$ " office:value="1986.24904507257" calcext:value-type="currency">
            <text:p>R$ 1,986.25</text:p>
          </table:table-cell>
          <table:table-cell table:number-columns-repeated="1009"/>
        </table:table-row>
        <table:table-row table:style-name="ro1">
          <table:table-cell table:style-name="ce3" office:value-type="float" office:value="323" calcext:value-type="float">
            <text:p>323</text:p>
          </table:table-cell>
          <table:table-cell table:style-name="ce3" office:value-type="string" calcext:value-type="string">
            <text:p>&gt; Terreno em condomínio novo, construa em 2022!!</text:p>
          </table:table-cell>
          <table:table-cell table:style-name="ce8" office:value-type="currency" office:currency="R$ " office:value="221471" calcext:value-type="currency">
            <text:p>R$ 221,471.00</text:p>
          </table:table-cell>
          <table:table-cell table:style-name="ce3" office:value-type="string" calcext:value-type="string">
            <text:p>Deltaville imobiliária</text:p>
          </table:table-cell>
          <table:table-cell table:style-name="ce3" office:value-type="string" calcext:value-type="string">
            <text:p>Você está se preparando para construir em 2022? </text:p>
            <text:p>Conheça o condomínio novo da região e surpreenda-se com a infra</text:p>
            <text:p/>
            <text:p>Clube gigante de lazer com piscina, ofuro, academia, quadras de esporte, salões de festa, pet place, e muito mais. Tudo isso com segurança reforçada onde vc não precisa se preocupar (valor condom. 240,00)</text:p>
            <text:p/>
            <text:p>**CONDIÇÕES:</text:p>
            <text:p/>
            <text:p>Valor terreno 221.471,25 </text:p>
            <text:p>Entrada 17.150,74</text:p>
            <text:p>Parcelas na faixa 1.500 + 1 reforço por ano</text:p>
            <text:p/>
            <text:p>Pronto para construir, terreno mede 7x21,5</text:p>
            <text:p>Construção imediata após aprovação de projeto na prefeitura</text:p>
            <text:p/>
            <text:p>Novo Horizonte, Reserva da Pedra Pedra Branca Centro Pagani Passa Vinte Ponte Do Imaruim Praia de Fora Aririu Bela Vista São Sebastião Caminho Novo Rio Grande Centro Sede Ponta de Baixo Fazenda Santo Antônio Distrito Industrial Picadas do Sul Flor de Nápolis Forquilhinhas Praia Comprida Roçado Bosque das Mansões Potecas Forquilhas Sertão do Maruim Colônia Santana Barreiros Nossa Senhora do Rosário Bela Vista Jardim Cidade de Florianópolis Ipiranga Areias Serraria Real Parque Campinas Procasa kobrasol Centro Capoeiras Trindade Agronômica Saco dos Limões Coqueiros Monte Cristo Jardim Atlântico Itacorubi Capivari Tapera da Base Estreito Monte Verde Balneário Rio Vermelho Canto Abraão Santa Mônica Lagoa Saco Grande Córrego Grande Canasvieiras Pantanal Coloninha Barra da Lagoa Carianos José Mendes Ingleses João Paulo Campeche Rio Tavares Central Santinho Ponta das Canas Vargem do Bom Jesus Armação Cachoeira do Bom Jesus Pântano do Sul taguaçu Jurere Vargem Grande Ressacada Morro das Pedras Alto Ribeirão Ribeirão da Ilha Santo Antônio Sambaqui Ingleses Sul Bom Abrigo Porto da Lagoa Cachoeira do Bom Jesus Rio Tavares Ratones Canto da Lagoa Retiro Cacupé Lagoa Pequena Barra do Sambaqui Caiacanga Lagoinha do Norte Base Aérea Pedrita Açores Costeira do Ribeirão Moenda Tapera Daniela Vargem Pequena Canto dos Araçás Recanto dos Açores Canto do Lamim Vargem de Fora Dunas da Lagoa Forte Caieira da barra do sul Praia Brava Praia Mole Alto Biguaçu Areias Areias Baixo Areias Cima Areias Meio Beira Rio Biguaçu Bom Viver Cachoeira Carandai Centro Chácara Fabiana Fazenda Fazenda Bom Viver Fundos Jardim Açores Jardim Amsterdam Jardim Anápolis Jardim Biguaçu Jardim Carandai Jardim Carlos Jardim Carolina Jardim Castelo Jardim Elaine Jardim Europa Jardim Ipiranga Jardim Janaína Jardim Mar Pedras Jardim Marcelo Jardim Marco Antônio Jardim Pedras Jardim São Miguel Jardim São Nicolau Jardim Saveiro Jardim Sueli Jardim Tânia Jardim Tijuquinhas Loteamento Avelino Müller Loteamento Boa Vista Loteamento Cunha E Becker Loteamento Futurama Loteamento Helbe Loteamento Irene Loteamento Madre Paulina Loteamento Profilurb Loteamento São Miguel Loteamento Sueli Loteamento Teófilo Alves Loteamento Tijuquinhas Mar das Pedras Morro Bina Morro Boa Vista Morro Viveiro Parque Rua Biguaçu Prado Prado Baixo Praia Bento Francisco Praia João Rosa Rio Caveiras Rios Caveiras Rússia Santa Cruz São Miguel São Miguel Guaporanga Saudade Serraria Sorocaba Três Riachos Vendaval Condomínio Condomínio fechado Apartamento Minha casa minha vida Lote comercial Lote para edifício Lote para prédio Comércio Logístico Logística Empresa, negócio Transporte Mercadoria Oficina Caminhão Carro Carreta Rodovia SC 407 Rodovia BR 101 Rodovia SC 401 Acqua Costa do Sol Brisas Comercial Carro Veículo Hyundai Hb20 Toyota Honda BMW Mercedes Volkswagen Iphone Sansung Ipad Pousada Resort Da Barra Balneário Das Nações Balneário Dos Estados Balneário Dos Municípios Balneário Dos Pioneiros Balneário Jardim Iate Clube Balneário Nova Esperança Balneário Praia dos Amores Balneário Região das Praias Balneário São Judas Tadeu Balneário Várzea do Ranchinho Balneário Vila Real Balneário Praia do Buraco Balneário Praia do Canto Balneário Praia Central Balneário Praia do Estaleirinho Balneário Praia do Estaleiro Balneário Praia das Laranjeiras Balneário Praia do Pinho Balneário Praia de Taquaras Balneário Praia de Taquarinhas Balneário Praia de Barra Velha Praia de Itajuba Praia de Piçarras Praia de Penha Praia Vermelha Praia da Armação da Piedade Governador Praia de Palmas Governador Praia das Três Pedras Itapema Praia da Barra do Saí Itapema Praia Princesa do Mar Itapema Praia Pontal do Norte Itapema Praia da Ilhota Itapema Praia Mato de Camboriú Itapema Meia Praia Itapema Porto Belo Praia do Araçá Praia do Baixio Porto Belo Praia do Caixa d'Aço Porto Belo Praia Central Porto Belo Praia do Estaleiro Porto Belo Praia do Perequê Porto Belo Praia da Ilha de Porto Belo Praia de Bombas Bombinhas Praia de Bombinhas Praia de Mariscal Bombinhas Quatro Ilhas Bombinhas Canto Grande Bombinhas Prainha da Conceição Bombinhas Praia da Tainha Bombinhas Praia dos Amores Itajaí Praia de Atalaia Itajaí Praia Brava Itajaí Praia de Cabeçudas Itajaí Praia de Geremias Itajaí Praia do Morcego Itajaí praia grande praia de palmas armação da piedade fazenda da armação palmas do arvoredo praia do antenor areias do meio</text:p>
          </table:table-cell>
          <table:table-cell table:style-name="ce10" office:value-type="string" calcext:value-type="string">
            <text:p><text:a xlink:href="https://sc.olx.com.br/florianopolis-e-regiao/terrenos/terreno-em-condominio-novo-construa-em-2022-976088169" xlink:type="simple">https://sc.olx.com.br/florianopolis-e-regiao/terrenos/terreno-em-condominio-novo-construa-em-2022-976088169</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220" calcext:value-type="float">
            <text:p>8816422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Wilson Castelo Branco</text:p>
          </table:table-cell>
          <table:table-cell table:style-name="ce11" office:value-type="float" office:value="240" calcext:value-type="float">
            <text:p>R$240</text:p>
          </table:table-cell>
          <table:table-cell table:style-name="ce4"/>
          <table:table-cell table:style-name="ce9" table:formula="of:=[.C326]/[.H326]" office:value-type="currency" office:currency="R$ " office:value="1476.47333333333" calcext:value-type="currency">
            <text:p>R$ 1,476.47</text:p>
          </table:table-cell>
          <table:table-cell table:number-columns-repeated="1009"/>
        </table:table-row>
        <table:table-row table:style-name="ro1">
          <table:table-cell table:style-name="ce3" office:value-type="float" office:value="324" calcext:value-type="float">
            <text:p>324</text:p>
          </table:table-cell>
          <table:table-cell table:style-name="ce3" office:value-type="string" calcext:value-type="string">
            <text:p>+Pronto para construir!! Imperdível</text:p>
          </table:table-cell>
          <table:table-cell table:style-name="ce8" office:value-type="currency" office:currency="R$ " office:value="170000" calcext:value-type="currency">
            <text:p>R$ 170,000.00</text:p>
          </table:table-cell>
          <table:table-cell table:style-name="ce3" office:value-type="string" calcext:value-type="string">
            <text:p>Deltaville imobiliária</text:p>
          </table:table-cell>
          <table:table-cell table:style-name="ce3" office:value-type="string" calcext:value-type="string">
            <text:p>- Terreno no condomínio Brisas!</text:p>
            <text:p>- Realize o sonho de morar no Deltaville!</text:p>
            <text:p>- Segurança, área de lazer e excelente espaço para seus filhos!</text:p>
            <text:p/>
            <text:p>Entre em contato conosco para dúvidas ou mais informações!</text:p>
            <text:p>WhatApp: (48) 9996... ver número - Stefhan Denis Becker</text:p>
            <text:p>Instagram: @deltaville.stefhan</text:p>
          </table:table-cell>
          <table:table-cell table:style-name="ce10" office:value-type="string" calcext:value-type="string">
            <text:p><text:a xlink:href="https://sc.olx.com.br/florianopolis-e-regiao/terrenos/pronto-para-construir-imperdivel-882661333" xlink:type="simple">https://sc.olx.com.br/florianopolis-e-regiao/terrenos/pronto-para-construir-imperdivel-882661333</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0000" calcext:value-type="float">
            <text:p>88160000</text:p>
          </table:table-cell>
          <table:table-cell table:style-name="ce3" office:value-type="string" calcext:value-type="string">
            <text:p>Biguacu</text:p>
          </table:table-cell>
          <table:table-cell table:style-name="ce4" table:number-columns-repeated="2"/>
          <table:table-cell table:style-name="ce11" office:value-type="float" office:value="280" calcext:value-type="float">
            <text:p>R$280</text:p>
          </table:table-cell>
          <table:table-cell table:style-name="ce4"/>
          <table:table-cell table:style-name="ce9" table:formula="of:=[.C327]/[.H327]" office:value-type="currency" office:currency="R$ " office:value="1133.33333333333" calcext:value-type="currency">
            <text:p>R$ 1,133.33</text:p>
          </table:table-cell>
          <table:table-cell table:number-columns-repeated="1009"/>
        </table:table-row>
        <table:table-row table:style-name="ro1">
          <table:table-cell table:style-name="ce3" office:value-type="float" office:value="325" calcext:value-type="float">
            <text:p>325</text:p>
          </table:table-cell>
          <table:table-cell table:style-name="ce3" office:value-type="string" calcext:value-type="string">
            <text:p>12x25, escriturado! 70.000,00 - Bellatorres</text:p>
          </table:table-cell>
          <table:table-cell table:style-name="ce8" office:value-type="currency" office:currency="R$ " office:value="70000" calcext:value-type="currency">
            <text:p>R$ 70,000.00</text:p>
          </table:table-cell>
          <table:table-cell table:style-name="ce3" office:value-type="string" calcext:value-type="string">
            <text:p>Morais imóveis</text:p>
          </table:table-cell>
          <table:table-cell table:style-name="ce3" office:value-type="string" calcext:value-type="string">
            <text:p>Código do anúncio: TE11</text:p>
            <text:p/>
            <text:p>Praia Bellatorres, corretor: Gedielson MoraisTerreno localizado próximo á Eletroferragem Porto.Próximo aos comércios locais, 980 metros do mar;Escriturado, energia elétrica, rua pavimentada, água tratada, rede de internet.Endereço Rua do Peixe EspadaQuadra L6Lote 08BellatorresÁrea do Terreno 12x 25=300,00m²940 Metros do Mar.Orientação Sul.</text:p>
          </table:table-cell>
          <table:table-cell table:style-name="ce10" office:value-type="string" calcext:value-type="string">
            <text:p><text:a xlink:href="https://sc.olx.com.br/florianopolis-e-regiao/terrenos/12x25-escriturado-70-000-00-bellatorres-990105063" xlink:type="simple">https://sc.olx.com.br/florianopolis-e-regiao/terrenos/12x25-escriturado-70-000-00-bellatorres-990105063</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2"/>
          <table:table-cell table:style-name="ce11" office:value-type="float" office:value="0" calcext:value-type="float">
            <text:p>R$0</text:p>
          </table:table-cell>
          <table:table-cell table:style-name="ce11" office:value-type="float" office:value="103" calcext:value-type="float">
            <text:p>R$103</text:p>
          </table:table-cell>
          <table:table-cell table:style-name="ce9" table:formula="of:=[.C328]/[.H328]" office:value-type="currency" office:currency="R$ " office:value="233.333333333333" calcext:value-type="currency">
            <text:p>R$ 233.33</text:p>
          </table:table-cell>
          <table:table-cell table:number-columns-repeated="1009"/>
        </table:table-row>
        <table:table-row table:style-name="ro1">
          <table:table-cell table:style-name="ce3" office:value-type="float" office:value="326" calcext:value-type="float">
            <text:p>326</text:p>
          </table:table-cell>
          <table:table-cell table:style-name="ce3" office:value-type="string" calcext:value-type="string">
            <text:p>Imbituba - Terreno Padrão - Vila Nova Alvorada</text:p>
          </table:table-cell>
          <table:table-cell table:style-name="ce8" office:value-type="currency" office:currency="R$ " office:value="155000" calcext:value-type="currency">
            <text:p>R$ 155,000.00</text:p>
          </table:table-cell>
          <table:table-cell table:style-name="ce3" office:value-type="string" calcext:value-type="string">
            <text:p>Tomaz Imóveis Ltda</text:p>
          </table:table-cell>
          <table:table-cell table:style-name="ce3" office:value-type="string" calcext:value-type="string">
            <text:p>Código do anúncio: 6830752</text:p>
            <text:p/>
            <text:p>Lote de 360 m² escriturado e apto ao financiamento, com excelente localização em Imbituba, litoral de Santa Catarina, rua pavimentada, à 500 metros da praia, poucos minutos do Centro e próximo ao comércio local. Excelente oportunidade para você que deseja construir um belíssimo imóvel em local privilegiado, neste cidade repleta de belezas naturais e com toda a infraestrutura necessária.Não perca essa oportunidade, ligue e agende uma visita com nossos corretores.Esta e outras opções de imóveis você encontra no nosso site www.tomazimoveis.com.br.</text:p>
          </table:table-cell>
          <table:table-cell table:style-name="ce10" office:value-type="string" calcext:value-type="string">
            <text:p><text:a xlink:href="https://sc.olx.com.br/florianopolis-e-regiao/terrenos/imbituba-terreno-padrao-vila-nova-alvorada-993525200" xlink:type="simple">https://sc.olx.com.br/florianopolis-e-regiao/terrenos/imbituba-terreno-padrao-vila-nova-alvorada-993525200</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329]/[.H329]" office:value-type="currency" office:currency="R$ " office:value="430.555555555556" calcext:value-type="currency">
            <text:p>R$ 430.56</text:p>
          </table:table-cell>
          <table:table-cell table:number-columns-repeated="1009"/>
        </table:table-row>
        <table:table-row table:style-name="ro1">
          <table:table-cell table:style-name="ce3" office:value-type="float" office:value="327" calcext:value-type="float">
            <text:p>327</text:p>
          </table:table-cell>
          <table:table-cell table:style-name="ce3" office:value-type="string" calcext:value-type="string">
            <text:p>Terreno Pedra Branca, 473m²</text:p>
          </table:table-cell>
          <table:table-cell table:style-name="ce8" office:value-type="currency" office:currency="R$ " office:value="422940" calcext:value-type="currency">
            <text:p>R$ 422,940.00</text:p>
          </table:table-cell>
          <table:table-cell table:style-name="ce3" office:value-type="string" calcext:value-type="string">
            <text:p>DA PEDRA IMOVEIS LTDA</text:p>
          </table:table-cell>
          <table:table-cell table:style-name="ce3" office:value-type="string" calcext:value-type="string">
            <text:p>Código do anúncio: 8827... ver número</text:p>
            <text:p/>
            <text:p>Cód: 2226Terreno com 473m², em área residencial.Terreno possui 15m² de frente x 31m² de fundos e com viabilidade unifamiliar.Localizado na Cidade Universitária Pedra Branca onde você terá toda a infraestrutura, como lazer com variedade gastronômica, em espaço criativo e cheio de vida num ambiente familiar e ainda com espaço pet para aproveitar com o seu melhor amigo! A Pedra Branca possui Supermercado, farmácias, universidade, centro empresarial, boas escolas e demais comércios, garantindo mais conforto e comodidade a você e toda família.Cód: 2226</text:p>
          </table:table-cell>
          <table:table-cell table:style-name="ce10" office:value-type="string" calcext:value-type="string">
            <text:p><text:a xlink:href="https://sc.olx.com.br/florianopolis-e-regiao/terrenos/terreno-pedra-branca-473m-995925500" xlink:type="simple">https://sc.olx.com.br/florianopolis-e-regiao/terrenos/terreno-pedra-branca-473m-995925500</text:a></text:p>
          </table:table-cell>
          <table:table-cell table:style-name="ce3" office:value-type="string" calcext:value-type="string">
            <text:p>Terrenos</text:p>
          </table:table-cell>
          <table:table-cell table:style-name="ce3" office:value-type="float" office:value="473" calcext:value-type="float">
            <text:p>473</text:p>
          </table:table-cell>
          <table:table-cell table:style-name="ce3" office:value-type="float" office:value="88137270" calcext:value-type="float">
            <text:p>8813727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Avenida Pedra Branca</text:p>
          </table:table-cell>
          <table:table-cell table:number-columns-repeated="2" table:style-name="ce11" office:value-type="float" office:value="0" calcext:value-type="float">
            <text:p>R$0</text:p>
          </table:table-cell>
          <table:table-cell table:style-name="ce9" table:formula="of:=[.C330]/[.H330]" office:value-type="currency" office:currency="R$ " office:value="894.164904862579" calcext:value-type="currency">
            <text:p>R$ 894.16</text:p>
          </table:table-cell>
          <table:table-cell table:number-columns-repeated="1009"/>
        </table:table-row>
        <table:table-row table:style-name="ro1">
          <table:table-cell table:style-name="ce3" office:value-type="float" office:value="328" calcext:value-type="float">
            <text:p>328</text:p>
          </table:table-cell>
          <table:table-cell table:style-name="ce3" office:value-type="string" calcext:value-type="string">
            <text:p>Terreno com viabilidade comercial e residencial aproximadamente 200 metros do mar no bairr</text:p>
          </table:table-cell>
          <table:table-cell table:style-name="ce8" office:value-type="currency" office:currency="R$ " office:value="2050000" calcext:value-type="currency">
            <text:p>R$ 2,050,000.00</text:p>
          </table:table-cell>
          <table:table-cell table:style-name="ce3" office:value-type="string" calcext:value-type="string">
            <text:p>Metta Imobiliária</text:p>
          </table:table-cell>
          <table:table-cell table:style-name="ce3" office:value-type="string" calcext:value-type="string">
            <text:p>Código do anúncio: TE0474</text:p>
            <text:p/>
            <text:p>Terreno a poucos passo do mar, ideal para quem busca terreno para construção de salas comerciais e apartamentos.O TERRENOTerreno com 514 metros quadradosSão 19,43 metros de frente e fundos por 26,46 metros nas laterais.Zoneamento ATR 2.5, serve para hotel, pousada, prédio comercial e ou residencial* * Valor e disponibilidade sujeito a confirmação junto ao proprietário * * -</text:p>
          </table:table-cell>
          <table:table-cell table:style-name="ce10" office:value-type="string" calcext:value-type="string">
            <text:p><text:a xlink:href="https://sc.olx.com.br/florianopolis-e-regiao/terrenos/terreno-com-viabilidade-comercial-e-residencial-aproximadamente-200-metros-do-mar-no-bairr-958444469" xlink:type="simple">https://sc.olx.com.br/florianopolis-e-regiao/terrenos/terreno-com-viabilidade-comercial-e-residencial-aproximadamente-200-metros-do-mar-no-bairr-958444469</text:a></text:p>
          </table:table-cell>
          <table:table-cell table:style-name="ce3" office:value-type="string" calcext:value-type="string">
            <text:p>Terrenos</text:p>
          </table:table-cell>
          <table:table-cell table:style-name="ce3" office:value-type="float" office:value="514" calcext:value-type="float">
            <text:p>514</text:p>
          </table:table-cell>
          <table:table-cell table:style-name="ce3" office:value-type="float" office:value="88058600" calcext:value-type="float">
            <text:p>8805860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Estrada Dom Joao Becker</text:p>
          </table:table-cell>
          <table:table-cell table:number-columns-repeated="2" table:style-name="ce11" office:value-type="float" office:value="0" calcext:value-type="float">
            <text:p>R$0</text:p>
          </table:table-cell>
          <table:table-cell table:style-name="ce9" table:formula="of:=[.C331]/[.H331]" office:value-type="currency" office:currency="R$ " office:value="3988.32684824903" calcext:value-type="currency">
            <text:p>R$ 3,988.33</text:p>
          </table:table-cell>
          <table:table-cell table:number-columns-repeated="1009"/>
        </table:table-row>
        <table:table-row table:style-name="ro1">
          <table:table-cell table:style-name="ce3" office:value-type="float" office:value="329" calcext:value-type="float">
            <text:p>329</text:p>
          </table:table-cell>
          <table:table-cell table:style-name="ce3" office:value-type="string" calcext:value-type="string">
            <text:p>Vendo área com 70.000m², no perímetro urbano</text:p>
          </table:table-cell>
          <table:table-cell table:style-name="ce8" office:value-type="currency" office:currency="R$ " office:value="4500000" calcext:value-type="currency">
            <text:p>R$ 4,500,000.00</text:p>
          </table:table-cell>
          <table:table-cell table:style-name="ce3" office:value-type="string" calcext:value-type="string">
            <text:p>PL Imóveis</text:p>
          </table:table-cell>
          <table:table-cell table:style-name="ce3" office:value-type="string" calcext:value-type="string">
            <text:p>Código do anúncio: 418</text:p>
            <text:p/>
            <text:p>Vendo área com 70.000m², no perímetro urbano, plana, em ótima localização, ideal para loteamento ou implantação de industria.</text:p>
          </table:table-cell>
          <table:table-cell table:style-name="ce10" office:value-type="string" calcext:value-type="string">
            <text:p><text:a xlink:href="https://sc.olx.com.br/florianopolis-e-regiao/terrenos/vendo-area-com-70-000m-no-perimetro-urbano-994189944" xlink:type="simple">https://sc.olx.com.br/florianopolis-e-regiao/terrenos/vendo-area-com-70-000m-no-perimetro-urbano-994189944</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200000" calcext:value-type="float">
            <text:p>88200000</text:p>
          </table:table-cell>
          <table:table-cell table:style-name="ce3" office:value-type="string" calcext:value-type="string">
            <text:p>Tijucas</text:p>
          </table:table-cell>
          <table:table-cell table:style-name="ce4" table:number-columns-repeated="4"/>
          <table:table-cell table:style-name="ce9" table:formula="of:=[.C332]/[.H332]" office:value-type="string" office:string-value="" calcext:value-type="error">
            <text:p>#DIV/0!</text:p>
          </table:table-cell>
          <table:table-cell table:number-columns-repeated="1009"/>
        </table:table-row>
        <table:table-row table:style-name="ro1">
          <table:table-cell table:style-name="ce3" office:value-type="float" office:value="330" calcext:value-type="float">
            <text:p>330</text:p>
          </table:table-cell>
          <table:table-cell table:style-name="ce3" office:value-type="string" calcext:value-type="string">
            <text:p>Lote/Terreno em condomínio fechado com Escritura Pública no Red Park.</text:p>
          </table:table-cell>
          <table:table-cell table:style-name="ce8" office:value-type="currency" office:currency="R$ " office:value="327000" calcext:value-type="currency">
            <text:p>R$ 327,000.00</text:p>
          </table:table-cell>
          <table:table-cell table:style-name="ce3" office:value-type="string" calcext:value-type="string">
            <text:p>Vânia Fátima Bonfante</text:p>
          </table:table-cell>
          <table:table-cell table:style-name="ce3" office:value-type="string" calcext:value-type="string">
            <text:p>Código do anúncio: 2616D</text:p>
            <text:p/>
            <text:p> RED PARK - CONDOMÍNIO ILHA DAS LARANJEIRAS - LOTE 39 - TERRENO PLANO COM FRENTE OESTE medindo 375m² sendo 15m de frente por 25m de profundidade. </text:p>
            <text:p>  </text:p>
            <text:p> Plano Diretor - Fpolis: </text:p>
            <text:p> Terreno localizado em área ARP 2.4. </text:p>
            <text:p> Taxa de ocupação máximo do terreno de 40%  por pavimento, sendo permitido até 02 pavimentos.  </text:p>
            <text:p> Permitido somente construção individual  com metragem mínima de 150m² e edícula com os devidos recuos. </text:p>
            <text:p>  </text:p>
            <text:p> ESCRITURA PÚBLICA DE PROPRIEDADE COM POSSIBILIDADE DE  FINANCIAMENTO BANCÁRIO. </text:p>
            <text:p>  </text:p>
            <text:p> CARACTERÍSTICAS DO CONDOMÍNIO: </text:p>
            <text:p>  </text:p>
            <text:p> O Red divide-se em 04 condomínios fechados  e com áreas de lazer independentes, sendo 1° a Ilha do Coral, depois Ilha das Laranjeiras, Ilha do Francês e Ilha do Arvoredo. </text:p>
            <text:p>  </text:p>
            <text:p> A Ilha das Laranjeiras dispõe de ruas padronizadas livres de alagamento, estação de tratamento de esgoto, piscina adulto e infantil com rede de vôlei e espreguiçadeiras, salão de festas equipado com terraço, quadra de esportes, playground e guarita de segurança. </text:p>
            <text:p>  </text:p>
            <text:p> LOCALIZAÇÃO E DISTÂNCIAS DO IMÓVEL:  </text:p>
            <text:p>  </text:p>
            <text:p> O Red Park tem seu principal acesso pela Rua Cândido Pereira dos Anjos ( Travessão), com saída direta até a Rodovia João Gualberto Soares que liga o Rio Vermelho de Ingleses até a Lagoa da Conceição.  </text:p>
            <text:p>  </text:p>
            <text:p> - 280m do lote até a guarita de segurança. </text:p>
            <text:p> - 1250m do lote até a entrada do Red Park. </text:p>
            <text:p> - 1000m até a entrada da trilha para a Praia do Moçambique. </text:p>
            <text:p> - 1800m do mar em linha reta. </text:p>
            <text:p> - 1300m até mercado, farmácia, pizzaria, queijaria e sacolão de verduras. </text:p>
            <text:p> - 1300m até o ponto de ônibus coletivo e executivo. </text:p>
            <text:p> - 1400m até boa padaria. </text:p>
            <text:p> - 1700m até a Rodovia João Gualberto Soares. </text:p>
            <text:p> - 1900m até a escola particular Expressão. </text:p>
            <text:p> - 3500m até a ampla área comercial de Ingleses.</text:p>
          </table:table-cell>
          <table:table-cell table:style-name="ce10" office:value-type="string" calcext:value-type="string">
            <text:p><text:a xlink:href="https://sc.olx.com.br/florianopolis-e-regiao/terrenos/lote-terreno-em-condominio-fechado-com-escritura-publica-no-red-park-980996938" xlink:type="simple">https://sc.olx.com.br/florianopolis-e-regiao/terrenos/lote-terreno-em-condominio-fechado-com-escritura-publica-no-red-park-980996938</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060292" calcext:value-type="float">
            <text:p>88060292</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Avenida Red Park</text:p>
          </table:table-cell>
          <table:table-cell table:style-name="ce11" office:value-type="float" office:value="550" calcext:value-type="float">
            <text:p>R$550</text:p>
          </table:table-cell>
          <table:table-cell table:style-name="ce11" office:value-type="float" office:value="400" calcext:value-type="float">
            <text:p>R$400</text:p>
          </table:table-cell>
          <table:table-cell table:style-name="ce9" table:formula="of:=[.C333]/[.H333]" office:value-type="currency" office:currency="R$ " office:value="872" calcext:value-type="currency">
            <text:p>R$ 872.00</text:p>
          </table:table-cell>
          <table:table-cell table:number-columns-repeated="1009"/>
        </table:table-row>
        <table:table-row table:style-name="ro1">
          <table:table-cell table:style-name="ce3" office:value-type="float" office:value="331" calcext:value-type="float">
            <text:p>331</text:p>
          </table:table-cell>
          <table:table-cell table:style-name="ce3" office:value-type="string" calcext:value-type="string">
            <text:p>Terreno - Palhoça SC</text:p>
          </table:table-cell>
          <table:table-cell table:style-name="ce8" office:value-type="currency" office:currency="R$ " office:value="160000" calcext:value-type="currency">
            <text:p>R$ 160,000.00</text:p>
          </table:table-cell>
          <table:table-cell table:style-name="ce3" office:value-type="string" calcext:value-type="string">
            <text:p>Imóveis Roque Ltda ME</text:p>
          </table:table-cell>
          <table:table-cell table:style-name="ce3" office:value-type="string" calcext:value-type="string">
            <text:p>Código do anúncio: 1680</text:p>
            <text:p/>
            <text:p>* Próximo a escola, Shopping e Prefeitura; </text:p>
            <text:p>  </text:p>
            <text:p> * Próximo a padaria, mercado e comércio em geral; </text:p>
            <text:p>  </text:p>
            <text:p> * Ótima localização; </text:p>
            <text:p>  </text:p>
            <text:p> * Pequeno declive;</text:p>
          </table:table-cell>
          <table:table-cell table:style-name="ce10" office:value-type="string" calcext:value-type="string">
            <text:p><text:a xlink:href="https://sc.olx.com.br/florianopolis-e-regiao/terrenos/terreno-palhoca-sc-989209344" xlink:type="simple">https://sc.olx.com.br/florianopolis-e-regiao/terrenos/terreno-palhoca-sc-989209344</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132240" calcext:value-type="float">
            <text:p>88132240</text:p>
          </table:table-cell>
          <table:table-cell table:style-name="ce3" office:value-type="string" calcext:value-type="string">
            <text:p>Palhoca</text:p>
          </table:table-cell>
          <table:table-cell table:style-name="ce3" office:value-type="string" calcext:value-type="string">
            <text:p>Passa Vinte</text:p>
          </table:table-cell>
          <table:table-cell table:style-name="ce3" office:value-type="string" calcext:value-type="string">
            <text:p>Rua Monte Verde</text:p>
          </table:table-cell>
          <table:table-cell table:style-name="ce4" table:number-columns-repeated="2"/>
          <table:table-cell table:style-name="ce9" table:formula="of:=[.C334]/[.H334]" office:value-type="currency" office:currency="R$ " office:value="426.666666666667" calcext:value-type="currency">
            <text:p>R$ 426.67</text:p>
          </table:table-cell>
          <table:table-cell table:number-columns-repeated="1009"/>
        </table:table-row>
        <table:table-row table:style-name="ro1">
          <table:table-cell table:style-name="ce3" office:value-type="float" office:value="332" calcext:value-type="float">
            <text:p>332</text:p>
          </table:table-cell>
          <table:table-cell table:style-name="ce3" office:value-type="string" calcext:value-type="string">
            <text:p>Imbituba - Terreno Padrão - Arroio do Rosa</text:p>
          </table:table-cell>
          <table:table-cell table:style-name="ce8" office:value-type="currency" office:currency="R$ " office:value="106000" calcext:value-type="currency">
            <text:p>R$ 106,000.00</text:p>
          </table:table-cell>
          <table:table-cell table:style-name="ce3" office:value-type="string" calcext:value-type="string">
            <text:p>Tomaz Imóveis Ltda</text:p>
          </table:table-cell>
          <table:table-cell table:style-name="ce3" office:value-type="string" calcext:value-type="string">
            <text:p>Código do anúncio: 6830763</text:p>
            <text:p/>
            <text:p>Lote à poucos metros da lagoa, em Imbituba, litoral de Santa Catarina.Lote em Imbituba, litoral de Santa Catarina, excelente localização, à 2 km da belíssima Lagoa Doce, com fácil acesso acesso a BR 101 e a todas as praias e lagoas da região. O lote já possui água e energia elétrica instalados e conta com uma área total de 360 m². Excelente oportunidade para você que deseja construir/investir em um local seguro e acolhedor, no Litoral Sul Catarinense, berço de belas maravilhas naturais.Não perca essa chance, ligue e agende uma visita com um de nossos corretores.Esta e outras opções você encontra no nosso site www.tomazimoveis.com.br.</text:p>
          </table:table-cell>
          <table:table-cell table:style-name="ce10" office:value-type="string" calcext:value-type="string">
            <text:p><text:a xlink:href="https://sc.olx.com.br/florianopolis-e-regiao/terrenos/imbituba-terreno-padrao-arroio-do-rosa-993525184" xlink:type="simple">https://sc.olx.com.br/florianopolis-e-regiao/terrenos/imbituba-terreno-padrao-arroio-do-rosa-993525184</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335]/[.H335]" office:value-type="currency" office:currency="R$ " office:value="294.444444444444" calcext:value-type="currency">
            <text:p>R$ 294.44</text:p>
          </table:table-cell>
          <table:table-cell table:number-columns-repeated="1009"/>
        </table:table-row>
        <table:table-row table:style-name="ro1">
          <table:table-cell table:style-name="ce3" office:value-type="float" office:value="333" calcext:value-type="float">
            <text:p>333</text:p>
          </table:table-cell>
          <table:table-cell table:style-name="ce3" office:value-type="string" calcext:value-type="string">
            <text:p>Imbituba - Terreno Padrão - Aracatuba</text:p>
          </table:table-cell>
          <table:table-cell table:style-name="ce8" office:value-type="currency" office:currency="R$ " office:value="70000" calcext:value-type="currency">
            <text:p>R$ 70,000.00</text:p>
          </table:table-cell>
          <table:table-cell table:style-name="ce3" office:value-type="string" calcext:value-type="string">
            <text:p>Tomaz Imóveis Ltda</text:p>
          </table:table-cell>
          <table:table-cell table:style-name="ce3" office:value-type="string" calcext:value-type="string">
            <text:p>Código do anúncio: 6830701</text:p>
            <text:p/>
            <text:p>Lote de 180 m² a venda em Imbituba Litoral de Santa Catarina, com uma ótima localização, estando a 1,5 km da lagoa do Quintino e com um fácil acesso a BR 101. Perfeito para quem quer construir/investir em uma cidade com belezas naturais. Não perca a oportunidade, ligue e agende uma visita com um de nossos corretores imobiliários.Essa e outras opções de imóveis você encontra no nosso site https://www.tomazimoveis.com.br/.</text:p>
          </table:table-cell>
          <table:table-cell table:style-name="ce10" office:value-type="string" calcext:value-type="string">
            <text:p><text:a xlink:href="https://sc.olx.com.br/florianopolis-e-regiao/terrenos/imbituba-terreno-padrao-aracatuba-992080756" xlink:type="simple">https://sc.olx.com.br/florianopolis-e-regiao/terrenos/imbituba-terreno-padrao-aracatuba-992080756</text:a></text:p>
          </table:table-cell>
          <table:table-cell table:style-name="ce3" office:value-type="string" calcext:value-type="string">
            <text:p>Terrenos</text:p>
          </table:table-cell>
          <table:table-cell table:style-name="ce3" office:value-type="float" office:value="180" calcext:value-type="float">
            <text:p>18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336]/[.H336]" office:value-type="currency" office:currency="R$ " office:value="388.888888888889" calcext:value-type="currency">
            <text:p>R$ 388.89</text:p>
          </table:table-cell>
          <table:table-cell table:number-columns-repeated="1009"/>
        </table:table-row>
        <table:table-row table:style-name="ro1">
          <table:table-cell table:style-name="ce3" office:value-type="float" office:value="334" calcext:value-type="float">
            <text:p>334</text:p>
          </table:table-cell>
          <table:table-cell table:style-name="ce3" office:value-type="string" calcext:value-type="string">
            <text:p>Terreno bem localizado no Guairacá. Fica aproximadamente a 100 metros do mar</text:p>
          </table:table-cell>
          <table:table-cell table:style-name="ce8" office:value-type="currency" office:currency="R$ " office:value="80000" calcext:value-type="currency">
            <text:p>R$ 80,000.00</text:p>
          </table:table-cell>
          <table:table-cell table:style-name="ce3" office:value-type="string" calcext:value-type="string">
            <text:p>Paulo C. Haupenthal</text:p>
          </table:table-cell>
          <table:table-cell table:style-name="ce3" office:value-type="string" calcext:value-type="string">
            <text:p>Código do anúncio: TE0061</text:p>
            <text:p/>
            <text:p>Terreno bem localizado no Guairacá. </text:p>
            <text:p> Fica aproximadamente a 100 metros do mar. -</text:p>
          </table:table-cell>
          <table:table-cell table:style-name="ce10" office:value-type="string" calcext:value-type="string">
            <text:p><text:a xlink:href="https://sc.olx.com.br/florianopolis-e-regiao/terrenos/terreno-bem-localizado-no-guairaca-fica-aproximadamente-a-100-metros-do-mar-964188843" xlink:type="simple">https://sc.olx.com.br/florianopolis-e-regiao/terrenos/terreno-bem-localizado-no-guairaca-fica-aproximadamente-a-100-metros-do-mar-964188843</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14000" calcext:value-type="float">
            <text:p>88914000</text:p>
          </table:table-cell>
          <table:table-cell table:style-name="ce3" office:value-type="string" calcext:value-type="string">
            <text:p>Balneario Arroio do Silva</text:p>
          </table:table-cell>
          <table:table-cell table:style-name="ce4" table:number-columns-repeated="4"/>
          <table:table-cell table:style-name="ce9" table:formula="of:=[.C337]/[.H337]" office:value-type="currency" office:currency="R$ " office:value="266.666666666667" calcext:value-type="currency">
            <text:p>R$ 266.67</text:p>
          </table:table-cell>
          <table:table-cell table:number-columns-repeated="1009"/>
        </table:table-row>
        <table:table-row table:style-name="ro1">
          <table:table-cell table:style-name="ce3" office:value-type="float" office:value="335" calcext:value-type="float">
            <text:p>335</text:p>
          </table:table-cell>
          <table:table-cell table:style-name="ce3" office:value-type="string" calcext:value-type="string">
            <text:p>TERRENOSÃO JOSÉ</text:p>
          </table:table-cell>
          <table:table-cell table:style-name="ce8" office:value-type="currency" office:currency="R$ " office:value="1200000" calcext:value-type="currency">
            <text:p>R$ 1,200,000.00</text:p>
          </table:table-cell>
          <table:table-cell table:style-name="ce3" office:value-type="string" calcext:value-type="string">
            <text:p>Estillo Imóveis Creci 6252-J</text:p>
          </table:table-cell>
          <table:table-cell table:style-name="ce3" office:value-type="string" calcext:value-type="string">
            <text:p>Código do anúncio: TE00002</text:p>
            <text:p/>
            <text:p>Extraordinária área com 22.761,38 m² dentro do perímetro, localizada na Ponta de Baixo em São José, fazendo frente na extensão de 27,22 m², quebrada em três lances, medindo o primeiro 91,00 m², o segundo 22,00 m²e o terceiro 425,40 m². </text:p>
            <text:p>  </text:p>
            <text:p> Possui viabilidade para prédio com 04 pavimentos com lote mínimo de 360 m², sendo também uma ótima opção para galpão e moradia. </text:p>
            <text:p>  </text:p>
            <text:p> Aceita financiamento! </text:p>
            <text:p> Fale conosco: -</text:p>
          </table:table-cell>
          <table:table-cell table:style-name="ce10" office:value-type="string" calcext:value-type="string">
            <text:p><text:a xlink:href="https://sc.olx.com.br/florianopolis-e-regiao/terrenos/terrenosao-jose-929403629" xlink:type="simple">https://sc.olx.com.br/florianopolis-e-regiao/terrenos/terrenosao-jose-929403629</text:a></text:p>
          </table:table-cell>
          <table:table-cell table:style-name="ce3" office:value-type="string" calcext:value-type="string">
            <text:p>Terrenos</text:p>
          </table:table-cell>
          <table:table-cell table:style-name="ce3" office:value-type="float" office:value="22761" calcext:value-type="float">
            <text:p>22761</text:p>
          </table:table-cell>
          <table:table-cell table:style-name="ce3" office:value-type="float" office:value="88103245" calcext:value-type="float">
            <text:p>88103245</text:p>
          </table:table-cell>
          <table:table-cell table:style-name="ce3" office:value-type="string" calcext:value-type="string">
            <text:p>Sao Jose</text:p>
          </table:table-cell>
          <table:table-cell table:style-name="ce3" office:value-type="string" calcext:value-type="string">
            <text:p>Centro</text:p>
          </table:table-cell>
          <table:table-cell table:style-name="ce3" office:value-type="string" calcext:value-type="string">
            <text:p>Rua Frederico Afonso - ate 4247/4248</text:p>
          </table:table-cell>
          <table:table-cell table:style-name="ce4"/>
          <table:table-cell table:style-name="ce11" office:value-type="float" office:value="6059" calcext:value-type="float">
            <text:p>R$6,059</text:p>
          </table:table-cell>
          <table:table-cell table:style-name="ce9" table:formula="of:=[.C338]/[.H338]" office:value-type="currency" office:currency="R$ " office:value="52.7217609068143" calcext:value-type="currency">
            <text:p>R$ 52.72</text:p>
          </table:table-cell>
          <table:table-cell table:number-columns-repeated="1009"/>
        </table:table-row>
        <table:table-row table:style-name="ro1">
          <table:table-cell table:style-name="ce3" office:value-type="float" office:value="336" calcext:value-type="float">
            <text:p>336</text:p>
          </table:table-cell>
          <table:table-cell table:style-name="ce3" office:value-type="string" calcext:value-type="string">
            <text:p>Terreno-em-Condominio-para-Venda-em-Ingleses-do-Rio-Vermelho-Florianopolis-SC</text:p>
          </table:table-cell>
          <table:table-cell table:style-name="ce8" office:value-type="currency" office:currency="R$ " office:value="600000" calcext:value-type="currency">
            <text:p>R$ 600,000.00</text:p>
          </table:table-cell>
          <table:table-cell table:style-name="ce3" office:value-type="string" calcext:value-type="string">
            <text:p>JB Imóveis</text:p>
          </table:table-cell>
          <table:table-cell table:style-name="ce3" office:value-type="string" calcext:value-type="string">
            <text:p>Código do anúncio: 167</text:p>
            <text:p/>
            <text:p>RESPIRE FELICIDADEO Jardim Ingleses foi projetado para que seus moradores tenham o conforto de viver em terrenos com infraestrutura completa, em uma área exclusiva para servir de base para construção da casa dos seus sonhos. Localizado na praia dos Ingleses, um dos lugares mais lindos de Florianópolis, o condomínio Jardim Ingleses consolidado traz ao seu alcance toda a harmonia que a vida em natureza pode proporcionar à sua família. As primeiras casas já estão sendo construídas.INGLESESO destino perfeito para uma vida completa.Ingleses está localizado ao norte da Ilha de Florianópolis, a 35 quilômetros do Centro. Conta com mais de 15 mil moradores permanentes, sendo considerado uma verdadeira cidade independente, desenvolvida e autossuficiente.Na praia também estão concentrados grande parte dos imóveis para locação de temporada da cidade.A região possui infraestrutura completa. É possível encontrar escola, farmácia, agência bancárias, delegacias, correio, conveniências, livrarias e lojas de diversos segmentos.Na área gastronômica, as opções são variadas, com restaurantes na areia da praia, no centrinho e em áreas mais exclusivas.Com aproximadamente 5 km de extensão, ampla faixa de areia e águas mornas durante o verão, sua praia é uma das mais procuradas por turistas estrangeiros. Na ponta leste, dunas revelam uma vista encantadora. O local também é bastante procurado por praticantes de sandboard e de mergulho.es de sandboard e de mergulho.A JB IMÒVEIS CONTA COM UMA EQUIPE DE CORRETORES ESPECIALIZADOS PRONTOS PARA LHE ATENDER!ENTRE EM CONTATOE AGENDE UMA VISITA! Chave do anúncio: RCotkh4m2Qu0EDBI</text:p>
          </table:table-cell>
          <table:table-cell table:style-name="ce10" office:value-type="string" calcext:value-type="string">
            <text:p><text:a xlink:href="https://sc.olx.com.br/florianopolis-e-regiao/terrenos/terreno-em-condominio-para-venda-em-ingleses-do-rio-vermelho-florianopolis-sc-924926091" xlink:type="simple">https://sc.olx.com.br/florianopolis-e-regiao/terrenos/terreno-em-condominio-para-venda-em-ingleses-do-rio-vermelho-florianopolis-sc-924926091</text:a></text:p>
          </table:table-cell>
          <table:table-cell table:style-name="ce3" office:value-type="string" calcext:value-type="string">
            <text:p>Terrenos</text:p>
          </table:table-cell>
          <table:table-cell table:style-name="ce4"/>
          <table:table-cell table:style-name="ce3" office:value-type="float" office:value="88058648" calcext:value-type="float">
            <text:p>88058648</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Tres Marias</text:p>
          </table:table-cell>
          <table:table-cell table:number-columns-repeated="2" table:style-name="ce11" office:value-type="float" office:value="0" calcext:value-type="float">
            <text:p>R$0</text:p>
          </table:table-cell>
          <table:table-cell table:style-name="ce9" table:formula="of:=[.C339]/[.H339]" office:value-type="string" office:string-value="" calcext:value-type="error">
            <text:p>#DIV/0!</text:p>
          </table:table-cell>
          <table:table-cell table:number-columns-repeated="1009"/>
        </table:table-row>
        <table:table-row table:style-name="ro1">
          <table:table-cell table:style-name="ce3" office:value-type="float" office:value="337" calcext:value-type="float">
            <text:p>337</text:p>
          </table:table-cell>
          <table:table-cell table:style-name="ce3" office:value-type="string" calcext:value-type="string">
            <text:p><text:s/>bairro floresta, Criciúma</text:p>
          </table:table-cell>
          <table:table-cell table:style-name="ce8" office:value-type="currency" office:currency="R$ " office:value="125000" calcext:value-type="currency">
            <text:p>R$ 125,000.00</text:p>
          </table:table-cell>
          <table:table-cell table:style-name="ce3" office:value-type="string" calcext:value-type="string">
            <text:p>JOÃO PAULO OLIVEIRA CRECI 34859</text:p>
          </table:table-cell>
          <table:table-cell table:style-name="ce3" office:value-type="string" calcext:value-type="string">
            <text:p/>
            <text:p/>
            <text:p>Tire suas dúvidas 9994... ver número</text:p>
            <text:p/>
          </table:table-cell>
          <table:table-cell table:style-name="ce10" office:value-type="string" calcext:value-type="string">
            <text:p><text:a xlink:href="https://sc.olx.com.br/florianopolis-e-regiao/terrenos/bairro-floresta-criciuma-543553514" xlink:type="simple">https://sc.olx.com.br/florianopolis-e-regiao/terrenos/bairro-floresta-criciuma-543553514</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801510" calcext:value-type="float">
            <text:p>88801510</text:p>
          </table:table-cell>
          <table:table-cell table:style-name="ce3" office:value-type="string" calcext:value-type="string">
            <text:p>Criciuma</text:p>
          </table:table-cell>
          <table:table-cell table:style-name="ce3" office:value-type="string" calcext:value-type="string">
            <text:p>Centro</text:p>
          </table:table-cell>
          <table:table-cell table:style-name="ce3" office:value-type="string" calcext:value-type="string">
            <text:p>Rua Marcelo Lodetti</text:p>
          </table:table-cell>
          <table:table-cell table:style-name="ce4" table:number-columns-repeated="2"/>
          <table:table-cell table:style-name="ce9" table:formula="of:=[.C340]/[.H340]" office:value-type="currency" office:currency="R$ " office:value="347.222222222222" calcext:value-type="currency">
            <text:p>R$ 347.22</text:p>
          </table:table-cell>
          <table:table-cell table:number-columns-repeated="1009"/>
        </table:table-row>
        <table:table-row table:style-name="ro1">
          <table:table-cell table:style-name="ce3" office:value-type="float" office:value="338" calcext:value-type="float">
            <text:p>338</text:p>
          </table:table-cell>
          <table:table-cell table:style-name="ce3" office:value-type="string" calcext:value-type="string">
            <text:p>Terreno em Balneário Gaivota - SC</text:p>
          </table:table-cell>
          <table:table-cell table:style-name="ce8" office:value-type="currency" office:currency="R$ " office:value="60000" calcext:value-type="currency">
            <text:p>R$ 60,000.00</text:p>
          </table:table-cell>
          <table:table-cell table:style-name="ce3" office:value-type="string" calcext:value-type="string">
            <text:p>Morais imóveis</text:p>
          </table:table-cell>
          <table:table-cell table:style-name="ce3" office:value-type="string" calcext:value-type="string">
            <text:p>Código do anúncio: 006</text:p>
            <text:p/>
            <text:p>Terreno em Balneário Gaivota - SC </text:p>
            <text:p>  </text:p>
            <text:p> Localização: Santa Fé </text:p>
            <text:p>  </text:p>
            <text:p> Metragem: 12x25 </text:p>
            <text:p>  </text:p>
            <text:p> Posição solar: Norte </text:p>
            <text:p>  </text:p>
            <text:p> Distância do mar: 950 metros  </text:p>
            <text:p>  </text:p>
            <text:p> Documento: escritura </text:p>
            <text:p>  </text:p>
            <text:p> Valor: R$ 60.000,00</text:p>
          </table:table-cell>
          <table:table-cell table:style-name="ce10" office:value-type="string" calcext:value-type="string">
            <text:p><text:a xlink:href="https://sc.olx.com.br/florianopolis-e-regiao/terrenos/terreno-em-balneario-gaivota-sc-915084311" xlink:type="simple">https://sc.olx.com.br/florianopolis-e-regiao/terrenos/terreno-em-balneario-gaivota-sc-915084311</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150" calcext:value-type="float">
            <text:p>R$150</text:p>
          </table:table-cell>
          <table:table-cell table:style-name="ce9" table:formula="of:=[.C341]/[.H341]" office:value-type="string" office:string-value="" calcext:value-type="error">
            <text:p>#DIV/0!</text:p>
          </table:table-cell>
          <table:table-cell table:number-columns-repeated="1009"/>
        </table:table-row>
        <table:table-row table:style-name="ro1">
          <table:table-cell table:style-name="ce3" office:value-type="float" office:value="339" calcext:value-type="float">
            <text:p>339</text:p>
          </table:table-cell>
          <table:table-cell table:style-name="ce3" office:value-type="string" calcext:value-type="string">
            <text:p>Terreno a venda na Lagoa da Tapera, Passo de Torres</text:p>
          </table:table-cell>
          <table:table-cell table:style-name="ce8" office:value-type="currency" office:currency="R$ " office:value="55000" calcext:value-type="currency">
            <text:p>R$ 55,000.00</text:p>
          </table:table-cell>
          <table:table-cell table:style-name="ce3" office:value-type="string" calcext:value-type="string">
            <text:p>Morais imóveis</text:p>
          </table:table-cell>
          <table:table-cell table:style-name="ce3" office:value-type="string" calcext:value-type="string">
            <text:p>Código do anúncio: 034</text:p>
            <text:p/>
            <text:p>Terreno localizado no Passo de Torres - SC </text:p>
            <text:p>  </text:p>
            <text:p> Localização: Lagoa da Tapera </text:p>
            <text:p>  </text:p>
            <text:p> Distancia da Lagoa: 50 metros </text:p>
            <text:p>  </text:p>
            <text:p> Distancia do mar: 1.200 metros </text:p>
            <text:p>  </text:p>
            <text:p> Posição solar: Oeste </text:p>
            <text:p>  </text:p>
            <text:p> Documento: Escritura </text:p>
            <text:p>  </text:p>
            <text:p> Valor: R$ 55.000,00</text:p>
          </table:table-cell>
          <table:table-cell table:style-name="ce10" office:value-type="string" calcext:value-type="string">
            <text:p><text:a xlink:href="https://sc.olx.com.br/florianopolis-e-regiao/terrenos/terreno-a-venda-na-lagoa-da-tapera-passo-de-torres-917559260" xlink:type="simple">https://sc.olx.com.br/florianopolis-e-regiao/terrenos/terreno-a-venda-na-lagoa-da-tapera-passo-de-torres-917559260</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160" calcext:value-type="float">
            <text:p>R$160</text:p>
          </table:table-cell>
          <table:table-cell table:style-name="ce9" table:formula="of:=[.C342]/[.H342]" office:value-type="string" office:string-value="" calcext:value-type="error">
            <text:p>#DIV/0!</text:p>
          </table:table-cell>
          <table:table-cell table:number-columns-repeated="1009"/>
        </table:table-row>
        <table:table-row table:style-name="ro1">
          <table:table-cell table:style-name="ce3" office:value-type="float" office:value="340" calcext:value-type="float">
            <text:p>340</text:p>
          </table:table-cell>
          <table:table-cell table:style-name="ce3" office:value-type="string" calcext:value-type="string">
            <text:p>Terreno, 721 m², à venda por R$ 920.000 pé na areia Florianópolis</text:p>
          </table:table-cell>
          <table:table-cell table:style-name="ce8" office:value-type="currency" office:currency="R$ " office:value="920000" calcext:value-type="currency">
            <text:p>R$ 920,000.00</text:p>
          </table:table-cell>
          <table:table-cell table:style-name="ce3" office:value-type="string" calcext:value-type="string">
            <text:p>KALEO AMANTEA</text:p>
          </table:table-cell>
          <table:table-cell table:style-name="ce3" office:value-type="string" calcext:value-type="string">
            <text:p>Código do anúncio: TE0423</text:p>
            <text:p/>
            <text:p>Viabilidade área turística residencial 2.5 </text:p>
            <text:p>  </text:p>
            <text:p> More num cartão postal! </text:p>
            <text:p>  </text:p>
            <text:p> Terreno com vista deslumbrante para o mar e para a tranquila praia. Imóvel cercado, acesso pavimentado, disponibilidade no local de redes de água, elétrica e telefônica, coleta de lixo, iluminação pública, passeio público. Ideal para construção de uma bela casa ou pousada. Pé na areia . </text:p>
            <text:p>  </text:p>
            <text:p> *Terreno possui uma casa de madeira e uma edícula de alvenaria. </text:p>
            <text:p>  </text:p>
            <text:p>  </text:p>
            <text:p> Corretor: Kaleo Amantea Fernandes (43) 9 9955 76 27 fone/zap </text:p>
            <text:p> CRECI 43128 F</text:p>
          </table:table-cell>
          <table:table-cell table:style-name="ce10" office:value-type="string" calcext:value-type="string">
            <text:p><text:a xlink:href="https://sc.olx.com.br/florianopolis-e-regiao/terrenos/terreno-721-m-a-venda-por-r-920-000-pe-na-areia-florianopolis-940473699" xlink:type="simple">https://sc.olx.com.br/florianopolis-e-regiao/terrenos/terreno-721-m-a-venda-por-r-920-000-pe-na-areia-florianopolis-940473699</text:a></text:p>
          </table:table-cell>
          <table:table-cell table:style-name="ce3" office:value-type="string" calcext:value-type="string">
            <text:p>Terrenos</text:p>
          </table:table-cell>
          <table:table-cell table:style-name="ce3" office:value-type="float" office:value="721" calcext:value-type="float">
            <text:p>721</text:p>
          </table:table-cell>
          <table:table-cell table:style-name="ce3" office:value-type="float" office:value="88064000" calcext:value-type="float">
            <text:p>88064000</text:p>
          </table:table-cell>
          <table:table-cell table:style-name="ce3" office:value-type="string" calcext:value-type="string">
            <text:p>Florianopolis</text:p>
          </table:table-cell>
          <table:table-cell table:style-name="ce3" office:value-type="string" calcext:value-type="string">
            <text:p>Ribeirao da Ilha</text:p>
          </table:table-cell>
          <table:table-cell table:style-name="ce3" office:value-type="string" calcext:value-type="string">
            <text:p>Rodovia Baldicero Filomeno - ate 2748/2749</text:p>
          </table:table-cell>
          <table:table-cell table:style-name="ce4" table:number-columns-repeated="2"/>
          <table:table-cell table:style-name="ce9" table:formula="of:=[.C343]/[.H343]" office:value-type="currency" office:currency="R$ " office:value="1276.00554785021" calcext:value-type="currency">
            <text:p>R$ 1,276.01</text:p>
          </table:table-cell>
          <table:table-cell table:number-columns-repeated="1009"/>
        </table:table-row>
        <table:table-row table:style-name="ro1">
          <table:table-cell table:style-name="ce3" office:value-type="float" office:value="341" calcext:value-type="float">
            <text:p>341</text:p>
          </table:table-cell>
          <table:table-cell table:style-name="ce3" office:value-type="string" calcext:value-type="string">
            <text:p>Oportunidade para investir ! Terreno comercial à venda com projeto, Córrego Grande, Floria</text:p>
          </table:table-cell>
          <table:table-cell table:style-name="ce8" office:value-type="currency" office:currency="R$ " office:value="2600000" calcext:value-type="currency">
            <text:p>R$ 2,600,000.00</text:p>
          </table:table-cell>
          <table:table-cell table:style-name="ce3" office:value-type="string" calcext:value-type="string">
            <text:p>Roberto Celeste Corretor</text:p>
          </table:table-cell>
          <table:table-cell table:style-name="ce3" office:value-type="string" calcext:value-type="string">
            <text:p>Código do anúncio: TE0053</text:p>
            <text:p/>
            <text:p>Excelente Oportunidade  Para Investidores !Próximo as  grandes universidades  UFSC e UDESC (públicas) e a SOCIESC (privada), ao lado de escolas e comércio em geral .Amplo terreno, totalmente plano com 1686 m2 sendo 38 metros de frente .Projeto para 05 lojas térreas  frente para rua e 30 Studios (loft) com 30 m2 .Cálculo de retorno mínimo aproximado de R$ 60.000,00/ mês.Viabilidade ARM 2,5 (Área Residencial Mista  sendo 2 pavimentos e 50 % taxa de ocupação)Viabilidade para clinicas, laboratório , etc.Escolas de ensino infantil, fundamental e superior -</text:p>
          </table:table-cell>
          <table:table-cell table:style-name="ce10" office:value-type="string" calcext:value-type="string">
            <text:p><text:a xlink:href="https://sc.olx.com.br/florianopolis-e-regiao/terrenos/oportunidade-para-investir-terreno-comercial-a-venda-com-projeto-corrego-grande-floria-996988622" xlink:type="simple">https://sc.olx.com.br/florianopolis-e-regiao/terrenos/oportunidade-para-investir-terreno-comercial-a-venda-com-projeto-corrego-grande-floria-996988622</text:a></text:p>
          </table:table-cell>
          <table:table-cell table:style-name="ce3" office:value-type="string" calcext:value-type="string">
            <text:p>Terrenos</text:p>
          </table:table-cell>
          <table:table-cell table:style-name="ce3" office:value-type="float" office:value="1686" calcext:value-type="float">
            <text:p>1686</text:p>
          </table:table-cell>
          <table:table-cell table:style-name="ce3" office:value-type="float" office:value="88034700" calcext:value-type="float">
            <text:p>88034700</text:p>
          </table:table-cell>
          <table:table-cell table:style-name="ce3" office:value-type="string" calcext:value-type="string">
            <text:p>Florianopolis</text:p>
          </table:table-cell>
          <table:table-cell table:style-name="ce3" office:value-type="string" calcext:value-type="string">
            <text:p>Itacorubi</text:p>
          </table:table-cell>
          <table:table-cell table:style-name="ce3" office:value-type="string" calcext:value-type="string">
            <text:p>Rua Vera Linhares de Andrade - de Rua 1372 ao fim</text:p>
          </table:table-cell>
          <table:table-cell table:number-columns-repeated="2" table:style-name="ce11" office:value-type="float" office:value="0" calcext:value-type="float">
            <text:p>R$0</text:p>
          </table:table-cell>
          <table:table-cell table:style-name="ce9" table:formula="of:=[.C344]/[.H344]" office:value-type="currency" office:currency="R$ " office:value="1542.11150652432" calcext:value-type="currency">
            <text:p>R$ 1,542.11</text:p>
          </table:table-cell>
          <table:table-cell table:number-columns-repeated="1009"/>
        </table:table-row>
        <table:table-row table:style-name="ro1">
          <table:table-cell table:style-name="ce3" office:value-type="float" office:value="342" calcext:value-type="float">
            <text:p>342</text:p>
          </table:table-cell>
          <table:table-cell table:style-name="ce3" office:value-type="string" calcext:value-type="string">
            <text:p>Terreno à venda no bairro Areias de Macacu - Garopaba/SC</text:p>
          </table:table-cell>
          <table:table-cell table:style-name="ce8" office:value-type="currency" office:currency="R$ " office:value="750000" calcext:value-type="currency">
            <text:p>R$ 750,000.00</text:p>
          </table:table-cell>
          <table:table-cell table:style-name="ce3" office:value-type="string" calcext:value-type="string">
            <text:p>ALAN FIRME RODRIGUES BORBA</text:p>
          </table:table-cell>
          <table:table-cell table:style-name="ce3" office:value-type="string" calcext:value-type="string">
            <text:p>Código do anúncio: TV911</text:p>
            <text:p/>
            <text:p>Belíssimo e amplo terreno com vistas sensacionais situado na Areias de Macacú, em Garopaba/SC. Bairro regularizado que oferece segurança e uma infraestrutura completa.O imóvel possui uma área total de 1.065,031m², com:&amp;bull;escritura pública;&amp;bull;viabilidade de construção;&amp;bull;vista para o mar, lagoa e dunas e&amp;bull;acesso a água e energia elétrica.Sendo uma ótima oportunidade para investimento em moradia, locação ou comércio.Destaca-se também por sua localização privilegiada, próximo de toda a infraestrutura da cidade e das belezas naturais, torna o bairro mais valorizado e procurado pelos clientes.As informações estão sujeitas a alterações. Consulte o corretor responsável. Chave do anúncio: PKKxRyIuTAghkgIB</text:p>
          </table:table-cell>
          <table:table-cell table:style-name="ce10" office:value-type="string" calcext:value-type="string">
            <text:p><text:a xlink:href="https://sc.olx.com.br/florianopolis-e-regiao/terrenos/terreno-a-venda-no-bairro-areias-de-macacu-garopaba-sc-916736667" xlink:type="simple">https://sc.olx.com.br/florianopolis-e-regiao/terrenos/terreno-a-venda-no-bairro-areias-de-macacu-garopaba-sc-916736667</text:a></text:p>
          </table:table-cell>
          <table:table-cell table:style-name="ce3" office:value-type="string" calcext:value-type="string">
            <text:p>Terrenos</text:p>
          </table:table-cell>
          <table:table-cell table:style-name="ce3" office:value-type="float" office:value="1065" calcext:value-type="float">
            <text:p>1065</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345]/[.H345]" office:value-type="currency" office:currency="R$ " office:value="704.225352112676" calcext:value-type="currency">
            <text:p>R$ 704.23</text:p>
          </table:table-cell>
          <table:table-cell table:number-columns-repeated="1009"/>
        </table:table-row>
        <table:table-row table:style-name="ro1">
          <table:table-cell table:style-name="ce3" office:value-type="float" office:value="343" calcext:value-type="float">
            <text:p>343</text:p>
          </table:table-cell>
          <table:table-cell table:style-name="ce3" office:value-type="string" calcext:value-type="string">
            <text:p>Vendo terreno 912 m²,ARM 5.5 Trindade</text:p>
          </table:table-cell>
          <table:table-cell table:style-name="ce8" office:value-type="currency" office:currency="R$ " office:value="3000000" calcext:value-type="currency">
            <text:p>R$ 3,000,000.00</text:p>
          </table:table-cell>
          <table:table-cell table:style-name="ce3" office:value-type="string" calcext:value-type="string">
            <text:p>Rui alberto <text:s/>c <text:s/>monaiar</text:p>
          </table:table-cell>
          <table:table-cell table:style-name="ce3" office:value-type="string" calcext:value-type="string">
            <text:p>Vendo terreno ,com exclusividade,912 m2,com documentação em dia.na Trindade,valor R$ 3.000.000,00 em dinheiro ou R$ 1.700.000,00 em dinheiro e + area construida no local ou imoveis prontos!!</text:p>
          </table:table-cell>
          <table:table-cell table:style-name="ce10" office:value-type="string" calcext:value-type="string">
            <text:p><text:a xlink:href="https://sc.olx.com.br/florianopolis-e-regiao/terrenos/vendo-terreno-912-m-arm-5-5-trindade-996475325" xlink:type="simple">https://sc.olx.com.br/florianopolis-e-regiao/terrenos/vendo-terreno-912-m-arm-5-5-trindade-996475325</text:a></text:p>
          </table:table-cell>
          <table:table-cell table:style-name="ce3" office:value-type="string" calcext:value-type="string">
            <text:p>Terrenos</text:p>
          </table:table-cell>
          <table:table-cell table:style-name="ce3" office:value-type="float" office:value="912" calcext:value-type="float">
            <text:p>912</text:p>
          </table:table-cell>
          <table:table-cell table:style-name="ce3" office:value-type="float" office:value="88036560" calcext:value-type="float">
            <text:p>88036560</text:p>
          </table:table-cell>
          <table:table-cell table:style-name="ce3" office:value-type="string" calcext:value-type="string">
            <text:p>Florianopolis</text:p>
          </table:table-cell>
          <table:table-cell table:style-name="ce3" office:value-type="string" calcext:value-type="string">
            <text:p>Trindade</text:p>
          </table:table-cell>
          <table:table-cell table:style-name="ce3" office:value-type="string" calcext:value-type="string">
            <text:p>Rua Sao Tomaz de Aquino</text:p>
          </table:table-cell>
          <table:table-cell table:style-name="ce4" table:number-columns-repeated="2"/>
          <table:table-cell table:style-name="ce9" table:formula="of:=[.C346]/[.H346]" office:value-type="currency" office:currency="R$ " office:value="3289.47368421053" calcext:value-type="currency">
            <text:p>R$ 3,289.47</text:p>
          </table:table-cell>
          <table:table-cell table:number-columns-repeated="1009"/>
        </table:table-row>
        <table:table-row table:style-name="ro1">
          <table:table-cell table:style-name="ce3" office:value-type="float" office:value="344" calcext:value-type="float">
            <text:p>344</text:p>
          </table:table-cell>
          <table:table-cell table:style-name="ce3" office:value-type="string" calcext:value-type="string">
            <text:p>Terreno de Esquina no Bairro Jardim Ultramar em Balneário Gaivota/SC</text:p>
          </table:table-cell>
          <table:table-cell table:style-name="ce8" office:value-type="currency" office:currency="R$ " office:value="77000" calcext:value-type="currency">
            <text:p>R$ 77,000.00</text:p>
          </table:table-cell>
          <table:table-cell table:style-name="ce3" office:value-type="string" calcext:value-type="string">
            <text:p>GaivotaImóveis</text:p>
          </table:table-cell>
          <table:table-cell table:style-name="ce3" office:value-type="string" calcext:value-type="string">
            <text:p>"Você acredita que a praia é o seu lugar? Então venha conhecer este terreno localizado no bairro Jardim Ultramar em Balneário Gaivota/SC."</text:p>
            <text:p/>
            <text:p>Características:</text:p>
            <text:p>- Escriturado;</text:p>
            <text:p>- Esquina;</text:p>
            <text:p>- Posição solar frente Leste (Mar);</text:p>
            <text:p>- 550 metros do mar;</text:p>
            <text:p>- Terreno medindo 12 x 25 (totalizando 300 m²);</text:p>
            <text:p>- Rede Elétrica;</text:p>
            <text:p>- Vizinhos próximos.</text:p>
            <text:p/>
            <text:p>Valor do Imóvel: R$ 77.000,00 </text:p>
            <text:p/>
            <text:p>Venha conhecer e se aliar a tranquilidade e qualidade de vida que é viver em Balneário Gaivota/SC!</text:p>
            <text:p/>
            <text:p>Entre em contato conosco:</text:p>
            <text:p>(48) 99651.5633 WhatsApp/ligações</text:p>
            <text:p>(48) 3583.1929 Fixo</text:p>
            <text:p>(48) 3583.2260 Filial 01</text:p>
            <text:p/>
            <text:p>Código do Imóvel: TE0588</text:p>
          </table:table-cell>
          <table:table-cell table:style-name="ce10" office:value-type="string" calcext:value-type="string">
            <text:p><text:a xlink:href="https://sc.olx.com.br/florianopolis-e-regiao/terrenos/terreno-de-esquina-no-bairro-jardim-ultramar-em-balneario-gaivota-sc-941378011" xlink:type="simple">https://sc.olx.com.br/florianopolis-e-regiao/terrenos/terreno-de-esquina-no-bairro-jardim-ultramar-em-balneario-gaivota-sc-941378011</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47]/[.H347]" office:value-type="currency" office:currency="R$ " office:value="256.666666666667" calcext:value-type="currency">
            <text:p>R$ 256.67</text:p>
          </table:table-cell>
          <table:table-cell table:number-columns-repeated="1009"/>
        </table:table-row>
        <table:table-row table:style-name="ro1">
          <table:table-cell table:style-name="ce3" office:value-type="float" office:value="345" calcext:value-type="float">
            <text:p>345</text:p>
          </table:table-cell>
          <table:table-cell table:style-name="ce3" office:value-type="string" calcext:value-type="string">
            <text:p>Terreno na Primeira Quadra do Mar no Bairro Village Dunas em Balneário Gaivota/SC</text:p>
          </table:table-cell>
          <table:table-cell table:style-name="ce8" office:value-type="currency" office:currency="R$ " office:value="150000" calcext:value-type="currency">
            <text:p>R$ 150,000.00</text:p>
          </table:table-cell>
          <table:table-cell table:style-name="ce3" office:value-type="string" calcext:value-type="string">
            <text:p>GaivotaImóveis</text:p>
          </table:table-cell>
          <table:table-cell table:style-name="ce3" office:value-type="string" calcext:value-type="string">
            <text:p>Terreno - Village Dunas - Balneário Gaivota SC</text:p>
            <text:p/>
            <text:p>- Escriturado</text:p>
            <text:p>- Esquina </text:p>
            <text:p>- Frente Sul / Lateral Oeste </text:p>
            <text:p>- 200 Metros do Mar </text:p>
            <text:p>- Medindo 12 x 25 = 300 m²</text:p>
            <text:p>- Vizinhança Próxima</text:p>
            <text:p>- Rua Calçada </text:p>
            <text:p>- Rede Elétrica </text:p>
            <text:p>- Primeira Quadra do Mar </text:p>
            <text:p>- 1,5 km do Centro </text:p>
            <text:p>- Revitalização da Beira Mar com Manta Asfáltica</text:p>
            <text:p/>
            <text:p>Valor do Imóvel: R$ 150.000,00</text:p>
            <text:p/>
            <text:p>Venha investir na praia que mais cresce no sul de Santa Catarina.</text:p>
            <text:p/>
            <text:p>Entre em contato conosco:</text:p>
            <text:p>(48) 99651.5633 WhatsApp/ligações</text:p>
            <text:p>(48) 3583.1929 Fixo</text:p>
            <text:p>(48) 3583.2260 Filial 01</text:p>
            <text:p/>
            <text:p>Código do Imóvel: TE0547</text:p>
          </table:table-cell>
          <table:table-cell table:style-name="ce10" office:value-type="string" calcext:value-type="string">
            <text:p><text:a xlink:href="https://sc.olx.com.br/florianopolis-e-regiao/terrenos/terreno-na-primeira-quadra-do-mar-no-bairro-village-dunas-em-balneario-gaivota-sc-882831256" xlink:type="simple">https://sc.olx.com.br/florianopolis-e-regiao/terrenos/terreno-na-primeira-quadra-do-mar-no-bairro-village-dunas-em-balneario-gaivota-sc-882831256</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48]/[.H348]" office:value-type="currency" office:currency="R$ " office:value="500" calcext:value-type="currency">
            <text:p>R$ 500.00</text:p>
          </table:table-cell>
          <table:table-cell table:number-columns-repeated="1009"/>
        </table:table-row>
        <table:table-row table:style-name="ro1">
          <table:table-cell table:style-name="ce3" office:value-type="float" office:value="346" calcext:value-type="float">
            <text:p>346</text:p>
          </table:table-cell>
          <table:table-cell table:style-name="ce3" office:value-type="string" calcext:value-type="string">
            <text:p>Terreno no Bairro Santa Fé Pronto Para Construir em Balneário Gaivota/SC</text:p>
          </table:table-cell>
          <table:table-cell table:style-name="ce8" office:value-type="currency" office:currency="R$ " office:value="68000" calcext:value-type="currency">
            <text:p>R$ 68,000.00</text:p>
          </table:table-cell>
          <table:table-cell table:style-name="ce3" office:value-type="string" calcext:value-type="string">
            <text:p>GaivotaImóveis</text:p>
          </table:table-cell>
          <table:table-cell table:style-name="ce3" office:value-type="string" calcext:value-type="string">
            <text:p>Ter aquele imóvel na praia é o que sua família merece!</text:p>
            <text:p/>
            <text:p>Terreno no bairro Santa Fé II;</text:p>
            <text:p/>
            <text:p>- Próximo a Avenida Interpraias;</text:p>
            <text:p>- 900 metros do mar;</text:p>
            <text:p>- Escriturado e pronto para construir;</text:p>
            <text:p>- Medindo 12x25 (300m²);</text:p>
            <text:p>- Energia Elétrica;</text:p>
            <text:p>- Posição frente Norte.</text:p>
            <text:p/>
            <text:p>Valor do Imóvel: R$ 68.000,00</text:p>
            <text:p/>
            <text:p>Venha conhecer e desfrutar dos benefícios de estar em Balneário Gaivota/SC.</text:p>
            <text:p/>
            <text:p>Entre em contato conosco:</text:p>
            <text:p>(48) 99651.5633 WhatsApp/ligações</text:p>
            <text:p>(48) 3583.1929 Fixo</text:p>
            <text:p>(48) 3583.2260 Filial 01</text:p>
            <text:p/>
            <text:p>Código do Imóvel: TE0221</text:p>
          </table:table-cell>
          <table:table-cell table:style-name="ce10" office:value-type="string" calcext:value-type="string">
            <text:p><text:a xlink:href="https://sc.olx.com.br/florianopolis-e-regiao/terrenos/terreno-no-bairro-santa-fe-pronto-para-construir-em-balneario-gaivota-sc-934703851" xlink:type="simple">https://sc.olx.com.br/florianopolis-e-regiao/terrenos/terreno-no-bairro-santa-fe-pronto-para-construir-em-balneario-gaivota-sc-934703851</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49]/[.H349]" office:value-type="currency" office:currency="R$ " office:value="226.666666666667" calcext:value-type="currency">
            <text:p>R$ 226.67</text:p>
          </table:table-cell>
          <table:table-cell table:number-columns-repeated="1009"/>
        </table:table-row>
        <table:table-row table:style-name="ro1">
          <table:table-cell table:style-name="ce3" office:value-type="float" office:value="347" calcext:value-type="float">
            <text:p>347</text:p>
          </table:table-cell>
          <table:table-cell table:style-name="ce3" office:value-type="string" calcext:value-type="string">
            <text:p>Adquira Seu Terreno em um Bairro Nobre de Balneário Gaivota/SC</text:p>
          </table:table-cell>
          <table:table-cell table:style-name="ce8" office:value-type="currency" office:currency="R$ " office:value="132000" calcext:value-type="currency">
            <text:p>R$ 132,000.00</text:p>
          </table:table-cell>
          <table:table-cell table:style-name="ce3" office:value-type="string" calcext:value-type="string">
            <text:p>GaivotaImóveis</text:p>
          </table:table-cell>
          <table:table-cell table:style-name="ce3" office:value-type="string" calcext:value-type="string">
            <text:p>- Escriturado;</text:p>
            <text:p>- A 450 metros do mar;</text:p>
            <text:p>- Localizado no bairro Turimar, ao lado do Centro da cidade;</text:p>
            <text:p>- Medindo 15x25 (375m²);</text:p>
            <text:p>- Bairro de alto padrão, com uma das maiores valorizações da cidade.</text:p>
            <text:p/>
            <text:p>Valor do Imóvel: R$ 132.000,00</text:p>
            <text:p/>
            <text:p>Venha investir na praia que mais cresce no sul de Santa Catarina.</text:p>
            <text:p/>
            <text:p>Entre em contato conosco:</text:p>
            <text:p>(48) 99651.5633 WhatsApp/ligações</text:p>
            <text:p>(48) 3583.1929 Fixo</text:p>
            <text:p>(48) 3583.2260 Filial 01</text:p>
            <text:p/>
            <text:p>Código do Imóvel: TE0180</text:p>
          </table:table-cell>
          <table:table-cell table:style-name="ce10" office:value-type="string" calcext:value-type="string">
            <text:p><text:a xlink:href="https://sc.olx.com.br/florianopolis-e-regiao/terrenos/adquira-seu-terreno-em-um-bairro-nobre-de-balneario-gaivota-sc-934239543" xlink:type="simple">https://sc.olx.com.br/florianopolis-e-regiao/terrenos/adquira-seu-terreno-em-um-bairro-nobre-de-balneario-gaivota-sc-934239543</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50]/[.H350]" office:value-type="currency" office:currency="R$ " office:value="352" calcext:value-type="currency">
            <text:p>R$ 352.00</text:p>
          </table:table-cell>
          <table:table-cell table:number-columns-repeated="1009"/>
        </table:table-row>
        <table:table-row table:style-name="ro1">
          <table:table-cell table:style-name="ce3" office:value-type="float" office:value="348" calcext:value-type="float">
            <text:p>348</text:p>
          </table:table-cell>
          <table:table-cell table:style-name="ce3" office:value-type="string" calcext:value-type="string">
            <text:p>Fazenda Rural à venda, Rio Vermelho, Florianópolis - .</text:p>
          </table:table-cell>
          <table:table-cell table:style-name="ce8" office:value-type="currency" office:currency="R$ " office:value="3000000" calcext:value-type="currency">
            <text:p>R$ 3,000,000.00</text:p>
          </table:table-cell>
          <table:table-cell table:style-name="ce3" office:value-type="string" calcext:value-type="string">
            <text:p>Leonardo Piasseta</text:p>
          </table:table-cell>
          <table:table-cell table:style-name="ce3" office:value-type="string" calcext:value-type="string">
            <text:p>Código do anúncio: FA0001</text:p>
            <text:p/>
            <text:p>Excelente sítio, terreno plano, aproximadamente 2,6 hectares, com escritura pública, bem localizado. Pode ser vendido o terreno todo, ou dividido em áreas entre 5.000m2 e 9.700m2, conforme desmembramento. O sítio possui 3 casas em ótimo estado de conservação, alambique, ampla área verde, podendo ser para investimento.Estuda proposta. -</text:p>
          </table:table-cell>
          <table:table-cell table:style-name="ce10" office:value-type="string" calcext:value-type="string">
            <text:p><text:a xlink:href="https://sc.olx.com.br/florianopolis-e-regiao/terrenos/fazenda-rural-a-venda-rio-vermelho-florianopolis-989321848" xlink:type="simple">https://sc.olx.com.br/florianopolis-e-regiao/terrenos/fazenda-rural-a-venda-rio-vermelho-florianopolis-989321848</text:a></text:p>
          </table:table-cell>
          <table:table-cell table:style-name="ce3" office:value-type="string" calcext:value-type="string">
            <text:p>Fazendas</text:p>
          </table:table-cell>
          <table:table-cell table:style-name="ce3" office:value-type="float" office:value="26000" calcext:value-type="float">
            <text:p>26000</text:p>
          </table:table-cell>
          <table:table-cell table:style-name="ce3" office:value-type="float" office:value="88060000" calcext:value-type="float">
            <text:p>88060000</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odovia Joao Gualberto Soares - de 4001/4002 a 16999/17000</text:p>
          </table:table-cell>
          <table:table-cell table:style-name="ce4" table:number-columns-repeated="2"/>
          <table:table-cell table:style-name="ce9" table:formula="of:=[.C351]/[.H351]" office:value-type="currency" office:currency="R$ " office:value="115.384615384615" calcext:value-type="currency">
            <text:p>R$ 115.38</text:p>
          </table:table-cell>
          <table:table-cell table:number-columns-repeated="1009"/>
        </table:table-row>
        <table:table-row table:style-name="ro1">
          <table:table-cell table:style-name="ce3" office:value-type="float" office:value="349" calcext:value-type="float">
            <text:p>349</text:p>
          </table:table-cell>
          <table:table-cell table:style-name="ce3" office:value-type="string" calcext:value-type="string">
            <text:p>Sitio com Cachoeira</text:p>
          </table:table-cell>
          <table:table-cell table:style-name="ce8" office:value-type="currency" office:currency="R$ " office:value="1495000" calcext:value-type="currency">
            <text:p>R$ 1,495,000.00</text:p>
          </table:table-cell>
          <table:table-cell table:style-name="ce3" office:value-type="string" calcext:value-type="string">
            <text:p>Terras Prosperas</text:p>
          </table:table-cell>
          <table:table-cell table:style-name="ce3" office:value-type="string" calcext:value-type="string">
            <text:p>Código do anúncio: ST00023</text:p>
            <text:p/>
            <text:p>Lindo Sitio com CACHOEIRA em Santo Amro da Imperatriz SC </text:p>
            <text:p>  </text:p>
            <text:p> Maravilhoso sitio com enorme mata Nativa que faz divisa nos fundos com a serra do tabuleiro, tem uma CACHOEIRA em meio a mata próximo a casa, um PARAÍSO! </text:p>
            <text:p> Água direito da Nascente por gravidade e tudo pronto neste sitio, entrar e morar. </text:p>
            <text:p>  </text:p>
            <text:p> Casa com 4 quartos sendo 1 suíte, </text:p>
            <text:p> 2 banheiros, </text:p>
            <text:p> 3 salas, </text:p>
            <text:p> cozinha completa planejada, </text:p>
            <text:p> sala de jantar, </text:p>
            <text:p> 2 sacadas, </text:p>
            <text:p> lavanderia. </text:p>
            <text:p> Garagem Coberta </text:p>
            <text:p> Playground </text:p>
            <text:p>  </text:p>
            <text:p> Galpão : espaço para festas , </text:p>
            <text:p> 1 quarto, </text:p>
            <text:p> 1 banheiro, </text:p>
            <text:p> churrasqueira, </text:p>
            <text:p> forno e fogão a lenha e mais </text:p>
            <text:p> 1 quarto para depósito, </text:p>
            <text:p> Piscina 6.00 x 3.00 com aquecimento solar, </text:p>
            <text:p> portão eletrônico, </text:p>
            <text:p> horta completa, </text:p>
            <text:p> galinheiro e estábulo para criação. </text:p>
            <text:p>  </text:p>
            <text:p> Te convido a conhecer este paraíso</text:p>
          </table:table-cell>
          <table:table-cell table:style-name="ce10" office:value-type="string" calcext:value-type="string">
            <text:p><text:a xlink:href="https://sc.olx.com.br/florianopolis-e-regiao/terrenos/sitio-com-cachoeira-967101139" xlink:type="simple">https://sc.olx.com.br/florianopolis-e-regiao/terrenos/sitio-com-cachoeira-967101139</text:a></text:p>
          </table:table-cell>
          <table:table-cell table:style-name="ce3" office:value-type="string" calcext:value-type="string">
            <text:p>Fazendas</text:p>
          </table:table-cell>
          <table:table-cell table:style-name="ce3" office:value-type="float" office:value="49000" calcext:value-type="float">
            <text:p>49000</text:p>
          </table:table-cell>
          <table:table-cell table:style-name="ce3" office:value-type="float" office:value="88140000" calcext:value-type="float">
            <text:p>88140000</text:p>
          </table:table-cell>
          <table:table-cell table:style-name="ce3" office:value-type="string" calcext:value-type="string">
            <text:p>Santo Amaro da Imperatriz</text:p>
          </table:table-cell>
          <table:table-cell table:style-name="ce4" table:number-columns-repeated="3"/>
          <table:table-cell table:style-name="ce11" office:value-type="float" office:value="200" calcext:value-type="float">
            <text:p>R$200</text:p>
          </table:table-cell>
          <table:table-cell table:style-name="ce9" table:formula="of:=[.C352]/[.H352]" office:value-type="currency" office:currency="R$ " office:value="30.5102040816327" calcext:value-type="currency">
            <text:p>R$ 30.51</text:p>
          </table:table-cell>
          <table:table-cell table:number-columns-repeated="1009"/>
        </table:table-row>
        <table:table-row table:style-name="ro1">
          <table:table-cell table:style-name="ce3" office:value-type="float" office:value="350" calcext:value-type="float">
            <text:p>350</text:p>
          </table:table-cell>
          <table:table-cell table:style-name="ce3" office:value-type="string" calcext:value-type="string">
            <text:p>Lote/Terreno para venda com 824 metros quadrados em Ponte do Imaruim - Palhoça - Santa Cat</text:p>
          </table:table-cell>
          <table:table-cell table:style-name="ce8" office:value-type="currency" office:currency="R$ " office:value="1145000" calcext:value-type="currency">
            <text:p>R$ 1,145,000.00</text:p>
          </table:table-cell>
          <table:table-cell table:style-name="ce3" office:value-type="string" calcext:value-type="string">
            <text:p>KAIZEN BRASIL IMÓVEIS</text:p>
          </table:table-cell>
          <table:table-cell table:style-name="ce3" office:value-type="string" calcext:value-type="string">
            <text:p>Código do anúncio: D7123C</text:p>
            <text:p/>
            <text:p>no bairro Ponte do Imaruim com 824 metros quadrados próximo da elza lucchi com viabilidade para 12 pavimento escritura publica terreno limpo e seco para construir</text:p>
          </table:table-cell>
          <table:table-cell table:style-name="ce10" office:value-type="string" calcext:value-type="string">
            <text:p><text:a xlink:href="https://sc.olx.com.br/florianopolis-e-regiao/terrenos/lote-terreno-para-venda-com-824-metros-quadrados-em-ponte-do-imaruim-palhoca-santa-cat-996377245" xlink:type="simple">https://sc.olx.com.br/florianopolis-e-regiao/terrenos/lote-terreno-para-venda-com-824-metros-quadrados-em-ponte-do-imaruim-palhoca-santa-cat-996377245</text:a></text:p>
          </table:table-cell>
          <table:table-cell table:style-name="ce3" office:value-type="string" calcext:value-type="string">
            <text:p>Terrenos</text:p>
          </table:table-cell>
          <table:table-cell table:style-name="ce3" office:value-type="float" office:value="826" calcext:value-type="float">
            <text:p>826</text:p>
          </table:table-cell>
          <table:table-cell table:style-name="ce3" office:value-type="float" office:value="88130727" calcext:value-type="float">
            <text:p>88130727</text:p>
          </table:table-cell>
          <table:table-cell table:style-name="ce3" office:value-type="string" calcext:value-type="string">
            <text:p>Palhoca</text:p>
          </table:table-cell>
          <table:table-cell table:style-name="ce3" office:value-type="string" calcext:value-type="string">
            <text:p>Ponte do Imaruim</text:p>
          </table:table-cell>
          <table:table-cell table:style-name="ce3" office:value-type="string" calcext:value-type="string">
            <text:p>Rua Heitor Nunes</text:p>
          </table:table-cell>
          <table:table-cell table:style-name="ce11" office:value-type="float" office:value="130" calcext:value-type="float">
            <text:p>R$130</text:p>
          </table:table-cell>
          <table:table-cell table:style-name="ce11" office:value-type="float" office:value="110" calcext:value-type="float">
            <text:p>R$110</text:p>
          </table:table-cell>
          <table:table-cell table:style-name="ce9" table:formula="of:=[.C353]/[.H353]" office:value-type="currency" office:currency="R$ " office:value="1386.1985472155" calcext:value-type="currency">
            <text:p>R$ 1,386.20</text:p>
          </table:table-cell>
          <table:table-cell table:number-columns-repeated="1009"/>
        </table:table-row>
        <table:table-row table:style-name="ro1">
          <table:table-cell table:style-name="ce3" office:value-type="float" office:value="351" calcext:value-type="float">
            <text:p>351</text:p>
          </table:table-cell>
          <table:table-cell table:style-name="ce3" office:value-type="string" calcext:value-type="string">
            <text:p>Terreno para Venda Lindo terreno na praia das Palmeiras no bairro Itaguaçu. FLORIANOPOLIS</text:p>
          </table:table-cell>
          <table:table-cell table:style-name="ce8" office:value-type="currency" office:currency="R$ " office:value="1500000" calcext:value-type="currency">
            <text:p>R$ 1,500,000.00</text:p>
          </table:table-cell>
          <table:table-cell table:style-name="ce3" office:value-type="string" calcext:value-type="string">
            <text:p>IDEALE NEGOCIOS IMOBILIARIOS LTDA - SC</text:p>
          </table:table-cell>
          <table:table-cell table:style-name="ce3" office:value-type="string" calcext:value-type="string">
            <text:p>Código do anúncio: 366</text:p>
            <text:p/>
            <text:p>. Terreno  na Praia das Palmeiras no  bairro Itaguaçu em  Florianópolis. Medindo 755,25m² sendo  26,50 de frente para o mar.Com viabilidade para construção.  Local privilegiado,  próprio para residências, restaurantes. Todos os  impostos pagos co a  documentação em dia. Terreno em área de Marinha.</text:p>
          </table:table-cell>
          <table:table-cell table:style-name="ce10" office:value-type="string" calcext:value-type="string">
            <text:p><text:a xlink:href="https://sc.olx.com.br/florianopolis-e-regiao/terrenos/terreno-para-venda-lindo-terreno-na-praia-das-palmeiras-no-bairro-itaguacu-florianopolis-975816011" xlink:type="simple">https://sc.olx.com.br/florianopolis-e-regiao/terrenos/terreno-para-venda-lindo-terreno-na-praia-das-palmeiras-no-bairro-itaguacu-florianopolis-975816011</text:a></text:p>
          </table:table-cell>
          <table:table-cell table:style-name="ce3" office:value-type="string" calcext:value-type="string">
            <text:p>Terrenos</text:p>
          </table:table-cell>
          <table:table-cell table:style-name="ce3" office:value-type="float" office:value="755" calcext:value-type="float">
            <text:p>755</text:p>
          </table:table-cell>
          <table:table-cell table:style-name="ce3" office:value-type="float" office:value="88085403" calcext:value-type="float">
            <text:p>88085403</text:p>
          </table:table-cell>
          <table:table-cell table:style-name="ce3" office:value-type="string" calcext:value-type="string">
            <text:p>Florianopolis</text:p>
          </table:table-cell>
          <table:table-cell table:style-name="ce3" office:value-type="string" calcext:value-type="string">
            <text:p>Itaguacu</text:p>
          </table:table-cell>
          <table:table-cell table:style-name="ce3" office:value-type="string" calcext:value-type="string">
            <text:p>Servidao Bento Quintino Mariano da Silva</text:p>
          </table:table-cell>
          <table:table-cell table:style-name="ce4"/>
          <table:table-cell table:style-name="ce11" office:value-type="float" office:value="12000" calcext:value-type="float">
            <text:p>R$12,000</text:p>
          </table:table-cell>
          <table:table-cell table:style-name="ce9" table:formula="of:=[.C354]/[.H354]" office:value-type="currency" office:currency="R$ " office:value="1986.75496688742" calcext:value-type="currency">
            <text:p>R$ 1,986.75</text:p>
          </table:table-cell>
          <table:table-cell table:number-columns-repeated="1009"/>
        </table:table-row>
        <table:table-row table:style-name="ro1">
          <table:table-cell table:style-name="ce3" office:value-type="float" office:value="352" calcext:value-type="float">
            <text:p>352</text:p>
          </table:table-cell>
          <table:table-cell table:style-name="ce3" office:value-type="string" calcext:value-type="string">
            <text:p>FLORIANóPOLIS - Terreno Padrão - Balneário</text:p>
          </table:table-cell>
          <table:table-cell table:style-name="ce8" office:value-type="currency" office:currency="R$ " office:value="2300000" calcext:value-type="currency">
            <text:p>R$ 2,300,000.00</text:p>
          </table:table-cell>
          <table:table-cell table:style-name="ce3" office:value-type="string" calcext:value-type="string">
            <text:p>Gralha Imóveis</text:p>
          </table:table-cell>
          <table:table-cell table:style-name="ce3" office:value-type="string" calcext:value-type="string">
            <text:p>Código do anúncio: 20550</text:p>
            <text:p/>
            <text:p>Terreno com 780,15 m², plano. </text:p>
            <text:p>  </text:p>
            <text:p>  Próximo á Marina Baia Norte.</text:p>
          </table:table-cell>
          <table:table-cell table:style-name="ce10" office:value-type="string" calcext:value-type="string">
            <text:p><text:a xlink:href="https://sc.olx.com.br/florianopolis-e-regiao/terrenos/florianopolis-terreno-padrao-balneario-972496785" xlink:type="simple">https://sc.olx.com.br/florianopolis-e-regiao/terrenos/florianopolis-terreno-padrao-balneario-972496785</text:a></text:p>
          </table:table-cell>
          <table:table-cell table:style-name="ce3" office:value-type="string" calcext:value-type="string">
            <text:p>Terrenos</text:p>
          </table:table-cell>
          <table:table-cell table:style-name="ce3" office:value-type="float" office:value="780" calcext:value-type="float">
            <text:p>780</text:p>
          </table:table-cell>
          <table:table-cell table:style-name="ce3" office:value-type="float" office:value="88075544" calcext:value-type="float">
            <text:p>88075544</text:p>
          </table:table-cell>
          <table:table-cell table:style-name="ce3" office:value-type="string" calcext:value-type="string">
            <text:p>Florianopolis</text:p>
          </table:table-cell>
          <table:table-cell table:style-name="ce3" office:value-type="string" calcext:value-type="string">
            <text:p>Balneario</text:p>
          </table:table-cell>
          <table:table-cell table:style-name="ce3" office:value-type="string" calcext:value-type="string">
            <text:p>Rua da Concordia</text:p>
          </table:table-cell>
          <table:table-cell table:style-name="ce4"/>
          <table:table-cell table:style-name="ce11" office:value-type="float" office:value="1860" calcext:value-type="float">
            <text:p>R$1,860</text:p>
          </table:table-cell>
          <table:table-cell table:style-name="ce9" table:formula="of:=[.C355]/[.H355]" office:value-type="currency" office:currency="R$ " office:value="2948.71794871795" calcext:value-type="currency">
            <text:p>R$ 2,948.72</text:p>
          </table:table-cell>
          <table:table-cell table:number-columns-repeated="1009"/>
        </table:table-row>
        <table:table-row table:style-name="ro1">
          <table:table-cell table:style-name="ce3" office:value-type="float" office:value="353" calcext:value-type="float">
            <text:p>353</text:p>
          </table:table-cell>
          <table:table-cell table:style-name="ce3" office:value-type="string" calcext:value-type="string">
            <text:p>Vendo terreno com 6 hectares</text:p>
          </table:table-cell>
          <table:table-cell table:style-name="ce8" office:value-type="currency" office:currency="R$ " office:value="355000" calcext:value-type="currency">
            <text:p>R$ 355,000.00</text:p>
          </table:table-cell>
          <table:table-cell table:style-name="ce3" office:value-type="string" calcext:value-type="string">
            <text:p>Emerson hinkel</text:p>
          </table:table-cell>
          <table:table-cell table:style-name="ce3" office:value-type="string" calcext:value-type="string">
            <text:p>Código do anúncio: 777</text:p>
            <text:p/>
            <text:p>Vendo lindo terreno com 6 hectares na divisa da cidade de Rancho Queimado  com a cidade de Leoberto Leal.Terreno esse especial para Sítio ou até mesmo morar. Para chegar no terreno você acessa em Rancho Queimado no KM 81 da BR282 na entrada da Localidade de Mato Francês  e anda 18 km pela Estrada dos Tropeiros,  estrada essa de chão mais sempre de ótima qualidade ( essa estrada é acesso diário dos carros da saúde da prefeitura e por isso  ela é sempre bem conservada) ou você vem até o centro da cidade de Alfredo Wagner e anda 17 km de estrada de chão de ótima qualidade até chegar ao terreno. O terreno pertence a Leoberto Leal.  O terreno tem aproximadamente 4.5hectares de pastagem pronta para criar gado ou fazer lavoura. Tem uma bela vista para o Vale.  O rio passa bem na divisa na parte da frente do terreno. Tem um belo lago com nascente própria. Com água encanada por gravidade. Tem energia elétrica dentro do terreno. Não tem casa no terreno.  Tem Escritura Pública no Registro de Imóveis Pronta para transferência.  O terreno fica a 96 km de Florianópolis,  85 km de São Jose,  75 km de Palhoça,  fica 22 km antes de Alfredo Wagner. Fone ou WhatsApp . Não aceito outros imóveis no negócio. Posso pegar carro no negócio.  Emerson Hinkel Corretor de Imóveis Creci 43528 F.</text:p>
          </table:table-cell>
          <table:table-cell table:style-name="ce10" office:value-type="string" calcext:value-type="string">
            <text:p><text:a xlink:href="https://sc.olx.com.br/florianopolis-e-regiao/terrenos/vendo-terreno-com-6-hectares-993811592" xlink:type="simple">https://sc.olx.com.br/florianopolis-e-regiao/terrenos/vendo-terreno-com-6-hectares-993811592</text:a></text:p>
          </table:table-cell>
          <table:table-cell table:style-name="ce3" office:value-type="string" calcext:value-type="string">
            <text:p>Fazendas</text:p>
          </table:table-cell>
          <table:table-cell table:style-name="ce3" office:value-type="float" office:value="60000" calcext:value-type="float">
            <text:p>60000</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2"/>
          <table:table-cell table:number-columns-repeated="2" table:style-name="ce11" office:value-type="float" office:value="0" calcext:value-type="float">
            <text:p>R$0</text:p>
          </table:table-cell>
          <table:table-cell table:style-name="ce9" table:formula="of:=[.C356]/[.H356]" office:value-type="currency" office:currency="R$ " office:value="5.91666666666667" calcext:value-type="currency">
            <text:p>R$ 5.92</text:p>
          </table:table-cell>
          <table:table-cell table:number-columns-repeated="1009"/>
        </table:table-row>
        <table:table-row table:style-name="ro1">
          <table:table-cell table:style-name="ce3" office:value-type="float" office:value="354" calcext:value-type="float">
            <text:p>354</text:p>
          </table:table-cell>
          <table:table-cell table:style-name="ce3" office:value-type="string" calcext:value-type="string">
            <text:p>Terreno para venda com 300 metros quadrados em Balneário Bella Torres - Passo de Torres -</text:p>
          </table:table-cell>
          <table:table-cell table:style-name="ce8" office:value-type="currency" office:currency="R$ " office:value="135000" calcext:value-type="currency">
            <text:p>R$ 135,000.00</text:p>
          </table:table-cell>
          <table:table-cell table:style-name="ce3" office:value-type="string" calcext:value-type="string">
            <text:p>Junior Silva</text:p>
          </table:table-cell>
          <table:table-cell table:style-name="ce3" office:value-type="string" calcext:value-type="string">
            <text:p>Código do anúncio: BT135T</text:p>
            <text:p/>
            <text:p>Terreno com excelente localização em Bellatorres, Passo de Torres/SC </text:p>
            <text:p>  </text:p>
            <text:p> Localizado a aproximadamente 580 metros do mar, essa opção é interessante para quem deseja gosta de ter o sol da manhã na frente do terreno, pois a orientação solar FRENTE NORTE possibilita isso. </text:p>
            <text:p>  </text:p>
            <text:p> Próximo a toda infraestrutura de comércios do bairro. </text:p>
            <text:p>  </text:p>
            <text:p> Terreno fica na Rua do Cavalo Marinho com medidas de 12x25(300m²) </text:p>
            <text:p> Em rua com calçamento, energia elétrica, água encanada, internet fibra ótica e apenas 8km de Torres/RS.</text:p>
          </table:table-cell>
          <table:table-cell table:style-name="ce10" office:value-type="string" calcext:value-type="string">
            <text:p><text:a xlink:href="https://sc.olx.com.br/florianopolis-e-regiao/terrenos/terreno-para-venda-com-300-metros-quadrados-em-balneario-bella-torres-passo-de-torres-977028546" xlink:type="simple">https://sc.olx.com.br/florianopolis-e-regiao/terrenos/terreno-para-venda-com-300-metros-quadrados-em-balneario-bella-torres-passo-de-torres-977028546</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3"/>
          <table:table-cell table:style-name="ce11" office:value-type="float" office:value="150" calcext:value-type="float">
            <text:p>R$150</text:p>
          </table:table-cell>
          <table:table-cell table:style-name="ce9" table:formula="of:=[.C357]/[.H357]" office:value-type="currency" office:currency="R$ " office:value="450" calcext:value-type="currency">
            <text:p>R$ 450.00</text:p>
          </table:table-cell>
          <table:table-cell table:number-columns-repeated="1009"/>
        </table:table-row>
        <table:table-row table:style-name="ro1">
          <table:table-cell table:style-name="ce3" office:value-type="float" office:value="355" calcext:value-type="float">
            <text:p>355</text:p>
          </table:table-cell>
          <table:table-cell table:style-name="ce3" office:value-type="string" calcext:value-type="string">
            <text:p>Florianópolis - Sítio - Vargem Grande</text:p>
          </table:table-cell>
          <table:table-cell table:style-name="ce8" office:value-type="currency" office:currency="R$ " office:value="852000" calcext:value-type="currency">
            <text:p>R$ 852,000.00</text:p>
          </table:table-cell>
          <table:table-cell table:style-name="ce3" office:value-type="string" calcext:value-type="string">
            <text:p>Imobiliaria Prosperare Ltda</text:p>
          </table:table-cell>
          <table:table-cell table:style-name="ce3" office:value-type="string" calcext:value-type="string">
            <text:p>Código do anúncio: 3482</text:p>
            <text:p/>
            <text:p>Sitio de 12.600 m2, em area rural de Florianópolis,  com 42m de frente e 300m de fundo, com vegetação nativa, pequeno córrego e uma cachoeira aos fundos (divisa) do terreno, ideal pra quem quer um refugio em meio a natureza e estando a 15 minutos de Canasvieiras, Jurerê, barra da lagoa, e bairros vizinhos. </text:p>
            <text:p> Terreno de posse. Venha conhecer.</text:p>
          </table:table-cell>
          <table:table-cell table:style-name="ce10" office:value-type="string" calcext:value-type="string">
            <text:p><text:a xlink:href="https://sc.olx.com.br/florianopolis-e-regiao/terrenos/florianopolis-sitio-vargem-grande-925778670" xlink:type="simple">https://sc.olx.com.br/florianopolis-e-regiao/terrenos/florianopolis-sitio-vargem-grande-925778670</text:a></text:p>
          </table:table-cell>
          <table:table-cell table:style-name="ce3" office:value-type="string" calcext:value-type="string">
            <text:p>Fazendas</text:p>
          </table:table-cell>
          <table:table-cell table:style-name="ce3" office:value-type="float" office:value="12600" calcext:value-type="float">
            <text:p>12600</text:p>
          </table:table-cell>
          <table:table-cell table:style-name="ce3" office:value-type="float" office:value="88052600" calcext:value-type="float">
            <text:p>88052600</text:p>
          </table:table-cell>
          <table:table-cell table:style-name="ce3" office:value-type="string" calcext:value-type="string">
            <text:p>Florianopolis</text:p>
          </table:table-cell>
          <table:table-cell table:style-name="ce3" office:value-type="string" calcext:value-type="string">
            <text:p>Vargem Grande</text:p>
          </table:table-cell>
          <table:table-cell table:style-name="ce3" office:value-type="string" calcext:value-type="string">
            <text:p>Estrada Cristovao Machado de Campos - ate 4999/5000</text:p>
          </table:table-cell>
          <table:table-cell table:style-name="ce4" table:number-columns-repeated="2"/>
          <table:table-cell table:style-name="ce9" table:formula="of:=[.C358]/[.H358]" office:value-type="currency" office:currency="R$ " office:value="67.6190476190476" calcext:value-type="currency">
            <text:p>R$ 67.62</text:p>
          </table:table-cell>
          <table:table-cell table:number-columns-repeated="1009"/>
        </table:table-row>
        <table:table-row table:style-name="ro1">
          <table:table-cell table:style-name="ce3" office:value-type="float" office:value="356" calcext:value-type="float">
            <text:p>356</text:p>
          </table:table-cell>
          <table:table-cell table:style-name="ce3" office:value-type="string" calcext:value-type="string">
            <text:p>Terrenos em Governador Celso Ramos</text:p>
          </table:table-cell>
          <table:table-cell table:style-name="ce8" office:value-type="currency" office:currency="R$ " office:value="173669" calcext:value-type="currency">
            <text:p>R$ 173,669.00</text:p>
          </table:table-cell>
          <table:table-cell table:style-name="ce3" office:value-type="string" calcext:value-type="string">
            <text:p>Unus Núcleo Imobiliário</text:p>
          </table:table-cell>
          <table:table-cell table:style-name="ce3" office:value-type="string" calcext:value-type="string">
            <text:p>Código do anúncio: Te0075</text:p>
            <text:p/>
            <text:p>Localizado na Cidade de Governador Celso Ramos-SC! </text:p>
            <text:p>  </text:p>
            <text:p>  </text:p>
            <text:p> Está chegando um Loteamento planejado localizado em uma região estratégica, com acesso fácil a BR 101, e Praias da região, Terrenos Residenciais, mistos e industriais ! </text:p>
            <text:p>  </text:p>
            <text:p> Onde a será instalada a nova PREFEITURA E OUTROS ÓRGÃOS MUNICIPAIS DE GOVERNADOR CELSO RAMOS </text:p>
            <text:p>  </text:p>
            <text:p>  </text:p>
            <text:p>  NOVO CENTRO DE GOVERNADOR CELSO RAMOS. </text:p>
            <text:p>  </text:p>
            <text:p>  SEM COMPROVAÇÃO DE RENDA </text:p>
            <text:p>  </text:p>
            <text:p>  FINANCIAMENTO DIRETO COM A CONSTRUTORA EM ATÉ 120X . </text:p>
            <text:p>  </text:p>
            <text:p>  LOTES A PARTIR DE 110MIL. </text:p>
            <text:p>  </text:p>
            <text:p> TERRENOS A PARTIR DE 360 M² </text:p>
            <text:p>  </text:p>
            <text:p>  NOVA PREFEITURA E ÓRGÃOS DO MUNICÍPIO SERÃO INSTALADOS NO LOCAL. </text:p>
            <text:p>  </text:p>
            <text:p>  SEM FOSSA , SEM SUMIDOURO </text:p>
            <text:p>  </text:p>
            <text:p>  AMPLA ÁREA DE LAZER. </text:p>
            <text:p>  </text:p>
            <text:p>  LOTES INDÚSTRIAS </text:p>
            <text:p>  </text:p>
            <text:p>  LOTES COMERCIAIS </text:p>
            <text:p>  </text:p>
            <text:p>  LOTES RESIDENCIAIS </text:p>
            <text:p>  </text:p>
            <text:p>  PRÓXIMO A PRAIA </text:p>
            <text:p>  </text:p>
            <text:p> Vai  perde essa Oportunidade? </text:p>
            <text:p>  </text:p>
            <text:p> Entre em contato para um Atendimento Personalizado e agende uma visita!</text:p>
          </table:table-cell>
          <table:table-cell table:style-name="ce10" office:value-type="string" calcext:value-type="string">
            <text:p><text:a xlink:href="https://sc.olx.com.br/florianopolis-e-regiao/terrenos/terrenos-em-governador-celso-ramos-986034297" xlink:type="simple">https://sc.olx.com.br/florianopolis-e-regiao/terrenos/terrenos-em-governador-celso-ramos-986034297</text:a></text:p>
          </table:table-cell>
          <table:table-cell table:style-name="ce3" office:value-type="string" calcext:value-type="string">
            <text:p>Terrenos</text:p>
          </table:table-cell>
          <table:table-cell table:style-name="ce3" office:value-type="float" office:value="396" calcext:value-type="float">
            <text:p>396</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4"/>
          <table:table-cell table:style-name="ce9" table:formula="of:=[.C359]/[.H359]" office:value-type="currency" office:currency="R$ " office:value="438.558080808081" calcext:value-type="currency">
            <text:p>R$ 438.56</text:p>
          </table:table-cell>
          <table:table-cell table:number-columns-repeated="1009"/>
        </table:table-row>
        <table:table-row table:style-name="ro1">
          <table:table-cell table:style-name="ce3" office:value-type="float" office:value="357" calcext:value-type="float">
            <text:p>357</text:p>
          </table:table-cell>
          <table:table-cell table:style-name="ce3" office:value-type="string" calcext:value-type="string">
            <text:p>Lote em Condomínio Fechado em Santo Amaro da Imperatriz</text:p>
          </table:table-cell>
          <table:table-cell table:style-name="ce8" office:value-type="currency" office:currency="R$ " office:value="255000" calcext:value-type="currency">
            <text:p>R$ 255,000.00</text:p>
          </table:table-cell>
          <table:table-cell table:style-name="ce3" office:value-type="string" calcext:value-type="string">
            <text:p>TRIBECA IMÓVEIS</text:p>
          </table:table-cell>
          <table:table-cell table:style-name="ce3" office:value-type="string" calcext:value-type="string">
            <text:p>Código do anúncio: 4TAMTS</text:p>
            <text:p/>
            <text:p>Lindo condomínio fechado com lotes de 1.100 mts quadrados, em localização privilegiada.</text:p>
          </table:table-cell>
          <table:table-cell table:style-name="ce10" office:value-type="string" calcext:value-type="string">
            <text:p><text:a xlink:href="https://sc.olx.com.br/florianopolis-e-regiao/terrenos/lote-em-condominio-fechado-em-santo-amaro-da-imperatriz-961302815" xlink:type="simple">https://sc.olx.com.br/florianopolis-e-regiao/terrenos/lote-em-condominio-fechado-em-santo-amaro-da-imperatriz-961302815</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140000" calcext:value-type="float">
            <text:p>88140000</text:p>
          </table:table-cell>
          <table:table-cell table:style-name="ce3" office:value-type="string" calcext:value-type="string">
            <text:p>Santo Amaro da Imperatriz</text:p>
          </table:table-cell>
          <table:table-cell table:style-name="ce4" table:number-columns-repeated="2"/>
          <table:table-cell table:number-columns-repeated="2" table:style-name="ce11" office:value-type="float" office:value="0" calcext:value-type="float">
            <text:p>R$0</text:p>
          </table:table-cell>
          <table:table-cell table:style-name="ce9" table:formula="of:=[.C360]/[.H360]" office:value-type="string" office:string-value="" calcext:value-type="error">
            <text:p>#DIV/0!</text:p>
          </table:table-cell>
          <table:table-cell table:number-columns-repeated="1009"/>
        </table:table-row>
        <table:table-row table:style-name="ro1">
          <table:table-cell table:style-name="ce3" office:value-type="float" office:value="358" calcext:value-type="float">
            <text:p>358</text:p>
          </table:table-cell>
          <table:table-cell table:style-name="ce3" office:value-type="string" calcext:value-type="string">
            <text:p>Terreno à venda, 300 m² por R$ 69.000,00 - Village Dunas - Balneário Gaivota/SC</text:p>
          </table:table-cell>
          <table:table-cell table:style-name="ce8" office:value-type="currency" office:currency="R$ " office:value="69000" calcext:value-type="currency">
            <text:p>R$ 69,000.00</text:p>
          </table:table-cell>
          <table:table-cell table:style-name="ce3" office:value-type="string" calcext:value-type="string">
            <text:p>NICETO RODRIGUES JUNIOR</text:p>
          </table:table-cell>
          <table:table-cell table:style-name="ce3" office:value-type="string" calcext:value-type="string">
            <text:p>Código do anúncio: TE0408</text:p>
            <text:p/>
            <text:p>Excelente terreno em bairro arborizado com vizinhança no entorno na Rua Maçaricos no Bairro Village Dunas. Posição solar privilegiada, a 1km do mar, mede 300m² - 12x25 em rua com calçamento! Agende sua visita! -</text:p>
          </table:table-cell>
          <table:table-cell table:style-name="ce10" office:value-type="string" calcext:value-type="string">
            <text:p><text:a xlink:href="https://sc.olx.com.br/florianopolis-e-regiao/terrenos/terreno-a-venda-300-m-por-r-69-000-00-village-dunas-balneario-gaivota-sc-946428830" xlink:type="simple">https://sc.olx.com.br/florianopolis-e-regiao/terrenos/terreno-a-venda-300-m-por-r-69-000-00-village-dunas-balneario-gaivota-sc-946428830</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61]/[.H361]" office:value-type="currency" office:currency="R$ " office:value="230" calcext:value-type="currency">
            <text:p>R$ 230.00</text:p>
          </table:table-cell>
          <table:table-cell table:number-columns-repeated="1009"/>
        </table:table-row>
        <table:table-row table:style-name="ro1">
          <table:table-cell table:style-name="ce3" office:value-type="float" office:value="359" calcext:value-type="float">
            <text:p>359</text:p>
          </table:table-cell>
          <table:table-cell table:style-name="ce3" office:value-type="string" calcext:value-type="string">
            <text:p>Terreno à venda, 375 m² por R$ 800.000,00 - Turimar - Balneário Gaivota/SC</text:p>
          </table:table-cell>
          <table:table-cell table:style-name="ce8" office:value-type="currency" office:currency="R$ " office:value="800000" calcext:value-type="currency">
            <text:p>R$ 800,000.00</text:p>
          </table:table-cell>
          <table:table-cell table:style-name="ce3" office:value-type="string" calcext:value-type="string">
            <text:p>NICETO RODRIGUES JUNIOR</text:p>
          </table:table-cell>
          <table:table-cell table:style-name="ce3" office:value-type="string" calcext:value-type="string">
            <text:p>Código do anúncio: TE0365</text:p>
            <text:p/>
            <text:p>Oportunidade de terreno na Avenida Beira mar na Praia Turimar em Balneário Gaivota/SC </text:p>
            <text:p>  </text:p>
            <text:p> Terreno medindo 15X25 (375m²), com energia, agua encanada, avenida já asfaltada, próximo a passarela, escriturado e documentação em dia. </text:p>
            <text:p>  </text:p>
            <text:p> Bairro nobre e alto índice de valorização. </text:p>
            <text:p>  </text:p>
            <text:p> Agende uma visita! -</text:p>
          </table:table-cell>
          <table:table-cell table:style-name="ce10" office:value-type="string" calcext:value-type="string">
            <text:p><text:a xlink:href="https://sc.olx.com.br/florianopolis-e-regiao/terrenos/terreno-a-venda-375-m-por-r-800-000-00-turimar-balneario-gaivota-sc-938110886" xlink:type="simple">https://sc.olx.com.br/florianopolis-e-regiao/terrenos/terreno-a-venda-375-m-por-r-800-000-00-turimar-balneario-gaivota-sc-938110886</text:a></text:p>
          </table:table-cell>
          <table:table-cell table:style-name="ce3" office:value-type="string" calcext:value-type="string">
            <text:p>Terrenos</text:p>
          </table:table-cell>
          <table:table-cell table:style-name="ce3" office:value-type="float" office:value="375" calcext:value-type="float">
            <text:p>375</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400" calcext:value-type="float">
            <text:p>R$400</text:p>
          </table:table-cell>
          <table:table-cell table:style-name="ce9" table:formula="of:=[.C362]/[.H362]" office:value-type="currency" office:currency="R$ " office:value="2133.33333333333" calcext:value-type="currency">
            <text:p>R$ 2,133.33</text:p>
          </table:table-cell>
          <table:table-cell table:number-columns-repeated="1009"/>
        </table:table-row>
        <table:table-row table:style-name="ro1">
          <table:table-cell table:style-name="ce3" office:value-type="float" office:value="360" calcext:value-type="float">
            <text:p>360</text:p>
          </table:table-cell>
          <table:table-cell table:style-name="ce3" office:value-type="string" calcext:value-type="string">
            <text:p>EXCELENTE TERRENO PERTINHO DA LAGOA EM LOCAL NOBRE NA PRAIA DO ROSA</text:p>
          </table:table-cell>
          <table:table-cell table:style-name="ce8" office:value-type="currency" office:currency="R$ " office:value="599000" calcext:value-type="currency">
            <text:p>R$ 599,000.00</text:p>
          </table:table-cell>
          <table:table-cell table:style-name="ce3" office:value-type="string" calcext:value-type="string">
            <text:p>CASA DE PRAIA IMÓVEIS</text:p>
          </table:table-cell>
          <table:table-cell table:style-name="ce3" office:value-type="string" calcext:value-type="string">
            <text:p>Código do anúncio: 490</text:p>
            <text:p/>
            <text:p>LINDO TERRENO NA PRAIA DO ROSA, UMA RARIDADE À 40 METROS DA LAGOA DE IBIRAQUERA E A 1KM DO CENTRINHO DO ROSA, PRA QUEM GOSTA DE TRANQUILIDADE...FÁCIL ACESSO E PERTINHO DE TUDO.VALE A PENA CONFERIR, NÃO PERCA TEMPO.</text:p>
          </table:table-cell>
          <table:table-cell table:style-name="ce10" office:value-type="string" calcext:value-type="string">
            <text:p><text:a xlink:href="https://sc.olx.com.br/florianopolis-e-regiao/terrenos/excelente-terreno-pertinho-da-lagoa-em-local-nobre-na-praia-do-rosa-995263308" xlink:type="simple">https://sc.olx.com.br/florianopolis-e-regiao/terrenos/excelente-terreno-pertinho-da-lagoa-em-local-nobre-na-praia-do-rosa-995263308</text:a></text:p>
          </table:table-cell>
          <table:table-cell table:style-name="ce3" office:value-type="string" calcext:value-type="string">
            <text:p>Terrenos</text:p>
          </table:table-cell>
          <table:table-cell table:style-name="ce3" office:value-type="float" office:value="885" calcext:value-type="float">
            <text:p>885</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number-columns-repeated="2" table:style-name="ce11" office:value-type="float" office:value="0" calcext:value-type="float">
            <text:p>R$0</text:p>
          </table:table-cell>
          <table:table-cell table:style-name="ce9" table:formula="of:=[.C363]/[.H363]" office:value-type="currency" office:currency="R$ " office:value="676.83615819209" calcext:value-type="currency">
            <text:p>R$ 676.84</text:p>
          </table:table-cell>
          <table:table-cell table:number-columns-repeated="1009"/>
        </table:table-row>
        <table:table-row table:style-name="ro1">
          <table:table-cell table:style-name="ce3" office:value-type="float" office:value="361" calcext:value-type="float">
            <text:p>361</text:p>
          </table:table-cell>
          <table:table-cell table:style-name="ce3" office:value-type="string" calcext:value-type="string">
            <text:p>Florianópolis - Terreno Padrão - Ratones</text:p>
          </table:table-cell>
          <table:table-cell table:style-name="ce8" office:value-type="currency" office:currency="R$ " office:value="525000" calcext:value-type="currency">
            <text:p>R$ 525,000.00</text:p>
          </table:table-cell>
          <table:table-cell table:style-name="ce3" office:value-type="string" calcext:value-type="string">
            <text:p>EDMILSON MORAIS DE SOUZA EIRELI - ME</text:p>
          </table:table-cell>
          <table:table-cell table:style-name="ce3" office:value-type="string" calcext:value-type="string">
            <text:p>Código do anúncio: 305</text:p>
            <text:p/>
            <text:p>Vendo Lotes de terreno nos Ratones, norte da Ilha de </text:p>
            <text:p>  </text:p>
            <text:p> Florinópolis; </text:p>
            <text:p>  </text:p>
            <text:p>  </text:p>
            <text:p>  </text:p>
            <text:p>  Integrados a natureza; </text:p>
            <text:p>  </text:p>
            <text:p>  </text:p>
            <text:p>  </text:p>
            <text:p>  A partir de 400 m2 RS 525.000,00 ---- 400m2 </text:p>
            <text:p>  </text:p>
            <text:p>  </text:p>
            <text:p>  </text:p>
            <text:p>  Alto padrão, área verde com 36.000 m2, app 49.000m2; </text:p>
            <text:p>  </text:p>
            <text:p>  </text:p>
            <text:p>  </text:p>
            <text:p>  Ampla área de laser, quadre de tênis, futebol pista de </text:p>
            <text:p>  </text:p>
            <text:p> caminhada; </text:p>
            <text:p>  </text:p>
            <text:p>  </text:p>
            <text:p>  </text:p>
            <text:p>  Toda estrutura para luz, internet , etc... no sub solo; </text:p>
            <text:p>  </text:p>
            <text:p>  </text:p>
            <text:p>  </text:p>
            <text:p>  Estação própria de água e esgoto; </text:p>
            <text:p>  </text:p>
            <text:p>  </text:p>
            <text:p>  </text:p>
            <text:p>  Praça de fogo com churrasqueira; </text:p>
            <text:p>  </text:p>
            <text:p>  </text:p>
            <text:p>  </text:p>
            <text:p>  Sauna , plaugroud... </text:p>
            <text:p>  </text:p>
            <text:p>  </text:p>
            <text:p>  </text:p>
            <text:p>  Excelente condomínio. </text:p>
            <text:p>  </text:p>
            <text:p>                   </text:p>
            <text:p>  </text:p>
            <text:p>                 As informações estão sujeitas a alterações. Consulte o corretor responsável.</text:p>
          </table:table-cell>
          <table:table-cell table:style-name="ce10" office:value-type="string" calcext:value-type="string">
            <text:p><text:a xlink:href="https://sc.olx.com.br/florianopolis-e-regiao/terrenos/florianopolis-terreno-padrao-ratones-980089620" xlink:type="simple">https://sc.olx.com.br/florianopolis-e-regiao/terrenos/florianopolis-terreno-padrao-ratones-980089620</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052100" calcext:value-type="float">
            <text:p>88052100</text:p>
          </table:table-cell>
          <table:table-cell table:style-name="ce3" office:value-type="string" calcext:value-type="string">
            <text:p>Florianopolis</text:p>
          </table:table-cell>
          <table:table-cell table:style-name="ce3" office:value-type="string" calcext:value-type="string">
            <text:p>Ratones</text:p>
          </table:table-cell>
          <table:table-cell table:style-name="ce3" office:value-type="string" calcext:value-type="string">
            <text:p>Rua Intendente Antonio Damasco</text:p>
          </table:table-cell>
          <table:table-cell table:style-name="ce4" table:number-columns-repeated="2"/>
          <table:table-cell table:style-name="ce9" table:formula="of:=[.C364]/[.H364]" office:value-type="currency" office:currency="R$ " office:value="1312.5" calcext:value-type="currency">
            <text:p>R$ 1,312.50</text:p>
          </table:table-cell>
          <table:table-cell table:number-columns-repeated="1009"/>
        </table:table-row>
        <table:table-row table:style-name="ro1">
          <table:table-cell table:style-name="ce3" office:value-type="float" office:value="362" calcext:value-type="float">
            <text:p>362</text:p>
          </table:table-cell>
          <table:table-cell table:style-name="ce3" office:value-type="string" calcext:value-type="string">
            <text:p>Terreno à venda, 1100 m²</text:p>
          </table:table-cell>
          <table:table-cell table:style-name="ce8" office:value-type="currency" office:currency="R$ " office:value="230000" calcext:value-type="currency">
            <text:p>R$ 230,000.00</text:p>
          </table:table-cell>
          <table:table-cell table:style-name="ce3" office:value-type="string" calcext:value-type="string">
            <text:p>Eternize Imóveis</text:p>
          </table:table-cell>
          <table:table-cell table:style-name="ce3" office:value-type="string" calcext:value-type="string">
            <text:p>Código do anúncio: TE0006</text:p>
            <text:p/>
            <text:p>Deseja construir em um lugar tranquilo e encantador?O terreno fica localizado no bairro Canto dos Ganchos, em Governador Celso Ramos, e possui 1.100m².Localizado próximo da BR-101 e a poucos minutos da praia, o terreno possui viabilidade para construir.Com uma natureza incrível como vizinhança e com vista para o mar, o terreno é perfeito para você que quer realizar o sonho de passar momentos incríveis com sua família em um ambiente tranquilo.Uma ótima opção de investimento em uma das melhores cidades do litoral catarinense.Entre em contato com a nossa equipe, que iremos eternizar seu sonho!Contato:  -</text:p>
          </table:table-cell>
          <table:table-cell table:style-name="ce10" office:value-type="string" calcext:value-type="string">
            <text:p><text:a xlink:href="https://sc.olx.com.br/florianopolis-e-regiao/terrenos/terreno-a-venda-1100-m-941983348" xlink:type="simple">https://sc.olx.com.br/florianopolis-e-regiao/terrenos/terreno-a-venda-1100-m-941983348</text:a></text:p>
          </table:table-cell>
          <table:table-cell table:style-name="ce3" office:value-type="string" calcext:value-type="string">
            <text:p>Terrenos</text:p>
          </table:table-cell>
          <table:table-cell table:style-name="ce3" office:value-type="float" office:value="1100" calcext:value-type="float">
            <text:p>110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2"/>
          <table:table-cell table:number-columns-repeated="2" table:style-name="ce11" office:value-type="float" office:value="0" calcext:value-type="float">
            <text:p>R$0</text:p>
          </table:table-cell>
          <table:table-cell table:style-name="ce9" table:formula="of:=[.C365]/[.H365]" office:value-type="currency" office:currency="R$ " office:value="209.090909090909" calcext:value-type="currency">
            <text:p>R$ 209.09</text:p>
          </table:table-cell>
          <table:table-cell table:number-columns-repeated="1009"/>
        </table:table-row>
        <table:table-row table:style-name="ro1">
          <table:table-cell table:style-name="ce3" office:value-type="float" office:value="363" calcext:value-type="float">
            <text:p>363</text:p>
          </table:table-cell>
          <table:table-cell table:style-name="ce3" office:value-type="string" calcext:value-type="string">
            <text:p>FLORIANóPOLIS - Terreno Padrão - Ribeirão da Ilha</text:p>
          </table:table-cell>
          <table:table-cell table:style-name="ce8" office:value-type="currency" office:currency="R$ " office:value="295000" calcext:value-type="currency">
            <text:p>R$ 295,000.00</text:p>
          </table:table-cell>
          <table:table-cell table:style-name="ce3" office:value-type="string" calcext:value-type="string">
            <text:p>SANTA ILHA IMOVEIS LTDA - EPP</text:p>
          </table:table-cell>
          <table:table-cell table:style-name="ce3" office:value-type="string" calcext:value-type="string">
            <text:p>Código do anúncio: TE0961</text:p>
            <text:p/>
            <text:p>Lindo terreno vista mar, com 297 m² na Praia da Caiacanga, todo murado, pronto para construir. Este belo terreno ainda possui água e luz instaladas.Local muito tranquilo e rodeado pela natureza do famoso Ribeirão da Ilha.Não passível de financiamento.Agende sua visita com um de nossos corretores.</text:p>
          </table:table-cell>
          <table:table-cell table:style-name="ce10" office:value-type="string" calcext:value-type="string">
            <text:p><text:a xlink:href="https://sc.olx.com.br/florianopolis-e-regiao/terrenos/florianopolis-terreno-padrao-ribeirao-da-ilha-994473636" xlink:type="simple">https://sc.olx.com.br/florianopolis-e-regiao/terrenos/florianopolis-terreno-padrao-ribeirao-da-ilha-994473636</text:a></text:p>
          </table:table-cell>
          <table:table-cell table:style-name="ce3" office:value-type="string" calcext:value-type="string">
            <text:p>Terrenos</text:p>
          </table:table-cell>
          <table:table-cell table:style-name="ce3" office:value-type="float" office:value="297" calcext:value-type="float">
            <text:p>297</text:p>
          </table:table-cell>
          <table:table-cell table:style-name="ce3" office:value-type="float" office:value="88064749" calcext:value-type="float">
            <text:p>88064749</text:p>
          </table:table-cell>
          <table:table-cell table:style-name="ce3" office:value-type="string" calcext:value-type="string">
            <text:p>Florianopolis</text:p>
          </table:table-cell>
          <table:table-cell table:style-name="ce3" office:value-type="string" calcext:value-type="string">
            <text:p>Ribeirao da Ilha</text:p>
          </table:table-cell>
          <table:table-cell table:style-name="ce3" office:value-type="string" calcext:value-type="string">
            <text:p>Servidao Irmaos Coragem</text:p>
          </table:table-cell>
          <table:table-cell table:style-name="ce11" office:value-type="float" office:value="0" calcext:value-type="float">
            <text:p>R$0</text:p>
          </table:table-cell>
          <table:table-cell table:style-name="ce11" office:value-type="float" office:value="215" calcext:value-type="float">
            <text:p>R$215</text:p>
          </table:table-cell>
          <table:table-cell table:style-name="ce9" table:formula="of:=[.C366]/[.H366]" office:value-type="currency" office:currency="R$ " office:value="993.265993265993" calcext:value-type="currency">
            <text:p>R$ 993.27</text:p>
          </table:table-cell>
          <table:table-cell table:number-columns-repeated="1009"/>
        </table:table-row>
        <table:table-row table:style-name="ro1">
          <table:table-cell table:style-name="ce3" office:value-type="float" office:value="364" calcext:value-type="float">
            <text:p>364</text:p>
          </table:table-cell>
          <table:table-cell table:style-name="ce3" office:value-type="string" calcext:value-type="string">
            <text:p>Terreno à venda, 252 m² por R$ 122.000,00 - Areias dos Meio - Governador Celso Ramos/SC</text:p>
          </table:table-cell>
          <table:table-cell table:style-name="ce8" office:value-type="currency" office:currency="R$ " office:value="122000" calcext:value-type="currency">
            <text:p>R$ 122,000.00</text:p>
          </table:table-cell>
          <table:table-cell table:style-name="ce3" office:value-type="string" calcext:value-type="string">
            <text:p>Quinta do Arvoredo Imoveis</text:p>
          </table:table-cell>
          <table:table-cell table:style-name="ce3" office:value-type="string" calcext:value-type="string">
            <text:p>Código do anúncio: TE0039</text:p>
            <text:p/>
            <text:p>Ótimo terreno para quem procura por um lugar tranquilo, para moradia ou investimento, contendo 252m², próximo as praias, comércios, posto de saúde e escola. Perfeito para quem procura um lugar para morar, veranear ou investir. </text:p>
            <text:p> Viva seus sonhos aqui! </text:p>
            <text:p>  </text:p>
            <text:p> Valor R$ 122.000,00 Analisamos propostas </text:p>
            <text:p>  </text:p>
            <text:p> O Terreno: </text:p>
            <text:p> - Área total 252m²; </text:p>
            <text:p> - 12m x 21m; </text:p>
            <text:p> - Próximo as praias locais como praia da Camboa, Praia Grande e Praia de Palmas. </text:p>
            <text:p>  </text:p>
            <text:p> Que tal agendarmos uma visita? </text:p>
            <text:p> Entre em contato conosco para mais informações, será um prazer lhe atender! </text:p>
            <text:p>  </text:p>
            <text:p> Quinta do Arvoredo Imóveis </text:p>
            <text:p> CRECI: 5966 J </text:p>
            <text:p>  </text:p>
            <text:p>  -</text:p>
          </table:table-cell>
          <table:table-cell table:style-name="ce10" office:value-type="string" calcext:value-type="string">
            <text:p><text:a xlink:href="https://sc.olx.com.br/florianopolis-e-regiao/terrenos/terreno-a-venda-252-m-por-r-122-000-00-areias-dos-meio-governador-celso-ramos-sc-924084664" xlink:type="simple">https://sc.olx.com.br/florianopolis-e-regiao/terrenos/terreno-a-venda-252-m-por-r-122-000-00-areias-dos-meio-governador-celso-ramos-sc-924084664</text:a></text:p>
          </table:table-cell>
          <table:table-cell table:style-name="ce3" office:value-type="string" calcext:value-type="string">
            <text:p>Terrenos</text:p>
          </table:table-cell>
          <table:table-cell table:style-name="ce3" office:value-type="float" office:value="252" calcext:value-type="float">
            <text:p>252</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4"/>
          <table:table-cell table:style-name="ce9" table:formula="of:=[.C367]/[.H367]" office:value-type="currency" office:currency="R$ " office:value="484.126984126984" calcext:value-type="currency">
            <text:p>R$ 484.13</text:p>
          </table:table-cell>
          <table:table-cell table:number-columns-repeated="1009"/>
        </table:table-row>
        <table:table-row table:style-name="ro1">
          <table:table-cell table:style-name="ce3" office:value-type="float" office:value="365" calcext:value-type="float">
            <text:p>365</text:p>
          </table:table-cell>
          <table:table-cell table:style-name="ce3" office:value-type="string" calcext:value-type="string">
            <text:p>Terreno à venda, 548 m² por R$ 964.800,00 - Itacorubi - Florianópolis/SC</text:p>
          </table:table-cell>
          <table:table-cell table:style-name="ce8" office:value-type="currency" office:currency="R$ " office:value="964800" calcext:value-type="currency">
            <text:p>R$ 964,800.00</text:p>
          </table:table-cell>
          <table:table-cell table:style-name="ce3" office:value-type="string" calcext:value-type="string">
            <text:p>Hugo Felisbino</text:p>
          </table:table-cell>
          <table:table-cell table:style-name="ce3" office:value-type="string" calcext:value-type="string">
            <text:p>Código do anúncio: TE0223</text:p>
            <text:p>VENDO TERRENO DE 548,57M², EM RESIDENCIAL COM PORTARIA. VISTA PARA O MAR E PANORÂMICA. </text:p>
            <text:p>ALTO PADRÃO NO ITACORUBI!</text:p>
            <text:p/>
            <text:p>Localizado em meio a natureza, próximo a UFSC, UDESC e Grandes Órgãos do Governo, à 3km do Shopping Iguatemi, 4 km da Lagoa da Conceição e 7km do Centro de Florianópolis.</text:p>
            <text:p/>
            <text:p>Terreno com 548,57m² (22x25) em loteamento de alto padrão, com linda vista para o mar, total infraestrutura.</text:p>
            <text:p/>
            <text:p>Temos outras opções com metragens e valores variados. Consulte-nos!!</text:p>
            <text:p/>
            <text:p>Infraestrutura:</text:p>
            <text:p>- 80 lotes à partir de 450m²</text:p>
            <text:p>- Todo cercado</text:p>
            <text:p>- Guarita na entrada do loteamento para monitorar a entrada de visitantes</text:p>
            <text:p>- Pavimentação em Pavers</text:p>
            <text:p>- Rede Elétrica Subterrânea, com dutos de espera em cada lote;</text:p>
            <text:p>- Dutos para Rede de Comunicação Subterrânea, (Tv cabo, internet, telefone)</text:p>
            <text:p>- Rede de Iluminação Pública subterrânea</text:p>
            <text:p>- Dutos subterrâneos para futura Rede de Vigilância com câmeras</text:p>
            <text:p>- Rede de Esgoto, incluindo as ligações residenciais em cada lote</text:p>
            <text:p>- Rede de Água em ambos os lados das Ruas, evitando qualquer intervenção no pavimento</text:p>
            <text:p>- Reservatório de água com 50.000 litros, exclusivo ao empreendimento</text:p>
            <text:p>- Todos os passeios com Grama</text:p>
            <text:p>- Ruas terminando em rótulas para assim maximizar a privacidade e segurança de cada uma delas - 26/02/2022</text:p>
          </table:table-cell>
          <table:table-cell table:style-name="ce10" office:value-type="string" calcext:value-type="string">
            <text:p><text:a xlink:href="https://sc.olx.com.br/florianopolis-e-regiao/terrenos/terreno-a-venda-548-m-por-r-964-800-00-itacorubi-florianopolis-sc-796384344" xlink:type="simple">https://sc.olx.com.br/florianopolis-e-regiao/terrenos/terreno-a-venda-548-m-por-r-964-800-00-itacorubi-florianopolis-sc-796384344</text:a></text:p>
          </table:table-cell>
          <table:table-cell table:style-name="ce3" office:value-type="string" calcext:value-type="string">
            <text:p>Terrenos</text:p>
          </table:table-cell>
          <table:table-cell table:style-name="ce3" office:value-type="float" office:value="548" calcext:value-type="float">
            <text:p>548</text:p>
          </table:table-cell>
          <table:table-cell table:style-name="ce3" office:value-type="float" office:value="88034367" calcext:value-type="float">
            <text:p>88034367</text:p>
          </table:table-cell>
          <table:table-cell table:style-name="ce3" office:value-type="string" calcext:value-type="string">
            <text:p>Florianopolis</text:p>
          </table:table-cell>
          <table:table-cell table:style-name="ce3" office:value-type="string" calcext:value-type="string">
            <text:p>Itacorubi</text:p>
          </table:table-cell>
          <table:table-cell table:style-name="ce3" office:value-type="string" calcext:value-type="string">
            <text:p>Rua Rodrigo Rampinelli Jeremias</text:p>
          </table:table-cell>
          <table:table-cell table:style-name="ce4"/>
          <table:table-cell table:style-name="ce11" office:value-type="float" office:value="68" calcext:value-type="float">
            <text:p>R$68</text:p>
          </table:table-cell>
          <table:table-cell table:style-name="ce9" table:formula="of:=[.C368]/[.H368]" office:value-type="currency" office:currency="R$ " office:value="1760.58394160584" calcext:value-type="currency">
            <text:p>R$ 1,760.58</text:p>
          </table:table-cell>
          <table:table-cell table:number-columns-repeated="1009"/>
        </table:table-row>
        <table:table-row table:style-name="ro1">
          <table:table-cell table:style-name="ce3" office:value-type="float" office:value="366" calcext:value-type="float">
            <text:p>366</text:p>
          </table:table-cell>
          <table:table-cell table:style-name="ce3" office:value-type="string" calcext:value-type="string">
            <text:p>Terreno à venda, 460 m² por R$ 320.000,00 - Pedra Branca - Palhoça/SC</text:p>
          </table:table-cell>
          <table:table-cell table:style-name="ce8" office:value-type="currency" office:currency="R$ " office:value="320000" calcext:value-type="currency">
            <text:p>R$ 320,000.00</text:p>
          </table:table-cell>
          <table:table-cell table:style-name="ce3" office:value-type="string" calcext:value-type="string">
            <text:p>4K Imóveis</text:p>
          </table:table-cell>
          <table:table-cell table:style-name="ce3" office:value-type="string" calcext:value-type="string">
            <text:p>Código do anúncio: TE0132</text:p>
            <text:p/>
            <text:p>Terreno no loteamento Pedra Branca. </text:p>
            <text:p> Linda vista da Pedra Branca. </text:p>
            <text:p> Rua sem saída com uma linda pracinha e área verde. </text:p>
            <text:p> Medindo 460 m2 </text:p>
            <text:p>  </text:p>
            <text:p> 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460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able:table-cell>
          <table:table-cell table:style-name="ce10" office:value-type="string" calcext:value-type="string">
            <text:p><text:a xlink:href="https://sc.olx.com.br/florianopolis-e-regiao/terrenos/terreno-a-venda-460-m-por-r-320-000-00-pedra-branca-palhoca-sc-987271919" xlink:type="simple">https://sc.olx.com.br/florianopolis-e-regiao/terrenos/terreno-a-venda-460-m-por-r-320-000-00-pedra-branca-palhoca-sc-987271919</text:a></text:p>
          </table:table-cell>
          <table:table-cell table:style-name="ce3" office:value-type="string" calcext:value-type="string">
            <text:p>Terrenos</text:p>
          </table:table-cell>
          <table:table-cell table:style-name="ce3" office:value-type="float" office:value="460" calcext:value-type="float">
            <text:p>460</text:p>
          </table:table-cell>
          <table:table-cell table:style-name="ce3" office:value-type="float" office:value="88137150" calcext:value-type="float">
            <text:p>8813715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s Ties</text:p>
          </table:table-cell>
          <table:table-cell table:style-name="ce4" table:number-columns-repeated="2"/>
          <table:table-cell table:style-name="ce9" table:formula="of:=[.C369]/[.H369]" office:value-type="currency" office:currency="R$ " office:value="695.652173913043" calcext:value-type="currency">
            <text:p>R$ 695.65</text:p>
          </table:table-cell>
          <table:table-cell table:number-columns-repeated="1009"/>
        </table:table-row>
        <table:table-row table:style-name="ro1">
          <table:table-cell table:style-name="ce3" office:value-type="float" office:value="367" calcext:value-type="float">
            <text:p>367</text:p>
          </table:table-cell>
          <table:table-cell table:style-name="ce3" office:value-type="string" calcext:value-type="string">
            <text:p>Terreno à venda, 443 m² por R$ 400.000,00 - Pinheira (Ens Brito) - Palhoça/SC</text:p>
          </table:table-cell>
          <table:table-cell table:style-name="ce8" office:value-type="currency" office:currency="R$ " office:value="400000" calcext:value-type="currency">
            <text:p>R$ 400,000.00</text:p>
          </table:table-cell>
          <table:table-cell table:style-name="ce3" office:value-type="string" calcext:value-type="string">
            <text:p>4K Imóveis</text:p>
          </table:table-cell>
          <table:table-cell table:style-name="ce3" office:value-type="string" calcext:value-type="string">
            <text:p>Código do anúncio: TE0193</text:p>
            <text:p/>
            <text:p>Lindo terreno na praia da pinheira com ótima localização; </text:p>
            <text:p>  </text:p>
            <text:p> Distância do mar aproximadamente 600m; </text:p>
            <text:p>  </text:p>
            <text:p> Terreno com escritura Pública; </text:p>
            <text:p>  </text:p>
            <text:p> Para agendar uma visita entre em contato no . </text:p>
            <text:p>  </text:p>
            <text:p> A Praia da Pinheira é uma das praias mais frequentada de Palhoça, recebendo grande fluxo de turistas de outros estados. Localizada numa enseada a 35km do centro do município e a 48km de Florianópolis. É dividida em duas praias: Praia de Baixo e Praia de Cima, situadas em oposição uma a outra. </text:p>
            <text:p> Hoje a Praia da Pinheira não é só um povoado com pescadores de tradição açoriana, lojas, farmácias, padarias e pousadas provam que o desenvolvimento chegou ali, porém o progresso não apagou as marcas que caracterizam a praia: os ranchos dos pescadores e a paz da convivência entre os visitantes e nativos. </text:p>
            <text:p> O Nome conta-se que havia uma enseada muito linda, que era coberta por árvores de madeira leve e resistente, muito usada para a fabricação de bóias para as redes dos pescadores, o fruto desta árvore parecia-se com uma pinha (fruto do pinheiro) daí as árvores serem chamadas de pinheira. Como esta linda praia não tinha nome, os nativos chamaram-na de Pinheira. Praia de Cima Praia do Engenho, Praia das Cabras ou Praia de Cima, são alguns dos nomes dessa pequena, mas bela baía de águas limpas, que se completa com a ponta das andorinhas e o costão da Praia de Baixo. </text:p>
            <text:p> A Praia de Cima é uma das poucas praias do município que além de sua rara beleza, abriga banhistas do vento sul pela sua posição geográfica. -</text:p>
          </table:table-cell>
          <table:table-cell table:style-name="ce10" office:value-type="string" calcext:value-type="string">
            <text:p><text:a xlink:href="https://sc.olx.com.br/florianopolis-e-regiao/terrenos/terreno-a-venda-443-m-por-r-400-000-00-pinheira-ens-brito-palhoca-sc-989323576" xlink:type="simple">https://sc.olx.com.br/florianopolis-e-regiao/terrenos/terreno-a-venda-443-m-por-r-400-000-00-pinheira-ens-brito-palhoca-sc-989323576</text:a></text:p>
          </table:table-cell>
          <table:table-cell table:style-name="ce3" office:value-type="string" calcext:value-type="string">
            <text:p>Terrenos</text:p>
          </table:table-cell>
          <table:table-cell table:style-name="ce3" office:value-type="float" office:value="443" calcext:value-type="float">
            <text:p>443</text:p>
          </table:table-cell>
          <table:table-cell table:style-name="ce3" office:value-type="float" office:value="88139209" calcext:value-type="float">
            <text:p>88139209</text:p>
          </table:table-cell>
          <table:table-cell table:style-name="ce3" office:value-type="string" calcext:value-type="string">
            <text:p>Palhoca</text:p>
          </table:table-cell>
          <table:table-cell table:style-name="ce3" office:value-type="string" calcext:value-type="string">
            <text:p>Pinheira</text:p>
          </table:table-cell>
          <table:table-cell table:style-name="ce3" office:value-type="string" calcext:value-type="string">
            <text:p>Rua Altino Porto dos Santos</text:p>
          </table:table-cell>
          <table:table-cell table:style-name="ce4" table:number-columns-repeated="2"/>
          <table:table-cell table:style-name="ce9" table:formula="of:=[.C370]/[.H370]" office:value-type="currency" office:currency="R$ " office:value="902.93453724605" calcext:value-type="currency">
            <text:p>R$ 902.93</text:p>
          </table:table-cell>
          <table:table-cell table:number-columns-repeated="1009"/>
        </table:table-row>
        <table:table-row table:style-name="ro1">
          <table:table-cell table:style-name="ce3" office:value-type="float" office:value="368" calcext:value-type="float">
            <text:p>368</text:p>
          </table:table-cell>
          <table:table-cell table:style-name="ce3" office:value-type="string" calcext:value-type="string">
            <text:p>Lote bem localizado em Cachoeiras</text:p>
          </table:table-cell>
          <table:table-cell table:style-name="ce8" office:value-type="currency" office:currency="R$ " office:value="110000" calcext:value-type="currency">
            <text:p>R$ 110,000.00</text:p>
          </table:table-cell>
          <table:table-cell table:style-name="ce3" office:value-type="string" calcext:value-type="string">
            <text:p>Imobiliária Biguaçu</text:p>
          </table:table-cell>
          <table:table-cell table:style-name="ce3" office:value-type="string" calcext:value-type="string">
            <text:p>Código do anúncio: 1919</text:p>
            <text:p>Lote localizado no Bairro Cachoeiras</text:p>
            <text:p>a 600 metros da BR 101. Com 390,00m² sendo 13,00 metros de frente x 30,00 metros de fundo, plano, pronto para construir. Murado nas laterais e fundos do terreno.</text:p>
            <text:p>Rua calçada, infra estrutura completa. Agende sua visita com um de nossos corretores.</text:p>
          </table:table-cell>
          <table:table-cell table:style-name="ce10" office:value-type="string" calcext:value-type="string">
            <text:p><text:a xlink:href="https://sc.olx.com.br/florianopolis-e-regiao/terrenos/lote-bem-localizado-em-cachoeiras-976736920" xlink:type="simple">https://sc.olx.com.br/florianopolis-e-regiao/terrenos/lote-bem-localizado-em-cachoeiras-976736920</text:a></text:p>
          </table:table-cell>
          <table:table-cell table:style-name="ce3" office:value-type="string" calcext:value-type="string">
            <text:p>Terrenos</text:p>
          </table:table-cell>
          <table:table-cell table:style-name="ce3" office:value-type="float" office:value="390" calcext:value-type="float">
            <text:p>390</text:p>
          </table:table-cell>
          <table:table-cell table:style-name="ce3" office:value-type="float" office:value="88168626" calcext:value-type="float">
            <text:p>88168626</text:p>
          </table:table-cell>
          <table:table-cell table:style-name="ce3" office:value-type="string" calcext:value-type="string">
            <text:p>Biguacu</text:p>
          </table:table-cell>
          <table:table-cell table:style-name="ce3" office:value-type="string" calcext:value-type="string">
            <text:p>Cachoeiras (Guaporanga)</text:p>
          </table:table-cell>
          <table:table-cell table:style-name="ce3" office:value-type="string" calcext:value-type="string">
            <text:p>Rua Salustiano Garcia</text:p>
          </table:table-cell>
          <table:table-cell table:style-name="ce4"/>
          <table:table-cell table:style-name="ce11" office:value-type="float" office:value="0" calcext:value-type="float">
            <text:p>R$0</text:p>
          </table:table-cell>
          <table:table-cell table:style-name="ce9" table:formula="of:=[.C371]/[.H371]" office:value-type="currency" office:currency="R$ " office:value="282.051282051282" calcext:value-type="currency">
            <text:p>R$ 282.05</text:p>
          </table:table-cell>
          <table:table-cell table:number-columns-repeated="1009"/>
        </table:table-row>
        <table:table-row table:style-name="ro1">
          <table:table-cell table:style-name="ce3" office:value-type="float" office:value="369" calcext:value-type="float">
            <text:p>369</text:p>
          </table:table-cell>
          <table:table-cell table:style-name="ce3" office:value-type="string" calcext:value-type="string">
            <text:p>Lote a venda na Praia da Gamboa Garopaba SC</text:p>
          </table:table-cell>
          <table:table-cell table:style-name="ce8" office:value-type="currency" office:currency="R$ " office:value="490000" calcext:value-type="currency">
            <text:p>R$ 490,000.00</text:p>
          </table:table-cell>
          <table:table-cell table:style-name="ce3" office:value-type="string" calcext:value-type="string">
            <text:p>GFLORIPA IMOVEIS LTDA ME</text:p>
          </table:table-cell>
          <table:table-cell table:style-name="ce3" office:value-type="string" calcext:value-type="string">
            <text:p>Código do anúncio: T01121</text:p>
            <text:p/>
            <text:p>Excelente terreno à venda na Praia da Gamboa, em Garopaba.O imóvel de 400 m² fica localizado a cerca de 250 m do mar.Viabilidade para construção residencial ou comercial.Possui contrato de compra e venda e está devidamente cadastrado na Prefeitura de Garopaba.O proprietário aceita propostas na negociação do imóvel.</text:p>
          </table:table-cell>
          <table:table-cell table:style-name="ce10" office:value-type="string" calcext:value-type="string">
            <text:p><text:a xlink:href="https://sc.olx.com.br/florianopolis-e-regiao/terrenos/lote-a-venda-na-praia-da-gamboa-garopaba-sc-987468023" xlink:type="simple">https://sc.olx.com.br/florianopolis-e-regiao/terrenos/lote-a-venda-na-praia-da-gamboa-garopaba-sc-987468023</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372]/[.H372]" office:value-type="currency" office:currency="R$ " office:value="1225" calcext:value-type="currency">
            <text:p>R$ 1,225.00</text:p>
          </table:table-cell>
          <table:table-cell table:number-columns-repeated="1009"/>
        </table:table-row>
        <table:table-row table:style-name="ro1">
          <table:table-cell table:style-name="ce3" office:value-type="float" office:value="370" calcext:value-type="float">
            <text:p>370</text:p>
          </table:table-cell>
          <table:table-cell table:style-name="ce3" office:value-type="string" calcext:value-type="string">
            <text:p>Terreno para Venda em Palhoça</text:p>
          </table:table-cell>
          <table:table-cell table:style-name="ce8" office:value-type="currency" office:currency="R$ " office:value="581400" calcext:value-type="currency">
            <text:p>R$ 581,400.00</text:p>
          </table:table-cell>
          <table:table-cell table:style-name="ce3" office:value-type="string" calcext:value-type="string">
            <text:p>Imobiliária Edson</text:p>
          </table:table-cell>
          <table:table-cell table:style-name="ce3" office:value-type="string" calcext:value-type="string">
            <text:p>Código do anúncio: 1794</text:p>
            <text:p>Terreno, Pedra Branca, Palhoça</text:p>
            <text:p> </text:p>
            <text:p> Terrenos com 646,01m de área total terreno.</text:p>
            <text:p> Excelente localização, privacidade e segurança no bairro Pedra Branca!(ALE)</text:p>
          </table:table-cell>
          <table:table-cell table:style-name="ce10" office:value-type="string" calcext:value-type="string">
            <text:p><text:a xlink:href="https://sc.olx.com.br/florianopolis-e-regiao/terrenos/terreno-para-venda-em-palhoca-930957623" xlink:type="simple">https://sc.olx.com.br/florianopolis-e-regiao/terrenos/terreno-para-venda-em-palhoca-930957623</text:a></text:p>
          </table:table-cell>
          <table:table-cell table:style-name="ce3" office:value-type="string" calcext:value-type="string">
            <text:p>Terrenos</text:p>
          </table:table-cell>
          <table:table-cell table:style-name="ce3" office:value-type="float" office:value="646" calcext:value-type="float">
            <text:p>646</text:p>
          </table:table-cell>
          <table:table-cell table:style-name="ce3" office:value-type="float" office:value="88137210" calcext:value-type="float">
            <text:p>8813721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as Figueiras</text:p>
          </table:table-cell>
          <table:table-cell table:style-name="ce4" table:number-columns-repeated="2"/>
          <table:table-cell table:style-name="ce9" table:formula="of:=[.C373]/[.H373]" office:value-type="currency" office:currency="R$ " office:value="900" calcext:value-type="currency">
            <text:p>R$ 900.00</text:p>
          </table:table-cell>
          <table:table-cell table:number-columns-repeated="1009"/>
        </table:table-row>
        <table:table-row table:style-name="ro1">
          <table:table-cell table:style-name="ce3" office:value-type="float" office:value="371" calcext:value-type="float">
            <text:p>371</text:p>
          </table:table-cell>
          <table:table-cell table:style-name="ce3" office:value-type="string" calcext:value-type="string">
            <text:p>Terreno em Biguaçu</text:p>
          </table:table-cell>
          <table:table-cell table:style-name="ce8" office:value-type="currency" office:currency="R$ " office:value="80000" calcext:value-type="currency">
            <text:p>R$ 80,000.00</text:p>
          </table:table-cell>
          <table:table-cell table:style-name="ce3" office:value-type="string" calcext:value-type="string">
            <text:p>Julianoporto16</text:p>
          </table:table-cell>
          <table:table-cell table:style-name="ce3" office:value-type="string" calcext:value-type="string">
            <text:p>Terreno fica em Areias de cima </text:p>
            <text:p>* 500 metros da entrada de Gorvenador Celso Ramos</text:p>
            <text:p>* 1 minuto do mercado,posto de Gasolina,farmacia,padaria tudo próximo</text:p>
            <text:p>* vista da ponte de Florianópolis</text:p>
            <text:p>*Terreno em dia com a Prefeitura</text:p>
            <text:p>*10 minutos da Praia</text:p>
            <text:p/>
            <text:p>Watts 48 ... ver número</text:p>
            <text:p/>
          </table:table-cell>
          <table:table-cell table:style-name="ce10" office:value-type="string" calcext:value-type="string">
            <text:p><text:a xlink:href="https://sc.olx.com.br/florianopolis-e-regiao/terrenos/terreno-em-biguacu-1000350326" xlink:type="simple">https://sc.olx.com.br/florianopolis-e-regiao/terrenos/terreno-em-biguacu-1000350326</text:a></text:p>
          </table:table-cell>
          <table:table-cell table:style-name="ce3" office:value-type="string" calcext:value-type="string">
            <text:p>Terrenos</text:p>
          </table:table-cell>
          <table:table-cell table:style-name="ce3" office:value-type="float" office:value="312" calcext:value-type="float">
            <text:p>312</text:p>
          </table:table-cell>
          <table:table-cell table:style-name="ce3" office:value-type="float" office:value="88200000" calcext:value-type="float">
            <text:p>88200000</text:p>
          </table:table-cell>
          <table:table-cell table:style-name="ce3" office:value-type="string" calcext:value-type="string">
            <text:p>Tijucas</text:p>
          </table:table-cell>
          <table:table-cell table:style-name="ce4" table:number-columns-repeated="4"/>
          <table:table-cell table:style-name="ce9" table:formula="of:=[.C374]/[.H374]" office:value-type="currency" office:currency="R$ " office:value="256.410256410256" calcext:value-type="currency">
            <text:p>R$ 256.41</text:p>
          </table:table-cell>
          <table:table-cell table:number-columns-repeated="1009"/>
        </table:table-row>
        <table:table-row table:style-name="ro1">
          <table:table-cell table:style-name="ce3" office:value-type="float" office:value="372" calcext:value-type="float">
            <text:p>372</text:p>
          </table:table-cell>
          <table:table-cell table:style-name="ce3" office:value-type="string" calcext:value-type="string">
            <text:p>Terreno para Venda, Bela Vista</text:p>
          </table:table-cell>
          <table:table-cell table:style-name="ce8" office:value-type="currency" office:currency="R$ " office:value="140000" calcext:value-type="currency">
            <text:p>R$ 140,000.00</text:p>
          </table:table-cell>
          <table:table-cell table:style-name="ce3" office:value-type="string" calcext:value-type="string">
            <text:p>Luiz César da Silveira</text:p>
          </table:table-cell>
          <table:table-cell table:style-name="ce3" office:value-type="string" calcext:value-type="string">
            <text:p>Código do anúncio: TERR140VV_2-1385121</text:p>
            <text:p/>
            <text:p>Lote plano no Vale Verde Primeira Etapa  200m² sendo 10x20  Pertinho da Av de Acesso  Escriturado</text:p>
          </table:table-cell>
          <table:table-cell table:style-name="ce10" office:value-type="string" calcext:value-type="string">
            <text:p><text:a xlink:href="https://sc.olx.com.br/florianopolis-e-regiao/terrenos/terreno-para-venda-bela-vista-996798688" xlink:type="simple">https://sc.olx.com.br/florianopolis-e-regiao/terrenos/terreno-para-venda-bela-vista-996798688</text:a></text:p>
          </table:table-cell>
          <table:table-cell table:style-name="ce3" office:value-type="string" calcext:value-type="string">
            <text:p>Terrenos</text:p>
          </table:table-cell>
          <table:table-cell table:style-name="ce3" office:value-type="float" office:value="200" calcext:value-type="float">
            <text:p>200</text:p>
          </table:table-cell>
          <table:table-cell table:style-name="ce3" office:value-type="float" office:value="88132783" calcext:value-type="float">
            <text:p>88132783</text:p>
          </table:table-cell>
          <table:table-cell table:style-name="ce3" office:value-type="string" calcext:value-type="string">
            <text:p>Palhoca</text:p>
          </table:table-cell>
          <table:table-cell table:style-name="ce3" office:value-type="string" calcext:value-type="string">
            <text:p>Bela Vista</text:p>
          </table:table-cell>
          <table:table-cell table:style-name="ce3" office:value-type="string" calcext:value-type="string">
            <text:p>Rua Brandina Tozon Zambon</text:p>
          </table:table-cell>
          <table:table-cell table:number-columns-repeated="2" table:style-name="ce11" office:value-type="float" office:value="0" calcext:value-type="float">
            <text:p>R$0</text:p>
          </table:table-cell>
          <table:table-cell table:style-name="ce9" table:formula="of:=[.C375]/[.H375]" office:value-type="currency" office:currency="R$ " office:value="700" calcext:value-type="currency">
            <text:p>R$ 700.00</text:p>
          </table:table-cell>
          <table:table-cell table:number-columns-repeated="1009"/>
        </table:table-row>
        <table:table-row table:style-name="ro1">
          <table:table-cell table:style-name="ce3" office:value-type="float" office:value="373" calcext:value-type="float">
            <text:p>373</text:p>
          </table:table-cell>
          <table:table-cell table:style-name="ce3" office:value-type="string" calcext:value-type="string">
            <text:p>Terreno a 250 Metros do mar em um Bairro com Excelente Casas</text:p>
          </table:table-cell>
          <table:table-cell table:style-name="ce8" office:value-type="currency" office:currency="R$ " office:value="175000" calcext:value-type="currency">
            <text:p>R$ 175,000.00</text:p>
          </table:table-cell>
          <table:table-cell table:style-name="ce3" office:value-type="string" calcext:value-type="string">
            <text:p>Litoral Imóveis</text:p>
          </table:table-cell>
          <table:table-cell table:style-name="ce3" office:value-type="string" calcext:value-type="string">
            <text:p>Terreno a 250 Metros da Beira Mar </text:p>
            <text:p>Bairro de Alto padrao </text:p>
            <text:p>Com Excelente construções </text:p>
            <text:p>Medindo 15x25= 375² </text:p>
            <text:p>Documentações em dia.</text:p>
            <text:p/>
            <text:p/>
            <text:p>Mais informações: 48 9 9848... ver número -Karion </text:p>
          </table:table-cell>
          <table:table-cell table:style-name="ce10" office:value-type="string" calcext:value-type="string">
            <text:p><text:a xlink:href="https://sc.olx.com.br/florianopolis-e-regiao/terrenos/terreno-a-250-metros-do-mar-em-um-bairro-com-excelente-casas-976469704" xlink:type="simple">https://sc.olx.com.br/florianopolis-e-regiao/terrenos/terreno-a-250-metros-do-mar-em-um-bairro-com-excelente-casas-976469704</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76]/[.H376]" office:value-type="currency" office:currency="R$ " office:value="583.333333333333" calcext:value-type="currency">
            <text:p>R$ 583.33</text:p>
          </table:table-cell>
          <table:table-cell table:number-columns-repeated="1009"/>
        </table:table-row>
        <table:table-row table:style-name="ro1">
          <table:table-cell table:style-name="ce3" office:value-type="float" office:value="374" calcext:value-type="float">
            <text:p>374</text:p>
          </table:table-cell>
          <table:table-cell table:style-name="ce3" office:value-type="string" calcext:value-type="string">
            <text:p>Terreno na Pedra Branca na rua dos Copos de Leite com 436m²</text:p>
          </table:table-cell>
          <table:table-cell table:style-name="ce8" office:value-type="currency" office:currency="R$ " office:value="479000" calcext:value-type="currency">
            <text:p>R$ 479,000.00</text:p>
          </table:table-cell>
          <table:table-cell table:style-name="ce3" office:value-type="string" calcext:value-type="string">
            <text:p>XP Imobiliária</text:p>
          </table:table-cell>
          <table:table-cell table:style-name="ce3" office:value-type="string" calcext:value-type="string">
            <text:p>Código do anúncio: XP0095</text:p>
            <text:p/>
            <text:p>O lote está localizado no bairro Pedra Branca tem 436 m², em aclive. </text:p>
            <text:p> Localizado na rua dos Copos de Leite, rua tranquila com lindas casas na vizinhança, esse excelente lote com tamanho maior que o convencional pode ser o local para construção de sua futura residência.  </text:p>
            <text:p>  </text:p>
            <text:p> O BAIRRO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text:p>
            <text:p>   </text:p>
            <text:p> Principais motivos para escolher esse imóvel a venda </text:p>
            <text:p>  </text:p>
            <text:p> 1. Infraestrutura urbana sustentável e completamente planejada </text:p>
            <text:p> 2. Constante investimentos em inovação </text:p>
            <text:p> 3. Completíssima infraestrutura de serviços para você e toda a sua família </text:p>
            <text:p> 4. Um dos bairros mais seguros de SC </text:p>
            <text:p> 5. Valorização Crescente dos Apartamentos, Casas e terrenos</text:p>
          </table:table-cell>
          <table:table-cell table:style-name="ce10" office:value-type="string" calcext:value-type="string">
            <text:p><text:a xlink:href="https://sc.olx.com.br/florianopolis-e-regiao/terrenos/terreno-na-pedra-branca-na-rua-dos-copos-de-leite-com-436m-991039727" xlink:type="simple">https://sc.olx.com.br/florianopolis-e-regiao/terrenos/terreno-na-pedra-branca-na-rua-dos-copos-de-leite-com-436m-991039727</text:a></text:p>
          </table:table-cell>
          <table:table-cell table:style-name="ce3" office:value-type="string" calcext:value-type="string">
            <text:p>Terrenos</text:p>
          </table:table-cell>
          <table:table-cell table:style-name="ce3" office:value-type="float" office:value="436" calcext:value-type="float">
            <text:p>436</text:p>
          </table:table-cell>
          <table:table-cell table:style-name="ce3" office:value-type="float" office:value="88137430" calcext:value-type="float">
            <text:p>8813743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 Copo de Leite</text:p>
          </table:table-cell>
          <table:table-cell table:style-name="ce4"/>
          <table:table-cell table:style-name="ce11" office:value-type="float" office:value="1300" calcext:value-type="float">
            <text:p>R$1,300</text:p>
          </table:table-cell>
          <table:table-cell table:style-name="ce9" table:formula="of:=[.C377]/[.H377]" office:value-type="currency" office:currency="R$ " office:value="1098.62385321101" calcext:value-type="currency">
            <text:p>R$ 1,098.62</text:p>
          </table:table-cell>
          <table:table-cell table:number-columns-repeated="1009"/>
        </table:table-row>
        <table:table-row table:style-name="ro1">
          <table:table-cell table:style-name="ce3" office:value-type="float" office:value="375" calcext:value-type="float">
            <text:p>375</text:p>
          </table:table-cell>
          <table:table-cell table:style-name="ce3" office:value-type="string" calcext:value-type="string">
            <text:p>Terreno três riachos</text:p>
          </table:table-cell>
          <table:table-cell table:style-name="ce8" office:value-type="currency" office:currency="R$ " office:value="110000" calcext:value-type="currency">
            <text:p>R$ 110,000.00</text:p>
          </table:table-cell>
          <table:table-cell table:style-name="ce3" office:value-type="string" calcext:value-type="string">
            <text:p>Ro Silva</text:p>
          </table:table-cell>
          <table:table-cell table:style-name="ce3" office:value-type="string" calcext:value-type="string">
            <text:p>Terreno plano com duas opções de venda </text:p>
            <text:p>Sendo metade dele com 15x43 no valor de R$110,000.00 ou ele todo no tamanho se 29x43 no valor de R$200,000.00</text:p>
            <text:p/>
            <text:p>Terreno fica a 14km da BR 101</text:p>
          </table:table-cell>
          <table:table-cell table:style-name="ce10" office:value-type="string" calcext:value-type="string">
            <text:p><text:a xlink:href="https://sc.olx.com.br/florianopolis-e-regiao/terrenos/terreno-tres-riachos-1000349921" xlink:type="simple">https://sc.olx.com.br/florianopolis-e-regiao/terrenos/terreno-tres-riachos-1000349921</text:a></text:p>
          </table:table-cell>
          <table:table-cell table:style-name="ce3" office:value-type="string" calcext:value-type="string">
            <text:p>Sitios e chacaras</text:p>
          </table:table-cell>
          <table:table-cell table:style-name="ce3" office:value-type="float" office:value="645" calcext:value-type="float">
            <text:p>645</text:p>
          </table:table-cell>
          <table:table-cell table:style-name="ce3" office:value-type="float" office:value="88168710" calcext:value-type="float">
            <text:p>88168710</text:p>
          </table:table-cell>
          <table:table-cell table:style-name="ce3" office:value-type="string" calcext:value-type="string">
            <text:p>Biguacu</text:p>
          </table:table-cell>
          <table:table-cell table:style-name="ce3" office:value-type="string" calcext:value-type="string">
            <text:p>Areias de Cima (Guaporanga)</text:p>
          </table:table-cell>
          <table:table-cell table:style-name="ce3" office:value-type="string" calcext:value-type="string">
            <text:p>Rua Tres Riachos</text:p>
          </table:table-cell>
          <table:table-cell table:number-columns-repeated="2" table:style-name="ce11" office:value-type="float" office:value="0" calcext:value-type="float">
            <text:p>R$0</text:p>
          </table:table-cell>
          <table:table-cell table:style-name="ce9" table:formula="of:=[.C378]/[.H378]" office:value-type="currency" office:currency="R$ " office:value="170.542635658915" calcext:value-type="currency">
            <text:p>R$ 170.54</text:p>
          </table:table-cell>
          <table:table-cell table:number-columns-repeated="1009"/>
        </table:table-row>
        <table:table-row table:style-name="ro1">
          <table:table-cell table:style-name="ce3" office:value-type="float" office:value="376" calcext:value-type="float">
            <text:p>376</text:p>
          </table:table-cell>
          <table:table-cell table:style-name="ce3" office:value-type="string" calcext:value-type="string">
            <text:p>+ Terreno com fundos para o lago</text:p>
          </table:table-cell>
          <table:table-cell table:style-name="ce8" office:value-type="currency" office:currency="R$ " office:value="221000" calcext:value-type="currency">
            <text:p>R$ 221,000.00</text:p>
          </table:table-cell>
          <table:table-cell table:style-name="ce3" office:value-type="string" calcext:value-type="string">
            <text:p>Deltaville imobiliária</text:p>
          </table:table-cell>
          <table:table-cell table:style-name="ce3" office:value-type="string" calcext:value-type="string">
            <text:p>Venha para o Blue condomínio clube </text:p>
            <text:p/>
            <text:p>infraestrutura completa </text:p>
            <text:p>financiamento sem comprovação de renda e sem burocracia  </text:p>
            <text:p/>
            <text:p>praia artificial com spa</text:p>
            <text:p>capitação energia solar </text:p>
            <text:p>4 quadras de esportes </text:p>
            <text:p>espaço coworking  </text:p>
            <text:p>carregador para carro elétrico </text:p>
            <text:p>portaria 24h com cancela </text:p>
            <text:p>salão de jogos</text:p>
            <text:p>academia </text:p>
            <text:p>salão de festas </text:p>
            <text:p>6 espaços gourmet</text:p>
            <text:p>lagos nos fundos dos terrenos </text:p>
            <text:p>localização privilegiada a 15 minutos de Florianópolis</text:p>
            <text:p>e 20 minutos de Governador Celso Ramos </text:p>
            <text:p/>
            <text:p>Empreendimento perfeito para toda a família.</text:p>
            <text:p/>
            <text:p>venha conhecer!</text:p>
            <text:p/>
            <text:p>Mais informações:</text:p>
            <text:p>Stefhan Denis Becker </text:p>
            <text:p>48 9962... ver número whtass</text:p>
            <text:p/>
            <text:p>@deltaville.stefhan </text:p>
            <text:p> </text:p>
            <text:p/>
            <text:p> </text:p>
            <text:p> </text:p>
            <text:p/>
          </table:table-cell>
          <table:table-cell table:style-name="ce10" office:value-type="string" calcext:value-type="string">
            <text:p><text:a xlink:href="https://sc.olx.com.br/florianopolis-e-regiao/terrenos/terreno-com-fundos-para-o-lago-946019870" xlink:type="simple">https://sc.olx.com.br/florianopolis-e-regiao/terrenos/terreno-com-fundos-para-o-lago-946019870</text:a></text:p>
          </table:table-cell>
          <table:table-cell table:style-name="ce3" office:value-type="string" calcext:value-type="string">
            <text:p>Terrenos</text:p>
          </table:table-cell>
          <table:table-cell table:style-name="ce4"/>
          <table:table-cell table:style-name="ce3" office:value-type="float" office:value="88164240" calcext:value-type="float">
            <text:p>8816424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Egidio Abelino Richartz</text:p>
          </table:table-cell>
          <table:table-cell table:style-name="ce4" table:number-columns-repeated="2"/>
          <table:table-cell table:style-name="ce9" table:formula="of:=[.C379]/[.H379]" office:value-type="string" office:string-value="" calcext:value-type="error">
            <text:p>#DIV/0!</text:p>
          </table:table-cell>
          <table:table-cell table:number-columns-repeated="1009"/>
        </table:table-row>
        <table:table-row table:style-name="ro1">
          <table:table-cell table:style-name="ce3" office:value-type="float" office:value="377" calcext:value-type="float">
            <text:p>377</text:p>
          </table:table-cell>
          <table:table-cell table:style-name="ce3" office:value-type="string" calcext:value-type="string">
            <text:p>Lote escriturado, à 150 metros da praia, no estado de Santa Catarina.</text:p>
          </table:table-cell>
          <table:table-cell table:style-name="ce8" office:value-type="currency" office:currency="R$ " office:value="238000" calcext:value-type="currency">
            <text:p>R$ 238,000.00</text:p>
          </table:table-cell>
          <table:table-cell table:style-name="ce3" office:value-type="string" calcext:value-type="string">
            <text:p>Tomaz Imóveis Ltda. CRECI 2864 J</text:p>
          </table:table-cell>
          <table:table-cell table:style-name="ce3" office:value-type="string" calcext:value-type="string">
            <text:p>Código do anúncio: 833-V</text:p>
            <text:p>Lote de 300 m², escriturado e apto ao financiamento, estando muito bem localizado, apenas 150 metros da praia de Itapirubá, próximo ao comércio local e a poucos minutos do Centro da Cidade. Excelente oportunidade para você que deseja construir/investir em um local seguro e acolhedor, no Litoral Sul Catarinense, berço de belas maravilhas naturais. Não perca essa chance, ligue e agende uma visita com um de nossos corretores. Esta e outras opções você encontra no nosso site www.tomazimoveis.com.br</text:p>
          </table:table-cell>
          <table:table-cell table:style-name="ce10" office:value-type="string" calcext:value-type="string">
            <text:p><text:a xlink:href="https://sc.olx.com.br/florianopolis-e-regiao/terrenos/lote-escriturado-a-150-metros-da-praia-no-estado-de-santa-catarina-996342414" xlink:type="simple">https://sc.olx.com.br/florianopolis-e-regiao/terrenos/lote-escriturado-a-150-metros-da-praia-no-estado-de-santa-catarina-996342414</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4"/>
          <table:table-cell table:style-name="ce9" table:formula="of:=[.C380]/[.H380]" office:value-type="currency" office:currency="R$ " office:value="793.333333333333" calcext:value-type="currency">
            <text:p>R$ 793.33</text:p>
          </table:table-cell>
          <table:table-cell table:number-columns-repeated="1009"/>
        </table:table-row>
        <table:table-row table:style-name="ro1">
          <table:table-cell table:style-name="ce3" office:value-type="float" office:value="378" calcext:value-type="float">
            <text:p>378</text:p>
          </table:table-cell>
          <table:table-cell table:style-name="ce3" office:value-type="string" calcext:value-type="string">
            <text:p>Terreno para Venda em Águas Mornas, Santa Cruz da Figueira</text:p>
          </table:table-cell>
          <table:table-cell table:style-name="ce8" office:value-type="currency" office:currency="R$ " office:value="90000" calcext:value-type="currency">
            <text:p>R$ 90,000.00</text:p>
          </table:table-cell>
          <table:table-cell table:style-name="ce3" office:value-type="string" calcext:value-type="string">
            <text:p>Marcos Aurélio Schutz</text:p>
          </table:table-cell>
          <table:table-cell table:style-name="ce3" office:value-type="string" calcext:value-type="string">
            <text:p>Código do anúncio: TER 09_2-1335763</text:p>
            <text:p/>
            <text:p>VENDO LOTE EM ÁGUAS MORNAS  </text:p>
            <text:p>  Localizado no bairro Santa Cruz da Figueira á 2,5 km da BR282, e 600 mts de estrada de chão.  </text:p>
            <text:p>   </text:p>
            <text:p>  Área de 1100m² com relógio de luz já instalado, terreno descampado com plato já feito para receber construção.  </text:p>
            <text:p>   </text:p>
            <text:p>  NÃO ACEITA TROCA, SOMENTE Á VISTA.  </text:p>
            <text:p>   </text:p>
            <text:p>  Valor R$90.000,00</text:p>
          </table:table-cell>
          <table:table-cell table:style-name="ce10" office:value-type="string" calcext:value-type="string">
            <text:p><text:a xlink:href="https://sc.olx.com.br/florianopolis-e-regiao/terrenos/terreno-para-venda-em-aguas-mornas-santa-cruz-da-figueira-985944893" xlink:type="simple">https://sc.olx.com.br/florianopolis-e-regiao/terrenos/terreno-para-venda-em-aguas-mornas-santa-cruz-da-figueira-985944893</text:a></text:p>
          </table:table-cell>
          <table:table-cell table:style-name="ce3" office:value-type="string" calcext:value-type="string">
            <text:p>Terrenos</text:p>
          </table:table-cell>
          <table:table-cell table:style-name="ce3" office:value-type="float" office:value="1100" calcext:value-type="float">
            <text:p>1100</text:p>
          </table:table-cell>
          <table:table-cell table:style-name="ce3" office:value-type="float" office:value="88150000" calcext:value-type="float">
            <text:p>88150000</text:p>
          </table:table-cell>
          <table:table-cell table:style-name="ce3" office:value-type="string" calcext:value-type="string">
            <text:p>Aguas Mornas</text:p>
          </table:table-cell>
          <table:table-cell table:style-name="ce4" table:number-columns-repeated="4"/>
          <table:table-cell table:style-name="ce9" table:formula="of:=[.C381]/[.H381]" office:value-type="currency" office:currency="R$ " office:value="81.8181818181818" calcext:value-type="currency">
            <text:p>R$ 81.82</text:p>
          </table:table-cell>
          <table:table-cell table:number-columns-repeated="1009"/>
        </table:table-row>
        <table:table-row table:style-name="ro1">
          <table:table-cell table:style-name="ce3" office:value-type="float" office:value="379" calcext:value-type="float">
            <text:p>379</text:p>
          </table:table-cell>
          <table:table-cell table:style-name="ce3" office:value-type="string" calcext:value-type="string">
            <text:p>Lote/Terreno para venda tem 467 metros quadrados em Pedra Branca - Palhoça - SC</text:p>
          </table:table-cell>
          <table:table-cell table:style-name="ce8" office:value-type="currency" office:currency="R$ " office:value="789000" calcext:value-type="currency">
            <text:p>R$ 789,000.00</text:p>
          </table:table-cell>
          <table:table-cell table:style-name="ce3" office:value-type="string" calcext:value-type="string">
            <text:p>Michele Vieira</text:p>
          </table:table-cell>
          <table:table-cell table:style-name="ce3" office:value-type="string" calcext:value-type="string">
            <text:p>Código do anúncio: TERR05</text:p>
            <text:p/>
            <text:p>O lote/terreno está localizado no bairro Pedra Branca possui 467 metros quadrados.Terreno de frente para o Lago da Pedra Branca.Ótima localização.</text:p>
          </table:table-cell>
          <table:table-cell table:style-name="ce10" office:value-type="string" calcext:value-type="string">
            <text:p><text:a xlink:href="https://sc.olx.com.br/florianopolis-e-regiao/terrenos/lote-terreno-para-venda-tem-467-metros-quadrados-em-pedra-branca-palhoca-sc-947777758" xlink:type="simple">https://sc.olx.com.br/florianopolis-e-regiao/terrenos/lote-terreno-para-venda-tem-467-metros-quadrados-em-pedra-branca-palhoca-sc-947777758</text:a></text:p>
          </table:table-cell>
          <table:table-cell table:style-name="ce3" office:value-type="string" calcext:value-type="string">
            <text:p>Terrenos</text:p>
          </table:table-cell>
          <table:table-cell table:style-name="ce3" office:value-type="float" office:value="467" calcext:value-type="float">
            <text:p>467</text:p>
          </table:table-cell>
          <table:table-cell table:style-name="ce3" office:value-type="float" office:value="88137210" calcext:value-type="float">
            <text:p>8813721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as Figueiras</text:p>
          </table:table-cell>
          <table:table-cell table:number-columns-repeated="2" table:style-name="ce11" office:value-type="float" office:value="0" calcext:value-type="float">
            <text:p>R$0</text:p>
          </table:table-cell>
          <table:table-cell table:style-name="ce9" table:formula="of:=[.C382]/[.H382]" office:value-type="currency" office:currency="R$ " office:value="1689.50749464668" calcext:value-type="currency">
            <text:p>R$ 1,689.51</text:p>
          </table:table-cell>
          <table:table-cell table:number-columns-repeated="1009"/>
        </table:table-row>
        <table:table-row table:style-name="ro1">
          <table:table-cell table:style-name="ce3" office:value-type="float" office:value="380" calcext:value-type="float">
            <text:p>380</text:p>
          </table:table-cell>
          <table:table-cell table:style-name="ce3" office:value-type="string" calcext:value-type="string">
            <text:p>Terreno para Venda em Florianópolis, Centro</text:p>
          </table:table-cell>
          <table:table-cell table:style-name="ce8" office:value-type="currency" office:currency="R$ " office:value="500000" calcext:value-type="currency">
            <text:p>R$ 500,000.00</text:p>
          </table:table-cell>
          <table:table-cell table:style-name="ce3" office:value-type="string" calcext:value-type="string">
            <text:p>Aline Centeno</text:p>
          </table:table-cell>
          <table:table-cell table:style-name="ce3" office:value-type="string" calcext:value-type="string">
            <text:p>Código do anúncio: 137_1-1905632</text:p>
            <text:p/>
            <text:p>Terreno para Venda no bairro Centro, localizado na cidade de Florianópolis / SC.  </text:p>
            <text:p>   </text:p>
            <text:p>  Área do Terreno com 900,00 m².  </text:p>
            <text:p>   </text:p>
            <text:p>  Valor do Imóvel R$ 500.000,00.  </text:p>
            <text:p>   </text:p>
            <text:p>  Proximidades: Bares e Restaurantes, Escola, Farmácia, Shopping Center, Supermercado.  </text:p>
            <text:p>   </text:p>
            <text:p>   </text:p>
            <text:p>   </text:p>
            <text:p>   </text:p>
            <text:p>  - Proximidades: Bares e Restaurantes, Escola, Farmácia, Shopping Center, Supermercado,  </text:p>
            <text:p>   </text:p>
            <text:p>  Observação: Terreno no Morro da Cruz em Florianópolis  </text:p>
            <text:p>  Rua Angelo Laporta  </text:p>
            <text:p>  30x30 900 metros privativos R$ 500.000</text:p>
          </table:table-cell>
          <table:table-cell table:style-name="ce10" office:value-type="string" calcext:value-type="string">
            <text:p><text:a xlink:href="https://sc.olx.com.br/florianopolis-e-regiao/terrenos/terreno-para-venda-em-florianopolis-centro-961643546" xlink:type="simple">https://sc.olx.com.br/florianopolis-e-regiao/terrenos/terreno-para-venda-em-florianopolis-centro-961643546</text:a></text:p>
          </table:table-cell>
          <table:table-cell table:style-name="ce3" office:value-type="string" calcext:value-type="string">
            <text:p>Terrenos</text:p>
          </table:table-cell>
          <table:table-cell table:style-name="ce3" office:value-type="float" office:value="900" calcext:value-type="float">
            <text:p>900</text:p>
          </table:table-cell>
          <table:table-cell table:style-name="ce3" office:value-type="float" office:value="88025150" calcext:value-type="float">
            <text:p>88025150</text:p>
          </table:table-cell>
          <table:table-cell table:style-name="ce3" office:value-type="string" calcext:value-type="string">
            <text:p>Florianopolis</text:p>
          </table:table-cell>
          <table:table-cell table:style-name="ce3" office:value-type="string" calcext:value-type="string">
            <text:p>Centro</text:p>
          </table:table-cell>
          <table:table-cell table:style-name="ce3" office:value-type="string" calcext:value-type="string">
            <text:p>Avenida do Antao - ate 799/800</text:p>
          </table:table-cell>
          <table:table-cell table:style-name="ce4" table:number-columns-repeated="2"/>
          <table:table-cell table:style-name="ce9" table:formula="of:=[.C383]/[.H383]" office:value-type="currency" office:currency="R$ " office:value="555.555555555556" calcext:value-type="currency">
            <text:p>R$ 555.56</text:p>
          </table:table-cell>
          <table:table-cell table:number-columns-repeated="1009"/>
        </table:table-row>
        <table:table-row table:style-name="ro1">
          <table:table-cell table:style-name="ce3" office:value-type="float" office:value="381" calcext:value-type="float">
            <text:p>381</text:p>
          </table:table-cell>
          <table:table-cell table:style-name="ce3" office:value-type="string" calcext:value-type="string">
            <text:p>TERRENO EM BARREIROS</text:p>
          </table:table-cell>
          <table:table-cell table:style-name="ce8" office:value-type="currency" office:currency="R$ " office:value="280000" calcext:value-type="currency">
            <text:p>R$ 280,000.00</text:p>
          </table:table-cell>
          <table:table-cell table:style-name="ce3" office:value-type="string" calcext:value-type="string">
            <text:p>DUPLEX IMOVEIS LTDA - ME</text:p>
          </table:table-cell>
          <table:table-cell table:style-name="ce3" office:value-type="string" calcext:value-type="string">
            <text:p>Código do anúncio: TER068</text:p>
            <text:p/>
            <text:p>Terreno em Barreiros, com 366,55 m², com viabilidade para  prédio. </text:p>
            <text:p>  </text:p>
            <text:p> Rua sem saída, com escritura pública. </text:p>
            <text:p>  </text:p>
            <text:p> Próximo do Colégio Elisa Andreoli, faculdade estácio de Sá, hospital Unimed, shopping Itaguaçu e compre fort. </text:p>
            <text:p>  </text:p>
            <text:p> Agende a sua visita! </text:p>
            <text:p>  </text:p>
            <text:p> Fale conosco:  -</text:p>
          </table:table-cell>
          <table:table-cell table:style-name="ce10" office:value-type="string" calcext:value-type="string">
            <text:p><text:a xlink:href="https://sc.olx.com.br/florianopolis-e-regiao/terrenos/terreno-em-barreiros-923510925" xlink:type="simple">https://sc.olx.com.br/florianopolis-e-regiao/terrenos/terreno-em-barreiros-923510925</text:a></text:p>
          </table:table-cell>
          <table:table-cell table:style-name="ce3" office:value-type="string" calcext:value-type="string">
            <text:p>Terrenos</text:p>
          </table:table-cell>
          <table:table-cell table:style-name="ce3" office:value-type="float" office:value="366" calcext:value-type="float">
            <text:p>366</text:p>
          </table:table-cell>
          <table:table-cell table:style-name="ce3" office:value-type="float" office:value="88117452" calcext:value-type="float">
            <text:p>88117452</text:p>
          </table:table-cell>
          <table:table-cell table:style-name="ce3" office:value-type="string" calcext:value-type="string">
            <text:p>Sao Jose</text:p>
          </table:table-cell>
          <table:table-cell table:style-name="ce3" office:value-type="string" calcext:value-type="string">
            <text:p>Barreiros</text:p>
          </table:table-cell>
          <table:table-cell table:style-name="ce3" office:value-type="string" calcext:value-type="string">
            <text:p>Rua Edio Antonio dos Santos</text:p>
          </table:table-cell>
          <table:table-cell table:style-name="ce4" table:number-columns-repeated="2"/>
          <table:table-cell table:style-name="ce9" table:formula="of:=[.C384]/[.H384]" office:value-type="currency" office:currency="R$ " office:value="765.027322404372" calcext:value-type="currency">
            <text:p>R$ 765.03</text:p>
          </table:table-cell>
          <table:table-cell table:number-columns-repeated="1009"/>
        </table:table-row>
        <table:table-row table:style-name="ro1">
          <table:table-cell table:style-name="ce3" office:value-type="float" office:value="382" calcext:value-type="float">
            <text:p>382</text:p>
          </table:table-cell>
          <table:table-cell table:style-name="ce3" office:value-type="string" calcext:value-type="string">
            <text:p>Garopaba - Terreno Padrão - Centro</text:p>
          </table:table-cell>
          <table:table-cell table:style-name="ce8" office:value-type="currency" office:currency="R$ " office:value="1680000" calcext:value-type="currency">
            <text:p>R$ 1,680,000.00</text:p>
          </table:table-cell>
          <table:table-cell table:style-name="ce3" office:value-type="string" calcext:value-type="string">
            <text:p>Marco Andreolla</text:p>
          </table:table-cell>
          <table:table-cell table:style-name="ce3" office:value-type="string" calcext:value-type="string">
            <text:p>Código do anúncio: 264</text:p>
            <text:p/>
            <text:p>TERRENO A VENDA, GAROPABA ,SC, PROXIMO A PRAIA DO ROSA E SURFLAND. VIABILIDADE RESIDENCIAL E COMERCIAL  Ótima oportunidade para investir para renda ,  viabilidade comercial e residencial aprovada. Localização exclusiva com grande potencial de negócio. Casa estilosa com 2 quartos e varanda pronta para morar.  Terreno com matricula.  Venha conhecer                                 As informações estão sujeitas a alterações. Consulte o corretor responsável.</text:p>
          </table:table-cell>
          <table:table-cell table:style-name="ce10" office:value-type="string" calcext:value-type="string">
            <text:p><text:a xlink:href="https://sc.olx.com.br/florianopolis-e-regiao/terrenos/garopaba-terreno-padrao-centro-986632865" xlink:type="simple">https://sc.olx.com.br/florianopolis-e-regiao/terrenos/garopaba-terreno-padrao-centro-986632865</text:a></text:p>
          </table:table-cell>
          <table:table-cell table:style-name="ce3" office:value-type="string" calcext:value-type="string">
            <text:p>Terrenos</text:p>
          </table:table-cell>
          <table:table-cell table:style-name="ce3" office:value-type="float" office:value="1600" calcext:value-type="float">
            <text:p>160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2"/>
          <table:table-cell table:number-columns-repeated="2" table:style-name="ce11" office:value-type="float" office:value="0" calcext:value-type="float">
            <text:p>R$0</text:p>
          </table:table-cell>
          <table:table-cell table:style-name="ce9" table:formula="of:=[.C385]/[.H385]" office:value-type="currency" office:currency="R$ " office:value="1050" calcext:value-type="currency">
            <text:p>R$ 1,050.00</text:p>
          </table:table-cell>
          <table:table-cell table:number-columns-repeated="1009"/>
        </table:table-row>
        <table:table-row table:style-name="ro1">
          <table:table-cell table:style-name="ce3" office:value-type="float" office:value="383" calcext:value-type="float">
            <text:p>383</text:p>
          </table:table-cell>
          <table:table-cell table:style-name="ce3" office:value-type="string" calcext:value-type="string">
            <text:p>Lote/Terreno para venda tem 456 metros quadrados em Santiago - Pescaria Brava - SC</text:p>
          </table:table-cell>
          <table:table-cell table:style-name="ce8" office:value-type="currency" office:currency="R$ " office:value="111720" calcext:value-type="currency">
            <text:p>R$ 111,720.00</text:p>
          </table:table-cell>
          <table:table-cell table:style-name="ce3" office:value-type="string" calcext:value-type="string">
            <text:p>Ricardo Bello</text:p>
          </table:table-cell>
          <table:table-cell table:style-name="ce3" office:value-type="string" calcext:value-type="string">
            <text:p>Código do anúncio: 1EN5MAO</text:p>
            <text:p/>
            <text:p>Venha morar no Loteamento NOVA PESCARIA BRAVA! Local seguro e silencioso. Com infla-estrutura completa! Rede de energia elétrica, Iluminação pública, ruas pavimentadas, drenagem pluvial, praça, rede de abastecimento de água, academia ao ar livre, playgrond. A 15 minutos da praia e a 13 minutos do Farol Shopping. Próximo de padaria, farmácia, mercado e outros. </text:p>
            <text:p> Localização: Bairro Taquaruçu.</text:p>
          </table:table-cell>
          <table:table-cell table:style-name="ce10" office:value-type="string" calcext:value-type="string">
            <text:p><text:a xlink:href="https://sc.olx.com.br/florianopolis-e-regiao/terrenos/lote-terreno-para-venda-tem-456-metros-quadrados-em-santiago-pescaria-brava-sc-993453048" xlink:type="simple">https://sc.olx.com.br/florianopolis-e-regiao/terrenos/lote-terreno-para-venda-tem-456-metros-quadrados-em-santiago-pescaria-brava-sc-993453048</text:a></text:p>
          </table:table-cell>
          <table:table-cell table:style-name="ce3" office:value-type="string" calcext:value-type="string">
            <text:p>Terrenos</text:p>
          </table:table-cell>
          <table:table-cell table:style-name="ce3" office:value-type="float" office:value="456" calcext:value-type="float">
            <text:p>456</text:p>
          </table:table-cell>
          <table:table-cell table:style-name="ce3" office:value-type="float" office:value="88798000" calcext:value-type="float">
            <text:p>88798000</text:p>
          </table:table-cell>
          <table:table-cell table:style-name="ce3" office:value-type="string" calcext:value-type="string">
            <text:p>Pescaria Brava</text:p>
          </table:table-cell>
          <table:table-cell table:style-name="ce4" table:number-columns-repeated="3"/>
          <table:table-cell table:style-name="ce11" office:value-type="float" office:value="300" calcext:value-type="float">
            <text:p>R$300</text:p>
          </table:table-cell>
          <table:table-cell table:style-name="ce9" table:formula="of:=[.C386]/[.H386]" office:value-type="currency" office:currency="R$ " office:value="245" calcext:value-type="currency">
            <text:p>R$ 245.00</text:p>
          </table:table-cell>
          <table:table-cell table:number-columns-repeated="1009"/>
        </table:table-row>
        <table:table-row table:style-name="ro1">
          <table:table-cell table:style-name="ce3" office:value-type="float" office:value="384" calcext:value-type="float">
            <text:p>384</text:p>
          </table:table-cell>
          <table:table-cell table:style-name="ce3" office:value-type="string" calcext:value-type="string">
            <text:p>Lote/Terreno para venda possui 450 metros quadrados em Carianos - Florianópolis - Santa Ca</text:p>
          </table:table-cell>
          <table:table-cell table:style-name="ce8" office:value-type="currency" office:currency="R$ " office:value="800000" calcext:value-type="currency">
            <text:p>R$ 800,000.00</text:p>
          </table:table-cell>
          <table:table-cell table:style-name="ce3" office:value-type="string" calcext:value-type="string">
            <text:p>Jaissom Agne</text:p>
          </table:table-cell>
          <table:table-cell table:style-name="ce3" office:value-type="string" calcext:value-type="string">
            <text:p>Código do anúncio: DB718A</text:p>
            <text:p/>
            <text:p>Terreno residencial/comercial na Av. Dep. Diomício Freitas à venda. Possuí 450 m² de área total e escritura pública . </text:p>
            <text:p>  </text:p>
            <text:p> Valor R$ 800.000 </text:p>
            <text:p> Valor do IPTU R$ </text:p>
            <text:p>  </text:p>
            <text:p> Jaissom Agne  </text:p>
            <text:p> CRECI 34.746F  </text:p>
            <text:p> 48 99153.6343</text:p>
          </table:table-cell>
          <table:table-cell table:style-name="ce10" office:value-type="string" calcext:value-type="string">
            <text:p><text:a xlink:href="https://sc.olx.com.br/florianopolis-e-regiao/terrenos/lote-terreno-para-venda-possui-450-metros-quadrados-em-carianos-florianopolis-santa-ca-976875667" xlink:type="simple">https://sc.olx.com.br/florianopolis-e-regiao/terrenos/lote-terreno-para-venda-possui-450-metros-quadrados-em-carianos-florianopolis-santa-ca-976875667</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47400" calcext:value-type="float">
            <text:p>88047400</text:p>
          </table:table-cell>
          <table:table-cell table:style-name="ce3" office:value-type="string" calcext:value-type="string">
            <text:p>Florianopolis</text:p>
          </table:table-cell>
          <table:table-cell table:style-name="ce3" office:value-type="string" calcext:value-type="string">
            <text:p>Carianos</text:p>
          </table:table-cell>
          <table:table-cell table:style-name="ce3" office:value-type="string" calcext:value-type="string">
            <text:p>Avenida Deputado Diomicio Freitas - ate 482/483</text:p>
          </table:table-cell>
          <table:table-cell table:style-name="ce4" table:number-columns-repeated="2"/>
          <table:table-cell table:style-name="ce9" table:formula="of:=[.C387]/[.H387]" office:value-type="currency" office:currency="R$ " office:value="1777.77777777778" calcext:value-type="currency">
            <text:p>R$ 1,777.78</text:p>
          </table:table-cell>
          <table:table-cell table:number-columns-repeated="1009"/>
        </table:table-row>
        <table:table-row table:style-name="ro1">
          <table:table-cell table:style-name="ce3" office:value-type="float" office:value="385" calcext:value-type="float">
            <text:p>385</text:p>
          </table:table-cell>
          <table:table-cell table:style-name="ce3" office:value-type="string" calcext:value-type="string">
            <text:p>Terreno Pedra Branca</text:p>
          </table:table-cell>
          <table:table-cell table:style-name="ce8" office:value-type="currency" office:currency="R$ " office:value="453000" calcext:value-type="currency">
            <text:p>R$ 453,000.00</text:p>
          </table:table-cell>
          <table:table-cell table:style-name="ce3" office:value-type="string" calcext:value-type="string">
            <text:p>Martendal Negócios Imobiliários</text:p>
          </table:table-cell>
          <table:table-cell table:style-name="ce3" office:value-type="string" calcext:value-type="string">
            <text:p>Código do anúncio: 2229</text:p>
            <text:p/>
            <text:p>Terreno com 425m², em área residencial.Com viabilidade unifamiliar.Localizado na Cidade Universitária Pedra Branca onde você terá toda a infraestrutura, como lazer com variedade gastronômica, em espaço criativo e cheio de vida num ambiente familiar e ainda com espaço pet para aproveitar com o seu melhor amigo! A Pedra Branca possui Supermercado, farmácias, universidade, centro empresarial, boas escolas e demais comércios, garantindo mais conforto e comodidade a você e toda família.</text:p>
          </table:table-cell>
          <table:table-cell table:style-name="ce10" office:value-type="string" calcext:value-type="string">
            <text:p><text:a xlink:href="https://sc.olx.com.br/florianopolis-e-regiao/terrenos/terreno-pedra-branca-991823823" xlink:type="simple">https://sc.olx.com.br/florianopolis-e-regiao/terrenos/terreno-pedra-branca-991823823</text:a></text:p>
          </table:table-cell>
          <table:table-cell table:style-name="ce3" office:value-type="string" calcext:value-type="string">
            <text:p>Terrenos</text:p>
          </table:table-cell>
          <table:table-cell table:style-name="ce3" office:value-type="float" office:value="425" calcext:value-type="float">
            <text:p>425</text:p>
          </table:table-cell>
          <table:table-cell table:style-name="ce3" office:value-type="float" office:value="88137150" calcext:value-type="float">
            <text:p>88137150</text:p>
          </table:table-cell>
          <table:table-cell table:style-name="ce3" office:value-type="string" calcext:value-type="string">
            <text:p>Palhoca</text:p>
          </table:table-cell>
          <table:table-cell table:style-name="ce3" office:value-type="string" calcext:value-type="string">
            <text:p>Pedra Branca</text:p>
          </table:table-cell>
          <table:table-cell table:style-name="ce3" office:value-type="string" calcext:value-type="string">
            <text:p>Rua dos Ties</text:p>
          </table:table-cell>
          <table:table-cell table:number-columns-repeated="2" table:style-name="ce11" office:value-type="float" office:value="0" calcext:value-type="float">
            <text:p>R$0</text:p>
          </table:table-cell>
          <table:table-cell table:style-name="ce9" table:formula="of:=[.C388]/[.H388]" office:value-type="currency" office:currency="R$ " office:value="1065.88235294118" calcext:value-type="currency">
            <text:p>R$ 1,065.88</text:p>
          </table:table-cell>
          <table:table-cell table:number-columns-repeated="1009"/>
        </table:table-row>
        <table:table-row table:style-name="ro1">
          <table:table-cell table:style-name="ce3" office:value-type="float" office:value="386" calcext:value-type="float">
            <text:p>386</text:p>
          </table:table-cell>
          <table:table-cell table:style-name="ce3" office:value-type="string" calcext:value-type="string">
            <text:p>Espetacular Sítio 23ha, Morada, Haras,Água corrent</text:p>
          </table:table-cell>
          <table:table-cell table:style-name="ce8" office:value-type="currency" office:currency="R$ " office:value="2780000" calcext:value-type="currency">
            <text:p>R$ 2,780,000.00</text:p>
          </table:table-cell>
          <table:table-cell table:style-name="ce3" office:value-type="string" calcext:value-type="string">
            <text:p>MEO IMOVEIS</text:p>
          </table:table-cell>
          <table:table-cell table:style-name="ce3" office:value-type="string" calcext:value-type="string">
            <text:p>Código do anúncio: 333</text:p>
            <text:p/>
            <text:p>CS233   Em Excelente Localização, à apenas 20 min da BR-101, este Sítio com 23 hectares. Sítio com Casa Residencial , galpões e Haras com baias prontas. Vende porteira fechada. Pronta para usufruir. Possui agua corrente de vertentes e poço com agua mineral. Benfeitorias diversas, destacando, galpão de madeira com 20 baias, cozinha e banheiro anexo. 02 galpões abertos (pilares e cobertura). Casa principal com 02 dormitórios e 02 banheiros, cozinha ampla equipada, casa para caseiro, equipamentos diversos, 02 açudes, áreas de mata nativa e áreas livres e limpas, com maravilhoso gramado.Sem duvida uma área como poucas, pois foi construída para usufruir sem a intenção de venda.Rica em detalhes que somente uma visita ao local para perceber toda infraestrutura, potencial e vizinhança.Localização privilegiada de Forquilhas e, a apenas 1,5km do novo contorno viário. Fácil acesso por rodovia geral da localidade.Documentação toda em dia. Agenda uma vista. Apaixone-se!!                          CS333     fevqua23</text:p>
          </table:table-cell>
          <table:table-cell table:style-name="ce10" office:value-type="string" calcext:value-type="string">
            <text:p><text:a xlink:href="https://sc.olx.com.br/florianopolis-e-regiao/terrenos/espetacular-sitio-23ha-morada-haras-agua-corrent-987828798" xlink:type="simple">https://sc.olx.com.br/florianopolis-e-regiao/terrenos/espetacular-sitio-23ha-morada-haras-agua-corrent-987828798</text:a></text:p>
          </table:table-cell>
          <table:table-cell table:style-name="ce3" office:value-type="string" calcext:value-type="string">
            <text:p>Sitios e chacaras</text:p>
          </table:table-cell>
          <table:table-cell table:style-name="ce3" office:value-type="float" office:value="238627" calcext:value-type="float">
            <text:p>238627</text:p>
          </table:table-cell>
          <table:table-cell table:style-name="ce3" office:value-type="float" office:value="88107880" calcext:value-type="float">
            <text:p>88107880</text:p>
          </table:table-cell>
          <table:table-cell table:style-name="ce3" office:value-type="string" calcext:value-type="string">
            <text:p>Sao Jose</text:p>
          </table:table-cell>
          <table:table-cell table:style-name="ce3" office:value-type="string" calcext:value-type="string">
            <text:p>Forquilhas</text:p>
          </table:table-cell>
          <table:table-cell table:style-name="ce3" office:value-type="string" calcext:value-type="string">
            <text:p>Rua Erico Kuhn</text:p>
          </table:table-cell>
          <table:table-cell table:number-columns-repeated="2" table:style-name="ce11" office:value-type="float" office:value="0" calcext:value-type="float">
            <text:p>R$0</text:p>
          </table:table-cell>
          <table:table-cell table:style-name="ce9" table:formula="of:=[.C389]/[.H389]" office:value-type="currency" office:currency="R$ " office:value="11.6499809325852" calcext:value-type="currency">
            <text:p>R$ 11.65</text:p>
          </table:table-cell>
          <table:table-cell table:number-columns-repeated="1009"/>
        </table:table-row>
        <table:table-row table:style-name="ro1">
          <table:table-cell table:style-name="ce3" office:value-type="float" office:value="387" calcext:value-type="float">
            <text:p>387</text:p>
          </table:table-cell>
          <table:table-cell table:style-name="ce3" office:value-type="string" calcext:value-type="string">
            <text:p>TERRENO RESIDENCIAL em FLORIANÓPOLIS - SC, SÃO JOÃO DO RIO VERMELHO</text:p>
          </table:table-cell>
          <table:table-cell table:style-name="ce8" office:value-type="currency" office:currency="R$ " office:value="72000" calcext:value-type="currency">
            <text:p>R$ 72,000.00</text:p>
          </table:table-cell>
          <table:table-cell table:style-name="ce3" office:value-type="string" calcext:value-type="string">
            <text:p>Robson Luis Silva</text:p>
          </table:table-cell>
          <table:table-cell table:style-name="ce3" office:value-type="string" calcext:value-type="string">
            <text:p>Código do anúncio: TE00006</text:p>
            <text:p/>
            <text:p>***VENDO TERRENO ÓTIMO 6m FRENTE POR 15m FUNDOS. LOCALIZAÇÃO EXCELENTE, RUA FAMILIAR , SOSSEGADA E POUCO FLUXO DE VEÍCULOS *** </text:p>
            <text:p>  </text:p>
            <text:p> AGENDE JÁ SUA VISITA!!! </text:p>
            <text:p>  </text:p>
            <text:p> Fale conosco:  -</text:p>
          </table:table-cell>
          <table:table-cell table:style-name="ce10" office:value-type="string" calcext:value-type="string">
            <text:p><text:a xlink:href="https://sc.olx.com.br/florianopolis-e-regiao/terrenos/terreno-residencial-em-florianopolis-sc-sao-joao-do-rio-vermelho-988523990" xlink:type="simple">https://sc.olx.com.br/florianopolis-e-regiao/terrenos/terreno-residencial-em-florianopolis-sc-sao-joao-do-rio-vermelho-988523990</text:a></text:p>
          </table:table-cell>
          <table:table-cell table:style-name="ce3" office:value-type="string" calcext:value-type="string">
            <text:p>Terrenos</text:p>
          </table:table-cell>
          <table:table-cell table:style-name="ce3" office:value-type="float" office:value="90" calcext:value-type="float">
            <text:p>90</text:p>
          </table:table-cell>
          <table:table-cell table:style-name="ce3" office:value-type="float" office:value="88060000" calcext:value-type="float">
            <text:p>88060000</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Rodovia Joao Gualberto Soares - de 4001/4002 a 16999/17000</text:p>
          </table:table-cell>
          <table:table-cell table:style-name="ce4" table:number-columns-repeated="2"/>
          <table:table-cell table:style-name="ce9" table:formula="of:=[.C390]/[.H390]" office:value-type="currency" office:currency="R$ " office:value="800" calcext:value-type="currency">
            <text:p>R$ 800.00</text:p>
          </table:table-cell>
          <table:table-cell table:number-columns-repeated="1009"/>
        </table:table-row>
        <table:table-row table:style-name="ro1">
          <table:table-cell table:style-name="ce3" office:value-type="float" office:value="388" calcext:value-type="float">
            <text:p>388</text:p>
          </table:table-cell>
          <table:table-cell table:style-name="ce3" office:value-type="string" calcext:value-type="string">
            <text:p>TERRENO FRENTE MAR FLORIANÓPOLIS</text:p>
          </table:table-cell>
          <table:table-cell table:style-name="ce8" office:value-type="currency" office:currency="R$ " office:value="550000" calcext:value-type="currency">
            <text:p>R$ 550,000.00</text:p>
          </table:table-cell>
          <table:table-cell table:style-name="ce3" office:value-type="string" calcext:value-type="string">
            <text:p>ALTO RIBEIRAO IMOVEIS</text:p>
          </table:table-cell>
          <table:table-cell table:style-name="ce3" office:value-type="string" calcext:value-type="string">
            <text:p>Código do anúncio: 1790</text:p>
            <text:p/>
            <text:p>TERRENO FRENTE MAR EM FLORIANÓPOLIS!! </text:p>
            <text:p>  </text:p>
            <text:p> MEDIDAS: 9,25 FRENTE X 47 LATERAL </text:p>
            <text:p>  </text:p>
            <text:p> PRAIA PARADISÍACA NA FRENTE! </text:p>
            <text:p> NÃO ACEITA FINANCIAMENTO. </text:p>
            <text:p> AGENDE UMA VISITA! </text:p>
            <text:p>  </text:p>
            <text:p> </text:p>
          </table:table-cell>
          <table:table-cell table:style-name="ce10" office:value-type="string" calcext:value-type="string">
            <text:p><text:a xlink:href="https://sc.olx.com.br/florianopolis-e-regiao/terrenos/terreno-frente-mar-florianopolis-994397741" xlink:type="simple">https://sc.olx.com.br/florianopolis-e-regiao/terrenos/terreno-frente-mar-florianopolis-994397741</text:a></text:p>
          </table:table-cell>
          <table:table-cell table:style-name="ce3" office:value-type="string" calcext:value-type="string">
            <text:p>Terrenos</text:p>
          </table:table-cell>
          <table:table-cell table:style-name="ce3" office:value-type="float" office:value="431" calcext:value-type="float">
            <text:p>431</text:p>
          </table:table-cell>
          <table:table-cell table:style-name="ce3" office:value-type="float" office:value="88049000" calcext:value-type="float">
            <text:p>88049000</text:p>
          </table:table-cell>
          <table:table-cell table:style-name="ce3" office:value-type="string" calcext:value-type="string">
            <text:p>Florianopolis</text:p>
          </table:table-cell>
          <table:table-cell table:style-name="ce3" office:value-type="string" calcext:value-type="string">
            <text:p>Tapera</text:p>
          </table:table-cell>
          <table:table-cell table:style-name="ce3" office:value-type="string" calcext:value-type="string">
            <text:p>Avenida Santos Dumont</text:p>
          </table:table-cell>
          <table:table-cell table:style-name="ce4" table:number-columns-repeated="2"/>
          <table:table-cell table:style-name="ce9" table:formula="of:=[.C391]/[.H391]" office:value-type="currency" office:currency="R$ " office:value="1276.10208816705" calcext:value-type="currency">
            <text:p>R$ 1,276.10</text:p>
          </table:table-cell>
          <table:table-cell table:number-columns-repeated="1009"/>
        </table:table-row>
        <table:table-row table:style-name="ro1">
          <table:table-cell table:style-name="ce3" office:value-type="float" office:value="389" calcext:value-type="float">
            <text:p>389</text:p>
          </table:table-cell>
          <table:table-cell table:style-name="ce3" office:value-type="string" calcext:value-type="string">
            <text:p>LAGUNA - Terreno Padrão - Praia do GI</text:p>
          </table:table-cell>
          <table:table-cell table:style-name="ce8" office:value-type="currency" office:currency="R$ " office:value="180000" calcext:value-type="currency">
            <text:p>R$ 180,000.00</text:p>
          </table:table-cell>
          <table:table-cell table:style-name="ce3" office:value-type="string" calcext:value-type="string">
            <text:p>Regiane Balzer</text:p>
          </table:table-cell>
          <table:table-cell table:style-name="ce3" office:value-type="string" calcext:value-type="string">
            <text:p>Código do anúncio: 381</text:p>
            <text:p/>
            <text:p>CONDOMÍNIO VILLA DE BRAGANÇA </text:p>
            <text:p>  </text:p>
            <text:p> Venha para o melhor da vida no Laguna Internacional. </text:p>
            <text:p>  </text:p>
            <text:p> - Acesso asfaltado </text:p>
            <text:p> - Murado </text:p>
            <text:p> - Topografia: Plano </text:p>
            <text:p>  </text:p>
            <text:p> Excelente para quem busca tranquilidade e quer fugir do caos urbano, junto ao mar, condomínio fechado, segurança para você e sua família. </text:p>
            <text:p>  </text:p>
            <text:p> Terreno com área de 450m²   15 x 30 </text:p>
            <text:p>  </text:p>
            <text:p> Avenida B, Praia do GI, área 29</text:p>
          </table:table-cell>
          <table:table-cell table:style-name="ce10" office:value-type="string" calcext:value-type="string">
            <text:p><text:a xlink:href="https://sc.olx.com.br/florianopolis-e-regiao/terrenos/laguna-terreno-padrao-praia-do-gi-972327091" xlink:type="simple">https://sc.olx.com.br/florianopolis-e-regiao/terrenos/laguna-terreno-padrao-praia-do-gi-972327091</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790000" calcext:value-type="float">
            <text:p>88790000</text:p>
          </table:table-cell>
          <table:table-cell table:style-name="ce3" office:value-type="string" calcext:value-type="string">
            <text:p>Laguna</text:p>
          </table:table-cell>
          <table:table-cell table:style-name="ce4" table:number-columns-repeated="4"/>
          <table:table-cell table:style-name="ce9" table:formula="of:=[.C392]/[.H392]" office:value-type="currency" office:currency="R$ " office:value="400" calcext:value-type="currency">
            <text:p>R$ 400.00</text:p>
          </table:table-cell>
          <table:table-cell table:number-columns-repeated="1009"/>
        </table:table-row>
        <table:table-row table:style-name="ro1">
          <table:table-cell table:style-name="ce3" office:value-type="float" office:value="390" calcext:value-type="float">
            <text:p>390</text:p>
          </table:table-cell>
          <table:table-cell table:style-name="ce3" office:value-type="string" calcext:value-type="string">
            <text:p>Terreno para Venda - Sertao do Imarui, São José - 360m²</text:p>
          </table:table-cell>
          <table:table-cell table:style-name="ce8" office:value-type="currency" office:currency="R$ " office:value="235000" calcext:value-type="currency">
            <text:p>R$ 235,000.00</text:p>
          </table:table-cell>
          <table:table-cell table:style-name="ce3" office:value-type="string" calcext:value-type="string">
            <text:p>Capital Negócios Imobiliários</text:p>
          </table:table-cell>
          <table:table-cell table:style-name="ce3" office:value-type="string" calcext:value-type="string">
            <text:p>Código do anúncio: 08</text:p>
            <text:p/>
            <text:p>Dependências: Corredor Lateral;. O que tem Perto: Açougue, Escola 1º Grau, Escola 2º Grau, Faculdade, Farmácia, Feiras, Igreja Católica, Igreja Evangélica, Lanchonete, Mercado, Panificadora, Praça/Parque, Ponto de circular, Posto de Gasolina, Pizzaria, Shopping, Terminal de Ônibus, Posto de Saúde, . Observações: Terreno com 360m2 em loteamento com portaria 24hs, salão festas, praça fogo, play, quadra esportes, espaço pet, redario, horta comunitaria, agua, luz, esgoto, pronto para construir 235.000,00.</text:p>
          </table:table-cell>
          <table:table-cell table:style-name="ce10" office:value-type="string" calcext:value-type="string">
            <text:p><text:a xlink:href="https://sc.olx.com.br/florianopolis-e-regiao/terrenos/terreno-para-venda-sertao-do-imarui-sao-jose-360m-989503888" xlink:type="simple">https://sc.olx.com.br/florianopolis-e-regiao/terrenos/terreno-para-venda-sertao-do-imarui-sao-jose-360m-989503888</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22001" calcext:value-type="float">
            <text:p>88122001</text:p>
          </table:table-cell>
          <table:table-cell table:style-name="ce3" office:value-type="string" calcext:value-type="string">
            <text:p>Sao Jose</text:p>
          </table:table-cell>
          <table:table-cell table:style-name="ce3" office:value-type="string" calcext:value-type="string">
            <text:p>Sertao do Maruim</text:p>
          </table:table-cell>
          <table:table-cell table:style-name="ce3" office:value-type="string" calcext:value-type="string">
            <text:p>Rodovia SC-281 - de 3002/3003 a 5999/6000</text:p>
          </table:table-cell>
          <table:table-cell table:style-name="ce11" office:value-type="float" office:value="105" calcext:value-type="float">
            <text:p>R$105</text:p>
          </table:table-cell>
          <table:table-cell table:style-name="ce11" office:value-type="float" office:value="0" calcext:value-type="float">
            <text:p>R$0</text:p>
          </table:table-cell>
          <table:table-cell table:style-name="ce9" table:formula="of:=[.C393]/[.H393]" office:value-type="currency" office:currency="R$ " office:value="652.777777777778" calcext:value-type="currency">
            <text:p>R$ 652.78</text:p>
          </table:table-cell>
          <table:table-cell table:number-columns-repeated="1009"/>
        </table:table-row>
        <table:table-row table:style-name="ro1">
          <table:table-cell table:style-name="ce3" office:value-type="float" office:value="391" calcext:value-type="float">
            <text:p>391</text:p>
          </table:table-cell>
          <table:table-cell table:style-name="ce3" office:value-type="string" calcext:value-type="string">
            <text:p>Vendo terreno na Praia de Palmas</text:p>
          </table:table-cell>
          <table:table-cell table:style-name="ce8" office:value-type="currency" office:currency="R$ " office:value="700000" calcext:value-type="currency">
            <text:p>R$ 700,000.00</text:p>
          </table:table-cell>
          <table:table-cell table:style-name="ce3" office:value-type="string" calcext:value-type="string">
            <text:p>New House Negócios Imobiliários</text:p>
          </table:table-cell>
          <table:table-cell table:style-name="ce3" office:value-type="string" calcext:value-type="string">
            <text:p>Código do anúncio: 019</text:p>
            <text:p/>
            <text:p>Vendo Terreno com 12 x 30 = 360 m², localizado no Loteamento Palmas do Arvoredo, na Praia de Palmas, Governador Celso Ramos/SC. </text:p>
            <text:p>  </text:p>
            <text:p> Distância do mar: 600 m </text:p>
            <text:p> Posição solar: frente para oeste </text:p>
            <text:p> Viabilidade de construção: térreo + 2 pavimentos (viável compra de índice construtivo) </text:p>
            <text:p>  </text:p>
            <text:p> * Terreno com excelente localização, em rua com moradores fixos, ideal para quem busca aproveitar seus dias com mais sossego, tranquilidade e segurança. Próximo da praia, bem como do comércio local. </text:p>
            <text:p>  </text:p>
            <text:p> *Loteamento com toda a infraestrutura: rede de esgoto, rede de energia elétrica e rede de água. </text:p>
            <text:p>  </text:p>
            <text:p> ***Gostou? Entre em contato e agende uma visita com um de nossos corretores.***</text:p>
          </table:table-cell>
          <table:table-cell table:style-name="ce10" office:value-type="string" calcext:value-type="string">
            <text:p><text:a xlink:href="https://sc.olx.com.br/florianopolis-e-regiao/terrenos/vendo-terreno-na-praia-de-palmas-981692523" xlink:type="simple">https://sc.olx.com.br/florianopolis-e-regiao/terrenos/vendo-terreno-na-praia-de-palmas-981692523</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190000" calcext:value-type="float">
            <text:p>88190000</text:p>
          </table:table-cell>
          <table:table-cell table:style-name="ce3" office:value-type="string" calcext:value-type="string">
            <text:p>Governador Celso Ramos</text:p>
          </table:table-cell>
          <table:table-cell table:style-name="ce4" table:number-columns-repeated="3"/>
          <table:table-cell table:style-name="ce11" office:value-type="float" office:value="1250" calcext:value-type="float">
            <text:p>R$1,250</text:p>
          </table:table-cell>
          <table:table-cell table:style-name="ce9" table:formula="of:=[.C394]/[.H394]" office:value-type="string" office:string-value="" calcext:value-type="error">
            <text:p>#DIV/0!</text:p>
          </table:table-cell>
          <table:table-cell table:number-columns-repeated="1009"/>
        </table:table-row>
        <table:table-row table:style-name="ro1">
          <table:table-cell table:style-name="ce3" office:value-type="float" office:value="392" calcext:value-type="float">
            <text:p>392</text:p>
          </table:table-cell>
          <table:table-cell table:style-name="ce3" office:value-type="string" calcext:value-type="string">
            <text:p>TERRENO COMERCIAL em RANCHO QUEIMADO - SC, Pinheiral</text:p>
          </table:table-cell>
          <table:table-cell table:style-name="ce8" office:value-type="currency" office:currency="R$ " office:value="1500000" calcext:value-type="currency">
            <text:p>R$ 1,500,000.00</text:p>
          </table:table-cell>
          <table:table-cell table:style-name="ce3" office:value-type="string" calcext:value-type="string">
            <text:p>LBA IMOVEIS EIRELI-ME</text:p>
          </table:table-cell>
          <table:table-cell table:style-name="ce3" office:value-type="string" calcext:value-type="string">
            <text:p>Código do anúncio: TE00019</text:p>
            <text:p/>
            <text:p>Terreno nas margens da BR. 282 com viabilidade para posto de gasolina... </text:p>
            <text:p> Único terreno em toda região com todas licenças ok... </text:p>
            <text:p>  </text:p>
            <text:p> Fale conosco:  -</text:p>
          </table:table-cell>
          <table:table-cell table:style-name="ce10" office:value-type="string" calcext:value-type="string">
            <text:p><text:a xlink:href="https://sc.olx.com.br/florianopolis-e-regiao/terrenos/terreno-comercial-em-rancho-queimado-sc-pinheiral-958365634" xlink:type="simple">https://sc.olx.com.br/florianopolis-e-regiao/terrenos/terreno-comercial-em-rancho-queimado-sc-pinheiral-958365634</text:a></text:p>
          </table:table-cell>
          <table:table-cell table:style-name="ce3" office:value-type="string" calcext:value-type="string">
            <text:p>Terrenos</text:p>
          </table:table-cell>
          <table:table-cell table:style-name="ce3" office:value-type="float" office:value="30000" calcext:value-type="float">
            <text:p>30000</text:p>
          </table:table-cell>
          <table:table-cell table:style-name="ce3" office:value-type="float" office:value="88470000" calcext:value-type="float">
            <text:p>88470000</text:p>
          </table:table-cell>
          <table:table-cell table:style-name="ce3" office:value-type="string" calcext:value-type="string">
            <text:p>Rancho Queimado</text:p>
          </table:table-cell>
          <table:table-cell table:style-name="ce4" table:number-columns-repeated="4"/>
          <table:table-cell table:style-name="ce9" table:formula="of:=[.C395]/[.H395]" office:value-type="currency" office:currency="R$ " office:value="50" calcext:value-type="currency">
            <text:p>R$ 50.00</text:p>
          </table:table-cell>
          <table:table-cell table:number-columns-repeated="1009"/>
        </table:table-row>
        <table:table-row table:style-name="ro1">
          <table:table-cell table:style-name="ce3" office:value-type="float" office:value="393" calcext:value-type="float">
            <text:p>393</text:p>
          </table:table-cell>
          <table:table-cell table:style-name="ce3" office:value-type="string" calcext:value-type="string">
            <text:p>Lote/Terrenos para venda com 252 à 262 metros quadrados em São João (Margem Esquerda) - Tu</text:p>
          </table:table-cell>
          <table:table-cell table:style-name="ce8" office:value-type="currency" office:currency="R$ " office:value="90000" calcext:value-type="currency">
            <text:p>R$ 90,000.00</text:p>
          </table:table-cell>
          <table:table-cell table:style-name="ce3" office:value-type="string" calcext:value-type="string">
            <text:p>Ricardo Bello</text:p>
          </table:table-cell>
          <table:table-cell table:style-name="ce3" office:value-type="string" calcext:value-type="string">
            <text:p>Código do anúncio: TE0002</text:p>
            <text:p/>
            <text:p>More no Condomínio Fechado Moradas da Guarda. Financie o seu terreno e construção e realize o sonho da casa própria. Lotes + casa  pelo programa Casa Verde e Amarela. Viva na segurança de um condomínio fechado e respirando o ar puro da natureza ao seu redor. O Condomínio conta com portal de acesso, playground e quadra poliesportiva, tudo isso próximo a escolas, farmácias, mercados e muito mais. Viva com qualidade. O Moradas da Guarda te espera.  </text:p>
            <text:p>  </text:p>
            <text:p> PODE SER COMPRADO PELO PLANO CASA VERDE E AMARELA!!!!</text:p>
          </table:table-cell>
          <table:table-cell table:style-name="ce10" office:value-type="string" calcext:value-type="string">
            <text:p><text:a xlink:href="https://sc.olx.com.br/florianopolis-e-regiao/terrenos/lote-terrenos-para-venda-com-252-a-262-metros-quadrados-em-sao-joao-margem-esquerda-tu-957078253" xlink:type="simple">https://sc.olx.com.br/florianopolis-e-regiao/terrenos/lote-terrenos-para-venda-com-252-a-262-metros-quadrados-em-sao-joao-margem-esquerda-tu-957078253</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708645" calcext:value-type="float">
            <text:p>88708645</text:p>
          </table:table-cell>
          <table:table-cell table:style-name="ce3" office:value-type="string" calcext:value-type="string">
            <text:p>Tubarao</text:p>
          </table:table-cell>
          <table:table-cell table:style-name="ce3" office:value-type="string" calcext:value-type="string">
            <text:p>Sao Joao (Margem Esquerda)</text:p>
          </table:table-cell>
          <table:table-cell table:style-name="ce3" office:value-type="string" calcext:value-type="string">
            <text:p>Rua Placido Braz Fernandes</text:p>
          </table:table-cell>
          <table:table-cell table:style-name="ce11" office:value-type="float" office:value="70" calcext:value-type="float">
            <text:p>R$70</text:p>
          </table:table-cell>
          <table:table-cell table:style-name="ce11" office:value-type="float" office:value="300" calcext:value-type="float">
            <text:p>R$300</text:p>
          </table:table-cell>
          <table:table-cell table:style-name="ce9" table:formula="of:=[.C396]/[.H396]" office:value-type="currency" office:currency="R$ " office:value="300" calcext:value-type="currency">
            <text:p>R$ 300.00</text:p>
          </table:table-cell>
          <table:table-cell table:number-columns-repeated="1009"/>
        </table:table-row>
        <table:table-row table:style-name="ro1">
          <table:table-cell table:style-name="ce3" office:value-type="float" office:value="394" calcext:value-type="float">
            <text:p>394</text:p>
          </table:table-cell>
          <table:table-cell table:style-name="ce3" office:value-type="string" calcext:value-type="string">
            <text:p>Terreno a 400 metros do MAR no bairro Village Dunas Norte em Balneário Gaivota/SC.</text:p>
          </table:table-cell>
          <table:table-cell table:style-name="ce8" office:value-type="currency" office:currency="R$ " office:value="75000" calcext:value-type="currency">
            <text:p>R$ 75,000.00</text:p>
          </table:table-cell>
          <table:table-cell table:style-name="ce3" office:value-type="string" calcext:value-type="string">
            <text:p>Morais imóveis</text:p>
          </table:table-cell>
          <table:table-cell table:style-name="ce3" office:value-type="string" calcext:value-type="string">
            <text:p>Código do anúncio: VILLN001</text:p>
            <text:p/>
            <text:p>Terreno a 400 metros do MAR no bairro Village Dunas Norte em Balneário Gaivota/SC. </text:p>
            <text:p>  </text:p>
            <text:p>  Não pense muito, venha VIVER na sua PRAIA! </text:p>
            <text:p>  </text:p>
            <text:p>  Esse Lote se localiza no bairro Village Dunas Norte, possui 300m2, medindo 12 metros de frente(largura) por 25 metros de fundos(comprimento). </text:p>
            <text:p>  </text:p>
            <text:p>  Além desse terreno se localizar a 400 metros do MAR, em um bairro TRANQUILO, SEGURO, com vizinhança fixa. O acesso ao mar e ao centro é fácil e rápido.     </text:p>
            <text:p>  </text:p>
            <text:p>  Venha conferir de perto essa oportunidade! </text:p>
            <text:p>  </text:p>
            <text:p>  Nós, da Morais Imóveis, sabemos que nada vai impedir você de realizar o seu SONHO e da sua FAMÍLIA.</text:p>
          </table:table-cell>
          <table:table-cell table:style-name="ce10" office:value-type="string" calcext:value-type="string">
            <text:p><text:a xlink:href="https://sc.olx.com.br/florianopolis-e-regiao/terrenos/terreno-a-400-metros-do-mar-no-bairro-village-dunas-norte-em-balneario-gaivota-sc-984778742" xlink:type="simple">https://sc.olx.com.br/florianopolis-e-regiao/terrenos/terreno-a-400-metros-do-mar-no-bairro-village-dunas-norte-em-balneario-gaivota-sc-984778742</text:a></text:p>
          </table:table-cell>
          <table:table-cell table:style-name="ce3" office:value-type="string" calcext:value-type="string">
            <text:p>Terrenos</text:p>
          </table:table-cell>
          <table:table-cell table:style-name="ce3" office:value-type="float" office:value="0" calcext:value-type="float">
            <text:p>0</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4"/>
          <table:table-cell table:style-name="ce9" table:formula="of:=[.C397]/[.H397]" office:value-type="string" office:string-value="" calcext:value-type="error">
            <text:p>#DIV/0!</text:p>
          </table:table-cell>
          <table:table-cell table:number-columns-repeated="1009"/>
        </table:table-row>
        <table:table-row table:style-name="ro1">
          <table:table-cell table:style-name="ce3" office:value-type="float" office:value="395" calcext:value-type="float">
            <text:p>395</text:p>
          </table:table-cell>
          <table:table-cell table:style-name="ce3" office:value-type="string" calcext:value-type="string">
            <text:p>Terreno à venda em Araranguá no bairro Cidade Alta</text:p>
          </table:table-cell>
          <table:table-cell table:style-name="ce8" office:value-type="currency" office:currency="R$ " office:value="120000" calcext:value-type="currency">
            <text:p>R$ 120,000.00</text:p>
          </table:table-cell>
          <table:table-cell table:style-name="ce3" office:value-type="string" calcext:value-type="string">
            <text:p>Projetar Imóveis</text:p>
          </table:table-cell>
          <table:table-cell table:style-name="ce3" office:value-type="string" calcext:value-type="string">
            <text:p>Código do anúncio: 2827</text:p>
            <text:p/>
            <text:p>Terreno a venda no bairro Cidade Alta em Araranguá.O terreno possui o total de 341m², sendo 13,30m x 25,70m e conta com uma construção residencial.Conheça o imóvel agendando uma visita através de nosso WhatsApp  ou pelo telefone .A Projetar Imóveis conta com uma equipe de corretores qualificados prontos para lhe atender.</text:p>
          </table:table-cell>
          <table:table-cell table:style-name="ce10" office:value-type="string" calcext:value-type="string">
            <text:p><text:a xlink:href="https://sc.olx.com.br/florianopolis-e-regiao/terrenos/terreno-a-venda-em-ararangua-no-bairro-cidade-alta-959138104" xlink:type="simple">https://sc.olx.com.br/florianopolis-e-regiao/terrenos/terreno-a-venda-em-ararangua-no-bairro-cidade-alta-959138104</text:a></text:p>
          </table:table-cell>
          <table:table-cell table:style-name="ce3" office:value-type="string" calcext:value-type="string">
            <text:p>Terrenos</text:p>
          </table:table-cell>
          <table:table-cell table:style-name="ce3" office:value-type="float" office:value="341" calcext:value-type="float">
            <text:p>341</text:p>
          </table:table-cell>
          <table:table-cell table:style-name="ce3" office:value-type="float" office:value="88901087" calcext:value-type="float">
            <text:p>88901087</text:p>
          </table:table-cell>
          <table:table-cell table:style-name="ce3" office:value-type="string" calcext:value-type="string">
            <text:p>Ararangua</text:p>
          </table:table-cell>
          <table:table-cell table:style-name="ce3" office:value-type="string" calcext:value-type="string">
            <text:p>Cidade Alta</text:p>
          </table:table-cell>
          <table:table-cell table:style-name="ce3" office:value-type="string" calcext:value-type="string">
            <text:p>Rodovia Prefeito Edevar Pelegrini</text:p>
          </table:table-cell>
          <table:table-cell table:style-name="ce11" office:value-type="float" office:value="0" calcext:value-type="float">
            <text:p>R$0</text:p>
          </table:table-cell>
          <table:table-cell table:style-name="ce11" office:value-type="float" office:value="442" calcext:value-type="float">
            <text:p>R$442</text:p>
          </table:table-cell>
          <table:table-cell table:style-name="ce9" table:formula="of:=[.C398]/[.H398]" office:value-type="currency" office:currency="R$ " office:value="351.906158357771" calcext:value-type="currency">
            <text:p>R$ 351.91</text:p>
          </table:table-cell>
          <table:table-cell table:number-columns-repeated="1009"/>
        </table:table-row>
        <table:table-row table:style-name="ro1">
          <table:table-cell table:style-name="ce3" office:value-type="float" office:value="396" calcext:value-type="float">
            <text:p>396</text:p>
          </table:table-cell>
          <table:table-cell table:style-name="ce3" office:value-type="string" calcext:value-type="string">
            <text:p>IMBITUBA - Terreno Padrão - Povoado de Nova Brasília</text:p>
          </table:table-cell>
          <table:table-cell table:style-name="ce8" office:value-type="currency" office:currency="R$ " office:value="1800000" calcext:value-type="currency">
            <text:p>R$ 1,800,000.00</text:p>
          </table:table-cell>
          <table:table-cell table:style-name="ce3" office:value-type="string" calcext:value-type="string">
            <text:p>Auxiliadora Predial - Garopaba</text:p>
          </table:table-cell>
          <table:table-cell table:style-name="ce3" office:value-type="string" calcext:value-type="string">
            <text:p>Código do anúncio: 353186</text:p>
            <text:p/>
            <text:p>Terreno a venda em bairro comercial na conta com 13.713 m2 já com recuos e descontos exigidos pela prefeitura, sendo que possui em média 500m de frente, terreno ESCRITURADO e toda documentação em dia. Agende sua visita com um de nosso corretores!</text:p>
          </table:table-cell>
          <table:table-cell table:style-name="ce10" office:value-type="string" calcext:value-type="string">
            <text:p><text:a xlink:href="https://sc.olx.com.br/florianopolis-e-regiao/terrenos/imbituba-terreno-padrao-povoado-de-nova-brasilia-950070111" xlink:type="simple">https://sc.olx.com.br/florianopolis-e-regiao/terrenos/imbituba-terreno-padrao-povoado-de-nova-brasilia-950070111</text:a></text:p>
          </table:table-cell>
          <table:table-cell table:style-name="ce3" office:value-type="string" calcext:value-type="string">
            <text:p>Terrenos</text:p>
          </table:table-cell>
          <table:table-cell table:style-name="ce3" office:value-type="float" office:value="13713" calcext:value-type="float">
            <text:p>13713</text:p>
          </table:table-cell>
          <table:table-cell table:style-name="ce3" office:value-type="float" office:value="88780972" calcext:value-type="float">
            <text:p>88780972</text:p>
          </table:table-cell>
          <table:table-cell table:style-name="ce3" office:value-type="string" calcext:value-type="string">
            <text:p>Imbituba</text:p>
          </table:table-cell>
          <table:table-cell table:style-name="ce3" office:value-type="string" calcext:value-type="string">
            <text:p>Povoado de Nova Brasilia</text:p>
          </table:table-cell>
          <table:table-cell table:style-name="ce4" table:number-columns-repeated="3"/>
          <table:table-cell table:style-name="ce9" table:formula="of:=[.C399]/[.H399]" office:value-type="currency" office:currency="R$ " office:value="131.262305841173" calcext:value-type="currency">
            <text:p>R$ 131.26</text:p>
          </table:table-cell>
          <table:table-cell table:number-columns-repeated="1009"/>
        </table:table-row>
        <table:table-row table:style-name="ro1">
          <table:table-cell table:style-name="ce3" office:value-type="float" office:value="397" calcext:value-type="float">
            <text:p>397</text:p>
          </table:table-cell>
          <table:table-cell table:style-name="ce3" office:value-type="string" calcext:value-type="string">
            <text:p>FLORIANóPOLIS - Terreno Padrão - Saco Grande</text:p>
          </table:table-cell>
          <table:table-cell table:style-name="ce8" office:value-type="currency" office:currency="R$ " office:value="1200000" calcext:value-type="currency">
            <text:p>R$ 1,200,000.00</text:p>
          </table:table-cell>
          <table:table-cell table:style-name="ce3" office:value-type="string" calcext:value-type="string">
            <text:p>Porto Seguro Comércio de Imóveis Ltda</text:p>
          </table:table-cell>
          <table:table-cell table:style-name="ce3" office:value-type="string" calcext:value-type="string">
            <text:p>Código do anúncio: 2781N</text:p>
            <text:p/>
            <text:p>Terreno no Saco Grande, com 1.050,00m² de área total, com 35 de frente para Rodovia Virgílio Várzea. </text:p>
            <text:p>  </text:p>
            <text:p> O bairro Saco Grande possui uma localização privilegiada dentro de Florianópolis, pois se encontra entre a região central e os balneários do norte da Ilha de Santa Catarina. Segundo estimativas, é um dos bairros da capital que mais cresceu nas últimas décadas. O resultado desse crescimento é uma paisagem marcada pelo contraste entre a simplicidade dos moradores mais antigos e a sofisticação dos novos empreendimentos. Logo na entrada do bairro, somos recepcionados por filiais da Tok&amp;Stok, da Balaroti, da Sierra e da Casol. Mais adiante, na SC-401, o Shopping Casa&amp;Design se apresenta como o maior complexo de lojas de artigos de decoração do Estado. </text:p>
            <text:p>  </text:p>
            <text:p> A Imobiliária Porto Seguro é uma empresa jovem e dinâmica que atua no mercado imobiliário da grande Florianópolis desde 1992. Nossa estrutura física conta com uma área construída de 390m² e fica localizada no Centro de Florianópolis, na Rua Doutor Armínio Tavares n. 123, a uma quadra da Beira Mar Norte e muito próximo do tradicional Colégio Catarinense. Criada para ocupar uma lacuna deixada no mercado, no que se refere a diferencial no atendimento e comprometimento com os objetivos de clientes e colaboradores, a IMOBILIÁRIA PORTO SEGURO nasceu da filosofia que estampa o nosso slogan: TRANSFORMAR CLIENTES EM VERDADEIROS AMIGOS.</text:p>
          </table:table-cell>
          <table:table-cell table:style-name="ce10" office:value-type="string" calcext:value-type="string">
            <text:p><text:a xlink:href="https://sc.olx.com.br/florianopolis-e-regiao/terrenos/florianopolis-terreno-padrao-saco-grande-972305986" xlink:type="simple">https://sc.olx.com.br/florianopolis-e-regiao/terrenos/florianopolis-terreno-padrao-saco-grande-972305986</text:a></text:p>
          </table:table-cell>
          <table:table-cell table:style-name="ce3" office:value-type="string" calcext:value-type="string">
            <text:p>Terrenos</text:p>
          </table:table-cell>
          <table:table-cell table:style-name="ce3" office:value-type="float" office:value="1050" calcext:value-type="float">
            <text:p>1050</text:p>
          </table:table-cell>
          <table:table-cell table:style-name="ce3" office:value-type="float" office:value="88032001" calcext:value-type="float">
            <text:p>88032001</text:p>
          </table:table-cell>
          <table:table-cell table:style-name="ce3" office:value-type="string" calcext:value-type="string">
            <text:p>Florianopolis</text:p>
          </table:table-cell>
          <table:table-cell table:style-name="ce3" office:value-type="string" calcext:value-type="string">
            <text:p>Saco Grande</text:p>
          </table:table-cell>
          <table:table-cell table:style-name="ce3" office:value-type="string" calcext:value-type="string">
            <text:p>Rodovia Virgilio Varzea</text:p>
          </table:table-cell>
          <table:table-cell table:style-name="ce4"/>
          <table:table-cell table:style-name="ce11" office:value-type="float" office:value="66" calcext:value-type="float">
            <text:p>R$66</text:p>
          </table:table-cell>
          <table:table-cell table:style-name="ce9" table:formula="of:=[.C400]/[.H400]" office:value-type="currency" office:currency="R$ " office:value="1142.85714285714" calcext:value-type="currency">
            <text:p>R$ 1,142.86</text:p>
          </table:table-cell>
          <table:table-cell table:number-columns-repeated="1009"/>
        </table:table-row>
        <table:table-row table:style-name="ro1">
          <table:table-cell table:style-name="ce3" office:value-type="float" office:value="398" calcext:value-type="float">
            <text:p>398</text:p>
          </table:table-cell>
          <table:table-cell table:style-name="ce3" office:value-type="string" calcext:value-type="string">
            <text:p>Biguaçu - Terreno Padrão - Deltaville</text:p>
          </table:table-cell>
          <table:table-cell table:style-name="ce8" office:value-type="currency" office:currency="R$ " office:value="180000" calcext:value-type="currency">
            <text:p>R$ 180,000.00</text:p>
          </table:table-cell>
          <table:table-cell table:style-name="ce3" office:value-type="string" calcext:value-type="string">
            <text:p>Casa da Ilha Imóveis</text:p>
          </table:table-cell>
          <table:table-cell table:style-name="ce3" office:value-type="string" calcext:value-type="string">
            <text:p>Código do anúncio: 2636</text:p>
            <text:p/>
            <text:p>Um bairro pensado e planejado para traduzir tudo o que significa morar, trabalhar, fazer negócios ou simplesmente viver bem. Este é o Montenegro Marine no Delta Ville.Infraestrutura completa, valorizando  que é fundamental para você e lógico, preservando o que torna esta região mais que especial, a natureza.Um empreendimento projetado para o futuro. Um lugar para tornar seus dias inspiradores, felizes, prósperos e únicos. Perfeito para sonhar e viver.</text:p>
          </table:table-cell>
          <table:table-cell table:style-name="ce10" office:value-type="string" calcext:value-type="string">
            <text:p><text:a xlink:href="https://sc.olx.com.br/florianopolis-e-regiao/terrenos/biguacu-terreno-padrao-deltaville-995646378" xlink:type="simple">https://sc.olx.com.br/florianopolis-e-regiao/terrenos/biguacu-terreno-padrao-deltaville-995646378</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183" calcext:value-type="float">
            <text:p>88164183</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Rodovia SC-407</text:p>
          </table:table-cell>
          <table:table-cell table:style-name="ce11" office:value-type="float" office:value="300" calcext:value-type="float">
            <text:p>R$300</text:p>
          </table:table-cell>
          <table:table-cell table:style-name="ce11" office:value-type="float" office:value="0" calcext:value-type="float">
            <text:p>R$0</text:p>
          </table:table-cell>
          <table:table-cell table:style-name="ce9" table:formula="of:=[.C401]/[.H401]" office:value-type="currency" office:currency="R$ " office:value="1200" calcext:value-type="currency">
            <text:p>R$ 1,200.00</text:p>
          </table:table-cell>
          <table:table-cell table:number-columns-repeated="1009"/>
        </table:table-row>
        <table:table-row table:style-name="ro1">
          <table:table-cell table:style-name="ce3" office:value-type="float" office:value="399" calcext:value-type="float">
            <text:p>399</text:p>
          </table:table-cell>
          <table:table-cell table:style-name="ce3" office:value-type="string" calcext:value-type="string">
            <text:p>Terreno à venda no bairro Jurerê - Florianópolis/SC</text:p>
          </table:table-cell>
          <table:table-cell table:style-name="ce8" office:value-type="currency" office:currency="R$ " office:value="650000" calcext:value-type="currency">
            <text:p>R$ 650,000.00</text:p>
          </table:table-cell>
          <table:table-cell table:style-name="ce3" office:value-type="string" calcext:value-type="string">
            <text:p>GRANNEGOCIOS IMOBILIARIOS LTDA - ME</text:p>
          </table:table-cell>
          <table:table-cell table:style-name="ce3" office:value-type="string" calcext:value-type="string">
            <text:p>Código do anúncio: TE0210</text:p>
            <text:p/>
            <text:p>Terreno com área de 1.086,41 m² em Jurere Tradicional final de rua e  a 1500 metros da praia.Possui 30% de  viabilidade de construção do terreno. ESCRITURA PÚBLICA. ENTRE EM CONTATO CONOSCO, E AGENDE JÁ SUA VISITA!  (whatsapp)As informações estão sujeitas a alterações. Consulte o corretor responsável. Chave do anúncio: H4z3hG6xnno63eGY</text:p>
          </table:table-cell>
          <table:table-cell table:style-name="ce10" office:value-type="string" calcext:value-type="string">
            <text:p><text:a xlink:href="https://sc.olx.com.br/florianopolis-e-regiao/terrenos/terreno-a-venda-no-bairro-jurere-florianopolis-sc-941905037" xlink:type="simple">https://sc.olx.com.br/florianopolis-e-regiao/terrenos/terreno-a-venda-no-bairro-jurere-florianopolis-sc-941905037</text:a></text:p>
          </table:table-cell>
          <table:table-cell table:style-name="ce3" office:value-type="string" calcext:value-type="string">
            <text:p>Terrenos</text:p>
          </table:table-cell>
          <table:table-cell table:style-name="ce3" office:value-type="float" office:value="1086" calcext:value-type="float">
            <text:p>1086</text:p>
          </table:table-cell>
          <table:table-cell table:style-name="ce3" office:value-type="float" office:value="88053750" calcext:value-type="float">
            <text:p>88053750</text:p>
          </table:table-cell>
          <table:table-cell table:style-name="ce3" office:value-type="string" calcext:value-type="string">
            <text:p>Florianopolis</text:p>
          </table:table-cell>
          <table:table-cell table:style-name="ce3" office:value-type="string" calcext:value-type="string">
            <text:p>Jurere</text:p>
          </table:table-cell>
          <table:table-cell table:style-name="ce3" office:value-type="string" calcext:value-type="string">
            <text:p>Rua Jurere Tradicional</text:p>
          </table:table-cell>
          <table:table-cell table:number-columns-repeated="2" table:style-name="ce11" office:value-type="float" office:value="0" calcext:value-type="float">
            <text:p>R$0</text:p>
          </table:table-cell>
          <table:table-cell table:style-name="ce9" table:formula="of:=[.C402]/[.H402]" office:value-type="currency" office:currency="R$ " office:value="598.526703499079" calcext:value-type="currency">
            <text:p>R$ 598.53</text:p>
          </table:table-cell>
          <table:table-cell table:number-columns-repeated="1009"/>
        </table:table-row>
        <table:table-row table:style-name="ro1">
          <table:table-cell table:style-name="ce3" office:value-type="float" office:value="400" calcext:value-type="float">
            <text:p>400</text:p>
          </table:table-cell>
          <table:table-cell table:style-name="ce3" office:value-type="string" calcext:value-type="string">
            <text:p>Chácara com 3 dormitórios à venda, 6204 m² por R$ 2.000.000,00 - Ratones - Florianópolis/S</text:p>
          </table:table-cell>
          <table:table-cell table:style-name="ce8" office:value-type="currency" office:currency="R$ " office:value="2000000" calcext:value-type="currency">
            <text:p>R$ 2,000,000.00</text:p>
          </table:table-cell>
          <table:table-cell table:style-name="ce3" office:value-type="string" calcext:value-type="string">
            <text:p>Hugo Felisbino</text:p>
          </table:table-cell>
          <table:table-cell table:style-name="ce3" office:value-type="string" calcext:value-type="string">
            <text:p>Código do anúncio: CH0010</text:p>
            <text:p>Chácara próximo ao Mar. Sua casa de campo em uma das melhores localizações dentro da Ilha.</text:p>
            <text:p/>
            <text:p>Chácara com 6.240m2 e casa com 242m2 de área construida, 03 dormitórios, sendo 01 suíte com closet, ampla sala de jantar e estar com lareira, escritório, lavabo, área de serviço, churrasqueira. </text:p>
            <text:p>Todos os dormitórios possuem split.</text:p>
            <text:p/>
            <text:p>Diferenciais do Imóvel:</text:p>
            <text:p>Sala com lareira</text:p>
            <text:p>Piscina</text:p>
            <text:p>Portão eletrônico</text:p>
            <text:p>Quintal</text:p>
            <text:p>Sauna úmida</text:p>
            <text:p>Aquecimento Solar</text:p>
            <text:p>Móveis embutidos </text:p>
            <text:p>Churrasqueira em ambiente aconchegante</text:p>
            <text:p/>
            <text:p>O Bairro de Ratones se localiza no Norte da Ilha próximo de Jurerê Internacional. Está no meio de grandes Áreas Verdes e áreas de preservação. </text:p>
            <text:p>Ratones é composto por inúmeros sítios, chácaras e lindas casas em condomínios fechados. Seu acesso ao centro da cidade e às praias é rápido pela SC 401.</text:p>
            <text:p>Há viabilidade para construção de mais 3 casas familiares. - 26/02/2022</text:p>
          </table:table-cell>
          <table:table-cell table:style-name="ce10" office:value-type="string" calcext:value-type="string">
            <text:p><text:a xlink:href="https://sc.olx.com.br/florianopolis-e-regiao/terrenos/chacara-com-3-dormitorios-a-venda-6204-m-por-r-2-000-000-00-ratones-florianopolis-s-935298876" xlink:type="simple">https://sc.olx.com.br/florianopolis-e-regiao/terrenos/chacara-com-3-dormitorios-a-venda-6204-m-por-r-2-000-000-00-ratones-florianopolis-s-935298876</text:a></text:p>
          </table:table-cell>
          <table:table-cell table:style-name="ce3" office:value-type="string" calcext:value-type="string">
            <text:p>Sitios e chacaras</text:p>
          </table:table-cell>
          <table:table-cell table:style-name="ce3" office:value-type="float" office:value="6204" calcext:value-type="float">
            <text:p>6204</text:p>
          </table:table-cell>
          <table:table-cell table:style-name="ce3" office:value-type="float" office:value="88052100" calcext:value-type="float">
            <text:p>88052100</text:p>
          </table:table-cell>
          <table:table-cell table:style-name="ce3" office:value-type="string" calcext:value-type="string">
            <text:p>Florianopolis</text:p>
          </table:table-cell>
          <table:table-cell table:style-name="ce3" office:value-type="string" calcext:value-type="string">
            <text:p>Ratones</text:p>
          </table:table-cell>
          <table:table-cell table:style-name="ce3" office:value-type="string" calcext:value-type="string">
            <text:p>Rua Intendente Antonio Damasco</text:p>
          </table:table-cell>
          <table:table-cell table:style-name="ce4"/>
          <table:table-cell table:style-name="ce11" office:value-type="float" office:value="1600" calcext:value-type="float">
            <text:p>R$1,600</text:p>
          </table:table-cell>
          <table:table-cell table:style-name="ce9" table:formula="of:=[.C403]/[.H403]" office:value-type="currency" office:currency="R$ " office:value="322.372662798195" calcext:value-type="currency">
            <text:p>R$ 322.37</text:p>
          </table:table-cell>
          <table:table-cell table:number-columns-repeated="1009"/>
        </table:table-row>
        <table:table-row table:style-name="ro1">
          <table:table-cell table:style-name="ce3" office:value-type="float" office:value="401" calcext:value-type="float">
            <text:p>401</text:p>
          </table:table-cell>
          <table:table-cell table:style-name="ce3" office:value-type="string" calcext:value-type="string">
            <text:p>FLORIANóPOLIS - Terreno Padrão - Ingleses do Rio Vermelho</text:p>
          </table:table-cell>
          <table:table-cell table:style-name="ce8" office:value-type="currency" office:currency="R$ " office:value="400000" calcext:value-type="currency">
            <text:p>R$ 400,000.00</text:p>
          </table:table-cell>
          <table:table-cell table:style-name="ce3" office:value-type="string" calcext:value-type="string">
            <text:p>Luana Henrique corretora de Imóveis</text:p>
          </table:table-cell>
          <table:table-cell table:style-name="ce3" office:value-type="string" calcext:value-type="string">
            <text:p>Código do anúncio: 2043</text:p>
            <text:p/>
            <text:p>Ideal para quem procura construir um belo imóvel para morar ou para investir, com a paz da natureza e uma vista lindíssima, terreno amplo medindo 450 m2, 30x15 , em excelente localização, próximo da praia do Santinho, rua calçada e familiar, segura, a 100 mts da geral e do comércio do bairro com escolas, creches, mercados ,padarias, farmácias, a 10 minutos da praia dos Ingleses com seu comércio mais despojado com bancos, lotéricas, escolas particulares e públicas, grandes mercados, lojas em geral, shopping. Terreno com documentação toda ok , água e luz instalados, pronto p construir. </text:p>
            <text:p> Agende uma visita! </text:p>
            <text:p> Aceita proposta. </text:p>
            <text:p>  </text:p>
            <text:p> A praia dos Ingleses está situada no bairro de Ingleses, norte da ilha de Santa Catarina, no municipio de Florianópolis, capital do estado brasileiro de Santa Catarina. </text:p>
            <text:p>  </text:p>
            <text:p> É uma praia com 4,83 km de extensão, mar aberto, águas azuis e mornas e com poucas ondas, com muita areia, onde inclusive é praticado o surf de areia (sandboard), um esporte praticado por pessoas de todas as idades nas dunas existentes no local. São também realizados passeios náuticos. </text:p>
            <text:p>  </text:p>
            <text:p> Ao norte da praia dos Ingleses, após o costão, encontra-se a Brava, e ao sul, a praia do Santinho, também no distrito de Ingleses do Rio Vermelho.</text:p>
          </table:table-cell>
          <table:table-cell table:style-name="ce10" office:value-type="string" calcext:value-type="string">
            <text:p><text:a xlink:href="https://sc.olx.com.br/florianopolis-e-regiao/terrenos/florianopolis-terreno-padrao-ingleses-do-rio-vermelho-909742250" xlink:type="simple">https://sc.olx.com.br/florianopolis-e-regiao/terrenos/florianopolis-terreno-padrao-ingleses-do-rio-vermelho-909742250</text:a></text:p>
          </table:table-cell>
          <table:table-cell table:style-name="ce3" office:value-type="string" calcext:value-type="string">
            <text:p>Terrenos</text:p>
          </table:table-cell>
          <table:table-cell table:style-name="ce3" office:value-type="float" office:value="450" calcext:value-type="float">
            <text:p>450</text:p>
          </table:table-cell>
          <table:table-cell table:style-name="ce3" office:value-type="float" office:value="88058740" calcext:value-type="float">
            <text:p>88058740</text:p>
          </table:table-cell>
          <table:table-cell table:style-name="ce3" office:value-type="string" calcext:value-type="string">
            <text:p>Florianopolis</text:p>
          </table:table-cell>
          <table:table-cell table:style-name="ce3" office:value-type="string" calcext:value-type="string">
            <text:p>Ingleses do Rio Vermelho</text:p>
          </table:table-cell>
          <table:table-cell table:style-name="ce3" office:value-type="string" calcext:value-type="string">
            <text:p>Rua da Velha Figueira</text:p>
          </table:table-cell>
          <table:table-cell table:style-name="ce4" table:number-columns-repeated="2"/>
          <table:table-cell table:style-name="ce9" table:formula="of:=[.C404]/[.H404]" office:value-type="currency" office:currency="R$ " office:value="888.888888888889" calcext:value-type="currency">
            <text:p>R$ 888.89</text:p>
          </table:table-cell>
          <table:table-cell table:number-columns-repeated="1009"/>
        </table:table-row>
        <table:table-row table:style-name="ro1">
          <table:table-cell table:style-name="ce3" office:value-type="float" office:value="402" calcext:value-type="float">
            <text:p>402</text:p>
          </table:table-cell>
          <table:table-cell table:style-name="ce3" office:value-type="string" calcext:value-type="string">
            <text:p>Terreno Venda 360 m² Campeche - com escritura publica - Florianópolis - SC</text:p>
          </table:table-cell>
          <table:table-cell table:style-name="ce8" office:value-type="currency" office:currency="R$ " office:value="680000" calcext:value-type="currency">
            <text:p>R$ 680,000.00</text:p>
          </table:table-cell>
          <table:table-cell table:style-name="ce3" office:value-type="string" calcext:value-type="string">
            <text:p>RENATA FARIAS</text:p>
          </table:table-cell>
          <table:table-cell table:style-name="ce3" office:value-type="string" calcext:value-type="string">
            <text:p>Código do anúncio: TE0437</text:p>
            <text:p/>
            <text:p>Terreno com 12m frente x 30m fundos totalizando 360 m², no Campeche. </text:p>
            <text:p> Possui uma casa antiga já construída nele. </text:p>
            <text:p> Ótima oportunidade para você que busca terreno com escritura publica. </text:p>
            <text:p> Excelente localização, comercio local, escolas, farmácias, upa, vias de saidas rápidas para centro, aeroporto e para as demais praias da região. </text:p>
            <text:p>  </text:p>
            <text:p> ** Não pode ser financiado </text:p>
            <text:p> ** Valor e disponibilidade sujeito a consulta.</text:p>
          </table:table-cell>
          <table:table-cell table:style-name="ce10" office:value-type="string" calcext:value-type="string">
            <text:p><text:a xlink:href="https://sc.olx.com.br/florianopolis-e-regiao/terrenos/terreno-venda-360-m-campeche-com-escritura-publica-florianopolis-sc-994798876" xlink:type="simple">https://sc.olx.com.br/florianopolis-e-regiao/terrenos/terreno-venda-360-m-campeche-com-escritura-publica-florianopolis-sc-994798876</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65030" calcext:value-type="float">
            <text:p>88065030</text:p>
          </table:table-cell>
          <table:table-cell table:style-name="ce3" office:value-type="string" calcext:value-type="string">
            <text:p>Florianopolis</text:p>
          </table:table-cell>
          <table:table-cell table:style-name="ce3" office:value-type="string" calcext:value-type="string">
            <text:p>Campeche</text:p>
          </table:table-cell>
          <table:table-cell table:style-name="ce3" office:value-type="string" calcext:value-type="string">
            <text:p>Rua Huberto Rohden</text:p>
          </table:table-cell>
          <table:table-cell table:style-name="ce4" table:number-columns-repeated="2"/>
          <table:table-cell table:style-name="ce9" table:formula="of:=[.C405]/[.H405]" office:value-type="currency" office:currency="R$ " office:value="1888.88888888889" calcext:value-type="currency">
            <text:p>R$ 1,888.89</text:p>
          </table:table-cell>
          <table:table-cell table:number-columns-repeated="1009"/>
        </table:table-row>
        <table:table-row table:style-name="ro1">
          <table:table-cell table:style-name="ce3" office:value-type="float" office:value="403" calcext:value-type="float">
            <text:p>403</text:p>
          </table:table-cell>
          <table:table-cell table:style-name="ce3" office:value-type="string" calcext:value-type="string">
            <text:p>Ótima oportunidade para investidores!</text:p>
          </table:table-cell>
          <table:table-cell table:style-name="ce8" office:value-type="currency" office:currency="R$ " office:value="319900" calcext:value-type="currency">
            <text:p>R$ 319,900.00</text:p>
          </table:table-cell>
          <table:table-cell table:style-name="ce3" office:value-type="string" calcext:value-type="string">
            <text:p>Imobiliária Elo</text:p>
          </table:table-cell>
          <table:table-cell table:style-name="ce3" office:value-type="string" calcext:value-type="string">
            <text:p>Código do anúncio: 4441</text:p>
            <text:p/>
            <text:p>Você que busca um local amplo para construir a casa dos seus sonhos, com jardim, pomar e  piscina, ou que pretende investir, esse terreno é ideal!  </text:p>
            <text:p>  </text:p>
            <text:p> Com 662 m², cercado, plano, localizado no bairro Ipiranga - São José, tem ótima localização, próximo à Avenida das Torres, mercados, comércios, escolas e tem fácil acesso à BR 101. Local tranquilo e ambiente familiar. </text:p>
            <text:p>  </text:p>
            <text:p> Se o intuito é investir, o terreno já conta com viabilidade e projeto prontinho para construção de 04 casas geminadas. </text:p>
            <text:p> Não perca essa oportunidade. Agende uma visita e comece agora seu projeto de construção! </text:p>
            <text:p>  </text:p>
            <text:p> Atenção: O endereço informado é aproximado. Converse com um de nossos corretores. </text:p>
            <text:p>  </text:p>
            <text:p> Faça contato e conte com a gente. Imobiliária Elo e você, no seu melhor momento!! </text:p>
            <text:p>  </text:p>
            <text:p> Os dados fornecidos podem conter algumas imprecisões, assim como os valores e a disponibilidade podem ser alterados a qualquer momento a critério dos respectivos proprietários. Valores de condomínio, IPTU e coleta de lixo são apenas para referência e podem sofrer alterações a qualquer tempo.</text:p>
          </table:table-cell>
          <table:table-cell table:style-name="ce10" office:value-type="string" calcext:value-type="string">
            <text:p><text:a xlink:href="https://sc.olx.com.br/florianopolis-e-regiao/terrenos/otima-oportunidade-para-investidores-959004675" xlink:type="simple">https://sc.olx.com.br/florianopolis-e-regiao/terrenos/otima-oportunidade-para-investidores-959004675</text:a></text:p>
          </table:table-cell>
          <table:table-cell table:style-name="ce3" office:value-type="string" calcext:value-type="string">
            <text:p>Terrenos</text:p>
          </table:table-cell>
          <table:table-cell table:style-name="ce3" office:value-type="float" office:value="662" calcext:value-type="float">
            <text:p>662</text:p>
          </table:table-cell>
          <table:table-cell table:style-name="ce3" office:value-type="float" office:value="88111450" calcext:value-type="float">
            <text:p>88111450</text:p>
          </table:table-cell>
          <table:table-cell table:style-name="ce3" office:value-type="string" calcext:value-type="string">
            <text:p>Sao Jose</text:p>
          </table:table-cell>
          <table:table-cell table:style-name="ce3" office:value-type="string" calcext:value-type="string">
            <text:p>Ipiranga</text:p>
          </table:table-cell>
          <table:table-cell table:style-name="ce3" office:value-type="string" calcext:value-type="string">
            <text:p>Rua Joao Guilhermino Azevedo</text:p>
          </table:table-cell>
          <table:table-cell table:style-name="ce4" table:number-columns-repeated="2"/>
          <table:table-cell table:style-name="ce9" table:formula="of:=[.C406]/[.H406]" office:value-type="currency" office:currency="R$ " office:value="483.232628398792" calcext:value-type="currency">
            <text:p>R$ 483.23</text:p>
          </table:table-cell>
          <table:table-cell table:number-columns-repeated="1009"/>
        </table:table-row>
        <table:table-row table:style-name="ro1">
          <table:table-cell table:style-name="ce3" office:value-type="float" office:value="404" calcext:value-type="float">
            <text:p>404</text:p>
          </table:table-cell>
          <table:table-cell table:style-name="ce3" office:value-type="string" calcext:value-type="string">
            <text:p>Terreno Jardim Atlântico, 360,00 m², plano.</text:p>
          </table:table-cell>
          <table:table-cell table:style-name="ce8" office:value-type="currency" office:currency="R$ " office:value="280000" calcext:value-type="currency">
            <text:p>R$ 280,000.00</text:p>
          </table:table-cell>
          <table:table-cell table:style-name="ce3" office:value-type="string" calcext:value-type="string">
            <text:p>Éder Luiz Martins</text:p>
          </table:table-cell>
          <table:table-cell table:style-name="ce3" office:value-type="string" calcext:value-type="string">
            <text:p>Código do anúncio: T48-38667</text:p>
            <text:p/>
            <text:p>Terreno plano no bairro Jardim Atlântico com 360,00 m², sendo 12,00 metros de frente para a rua, mesma metragem nos fundos, 30,00 metros em cada lateral, próximo a PC 3, existe uma casa de madeira no terreno.e uma edícula de alvenaria nos fundos.</text:p>
          </table:table-cell>
          <table:table-cell table:style-name="ce10" office:value-type="string" calcext:value-type="string">
            <text:p><text:a xlink:href="https://sc.olx.com.br/florianopolis-e-regiao/terrenos/terreno-jardim-atlantico-360-00-m-plano-993908910" xlink:type="simple">https://sc.olx.com.br/florianopolis-e-regiao/terrenos/terreno-jardim-atlantico-360-00-m-plano-993908910</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095555" calcext:value-type="float">
            <text:p>88095555</text:p>
          </table:table-cell>
          <table:table-cell table:style-name="ce3" office:value-type="string" calcext:value-type="string">
            <text:p>Florianopolis</text:p>
          </table:table-cell>
          <table:table-cell table:style-name="ce3" office:value-type="string" calcext:value-type="string">
            <text:p>Jardim Atlantico</text:p>
          </table:table-cell>
          <table:table-cell table:style-name="ce3" office:value-type="string" calcext:value-type="string">
            <text:p>Rua Atahualpa de Andrade - de 305/306 ao fim</text:p>
          </table:table-cell>
          <table:table-cell table:style-name="ce4" table:number-columns-repeated="2"/>
          <table:table-cell table:style-name="ce9" table:formula="of:=[.C407]/[.H407]" office:value-type="currency" office:currency="R$ " office:value="777.777777777778" calcext:value-type="currency">
            <text:p>R$ 777.78</text:p>
          </table:table-cell>
          <table:table-cell table:number-columns-repeated="1009"/>
        </table:table-row>
        <table:table-row table:style-name="ro1">
          <table:table-cell table:style-name="ce3" office:value-type="float" office:value="405" calcext:value-type="float">
            <text:p>405</text:p>
          </table:table-cell>
          <table:table-cell table:style-name="ce3" office:value-type="string" calcext:value-type="string">
            <text:p>Lote/Terreno para venda possui 1050 metros quadrados</text:p>
          </table:table-cell>
          <table:table-cell table:style-name="ce8" office:value-type="currency" office:currency="R$ " office:value="640000" calcext:value-type="currency">
            <text:p>R$ 640,000.00</text:p>
          </table:table-cell>
          <table:table-cell table:style-name="ce3" office:value-type="string" calcext:value-type="string">
            <text:p>Vera Lúcia de Arruda</text:p>
          </table:table-cell>
          <table:table-cell table:style-name="ce3" office:value-type="string" calcext:value-type="string">
            <text:p>Código do anúncio: 7E5753</text:p>
            <text:p/>
            <text:p>EXCELENTE OPORTUNIDADE !!!TERRENO COM 1050M² Rio Vermelho / FlorianópolisR$640.000,00Com saída para duas ruas em excelente localização !! Conta com uma casa de madeira com dois quartos , 2 banheiros, cozinha. Terreno arborizado, árvores frutíferas . Não aceita financiamento bancário! Possuí todo histórico da documentação!FAÇA SUA PROPOSTA!!+  WhatsappInstagram @veraarruda1#nortedailha #praiadosingleses #florianopolis #vendadeimoveis #imoveisfloripa #imoveisflorianopolis #ilhadamagia#venhamorar #casadossonhos #compradeimoveis #imoveisnailha #floripa #praiaferias #temporadaingleses #alugueltemporada #nortetemporada #feriasilhadamagia</text:p>
          </table:table-cell>
          <table:table-cell table:style-name="ce10" office:value-type="string" calcext:value-type="string">
            <text:p><text:a xlink:href="https://sc.olx.com.br/florianopolis-e-regiao/terrenos/lote-terreno-para-venda-possui-1050-metros-quadrados-980983580" xlink:type="simple">https://sc.olx.com.br/florianopolis-e-regiao/terrenos/lote-terreno-para-venda-possui-1050-metros-quadrados-980983580</text:a></text:p>
          </table:table-cell>
          <table:table-cell table:style-name="ce3" office:value-type="string" calcext:value-type="string">
            <text:p>Terrenos</text:p>
          </table:table-cell>
          <table:table-cell table:style-name="ce3" office:value-type="float" office:value="90" calcext:value-type="float">
            <text:p>90</text:p>
          </table:table-cell>
          <table:table-cell table:style-name="ce3" office:value-type="float" office:value="88060285" calcext:value-type="float">
            <text:p>88060285</text:p>
          </table:table-cell>
          <table:table-cell table:style-name="ce3" office:value-type="string" calcext:value-type="string">
            <text:p>Florianopolis</text:p>
          </table:table-cell>
          <table:table-cell table:style-name="ce3" office:value-type="string" calcext:value-type="string">
            <text:p>Sao Joao do Rio Vermelho</text:p>
          </table:table-cell>
          <table:table-cell table:style-name="ce3" office:value-type="string" calcext:value-type="string">
            <text:p>Servidao Rio Vermelho</text:p>
          </table:table-cell>
          <table:table-cell table:number-columns-repeated="2" table:style-name="ce11" office:value-type="float" office:value="0" calcext:value-type="float">
            <text:p>R$0</text:p>
          </table:table-cell>
          <table:table-cell table:style-name="ce9" table:formula="of:=[.C408]/[.H408]" office:value-type="currency" office:currency="R$ " office:value="7111.11111111111" calcext:value-type="currency">
            <text:p>R$ 7,111.11</text:p>
          </table:table-cell>
          <table:table-cell table:number-columns-repeated="1009"/>
        </table:table-row>
        <table:table-row table:style-name="ro1">
          <table:table-cell table:style-name="ce3" office:value-type="float" office:value="406" calcext:value-type="float">
            <text:p>406</text:p>
          </table:table-cell>
          <table:table-cell table:style-name="ce3" office:value-type="string" calcext:value-type="string">
            <text:p>Antônio Carlos - Terreno Padrão - Centro</text:p>
          </table:table-cell>
          <table:table-cell table:style-name="ce8" office:value-type="currency" office:currency="R$ " office:value="270000" calcext:value-type="currency">
            <text:p>R$ 270,000.00</text:p>
          </table:table-cell>
          <table:table-cell table:style-name="ce3" office:value-type="string" calcext:value-type="string">
            <text:p>Bruno Imóveis Ltda</text:p>
          </table:table-cell>
          <table:table-cell table:style-name="ce3" office:value-type="string" calcext:value-type="string">
            <text:p>Código do anúncio: TE133</text:p>
            <text:p/>
            <text:p>Terreno localizado no Centro de Antônio Carlos, 100 metros do comércio local.São dois terrenos disponíveis, cada um por R$ 270 mil e com 360m² cada (12x30).Agende uma visita ou</text:p>
          </table:table-cell>
          <table:table-cell table:style-name="ce10" office:value-type="string" calcext:value-type="string">
            <text:p><text:a xlink:href="https://sc.olx.com.br/florianopolis-e-regiao/terrenos/antonio-carlos-terreno-padrao-centro-991763744" xlink:type="simple">https://sc.olx.com.br/florianopolis-e-regiao/terrenos/antonio-carlos-terreno-padrao-centro-991763744</text:a></text:p>
          </table:table-cell>
          <table:table-cell table:style-name="ce3" office:value-type="string" calcext:value-type="string">
            <text:p>Terrenos</text:p>
          </table:table-cell>
          <table:table-cell table:style-name="ce3" office:value-type="float" office:value="360" calcext:value-type="float">
            <text:p>360</text:p>
          </table:table-cell>
          <table:table-cell table:style-name="ce3" office:value-type="float" office:value="88180000" calcext:value-type="float">
            <text:p>88180000</text:p>
          </table:table-cell>
          <table:table-cell table:style-name="ce3" office:value-type="string" calcext:value-type="string">
            <text:p>Antonio Carlos</text:p>
          </table:table-cell>
          <table:table-cell table:style-name="ce4" table:number-columns-repeated="4"/>
          <table:table-cell table:style-name="ce9" table:formula="of:=[.C409]/[.H409]" office:value-type="currency" office:currency="R$ " office:value="750" calcext:value-type="currency">
            <text:p>R$ 750.00</text:p>
          </table:table-cell>
          <table:table-cell table:number-columns-repeated="1009"/>
        </table:table-row>
        <table:table-row table:style-name="ro1">
          <table:table-cell table:style-name="ce3" office:value-type="float" office:value="407" calcext:value-type="float">
            <text:p>407</text:p>
          </table:table-cell>
          <table:table-cell table:style-name="ce3" office:value-type="string" calcext:value-type="string">
            <text:p>Terreno à venda, 504 m² por R$ 200.000,00 - Paulo Lopes - Paulo Lopes/SC</text:p>
          </table:table-cell>
          <table:table-cell table:style-name="ce8" office:value-type="currency" office:currency="R$ " office:value="200000" calcext:value-type="currency">
            <text:p>R$ 200,000.00</text:p>
          </table:table-cell>
          <table:table-cell table:style-name="ce3" office:value-type="string" calcext:value-type="string">
            <text:p>SEASIDE IMOBILIÁRIA</text:p>
          </table:table-cell>
          <table:table-cell table:style-name="ce3" office:value-type="string" calcext:value-type="string">
            <text:p>Código do anúncio: TE0011</text:p>
            <text:p/>
            <text:p>Terreno à venda, 504 m² por R$ 200.000 - Gamboinha - Paulo Lopes/SC. </text:p>
            <text:p> Excelente oportunidade! Terreno pronto para construir, localizado no bairro Gamboinha, região tranquila e verde em Paulo Lopes/SC, medindo 14x36, 504 m², a 1200m da Praia da Gamboa. </text:p>
            <text:p>  </text:p>
            <text:p> - Água, luz e IPTU (somente realizar a transferência) </text:p>
            <text:p> - Contrato de compra e venda com histórico </text:p>
            <text:p> - Região sossegada </text:p>
            <text:p> - Rodeado pela natureza </text:p>
            <text:p>  </text:p>
            <text:p>  </text:p>
            <text:p> Viva perto do mar. Agende já a sua visita! -</text:p>
          </table:table-cell>
          <table:table-cell table:style-name="ce10" office:value-type="string" calcext:value-type="string">
            <text:p><text:a xlink:href="https://sc.olx.com.br/florianopolis-e-regiao/terrenos/terreno-a-venda-504-m-por-r-200-000-00-paulo-lopes-paulo-lopes-sc-958693230" xlink:type="simple">https://sc.olx.com.br/florianopolis-e-regiao/terrenos/terreno-a-venda-504-m-por-r-200-000-00-paulo-lopes-paulo-lopes-sc-958693230</text:a></text:p>
          </table:table-cell>
          <table:table-cell table:style-name="ce3" office:value-type="string" calcext:value-type="string">
            <text:p>Terrenos</text:p>
          </table:table-cell>
          <table:table-cell table:style-name="ce3" office:value-type="float" office:value="504" calcext:value-type="float">
            <text:p>504</text:p>
          </table:table-cell>
          <table:table-cell table:style-name="ce3" office:value-type="float" office:value="88490000" calcext:value-type="float">
            <text:p>88490000</text:p>
          </table:table-cell>
          <table:table-cell table:style-name="ce3" office:value-type="string" calcext:value-type="string">
            <text:p>Paulo Lopes</text:p>
          </table:table-cell>
          <table:table-cell table:style-name="ce4" table:number-columns-repeated="3"/>
          <table:table-cell table:style-name="ce11" office:value-type="float" office:value="95" calcext:value-type="float">
            <text:p>R$95</text:p>
          </table:table-cell>
          <table:table-cell table:style-name="ce9" table:formula="of:=[.C410]/[.H410]" office:value-type="currency" office:currency="R$ " office:value="396.825396825397" calcext:value-type="currency">
            <text:p>R$ 396.83</text:p>
          </table:table-cell>
          <table:table-cell table:number-columns-repeated="1009"/>
        </table:table-row>
        <table:table-row table:style-name="ro1">
          <table:table-cell table:style-name="ce3" office:value-type="float" office:value="408" calcext:value-type="float">
            <text:p>408</text:p>
          </table:table-cell>
          <table:table-cell table:style-name="ce3" office:value-type="string" calcext:value-type="string">
            <text:p>Terreno para Venda em Garopaba, Campo Duna</text:p>
          </table:table-cell>
          <table:table-cell table:style-name="ce8" office:value-type="currency" office:currency="R$ " office:value="320000" calcext:value-type="currency">
            <text:p>R$ 320,000.00</text:p>
          </table:table-cell>
          <table:table-cell table:style-name="ce3" office:value-type="string" calcext:value-type="string">
            <text:p>Franco Adm de Imoveis Ltda</text:p>
          </table:table-cell>
          <table:table-cell table:style-name="ce3" office:value-type="string" calcext:value-type="string">
            <text:p>Código do anúncio: 1029_2-1229699</text:p>
            <text:p/>
            <text:p>Excelente terreno com 650 m².  </text:p>
            <text:p>  Terreno seco, murado e com cadastro na Prefeitura de Garopaba.  </text:p>
            <text:p>  50 metros da Rod-434.  </text:p>
            <text:p>  Localizado a 10 minutos do Centro de Garopaba e 10 minutos da Praia do Rosa..</text:p>
          </table:table-cell>
          <table:table-cell table:style-name="ce10" office:value-type="string" calcext:value-type="string">
            <text:p><text:a xlink:href="https://sc.olx.com.br/florianopolis-e-regiao/terrenos/terreno-para-venda-em-garopaba-campo-duna-936816897" xlink:type="simple">https://sc.olx.com.br/florianopolis-e-regiao/terrenos/terreno-para-venda-em-garopaba-campo-duna-936816897</text:a></text:p>
          </table:table-cell>
          <table:table-cell table:style-name="ce3" office:value-type="string" calcext:value-type="string">
            <text:p>Terrenos</text:p>
          </table:table-cell>
          <table:table-cell table:style-name="ce3" office:value-type="float" office:value="650" calcext:value-type="float">
            <text:p>650</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411]/[.H411]" office:value-type="currency" office:currency="R$ " office:value="492.307692307692" calcext:value-type="currency">
            <text:p>R$ 492.31</text:p>
          </table:table-cell>
          <table:table-cell table:number-columns-repeated="1009"/>
        </table:table-row>
        <table:table-row table:style-name="ro1">
          <table:table-cell table:style-name="ce3" office:value-type="float" office:value="409" calcext:value-type="float">
            <text:p>409</text:p>
          </table:table-cell>
          <table:table-cell table:style-name="ce3" office:value-type="string" calcext:value-type="string">
            <text:p>Terreno à venda, 420 m² por R$ 1.450.000,00 - Kobrasol - São José/SC</text:p>
          </table:table-cell>
          <table:table-cell table:style-name="ce8" office:value-type="currency" office:currency="R$ " office:value="1450000" calcext:value-type="currency">
            <text:p>R$ 1,450,000.00</text:p>
          </table:table-cell>
          <table:table-cell table:style-name="ce3" office:value-type="string" calcext:value-type="string">
            <text:p>Imobiliaria Kobrasol Ltda</text:p>
          </table:table-cell>
          <table:table-cell table:style-name="ce3" office:value-type="string" calcext:value-type="string">
            <text:p>Código do anúncio: TE0018</text:p>
            <text:p/>
            <text:p>Lote Comercial de esquina, rua principal do bairro kobrasol II </text:p>
            <text:p> Terreno plano, desocupado, com diversos comércios nas proximidades com 420 m² á venda. -</text:p>
          </table:table-cell>
          <table:table-cell table:style-name="ce10" office:value-type="string" calcext:value-type="string">
            <text:p><text:a xlink:href="https://sc.olx.com.br/florianopolis-e-regiao/terrenos/terreno-a-venda-420-m-por-r-1-450-000-00-kobrasol-sao-jose-sc-954213617" xlink:type="simple">https://sc.olx.com.br/florianopolis-e-regiao/terrenos/terreno-a-venda-420-m-por-r-1-450-000-00-kobrasol-sao-jose-sc-954213617</text:a></text:p>
          </table:table-cell>
          <table:table-cell table:style-name="ce3" office:value-type="string" calcext:value-type="string">
            <text:p>Terrenos</text:p>
          </table:table-cell>
          <table:table-cell table:style-name="ce3" office:value-type="float" office:value="420" calcext:value-type="float">
            <text:p>420</text:p>
          </table:table-cell>
          <table:table-cell table:style-name="ce3" office:value-type="float" office:value="88108300" calcext:value-type="float">
            <text:p>88108300</text:p>
          </table:table-cell>
          <table:table-cell table:style-name="ce3" office:value-type="string" calcext:value-type="string">
            <text:p>Sao Jose</text:p>
          </table:table-cell>
          <table:table-cell table:style-name="ce3" office:value-type="string" calcext:value-type="string">
            <text:p>Rocado</text:p>
          </table:table-cell>
          <table:table-cell table:style-name="ce3" office:value-type="string" calcext:value-type="string">
            <text:p>Rua Joao Theodoro da Silva</text:p>
          </table:table-cell>
          <table:table-cell table:style-name="ce4" table:number-columns-repeated="2"/>
          <table:table-cell table:style-name="ce9" table:formula="of:=[.C412]/[.H412]" office:value-type="currency" office:currency="R$ " office:value="3452.38095238095" calcext:value-type="currency">
            <text:p>R$ 3,452.38</text:p>
          </table:table-cell>
          <table:table-cell table:number-columns-repeated="1009"/>
        </table:table-row>
        <table:table-row table:style-name="ro1">
          <table:table-cell table:style-name="ce3" office:value-type="float" office:value="410" calcext:value-type="float">
            <text:p>410</text:p>
          </table:table-cell>
          <table:table-cell table:style-name="ce3" office:value-type="string" calcext:value-type="string">
            <text:p>Passo de Torres - Terreno Padrão - Tapera</text:p>
          </table:table-cell>
          <table:table-cell table:style-name="ce8" office:value-type="currency" office:currency="R$ " office:value="65000" calcext:value-type="currency">
            <text:p>R$ 65,000.00</text:p>
          </table:table-cell>
          <table:table-cell table:style-name="ce3" office:value-type="string" calcext:value-type="string">
            <text:p>Jorge Leal</text:p>
          </table:table-cell>
          <table:table-cell table:style-name="ce3" office:value-type="string" calcext:value-type="string">
            <text:p>Código do anúncio: 97577</text:p>
            <text:p/>
            <text:p>Praia da Tapera esta localizada no Município de Passo de Torres SC, distante do centro 12 km, e da praia 200 metros; </text:p>
            <text:p>  Tenho pra te oferecer este ótimo terreno medindo 12x25=300m²,  escriturado, apto a construir, orientação solar Oeste; </text:p>
            <text:p>  Isso tudo entre mar e lagoa, venha conhecer este belo e calmo lugar, e descansar junto a natureza !!!</text:p>
          </table:table-cell>
          <table:table-cell table:style-name="ce10" office:value-type="string" calcext:value-type="string">
            <text:p><text:a xlink:href="https://sc.olx.com.br/florianopolis-e-regiao/terrenos/passo-de-torres-terreno-padrao-tapera-967795181" xlink:type="simple">https://sc.olx.com.br/florianopolis-e-regiao/terrenos/passo-de-torres-terreno-padrao-tapera-967795181</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980000" calcext:value-type="float">
            <text:p>88980000</text:p>
          </table:table-cell>
          <table:table-cell table:style-name="ce3" office:value-type="string" calcext:value-type="string">
            <text:p>Passo de Torres</text:p>
          </table:table-cell>
          <table:table-cell table:style-name="ce4" table:number-columns-repeated="4"/>
          <table:table-cell table:style-name="ce9" table:formula="of:=[.C413]/[.H413]" office:value-type="currency" office:currency="R$ " office:value="216.666666666667" calcext:value-type="currency">
            <text:p>R$ 216.67</text:p>
          </table:table-cell>
          <table:table-cell table:number-columns-repeated="1009"/>
        </table:table-row>
        <table:table-row table:style-name="ro1">
          <table:table-cell table:style-name="ce3" office:value-type="float" office:value="411" calcext:value-type="float">
            <text:p>411</text:p>
          </table:table-cell>
          <table:table-cell table:style-name="ce3" office:value-type="string" calcext:value-type="string">
            <text:p>Loteamento Colinas de Biguaçu</text:p>
          </table:table-cell>
          <table:table-cell table:style-name="ce8" office:value-type="currency" office:currency="R$ " office:value="150000" calcext:value-type="currency">
            <text:p>R$ 150,000.00</text:p>
          </table:table-cell>
          <table:table-cell table:style-name="ce3" office:value-type="string" calcext:value-type="string">
            <text:p>Imobiliária Biguaçu</text:p>
          </table:table-cell>
          <table:table-cell table:style-name="ce3" office:value-type="string" calcext:value-type="string">
            <text:p>Código do anúncio: 4116</text:p>
            <text:p>Lote pronto para construir, loteamento com calçamento e iluminação e vista para o mar. Situado no bairro Fundos em Biguaçu/SC. Próximo à escolas, supermercados e rápido acesso BR- 101. Possui 450,72m² Aceita financiamento bancário. Entre em contato e agende sua visita. A equipe Imobiliária Biguaçu está à disposição para lhe proporcionar a melhor experiência! R.7 N° 36.203</text:p>
          </table:table-cell>
          <table:table-cell table:style-name="ce10" office:value-type="string" calcext:value-type="string">
            <text:p><text:a xlink:href="https://sc.olx.com.br/florianopolis-e-regiao/terrenos/loteamento-colinas-de-biguacu-944368510" xlink:type="simple">https://sc.olx.com.br/florianopolis-e-regiao/terrenos/loteamento-colinas-de-biguacu-944368510</text:a></text:p>
          </table:table-cell>
          <table:table-cell table:style-name="ce3" office:value-type="string" calcext:value-type="string">
            <text:p>Terrenos</text:p>
          </table:table-cell>
          <table:table-cell table:style-name="ce3" office:value-type="float" office:value="451" calcext:value-type="float">
            <text:p>451</text:p>
          </table:table-cell>
          <table:table-cell table:style-name="ce3" office:value-type="float" office:value="88161382" calcext:value-type="float">
            <text:p>88161382</text:p>
          </table:table-cell>
          <table:table-cell table:style-name="ce3" office:value-type="string" calcext:value-type="string">
            <text:p>Biguacu</text:p>
          </table:table-cell>
          <table:table-cell table:style-name="ce3" office:value-type="string" calcext:value-type="string">
            <text:p>Fundos</text:p>
          </table:table-cell>
          <table:table-cell table:style-name="ce3" office:value-type="string" calcext:value-type="string">
            <text:p>Rua Campolino Paulino da Silveira</text:p>
          </table:table-cell>
          <table:table-cell table:style-name="ce4"/>
          <table:table-cell table:style-name="ce11" office:value-type="float" office:value="0" calcext:value-type="float">
            <text:p>R$0</text:p>
          </table:table-cell>
          <table:table-cell table:style-name="ce9" table:formula="of:=[.C414]/[.H414]" office:value-type="currency" office:currency="R$ " office:value="332.594235033259" calcext:value-type="currency">
            <text:p>R$ 332.59</text:p>
          </table:table-cell>
          <table:table-cell table:number-columns-repeated="1009"/>
        </table:table-row>
        <table:table-row table:style-name="ro1">
          <table:table-cell table:style-name="ce3" office:value-type="float" office:value="412" calcext:value-type="float">
            <text:p>412</text:p>
          </table:table-cell>
          <table:table-cell table:style-name="ce3" office:value-type="string" calcext:value-type="string">
            <text:p>TERRENO EM CONDOMÍNIO NA BEIRA DA LAGOA DE IBIRAQUERA</text:p>
          </table:table-cell>
          <table:table-cell table:style-name="ce8" office:value-type="currency" office:currency="R$ " office:value="463000" calcext:value-type="currency">
            <text:p>R$ 463,000.00</text:p>
          </table:table-cell>
          <table:table-cell table:style-name="ce3" office:value-type="string" calcext:value-type="string">
            <text:p>CONVÉS IMOBILIARIA</text:p>
          </table:table-cell>
          <table:table-cell table:style-name="ce3" office:value-type="string" calcext:value-type="string">
            <text:p>Código do anúncio: TE0094</text:p>
            <text:p/>
            <text:p>Terreno de esquina no Condomínio Hookipa em Ibiraquera. </text:p>
            <text:p> Aceita permuta de carro ou caminhão. -</text:p>
          </table:table-cell>
          <table:table-cell table:style-name="ce10" office:value-type="string" calcext:value-type="string">
            <text:p><text:a xlink:href="https://sc.olx.com.br/florianopolis-e-regiao/terrenos/terreno-em-condominio-na-beira-da-lagoa-de-ibiraquera-993282000" xlink:type="simple">https://sc.olx.com.br/florianopolis-e-regiao/terrenos/terreno-em-condominio-na-beira-da-lagoa-de-ibiraquera-993282000</text:a></text:p>
          </table:table-cell>
          <table:table-cell table:style-name="ce3" office:value-type="string" calcext:value-type="string">
            <text:p>Terrenos</text:p>
          </table:table-cell>
          <table:table-cell table:style-name="ce3" office:value-type="float" office:value="510" calcext:value-type="float">
            <text:p>510</text:p>
          </table:table-cell>
          <table:table-cell table:style-name="ce3" office:value-type="float" office:value="88780000" calcext:value-type="float">
            <text:p>88780000</text:p>
          </table:table-cell>
          <table:table-cell table:style-name="ce3" office:value-type="string" calcext:value-type="string">
            <text:p>Imbituba</text:p>
          </table:table-cell>
          <table:table-cell table:style-name="ce4" table:number-columns-repeated="2"/>
          <table:table-cell table:style-name="ce11" office:value-type="float" office:value="400" calcext:value-type="float">
            <text:p>R$400</text:p>
          </table:table-cell>
          <table:table-cell table:style-name="ce11" office:value-type="float" office:value="200" calcext:value-type="float">
            <text:p>R$200</text:p>
          </table:table-cell>
          <table:table-cell table:style-name="ce9" table:formula="of:=[.C415]/[.H415]" office:value-type="currency" office:currency="R$ " office:value="907.843137254902" calcext:value-type="currency">
            <text:p>R$ 907.84</text:p>
          </table:table-cell>
          <table:table-cell table:number-columns-repeated="1009"/>
        </table:table-row>
        <table:table-row table:style-name="ro1">
          <table:table-cell table:style-name="ce3" office:value-type="float" office:value="413" calcext:value-type="float">
            <text:p>413</text:p>
          </table:table-cell>
          <table:table-cell table:style-name="ce3" office:value-type="string" calcext:value-type="string">
            <text:p>TERRENO COM VISTA PRA LAGOA E MAR - PRAIA DA FERRUGEM</text:p>
          </table:table-cell>
          <table:table-cell table:style-name="ce8" office:value-type="currency" office:currency="R$ " office:value="583000" calcext:value-type="currency">
            <text:p>R$ 583,000.00</text:p>
          </table:table-cell>
          <table:table-cell table:style-name="ce3" office:value-type="string" calcext:value-type="string">
            <text:p>CONVÉS IMOBILIARIA</text:p>
          </table:table-cell>
          <table:table-cell table:style-name="ce3" office:value-type="string" calcext:value-type="string">
            <text:p>Código do anúncio: TE0031</text:p>
            <text:p/>
            <text:p>Lindo Terreno de 1.666m2 com vista para Lagoa e Mar! </text:p>
            <text:p> Localizado no Morro da Praia da Ferrugem, área ideal para aqueles que buscam tranquilidade e conexão com a natureza. </text:p>
            <text:p>  </text:p>
            <text:p> Sejam bem vindos a nos fazer uma visita! -</text:p>
          </table:table-cell>
          <table:table-cell table:style-name="ce10" office:value-type="string" calcext:value-type="string">
            <text:p><text:a xlink:href="https://sc.olx.com.br/florianopolis-e-regiao/terrenos/terreno-com-vista-pra-lagoa-e-mar-praia-da-ferrugem-993282045" xlink:type="simple">https://sc.olx.com.br/florianopolis-e-regiao/terrenos/terreno-com-vista-pra-lagoa-e-mar-praia-da-ferrugem-993282045</text:a></text:p>
          </table:table-cell>
          <table:table-cell table:style-name="ce3" office:value-type="string" calcext:value-type="string">
            <text:p>Terrenos</text:p>
          </table:table-cell>
          <table:table-cell table:style-name="ce3" office:value-type="float" office:value="1666" calcext:value-type="float">
            <text:p>1666</text:p>
          </table:table-cell>
          <table:table-cell table:style-name="ce3" office:value-type="float" office:value="88495000" calcext:value-type="float">
            <text:p>88495000</text:p>
          </table:table-cell>
          <table:table-cell table:style-name="ce3" office:value-type="string" calcext:value-type="string">
            <text:p>Garopaba</text:p>
          </table:table-cell>
          <table:table-cell table:style-name="ce4" table:number-columns-repeated="4"/>
          <table:table-cell table:style-name="ce9" table:formula="of:=[.C416]/[.H416]" office:value-type="currency" office:currency="R$ " office:value="349.939975990396" calcext:value-type="currency">
            <text:p>R$ 349.94</text:p>
          </table:table-cell>
          <table:table-cell table:number-columns-repeated="1009"/>
        </table:table-row>
        <table:table-row table:style-name="ro1">
          <table:table-cell table:style-name="ce3" office:value-type="float" office:value="414" calcext:value-type="float">
            <text:p>414</text:p>
          </table:table-cell>
          <table:table-cell table:style-name="ce3" office:value-type="string" calcext:value-type="string">
            <text:p>Acqua Condomínio Clube</text:p>
          </table:table-cell>
          <table:table-cell table:style-name="ce8" office:value-type="currency" office:currency="R$ " office:value="221471" calcext:value-type="currency">
            <text:p>R$ 221,471.00</text:p>
          </table:table-cell>
          <table:table-cell table:style-name="ce3" office:value-type="string" calcext:value-type="string">
            <text:p>SCHEILA DE AZEVEDO</text:p>
          </table:table-cell>
          <table:table-cell table:style-name="ce3" office:value-type="string" calcext:value-type="string">
            <text:p>Código do anúncio: T056</text:p>
            <text:p/>
            <text:p>Venha se encantar com o Acqua Condomínio Clube em Biguaçu. </text:p>
            <text:p> Lotes a partir de 150m², planos e prontos para construir. </text:p>
            <text:p> Energia subterrânea. </text:p>
            <text:p> Excelente infraestrutura de lazer: </text:p>
            <text:p> * lago ao fundo dos terrenos </text:p>
            <text:p> * prainha artificial </text:p>
            <text:p> * 03 piscinas com spas </text:p>
            <text:p> * 04 espaços gourmet </text:p>
            <text:p> * salão de festas </text:p>
            <text:p> * sala de jogos </text:p>
            <text:p> * quadra poliesportiva </text:p>
            <text:p> * fitness </text:p>
            <text:p> * pista de caminhada </text:p>
            <text:p> * playground </text:p>
            <text:p> * campo de futebol </text:p>
            <text:p> * pista de skate </text:p>
            <text:p> * 2 quiosques </text:p>
            <text:p> * solarium </text:p>
            <text:p> * lounge com deck </text:p>
            <text:p> * petplace </text:p>
            <text:p> Segurança 24h. </text:p>
            <text:p> Garanta logo o seu. Agende uma visita</text:p>
          </table:table-cell>
          <table:table-cell table:style-name="ce10" office:value-type="string" calcext:value-type="string">
            <text:p><text:a xlink:href="https://sc.olx.com.br/florianopolis-e-regiao/terrenos/acqua-condominio-clube-994911319" xlink:type="simple">https://sc.olx.com.br/florianopolis-e-regiao/terrenos/acqua-condominio-clube-994911319</text:a></text:p>
          </table:table-cell>
          <table:table-cell table:style-name="ce3" office:value-type="string" calcext:value-type="string">
            <text:p>Terrenos</text:p>
          </table:table-cell>
          <table:table-cell table:style-name="ce3" office:value-type="float" office:value="150" calcext:value-type="float">
            <text:p>150</text:p>
          </table:table-cell>
          <table:table-cell table:style-name="ce3" office:value-type="float" office:value="88164230" calcext:value-type="float">
            <text:p>88164230</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Avenida Deltaville</text:p>
          </table:table-cell>
          <table:table-cell table:style-name="ce4" table:number-columns-repeated="2"/>
          <table:table-cell table:style-name="ce9" table:formula="of:=[.C417]/[.H417]" office:value-type="currency" office:currency="R$ " office:value="1476.47333333333" calcext:value-type="currency">
            <text:p>R$ 1,476.47</text:p>
          </table:table-cell>
          <table:table-cell table:number-columns-repeated="1009"/>
        </table:table-row>
        <table:table-row table:style-name="ro1">
          <table:table-cell table:style-name="ce3" office:value-type="float" office:value="415" calcext:value-type="float">
            <text:p>415</text:p>
          </table:table-cell>
          <table:table-cell table:style-name="ce3" office:value-type="string" calcext:value-type="string">
            <text:p>ACQUA CONDOMÍNIO CLUB</text:p>
          </table:table-cell>
          <table:table-cell table:style-name="ce8" office:value-type="currency" office:currency="R$ " office:value="306662" calcext:value-type="currency">
            <text:p>R$ 306,662.00</text:p>
          </table:table-cell>
          <table:table-cell table:style-name="ce3" office:value-type="string" calcext:value-type="string">
            <text:p>Unus Núcleo Imobiliário</text:p>
          </table:table-cell>
          <table:table-cell table:style-name="ce3" office:value-type="string" calcext:value-type="string">
            <text:p>Código do anúncio: Te0058</text:p>
            <text:p/>
            <text:p>Tire os pés do chão. Permita-se sonhar. </text:p>
            <text:p>  </text:p>
            <text:p> Permita-se estar perto de tudo e ao mesmo tempo ter o incomum, o indescritível, o surpreendente. Abra a janela, contemple a força e a serenidade das águas. Deixe-se envolver pela paisagem soberana, pontuada pela beleza dos lagos. Solte as amarras.  </text:p>
            <text:p> Viva!!! </text:p>
            <text:p>  </text:p>
            <text:p> 1º Condomínio de Terrenos, com lago ao fundo e prainha artificial!!! </text:p>
            <text:p>  </text:p>
            <text:p> TERRENOS DE 150M² Á 255M² </text:p>
            <text:p>  </text:p>
            <text:p> Entrada mínima 7,5% e financiamento direto com a urbanizadora Ábaco em até 144x sem comprovação de renda. </text:p>
            <text:p>  </text:p>
            <text:p> SEGURANÇA </text:p>
            <text:p> Segurança planejada para a sua tranquilidade </text:p>
            <text:p> Pórtico com guarita </text:p>
            <text:p> Cancelas automotivas e controle de acesso </text:p>
            <text:p> Sistema de proteção em todo o perímetro do condomínio </text:p>
            <text:p>  </text:p>
            <text:p> RELAXE!!!! </text:p>
            <text:p> 3 piscinas com spas </text:p>
            <text:p> 1 piscina infantil </text:p>
            <text:p> 1 piscina adulto com prainha </text:p>
            <text:p> 1 piscina com raia de natação </text:p>
            <text:p> Prainha artificial </text:p>
            <text:p> Lounge com deck </text:p>
            <text:p> 2 quiosques </text:p>
            <text:p> Praça lounge </text:p>
            <text:p> Praça com espelho d?água </text:p>
            <text:p> Solarium </text:p>
            <text:p>  </text:p>
            <text:p> FESTEJE </text:p>
            <text:p> Salão de festas </text:p>
            <text:p> 4 espaços gourmet </text:p>
            <text:p> Fitness indoor </text:p>
            <text:p> Sala de jogos </text:p>
            <text:p> Brinquedoteca </text:p>
            <text:p> Lazer </text:p>
            <text:p>  </text:p>
            <text:p> MEXA-SE </text:p>
            <text:p> Fitness ao ar livre </text:p>
            <text:p> Quadra poliesportiva </text:p>
            <text:p> Pista de caminhada </text:p>
            <text:p> Campo de futebol </text:p>
            <text:p> Pista de skate </text:p>
            <text:p> Bicicletário </text:p>
            <text:p> Playground </text:p>
            <text:p> Petplace </text:p>
            <text:p>  </text:p>
            <text:p> Perto de tudo, para você ter mais tempo e facilidades. O Acqua Condomínio Clube está localizado no Bairro Planejado Deltaville, um projeto único e grandioso, a poucos minutos de Florianópolis. Com urbanismo moderno e inteligente, o Bairro Planejado Deltaville vem se consolidando como um estilo inovador de viver com qualidade. Une tranquilidade, lazer e segurança às comodidades urbanas. Resgata o prazer do contato com a natureza em 256.000m2 de área verde e 283.000m2 de mata nativa com preservação permanente. Venha conhecer o Acqua e comemore a diferença. </text:p>
            <text:p>  </text:p>
            <text:p> Quer saber mais ou agendar uma visita? </text:p>
            <text:p>  </text:p>
            <text:p> Trabalhamos com Atendimento Personalizado e aguardamos seu contato!</text:p>
          </table:table-cell>
          <table:table-cell table:style-name="ce10" office:value-type="string" calcext:value-type="string">
            <text:p><text:a xlink:href="https://sc.olx.com.br/florianopolis-e-regiao/terrenos/acqua-condominio-club-986034343" xlink:type="simple">https://sc.olx.com.br/florianopolis-e-regiao/terrenos/acqua-condominio-club-986034343</text:a></text:p>
          </table:table-cell>
          <table:table-cell table:style-name="ce3" office:value-type="string" calcext:value-type="string">
            <text:p>Terrenos</text:p>
          </table:table-cell>
          <table:table-cell table:style-name="ce3" office:value-type="float" office:value="185" calcext:value-type="float">
            <text:p>185</text:p>
          </table:table-cell>
          <table:table-cell table:style-name="ce3" office:value-type="float" office:value="88164183" calcext:value-type="float">
            <text:p>88164183</text:p>
          </table:table-cell>
          <table:table-cell table:style-name="ce3" office:value-type="string" calcext:value-type="string">
            <text:p>Biguacu</text:p>
          </table:table-cell>
          <table:table-cell table:style-name="ce3" office:value-type="string" calcext:value-type="string">
            <text:p>Beira Rio</text:p>
          </table:table-cell>
          <table:table-cell table:style-name="ce3" office:value-type="string" calcext:value-type="string">
            <text:p>Rodovia SC-407</text:p>
          </table:table-cell>
          <table:table-cell table:style-name="ce4" table:number-columns-repeated="2"/>
          <table:table-cell table:style-name="ce9" table:formula="of:=[.C418]/[.H418]" office:value-type="currency" office:currency="R$ " office:value="1657.63243243243" calcext:value-type="currency">
            <text:p>R$ 1,657.63</text:p>
          </table:table-cell>
          <table:table-cell table:number-columns-repeated="1009"/>
        </table:table-row>
        <table:table-row table:style-name="ro1">
          <table:table-cell table:style-name="ce3" office:value-type="float" office:value="416" calcext:value-type="float">
            <text:p>416</text:p>
          </table:table-cell>
          <table:table-cell table:style-name="ce3" office:value-type="string" calcext:value-type="string">
            <text:p>Terreno para Venda em Palhoça, Pagani</text:p>
          </table:table-cell>
          <table:table-cell table:style-name="ce8" office:value-type="currency" office:currency="R$ " office:value="350000" calcext:value-type="currency">
            <text:p>R$ 350,000.00</text:p>
          </table:table-cell>
          <table:table-cell table:style-name="ce3" office:value-type="string" calcext:value-type="string">
            <text:p>LGJ Negócios Imobiliários</text:p>
          </table:table-cell>
          <table:table-cell table:style-name="ce3" office:value-type="string" calcext:value-type="string">
            <text:p>Código do anúncio: LGJ1075_1-2196708</text:p>
            <text:p/>
            <text:p>Terreno para Venda no bairro Pagani, localizado na cidade de Palhoça / SC.  </text:p>
            <text:p>   </text:p>
            <text:p>  Área Total de 300,00 m², Área do Terreno com 300,00 m².  </text:p>
            <text:p>   </text:p>
            <text:p>  Valor do Imóvel R$ 350.000,00, IPTU R$ 850,00, Valor do Condomínio R$ 0, Taxas R$ 0.  </text:p>
            <text:p>   </text:p>
            <text:p>  Proximidades: Bares e Restaurantes, Escola, Farmácia, Shopping Center, Supermercado.  </text:p>
            <text:p>   </text:p>
            <text:p>   </text:p>
            <text:p>   </text:p>
            <text:p>   </text:p>
            <text:p>  - Proximidades: Bares e Restaurantes, Escola, Farmácia, Shopping Center, Supermercado,</text:p>
          </table:table-cell>
          <table:table-cell table:style-name="ce10" office:value-type="string" calcext:value-type="string">
            <text:p><text:a xlink:href="https://sc.olx.com.br/florianopolis-e-regiao/terrenos/terreno-para-venda-em-palhoca-pagani-959579028" xlink:type="simple">https://sc.olx.com.br/florianopolis-e-regiao/terrenos/terreno-para-venda-em-palhoca-pagani-959579028</text:a></text:p>
          </table:table-cell>
          <table:table-cell table:style-name="ce3" office:value-type="string" calcext:value-type="string">
            <text:p>Terrenos</text:p>
          </table:table-cell>
          <table:table-cell table:style-name="ce3" office:value-type="float" office:value="300" calcext:value-type="float">
            <text:p>300</text:p>
          </table:table-cell>
          <table:table-cell table:style-name="ce3" office:value-type="float" office:value="88132227" calcext:value-type="float">
            <text:p>88132227</text:p>
          </table:table-cell>
          <table:table-cell table:style-name="ce3" office:value-type="string" calcext:value-type="string">
            <text:p>Palhoca</text:p>
          </table:table-cell>
          <table:table-cell table:style-name="ce3" office:value-type="string" calcext:value-type="string">
            <text:p>Pagani</text:p>
          </table:table-cell>
          <table:table-cell table:style-name="ce3" office:value-type="string" calcext:value-type="string">
            <text:p>Rua Trieste</text:p>
          </table:table-cell>
          <table:table-cell table:style-name="ce4"/>
          <table:table-cell table:style-name="ce11" office:value-type="float" office:value="850" calcext:value-type="float">
            <text:p>R$850</text:p>
          </table:table-cell>
          <table:table-cell table:style-name="ce9" table:formula="of:=[.C419]/[.H419]" office:value-type="currency" office:currency="R$ " office:value="1166.66666666667" calcext:value-type="currency">
            <text:p>R$ 1,166.67</text:p>
          </table:table-cell>
          <table:table-cell table:number-columns-repeated="1009"/>
        </table:table-row>
        <table:table-row table:style-name="ro1">
          <table:table-cell table:style-name="ce3" office:value-type="float" office:value="417" calcext:value-type="float">
            <text:p>417</text:p>
          </table:table-cell>
          <table:table-cell table:style-name="ce3" office:value-type="string" calcext:value-type="string">
            <text:p>Terreno à venda, 264 m² por R$ 40.000,00 - Valverde - Balneário Gaivota/SC</text:p>
          </table:table-cell>
          <table:table-cell table:style-name="ce8" office:value-type="currency" office:currency="R$ " office:value="40000" calcext:value-type="currency">
            <text:p>R$ 40,000.00</text:p>
          </table:table-cell>
          <table:table-cell table:style-name="ce3" office:value-type="string" calcext:value-type="string">
            <text:p>RSB Imóveis</text:p>
          </table:table-cell>
          <table:table-cell table:style-name="ce3" office:value-type="string" calcext:value-type="string">
            <text:p>Código do anúncio: TE0947</text:p>
            <text:p/>
            <text:p>Terrenos em Balneário Gaivota - SC </text:p>
            <text:p>  </text:p>
            <text:p> Localização: Rua H (praia Valverde) </text:p>
            <text:p>  </text:p>
            <text:p> Metragem: 12x22 (264m²) </text:p>
            <text:p>  </text:p>
            <text:p> Distancia do mar: 400 metros </text:p>
            <text:p>  </text:p>
            <text:p> Posição solar: Leste </text:p>
            <text:p>  </text:p>
            <text:p> Documento: Escritura </text:p>
            <text:p>  </text:p>
            <text:p> Valor: R$ 40.000,00 -</text:p>
          </table:table-cell>
          <table:table-cell table:style-name="ce10" office:value-type="string" calcext:value-type="string">
            <text:p><text:a xlink:href="https://sc.olx.com.br/florianopolis-e-regiao/terrenos/terreno-a-venda-264-m-por-r-40-000-00-valverde-balneario-gaivota-sc-910733726" xlink:type="simple">https://sc.olx.com.br/florianopolis-e-regiao/terrenos/terreno-a-venda-264-m-por-r-40-000-00-valverde-balneario-gaivota-sc-910733726</text:a></text:p>
          </table:table-cell>
          <table:table-cell table:style-name="ce3" office:value-type="string" calcext:value-type="string">
            <text:p>Terrenos</text:p>
          </table:table-cell>
          <table:table-cell table:style-name="ce3" office:value-type="float" office:value="264" calcext:value-type="float">
            <text:p>264</text:p>
          </table:table-cell>
          <table:table-cell table:style-name="ce3" office:value-type="float" office:value="88955000" calcext:value-type="float">
            <text:p>88955000</text:p>
          </table:table-cell>
          <table:table-cell table:style-name="ce3" office:value-type="string" calcext:value-type="string">
            <text:p>Balneario Gaivota</text:p>
          </table:table-cell>
          <table:table-cell table:style-name="ce4" table:number-columns-repeated="3"/>
          <table:table-cell table:style-name="ce11" office:value-type="float" office:value="100" calcext:value-type="float">
            <text:p>R$100</text:p>
          </table:table-cell>
          <table:table-cell table:style-name="ce9" table:formula="of:=[.C420]/[.H420]" office:value-type="currency" office:currency="R$ " office:value="151.515151515152" calcext:value-type="currency">
            <text:p>R$ 151.52</text:p>
          </table:table-cell>
          <table:table-cell table:number-columns-repeated="1009"/>
        </table:table-row>
        <table:table-row table:style-name="ro1">
          <table:table-cell table:style-name="ce3" office:value-type="float" office:value="418" calcext:value-type="float">
            <text:p>418</text:p>
          </table:table-cell>
          <table:table-cell table:style-name="ce3" office:value-type="string" calcext:value-type="string">
            <text:p>Botuverá - Terreno Padrão - ourinhos</text:p>
          </table:table-cell>
          <table:table-cell table:style-name="ce8" office:value-type="currency" office:currency="R$ " office:value="200000" calcext:value-type="currency">
            <text:p>R$ 200,000.00</text:p>
          </table:table-cell>
          <table:table-cell table:style-name="ce3" office:value-type="string" calcext:value-type="string">
            <text:p>DSM Imóveis</text:p>
          </table:table-cell>
          <table:table-cell table:style-name="ce3" office:value-type="string" calcext:value-type="string">
            <text:p>Código do anúncio: 960</text:p>
            <text:p/>
            <text:p>Terreno para Sitio com 58,999,64mil m² - Escriturado </text:p>
            <text:p> Localizado em Botuverá - a 12km das cavernas </text:p>
            <text:p> Terreno tem duas nacentes  </text:p>
            <text:p> possivel fazer ate 3 sitios  </text:p>
            <text:p> luz enfrente do terreno </text:p>
            <text:p> valor 200,000,00</text:p>
          </table:table-cell>
          <table:table-cell table:style-name="ce10" office:value-type="string" calcext:value-type="string">
            <text:p><text:a xlink:href="https://sc.olx.com.br/florianopolis-e-regiao/terrenos/botuvera-terreno-padrao-ourinhos-967164764" xlink:type="simple">https://sc.olx.com.br/florianopolis-e-regiao/terrenos/botuvera-terreno-padrao-ourinhos-967164764</text:a></text:p>
          </table:table-cell>
          <table:table-cell table:style-name="ce3" office:value-type="string" calcext:value-type="string">
            <text:p>Terrenos</text:p>
          </table:table-cell>
          <table:table-cell table:style-name="ce3" office:value-type="float" office:value="59000" calcext:value-type="float">
            <text:p>59000</text:p>
          </table:table-cell>
          <table:table-cell table:style-name="ce3" office:value-type="float" office:value="88295000" calcext:value-type="float">
            <text:p>88295000</text:p>
          </table:table-cell>
          <table:table-cell table:style-name="ce3" office:value-type="string" calcext:value-type="string">
            <text:p>Botuvera</text:p>
          </table:table-cell>
          <table:table-cell table:style-name="ce3" office:value-type="string" calcext:value-type="string">
            <text:p>Distrito De Aguti</text:p>
          </table:table-cell>
          <table:table-cell table:style-name="ce4" table:number-columns-repeated="3"/>
          <table:table-cell table:style-name="ce9" table:formula="of:=[.C421]/[.H421]" office:value-type="currency" office:currency="R$ " office:value="3.38983050847458" calcext:value-type="currency">
            <text:p>R$ 3.39</text:p>
          </table:table-cell>
          <table:table-cell table:number-columns-repeated="1009"/>
        </table:table-row>
        <table:table-row table:style-name="ro1">
          <table:table-cell table:style-name="ce3" office:value-type="float" office:value="419" calcext:value-type="float">
            <text:p>419</text:p>
          </table:table-cell>
          <table:table-cell table:style-name="ce3" office:value-type="string" calcext:value-type="string">
            <text:p>Terreno à venda, São Martinho - Tubarão/SC</text:p>
          </table:table-cell>
          <table:table-cell table:style-name="ce8" office:value-type="currency" office:currency="R$ " office:value="150000" calcext:value-type="currency">
            <text:p>R$ 150,000.00</text:p>
          </table:table-cell>
          <table:table-cell table:style-name="ce3" office:value-type="string" calcext:value-type="string">
            <text:p>Key.on Imóveis</text:p>
          </table:table-cell>
          <table:table-cell table:style-name="ce3" office:value-type="string" calcext:value-type="string">
            <text:p>Código do anúncio: 46</text:p>
            <text:p/>
            <text:p>Loteamento São Martinho com 23 terrenos a venda com valores e tamanhos diferentes.</text:p>
          </table:table-cell>
          <table:table-cell table:style-name="ce10" office:value-type="string" calcext:value-type="string">
            <text:p><text:a xlink:href="https://sc.olx.com.br/florianopolis-e-regiao/terrenos/terreno-a-venda-sao-martinho-tubarao-sc-982538671" xlink:type="simple">https://sc.olx.com.br/florianopolis-e-regiao/terrenos/terreno-a-venda-sao-martinho-tubarao-sc-982538671</text:a></text:p>
          </table:table-cell>
          <table:table-cell table:style-name="ce3" office:value-type="string" calcext:value-type="string">
            <text:p>Terrenos</text:p>
          </table:table-cell>
          <table:table-cell table:style-name="ce3" office:value-type="float" office:value="400" calcext:value-type="float">
            <text:p>400</text:p>
          </table:table-cell>
          <table:table-cell table:style-name="ce3" office:value-type="float" office:value="88708701" calcext:value-type="float">
            <text:p>88708701</text:p>
          </table:table-cell>
          <table:table-cell table:style-name="ce3" office:value-type="string" calcext:value-type="string">
            <text:p>Tubarao</text:p>
          </table:table-cell>
          <table:table-cell table:style-name="ce3" office:value-type="string" calcext:value-type="string">
            <text:p>Sao Martinho</text:p>
          </table:table-cell>
          <table:table-cell table:style-name="ce3" office:value-type="string" calcext:value-type="string">
            <text:p>Rua Jose Alves dos Santos Passos - de 2957/2958 ao fim</text:p>
          </table:table-cell>
          <table:table-cell table:number-columns-repeated="2" table:style-name="ce11" office:value-type="float" office:value="0" calcext:value-type="float">
            <text:p>R$0</text:p>
          </table:table-cell>
          <table:table-cell table:style-name="ce9" table:formula="of:=[.C422]/[.H422]" office:value-type="currency" office:currency="R$ " office:value="375" calcext:value-type="currency">
            <text:p>R$ 375.00</text:p>
          </table:table-cell>
          <table:table-cell table:number-columns-repeated="1009"/>
        </table:table-row>
        <table:table-row table:style-name="ro1">
          <table:table-cell table:style-name="ce3" office:value-type="float" office:value="420" calcext:value-type="float">
            <text:p>420</text:p>
          </table:table-cell>
          <table:table-cell table:style-name="ce3" office:value-type="string" calcext:value-type="string">
            <text:p>Terreno para venda em Aririú - Palhoça - SC</text:p>
          </table:table-cell>
          <table:table-cell table:style-name="ce8" office:value-type="currency" office:currency="R$ " office:value="2500000" calcext:value-type="currency">
            <text:p>R$ 2,500,000.00</text:p>
          </table:table-cell>
          <table:table-cell table:style-name="ce3" office:value-type="string" calcext:value-type="string">
            <text:p>Imóveis Baggio</text:p>
          </table:table-cell>
          <table:table-cell table:style-name="ce3" office:value-type="string" calcext:value-type="string">
            <text:p>Código do anúncio: 539</text:p>
            <text:p/>
            <text:p>Com escritura pública. </text:p>
            <text:p>  </text:p>
            <text:p> Para mais informações deixe seu contato.</text:p>
          </table:table-cell>
          <table:table-cell table:style-name="ce10" office:value-type="string" calcext:value-type="string">
            <text:p><text:a xlink:href="https://sc.olx.com.br/florianopolis-e-regiao/terrenos/terreno-para-venda-em-aririu-palhoca-sc-955409428" xlink:type="simple">https://sc.olx.com.br/florianopolis-e-regiao/terrenos/terreno-para-venda-em-aririu-palhoca-sc-955409428</text:a></text:p>
          </table:table-cell>
          <table:table-cell table:style-name="ce3" office:value-type="string" calcext:value-type="string">
            <text:p>Terrenos</text:p>
          </table:table-cell>
          <table:table-cell table:style-name="ce3" office:value-type="float" office:value="18514" calcext:value-type="float">
            <text:p>18514</text:p>
          </table:table-cell>
          <table:table-cell table:style-name="ce3" office:value-type="float" office:value="88135016" calcext:value-type="float">
            <text:p>88135016</text:p>
          </table:table-cell>
          <table:table-cell table:style-name="ce3" office:value-type="string" calcext:value-type="string">
            <text:p>Palhoca</text:p>
          </table:table-cell>
          <table:table-cell table:style-name="ce3" office:value-type="string" calcext:value-type="string">
            <text:p>Aririu</text:p>
          </table:table-cell>
          <table:table-cell table:style-name="ce3" office:value-type="string" calcext:value-type="string">
            <text:p>Rodovia BR-101 - do km 215,500 ao km 216,998 - lado</text:p>
          </table:table-cell>
          <table:table-cell table:style-name="ce4" table:number-columns-repeated="2"/>
          <table:table-cell table:style-name="ce9" table:formula="of:=[.C423]/[.H423]" office:value-type="currency" office:currency="R$ " office:value="135.032948039322" calcext:value-type="currency">
            <text:p>R$ 135.03</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4]/[.H4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5]/[.H4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6]/[.H4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7]/[.H4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8]/[.H4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29]/[.H4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0]/[.H4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1]/[.H4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2]/[.H4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3]/[.H4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4]/[.H4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5]/[.H4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6]/[.H4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7]/[.H4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8]/[.H4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39]/[.H4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0]/[.H4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1]/[.H4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2]/[.H4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3]/[.H4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4]/[.H4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5]/[.H4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6]/[.H4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7]/[.H4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8]/[.H4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49]/[.H4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0]/[.H4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1]/[.H4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2]/[.H4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3]/[.H4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4]/[.H4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5]/[.H4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6]/[.H4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7]/[.H4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8]/[.H4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59]/[.H4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0]/[.H4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1]/[.H4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2]/[.H4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3]/[.H4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4]/[.H4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5]/[.H4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6]/[.H4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7]/[.H4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8]/[.H4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69]/[.H4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0]/[.H4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1]/[.H4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2]/[.H4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3]/[.H4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4]/[.H4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5]/[.H4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6]/[.H4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7]/[.H4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8]/[.H4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79]/[.H4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0]/[.H4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1]/[.H4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2]/[.H4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3]/[.H4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4]/[.H4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5]/[.H4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6]/[.H4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7]/[.H4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8]/[.H4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89]/[.H4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0]/[.H4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1]/[.H4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2]/[.H4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3]/[.H4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4]/[.H4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5]/[.H4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6]/[.H4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7]/[.H4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8]/[.H4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499]/[.H4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0]/[.H5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1]/[.H50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2]/[.H50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3]/[.H50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4]/[.H50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5]/[.H50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6]/[.H50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7]/[.H50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8]/[.H50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09]/[.H50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0]/[.H51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1]/[.H51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2]/[.H51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3]/[.H51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4]/[.H51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5]/[.H51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6]/[.H51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7]/[.H51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8]/[.H51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19]/[.H51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0]/[.H52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1]/[.H52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2]/[.H52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3]/[.H52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4]/[.H5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5]/[.H5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6]/[.H5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7]/[.H5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8]/[.H5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29]/[.H5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0]/[.H5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1]/[.H5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2]/[.H5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3]/[.H5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4]/[.H5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5]/[.H5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6]/[.H5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7]/[.H5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8]/[.H5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39]/[.H5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0]/[.H5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1]/[.H5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2]/[.H5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3]/[.H5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4]/[.H5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5]/[.H5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6]/[.H5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7]/[.H5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8]/[.H5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49]/[.H5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0]/[.H5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1]/[.H5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2]/[.H5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3]/[.H5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4]/[.H5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5]/[.H5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6]/[.H5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7]/[.H5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8]/[.H5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59]/[.H5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0]/[.H5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1]/[.H5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2]/[.H5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3]/[.H5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4]/[.H5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5]/[.H5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6]/[.H5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7]/[.H5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8]/[.H5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69]/[.H5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0]/[.H5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1]/[.H5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2]/[.H5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3]/[.H5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4]/[.H5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5]/[.H5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6]/[.H5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7]/[.H5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8]/[.H5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79]/[.H5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0]/[.H5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1]/[.H5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2]/[.H5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3]/[.H5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4]/[.H5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5]/[.H5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6]/[.H5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7]/[.H5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8]/[.H5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89]/[.H5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0]/[.H5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1]/[.H5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2]/[.H5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3]/[.H5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4]/[.H5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5]/[.H5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6]/[.H5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7]/[.H5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8]/[.H5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599]/[.H5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0]/[.H6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1]/[.H60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2]/[.H60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3]/[.H60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4]/[.H60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5]/[.H60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6]/[.H60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7]/[.H60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8]/[.H60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09]/[.H60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0]/[.H61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1]/[.H61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2]/[.H61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3]/[.H61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4]/[.H61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5]/[.H61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6]/[.H61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7]/[.H61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8]/[.H61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19]/[.H61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0]/[.H62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1]/[.H62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2]/[.H62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3]/[.H62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4]/[.H6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5]/[.H6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6]/[.H6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7]/[.H6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8]/[.H6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29]/[.H6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0]/[.H6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1]/[.H6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2]/[.H6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3]/[.H6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4]/[.H6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5]/[.H6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6]/[.H6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7]/[.H6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8]/[.H6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39]/[.H6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0]/[.H6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1]/[.H6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2]/[.H6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3]/[.H6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4]/[.H6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5]/[.H6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6]/[.H6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7]/[.H6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8]/[.H6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49]/[.H6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0]/[.H6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1]/[.H6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2]/[.H6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3]/[.H6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4]/[.H6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5]/[.H6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6]/[.H6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7]/[.H6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8]/[.H6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59]/[.H6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0]/[.H6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1]/[.H6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2]/[.H6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3]/[.H6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4]/[.H6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5]/[.H6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6]/[.H6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7]/[.H6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8]/[.H6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69]/[.H6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0]/[.H6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1]/[.H6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2]/[.H6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3]/[.H6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4]/[.H6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5]/[.H6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6]/[.H6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7]/[.H6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8]/[.H6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79]/[.H6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0]/[.H6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1]/[.H6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2]/[.H6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3]/[.H6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4]/[.H6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5]/[.H6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6]/[.H6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7]/[.H6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8]/[.H6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89]/[.H6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0]/[.H6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1]/[.H6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2]/[.H6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3]/[.H6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4]/[.H6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5]/[.H6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6]/[.H6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7]/[.H6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8]/[.H6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699]/[.H6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0]/[.H7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1]/[.H70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2]/[.H70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3]/[.H70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4]/[.H70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5]/[.H70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6]/[.H70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7]/[.H70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8]/[.H70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09]/[.H70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0]/[.H71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1]/[.H71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2]/[.H71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3]/[.H71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4]/[.H71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5]/[.H71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6]/[.H71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7]/[.H71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8]/[.H71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19]/[.H71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0]/[.H72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1]/[.H72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2]/[.H72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3]/[.H72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4]/[.H7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5]/[.H7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6]/[.H7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7]/[.H7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8]/[.H7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29]/[.H7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0]/[.H7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1]/[.H7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2]/[.H7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3]/[.H7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4]/[.H7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5]/[.H7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6]/[.H7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7]/[.H7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8]/[.H7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39]/[.H7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0]/[.H7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1]/[.H7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2]/[.H7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3]/[.H7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4]/[.H7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5]/[.H7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6]/[.H7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7]/[.H7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8]/[.H7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49]/[.H7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0]/[.H7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1]/[.H7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2]/[.H7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3]/[.H7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4]/[.H7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5]/[.H7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6]/[.H7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7]/[.H7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8]/[.H7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59]/[.H7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0]/[.H7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1]/[.H7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2]/[.H7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3]/[.H7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4]/[.H7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5]/[.H7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6]/[.H7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7]/[.H7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8]/[.H7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69]/[.H7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0]/[.H7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1]/[.H7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2]/[.H7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3]/[.H7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4]/[.H7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5]/[.H7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6]/[.H7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7]/[.H7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8]/[.H7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79]/[.H7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0]/[.H7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1]/[.H7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2]/[.H7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3]/[.H7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4]/[.H7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5]/[.H7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6]/[.H7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7]/[.H7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8]/[.H7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89]/[.H7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0]/[.H7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1]/[.H7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2]/[.H7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3]/[.H7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4]/[.H7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5]/[.H7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6]/[.H7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7]/[.H7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8]/[.H7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799]/[.H7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0]/[.H8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1]/[.H80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2]/[.H80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3]/[.H80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4]/[.H80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5]/[.H80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6]/[.H80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7]/[.H80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8]/[.H80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09]/[.H80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0]/[.H81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1]/[.H81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2]/[.H81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3]/[.H81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4]/[.H81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5]/[.H81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6]/[.H81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7]/[.H81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8]/[.H81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19]/[.H81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0]/[.H82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1]/[.H82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2]/[.H82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3]/[.H82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4]/[.H8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5]/[.H8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6]/[.H8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7]/[.H8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8]/[.H8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29]/[.H8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0]/[.H8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1]/[.H8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2]/[.H8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3]/[.H8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4]/[.H8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5]/[.H8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6]/[.H8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7]/[.H8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8]/[.H8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39]/[.H8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0]/[.H8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1]/[.H8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2]/[.H8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3]/[.H8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4]/[.H8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5]/[.H8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6]/[.H8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7]/[.H8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8]/[.H8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49]/[.H8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0]/[.H8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1]/[.H8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2]/[.H8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3]/[.H8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4]/[.H8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5]/[.H8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6]/[.H8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7]/[.H8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8]/[.H8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59]/[.H8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0]/[.H8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1]/[.H8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2]/[.H8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3]/[.H8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4]/[.H8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5]/[.H8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6]/[.H8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7]/[.H8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8]/[.H8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69]/[.H8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0]/[.H8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1]/[.H8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2]/[.H8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3]/[.H8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4]/[.H8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5]/[.H8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6]/[.H8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7]/[.H8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8]/[.H8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79]/[.H8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0]/[.H8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1]/[.H8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2]/[.H8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3]/[.H8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4]/[.H8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5]/[.H8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6]/[.H8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7]/[.H8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8]/[.H8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89]/[.H8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0]/[.H8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1]/[.H8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2]/[.H8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3]/[.H8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4]/[.H8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5]/[.H8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6]/[.H8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7]/[.H8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8]/[.H8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899]/[.H8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0]/[.H9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1]/[.H90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2]/[.H90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3]/[.H90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4]/[.H90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5]/[.H90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6]/[.H90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7]/[.H90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8]/[.H90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09]/[.H90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0]/[.H91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1]/[.H91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2]/[.H91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3]/[.H91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4]/[.H91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5]/[.H91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6]/[.H91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7]/[.H91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8]/[.H91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19]/[.H91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0]/[.H92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1]/[.H92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2]/[.H92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3]/[.H92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4]/[.H92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5]/[.H92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6]/[.H92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7]/[.H92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8]/[.H92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29]/[.H92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0]/[.H93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1]/[.H93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2]/[.H93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3]/[.H93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4]/[.H93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5]/[.H93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6]/[.H93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7]/[.H93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8]/[.H93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39]/[.H93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0]/[.H94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1]/[.H94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2]/[.H94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3]/[.H94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4]/[.H94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5]/[.H94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6]/[.H94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7]/[.H94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8]/[.H94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49]/[.H94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0]/[.H95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1]/[.H95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2]/[.H95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3]/[.H95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4]/[.H95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5]/[.H95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6]/[.H95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7]/[.H95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8]/[.H95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59]/[.H95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0]/[.H96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1]/[.H96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2]/[.H96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3]/[.H96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4]/[.H96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5]/[.H96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6]/[.H96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7]/[.H96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8]/[.H96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69]/[.H96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0]/[.H97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1]/[.H97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2]/[.H97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3]/[.H97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4]/[.H97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5]/[.H97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6]/[.H97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7]/[.H97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8]/[.H97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79]/[.H97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0]/[.H98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1]/[.H98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2]/[.H98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3]/[.H98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4]/[.H98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5]/[.H98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6]/[.H98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7]/[.H98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8]/[.H98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89]/[.H98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0]/[.H99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1]/[.H991]"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2]/[.H992]"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3]/[.H993]"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4]/[.H994]"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5]/[.H995]"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6]/[.H996]"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7]/[.H997]"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8]/[.H998]"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999]/[.H999]"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1000]/[.H1000]" office:value-type="string" office:string-value="" calcext:value-type="error">
            <text:p>#DIV/0!</text:p>
          </table:table-cell>
          <table:table-cell table:number-columns-repeated="1009"/>
        </table:table-row>
        <table:table-row table:style-name="ro1">
          <table:table-cell table:style-name="ce4" table:number-columns-repeated="2"/>
          <table:table-cell table:style-name="ce9"/>
          <table:table-cell table:style-name="ce4" table:number-columns-repeated="10"/>
          <table:table-cell table:style-name="ce14"/>
          <table:table-cell table:style-name="ce9" table:formula="of:=[.C1001]/[.H1001]" office:value-type="string" office:string-value="" calcext:value-type="error">
            <text:p>#DIV/0!</text:p>
          </table:table-cell>
          <table:table-cell table:number-columns-repeated="1009"/>
        </table:table-row>
        <table:table-row table:style-name="ro2" table:number-rows-repeated="1047574">
          <table:table-cell table:number-columns-repeated="1024"/>
        </table:table-row>
        <table:table-row table:style-name="ro2">
          <table:table-cell table:number-columns-repeated="1024"/>
        </table:table-row>
        <table:named-expressions>
          <table:named-range table:name="Z_372320ED_4AF6_493B_BC9F_1C1E9DC3DACE_.wvu.FilterData" table:base-cell-address="$Terrenos.$A$1" table:cell-range-address="$Terrenos.$A$2:.$O$1001"/>
        </table:named-expressions>
        <calcext:conditional-formats>
          <calcext:conditional-format calcext:target-range-address="Terrenos.N1:Terrenos.N2 Terrenos.N424:Terrenos.N1001">
            <calcext:color-scale>
              <calcext:color-scale-entry calcext:value="0" calcext:type="minimum" calcext:color="#57bb8a"/>
              <calcext:color-scale-entry calcext:value="0" calcext:type="maximum" calcext:color="#ffffff"/>
            </calcext:color-scale>
          </calcext:conditional-format>
        </calcext:conditional-formats>
      </table:table>
      <table:table table:name="Análise de Resultados" table:style-name="ta2">
        <table:table-column table:style-name="co3" table:default-cell-style-name="Default"/>
        <table:table-column table:style-name="co1" table:number-columns-repeated="1023" table:default-cell-style-name="Default"/>
        <table:table-row table:style-name="ro1">
          <table:table-cell table:style-name="ce16" office:value-type="string" calcext:value-type="string">
            <text:p>Município</text:p>
          </table:table-cell>
          <table:table-cell table:style-name="ce17" office:value-type="string" calcext:value-type="string">
            <text:p>Bairro</text:p>
          </table:table-cell>
          <table:table-cell table:style-name="ce17" office:value-type="string" calcext:value-type="string">
            <text:p>Nº de Anúncios</text:p>
          </table:table-cell>
          <table:table-cell table:style-name="ce17" office:value-type="string" calcext:value-type="string">
            <text:p>Tamanho médio [m²]</text:p>
          </table:table-cell>
          <table:table-cell table:style-name="ce17" office:value-type="string" calcext:value-type="string">
            <text:p>Tamanho Max [m²]</text:p>
          </table:table-cell>
          <table:table-cell table:style-name="ce17" office:value-type="string" calcext:value-type="string">
            <text:p>Tamanho Min [m²]</text:p>
          </table:table-cell>
          <table:table-cell table:style-name="ce17" office:value-type="string" calcext:value-type="string">
            <text:p>Preço médio por m²</text:p>
          </table:table-cell>
          <table:table-cell table:style-name="ce17" office:value-type="string" calcext:value-type="string">
            <text:p>Preço Max por m²</text:p>
          </table:table-cell>
          <table:table-cell table:style-name="ce16" office:value-type="string" calcext:value-type="string">
            <text:p>Preço Min por m²</text:p>
          </table:table-cell>
          <table:table-cell>
            <draw:custom-shape table:end-cell-address="'Análise de Resultados'.L15" table:end-x="66.19pt" table:end-y="4.51pt" draw:z-index="0" draw:style-name="gr1" draw:text-style-name="P2" svg:width="224.99pt" svg:height="224.99pt" svg:x="1.5pt" svg:y="0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4"/>
        </table:table-row>
        <table:table-row table:style-name="ro1">
          <table:table-cell table:style-name="ce16" office:value-type="string" calcext:value-type="string">
            <text:p>Aguas Mornas</text:p>
          </table:table-cell>
          <table:table-cell table:style-name="ce17"/>
          <table:table-cell table:style-name="ce17" office:value-type="float" office:value="2" calcext:value-type="float">
            <text:p>2</text:p>
          </table:table-cell>
          <table:table-cell table:style-name="ce17" office:value-type="float" office:value="1440" calcext:value-type="float">
            <text:p>1440</text:p>
          </table:table-cell>
          <table:table-cell table:style-name="ce17" office:value-type="float" office:value="1780" calcext:value-type="float">
            <text:p>1780</text:p>
          </table:table-cell>
          <table:table-cell table:style-name="ce17" office:value-type="float" office:value="1100" calcext:value-type="float">
            <text:p>1100</text:p>
          </table:table-cell>
          <table:table-cell table:style-name="ce18" office:value-type="currency" office:currency="R$ " office:value="189.785495403473" calcext:value-type="currency">
            <text:p>R$ 189.79</text:p>
          </table:table-cell>
          <table:table-cell table:style-name="ce18" office:value-type="currency" office:currency="R$ " office:value="297.752808988764" calcext:value-type="currency">
            <text:p>R$ 297.75</text:p>
          </table:table-cell>
          <table:table-cell table:style-name="ce19" office:value-type="currency" office:currency="R$ " office:value="81.8181818181818" calcext:value-type="currency">
            <text:p>R$ 81.82</text:p>
          </table:table-cell>
          <table:table-cell table:number-columns-repeated="1015"/>
        </table:table-row>
        <table:table-row table:style-name="ro1">
          <table:table-cell table:style-name="ce16" office:value-type="string" calcext:value-type="string">
            <text:p>Aguas Mornas Total</text:p>
          </table:table-cell>
          <table:table-cell table:style-name="ce17"/>
          <table:table-cell table:style-name="ce17" office:value-type="float" office:value="2" calcext:value-type="float">
            <text:p>2</text:p>
          </table:table-cell>
          <table:table-cell table:style-name="ce17" office:value-type="float" office:value="1440" calcext:value-type="float">
            <text:p>1440</text:p>
          </table:table-cell>
          <table:table-cell table:style-name="ce17" office:value-type="float" office:value="1780" calcext:value-type="float">
            <text:p>1780</text:p>
          </table:table-cell>
          <table:table-cell table:style-name="ce17" office:value-type="float" office:value="1100" calcext:value-type="float">
            <text:p>1100</text:p>
          </table:table-cell>
          <table:table-cell table:style-name="ce18" office:value-type="currency" office:currency="R$ " office:value="189.785495403473" calcext:value-type="currency">
            <text:p>R$ 189.79</text:p>
          </table:table-cell>
          <table:table-cell table:style-name="ce18" office:value-type="currency" office:currency="R$ " office:value="297.752808988764" calcext:value-type="currency">
            <text:p>R$ 297.75</text:p>
          </table:table-cell>
          <table:table-cell table:style-name="ce19" office:value-type="currency" office:currency="R$ " office:value="81.8181818181818" calcext:value-type="currency">
            <text:p>R$ 81.82</text:p>
          </table:table-cell>
          <table:table-cell table:number-columns-repeated="1015"/>
        </table:table-row>
        <table:table-row table:style-name="ro1">
          <table:table-cell table:style-name="ce16" office:value-type="string" calcext:value-type="string">
            <text:p>Alfredo Wagner Total</text:p>
          </table:table-cell>
          <table:table-cell table:style-name="ce17"/>
          <table:table-cell table:style-name="ce17" office:value-type="float" office:value="2" calcext:value-type="float">
            <text:p>2</text:p>
          </table:table-cell>
          <table:table-cell table:style-name="ce17" office:value-type="float" office:value="8197" calcext:value-type="float">
            <text:p>8197</text:p>
          </table:table-cell>
          <table:table-cell table:style-name="ce17" office:value-type="float" office:value="13394" calcext:value-type="float">
            <text:p>13394</text:p>
          </table:table-cell>
          <table:table-cell table:style-name="ce17" office:value-type="float" office:value="3000" calcext:value-type="float">
            <text:p>3000</text:p>
          </table:table-cell>
          <table:table-cell table:style-name="ce18" office:value-type="currency" office:currency="R$ " office:value="33.1183116818476" calcext:value-type="currency">
            <text:p>R$ 33.12</text:p>
          </table:table-cell>
          <table:table-cell table:style-name="ce18" office:value-type="currency" office:currency="R$ " office:value="39.5699566970285" calcext:value-type="currency">
            <text:p>R$ 39.57</text:p>
          </table:table-cell>
          <table:table-cell table:style-name="ce19" office:value-type="currency" office:currency="R$ " office:value="26.6666666666667" calcext:value-type="currency">
            <text:p>R$ 26.67</text:p>
          </table:table-cell>
          <table:table-cell table:number-columns-repeated="1015"/>
        </table:table-row>
        <table:table-row table:style-name="ro1">
          <table:table-cell table:style-name="ce16" office:value-type="string" calcext:value-type="string">
            <text:p>Antonio Carlos Total</text:p>
          </table:table-cell>
          <table:table-cell table:style-name="ce17"/>
          <table:table-cell table:style-name="ce17" office:value-type="float" office:value="3" calcext:value-type="float">
            <text:p>3</text:p>
          </table:table-cell>
          <table:table-cell table:style-name="ce17" office:value-type="float" office:value="369.333333333333" calcext:value-type="float">
            <text:p>369.333333333333</text:p>
          </table:table-cell>
          <table:table-cell table:style-name="ce17" office:value-type="float" office:value="379" calcext:value-type="float">
            <text:p>379</text:p>
          </table:table-cell>
          <table:table-cell table:style-name="ce17" office:value-type="float" office:value="360" calcext:value-type="float">
            <text:p>360</text:p>
          </table:table-cell>
          <table:table-cell table:style-name="ce18" office:value-type="currency" office:currency="R$ " office:value="663.534902622553" calcext:value-type="currency">
            <text:p>R$ 663.53</text:p>
          </table:table-cell>
          <table:table-cell table:style-name="ce18" office:value-type="currency" office:currency="R$ " office:value="750" calcext:value-type="currency">
            <text:p>R$ 750.00</text:p>
          </table:table-cell>
          <table:table-cell table:style-name="ce19" office:value-type="currency" office:currency="R$ " office:value="501.818428184282" calcext:value-type="currency">
            <text:p>R$ 501.82</text:p>
          </table:table-cell>
          <table:table-cell table:number-columns-repeated="1015"/>
        </table:table-row>
        <table:table-row table:style-name="ro1">
          <table:table-cell table:style-name="ce16" office:value-type="string" calcext:value-type="string">
            <text:p>Ararangua Total</text:p>
          </table:table-cell>
          <table:table-cell table:style-name="ce17"/>
          <table:table-cell table:style-name="ce17" office:value-type="float" office:value="6" calcext:value-type="float">
            <text:p>6</text:p>
          </table:table-cell>
          <table:table-cell table:style-name="ce17" office:value-type="float" office:value="834.166666666667" calcext:value-type="float">
            <text:p>834.166666666667</text:p>
          </table:table-cell>
          <table:table-cell table:style-name="ce17" office:value-type="float" office:value="3260" calcext:value-type="float">
            <text:p>3260</text:p>
          </table:table-cell>
          <table:table-cell table:style-name="ce17" office:value-type="float" office:value="300" calcext:value-type="float">
            <text:p>300</text:p>
          </table:table-cell>
          <table:table-cell table:style-name="ce18" office:value-type="currency" office:currency="R$ " office:value="319.179089418716" calcext:value-type="currency">
            <text:p>R$ 319.18</text:p>
          </table:table-cell>
          <table:table-cell table:style-name="ce18" office:value-type="currency" office:currency="R$ " office:value="613.496932515337" calcext:value-type="currency">
            <text:p>R$ 613.50</text:p>
          </table:table-cell>
          <table:table-cell table:style-name="ce19" office:value-type="currency" office:currency="R$ " office:value="162.037037037037" calcext:value-type="currency">
            <text:p>R$ 162.04</text:p>
          </table:table-cell>
          <table:table-cell table:number-columns-repeated="1015"/>
        </table:table-row>
        <table:table-row table:style-name="ro1">
          <table:table-cell table:style-name="ce16" office:value-type="string" calcext:value-type="string">
            <text:p>Balneario Arroio do Silva Total</text:p>
          </table:table-cell>
          <table:table-cell table:style-name="ce17"/>
          <table:table-cell table:style-name="ce17" office:value-type="float" office:value="5" calcext:value-type="float">
            <text:p>5</text:p>
          </table:table-cell>
          <table:table-cell table:style-name="ce17" office:value-type="float" office:value="342" calcext:value-type="float">
            <text:p>342</text:p>
          </table:table-cell>
          <table:table-cell table:style-name="ce17" office:value-type="float" office:value="510" calcext:value-type="float">
            <text:p>510</text:p>
          </table:table-cell>
          <table:table-cell table:style-name="ce17" office:value-type="float" office:value="300" calcext:value-type="float">
            <text:p>300</text:p>
          </table:table-cell>
          <table:table-cell table:style-name="ce18" office:value-type="currency" office:currency="R$ " office:value="185.490196078431" calcext:value-type="currency">
            <text:p>R$ 185.49</text:p>
          </table:table-cell>
          <table:table-cell table:style-name="ce18" office:value-type="currency" office:currency="R$ " office:value="266.666666666667" calcext:value-type="currency">
            <text:p>R$ 266.67</text:p>
          </table:table-cell>
          <table:table-cell table:style-name="ce19" office:value-type="currency" office:currency="R$ " office:value="127.450980392157" calcext:value-type="currency">
            <text:p>R$ 127.45</text:p>
          </table:table-cell>
          <table:table-cell table:number-columns-repeated="1015"/>
        </table:table-row>
        <table:table-row table:style-name="ro1">
          <table:table-cell table:style-name="ce16" office:value-type="string" calcext:value-type="string">
            <text:p>Balneario Gaivota Total</text:p>
          </table:table-cell>
          <table:table-cell table:style-name="ce17"/>
          <table:table-cell table:style-name="ce17" office:value-type="float" office:value="25" calcext:value-type="float">
            <text:p>25</text:p>
          </table:table-cell>
          <table:table-cell table:style-name="ce17" office:value-type="float" office:value="337.52" calcext:value-type="float">
            <text:p>337.52</text:p>
          </table:table-cell>
          <table:table-cell table:style-name="ce17" office:value-type="float" office:value="524" calcext:value-type="float">
            <text:p>524</text:p>
          </table:table-cell>
          <table:table-cell table:style-name="ce17" office:value-type="float" office:value="264" calcext:value-type="float">
            <text:p>264</text:p>
          </table:table-cell>
          <table:table-cell table:style-name="ce18" office:value-type="currency" office:currency="R$ " office:value="439.638911527274" calcext:value-type="currency">
            <text:p>R$ 439.64</text:p>
          </table:table-cell>
          <table:table-cell table:style-name="ce18" office:value-type="currency" office:currency="R$ " office:value="2133.33333333333" calcext:value-type="currency">
            <text:p>R$ 2,133.33</text:p>
          </table:table-cell>
          <table:table-cell table:style-name="ce19" office:value-type="currency" office:currency="R$ " office:value="93.3333333333333" calcext:value-type="currency">
            <text:p>R$ 93.33</text:p>
          </table:table-cell>
          <table:table-cell table:number-columns-repeated="1015"/>
        </table:table-row>
        <table:table-row table:style-name="ro1">
          <table:table-cell table:style-name="ce16" office:value-type="string" calcext:value-type="string">
            <text:p>Biguacu Total</text:p>
          </table:table-cell>
          <table:table-cell table:style-name="ce17"/>
          <table:table-cell table:style-name="ce17" office:value-type="float" office:value="20" calcext:value-type="float">
            <text:p>20</text:p>
          </table:table-cell>
          <table:table-cell table:style-name="ce17" office:value-type="float" office:value="423.55" calcext:value-type="float">
            <text:p>423.55</text:p>
          </table:table-cell>
          <table:table-cell table:style-name="ce17" office:value-type="float" office:value="1813" calcext:value-type="float">
            <text:p>1813</text:p>
          </table:table-cell>
          <table:table-cell table:style-name="ce17" office:value-type="float" office:value="150" calcext:value-type="float">
            <text:p>150</text:p>
          </table:table-cell>
          <table:table-cell table:style-name="ce18" office:value-type="currency" office:currency="R$ " office:value="840.76590864188" calcext:value-type="currency">
            <text:p>R$ 840.77</text:p>
          </table:table-cell>
          <table:table-cell table:style-name="ce18" office:value-type="currency" office:currency="R$ " office:value="1775.9" calcext:value-type="currency">
            <text:p>R$ 1,775.90</text:p>
          </table:table-cell>
          <table:table-cell table:style-name="ce19" office:value-type="currency" office:currency="R$ " office:value="120" calcext:value-type="currency">
            <text:p>R$ 120.00</text:p>
          </table:table-cell>
          <table:table-cell table:number-columns-repeated="1015"/>
        </table:table-row>
        <table:table-row table:style-name="ro1">
          <table:table-cell table:style-name="ce16" office:value-type="string" calcext:value-type="string">
            <text:p>Botuvera Total</text:p>
          </table:table-cell>
          <table:table-cell table:style-name="ce17"/>
          <table:table-cell table:style-name="ce17" office:value-type="float" office:value="1" calcext:value-type="float">
            <text:p>1</text:p>
          </table:table-cell>
          <table:table-cell table:number-columns-repeated="3" table:style-name="ce17" office:value-type="float" office:value="59000" calcext:value-type="float">
            <text:p>59000</text:p>
          </table:table-cell>
          <table:table-cell table:number-columns-repeated="2" table:style-name="ce18" office:value-type="currency" office:currency="R$ " office:value="3.38983050847458" calcext:value-type="currency">
            <text:p>R$ 3.39</text:p>
          </table:table-cell>
          <table:table-cell table:style-name="ce19" office:value-type="currency" office:currency="R$ " office:value="3.38983050847458" calcext:value-type="currency">
            <text:p>R$ 3.39</text:p>
          </table:table-cell>
          <table:table-cell table:number-columns-repeated="1015"/>
        </table:table-row>
        <table:table-row table:style-name="ro1">
          <table:table-cell table:style-name="ce16" office:value-type="string" calcext:value-type="string">
            <text:p>Braco do Norte Total</text:p>
          </table:table-cell>
          <table:table-cell table:style-name="ce17"/>
          <table:table-cell table:style-name="ce17" office:value-type="float" office:value="1" calcext:value-type="float">
            <text:p>1</text:p>
          </table:table-cell>
          <table:table-cell table:number-columns-repeated="3" table:style-name="ce17" office:value-type="float" office:value="360" calcext:value-type="float">
            <text:p>360</text:p>
          </table:table-cell>
          <table:table-cell table:number-columns-repeated="2" table:style-name="ce18" office:value-type="currency" office:currency="R$ " office:value="333.333333333333" calcext:value-type="currency">
            <text:p>R$ 333.33</text:p>
          </table:table-cell>
          <table:table-cell table:style-name="ce19" office:value-type="currency" office:currency="R$ " office:value="333.333333333333" calcext:value-type="currency">
            <text:p>R$ 333.33</text:p>
          </table:table-cell>
          <table:table-cell table:number-columns-repeated="1015"/>
        </table:table-row>
        <table:table-row table:style-name="ro1">
          <table:table-cell table:style-name="ce16" office:value-type="string" calcext:value-type="string">
            <text:p>Canelinha Total</text:p>
          </table:table-cell>
          <table:table-cell table:style-name="ce17"/>
          <table:table-cell table:style-name="ce17" office:value-type="float" office:value="3" calcext:value-type="float">
            <text:p>3</text:p>
          </table:table-cell>
          <table:table-cell table:style-name="ce17" office:value-type="float" office:value="37253.3333333333" calcext:value-type="float">
            <text:p>37253.3333333333</text:p>
          </table:table-cell>
          <table:table-cell table:style-name="ce17" office:value-type="float" office:value="70000" calcext:value-type="float">
            <text:p>70000</text:p>
          </table:table-cell>
          <table:table-cell table:style-name="ce17" office:value-type="float" office:value="5760" calcext:value-type="float">
            <text:p>5760</text:p>
          </table:table-cell>
          <table:table-cell table:style-name="ce18" office:value-type="currency" office:currency="R$ " office:value="16.547619047619" calcext:value-type="currency">
            <text:p>R$ 16.55</text:p>
          </table:table-cell>
          <table:table-cell table:style-name="ce18" office:value-type="currency" office:currency="R$ " office:value="27.7777777777778" calcext:value-type="currency">
            <text:p>R$ 27.78</text:p>
          </table:table-cell>
          <table:table-cell table:style-name="ce19" office:value-type="currency" office:currency="R$ " office:value="9.72222222222222" calcext:value-type="currency">
            <text:p>R$ 9.72</text:p>
          </table:table-cell>
          <table:table-cell table:number-columns-repeated="1015"/>
        </table:table-row>
        <table:table-row table:style-name="ro1">
          <table:table-cell table:style-name="ce16" office:value-type="string" calcext:value-type="string">
            <text:p>Criciuma Total</text:p>
          </table:table-cell>
          <table:table-cell table:style-name="ce17"/>
          <table:table-cell table:style-name="ce17" office:value-type="float" office:value="11" calcext:value-type="float">
            <text:p>11</text:p>
          </table:table-cell>
          <table:table-cell table:style-name="ce17" office:value-type="float" office:value="686" calcext:value-type="float">
            <text:p>686</text:p>
          </table:table-cell>
          <table:table-cell table:style-name="ce17" office:value-type="float" office:value="1888" calcext:value-type="float">
            <text:p>1888</text:p>
          </table:table-cell>
          <table:table-cell table:style-name="ce17" office:value-type="float" office:value="6" calcext:value-type="float">
            <text:p>6</text:p>
          </table:table-cell>
          <table:table-cell table:style-name="ce18" office:value-type="currency" office:currency="R$ " office:value="5743.12310728792" calcext:value-type="currency">
            <text:p>R$ 5,743.12</text:p>
          </table:table-cell>
          <table:table-cell table:style-name="ce18" office:value-type="currency" office:currency="R$ " office:value="58000" calcext:value-type="currency">
            <text:p>R$ 58,000.00</text:p>
          </table:table-cell>
          <table:table-cell table:style-name="ce19" office:value-type="currency" office:currency="R$ " office:value="115.28813559322" calcext:value-type="currency">
            <text:p>R$ 115.29</text:p>
          </table:table-cell>
          <table:table-cell table:number-columns-repeated="1015"/>
        </table:table-row>
        <table:table-row table:style-name="ro1">
          <table:table-cell table:style-name="ce16" office:value-type="string" calcext:value-type="string">
            <text:p>Florianopolis Total</text:p>
          </table:table-cell>
          <table:table-cell table:style-name="ce17"/>
          <table:table-cell table:style-name="ce17" office:value-type="float" office:value="115" calcext:value-type="float">
            <text:p>115</text:p>
          </table:table-cell>
          <table:table-cell table:style-name="ce17" office:value-type="float" office:value="3773.94782608696" calcext:value-type="float">
            <text:p>3773.94782608696</text:p>
          </table:table-cell>
          <table:table-cell table:style-name="ce17" office:value-type="float" office:value="177000" calcext:value-type="float">
            <text:p>177000</text:p>
          </table:table-cell>
          <table:table-cell table:style-name="ce17" office:value-type="float" office:value="52" calcext:value-type="float">
            <text:p>52</text:p>
          </table:table-cell>
          <table:table-cell table:style-name="ce18" office:value-type="currency" office:currency="R$ " office:value="2056.61765537478" calcext:value-type="currency">
            <text:p>R$ 2,056.62</text:p>
          </table:table-cell>
          <table:table-cell table:style-name="ce18" office:value-type="currency" office:currency="R$ " office:value="51442.3076923077" calcext:value-type="currency">
            <text:p>R$ 51,442.31</text:p>
          </table:table-cell>
          <table:table-cell table:style-name="ce19" office:value-type="currency" office:currency="R$ " office:value="28.3018867924528" calcext:value-type="currency">
            <text:p>R$ 28.30</text:p>
          </table:table-cell>
          <table:table-cell table:number-columns-repeated="1015"/>
        </table:table-row>
        <table:table-row table:style-name="ro1">
          <table:table-cell table:style-name="ce16" office:value-type="string" calcext:value-type="string">
            <text:p>Garopaba Total</text:p>
          </table:table-cell>
          <table:table-cell table:style-name="ce17"/>
          <table:table-cell table:style-name="ce17" office:value-type="float" office:value="22" calcext:value-type="float">
            <text:p>22</text:p>
          </table:table-cell>
          <table:table-cell table:style-name="ce17" office:value-type="float" office:value="37156.6363636364" calcext:value-type="float">
            <text:p>37156.6363636364</text:p>
          </table:table-cell>
          <table:table-cell table:style-name="ce17" office:value-type="float" office:value="750000" calcext:value-type="float">
            <text:p>750000</text:p>
          </table:table-cell>
          <table:table-cell table:style-name="ce17" office:value-type="float" office:value="335" calcext:value-type="float">
            <text:p>335</text:p>
          </table:table-cell>
          <table:table-cell table:style-name="ce18" office:value-type="currency" office:currency="R$ " office:value="850.060140717248" calcext:value-type="currency">
            <text:p>R$ 850.06</text:p>
          </table:table-cell>
          <table:table-cell table:style-name="ce18" office:value-type="currency" office:currency="R$ " office:value="3086.73469387755" calcext:value-type="currency">
            <text:p>R$ 3,086.73</text:p>
          </table:table-cell>
          <table:table-cell table:style-name="ce19" office:value-type="currency" office:currency="R$ " office:value="0.433333333333333" calcext:value-type="currency">
            <text:p>R$ 0.43</text:p>
          </table:table-cell>
          <table:table-cell table:number-columns-repeated="1015"/>
        </table:table-row>
        <table:table-row table:style-name="ro1">
          <table:table-cell table:style-name="ce16" office:value-type="string" calcext:value-type="string">
            <text:p>Governador Celso Ramos Total</text:p>
          </table:table-cell>
          <table:table-cell table:style-name="ce17"/>
          <table:table-cell table:style-name="ce17" office:value-type="float" office:value="9" calcext:value-type="float">
            <text:p>9</text:p>
          </table:table-cell>
          <table:table-cell table:style-name="ce17" office:value-type="float" office:value="1299.88888888889" calcext:value-type="float">
            <text:p>1299.88888888889</text:p>
          </table:table-cell>
          <table:table-cell table:style-name="ce17" office:value-type="float" office:value="3650" calcext:value-type="float">
            <text:p>3650</text:p>
          </table:table-cell>
          <table:table-cell table:style-name="ce17" office:value-type="float" office:value="252" calcext:value-type="float">
            <text:p>252</text:p>
          </table:table-cell>
          <table:table-cell table:style-name="ce18" office:value-type="currency" office:currency="R$ " office:value="636.551341426644" calcext:value-type="currency">
            <text:p>R$ 636.55</text:p>
          </table:table-cell>
          <table:table-cell table:style-name="ce18" office:value-type="currency" office:currency="R$ " office:value="1714.28571428571" calcext:value-type="currency">
            <text:p>R$ 1,714.29</text:p>
          </table:table-cell>
          <table:table-cell table:style-name="ce19" office:value-type="currency" office:currency="R$ " office:value="191.780821917808" calcext:value-type="currency">
            <text:p>R$ 191.78</text:p>
          </table:table-cell>
          <table:table-cell table:number-columns-repeated="1015"/>
        </table:table-row>
        <table:table-row table:style-name="ro1">
          <table:table-cell table:style-name="ce16" office:value-type="string" calcext:value-type="string">
            <text:p>Icara Total</text:p>
          </table:table-cell>
          <table:table-cell table:style-name="ce17"/>
          <table:table-cell table:style-name="ce17" office:value-type="float" office:value="1" calcext:value-type="float">
            <text:p>1</text:p>
          </table:table-cell>
          <table:table-cell table:number-columns-repeated="3" table:style-name="ce17" office:value-type="float" office:value="1005" calcext:value-type="float">
            <text:p>1005</text:p>
          </table:table-cell>
          <table:table-cell table:number-columns-repeated="2" table:style-name="ce18" office:value-type="currency" office:currency="R$ " office:value="348.258706467662" calcext:value-type="currency">
            <text:p>R$ 348.26</text:p>
          </table:table-cell>
          <table:table-cell table:style-name="ce19" office:value-type="currency" office:currency="R$ " office:value="348.258706467662" calcext:value-type="currency">
            <text:p>R$ 348.26</text:p>
          </table:table-cell>
          <table:table-cell table:number-columns-repeated="1015"/>
        </table:table-row>
        <table:table-row table:style-name="ro1">
          <table:table-cell table:style-name="ce16" office:value-type="string" calcext:value-type="string">
            <text:p>Imarui Total</text:p>
          </table:table-cell>
          <table:table-cell table:style-name="ce17"/>
          <table:table-cell table:style-name="ce17" office:value-type="float" office:value="2" calcext:value-type="float">
            <text:p>2</text:p>
          </table:table-cell>
          <table:table-cell table:style-name="ce17" office:value-type="float" office:value="12750" calcext:value-type="float">
            <text:p>12750</text:p>
          </table:table-cell>
          <table:table-cell table:style-name="ce17" office:value-type="float" office:value="25000" calcext:value-type="float">
            <text:p>25000</text:p>
          </table:table-cell>
          <table:table-cell table:style-name="ce17" office:value-type="float" office:value="500" calcext:value-type="float">
            <text:p>500</text:p>
          </table:table-cell>
          <table:table-cell table:style-name="ce18" office:value-type="currency" office:currency="R$ " office:value="79.8" calcext:value-type="currency">
            <text:p>R$ 79.80</text:p>
          </table:table-cell>
          <table:table-cell table:style-name="ce18" office:value-type="currency" office:currency="R$ " office:value="136" calcext:value-type="currency">
            <text:p>R$ 136.00</text:p>
          </table:table-cell>
          <table:table-cell table:style-name="ce19" office:value-type="currency" office:currency="R$ " office:value="23.6" calcext:value-type="currency">
            <text:p>R$ 23.60</text:p>
          </table:table-cell>
          <table:table-cell table:number-columns-repeated="1015"/>
        </table:table-row>
        <table:table-row table:style-name="ro1">
          <table:table-cell table:style-name="ce16" office:value-type="string" calcext:value-type="string">
            <text:p>Imbituba Total</text:p>
          </table:table-cell>
          <table:table-cell table:style-name="ce17"/>
          <table:table-cell table:style-name="ce17" office:value-type="float" office:value="19" calcext:value-type="float">
            <text:p>19</text:p>
          </table:table-cell>
          <table:table-cell table:style-name="ce17" office:value-type="float" office:value="16576.6315789474" calcext:value-type="float">
            <text:p>16576.6315789474</text:p>
          </table:table-cell>
          <table:table-cell table:style-name="ce17" office:value-type="float" office:value="291730" calcext:value-type="float">
            <text:p>291730</text:p>
          </table:table-cell>
          <table:table-cell table:style-name="ce17" office:value-type="float" office:value="180" calcext:value-type="float">
            <text:p>180</text:p>
          </table:table-cell>
          <table:table-cell table:style-name="ce18" office:value-type="currency" office:currency="R$ " office:value="542.056129196343" calcext:value-type="currency">
            <text:p>R$ 542.06</text:p>
          </table:table-cell>
          <table:table-cell table:style-name="ce18" office:value-type="currency" office:currency="R$ " office:value="1500" calcext:value-type="currency">
            <text:p>R$ 1,500.00</text:p>
          </table:table-cell>
          <table:table-cell table:style-name="ce19" office:value-type="currency" office:currency="R$ " office:value="3.77060981044116" calcext:value-type="currency">
            <text:p>R$ 3.77</text:p>
          </table:table-cell>
          <table:table-cell table:number-columns-repeated="1015"/>
        </table:table-row>
        <table:table-row table:style-name="ro1">
          <table:table-cell table:style-name="ce16" office:value-type="string" calcext:value-type="string">
            <text:p>Jaguaruna Total</text:p>
          </table:table-cell>
          <table:table-cell table:style-name="ce17"/>
          <table:table-cell table:style-name="ce17" office:value-type="float" office:value="1" calcext:value-type="float">
            <text:p>1</text:p>
          </table:table-cell>
          <table:table-cell table:number-columns-repeated="3" table:style-name="ce17" office:value-type="float" office:value="240" calcext:value-type="float">
            <text:p>240</text:p>
          </table:table-cell>
          <table:table-cell table:number-columns-repeated="2" table:style-name="ce18" office:value-type="currency" office:currency="R$ " office:value="354.166666666667" calcext:value-type="currency">
            <text:p>R$ 354.17</text:p>
          </table:table-cell>
          <table:table-cell table:style-name="ce19" office:value-type="currency" office:currency="R$ " office:value="354.166666666667" calcext:value-type="currency">
            <text:p>R$ 354.17</text:p>
          </table:table-cell>
          <table:table-cell table:number-columns-repeated="1015"/>
        </table:table-row>
        <table:table-row table:style-name="ro1">
          <table:table-cell table:style-name="ce16" office:value-type="string" calcext:value-type="string">
            <text:p>Laguna Total</text:p>
          </table:table-cell>
          <table:table-cell table:style-name="ce17"/>
          <table:table-cell table:style-name="ce17" office:value-type="float" office:value="1" calcext:value-type="float">
            <text:p>1</text:p>
          </table:table-cell>
          <table:table-cell table:number-columns-repeated="3" table:style-name="ce17" office:value-type="float" office:value="450" calcext:value-type="float">
            <text:p>450</text:p>
          </table:table-cell>
          <table:table-cell table:number-columns-repeated="2" table:style-name="ce18" office:value-type="currency" office:currency="R$ " office:value="400" calcext:value-type="currency">
            <text:p>R$ 400.00</text:p>
          </table:table-cell>
          <table:table-cell table:style-name="ce19" office:value-type="currency" office:currency="R$ " office:value="400" calcext:value-type="currency">
            <text:p>R$ 400.00</text:p>
          </table:table-cell>
          <table:table-cell table:number-columns-repeated="1015"/>
        </table:table-row>
        <table:table-row table:style-name="ro1">
          <table:table-cell table:style-name="ce16" office:value-type="string" calcext:value-type="string">
            <text:p>Major Gercino Total</text:p>
          </table:table-cell>
          <table:table-cell table:style-name="ce17"/>
          <table:table-cell table:style-name="ce17" office:value-type="float" office:value="3" calcext:value-type="float">
            <text:p>3</text:p>
          </table:table-cell>
          <table:table-cell table:style-name="ce17" office:value-type="float" office:value="2713.33333333333" calcext:value-type="float">
            <text:p>2713.33333333333</text:p>
          </table:table-cell>
          <table:table-cell table:style-name="ce17" office:value-type="float" office:value="4000" calcext:value-type="float">
            <text:p>4000</text:p>
          </table:table-cell>
          <table:table-cell table:style-name="ce17" office:value-type="float" office:value="1140" calcext:value-type="float">
            <text:p>1140</text:p>
          </table:table-cell>
          <table:table-cell table:style-name="ce18" office:value-type="currency" office:currency="R$ " office:value="129.195906432749" calcext:value-type="currency">
            <text:p>R$ 129.20</text:p>
          </table:table-cell>
          <table:table-cell table:style-name="ce18" office:value-type="currency" office:currency="R$ " office:value="201.754385964912" calcext:value-type="currency">
            <text:p>R$ 201.75</text:p>
          </table:table-cell>
          <table:table-cell table:style-name="ce19" office:value-type="currency" office:currency="R$ " office:value="42.5" calcext:value-type="currency">
            <text:p>R$ 42.50</text:p>
          </table:table-cell>
          <table:table-cell table:number-columns-repeated="1015"/>
        </table:table-row>
        <table:table-row table:style-name="ro1">
          <table:table-cell table:style-name="ce16" office:value-type="string" calcext:value-type="string">
            <text:p>Palhoca Total</text:p>
          </table:table-cell>
          <table:table-cell table:style-name="ce17"/>
          <table:table-cell table:style-name="ce17" office:value-type="float" office:value="38" calcext:value-type="float">
            <text:p>38</text:p>
          </table:table-cell>
          <table:table-cell table:style-name="ce17" office:value-type="float" office:value="1517.63157894737" calcext:value-type="float">
            <text:p>1517.63157894737</text:p>
          </table:table-cell>
          <table:table-cell table:style-name="ce17" office:value-type="float" office:value="18514" calcext:value-type="float">
            <text:p>18514</text:p>
          </table:table-cell>
          <table:table-cell table:style-name="ce17" office:value-type="float" office:value="12" calcext:value-type="float">
            <text:p>12</text:p>
          </table:table-cell>
          <table:table-cell table:style-name="ce18" office:value-type="currency" office:currency="R$ " office:value="1757.67734065662" calcext:value-type="currency">
            <text:p>R$ 1,757.68</text:p>
          </table:table-cell>
          <table:table-cell table:style-name="ce18" office:value-type="currency" office:currency="R$ " office:value="36666.6666666667" calcext:value-type="currency">
            <text:p>R$ 36,666.67</text:p>
          </table:table-cell>
          <table:table-cell table:style-name="ce19" office:value-type="currency" office:currency="R$ " office:value="13.8888888888889" calcext:value-type="currency">
            <text:p>R$ 13.89</text:p>
          </table:table-cell>
          <table:table-cell table:number-columns-repeated="1015"/>
        </table:table-row>
        <table:table-row table:style-name="ro1">
          <table:table-cell table:style-name="ce16" office:value-type="string" calcext:value-type="string">
            <text:p>Passo de Torres Total</text:p>
          </table:table-cell>
          <table:table-cell table:style-name="ce17"/>
          <table:table-cell table:style-name="ce17" office:value-type="float" office:value="10" calcext:value-type="float">
            <text:p>10</text:p>
          </table:table-cell>
          <table:table-cell table:style-name="ce17" office:value-type="float" office:value="308.7" calcext:value-type="float">
            <text:p>308.7</text:p>
          </table:table-cell>
          <table:table-cell table:style-name="ce17" office:value-type="float" office:value="420" calcext:value-type="float">
            <text:p>420</text:p>
          </table:table-cell>
          <table:table-cell table:style-name="ce17" office:value-type="float" office:value="210" calcext:value-type="float">
            <text:p>210</text:p>
          </table:table-cell>
          <table:table-cell table:style-name="ce18" office:value-type="currency" office:currency="R$ " office:value="332.648578811369" calcext:value-type="currency">
            <text:p>R$ 332.65</text:p>
          </table:table-cell>
          <table:table-cell table:style-name="ce18" office:value-type="currency" office:currency="R$ " office:value="450" calcext:value-type="currency">
            <text:p>R$ 450.00</text:p>
          </table:table-cell>
          <table:table-cell table:style-name="ce19" office:value-type="currency" office:currency="R$ " office:value="216.666666666667" calcext:value-type="currency">
            <text:p>R$ 216.67</text:p>
          </table:table-cell>
          <table:table-cell table:number-columns-repeated="1015"/>
        </table:table-row>
        <table:table-row table:style-name="ro1">
          <table:table-cell table:style-name="ce16" office:value-type="string" calcext:value-type="string">
            <text:p>Paulo Lopes Total</text:p>
          </table:table-cell>
          <table:table-cell table:style-name="ce17"/>
          <table:table-cell table:style-name="ce17" office:value-type="float" office:value="2" calcext:value-type="float">
            <text:p>2</text:p>
          </table:table-cell>
          <table:table-cell table:style-name="ce17" office:value-type="float" office:value="1525.5" calcext:value-type="float">
            <text:p>1525.5</text:p>
          </table:table-cell>
          <table:table-cell table:style-name="ce17" office:value-type="float" office:value="2547" calcext:value-type="float">
            <text:p>2547</text:p>
          </table:table-cell>
          <table:table-cell table:style-name="ce17" office:value-type="float" office:value="504" calcext:value-type="float">
            <text:p>504</text:p>
          </table:table-cell>
          <table:table-cell table:style-name="ce18" office:value-type="currency" office:currency="R$ " office:value="335.829266924673" calcext:value-type="currency">
            <text:p>R$ 335.83</text:p>
          </table:table-cell>
          <table:table-cell table:style-name="ce18" office:value-type="currency" office:currency="R$ " office:value="396.825396825397" calcext:value-type="currency">
            <text:p>R$ 396.83</text:p>
          </table:table-cell>
          <table:table-cell table:style-name="ce19" office:value-type="currency" office:currency="R$ " office:value="274.83313702395" calcext:value-type="currency">
            <text:p>R$ 274.83</text:p>
          </table:table-cell>
          <table:table-cell table:number-columns-repeated="1015"/>
        </table:table-row>
        <table:table-row table:style-name="ro1">
          <table:table-cell table:style-name="ce16" office:value-type="string" calcext:value-type="string">
            <text:p>Pescaria Brava Total</text:p>
          </table:table-cell>
          <table:table-cell table:style-name="ce17"/>
          <table:table-cell table:style-name="ce17" office:value-type="float" office:value="2" calcext:value-type="float">
            <text:p>2</text:p>
          </table:table-cell>
          <table:table-cell table:style-name="ce17" office:value-type="float" office:value="453" calcext:value-type="float">
            <text:p>453</text:p>
          </table:table-cell>
          <table:table-cell table:style-name="ce17" office:value-type="float" office:value="456" calcext:value-type="float">
            <text:p>456</text:p>
          </table:table-cell>
          <table:table-cell table:style-name="ce17" office:value-type="float" office:value="450" calcext:value-type="float">
            <text:p>450</text:p>
          </table:table-cell>
          <table:table-cell table:number-columns-repeated="2" table:style-name="ce18" office:value-type="currency" office:currency="R$ " office:value="245" calcext:value-type="currency">
            <text:p>R$ 245.00</text:p>
          </table:table-cell>
          <table:table-cell table:style-name="ce19" office:value-type="currency" office:currency="R$ " office:value="245" calcext:value-type="currency">
            <text:p>R$ 245.00</text:p>
          </table:table-cell>
          <table:table-cell table:number-columns-repeated="1015"/>
        </table:table-row>
        <table:table-row table:style-name="ro1">
          <table:table-cell table:style-name="ce16" office:value-type="string" calcext:value-type="string">
            <text:p>Rancho Queimado Total</text:p>
          </table:table-cell>
          <table:table-cell table:style-name="ce17"/>
          <table:table-cell table:style-name="ce17" office:value-type="float" office:value="3" calcext:value-type="float">
            <text:p>3</text:p>
          </table:table-cell>
          <table:table-cell table:style-name="ce17" office:value-type="float" office:value="12204" calcext:value-type="float">
            <text:p>12204</text:p>
          </table:table-cell>
          <table:table-cell table:style-name="ce17" office:value-type="float" office:value="30000" calcext:value-type="float">
            <text:p>30000</text:p>
          </table:table-cell>
          <table:table-cell table:style-name="ce17" office:value-type="float" office:value="300" calcext:value-type="float">
            <text:p>300</text:p>
          </table:table-cell>
          <table:table-cell table:style-name="ce18" office:value-type="currency" office:currency="R$ " office:value="754.309252217997" calcext:value-type="currency">
            <text:p>R$ 754.31</text:p>
          </table:table-cell>
          <table:table-cell table:style-name="ce18" office:value-type="currency" office:currency="R$ " office:value="2166.66666666667" calcext:value-type="currency">
            <text:p>R$ 2,166.67</text:p>
          </table:table-cell>
          <table:table-cell table:style-name="ce19" office:value-type="currency" office:currency="R$ " office:value="46.2610899873257" calcext:value-type="currency">
            <text:p>R$ 46.26</text:p>
          </table:table-cell>
          <table:table-cell table:number-columns-repeated="1015"/>
        </table:table-row>
        <table:table-row table:style-name="ro1">
          <table:table-cell table:style-name="ce16" office:value-type="string" calcext:value-type="string">
            <text:p>Santo Amaro da Imperatriz Total</text:p>
          </table:table-cell>
          <table:table-cell table:style-name="ce17"/>
          <table:table-cell table:style-name="ce17" office:value-type="float" office:value="2" calcext:value-type="float">
            <text:p>2</text:p>
          </table:table-cell>
          <table:table-cell table:style-name="ce17" office:value-type="float" office:value="2049" calcext:value-type="float">
            <text:p>2049</text:p>
          </table:table-cell>
          <table:table-cell table:style-name="ce17" office:value-type="float" office:value="4000" calcext:value-type="float">
            <text:p>4000</text:p>
          </table:table-cell>
          <table:table-cell table:style-name="ce17" office:value-type="float" office:value="98" calcext:value-type="float">
            <text:p>98</text:p>
          </table:table-cell>
          <table:table-cell table:style-name="ce18" office:value-type="currency" office:currency="R$ " office:value="2330.91836734694" calcext:value-type="currency">
            <text:p>R$ 2,330.92</text:p>
          </table:table-cell>
          <table:table-cell table:style-name="ce18" office:value-type="currency" office:currency="R$ " office:value="4591.83673469388" calcext:value-type="currency">
            <text:p>R$ 4,591.84</text:p>
          </table:table-cell>
          <table:table-cell table:style-name="ce19" office:value-type="currency" office:currency="R$ " office:value="70" calcext:value-type="currency">
            <text:p>R$ 70.00</text:p>
          </table:table-cell>
          <table:table-cell table:number-columns-repeated="1015"/>
        </table:table-row>
        <table:table-row table:style-name="ro1">
          <table:table-cell table:style-name="ce16" office:value-type="string" calcext:value-type="string">
            <text:p>Sao Joao do Sul Total</text:p>
          </table:table-cell>
          <table:table-cell table:style-name="ce17"/>
          <table:table-cell table:style-name="ce17" office:value-type="float" office:value="1" calcext:value-type="float">
            <text:p>1</text:p>
          </table:table-cell>
          <table:table-cell table:number-columns-repeated="3" table:style-name="ce17" office:value-type="float" office:value="4000" calcext:value-type="float">
            <text:p>4000</text:p>
          </table:table-cell>
          <table:table-cell table:number-columns-repeated="2" table:style-name="ce18" office:value-type="currency" office:currency="R$ " office:value="75" calcext:value-type="currency">
            <text:p>R$ 75.00</text:p>
          </table:table-cell>
          <table:table-cell table:style-name="ce19" office:value-type="currency" office:currency="R$ " office:value="75" calcext:value-type="currency">
            <text:p>R$ 75.00</text:p>
          </table:table-cell>
          <table:table-cell table:number-columns-repeated="1015"/>
        </table:table-row>
        <table:table-row table:style-name="ro1">
          <table:table-cell table:style-name="ce16" office:value-type="string" calcext:value-type="string">
            <text:p>Sao Jose Total</text:p>
          </table:table-cell>
          <table:table-cell table:style-name="ce17"/>
          <table:table-cell table:style-name="ce17" office:value-type="float" office:value="41" calcext:value-type="float">
            <text:p>41</text:p>
          </table:table-cell>
          <table:table-cell table:style-name="ce17" office:value-type="float" office:value="9151.14634146341" calcext:value-type="float">
            <text:p>9151.14634146341</text:p>
          </table:table-cell>
          <table:table-cell table:style-name="ce17" office:value-type="float" office:value="238627" calcext:value-type="float">
            <text:p>238627</text:p>
          </table:table-cell>
          <table:table-cell table:style-name="ce17" office:value-type="float" office:value="200" calcext:value-type="float">
            <text:p>200</text:p>
          </table:table-cell>
          <table:table-cell table:style-name="ce18" office:value-type="currency" office:currency="R$ " office:value="682.551691886422" calcext:value-type="currency">
            <text:p>R$ 682.55</text:p>
          </table:table-cell>
          <table:table-cell table:style-name="ce18" office:value-type="currency" office:currency="R$ " office:value="3452.38095238095" calcext:value-type="currency">
            <text:p>R$ 3,452.38</text:p>
          </table:table-cell>
          <table:table-cell table:style-name="ce19" office:value-type="currency" office:currency="R$ " office:value="11.6499809325852" calcext:value-type="currency">
            <text:p>R$ 11.65</text:p>
          </table:table-cell>
          <table:table-cell table:number-columns-repeated="1015"/>
        </table:table-row>
        <table:table-row table:style-name="ro1">
          <table:table-cell table:style-name="ce16" office:value-type="string" calcext:value-type="string">
            <text:p>Sao Ludgero Total</text:p>
          </table:table-cell>
          <table:table-cell table:style-name="ce17"/>
          <table:table-cell table:style-name="ce17" office:value-type="float" office:value="1" calcext:value-type="float">
            <text:p>1</text:p>
          </table:table-cell>
          <table:table-cell table:number-columns-repeated="3" table:style-name="ce17" office:value-type="float" office:value="378" calcext:value-type="float">
            <text:p>378</text:p>
          </table:table-cell>
          <table:table-cell table:number-columns-repeated="2" table:style-name="ce18" office:value-type="currency" office:currency="R$ " office:value="370.37037037037" calcext:value-type="currency">
            <text:p>R$ 370.37</text:p>
          </table:table-cell>
          <table:table-cell table:style-name="ce19" office:value-type="currency" office:currency="R$ " office:value="370.37037037037" calcext:value-type="currency">
            <text:p>R$ 370.37</text:p>
          </table:table-cell>
          <table:table-cell table:number-columns-repeated="1015"/>
        </table:table-row>
        <table:table-row table:style-name="ro1">
          <table:table-cell table:style-name="ce16" office:value-type="string" calcext:value-type="string">
            <text:p>Sao Pedro de Alcantara Total</text:p>
          </table:table-cell>
          <table:table-cell table:style-name="ce17"/>
          <table:table-cell table:style-name="ce17" office:value-type="float" office:value="1" calcext:value-type="float">
            <text:p>1</text:p>
          </table:table-cell>
          <table:table-cell table:number-columns-repeated="3" table:style-name="ce17" office:value-type="float" office:value="40000" calcext:value-type="float">
            <text:p>40000</text:p>
          </table:table-cell>
          <table:table-cell table:number-columns-repeated="2" table:style-name="ce18" office:value-type="currency" office:currency="R$ " office:value="15" calcext:value-type="currency">
            <text:p>R$ 15.00</text:p>
          </table:table-cell>
          <table:table-cell table:style-name="ce19" office:value-type="currency" office:currency="R$ " office:value="15" calcext:value-type="currency">
            <text:p>R$ 15.00</text:p>
          </table:table-cell>
          <table:table-cell table:number-columns-repeated="1015"/>
        </table:table-row>
        <table:table-row table:style-name="ro1">
          <table:table-cell table:style-name="ce16" office:value-type="string" calcext:value-type="string">
            <text:p>Tijucas Total</text:p>
          </table:table-cell>
          <table:table-cell table:style-name="ce17"/>
          <table:table-cell table:style-name="ce17" office:value-type="float" office:value="2" calcext:value-type="float">
            <text:p>2</text:p>
          </table:table-cell>
          <table:table-cell table:style-name="ce17" office:value-type="float" office:value="7156" calcext:value-type="float">
            <text:p>7156</text:p>
          </table:table-cell>
          <table:table-cell table:style-name="ce17" office:value-type="float" office:value="14000" calcext:value-type="float">
            <text:p>14000</text:p>
          </table:table-cell>
          <table:table-cell table:style-name="ce17" office:value-type="float" office:value="312" calcext:value-type="float">
            <text:p>312</text:p>
          </table:table-cell>
          <table:table-cell table:style-name="ce18" office:value-type="currency" office:currency="R$ " office:value="141.419413919414" calcext:value-type="currency">
            <text:p>R$ 141.42</text:p>
          </table:table-cell>
          <table:table-cell table:style-name="ce18" office:value-type="currency" office:currency="R$ " office:value="256.410256410256" calcext:value-type="currency">
            <text:p>R$ 256.41</text:p>
          </table:table-cell>
          <table:table-cell table:style-name="ce19" office:value-type="currency" office:currency="R$ " office:value="26.4285714285714" calcext:value-type="currency">
            <text:p>R$ 26.43</text:p>
          </table:table-cell>
          <table:table-cell table:number-columns-repeated="1015"/>
        </table:table-row>
        <table:table-row table:style-name="ro1">
          <table:table-cell table:style-name="ce16" office:value-type="string" calcext:value-type="string">
            <text:p>Tubarao Total</text:p>
          </table:table-cell>
          <table:table-cell table:style-name="ce17"/>
          <table:table-cell table:style-name="ce17" office:value-type="float" office:value="4" calcext:value-type="float">
            <text:p>4</text:p>
          </table:table-cell>
          <table:table-cell table:style-name="ce17" office:value-type="float" office:value="370" calcext:value-type="float">
            <text:p>370</text:p>
          </table:table-cell>
          <table:table-cell table:style-name="ce17" office:value-type="float" office:value="400" calcext:value-type="float">
            <text:p>400</text:p>
          </table:table-cell>
          <table:table-cell table:style-name="ce17" office:value-type="float" office:value="300" calcext:value-type="float">
            <text:p>300</text:p>
          </table:table-cell>
          <table:table-cell table:style-name="ce18" office:value-type="currency" office:currency="R$ " office:value="348.237179487179" calcext:value-type="currency">
            <text:p>R$ 348.24</text:p>
          </table:table-cell>
          <table:table-cell table:style-name="ce18" office:value-type="currency" office:currency="R$ " office:value="375" calcext:value-type="currency">
            <text:p>R$ 375.00</text:p>
          </table:table-cell>
          <table:table-cell table:style-name="ce19" office:value-type="currency" office:currency="R$ " office:value="300" calcext:value-type="currency">
            <text:p>R$ 300.00</text:p>
          </table:table-cell>
          <table:table-cell table:number-columns-repeated="1015"/>
        </table:table-row>
        <table:table-row table:style-name="ro1">
          <table:table-cell table:style-name="ce16" office:value-type="string" calcext:value-type="string">
            <text:p>Urussanga Total</text:p>
          </table:table-cell>
          <table:table-cell table:style-name="ce17"/>
          <table:table-cell table:style-name="ce17" office:value-type="float" office:value="1" calcext:value-type="float">
            <text:p>1</text:p>
          </table:table-cell>
          <table:table-cell table:number-columns-repeated="3" table:style-name="ce17" office:value-type="float" office:value="360" calcext:value-type="float">
            <text:p>360</text:p>
          </table:table-cell>
          <table:table-cell table:number-columns-repeated="2" table:style-name="ce18" office:value-type="currency" office:currency="R$ " office:value="413.888888888889" calcext:value-type="currency">
            <text:p>R$ 413.89</text:p>
          </table:table-cell>
          <table:table-cell table:style-name="ce19" office:value-type="currency" office:currency="R$ " office:value="413.888888888889" calcext:value-type="currency">
            <text:p>R$ 413.89</text:p>
          </table:table-cell>
          <table:table-cell table:number-columns-repeated="1015"/>
        </table:table-row>
        <table:table-row table:style-name="ro1">
          <table:table-cell table:style-name="ce16" office:value-type="string" calcext:value-type="string">
            <text:p>Total geral</text:p>
          </table:table-cell>
          <table:table-cell table:style-name="ce17"/>
          <table:table-cell table:style-name="ce17" office:value-type="float" office:value="360" calcext:value-type="float">
            <text:p>360</text:p>
          </table:table-cell>
          <table:table-cell table:style-name="ce17" office:value-type="float" office:value="6603.50833333333" calcext:value-type="float">
            <text:p>6603.50833333333</text:p>
          </table:table-cell>
          <table:table-cell table:style-name="ce17" office:value-type="float" office:value="750000" calcext:value-type="float">
            <text:p>750000</text:p>
          </table:table-cell>
          <table:table-cell table:style-name="ce17" office:value-type="float" office:value="6" calcext:value-type="float">
            <text:p>6</text:p>
          </table:table-cell>
          <table:table-cell table:style-name="ce18" office:value-type="currency" office:currency="R$ " office:value="1328.5423833768" calcext:value-type="currency">
            <text:p>R$ 1,328.54</text:p>
          </table:table-cell>
          <table:table-cell table:style-name="ce18" office:value-type="currency" office:currency="R$ " office:value="58000" calcext:value-type="currency">
            <text:p>R$ 58,000.00</text:p>
          </table:table-cell>
          <table:table-cell table:style-name="ce19" office:value-type="currency" office:currency="R$ " office:value="0.433333333333333" calcext:value-type="currency">
            <text:p>R$ 0.43</text:p>
          </table:table-cell>
          <table:table-cell table:number-columns-repeated="1015"/>
        </table:table-row>
        <table:table-row table:style-name="ro1" table:number-rows-repeated="964">
          <table:table-cell/>
          <table:table-cell table:style-name="ce17" table:number-columns-repeated="7"/>
          <table:table-cell table:number-columns-repeated="1016"/>
        </table:table-row>
        <table:table-row table:style-name="ro2" table:number-rows-repeated="1047575">
          <table:table-cell table:number-columns-repeated="1024"/>
        </table:table-row>
        <table:table-row table:style-name="ro2">
          <table:table-cell table:number-columns-repeated="1024"/>
        </table:table-row>
      </table:table>
      <table:table table:name="Dados Brutos" table:style-name="ta3">
        <table:table-column table:style-name="co1" table:number-columns-repeated="11" table:default-cell-style-name="Default"/>
        <table:table-column table:style-name="co4" table:default-cell-style-name="Default"/>
        <table:table-column table:style-name="co1" table:number-columns-repeated="1012" table:default-cell-style-name="Default"/>
        <table:table-row table:style-name="ro1">
          <table:table-cell/>
          <table:table-cell table:style-name="ce20" office:value-type="string" calcext:value-type="string">
            <text:p>Titulo</text:p>
          </table:table-cell>
          <table:table-cell table:style-name="ce20" office:value-type="string" calcext:value-type="string">
            <text:p>Preco</text:p>
          </table:table-cell>
          <table:table-cell table:style-name="ce20" office:value-type="string" calcext:value-type="string">
            <text:p>NomeVendedor</text:p>
          </table:table-cell>
          <table:table-cell table:style-name="ce20" office:value-type="string" calcext:value-type="string">
            <text:p>Descricao</text:p>
          </table:table-cell>
          <table:table-cell table:style-name="ce20" office:value-type="string" calcext:value-type="string">
            <text:p>URL_Anuncio</text:p>
          </table:table-cell>
          <table:table-cell table:style-name="ce20" office:value-type="string" calcext:value-type="string">
            <text:p>Tipo</text:p>
          </table:table-cell>
          <table:table-cell table:style-name="ce20" office:value-type="string" calcext:value-type="string">
            <text:p>Tamanho</text:p>
          </table:table-cell>
          <table:table-cell table:style-name="ce20" office:value-type="string" calcext:value-type="string">
            <text:p>CEP</text:p>
          </table:table-cell>
          <table:table-cell table:style-name="ce20" office:value-type="string" calcext:value-type="string">
            <text:p>Municipio</text:p>
          </table:table-cell>
          <table:table-cell table:style-name="ce20" office:value-type="string" calcext:value-type="string">
            <text:p>Bairro</text:p>
          </table:table-cell>
          <table:table-cell table:style-name="ce20" office:value-type="string" calcext:value-type="string">
            <text:p>Logradouro</text:p>
          </table:table-cell>
          <table:table-cell table:style-name="ce20" office:value-type="string" calcext:value-type="string">
            <text:p>Condominio</text:p>
          </table:table-cell>
          <table:table-cell table:style-name="ce20" office:value-type="string" calcext:value-type="string">
            <text:p>IPTU</text:p>
          </table:table-cell>
          <table:table-cell table:number-columns-repeated="1010"/>
        </table:table-row>
        <table:table-row table:style-name="ro1">
          <table:table-cell table:style-name="ce20" office:value-type="float" office:value="0" calcext:value-type="float">
            <text:p>0</text:p>
          </table:table-cell>
          <table:table-cell table:style-name="ce20" office:value-type="string" calcext:value-type="string">
            <text:p>Belo terreno financiavel com possibilidade para até 3 casas</text:p>
          </table:table-cell>
          <table:table-cell table:style-name="ce20" office:value-type="string" calcext:value-type="string">
            <text:p>1230000.0</text:p>
          </table:table-cell>
          <table:table-cell table:style-name="ce20" office:value-type="string" calcext:value-type="string">
            <text:p>Santa Ilha Vitti</text:p>
          </table:table-cell>
          <table:table-cell table:style-name="ce20" office:value-type="string" calcext:value-type="string">
            <text:p>Código do anúncio: TE0823</text:p>
            <text:p/>
            <text:p>No famoso Rio tavares, encontramos esse belo terreno, em rua residencial, totalmente plano com uma frente de 29.60 metros para você construir aquele projeto especial, somente 1 ou até 3 casas são permitidas pela viabilidade construtiva do terreno.</text:p>
          </table:table-cell>
          <table:table-cell table:style-name="ce21" office:value-type="string" calcext:value-type="string">
            <text:p><text:a xlink:href="https://sc.olx.com.br/florianopolis-e-regiao/terrenos/belo-terreno-financiavel-com-possibilidade-para-ate-3-casas-914038417" xlink:type="simple">https://sc.olx.com.br/florianopolis-e-regiao/terrenos/belo-terreno-financiavel-com-possibilidade-para-ate-3-casas-914038417</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048333" calcext:value-type="float">
            <text:p>88048333</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Servidao Isaurino Germano Vidal</text:p>
          </table:table-cell>
          <table:table-cell table:number-columns-repeated="1012"/>
        </table:table-row>
        <table:table-row table:style-name="ro1">
          <table:table-cell table:style-name="ce20" office:value-type="float" office:value="1" calcext:value-type="float">
            <text:p>1</text:p>
          </table:table-cell>
          <table:table-cell table:style-name="ce20" office:value-type="string" calcext:value-type="string">
            <text:p>Terreno à venda, 1732 m² por R$ 4.240.000,00 - Campeche - Florianópolis/SC</text:p>
          </table:table-cell>
          <table:table-cell table:style-name="ce20" office:value-type="string" calcext:value-type="string">
            <text:p>4240000.0</text:p>
          </table:table-cell>
          <table:table-cell table:style-name="ce20" office:value-type="string" calcext:value-type="string">
            <text:p>UNIK IMOVEIS LTDA - ME</text:p>
          </table:table-cell>
          <table:table-cell table:style-name="ce20" office:value-type="string" calcext:value-type="string">
            <text:p>Código do anúncio: TE0349</text:p>
            <text:p/>
            <text:p>Terreno residencial de 1732,41 m² .Excelente terreno, com 1.732,41m2. FINANCIAVEL. Localizado no Campeche.Com vista para o mar, a poucos metros da praia caminhando. Próximo à escola, mercado, farmácia e padaria. Local familiar, em meio ao verde, rua tranquila e vizinhança ótima.Excelente para pousada, ou para quem quer morar em um casa com toda privacidade e com segurança,Próximo da praia, supermercados, padaria, e vias de acesso como Av. Campeche e Rua Pau de Canela.A praia do Campeche é uma praia oceânica, de 3 quilômetros e meio de extensão.  É considerada uma boa opção para um agradável dia na praia, um lugar tranquilo, que costuma receber um bom número de visitantes durante a alta temporada.Com uma espaçosa faixa de areia clara, o mar é agitado com boas ondas, procurada para a pratica do surf.O bairro Campeche conta com uma boa infraestrutura, como bares e restaurantes, supermercados, e serviços.Agende sua visita e conheça este belo terreno de 1732m² com Escritura Publica no bairro Campeche. -</text:p>
          </table:table-cell>
          <table:table-cell table:style-name="ce21" office:value-type="string" calcext:value-type="string">
            <text:p><text:a xlink:href="https://sc.olx.com.br/florianopolis-e-regiao/terrenos/terreno-a-venda-1732-m-por-r-4-240-000-00-campeche-florianopolis-sc-993264524" xlink:type="simple">https://sc.olx.com.br/florianopolis-e-regiao/terrenos/terreno-a-venda-1732-m-por-r-4-240-000-00-campeche-florianopolis-sc-993264524</text:a></text:p>
          </table:table-cell>
          <table:table-cell table:style-name="ce20" office:value-type="string" calcext:value-type="string">
            <text:p>Terrenos</text:p>
          </table:table-cell>
          <table:table-cell table:style-name="ce20" office:value-type="string" calcext:value-type="string">
            <text:p>1732m2</text:p>
          </table:table-cell>
          <table:table-cell table:style-name="ce20" office:value-type="float" office:value="88063522" calcext:value-type="float">
            <text:p>88063522</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Servidao do Cravo Branc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 calcext:value-type="float">
            <text:p>2</text:p>
          </table:table-cell>
          <table:table-cell table:style-name="ce20" office:value-type="string" calcext:value-type="string">
            <text:p>Terreno à venda, 536 m² por R$ 2.200.000,00 - Jurerê Internacional - Florianópolis/SC</text:p>
          </table:table-cell>
          <table:table-cell table:style-name="ce20" office:value-type="string" calcext:value-type="string">
            <text:p>2200000.0</text:p>
          </table:table-cell>
          <table:table-cell table:style-name="ce20" office:value-type="string" calcext:value-type="string">
            <text:p>ST CONSULTORIA</text:p>
          </table:table-cell>
          <table:table-cell table:style-name="ce20" office:value-type="string" calcext:value-type="string">
            <text:p>Código do anúncio: TE0096</text:p>
            <text:p/>
            <text:p>Terreno privilegiado em Jurerê Internacional! </text:p>
            <text:p>  </text:p>
            <text:p> Entre em contato para maiores informações -</text:p>
          </table:table-cell>
          <table:table-cell table:style-name="ce21" office:value-type="string" calcext:value-type="string">
            <text:p><text:a xlink:href="https://sc.olx.com.br/florianopolis-e-regiao/terrenos/terreno-a-venda-536-m-por-r-2-200-000-00-jurere-internacional-florianopolis-sc-987827135" xlink:type="simple">https://sc.olx.com.br/florianopolis-e-regiao/terrenos/terreno-a-venda-536-m-por-r-2-200-000-00-jurere-internacional-florianopolis-sc-987827135</text:a></text:p>
          </table:table-cell>
          <table:table-cell table:style-name="ce20" office:value-type="string" calcext:value-type="string">
            <text:p>Terrenos</text:p>
          </table:table-cell>
          <table:table-cell table:style-name="ce20" office:value-type="string" calcext:value-type="string">
            <text:p>536m2</text:p>
          </table:table-cell>
          <table:table-cell table:style-name="ce20" office:value-type="float" office:value="88053505" calcext:value-type="float">
            <text:p>88053505</text:p>
          </table:table-cell>
          <table:table-cell table:style-name="ce20" office:value-type="string" calcext:value-type="string">
            <text:p>Florianopolis</text:p>
          </table:table-cell>
          <table:table-cell table:style-name="ce20" office:value-type="string" calcext:value-type="string">
            <text:p>Jurere</text:p>
          </table:table-cell>
          <table:table-cell table:style-name="ce20" office:value-type="string" calcext:value-type="string">
            <text:p>Rua das Algas</text:p>
          </table:table-cell>
          <table:table-cell table:number-columns-repeated="1012"/>
        </table:table-row>
        <table:table-row table:style-name="ro1">
          <table:table-cell table:style-name="ce20" office:value-type="float" office:value="3" calcext:value-type="float">
            <text:p>3</text:p>
          </table:table-cell>
          <table:table-cell table:style-name="ce20" office:value-type="string" calcext:value-type="string">
            <text:p>Amplo terreno com viabilidade para até 3 pavimentos no bairro João Paulo</text:p>
          </table:table-cell>
          <table:table-cell table:style-name="ce20" office:value-type="string" calcext:value-type="string">
            <text:p>3800000.0</text:p>
          </table:table-cell>
          <table:table-cell table:style-name="ce20" office:value-type="string" calcext:value-type="string">
            <text:p>Trindade Imóveis</text:p>
          </table:table-cell>
          <table:table-cell table:style-name="ce20" office:value-type="string" calcext:value-type="string">
            <text:p>Código do anúncio: 3814</text:p>
            <text:p/>
            <text:p>Amplo terreno em frente ao mar no bairro João Paulo, apenas 8 minutinhos do Centro de Florianópolis. Localizado em rua tranquila, acesso apenas para os moradores locais, uma excelente opção para investimento. </text:p>
            <text:p>  </text:p>
            <text:p> Viabilidade 3 pavimentos. </text:p>
            <text:p>  </text:p>
            <text:p> Ocupação 50% </text:p>
            <text:p>  </text:p>
            <text:p> 1.400 m² de área. </text:p>
            <text:p>  </text:p>
            <text:p> R$ 3.800.000,00 </text:p>
            <text:p>  </text:p>
            <text:p> Entre em contato para mais informações com os nossos consultores.</text:p>
          </table:table-cell>
          <table:table-cell table:style-name="ce21" office:value-type="string" calcext:value-type="string">
            <text:p><text:a xlink:href="https://sc.olx.com.br/florianopolis-e-regiao/terrenos/amplo-terreno-com-viabilidade-para-ate-3-pavimentos-no-bairro-joao-paulo-946778198" xlink:type="simple">https://sc.olx.com.br/florianopolis-e-regiao/terrenos/amplo-terreno-com-viabilidade-para-ate-3-pavimentos-no-bairro-joao-paulo-946778198</text:a></text:p>
          </table:table-cell>
          <table:table-cell table:style-name="ce20" office:value-type="string" calcext:value-type="string">
            <text:p>Terrenos</text:p>
          </table:table-cell>
          <table:table-cell table:style-name="ce20" office:value-type="string" calcext:value-type="string">
            <text:p>1400m2</text:p>
          </table:table-cell>
          <table:table-cell table:style-name="ce20" office:value-type="float" office:value="88030310" calcext:value-type="float">
            <text:p>88030310</text:p>
          </table:table-cell>
          <table:table-cell table:style-name="ce20" office:value-type="string" calcext:value-type="string">
            <text:p>Florianopolis</text:p>
          </table:table-cell>
          <table:table-cell table:style-name="ce20" office:value-type="string" calcext:value-type="string">
            <text:p>Joao Paulo</text:p>
          </table:table-cell>
          <table:table-cell table:style-name="ce20" office:value-type="string" calcext:value-type="string">
            <text:p>Rua Julio Vieira</text:p>
          </table:table-cell>
          <table:table-cell/>
          <table:table-cell table:style-name="ce22" office:value-type="float" office:value="1300" calcext:value-type="float">
            <text:p>R$1,300</text:p>
          </table:table-cell>
          <table:table-cell table:number-columns-repeated="1010"/>
        </table:table-row>
        <table:table-row table:style-name="ro1">
          <table:table-cell table:style-name="ce20" office:value-type="float" office:value="4" calcext:value-type="float">
            <text:p>4</text:p>
          </table:table-cell>
          <table:table-cell table:style-name="ce20" office:value-type="string" calcext:value-type="string">
            <text:p>FLORIANóPOLIS - Terreno Padrão - Ratones</text:p>
          </table:table-cell>
          <table:table-cell table:style-name="ce20" office:value-type="string" calcext:value-type="string">
            <text:p>833000.0</text:p>
          </table:table-cell>
          <table:table-cell table:style-name="ce20" office:value-type="string" calcext:value-type="string">
            <text:p>Liderança Imobiliária</text:p>
          </table:table-cell>
          <table:table-cell table:style-name="ce20" office:value-type="string" calcext:value-type="string">
            <text:p>Código do anúncio: T083</text:p>
            <text:p/>
            <text:p>Excelente terreno com  1.666,00 metros privativos e plano a 2,5 km da SC 401, rodeado de muito  verde em condomínio fechado, bairro em pleno crescimento, próximo de comércios locais.</text:p>
          </table:table-cell>
          <table:table-cell table:style-name="ce21" office:value-type="string" calcext:value-type="string">
            <text:p><text:a xlink:href="https://sc.olx.com.br/florianopolis-e-regiao/terrenos/florianopolis-terreno-padrao-ratones-991683915" xlink:type="simple">https://sc.olx.com.br/florianopolis-e-regiao/terrenos/florianopolis-terreno-padrao-ratones-991683915</text:a></text:p>
          </table:table-cell>
          <table:table-cell table:style-name="ce20" office:value-type="string" calcext:value-type="string">
            <text:p>Terrenos</text:p>
          </table:table-cell>
          <table:table-cell table:style-name="ce20" office:value-type="string" calcext:value-type="string">
            <text:p>1666m2</text:p>
          </table:table-cell>
          <table:table-cell table:style-name="ce20" office:value-type="float" office:value="88052100" calcext:value-type="float">
            <text:p>88052100</text:p>
          </table:table-cell>
          <table:table-cell table:style-name="ce20" office:value-type="string" calcext:value-type="string">
            <text:p>Florianopolis</text:p>
          </table:table-cell>
          <table:table-cell table:style-name="ce20" office:value-type="string" calcext:value-type="string">
            <text:p>Ratones</text:p>
          </table:table-cell>
          <table:table-cell table:style-name="ce20" office:value-type="string" calcext:value-type="string">
            <text:p>Rua Intendente Antonio Damasco</text:p>
          </table:table-cell>
          <table:table-cell table:number-columns-repeated="1012"/>
        </table:table-row>
        <table:table-row table:style-name="ro1">
          <table:table-cell table:style-name="ce20" office:value-type="float" office:value="5" calcext:value-type="float">
            <text:p>5</text:p>
          </table:table-cell>
          <table:table-cell table:style-name="ce20" office:value-type="string" calcext:value-type="string">
            <text:p>Terrenos a partir de 360m² residencial e comercial no Deltaville Marine**</text:p>
          </table:table-cell>
          <table:table-cell table:style-name="ce20" office:value-type="string" calcext:value-type="string">
            <text:p>270000.0</text:p>
          </table:table-cell>
          <table:table-cell table:style-name="ce20" office:value-type="string" calcext:value-type="string">
            <text:p>Deltaville imobiliária</text:p>
          </table:table-cell>
          <table:table-cell table:style-name="ce20" office:value-type="string" calcext:value-type="string">
            <text:p>Aproveite esse super lançamento financie sem burocracia e sem comprovação de renda e o melhor SRM JUROS E SEM CORREÇÃO DURANTE A OBRA.</text:p>
            <text:p/>
            <text:p>Lotes a partir de 360m² a partir de 270mil!</text:p>
            <text:p/>
            <text:p>Venha viver em um bairro planejado com segurança 24h e com um parque Náutico dentro do empreendimento para lanchas até 30 pés </text:p>
            <text:p/>
            <text:p>Empreendimento conta com fiação toda subterrânea, posto policial, rede de tratamento de esgoto, mais de 70 câmeras espalhadas e um paisagismo fantástico com mais de 4mil espécies de plantas nativas e lagos artificiais.</text:p>
            <text:p/>
            <text:p>Mais informações </text:p>
            <text:p>Willian 48 ... ver número </text:p>
            <text:p/>
            <text:p>Tags pesquisa </text:p>
            <text:p/>
            <text:p/>
            <text:p>Reserva da Pedra</text:p>
            <text:p>Pedra Branca</text:p>
            <text:p>Centro</text:p>
            <text:p>Pagani</text:p>
            <text:p>Passa Vinte</text:p>
            <text:p>Ponte Do Imaruim</text:p>
            <text:p>Praia de Fora</text:p>
            <text:p>Aririu</text:p>
            <text:p>Bela Vista</text:p>
            <text:p>São Sebastião</text:p>
            <text:p>Caminho Novo</text:p>
            <text:p>Rio Grande</text:p>
            <text:p>Centro Sede</text:p>
            <text:p>Ponta de Baixo</text:p>
            <text:p>Fazenda Santo Antônio</text:p>
            <text:p>Distrito Industrial</text:p>
            <text:p>Picadas do Sul</text:p>
            <text:p>Flor de Nápolis</text:p>
            <text:p>Forquilhinhas</text:p>
            <text:p>Praia Comprida</text:p>
            <text:p>Roçado</text:p>
            <text:p>Bosque das Mansões</text:p>
            <text:p>Potecas</text:p>
            <text:p>Forquilhas</text:p>
            <text:p>Sertão do Maruim</text:p>
            <text:p>Colônia Santana</text:p>
            <text:p>Barreiros</text:p>
            <text:p>Nossa Senhora do Rosário</text:p>
            <text:p>Bela Vista</text:p>
            <text:p>Jardim Cidade de Florianópolis</text:p>
            <text:p>Pedregal</text:p>
            <text:p>Ipiranga</text:p>
            <text:p>Areias</text:p>
            <text:p>Serraria</text:p>
            <text:p>Real Parque</text:p>
            <text:p>Campinas</text:p>
            <text:p>Procasa</text:p>
            <text:p>kobrasol</text:p>
            <text:p>Centro Capoeiras</text:p>
            <text:p/>
            <text:p>Trindade</text:p>
            <text:p>Agronômica</text:p>
            <text:p>Saco dos Limões</text:p>
            <text:p>Coqueiros</text:p>
            <text:p>Monte Cristo</text:p>
            <text:p>Jardim Atlântico</text:p>
            <text:p>Itacorubi Costeira do Pirajubaé Capivari</text:p>
            <text:p>Tapera da Base</text:p>
            <text:p>Estreito</text:p>
            <text:p>Monte Verde</text:p>
            <text:p>Balneário</text:p>
            <text:p>Rio Vermelho</text:p>
            <text:p>Canto</text:p>
            <text:p>Abraão</text:p>
            <text:p>Santa Mônica</text:p>
            <text:p>Lagoa</text:p>
            <text:p>Saco Grande</text:p>
            <text:p>Córrego Grande</text:p>
            <text:p>Canasvieiras</text:p>
            <text:p>Pantanal Coloninha</text:p>
            <text:p>Barra da Lagoa</text:p>
            <text:p>Carianos</text:p>
            <text:p>José Mendes</text:p>
            <text:p>Ingleses</text:p>
            <text:p>João Paulo</text:p>
            <text:p>Campeche</text:p>
            <text:p>Rio Tavares Central</text:p>
            <text:p>Santinho</text:p>
            <text:p>Ponta das Canas</text:p>
            <text:p>Vargem do Bom Jesus Armação</text:p>
            <text:p>Cachoeira do Bom Jesus Pântano do Sul</text:p>
            <text:p>taguaçu</text:p>
            <text:p>Jurere</text:p>
            <text:p>Vargem Grande</text:p>
            <text:p>Ressacada</text:p>
            <text:p>Morro das Pedras</text:p>
            <text:p>Alto Ribeirão</text:p>
            <text:p>Ribeirão da Ilha</text:p>
            <text:p>Santo Antônio</text:p>
            <text:p>Sambaqui</text:p>
            <text:p>Ingleses Sul</text:p>
            <text:p>Bom Abrigo</text:p>
            <text:p>Porto da Lagoa</text:p>
            <text:p>Cachoeira do Bom Jesus</text:p>
            <text:p>Rio Tavares Ratones</text:p>
            <text:p>Canto da Lagoa</text:p>
            <text:p>Retiro</text:p>
            <text:p>Cacupé</text:p>
            <text:p>Lagoa Pequena</text:p>
            <text:p>Barra do Sambaqui</text:p>
            <text:p>Caiacanga</text:p>
            <text:p>Lagoinha do Norte</text:p>
            <text:p>Base Aérea</text:p>
            <text:p>Pedrita</text:p>
            <text:p>Açores</text:p>
            <text:p>Costeira do Ribeirão</text:p>
            <text:p>Moenda</text:p>
            <text:p>Tapera</text:p>
            <text:p>Daniela</text:p>
            <text:p>Vargem Pequena</text:p>
            <text:p>Canto dos Araçás</text:p>
            <text:p>Recanto dos Açores</text:p>
            <text:p>Canto do Lamim</text:p>
            <text:p>Vargem de Fora</text:p>
            <text:p>Dunas da Lagoa</text:p>
            <text:p>Forte</text:p>
            <text:p>Caieira da barra do sul</text:p>
            <text:p>Praia Brava</text:p>
            <text:p>Praia Mole</text:p>
            <text:p/>
            <text:p>Alto Biguaçu</text:p>
            <text:p>Areias</text:p>
            <text:p>Areias Baixo</text:p>
            <text:p>Areias Cima</text:p>
            <text:p>Areias Meio</text:p>
            <text:p>Beira Rio</text:p>
            <text:p>Biguaçu</text:p>
            <text:p>Bom Viver</text:p>
            <text:p>Cachoeira</text:p>
            <text:p>Carandai</text:p>
            <text:p>Centro</text:p>
            <text:p>Chácara Fabiana</text:p>
            <text:p>Fazenda</text:p>
            <text:p>Fazenda Bom Viver</text:p>
            <text:p>Fundos</text:p>
            <text:p>Jardim Açores</text:p>
            <text:p>Jardim Amsterdam</text:p>
            <text:p>Jardim Anápolis</text:p>
            <text:p>Jardim Biguaçu</text:p>
            <text:p>Jardim Carandai</text:p>
            <text:p>Jardim Carlos</text:p>
            <text:p>Jardim Carolina</text:p>
            <text:p>Jardim Castelo</text:p>
            <text:p>Jardim Elaine</text:p>
            <text:p>Jardim Europa</text:p>
            <text:p>Jardim Ipiranga</text:p>
            <text:p>Jardim Janaína</text:p>
            <text:p>Jardim Mar Pedras</text:p>
            <text:p>Jardim Marcelo</text:p>
            <text:p>Jardim Marco Antônio</text:p>
            <text:p>Jardim Pedras</text:p>
            <text:p>Jardim São Miguel</text:p>
            <text:p>Jardim São Nicolau</text:p>
            <text:p>Jardim Saveiro</text:p>
            <text:p>Jardim Sueli</text:p>
            <text:p>Jardim Tânia</text:p>
            <text:p>Jardim Tijuquinhas</text:p>
            <text:p>Loteamento Avelino Müller</text:p>
            <text:p>Loteamento Boa Vista</text:p>
            <text:p>Loteamento Cunha E Becker</text:p>
            <text:p>Loteamento Futurama</text:p>
            <text:p>Loteamento Helbe</text:p>
            <text:p>Loteamento Irene</text:p>
            <text:p>Loteamento Madre Paulina</text:p>
            <text:p>Loteamento Profilurb</text:p>
            <text:p>Loteamento São Miguel</text:p>
            <text:p>Loteamento Sueli</text:p>
            <text:p>Loteamento Teófilo Alves</text:p>
            <text:p>Loteamento Tijuquinhas</text:p>
            <text:p>Mar das Pedras</text:p>
            <text:p>Morro Bina</text:p>
            <text:p>Morro Boa Vista</text:p>
            <text:p>Morro Viveiro</text:p>
            <text:p>Parque Rua Biguaçu</text:p>
            <text:p>Prado</text:p>
            <text:p>Prado Baixo</text:p>
            <text:p>Praia Bento Francisco</text:p>
            <text:p>Praia João Rosa</text:p>
            <text:p>Rio Caveiras</text:p>
            <text:p>Rios Caveiras</text:p>
            <text:p>Rússia</text:p>
            <text:p>Santa Cruz</text:p>
            <text:p>São Miguel</text:p>
            <text:p>São Miguel Guaporanga</text:p>
            <text:p>Saudade</text:p>
            <text:p>Serraria</text:p>
            <text:p>Sorocaba</text:p>
            <text:p>Três Riachos</text:p>
            <text:p>Vendaval</text:p>
            <text:p>Condomínio</text:p>
            <text:p>Condomínio fechado</text:p>
            <text:p>Apartamento</text:p>
            <text:p>Minha casa minha vida</text:p>
          </table:table-cell>
          <table:table-cell table:style-name="ce21" office:value-type="string" calcext:value-type="string">
            <text:p><text:a xlink:href="https://sc.olx.com.br/florianopolis-e-regiao/terrenos/terrenos-a-partir-de-360m-residencial-e-comercial-no-deltaville-marine-955687018" xlink:type="simple">https://sc.olx.com.br/florianopolis-e-regiao/terrenos/terrenos-a-partir-de-360m-residencial-e-comercial-no-deltaville-marine-955687018</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60000" calcext:value-type="float">
            <text:p>88160000</text:p>
          </table:table-cell>
          <table:table-cell table:style-name="ce20" office:value-type="string" calcext:value-type="string">
            <text:p>Biguacu</text:p>
          </table:table-cell>
          <table:table-cell table:number-columns-repeated="2"/>
          <table:table-cell table:style-name="ce22" office:value-type="float" office:value="50" calcext:value-type="float">
            <text:p>R$50</text:p>
          </table:table-cell>
          <table:table-cell table:number-columns-repeated="1011"/>
        </table:table-row>
        <table:table-row table:style-name="ro1">
          <table:table-cell table:style-name="ce20" office:value-type="float" office:value="6" calcext:value-type="float">
            <text:p>6</text:p>
          </table:table-cell>
          <table:table-cell table:style-name="ce20" office:value-type="string" calcext:value-type="string">
            <text:p>EXCELENTE TERRENO DE 450 M2 NO LOTEAMENTO NOVA CACHOEIRA</text:p>
          </table:table-cell>
          <table:table-cell table:style-name="ce20" office:value-type="string" calcext:value-type="string">
            <text:p>650000.0</text:p>
          </table:table-cell>
          <table:table-cell table:style-name="ce20" office:value-type="string" calcext:value-type="string">
            <text:p>Carlos</text:p>
          </table:table-cell>
          <table:table-cell table:style-name="ce20" office:value-type="string" calcext:value-type="string">
            <text:p>Código do anúncio: 10</text:p>
            <text:p/>
            <text:p>O imóvel está localizado no bairro Cachoeira do Bom Jesus possui 450 metros quadradosLOTEAMENTO NOVA CACHOEIRA</text:p>
          </table:table-cell>
          <table:table-cell table:style-name="ce21" office:value-type="string" calcext:value-type="string">
            <text:p><text:a xlink:href="https://sc.olx.com.br/florianopolis-e-regiao/terrenos/excelente-terreno-de-450-m2-no-loteamento-nova-cachoeira-934593850" xlink:type="simple">https://sc.olx.com.br/florianopolis-e-regiao/terrenos/excelente-terreno-de-450-m2-no-loteamento-nova-cachoeira-934593850</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56500" calcext:value-type="float">
            <text:p>88056500</text:p>
          </table:table-cell>
          <table:table-cell table:style-name="ce20" office:value-type="string" calcext:value-type="string">
            <text:p>Florianopolis</text:p>
          </table:table-cell>
          <table:table-cell table:style-name="ce20" office:value-type="string" calcext:value-type="string">
            <text:p>Cachoeira do Bom Jesus</text:p>
          </table:table-cell>
          <table:table-cell table:style-name="ce20" office:value-type="string" calcext:value-type="string">
            <text:p>Rua Leonel Pereira - de 1188/1189 ao f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7" calcext:value-type="float">
            <text:p>7</text:p>
          </table:table-cell>
          <table:table-cell table:style-name="ce20" office:value-type="string" calcext:value-type="string">
            <text:p>Terreno para Venda em Florianópolis, Rio Vermelho</text:p>
          </table:table-cell>
          <table:table-cell table:style-name="ce20" office:value-type="string" calcext:value-type="string">
            <text:p>750000.0</text:p>
          </table:table-cell>
          <table:table-cell table:style-name="ce20" office:value-type="string" calcext:value-type="string">
            <text:p>MURILO POLICARPO DE AZEVEDO</text:p>
          </table:table-cell>
          <table:table-cell table:style-name="ce20" office:value-type="string" calcext:value-type="string">
            <text:p>Código do anúncio: LV001TRAV_1-2221700</text:p>
            <text:p/>
            <text:p>OPORTUNIDADE  </text:p>
            <text:p>  TERRENO NA CÂNDIDO PEREIRA DOS ANJOS (Travessão)  </text:p>
            <text:p>  Área: 652m2  </text:p>
            <text:p>  Frente: 17,30  </text:p>
            <text:p>  Em frente ao sítio Tia Eliete e a 30 metros do loteamento Jardim Rio Vermelho.  </text:p>
            <text:p>  Viabilidade Comercial e residencial  </text:p>
            <text:p>  Contrato de compra e venda oriundo de Escritura Pública. Não aceita financiamento bancário.  </text:p>
            <text:p>  Aceita proposta  </text:p>
            <text:p>   </text:p>
            <text:p>  Iptu ainda não desmembrado</text:p>
          </table:table-cell>
          <table:table-cell table:style-name="ce21" office:value-type="string" calcext:value-type="string">
            <text:p><text:a xlink:href="https://sc.olx.com.br/florianopolis-e-regiao/terrenos/terreno-para-venda-em-florianopolis-rio-vermelho-968259169" xlink:type="simple">https://sc.olx.com.br/florianopolis-e-regiao/terrenos/terreno-para-venda-em-florianopolis-rio-vermelho-968259169</text:a></text:p>
          </table:table-cell>
          <table:table-cell table:style-name="ce20" office:value-type="string" calcext:value-type="string">
            <text:p>Terrenos</text:p>
          </table:table-cell>
          <table:table-cell table:style-name="ce20" office:value-type="string" calcext:value-type="string">
            <text:p>652m2</text:p>
          </table:table-cell>
          <table:table-cell table:style-name="ce20" office:value-type="float" office:value="88060300" calcext:value-type="float">
            <text:p>88060300</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ua Candido Pereira dos Anjos</text:p>
          </table:table-cell>
          <table:table-cell table:number-columns-repeated="1012"/>
        </table:table-row>
        <table:table-row table:style-name="ro1">
          <table:table-cell table:style-name="ce20" office:value-type="float" office:value="8" calcext:value-type="float">
            <text:p>8</text:p>
          </table:table-cell>
          <table:table-cell table:style-name="ce20" office:value-type="string" calcext:value-type="string">
            <text:p>Terreno escriturado a poucos minutos da praia, em Imbituba, litoral de Santa Catarina.</text:p>
          </table:table-cell>
          <table:table-cell table:style-name="ce20" office:value-type="string" calcext:value-type="string">
            <text:p>198500.0</text:p>
          </table:table-cell>
          <table:table-cell table:style-name="ce20" office:value-type="string" calcext:value-type="string">
            <text:p>Tomaz Imóveis Ltda. CRECI 2864 J</text:p>
          </table:table-cell>
          <table:table-cell table:style-name="ce20" office:value-type="string" calcext:value-type="string">
            <text:p>Código do anúncio: 770-V</text:p>
            <text:p>Terreno escriturado a venda em Imbituba litoral de Santa Catarina, terreno plano e seco. Possui uma área total de 1000 m² e uma ótima localização para você que deseja investir ou construir seu imóvel, próximo do comércio local, fácil acesso à BR 101 e a poucos minutos das melhores praias da região. Não perca essa oportunidade, ligue e agende uma visita com um de nossos corretores. Essa e outras opções de imóveis você encontra no site www.tomazimoveis.com.br</text:p>
          </table:table-cell>
          <table:table-cell table:style-name="ce21" office:value-type="string" calcext:value-type="string">
            <text:p><text:a xlink:href="https://sc.olx.com.br/florianopolis-e-regiao/terrenos/terreno-escriturado-a-poucos-minutos-da-praia-em-imbituba-litoral-de-santa-catarina-974096043" xlink:type="simple">https://sc.olx.com.br/florianopolis-e-regiao/terrenos/terreno-escriturado-a-poucos-minutos-da-praia-em-imbituba-litoral-de-santa-catarina-974096043</text:a></text:p>
          </table:table-cell>
          <table:table-cell table:style-name="ce20" office:value-type="string" calcext:value-type="string">
            <text:p>Terrenos</text:p>
          </table:table-cell>
          <table:table-cell table:style-name="ce20" office:value-type="string" calcext:value-type="string">
            <text:p>100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9" calcext:value-type="float">
            <text:p>9</text:p>
          </table:table-cell>
          <table:table-cell table:style-name="ce20" office:value-type="string" calcext:value-type="string">
            <text:p>Alto do morro da Ferrugem , Terreno <text:s/>de 800 M2</text:p>
          </table:table-cell>
          <table:table-cell table:style-name="ce20" office:value-type="string" calcext:value-type="string">
            <text:p>325000.0</text:p>
          </table:table-cell>
          <table:table-cell table:style-name="ce20" office:value-type="string" calcext:value-type="string">
            <text:p>Muller</text:p>
          </table:table-cell>
          <table:table-cell table:style-name="ce20" office:value-type="string" calcext:value-type="string">
            <text:p>Vendo terreno no alto do morro da Ferrugem  com magnífica vista da lagoa, mar e Garopaba,  cadastro na prefeitura,  topografia, IPTU  em dia.</text:p>
            <text:p/>
          </table:table-cell>
          <table:table-cell table:style-name="ce21" office:value-type="string" calcext:value-type="string">
            <text:p><text:a xlink:href="https://sc.olx.com.br/florianopolis-e-regiao/terrenos/alto-do-morro-da-ferrugem-terreno-de-800-m2-962174896" xlink:type="simple">https://sc.olx.com.br/florianopolis-e-regiao/terrenos/alto-do-morro-da-ferrugem-terreno-de-800-m2-962174896</text:a></text:p>
          </table:table-cell>
          <table:table-cell table:style-name="ce20" office:value-type="string" calcext:value-type="string">
            <text:p>Terrenos</text:p>
          </table:table-cell>
          <table:table-cell table:style-name="ce20" office:value-type="string" calcext:value-type="string">
            <text:p>7500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3"/>
          <table:table-cell table:style-name="ce22" office:value-type="float" office:value="452" calcext:value-type="float">
            <text:p>R$452</text:p>
          </table:table-cell>
          <table:table-cell table:number-columns-repeated="1010"/>
        </table:table-row>
        <table:table-row table:style-name="ro1">
          <table:table-cell table:style-name="ce20" office:value-type="float" office:value="10" calcext:value-type="float">
            <text:p>10</text:p>
          </table:table-cell>
          <table:table-cell table:style-name="ce20" office:value-type="string" calcext:value-type="string">
            <text:p>Área para sítio em Tijucas com 1,4 hectares</text:p>
          </table:table-cell>
          <table:table-cell table:style-name="ce20" office:value-type="string" calcext:value-type="string">
            <text:p>370000.0</text:p>
          </table:table-cell>
          <table:table-cell table:style-name="ce20" office:value-type="string" calcext:value-type="string">
            <text:p>Clínica do Imóvel</text:p>
          </table:table-cell>
          <table:table-cell table:style-name="ce20" office:value-type="string" calcext:value-type="string">
            <text:p>Código do anúncio: 873</text:p>
            <text:p/>
            <text:p>ÁREA PARA SÍTIO EM TIJUCAS</text:p>
            <text:p> </text:p>
            <text:p> </text:p>
            <text:p> </text:p>
            <text:p> - Contendo uma área de 1.4 hectare ( 14 mil metros quadrados) </text:p>
            <text:p> </text:p>
            <text:p> - Área toda em pastagem </text:p>
            <text:p> </text:p>
            <text:p> </text:p>
            <text:p> </text:p>
            <text:p> &amp;#128181; Valor : 370.000,00</text:p>
            <text:p> </text:p>
            <text:p> </text:p>
            <text:p> </text:p>
            <text:p> Mais informações:</text:p>
            <text:p> </text:p>
            <text:p> &amp;#128242;Contato  _x0096_ /VIVO - </text:p>
            <text:p> </text:p>
            <text:p> &amp;#128188;WWW.CLINICADOIMOVEL.COM.BR</text:p>
            <text:p> </text:p>
            <text:p> Creci/SC 4658J </text:p>
          </table:table-cell>
          <table:table-cell table:style-name="ce21" office:value-type="string" calcext:value-type="string">
            <text:p><text:a xlink:href="https://sc.olx.com.br/florianopolis-e-regiao/terrenos/area-para-sitio-em-tijucas-com-1-4-hectares-984635205" xlink:type="simple">https://sc.olx.com.br/florianopolis-e-regiao/terrenos/area-para-sitio-em-tijucas-com-1-4-hectares-984635205</text:a></text:p>
          </table:table-cell>
          <table:table-cell table:style-name="ce20" office:value-type="string" calcext:value-type="string">
            <text:p>Terrenos</text:p>
          </table:table-cell>
          <table:table-cell table:style-name="ce20" office:value-type="string" calcext:value-type="string">
            <text:p>14000m2</text:p>
          </table:table-cell>
          <table:table-cell table:style-name="ce20" office:value-type="float" office:value="88200000" calcext:value-type="float">
            <text:p>88200000</text:p>
          </table:table-cell>
          <table:table-cell table:style-name="ce20" office:value-type="string" calcext:value-type="string">
            <text:p>Tijucas</text:p>
          </table:table-cell>
          <table:table-cell table:number-columns-repeated="1014"/>
        </table:table-row>
        <table:table-row table:style-name="ro1">
          <table:table-cell table:style-name="ce20" office:value-type="float" office:value="11" calcext:value-type="float">
            <text:p>11</text:p>
          </table:table-cell>
          <table:table-cell table:style-name="ce20" office:value-type="string" calcext:value-type="string">
            <text:p>LOTE A VENDA - LOTEAMENTO JARDIM ALVORADA</text:p>
          </table:table-cell>
          <table:table-cell table:style-name="ce20" office:value-type="string" calcext:value-type="string">
            <text:p>140000.0</text:p>
          </table:table-cell>
          <table:table-cell table:style-name="ce20" office:value-type="string" calcext:value-type="string">
            <text:p>Andréa Cardoso</text:p>
          </table:table-cell>
          <table:table-cell table:style-name="ce20" office:value-type="string" calcext:value-type="string">
            <text:p>Código do anúncio: 50</text:p>
            <text:p>LOTE MEDINDO 15,00M DE FRENTE POR 25,21M FUNDOS</text:p>
            <text:p>LOTE PLANO, PRONTO PARA CONSTRUIR</text:p>
            <text:p>COM ESCRITURA</text:p>
            <text:p>LOTES DISPONIVEIS: 1,2 E 7 DA QUADRA B</text:p>
          </table:table-cell>
          <table:table-cell table:style-name="ce21" office:value-type="string" calcext:value-type="string">
            <text:p><text:a xlink:href="https://sc.olx.com.br/florianopolis-e-regiao/terrenos/lote-a-venda-loteamento-jardim-alvorada-813912542" xlink:type="simple">https://sc.olx.com.br/florianopolis-e-regiao/terrenos/lote-a-venda-loteamento-jardim-alvorada-813912542</text:a></text:p>
          </table:table-cell>
          <table:table-cell table:style-name="ce20" office:value-type="string" calcext:value-type="string">
            <text:p>Terrenos</text:p>
          </table:table-cell>
          <table:table-cell table:style-name="ce20" office:value-type="string" calcext:value-type="string">
            <text:p>378m2</text:p>
          </table:table-cell>
          <table:table-cell table:style-name="ce20" office:value-type="float" office:value="88730000" calcext:value-type="float">
            <text:p>88730000</text:p>
          </table:table-cell>
          <table:table-cell table:style-name="ce20" office:value-type="string" calcext:value-type="string">
            <text:p>Sao Ludgero</text:p>
          </table:table-cell>
          <table:table-cell table:number-columns-repeated="3"/>
          <table:table-cell table:style-name="ce22" office:value-type="float" office:value="0" calcext:value-type="float">
            <text:p>R$0</text:p>
          </table:table-cell>
          <table:table-cell table:number-columns-repeated="1010"/>
        </table:table-row>
        <table:table-row table:style-name="ro1">
          <table:table-cell table:style-name="ce20" office:value-type="float" office:value="12" calcext:value-type="float">
            <text:p>12</text:p>
          </table:table-cell>
          <table:table-cell table:style-name="ce20" office:value-type="string" calcext:value-type="string">
            <text:p>Área a venda 22,1612ha, Rio Pequeno, Rancho Queimado ? SC</text:p>
          </table:table-cell>
          <table:table-cell table:style-name="ce20" office:value-type="string" calcext:value-type="string">
            <text:p>2200000.0</text:p>
          </table:table-cell>
          <table:table-cell table:style-name="ce20" office:value-type="string" calcext:value-type="string">
            <text:p>Resulta Mais Imóveis</text:p>
          </table:table-cell>
          <table:table-cell table:style-name="ce20" office:value-type="string" calcext:value-type="string">
            <text:p>Código do anúncio: 5201</text:p>
            <text:p/>
            <text:p>Área rural venda 22,1612ha, com área total de 221.611,723m². Região com altitudes em torno de 810 metros e exuberantes belezas naturais. A 4 km do Centro de Taquaras. Com averbação de reserva legal, com agua Energia Elétrica e 07 Cachoeiras. Acesso aproximadamente de 3,5 km de estrada de chão e distancia de 19 km do Centro de Rancho Queimado. Possui um grande potencial turístico, por ser uma região pontilhada por rios, cascatas, piscinas naturais, estradas e jardins floridos. O Clima é uma das melhores atrações para visitantes e turistas, por ser Temperado Úmido e com temperatura média entre 10 C a 25C.Localização geográfica: Localizada a 65 km da capital de Florianópolis, Rancho Queimado, caminho para a Serra Catarinense, tem fácil acesso e conta com a BR -282, como principal rodovia. Comtempla turismo nas 4 estações do ano. Tem como municípios limítrofes, Alfredo Wagner, Angelina, Anitápolis e Águas Mornas. Área: 288,7 km², sendo 40,4 % de área urbana e 59,6% de área rural. Propicia grande possibilidade de retorno de investimentos; - tanto para moradia, como para investimentos de turismo e agricultura; - tem predominância no cultivo de agricultura orgânica, hortaliças, morango e outros;- é conhecida como a capital Catarinense do Morango;  - desata-se pela variedade de opções no setor turísco, pousadas, cafés coloniais, bistrôs, restaurantes, morros, mirantes, cascatas e Trilhas Ecológicas;- Município com monitoramento de Câmeras de Vigilância, região segura e de gente hospitaleiras; - Invista e se apaixone por esse encantador destino;Escritura Publica. Flexível a negociar parte da propriedade  Valor R$ 2.200.000,00  Ref.: 5201</text:p>
          </table:table-cell>
          <table:table-cell table:style-name="ce21" office:value-type="string" calcext:value-type="string">
            <text:p><text:a xlink:href="https://sc.olx.com.br/florianopolis-e-regiao/terrenos/area-a-venda-22-1612ha-rio-pequeno-rancho-queimado-sc-913429438" xlink:type="simple">https://sc.olx.com.br/florianopolis-e-regiao/terrenos/area-a-venda-22-1612ha-rio-pequeno-rancho-queimado-sc-913429438</text:a></text:p>
          </table:table-cell>
          <table:table-cell table:style-name="ce20" office:value-type="string" calcext:value-type="string">
            <text:p>Fazendas</text:p>
          </table:table-cell>
          <table:table-cell table:style-name="ce20" office:value-type="string" calcext:value-type="string">
            <text:p>221611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3" calcext:value-type="float">
            <text:p>13</text:p>
          </table:table-cell>
          <table:table-cell table:style-name="ce20" office:value-type="string" calcext:value-type="string">
            <text:p>FLORIANóPOLIS - Terreno Padrão - Córrego Grande</text:p>
          </table:table-cell>
          <table:table-cell table:style-name="ce20" office:value-type="string" calcext:value-type="string">
            <text:p>1350000.0</text:p>
          </table:table-cell>
          <table:table-cell table:style-name="ce20" office:value-type="string" calcext:value-type="string">
            <text:p>Marcos Martins</text:p>
          </table:table-cell>
          <table:table-cell table:style-name="ce20" office:value-type="string" calcext:value-type="string">
            <text:p>Código do anúncio: 125</text:p>
            <text:p/>
            <text:p>terreno a venda na rua vera Linhares de Andrade de 443 m² com viabilidade para residencial e comercial</text:p>
          </table:table-cell>
          <table:table-cell table:style-name="ce21" office:value-type="string" calcext:value-type="string">
            <text:p><text:a xlink:href="https://sc.olx.com.br/florianopolis-e-regiao/terrenos/florianopolis-terreno-padrao-corrego-grande-979759558" xlink:type="simple">https://sc.olx.com.br/florianopolis-e-regiao/terrenos/florianopolis-terreno-padrao-corrego-grande-979759558</text:a></text:p>
          </table:table-cell>
          <table:table-cell table:style-name="ce20" office:value-type="string" calcext:value-type="string">
            <text:p>Terrenos</text:p>
          </table:table-cell>
          <table:table-cell table:style-name="ce20" office:value-type="string" calcext:value-type="string">
            <text:p>443m2</text:p>
          </table:table-cell>
          <table:table-cell table:style-name="ce20" office:value-type="float" office:value="88037395" calcext:value-type="float">
            <text:p>88037395</text:p>
          </table:table-cell>
          <table:table-cell table:style-name="ce20" office:value-type="string" calcext:value-type="string">
            <text:p>Florianopolis</text:p>
          </table:table-cell>
          <table:table-cell table:style-name="ce20" office:value-type="string" calcext:value-type="string">
            <text:p>Corrego Grande</text:p>
          </table:table-cell>
          <table:table-cell table:number-columns-repeated="1013"/>
        </table:table-row>
        <table:table-row table:style-name="ro1">
          <table:table-cell table:style-name="ce20" office:value-type="float" office:value="14" calcext:value-type="float">
            <text:p>14</text:p>
          </table:table-cell>
          <table:table-cell table:style-name="ce20" office:value-type="string" calcext:value-type="string">
            <text:p>Terreno Comercial/Residencial de 1.686 m² em Forquilhas - São José/SC.</text:p>
          </table:table-cell>
          <table:table-cell table:style-name="ce20" office:value-type="string" calcext:value-type="string">
            <text:p>1300000.0</text:p>
          </table:table-cell>
          <table:table-cell table:style-name="ce20" office:value-type="string" calcext:value-type="string">
            <text:p>Costão Sul Imóveis</text:p>
          </table:table-cell>
          <table:table-cell table:style-name="ce20" office:value-type="string" calcext:value-type="string">
            <text:p>Código do anúncio: TE0134</text:p>
            <text:p/>
            <text:p>Terreno de 3.643,69 m² (110,199 X 33,064 - medidas irregulares), com Escritura Pública e viabilidade construtiva comercial e residencial para edificações de 4 pavimentos com índice de aproveitamento 2,5. Há aprovação para desmembramento da área em 4 lotes. </text:p>
            <text:p>  </text:p>
            <text:p> Distâncias: </text:p>
            <text:p>  </text:p>
            <text:p> Centro: 8,3 Km; </text:p>
            <text:p> Palhoça: 12,6 Km; </text:p>
            <text:p> Florianópolis: 17,2 Km; </text:p>
            <text:p> Biguaçu: 18,1 Km. -</text:p>
          </table:table-cell>
          <table:table-cell table:style-name="ce21" office:value-type="string" calcext:value-type="string">
            <text:p><text:a xlink:href="https://sc.olx.com.br/florianopolis-e-regiao/terrenos/terreno-comercial-residencial-de-1-686-m-em-forquilhas-sao-jose-sc-991634725" xlink:type="simple">https://sc.olx.com.br/florianopolis-e-regiao/terrenos/terreno-comercial-residencial-de-1-686-m-em-forquilhas-sao-jose-sc-991634725</text:a></text:p>
          </table:table-cell>
          <table:table-cell table:style-name="ce20" office:value-type="string" calcext:value-type="string">
            <text:p>Terrenos</text:p>
          </table:table-cell>
          <table:table-cell table:style-name="ce20" office:value-type="string" calcext:value-type="string">
            <text:p>3644m2</text:p>
          </table:table-cell>
          <table:table-cell table:style-name="ce20" office:value-type="float" office:value="88107100" calcext:value-type="float">
            <text:p>8810710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Antonio Jovita Duarte</text:p>
          </table:table-cell>
          <table:table-cell table:number-columns-repeated="1012"/>
        </table:table-row>
        <table:table-row table:style-name="ro1">
          <table:table-cell table:style-name="ce20" office:value-type="float" office:value="15" calcext:value-type="float">
            <text:p>15</text:p>
          </table:table-cell>
          <table:table-cell table:style-name="ce20" office:value-type="string" calcext:value-type="string">
            <text:p>CRICIúMA - Terreno Padrão - LARANJINHA</text:p>
          </table:table-cell>
          <table:table-cell table:style-name="ce20" office:value-type="string" calcext:value-type="string">
            <text:p>270000.0</text:p>
          </table:table-cell>
          <table:table-cell table:style-name="ce20" office:value-type="string" calcext:value-type="string">
            <text:p>Duda Imóveis Ltda</text:p>
          </table:table-cell>
          <table:table-cell table:style-name="ce20" office:value-type="string" calcext:value-type="string">
            <text:p>Código do anúncio: 35499</text:p>
            <text:p/>
            <text:p>LOTE NO LARANJINHA, AO LADO DO POSTO DE SAUDE,RUA ASFALTADA OTIMA LOCALIZAÇAO.</text:p>
          </table:table-cell>
          <table:table-cell table:style-name="ce21" office:value-type="string" calcext:value-type="string">
            <text:p><text:a xlink:href="https://sc.olx.com.br/florianopolis-e-regiao/terrenos/criciuma-terreno-padrao-laranjinha-972295066" xlink:type="simple">https://sc.olx.com.br/florianopolis-e-regiao/terrenos/criciuma-terreno-padrao-laranjinha-972295066</text:a></text:p>
          </table:table-cell>
          <table:table-cell table:style-name="ce20" office:value-type="string" calcext:value-type="string">
            <text:p>Terrenos</text:p>
          </table:table-cell>
          <table:table-cell table:style-name="ce20" office:value-type="string" calcext:value-type="string">
            <text:p>1560m2</text:p>
          </table:table-cell>
          <table:table-cell table:style-name="ce20" office:value-type="float" office:value="88818686" calcext:value-type="float">
            <text:p>88818686</text:p>
          </table:table-cell>
          <table:table-cell table:style-name="ce20" office:value-type="string" calcext:value-type="string">
            <text:p>Criciuma</text:p>
          </table:table-cell>
          <table:table-cell table:style-name="ce20" office:value-type="string" calcext:value-type="string">
            <text:p>Laranjinha</text:p>
          </table:table-cell>
          <table:table-cell table:style-name="ce20" office:value-type="string" calcext:value-type="string">
            <text:p>Rua Varci Colombo</text:p>
          </table:table-cell>
          <table:table-cell table:number-columns-repeated="1012"/>
        </table:table-row>
        <table:table-row table:style-name="ro1">
          <table:table-cell table:style-name="ce20" office:value-type="float" office:value="16" calcext:value-type="float">
            <text:p>16</text:p>
          </table:table-cell>
          <table:table-cell table:style-name="ce20" office:value-type="string" calcext:value-type="string">
            <text:p>Lindo sítio com 4602m², 2 frentes, vista para o mar e 2 casas com piscina</text:p>
          </table:table-cell>
          <table:table-cell table:style-name="ce20" office:value-type="string" calcext:value-type="string">
            <text:p>1600000.0</text:p>
          </table:table-cell>
          <table:table-cell table:style-name="ce20" office:value-type="string" calcext:value-type="string">
            <text:p>ViaBrasil Invest Ltda- Me</text:p>
          </table:table-cell>
          <table:table-cell table:style-name="ce20" office:value-type="string" calcext:value-type="string">
            <text:p>Código do anúncio: T02</text:p>
            <text:p/>
            <text:p>Ter um sítio, uma chácara só sua dentro de Florianópolis, uma Ilha com espaço muito limitado para uso do solo, sendo quase toda destinada para preservação ambiental é um privilégio cada vez mais raro. Você tem agora uma oportunidade ao seu alcance. </text:p>
            <text:p>  Terreno com 4602 metros quadrados, todo cercado com duas casas já prontas: </text:p>
            <text:p> Casa 1 - Alvenaria, um dormitório com sala e cozinha integrada e um banheiro. Piso superior pronto para receber outro quarto e banheiro, já com a escada de madeira angelim pedra pronta para instalar maximizando a vista Mar. </text:p>
            <text:p> Casa 2 -  alvenaria, toda envidraçada com vidros duplos, aberturas importadas de PVC (totalmente antirruídos), 3 dormitórios, 2 suítes, lareira caldeira com piso aquecido, um ar condicionado split. </text:p>
            <text:p> Água da Casan e também da montanha. </text:p>
            <text:p> Frente para 2 ruas, sendo uma sem saída praticamente privada e a outra a rua geral do Bairro, asfaltada.  </text:p>
            <text:p>  </text:p>
            <text:p> Possui ainda, ávores frutíferas diversas, galpão de madeira, oficina e horta.  </text:p>
            <text:p>  </text:p>
            <text:p> Aceita casa na praia Norte da ilha até R$700.000,00</text:p>
          </table:table-cell>
          <table:table-cell table:style-name="ce21" office:value-type="string" calcext:value-type="string">
            <text:p><text:a xlink:href="https://sc.olx.com.br/florianopolis-e-regiao/terrenos/lindo-sitio-com-4602m-2-frentes-vista-para-o-mar-e-2-casas-com-piscina-975411248" xlink:type="simple">https://sc.olx.com.br/florianopolis-e-regiao/terrenos/lindo-sitio-com-4602m-2-frentes-vista-para-o-mar-e-2-casas-com-piscina-975411248</text:a></text:p>
          </table:table-cell>
          <table:table-cell table:style-name="ce20" office:value-type="string" calcext:value-type="string">
            <text:p>Fazendas</text:p>
          </table:table-cell>
          <table:table-cell table:style-name="ce20" office:value-type="string" calcext:value-type="string">
            <text:p>200m2</text:p>
          </table:table-cell>
          <table:table-cell table:style-name="ce20" office:value-type="float" office:value="88052600" calcext:value-type="float">
            <text:p>88052600</text:p>
          </table:table-cell>
          <table:table-cell table:style-name="ce20" office:value-type="string" calcext:value-type="string">
            <text:p>Florianopolis</text:p>
          </table:table-cell>
          <table:table-cell table:style-name="ce20" office:value-type="string" calcext:value-type="string">
            <text:p>Vargem Grande</text:p>
          </table:table-cell>
          <table:table-cell table:style-name="ce20" office:value-type="string" calcext:value-type="string">
            <text:p>Estrada Cristovao Machado de Campos - ate 4999/5000</text:p>
          </table:table-cell>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17" calcext:value-type="float">
            <text:p>17</text:p>
          </table:table-cell>
          <table:table-cell table:style-name="ce20" office:value-type="string" calcext:value-type="string">
            <text:p>Terreno plano no bairro Campeche em Florianópolis/SC - Sul da Ilha</text:p>
          </table:table-cell>
          <table:table-cell table:style-name="ce20" office:value-type="string" calcext:value-type="string">
            <text:p>500000.0</text:p>
          </table:table-cell>
          <table:table-cell table:style-name="ce20" office:value-type="string" calcext:value-type="string">
            <text:p>Gabriel Soares Corretor Imobiliário</text:p>
          </table:table-cell>
          <table:table-cell table:style-name="ce20" office:value-type="string" calcext:value-type="string">
            <text:p>Código do anúncio: GS110</text:p>
            <text:p/>
            <text:p>Localizado no bairro Campeche em Florianópolis/SC. Terreno com 500 m2 em local plano. Viabilidade ARP 2.5Terreno de posse. Praia do Campeche!</text:p>
          </table:table-cell>
          <table:table-cell table:style-name="ce21" office:value-type="string" calcext:value-type="string">
            <text:p><text:a xlink:href="https://sc.olx.com.br/florianopolis-e-regiao/terrenos/terreno-plano-no-bairro-campeche-em-florianopolis-sc-sul-da-ilha-996710401" xlink:type="simple">https://sc.olx.com.br/florianopolis-e-regiao/terrenos/terreno-plano-no-bairro-campeche-em-florianopolis-sc-sul-da-ilha-996710401</text:a></text:p>
          </table:table-cell>
          <table:table-cell table:style-name="ce20" office:value-type="string" calcext:value-type="string">
            <text:p>Terrenos</text:p>
          </table:table-cell>
          <table:table-cell table:style-name="ce20" office:value-type="string" calcext:value-type="string">
            <text:p>500m2</text:p>
          </table:table-cell>
          <table:table-cell table:style-name="ce20" office:value-type="float" office:value="88063080" calcext:value-type="float">
            <text:p>8806308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do Gramal - ate 1154/1155</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8" calcext:value-type="float">
            <text:p>18</text:p>
          </table:table-cell>
          <table:table-cell table:style-name="ce20" office:value-type="string" calcext:value-type="string">
            <text:p>TERRENO A VENDA EM LAGES</text:p>
          </table:table-cell>
          <table:table-cell table:style-name="ce20" office:value-type="string" calcext:value-type="string">
            <text:p>1100000.0</text:p>
          </table:table-cell>
          <table:table-cell table:style-name="ce20" office:value-type="string" calcext:value-type="string">
            <text:p>FONTE NEGOCIOS IMOBILIARIOS LTDA - ME</text:p>
          </table:table-cell>
          <table:table-cell table:style-name="ce20" office:value-type="string" calcext:value-type="string">
            <text:p>Código do anúncio: TE0063</text:p>
            <text:p/>
            <text:p>Excelente terreno com área superficial de 2.917,30m²,  na localidade de Alto Arroio, próximo ao trevo de acesso pela BR 101. entrada para a praia de Ibiraquera. </text:p>
            <text:p>  </text:p>
            <text:p> Alto Arroio, Imbituba/SC. -</text:p>
          </table:table-cell>
          <table:table-cell table:style-name="ce21" office:value-type="string" calcext:value-type="string">
            <text:p><text:a xlink:href="https://sc.olx.com.br/florianopolis-e-regiao/terrenos/terreno-a-venda-em-lages-989505087" xlink:type="simple">https://sc.olx.com.br/florianopolis-e-regiao/terrenos/terreno-a-venda-em-lages-989505087</text:a></text:p>
          </table:table-cell>
          <table:table-cell table:style-name="ce20" office:value-type="string" calcext:value-type="string">
            <text:p>Terrenos</text:p>
          </table:table-cell>
          <table:table-cell table:style-name="ce20" office:value-type="string" calcext:value-type="string">
            <text:p>29173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19" calcext:value-type="float">
            <text:p>19</text:p>
          </table:table-cell>
          <table:table-cell table:style-name="ce20" office:value-type="string" calcext:value-type="string">
            <text:p>Garopaba - Loteamento/Condomínio - Campo Duna</text:p>
          </table:table-cell>
          <table:table-cell table:style-name="ce20" office:value-type="string" calcext:value-type="string">
            <text:p>174828.0</text:p>
          </table:table-cell>
          <table:table-cell table:style-name="ce20" office:value-type="string" calcext:value-type="string">
            <text:p>Isadora R. Francelino</text:p>
          </table:table-cell>
          <table:table-cell table:style-name="ce20" office:value-type="string" calcext:value-type="string">
            <text:p>Código do anúncio: TE00015</text:p>
            <text:p/>
            <text:p>Terrenos de 350 m² até 556 m².  </text:p>
            <text:p>  </text:p>
            <text:p> Regularizados com escritura pública e de fácil acesso próximo a SC 434, entre Garopaba e Imbituba.  </text:p>
            <text:p> Excelente infra-estrutura: ruas calçadas e pavimentadas, rede de drenagem pluvial, rede de energia elétrica, rede de água potável.  </text:p>
            <text:p>  </text:p>
            <text:p> Estrutura de Lazer: Praça de lazer, academia, playground, quadra de vôlei de praia, quadra de futebol Society, pista de skate. Loteamento com cara de condomínio.  </text:p>
            <text:p>  </text:p>
            <text:p> Sua oportunidade de adquirir um terreno próximo as praias de Garopaba e Praia do Rosa com um ótimo preço à vista ou financiado direto com a loteadora. </text:p>
            <text:p>  </text:p>
            <text:p> PRONTO PARA CONSTRUIR! - Informações adicionais:Pista de sk8, Playground, Praças de fogo,,</text:p>
          </table:table-cell>
          <table:table-cell table:style-name="ce21" office:value-type="string" calcext:value-type="string">
            <text:p><text:a xlink:href="https://sc.olx.com.br/florianopolis-e-regiao/terrenos/garopaba-loteamento-condominio-campo-duna-920060764" xlink:type="simple">https://sc.olx.com.br/florianopolis-e-regiao/terrenos/garopaba-loteamento-condominio-campo-duna-920060764</text:a></text:p>
          </table:table-cell>
          <table:table-cell table:style-name="ce20" office:value-type="string" calcext:value-type="string">
            <text:p>Terrenos</text:p>
          </table:table-cell>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20" calcext:value-type="float">
            <text:p>20</text:p>
          </table:table-cell>
          <table:table-cell table:style-name="ce20" office:value-type="string" calcext:value-type="string">
            <text:p>Antônio Carlos - Terreno Padrão - Centro</text:p>
          </table:table-cell>
          <table:table-cell table:style-name="ce20" office:value-type="string" calcext:value-type="string">
            <text:p>280000.0</text:p>
          </table:table-cell>
          <table:table-cell table:style-name="ce20" office:value-type="string" calcext:value-type="string">
            <text:p>Bruno Imóveis Ltda</text:p>
          </table:table-cell>
          <table:table-cell table:style-name="ce20" office:value-type="string" calcext:value-type="string">
            <text:p>Código do anúncio: TE130</text:p>
            <text:p/>
            <text:p>Localizado no Centro de Antônio Carlos/SC, 100 metros do comércio local.Possui 379,33m² e tem viabilidade para construção de até 06 pavimentos.Agende uma visita e venha conhecer esse belo terreno. ou</text:p>
          </table:table-cell>
          <table:table-cell table:style-name="ce21" office:value-type="string" calcext:value-type="string">
            <text:p><text:a xlink:href="https://sc.olx.com.br/florianopolis-e-regiao/terrenos/antonio-carlos-terreno-padrao-centro-991763407" xlink:type="simple">https://sc.olx.com.br/florianopolis-e-regiao/terrenos/antonio-carlos-terreno-padrao-centro-991763407</text:a></text:p>
          </table:table-cell>
          <table:table-cell table:style-name="ce20" office:value-type="string" calcext:value-type="string">
            <text:p>Terrenos</text:p>
          </table:table-cell>
          <table:table-cell table:style-name="ce20" office:value-type="string" calcext:value-type="string">
            <text:p>379m2</text:p>
          </table:table-cell>
          <table:table-cell table:style-name="ce20" office:value-type="float" office:value="88180000" calcext:value-type="float">
            <text:p>88180000</text:p>
          </table:table-cell>
          <table:table-cell table:style-name="ce20" office:value-type="string" calcext:value-type="string">
            <text:p>Antonio Carlos</text:p>
          </table:table-cell>
          <table:table-cell table:number-columns-repeated="1014"/>
        </table:table-row>
        <table:table-row table:style-name="ro1">
          <table:table-cell table:style-name="ce20" office:value-type="float" office:value="21" calcext:value-type="float">
            <text:p>21</text:p>
          </table:table-cell>
          <table:table-cell table:style-name="ce20" office:value-type="string" calcext:value-type="string">
            <text:p>Terreno para Venda em Imbituba, Alto Arroio</text:p>
          </table:table-cell>
          <table:table-cell table:style-name="ce20" office:value-type="string" calcext:value-type="string">
            <text:p>180000.0</text:p>
          </table:table-cell>
          <table:table-cell table:style-name="ce20" office:value-type="string" calcext:value-type="string">
            <text:p>Imobiliária Casa dos Imóveis</text:p>
          </table:table-cell>
          <table:table-cell table:style-name="ce20" office:value-type="string" calcext:value-type="string">
            <text:p>Código do anúncio: terre0101_1-1783149</text:p>
            <text:p/>
            <text:p>OPORTUNIDADE:  </text:p>
            <text:p>  Terreno escriturado à 50 metros da lagoa do quintino.  </text:p>
            <text:p>   </text:p>
            <text:p>   </text:p>
            <text:p>  Pontos Fortes: Escriturado  </text:p>
            <text:p>  Murado.</text:p>
          </table:table-cell>
          <table:table-cell table:style-name="ce21" office:value-type="string" calcext:value-type="string">
            <text:p><text:a xlink:href="https://sc.olx.com.br/florianopolis-e-regiao/terrenos/terreno-para-venda-em-imbituba-alto-arroio-931906705" xlink:type="simple">https://sc.olx.com.br/florianopolis-e-regiao/terrenos/terreno-para-venda-em-imbituba-alto-arroio-931906705</text:a></text:p>
          </table:table-cell>
          <table:table-cell table:style-name="ce20" office:value-type="string" calcext:value-type="string">
            <text:p>Terrenos</text:p>
          </table:table-cell>
          <table:table-cell table:style-name="ce20" office:value-type="string" calcext:value-type="string">
            <text:p>337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22" calcext:value-type="float">
            <text:p>22</text:p>
          </table:table-cell>
          <table:table-cell table:style-name="ce20" office:value-type="string" calcext:value-type="string">
            <text:p>TERRENO RESIDENCIAL em FLORIANÓPOLIS - SC, CACUPÉ</text:p>
          </table:table-cell>
          <table:table-cell table:style-name="ce20" office:value-type="string" calcext:value-type="string">
            <text:p>1980000.0</text:p>
          </table:table-cell>
          <table:table-cell table:style-name="ce20" office:value-type="string" calcext:value-type="string">
            <text:p>Lisboa Imóveis</text:p>
          </table:table-cell>
          <table:table-cell table:style-name="ce20" office:value-type="string" calcext:value-type="string">
            <text:p>Código do anúncio: TR-202</text:p>
            <text:p/>
            <text:p>Terreno com frente de 38m em local alto, vista deslumbrante e imperdível para o mar, junto a área verde, acesso privativo, extremando com condomínio de alto. </text:p>
            <text:p>  </text:p>
            <text:p> </text:p>
          </table:table-cell>
          <table:table-cell table:style-name="ce21" office:value-type="string" calcext:value-type="string">
            <text:p><text:a xlink:href="https://sc.olx.com.br/florianopolis-e-regiao/terrenos/terreno-residencial-em-florianopolis-sc-cacupe-992514529" xlink:type="simple">https://sc.olx.com.br/florianopolis-e-regiao/terrenos/terreno-residencial-em-florianopolis-sc-cacupe-992514529</text:a></text:p>
          </table:table-cell>
          <table:table-cell table:style-name="ce20" office:value-type="string" calcext:value-type="string">
            <text:p>Terrenos</text:p>
          </table:table-cell>
          <table:table-cell table:style-name="ce20" office:value-type="string" calcext:value-type="string">
            <text:p>8119m2</text:p>
          </table:table-cell>
          <table:table-cell table:style-name="ce20" office:value-type="float" office:value="88050005" calcext:value-type="float">
            <text:p>88050005</text:p>
          </table:table-cell>
          <table:table-cell table:style-name="ce20" office:value-type="string" calcext:value-type="string">
            <text:p>Florianopolis</text:p>
          </table:table-cell>
          <table:table-cell table:style-name="ce20" office:value-type="string" calcext:value-type="string">
            <text:p>Cacupe</text:p>
          </table:table-cell>
          <table:table-cell table:style-name="ce20" office:value-type="string" calcext:value-type="string">
            <text:p>Estrada Haroldo Soares Glavan</text:p>
          </table:table-cell>
          <table:table-cell table:number-columns-repeated="1012"/>
        </table:table-row>
        <table:table-row table:style-name="ro1">
          <table:table-cell table:style-name="ce20" office:value-type="float" office:value="23" calcext:value-type="float">
            <text:p>23</text:p>
          </table:table-cell>
          <table:table-cell table:style-name="ce20" office:value-type="string" calcext:value-type="string">
            <text:p>Imbituba - Terreno Padrão - Itapiruba</text:p>
          </table:table-cell>
          <table:table-cell table:style-name="ce20" office:value-type="string" calcext:value-type="string">
            <text:p>450000.0</text:p>
          </table:table-cell>
          <table:table-cell table:style-name="ce20" office:value-type="string" calcext:value-type="string">
            <text:p>Tomaz Imóveis Ltda</text:p>
          </table:table-cell>
          <table:table-cell table:style-name="ce20" office:value-type="string" calcext:value-type="string">
            <text:p>Código do anúncio: 6830803</text:p>
            <text:p/>
            <text:p>Oportunidade perfeita para que sonha em construir em frente ao mar.Lote plano, seco, medindo 300m² a beira mar da belíssima praia de Itapirubá, próximo ao comércio local, a poucos minutos do Centro da Cidade.Excelente oportunidade para você que deseja construir/investir em um local seguro e acolhedor, no Litoral Sul Catarinense, berço de belas maravilhas naturais.Não perca essa chance, ligue e agende uma visita com um de nossos corretores.Esta e outras opções você encontra no nosso site www.tomazimoveis.com.br</text:p>
          </table:table-cell>
          <table:table-cell table:style-name="ce21" office:value-type="string" calcext:value-type="string">
            <text:p><text:a xlink:href="https://sc.olx.com.br/florianopolis-e-regiao/terrenos/imbituba-terreno-padrao-itapiruba-994974080" xlink:type="simple">https://sc.olx.com.br/florianopolis-e-regiao/terrenos/imbituba-terreno-padrao-itapiruba-994974080</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4" calcext:value-type="float">
            <text:p>24</text:p>
          </table:table-cell>
          <table:table-cell table:style-name="ce20" office:value-type="string" calcext:value-type="string">
            <text:p>FLORIANóPOLIS - Terreno Padrão - Campeche</text:p>
          </table:table-cell>
          <table:table-cell table:style-name="ce20" office:value-type="string" calcext:value-type="string">
            <text:p>1900000.0</text:p>
          </table:table-cell>
          <table:table-cell table:style-name="ce20" office:value-type="string" calcext:value-type="string">
            <text:p>Portal do Campeche Imóveis</text:p>
          </table:table-cell>
          <table:table-cell table:style-name="ce20" office:value-type="string" calcext:value-type="string">
            <text:p>Código do anúncio: 160</text:p>
            <text:p/>
            <text:p>Terreno em rua tranquila, contém uma pequena casa de 70 m2, excelente localização para construção de casas de alto padrão. Já vem com água e luz instalados. </text:p>
            <text:p> AGENDE SUA VISITA!!!</text:p>
          </table:table-cell>
          <table:table-cell table:style-name="ce21" office:value-type="string" calcext:value-type="string">
            <text:p><text:a xlink:href="https://sc.olx.com.br/florianopolis-e-regiao/terrenos/florianopolis-terreno-padrao-campeche-972300222" xlink:type="simple">https://sc.olx.com.br/florianopolis-e-regiao/terrenos/florianopolis-terreno-padrao-campeche-972300222</text:a></text:p>
          </table:table-cell>
          <table:table-cell table:style-name="ce20" office:value-type="string" calcext:value-type="string">
            <text:p>Terrenos</text:p>
          </table:table-cell>
          <table:table-cell table:style-name="ce20" office:value-type="string" calcext:value-type="string">
            <text:p>2300m2</text:p>
          </table:table-cell>
          <table:table-cell table:style-name="ce20" office:value-type="float" office:value="88063255" calcext:value-type="float">
            <text:p>88063255</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Eugenio Raulino da Silva</text:p>
          </table:table-cell>
          <table:table-cell table:number-columns-repeated="1012"/>
        </table:table-row>
        <table:table-row table:style-name="ro1">
          <table:table-cell table:style-name="ce20" office:value-type="float" office:value="25" calcext:value-type="float">
            <text:p>25</text:p>
          </table:table-cell>
          <table:table-cell table:style-name="ce20" office:value-type="string" calcext:value-type="string">
            <text:p>Área Comercial/Industrial</text:p>
          </table:table-cell>
          <table:table-cell table:style-name="ce20" office:value-type="string" calcext:value-type="string">
            <text:p>600000.0</text:p>
          </table:table-cell>
          <table:table-cell table:style-name="ce20" office:value-type="string" calcext:value-type="string">
            <text:p>Mario Nobre Imoveis</text:p>
          </table:table-cell>
          <table:table-cell table:style-name="ce20" office:value-type="string" calcext:value-type="string">
            <text:p>Código do anúncio: TR 28</text:p>
            <text:p/>
            <text:p>Loteamento Caminho Verde, Avenida das Torres.Um lindo terreno plano com 24,00 metros de frente e fundos; fundos e lateral para área verde, 24 X 30, fica exatamente ao lado da loja Renner.Viabilidade: Taxa de ocupação 60%, índice de aproveitamento 2%, altura de construção 7,5 metros.</text:p>
          </table:table-cell>
          <table:table-cell table:style-name="ce21" office:value-type="string" calcext:value-type="string">
            <text:p><text:a xlink:href="https://sc.olx.com.br/florianopolis-e-regiao/terrenos/area-comercial-industrial-916607931" xlink:type="simple">https://sc.olx.com.br/florianopolis-e-regiao/terrenos/area-comercial-industrial-916607931</text:a></text:p>
          </table:table-cell>
          <table:table-cell table:style-name="ce20" office:value-type="string" calcext:value-type="string">
            <text:p>Terrenos</text:p>
          </table:table-cell>
          <table:table-cell table:style-name="ce20" office:value-type="string" calcext:value-type="string">
            <text:p>720m2</text:p>
          </table:table-cell>
          <table:table-cell table:style-name="ce20" office:value-type="float" office:value="88115000" calcext:value-type="float">
            <text:p>88115000</text:p>
          </table:table-cell>
          <table:table-cell table:style-name="ce20" office:value-type="string" calcext:value-type="string">
            <text:p>Sao Jose</text:p>
          </table:table-cell>
          <table:table-cell table:style-name="ce20" office:value-type="string" calcext:value-type="string">
            <text:p>Serraria</text:p>
          </table:table-cell>
          <table:table-cell table:style-name="ce20" office:value-type="string" calcext:value-type="string">
            <text:p>Rua Heriberto Hulse - de 4180/4181 ao fim</text:p>
          </table:table-cell>
          <table:table-cell table:style-name="ce22" office:value-type="float" office:value="0" calcext:value-type="float">
            <text:p>R$0</text:p>
          </table:table-cell>
          <table:table-cell table:style-name="ce22" office:value-type="float" office:value="3000" calcext:value-type="float">
            <text:p>R$3,000</text:p>
          </table:table-cell>
          <table:table-cell table:number-columns-repeated="1010"/>
        </table:table-row>
        <table:table-row table:style-name="ro1">
          <table:table-cell table:style-name="ce20" office:value-type="float" office:value="26" calcext:value-type="float">
            <text:p>26</text:p>
          </table:table-cell>
          <table:table-cell table:style-name="ce20" office:value-type="string" calcext:value-type="string">
            <text:p>Terreno com escritura pública na melhor localização da Praia do Campeche.</text:p>
          </table:table-cell>
          <table:table-cell table:style-name="ce20" office:value-type="string" calcext:value-type="string">
            <text:p>790000.0</text:p>
          </table:table-cell>
          <table:table-cell table:style-name="ce20" office:value-type="string" calcext:value-type="string">
            <text:p>THIAGO BORGES</text:p>
          </table:table-cell>
          <table:table-cell table:style-name="ce20" office:value-type="string" calcext:value-type="string">
            <text:p>Código do anúncio: 3023... ver número</text:p>
            <text:p/>
            <text:p>Aproveite os últimos lotes disponíveis para venda no melhor projeto de loteamento do sul da ilha. </text:p>
            <text:p> Ideal para quem busca qualidade de vida e morar a poucos metros do mar. </text:p>
            <text:p>  </text:p>
            <text:p> Jardim Campeche, foi planejado para que seus moradores vivam o dia a dia em convívio permanente com a natureza, à praia e o meio urbano. </text:p>
            <text:p> As vias do loteamento, busca proporcionar caminhadas por percursos arborizados com espécies nativas, além de calçadas e travessias cuidadosamente estudadas para gerar conforto e segurança aos usuários. </text:p>
            <text:p> Na ampla área verde de lazer, com mais de 23 mil m², configurada pelo Parque Linear, tem diferentes atividades, como pista de caminhada sinalizada, espaços de estar, playground, academia e pet place, fomentando o lazer e o convívio para melhoria da qualidade de vida das pessoas e qualificação da paisagem. Com a mesma finalidade, a ciclofaixa com mais de 1km se estende por todo o perímetro do Parque e dispõe de sinalização e balizamento necessários para atender tanto ao transporte como ao lazer. </text:p>
            <text:p>  </text:p>
            <text:p> Lote com 360m² 12x30  </text:p>
            <text:p>  </text:p>
            <text:p> Para moradia ou para investimento será sua melhor opção. </text:p>
            <text:p>  </text:p>
            <text:p> Maiores informações e lotes disponíveis ligue agora!</text:p>
          </table:table-cell>
          <table:table-cell table:style-name="ce21" office:value-type="string" calcext:value-type="string">
            <text:p><text:a xlink:href="https://sc.olx.com.br/florianopolis-e-regiao/terrenos/terreno-com-escritura-publica-na-melhor-localizacao-da-praia-do-campeche-918063453" xlink:type="simple">https://sc.olx.com.br/florianopolis-e-regiao/terrenos/terreno-com-escritura-publica-na-melhor-localizacao-da-praia-do-campeche-918063453</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3270" calcext:value-type="float">
            <text:p>8806327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Jardim dos Eucaliptos - ate 1069/1070</text:p>
          </table:table-cell>
          <table:table-cell/>
          <table:table-cell table:style-name="ce22" office:value-type="float" office:value="1000" calcext:value-type="float">
            <text:p>R$1,000</text:p>
          </table:table-cell>
          <table:table-cell table:number-columns-repeated="1010"/>
        </table:table-row>
        <table:table-row table:style-name="ro1">
          <table:table-cell table:style-name="ce20" office:value-type="float" office:value="27" calcext:value-type="float">
            <text:p>27</text:p>
          </table:table-cell>
          <table:table-cell table:style-name="ce20" office:value-type="string" calcext:value-type="string">
            <text:p>Terreno à venda, 444 m² por R$ 400.000,00 - Pedra Branca - Palhoça/SC</text:p>
          </table:table-cell>
          <table:table-cell table:style-name="ce20" office:value-type="string" calcext:value-type="string">
            <text:p>400000.0</text:p>
          </table:table-cell>
          <table:table-cell table:style-name="ce20" office:value-type="string" calcext:value-type="string">
            <text:p>SUPERVISAO COMERCIO DE IMOVEIS LTDA - EPP</text:p>
          </table:table-cell>
          <table:table-cell table:style-name="ce20" office:value-type="string" calcext:value-type="string">
            <text:p>Código do anúncio: TE0467</text:p>
            <text:p/>
            <text:p>Terreno residencial à venda na Cidade Universitária Pedra Branca, Palhoça, a 5 minutos do Passeio Pedra Branca, com as diversas facilidades de um open shopping em seu entorno, como os Supermercados Hippo, gastronomia diversificada, lojas, farmácia do SESI, bares, academia e colégios.Próximo da Universidade do Sul de Santa Catarina (UNISUL), além do fácil acesso aos dois principais shoppings centers do município, o Continente Park Shopping e o Shopping Via Catarina, a apenas 2 km. Por ser um bairro planejado, o Pedra Branca oferece também ciclovias, praças, lago com pista de caminhada e espaços de lazer.Terreno com área total de 444,35 m².Conheça o terreno agendando uma visita através de nosso WhatsApp:  ou pelo telefone .A Supervisão Imóveis conta com uma equipe de corretores especializados prontos para lhe atender. -</text:p>
          </table:table-cell>
          <table:table-cell table:style-name="ce21" office:value-type="string" calcext:value-type="string">
            <text:p><text:a xlink:href="https://sc.olx.com.br/florianopolis-e-regiao/terrenos/terreno-a-venda-444-m-por-r-400-000-00-pedra-branca-palhoca-sc-923842462" xlink:type="simple">https://sc.olx.com.br/florianopolis-e-regiao/terrenos/terreno-a-venda-444-m-por-r-400-000-00-pedra-branca-palhoca-sc-923842462</text:a></text:p>
          </table:table-cell>
          <table:table-cell table:style-name="ce20" office:value-type="string" calcext:value-type="string">
            <text:p>Terrenos</text:p>
          </table:table-cell>
          <table:table-cell table:style-name="ce20" office:value-type="string" calcext:value-type="string">
            <text:p>444m2</text:p>
          </table:table-cell>
          <table:table-cell table:style-name="ce20" office:value-type="float" office:value="88137140" calcext:value-type="float">
            <text:p>8813714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as Garcas</text:p>
          </table:table-cell>
          <table:table-cell table:style-name="ce22" office:value-type="float" office:value="0" calcext:value-type="float">
            <text:p>R$0</text:p>
          </table:table-cell>
          <table:table-cell table:style-name="ce22" office:value-type="float" office:value="211" calcext:value-type="float">
            <text:p>R$211</text:p>
          </table:table-cell>
          <table:table-cell table:number-columns-repeated="1010"/>
        </table:table-row>
        <table:table-row table:style-name="ro1">
          <table:table-cell table:style-name="ce20" office:value-type="float" office:value="28" calcext:value-type="float">
            <text:p>28</text:p>
          </table:table-cell>
          <table:table-cell table:style-name="ce20" office:value-type="string" calcext:value-type="string">
            <text:p>Terreno com destaque no loteamento, ótima esquina</text:p>
          </table:table-cell>
          <table:table-cell table:style-name="ce20" office:value-type="string" calcext:value-type="string">
            <text:p>150000.0</text:p>
          </table:table-cell>
          <table:table-cell table:style-name="ce20" office:value-type="string" calcext:value-type="string">
            <text:p>Bela Praia Imóveis</text:p>
          </table:table-cell>
          <table:table-cell table:style-name="ce20" office:value-type="string" calcext:value-type="string">
            <text:p>Código do anúncio: TE0020</text:p>
            <text:p/>
            <text:p>Ótimo terreno de esquina, no Novo Passo. -</text:p>
          </table:table-cell>
          <table:table-cell table:style-name="ce21" office:value-type="string" calcext:value-type="string">
            <text:p><text:a xlink:href="https://sc.olx.com.br/florianopolis-e-regiao/terrenos/terreno-com-destaque-no-loteamento-otima-esquina-988904880" xlink:type="simple">https://sc.olx.com.br/florianopolis-e-regiao/terrenos/terreno-com-destaque-no-loteamento-otima-esquina-988904880</text:a></text:p>
          </table:table-cell>
          <table:table-cell table:style-name="ce20" office:value-type="string" calcext:value-type="string">
            <text:p>Terrenos</text:p>
          </table:table-cell>
          <table:table-cell table:style-name="ce20" office:value-type="string" calcext:value-type="string">
            <text:p>387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29" calcext:value-type="float">
            <text:p>29</text:p>
          </table:table-cell>
          <table:table-cell table:style-name="ce20" office:value-type="string" calcext:value-type="string">
            <text:p>Chácara a venda</text:p>
          </table:table-cell>
          <table:table-cell table:style-name="ce20" office:value-type="string" calcext:value-type="string">
            <text:p>430000.0</text:p>
          </table:table-cell>
          <table:table-cell table:style-name="ce20" office:value-type="string" calcext:value-type="string">
            <text:p>Osvaldo</text:p>
          </table:table-cell>
          <table:table-cell table:style-name="ce20" office:value-type="string" calcext:value-type="string">
            <text:p>Com uma ótima renda mensal de 6 mil por mês </text:p>
            <text:p>Vendo linda chácara </text:p>
            <text:p>Contendo </text:p>
            <text:p>3 quartos sendo 1 suíte </text:p>
            <text:p>3 banheiro </text:p>
            <text:p>Cachoeira privativa </text:p>
            <text:p>Piscina </text:p>
            <text:p>Lagoa de pesca </text:p>
            <text:p>Terreno tem 3.000 mil metros quadrados </text:p>
            <text:p>Salão de festa com churrasqueira e fogão </text:p>
            <text:p>Árvore frutíferas</text:p>
          </table:table-cell>
          <table:table-cell table:style-name="ce21" office:value-type="string" calcext:value-type="string">
            <text:p><text:a xlink:href="https://sc.olx.com.br/florianopolis-e-regiao/terrenos/chacara-a-venda-1000476060" xlink:type="simple">https://sc.olx.com.br/florianopolis-e-regiao/terrenos/chacara-a-venda-1000476060</text:a></text:p>
          </table:table-cell>
          <table:table-cell table:style-name="ce20" office:value-type="string" calcext:value-type="string">
            <text:p>Sitios e chacaras</text:p>
          </table:table-cell>
          <table:table-cell table:style-name="ce20" office:value-type="string" calcext:value-type="string">
            <text:p>3000m2</text:p>
          </table:table-cell>
          <table:table-cell table:style-name="ce20" office:value-type="float" office:value="88260000" calcext:value-type="float">
            <text:p>88260000</text:p>
          </table:table-cell>
          <table:table-cell table:style-name="ce20" office:value-type="string" calcext:value-type="string">
            <text:p>Major Gercino</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0" calcext:value-type="float">
            <text:p>30</text:p>
          </table:table-cell>
          <table:table-cell table:style-name="ce20" office:value-type="string" calcext:value-type="string">
            <text:p>GAROPABA - Terreno Padrão - Encantada</text:p>
          </table:table-cell>
          <table:table-cell table:style-name="ce20" office:value-type="string" calcext:value-type="string">
            <text:p>380000.0</text:p>
          </table:table-cell>
          <table:table-cell table:style-name="ce20" office:value-type="string" calcext:value-type="string">
            <text:p>Auxiliadora Predial - Garopaba</text:p>
          </table:table-cell>
          <table:table-cell table:style-name="ce20" office:value-type="string" calcext:value-type="string">
            <text:p>Código do anúncio: 357829</text:p>
            <text:p/>
            <text:p>Excelente terreno a venda na entrada da praia da Barrinha, com 365m² de frente para a rua principal que da acesso a praia da Barra. Rua asfaltada e terreno cercado. Não perca essa oportunidade, certeza de ótimo investimento!  </text:p>
            <text:p> Entre em contato e fale com um de nossos corretores!</text:p>
          </table:table-cell>
          <table:table-cell table:style-name="ce21" office:value-type="string" calcext:value-type="string">
            <text:p><text:a xlink:href="https://sc.olx.com.br/florianopolis-e-regiao/terrenos/garopaba-terreno-padrao-encantada-961487035" xlink:type="simple">https://sc.olx.com.br/florianopolis-e-regiao/terrenos/garopaba-terreno-padrao-encantada-961487035</text:a></text:p>
          </table:table-cell>
          <table:table-cell table:style-name="ce20" office:value-type="string" calcext:value-type="string">
            <text:p>Terrenos</text:p>
          </table:table-cell>
          <table:table-cell table:style-name="ce20" office:value-type="string" calcext:value-type="string">
            <text:p>365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31" calcext:value-type="float">
            <text:p>31</text:p>
          </table:table-cell>
          <table:table-cell table:style-name="ce20" office:value-type="string" calcext:value-type="string">
            <text:p>CHACARA RESIDENCIAL em RANCHO QUEIMADO - SC, Taquaras</text:p>
          </table:table-cell>
          <table:table-cell table:style-name="ce20" office:value-type="string" calcext:value-type="string">
            <text:p>650000.0</text:p>
          </table:table-cell>
          <table:table-cell table:style-name="ce20" office:value-type="string" calcext:value-type="string">
            <text:p>LBA IMOVEIS EIRELI-ME</text:p>
          </table:table-cell>
          <table:table-cell table:style-name="ce20" office:value-type="string" calcext:value-type="string">
            <text:p>Código do anúncio: CH00004</text:p>
            <text:p/>
            <text:p>Casarão lindo em Rancho Queimado... </text:p>
            <text:p> 60mil m2 de terra, 5 quartos, 3 banheiros... </text:p>
            <text:p>  </text:p>
            <text:p> Fale conosco:  -</text:p>
          </table:table-cell>
          <table:table-cell table:style-name="ce21" office:value-type="string" calcext:value-type="string">
            <text:p><text:a xlink:href="https://sc.olx.com.br/florianopolis-e-regiao/terrenos/chacara-residencial-em-rancho-queimado-sc-taquaras-956647486" xlink:type="simple">https://sc.olx.com.br/florianopolis-e-regiao/terrenos/chacara-residencial-em-rancho-queimado-sc-taquaras-956647486</text:a></text:p>
          </table:table-cell>
          <table:table-cell table:style-name="ce20" office:value-type="string" calcext:value-type="string">
            <text:p>Sitios e chacaras</text:p>
          </table:table-cell>
          <table:table-cell table:style-name="ce20" office:value-type="string" calcext:value-type="string">
            <text:p>300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1014"/>
        </table:table-row>
        <table:table-row table:style-name="ro1">
          <table:table-cell table:style-name="ce20" office:value-type="float" office:value="32" calcext:value-type="float">
            <text:p>32</text:p>
          </table:table-cell>
          <table:table-cell table:style-name="ce20" office:value-type="string" calcext:value-type="string">
            <text:p>Terreno próximo à Praia.</text:p>
          </table:table-cell>
          <table:table-cell table:style-name="ce20" office:value-type="string" calcext:value-type="string">
            <text:p>480000.0</text:p>
          </table:table-cell>
          <table:table-cell table:style-name="ce20" office:value-type="string" calcext:value-type="string">
            <text:p>Vanessa Mensch Corretora de Imóveis</text:p>
          </table:table-cell>
          <table:table-cell table:style-name="ce20" office:value-type="string" calcext:value-type="string">
            <text:p>Código do anúncio: VM256</text:p>
            <text:p/>
            <text:p>Terreno próximo à Praia do Santinho.  17 x 31  Praia do Santinho ganhou várias premiações por ser a Praia mais limpa do Brasil.  E conhecida por conta do Resort Costão do Santinho, praia com aguas limpas e muitas ondas.  3km da Praia dos Ingleses, onde se encontra mercados grandes, bancos, comércio amplo.</text:p>
          </table:table-cell>
          <table:table-cell table:style-name="ce21" office:value-type="string" calcext:value-type="string">
            <text:p><text:a xlink:href="https://sc.olx.com.br/florianopolis-e-regiao/terrenos/terreno-proximo-a-praia-907974399" xlink:type="simple">https://sc.olx.com.br/florianopolis-e-regiao/terrenos/terreno-proximo-a-praia-907974399</text:a></text:p>
          </table:table-cell>
          <table:table-cell table:style-name="ce20" office:value-type="string" calcext:value-type="string">
            <text:p>Terrenos</text:p>
          </table:table-cell>
          <table:table-cell table:style-name="ce20" office:value-type="string" calcext:value-type="string">
            <text:p>527m2</text:p>
          </table:table-cell>
          <table:table-cell table:style-name="ce20" office:value-type="float" office:value="88058807" calcext:value-type="float">
            <text:p>88058807</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Servidao Maria Afonso Santos</text:p>
          </table:table-cell>
          <table:table-cell table:style-name="ce22" office:value-type="float" office:value="0" calcext:value-type="float">
            <text:p>R$0</text:p>
          </table:table-cell>
          <table:table-cell table:style-name="ce22" office:value-type="float" office:value="1315" calcext:value-type="float">
            <text:p>R$1,315</text:p>
          </table:table-cell>
          <table:table-cell table:number-columns-repeated="1010"/>
        </table:table-row>
        <table:table-row table:style-name="ro1">
          <table:table-cell table:style-name="ce20" office:value-type="float" office:value="33" calcext:value-type="float">
            <text:p>33</text:p>
          </table:table-cell>
          <table:table-cell table:style-name="ce20" office:value-type="string" calcext:value-type="string">
            <text:p>Terreno lisboa 3</text:p>
          </table:table-cell>
          <table:table-cell table:style-name="ce20" office:value-type="string" calcext:value-type="string">
            <text:p>140000.0</text:p>
          </table:table-cell>
          <table:table-cell table:style-name="ce20" office:value-type="string" calcext:value-type="string">
            <text:p>Lucas M.</text:p>
          </table:table-cell>
          <table:table-cell table:style-name="ce20" office:value-type="string" calcext:value-type="string">
            <text:p>Terreno Plano </text:p>
            <text:p>10x 20 : 200 m2</text:p>
            <text:p>Pronto pra construir </text:p>
            <text:p>Etapa 2 </text:p>
            <text:p>Loteamento Planejado </text:p>
            <text:p>Infra estrutura completa .</text:p>
            <text:p/>
            <text:p>Tel : (48)... ver número WhatsApp </text:p>
          </table:table-cell>
          <table:table-cell table:style-name="ce21" office:value-type="string" calcext:value-type="string">
            <text:p><text:a xlink:href="https://sc.olx.com.br/florianopolis-e-regiao/terrenos/terreno-lisboa-3-949452962" xlink:type="simple">https://sc.olx.com.br/florianopolis-e-regiao/terrenos/terreno-lisboa-3-949452962</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07100" calcext:value-type="float">
            <text:p>8810710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Antonio Jovita Duarte</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4" calcext:value-type="float">
            <text:p>34</text:p>
          </table:table-cell>
          <table:table-cell table:style-name="ce20" office:value-type="string" calcext:value-type="string">
            <text:p>Alfredo Wagner- Serra Catarinense, 43.000 m²</text:p>
          </table:table-cell>
          <table:table-cell table:style-name="ce20" office:value-type="string" calcext:value-type="string">
            <text:p>440000.0</text:p>
          </table:table-cell>
          <table:table-cell table:style-name="ce20" office:value-type="string" calcext:value-type="string">
            <text:p>Bravimol Brava Imóveis Ltda. - ME</text:p>
          </table:table-cell>
          <table:table-cell table:style-name="ce20" office:value-type="string" calcext:value-type="string">
            <text:p>Código do anúncio: SIT 502</text:p>
            <text:p/>
            <text:p>Uma bela área rural com 43.000,00 m² quase todo em área útil  para você formar um sítio para moradia ou plantio , criação de gado ou ovelhas , etc.. </text:p>
            <text:p>  </text:p>
            <text:p> Fica a 900 m de altitude , 10 km da Cidade por estrada boa ,possui um rancho velho e quatro lagoas  e nascente. </text:p>
            <text:p>  </text:p>
            <text:p> Área escriturada e registrada . </text:p>
            <text:p>  </text:p>
            <text:p> Energia elétrica passa na estrada na frente ao terreno.</text:p>
          </table:table-cell>
          <table:table-cell table:style-name="ce21" office:value-type="string" calcext:value-type="string">
            <text:p><text:a xlink:href="https://sc.olx.com.br/florianopolis-e-regiao/terrenos/alfredo-wagner-serra-catarinense-43-000-m-977464523" xlink:type="simple">https://sc.olx.com.br/florianopolis-e-regiao/terrenos/alfredo-wagner-serra-catarinense-43-000-m-977464523</text:a></text:p>
          </table:table-cell>
          <table:table-cell table:style-name="ce20" office:value-type="string" calcext:value-type="string">
            <text:p>Fazendas</text:p>
          </table:table-cell>
          <table:table-cell table:style-name="ce20" office:value-type="string" calcext:value-type="string">
            <text:p>43000m2</text:p>
          </table:table-cell>
          <table:table-cell table:style-name="ce20" office:value-type="float" office:value="88450000" calcext:value-type="float">
            <text:p>88450000</text:p>
          </table:table-cell>
          <table:table-cell table:style-name="ce20" office:value-type="string" calcext:value-type="string">
            <text:p>Alfredo Wagner</text:p>
          </table:table-cell>
          <table:table-cell table:number-columns-repeated="1014"/>
        </table:table-row>
        <table:table-row table:style-name="ro1">
          <table:table-cell table:style-name="ce20" office:value-type="float" office:value="35" calcext:value-type="float">
            <text:p>35</text:p>
          </table:table-cell>
          <table:table-cell table:style-name="ce20" office:value-type="string" calcext:value-type="string">
            <text:p>Terreno à venda, 300 m² por R$ 83.000 - Lagoa Cortada - Balneário Gaivota/SC</text:p>
          </table:table-cell>
          <table:table-cell table:style-name="ce20" office:value-type="string" calcext:value-type="string">
            <text:p>83000.0</text:p>
          </table:table-cell>
          <table:table-cell table:style-name="ce20" office:value-type="string" calcext:value-type="string">
            <text:p>RSB Imóveis</text:p>
          </table:table-cell>
          <table:table-cell table:style-name="ce20" office:value-type="string" calcext:value-type="string">
            <text:p>Código do anúncio: TE0935</text:p>
            <text:p/>
            <text:p>Terrenos em Balneário Gaivota - SC </text:p>
            <text:p>  </text:p>
            <text:p> Localização: Rua Girassóis (Lagoa Cortada) </text:p>
            <text:p>  </text:p>
            <text:p> Metragem: 12x25 (300m²) </text:p>
            <text:p>  </text:p>
            <text:p> Distancia do mar: 250 metros </text:p>
            <text:p>  </text:p>
            <text:p> Posição solar: Oeste </text:p>
            <text:p>  </text:p>
            <text:p> Documento: Escritura </text:p>
            <text:p>  </text:p>
            <text:p> Valor: R$ 83.000,00 </text:p>
            <text:p>  </text:p>
            <text:p> OBS: São 2 terrenos juntos, o preço de 83.000,00 é unitário. -</text:p>
          </table:table-cell>
          <table:table-cell table:style-name="ce21" office:value-type="string" calcext:value-type="string">
            <text:p><text:a xlink:href="https://sc.olx.com.br/florianopolis-e-regiao/terrenos/terreno-a-venda-300-m-por-r-83-000-lagoa-cortada-balneario-gaivota-sc-910733639" xlink:type="simple">https://sc.olx.com.br/florianopolis-e-regiao/terrenos/terreno-a-venda-300-m-por-r-83-000-lagoa-cortada-balneario-gaivota-sc-910733639</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150" calcext:value-type="float">
            <text:p>R$150</text:p>
          </table:table-cell>
          <table:table-cell table:number-columns-repeated="1010"/>
        </table:table-row>
        <table:table-row table:style-name="ro1">
          <table:table-cell table:style-name="ce20" office:value-type="float" office:value="36" calcext:value-type="float">
            <text:p>36</text:p>
          </table:table-cell>
          <table:table-cell table:style-name="ce20" office:value-type="string" calcext:value-type="string">
            <text:p>FLORIANóPOLIS - Terreno Padrão - Canasvieiras</text:p>
          </table:table-cell>
          <table:table-cell table:style-name="ce20" office:value-type="string" calcext:value-type="string">
            <text:p>378890.0</text:p>
          </table:table-cell>
          <table:table-cell table:style-name="ce20" office:value-type="string" calcext:value-type="string">
            <text:p>MASVI Imóveis</text:p>
          </table:table-cell>
          <table:table-cell table:style-name="ce20" office:value-type="string" calcext:value-type="string">
            <text:p>Código do anúncio: 676</text:p>
            <text:p/>
            <text:p>Ótimo condomínio com terrenos amplos, extensa área verde, infraestrutura completa, local tranquilo e localização privilegiada: entre Canasvieiras e Jurerê. Fica próximo ao comércio e escolas de Jurerê e às melhores praias do Norte da Ilha.É um verdadeiro Paraiso Ecológico. Próximo ao Rio Papaquara,com salão de festas e play ground Endereço: Canto do Lamin Condomínio VilaporeSão 21.700m2 com árvores frutíferas e uma variedade de fauna e flora nativa totalmente aproveitáveis. Com deck para pescaria, totaliza 50 lotes com pavimentação,totalmente fechado com guarita.Vantagens da localização, além de toda natureza: 2km de Canasvieiras; 3km da SC 401 e do Sapiens Park e também a 3 Km do centro de Jurerê .Somente 11 terenos a venda.</text:p>
          </table:table-cell>
          <table:table-cell table:style-name="ce21" office:value-type="string" calcext:value-type="string">
            <text:p><text:a xlink:href="https://sc.olx.com.br/florianopolis-e-regiao/terrenos/florianopolis-terreno-padrao-canasvieiras-1000469682" xlink:type="simple">https://sc.olx.com.br/florianopolis-e-regiao/terrenos/florianopolis-terreno-padrao-canasvieiras-1000469682</text:a></text:p>
          </table:table-cell>
          <table:table-cell table:style-name="ce20" office:value-type="string" calcext:value-type="string">
            <text:p>Terrenos</text:p>
          </table:table-cell>
          <table:table-cell table:style-name="ce20" office:value-type="string" calcext:value-type="string">
            <text:p>379m2</text:p>
          </table:table-cell>
          <table:table-cell table:style-name="ce20" office:value-type="float" office:value="88054610" calcext:value-type="float">
            <text:p>88054610</text:p>
          </table:table-cell>
          <table:table-cell table:style-name="ce20" office:value-type="string" calcext:value-type="string">
            <text:p>Florianopolis</text:p>
          </table:table-cell>
          <table:table-cell table:style-name="ce20" office:value-type="string" calcext:value-type="string">
            <text:p>Canasvieiras</text:p>
          </table:table-cell>
          <table:table-cell table:style-name="ce20" office:value-type="string" calcext:value-type="string">
            <text:p>Rua do Lam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7" calcext:value-type="float">
            <text:p>37</text:p>
          </table:table-cell>
          <table:table-cell table:style-name="ce20" office:value-type="string" calcext:value-type="string">
            <text:p>Terreno comercial para locação no Rio Tavares</text:p>
          </table:table-cell>
          <table:table-cell table:style-name="ce20" office:value-type="string" calcext:value-type="string">
            <text:p>1060000.0</text:p>
          </table:table-cell>
          <table:table-cell table:style-name="ce20" office:value-type="string" calcext:value-type="string">
            <text:p>Hot Imobiliaria</text:p>
          </table:table-cell>
          <table:table-cell table:style-name="ce20" office:value-type="string" calcext:value-type="string">
            <text:p>Código do anúncio: 2239</text:p>
            <text:p/>
            <text:p>Amplo terreno dividido em 03 peças com 1.092m² de área total, sendo 14,00 metros de frente por 78,00 metros de fundo, dispondo de escritório com 30m² privativos, localizado em região privilegiada na SC 405 no Rio Tavares, com grande fluxo diário de pessoas, próximo ao comércio local e o fácil acesso ao Centro da cidade.Valor sujeito a alteração.Agende hoje mesmo sua visita!Contato:  / Outras oportunidades acesse:www.hotimobiliaria.com.br 2239</text:p>
          </table:table-cell>
          <table:table-cell table:style-name="ce21" office:value-type="string" calcext:value-type="string">
            <text:p><text:a xlink:href="https://sc.olx.com.br/florianopolis-e-regiao/terrenos/terreno-comercial-para-locacao-no-rio-tavares-997873911" xlink:type="simple">https://sc.olx.com.br/florianopolis-e-regiao/terrenos/terreno-comercial-para-locacao-no-rio-tavares-997873911</text:a></text:p>
          </table:table-cell>
          <table:table-cell table:style-name="ce20" office:value-type="string" calcext:value-type="string">
            <text:p>Terrenos</text:p>
          </table:table-cell>
          <table:table-cell table:style-name="ce20" office:value-type="string" calcext:value-type="string">
            <text:p>1092m2</text:p>
          </table:table-cell>
          <table:table-cell table:style-name="ce20" office:value-type="float" office:value="88048000" calcext:value-type="float">
            <text:p>88048000</text:p>
          </table:table-cell>
          <table:table-cell table:style-name="ce20" office:value-type="string" calcext:value-type="string">
            <text:p>Florianopolis</text:p>
          </table:table-cell>
          <table:table-cell table:style-name="ce20" office:value-type="string" calcext:value-type="string">
            <text:p>Costeira do Pirajubae</text:p>
          </table:table-cell>
          <table:table-cell table:style-name="ce20" office:value-type="string" calcext:value-type="string">
            <text:p>Rodovia Francisco Magno Vieira</text:p>
          </table:table-cell>
          <table:table-cell table:style-name="ce22" office:value-type="float" office:value="0" calcext:value-type="float">
            <text:p>R$0</text:p>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38" calcext:value-type="float">
            <text:p>38</text:p>
          </table:table-cell>
          <table:table-cell table:style-name="ce20" office:value-type="string" calcext:value-type="string">
            <text:p>Terreno - Florianópolis SC</text:p>
          </table:table-cell>
          <table:table-cell table:style-name="ce20" office:value-type="string" calcext:value-type="string">
            <text:p>5000000.0</text:p>
          </table:table-cell>
          <table:table-cell table:style-name="ce20" office:value-type="string" calcext:value-type="string">
            <text:p>Paes Imóveis Ltda</text:p>
          </table:table-cell>
          <table:table-cell table:style-name="ce20" office:value-type="string" calcext:value-type="string">
            <text:p>Código do anúncio: 1643</text:p>
            <text:p/>
            <text:p>Amplo terreno, localizado na principal avenida da Lagoa da Conceição, com viabilidade de construção excelente e grande potencial para investimento. </text:p>
            <text:p>  </text:p>
            <text:p> O terreno possui 58m de frente para a Avenida das Rendeiras, sendo 1.904 m² de área total, tendo sobre ele uma edificação com cerca de 150 m². Na região estão localizados os principais comércios, restaurantes, bares e pousadas. Além de estar no coração da Lagoa, se destaca por estar a poucos minutos das praias mais belas de Ilha da Magia, como Praia da Joaquina, Praia Mole e Barra da Lagoa. </text:p>
            <text:p>  </text:p>
            <text:p> Vale destacar a excelente documentação do imóvel, sendo escritura pública definitiva, além de estar inserido, em sua totalidade, em zoneamento ATR - 2.5, que lhe permite um grande aproveitamento para construir. </text:p>
            <text:p>  </text:p>
            <text:p> Não perca a oportunidade de investir num local com excelente potencial, de frente para a Lagoa da Conceição, numa das regiões mais belas de Florianópolis. </text:p>
            <text:p>  </text:p>
            <text:p> Agende sua visita e consulte maiores informações com nossos corretores.</text:p>
          </table:table-cell>
          <table:table-cell table:style-name="ce21" office:value-type="string" calcext:value-type="string">
            <text:p><text:a xlink:href="https://sc.olx.com.br/florianopolis-e-regiao/terrenos/terreno-florianopolis-sc-993017141" xlink:type="simple">https://sc.olx.com.br/florianopolis-e-regiao/terrenos/terreno-florianopolis-sc-993017141</text:a></text:p>
          </table:table-cell>
          <table:table-cell table:style-name="ce20" office:value-type="string" calcext:value-type="string">
            <text:p>Terrenos</text:p>
          </table:table-cell>
          <table:table-cell table:style-name="ce20" office:value-type="string" calcext:value-type="string">
            <text:p>1904m2</text:p>
          </table:table-cell>
          <table:table-cell table:style-name="ce20" office:value-type="float" office:value="88062400" calcext:value-type="float">
            <text:p>88062400</text:p>
          </table:table-cell>
          <table:table-cell table:style-name="ce20" office:value-type="string" calcext:value-type="string">
            <text:p>Florianopolis</text:p>
          </table:table-cell>
          <table:table-cell table:style-name="ce20" office:value-type="string" calcext:value-type="string">
            <text:p>Lagoa da Conceicao</text:p>
          </table:table-cell>
          <table:table-cell table:style-name="ce20" office:value-type="string" calcext:value-type="string">
            <text:p>Avenida das Rendeiras</text:p>
          </table:table-cell>
          <table:table-cell table:number-columns-repeated="1012"/>
        </table:table-row>
        <table:table-row table:style-name="ro1">
          <table:table-cell table:style-name="ce20" office:value-type="float" office:value="39" calcext:value-type="float">
            <text:p>39</text:p>
          </table:table-cell>
          <table:table-cell table:style-name="ce20" office:value-type="string" calcext:value-type="string">
            <text:p>Lote/Terreno para venda tem 6800 metros quadrados em Praia da Ferrugem - Garopaba - SC</text:p>
          </table:table-cell>
          <table:table-cell table:style-name="ce20" office:value-type="string" calcext:value-type="string">
            <text:p>1450000.0</text:p>
          </table:table-cell>
          <table:table-cell table:style-name="ce20" office:value-type="string" calcext:value-type="string">
            <text:p>ZELI SANTOS SEVERO DE LIMA</text:p>
          </table:table-cell>
          <table:table-cell table:style-name="ce20" office:value-type="string" calcext:value-type="string">
            <text:p>Código do anúncio: Praia Ferrugem</text:p>
            <text:p/>
            <text:p>Belissimos lotes,(COM MATRÍCULAS) são dois lotes num total de 6800m²  de área com vista cinamatografica para o mar. Praia da Ferrugem fica ao sul de Florianópolis, a 90km.  </text:p>
            <text:p> Mar de um lado e do outro a Lagoa,  ponto de encontro de idosos, adultos e jovem (praia boa para surf). </text:p>
            <text:p>  </text:p>
            <text:p> ,</text:p>
          </table:table-cell>
          <table:table-cell table:style-name="ce21" office:value-type="string" calcext:value-type="string">
            <text:p><text:a xlink:href="https://sc.olx.com.br/florianopolis-e-regiao/terrenos/lote-terreno-para-venda-tem-6800-metros-quadrados-em-praia-da-ferrugem-garopaba-sc-934593517" xlink:type="simple">https://sc.olx.com.br/florianopolis-e-regiao/terrenos/lote-terreno-para-venda-tem-6800-metros-quadrados-em-praia-da-ferrugem-garopaba-sc-934593517</text:a></text:p>
          </table:table-cell>
          <table:table-cell table:style-name="ce20" office:value-type="string" calcext:value-type="string">
            <text:p>Terrenos</text:p>
          </table:table-cell>
          <table:table-cell table:style-name="ce20" office:value-type="string" calcext:value-type="string">
            <text:p>68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40" calcext:value-type="float">
            <text:p>40</text:p>
          </table:table-cell>
          <table:table-cell table:style-name="ce20" office:value-type="string" calcext:value-type="string">
            <text:p>FLORIANóPOLIS - Sítio - Campeche</text:p>
          </table:table-cell>
          <table:table-cell table:style-name="ce20" office:value-type="string" calcext:value-type="string">
            <text:p>3800000.0</text:p>
          </table:table-cell>
          <table:table-cell table:style-name="ce20" office:value-type="string" calcext:value-type="string">
            <text:p>Regiane Balzer</text:p>
          </table:table-cell>
          <table:table-cell table:style-name="ce20" office:value-type="string" calcext:value-type="string">
            <text:p>Código do anúncio: 482</text:p>
            <text:p/>
            <text:p>Sítio a venda no bairro Campeche em Florianópolis </text:p>
            <text:p>  </text:p>
            <text:p>  </text:p>
            <text:p> Clima e tranquilidade de campo, facilidade de uma vida urbana e diversão na belíssima praia do Campeche. </text:p>
            <text:p>  </text:p>
            <text:p> Tudo o que você precisa, em um único lugar. </text:p>
            <text:p>  </text:p>
            <text:p> O IMÓVEL: Trata-se de uma área urbana, com 9.507m², situada na localidade de Areias do Campeche, imóvel cadastrado na PMF e em conformidade com planta de localização e memorial (ART 6838616-8), tem as seguintes medidas e confrontações: frente ao leste, medindo 252,95m: lateral direita sul, medindo 30,74m: fundos a oeste, medindo 227,93m; e lateral esquerda ao norte, medindo 55,66m, perfazendo 9.507m², não sendo objeto de nenhuma reivindicação de matrícula sobreposta. </text:p>
            <text:p>  </text:p>
            <text:p> OBSERVAÇÕES IMPORTANTES. </text:p>
            <text:p>  </text:p>
            <text:p> Acessos pavimentados pela Servidão Ibiza e pela Servidão Garapuvu. </text:p>
            <text:p>  </text:p>
            <text:p> Área é plana e seca, sendo parte gramada e</text:p>
          </table:table-cell>
          <table:table-cell table:style-name="ce21" office:value-type="string" calcext:value-type="string">
            <text:p><text:a xlink:href="https://sc.olx.com.br/florianopolis-e-regiao/terrenos/florianopolis-sitio-campeche-988193012" xlink:type="simple">https://sc.olx.com.br/florianopolis-e-regiao/terrenos/florianopolis-sitio-campeche-988193012</text:a></text:p>
          </table:table-cell>
          <table:table-cell table:style-name="ce20" office:value-type="string" calcext:value-type="string">
            <text:p>Fazendas</text:p>
          </table:table-cell>
          <table:table-cell table:style-name="ce20" office:value-type="string" calcext:value-type="string">
            <text:p>9507m2</text:p>
          </table:table-cell>
          <table:table-cell table:style-name="ce20" office:value-type="float" office:value="88066022" calcext:value-type="float">
            <text:p>88066022</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Travessa Ibiza</text:p>
          </table:table-cell>
          <table:table-cell/>
          <table:table-cell table:style-name="ce22" office:value-type="float" office:value="650" calcext:value-type="float">
            <text:p>R$650</text:p>
          </table:table-cell>
          <table:table-cell table:number-columns-repeated="1010"/>
        </table:table-row>
        <table:table-row table:style-name="ro1">
          <table:table-cell table:style-name="ce20" office:value-type="float" office:value="41" calcext:value-type="float">
            <text:p>41</text:p>
          </table:table-cell>
          <table:table-cell table:style-name="ce20" office:value-type="string" calcext:value-type="string">
            <text:p>FLORIANóPOLIS - Terreno Padrão - Canasvieiras</text:p>
          </table:table-cell>
          <table:table-cell table:style-name="ce20" office:value-type="string" calcext:value-type="string">
            <text:p>485570.0</text:p>
          </table:table-cell>
          <table:table-cell table:style-name="ce20" office:value-type="string" calcext:value-type="string">
            <text:p>MASVI Imóveis</text:p>
          </table:table-cell>
          <table:table-cell table:style-name="ce20" office:value-type="string" calcext:value-type="string">
            <text:p>Código do anúncio: 677</text:p>
            <text:p/>
            <text:p>Ótimo condomínio com terrenos amplos, extensa área verde, infraestrutura completa, local tranquilo e localização privilegiada: entre Canasvieiras e Jurerê. Fica próximo ao comércio e escolas de Jurerê e às melhores praias do Norte da Ilha.É um verdadeiro Paraiso Ecológico. Próximo ao Rio Papaquara,com salão de festas e play ground Endereço: Canto do Lamin Condomínio VilaporeSão 21.700m2 com árvores frutíferas e uma variedade de fauna e flora nativa totalmente aproveitáveis. Com deck para pescaria, totaliza 50 lotes com pavimentação,totalmente fechado com guarita.Vantagens da localização, além de toda natureza: 2km de Canasvieiras; 3km da SC 401 e do Sapiens Park e também a 3 Km do centro de Jurerê .Somente 11 terenos a venda, cf. preço de tabela e metragem dos terrenos</text:p>
          </table:table-cell>
          <table:table-cell table:style-name="ce21" office:value-type="string" calcext:value-type="string">
            <text:p><text:a xlink:href="https://sc.olx.com.br/florianopolis-e-regiao/terrenos/florianopolis-terreno-padrao-canasvieiras-1000463419" xlink:type="simple">https://sc.olx.com.br/florianopolis-e-regiao/terrenos/florianopolis-terreno-padrao-canasvieiras-1000463419</text:a></text:p>
          </table:table-cell>
          <table:table-cell table:style-name="ce20" office:value-type="string" calcext:value-type="string">
            <text:p>Terrenos</text:p>
          </table:table-cell>
          <table:table-cell table:style-name="ce20" office:value-type="string" calcext:value-type="string">
            <text:p>486m2</text:p>
          </table:table-cell>
          <table:table-cell table:style-name="ce20" office:value-type="float" office:value="88054610" calcext:value-type="float">
            <text:p>88054610</text:p>
          </table:table-cell>
          <table:table-cell table:style-name="ce20" office:value-type="string" calcext:value-type="string">
            <text:p>Florianopolis</text:p>
          </table:table-cell>
          <table:table-cell table:style-name="ce20" office:value-type="string" calcext:value-type="string">
            <text:p>Canasvieiras</text:p>
          </table:table-cell>
          <table:table-cell table:style-name="ce20" office:value-type="string" calcext:value-type="string">
            <text:p>Rua do Lam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2" calcext:value-type="float">
            <text:p>42</text:p>
          </table:table-cell>
          <table:table-cell table:style-name="ce20" office:value-type="string" calcext:value-type="string">
            <text:p>Florianópolis - Terreno Padrão - Jurerê Internacional</text:p>
          </table:table-cell>
          <table:table-cell table:style-name="ce20" office:value-type="string" calcext:value-type="string">
            <text:p>5000000.0</text:p>
          </table:table-cell>
          <table:table-cell table:style-name="ce20" office:value-type="string" calcext:value-type="string">
            <text:p>Viva Jurerê Imobiliária</text:p>
          </table:table-cell>
          <table:table-cell table:style-name="ce20" office:value-type="string" calcext:value-type="string">
            <text:p>Código do anúncio: 1274</text:p>
            <text:p/>
            <text:p>Praticamente a única opção com 900m² da região, exclusiva localização, apenas 100 metros do mar e 100 metros do Jurerê Open Shopping, região central do bairro.</text:p>
          </table:table-cell>
          <table:table-cell table:style-name="ce21" office:value-type="string" calcext:value-type="string">
            <text:p><text:a xlink:href="https://sc.olx.com.br/florianopolis-e-regiao/terrenos/florianopolis-terreno-padrao-jurere-internacional-993854077" xlink:type="simple">https://sc.olx.com.br/florianopolis-e-regiao/terrenos/florianopolis-terreno-padrao-jurere-internacional-993854077</text:a></text:p>
          </table:table-cell>
          <table:table-cell table:style-name="ce20" office:value-type="string" calcext:value-type="string">
            <text:p>Terrenos</text:p>
          </table:table-cell>
          <table:table-cell table:style-name="ce20" office:value-type="string" calcext:value-type="string">
            <text:p>900m2</text:p>
          </table:table-cell>
          <table:table-cell table:style-name="ce20" office:value-type="float" office:value="88053358" calcext:value-type="float">
            <text:p>88053358</text:p>
          </table:table-cell>
          <table:table-cell table:style-name="ce20" office:value-type="string" calcext:value-type="string">
            <text:p>Florianopolis</text:p>
          </table:table-cell>
          <table:table-cell table:style-name="ce20" office:value-type="string" calcext:value-type="string">
            <text:p>Jurere Internacional</text:p>
          </table:table-cell>
          <table:table-cell table:style-name="ce20" office:value-type="string" calcext:value-type="string">
            <text:p>Travessa dos Paratis</text:p>
          </table:table-cell>
          <table:table-cell table:number-columns-repeated="1012"/>
        </table:table-row>
        <table:table-row table:style-name="ro1">
          <table:table-cell table:style-name="ce20" office:value-type="float" office:value="43" calcext:value-type="float">
            <text:p>43</text:p>
          </table:table-cell>
          <table:table-cell table:style-name="ce20" office:value-type="string" calcext:value-type="string">
            <text:p>Terreno a Venda em São José, SC</text:p>
          </table:table-cell>
          <table:table-cell table:style-name="ce20" office:value-type="string" calcext:value-type="string">
            <text:p>310000.0</text:p>
          </table:table-cell>
          <table:table-cell table:style-name="ce20" office:value-type="string" calcext:value-type="string">
            <text:p>HELP IMÓVEIS</text:p>
          </table:table-cell>
          <table:table-cell table:style-name="ce20" office:value-type="string" calcext:value-type="string">
            <text:p>Código do anúncio: 1497</text:p>
            <text:p/>
            <text:p>Quais são os seus planos para o futuro? Se for morar ao lado da natureza e oferecer qualidade de vida e segurança para a sua família, já encontrou o local perfeito.Terreno com 450 m²Um Condomínio de Alto Padrão, com uma vista maravilhosa para o litoral da Grande Florianópolis e uma Infraestrutura Completa:Portaria 24 horasEmpreendimento 100% monitoradoIluminação Quadras de esporteQuiosques com churrasqueira a carvãoCancha de bochas02 Salões de festasPiscinaPista de skate Excelente área verde preservada agregando qualidade de vida no condomínioLocalização estratégica próximo a rodovia BR-101, com fácil acesso ao centro da ilha de Florianópolis, Bairro Kobrasol, Campinas, Shopping Centers, Supermercados e demais comércios da região.Gostou?Fale agora com um de nossos especialistas e solicite maiores informações: .</text:p>
          </table:table-cell>
          <table:table-cell table:style-name="ce21" office:value-type="string" calcext:value-type="string">
            <text:p><text:a xlink:href="https://sc.olx.com.br/florianopolis-e-regiao/terrenos/terreno-a-venda-em-sao-jose-sc-988383802" xlink:type="simple">https://sc.olx.com.br/florianopolis-e-regiao/terrenos/terreno-a-venda-em-sao-jose-sc-988383802</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108190" calcext:value-type="float">
            <text:p>88108190</text:p>
          </table:table-cell>
          <table:table-cell table:style-name="ce20" office:value-type="string" calcext:value-type="string">
            <text:p>Sao Jose</text:p>
          </table:table-cell>
          <table:table-cell table:style-name="ce20" office:value-type="string" calcext:value-type="string">
            <text:p>Rocado</text:p>
          </table:table-cell>
          <table:table-cell table:style-name="ce20" office:value-type="string" calcext:value-type="string">
            <text:p>Rua Francelina Domingos de Jesu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4" calcext:value-type="float">
            <text:p>44</text:p>
          </table:table-cell>
          <table:table-cell table:style-name="ce20" office:value-type="string" calcext:value-type="string">
            <text:p>NOVA SÃO JOSÉ 1.387,09m2 viab. 6 and. Res. E Ind.coml! </text:p>
          </table:table-cell>
          <table:table-cell table:style-name="ce20" office:value-type="string" calcext:value-type="string">
            <text:p>580000.0</text:p>
          </table:table-cell>
          <table:table-cell table:style-name="ce20" office:value-type="string" calcext:value-type="string">
            <text:p>B e m d e i m o v e i s (48)99698 7777</text:p>
          </table:table-cell>
          <table:table-cell table:style-name="ce20" office:value-type="string" calcext:value-type="string">
            <text:p>+ inf. Whats 9969... ver número </text:p>
            <text:p/>
            <text:p>* Junto ao Brasil Atacadista, futuro HARD ROCK CAFÉ, e futura, alça de Contorno Rodoanel</text:p>
            <text:p/>
            <text:p>* ME acione  e agende uma  visita no whats 48 9969... ver número com CLAYTON </text:p>
            <text:p> </text:p>
            <text:p/>
            <text:p/>
          </table:table-cell>
          <table:table-cell table:style-name="ce21" office:value-type="string" calcext:value-type="string">
            <text:p><text:a xlink:href="https://sc.olx.com.br/florianopolis-e-regiao/terrenos/nova-sao-jose-1-387-09m2-viab-6-and-res-e-ind-coml-975728209" xlink:type="simple">https://sc.olx.com.br/florianopolis-e-regiao/terrenos/nova-sao-jose-1-387-09m2-viab-6-and-res-e-ind-coml-975728209</text:a></text:p>
          </table:table-cell>
          <table:table-cell table:style-name="ce20" office:value-type="string" calcext:value-type="string">
            <text:p>Terrenos</text:p>
          </table:table-cell>
          <table:table-cell table:style-name="ce20" office:value-type="string" calcext:value-type="string">
            <text:p>1387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style-name="ce22" office:value-type="float" office:value="0" calcext:value-type="float">
            <text:p>R$0</text:p>
          </table:table-cell>
          <table:table-cell table:number-columns-repeated="1011"/>
        </table:table-row>
        <table:table-row table:style-name="ro1">
          <table:table-cell table:style-name="ce20" office:value-type="float" office:value="45" calcext:value-type="float">
            <text:p>45</text:p>
          </table:table-cell>
          <table:table-cell table:style-name="ce20" office:value-type="string" calcext:value-type="string">
            <text:p>FLORIANóPOLIS - Terreno Padrão - Carvoeira</text:p>
          </table:table-cell>
          <table:table-cell table:style-name="ce20" office:value-type="string" calcext:value-type="string">
            <text:p>510000.0</text:p>
          </table:table-cell>
          <table:table-cell table:style-name="ce20" office:value-type="string" calcext:value-type="string">
            <text:p>Raffs Imobiliária</text:p>
          </table:table-cell>
          <table:table-cell table:style-name="ce20" office:value-type="string" calcext:value-type="string">
            <text:p>Código do anúncio: 448</text:p>
            <text:p/>
            <text:p>Ótimo terreno em localização privilegiada, localizado em  loteamento de alto padrão no bairro da Carvoeira.  </text:p>
            <text:p>  </text:p>
            <text:p> Terreno localizado a poucos metros da UFSC, loteamento Jardim Cidade Universitária, vizinhança de alto padrão. </text:p>
            <text:p>  </text:p>
            <text:p> Medindo 511M²  </text:p>
            <text:p> Aproximadamente 14.20 de frente / 36.50 de fundos. </text:p>
            <text:p>  </text:p>
            <text:p> Projeto aprovado de uma casa com 2 andares </text:p>
            <text:p>  </text:p>
            <text:p> Agende sua visita!  </text:p>
            <text:p>  </text:p>
            <text:p> Ricardo Raffs -</text:p>
          </table:table-cell>
          <table:table-cell table:style-name="ce21" office:value-type="string" calcext:value-type="string">
            <text:p><text:a xlink:href="https://sc.olx.com.br/florianopolis-e-regiao/terrenos/florianopolis-terreno-padrao-carvoeira-995045662" xlink:type="simple">https://sc.olx.com.br/florianopolis-e-regiao/terrenos/florianopolis-terreno-padrao-carvoeira-995045662</text:a></text:p>
          </table:table-cell>
          <table:table-cell table:style-name="ce20" office:value-type="string" calcext:value-type="string">
            <text:p>Terrenos</text:p>
          </table:table-cell>
          <table:table-cell table:style-name="ce20" office:value-type="string" calcext:value-type="string">
            <text:p>511m2</text:p>
          </table:table-cell>
          <table:table-cell table:style-name="ce20" office:value-type="float" office:value="88040520" calcext:value-type="float">
            <text:p>88040520</text:p>
          </table:table-cell>
          <table:table-cell table:style-name="ce20" office:value-type="string" calcext:value-type="string">
            <text:p>Florianopolis</text:p>
          </table:table-cell>
          <table:table-cell table:style-name="ce20" office:value-type="string" calcext:value-type="string">
            <text:p>Carvoeira</text:p>
          </table:table-cell>
          <table:table-cell table:style-name="ce20" office:value-type="string" calcext:value-type="string">
            <text:p>Rua Julio D'Acia Barreto</text:p>
          </table:table-cell>
          <table:table-cell table:number-columns-repeated="1012"/>
        </table:table-row>
        <table:table-row table:style-name="ro1">
          <table:table-cell table:style-name="ce20" office:value-type="float" office:value="46" calcext:value-type="float">
            <text:p>46</text:p>
          </table:table-cell>
          <table:table-cell table:style-name="ce20" office:value-type="string" calcext:value-type="string">
            <text:p>Lotes Vale Verde, Palhoça, SC</text:p>
          </table:table-cell>
          <table:table-cell table:style-name="ce20" office:value-type="string" calcext:value-type="string">
            <text:p>118000.0</text:p>
          </table:table-cell>
          <table:table-cell table:style-name="ce20" office:value-type="string" calcext:value-type="string">
            <text:p>Marcelo Lins Corretor de Imóveis</text:p>
          </table:table-cell>
          <table:table-cell table:style-name="ce20" office:value-type="string" calcext:value-type="string">
            <text:p>Tenho várias opções no Lot. Vale Verde em Palhoça, SC.</text:p>
            <text:p>A partir de 200m²</text:p>
            <text:p>A partir de R$118.000,00</text:p>
            <text:p/>
            <text:p>Marcelo Lins CRECI 28775F</text:p>
            <text:p/>
            <text:p>48 9... ver número</text:p>
            <text:p/>
            <text:p>Ha 08 anos em busca do melhor negócio.</text:p>
          </table:table-cell>
          <table:table-cell table:style-name="ce21" office:value-type="string" calcext:value-type="string">
            <text:p><text:a xlink:href="https://sc.olx.com.br/florianopolis-e-regiao/terrenos/lotes-vale-verde-palhoca-sc-1000462721" xlink:type="simple">https://sc.olx.com.br/florianopolis-e-regiao/terrenos/lotes-vale-verde-palhoca-sc-1000462721</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39899" calcext:value-type="float">
            <text:p>88139899</text:p>
          </table:table-cell>
          <table:table-cell table:style-name="ce20" office:value-type="string" calcext:value-type="string">
            <text:p>Palhoca</text:p>
          </table:table-cell>
          <table:table-cell table:style-name="ce20" office:value-type="string" calcext:value-type="string">
            <text:p>Area Rural de Palhoca</text:p>
          </table:table-cell>
          <table:table-cell table:style-name="ce20" office:value-type="string" calcext:value-type="string">
            <text:p>Area Rural</text:p>
          </table:table-cell>
          <table:table-cell table:number-columns-repeated="1012"/>
        </table:table-row>
        <table:table-row table:style-name="ro1">
          <table:table-cell table:style-name="ce20" office:value-type="float" office:value="47" calcext:value-type="float">
            <text:p>47</text:p>
          </table:table-cell>
          <table:table-cell table:style-name="ce20" office:value-type="string" calcext:value-type="string">
            <text:p>Lote c/ 304m² (14,00 x 21,72) Loteamento Green Guarda em Palhoça SC</text:p>
          </table:table-cell>
          <table:table-cell table:style-name="ce20" office:value-type="string" calcext:value-type="string">
            <text:p>145000.0</text:p>
          </table:table-cell>
          <table:table-cell table:style-name="ce20" office:value-type="string" calcext:value-type="string">
            <text:p>Arion Matos Consultor Imobiliário</text:p>
          </table:table-cell>
          <table:table-cell table:style-name="ce20" office:value-type="string" calcext:value-type="string">
            <text:p>Código do anúncio: 9181... ver número</text:p>
            <text:p/>
            <text:p>Loteamento Green Guarda em Palhoça  </text:p>
            <text:p> Lote 8 - Quadra E , lote exclusivo, corretores(as) faço parcerias. </text:p>
            <text:p>  </text:p>
            <text:p> Preço do lote - R$ 145.000,00 </text:p>
            <text:p>  </text:p>
            <text:p>  </text:p>
            <text:p>  </text:p>
            <text:p> O loteamento está em uma crescente e fica localizado a apenas 3 km do centro de Palhoça e 900 m da BR-101, próximo à Polícia Rodoviária Federal. </text:p>
            <text:p> . </text:p>
            <text:p> . </text:p>
            <text:p> . </text:p>
            <text:p> . </text:p>
            <text:p> . </text:p>
            <text:p> Quer ser bem atendido(a), com agilidade, responsabilidade, dedicação e TRANSPARÊNCIA no atendimento, sem "mimimi" de corretor(a) ? </text:p>
            <text:p> . </text:p>
            <text:p> . </text:p>
            <text:p> ÁRION MATTOS - CONSULTOR IMOBILIÁRIO </text:p>
            <text:p> Registro no CRECI/SC - 30153 </text:p>
            <text:p> Vivo/WhatsApp - (48) 9 9 1 0 9 4 9 9 5 </text:p>
            <text:p>  </text:p>
            <text:p> Me coloco à disposição pra lhe dar melhor atenção, enviar mais informações ou se preferir agendarmos uma visita no local </text:p>
            <text:p>  </text:p>
            <text:p> Caso não atenda ao que busca, podemos estar falando de outras possibilidades, trabalho com foco no ATENDIMENTO, buscando entender as necessidades e exigências de cada cliente e auxiliando no processo de compra/venda.  </text:p>
            <text:p>  </text:p>
            <text:p> Á DISPOSIÇÃO!</text:p>
          </table:table-cell>
          <table:table-cell table:style-name="ce21" office:value-type="string" calcext:value-type="string">
            <text:p><text:a xlink:href="https://sc.olx.com.br/florianopolis-e-regiao/terrenos/lote-c-304m-14-00-x-21-72-loteamento-green-guarda-em-palhoca-sc-994430419" xlink:type="simple">https://sc.olx.com.br/florianopolis-e-regiao/terrenos/lote-c-304m-14-00-x-21-72-loteamento-green-guarda-em-palhoca-sc-994430419</text:a></text:p>
          </table:table-cell>
          <table:table-cell table:style-name="ce20" office:value-type="string" calcext:value-type="string">
            <text:p>Terrenos</text:p>
          </table:table-cell>
          <table:table-cell table:style-name="ce20" office:value-type="string" calcext:value-type="string">
            <text:p>303m2</text:p>
          </table:table-cell>
          <table:table-cell table:style-name="ce20" office:value-type="float" office:value="88135360" calcext:value-type="float">
            <text:p>88135360</text:p>
          </table:table-cell>
          <table:table-cell table:style-name="ce20" office:value-type="string" calcext:value-type="string">
            <text:p>Palhoca</text:p>
          </table:table-cell>
          <table:table-cell table:style-name="ce20" office:value-type="string" calcext:value-type="string">
            <text:p>Guarda do Cubatao</text:p>
          </table:table-cell>
          <table:table-cell table:style-name="ce20" office:value-type="string" calcext:value-type="string">
            <text:p>Rua Nereu Ghizoni</text:p>
          </table:table-cell>
          <table:table-cell table:number-columns-repeated="1012"/>
        </table:table-row>
        <table:table-row table:style-name="ro1">
          <table:table-cell table:style-name="ce20" office:value-type="float" office:value="48" calcext:value-type="float">
            <text:p>48</text:p>
          </table:table-cell>
          <table:table-cell table:style-name="ce20" office:value-type="string" calcext:value-type="string">
            <text:p>SÍTIO RURAL EM RANCHO QUEIMADO! OPÇÕES DE 7 A 43 HECTARES!</text:p>
          </table:table-cell>
          <table:table-cell table:style-name="ce20" office:value-type="string" calcext:value-type="string">
            <text:p>250000.0</text:p>
          </table:table-cell>
          <table:table-cell table:style-name="ce20" office:value-type="string" calcext:value-type="string">
            <text:p>AUGUSTO AMORIM CONSULTORIA IMOBILIARIA</text:p>
          </table:table-cell>
          <table:table-cell table:style-name="ce20" office:value-type="string" calcext:value-type="string">
            <text:p>Código do anúncio: 2021</text:p>
            <text:p/>
            <text:p>IMÓVEL COM ESCRITURA!40% DE ENTRADA E SALDO EM 10X!O município de Rancho Queimado está localizado na região da Grande Florianópolis, distante 60 km da capital. Fundada em 08 de Novembro de 1962, o município conserva as tradições e costume dos colonizadores alemães.As principais atividades econômicas do município são turismo e agricultura, com destaque para a produção de cebola, feijão, tomate, milho e morango.OPORTUNIDADE DE IMÓVEL RURAL!Opção de sítios de 7 a 43 Hectares, frente para rodovia, excelente opção para lazer e investimento.SOLICITE CONTATO PARA MAIS INFORMAÇÕES E AGENDAMENTO DE VISITA!</text:p>
          </table:table-cell>
          <table:table-cell table:style-name="ce21" office:value-type="string" calcext:value-type="string">
            <text:p><text:a xlink:href="https://sc.olx.com.br/florianopolis-e-regiao/terrenos/sitio-rural-em-rancho-queimado-opcoes-de-7-a-43-hectares-994239374" xlink:type="simple">https://sc.olx.com.br/florianopolis-e-regiao/terrenos/sitio-rural-em-rancho-queimado-opcoes-de-7-a-43-hectares-994239374</text:a></text:p>
          </table:table-cell>
          <table:table-cell table:style-name="ce20" office:value-type="string" calcext:value-type="string">
            <text:p>Fazendas</text:p>
          </table:table-cell>
          <table:table-cell table:style-name="ce20" office:value-type="string" calcext:value-type="string">
            <text:p>57000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9" calcext:value-type="float">
            <text:p>49</text:p>
          </table:table-cell>
          <table:table-cell table:style-name="ce20" office:value-type="string" calcext:value-type="string">
            <text:p>Terreno para Venda em Palhoça, Enseada de Brito</text:p>
          </table:table-cell>
          <table:table-cell table:style-name="ce20" office:value-type="string" calcext:value-type="string">
            <text:p>440000.0</text:p>
          </table:table-cell>
          <table:table-cell table:style-name="ce20" office:value-type="string" calcext:value-type="string">
            <text:p>Luiz César da Silveira</text:p>
          </table:table-cell>
          <table:table-cell table:style-name="ce20" office:value-type="string" calcext:value-type="string">
            <text:p>Código do anúncio: TERPH440_2-1356147</text:p>
            <text:p/>
            <text:p>Lindo Terreno na Enseda de Brito com 1.281 m² Plano  - A poucos metros do Mar  - Mercado Perto  - Acesso fácil  -Com Escritura Pública  14 km do Centro Palhoça (menos de 15 minutos)  Viabilidade: ATR-2 = 4 pavimentos, Taxa de ocupação 50%, Índice de aproveitamento máximo 2  Ótimo para Prédio, Casas ou Uma Bela residência unifamiliar</text:p>
          </table:table-cell>
          <table:table-cell table:style-name="ce21" office:value-type="string" calcext:value-type="string">
            <text:p><text:a xlink:href="https://sc.olx.com.br/florianopolis-e-regiao/terrenos/terreno-para-venda-em-palhoca-enseada-de-brito-996798105" xlink:type="simple">https://sc.olx.com.br/florianopolis-e-regiao/terrenos/terreno-para-venda-em-palhoca-enseada-de-brito-996798105</text:a></text:p>
          </table:table-cell>
          <table:table-cell table:style-name="ce20" office:value-type="string" calcext:value-type="string">
            <text:p>Terrenos</text:p>
          </table:table-cell>
          <table:table-cell table:style-name="ce20" office:value-type="string" calcext:value-type="string">
            <text:p>12m2</text:p>
          </table:table-cell>
          <table:table-cell table:style-name="ce20" office:value-type="float" office:value="88138780" calcext:value-type="float">
            <text:p>88138780</text:p>
          </table:table-cell>
          <table:table-cell table:style-name="ce20" office:value-type="string" calcext:value-type="string">
            <text:p>Palhoca</text:p>
          </table:table-cell>
          <table:table-cell table:style-name="ce20" office:value-type="string" calcext:value-type="string">
            <text:p>Enseada do Brito (Ens Brito)</text:p>
          </table:table-cell>
          <table:table-cell table:style-name="ce20" office:value-type="string" calcext:value-type="string">
            <text:p>Rua Isabel dos Anjos Candid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50" calcext:value-type="float">
            <text:p>50</text:p>
          </table:table-cell>
          <table:table-cell table:style-name="ce20" office:value-type="string" calcext:value-type="string">
            <text:p>Terreno à venda, 300 m² por R$ 65.000,00 - Village Dunas 1 - Balneário Gaivota/SC</text:p>
          </table:table-cell>
          <table:table-cell table:style-name="ce20" office:value-type="string" calcext:value-type="string">
            <text:p>65000.0</text:p>
          </table:table-cell>
          <table:table-cell table:style-name="ce20" office:value-type="string" calcext:value-type="string">
            <text:p>RSB Imóveis</text:p>
          </table:table-cell>
          <table:table-cell table:style-name="ce20" office:value-type="string" calcext:value-type="string">
            <text:p>Código do anúncio: TE1000</text:p>
            <text:p/>
            <text:p>Terreno no Village Dunas, Balneário Gaivota/SC </text:p>
            <text:p>  </text:p>
            <text:p> Medindo 12x25 (300m²), localizado a apenas 800 metros do mare 3km do centro. </text:p>
            <text:p>  </text:p>
            <text:p> Terreno em rua com com pavimentação, internet e com energia elétrica, pronto para construir! </text:p>
            <text:p>  </text:p>
            <text:p> Mais informações, entre em contato! </text:p>
            <text:p>  -</text:p>
          </table:table-cell>
          <table:table-cell table:style-name="ce21" office:value-type="string" calcext:value-type="string">
            <text:p><text:a xlink:href="https://sc.olx.com.br/florianopolis-e-regiao/terrenos/terreno-a-venda-300-m-por-r-65-000-00-village-dunas-1-balneario-gaivota-sc-910733629" xlink:type="simple">https://sc.olx.com.br/florianopolis-e-regiao/terrenos/terreno-a-venda-300-m-por-r-65-000-00-village-dunas-1-balneario-gaivota-sc-910733629</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51" calcext:value-type="float">
            <text:p>51</text:p>
          </table:table-cell>
          <table:table-cell table:style-name="ce20" office:value-type="string" calcext:value-type="string">
            <text:p>Terreno a venda em Jurerê Internacional - a 100 metros da praia</text:p>
          </table:table-cell>
          <table:table-cell table:style-name="ce20" office:value-type="string" calcext:value-type="string">
            <text:p>5850000.0</text:p>
          </table:table-cell>
          <table:table-cell table:style-name="ce20" office:value-type="string" calcext:value-type="string">
            <text:p>Morar em Jurerê</text:p>
          </table:table-cell>
          <table:table-cell table:style-name="ce20" office:value-type="string" calcext:value-type="string">
            <text:p>Código do anúncio: TeAle186</text:p>
            <text:p/>
            <text:p>Você gostaria de segurança na hora da compra do seu imóvel, com relação a todo o processo e as documentações? </text:p>
            <text:p>  </text:p>
            <text:p> E além de tudo, ter realmente todas as melhores opções e possibilidades à sua disposição?  </text:p>
            <text:p>  </text:p>
            <text:p> Sabemos que é importante a lisura e transparência, desde o momento de procura até a escrituração do imóvel desejado. </text:p>
            <text:p>  </text:p>
            <text:p> Temos muito a oferecer aqui em Jurerê para sua busca, para realizar seu desejo, seja ele para viver, investir, ou curtir suas férias.  </text:p>
            <text:p>  </text:p>
            <text:p> Vivemos Jurerê 24 h por dia, porque definitivamente estamos com escritório e moramos aqui, e procuramos estar por dentro de todas as informações possíveis. </text:p>
            <text:p>  </text:p>
            <text:p> Além do mais, importante destacar alguns fatores sobre o bairro. </text:p>
            <text:p> Primeiramente é falarmos sobre o bairro planejado que é, com suas ruas limpas e retas, muita área verde de preservação. </text:p>
            <text:p>  </text:p>
            <text:p> Em segundo é com relação a água balneável, a segurança em se viver aqui e a oferta de comércio e serviços. </text:p>
            <text:p>  </text:p>
            <text:p> Terceiro, é sobre os locais de passeio que temos aqui além da praia, que são o Passeio dos Namorados e o Bosque do Amoraeville. </text:p>
            <text:p>  </text:p>
            <text:p> Venha e confira todas estas informações e compre seu apartamento ou casa conosco. </text:p>
            <text:p>  </text:p>
            <text:p> Se você procura um local privilegiado em Jurerê Internacional, próximo a praia e ao lado do movimento do Open Shopping, este é o local. </text:p>
            <text:p>  </text:p>
            <text:p> Mais informações sob consulta. </text:p>
            <text:p>  </text:p>
            <text:p> Características do imóvel </text:p>
            <text:p> Água Encanada </text:p>
            <text:p> Energia Elétrica </text:p>
            <text:p> Murado </text:p>
            <text:p> Rua Asfaltada </text:p>
            <text:p>  </text:p>
            <text:p> Mais informações em www.moraremjurere.com.br</text:p>
          </table:table-cell>
          <table:table-cell table:style-name="ce21" office:value-type="string" calcext:value-type="string">
            <text:p><text:a xlink:href="https://sc.olx.com.br/florianopolis-e-regiao/terrenos/terreno-a-venda-em-jurere-internacional-a-100-metros-da-praia-932816843" xlink:type="simple">https://sc.olx.com.br/florianopolis-e-regiao/terrenos/terreno-a-venda-em-jurere-internacional-a-100-metros-da-praia-932816843</text:a></text:p>
          </table:table-cell>
          <table:table-cell table:style-name="ce20" office:value-type="string" calcext:value-type="string">
            <text:p>Terrenos</text:p>
          </table:table-cell>
          <table:table-cell table:style-name="ce20" office:value-type="string" calcext:value-type="string">
            <text:p>915m2</text:p>
          </table:table-cell>
          <table:table-cell table:style-name="ce20" office:value-type="float" office:value="88053354" calcext:value-type="float">
            <text:p>88053354</text:p>
          </table:table-cell>
          <table:table-cell table:style-name="ce20" office:value-type="string" calcext:value-type="string">
            <text:p>Florianopolis</text:p>
          </table:table-cell>
          <table:table-cell table:style-name="ce20" office:value-type="string" calcext:value-type="string">
            <text:p>Jurere Internacional</text:p>
          </table:table-cell>
          <table:table-cell table:style-name="ce20" office:value-type="string" calcext:value-type="string">
            <text:p>Rua da Anchova</text:p>
          </table:table-cell>
          <table:table-cell table:number-columns-repeated="1012"/>
        </table:table-row>
        <table:table-row table:style-name="ro1">
          <table:table-cell table:style-name="ce20" office:value-type="float" office:value="52" calcext:value-type="float">
            <text:p>52</text:p>
          </table:table-cell>
          <table:table-cell table:style-name="ce20" office:value-type="string" calcext:value-type="string">
            <text:p>Lote/Terreno - São Bernardo - Tubarão</text:p>
          </table:table-cell>
          <table:table-cell table:style-name="ce20" office:value-type="string" calcext:value-type="string">
            <text:p>140000.0</text:p>
          </table:table-cell>
          <table:table-cell table:style-name="ce20" office:value-type="string" calcext:value-type="string">
            <text:p>Imobiliária Vendelar LTDA</text:p>
          </table:table-cell>
          <table:table-cell table:style-name="ce20" office:value-type="string" calcext:value-type="string">
            <text:p>Código do anúncio: 2340</text:p>
            <text:p/>
            <text:p>Excelente oportunidade de compra de terreno para projetos residenciais amplo e plano, com 390,00m², sendo 13 metros de frente/fundos por 30,00 metros de comprimento. </text:p>
            <text:p>  </text:p>
            <text:p> Terreno em área com grande tendência de valorização e expansão urbana, a 4km do Centro de Tubarão. Fica localizado no bairro São Bernardo, no Loteamento Parque das Orquídeas. </text:p>
            <text:p>  </text:p>
            <text:p> O Loteamento Parque das Orquídeas possui uma infraestrutura completa, com rede elétrica, rede de água, arborização, rede de esgoto, drenagem pluvial e ruas com pavimentação asfáltica.</text:p>
          </table:table-cell>
          <table:table-cell table:style-name="ce21" office:value-type="string" calcext:value-type="string">
            <text:p><text:a xlink:href="https://sc.olx.com.br/florianopolis-e-regiao/terrenos/lote-terreno-sao-bernardo-tubarao-995351137" xlink:type="simple">https://sc.olx.com.br/florianopolis-e-regiao/terrenos/lote-terreno-sao-bernardo-tubarao-995351137</text:a></text:p>
          </table:table-cell>
          <table:table-cell table:style-name="ce20" office:value-type="string" calcext:value-type="string">
            <text:p>Terrenos</text:p>
          </table:table-cell>
          <table:table-cell table:style-name="ce20" office:value-type="string" calcext:value-type="string">
            <text:p>390m2</text:p>
          </table:table-cell>
          <table:table-cell table:style-name="ce20" office:value-type="float" office:value="88708650" calcext:value-type="float">
            <text:p>88708650</text:p>
          </table:table-cell>
          <table:table-cell table:style-name="ce20" office:value-type="string" calcext:value-type="string">
            <text:p>Tubarao</text:p>
          </table:table-cell>
          <table:table-cell table:style-name="ce20" office:value-type="string" calcext:value-type="string">
            <text:p>Sao Bernardo</text:p>
          </table:table-cell>
          <table:table-cell table:style-name="ce20" office:value-type="string" calcext:value-type="string">
            <text:p>Rua Jose Manoel Mendes</text:p>
          </table:table-cell>
          <table:table-cell table:number-columns-repeated="1012"/>
        </table:table-row>
        <table:table-row table:style-name="ro1">
          <table:table-cell table:style-name="ce20" office:value-type="float" office:value="53" calcext:value-type="float">
            <text:p>53</text:p>
          </table:table-cell>
          <table:table-cell table:style-name="ce20" office:value-type="string" calcext:value-type="string">
            <text:p>Terreno em Araranguá SC</text:p>
          </table:table-cell>
          <table:table-cell table:style-name="ce20" office:value-type="string" calcext:value-type="string">
            <text:p>70000.0</text:p>
          </table:table-cell>
          <table:table-cell table:style-name="ce20" office:value-type="string" calcext:value-type="string">
            <text:p>Philippe Silva</text:p>
          </table:table-cell>
          <table:table-cell table:style-name="ce20" office:value-type="string" calcext:value-type="string">
            <text:p>Terreno no bairro Divinéia em Araranguá, ha poucos minutos do centro, fácil acesso para as praias da região, próximo a Supermercados, escolas.</text:p>
            <text:p/>
            <text:p>Inveatimento</text:p>
            <text:p/>
            <text:p>R$ 70.000,00</text:p>
            <text:p/>
            <text:p>Entre em contato e tires suas dúvidas </text:p>
            <text:p/>
            <text:p>(48)... ver número</text:p>
            <text:p/>
            <text:p>Fabiano Olivo </text:p>
            <text:p>Creci-SC 41809F</text:p>
          </table:table-cell>
          <table:table-cell table:style-name="ce21" office:value-type="string" calcext:value-type="string">
            <text:p><text:a xlink:href="https://sc.olx.com.br/florianopolis-e-regiao/terrenos/terreno-em-ararangua-sc-989715937" xlink:type="simple">https://sc.olx.com.br/florianopolis-e-regiao/terrenos/terreno-em-ararangua-sc-989715937</text:a></text:p>
          </table:table-cell>
          <table:table-cell table:style-name="ce20" office:value-type="string" calcext:value-type="string">
            <text:p>Terrenos</text:p>
          </table:table-cell>
          <table:table-cell table:style-name="ce20" office:value-type="string" calcext:value-type="string">
            <text:p>432m2</text:p>
          </table:table-cell>
          <table:table-cell table:style-name="ce20" office:value-type="float" office:value="88901004" calcext:value-type="float">
            <text:p>88901004</text:p>
          </table:table-cell>
          <table:table-cell table:style-name="ce20" office:value-type="string" calcext:value-type="string">
            <text:p>Ararangua</text:p>
          </table:table-cell>
          <table:table-cell table:style-name="ce20" office:value-type="string" calcext:value-type="string">
            <text:p>Cidade Alta</text:p>
          </table:table-cell>
          <table:table-cell table:style-name="ce20" office:value-type="string" calcext:value-type="string">
            <text:p>Avenida Sete de Setembro - de 401 a 899 - lado impar</text:p>
          </table:table-cell>
          <table:table-cell table:number-columns-repeated="1012"/>
        </table:table-row>
        <table:table-row table:style-name="ro1">
          <table:table-cell table:style-name="ce20" office:value-type="float" office:value="54" calcext:value-type="float">
            <text:p>54</text:p>
          </table:table-cell>
          <table:table-cell table:style-name="ce20" office:value-type="string" calcext:value-type="string">
            <text:p>Terreno à venda, 300 m² por R$ 45.000 - Balneário Arroio do Silva/SC</text:p>
          </table:table-cell>
          <table:table-cell table:style-name="ce20" office:value-type="string" calcext:value-type="string">
            <text:p>45000.0</text:p>
          </table:table-cell>
          <table:table-cell table:style-name="ce20" office:value-type="string" calcext:value-type="string">
            <text:p>Paulo C. Haupenthal</text:p>
          </table:table-cell>
          <table:table-cell table:style-name="ce20" office:value-type="string" calcext:value-type="string">
            <text:p>Código do anúncio: TE0070</text:p>
            <text:p/>
            <text:p>Terreno em ótima localização, com vizinhos fixos ao redor </text:p>
            <text:p> Terreno frente norte -</text:p>
          </table:table-cell>
          <table:table-cell table:style-name="ce21" office:value-type="string" calcext:value-type="string">
            <text:p><text:a xlink:href="https://sc.olx.com.br/florianopolis-e-regiao/terrenos/terreno-a-venda-300-m-por-r-45-000-balneario-arroio-do-silva-sc-967341743" xlink:type="simple">https://sc.olx.com.br/florianopolis-e-regiao/terrenos/terreno-a-venda-300-m-por-r-45-000-balneario-arroio-do-silva-sc-967341743</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14000" calcext:value-type="float">
            <text:p>88914000</text:p>
          </table:table-cell>
          <table:table-cell table:style-name="ce20" office:value-type="string" calcext:value-type="string">
            <text:p>Balneario Arroio do Silva</text:p>
          </table:table-cell>
          <table:table-cell table:number-columns-repeated="1014"/>
        </table:table-row>
        <table:table-row table:style-name="ro1">
          <table:table-cell table:style-name="ce20" office:value-type="float" office:value="55" calcext:value-type="float">
            <text:p>55</text:p>
          </table:table-cell>
          <table:table-cell table:style-name="ce20" office:value-type="string" calcext:value-type="string">
            <text:p>Sítio em São Pedro de Alcântara</text:p>
          </table:table-cell>
          <table:table-cell table:style-name="ce20" office:value-type="string" calcext:value-type="string">
            <text:p>850000.0</text:p>
          </table:table-cell>
          <table:table-cell table:style-name="ce20" office:value-type="string" calcext:value-type="string">
            <text:p>Sí­tios e Chácaras 48-984038553 whats</text:p>
          </table:table-cell>
          <table:table-cell table:style-name="ce20" office:value-type="string" calcext:value-type="string">
            <text:p>Terreno rural com 20.550,00m², todo cercado com arame, topografia plana e ondulada, tudo em pastagem, espaço para animais, plantas frutíferas, horta, lago com peixes, duas opções de água potável instalada, sendo uma ponteira interna e outra de nascente externa, ótimo posição solar, rio Maruim passa no interior da propriedade.</text:p>
            <text:p/>
            <text:p>Possui duas casas e um estábulo, assim descritas:</text:p>
            <text:p/>
            <text:p>01 casa de alvenaria com 250,00m², com 02 dormitórios, sendo 1 suíte com banheira, salas, 01 banheiro social, ampla cozinha conceito aberto, lavanderia, área com churrasqueira que serve como garagem.</text:p>
            <text:p/>
            <text:p>01 casa de alvenaria com 50,00m², com 02 dormitórios, sala e cozinha conjugada, 01 banheiro social.</text:p>
            <text:p/>
            <text:p>01 Rancho de madeira para animais, com 70,00m².</text:p>
            <text:p/>
            <text:p>Imóvel possui Excelente localização e fácil acesso, Escritura pública e registro de imóveis.</text:p>
            <text:p/>
            <text:p>DISTÂNCIAS:</text:p>
            <text:p>Estrada de Chão: 4,3 km</text:p>
            <text:p>Centro de São Pedro: 5,8 km</text:p>
            <text:p>BR 101 - São José: 27,5 km</text:p>
            <text:p>Florianópolis - Centro: 37,5 km</text:p>
            <text:p/>
            <text:p>Agende sua visita!!</text:p>
            <text:p>Imobiliária São Pedro LTDA ME</text:p>
            <text:p>(48)... ver número - 984... ver número</text:p>
            <text:p>CÓD. DO IMÓVEL ST00154</text:p>
          </table:table-cell>
          <table:table-cell table:style-name="ce21" office:value-type="string" calcext:value-type="string">
            <text:p><text:a xlink:href="https://sc.olx.com.br/florianopolis-e-regiao/terrenos/sitio-em-sao-pedro-de-alcantara-919392444" xlink:type="simple">https://sc.olx.com.br/florianopolis-e-regiao/terrenos/sitio-em-sao-pedro-de-alcantara-919392444</text:a></text:p>
          </table:table-cell>
          <table:table-cell table:style-name="ce20" office:value-type="string" calcext:value-type="string">
            <text:p>Sitios e chacaras</text:p>
          </table:table-cell>
          <table:table-cell/>
          <table:table-cell table:style-name="ce20" office:value-type="float" office:value="88125000" calcext:value-type="float">
            <text:p>88125000</text:p>
          </table:table-cell>
          <table:table-cell table:style-name="ce20" office:value-type="string" calcext:value-type="string">
            <text:p>Sao Pedro de Alcantara</text:p>
          </table:table-cell>
          <table:table-cell table:number-columns-repeated="1014"/>
        </table:table-row>
        <table:table-row table:style-name="ro1">
          <table:table-cell table:style-name="ce20" office:value-type="float" office:value="56" calcext:value-type="float">
            <text:p>56</text:p>
          </table:table-cell>
          <table:table-cell table:style-name="ce20" office:value-type="string" calcext:value-type="string">
            <text:p>TERRENO IDEAL PARA CONDOMÍNIO HORIZONTAL de Casas</text:p>
          </table:table-cell>
          <table:table-cell table:style-name="ce20" office:value-type="string" calcext:value-type="string">
            <text:p>2675000.0</text:p>
          </table:table-cell>
          <table:table-cell table:style-name="ce20" office:value-type="string" calcext:value-type="string">
            <text:p>Premier SR Imóveis</text:p>
          </table:table-cell>
          <table:table-cell table:style-name="ce20" office:value-type="string" calcext:value-type="string">
            <text:p>Código do anúncio: S20216</text:p>
            <text:p/>
            <text:p>Ótimo terreno com 54.000,00M² próximo a Geral do Saco Grande e SC401 com linda vista.Sendo aproximadamente 5.000,00M² de APL-2.10 e aproximadamente 49.000,00M² de APP.Ideal de para condomínio horizontal de casas.Grande área de APP e APL-E com matas nativas, podendo ser um diferencial nos projetos Urbanisticos e Paisagismo.</text:p>
          </table:table-cell>
          <table:table-cell table:style-name="ce21" office:value-type="string" calcext:value-type="string">
            <text:p><text:a xlink:href="https://sc.olx.com.br/florianopolis-e-regiao/terrenos/terreno-ideal-para-condominio-horizontal-de-casas-981418381" xlink:type="simple">https://sc.olx.com.br/florianopolis-e-regiao/terrenos/terreno-ideal-para-condominio-horizontal-de-casas-981418381</text:a></text:p>
          </table:table-cell>
          <table:table-cell table:style-name="ce20" office:value-type="string" calcext:value-type="string">
            <text:p>Terrenos</text:p>
          </table:table-cell>
          <table:table-cell table:style-name="ce20" office:value-type="string" calcext:value-type="string">
            <text:p>52m2</text:p>
          </table:table-cell>
          <table:table-cell table:style-name="ce20" office:value-type="float" office:value="88032007" calcext:value-type="float">
            <text:p>88032007</text:p>
          </table:table-cell>
          <table:table-cell table:style-name="ce20" office:value-type="string" calcext:value-type="string">
            <text:p>Florianopolis</text:p>
          </table:table-cell>
          <table:table-cell table:style-name="ce20" office:value-type="string" calcext:value-type="string">
            <text:p>Saco Grande</text:p>
          </table:table-cell>
          <table:table-cell table:style-name="ce20" office:value-type="string" calcext:value-type="string">
            <text:p>Rua Joao Emilia Batista</text:p>
          </table:table-cell>
          <table:table-cell table:style-name="ce22" office:value-type="float" office:value="0" calcext:value-type="float">
            <text:p>R$0</text:p>
          </table:table-cell>
          <table:table-cell table:style-name="ce22" office:value-type="float" office:value="8900" calcext:value-type="float">
            <text:p>R$8,900</text:p>
          </table:table-cell>
          <table:table-cell table:number-columns-repeated="1010"/>
        </table:table-row>
        <table:table-row table:style-name="ro1">
          <table:table-cell table:style-name="ce20" office:value-type="float" office:value="57" calcext:value-type="float">
            <text:p>57</text:p>
          </table:table-cell>
          <table:table-cell table:style-name="ce20" office:value-type="string" calcext:value-type="string">
            <text:p>Canelinha - Sítio - Zona Rural</text:p>
          </table:table-cell>
          <table:table-cell table:style-name="ce20" office:value-type="string" calcext:value-type="string">
            <text:p>800000.0</text:p>
          </table:table-cell>
          <table:table-cell table:style-name="ce20" office:value-type="string" calcext:value-type="string">
            <text:p>Teles Imóveis Ltda</text:p>
          </table:table-cell>
          <table:table-cell table:style-name="ce20" office:value-type="string" calcext:value-type="string">
            <text:p>Código do anúncio: IMB1389</text:p>
            <text:p/>
            <text:p>Belíssimo Sítio localizado no Bairro Moura em Canelinha-SCSítio  com 22.000 metros (2 ha) de área, possui estrutura de uma casa de 4 quartos e dois banheiros para ser finalizada (145 m²), com possibilidade de construir um segundo pavimento, podendo assim ampliar ainda mais a casa, possui uma lagoa de aproximadamente 4000 metros,com nascentes dentro dela e com várias espécies de Peixe:  Dourado, Matrinxã, Tilápia, Pirapitinga entre outros.-Estrutura de uma casa com 4 quartos;-Toda cercada;-Lagoa grande com várias espécies de peixes;-Energia elétrica;-Água encanada da cachoeira;-Internet fibra ótica;-Mais de 100 pés de frutas plantadas; algumas já produzindo;-Pés de palmito plantado;-Paiol;Preço e Condições Sujeito AlteraçõesIMB1389Belíssimo Sítio localizado no Bairro Moura em Canelinha-SCSítio  com 22.000 metros (2 ha) de área, possui estrutura de uma casa de 4 quartos e dois banheiros para ser finalizada (145 m²), com possibilidade de construir um segundo pavimento, podendo assim ampliar ainda mais a casa, possui uma lagoa de aproximadamente 4000 metros,com nascentes dentro dela e com várias espécies de Peixe:  Dourado, Matrinxã, Tilápia, Pirapitinga entre outros.-Estrutura de uma casa com 4 quartos;-Toda cercada;-Lagoa grande com várias espécies de peixes;-Energia elétrica;-Água encanada da cachoeira;-Internet fibra ótica;-Mais de 100 pés de frutas plantadas; algumas já produzindo;-Pés de palmito plantado;-Paiol;Preço e Condições Sujeito AlteraçõesIMB1389 REF: IMB1389</text:p>
          </table:table-cell>
          <table:table-cell table:style-name="ce21" office:value-type="string" calcext:value-type="string">
            <text:p><text:a xlink:href="https://sc.olx.com.br/florianopolis-e-regiao/terrenos/canelinha-sitio-zona-rural-981930781" xlink:type="simple">https://sc.olx.com.br/florianopolis-e-regiao/terrenos/canelinha-sitio-zona-rural-981930781</text:a></text:p>
          </table:table-cell>
          <table:table-cell table:style-name="ce20" office:value-type="string" calcext:value-type="string">
            <text:p>Fazendas</text:p>
          </table:table-cell>
          <table:table-cell table:style-name="ce20" office:value-type="string" calcext:value-type="string">
            <text:p>145m2</text:p>
          </table:table-cell>
          <table:table-cell table:style-name="ce20" office:value-type="float" office:value="88230000" calcext:value-type="float">
            <text:p>88230000</text:p>
          </table:table-cell>
          <table:table-cell table:style-name="ce20" office:value-type="string" calcext:value-type="string">
            <text:p>Canelinh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58" calcext:value-type="float">
            <text:p>58</text:p>
          </table:table-cell>
          <table:table-cell table:style-name="ce20" office:value-type="string" calcext:value-type="string">
            <text:p>TERRENOS LOCALIZADO NO BAIRRO RIO GRANDE - PALHOÇA - SC</text:p>
          </table:table-cell>
          <table:table-cell table:style-name="ce20" office:value-type="string" calcext:value-type="string">
            <text:p>176317.0</text:p>
          </table:table-cell>
          <table:table-cell table:style-name="ce20" office:value-type="string" calcext:value-type="string">
            <text:p>Graziele Furtado Corretora de Imóveis</text:p>
          </table:table-cell>
          <table:table-cell table:style-name="ce20" office:value-type="string" calcext:value-type="string">
            <text:p>Código do anúncio: 141</text:p>
            <text:p/>
            <text:p>Terrenos localizado no Bairro Pacheco Palhoça SC à partir de 200m²  </text:p>
            <text:p>  </text:p>
            <text:p> Apresentamos o loteamento Villa Toscana, um projeto pensado nos mínimos detalhes para ser conceito de Qualidade de Vida. Projetado para ser entregue com uma creche construída pela própria LOTEADORA, destinada ao uso da comunidade, permite a construção de moradia e comércios vicinais. Dotado de pavimentação asfáltica, possuirá áreas de lazer com quadras poliesportivas, pista de caminhada, academia ao ar livre, ruas e avenidas arborizadas, contempla a condição ideal de moradia para sua Família. Conectando as principais vias de acesso da cidade: Estrada Geral do Pacheco e Avenida Central Nova Palhoça, permite o deslocamento fácil e rápido a qualquer ponto da cidade.  </text:p>
            <text:p>  </text:p>
            <text:p> Entrada parcelada  </text:p>
            <text:p>  </text:p>
            <text:p> Entrega prevista para 2023 ( consultar tabela de valores atualizada ) </text:p>
            <text:p>  </text:p>
            <text:p> Agende uma visita ! - Atualizado em:  -</text:p>
          </table:table-cell>
          <table:table-cell table:style-name="ce21" office:value-type="string" calcext:value-type="string">
            <text:p><text:a xlink:href="https://sc.olx.com.br/florianopolis-e-regiao/terrenos/terrenos-localizado-no-bairro-rio-grande-palhoca-sc-931141708" xlink:type="simple">https://sc.olx.com.br/florianopolis-e-regiao/terrenos/terrenos-localizado-no-bairro-rio-grande-palhoca-sc-931141708</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32229" calcext:value-type="float">
            <text:p>88132229</text:p>
          </table:table-cell>
          <table:table-cell table:style-name="ce20" office:value-type="string" calcext:value-type="string">
            <text:p>Palhoca</text:p>
          </table:table-cell>
          <table:table-cell table:style-name="ce20" office:value-type="string" calcext:value-type="string">
            <text:p>Pagani</text:p>
          </table:table-cell>
          <table:table-cell table:style-name="ce20" office:value-type="string" calcext:value-type="string">
            <text:p>Rua Capri</text:p>
          </table:table-cell>
          <table:table-cell table:number-columns-repeated="1012"/>
        </table:table-row>
        <table:table-row table:style-name="ro1">
          <table:table-cell table:style-name="ce20" office:value-type="float" office:value="59" calcext:value-type="float">
            <text:p>59</text:p>
          </table:table-cell>
          <table:table-cell table:style-name="ce20" office:value-type="string" calcext:value-type="string">
            <text:p>Lote de esquina no Bairro Caverazinho com 372,64 m²</text:p>
          </table:table-cell>
          <table:table-cell table:style-name="ce20" office:value-type="string" calcext:value-type="string">
            <text:p>76000.0</text:p>
          </table:table-cell>
          <table:table-cell table:style-name="ce20" office:value-type="string" calcext:value-type="string">
            <text:p>Gaidzinski Imóveis Ltda</text:p>
          </table:table-cell>
          <table:table-cell table:style-name="ce20" office:value-type="string" calcext:value-type="string">
            <text:p>PRONTO PARA CONSTRUIR! Localizado no Loteamento Jardim Flamboyant, Bairro Caverazinho em Araranguá. </text:p>
            <text:p/>
            <text:p>Características: </text:p>
            <text:p>- 372,64 m²</text:p>
            <text:p>- Infraestrutura completa</text:p>
            <text:p>- Pronto para construir e escriturar</text:p>
            <text:p>- Lote em oferta: lote 05 da quadra U</text:p>
            <text:p/>
            <text:p>Entrada de R$ 7.600,00 e saldo parcelado em até 84x mensais de R$ 900,61 + 7 reforços anuais de R$ 2.500,00. Correção somente pelo IGPM. </text:p>
            <text:p/>
            <text:p>Informações com Sirlei: (48) 9 9643... ver número ou (48) 9 9637... ver número.</text:p>
            <text:p/>
          </table:table-cell>
          <table:table-cell table:style-name="ce21" office:value-type="string" calcext:value-type="string">
            <text:p><text:a xlink:href="https://sc.olx.com.br/florianopolis-e-regiao/terrenos/lote-de-esquina-no-bairro-caverazinho-com-372-64-m-1000454084" xlink:type="simple">https://sc.olx.com.br/florianopolis-e-regiao/terrenos/lote-de-esquina-no-bairro-caverazinho-com-372-64-m-1000454084</text:a></text:p>
          </table:table-cell>
          <table:table-cell table:style-name="ce20" office:value-type="string" calcext:value-type="string">
            <text:p>Terrenos</text:p>
          </table:table-cell>
          <table:table-cell table:style-name="ce20" office:value-type="string" calcext:value-type="string">
            <text:p>372m2</text:p>
          </table:table-cell>
          <table:table-cell table:style-name="ce20" office:value-type="float" office:value="88905610" calcext:value-type="float">
            <text:p>88905610</text:p>
          </table:table-cell>
          <table:table-cell table:style-name="ce20" office:value-type="string" calcext:value-type="string">
            <text:p>Ararangua</text:p>
          </table:table-cell>
          <table:table-cell table:style-name="ce20" office:value-type="string" calcext:value-type="string">
            <text:p>Caverazinho</text:p>
          </table:table-cell>
          <table:table-cell table:style-name="ce20" office:value-type="string" calcext:value-type="string">
            <text:p>Rua Braga</text:p>
          </table:table-cell>
          <table:table-cell table:number-columns-repeated="1012"/>
        </table:table-row>
        <table:table-row table:style-name="ro1">
          <table:table-cell table:style-name="ce20" office:value-type="float" office:value="60" calcext:value-type="float">
            <text:p>60</text:p>
          </table:table-cell>
          <table:table-cell table:style-name="ce20" office:value-type="string" calcext:value-type="string">
            <text:p>Loteamento Jardim América - Condado de Orange</text:p>
          </table:table-cell>
          <table:table-cell table:style-name="ce20" office:value-type="string" calcext:value-type="string">
            <text:p>84000.0</text:p>
          </table:table-cell>
          <table:table-cell table:style-name="ce20" office:value-type="string" calcext:value-type="string">
            <text:p>Lugon Imóveis</text:p>
          </table:table-cell>
          <table:table-cell table:style-name="ce20" office:value-type="string" calcext:value-type="string">
            <text:p>Código do anúncio: ICIJR2</text:p>
            <text:p/>
            <text:p>Loteamento em fase de construção, a poucos metros do mar e próximo a farmácias, mercados e toda infraestrutura necessária para seu lazer ou moradia.</text:p>
          </table:table-cell>
          <table:table-cell table:style-name="ce21" office:value-type="string" calcext:value-type="string">
            <text:p><text:a xlink:href="https://sc.olx.com.br/florianopolis-e-regiao/terrenos/loteamento-jardim-america-condado-de-orange-1000453965" xlink:type="simple">https://sc.olx.com.br/florianopolis-e-regiao/terrenos/loteamento-jardim-america-condado-de-orange-1000453965</text:a></text:p>
          </table:table-cell>
          <table:table-cell table:style-name="ce20" office:value-type="string" calcext:value-type="string">
            <text:p>Terrenos</text:p>
          </table:table-cell>
          <table:table-cell table:style-name="ce20" office:value-type="string" calcext:value-type="string">
            <text:p>21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2"/>
          <table:table-cell table:style-name="ce22" office:value-type="float" office:value="60" calcext:value-type="float">
            <text:p>R$60</text:p>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61" calcext:value-type="float">
            <text:p>61</text:p>
          </table:table-cell>
          <table:table-cell table:style-name="ce20" office:value-type="string" calcext:value-type="string">
            <text:p>Loteamento Jardim América - Condado de Orange</text:p>
          </table:table-cell>
          <table:table-cell table:style-name="ce20" office:value-type="string" calcext:value-type="string">
            <text:p>84000.0</text:p>
          </table:table-cell>
          <table:table-cell table:style-name="ce20" office:value-type="string" calcext:value-type="string">
            <text:p>Lugon Imóveis</text:p>
          </table:table-cell>
          <table:table-cell table:style-name="ce20" office:value-type="string" calcext:value-type="string">
            <text:p>Código do anúncio: ICIJR2</text:p>
            <text:p/>
            <text:p>Loteamento em fase de construção, a poucos metros do mar e próximo a farmácias, mercados e toda infraestrutura necessária para seu lazer ou moradia.</text:p>
          </table:table-cell>
          <table:table-cell table:style-name="ce21" office:value-type="string" calcext:value-type="string">
            <text:p><text:a xlink:href="https://sc.olx.com.br/florianopolis-e-regiao/terrenos/loteamento-jardim-america-condado-de-orange-1000453957" xlink:type="simple">https://sc.olx.com.br/florianopolis-e-regiao/terrenos/loteamento-jardim-america-condado-de-orange-1000453957</text:a></text:p>
          </table:table-cell>
          <table:table-cell table:style-name="ce20" office:value-type="string" calcext:value-type="string">
            <text:p>Terrenos</text:p>
          </table:table-cell>
          <table:table-cell table:style-name="ce20" office:value-type="string" calcext:value-type="string">
            <text:p>21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2"/>
          <table:table-cell table:style-name="ce22" office:value-type="float" office:value="60" calcext:value-type="float">
            <text:p>R$60</text:p>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62" calcext:value-type="float">
            <text:p>62</text:p>
          </table:table-cell>
          <table:table-cell table:style-name="ce20" office:value-type="string" calcext:value-type="string">
            <text:p>Terrenos à venda na praia da Pinheira</text:p>
          </table:table-cell>
          <table:table-cell table:style-name="ce20" office:value-type="string" calcext:value-type="string">
            <text:p>170000.0</text:p>
          </table:table-cell>
          <table:table-cell table:style-name="ce20" office:value-type="string" calcext:value-type="string">
            <text:p>Globo</text:p>
          </table:table-cell>
          <table:table-cell table:style-name="ce20" office:value-type="string" calcext:value-type="string">
            <text:p>                           Terrenos à venda na praia da Pinheira.</text:p>
            <text:p/>
            <text:p>?Terrenos aterrados </text:p>
            <text:p/>
            <text:p>?Algumas opções com luz instalada e ligada.</text:p>
            <text:p/>
            <text:p>?Rua calçada, com boas construções ao redor e moradores fixos.</text:p>
            <text:p/>
            <text:p>? Bem localizados. </text:p>
            <text:p/>
            <text:p>?Próximos ao supermercado, academia e comercio em geral.</text:p>
            <text:p/>
            <text:p>?A partir? 168m²</text:p>
            <text:p/>
            <text:p/>
            <text:p>?IPTU em dia.</text:p>
            <text:p/>
            <text:p>?Viabilidade de construção aprovada</text:p>
            <text:p/>
            <text:p>?Baixo custo de transferência</text:p>
            <text:p/>
            <text:p/>
            <text:p/>
            <text:p>?Marque sua visita!</text:p>
            <text:p>(48)... ver número (whatsapp) Luiza Gatti </text:p>
            <text:p>(48)... ver número (whatsapp) Jessica Dias </text:p>
          </table:table-cell>
          <table:table-cell table:style-name="ce21" office:value-type="string" calcext:value-type="string">
            <text:p><text:a xlink:href="https://sc.olx.com.br/florianopolis-e-regiao/terrenos/terrenos-a-venda-na-praia-da-pinheira-1000452694" xlink:type="simple">https://sc.olx.com.br/florianopolis-e-regiao/terrenos/terrenos-a-venda-na-praia-da-pinheira-1000452694</text:a></text:p>
          </table:table-cell>
          <table:table-cell table:style-name="ce20" office:value-type="string" calcext:value-type="string">
            <text:p>Terrenos</text:p>
          </table:table-cell>
          <table:table-cell/>
          <table:table-cell table:style-name="ce20" office:value-type="float" office:value="88139351" calcext:value-type="float">
            <text:p>88139351</text:p>
          </table:table-cell>
          <table:table-cell table:style-name="ce20" office:value-type="string" calcext:value-type="string">
            <text:p>Palhoca</text:p>
          </table:table-cell>
          <table:table-cell table:style-name="ce20" office:value-type="string" calcext:value-type="string">
            <text:p>Pinheira</text:p>
          </table:table-cell>
          <table:table-cell table:style-name="ce20" office:value-type="string" calcext:value-type="string">
            <text:p>Rodovia Aderbal Ramos da Silva</text:p>
          </table:table-cell>
          <table:table-cell table:number-columns-repeated="1012"/>
        </table:table-row>
        <table:table-row table:style-name="ro1">
          <table:table-cell table:style-name="ce20" office:value-type="float" office:value="63" calcext:value-type="float">
            <text:p>63</text:p>
          </table:table-cell>
          <table:table-cell table:style-name="ce20" office:value-type="string" calcext:value-type="string">
            <text:p>Q --&gt; Terreno de 400m² com Vista Mar / Excelente Localização (700m da Praia do Santinho)</text:p>
          </table:table-cell>
          <table:table-cell table:style-name="ce20" office:value-type="string" calcext:value-type="string">
            <text:p>460000.0</text:p>
          </table:table-cell>
          <table:table-cell table:style-name="ce20" office:value-type="string" calcext:value-type="string">
            <text:p>Batisttella Imóveis</text:p>
          </table:table-cell>
          <table:table-cell table:style-name="ce20" office:value-type="string" calcext:value-type="string">
            <text:p>Código do Imóvel: TE0157 </text:p>
            <text:p/>
            <text:p>Excelente terreno com vista para o mar, medindo 400m² à 700m da Praia do Santinho</text:p>
            <text:p>==============================================================</text:p>
            <text:p>CARACTERÍSTICAS DO TERRENO:</text:p>
            <text:p>- 28m de frente x 13,5m de fundos;</text:p>
            <text:p>- IPTU legalizado;</text:p>
            <text:p>- Escritura pública;</text:p>
            <text:p>- Aceita financiamento bancário;</text:p>
            <text:p>- Possibilidade de venda de 1/2 terreno por R$ 260.000,00;</text:p>
            <text:p/>
            <text:p>* Os valores bem como as condições de pagamento dos imóveis podem sofrer alterações sem prévio aviso, seguindo determinação de seus proprietários e/ou em consequência das variações às quais o mercado está sujeito.</text:p>
            <text:p>==============================================================</text:p>
            <text:p>Agende sua visita, e venha desfrutar das maravilhas deste paraíso!</text:p>
            <text:p/>
            <text:p>Batisttella Imóveis</text:p>
            <text:p>Contato: Quelen (48 ... ver número) </text:p>
            <text:p/>
          </table:table-cell>
          <table:table-cell table:style-name="ce21" office:value-type="string" calcext:value-type="string">
            <text:p><text:a xlink:href="https://sc.olx.com.br/florianopolis-e-regiao/terrenos/q--terreno-de-400m-com-vista-mar-excelente-localizacao-700m-da-praia-do-santinho-1000452414" xlink:type="simple">https://sc.olx.com.br/florianopolis-e-regiao/terrenos/q--terreno-de-400m-com-vista-mar-excelente-localizacao-700m-da-praia-do-santinho-1000452414</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58001" calcext:value-type="float">
            <text:p>88058001</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odovia Armando Calil Bulos</text:p>
          </table:table-cell>
          <table:table-cell table:number-columns-repeated="1012"/>
        </table:table-row>
        <table:table-row table:style-name="ro1">
          <table:table-cell table:style-name="ce20" office:value-type="float" office:value="64" calcext:value-type="float">
            <text:p>64</text:p>
          </table:table-cell>
          <table:table-cell table:style-name="ce20" office:value-type="string" calcext:value-type="string">
            <text:p>Terreno na praia da Pinheira 422m²</text:p>
          </table:table-cell>
          <table:table-cell table:style-name="ce20" office:value-type="string" calcext:value-type="string">
            <text:p>290000.0</text:p>
          </table:table-cell>
          <table:table-cell table:style-name="ce20" office:value-type="string" calcext:value-type="string">
            <text:p>Leonardovf</text:p>
          </table:table-cell>
          <table:table-cell table:style-name="ce20" office:value-type="string" calcext:value-type="string">
            <text:p>Terreno na praia da Pinheira 422m² por R$ 290.000,00 ? </text:p>
            <text:p/>
            <text:p>? Terreno com escritura pública</text:p>
            <text:p>? Viabilidade de construção</text:p>
            <text:p>? A 600m do mar da praia da Pinheira - Palhoça/SC</text:p>
            <text:p>?Rua 506 (Próximo à subestação da Celesc)</text:p>
            <text:p>? Excelente oportunidade para construção ou investimento</text:p>
            <text:p>? Negociação direto com o proprietário</text:p>
          </table:table-cell>
          <table:table-cell table:style-name="ce21" office:value-type="string" calcext:value-type="string">
            <text:p><text:a xlink:href="https://sc.olx.com.br/florianopolis-e-regiao/terrenos/terreno-na-praia-da-pinheira-422m-1000452324" xlink:type="simple">https://sc.olx.com.br/florianopolis-e-regiao/terrenos/terreno-na-praia-da-pinheira-422m-1000452324</text:a></text:p>
          </table:table-cell>
          <table:table-cell table:style-name="ce20" office:value-type="string" calcext:value-type="string">
            <text:p>Terrenos</text:p>
          </table:table-cell>
          <table:table-cell table:style-name="ce20" office:value-type="string" calcext:value-type="string">
            <text:p>422m2</text:p>
          </table:table-cell>
          <table:table-cell table:style-name="ce20" office:value-type="float" office:value="88139184" calcext:value-type="float">
            <text:p>88139184</text:p>
          </table:table-cell>
          <table:table-cell table:style-name="ce20" office:value-type="string" calcext:value-type="string">
            <text:p>Palhoca</text:p>
          </table:table-cell>
          <table:table-cell table:style-name="ce20" office:value-type="string" calcext:value-type="string">
            <text:p>Pinheira</text:p>
          </table:table-cell>
          <table:table-cell table:style-name="ce20" office:value-type="string" calcext:value-type="string">
            <text:p>Avenida Astrogildo Quadros</text:p>
          </table:table-cell>
          <table:table-cell table:style-name="ce22" office:value-type="float" office:value="0" calcext:value-type="float">
            <text:p>R$0</text:p>
          </table:table-cell>
          <table:table-cell table:style-name="ce22" office:value-type="float" office:value="600" calcext:value-type="float">
            <text:p>R$600</text:p>
          </table:table-cell>
          <table:table-cell table:number-columns-repeated="1010"/>
        </table:table-row>
        <table:table-row table:style-name="ro1">
          <table:table-cell table:style-name="ce20" office:value-type="float" office:value="65" calcext:value-type="float">
            <text:p>65</text:p>
          </table:table-cell>
          <table:table-cell table:style-name="ce20" office:value-type="string" calcext:value-type="string">
            <text:p>FLORIANóPOLIS - Terreno Padrão - Carianos</text:p>
          </table:table-cell>
          <table:table-cell table:style-name="ce20" office:value-type="string" calcext:value-type="string">
            <text:p>420000.0</text:p>
          </table:table-cell>
          <table:table-cell table:style-name="ce20" office:value-type="string" calcext:value-type="string">
            <text:p>SANTA ILHA IMOVEIS LTDA - EPP</text:p>
          </table:table-cell>
          <table:table-cell table:style-name="ce20" office:value-type="string" calcext:value-type="string">
            <text:p>Código do anúncio: TE0948</text:p>
            <text:p/>
            <text:p>Excelente terreno com 405 m², próximo à Padaria do Joca, posto de combustível, farmácia e outros comércios, numa via de acesso para todo o Sul da Ilha. Terreno com água já instalada. Muito próximo da Avenida Diomício Freitas, a mais movimentada da região. Processo de usucapião em fase de finalização. Terreno localizado à 15 minutos do centro.Agende sua visita!</text:p>
          </table:table-cell>
          <table:table-cell table:style-name="ce21" office:value-type="string" calcext:value-type="string">
            <text:p><text:a xlink:href="https://sc.olx.com.br/florianopolis-e-regiao/terrenos/florianopolis-terreno-padrao-carianos-994473686" xlink:type="simple">https://sc.olx.com.br/florianopolis-e-regiao/terrenos/florianopolis-terreno-padrao-carianos-994473686</text:a></text:p>
          </table:table-cell>
          <table:table-cell table:style-name="ce20" office:value-type="string" calcext:value-type="string">
            <text:p>Terrenos</text:p>
          </table:table-cell>
          <table:table-cell table:style-name="ce20" office:value-type="string" calcext:value-type="string">
            <text:p>405m2</text:p>
          </table:table-cell>
          <table:table-cell table:style-name="ce20" office:value-type="float" office:value="88047460" calcext:value-type="float">
            <text:p>88047460</text:p>
          </table:table-cell>
          <table:table-cell table:style-name="ce20" office:value-type="string" calcext:value-type="string">
            <text:p>Florianopolis</text:p>
          </table:table-cell>
          <table:table-cell table:style-name="ce20" office:value-type="string" calcext:value-type="string">
            <text:p>Carianos</text:p>
          </table:table-cell>
          <table:table-cell table:style-name="ce20" office:value-type="string" calcext:value-type="string">
            <text:p>Rua Jose Xavier da Rosa</text:p>
          </table:table-cell>
          <table:table-cell table:style-name="ce22" office:value-type="float" office:value="0" calcext:value-type="float">
            <text:p>R$0</text:p>
          </table:table-cell>
          <table:table-cell table:style-name="ce22" office:value-type="float" office:value="600" calcext:value-type="float">
            <text:p>R$600</text:p>
          </table:table-cell>
          <table:table-cell table:number-columns-repeated="1010"/>
        </table:table-row>
        <table:table-row table:style-name="ro1">
          <table:table-cell table:style-name="ce20" office:value-type="float" office:value="66" calcext:value-type="float">
            <text:p>66</text:p>
          </table:table-cell>
          <table:table-cell table:style-name="ce20" office:value-type="string" calcext:value-type="string">
            <text:p>Terreno à venda no bairro Ferraz - Garopaba/SC</text:p>
          </table:table-cell>
          <table:table-cell table:style-name="ce20" office:value-type="string" calcext:value-type="string">
            <text:p>584850.0</text:p>
          </table:table-cell>
          <table:table-cell table:style-name="ce20" office:value-type="string" calcext:value-type="string">
            <text:p>ALAN FIRME RODRIGUES BORBA</text:p>
          </table:table-cell>
          <table:table-cell table:style-name="ce20" office:value-type="string" calcext:value-type="string">
            <text:p>Código do anúncio: TV065</text:p>
            <text:p/>
            <text:p>Amplo terreno situado no Santa Terezinha - Ferraz, em Garopaba/SC. Loteamento regularizado que oferece segurança e uma infraestrutura completa.O imóvel possui uma área total de 335,00m², com:&amp;bull;escritura pública;&amp;bull;matrícula individual;&amp;bull;acesso a água e energia elétrica e&amp;bull;vizinhança com ótimo padrão construtivo.Sendo uma ótima oportunidade para construtores e investidores ou para moradia.Destaca-se também por sua localização privilegiada, próximo de toda a infraestrutura da cidade e das mais belas praias, juntando-se a isso as casas de Alto Padrão, tornam o lugar mais valorizado e procurado pelos clientes.As informações estão sujeitas a alterações. Consulte o corretor responsável. Chave do anúncio: XpG1N1GvjrhBf3gw</text:p>
          </table:table-cell>
          <table:table-cell table:style-name="ce21" office:value-type="string" calcext:value-type="string">
            <text:p><text:a xlink:href="https://sc.olx.com.br/florianopolis-e-regiao/terrenos/terreno-a-venda-no-bairro-ferraz-garopaba-sc-946423680" xlink:type="simple">https://sc.olx.com.br/florianopolis-e-regiao/terrenos/terreno-a-venda-no-bairro-ferraz-garopaba-sc-946423680</text:a></text:p>
          </table:table-cell>
          <table:table-cell table:style-name="ce20" office:value-type="string" calcext:value-type="string">
            <text:p>Terrenos</text:p>
          </table:table-cell>
          <table:table-cell table:style-name="ce20" office:value-type="string" calcext:value-type="string">
            <text:p>335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67" calcext:value-type="float">
            <text:p>67</text:p>
          </table:table-cell>
          <table:table-cell table:style-name="ce20" office:value-type="string" calcext:value-type="string">
            <text:p>Terreno Parque das Vilas - Financiamento direto com a Incorporadora</text:p>
          </table:table-cell>
          <table:table-cell table:style-name="ce20" office:value-type="string" calcext:value-type="string">
            <text:p>164800.0</text:p>
          </table:table-cell>
          <table:table-cell table:style-name="ce20" office:value-type="string" calcext:value-type="string">
            <text:p>ARRAIS &amp; MELO CONSULTORIA IMOBILIÁRIA</text:p>
          </table:table-cell>
          <table:table-cell table:style-name="ce20" office:value-type="string" calcext:value-type="string">
            <text:p>Lindo terreno a venda no Loteamento Parque das Vilas , localizado em Governador Celso Ramos, terreno de 360m2 com área de preservação permanente ao fundo, ideal pra quem pensa em morar próximo a natureza. </text:p>
            <text:p/>
            <text:p>Com uma pequena entrada e financiamento direto com a incorporadora até em 120 X </text:p>
            <text:p/>
            <text:p>INCORPORADORA ESTUDA PARCELAMENTO SEM JUROS E REFORÇOS ! </text:p>
            <text:p/>
            <text:p>É a união perfeita entre desenvolvimento e qualidade de vida para você e sua família!</text:p>
            <text:p/>
            <text:p>Maiores informações entre em contato através do Whatsaap ou Ligue.</text:p>
            <text:p>(48)... ver número</text:p>
          </table:table-cell>
          <table:table-cell table:style-name="ce21" office:value-type="string" calcext:value-type="string">
            <text:p><text:a xlink:href="https://sc.olx.com.br/florianopolis-e-regiao/terrenos/terreno-parque-das-vilas-financiamento-direto-com-a-incorporadora-960960883" xlink:type="simple">https://sc.olx.com.br/florianopolis-e-regiao/terrenos/terreno-parque-das-vilas-financiamento-direto-com-a-incorporadora-960960883</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1014"/>
        </table:table-row>
        <table:table-row table:style-name="ro1">
          <table:table-cell table:style-name="ce20" office:value-type="float" office:value="68" calcext:value-type="float">
            <text:p>68</text:p>
          </table:table-cell>
          <table:table-cell table:style-name="ce20" office:value-type="string" calcext:value-type="string">
            <text:p>Terreno à venda, 360 m² por R$ 890.000,00 - Campeche - Florianópolis/SC</text:p>
          </table:table-cell>
          <table:table-cell table:style-name="ce20" office:value-type="string" calcext:value-type="string">
            <text:p>890000.0</text:p>
          </table:table-cell>
          <table:table-cell table:style-name="ce20" office:value-type="string" calcext:value-type="string">
            <text:p>Alici Imóveis</text:p>
          </table:table-cell>
          <table:table-cell table:style-name="ce20" office:value-type="string" calcext:value-type="string">
            <text:p>Código do anúncio: TE0417</text:p>
            <text:p/>
            <text:p>Excelente terreno em localização privilegiada ao lado avenida Pequeno Príncipe.Terreno à venda no Campeche com dimensões privilegiadas. O terreno possui testada de 12 metros com 30 metros de fundos.Está localizado a 30 metros da principal via de circulação do Campeche a Av. Pequeno Príncipe, em rua pavimentada com energia elétrica e instalação hidráulica. Terreno cercado em todas as faces.Possui viabilidade residencial, ideal para investimento na construção de casas geminadas que proporcionam excelentes ganhos à curto prazo.Possui documentação de posse.No terreno existe uma edícula com sala, cozinha, 01 dormitório e 01 banheiro e aproximadamente 70 m².Excelente oportunidade.*Preço sujeito a consulta*Imóvel não passível de financiamento -</text:p>
          </table:table-cell>
          <table:table-cell table:style-name="ce21" office:value-type="string" calcext:value-type="string">
            <text:p><text:a xlink:href="https://sc.olx.com.br/florianopolis-e-regiao/terrenos/terreno-a-venda-360-m-por-r-890-000-00-campeche-florianopolis-sc-922688970" xlink:type="simple">https://sc.olx.com.br/florianopolis-e-regiao/terrenos/terreno-a-venda-360-m-por-r-890-000-00-campeche-florianopolis-sc-922688970</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3005" calcext:value-type="float">
            <text:p>88063005</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Servidao Calmari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69" calcext:value-type="float">
            <text:p>69</text:p>
          </table:table-cell>
          <table:table-cell table:style-name="ce20" office:value-type="string" calcext:value-type="string">
            <text:p>FLORIANÓPOLIS - Terreno Padrão - LAGOA DA CONCEIÇÃO</text:p>
          </table:table-cell>
          <table:table-cell table:style-name="ce20" office:value-type="string" calcext:value-type="string">
            <text:p>1050000.0</text:p>
          </table:table-cell>
          <table:table-cell table:style-name="ce20" office:value-type="string" calcext:value-type="string">
            <text:p>Garapuvu Imóveis Especiais Ltda</text:p>
          </table:table-cell>
          <table:table-cell table:style-name="ce20" office:value-type="string" calcext:value-type="string">
            <text:p>Código do anúncio: 426</text:p>
            <text:p/>
            <text:p>Terreno localizado no condomínio fechado de mais alto padrão da Praia Mole.A Praia Mole está localizada ao leste da Ilha de Florianópolis em Santa Catarina. Com extensão de 960 metros, onde se destaca a beleza natural, cenário perfeito para lazer e prática de surf.Características do Condomínio:- Portal de entrada com guarita;- Academia fitness;- Quadra de tênis;- Mirante com vista para a praia Mole e para a Lagoa da Conceição;- Área verde com trilha até a Lagoa da Conceição.</text:p>
          </table:table-cell>
          <table:table-cell table:style-name="ce21" office:value-type="string" calcext:value-type="string">
            <text:p><text:a xlink:href="https://sc.olx.com.br/florianopolis-e-regiao/terrenos/florianopolis-terreno-padrao-lagoa-da-conceicao-988406660" xlink:type="simple">https://sc.olx.com.br/florianopolis-e-regiao/terrenos/florianopolis-terreno-padrao-lagoa-da-conceicao-988406660</text:a></text:p>
          </table:table-cell>
          <table:table-cell table:style-name="ce20" office:value-type="string" calcext:value-type="string">
            <text:p>Terrenos</text:p>
          </table:table-cell>
          <table:table-cell table:style-name="ce20" office:value-type="string" calcext:value-type="string">
            <text:p>650m2</text:p>
          </table:table-cell>
          <table:table-cell table:style-name="ce20" office:value-type="float" office:value="88061701" calcext:value-type="float">
            <text:p>88061701</text:p>
          </table:table-cell>
          <table:table-cell table:style-name="ce20" office:value-type="string" calcext:value-type="string">
            <text:p>Florianopolis</text:p>
          </table:table-cell>
          <table:table-cell table:style-name="ce20" office:value-type="string" calcext:value-type="string">
            <text:p>Barra da Lagoa</text:p>
          </table:table-cell>
          <table:table-cell table:style-name="ce20" office:value-type="string" calcext:value-type="string">
            <text:p>Rodovia Jornalista Manoel de Menezes - de 2002/2003 ao fim</text:p>
          </table:table-cell>
          <table:table-cell table:style-name="ce22" office:value-type="float" office:value="1700" calcext:value-type="float">
            <text:p>R$1,700</text:p>
          </table:table-cell>
          <table:table-cell table:style-name="ce22" office:value-type="float" office:value="650" calcext:value-type="float">
            <text:p>R$650</text:p>
          </table:table-cell>
          <table:table-cell table:number-columns-repeated="1010"/>
        </table:table-row>
        <table:table-row table:style-name="ro1">
          <table:table-cell table:style-name="ce20" office:value-type="float" office:value="70" calcext:value-type="float">
            <text:p>70</text:p>
          </table:table-cell>
          <table:table-cell table:style-name="ce20" office:value-type="string" calcext:value-type="string">
            <text:p>Chácara em Aguas Mornas</text:p>
          </table:table-cell>
          <table:table-cell table:style-name="ce20" office:value-type="string" calcext:value-type="string">
            <text:p>530000.0</text:p>
          </table:table-cell>
          <table:table-cell table:style-name="ce20" office:value-type="string" calcext:value-type="string">
            <text:p>Ullysses lemos</text:p>
          </table:table-cell>
          <table:table-cell table:style-name="ce20" office:value-type="string" calcext:value-type="string">
            <text:p>Chácara com 1780,00 m2 com chalé, piscina, galpão, pomar com mais 20 tipos de frutas. Contrato de posse com 18 anos. </text:p>
          </table:table-cell>
          <table:table-cell table:style-name="ce21" office:value-type="string" calcext:value-type="string">
            <text:p><text:a xlink:href="https://sc.olx.com.br/florianopolis-e-regiao/terrenos/chacara-em-aguas-mornas-1000449043" xlink:type="simple">https://sc.olx.com.br/florianopolis-e-regiao/terrenos/chacara-em-aguas-mornas-1000449043</text:a></text:p>
          </table:table-cell>
          <table:table-cell table:style-name="ce20" office:value-type="string" calcext:value-type="string">
            <text:p>Sitios e chacaras</text:p>
          </table:table-cell>
          <table:table-cell table:style-name="ce20" office:value-type="string" calcext:value-type="string">
            <text:p>1780m2</text:p>
          </table:table-cell>
          <table:table-cell table:style-name="ce20" office:value-type="float" office:value="88150000" calcext:value-type="float">
            <text:p>88150000</text:p>
          </table:table-cell>
          <table:table-cell table:style-name="ce20" office:value-type="string" calcext:value-type="string">
            <text:p>Aguas Mornas</text:p>
          </table:table-cell>
          <table:table-cell table:number-columns-repeated="2"/>
          <table:table-cell table:style-name="ce22" office:value-type="float" office:value="0" calcext:value-type="float">
            <text:p>R$0</text:p>
          </table:table-cell>
          <table:table-cell table:number-columns-repeated="1011"/>
        </table:table-row>
        <table:table-row table:style-name="ro1">
          <table:table-cell table:style-name="ce20" office:value-type="float" office:value="71" calcext:value-type="float">
            <text:p>71</text:p>
          </table:table-cell>
          <table:table-cell table:style-name="ce20" office:value-type="string" calcext:value-type="string">
            <text:p>2 LOTES FUNDO LAGO À VENDA NO RESERVA DA PEDRA com 622 m² - Pedra Branca, Palhoça/SC</text:p>
          </table:table-cell>
          <table:table-cell table:style-name="ce20" office:value-type="string" calcext:value-type="string">
            <text:p>956000.0</text:p>
          </table:table-cell>
          <table:table-cell table:style-name="ce20" office:value-type="string" calcext:value-type="string">
            <text:p>LUIZ ALTHOFF SOLUÇÕES EM IMÓVEIS</text:p>
          </table:table-cell>
          <table:table-cell table:style-name="ce20" office:value-type="string" calcext:value-type="string">
            <text:p>Código do anúncio: 999</text:p>
            <text:p/>
            <text:p>Cód. 998.RESERVA DA PEDRA, condição direto com a Incorporadora - Pedra Branca, Palhoça/SC.Oportunidade de realizar seu sonho de construir ou investir no melhor condomínio de Santa Catarina!!.Lotes planos com posição solar privilegiada, com de 622 m². Condições diretas com a incorporadora! .Trata-se de 2 lotes, lado a lado, fundo lago - LOTES 55 E 56..O LUGAR: A Cidade Criativa vem desenvolvendo os melhores lugares para viver em SC. Aqui você pode trabalhar, estudar e se divertir ao alcance de uma caminhada.Na Pedra Branca você tem a cidade aos pés e as pessoas ao redor. A troca de experiências é completa e cheia de opções: Variedade de lojas, serviços, empresas, lazer, escolas e universidade tornam o bairro cheio de vida..IPTU e CONDOMÍNIO a consultar, após entrega do empreendimento..Entrega: agosto/2022.CRECI 5349J</text:p>
          </table:table-cell>
          <table:table-cell table:style-name="ce21" office:value-type="string" calcext:value-type="string">
            <text:p><text:a xlink:href="https://sc.olx.com.br/florianopolis-e-regiao/terrenos/2-lotes-fundo-lago-venda-no-reserva-da-pedra-com-622-m-pedra-branca-palhoca-sc-998271983" xlink:type="simple">https://sc.olx.com.br/florianopolis-e-regiao/terrenos/2-lotes-fundo-lago-venda-no-reserva-da-pedra-com-622-m-pedra-branca-palhoca-sc-998271983</text:a></text:p>
          </table:table-cell>
          <table:table-cell table:style-name="ce20" office:value-type="string" calcext:value-type="string">
            <text:p>Terrenos</text:p>
          </table:table-cell>
          <table:table-cell table:style-name="ce20" office:value-type="string" calcext:value-type="string">
            <text:p>622m2</text:p>
          </table:table-cell>
          <table:table-cell table:style-name="ce20" office:value-type="float" office:value="88137270" calcext:value-type="float">
            <text:p>8813727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Avenida Pedra Branc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72" calcext:value-type="float">
            <text:p>72</text:p>
          </table:table-cell>
          <table:table-cell table:style-name="ce20" office:value-type="string" calcext:value-type="string">
            <text:p>LOTE A VENDA EM CRICIUMA NO BAIRRO MINA DO MATO PRÓXIMO A PIZZARIA MONTE BELO</text:p>
          </table:table-cell>
          <table:table-cell table:style-name="ce20" office:value-type="string" calcext:value-type="string">
            <text:p>145000.0</text:p>
          </table:table-cell>
          <table:table-cell table:style-name="ce20" office:value-type="string" calcext:value-type="string">
            <text:p>Jeferson Medeiros</text:p>
          </table:table-cell>
          <table:table-cell table:style-name="ce20" office:value-type="string" calcext:value-type="string">
            <text:p>Código do anúncio: 24900</text:p>
            <text:p/>
            <text:p>Referência: LOT-MINADOMATO - LOTE - BAIRRO MARIA CÉU Ótima localização - próx a pizzaria Monte Bello 16x36 504m2 R$145.000,00</text:p>
          </table:table-cell>
          <table:table-cell table:style-name="ce21" office:value-type="string" calcext:value-type="string">
            <text:p><text:a xlink:href="https://sc.olx.com.br/florianopolis-e-regiao/terrenos/lote-a-venda-em-criciuma-no-bairro-mina-do-mato-proximo-a-pizzaria-monte-belo-996584687" xlink:type="simple">https://sc.olx.com.br/florianopolis-e-regiao/terrenos/lote-a-venda-em-criciuma-no-bairro-mina-do-mato-proximo-a-pizzaria-monte-belo-996584687</text:a></text:p>
          </table:table-cell>
          <table:table-cell table:style-name="ce20" office:value-type="string" calcext:value-type="string">
            <text:p>Terrenos</text:p>
          </table:table-cell>
          <table:table-cell/>
          <table:table-cell table:style-name="ce20" office:value-type="float" office:value="88810326" calcext:value-type="float">
            <text:p>88810326</text:p>
          </table:table-cell>
          <table:table-cell table:style-name="ce20" office:value-type="string" calcext:value-type="string">
            <text:p>Criciuma</text:p>
          </table:table-cell>
          <table:table-cell table:style-name="ce20" office:value-type="string" calcext:value-type="string">
            <text:p>Maria Ceu</text:p>
          </table:table-cell>
          <table:table-cell table:style-name="ce20" office:value-type="string" calcext:value-type="string">
            <text:p>Rua Domingos Pedro Cesconet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73" calcext:value-type="float">
            <text:p>73</text:p>
          </table:table-cell>
          <table:table-cell table:style-name="ce20" office:value-type="string" calcext:value-type="string">
            <text:p>Q-TE0153 Terreno de Esquina com 420m² / Excelente Localização (Próx a Chácara Rio Jordão)</text:p>
          </table:table-cell>
          <table:table-cell table:style-name="ce20" office:value-type="string" calcext:value-type="string">
            <text:p>275988.0</text:p>
          </table:table-cell>
          <table:table-cell table:style-name="ce20" office:value-type="string" calcext:value-type="string">
            <text:p>Batisttella Imóveis</text:p>
          </table:table-cell>
          <table:table-cell table:style-name="ce20" office:value-type="string" calcext:value-type="string">
            <text:p>Amplo Terreno com 420m², aproximadamente 3,7 km da Praia dos Ingleses.</text:p>
            <text:p>==============================================================</text:p>
            <text:p/>
            <text:p>CARACTERÍSTICAS DO TERRENO;</text:p>
            <text:p/>
            <text:p>- Terreno medindo 14x30;</text:p>
            <text:p>- Area total: 420m² / Terreno de esquina;</text:p>
            <text:p>- A 50 metros da Dario Manoel;</text:p>
            <text:p>- Nao aceita financiamento bancário;</text:p>
            <text:p>- IPTU 2022 pago; </text:p>
            <text:p/>
            <text:p>Os valores bem como as condições de pagamento dos imóveis podem sofrer alterações sem prévio aviso, seguindo determinação de seus proprietários e/ou em consequência das variações às quais o mercado está sujeito.</text:p>
            <text:p>==============================================================</text:p>
            <text:p>Agende sua visita, e venha desfrutar das maravilhas deste paraíso!</text:p>
            <text:p/>
            <text:p>Batisttella Imóveis</text:p>
            <text:p>Contato: Quelen (48 9998... ver número) </text:p>
            <text:p/>
          </table:table-cell>
          <table:table-cell table:style-name="ce21" office:value-type="string" calcext:value-type="string">
            <text:p><text:a xlink:href="https://sc.olx.com.br/florianopolis-e-regiao/terrenos/q-te0153-terreno-de-esquina-com-420m-excelente-localizacao-prox-a-chacara-rio-jordao-1000448033" xlink:type="simple">https://sc.olx.com.br/florianopolis-e-regiao/terrenos/q-te0153-terreno-de-esquina-com-420m-excelente-localizacao-prox-a-chacara-rio-jordao-1000448033</text:a></text:p>
          </table:table-cell>
          <table:table-cell table:style-name="ce20" office:value-type="string" calcext:value-type="string">
            <text:p>Terrenos</text:p>
          </table:table-cell>
          <table:table-cell table:style-name="ce20" office:value-type="string" calcext:value-type="string">
            <text:p>420m2</text:p>
          </table:table-cell>
          <table:table-cell table:style-name="ce20" office:value-type="float" office:value="88058001" calcext:value-type="float">
            <text:p>88058001</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odovia Armando Calil Bulos</text:p>
          </table:table-cell>
          <table:table-cell table:number-columns-repeated="1012"/>
        </table:table-row>
        <table:table-row table:style-name="ro1">
          <table:table-cell table:style-name="ce20" office:value-type="float" office:value="74" calcext:value-type="float">
            <text:p>74</text:p>
          </table:table-cell>
          <table:table-cell table:style-name="ce20" office:value-type="string" calcext:value-type="string">
            <text:p>Florianópolis - Terreno Padrão - Ingleses do Rio Vermelho</text:p>
          </table:table-cell>
          <table:table-cell table:style-name="ce20" office:value-type="string" calcext:value-type="string">
            <text:p>1200000.0</text:p>
          </table:table-cell>
          <table:table-cell table:style-name="ce20" office:value-type="string" calcext:value-type="string">
            <text:p>DDA Imóveis</text:p>
          </table:table-cell>
          <table:table-cell table:style-name="ce20" office:value-type="string" calcext:value-type="string">
            <text:p>Código do anúncio: TR4144</text:p>
            <text:p/>
            <text:p>Codigo Referencia: TR4144  ?  </text:p>
            <text:p>     Terreno para Construtota e Investidores  São 1.660m² de área total. Documentação ok.    ? Forma de Pagamento: Valores, disponibilidade e condições sujeitos a alterações sem aviso prévio.   </text:p>
            <text:p>     Imobiliária DDA Imóveis</text:p>
          </table:table-cell>
          <table:table-cell table:style-name="ce21" office:value-type="string" calcext:value-type="string">
            <text:p><text:a xlink:href="https://sc.olx.com.br/florianopolis-e-regiao/terrenos/florianopolis-terreno-padrao-ingleses-do-rio-vermelho-980252579" xlink:type="simple">https://sc.olx.com.br/florianopolis-e-regiao/terrenos/florianopolis-terreno-padrao-ingleses-do-rio-vermelho-980252579</text:a></text:p>
          </table:table-cell>
          <table:table-cell table:style-name="ce20" office:value-type="string" calcext:value-type="string">
            <text:p>Terrenos</text:p>
          </table:table-cell>
          <table:table-cell table:style-name="ce20" office:value-type="string" calcext:value-type="string">
            <text:p>1660m2</text:p>
          </table:table-cell>
          <table:table-cell table:style-name="ce20" office:value-type="float" office:value="88058491" calcext:value-type="float">
            <text:p>88058491</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Servidao Aurora</text:p>
          </table:table-cell>
          <table:table-cell table:number-columns-repeated="1012"/>
        </table:table-row>
        <table:table-row table:style-name="ro1">
          <table:table-cell table:style-name="ce20" office:value-type="float" office:value="75" calcext:value-type="float">
            <text:p>75</text:p>
          </table:table-cell>
          <table:table-cell table:style-name="ce20" office:value-type="string" calcext:value-type="string">
            <text:p>Terreno a venda na praia de cima, Pinheira! </text:p>
          </table:table-cell>
          <table:table-cell table:style-name="ce20" office:value-type="string" calcext:value-type="string">
            <text:p>175000.0</text:p>
          </table:table-cell>
          <table:table-cell table:style-name="ce20" office:value-type="string" calcext:value-type="string">
            <text:p>Globo</text:p>
          </table:table-cell>
          <table:table-cell table:style-name="ce20" office:value-type="string" calcext:value-type="string">
            <text:p>Terreno a venda na praia de cima. </text:p>
            <text:p/>
            <text:p>Bem localizado próximo ao centro, em uma das principais ruas da praia de cima. </text:p>
            <text:p>Em rua calçada. </text:p>
            <text:p>Escritura pública. </text:p>
            <text:p/>
            <text:p>R$ 175.000 </text:p>
            <text:p>Maiores informações: </text:p>
            <text:p>(48)... ver número</text:p>
          </table:table-cell>
          <table:table-cell table:style-name="ce21" office:value-type="string" calcext:value-type="string">
            <text:p><text:a xlink:href="https://sc.olx.com.br/florianopolis-e-regiao/terrenos/terreno-a-venda-na-praia-de-cima-pinheira-1000445939" xlink:type="simple">https://sc.olx.com.br/florianopolis-e-regiao/terrenos/terreno-a-venda-na-praia-de-cima-pinheira-1000445939</text:a></text:p>
          </table:table-cell>
          <table:table-cell table:style-name="ce20" office:value-type="string" calcext:value-type="string">
            <text:p>Terrenos</text:p>
          </table:table-cell>
          <table:table-cell/>
          <table:table-cell table:style-name="ce20" office:value-type="float" office:value="88139351" calcext:value-type="float">
            <text:p>88139351</text:p>
          </table:table-cell>
          <table:table-cell table:style-name="ce20" office:value-type="string" calcext:value-type="string">
            <text:p>Palhoca</text:p>
          </table:table-cell>
          <table:table-cell table:style-name="ce20" office:value-type="string" calcext:value-type="string">
            <text:p>Pinheira</text:p>
          </table:table-cell>
          <table:table-cell table:style-name="ce20" office:value-type="string" calcext:value-type="string">
            <text:p>Rodovia Aderbal Ramos da Silva</text:p>
          </table:table-cell>
          <table:table-cell table:number-columns-repeated="1012"/>
        </table:table-row>
        <table:table-row table:style-name="ro1">
          <table:table-cell table:style-name="ce20" office:value-type="float" office:value="76" calcext:value-type="float">
            <text:p>76</text:p>
          </table:table-cell>
          <table:table-cell table:style-name="ce20" office:value-type="string" calcext:value-type="string">
            <text:p>ALTO RIBEIRÃO</text:p>
          </table:table-cell>
          <table:table-cell table:style-name="ce20" office:value-type="string" calcext:value-type="string">
            <text:p>500000.0</text:p>
          </table:table-cell>
          <table:table-cell table:style-name="ce20" office:value-type="string" calcext:value-type="string">
            <text:p>ALTO RIBEIRAO IMOVEIS</text:p>
          </table:table-cell>
          <table:table-cell table:style-name="ce20" office:value-type="string" calcext:value-type="string">
            <text:p>Código do anúncio: 1972</text:p>
            <text:p/>
            <text:p>LINDO TERRENO NA PRAIA DAS LARANJEIRAS, COM VISTA MAR,  APENAS 40 METROS DO MAR, COM ZONEAMENTO ARM 2.4.SÃO 430 M2 DE TERRENO COM IPTU INDIVIDUALIZADO PRONTO PARA FAZER SUA CASA DOS SONHOS.CONTRATO DE COMPRA E VENDA (NÃO ACEITA FINANCIAMENTO BANCÁRIO).AGENDE JÁ SUA VISITA!!!</text:p>
          </table:table-cell>
          <table:table-cell table:style-name="ce21" office:value-type="string" calcext:value-type="string">
            <text:p><text:a xlink:href="https://sc.olx.com.br/florianopolis-e-regiao/terrenos/alto-ribeirao-995812737" xlink:type="simple">https://sc.olx.com.br/florianopolis-e-regiao/terrenos/alto-ribeirao-995812737</text:a></text:p>
          </table:table-cell>
          <table:table-cell table:style-name="ce20" office:value-type="string" calcext:value-type="string">
            <text:p>Terrenos</text:p>
          </table:table-cell>
          <table:table-cell table:style-name="ce20" office:value-type="string" calcext:value-type="string">
            <text:p>430m2</text:p>
          </table:table-cell>
          <table:table-cell table:style-name="ce20" office:value-type="float" office:value="88049000" calcext:value-type="float">
            <text:p>88049000</text:p>
          </table:table-cell>
          <table:table-cell table:style-name="ce20" office:value-type="string" calcext:value-type="string">
            <text:p>Florianopolis</text:p>
          </table:table-cell>
          <table:table-cell table:style-name="ce20" office:value-type="string" calcext:value-type="string">
            <text:p>Tapera</text:p>
          </table:table-cell>
          <table:table-cell table:style-name="ce20" office:value-type="string" calcext:value-type="string">
            <text:p>Avenida Santos Dumont</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77" calcext:value-type="float">
            <text:p>77</text:p>
          </table:table-cell>
          <table:table-cell table:style-name="ce20" office:value-type="string" calcext:value-type="string">
            <text:p>Terreno 1.300 m² - Ponta de Baixo</text:p>
          </table:table-cell>
          <table:table-cell table:style-name="ce20" office:value-type="string" calcext:value-type="string">
            <text:p>650000.0</text:p>
          </table:table-cell>
          <table:table-cell table:style-name="ce20" office:value-type="string" calcext:value-type="string">
            <text:p>EVOLUÇÃO IMÓVEIS</text:p>
          </table:table-cell>
          <table:table-cell table:style-name="ce20" office:value-type="string" calcext:value-type="string">
            <text:p>Código do anúncio: TE0012</text:p>
            <text:p/>
            <text:p>Imóvel:  Terreno ponta de baixo, São José,  Grande Florianópolis, SC, viabilidade para construção, água encanada, escritura publica.Bairro: O nome Ponta de Baixo foi dado devido avançar mar adentro marcando o final da baía de São José, com uma paisagem pura e com mar manso, além da natureza espetacular e restaurantes maravilhosos, localizado no extremo sul da cidade faz limite com Palhoça, Fazenda Santo Antônio e Centro Histórico. O bairro também tem escolas, instituições beneficentes, comércio e serviços de forma geral, algumas ruas que sobem o morro são altamente inclinadas, mas possuem uma vista maravilhosa.A EVOLUÇÃO IMOVEIS possui mais de 12 anos de experiência, sempre satisfazendo nossos clientes e fazendo amigos. Temos mais de 2000 imóveis com diversas opções na Grande Florianópolis.Estamos de plantão através do número (48) 3247.8865 ou no CHAT.Concretizando seus Sonhos -</text:p>
          </table:table-cell>
          <table:table-cell table:style-name="ce21" office:value-type="string" calcext:value-type="string">
            <text:p><text:a xlink:href="https://sc.olx.com.br/florianopolis-e-regiao/terrenos/terreno-1-300-m-ponta-de-baixo-999508787" xlink:type="simple">https://sc.olx.com.br/florianopolis-e-regiao/terrenos/terreno-1-300-m-ponta-de-baixo-999508787</text:a></text:p>
          </table:table-cell>
          <table:table-cell table:style-name="ce20" office:value-type="string" calcext:value-type="string">
            <text:p>Terrenos</text:p>
          </table:table-cell>
          <table:table-cell table:style-name="ce20" office:value-type="string" calcext:value-type="string">
            <text:p>1340m2</text:p>
          </table:table-cell>
          <table:table-cell table:style-name="ce20" office:value-type="float" office:value="88104200" calcext:value-type="float">
            <text:p>88104200</text:p>
          </table:table-cell>
          <table:table-cell table:style-name="ce20" office:value-type="string" calcext:value-type="string">
            <text:p>Sao Jose</text:p>
          </table:table-cell>
          <table:table-cell table:style-name="ce20" office:value-type="string" calcext:value-type="string">
            <text:p>Ponta de Baixo</text:p>
          </table:table-cell>
          <table:table-cell table:style-name="ce20" office:value-type="string" calcext:value-type="string">
            <text:p>Rua Assis Brasil</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78" calcext:value-type="float">
            <text:p>78</text:p>
          </table:table-cell>
          <table:table-cell table:style-name="ce20" office:value-type="string" calcext:value-type="string">
            <text:p>Terreno a venda na Praia da Gamboa Garopaba SC</text:p>
          </table:table-cell>
          <table:table-cell table:style-name="ce20" office:value-type="string" calcext:value-type="string">
            <text:p>290000.0</text:p>
          </table:table-cell>
          <table:table-cell table:style-name="ce20" office:value-type="string" calcext:value-type="string">
            <text:p>GFLORIPA IMOVEIS LTDA ME</text:p>
          </table:table-cell>
          <table:table-cell table:style-name="ce20" office:value-type="string" calcext:value-type="string">
            <text:p>Código do anúncio: T0934</text:p>
            <text:p/>
            <text:p>Imóvel a venda na Praia da Gamboa, Garopaba SC. </text:p>
            <text:p>  </text:p>
            <text:p> Terreno cercado com 1.083 m², a 250 mts do mar. </text:p>
            <text:p>  </text:p>
            <text:p> Com escritura de posse. Não é possível financiar.  </text:p>
            <text:p>  </text:p>
            <text:p> Proprietário aceita propostas. </text:p>
            <text:p> Confira! </text:p>
            <text:p>  </text:p>
            <text:p> OBS*: Esse imóvel não possui viabilidade para novas construções, devido ao recuo de 30 m exigido por lei, decorrente de uma passagem de água existente em uma das extremas do terreno.</text:p>
          </table:table-cell>
          <table:table-cell table:style-name="ce21" office:value-type="string" calcext:value-type="string">
            <text:p><text:a xlink:href="https://sc.olx.com.br/florianopolis-e-regiao/terrenos/terreno-a-venda-na-praia-da-gamboa-garopaba-sc-987468139" xlink:type="simple">https://sc.olx.com.br/florianopolis-e-regiao/terrenos/terreno-a-venda-na-praia-da-gamboa-garopaba-sc-987468139</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79" calcext:value-type="float">
            <text:p>79</text:p>
          </table:table-cell>
          <table:table-cell table:style-name="ce20" office:value-type="string" calcext:value-type="string">
            <text:p>Terreno Praia do Santinho</text:p>
          </table:table-cell>
          <table:table-cell table:style-name="ce20" office:value-type="string" calcext:value-type="string">
            <text:p>295000.0</text:p>
          </table:table-cell>
          <table:table-cell table:style-name="ce20" office:value-type="string" calcext:value-type="string">
            <text:p>Trindade Imóveis</text:p>
          </table:table-cell>
          <table:table-cell table:style-name="ce20" office:value-type="string" calcext:value-type="string">
            <text:p>Código do anúncio: 4762</text:p>
            <text:p/>
            <text:p>Ótimo terreno, na praia do Santinho com vista para o mar. </text:p>
            <text:p>    Possui 450,00 m², frente sul, com 30,00 metros, fundos norte com 30 metros, lateral leste com 15,00 metros, lateral oeste com 15,00 metros.</text:p>
          </table:table-cell>
          <table:table-cell table:style-name="ce21" office:value-type="string" calcext:value-type="string">
            <text:p><text:a xlink:href="https://sc.olx.com.br/florianopolis-e-regiao/terrenos/terreno-praia-do-santinho-946778403" xlink:type="simple">https://sc.olx.com.br/florianopolis-e-regiao/terrenos/terreno-praia-do-santinho-946778403</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58774" calcext:value-type="float">
            <text:p>88058774</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Rosa da Silva</text:p>
          </table:table-cell>
          <table:table-cell table:number-columns-repeated="1012"/>
        </table:table-row>
        <table:table-row table:style-name="ro1">
          <table:table-cell table:style-name="ce20" office:value-type="float" office:value="80" calcext:value-type="float">
            <text:p>80</text:p>
          </table:table-cell>
          <table:table-cell table:style-name="ce20" office:value-type="string" calcext:value-type="string">
            <text:p>Terreno de esquina a venda na praia da Pinheira!</text:p>
          </table:table-cell>
          <table:table-cell table:style-name="ce20" office:value-type="string" calcext:value-type="string">
            <text:p>17000.0</text:p>
          </table:table-cell>
          <table:table-cell table:style-name="ce20" office:value-type="string" calcext:value-type="string">
            <text:p>Globo</text:p>
          </table:table-cell>
          <table:table-cell table:style-name="ce20" office:value-type="string" calcext:value-type="string">
            <text:p>Terreno a venda na praia da Pinheira! </text:p>
            <text:p/>
            <text:p>Localizado de esquina em frente a Rod Evádio Paulo Broering, estrada que liga Pinheira a praia do Sonho, podendo ser tanto comercial quanto residencial. </text:p>
            <text:p/>
            <text:p>R$ 170.000</text:p>
            <text:p>Maiores informações: </text:p>
            <text:p>(48) 9999... ver número</text:p>
          </table:table-cell>
          <table:table-cell table:style-name="ce21" office:value-type="string" calcext:value-type="string">
            <text:p><text:a xlink:href="https://sc.olx.com.br/florianopolis-e-regiao/terrenos/terreno-de-esquina-a-venda-na-praia-da-pinheira-1000441462" xlink:type="simple">https://sc.olx.com.br/florianopolis-e-regiao/terrenos/terreno-de-esquina-a-venda-na-praia-da-pinheira-1000441462</text:a></text:p>
          </table:table-cell>
          <table:table-cell table:style-name="ce20" office:value-type="string" calcext:value-type="string">
            <text:p>Terrenos</text:p>
          </table:table-cell>
          <table:table-cell/>
          <table:table-cell table:style-name="ce20" office:value-type="float" office:value="88139351" calcext:value-type="float">
            <text:p>88139351</text:p>
          </table:table-cell>
          <table:table-cell table:style-name="ce20" office:value-type="string" calcext:value-type="string">
            <text:p>Palhoca</text:p>
          </table:table-cell>
          <table:table-cell table:style-name="ce20" office:value-type="string" calcext:value-type="string">
            <text:p>Pinheira</text:p>
          </table:table-cell>
          <table:table-cell table:style-name="ce20" office:value-type="string" calcext:value-type="string">
            <text:p>Rodovia Aderbal Ramos da Silva</text:p>
          </table:table-cell>
          <table:table-cell table:number-columns-repeated="1012"/>
        </table:table-row>
        <table:table-row table:style-name="ro1">
          <table:table-cell table:style-name="ce20" office:value-type="float" office:value="81" calcext:value-type="float">
            <text:p>81</text:p>
          </table:table-cell>
          <table:table-cell table:style-name="ce20" office:value-type="string" calcext:value-type="string">
            <text:p>Área rural a 03KM do Centro de Canelinha</text:p>
          </table:table-cell>
          <table:table-cell table:style-name="ce20" office:value-type="string" calcext:value-type="string">
            <text:p>850000.0</text:p>
          </table:table-cell>
          <table:table-cell table:style-name="ce20" office:value-type="string" calcext:value-type="string">
            <text:p>Clínica do Imóvel</text:p>
          </table:table-cell>
          <table:table-cell table:style-name="ce20" office:value-type="string" calcext:value-type="string">
            <text:p>Código do anúncio: 870</text:p>
            <text:p/>
            <text:p>&amp;#10024;BELÍSSIMA ÁREA EM CANELINHA </text:p>
            <text:p> </text:p>
            <text:p> </text:p>
            <text:p> </text:p>
            <text:p> &amp;#128205;Localização privilegiada apenas 3 quilômetros do Centro!</text:p>
            <text:p> </text:p>
            <text:p> - Uma área de 7 hectare ( 70 mil metros quadrados)</text:p>
            <text:p> </text:p>
            <text:p> - cachoeira cortando o terreno </text:p>
            <text:p> </text:p>
            <text:p> - pastagem formada</text:p>
            <text:p> </text:p>
            <text:p> - árvores frutíferas já produzindo </text:p>
            <text:p> </text:p>
            <text:p> </text:p>
            <text:p> </text:p>
            <text:p> &amp;#10004;&amp;#65039;PARA INVESTIDOR </text:p>
            <text:p> </text:p>
            <text:p> &amp;#128181;valor: 850.000,00 ( aceita imóvel no Centro de canelinha ou em Tijucas como parte do pagamento)</text:p>
            <text:p> </text:p>
            <text:p> </text:p>
            <text:p> </text:p>
            <text:p>  </text:p>
          </table:table-cell>
          <table:table-cell table:style-name="ce21" office:value-type="string" calcext:value-type="string">
            <text:p><text:a xlink:href="https://sc.olx.com.br/florianopolis-e-regiao/terrenos/area-rural-a-03km-do-centro-de-canelinha-984632847" xlink:type="simple">https://sc.olx.com.br/florianopolis-e-regiao/terrenos/area-rural-a-03km-do-centro-de-canelinha-984632847</text:a></text:p>
          </table:table-cell>
          <table:table-cell table:style-name="ce20" office:value-type="string" calcext:value-type="string">
            <text:p>Terrenos</text:p>
          </table:table-cell>
          <table:table-cell table:style-name="ce20" office:value-type="string" calcext:value-type="string">
            <text:p>70000m2</text:p>
          </table:table-cell>
          <table:table-cell table:style-name="ce20" office:value-type="float" office:value="88230000" calcext:value-type="float">
            <text:p>88230000</text:p>
          </table:table-cell>
          <table:table-cell table:style-name="ce20" office:value-type="string" calcext:value-type="string">
            <text:p>Canelinha</text:p>
          </table:table-cell>
          <table:table-cell table:number-columns-repeated="1014"/>
        </table:table-row>
        <table:table-row table:style-name="ro1">
          <table:table-cell table:style-name="ce20" office:value-type="float" office:value="82" calcext:value-type="float">
            <text:p>82</text:p>
          </table:table-cell>
          <table:table-cell table:style-name="ce20" office:value-type="string" calcext:value-type="string">
            <text:p>Terreno à venda, 375 m² por R$ 180.000,00 - San Marino - São José/SC</text:p>
          </table:table-cell>
          <table:table-cell table:style-name="ce20" office:value-type="string" calcext:value-type="string">
            <text:p>180000.0</text:p>
          </table:table-cell>
          <table:table-cell table:style-name="ce20" office:value-type="string" calcext:value-type="string">
            <text:p>Gabriel Jacques Negócios Imobiliários</text:p>
          </table:table-cell>
          <table:table-cell table:style-name="ce20" office:value-type="string" calcext:value-type="string">
            <text:p>Código do anúncio: TE0077</text:p>
            <text:p/>
            <text:p>Terreno com 375m2 próprio para residencia e galpão, leve declive lateral, área verde nos fundos. </text:p>
            <text:p>  </text:p>
            <text:p> Próximo do centro de eventos Petry e rodovia SC 281, á apenas 3km do Shopping Continente e BR-101 </text:p>
            <text:p>  </text:p>
            <text:p> Aceita parcelamento direto com a loteadora, consulte condições! </text:p>
            <text:p>  </text:p>
            <text:p> Gostaria de saber mais ou agendar uma visita? Fale Comigo:  (whatsapp). </text:p>
            <text:p>  </text:p>
            <text:p> A corretora Gabriel Jacques presta uma consultoria especializada, um serviço 100% exclusivo, se diferenciando especialmente no atendimento e no mercado de imóveis do bairro Cidade Pedra Branca, Palhoça e região. </text:p>
            <text:p>  </text:p>
            <text:p> Valores e disponibilidade sujeitos a alterações sem aviso prévio. </text:p>
            <text:p>  </text:p>
            <text:p> REF: JA -</text:p>
          </table:table-cell>
          <table:table-cell table:style-name="ce21" office:value-type="string" calcext:value-type="string">
            <text:p><text:a xlink:href="https://sc.olx.com.br/florianopolis-e-regiao/terrenos/terreno-a-venda-375-m-por-r-180-000-00-san-marino-sao-jose-sc-947887435" xlink:type="simple">https://sc.olx.com.br/florianopolis-e-regiao/terrenos/terreno-a-venda-375-m-por-r-180-000-00-san-marino-sao-jose-sc-947887435</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107457" calcext:value-type="float">
            <text:p>88107457</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Brinco de Princesa (Lot. San Marino)</text:p>
          </table:table-cell>
          <table:table-cell/>
          <table:table-cell table:style-name="ce22" office:value-type="float" office:value="700" calcext:value-type="float">
            <text:p>R$700</text:p>
          </table:table-cell>
          <table:table-cell table:number-columns-repeated="1010"/>
        </table:table-row>
        <table:table-row table:style-name="ro1">
          <table:table-cell table:style-name="ce20" office:value-type="float" office:value="83" calcext:value-type="float">
            <text:p>83</text:p>
          </table:table-cell>
          <table:table-cell table:style-name="ce20" office:value-type="string" calcext:value-type="string">
            <text:p>Terreno para Venda em Palhoça, Pedra Branca</text:p>
          </table:table-cell>
          <table:table-cell table:style-name="ce20" office:value-type="string" calcext:value-type="string">
            <text:p>661000.0</text:p>
          </table:table-cell>
          <table:table-cell table:style-name="ce20" office:value-type="string" calcext:value-type="string">
            <text:p>Imobiliária Edson</text:p>
          </table:table-cell>
          <table:table-cell table:style-name="ce20" office:value-type="string" calcext:value-type="string">
            <text:p>Código do anúncio: 1793</text:p>
            <text:p>Terreno, Pedra Branca, Palhoça</text:p>
            <text:p> </text:p>
            <text:p> Terrenos com 734,40m de área total terreno.</text:p>
            <text:p> Excelente localização, privacidade e segurança no bairro Pedra Branca!(ALE)</text:p>
          </table:table-cell>
          <table:table-cell table:style-name="ce21" office:value-type="string" calcext:value-type="string">
            <text:p><text:a xlink:href="https://sc.olx.com.br/florianopolis-e-regiao/terrenos/terreno-para-venda-em-palhoca-pedra-branca-930958123" xlink:type="simple">https://sc.olx.com.br/florianopolis-e-regiao/terrenos/terreno-para-venda-em-palhoca-pedra-branca-930958123</text:a></text:p>
          </table:table-cell>
          <table:table-cell table:style-name="ce20" office:value-type="string" calcext:value-type="string">
            <text:p>Terrenos</text:p>
          </table:table-cell>
          <table:table-cell table:style-name="ce20" office:value-type="string" calcext:value-type="string">
            <text:p>734m2</text:p>
          </table:table-cell>
          <table:table-cell table:style-name="ce20" office:value-type="float" office:value="88137210" calcext:value-type="float">
            <text:p>8813721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as Figueiras</text:p>
          </table:table-cell>
          <table:table-cell table:number-columns-repeated="1012"/>
        </table:table-row>
        <table:table-row table:style-name="ro1">
          <table:table-cell table:style-name="ce20" office:value-type="float" office:value="84" calcext:value-type="float">
            <text:p>84</text:p>
          </table:table-cell>
          <table:table-cell table:style-name="ce20" office:value-type="string" calcext:value-type="string">
            <text:p>Terreno com Escritura Publica</text:p>
          </table:table-cell>
          <table:table-cell table:style-name="ce20" office:value-type="string" calcext:value-type="string">
            <text:p>950000.0</text:p>
          </table:table-cell>
          <table:table-cell table:style-name="ce20" office:value-type="string" calcext:value-type="string">
            <text:p>Napoles Imóveis</text:p>
          </table:table-cell>
          <table:table-cell table:style-name="ce20" office:value-type="string" calcext:value-type="string">
            <text:p>Código do anúncio: 99101</text:p>
            <text:p/>
            <text:p>Terreno com 589m² , Escritura Publica. </text:p>
            <text:p> ARM 2.5 - Área Residencial Mista. </text:p>
            <text:p> Próximo de todo o comércio local, das lindas praias do Sul, além do fácil acesso ao Aeroporto e Centro da cidade. </text:p>
            <text:p> Próximo do mar.</text:p>
          </table:table-cell>
          <table:table-cell table:style-name="ce21" office:value-type="string" calcext:value-type="string">
            <text:p><text:a xlink:href="https://sc.olx.com.br/florianopolis-e-regiao/terrenos/terreno-com-escritura-publica-979516802" xlink:type="simple">https://sc.olx.com.br/florianopolis-e-regiao/terrenos/terreno-com-escritura-publica-979516802</text:a></text:p>
          </table:table-cell>
          <table:table-cell table:style-name="ce20" office:value-type="string" calcext:value-type="string">
            <text:p>Terrenos</text:p>
          </table:table-cell>
          <table:table-cell table:style-name="ce20" office:value-type="string" calcext:value-type="string">
            <text:p>589m2</text:p>
          </table:table-cell>
          <table:table-cell table:style-name="ce20" office:value-type="float" office:value="88066260" calcext:value-type="float">
            <text:p>88066260</text:p>
          </table:table-cell>
          <table:table-cell table:style-name="ce20" office:value-type="string" calcext:value-type="string">
            <text:p>Florianopolis</text:p>
          </table:table-cell>
          <table:table-cell table:style-name="ce20" office:value-type="string" calcext:value-type="string">
            <text:p>Armacao do Pantano do Sul</text:p>
          </table:table-cell>
          <table:table-cell table:style-name="ce20" office:value-type="string" calcext:value-type="string">
            <text:p>Rodovia Francisco Thomaz dos Santos - de 2090/2091 a 6850/6851</text:p>
          </table:table-cell>
          <table:table-cell table:number-columns-repeated="1012"/>
        </table:table-row>
        <table:table-row table:style-name="ro1">
          <table:table-cell table:style-name="ce20" office:value-type="float" office:value="85" calcext:value-type="float">
            <text:p>85</text:p>
          </table:table-cell>
          <table:table-cell table:style-name="ce20" office:value-type="string" calcext:value-type="string">
            <text:p>CRICIúMA - Terreno Padrão - Vila Visconde</text:p>
          </table:table-cell>
          <table:table-cell table:style-name="ce20" office:value-type="string" calcext:value-type="string">
            <text:p>95000.0</text:p>
          </table:table-cell>
          <table:table-cell table:style-name="ce20" office:value-type="string" calcext:value-type="string">
            <text:p>Antonio Colonetti Negócios Imobiliários</text:p>
          </table:table-cell>
          <table:table-cell table:style-name="ce20" office:value-type="string" calcext:value-type="string">
            <text:p>Código do anúncio: 445</text:p>
            <text:p/>
            <text:p>EXCELENTE TERRENO VILA VISCONDE - CRICIÚMACOM ÁREA DE 448 m²   Medindo 28 x 16                  Condições de pagamento: ABERTO A PROPOSTAS                                          Ligue e agende uma visita!Venha conhecer e garantir o lugar ideal para a construção do seu sonho.Os imóveis anunciados poderão sofrer alterações de valores sem aviso prévio ou não estarem mais disponíveis.Antonio Colonetti Negócios Imobiliários                            Compartilhando bons negócios!                                        CRECI/SC 36895F                                                                 Intermediação de compra e venda de imóveis                                                              www.acimoveis.imb.br</text:p>
          </table:table-cell>
          <table:table-cell table:style-name="ce21" office:value-type="string" calcext:value-type="string">
            <text:p><text:a xlink:href="https://sc.olx.com.br/florianopolis-e-regiao/terrenos/criciuma-terreno-padrao-vila-visconde-909742546" xlink:type="simple">https://sc.olx.com.br/florianopolis-e-regiao/terrenos/criciuma-terreno-padrao-vila-visconde-909742546</text:a></text:p>
          </table:table-cell>
          <table:table-cell table:style-name="ce20" office:value-type="string" calcext:value-type="string">
            <text:p>Terrenos</text:p>
          </table:table-cell>
          <table:table-cell table:style-name="ce20" office:value-type="string" calcext:value-type="string">
            <text:p>448m2</text:p>
          </table:table-cell>
          <table:table-cell table:style-name="ce20" office:value-type="float" office:value="88818215" calcext:value-type="float">
            <text:p>88818215</text:p>
          </table:table-cell>
          <table:table-cell table:style-name="ce20" office:value-type="string" calcext:value-type="string">
            <text:p>Criciuma</text:p>
          </table:table-cell>
          <table:table-cell table:style-name="ce20" office:value-type="string" calcext:value-type="string">
            <text:p>Vila Visconde</text:p>
          </table:table-cell>
          <table:table-cell table:style-name="ce20" office:value-type="string" calcext:value-type="string">
            <text:p>Rua Agenor Campo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86" calcext:value-type="float">
            <text:p>86</text:p>
          </table:table-cell>
          <table:table-cell table:style-name="ce20" office:value-type="string" calcext:value-type="string">
            <text:p>Terreno à venda, 300 m² por R$ 150.000,00 - Village Dunas - Balneário Gaivota/SC</text:p>
          </table:table-cell>
          <table:table-cell table:style-name="ce20" office:value-type="string" calcext:value-type="string">
            <text:p>150000.0</text:p>
          </table:table-cell>
          <table:table-cell table:style-name="ce20" office:value-type="string" calcext:value-type="string">
            <text:p>NICETO RODRIGUES JUNIOR</text:p>
          </table:table-cell>
          <table:table-cell table:style-name="ce20" office:value-type="string" calcext:value-type="string">
            <text:p>Código do anúncio: TE0340</text:p>
            <text:p/>
            <text:p>Terreno de esquina no bairro Village Dunas na primeira quadra a 200m da Avenida Beira Mar. Terreno escriturado com toda documentação em dia, rua com calçamento, meio fio, vizinhos fixos o ano todo e em uma região bastante arborizada. Faça um investimento seguro, nós podemos te ajudar. -</text:p>
          </table:table-cell>
          <table:table-cell table:style-name="ce21" office:value-type="string" calcext:value-type="string">
            <text:p><text:a xlink:href="https://sc.olx.com.br/florianopolis-e-regiao/terrenos/terreno-a-venda-300-m-por-r-150-000-00-village-dunas-balneario-gaivota-sc-938109756" xlink:type="simple">https://sc.olx.com.br/florianopolis-e-regiao/terrenos/terreno-a-venda-300-m-por-r-150-000-00-village-dunas-balneario-gaivota-sc-938109756</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87" calcext:value-type="float">
            <text:p>87</text:p>
          </table:table-cell>
          <table:table-cell table:style-name="ce20" office:value-type="string" calcext:value-type="string">
            <text:p>Lote em Parque das Orquídeas em Tubarão</text:p>
          </table:table-cell>
          <table:table-cell table:style-name="ce20" office:value-type="string" calcext:value-type="string">
            <text:p>160000.0</text:p>
          </table:table-cell>
          <table:table-cell table:style-name="ce20" office:value-type="string" calcext:value-type="string">
            <text:p>Álvaro Corrêa Arent</text:p>
          </table:table-cell>
          <table:table-cell table:style-name="ce20" office:value-type="string" calcext:value-type="string">
            <text:p>Código do anúncio: 2</text:p>
            <text:p/>
            <text:p>Vende-se Lote em Parque das Orquídeas em Tubarão-SC no bairro São Martinho. </text:p>
            <text:p> Loteamento novo </text:p>
            <text:p> Todo asfaltado </text:p>
            <text:p> Próximo ao trevo e centro de Tubarão </text:p>
            <text:p> Acesso fácil á nova rodovia (Ivane Freta) e saída para as cidades de Gravatal e Braço do Norte.</text:p>
          </table:table-cell>
          <table:table-cell table:style-name="ce21" office:value-type="string" calcext:value-type="string">
            <text:p><text:a xlink:href="https://sc.olx.com.br/florianopolis-e-regiao/terrenos/lote-em-parque-das-orquideas-em-tubarao-967940950" xlink:type="simple">https://sc.olx.com.br/florianopolis-e-regiao/terrenos/lote-em-parque-das-orquideas-em-tubarao-967940950</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708650" calcext:value-type="float">
            <text:p>88708650</text:p>
          </table:table-cell>
          <table:table-cell table:style-name="ce20" office:value-type="string" calcext:value-type="string">
            <text:p>Tubarao</text:p>
          </table:table-cell>
          <table:table-cell table:style-name="ce20" office:value-type="string" calcext:value-type="string">
            <text:p>Sao Bernardo</text:p>
          </table:table-cell>
          <table:table-cell table:style-name="ce20" office:value-type="string" calcext:value-type="string">
            <text:p>Rua Jose Manoel Mendes</text:p>
          </table:table-cell>
          <table:table-cell table:number-columns-repeated="1012"/>
        </table:table-row>
        <table:table-row table:style-name="ro1">
          <table:table-cell table:style-name="ce20" office:value-type="float" office:value="88" calcext:value-type="float">
            <text:p>88</text:p>
          </table:table-cell>
          <table:table-cell table:style-name="ce20" office:value-type="string" calcext:value-type="string">
            <text:p>Terreno plano, com ESCRITURA PÚBLICA - FINANCIÁVEL Campeche - Florianópolis - SC.</text:p>
          </table:table-cell>
          <table:table-cell table:style-name="ce20" office:value-type="string" calcext:value-type="string">
            <text:p>700000.0</text:p>
          </table:table-cell>
          <table:table-cell table:style-name="ce20" office:value-type="string" calcext:value-type="string">
            <text:p>Eronita Moura Corretora</text:p>
          </table:table-cell>
          <table:table-cell table:style-name="ce20" office:value-type="string" calcext:value-type="string">
            <text:p>Código do anúncio: TE120</text:p>
            <text:p/>
            <text:p>Venha viver junto a Natureza, em Praias Paradisíacas, Trilhas Ecológicas, Surf, Gastronomia, Artesanato, VENHA PARA O CAMPECHE !!  Terreno plano com 586m², em condomínio de alto padrão Escritura Pública Individual, Financiável ! A 5 minutos do novo aeroporto e centro da cidade, comércio, bares e restaurantes No condomínio  você e sua família podem desfrutar de Área de lazer com Quadra de tênis;  Playground; Quadra de voleibol de areia; Pista de caminhada; Área Verde, Serviço de portaria, vigilância 24 h, murado, com cerca elétrica e câmeras de segurança, ruas asfaltadas; sistema de iluminação com distribuição subterrânea, tubulação subterrânea para: TV à cabo , telefone, internet, Vigilância eletrônica e congêneres. </text:p>
            <text:p> Agende sua visita !!</text:p>
          </table:table-cell>
          <table:table-cell table:style-name="ce21" office:value-type="string" calcext:value-type="string">
            <text:p><text:a xlink:href="https://sc.olx.com.br/florianopolis-e-regiao/terrenos/terreno-plano-com-escritura-publica-financiavel-campeche-florianopolis-sc-995584870" xlink:type="simple">https://sc.olx.com.br/florianopolis-e-regiao/terrenos/terreno-plano-com-escritura-publica-financiavel-campeche-florianopolis-sc-995584870</text:a></text:p>
          </table:table-cell>
          <table:table-cell table:style-name="ce20" office:value-type="string" calcext:value-type="string">
            <text:p>Terrenos</text:p>
          </table:table-cell>
          <table:table-cell table:style-name="ce20" office:value-type="string" calcext:value-type="string">
            <text:p>586m2</text:p>
          </table:table-cell>
          <table:table-cell table:style-name="ce20" office:value-type="float" office:value="88065500" calcext:value-type="float">
            <text:p>8806550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odovia Aparicio Ramos Cordeiro</text:p>
          </table:table-cell>
          <table:table-cell table:style-name="ce22" office:value-type="float" office:value="800" calcext:value-type="float">
            <text:p>R$800</text:p>
          </table:table-cell>
          <table:table-cell table:style-name="ce22" office:value-type="float" office:value="570" calcext:value-type="float">
            <text:p>R$570</text:p>
          </table:table-cell>
          <table:table-cell table:number-columns-repeated="1010"/>
        </table:table-row>
        <table:table-row table:style-name="ro1">
          <table:table-cell table:style-name="ce20" office:value-type="float" office:value="89" calcext:value-type="float">
            <text:p>89</text:p>
          </table:table-cell>
          <table:table-cell table:style-name="ce20" office:value-type="string" calcext:value-type="string">
            <text:p>Terreno para Venda em São José, Areias</text:p>
          </table:table-cell>
          <table:table-cell table:style-name="ce20" office:value-type="string" calcext:value-type="string">
            <text:p>1550000.0</text:p>
          </table:table-cell>
          <table:table-cell table:style-name="ce20" office:value-type="string" calcext:value-type="string">
            <text:p>Kretzer Corretor de Imóveis</text:p>
          </table:table-cell>
          <table:table-cell table:style-name="ce20" office:value-type="string" calcext:value-type="string">
            <text:p>Código do anúncio: 682_1-2052276</text:p>
            <text:p/>
            <text:p>Cód. 682 - Terreno com viabilidade para 12 pavimentos, índice 4 (pode construir 8.084m²), local alto, plano, vista para o mar e pronto para construir.  Rua de asfalto, próximo da BR 101 e Avenida das torres e de fácil acesso!  Aceita permuta por imóveis e carros.</text:p>
          </table:table-cell>
          <table:table-cell table:style-name="ce21" office:value-type="string" calcext:value-type="string">
            <text:p><text:a xlink:href="https://sc.olx.com.br/florianopolis-e-regiao/terrenos/terreno-para-venda-em-sao-jose-areias-999503351" xlink:type="simple">https://sc.olx.com.br/florianopolis-e-regiao/terrenos/terreno-para-venda-em-sao-jose-areias-999503351</text:a></text:p>
          </table:table-cell>
          <table:table-cell table:style-name="ce20" office:value-type="string" calcext:value-type="string">
            <text:p>Terrenos</text:p>
          </table:table-cell>
          <table:table-cell table:style-name="ce20" office:value-type="string" calcext:value-type="string">
            <text:p>2021m2</text:p>
          </table:table-cell>
          <table:table-cell table:style-name="ce20" office:value-type="float" office:value="88113830" calcext:value-type="float">
            <text:p>88113830</text:p>
          </table:table-cell>
          <table:table-cell table:style-name="ce20" office:value-type="string" calcext:value-type="string">
            <text:p>Sao Jose</text:p>
          </table:table-cell>
          <table:table-cell table:style-name="ce20" office:value-type="string" calcext:value-type="string">
            <text:p>Areias</text:p>
          </table:table-cell>
          <table:table-cell table:style-name="ce20" office:value-type="string" calcext:value-type="string">
            <text:p>Rua Henrique Alvim Correa</text:p>
          </table:table-cell>
          <table:table-cell table:style-name="ce22" office:value-type="float" office:value="0" calcext:value-type="float">
            <text:p>R$0</text:p>
          </table:table-cell>
          <table:table-cell table:style-name="ce22" office:value-type="float" office:value="1500" calcext:value-type="float">
            <text:p>R$1,500</text:p>
          </table:table-cell>
          <table:table-cell table:number-columns-repeated="1010"/>
        </table:table-row>
        <table:table-row table:style-name="ro1">
          <table:table-cell table:style-name="ce20" office:value-type="float" office:value="90" calcext:value-type="float">
            <text:p>90</text:p>
          </table:table-cell>
          <table:table-cell table:style-name="ce20" office:value-type="string" calcext:value-type="string">
            <text:p>O melhor lote com lago disponível no Reserva da Pedra / Fase 1</text:p>
          </table:table-cell>
          <table:table-cell table:style-name="ce20" office:value-type="string" calcext:value-type="string">
            <text:p>535000.0</text:p>
          </table:table-cell>
          <table:table-cell table:style-name="ce20" office:value-type="string" calcext:value-type="string">
            <text:p>Arion Matos Consultor Imobiliário</text:p>
          </table:table-cell>
          <table:table-cell table:style-name="ce20" office:value-type="string" calcext:value-type="string">
            <text:p>Código do anúncio: 9842... ver número</text:p>
            <text:p/>
            <text:p>Lote no condomínio Reserva da Pedra - Bairro Pedra BrancaO lote está muito bem posicionado, Lote 70, atrás possui um grande espaço de área verde, e após, o lago.(Corretores, caso precisem, faço parceria, lote exclusivo)Preço do Lote - R$ 535.000,00, sendo:VALOR DE ENTRADA de R$ 278.353,03, e assumir saldo devedor de R$ 256.646,97, sendo:ATÉ A ENTREGA7 x de R$ 2.971,98 ( a partir de 30 de FEV ) Reforço Agosto 2022 - R$ 13.459,11 NA ENTREGA  Na entrega terá um saldo devedor de R$ 222.384,00,  podendo continuar fazendo com a Pedra Branca em até 120x ( com juros de 0,89 + igpm )OBS: Valores serão corrigidos pelo igpm até a entregaÁRION MATTOS - CONSULTOR IMOBILIÁRIORegistro no CRECI/SC - 30153Vivo/WhatsApp - (48) 9 9 1 0 9 4 9 9 5</text:p>
          </table:table-cell>
          <table:table-cell table:style-name="ce21" office:value-type="string" calcext:value-type="string">
            <text:p><text:a xlink:href="https://sc.olx.com.br/florianopolis-e-regiao/terrenos/o-melhor-lote-com-lago-disponivel-no-reserva-da-pedra-fase-1-998860116" xlink:type="simple">https://sc.olx.com.br/florianopolis-e-regiao/terrenos/o-melhor-lote-com-lago-disponivel-no-reserva-da-pedra-fase-1-998860116</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137270" calcext:value-type="float">
            <text:p>8813727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Avenida Pedra Branc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91" calcext:value-type="float">
            <text:p>91</text:p>
          </table:table-cell>
          <table:table-cell table:style-name="ce20" office:value-type="string" calcext:value-type="string">
            <text:p>Terreno Imbituba</text:p>
          </table:table-cell>
          <table:table-cell table:style-name="ce20" office:value-type="string" calcext:value-type="string">
            <text:p>52000.0</text:p>
          </table:table-cell>
          <table:table-cell table:style-name="ce20" office:value-type="string" calcext:value-type="string">
            <text:p>Rita</text:p>
          </table:table-cell>
          <table:table-cell table:style-name="ce20" office:value-type="string" calcext:value-type="string">
            <text:p>Localizado no Bairro Árrio do Rosa</text:p>
            <text:p>32m lateral</text:p>
            <text:p>7,20 frente</text:p>
          </table:table-cell>
          <table:table-cell table:style-name="ce21" office:value-type="string" calcext:value-type="string">
            <text:p><text:a xlink:href="https://sc.olx.com.br/florianopolis-e-regiao/terrenos/terreno-imbituba-985639494" xlink:type="simple">https://sc.olx.com.br/florianopolis-e-regiao/terrenos/terreno-imbituba-985639494</text:a></text:p>
          </table:table-cell>
          <table:table-cell table:style-name="ce20" office:value-type="string" calcext:value-type="string">
            <text:p>Terrenos</text:p>
          </table:table-cell>
          <table:table-cell table:style-name="ce20" office:value-type="string" calcext:value-type="string">
            <text:p>225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92" calcext:value-type="float">
            <text:p>92</text:p>
          </table:table-cell>
          <table:table-cell table:style-name="ce20" office:value-type="string" calcext:value-type="string">
            <text:p>Excelente Oportunidade Terreno para venda com 453 m² na Pedra Branca - Palhoça - SC</text:p>
          </table:table-cell>
          <table:table-cell table:style-name="ce20" office:value-type="string" calcext:value-type="string">
            <text:p>330000.0</text:p>
          </table:table-cell>
          <table:table-cell table:style-name="ce20" office:value-type="string" calcext:value-type="string">
            <text:p>Duarte - Consultor De Imóveis</text:p>
          </table:table-cell>
          <table:table-cell table:style-name="ce20" office:value-type="string" calcext:value-type="string">
            <text:p>Código do anúncio: TE0547-11</text:p>
            <text:p/>
            <text:p>Terreno residencial à venda no bairro Pedra Branca, em Palhoça.Busca um local tranquilo, com segurança, próximo a uma área de lazer e sem abrir mão da diversidade de comércios? Esse terreno de 452,95 m² fica exatamente nesse local, na Rua das Goiabeiras, no bairro Pedra Branca, próximo ao lago e do Passeio Pedra Branca, local onde encontramos todas as opções de comércio e facilidades. Excelente oportunidade para quem quer encontrar tudo perto , realizando apenas em uma caminhada!</text:p>
          </table:table-cell>
          <table:table-cell table:style-name="ce21" office:value-type="string" calcext:value-type="string">
            <text:p><text:a xlink:href="https://sc.olx.com.br/florianopolis-e-regiao/terrenos/excelente-oportunidade-terreno-para-venda-com-453-m-na-pedra-branca-palhoca-sc-938094487" xlink:type="simple">https://sc.olx.com.br/florianopolis-e-regiao/terrenos/excelente-oportunidade-terreno-para-venda-com-453-m-na-pedra-branca-palhoca-sc-938094487</text:a></text:p>
          </table:table-cell>
          <table:table-cell table:style-name="ce20" office:value-type="string" calcext:value-type="string">
            <text:p>Terrenos</text:p>
          </table:table-cell>
          <table:table-cell table:style-name="ce20" office:value-type="string" calcext:value-type="string">
            <text:p>453m2</text:p>
          </table:table-cell>
          <table:table-cell table:style-name="ce20" office:value-type="float" office:value="88137240" calcext:value-type="float">
            <text:p>8813724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as Goiabeiras</text:p>
          </table:table-cell>
          <table:table-cell table:style-name="ce22" office:value-type="float" office:value="0" calcext:value-type="float">
            <text:p>R$0</text:p>
          </table:table-cell>
          <table:table-cell table:style-name="ce22" office:value-type="float" office:value="1678" calcext:value-type="float">
            <text:p>R$1,678</text:p>
          </table:table-cell>
          <table:table-cell table:number-columns-repeated="1010"/>
        </table:table-row>
        <table:table-row table:style-name="ro1">
          <table:table-cell table:style-name="ce20" office:value-type="float" office:value="93" calcext:value-type="float">
            <text:p>93</text:p>
          </table:table-cell>
          <table:table-cell table:style-name="ce20" office:value-type="string" calcext:value-type="string">
            <text:p>Terreno à venda em Jurerê internacional, Florianópolis cod:82845</text:p>
          </table:table-cell>
          <table:table-cell table:style-name="ce20" office:value-type="string" calcext:value-type="string">
            <text:p>2700000.0</text:p>
          </table:table-cell>
          <table:table-cell table:style-name="ce20" office:value-type="string" calcext:value-type="string">
            <text:p>Regente Imóveis</text:p>
          </table:table-cell>
          <table:table-cell table:style-name="ce20" office:value-type="string" calcext:value-type="string">
            <text:p>Código do anúncio: 82845</text:p>
            <text:p>Terreno com 750m² à venda no bairro Jurerê Internacional em Florianópolis.</text:p>
          </table:table-cell>
          <table:table-cell table:style-name="ce21" office:value-type="string" calcext:value-type="string">
            <text:p><text:a xlink:href="https://sc.olx.com.br/florianopolis-e-regiao/terrenos/terreno-a-venda-em-jurere-internacional-florianopolis-cod-82845-947376747" xlink:type="simple">https://sc.olx.com.br/florianopolis-e-regiao/terrenos/terreno-a-venda-em-jurere-internacional-florianopolis-cod-82845-947376747</text:a></text:p>
          </table:table-cell>
          <table:table-cell table:style-name="ce20" office:value-type="string" calcext:value-type="string">
            <text:p>Terrenos</text:p>
          </table:table-cell>
          <table:table-cell table:style-name="ce20" office:value-type="string" calcext:value-type="string">
            <text:p>750m2</text:p>
          </table:table-cell>
          <table:table-cell table:style-name="ce20" office:value-type="float" office:value="88053410" calcext:value-type="float">
            <text:p>88053410</text:p>
          </table:table-cell>
          <table:table-cell table:style-name="ce20" office:value-type="string" calcext:value-type="string">
            <text:p>Florianopolis</text:p>
          </table:table-cell>
          <table:table-cell table:style-name="ce20" office:value-type="string" calcext:value-type="string">
            <text:p>Jurere Internacional</text:p>
          </table:table-cell>
          <table:table-cell table:style-name="ce20" office:value-type="string" calcext:value-type="string">
            <text:p>Avenida dos Dourados</text:p>
          </table:table-cell>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94" calcext:value-type="float">
            <text:p>94</text:p>
          </table:table-cell>
          <table:table-cell table:style-name="ce20" office:value-type="string" calcext:value-type="string">
            <text:p>TERRENO EM OTIMA LOCALIZAÇÃO</text:p>
          </table:table-cell>
          <table:table-cell table:style-name="ce20" office:value-type="string" calcext:value-type="string">
            <text:p>870000.0</text:p>
          </table:table-cell>
          <table:table-cell table:style-name="ce20" office:value-type="string" calcext:value-type="string">
            <text:p>Rafael Kappaun Imóveis</text:p>
          </table:table-cell>
          <table:table-cell table:style-name="ce20" office:value-type="string" calcext:value-type="string">
            <text:p>Código do anúncio: 869</text:p>
            <text:p/>
            <text:p>TERRENO BEM LOCALIZADO, PROXIMO A MERCADO, BANCOS, COMERCIO...TERRENO PERFEITO PARA EMPREENDEDORES.MARQUE UMA VISITA.</text:p>
          </table:table-cell>
          <table:table-cell table:style-name="ce21" office:value-type="string" calcext:value-type="string">
            <text:p><text:a xlink:href="https://sc.olx.com.br/florianopolis-e-regiao/terrenos/terreno-em-otima-localizacao-997783164" xlink:type="simple">https://sc.olx.com.br/florianopolis-e-regiao/terrenos/terreno-em-otima-localizacao-997783164</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054210" calcext:value-type="float">
            <text:p>88054210</text:p>
          </table:table-cell>
          <table:table-cell table:style-name="ce20" office:value-type="string" calcext:value-type="string">
            <text:p>Florianopolis</text:p>
          </table:table-cell>
          <table:table-cell table:style-name="ce20" office:value-type="string" calcext:value-type="string">
            <text:p>Canasvieiras</text:p>
          </table:table-cell>
          <table:table-cell table:style-name="ce20" office:value-type="string" calcext:value-type="string">
            <text:p>Rua Hypolito Gregorio Pereir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95" calcext:value-type="float">
            <text:p>95</text:p>
          </table:table-cell>
          <table:table-cell table:style-name="ce20" office:value-type="string" calcext:value-type="string">
            <text:p>Terreno à venda, 35000 m² por R$ 1.200.000,00 - Macacú - Garopaba/SC</text:p>
          </table:table-cell>
          <table:table-cell table:style-name="ce20" office:value-type="string" calcext:value-type="string">
            <text:p>1200000.0</text:p>
          </table:table-cell>
          <table:table-cell table:style-name="ce20" office:value-type="string" calcext:value-type="string">
            <text:p>INVEST SANTA CATARINA IMÓVEIS EIRELE</text:p>
          </table:table-cell>
          <table:table-cell table:style-name="ce20" office:value-type="string" calcext:value-type="string">
            <text:p>Código do anúncio: TE0105</text:p>
            <text:p/>
            <text:p>ÁREA COM 35.000m² - LOCALIZAÇÃO PRIVILEGIADA </text:p>
            <text:p> VISTA ESPETACULAR JUNTO À NATUREZA. </text:p>
            <text:p> Próximo à beira mar e o centro de Garopaba, com posição alta e de fácil acesso e pavimentação, do terreno até o centro de Garopaba. </text:p>
            <text:p> Com escritura e registro de imóveis. </text:p>
            <text:p> Possui água natural de cachoeira passando pelo terreno. </text:p>
            <text:p> Para quem gosta de estar integrado a natureza, próximo a praia e ao comércio. </text:p>
            <text:p> Venha conhecer! -</text:p>
          </table:table-cell>
          <table:table-cell table:style-name="ce21" office:value-type="string" calcext:value-type="string">
            <text:p><text:a xlink:href="https://sc.olx.com.br/florianopolis-e-regiao/terrenos/terreno-a-venda-35000-m-por-r-1-200-000-00-macacu-garopaba-sc-993053356" xlink:type="simple">https://sc.olx.com.br/florianopolis-e-regiao/terrenos/terreno-a-venda-35000-m-por-r-1-200-000-00-macacu-garopaba-sc-993053356</text:a></text:p>
          </table:table-cell>
          <table:table-cell table:style-name="ce20" office:value-type="string" calcext:value-type="string">
            <text:p>Terrenos</text:p>
          </table:table-cell>
          <table:table-cell table:style-name="ce20" office:value-type="string" calcext:value-type="string">
            <text:p>350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96" calcext:value-type="float">
            <text:p>96</text:p>
          </table:table-cell>
          <table:table-cell table:style-name="ce20" office:value-type="string" calcext:value-type="string">
            <text:p>Terreno à venda, 364 m² por R$ 480.000,00 - Canto - Florianópolis/SC</text:p>
          </table:table-cell>
          <table:table-cell table:style-name="ce20" office:value-type="string" calcext:value-type="string">
            <text:p>480000.0</text:p>
          </table:table-cell>
          <table:table-cell table:style-name="ce20" office:value-type="string" calcext:value-type="string">
            <text:p>Área 48</text:p>
          </table:table-cell>
          <table:table-cell table:style-name="ce20" office:value-type="string" calcext:value-type="string">
            <text:p>Código do anúncio: TE0014</text:p>
            <text:p/>
            <text:p>Terreno em rua principal, com casa mista , com 364,87M². </text:p>
            <text:p>  </text:p>
            <text:p> Mobilidade comercial próximo a colégio e supermercado. -</text:p>
          </table:table-cell>
          <table:table-cell table:style-name="ce21" office:value-type="string" calcext:value-type="string">
            <text:p><text:a xlink:href="https://sc.olx.com.br/florianopolis-e-regiao/terrenos/terreno-a-venda-364-m-por-r-480-000-00-canto-florianopolis-sc-974040241" xlink:type="simple">https://sc.olx.com.br/florianopolis-e-regiao/terrenos/terreno-a-venda-364-m-por-r-480-000-00-canto-florianopolis-sc-974040241</text:a></text:p>
          </table:table-cell>
          <table:table-cell table:style-name="ce20" office:value-type="string" calcext:value-type="string">
            <text:p>Terrenos</text:p>
          </table:table-cell>
          <table:table-cell table:style-name="ce20" office:value-type="string" calcext:value-type="string">
            <text:p>365m2</text:p>
          </table:table-cell>
          <table:table-cell table:style-name="ce20" office:value-type="float" office:value="88070760" calcext:value-type="float">
            <text:p>88070760</text:p>
          </table:table-cell>
          <table:table-cell table:style-name="ce20" office:value-type="string" calcext:value-type="string">
            <text:p>Florianopolis</text:p>
          </table:table-cell>
          <table:table-cell table:style-name="ce20" office:value-type="string" calcext:value-type="string">
            <text:p>Canto</text:p>
          </table:table-cell>
          <table:table-cell table:style-name="ce20" office:value-type="string" calcext:value-type="string">
            <text:p>Rua Felipe Neves - ate 630/631</text:p>
          </table:table-cell>
          <table:table-cell/>
          <table:table-cell table:style-name="ce22" office:value-type="float" office:value="927" calcext:value-type="float">
            <text:p>R$927</text:p>
          </table:table-cell>
          <table:table-cell table:number-columns-repeated="1010"/>
        </table:table-row>
        <table:table-row table:style-name="ro1">
          <table:table-cell table:style-name="ce20" office:value-type="float" office:value="97" calcext:value-type="float">
            <text:p>97</text:p>
          </table:table-cell>
          <table:table-cell table:style-name="ce20" office:value-type="string" calcext:value-type="string">
            <text:p>Terreno Jardim Ingleses</text:p>
          </table:table-cell>
          <table:table-cell table:style-name="ce20" office:value-type="string" calcext:value-type="string">
            <text:p>530000.0</text:p>
          </table:table-cell>
          <table:table-cell table:style-name="ce20" office:value-type="string" calcext:value-type="string">
            <text:p>Pero</text:p>
          </table:table-cell>
          <table:table-cell table:style-name="ce20" office:value-type="string" calcext:value-type="string">
            <text:p>Terreno Condomionio alto padrão 454,m infra estrutura completa em Praia dos Ingleses ! De 550.000,00 por 530.000 e aceito propostas </text:p>
          </table:table-cell>
          <table:table-cell table:style-name="ce21" office:value-type="string" calcext:value-type="string">
            <text:p><text:a xlink:href="https://sc.olx.com.br/florianopolis-e-regiao/terrenos/terreno-jardim-ingleses-994071450" xlink:type="simple">https://sc.olx.com.br/florianopolis-e-regiao/terrenos/terreno-jardim-ingleses-994071450</text:a></text:p>
          </table:table-cell>
          <table:table-cell table:style-name="ce20" office:value-type="string" calcext:value-type="string">
            <text:p>Terrenos</text:p>
          </table:table-cell>
          <table:table-cell table:style-name="ce20" office:value-type="string" calcext:value-type="string">
            <text:p>454m2</text:p>
          </table:table-cell>
          <table:table-cell table:style-name="ce20" office:value-type="float" office:value="88058001" calcext:value-type="float">
            <text:p>88058001</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odovia Armando Calil Bulos</text:p>
          </table:table-cell>
          <table:table-cell table:number-columns-repeated="1012"/>
        </table:table-row>
        <table:table-row table:style-name="ro1">
          <table:table-cell table:style-name="ce20" office:value-type="float" office:value="98" calcext:value-type="float">
            <text:p>98</text:p>
          </table:table-cell>
          <table:table-cell table:style-name="ce20" office:value-type="string" calcext:value-type="string">
            <text:p>Terreno à venda, 375 m² por R$ 398.000,00 - Pântano do Sul - Florianópolis/SC</text:p>
          </table:table-cell>
          <table:table-cell table:style-name="ce20" office:value-type="string" calcext:value-type="string">
            <text:p>398000.0</text:p>
          </table:table-cell>
          <table:table-cell table:style-name="ce20" office:value-type="string" calcext:value-type="string">
            <text:p>Alici Imóveis</text:p>
          </table:table-cell>
          <table:table-cell table:style-name="ce20" office:value-type="string" calcext:value-type="string">
            <text:p>Código do anúncio: TE0145</text:p>
            <text:p/>
            <text:p>Residencial Lagoinha do Leste II é um belo condomínio localizado no Sul da Ilha, próximo do mar, a apenas 600m da belíssima praia do Pântano do Sul, e ainda próximo da Praia da Lagoínha do Leste e Praia dos Açores. Este condomínio oferece uma bela infra-estrutura fechada, trata-se de um empreendimento totalmente regularizado com Escritura Pública individualizada dos lotes. Toda segurança e infraestrutura para o conforto dos moradores.Este condomínio oferece em sua infraestrutura:- Guarita;- Playground;- Vias internas Pavimentadas (Calçamento Tipo PAVER);- Estação de Tratamento de Esgoto Própria;- Rede de abastecimento de água da (CASAN);- Tubulação subterrânea para TV à Cabo, Internet, Vigilância Eletrônica e Telefone;- Sistema de Iluminação com distribuição subterrânea;Imóvel passível de financiamento.Sujeito a confirmação de valores. -</text:p>
          </table:table-cell>
          <table:table-cell table:style-name="ce21" office:value-type="string" calcext:value-type="string">
            <text:p><text:a xlink:href="https://sc.olx.com.br/florianopolis-e-regiao/terrenos/terreno-a-venda-375-m-por-r-398-000-00-pantano-do-sul-florianopolis-sc-962561036" xlink:type="simple">https://sc.olx.com.br/florianopolis-e-regiao/terrenos/terreno-a-venda-375-m-por-r-398-000-00-pantano-do-sul-florianopolis-sc-962561036</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067200" calcext:value-type="float">
            <text:p>88067200</text:p>
          </table:table-cell>
          <table:table-cell table:style-name="ce20" office:value-type="string" calcext:value-type="string">
            <text:p>Florianopolis</text:p>
          </table:table-cell>
          <table:table-cell table:style-name="ce20" office:value-type="string" calcext:value-type="string">
            <text:p>Pantano do Sul</text:p>
          </table:table-cell>
          <table:table-cell table:style-name="ce20" office:value-type="string" calcext:value-type="string">
            <text:p>Estrada Joao Belarmino da Silv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99" calcext:value-type="float">
            <text:p>99</text:p>
          </table:table-cell>
          <table:table-cell table:style-name="ce20" office:value-type="string" calcext:value-type="string">
            <text:p>Área à venda, 106000 m² por R$ 3.000.000,00 - Ratones - Florianópolis/SC</text:p>
          </table:table-cell>
          <table:table-cell table:style-name="ce20" office:value-type="string" calcext:value-type="string">
            <text:p>3000000.0</text:p>
          </table:table-cell>
          <table:table-cell table:style-name="ce20" office:value-type="string" calcext:value-type="string">
            <text:p>AMORAE IMOVEIS LTDA - ME</text:p>
          </table:table-cell>
          <table:table-cell table:style-name="ce20" office:value-type="string" calcext:value-type="string">
            <text:p>Código do anúncio: AR0002</text:p>
            <text:p/>
            <text:p>Maravilhoso recanto no interior da ilha de Santa Catarina, lugar tranquilo, seguro e próximo das praias de Florianópolis. </text:p>
            <text:p> Agende visita com um de nossos corretores!!! -</text:p>
          </table:table-cell>
          <table:table-cell table:style-name="ce21" office:value-type="string" calcext:value-type="string">
            <text:p><text:a xlink:href="https://sc.olx.com.br/florianopolis-e-regiao/terrenos/area-a-venda-106000-m-por-r-3-000-000-00-ratones-florianopolis-sc-983111723" xlink:type="simple">https://sc.olx.com.br/florianopolis-e-regiao/terrenos/area-a-venda-106000-m-por-r-3-000-000-00-ratones-florianopolis-sc-983111723</text:a></text:p>
          </table:table-cell>
          <table:table-cell table:style-name="ce20" office:value-type="string" calcext:value-type="string">
            <text:p>Terrenos</text:p>
          </table:table-cell>
          <table:table-cell table:style-name="ce20" office:value-type="string" calcext:value-type="string">
            <text:p>106000m2</text:p>
          </table:table-cell>
          <table:table-cell table:style-name="ce20" office:value-type="float" office:value="88052300" calcext:value-type="float">
            <text:p>88052300</text:p>
          </table:table-cell>
          <table:table-cell table:style-name="ce20" office:value-type="string" calcext:value-type="string">
            <text:p>Florianopolis</text:p>
          </table:table-cell>
          <table:table-cell table:style-name="ce20" office:value-type="string" calcext:value-type="string">
            <text:p>Ratones</text:p>
          </table:table-cell>
          <table:table-cell table:style-name="ce20" office:value-type="string" calcext:value-type="string">
            <text:p>Rua Bento Manoel Ferreira</text:p>
          </table:table-cell>
          <table:table-cell table:number-columns-repeated="1012"/>
        </table:table-row>
        <table:table-row table:style-name="ro1">
          <table:table-cell table:style-name="ce20" office:value-type="float" office:value="100" calcext:value-type="float">
            <text:p>100</text:p>
          </table:table-cell>
          <table:table-cell table:style-name="ce20" office:value-type="string" calcext:value-type="string">
            <text:p>Terreno à venda, 425 m² por R$ 250.000 - Turimar - Balneário Gaivota/SC</text:p>
          </table:table-cell>
          <table:table-cell table:style-name="ce20" office:value-type="string" calcext:value-type="string">
            <text:p>250000.0</text:p>
          </table:table-cell>
          <table:table-cell table:style-name="ce20" office:value-type="string" calcext:value-type="string">
            <text:p>RSB Imóveis</text:p>
          </table:table-cell>
          <table:table-cell table:style-name="ce20" office:value-type="string" calcext:value-type="string">
            <text:p>Código do anúncio: TE1048</text:p>
            <text:p/>
            <text:p>Ótima oportunidade de adquirir seu terreno , a 300 metros da beira mar na Praia Turimar em Balneário Gaivota/SC! </text:p>
            <text:p>  </text:p>
            <text:p> Terreno medindo 17X25 (425m²), terreno de esquina pronto para construir, na avenida Rio Grande do Sul   . </text:p>
            <text:p>  </text:p>
            <text:p> Bairro nobre e alto índice de valorização. -</text:p>
          </table:table-cell>
          <table:table-cell table:style-name="ce21" office:value-type="string" calcext:value-type="string">
            <text:p><text:a xlink:href="https://sc.olx.com.br/florianopolis-e-regiao/terrenos/terreno-a-venda-425-m-por-r-250-000-turimar-balneario-gaivota-sc-942352005" xlink:type="simple">https://sc.olx.com.br/florianopolis-e-regiao/terrenos/terreno-a-venda-425-m-por-r-250-000-turimar-balneario-gaivota-sc-942352005</text:a></text:p>
          </table:table-cell>
          <table:table-cell table:style-name="ce20" office:value-type="string" calcext:value-type="string">
            <text:p>Terrenos</text:p>
          </table:table-cell>
          <table:table-cell table:style-name="ce20" office:value-type="string" calcext:value-type="string">
            <text:p>42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101" calcext:value-type="float">
            <text:p>101</text:p>
          </table:table-cell>
          <table:table-cell table:style-name="ce20" office:value-type="string" calcext:value-type="string">
            <text:p>Terreno em Condomínio para Venda em Florianópolis, Itacorubi</text:p>
          </table:table-cell>
          <table:table-cell table:style-name="ce20" office:value-type="string" calcext:value-type="string">
            <text:p>794000.0</text:p>
          </table:table-cell>
          <table:table-cell table:style-name="ce20" office:value-type="string" calcext:value-type="string">
            <text:p>JOAQUIM ALFREDO</text:p>
          </table:table-cell>
          <table:table-cell table:style-name="ce20" office:value-type="string" calcext:value-type="string">
            <text:p>Código do anúncio: TCF 122_1-1530530</text:p>
            <text:p/>
            <text:p>Terreno em Condomínio à venda; Excelente localização no Bairro Itacorubi na Ilha de Florianópolis, com Escritura Pública, medindo 15,00 X 30,00 metros  </text:p>
            <text:p>  Escritura Pública - Cartório do 2 Ofício de Florianópolis/SC  </text:p>
            <text:p>  Linda Vista Panorâmica;  </text:p>
            <text:p>  Pavimentação em Pavers;  </text:p>
            <text:p>  Rede Elétrica Subterrânea, com dutos de espera em cada lote;  </text:p>
            <text:p>  Dutos para Rede de Comunicação Subterrânea(Tv cabo, vigilância, etc,)  </text:p>
            <text:p>  Guarita de controle de Acesso;  </text:p>
            <text:p>  Entrada Exclusiva;  </text:p>
            <text:p>  Rede de Esgoto, incluindo as ligações residenciais em cada lote;  </text:p>
            <text:p>  Condomínio todo Cercado, mais segurança para Você;  </text:p>
            <text:p>  Reservatório de água com 50.000 litros, exclusivo para o o Empreendimento;  </text:p>
            <text:p>  Outras Sugestões de Metragem, Plantas e Valores - Consulte-nos!  </text:p>
            <text:p>   </text:p>
            <text:p>   </text:p>
            <text:p>  - Características: Portão Eletrônico, Gás Central, Hidrômetro Individual, Vista Panormica, Vista para o Mar,  </text:p>
            <text:p>   </text:p>
            <text:p>  - Proximidades: Bares e Restaurantes, Escola, Farmácia, Shopping Center, Supermercado,  </text:p>
            <text:p>   </text:p>
            <text:p>  Pontos Fortes: Excelente Localização no Caminho das praias, perto do Centro e das Universidades;  </text:p>
            <text:p>  Segurança e Tranquilidade;  </text:p>
            <text:p>   </text:p>
            <text:p> </text:p>
          </table:table-cell>
          <table:table-cell table:style-name="ce21" office:value-type="string" calcext:value-type="string">
            <text:p><text:a xlink:href="https://sc.olx.com.br/florianopolis-e-regiao/terrenos/terreno-em-condominio-para-venda-em-florianopolis-itacorubi-990855223" xlink:type="simple">https://sc.olx.com.br/florianopolis-e-regiao/terrenos/terreno-em-condominio-para-venda-em-florianopolis-itacorubi-990855223</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34367" calcext:value-type="float">
            <text:p>88034367</text:p>
          </table:table-cell>
          <table:table-cell table:style-name="ce20" office:value-type="string" calcext:value-type="string">
            <text:p>Florianopolis</text:p>
          </table:table-cell>
          <table:table-cell table:style-name="ce20" office:value-type="string" calcext:value-type="string">
            <text:p>Itacorubi</text:p>
          </table:table-cell>
          <table:table-cell table:style-name="ce20" office:value-type="string" calcext:value-type="string">
            <text:p>Rua Rodrigo Rampinelli Jeremias</text:p>
          </table:table-cell>
          <table:table-cell table:number-columns-repeated="1012"/>
        </table:table-row>
        <table:table-row table:style-name="ro1">
          <table:table-cell table:style-name="ce20" office:value-type="float" office:value="102" calcext:value-type="float">
            <text:p>102</text:p>
          </table:table-cell>
          <table:table-cell table:style-name="ce20" office:value-type="string" calcext:value-type="string">
            <text:p>Terreno à venda no Lot. Lisboa III - São José/SC</text:p>
          </table:table-cell>
          <table:table-cell table:style-name="ce20" office:value-type="string" calcext:value-type="string">
            <text:p>145000.0</text:p>
          </table:table-cell>
          <table:table-cell table:style-name="ce20" office:value-type="string" calcext:value-type="string">
            <text:p>CORRETOR JONATHAN A. CASTRO</text:p>
          </table:table-cell>
          <table:table-cell table:style-name="ce20" office:value-type="string" calcext:value-type="string">
            <text:p>Código do anúncio: 1488</text:p>
            <text:p/>
            <text:p>Plano pronto para ConstruirInvestimento para construção de Casas ou sobrados geminados e Casas Unifamiliar.Para moradia Loteamento novo.Terreno 10x20Loteamento com Excelente Infraestrutura- Ruas internas pavimentadas com paver- Drenagem Pluvial- Estação de tratamento de Esgoto (ETE)- Rede coletora de Esgoto- Rede de distribuição de energia elétrica- Iluminação pública- Rede de abastecimento de água- Ciclovia na avenida Principal- Avenida principal será asfaltadaJá em funcionamento no Loteamento ,POSTO DE SAUDE e COLEGIO.Fácil acesso SC-281Próximo ao Contorno do Anel Viário.As informações estão sujeitas a alterações. Consulte o corretor responsável. Chave do anúncio: piFk1QjrupsWbYjX</text:p>
          </table:table-cell>
          <table:table-cell table:style-name="ce21" office:value-type="string" calcext:value-type="string">
            <text:p><text:a xlink:href="https://sc.olx.com.br/florianopolis-e-regiao/terrenos/terreno-a-venda-no-lot-lisboa-iii-sao-jose-sc-960328799" xlink:type="simple">https://sc.olx.com.br/florianopolis-e-regiao/terrenos/terreno-a-venda-no-lot-lisboa-iii-sao-jose-sc-960328799</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07350" calcext:value-type="float">
            <text:p>8810735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Avenida Lisbo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03" calcext:value-type="float">
            <text:p>103</text:p>
          </table:table-cell>
          <table:table-cell table:style-name="ce20" office:value-type="string" calcext:value-type="string">
            <text:p>Lote/Terreno para venda com 735 metros quadrados em Sertão do Maruim - São José - SC</text:p>
          </table:table-cell>
          <table:table-cell table:style-name="ce20" office:value-type="string" calcext:value-type="string">
            <text:p>595350.0</text:p>
          </table:table-cell>
          <table:table-cell table:style-name="ce20" office:value-type="string" calcext:value-type="string">
            <text:p>Renata da Silva</text:p>
          </table:table-cell>
          <table:table-cell table:style-name="ce20" office:value-type="string" calcext:value-type="string">
            <text:p>Código do anúncio: 2936</text:p>
            <text:p/>
            <text:p>O lote/terreno está localizado no bairro Sertão do Maruim possui 735 metros quadrados</text:p>
          </table:table-cell>
          <table:table-cell table:style-name="ce21" office:value-type="string" calcext:value-type="string">
            <text:p><text:a xlink:href="https://sc.olx.com.br/florianopolis-e-regiao/terrenos/lote-terreno-para-venda-com-735-metros-quadrados-em-sertao-do-maruim-sao-jose-sc-1000428917" xlink:type="simple">https://sc.olx.com.br/florianopolis-e-regiao/terrenos/lote-terreno-para-venda-com-735-metros-quadrados-em-sertao-do-maruim-sao-jose-sc-1000428917</text:a></text:p>
          </table:table-cell>
          <table:table-cell table:style-name="ce20" office:value-type="string" calcext:value-type="string">
            <text:p>Terrenos</text:p>
          </table:table-cell>
          <table:table-cell table:style-name="ce20" office:value-type="string" calcext:value-type="string">
            <text:p>735m2</text:p>
          </table:table-cell>
          <table:table-cell table:style-name="ce20" office:value-type="float" office:value="88122200" calcext:value-type="float">
            <text:p>88122200</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ua Jose Mathias Zimmerman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04" calcext:value-type="float">
            <text:p>104</text:p>
          </table:table-cell>
          <table:table-cell table:style-name="ce20" office:value-type="string" calcext:value-type="string">
            <text:p>Lote/Terreno para venda com 735 metros quadrados em Sertão do Maruim - São José - SC</text:p>
          </table:table-cell>
          <table:table-cell table:style-name="ce20" office:value-type="string" calcext:value-type="string">
            <text:p>595350.0</text:p>
          </table:table-cell>
          <table:table-cell table:style-name="ce20" office:value-type="string" calcext:value-type="string">
            <text:p>Renata da Silva</text:p>
          </table:table-cell>
          <table:table-cell table:style-name="ce20" office:value-type="string" calcext:value-type="string">
            <text:p>Código do anúncio: 2936</text:p>
            <text:p/>
            <text:p>O lote/terreno está localizado no bairro Sertão do Maruim possui 735 metros quadrados</text:p>
          </table:table-cell>
          <table:table-cell table:style-name="ce21" office:value-type="string" calcext:value-type="string">
            <text:p><text:a xlink:href="https://sc.olx.com.br/florianopolis-e-regiao/terrenos/lote-terreno-para-venda-com-735-metros-quadrados-em-sertao-do-maruim-sao-jose-sc-1000428906" xlink:type="simple">https://sc.olx.com.br/florianopolis-e-regiao/terrenos/lote-terreno-para-venda-com-735-metros-quadrados-em-sertao-do-maruim-sao-jose-sc-1000428906</text:a></text:p>
          </table:table-cell>
          <table:table-cell table:style-name="ce20" office:value-type="string" calcext:value-type="string">
            <text:p>Terrenos</text:p>
          </table:table-cell>
          <table:table-cell table:style-name="ce20" office:value-type="string" calcext:value-type="string">
            <text:p>735m2</text:p>
          </table:table-cell>
          <table:table-cell table:style-name="ce20" office:value-type="float" office:value="88122200" calcext:value-type="float">
            <text:p>88122200</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ua Jose Mathias Zimmerman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05" calcext:value-type="float">
            <text:p>105</text:p>
          </table:table-cell>
          <table:table-cell table:style-name="ce20" office:value-type="string" calcext:value-type="string">
            <text:p>TERRENO EM CONDOMÍNIO EM MORRINHOS - GAROPABA</text:p>
          </table:table-cell>
          <table:table-cell table:style-name="ce20" office:value-type="string" calcext:value-type="string">
            <text:p>1250000.0</text:p>
          </table:table-cell>
          <table:table-cell table:style-name="ce20" office:value-type="string" calcext:value-type="string">
            <text:p>CONVÉS IMOBILIARIA</text:p>
          </table:table-cell>
          <table:table-cell table:style-name="ce20" office:value-type="string" calcext:value-type="string">
            <text:p>Código do anúncio: TE0015</text:p>
            <text:p/>
            <text:p>Diferenciado terreno, com quase 1.400m² de área, no cobiçado e charmoso bairro Morrinhos, a menos de 2km do centro de Garopaba e a 500 metros da praia. </text:p>
            <text:p>  </text:p>
            <text:p> Além de vista panorâmica e perene do mar, este imóvel vai te proporcionar a tranquilidade que você busca mas pertinho de tudo. </text:p>
            <text:p>  </text:p>
            <text:p> Documentação: matrícula no Registro de Imóveis. -</text:p>
          </table:table-cell>
          <table:table-cell table:style-name="ce21" office:value-type="string" calcext:value-type="string">
            <text:p><text:a xlink:href="https://sc.olx.com.br/florianopolis-e-regiao/terrenos/terreno-em-condominio-em-morrinhos-garopaba-993282101" xlink:type="simple">https://sc.olx.com.br/florianopolis-e-regiao/terrenos/terreno-em-condominio-em-morrinhos-garopaba-993282101</text:a></text:p>
          </table:table-cell>
          <table:table-cell table:style-name="ce20" office:value-type="string" calcext:value-type="string">
            <text:p>Terrenos</text:p>
          </table:table-cell>
          <table:table-cell table:style-name="ce20" office:value-type="string" calcext:value-type="string">
            <text:p>1386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106" calcext:value-type="float">
            <text:p>106</text:p>
          </table:table-cell>
          <table:table-cell table:style-name="ce20" office:value-type="string" calcext:value-type="string">
            <text:p>Terreno Biguaçu 15x24m</text:p>
          </table:table-cell>
          <table:table-cell table:style-name="ce20" office:value-type="string" calcext:value-type="string">
            <text:p>290000.0</text:p>
          </table:table-cell>
          <table:table-cell table:style-name="ce20" office:value-type="string" calcext:value-type="string">
            <text:p>Andrea</text:p>
          </table:table-cell>
          <table:table-cell table:style-name="ce20" office:value-type="string" calcext:value-type="string">
            <text:p>Particular </text:p>
            <text:p>Excelente localização </text:p>
            <text:p>Proximo ao Supermercado Koch</text:p>
            <text:p>Comercio em geral</text:p>
            <text:p>Pracinha pública </text:p>
            <text:p>CONTATO 9990... ver número</text:p>
          </table:table-cell>
          <table:table-cell table:style-name="ce21" office:value-type="string" calcext:value-type="string">
            <text:p><text:a xlink:href="https://sc.olx.com.br/florianopolis-e-regiao/terrenos/terreno-biguacu-15x24m-1000428696" xlink:type="simple">https://sc.olx.com.br/florianopolis-e-regiao/terrenos/terreno-biguacu-15x24m-1000428696</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60144" calcext:value-type="float">
            <text:p>88160144</text:p>
          </table:table-cell>
          <table:table-cell table:style-name="ce20" office:value-type="string" calcext:value-type="string">
            <text:p>Biguacu</text:p>
          </table:table-cell>
          <table:table-cell table:style-name="ce20" office:value-type="string" calcext:value-type="string">
            <text:p>Centro</text:p>
          </table:table-cell>
          <table:table-cell table:style-name="ce20" office:value-type="string" calcext:value-type="string">
            <text:p>Rua Prefeito Leopoldo Freiberger</text:p>
          </table:table-cell>
          <table:table-cell table:number-columns-repeated="1012"/>
        </table:table-row>
        <table:table-row table:style-name="ro1">
          <table:table-cell table:style-name="ce20" office:value-type="float" office:value="107" calcext:value-type="float">
            <text:p>107</text:p>
          </table:table-cell>
          <table:table-cell table:style-name="ce20" office:value-type="string" calcext:value-type="string">
            <text:p>Terreno no loteamento comercial e industrial Aeropark</text:p>
          </table:table-cell>
          <table:table-cell table:style-name="ce20" office:value-type="string" calcext:value-type="string">
            <text:p>461000.0</text:p>
          </table:table-cell>
          <table:table-cell table:style-name="ce20" office:value-type="string" calcext:value-type="string">
            <text:p>Ediane</text:p>
          </table:table-cell>
          <table:table-cell table:style-name="ce20" office:value-type="string" calcext:value-type="string">
            <text:p>Terreno no loteamento comercial e industrial Aeropark, ao lado de esquina.</text:p>
            <text:p>718,50 m².</text:p>
            <text:p>Viabilidade para 4 pavimentos. É uma AMS (área mista de serviços).</text:p>
            <text:p>Possui uma associação dos proprietários (APA).</text:p>
            <text:p/>
            <text:p>Mais informações: 48 ... ver número</text:p>
            <text:p>EDIANE - CRECI/SC 34648</text:p>
          </table:table-cell>
          <table:table-cell table:style-name="ce21" office:value-type="string" calcext:value-type="string">
            <text:p><text:a xlink:href="https://sc.olx.com.br/florianopolis-e-regiao/terrenos/terreno-no-loteamento-comercial-e-industrial-aeropark-1000428678" xlink:type="simple">https://sc.olx.com.br/florianopolis-e-regiao/terrenos/terreno-no-loteamento-comercial-e-industrial-aeropark-1000428678</text:a></text:p>
          </table:table-cell>
          <table:table-cell table:style-name="ce20" office:value-type="string" calcext:value-type="string">
            <text:p>Terrenos</text:p>
          </table:table-cell>
          <table:table-cell table:style-name="ce20" office:value-type="string" calcext:value-type="string">
            <text:p>718m2</text:p>
          </table:table-cell>
          <table:table-cell table:style-name="ce20" office:value-type="float" office:value="88122030" calcext:value-type="float">
            <text:p>88122030</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ua Jorge Jose Zimmermann</text:p>
          </table:table-cell>
          <table:table-cell table:style-name="ce22" office:value-type="float" office:value="200" calcext:value-type="float">
            <text:p>R$200</text:p>
          </table:table-cell>
          <table:table-cell table:style-name="ce22" office:value-type="float" office:value="1300" calcext:value-type="float">
            <text:p>R$1,300</text:p>
          </table:table-cell>
          <table:table-cell table:number-columns-repeated="1010"/>
        </table:table-row>
        <table:table-row table:style-name="ro1">
          <table:table-cell table:style-name="ce20" office:value-type="float" office:value="108" calcext:value-type="float">
            <text:p>108</text:p>
          </table:table-cell>
          <table:table-cell table:style-name="ce20" office:value-type="string" calcext:value-type="string">
            <text:p>PAULO LOPES - Sítio - Bom Retiro</text:p>
          </table:table-cell>
          <table:table-cell table:style-name="ce20" office:value-type="string" calcext:value-type="string">
            <text:p>3900000.0</text:p>
          </table:table-cell>
          <table:table-cell table:style-name="ce20" office:value-type="string" calcext:value-type="string">
            <text:p>Marcos Martins</text:p>
          </table:table-cell>
          <table:table-cell table:style-name="ce20" office:value-type="string" calcext:value-type="string">
            <text:p>Código do anúncio: 7</text:p>
            <text:p/>
            <text:p>Linda propriedade rural localizada no município de Paulo Lopes, comarca de Garopaba. A propriedade possui 83,7 hectares, toda cercada, e fica há 15 minutos da BR 101. A fazenda possui área plana, área com aclive, rio, açude, fonte de água e árvores frutíferas. Possui casa principal de alvenaria com 3 salas, 2 cozinhas, 3 quartos, 2 banheiros, rancho, casa do caseiro, piscina. O lugar é muito tranquilo e com linda vista para as montanhas. Possui escritura pública e está totalmente regularizada. A área pode ser vendida inteira ou em áreas menores (a combinar).</text:p>
          </table:table-cell>
          <table:table-cell table:style-name="ce21" office:value-type="string" calcext:value-type="string">
            <text:p><text:a xlink:href="https://sc.olx.com.br/florianopolis-e-regiao/terrenos/paulo-lopes-sitio-bom-retiro-983682083" xlink:type="simple">https://sc.olx.com.br/florianopolis-e-regiao/terrenos/paulo-lopes-sitio-bom-retiro-983682083</text:a></text:p>
          </table:table-cell>
          <table:table-cell table:style-name="ce20" office:value-type="string" calcext:value-type="string">
            <text:p>Fazendas</text:p>
          </table:table-cell>
          <table:table-cell table:style-name="ce20" office:value-type="string" calcext:value-type="string">
            <text:p>250m2</text:p>
          </table:table-cell>
          <table:table-cell table:style-name="ce20" office:value-type="float" office:value="88490000" calcext:value-type="float">
            <text:p>88490000</text:p>
          </table:table-cell>
          <table:table-cell table:style-name="ce20" office:value-type="string" calcext:value-type="string">
            <text:p>Paulo Lopes</text:p>
          </table:table-cell>
          <table:table-cell table:number-columns-repeated="1014"/>
        </table:table-row>
        <table:table-row table:style-name="ro1">
          <table:table-cell table:style-name="ce20" office:value-type="float" office:value="109" calcext:value-type="float">
            <text:p>109</text:p>
          </table:table-cell>
          <table:table-cell table:style-name="ce20" office:value-type="string" calcext:value-type="string">
            <text:p>Terreno pra sítio</text:p>
          </table:table-cell>
          <table:table-cell table:style-name="ce20" office:value-type="string" calcext:value-type="string">
            <text:p>100000.0</text:p>
          </table:table-cell>
          <table:table-cell table:style-name="ce20" office:value-type="string" calcext:value-type="string">
            <text:p>Clau</text:p>
          </table:table-cell>
          <table:table-cell table:style-name="ce20" office:value-type="string" calcext:value-type="string">
            <text:p>Vendo terreno pra sítio em Biguaçu Jardim Janaína no auto com 20 por 120 total 2400 metros quadrados passa água 100.000 Ac troca carro moto Ac proposta tratar 48-9990... ver número</text:p>
          </table:table-cell>
          <table:table-cell table:style-name="ce21" office:value-type="string" calcext:value-type="string">
            <text:p><text:a xlink:href="https://sc.olx.com.br/florianopolis-e-regiao/terrenos/terreno-pra-sitio-1000427896" xlink:type="simple">https://sc.olx.com.br/florianopolis-e-regiao/terrenos/terreno-pra-sitio-1000427896</text:a></text:p>
          </table:table-cell>
          <table:table-cell table:style-name="ce20" office:value-type="string" calcext:value-type="string">
            <text:p>Terrenos</text:p>
          </table:table-cell>
          <table:table-cell table:style-name="ce20" office:value-type="string" calcext:value-type="string">
            <text:p>2400m2</text:p>
          </table:table-cell>
          <table:table-cell table:style-name="ce20" office:value-type="float" office:value="88117410" calcext:value-type="float">
            <text:p>88117410</text:p>
          </table:table-cell>
          <table:table-cell table:style-name="ce20" office:value-type="string" calcext:value-type="string">
            <text:p>Sao Jose</text:p>
          </table:table-cell>
          <table:table-cell table:style-name="ce20" office:value-type="string" calcext:value-type="string">
            <text:p>Barreiros</text:p>
          </table:table-cell>
          <table:table-cell table:style-name="ce20" office:value-type="string" calcext:value-type="string">
            <text:p>Rua Mar Del Plat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10" calcext:value-type="float">
            <text:p>110</text:p>
          </table:table-cell>
          <table:table-cell table:style-name="ce20" office:value-type="string" calcext:value-type="string">
            <text:p>Terreno Palhoça ao lado da Komeco de esquina a 300 metros da BR 101</text:p>
          </table:table-cell>
          <table:table-cell table:style-name="ce20" office:value-type="string" calcext:value-type="string">
            <text:p>950000.0</text:p>
          </table:table-cell>
          <table:table-cell table:style-name="ce20" office:value-type="string" calcext:value-type="string">
            <text:p>Jean Packer Imóveis</text:p>
          </table:table-cell>
          <table:table-cell table:style-name="ce20" office:value-type="string" calcext:value-type="string">
            <text:p>Código do anúncio: 3672</text:p>
            <text:p/>
            <text:p>Terreno plano de esquina, próx. à Komeco com a área de 1.235m² ou 20,60 X 60 metros e 300 metros da BR 101. Informações Jean Packer Imóveis Ltda - F. 48.. - Creci 2568 </text:p>
            <text:p> .</text:p>
          </table:table-cell>
          <table:table-cell table:style-name="ce21" office:value-type="string" calcext:value-type="string">
            <text:p><text:a xlink:href="https://sc.olx.com.br/florianopolis-e-regiao/terrenos/terreno-palhoca-ao-lado-da-komeco-de-esquina-a-300-metros-da-br-101-929566379" xlink:type="simple">https://sc.olx.com.br/florianopolis-e-regiao/terrenos/terreno-palhoca-ao-lado-da-komeco-de-esquina-a-300-metros-da-br-101-929566379</text:a></text:p>
          </table:table-cell>
          <table:table-cell table:style-name="ce20" office:value-type="string" calcext:value-type="string">
            <text:p>Terrenos</text:p>
          </table:table-cell>
          <table:table-cell table:style-name="ce20" office:value-type="string" calcext:value-type="string">
            <text:p>1235m2</text:p>
          </table:table-cell>
          <table:table-cell table:style-name="ce20" office:value-type="float" office:value="88138090" calcext:value-type="float">
            <text:p>88138090</text:p>
          </table:table-cell>
          <table:table-cell table:style-name="ce20" office:value-type="string" calcext:value-type="string">
            <text:p>Palhoca</text:p>
          </table:table-cell>
          <table:table-cell table:style-name="ce20" office:value-type="string" calcext:value-type="string">
            <text:p>Praia de Fora</text:p>
          </table:table-cell>
          <table:table-cell table:style-name="ce20" office:value-type="string" calcext:value-type="string">
            <text:p>Rua Manoel Joao Martins</text:p>
          </table:table-cell>
          <table:table-cell table:number-columns-repeated="1012"/>
        </table:table-row>
        <table:table-row table:style-name="ro1">
          <table:table-cell table:style-name="ce20" office:value-type="float" office:value="111" calcext:value-type="float">
            <text:p>111</text:p>
          </table:table-cell>
          <table:table-cell table:style-name="ce20" office:value-type="string" calcext:value-type="string">
            <text:p>COSTÃO GOLF - COND TOP - LOTE 806,51M2 - QUITADO</text:p>
          </table:table-cell>
          <table:table-cell table:style-name="ce20" office:value-type="string" calcext:value-type="string">
            <text:p>699000.0</text:p>
          </table:table-cell>
          <table:table-cell table:style-name="ce20" office:value-type="string" calcext:value-type="string">
            <text:p>Felipe Moraes</text:p>
          </table:table-cell>
          <table:table-cell table:style-name="ce20" office:value-type="string" calcext:value-type="string">
            <text:p>Código do anúncio: 9M1A4T</text:p>
            <text:p/>
            <text:p>LOTE - Lote com 806,51m2 - Quitado- Pronto para construir- Lote na melhor localização do condomínio</text:p>
          </table:table-cell>
          <table:table-cell table:style-name="ce21" office:value-type="string" calcext:value-type="string">
            <text:p><text:a xlink:href="https://sc.olx.com.br/florianopolis-e-regiao/terrenos/costao-golf-cond-top-lote-806-51m2-quitado-999246286" xlink:type="simple">https://sc.olx.com.br/florianopolis-e-regiao/terrenos/costao-golf-cond-top-lote-806-51m2-quitado-999246286</text:a></text:p>
          </table:table-cell>
          <table:table-cell table:style-name="ce20" office:value-type="string" calcext:value-type="string">
            <text:p>Terrenos</text:p>
          </table:table-cell>
          <table:table-cell table:style-name="ce20" office:value-type="string" calcext:value-type="string">
            <text:p>806m2</text:p>
          </table:table-cell>
          <table:table-cell table:style-name="ce20" office:value-type="float" office:value="88058400" calcext:value-type="float">
            <text:p>8805840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ario Manoel Cardoso</text:p>
          </table:table-cell>
          <table:table-cell table:style-name="ce22" office:value-type="float" office:value="448" calcext:value-type="float">
            <text:p>R$448</text:p>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112" calcext:value-type="float">
            <text:p>112</text:p>
          </table:table-cell>
          <table:table-cell table:style-name="ce20" office:value-type="string" calcext:value-type="string">
            <text:p>Chácara em Combata - Santo Amaro da Imperatriz, SC</text:p>
          </table:table-cell>
          <table:table-cell table:style-name="ce20" office:value-type="string" calcext:value-type="string">
            <text:p>450000.0</text:p>
          </table:table-cell>
          <table:table-cell table:style-name="ce20" office:value-type="string" calcext:value-type="string">
            <text:p>LC NEGÓCIOS IMOBILIÁRIOS</text:p>
          </table:table-cell>
          <table:table-cell table:style-name="ce20" office:value-type="string" calcext:value-type="string">
            <text:p>Código do anúncio: 1249</text:p>
            <text:p/>
            <text:p>?Área de terreno com 384m²  ?Área construída de 98m²  ?03 Dormitórios  ?02 Banheiros  ?Garagem coberta ?Casa recém reformada ?Piscina ?Porão. Contrato de compra e venda, possui IPTU, energia, água, inscrição imobiliária, facilitando para o usucapião. Não aceita financiamento!</text:p>
          </table:table-cell>
          <table:table-cell table:style-name="ce21" office:value-type="string" calcext:value-type="string">
            <text:p><text:a xlink:href="https://sc.olx.com.br/florianopolis-e-regiao/terrenos/chacara-em-combata-santo-amaro-da-imperatriz-sc-985140710" xlink:type="simple">https://sc.olx.com.br/florianopolis-e-regiao/terrenos/chacara-em-combata-santo-amaro-da-imperatriz-sc-985140710</text:a></text:p>
          </table:table-cell>
          <table:table-cell table:style-name="ce20" office:value-type="string" calcext:value-type="string">
            <text:p>Sitios e chacaras</text:p>
          </table:table-cell>
          <table:table-cell table:style-name="ce20" office:value-type="string" calcext:value-type="string">
            <text:p>98m2</text:p>
          </table:table-cell>
          <table:table-cell table:style-name="ce20" office:value-type="float" office:value="88140000" calcext:value-type="float">
            <text:p>88140000</text:p>
          </table:table-cell>
          <table:table-cell table:style-name="ce20" office:value-type="string" calcext:value-type="string">
            <text:p>Santo Amaro da Imperatriz</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13" calcext:value-type="float">
            <text:p>113</text:p>
          </table:table-cell>
          <table:table-cell table:style-name="ce20" office:value-type="string" calcext:value-type="string">
            <text:p>Florianópolis - Terreno Padrão - Rio Tavares</text:p>
          </table:table-cell>
          <table:table-cell table:style-name="ce20" office:value-type="string" calcext:value-type="string">
            <text:p>760000.0</text:p>
          </table:table-cell>
          <table:table-cell table:style-name="ce20" office:value-type="string" calcext:value-type="string">
            <text:p>Marco Andreolla</text:p>
          </table:table-cell>
          <table:table-cell table:style-name="ce20" office:value-type="string" calcext:value-type="string">
            <text:p>Código do anúncio: 268</text:p>
            <text:p/>
            <text:p>LINDO LOTE no CONDOMÍNIO RESIDENCIAL VALLE DO ARVOREDO ( Campeche) Características do Condomínio: -PLAYGROUND -QUIOSQUE COM CHURRASQUEIRA -GUARITA -VIA INTERNA PAVIMENTADA , COM CALÇAMENTO TIPO PAVER -QUADRA POLIESPORTIVA -SISTEMA DE ILUMINAÇÃO COM DISTRIBUIÇÃO SUBTERRÂNEA -REDE DE ABASTECIMENTO DE ÁGUA -TUBULAÇÃO SUBTERRÂNEA PARA TV A CABO , INTERNET , VIGILÂNCIA ELETRÔNICA E CONGÊNERES APENAS 25 LOTES                                 As informações estão sujeitas a alterações. Consulte o corretor responsável.</text:p>
          </table:table-cell>
          <table:table-cell table:style-name="ce21" office:value-type="string" calcext:value-type="string">
            <text:p><text:a xlink:href="https://sc.olx.com.br/florianopolis-e-regiao/terrenos/florianopolis-terreno-padrao-rio-tavares-999213134" xlink:type="simple">https://sc.olx.com.br/florianopolis-e-regiao/terrenos/florianopolis-terreno-padrao-rio-tavares-999213134</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48320" calcext:value-type="float">
            <text:p>88048320</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Servidao Julia Maria da Roch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14" calcext:value-type="float">
            <text:p>114</text:p>
          </table:table-cell>
          <table:table-cell table:style-name="ce20" office:value-type="string" calcext:value-type="string">
            <text:p>Terreno amplo na Cidade Universitária da Pedra Branca , em Palhoça.</text:p>
          </table:table-cell>
          <table:table-cell table:style-name="ce20" office:value-type="string" calcext:value-type="string">
            <text:p>330000.0</text:p>
          </table:table-cell>
          <table:table-cell table:style-name="ce20" office:value-type="string" calcext:value-type="string">
            <text:p>Lavínia Micheli Pinheiro</text:p>
          </table:table-cell>
          <table:table-cell table:style-name="ce20" office:value-type="string" calcext:value-type="string">
            <text:p>Código do anúncio: 12072</text:p>
            <text:p/>
            <text:p>Bem Localizado, area nobre com lindas casas na vizinhança, próximo ao lago, Excelente lote com 370m²l Tanto como para investimento, como construção de sua futura residência.Diferenciais da Região:1. Infraestrutura urbana sustentável e completamente planejada2. Constante investimentos em inovação3. Completíssima infraestrutura de serviços para você e toda a sua família4. Um dos bairros mais seguros de SC5. Valorização crescente dos apartamentos, casas e terrenosEntre em contato com nossos corretores especializados e confira.*Valores podem ser alterados sem aviso prévio.</text:p>
          </table:table-cell>
          <table:table-cell table:style-name="ce21" office:value-type="string" calcext:value-type="string">
            <text:p><text:a xlink:href="https://sc.olx.com.br/florianopolis-e-regiao/terrenos/terreno-amplo-na-cidade-universitaria-da-pedra-branca-em-palhoca-994667225" xlink:type="simple">https://sc.olx.com.br/florianopolis-e-regiao/terrenos/terreno-amplo-na-cidade-universitaria-da-pedra-branca-em-palhoca-994667225</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137205" calcext:value-type="float">
            <text:p>88137205</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s Inambus</text:p>
          </table:table-cell>
          <table:table-cell table:style-name="ce22" office:value-type="float" office:value="0" calcext:value-type="float">
            <text:p>R$0</text:p>
          </table:table-cell>
          <table:table-cell table:style-name="ce22" office:value-type="float" office:value="1500" calcext:value-type="float">
            <text:p>R$1,500</text:p>
          </table:table-cell>
          <table:table-cell table:number-columns-repeated="1010"/>
        </table:table-row>
        <table:table-row table:style-name="ro1">
          <table:table-cell table:style-name="ce20" office:value-type="float" office:value="115" calcext:value-type="float">
            <text:p>115</text:p>
          </table:table-cell>
          <table:table-cell table:style-name="ce20" office:value-type="string" calcext:value-type="string">
            <text:p>BIGUAçU - Terreno Padrão - Tijuquinhas Guaporanga</text:p>
          </table:table-cell>
          <table:table-cell table:style-name="ce20" office:value-type="string" calcext:value-type="string">
            <text:p>12000000.0</text:p>
          </table:table-cell>
          <table:table-cell table:style-name="ce20" office:value-type="string" calcext:value-type="string">
            <text:p>Controle Imóveis</text:p>
          </table:table-cell>
          <table:table-cell table:style-name="ce20" office:value-type="string" calcext:value-type="string">
            <text:p>Código do anúncio: 9757</text:p>
            <text:p/>
            <text:p>-</text:p>
          </table:table-cell>
          <table:table-cell table:style-name="ce21" office:value-type="string" calcext:value-type="string">
            <text:p><text:a xlink:href="https://sc.olx.com.br/florianopolis-e-regiao/terrenos/biguacu-terreno-padrao-tijuquinhas-guaporanga-972310893" xlink:type="simple">https://sc.olx.com.br/florianopolis-e-regiao/terrenos/biguacu-terreno-padrao-tijuquinhas-guaporanga-972310893</text:a></text:p>
          </table:table-cell>
          <table:table-cell table:style-name="ce20" office:value-type="string" calcext:value-type="string">
            <text:p>Terrenos</text:p>
          </table:table-cell>
          <table:table-cell table:style-name="ce20" office:value-type="string" calcext:value-type="string">
            <text:p>75735m2</text:p>
          </table:table-cell>
          <table:table-cell table:style-name="ce20" office:value-type="float" office:value="88104800" calcext:value-type="float">
            <text:p>88104800</text:p>
          </table:table-cell>
          <table:table-cell table:style-name="ce20" office:value-type="string" calcext:value-type="string">
            <text:p>Sao Jose</text:p>
          </table:table-cell>
          <table:table-cell table:style-name="ce20" office:value-type="string" calcext:value-type="string">
            <text:p>Distrito Industrial</text:p>
          </table:table-cell>
          <table:table-cell table:style-name="ce20" office:value-type="string" calcext:value-type="string">
            <text:p>Rodovia BR-101 - do km 209,502 ao fim - lado par</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16" calcext:value-type="float">
            <text:p>116</text:p>
          </table:table-cell>
          <table:table-cell table:style-name="ce20" office:value-type="string" calcext:value-type="string">
            <text:p>Terreno para Venda em Palhoça, Ponte do Imaruim, 1 dormitório, 1 banheiro, 1 vaga</text:p>
          </table:table-cell>
          <table:table-cell table:style-name="ce20" office:value-type="string" calcext:value-type="string">
            <text:p>230000.0</text:p>
          </table:table-cell>
          <table:table-cell table:style-name="ce20" office:value-type="string" calcext:value-type="string">
            <text:p>José Carlos Antunes</text:p>
          </table:table-cell>
          <table:table-cell table:style-name="ce20" office:value-type="string" calcext:value-type="string">
            <text:p>Código do anúncio: 321_2-1195215</text:p>
            <text:p/>
            <text:p>Ponte do Imaruim, Palhoça/SC   Terreno plano e com escritura pública, com viabilidade para construção de edifícios de até 04 pavimentos.   No terreno há uma casa mista, de 03 dormitórios.   Imóvel bem localizado na Ponte do Imaruim, em rua calma e sem saída, próximo da avenida Aniceto Zachi, supermercado, colégios, faculdades e todo comércio em geral.     - Proximidades: Bares e Restaurantes, Escola, Farmácia, Shopping Center, Supermercado,   Pontos Fortes: Agende já sua visita!</text:p>
          </table:table-cell>
          <table:table-cell table:style-name="ce21" office:value-type="string" calcext:value-type="string">
            <text:p><text:a xlink:href="https://sc.olx.com.br/florianopolis-e-regiao/terrenos/terreno-para-venda-em-palhoca-ponte-do-imaruim-1-dormitorio-1-banheiro-1-vaga-997663972" xlink:type="simple">https://sc.olx.com.br/florianopolis-e-regiao/terrenos/terreno-para-venda-em-palhoca-ponte-do-imaruim-1-dormitorio-1-banheiro-1-vaga-997663972</text:a></text:p>
          </table:table-cell>
          <table:table-cell table:style-name="ce20" office:value-type="string" calcext:value-type="string">
            <text:p>Terrenos</text:p>
          </table:table-cell>
          <table:table-cell table:style-name="ce20" office:value-type="string" calcext:value-type="string">
            <text:p>218m2</text:p>
          </table:table-cell>
          <table:table-cell table:style-name="ce20" office:value-type="float" office:value="88130320" calcext:value-type="float">
            <text:p>88130320</text:p>
          </table:table-cell>
          <table:table-cell table:style-name="ce20" office:value-type="string" calcext:value-type="string">
            <text:p>Palhoca</text:p>
          </table:table-cell>
          <table:table-cell table:style-name="ce20" office:value-type="string" calcext:value-type="string">
            <text:p>Ponte do Imaruim</text:p>
          </table:table-cell>
          <table:table-cell table:style-name="ce20" office:value-type="string" calcext:value-type="string">
            <text:p>Rua Jose Porto dos Santos</text:p>
          </table:table-cell>
          <table:table-cell table:style-name="ce22" office:value-type="float" office:value="0" calcext:value-type="float">
            <text:p>R$0</text:p>
          </table:table-cell>
          <table:table-cell table:style-name="ce22" office:value-type="float" office:value="300" calcext:value-type="float">
            <text:p>R$300</text:p>
          </table:table-cell>
          <table:table-cell table:number-columns-repeated="1010"/>
        </table:table-row>
        <table:table-row table:style-name="ro1">
          <table:table-cell table:style-name="ce20" office:value-type="float" office:value="117" calcext:value-type="float">
            <text:p>117</text:p>
          </table:table-cell>
          <table:table-cell table:style-name="ce20" office:value-type="string" calcext:value-type="string">
            <text:p>Terreno para Venda em São José, Sertão do Maruim</text:p>
          </table:table-cell>
          <table:table-cell table:style-name="ce20" office:value-type="string" calcext:value-type="string">
            <text:p>200000.0</text:p>
          </table:table-cell>
          <table:table-cell table:style-name="ce20" office:value-type="string" calcext:value-type="string">
            <text:p>Marcos Aurélio Schutz</text:p>
          </table:table-cell>
          <table:table-cell table:style-name="ce20" office:value-type="string" calcext:value-type="string">
            <text:p>Código do anúncio: TER 17_2-1418588</text:p>
            <text:p/>
            <text:p>ÓTIMOS TERRENOS EM SÃO JOSÉ  </text:p>
            <text:p>   </text:p>
            <text:p>  Localizado no loteamento Nova São José, bairro Sertão do Maruim.  </text:p>
            <text:p>   </text:p>
            <text:p>  Lote com 360 m² (12 x 30)  </text:p>
            <text:p>  Viabilidade para construção de até 4 pavimentos.  </text:p>
            <text:p>   </text:p>
            <text:p>  Valor R$200.000,00  </text:p>
            <text:p>   </text:p>
            <text:p>  ACEITA PERMUTA NO LOCAL, PODE SER FINANCIADO, ACEITA SITIO.  </text:p>
            <text:p>   </text:p>
            <text:p>  INFORMAÇÕES</text:p>
          </table:table-cell>
          <table:table-cell table:style-name="ce21" office:value-type="string" calcext:value-type="string">
            <text:p><text:a xlink:href="https://sc.olx.com.br/florianopolis-e-regiao/terrenos/terreno-para-venda-em-sao-jose-sertao-do-maruim-995724308" xlink:type="simple">https://sc.olx.com.br/florianopolis-e-regiao/terrenos/terreno-para-venda-em-sao-jose-sertao-do-maruim-995724308</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03237" calcext:value-type="float">
            <text:p>88103237</text:p>
          </table:table-cell>
          <table:table-cell table:style-name="ce20" office:value-type="string" calcext:value-type="string">
            <text:p>Sao Jose</text:p>
          </table:table-cell>
          <table:table-cell table:style-name="ce20" office:value-type="string" calcext:value-type="string">
            <text:p>Centro</text:p>
          </table:table-cell>
          <table:table-cell table:style-name="ce20" office:value-type="string" calcext:value-type="string">
            <text:p>Avenida Acioni Souza Filho</text:p>
          </table:table-cell>
          <table:table-cell table:number-columns-repeated="1012"/>
        </table:table-row>
        <table:table-row table:style-name="ro1">
          <table:table-cell table:style-name="ce20" office:value-type="float" office:value="118" calcext:value-type="float">
            <text:p>118</text:p>
          </table:table-cell>
          <table:table-cell table:style-name="ce20" office:value-type="string" calcext:value-type="string">
            <text:p>Terreno com ótima localização , 480 m² , viabilidade para 6 pavimentos no bairro de Capoei</text:p>
          </table:table-cell>
          <table:table-cell table:style-name="ce20" office:value-type="string" calcext:value-type="string">
            <text:p>750000.0</text:p>
          </table:table-cell>
          <table:table-cell table:style-name="ce20" office:value-type="string" calcext:value-type="string">
            <text:p>LUIS SPERANDIO</text:p>
          </table:table-cell>
          <table:table-cell table:style-name="ce20" office:value-type="string" calcext:value-type="string">
            <text:p>Código do anúncio: 000012</text:p>
            <text:p/>
            <text:p>OPORTUNIDADE PARA INVESTIMENTO : </text:p>
            <text:p>  </text:p>
            <text:p> Terreno com 480 m²  com viabilidade para 6 pavimentos, região de alta valorização imobiliária . </text:p>
            <text:p>  </text:p>
            <text:p> Localizado próximo ao posto Angeloni , Universidade UNISUL , supermercado Angeloni , loja Tramontina , garagens de carro , autopeças , comercio em geral , centros de distribuição , 100 metros da via expressa com acesso para o centro de Florianópolis , 200 metros da divisa entre Florianópolis e São José.  Existe no terreno uma casa construída em madeira com aproximadamente 70 m² . </text:p>
            <text:p>  </text:p>
            <text:p> Terreno ideal para instalação de oficinas, loja de autopeças , garagens de carro , centro de distribuição  e similares . </text:p>
            <text:p>  </text:p>
            <text:p> Ligue e agende uma visita -</text:p>
          </table:table-cell>
          <table:table-cell table:style-name="ce21" office:value-type="string" calcext:value-type="string">
            <text:p><text:a xlink:href="https://sc.olx.com.br/florianopolis-e-regiao/terrenos/terreno-com-otima-localizacao-480-m-viabilidade-para-6-pavimentos-no-bairro-de-capoei-923056330" xlink:type="simple">https://sc.olx.com.br/florianopolis-e-regiao/terrenos/terreno-com-otima-localizacao-480-m-viabilidade-para-6-pavimentos-no-bairro-de-capoei-923056330</text:a></text:p>
          </table:table-cell>
          <table:table-cell table:style-name="ce20" office:value-type="string" calcext:value-type="string">
            <text:p>Terrenos</text:p>
          </table:table-cell>
          <table:table-cell table:style-name="ce20" office:value-type="string" calcext:value-type="string">
            <text:p>480m2</text:p>
          </table:table-cell>
          <table:table-cell table:style-name="ce20" office:value-type="float" office:value="88090840" calcext:value-type="float">
            <text:p>88090840</text:p>
          </table:table-cell>
          <table:table-cell table:style-name="ce20" office:value-type="string" calcext:value-type="string">
            <text:p>Florianopolis</text:p>
          </table:table-cell>
          <table:table-cell table:style-name="ce20" office:value-type="string" calcext:value-type="string">
            <text:p>Capoeiras</text:p>
          </table:table-cell>
          <table:table-cell table:style-name="ce20" office:value-type="string" calcext:value-type="string">
            <text:p>Rua Dom Pedro II</text:p>
          </table:table-cell>
          <table:table-cell/>
          <table:table-cell table:style-name="ce22" office:value-type="float" office:value="1200" calcext:value-type="float">
            <text:p>R$1,200</text:p>
          </table:table-cell>
          <table:table-cell table:number-columns-repeated="1010"/>
        </table:table-row>
        <table:table-row table:style-name="ro1">
          <table:table-cell table:style-name="ce20" office:value-type="float" office:value="119" calcext:value-type="float">
            <text:p>119</text:p>
          </table:table-cell>
          <table:table-cell table:style-name="ce20" office:value-type="string" calcext:value-type="string">
            <text:p>Terreno à venda, 300 m² por R$ 105.000,00 - Lagoão - Araranguá/SC</text:p>
          </table:table-cell>
          <table:table-cell table:style-name="ce20" office:value-type="string" calcext:value-type="string">
            <text:p>105000.0</text:p>
          </table:table-cell>
          <table:table-cell table:style-name="ce20" office:value-type="string" calcext:value-type="string">
            <text:p>D10 IMOVEIS</text:p>
          </table:table-cell>
          <table:table-cell table:style-name="ce20" office:value-type="string" calcext:value-type="string">
            <text:p>Código do anúncio: TE1329</text:p>
            <text:p/>
            <text:p>Excelente oportunidade a poucos minutos do Centro de Araranguá, próximo a avenida Xv de Novembro, Rodovia Jorge Lacerda, local com grande valorização e rua asfaltadaD10 Imóveis - Araranguá e Balneário Arroio do Silva - SCCreci - SC 3.764-J -</text:p>
          </table:table-cell>
          <table:table-cell table:style-name="ce21" office:value-type="string" calcext:value-type="string">
            <text:p><text:a xlink:href="https://sc.olx.com.br/florianopolis-e-regiao/terrenos/terreno-a-venda-300-m-por-r-105-000-00-lagoao-ararangua-sc-958512300" xlink:type="simple">https://sc.olx.com.br/florianopolis-e-regiao/terrenos/terreno-a-venda-300-m-por-r-105-000-00-lagoao-ararangua-sc-958512300</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04330" calcext:value-type="float">
            <text:p>88904330</text:p>
          </table:table-cell>
          <table:table-cell table:style-name="ce20" office:value-type="string" calcext:value-type="string">
            <text:p>Ararangua</text:p>
          </table:table-cell>
          <table:table-cell table:style-name="ce20" office:value-type="string" calcext:value-type="string">
            <text:p>Lagoao</text:p>
          </table:table-cell>
          <table:table-cell table:style-name="ce20" office:value-type="string" calcext:value-type="string">
            <text:p>Rua Salvato Orige</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20" calcext:value-type="float">
            <text:p>120</text:p>
          </table:table-cell>
          <table:table-cell table:style-name="ce20" office:value-type="string" calcext:value-type="string">
            <text:p>Terreno para Venda em Imbituba, Araçatuba</text:p>
          </table:table-cell>
          <table:table-cell table:style-name="ce20" office:value-type="string" calcext:value-type="string">
            <text:p>190000.0</text:p>
          </table:table-cell>
          <table:table-cell table:style-name="ce20" office:value-type="string" calcext:value-type="string">
            <text:p>Franco Adm de Imoveis Ltda</text:p>
          </table:table-cell>
          <table:table-cell table:style-name="ce20" office:value-type="string" calcext:value-type="string">
            <text:p>Código do anúncio: 680_2-858740</text:p>
            <text:p/>
            <text:p>* Terreno plano, seco.  </text:p>
            <text:p>  * Região com água e luz.  </text:p>
            <text:p>  * Fácil acesso pela SC 434.  </text:p>
            <text:p>  * A 300 m da Lagoa da Ibiraquera.  </text:p>
            <text:p>  * Terreno N. 103  </text:p>
            <text:p>   </text:p>
            <text:p>   </text:p>
            <text:p>  - Proximidades: Bares e Restaurantes, Escola, Farmácia, Supermercado,</text:p>
          </table:table-cell>
          <table:table-cell table:style-name="ce21" office:value-type="string" calcext:value-type="string">
            <text:p><text:a xlink:href="https://sc.olx.com.br/florianopolis-e-regiao/terrenos/terreno-para-venda-em-imbituba-aracatuba-951653513" xlink:type="simple">https://sc.olx.com.br/florianopolis-e-regiao/terrenos/terreno-para-venda-em-imbituba-aracatuba-951653513</text:a></text:p>
          </table:table-cell>
          <table:table-cell table:style-name="ce20" office:value-type="string" calcext:value-type="string">
            <text:p>Terrenos</text:p>
          </table:table-cell>
          <table:table-cell table:style-name="ce20" office:value-type="string" calcext:value-type="string">
            <text:p>312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121" calcext:value-type="float">
            <text:p>121</text:p>
          </table:table-cell>
          <table:table-cell table:style-name="ce20" office:value-type="string" calcext:value-type="string">
            <text:p>Torro sitio socorro interior são José do cerrito</text:p>
          </table:table-cell>
          <table:table-cell table:style-name="ce20" office:value-type="string" calcext:value-type="string">
            <text:p>120000.0</text:p>
          </table:table-cell>
          <table:table-cell table:style-name="ce20" office:value-type="string" calcext:value-type="string">
            <text:p>Lindo omega</text:p>
          </table:table-cell>
          <table:table-cell table:style-name="ce20" office:value-type="string" calcext:value-type="string">
            <text:p>Sito casa top pra vc passar seus finais de semana</text:p>
            <text:p>Terreno com 1.000 metros quadrado </text:p>
            <text:p>Pra quer passar dias com muita paz sossego</text:p>
            <text:p>Casa mobiliada ,mesa de sinuca bar etc</text:p>
            <text:p>Uma casa pronta pra morar e outra em construção </text:p>
            <text:p>Aceito Carro moto na troca </text:p>
            <text:p>Caminhao.ranger rover.mercedes.gol.punto.palio.megane.civic.sonata.azera.picanto.safira.hyundai.santa fé. Volkswagen. Etc.</text:p>
            <text:p>VALE A PENA CONFERIR </text:p>
            <text:p>POR FAVOR SO ENTRE EM CONTATO PESSOAS DE REAL INTERESSE </text:p>
            <text:p>48.9885... ver número WHATSAPP </text:p>
          </table:table-cell>
          <table:table-cell table:style-name="ce21" office:value-type="string" calcext:value-type="string">
            <text:p><text:a xlink:href="https://sc.olx.com.br/florianopolis-e-regiao/terrenos/torro-sitio-socorro-interior-sao-jose-do-cerrito-1000420340" xlink:type="simple">https://sc.olx.com.br/florianopolis-e-regiao/terrenos/torro-sitio-socorro-interior-sao-jose-do-cerrito-1000420340</text:a></text:p>
          </table:table-cell>
          <table:table-cell table:style-name="ce20" office:value-type="string" calcext:value-type="string">
            <text:p>Sitios e chacaras</text:p>
          </table:table-cell>
          <table:table-cell table:style-name="ce20" office:value-type="string" calcext:value-type="string">
            <text:p>1000m2</text:p>
          </table:table-cell>
          <table:table-cell table:style-name="ce20" office:value-type="float" office:value="88160342" calcext:value-type="float">
            <text:p>88160342</text:p>
          </table:table-cell>
          <table:table-cell table:style-name="ce20" office:value-type="string" calcext:value-type="string">
            <text:p>Biguacu</text:p>
          </table:table-cell>
          <table:table-cell table:style-name="ce20" office:value-type="string" calcext:value-type="string">
            <text:p>Praia Joao Rosa</text:p>
          </table:table-cell>
          <table:table-cell table:style-name="ce20" office:value-type="string" calcext:value-type="string">
            <text:p>Rua Jose Francisco Sodre</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22" calcext:value-type="float">
            <text:p>122</text:p>
          </table:table-cell>
          <table:table-cell table:style-name="ce20" office:value-type="string" calcext:value-type="string">
            <text:p>Terreno à venda, 585 m² por R$ 350.000,00 - Sertão do Maruim - São José/SC</text:p>
          </table:table-cell>
          <table:table-cell table:style-name="ce20" office:value-type="string" calcext:value-type="string">
            <text:p>350000.0</text:p>
          </table:table-cell>
          <table:table-cell table:style-name="ce20" office:value-type="string" calcext:value-type="string">
            <text:p>Área 48</text:p>
          </table:table-cell>
          <table:table-cell table:style-name="ce20" office:value-type="string" calcext:value-type="string">
            <text:p>Código do anúncio: TE0019</text:p>
            <text:p/>
            <text:p>Ótimo terreno bem localizado ao lado da Univali (Sertão do Imarui) com 585,30M² com viabilidade ate 4 pavimentos. -</text:p>
          </table:table-cell>
          <table:table-cell table:style-name="ce21" office:value-type="string" calcext:value-type="string">
            <text:p><text:a xlink:href="https://sc.olx.com.br/florianopolis-e-regiao/terrenos/terreno-a-venda-585-m-por-r-350-000-00-sertao-do-maruim-sao-jose-sc-981900645" xlink:type="simple">https://sc.olx.com.br/florianopolis-e-regiao/terrenos/terreno-a-venda-585-m-por-r-350-000-00-sertao-do-maruim-sao-jose-sc-981900645</text:a></text:p>
          </table:table-cell>
          <table:table-cell table:style-name="ce20" office:value-type="string" calcext:value-type="string">
            <text:p>Terrenos</text:p>
          </table:table-cell>
          <table:table-cell table:style-name="ce20" office:value-type="string" calcext:value-type="string">
            <text:p>585m2</text:p>
          </table:table-cell>
          <table:table-cell table:style-name="ce20" office:value-type="float" office:value="88122000" calcext:value-type="float">
            <text:p>88122000</text:p>
          </table:table-cell>
          <table:table-cell table:style-name="ce20" office:value-type="string" calcext:value-type="string">
            <text:p>Sao Jose</text:p>
          </table:table-cell>
          <table:table-cell table:style-name="ce20" office:value-type="string" calcext:value-type="string">
            <text:p>Barreiros</text:p>
          </table:table-cell>
          <table:table-cell table:number-columns-repeated="1013"/>
        </table:table-row>
        <table:table-row table:style-name="ro1">
          <table:table-cell table:style-name="ce20" office:value-type="float" office:value="123" calcext:value-type="float">
            <text:p>123</text:p>
          </table:table-cell>
          <table:table-cell table:style-name="ce20" office:value-type="string" calcext:value-type="string">
            <text:p>Terreno área nobre</text:p>
          </table:table-cell>
          <table:table-cell table:style-name="ce20" office:value-type="string" calcext:value-type="string">
            <text:p>1000000.0</text:p>
          </table:table-cell>
          <table:table-cell table:style-name="ce20" office:value-type="string" calcext:value-type="string">
            <text:p>Invista Imóveis Floripa</text:p>
          </table:table-cell>
          <table:table-cell table:style-name="ce20" office:value-type="string" calcext:value-type="string">
            <text:p>Código do anúncio: H005</text:p>
            <text:p/>
            <text:p>Terreno em área nobre com 600 metros quadrados, a poucos metros do mar dos ingleses!   </text:p>
            <text:p>  </text:p>
            <text:p>  </text:p>
            <text:p>  </text:p>
            <text:p> Pode ser financiado.</text:p>
          </table:table-cell>
          <table:table-cell table:style-name="ce21" office:value-type="string" calcext:value-type="string">
            <text:p><text:a xlink:href="https://sc.olx.com.br/florianopolis-e-regiao/terrenos/terreno-area-nobre-935233077" xlink:type="simple">https://sc.olx.com.br/florianopolis-e-regiao/terrenos/terreno-area-nobre-935233077</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058400" calcext:value-type="float">
            <text:p>8805840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ario Manoel Cardoso</text:p>
          </table:table-cell>
          <table:table-cell table:number-columns-repeated="1012"/>
        </table:table-row>
        <table:table-row table:style-name="ro1">
          <table:table-cell table:style-name="ce20" office:value-type="float" office:value="124" calcext:value-type="float">
            <text:p>124</text:p>
          </table:table-cell>
          <table:table-cell table:style-name="ce20" office:value-type="string" calcext:value-type="string">
            <text:p>Terreno de esquina em Balneário Gaivota/SC, bairro Village Dunas.</text:p>
          </table:table-cell>
          <table:table-cell table:style-name="ce20" office:value-type="string" calcext:value-type="string">
            <text:p>80000.0</text:p>
          </table:table-cell>
          <table:table-cell table:style-name="ce20" office:value-type="string" calcext:value-type="string">
            <text:p>Morais imóveis</text:p>
          </table:table-cell>
          <table:table-cell table:style-name="ce20" office:value-type="string" calcext:value-type="string">
            <text:p>Código do anúncio: TE0061</text:p>
            <text:p/>
            <text:p>Terreno de esquina em Balneário Gaivota/SC, bairro Village Dunas. </text:p>
            <text:p>  </text:p>
            <text:p>  Não pense muito, venha VIVER na sua PRAIA! </text:p>
            <text:p>  Balneário Gaivota irá proporcionar OS MELHORES VERÕES para VOCÊ e sua FAMÍLIA. </text:p>
            <text:p>   </text:p>
            <text:p>  Esse terreno se localizado no bairro Village Dunas, possui 300m2, medindo 12 metros de frente(largura) por 25 metros de fundos(comprimento).  </text:p>
            <text:p>  Além do lote se localizar em um bairro TRANQUILO, SEGURO, com vizinhança fixa e construções de alto padrão, o acesso ao mar e centro é fácil e rápido.     </text:p>
            <text:p>   </text:p>
            <text:p> Venha conferir de perto essa oportunidade!  </text:p>
            <text:p>   </text:p>
            <text:p>  Nós da Morais Imóveis sabemos que nada vai impedir você de realizar o seu SONHO e da sua FAMÍLIA.</text:p>
          </table:table-cell>
          <table:table-cell table:style-name="ce21" office:value-type="string" calcext:value-type="string">
            <text:p><text:a xlink:href="https://sc.olx.com.br/florianopolis-e-regiao/terrenos/terreno-de-esquina-em-balneario-gaivota-sc-bairro-village-dunas-943987345" xlink:type="simple">https://sc.olx.com.br/florianopolis-e-regiao/terrenos/terreno-de-esquina-em-balneario-gaivota-sc-bairro-village-dunas-943987345</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125" calcext:value-type="float">
            <text:p>125</text:p>
          </table:table-cell>
          <table:table-cell table:style-name="ce20" office:value-type="string" calcext:value-type="string">
            <text:p>Estreito terreno frente a Praça Arno Schaeffer</text:p>
          </table:table-cell>
          <table:table-cell table:style-name="ce20" office:value-type="string" calcext:value-type="string">
            <text:p>425000.0</text:p>
          </table:table-cell>
          <table:table-cell table:style-name="ce20" office:value-type="string" calcext:value-type="string">
            <text:p>Jean Packer Imóveis</text:p>
          </table:table-cell>
          <table:table-cell table:style-name="ce20" office:value-type="string" calcext:value-type="string">
            <text:p>Código do anúncio: 4400</text:p>
            <text:p/>
            <text:p>Estreito terreno em frente a Praça Arno Schaffer e próximo Rua Santos Saraiva, plano, a pouca distância das Pontes, aceito financiamento bancário ..Informações F. 48. - 48. Whatsapp (Corretor Jean Packer - credenciado desde ). e inscrito no C.N.A.I. sob nº 25.757.</text:p>
          </table:table-cell>
          <table:table-cell table:style-name="ce21" office:value-type="string" calcext:value-type="string">
            <text:p><text:a xlink:href="https://sc.olx.com.br/florianopolis-e-regiao/terrenos/estreito-terreno-frente-a-praca-arno-schaeffer-978813562" xlink:type="simple">https://sc.olx.com.br/florianopolis-e-regiao/terrenos/estreito-terreno-frente-a-praca-arno-schaeffer-978813562</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070340" calcext:value-type="float">
            <text:p>88070340</text:p>
          </table:table-cell>
          <table:table-cell table:style-name="ce20" office:value-type="string" calcext:value-type="string">
            <text:p>Florianopolis</text:p>
          </table:table-cell>
          <table:table-cell table:style-name="ce20" office:value-type="string" calcext:value-type="string">
            <text:p>Estreito</text:p>
          </table:table-cell>
          <table:table-cell table:style-name="ce20" office:value-type="string" calcext:value-type="string">
            <text:p>Rua Deputado Benedito Terezio de Carvalho Jr</text:p>
          </table:table-cell>
          <table:table-cell table:number-columns-repeated="1012"/>
        </table:table-row>
        <table:table-row table:style-name="ro1">
          <table:table-cell table:style-name="ce20" office:value-type="float" office:value="126" calcext:value-type="float">
            <text:p>126</text:p>
          </table:table-cell>
          <table:table-cell table:style-name="ce20" office:value-type="string" calcext:value-type="string">
            <text:p>Terreno à 700 metros da praia, em Imbituba, litoral de Santa Catarina.</text:p>
          </table:table-cell>
          <table:table-cell table:style-name="ce20" office:value-type="string" calcext:value-type="string">
            <text:p>170000.0</text:p>
          </table:table-cell>
          <table:table-cell table:style-name="ce20" office:value-type="string" calcext:value-type="string">
            <text:p>Tomaz Imóveis Ltda. CRECI 2864 J</text:p>
          </table:table-cell>
          <table:table-cell table:style-name="ce20" office:value-type="string" calcext:value-type="string">
            <text:p>Código do anúncio: 723-V</text:p>
            <text:p>Terreno à 700 metros da praia, em Imbituba, litoral de Santa Catarina, com ótima localização, próximo do Centro da cidade, com um fácil acesso a BR 101 e a todas as praias e lagoas da região. Possui uma área total de 720 m², terreno de esquina, plano e seco. Uma ótima oportunidade para construir/investir em um local tranquilo e acolhedor, com toda a infraestrutura necessária. Não perca essa chance, ligue e agende uma visita com um de nossos consultores imobiliários. Esta e outras opções de imóveis você encontra no nosso site www.tomazimoveis.com.br</text:p>
          </table:table-cell>
          <table:table-cell table:style-name="ce21" office:value-type="string" calcext:value-type="string">
            <text:p><text:a xlink:href="https://sc.olx.com.br/florianopolis-e-regiao/terrenos/terreno-a-700-metros-da-praia-em-imbituba-litoral-de-santa-catarina-951631799" xlink:type="simple">https://sc.olx.com.br/florianopolis-e-regiao/terrenos/terreno-a-700-metros-da-praia-em-imbituba-litoral-de-santa-catarina-951631799</text:a></text:p>
          </table:table-cell>
          <table:table-cell table:style-name="ce20" office:value-type="string" calcext:value-type="string">
            <text:p>Terrenos</text:p>
          </table:table-cell>
          <table:table-cell table:style-name="ce20" office:value-type="string" calcext:value-type="string">
            <text:p>72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127" calcext:value-type="float">
            <text:p>127</text:p>
          </table:table-cell>
          <table:table-cell table:style-name="ce20" office:value-type="string" calcext:value-type="string">
            <text:p>Lote escriturado à 500 metros da lagoa, em Imaruí, Santa Catarina.</text:p>
          </table:table-cell>
          <table:table-cell table:style-name="ce20" office:value-type="string" calcext:value-type="string">
            <text:p>68000.0</text:p>
          </table:table-cell>
          <table:table-cell table:style-name="ce20" office:value-type="string" calcext:value-type="string">
            <text:p>Tomaz Imóveis Ltda. CRECI 2864 J</text:p>
          </table:table-cell>
          <table:table-cell table:style-name="ce20" office:value-type="string" calcext:value-type="string">
            <text:p>Código do anúncio: 453-V</text:p>
            <text:p>Lote escriturado à 500 metros da lagoa, em Imaruí, Santa Catarina,. Lote ESCRITURADO à 500 metros da lagoa, em Imaruí, Santa Catarina. O lote conta com uma área total de 500 m², encontra-se no Centro da cidade com uma ótima localização e próximo a tudo que você precisa no seu dia ? a ? dia. Oportunidade perfeita para você que busca viver/investir em um lugar tranquilo, seguro, e cercado do que a natureza têm de melhor. Ligue e agende uma visita com um de nossos consultores imobiliários! Esta e outras opções de imóveis você encontra no nosso site www.tomazimoveis.com.br</text:p>
          </table:table-cell>
          <table:table-cell table:style-name="ce21" office:value-type="string" calcext:value-type="string">
            <text:p><text:a xlink:href="https://sc.olx.com.br/florianopolis-e-regiao/terrenos/lote-escriturado-a-500-metros-da-lagoa-em-imarui-santa-catarina-856728956" xlink:type="simple">https://sc.olx.com.br/florianopolis-e-regiao/terrenos/lote-escriturado-a-500-metros-da-lagoa-em-imarui-santa-catarina-856728956</text:a></text:p>
          </table:table-cell>
          <table:table-cell table:style-name="ce20" office:value-type="string" calcext:value-type="string">
            <text:p>Terrenos</text:p>
          </table:table-cell>
          <table:table-cell table:style-name="ce20" office:value-type="string" calcext:value-type="string">
            <text:p>500m2</text:p>
          </table:table-cell>
          <table:table-cell table:style-name="ce20" office:value-type="float" office:value="88770000" calcext:value-type="float">
            <text:p>88770000</text:p>
          </table:table-cell>
          <table:table-cell table:style-name="ce20" office:value-type="string" calcext:value-type="string">
            <text:p>Imarui</text:p>
          </table:table-cell>
          <table:table-cell table:number-columns-repeated="1014"/>
        </table:table-row>
        <table:table-row table:style-name="ro1">
          <table:table-cell table:style-name="ce20" office:value-type="float" office:value="128" calcext:value-type="float">
            <text:p>128</text:p>
          </table:table-cell>
          <table:table-cell table:style-name="ce20" office:value-type="string" calcext:value-type="string">
            <text:p>Terreno à venda no bairro Cacupé - Florianópolis/SC</text:p>
          </table:table-cell>
          <table:table-cell table:style-name="ce20" office:value-type="string" calcext:value-type="string">
            <text:p>2950000.0</text:p>
          </table:table-cell>
          <table:table-cell table:style-name="ce20" office:value-type="string" calcext:value-type="string">
            <text:p>Custódio &amp; Silva Imóveis</text:p>
          </table:table-cell>
          <table:table-cell table:style-name="ce20" office:value-type="string" calcext:value-type="string">
            <text:p>Código do anúncio: 201</text:p>
            <text:p/>
            <text:p>Terreno condominio Vivá com projeto assinado por arquiteto renomado e já aprovado! Terreno com 762m2 no bairro Cacupé, um dos melhores bairros residenciais de Florianópolis, num dos mais exclusivos condomínios fechados, o Vivá Residence Cacupé!O terreno possui projeto realizado por renomado arquiteto e seu projeto já está aprovado pela prefeitura.Estão incluidos nesse valor todos os demais projetos complementares, como estrutural, hidro sanitário, climatização, elétrico e luminotécnico.O condomínio possui vista mar e excelente acesso pela estrada geral do Cacupé, e situa-se muito próximo ao acesso da SC 401 e ao Square SC Open Shopping. Atualmente, é um dos mais modernos da grande Florianópolis, projetado considerando os conceitos da sustentabilidade e da eco eficiência, reaproveita água da chuva, estação de tratamento de esgoto, proporciona a coleta seletiva do lixo, possui espaço zen, horta orgânica, quadra de tênis poli esportiva, salão de festas, redário e praça de fogo, espaço play kids integrado à natureza, pet play, pista de skate. Tudo isto em um total de 43 lotes residenciais, encaixados entre o verde e o mar, em meio a paisagens deslumbrantes que possibilitam muita qualidade de vida aos seus moradores. Chave do anúncio: NJ37o8IYR9C2IVGY</text:p>
          </table:table-cell>
          <table:table-cell table:style-name="ce21" office:value-type="string" calcext:value-type="string">
            <text:p><text:a xlink:href="https://sc.olx.com.br/florianopolis-e-regiao/terrenos/terreno-a-venda-no-bairro-cacupe-florianopolis-sc-997626572" xlink:type="simple">https://sc.olx.com.br/florianopolis-e-regiao/terrenos/terreno-a-venda-no-bairro-cacupe-florianopolis-sc-997626572</text:a></text:p>
          </table:table-cell>
          <table:table-cell table:style-name="ce20" office:value-type="string" calcext:value-type="string">
            <text:p>Terrenos</text:p>
          </table:table-cell>
          <table:table-cell table:style-name="ce20" office:value-type="string" calcext:value-type="string">
            <text:p>762m2</text:p>
          </table:table-cell>
          <table:table-cell table:style-name="ce20" office:value-type="float" office:value="88050005" calcext:value-type="float">
            <text:p>88050005</text:p>
          </table:table-cell>
          <table:table-cell table:style-name="ce20" office:value-type="string" calcext:value-type="string">
            <text:p>Florianopolis</text:p>
          </table:table-cell>
          <table:table-cell table:style-name="ce20" office:value-type="string" calcext:value-type="string">
            <text:p>Cacupe</text:p>
          </table:table-cell>
          <table:table-cell table:style-name="ce20" office:value-type="string" calcext:value-type="string">
            <text:p>Estrada Haroldo Soares Glava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29" calcext:value-type="float">
            <text:p>129</text:p>
          </table:table-cell>
          <table:table-cell table:style-name="ce20" office:value-type="string" calcext:value-type="string">
            <text:p>Vendo Terreno 480mts C/ escritura pública</text:p>
          </table:table-cell>
          <table:table-cell table:style-name="ce20" office:value-type="string" calcext:value-type="string">
            <text:p>300000.0</text:p>
          </table:table-cell>
          <table:table-cell table:style-name="ce20" office:value-type="string" calcext:value-type="string">
            <text:p>Deivid</text:p>
          </table:table-cell>
          <table:table-cell table:style-name="ce20" office:value-type="string" calcext:value-type="string">
            <text:p>Vendo Terreno com 12x40 =480 mtts</text:p>
            <text:p>Documentação em dia.</text:p>
            <text:p>Perto de escola/ academia /posto de saúde/ ponto de ônibus/ mercado/ padaria e a 5 minutos da praia.</text:p>
            <text:p>contato (48)... ver número falar com Deivid</text:p>
            <text:p>Contato (48)... ver número falar com Anelise</text:p>
            <text:p/>
            <text:p/>
            <text:p/>
          </table:table-cell>
          <table:table-cell table:style-name="ce21" office:value-type="string" calcext:value-type="string">
            <text:p><text:a xlink:href="https://sc.olx.com.br/florianopolis-e-regiao/terrenos/vendo-terreno-480mts-c-escritura-publica-997369566" xlink:type="simple">https://sc.olx.com.br/florianopolis-e-regiao/terrenos/vendo-terreno-480mts-c-escritura-publica-997369566</text:a></text:p>
          </table:table-cell>
          <table:table-cell table:style-name="ce20" office:value-type="string" calcext:value-type="string">
            <text:p>Terrenos</text:p>
          </table:table-cell>
          <table:table-cell table:style-name="ce20" office:value-type="string" calcext:value-type="string">
            <text:p>480m2</text:p>
          </table:table-cell>
          <table:table-cell table:style-name="ce20" office:value-type="float" office:value="88138736" calcext:value-type="float">
            <text:p>88138736</text:p>
          </table:table-cell>
          <table:table-cell table:style-name="ce20" office:value-type="string" calcext:value-type="string">
            <text:p>Palhoca</text:p>
          </table:table-cell>
          <table:table-cell table:style-name="ce20" office:value-type="string" calcext:value-type="string">
            <text:p>Praia de Fora</text:p>
          </table:table-cell>
          <table:table-cell table:style-name="ce20" office:value-type="string" calcext:value-type="string">
            <text:p>Servidao Joao da Costa Barbosa</text:p>
          </table:table-cell>
          <table:table-cell table:number-columns-repeated="1012"/>
        </table:table-row>
        <table:table-row table:style-name="ro1">
          <table:table-cell table:style-name="ce20" office:value-type="float" office:value="130" calcext:value-type="float">
            <text:p>130</text:p>
          </table:table-cell>
          <table:table-cell table:style-name="ce20" office:value-type="string" calcext:value-type="string">
            <text:p>Terreno à venda, 1.888 m² por R$ 217.664 - Mina Brasil - Criciúma/SC</text:p>
          </table:table-cell>
          <table:table-cell table:style-name="ce20" office:value-type="string" calcext:value-type="string">
            <text:p>217664.0</text:p>
          </table:table-cell>
          <table:table-cell table:style-name="ce20" office:value-type="string" calcext:value-type="string">
            <text:p>V. D. P. IMOVEIS</text:p>
          </table:table-cell>
          <table:table-cell table:style-name="ce20" office:value-type="string" calcext:value-type="string">
            <text:p>Código do anúncio: TE1044</text:p>
            <text:p/>
            <text:p>** Terreno com 1.888,00 m². </text:p>
            <text:p>  </text:p>
            <text:p> ** Lote 04 Quadra 11. </text:p>
            <text:p>  </text:p>
            <text:p> ** Excelente Oportunidade. </text:p>
            <text:p>  </text:p>
            <text:p> ** Ótima Localização. </text:p>
            <text:p>  </text:p>
            <text:p> ** Aceita parcelamento em até 60 meses. </text:p>
            <text:p>  </text:p>
            <text:p> ** Não aceita casa, carro ou moto como parte de pagamento. </text:p>
            <text:p>  </text:p>
            <text:p> Entrar em contato: </text:p>
            <text:p>  WhatsApp </text:p>
            <text:p>  WhatsApp </text:p>
            <text:p> Vilmar Dela Pena (CRECI/SC sob o nº 033503). </text:p>
            <text:p> www.vdpimoveis.com.br </text:p>
            <text:p>  </text:p>
            <text:p> ** Localizado na Rua Diógenes Minato Cechinel </text:p>
            <text:p> Mina Brasil - Criciúma - SC. -</text:p>
          </table:table-cell>
          <table:table-cell table:style-name="ce21" office:value-type="string" calcext:value-type="string">
            <text:p><text:a xlink:href="https://sc.olx.com.br/florianopolis-e-regiao/terrenos/terreno-a-venda-1-888-m-por-r-217-664-mina-brasil-criciuma-sc-985145530" xlink:type="simple">https://sc.olx.com.br/florianopolis-e-regiao/terrenos/terreno-a-venda-1-888-m-por-r-217-664-mina-brasil-criciuma-sc-985145530</text:a></text:p>
          </table:table-cell>
          <table:table-cell table:style-name="ce20" office:value-type="string" calcext:value-type="string">
            <text:p>Terrenos</text:p>
          </table:table-cell>
          <table:table-cell table:style-name="ce20" office:value-type="string" calcext:value-type="string">
            <text:p>1888m2</text:p>
          </table:table-cell>
          <table:table-cell table:style-name="ce20" office:value-type="float" office:value="88810203" calcext:value-type="float">
            <text:p>88810203</text:p>
          </table:table-cell>
          <table:table-cell table:style-name="ce20" office:value-type="string" calcext:value-type="string">
            <text:p>Criciuma</text:p>
          </table:table-cell>
          <table:table-cell table:style-name="ce20" office:value-type="string" calcext:value-type="string">
            <text:p>Mina Brasil</text:p>
          </table:table-cell>
          <table:table-cell table:style-name="ce20" office:value-type="string" calcext:value-type="string">
            <text:p>Rua Diogenes Minato Cechinel</text:p>
          </table:table-cell>
          <table:table-cell table:number-columns-repeated="1012"/>
        </table:table-row>
        <table:table-row table:style-name="ro1">
          <table:table-cell table:style-name="ce20" office:value-type="float" office:value="131" calcext:value-type="float">
            <text:p>131</text:p>
          </table:table-cell>
          <table:table-cell table:style-name="ce20" office:value-type="string" calcext:value-type="string">
            <text:p>TERRENO BEM LOCALIZADO NO BAIRRO JANAINA -BALNEARIO GAIVOTA SC</text:p>
          </table:table-cell>
          <table:table-cell table:style-name="ce20" office:value-type="string" calcext:value-type="string">
            <text:p>48000.0</text:p>
          </table:table-cell>
          <table:table-cell table:style-name="ce20" office:value-type="string" calcext:value-type="string">
            <text:p>Stevans Imóveis e Construções</text:p>
          </table:table-cell>
          <table:table-cell table:style-name="ce20" office:value-type="string" calcext:value-type="string">
            <text:p>Código do anúncio: 98</text:p>
            <text:p/>
            <text:p>Está procurando um terreno pronto para construir a casa do seu sonho? Se a resposta for sim, você acabou de encontrar esse terreno localizado no bairro Janaína!"Características:Escriturado;Localizado  próximo a Avenida interpraias;Posição solar frente sul;950 metros do marMedindo 12 x 25 (totalizando 300m²);Vizinhança próxima.Venha conhecer e se aliar a tranquilidade e qualidade de vida que  Balneário Gaivota pode nos proporcionar Ficou com alguma dúvida ou quer saber mais informações? Acesse o nosso site http://www.stevansimoveiseconstrucoes.com.br</text:p>
          </table:table-cell>
          <table:table-cell table:style-name="ce21" office:value-type="string" calcext:value-type="string">
            <text:p><text:a xlink:href="https://sc.olx.com.br/florianopolis-e-regiao/terrenos/terreno-bem-localizado-no-bairro-janaina-balneario-gaivota-sc-964775537" xlink:type="simple">https://sc.olx.com.br/florianopolis-e-regiao/terrenos/terreno-bem-localizado-no-bairro-janaina-balneario-gaivota-sc-964775537</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2"/>
          <table:table-cell table:style-name="ce22" office:value-type="float" office:value="0" calcext:value-type="float">
            <text:p>R$0</text:p>
          </table:table-cell>
          <table:table-cell table:style-name="ce22" office:value-type="float" office:value="150" calcext:value-type="float">
            <text:p>R$150</text:p>
          </table:table-cell>
          <table:table-cell table:number-columns-repeated="1010"/>
        </table:table-row>
        <table:table-row table:style-name="ro1">
          <table:table-cell table:style-name="ce20" office:value-type="float" office:value="132" calcext:value-type="float">
            <text:p>132</text:p>
          </table:table-cell>
          <table:table-cell table:style-name="ce20" office:value-type="string" calcext:value-type="string">
            <text:p>Loteamento Boa Vista - Rio Bonito - Braço do Norte</text:p>
          </table:table-cell>
          <table:table-cell table:style-name="ce20" office:value-type="string" calcext:value-type="string">
            <text:p>120000.0</text:p>
          </table:table-cell>
          <table:table-cell table:style-name="ce20" office:value-type="string" calcext:value-type="string">
            <text:p>Andréa Cardoso</text:p>
          </table:table-cell>
          <table:table-cell table:style-name="ce20" office:value-type="string" calcext:value-type="string">
            <text:p>LOTES DE 450m² = R$ 130.000,00 E 360m² = R$ 120.000,00</text:p>
            <text:p/>
            <text:p>TODOS ESCRITURADOS!</text:p>
            <text:p>LIBERADOS PARA CONSTRUÇÃO RESIDENCIAL OU COMERCIAL.</text:p>
            <text:p>LOTEAMENTO COM ÓTIMO ACESSO A RUA AUGUSTA AGUIAR DANIELSKI E RUA FRIDOLINO BERNARDO HEIDEMAN</text:p>
          </table:table-cell>
          <table:table-cell table:style-name="ce21" office:value-type="string" calcext:value-type="string">
            <text:p><text:a xlink:href="https://sc.olx.com.br/florianopolis-e-regiao/terrenos/loteamento-boa-vista-rio-bonito-braco-do-norte-830785683" xlink:type="simple">https://sc.olx.com.br/florianopolis-e-regiao/terrenos/loteamento-boa-vista-rio-bonito-braco-do-norte-830785683</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750000" calcext:value-type="float">
            <text:p>88750000</text:p>
          </table:table-cell>
          <table:table-cell table:style-name="ce20" office:value-type="string" calcext:value-type="string">
            <text:p>Braco do Norte</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33" calcext:value-type="float">
            <text:p>133</text:p>
          </table:table-cell>
          <table:table-cell table:style-name="ce20" office:value-type="string" calcext:value-type="string">
            <text:p>TE2017 | Terreno de 2900 m² | Palhoça</text:p>
          </table:table-cell>
          <table:table-cell table:style-name="ce20" office:value-type="string" calcext:value-type="string">
            <text:p>1400000.0</text:p>
          </table:table-cell>
          <table:table-cell table:style-name="ce20" office:value-type="string" calcext:value-type="string">
            <text:p>Thiago Vieira Imóveis</text:p>
          </table:table-cell>
          <table:table-cell table:style-name="ce20" office:value-type="string" calcext:value-type="string">
            <text:p>Oportunidade para investidores! </text:p>
            <text:p/>
            <text:p>- lote plano;</text:p>
            <text:p>- pronto para construir;</text:p>
            <text:p>- Rua pavimentada;</text:p>
            <text:p>- escritura pública. </text:p>
            <text:p/>
            <text:p>1 KM da Nova Palhoça </text:p>
            <text:p>6 KM do Centro de Palhoça </text:p>
            <text:p/>
            <text:p>Ligue, esclareça suas dúvidas, faça simulações e agende uma visita:</text:p>
            <text:p>(48)... ver número (WhatsApp)</text:p>
            <text:p/>
            <text:p>CÓDIGO DO ANÚNCIO: TE2017</text:p>
            <text:p/>
            <text:p>Imobiliária Thiago Vieira Imóveis - CRECI 5971 J</text:p>
            <text:p>Rua Domingos Pedro Hermes, 494, sala 01 e 02, Jardim Cidade de Florianópolis, São José - CEP 88111-330</text:p>
            <text:p/>
          </table:table-cell>
          <table:table-cell table:style-name="ce21" office:value-type="string" calcext:value-type="string">
            <text:p><text:a xlink:href="https://sc.olx.com.br/florianopolis-e-regiao/terrenos/te2017-terreno-de-2900-m-palhoca-1000415951" xlink:type="simple">https://sc.olx.com.br/florianopolis-e-regiao/terrenos/te2017-terreno-de-2900-m-palhoca-1000415951</text:a></text:p>
          </table:table-cell>
          <table:table-cell table:style-name="ce20" office:value-type="string" calcext:value-type="string">
            <text:p>Terrenos</text:p>
          </table:table-cell>
          <table:table-cell table:style-name="ce20" office:value-type="string" calcext:value-type="string">
            <text:p>2900m2</text:p>
          </table:table-cell>
          <table:table-cell table:style-name="ce20" office:value-type="float" office:value="88131763" calcext:value-type="float">
            <text:p>88131763</text:p>
          </table:table-cell>
          <table:table-cell table:style-name="ce20" office:value-type="string" calcext:value-type="string">
            <text:p>Palhoca</text:p>
          </table:table-cell>
          <table:table-cell table:style-name="ce20" office:value-type="string" calcext:value-type="string">
            <text:p>Rio Grande</text:p>
          </table:table-cell>
          <table:table-cell table:style-name="ce20" office:value-type="string" calcext:value-type="string">
            <text:p>Rua Tocantins</text:p>
          </table:table-cell>
          <table:table-cell table:number-columns-repeated="1012"/>
        </table:table-row>
        <table:table-row table:style-name="ro1">
          <table:table-cell table:style-name="ce20" office:value-type="float" office:value="134" calcext:value-type="float">
            <text:p>134</text:p>
          </table:table-cell>
          <table:table-cell table:style-name="ce20" office:value-type="string" calcext:value-type="string">
            <text:p>Ótimo terreno no Ipiranga</text:p>
          </table:table-cell>
          <table:table-cell table:style-name="ce20" office:value-type="string" calcext:value-type="string">
            <text:p>170000.0</text:p>
          </table:table-cell>
          <table:table-cell table:style-name="ce20" office:value-type="string" calcext:value-type="string">
            <text:p>Magnusleandros</text:p>
          </table:table-cell>
          <table:table-cell table:style-name="ce20" office:value-type="string" calcext:value-type="string">
            <text:p>Ótimo terreno com 360 m² escriturado em São José</text:p>
            <text:p>Sendo 12 x 30 terreno plano com acesso asfaltado e toda infraestrutura</text:p>
            <text:p>Viabilidade de ate 4 pavimentos ideal também para construção de casa ou sobrados </text:p>
            <text:p>Próximo a ponto de ônibus mercados padarias posto de saúde e comércio em geral.</text:p>
          </table:table-cell>
          <table:table-cell table:style-name="ce21" office:value-type="string" calcext:value-type="string">
            <text:p><text:a xlink:href="https://sc.olx.com.br/florianopolis-e-regiao/terrenos/otimo-terreno-no-ipiranga-1000415875" xlink:type="simple">https://sc.olx.com.br/florianopolis-e-regiao/terrenos/otimo-terreno-no-ipiranga-1000415875</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11480" calcext:value-type="float">
            <text:p>88111480</text:p>
          </table:table-cell>
          <table:table-cell table:style-name="ce20" office:value-type="string" calcext:value-type="string">
            <text:p>Sao Jose</text:p>
          </table:table-cell>
          <table:table-cell table:style-name="ce20" office:value-type="string" calcext:value-type="string">
            <text:p>Ipiranga</text:p>
          </table:table-cell>
          <table:table-cell table:style-name="ce20" office:value-type="string" calcext:value-type="string">
            <text:p>Rua Idivaldo Horacio da Silveira</text:p>
          </table:table-cell>
          <table:table-cell table:number-columns-repeated="1012"/>
        </table:table-row>
        <table:table-row table:style-name="ro1">
          <table:table-cell table:style-name="ce20" office:value-type="float" office:value="135" calcext:value-type="float">
            <text:p>135</text:p>
          </table:table-cell>
          <table:table-cell table:style-name="ce20" office:value-type="string" calcext:value-type="string">
            <text:p>Terreno 2.650 m2 Guarda do Cubatão</text:p>
          </table:table-cell>
          <table:table-cell table:style-name="ce20" office:value-type="string" calcext:value-type="string">
            <text:p>200000.0</text:p>
          </table:table-cell>
          <table:table-cell table:style-name="ce20" office:value-type="string" calcext:value-type="string">
            <text:p>Carvalho</text:p>
          </table:table-cell>
          <table:table-cell table:style-name="ce20" office:value-type="string" calcext:value-type="string">
            <text:p>Terreno tipo chácara, com escritura publica 2.650m2, no Morro dos quadros Palhoça com casinha de madeira, rua calçada, a 8 km do centro de palhoça, valor 200 mil reais, não financiamos, para maiores informações (480 9 8419... ver número com Carvalho corretor de imóveis.</text:p>
          </table:table-cell>
          <table:table-cell table:style-name="ce21" office:value-type="string" calcext:value-type="string">
            <text:p><text:a xlink:href="https://sc.olx.com.br/florianopolis-e-regiao/terrenos/terreno-2-650-m2-guarda-do-cubatao-983045080" xlink:type="simple">https://sc.olx.com.br/florianopolis-e-regiao/terrenos/terreno-2-650-m2-guarda-do-cubatao-983045080</text:a></text:p>
          </table:table-cell>
          <table:table-cell table:style-name="ce20" office:value-type="string" calcext:value-type="string">
            <text:p>Terrenos</text:p>
          </table:table-cell>
          <table:table-cell table:style-name="ce20" office:value-type="string" calcext:value-type="string">
            <text:p>2650m2</text:p>
          </table:table-cell>
          <table:table-cell table:style-name="ce20" office:value-type="float" office:value="88135800" calcext:value-type="float">
            <text:p>88135800</text:p>
          </table:table-cell>
          <table:table-cell table:style-name="ce20" office:value-type="string" calcext:value-type="string">
            <text:p>Palhoca</text:p>
          </table:table-cell>
          <table:table-cell table:style-name="ce20" office:value-type="string" calcext:value-type="string">
            <text:p>Guarda do Cubatao</text:p>
          </table:table-cell>
          <table:table-cell table:number-columns-repeated="2"/>
          <table:table-cell table:style-name="ce22" office:value-type="float" office:value="356" calcext:value-type="float">
            <text:p>R$356</text:p>
          </table:table-cell>
          <table:table-cell table:number-columns-repeated="1010"/>
        </table:table-row>
        <table:table-row table:style-name="ro1">
          <table:table-cell table:style-name="ce20" office:value-type="float" office:value="136" calcext:value-type="float">
            <text:p>136</text:p>
          </table:table-cell>
          <table:table-cell table:style-name="ce20" office:value-type="string" calcext:value-type="string">
            <text:p>Vendo Chácara no Litoral</text:p>
          </table:table-cell>
          <table:table-cell table:style-name="ce20" office:value-type="string" calcext:value-type="string">
            <text:p>64900.0</text:p>
          </table:table-cell>
          <table:table-cell table:style-name="ce20" office:value-type="string" calcext:value-type="string">
            <text:p>Silvano Fraga</text:p>
          </table:table-cell>
          <table:table-cell table:style-name="ce20" office:value-type="string" calcext:value-type="string">
            <text:p>Código do anúncio: 9373... ver número</text:p>
            <text:p/>
            <text:p>No Balneário Gaivota na localidade de Anita Garibaldi Chácara com 5.000m² Possui 87m de frente Área plana Fácil acesso a água Luz em frente Estrada sendo asfaltada Fica a: 11km de Bella Torres, 13km do Centro de Sombrio e a 18km do Centro de Torres Valor: R$ 64.900 à vista  Ou Entrada + parcelamento direto Avaliamos carro na negociação</text:p>
          </table:table-cell>
          <table:table-cell table:style-name="ce21" office:value-type="string" calcext:value-type="string">
            <text:p><text:a xlink:href="https://sc.olx.com.br/florianopolis-e-regiao/terrenos/vendo-chacara-no-litoral-948685373" xlink:type="simple">https://sc.olx.com.br/florianopolis-e-regiao/terrenos/vendo-chacara-no-litoral-948685373</text:a></text:p>
          </table:table-cell>
          <table:table-cell table:style-name="ce20" office:value-type="string" calcext:value-type="string">
            <text:p>Fazendas</text:p>
          </table:table-cell>
          <table:table-cell table:style-name="ce20" office:value-type="string" calcext:value-type="string">
            <text:p>5000m2</text:p>
          </table:table-cell>
          <table:table-cell table:style-name="ce20" office:value-type="float" office:value="88955971" calcext:value-type="float">
            <text:p>88955971</text:p>
          </table:table-cell>
          <table:table-cell table:style-name="ce20" office:value-type="string" calcext:value-type="string">
            <text:p>Balneario Gaivota</text:p>
          </table:table-cell>
          <table:table-cell table:style-name="ce20" office:value-type="string" calcext:value-type="string">
            <text:p>Centro</text:p>
          </table:table-cell>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37" calcext:value-type="float">
            <text:p>137</text:p>
          </table:table-cell>
          <table:table-cell table:style-name="ce20" office:value-type="string" calcext:value-type="string">
            <text:p>Fazenda/Sítio/Chácara para venda tem 60000 metros quadrados em Centro - Alfredo Wagner - S</text:p>
          </table:table-cell>
          <table:table-cell table:style-name="ce20" office:value-type="string" calcext:value-type="string">
            <text:p>390000.0</text:p>
          </table:table-cell>
          <table:table-cell table:style-name="ce20" office:value-type="string" calcext:value-type="string">
            <text:p>Emerson hinkel</text:p>
          </table:table-cell>
          <table:table-cell table:style-name="ce20" office:value-type="string" calcext:value-type="string">
            <text:p>Código do anúncio: 14</text:p>
            <text:p/>
            <text:p>Vendo lindo Sitio com 6 hectares com uma linda Vista no município de Alfredo Wagner.  Este terreno fica a 5 km do centro da cidade,  sendo 3 km de asfato e o restante estrada de chão.  A energia fica a 70 metros do terreno.  Tem lago e nascente dentro do terreno.  Tem Escritura Pública em Registro de Imóveis. Emerson Hinkel Corretor de Imóveis Creci SC 43528F</text:p>
          </table:table-cell>
          <table:table-cell table:style-name="ce21" office:value-type="string" calcext:value-type="string">
            <text:p><text:a xlink:href="https://sc.olx.com.br/florianopolis-e-regiao/terrenos/fazenda-sitio-chacara-para-venda-tem-60000-metros-quadrados-em-centro-alfredo-wagner-s-998370960" xlink:type="simple">https://sc.olx.com.br/florianopolis-e-regiao/terrenos/fazenda-sitio-chacara-para-venda-tem-60000-metros-quadrados-em-centro-alfredo-wagner-s-998370960</text:a></text:p>
          </table:table-cell>
          <table:table-cell table:style-name="ce20" office:value-type="string" calcext:value-type="string">
            <text:p>Fazendas</text:p>
          </table:table-cell>
          <table:table-cell table:style-name="ce20" office:value-type="string" calcext:value-type="string">
            <text:p>60000m2</text:p>
          </table:table-cell>
          <table:table-cell table:style-name="ce20" office:value-type="float" office:value="88450000" calcext:value-type="float">
            <text:p>88450000</text:p>
          </table:table-cell>
          <table:table-cell table:style-name="ce20" office:value-type="string" calcext:value-type="string">
            <text:p>Alfredo Wagner</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38" calcext:value-type="float">
            <text:p>138</text:p>
          </table:table-cell>
          <table:table-cell table:style-name="ce20" office:value-type="string" calcext:value-type="string">
            <text:p>Terreno Lote para Venda em Praia da Vigia Garopaba-SC</text:p>
          </table:table-cell>
          <table:table-cell table:style-name="ce20" office:value-type="string" calcext:value-type="string">
            <text:p>1833600.0</text:p>
          </table:table-cell>
          <table:table-cell table:style-name="ce20" office:value-type="string" calcext:value-type="string">
            <text:p>ALAN FIRME RODRIGUES BORBA</text:p>
          </table:table-cell>
          <table:table-cell table:style-name="ce20" office:value-type="string" calcext:value-type="string">
            <text:p>Código do anúncio: TV749</text:p>
            <text:p/>
            <text:p>Belo terreno em área nobre de Garopaba-SC - Praia da Vigia - Vista perene ao mar!Terreno plano, pronto para construir, este lindo terreno possui excelente topografia, abastecimento de água, energia elétrica e rua pavimentada, além de escritura pública e um visual incrível para o mar de Garopaba/SC;Veja fazer parte deste conceito onde sofisticação a beira mar torna-se um estio de vida! Chave do anúncio: K57DhheFl05HDFSY</text:p>
          </table:table-cell>
          <table:table-cell table:style-name="ce21" office:value-type="string" calcext:value-type="string">
            <text:p><text:a xlink:href="https://sc.olx.com.br/florianopolis-e-regiao/terrenos/terreno-lote-para-venda-em-praia-da-vigia-garopaba-sc-916617076" xlink:type="simple">https://sc.olx.com.br/florianopolis-e-regiao/terrenos/terreno-lote-para-venda-em-praia-da-vigia-garopaba-sc-916617076</text:a></text:p>
          </table:table-cell>
          <table:table-cell table:style-name="ce20" office:value-type="string" calcext:value-type="string">
            <text:p>Terrenos</text:p>
          </table:table-cell>
          <table:table-cell table:style-name="ce20" office:value-type="string" calcext:value-type="string">
            <text:p>1528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39" calcext:value-type="float">
            <text:p>139</text:p>
          </table:table-cell>
          <table:table-cell table:style-name="ce20" office:value-type="string" calcext:value-type="string">
            <text:p>TE1003 | Terreno | 8.398,00m² | Potecas</text:p>
          </table:table-cell>
          <table:table-cell table:style-name="ce20" office:value-type="string" calcext:value-type="string">
            <text:p>2700000.0</text:p>
          </table:table-cell>
          <table:table-cell table:style-name="ce20" office:value-type="string" calcext:value-type="string">
            <text:p>Thiago Vieira Imóveis</text:p>
          </table:table-cell>
          <table:table-cell table:style-name="ce20" office:value-type="string" calcext:value-type="string">
            <text:p>Excelente oportunidade! </text:p>
            <text:p/>
            <text:p>- Terreno plano com 8.398,00m²;</text:p>
            <text:p>- Escriturado;</text:p>
            <text:p>- Viabilidade para 4 pavimentos. </text:p>
            <text:p/>
            <text:p>Terreno com ótima localização, próximo de farmácia, escola, supermercados e comércio em geral. </text:p>
            <text:p/>
            <text:p>ACEITA FINANCIAMENTO </text:p>
            <text:p/>
            <text:p>Ligue e agende uma visita:</text:p>
            <text:p>(48)... ver número (WhatsApp)</text:p>
            <text:p/>
            <text:p>CÓDIGO DO ANÚNCIO: TE1003</text:p>
            <text:p/>
            <text:p>Imobiliária Thiago Vieira Imóveis - CRECI 5971 J</text:p>
            <text:p>Rua Domingos Pedro Hermes, 494, sala 01 e 02, Jardim Cidade de Florianópolis, São José - CEP 88111-330</text:p>
          </table:table-cell>
          <table:table-cell table:style-name="ce21" office:value-type="string" calcext:value-type="string">
            <text:p><text:a xlink:href="https://sc.olx.com.br/florianopolis-e-regiao/terrenos/te1003-terreno-8-398-00m-potecas-1000415371" xlink:type="simple">https://sc.olx.com.br/florianopolis-e-regiao/terrenos/te1003-terreno-8-398-00m-potecas-1000415371</text:a></text:p>
          </table:table-cell>
          <table:table-cell table:style-name="ce20" office:value-type="string" calcext:value-type="string">
            <text:p>Terrenos</text:p>
          </table:table-cell>
          <table:table-cell table:style-name="ce20" office:value-type="string" calcext:value-type="string">
            <text:p>8398m2</text:p>
          </table:table-cell>
          <table:table-cell table:style-name="ce20" office:value-type="float" office:value="88111490" calcext:value-type="float">
            <text:p>88111490</text:p>
          </table:table-cell>
          <table:table-cell table:style-name="ce20" office:value-type="string" calcext:value-type="string">
            <text:p>Sao Jose</text:p>
          </table:table-cell>
          <table:table-cell table:style-name="ce20" office:value-type="string" calcext:value-type="string">
            <text:p>Ipiranga</text:p>
          </table:table-cell>
          <table:table-cell table:style-name="ce20" office:value-type="string" calcext:value-type="string">
            <text:p>Rua Jose Antonio Pereira</text:p>
          </table:table-cell>
          <table:table-cell table:number-columns-repeated="1012"/>
        </table:table-row>
        <table:table-row table:style-name="ro1">
          <table:table-cell table:style-name="ce20" office:value-type="float" office:value="140" calcext:value-type="float">
            <text:p>140</text:p>
          </table:table-cell>
          <table:table-cell table:style-name="ce20" office:value-type="string" calcext:value-type="string">
            <text:p>Sitio em Alfredo Wagner</text:p>
          </table:table-cell>
          <table:table-cell table:style-name="ce20" office:value-type="string" calcext:value-type="string">
            <text:p>80000.0</text:p>
          </table:table-cell>
          <table:table-cell table:style-name="ce20" office:value-type="string" calcext:value-type="string">
            <text:p>Cabana da Montanha Rústicos</text:p>
          </table:table-cell>
          <table:table-cell table:style-name="ce20" office:value-type="string" calcext:value-type="string">
            <text:p>Bélissimos sitios e chácaras, em Alfredo Wagner</text:p>
            <text:p>Terrenos com 3 hectares, 3 e meio, 2300. metros quadrados. 5,000 metros quadrados, 4,000. com casa e galpao</text:p>
          </table:table-cell>
          <table:table-cell table:style-name="ce21" office:value-type="string" calcext:value-type="string">
            <text:p><text:a xlink:href="https://sc.olx.com.br/florianopolis-e-regiao/terrenos/sitio-em-alfredo-wagner-1000415216" xlink:type="simple">https://sc.olx.com.br/florianopolis-e-regiao/terrenos/sitio-em-alfredo-wagner-1000415216</text:a></text:p>
          </table:table-cell>
          <table:table-cell table:style-name="ce20" office:value-type="string" calcext:value-type="string">
            <text:p>Terrenos</text:p>
          </table:table-cell>
          <table:table-cell table:style-name="ce20" office:value-type="string" calcext:value-type="string">
            <text:p>3000m2</text:p>
          </table:table-cell>
          <table:table-cell table:style-name="ce20" office:value-type="float" office:value="88450000" calcext:value-type="float">
            <text:p>88450000</text:p>
          </table:table-cell>
          <table:table-cell table:style-name="ce20" office:value-type="string" calcext:value-type="string">
            <text:p>Alfredo Wagner</text:p>
          </table:table-cell>
          <table:table-cell table:number-columns-repeated="1014"/>
        </table:table-row>
        <table:table-row table:style-name="ro1">
          <table:table-cell table:style-name="ce20" office:value-type="float" office:value="141" calcext:value-type="float">
            <text:p>141</text:p>
          </table:table-cell>
          <table:table-cell table:style-name="ce20" office:value-type="string" calcext:value-type="string">
            <text:p>Fazenda/Sítio/Chácara para venda com 34600 metros quadrados</text:p>
          </table:table-cell>
          <table:table-cell table:style-name="ce20" office:value-type="string" calcext:value-type="string">
            <text:p>950000.0</text:p>
          </table:table-cell>
          <table:table-cell table:style-name="ce20" office:value-type="string" calcext:value-type="string">
            <text:p>Amigos Imóveis</text:p>
          </table:table-cell>
          <table:table-cell table:style-name="ce20" office:value-type="string" calcext:value-type="string">
            <text:p>Código do anúncio: 1CIH182</text:p>
            <text:p/>
            <text:p>A fazenda/sítio/chácara no bairro Centro possui 34600 metros quadrados</text:p>
          </table:table-cell>
          <table:table-cell table:style-name="ce21" office:value-type="string" calcext:value-type="string">
            <text:p><text:a xlink:href="https://sc.olx.com.br/florianopolis-e-regiao/terrenos/fazenda-sitio-chacara-para-venda-com-34600-metros-quadrados-999421610" xlink:type="simple">https://sc.olx.com.br/florianopolis-e-regiao/terrenos/fazenda-sitio-chacara-para-venda-com-34600-metros-quadrados-999421610</text:a></text:p>
          </table:table-cell>
          <table:table-cell table:style-name="ce20" office:value-type="string" calcext:value-type="string">
            <text:p>Fazendas</text:p>
          </table:table-cell>
          <table:table-cell table:style-name="ce20" office:value-type="string" calcext:value-type="string">
            <text:p>34600m2</text:p>
          </table:table-cell>
          <table:table-cell table:style-name="ce20" office:value-type="float" office:value="88140970" calcext:value-type="float">
            <text:p>88140970</text:p>
          </table:table-cell>
          <table:table-cell table:style-name="ce20" office:value-type="string" calcext:value-type="string">
            <text:p>Santo Amaro da Imperatriz</text:p>
          </table:table-cell>
          <table:table-cell table:style-name="ce20" office:value-type="string" calcext:value-type="string">
            <text:p>Centro</text:p>
          </table:table-cell>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42" calcext:value-type="float">
            <text:p>142</text:p>
          </table:table-cell>
          <table:table-cell table:style-name="ce20" office:value-type="string" calcext:value-type="string">
            <text:p>TE0026 | Terreno com 644m² | Loteamento Alameda Cézanne | Canasvieiras</text:p>
          </table:table-cell>
          <table:table-cell table:style-name="ce20" office:value-type="string" calcext:value-type="string">
            <text:p>685821.0</text:p>
          </table:table-cell>
          <table:table-cell table:style-name="ce20" office:value-type="string" calcext:value-type="string">
            <text:p>Thiago Vieira Imóveis</text:p>
          </table:table-cell>
          <table:table-cell table:style-name="ce20" office:value-type="string" calcext:value-type="string">
            <text:p>VOCÊ A POUCOS ,K M DE PONTOS IMPORTANTES DA REGIÃO DE CANASVIEIRAS!</text:p>
            <text:p/>
            <text:p>Você pode contar com:</text:p>
            <text:p/>
            <text:p>- academia ao ar livre;</text:p>
            <text:p>- pet place;</text:p>
            <text:p>- horta e pomar;</text:p>
            <text:p>- pergolados;</text:p>
            <text:p>-  playground;</text:p>
            <text:p>- drenagem pluvial;</text:p>
            <text:p>- praças de enventos;</text:p>
            <text:p>- área de preservação permanente.</text:p>
            <text:p/>
            <text:p>Ligue, esclareça suas dúvidas, faça simulações e agende uma visita:</text:p>
            <text:p>(48)... ver número (WhatsApp)</text:p>
            <text:p/>
            <text:p>CÓDIGO DO ANÚNCIO: TE0026</text:p>
            <text:p/>
            <text:p>Este anúncio está sujeito a indisponibilidade e alteração de preço sem aviso prévio</text:p>
            <text:p/>
            <text:p>Imobiliária Thiago Vieira Imóveis - CRECI 5971 J</text:p>
            <text:p>Rua Domingos Pedro Hermes, 494, sala 01 e 02, Jardim Cidade de Florianópolis, São José - CEP 88111-330</text:p>
          </table:table-cell>
          <table:table-cell table:style-name="ce21" office:value-type="string" calcext:value-type="string">
            <text:p><text:a xlink:href="https://sc.olx.com.br/florianopolis-e-regiao/terrenos/te0026-terreno-com-644m-loteamento-alameda-cezanne-canasvieiras-1000414872" xlink:type="simple">https://sc.olx.com.br/florianopolis-e-regiao/terrenos/te0026-terreno-com-644m-loteamento-alameda-cezanne-canasvieiras-1000414872</text:a></text:p>
          </table:table-cell>
          <table:table-cell table:style-name="ce20" office:value-type="string" calcext:value-type="string">
            <text:p>Terrenos</text:p>
          </table:table-cell>
          <table:table-cell table:style-name="ce20" office:value-type="string" calcext:value-type="string">
            <text:p>644m2</text:p>
          </table:table-cell>
          <table:table-cell table:style-name="ce20" office:value-type="float" office:value="88052401" calcext:value-type="float">
            <text:p>88052401</text:p>
          </table:table-cell>
          <table:table-cell table:style-name="ce20" office:value-type="string" calcext:value-type="string">
            <text:p>Florianopolis</text:p>
          </table:table-cell>
          <table:table-cell table:style-name="ce20" office:value-type="string" calcext:value-type="string">
            <text:p>Vargem Pequena</text:p>
          </table:table-cell>
          <table:table-cell table:style-name="ce20" office:value-type="string" calcext:value-type="string">
            <text:p>Rodovia Jose Carlos Daux - de 13370/13371 a 18069/18070</text:p>
          </table:table-cell>
          <table:table-cell table:number-columns-repeated="1012"/>
        </table:table-row>
        <table:table-row table:style-name="ro1">
          <table:table-cell table:style-name="ce20" office:value-type="float" office:value="143" calcext:value-type="float">
            <text:p>143</text:p>
          </table:table-cell>
          <table:table-cell table:style-name="ce20" office:value-type="string" calcext:value-type="string">
            <text:p>SITIO PARADISÍACO</text:p>
          </table:table-cell>
          <table:table-cell table:style-name="ce20" office:value-type="string" calcext:value-type="string">
            <text:p>1900000.0</text:p>
          </table:table-cell>
          <table:table-cell table:style-name="ce20" office:value-type="string" calcext:value-type="string">
            <text:p>Rafael Kappaun Imóveis</text:p>
          </table:table-cell>
          <table:table-cell table:style-name="ce20" office:value-type="string" calcext:value-type="string">
            <text:p>Código do anúncio: 868</text:p>
            <text:p/>
            <text:p>LINDO SITIO localizado no Bairro Sao João do Rio Vermelho, com linda vista para a praia do Moçambique.3 mil metros quadrados em meio a natureza que pode ser seu, com um casa sede que não deixa a desejar em nada.3 dormitórios, sendo uma suite cujo banheiro esta integrado com a natureza, 2 banheiros, sala e cozinha integrados, piso aquecido em toda a casa, sendo assim quentinha no inverno e muito arejado e fresquinho no verão, lavanderia, área externa com quiosque / churrasqueira, horta cercada com cobertura ( sombrite ) casa de ferramentas, jardim com vários ambientes destintos , piscina com salão de festas e uma linda vista para a praia do Moçambique... Área de 3 mtr2, cercada, portão eletrônico e muradoAgende sua visita..Local magico e encantador</text:p>
          </table:table-cell>
          <table:table-cell table:style-name="ce21" office:value-type="string" calcext:value-type="string">
            <text:p><text:a xlink:href="https://sc.olx.com.br/florianopolis-e-regiao/terrenos/sitio-paradisiaco-997786701" xlink:type="simple">https://sc.olx.com.br/florianopolis-e-regiao/terrenos/sitio-paradisiaco-997786701</text:a></text:p>
          </table:table-cell>
          <table:table-cell table:style-name="ce20" office:value-type="string" calcext:value-type="string">
            <text:p>Fazendas</text:p>
          </table:table-cell>
          <table:table-cell table:style-name="ce20" office:value-type="string" calcext:value-type="string">
            <text:p>3000m2</text:p>
          </table:table-cell>
          <table:table-cell table:style-name="ce20" office:value-type="float" office:value="88060229" calcext:value-type="float">
            <text:p>88060229</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do Telefone</text:p>
          </table:table-cell>
          <table:table-cell table:style-name="ce22" office:value-type="float" office:value="0" calcext:value-type="float">
            <text:p>R$0</text:p>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144" calcext:value-type="float">
            <text:p>144</text:p>
          </table:table-cell>
          <table:table-cell table:style-name="ce20" office:value-type="string" calcext:value-type="string">
            <text:p>Loteamento Colinas de Biguaçu</text:p>
          </table:table-cell>
          <table:table-cell table:style-name="ce20" office:value-type="string" calcext:value-type="string">
            <text:p>250000.0</text:p>
          </table:table-cell>
          <table:table-cell table:style-name="ce20" office:value-type="string" calcext:value-type="string">
            <text:p>Imobiliária Biguaçu</text:p>
          </table:table-cell>
          <table:table-cell table:style-name="ce20" office:value-type="string" calcext:value-type="string">
            <text:p>Código do anúncio: 4129</text:p>
            <text:p>Lote pronto para construir, loteamento com calçamento e iluminação e vista para o mar. Situado no bairro Fundos em Biguaçu/SC. Próximo à escolas, supermercados e rápido acesso BR- 101. Possui 897,16m² Aceita financiamento bancário. Entre em contato e agende sua visita. A equipe Imobiliária Biguaçu está à disposição para lhe proporcionar a melhor experiência! R.7 N° 36.203</text:p>
          </table:table-cell>
          <table:table-cell table:style-name="ce21" office:value-type="string" calcext:value-type="string">
            <text:p><text:a xlink:href="https://sc.olx.com.br/florianopolis-e-regiao/terrenos/loteamento-colinas-de-biguacu-938110918" xlink:type="simple">https://sc.olx.com.br/florianopolis-e-regiao/terrenos/loteamento-colinas-de-biguacu-938110918</text:a></text:p>
          </table:table-cell>
          <table:table-cell table:style-name="ce20" office:value-type="string" calcext:value-type="string">
            <text:p>Terrenos</text:p>
          </table:table-cell>
          <table:table-cell table:style-name="ce20" office:value-type="string" calcext:value-type="string">
            <text:p>897m2</text:p>
          </table:table-cell>
          <table:table-cell table:style-name="ce20" office:value-type="float" office:value="88161382" calcext:value-type="float">
            <text:p>88161382</text:p>
          </table:table-cell>
          <table:table-cell table:style-name="ce20" office:value-type="string" calcext:value-type="string">
            <text:p>Biguacu</text:p>
          </table:table-cell>
          <table:table-cell table:style-name="ce20" office:value-type="string" calcext:value-type="string">
            <text:p>Fundos</text:p>
          </table:table-cell>
          <table:table-cell table:style-name="ce20" office:value-type="string" calcext:value-type="string">
            <text:p>Rua Campolino Paulino da Silveira</text:p>
          </table:table-cell>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145" calcext:value-type="float">
            <text:p>145</text:p>
          </table:table-cell>
          <table:table-cell table:style-name="ce20" office:value-type="string" calcext:value-type="string">
            <text:p>Terreno em Biguaçu</text:p>
          </table:table-cell>
          <table:table-cell table:style-name="ce20" office:value-type="string" calcext:value-type="string">
            <text:p>420000.0</text:p>
          </table:table-cell>
          <table:table-cell table:style-name="ce20" office:value-type="string" calcext:value-type="string">
            <text:p>Imobiliária Biguaçu</text:p>
          </table:table-cell>
          <table:table-cell table:style-name="ce20" office:value-type="string" calcext:value-type="string">
            <text:p>Código do anúncio: 2291</text:p>
            <text:p>Ótimo lote de dimensão 25,70X 74,00.</text:p>
            <text:p>Totalizando uma área de 1812,00m². Situado no bairro Jardim Janaína em Biguaçu/SC. Ótimo lote de dimensão 25,70 x 74,00.</text:p>
            <text:p>Totalizando uma área de 1812,00m². Situado no bairro Jardim Janaína em Biguaçu/SC. Ótima localização.</text:p>
            <text:p>Há 600 metros da Br 101. Aceita propostas. Agende sua visita!</text:p>
          </table:table-cell>
          <table:table-cell table:style-name="ce21" office:value-type="string" calcext:value-type="string">
            <text:p><text:a xlink:href="https://sc.olx.com.br/florianopolis-e-regiao/terrenos/terreno-em-biguacu-914782753" xlink:type="simple">https://sc.olx.com.br/florianopolis-e-regiao/terrenos/terreno-em-biguacu-914782753</text:a></text:p>
          </table:table-cell>
          <table:table-cell table:style-name="ce20" office:value-type="string" calcext:value-type="string">
            <text:p>Terrenos</text:p>
          </table:table-cell>
          <table:table-cell table:style-name="ce20" office:value-type="string" calcext:value-type="string">
            <text:p>1813m2</text:p>
          </table:table-cell>
          <table:table-cell table:style-name="ce20" office:value-type="float" office:value="88161855" calcext:value-type="float">
            <text:p>88161855</text:p>
          </table:table-cell>
          <table:table-cell table:style-name="ce20" office:value-type="string" calcext:value-type="string">
            <text:p>Biguacu</text:p>
          </table:table-cell>
          <table:table-cell table:style-name="ce20" office:value-type="string" calcext:value-type="string">
            <text:p>Jardim Janaina</text:p>
          </table:table-cell>
          <table:table-cell table:style-name="ce20" office:value-type="string" calcext:value-type="string">
            <text:p>Rua das Azaleias</text:p>
          </table:table-cell>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146" calcext:value-type="float">
            <text:p>146</text:p>
          </table:table-cell>
          <table:table-cell table:style-name="ce20" office:value-type="string" calcext:value-type="string">
            <text:p>Terreno 5 Mt da lagoa, barra Camacho, aceito carro.</text:p>
          </table:table-cell>
          <table:table-cell table:style-name="ce20" office:value-type="string" calcext:value-type="string">
            <text:p>85000.0</text:p>
          </table:table-cell>
          <table:table-cell table:style-name="ce20" office:value-type="string" calcext:value-type="string">
            <text:p>Cristiano rodrigues</text:p>
          </table:table-cell>
          <table:table-cell table:style-name="ce20" office:value-type="string" calcext:value-type="string">
            <text:p>Terreno há 5 metros da lagoa! </text:p>
            <text:p>Praia do Camacho, Jaguaruna SC</text:p>
            <text:p>5 minutos da Praia do Farol de Santa Marta</text:p>
            <text:p>1 quadra depois do Posto Camacho</text:p>
            <text:p>Rua calçada, terreno 12x 20m</text:p>
            <text:p>Não tenho escritura, posui contrato de compra e venda do proprietário do lote. </text:p>
            <text:p/>
            <text:p/>
            <text:p>Excelente localização </text:p>
          </table:table-cell>
          <table:table-cell table:style-name="ce21" office:value-type="string" calcext:value-type="string">
            <text:p><text:a xlink:href="https://sc.olx.com.br/florianopolis-e-regiao/terrenos/terreno-5-mt-da-lagoa-barra-camacho-aceito-carro-974874245" xlink:type="simple">https://sc.olx.com.br/florianopolis-e-regiao/terrenos/terreno-5-mt-da-lagoa-barra-camacho-aceito-carro-974874245</text:a></text:p>
          </table:table-cell>
          <table:table-cell table:style-name="ce20" office:value-type="string" calcext:value-type="string">
            <text:p>Terrenos</text:p>
          </table:table-cell>
          <table:table-cell table:style-name="ce20" office:value-type="string" calcext:value-type="string">
            <text:p>240m2</text:p>
          </table:table-cell>
          <table:table-cell table:style-name="ce20" office:value-type="float" office:value="88715000" calcext:value-type="float">
            <text:p>88715000</text:p>
          </table:table-cell>
          <table:table-cell table:style-name="ce20" office:value-type="string" calcext:value-type="string">
            <text:p>Jaguaruna</text:p>
          </table:table-cell>
          <table:table-cell table:number-columns-repeated="1014"/>
        </table:table-row>
        <table:table-row table:style-name="ro1">
          <table:table-cell table:style-name="ce20" office:value-type="float" office:value="147" calcext:value-type="float">
            <text:p>147</text:p>
          </table:table-cell>
          <table:table-cell table:style-name="ce20" office:value-type="string" calcext:value-type="string">
            <text:p>TERRENOFlorianópolis</text:p>
          </table:table-cell>
          <table:table-cell table:style-name="ce20" office:value-type="string" calcext:value-type="string">
            <text:p>380000.0</text:p>
          </table:table-cell>
          <table:table-cell table:style-name="ce20" office:value-type="string" calcext:value-type="string">
            <text:p>Neis Imóveis</text:p>
          </table:table-cell>
          <table:table-cell table:style-name="ce20" office:value-type="string" calcext:value-type="string">
            <text:p>Código do anúncio: TE00006</text:p>
            <text:p/>
            <text:p>Oportunidade de terreno no Bairro Vargem Grande, localizada em condomínio fechado Terra Norte.Lote 37, com área de 360 m² com escritura pública e possibilidade de financiamento de até 80%.O condomínio oferece:- Playground- Campo de futebol- CFTV (câmeras de segurança)- Área de churrasco- Área verde com mais de 150 mudas de árvores frutíferas.Agende uma visita com Roger Fale conosco:() -</text:p>
          </table:table-cell>
          <table:table-cell table:style-name="ce21" office:value-type="string" calcext:value-type="string">
            <text:p><text:a xlink:href="https://sc.olx.com.br/florianopolis-e-regiao/terrenos/terrenoflorianopolis-958172205" xlink:type="simple">https://sc.olx.com.br/florianopolis-e-regiao/terrenos/terrenoflorianopolis-958172205</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52600" calcext:value-type="float">
            <text:p>88052600</text:p>
          </table:table-cell>
          <table:table-cell table:style-name="ce20" office:value-type="string" calcext:value-type="string">
            <text:p>Florianopolis</text:p>
          </table:table-cell>
          <table:table-cell table:style-name="ce20" office:value-type="string" calcext:value-type="string">
            <text:p>Vargem Grande</text:p>
          </table:table-cell>
          <table:table-cell table:style-name="ce20" office:value-type="string" calcext:value-type="string">
            <text:p>Estrada Cristovao Machado de Campos - ate 4999/5000</text:p>
          </table:table-cell>
          <table:table-cell table:style-name="ce22" office:value-type="float" office:value="250" calcext:value-type="float">
            <text:p>R$250</text:p>
          </table:table-cell>
          <table:table-cell table:style-name="ce22" office:value-type="float" office:value="650" calcext:value-type="float">
            <text:p>R$650</text:p>
          </table:table-cell>
          <table:table-cell table:number-columns-repeated="1010"/>
        </table:table-row>
        <table:table-row table:style-name="ro1">
          <table:table-cell table:style-name="ce20" office:value-type="float" office:value="148" calcext:value-type="float">
            <text:p>148</text:p>
          </table:table-cell>
          <table:table-cell table:style-name="ce20" office:value-type="string" calcext:value-type="string">
            <text:p>Lote/Terreno para venda possui 600 metros quadrados em Areias de Palhocinha - Garopaba - S</text:p>
          </table:table-cell>
          <table:table-cell table:style-name="ce20" office:value-type="string" calcext:value-type="string">
            <text:p>485000.0</text:p>
          </table:table-cell>
          <table:table-cell table:style-name="ce20" office:value-type="string" calcext:value-type="string">
            <text:p>Corretora Tayse da Rosa Pires</text:p>
          </table:table-cell>
          <table:table-cell table:style-name="ce20" office:value-type="string" calcext:value-type="string">
            <text:p>Código do anúncio: T-306</text:p>
            <text:p/>
            <text:p>Venha conhecer este lindo terreno localizado no bairro Areias de Palhocinha em Garopaba-SC. Terreno com 600 metros quadrados, plano, seco, medindo 15 metros de frente por 40 metros de fundos. Terreno residencial em condomínio fechado com rua pavimentada, água encanada e energia elétrica na frente e toda infraestrutura pronta. O Condomínio está localizado muito próximo ao centro de Garopaba e oferece toda a estrutura de um Condomínio de alto padrão, com piscina aquecida e coberta, quadras de tênis, portaria 24 horas e demais opções para quem procura conforto e segurança em Garopaba. O terreno tem Matrícula(Escritura pública) e está apto a financiamento bancário, já possui cadastro imobiliário perante  prefeitura (IPTU em dia) e fica próximo à pontos comerciais e das melhores praias da região. É uma execelente oportunidade para quem busca investir em uma área tranquila e com belezas naturais. O condomínio proporciona tudo que você e sua família precisa para viver bem.</text:p>
          </table:table-cell>
          <table:table-cell table:style-name="ce21" office:value-type="string" calcext:value-type="string">
            <text:p><text:a xlink:href="https://sc.olx.com.br/florianopolis-e-regiao/terrenos/lote-terreno-para-venda-possui-600-metros-quadrados-em-areias-de-palhocinha-garopaba-s-943053246" xlink:type="simple">https://sc.olx.com.br/florianopolis-e-regiao/terrenos/lote-terreno-para-venda-possui-600-metros-quadrados-em-areias-de-palhocinha-garopaba-s-943053246</text:a></text:p>
          </table:table-cell>
          <table:table-cell table:style-name="ce20" office:value-type="string" calcext:value-type="string">
            <text:p>Terrenos</text:p>
          </table:table-cell>
          <table:table-cell table:style-name="ce20" office:value-type="string" calcext:value-type="string">
            <text:p>6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149" calcext:value-type="float">
            <text:p>149</text:p>
          </table:table-cell>
          <table:table-cell table:style-name="ce20" office:value-type="string" calcext:value-type="string">
            <text:p>Terreno à venda em Rio vermelho, Florianopolis cod:15863</text:p>
          </table:table-cell>
          <table:table-cell table:style-name="ce20" office:value-type="string" calcext:value-type="string">
            <text:p>298000.0</text:p>
          </table:table-cell>
          <table:table-cell table:style-name="ce20" office:value-type="string" calcext:value-type="string">
            <text:p>Sc Imóveis</text:p>
          </table:table-cell>
          <table:table-cell table:style-name="ce20" office:value-type="string" calcext:value-type="string">
            <text:p>Código do anúncio: 15863</text:p>
            <text:p>O PRAIA DO MOÇAMBIQUE RESIDENCE, é sem dúvida alguma o mais belo e sofisticado CONDOMÍNIO HORIZONTAL FECHADO de Florianópolis/ SC e com certeza um dos mais sofísticados do Estado de SC . Este empreendimento oferece uma infraestrutura de um verdadeiro CLUBE RESIDENCIAL à apenas 620m do Mar (Praia do Moçambique ? uma das mais belas praias de FLORIANÓPOLIS, em virtude de toda sua beleza natural. Limpa e Preservada) . E em uma localização estratégica, pois existem 2 acessos para chegar ao empreendimento, um indo pela a LAGOA DA CONCEIÇÃO (sentido leste da ilha) e o outro indo pelos INGLESES (sentido norte da ilha), e este residencial se encontra à apenas 5 minutos da PRAIA DOS INGLESES, que hoje é uma cidade com 80 mil habitantes (bairro mais populoso de Florianópolis) , e oferece todos os tipos de serviço, tudo o que você quiser hoje tem neste bairro , estrutura de cidade mesmo, não tendo necessidade alguma de ir se deslocar ao Centro . E este condomínio está à apenas 10 minutos também PRAIA DO SANTINHO (Costão do Santinho ? eleito o melhor RESORT DO BRASIL), à 20 minutos da linda LAGOA DA CONCEIÇÃO e da PRAIA MOLE , à 15 minutos da PRAIA BRAVA , da PRAIA DA BARRA DA LAGOA (COSTA DA LAGOA), e os lotes neste condomínio tem média com 400m2 de área privativa . Este CLUBE RESIDENCIAL oferece: 1- Pavimentação em Paver em todas as vias automotivas. 2- 7 Pórticos de entrada com arrojada arquitetura. 3- Muro perimetral na divisa dos condomínios com terceiros extremantes, estranhos aos condomínios. 4- Portão eletrônico que viabiliza o acesso interior do(s) condomínio(s), para maior comodidade e segurança dos condôminos. 5- Guarita de apoio na entrada. 6- Sistema de iluminação da área comum por distribuição subterrânea (sem fiação externa). 7- Estrutura subterrânea preparada para a distribuição de linhas telefônicas. 8- Estrutura subterrânea preparada para distribuição de TV a cabo, internet e congêneres. 9- Rede de água com abastecimento. 10- Estação de tratamento de esgoto própria, evitando qualquer agressão ao meio ambiente, juntamente com a respectiva rede coletora. 11- Arborização com vegetação nativa e jardins.</text:p>
            <text:p>12- Playground 13- Gazebos com churrasqueira 14- Quadra poliesportiva 15- Quadra de Tênis 16- Campo de futebol com piso de grama 17- Salão de Festas Mobiliado e Equipado 18- Piscina adulto e Infantil 19- Fitness Center Mobiliado e Equipado 20- Ecogym (pista de caminhada) 21- Espaço Gourmet Mobiliado e Equipado 22- Sauna Seca e Úmida 23- Fitness Park (Aparelhos de alongamento ao ar livre) 24- Salão de Jogos 25- Vestiários 26- Espaço Luau com lareira à Gás 27- Ilha de relaxamento 28- Piscina semi-olímpica aquecida 29- Horto 30- Terraço Espaço Gourmet 31- Gerador de ENERGIA EÓLICA para alimentação da estação de tratamento de esgoto 32- Acesso a pé para a Belíssima PRAIA DO MOÇAMBIQUE , através de 1 PASSARELA Lotes Disponíveis: C 10 - 400m2 - R$ 298.000,00 C 11 - 400m2 - R$ 298.000,00</text:p>
          </table:table-cell>
          <table:table-cell table:style-name="ce21" office:value-type="string" calcext:value-type="string">
            <text:p><text:a xlink:href="https://sc.olx.com.br/florianopolis-e-regiao/terrenos/terreno-a-venda-em-rio-vermelho-florianopolis-cod-15863-967364870" xlink:type="simple">https://sc.olx.com.br/florianopolis-e-regiao/terrenos/terreno-a-venda-em-rio-vermelho-florianopolis-cod-15863-967364870</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60393" calcext:value-type="float">
            <text:p>88060393</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Jose Ernesto Lucas</text:p>
          </table:table-cell>
          <table:table-cell table:number-columns-repeated="1012"/>
        </table:table-row>
        <table:table-row table:style-name="ro1">
          <table:table-cell table:style-name="ce20" office:value-type="float" office:value="150" calcext:value-type="float">
            <text:p>150</text:p>
          </table:table-cell>
          <table:table-cell table:style-name="ce20" office:value-type="string" calcext:value-type="string">
            <text:p>Terreno em condomínio fechado com 455m2</text:p>
          </table:table-cell>
          <table:table-cell table:style-name="ce20" office:value-type="string" calcext:value-type="string">
            <text:p>590000.0</text:p>
          </table:table-cell>
          <table:table-cell table:style-name="ce20" office:value-type="string" calcext:value-type="string">
            <text:p>Douglas_pirolli</text:p>
          </table:table-cell>
          <table:table-cell table:style-name="ce20" office:value-type="string" calcext:value-type="string">
            <text:p>Lindo terreno em condomínio!</text:p>
            <text:p/>
            <text:p>455 m2 - Frente norte - lote plano.</text:p>
            <text:p/>
            <text:p>Condomínio com padrão construtivo de residências de dois andares, unifamiliar, mantendo a harmonia visual.</text:p>
            <text:p/>
            <text:p>Excelente vizinhança.</text:p>
            <text:p/>
            <text:p>Pronto para construir! </text:p>
            <text:p/>
            <text:p>Topografia realizada;</text:p>
            <text:p>Estudo de sondagem feito;</text:p>
            <text:p/>
            <text:p/>
            <text:p>Oportunidade única,</text:p>
            <text:p>Hoje na Cachoeira existem poucas opções nesta qualidade oferecida.</text:p>
            <text:p/>
            <text:p>Condomínio Green Hills está há 2 km da praia da Cachoeira, 4 Km da praia do Ingleses, 9 Km de Jurerê ,15 Km da via gastronômica de Santo Antônio de Lisboa. </text:p>
            <text:p/>
            <text:p>Direto com o proprietário.</text:p>
            <text:p/>
            <text:p>Único canal de venda deste lote, não caia em golpes, pois alguns oportunistas usaram até as minhas fotos para a divulgação sem acordo e sem autorização!</text:p>
            <text:p/>
            <text:p/>
          </table:table-cell>
          <table:table-cell table:style-name="ce21" office:value-type="string" calcext:value-type="string">
            <text:p><text:a xlink:href="https://sc.olx.com.br/florianopolis-e-regiao/terrenos/terreno-em-condominio-fechado-com-455m2-949825485" xlink:type="simple">https://sc.olx.com.br/florianopolis-e-regiao/terrenos/terreno-em-condominio-fechado-com-455m2-949825485</text:a></text:p>
          </table:table-cell>
          <table:table-cell table:style-name="ce20" office:value-type="string" calcext:value-type="string">
            <text:p>Terrenos</text:p>
          </table:table-cell>
          <table:table-cell table:style-name="ce20" office:value-type="string" calcext:value-type="string">
            <text:p>455m2</text:p>
          </table:table-cell>
          <table:table-cell table:style-name="ce20" office:value-type="float" office:value="88056300" calcext:value-type="float">
            <text:p>88056300</text:p>
          </table:table-cell>
          <table:table-cell table:style-name="ce20" office:value-type="string" calcext:value-type="string">
            <text:p>Florianopolis</text:p>
          </table:table-cell>
          <table:table-cell table:style-name="ce20" office:value-type="string" calcext:value-type="string">
            <text:p>Cachoeira do Bom Jesus</text:p>
          </table:table-cell>
          <table:table-cell table:style-name="ce20" office:value-type="string" calcext:value-type="string">
            <text:p>Rua Leonel Pereira - ate 1186/1187</text:p>
          </table:table-cell>
          <table:table-cell table:style-name="ce22" office:value-type="float" office:value="310" calcext:value-type="float">
            <text:p>R$310</text:p>
          </table:table-cell>
          <table:table-cell table:style-name="ce22" office:value-type="float" office:value="2900" calcext:value-type="float">
            <text:p>R$2,900</text:p>
          </table:table-cell>
          <table:table-cell table:number-columns-repeated="1010"/>
        </table:table-row>
        <table:table-row table:style-name="ro1">
          <table:table-cell table:style-name="ce20" office:value-type="float" office:value="151" calcext:value-type="float">
            <text:p>151</text:p>
          </table:table-cell>
          <table:table-cell table:style-name="ce20" office:value-type="string" calcext:value-type="string">
            <text:p>Ótimo terreno com 901,47 m2 - Bem localizado</text:p>
          </table:table-cell>
          <table:table-cell table:style-name="ce20" office:value-type="string" calcext:value-type="string">
            <text:p>1100000.0</text:p>
          </table:table-cell>
          <table:table-cell table:style-name="ce20" office:value-type="string" calcext:value-type="string">
            <text:p>Douglas_pirolli</text:p>
          </table:table-cell>
          <table:table-cell table:style-name="ce20" office:value-type="string" calcext:value-type="string">
            <text:p>Lindo lote com 901,47 m2 - </text:p>
            <text:p>Localizado a 30/40 metros da via principal (rodovia Padre Lourenço de Andrade) </text:p>
            <text:p>onde liga o bairro até a praia de Santo Antônio de Lisboa.</text:p>
            <text:p/>
            <text:p>Frente: 25,23 metros</text:p>
            <text:p>Fundos: 28,19 metros</text:p>
            <text:p>Lado direito: 32,53 metros</text:p>
            <text:p>Lado esquerdo: 35,55 metros</text:p>
            <text:p/>
            <text:p>Terreno com escritura pública, podendo ser financiado.</text:p>
            <text:p/>
            <text:p>Próximo de Escola pública, Escola particular, Faculdade, Farmácia, Posto de Saúde, Conveniência 24 Horas, Posto de combustíveis, além de estar a menos 1KM da Via gastronômica.</text:p>
            <text:p/>
            <text:p>Ótima oportunidade para quem quer investir ou Construir.</text:p>
            <text:p>Direto com o proprietário.</text:p>
            <text:p/>
            <text:p>Aceito Proposta e estudo permuta.</text:p>
            <text:p/>
            <text:p/>
            <text:p/>
          </table:table-cell>
          <table:table-cell table:style-name="ce21" office:value-type="string" calcext:value-type="string">
            <text:p><text:a xlink:href="https://sc.olx.com.br/florianopolis-e-regiao/terrenos/otimo-terreno-com-901-47-m2-bem-localizado-995143898" xlink:type="simple">https://sc.olx.com.br/florianopolis-e-regiao/terrenos/otimo-terreno-com-901-47-m2-bem-localizado-995143898</text:a></text:p>
          </table:table-cell>
          <table:table-cell table:style-name="ce20" office:value-type="string" calcext:value-type="string">
            <text:p>Terrenos</text:p>
          </table:table-cell>
          <table:table-cell table:style-name="ce20" office:value-type="string" calcext:value-type="string">
            <text:p>901m2</text:p>
          </table:table-cell>
          <table:table-cell table:style-name="ce20" office:value-type="float" office:value="88050510" calcext:value-type="float">
            <text:p>88050510</text:p>
          </table:table-cell>
          <table:table-cell table:style-name="ce20" office:value-type="string" calcext:value-type="string">
            <text:p>Florianopolis</text:p>
          </table:table-cell>
          <table:table-cell table:style-name="ce20" office:value-type="string" calcext:value-type="string">
            <text:p>Santo Antonio de Lisboa</text:p>
          </table:table-cell>
          <table:table-cell table:style-name="ce20" office:value-type="string" calcext:value-type="string">
            <text:p>Rua Padre Rohr - ate 1999/2000</text:p>
          </table:table-cell>
          <table:table-cell/>
          <table:table-cell table:style-name="ce22" office:value-type="float" office:value="800" calcext:value-type="float">
            <text:p>R$800</text:p>
          </table:table-cell>
          <table:table-cell table:number-columns-repeated="1010"/>
        </table:table-row>
        <table:table-row table:style-name="ro1">
          <table:table-cell table:style-name="ce20" office:value-type="float" office:value="152" calcext:value-type="float">
            <text:p>152</text:p>
          </table:table-cell>
          <table:table-cell table:style-name="ce20" office:value-type="string" calcext:value-type="string">
            <text:p>Terreno a venda no Loteamento Vista da Pedra em São José-SC / terreno plano com 411 m².</text:p>
          </table:table-cell>
          <table:table-cell table:style-name="ce20" office:value-type="string" calcext:value-type="string">
            <text:p>260000.0</text:p>
          </table:table-cell>
          <table:table-cell table:style-name="ce20" office:value-type="string" calcext:value-type="string">
            <text:p>Daison Severo</text:p>
          </table:table-cell>
          <table:table-cell table:style-name="ce20" office:value-type="string" calcext:value-type="string">
            <text:p>Loteamento conta com rede de abastecimento de água, rede coletora de esgoto, rede distribuidora de energia elétrica e iluminação pública, praças e jardins equipados e urbanizados próximo ao shopping e as principais vias da região.</text:p>
            <text:p/>
            <text:p>Loteamento com:</text:p>
            <text:p/>
            <text:p>- espaço zen;</text:p>
            <text:p>- Vila infantil;</text:p>
            <text:p>- Mirante;</text:p>
            <text:p>- Peté placê;</text:p>
            <text:p>- playground;</text:p>
            <text:p>- praça do fogo;</text:p>
            <text:p>- arvores frutifera;</text:p>
            <text:p>- horta orgânica;</text:p>
            <text:p>- monitoramento 24horas;</text:p>
            <text:p>- quadra poliesportiva;</text:p>
            <text:p>- salão de festas;</text:p>
            <text:p>- loteamento murado;</text:p>
            <text:p>- parceria com a khronos;</text:p>
            <text:p>- redário;</text:p>
            <text:p>- solarium;</text:p>
            <text:p>- trilhas ecológicas.</text:p>
            <text:p/>
            <text:p>Uma das regiões que mais crescem na Grande</text:p>
            <text:p>Florianópolis, próximo ao shopping e às</text:p>
            <text:p>principais vias de acesso da região.</text:p>
            <text:p/>
            <text:p>-BR 101| 4,8 km; </text:p>
            <text:p>-Hard Rock Live | 2km</text:p>
            <text:p>-Continente Park Shopping | 4,8 km;</text:p>
            <text:p>-Contorno Viário | 1 km;</text:p>
            <text:p>-Centro São José | 8 km.</text:p>
            <text:p/>
            <text:p>Valor: 260.000 sem trocas </text:p>
            <text:p/>
            <text:p>Contato: </text:p>
            <text:p>(48) 9842... ver número</text:p>
            <text:p/>
          </table:table-cell>
          <table:table-cell table:style-name="ce21" office:value-type="string" calcext:value-type="string">
            <text:p><text:a xlink:href="https://sc.olx.com.br/florianopolis-e-regiao/terrenos/terreno-a-venda-no-loteamento-vista-da-pedra-em-sao-jose-sc-terreno-plano-com-411-m-1000396807" xlink:type="simple">https://sc.olx.com.br/florianopolis-e-regiao/terrenos/terreno-a-venda-no-loteamento-vista-da-pedra-em-sao-jose-sc-terreno-plano-com-411-m-1000396807</text:a></text:p>
          </table:table-cell>
          <table:table-cell table:style-name="ce20" office:value-type="string" calcext:value-type="string">
            <text:p>Terrenos</text:p>
          </table:table-cell>
          <table:table-cell table:style-name="ce20" office:value-type="string" calcext:value-type="string">
            <text:p>411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number-columns-repeated="1012"/>
        </table:table-row>
        <table:table-row table:style-name="ro1">
          <table:table-cell table:style-name="ce20" office:value-type="float" office:value="153" calcext:value-type="float">
            <text:p>153</text:p>
          </table:table-cell>
          <table:table-cell table:style-name="ce20" office:value-type="string" calcext:value-type="string">
            <text:p>Terreno à venda, 450 m² por R$ 799.000,00 - Itacorubi - Florianópolis/SC</text:p>
          </table:table-cell>
          <table:table-cell table:style-name="ce20" office:value-type="string" calcext:value-type="string">
            <text:p>799000.0</text:p>
          </table:table-cell>
          <table:table-cell table:style-name="ce20" office:value-type="string" calcext:value-type="string">
            <text:p>Bella Floripa Imóveis</text:p>
          </table:table-cell>
          <table:table-cell table:style-name="ce20" office:value-type="string" calcext:value-type="string">
            <text:p>Código do anúncio: TE0280</text:p>
            <text:p/>
            <text:p>VENDO TERRENO DE 450M², EM RESIDENCIAL COM PORTARIA. VISTA PANORÂMICA, ALTO PADRÃO NO ITACORUBI! </text:p>
            <text:p>  </text:p>
            <text:p> Localizado em meio a natureza, próximo aos Grandes Órgãos do Governo, à 3km do Shopping Iguatemi e 7km do Centro de Florianópolis. </text:p>
            <text:p>  </text:p>
            <text:p> Lote com 450m² (15x30), de alto padrão, com total infraestrutura, com linda vista panorâmica. </text:p>
            <text:p>  </text:p>
            <text:p> Temos outras opções com metragens e valores variados. Consulte-nos!! </text:p>
            <text:p>  </text:p>
            <text:p> Infraestrutura: </text:p>
            <text:p> - 80 lotes à partir de 450m² </text:p>
            <text:p> - Todo cercado </text:p>
            <text:p> - Guarita na entrada do loteamento para monitorar a entrada de visitantes </text:p>
            <text:p> - Pavimentação em Paver </text:p>
            <text:p> - Rede Elétrica Subterrânea, com dutos de espera em cada lote; </text:p>
            <text:p> - Dutos para Rede de Comunicação Subterrânea, (Tv cabo, internet, telefone) </text:p>
            <text:p> - Rede de Iluminação Pública subterrânea </text:p>
            <text:p> - Dutos subterrâneos para futura Rede de Vigilância com câmeras </text:p>
            <text:p> - Rede de Esgoto, incluindo as ligações residenciais em cada lote </text:p>
            <text:p> - Rede de Água em ambos os lados das Ruas, evitando qualquer intervenção no pavimento </text:p>
            <text:p> - Reservatório de água com 50.000 litros, exclusivo ao empreendimento </text:p>
            <text:p> - Todos os passeios com Grama </text:p>
            <text:p> - Ruas terminando em rótulas para assim maximizar a privacidade e segurança de cada uma delas -</text:p>
          </table:table-cell>
          <table:table-cell table:style-name="ce21" office:value-type="string" calcext:value-type="string">
            <text:p><text:a xlink:href="https://sc.olx.com.br/florianopolis-e-regiao/terrenos/terreno-a-venda-450-m-por-r-799-000-00-itacorubi-florianopolis-sc-988485487" xlink:type="simple">https://sc.olx.com.br/florianopolis-e-regiao/terrenos/terreno-a-venda-450-m-por-r-799-000-00-itacorubi-florianopolis-sc-988485487</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34370" calcext:value-type="float">
            <text:p>88034370</text:p>
          </table:table-cell>
          <table:table-cell table:style-name="ce20" office:value-type="string" calcext:value-type="string">
            <text:p>Florianopolis</text:p>
          </table:table-cell>
          <table:table-cell table:style-name="ce20" office:value-type="string" calcext:value-type="string">
            <text:p>Itacorubi</text:p>
          </table:table-cell>
          <table:table-cell table:style-name="ce20" office:value-type="string" calcext:value-type="string">
            <text:p>Servidao Deoscoro Peres</text:p>
          </table:table-cell>
          <table:table-cell/>
          <table:table-cell table:style-name="ce22" office:value-type="float" office:value="68" calcext:value-type="float">
            <text:p>R$68</text:p>
          </table:table-cell>
          <table:table-cell table:number-columns-repeated="1010"/>
        </table:table-row>
        <table:table-row table:style-name="ro1">
          <table:table-cell table:style-name="ce20" office:value-type="float" office:value="154" calcext:value-type="float">
            <text:p>154</text:p>
          </table:table-cell>
          <table:table-cell table:style-name="ce20" office:value-type="string" calcext:value-type="string">
            <text:p>Terreno com 490m² no bairro Cachoeira do Bom Jesus em Florianópolis para Comprar</text:p>
          </table:table-cell>
          <table:table-cell table:style-name="ce20" office:value-type="string" calcext:value-type="string">
            <text:p>649000.0</text:p>
          </table:table-cell>
          <table:table-cell table:style-name="ce20" office:value-type="string" calcext:value-type="string">
            <text:p>Andre Fernandes</text:p>
          </table:table-cell>
          <table:table-cell table:style-name="ce20" office:value-type="string" calcext:value-type="string">
            <text:p>Código do anúncio: 00751</text:p>
            <text:p/>
            <text:p>Área de 490m</text:p>
          </table:table-cell>
          <table:table-cell table:style-name="ce21" office:value-type="string" calcext:value-type="string">
            <text:p><text:a xlink:href="https://sc.olx.com.br/florianopolis-e-regiao/terrenos/terreno-com-490m-no-bairro-cachoeira-do-bom-jesus-em-florianopolis-para-comprar-987869382" xlink:type="simple">https://sc.olx.com.br/florianopolis-e-regiao/terrenos/terreno-com-490m-no-bairro-cachoeira-do-bom-jesus-em-florianopolis-para-comprar-987869382</text:a></text:p>
          </table:table-cell>
          <table:table-cell table:style-name="ce20" office:value-type="string" calcext:value-type="string">
            <text:p>Terrenos</text:p>
          </table:table-cell>
          <table:table-cell table:style-name="ce20" office:value-type="string" calcext:value-type="string">
            <text:p>490m2</text:p>
          </table:table-cell>
          <table:table-cell table:style-name="ce20" office:value-type="float" office:value="88056100" calcext:value-type="float">
            <text:p>88056100</text:p>
          </table:table-cell>
          <table:table-cell table:style-name="ce20" office:value-type="string" calcext:value-type="string">
            <text:p>Florianopolis</text:p>
          </table:table-cell>
          <table:table-cell table:style-name="ce20" office:value-type="string" calcext:value-type="string">
            <text:p>Cachoeira do Bom Jesus</text:p>
          </table:table-cell>
          <table:table-cell table:style-name="ce20" office:value-type="string" calcext:value-type="string">
            <text:p>Rua Berta Lutz</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55" calcext:value-type="float">
            <text:p>155</text:p>
          </table:table-cell>
          <table:table-cell table:style-name="ce20" office:value-type="string" calcext:value-type="string">
            <text:p>VENDATerreno com 688 metros quadrados em João Paulo - Florianópolis - SC</text:p>
          </table:table-cell>
          <table:table-cell table:style-name="ce20" office:value-type="string" calcext:value-type="string">
            <text:p>1020000.0</text:p>
          </table:table-cell>
          <table:table-cell table:style-name="ce20" office:value-type="string" calcext:value-type="string">
            <text:p>Ely Antonio Quelho Junior</text:p>
          </table:table-cell>
          <table:table-cell table:style-name="ce20" office:value-type="string" calcext:value-type="string">
            <text:p>Código do anúncio: 22988</text:p>
            <text:p/>
            <text:p>Terreno com 688,23m². </text:p>
            <text:p>  </text:p>
            <text:p> Próximo ao condomínio San Blass.</text:p>
          </table:table-cell>
          <table:table-cell table:style-name="ce21" office:value-type="string" calcext:value-type="string">
            <text:p><text:a xlink:href="https://sc.olx.com.br/florianopolis-e-regiao/terrenos/vendaterreno-com-688-metros-quadrados-em-joao-paulo-florianopolis-sc-948865931" xlink:type="simple">https://sc.olx.com.br/florianopolis-e-regiao/terrenos/vendaterreno-com-688-metros-quadrados-em-joao-paulo-florianopolis-sc-948865931</text:a></text:p>
          </table:table-cell>
          <table:table-cell table:style-name="ce20" office:value-type="string" calcext:value-type="string">
            <text:p>Terrenos</text:p>
          </table:table-cell>
          <table:table-cell table:style-name="ce20" office:value-type="string" calcext:value-type="string">
            <text:p>688m2</text:p>
          </table:table-cell>
          <table:table-cell table:style-name="ce20" office:value-type="float" office:value="88030300" calcext:value-type="float">
            <text:p>88030300</text:p>
          </table:table-cell>
          <table:table-cell table:style-name="ce20" office:value-type="string" calcext:value-type="string">
            <text:p>Florianopolis</text:p>
          </table:table-cell>
          <table:table-cell table:style-name="ce20" office:value-type="string" calcext:value-type="string">
            <text:p>Joao Paulo</text:p>
          </table:table-cell>
          <table:table-cell table:style-name="ce20" office:value-type="string" calcext:value-type="string">
            <text:p>Rodovia Joao Paulo - ate 1499/1500</text:p>
          </table:table-cell>
          <table:table-cell/>
          <table:table-cell table:style-name="ce22" office:value-type="float" office:value="1822" calcext:value-type="float">
            <text:p>R$1,822</text:p>
          </table:table-cell>
          <table:table-cell table:number-columns-repeated="1010"/>
        </table:table-row>
        <table:table-row table:style-name="ro1">
          <table:table-cell table:style-name="ce20" office:value-type="float" office:value="156" calcext:value-type="float">
            <text:p>156</text:p>
          </table:table-cell>
          <table:table-cell table:style-name="ce20" office:value-type="string" calcext:value-type="string">
            <text:p>Terreno SÃO JOSÉ - SC</text:p>
          </table:table-cell>
          <table:table-cell table:style-name="ce20" office:value-type="string" calcext:value-type="string">
            <text:p>2800000.0</text:p>
          </table:table-cell>
          <table:table-cell table:style-name="ce20" office:value-type="string" calcext:value-type="string">
            <text:p>Cambirela Imóveis</text:p>
          </table:table-cell>
          <table:table-cell table:style-name="ce20" office:value-type="string" calcext:value-type="string">
            <text:p>Código do anúncio: 813356</text:p>
            <text:p/>
            <text:p>Terreno plano localizado na área industrial de São José, todo cercado, com a área de 3.804,66m2, próximo a Intelbras. Distando 700 metros da BR 101. Testada de 40,80 metros, fundos 50,66 metros, laterais: direita com 84,84 metros e esquerda com 83,00 metros.</text:p>
          </table:table-cell>
          <table:table-cell table:style-name="ce21" office:value-type="string" calcext:value-type="string">
            <text:p><text:a xlink:href="https://sc.olx.com.br/florianopolis-e-regiao/terrenos/terreno-sao-jose-sc-979551305" xlink:type="simple">https://sc.olx.com.br/florianopolis-e-regiao/terrenos/terreno-sao-jose-sc-979551305</text:a></text:p>
          </table:table-cell>
          <table:table-cell table:style-name="ce20" office:value-type="string" calcext:value-type="string">
            <text:p>Terrenos</text:p>
          </table:table-cell>
          <table:table-cell table:style-name="ce20" office:value-type="string" calcext:value-type="string">
            <text:p>3804m2</text:p>
          </table:table-cell>
          <table:table-cell table:style-name="ce20" office:value-type="float" office:value="88104790" calcext:value-type="float">
            <text:p>88104790</text:p>
          </table:table-cell>
          <table:table-cell table:style-name="ce20" office:value-type="string" calcext:value-type="string">
            <text:p>Sao Jose</text:p>
          </table:table-cell>
          <table:table-cell table:style-name="ce20" office:value-type="string" calcext:value-type="string">
            <text:p>Distrito Industrial</text:p>
          </table:table-cell>
          <table:table-cell table:style-name="ce20" office:value-type="string" calcext:value-type="string">
            <text:p>Rua Governador Aderbal Ramos da Silva</text:p>
          </table:table-cell>
          <table:table-cell table:number-columns-repeated="1012"/>
        </table:table-row>
        <table:table-row table:style-name="ro1">
          <table:table-cell table:style-name="ce20" office:value-type="float" office:value="157" calcext:value-type="float">
            <text:p>157</text:p>
          </table:table-cell>
          <table:table-cell table:style-name="ce20" office:value-type="string" calcext:value-type="string">
            <text:p>Lote/Terreno para venda possui 420 metros quadrados em Serraria - São José - SC</text:p>
          </table:table-cell>
          <table:table-cell table:style-name="ce20" office:value-type="string" calcext:value-type="string">
            <text:p>378000.0</text:p>
          </table:table-cell>
          <table:table-cell table:style-name="ce20" office:value-type="string" calcext:value-type="string">
            <text:p>Lucas Nascimento | Diego Ferreira</text:p>
          </table:table-cell>
          <table:table-cell table:style-name="ce20" office:value-type="string" calcext:value-type="string">
            <text:p>Código do anúncio: TE0339</text:p>
            <text:p/>
            <text:p>Terreno Comercial em Serraria - São José  </text:p>
            <text:p>  </text:p>
            <text:p> - Com 420 M² </text:p>
            <text:p> - Terreno de esquina </text:p>
            <text:p> - Plano  </text:p>
            <text:p> - 600 Metros da BR 101 </text:p>
            <text:p>  </text:p>
            <text:p> * PODE SER FINANCIADO * </text:p>
            <text:p>  </text:p>
            <text:p> Ligue e agende sua visita!! </text:p>
            <text:p>  </text:p>
            <text:p> ? Corretor Lucas Nascimento </text:p>
            <text:p> ? Fone:   </text:p>
            <text:p> ? Cresci: 32618  </text:p>
            <text:p>  </text:p>
            <text:p> Valor e disponibilidade podem ser alterados sem aviso prévio.</text:p>
          </table:table-cell>
          <table:table-cell table:style-name="ce21" office:value-type="string" calcext:value-type="string">
            <text:p><text:a xlink:href="https://sc.olx.com.br/florianopolis-e-regiao/terrenos/lote-terreno-para-venda-possui-420-metros-quadrados-em-serraria-sao-jose-sc-987389424" xlink:type="simple">https://sc.olx.com.br/florianopolis-e-regiao/terrenos/lote-terreno-para-venda-possui-420-metros-quadrados-em-serraria-sao-jose-sc-987389424</text:a></text:p>
          </table:table-cell>
          <table:table-cell table:style-name="ce20" office:value-type="string" calcext:value-type="string">
            <text:p>Terrenos</text:p>
          </table:table-cell>
          <table:table-cell table:style-name="ce20" office:value-type="string" calcext:value-type="string">
            <text:p>420m2</text:p>
          </table:table-cell>
          <table:table-cell table:style-name="ce20" office:value-type="float" office:value="88115000" calcext:value-type="float">
            <text:p>88115000</text:p>
          </table:table-cell>
          <table:table-cell table:style-name="ce20" office:value-type="string" calcext:value-type="string">
            <text:p>Sao Jose</text:p>
          </table:table-cell>
          <table:table-cell table:style-name="ce20" office:value-type="string" calcext:value-type="string">
            <text:p>Serraria</text:p>
          </table:table-cell>
          <table:table-cell table:style-name="ce20" office:value-type="string" calcext:value-type="string">
            <text:p>Rua Heriberto Hulse - de 4180/4181 ao fim</text:p>
          </table:table-cell>
          <table:table-cell table:number-columns-repeated="1012"/>
        </table:table-row>
        <table:table-row table:style-name="ro1">
          <table:table-cell table:style-name="ce20" office:value-type="float" office:value="158" calcext:value-type="float">
            <text:p>158</text:p>
          </table:table-cell>
          <table:table-cell table:style-name="ce20" office:value-type="string" calcext:value-type="string">
            <text:p>Terreno barbada em forquilhas</text:p>
          </table:table-cell>
          <table:table-cell table:style-name="ce20" office:value-type="string" calcext:value-type="string">
            <text:p>178000.0</text:p>
          </table:table-cell>
          <table:table-cell table:style-name="ce20" office:value-type="string" calcext:value-type="string">
            <text:p>ESEQUIEL DE OLIVEIRA</text:p>
          </table:table-cell>
          <table:table-cell table:style-name="ce20" office:value-type="string" calcext:value-type="string">
            <text:p>Código do anúncio: 2008</text:p>
            <text:p/>
            <text:p>Vendo um terreno plano em forquilhas no loteamento Manoel Melo, com 360 metros medindo 12x30. Ótima oportunidade  não perca entre em contato.</text:p>
          </table:table-cell>
          <table:table-cell table:style-name="ce21" office:value-type="string" calcext:value-type="string">
            <text:p><text:a xlink:href="https://sc.olx.com.br/florianopolis-e-regiao/terrenos/terreno-barbada-em-forquilhas-989460768" xlink:type="simple">https://sc.olx.com.br/florianopolis-e-regiao/terrenos/terreno-barbada-em-forquilhas-989460768</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07550" calcext:value-type="float">
            <text:p>8810755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Joaquim Jose Meurer</text:p>
          </table:table-cell>
          <table:table-cell table:number-columns-repeated="1012"/>
        </table:table-row>
        <table:table-row table:style-name="ro1">
          <table:table-cell table:style-name="ce20" office:value-type="float" office:value="159" calcext:value-type="float">
            <text:p>159</text:p>
          </table:table-cell>
          <table:table-cell table:style-name="ce20" office:value-type="string" calcext:value-type="string">
            <text:p>Lindo Terreno - 14 X 11</text:p>
          </table:table-cell>
          <table:table-cell table:style-name="ce20" office:value-type="string" calcext:value-type="string">
            <text:p>90000.0</text:p>
          </table:table-cell>
          <table:table-cell table:style-name="ce20" office:value-type="string" calcext:value-type="string">
            <text:p>Jaison.martins</text:p>
          </table:table-cell>
          <table:table-cell table:style-name="ce20" office:value-type="string" calcext:value-type="string">
            <text:p>Terreno 14 x 11 = 154 m² (Pra vender rápido, só chama se tiver interesse)</text:p>
            <text:p/>
            <text:p>Só chama se tiver interesse...</text:p>
            <text:p>Direto com o Proprietário</text:p>
            <text:p>(48) 9881... ver número - Jaison</text:p>
            <text:p/>
            <text:p>Pronto para construir </text:p>
            <text:p>Área legalizada para construção </text:p>
            <text:p>Servidão familiar e tranquila</text:p>
            <text:p>Documentos: Contrato de compra e venda, possuo documentação das origens do terreno (todos contratos anteriores), possui inscrição imobiliária da matricula mãe na prefeitura, desmembramento de IPTU já foi dado entrada e pago as taxas, enfim, tudo ok e regularizado. </text:p>
            <text:p/>
            <text:p>Rod. João Gualberto Soares, 6717 - Ingleses do Rio Vermelho</text:p>
            <text:p>Florianópolis - SC, 88060-000</text:p>
          </table:table-cell>
          <table:table-cell table:style-name="ce21" office:value-type="string" calcext:value-type="string">
            <text:p><text:a xlink:href="https://sc.olx.com.br/florianopolis-e-regiao/terrenos/lindo-terreno-14-x-11-963330004" xlink:type="simple">https://sc.olx.com.br/florianopolis-e-regiao/terrenos/lindo-terreno-14-x-11-963330004</text:a></text:p>
          </table:table-cell>
          <table:table-cell table:style-name="ce20" office:value-type="string" calcext:value-type="string">
            <text:p>Terrenos</text:p>
          </table:table-cell>
          <table:table-cell table:style-name="ce20" office:value-type="string" calcext:value-type="string">
            <text:p>154m2</text:p>
          </table:table-cell>
          <table:table-cell table:style-name="ce20" office:value-type="float" office:value="88060000" calcext:value-type="float">
            <text:p>88060000</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odovia Joao Gualberto Soares - de 4001/4002 a 16999/17000</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60" calcext:value-type="float">
            <text:p>160</text:p>
          </table:table-cell>
          <table:table-cell table:style-name="ce20" office:value-type="string" calcext:value-type="string">
            <text:p>Terreno em condomínio - Moçambique <text:s/>Rio Vermelho - Florianópolis - SC</text:p>
          </table:table-cell>
          <table:table-cell table:style-name="ce20" office:value-type="string" calcext:value-type="string">
            <text:p>298000.0</text:p>
          </table:table-cell>
          <table:table-cell table:style-name="ce20" office:value-type="string" calcext:value-type="string">
            <text:p>Imóveis Norberto</text:p>
          </table:table-cell>
          <table:table-cell table:style-name="ce20" office:value-type="string" calcext:value-type="string">
            <text:p>Código do anúncio: TEJULI</text:p>
            <text:p/>
            <text:p>O PRAIA DO MOÇAMBIQUE RESIDENCE, é sem dúvida alguma o mais belo e sofisticado CONDOMÍNIO HORIZONTAL FECHADO de Florianópolis/ SC e com certeza um dos mais sofísticados do Estado de SC . </text:p>
            <text:p>   Este empreendimento oferece uma infraestrutura de um verdadeiro CLUBE RESIDENCIAL à apenas 620m do Mar (Praia do Moçambique ? uma das mais belas praias de FLORIANÓPOLIS, em virtude de toda sua beleza natural.  Limpa e Preservada) .   </text:p>
            <text:p> Este CLUBE RESIDENCIAL oferece: </text:p>
            <text:p> 1-    Pavimentação em Paver em todas as vias automotivas. </text:p>
            <text:p> 2-    7 Pórticos de entrada com arrojada arquitetura. </text:p>
            <text:p> 3-    Muro perimetral na divisa dos condomínios com terceiros extremantes, estranhos aos condomínios. </text:p>
            <text:p> 4-    Portão eletrônico que viabiliza o acesso interior do(s) condomínio(s), para maior comodidade e segurança dos condôminos. </text:p>
            <text:p> 5-    Guarita de apoio na entrada. </text:p>
            <text:p> 6-    Sistema de iluminação da área comum por distribuição subterrânea (sem fiação externa). </text:p>
            <text:p> 7-    Estrutura subterrânea preparada para a distribuição de linhas telefônicas. </text:p>
            <text:p> 8-    Estrutura subterrânea preparada para distribuição de TV a cabo, internet e congêneres. </text:p>
            <text:p> 9-    Rede de água com abastecimento. </text:p>
            <text:p> 10-           Estação de tratamento de esgoto própria, evitando qualquer agressão ao meio ambiente, juntamente com a respectiva rede coletora.  </text:p>
            <text:p> 11-           Arborização com vegetação nativa e jardins. </text:p>
            <text:p> 12-           Playground  </text:p>
            <text:p> 13-           Gazebos com churrasqueira  </text:p>
            <text:p> 14-           Quadra poliesportiva  </text:p>
            <text:p> 15-           Quadra de Tênis  </text:p>
            <text:p> 16-           Campo de futebol com piso de grama  </text:p>
            <text:p> 17-           Salão de Festas Mobiliado e Equipado   </text:p>
            <text:p> 18-           Piscina adulto e Infantil  </text:p>
            <text:p> 19-           Fitness Center Mobiliado e Equipado </text:p>
            <text:p> 20-           Ecogym (pista de caminhada)   </text:p>
            <text:p> 21-           Espaço Gourmet Mobiliado e Equipado </text:p>
            <text:p> 22-           Sauna Seca e Úmida    </text:p>
            <text:p> 23-           Fitness Park (Aparelhos de alongamento ao ar livre)  </text:p>
            <text:p> 24-           Salão de Jogos  </text:p>
            <text:p> 25-           Vestiários  </text:p>
            <text:p> 26-           Espaço Luau com lareira à Gás </text:p>
            <text:p> 27-           Ilha de relaxamento </text:p>
            <text:p> 28-           Piscina semi-olímpica aquecida </text:p>
            <text:p> 29-           Horto </text:p>
            <text:p> 30-           Terraço Espaço Gourmet  </text:p>
            <text:p> 31-            Gerador de ENERGIA EÓLICA para alimentação da estação de tratamento de esgoto  </text:p>
            <text:p>       32-         *  Acesso a pé para a Belíssima PRAIA DO MOÇAMBIQUE , através de 1 PASSARELA* </text:p>
            <text:p> * valores sujeito alteração </text:p>
            <text:p> CRECI 6623 J</text:p>
          </table:table-cell>
          <table:table-cell table:style-name="ce21" office:value-type="string" calcext:value-type="string">
            <text:p><text:a xlink:href="https://sc.olx.com.br/florianopolis-e-regiao/terrenos/terreno-em-condominio-mocambique-rio-vermelho-florianopolis-sc-967732340" xlink:type="simple">https://sc.olx.com.br/florianopolis-e-regiao/terrenos/terreno-em-condominio-mocambique-rio-vermelho-florianopolis-sc-967732340</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60415" calcext:value-type="float">
            <text:p>88060415</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ua Mocambique</text:p>
          </table:table-cell>
          <table:table-cell table:number-columns-repeated="1012"/>
        </table:table-row>
        <table:table-row table:style-name="ro1">
          <table:table-cell table:style-name="ce20" office:value-type="float" office:value="161" calcext:value-type="float">
            <text:p>161</text:p>
          </table:table-cell>
          <table:table-cell table:style-name="ce20" office:value-type="string" calcext:value-type="string">
            <text:p>Terreno para Venda em Florianópolis, Sambaqui</text:p>
          </table:table-cell>
          <table:table-cell table:style-name="ce20" office:value-type="string" calcext:value-type="string">
            <text:p>1800000.0</text:p>
          </table:table-cell>
          <table:table-cell table:style-name="ce20" office:value-type="string" calcext:value-type="string">
            <text:p>VERSATI IMÓVEIS</text:p>
          </table:table-cell>
          <table:table-cell table:style-name="ce20" office:value-type="string" calcext:value-type="string">
            <text:p>Código do anúncio: 87_1-1992868</text:p>
            <text:p/>
            <text:p>Terreno com área de 23.130 m² no Bairro Sambaqui frente mar, lugar tranquilo, ideal para pousada, hotel, residência...terreno documentado e com viabilidade para construção.     OBS:. O preço poderá ser alterado sem prévio aviso por solicitação do proprietário.   ENTRE EM CONTATO, ESCLAREÇA SUAS DUVIDAS E FAÇA UMA PROPOSTA! LIGUE AGORA PARA O NOSSO PLANTÃO E AGENDE JÁ UMA VISITA! - CRECI 30764 www.versatiimoveis.com.br    - Características: Pode ser Financiado,   - Infraestrutura: Estacionamento,   - Proximidades: Bares e Restaurantes,   Observação: 7.650 m² com Matrícula e 15.480 m² com escritura de posse.    Pontos Fortes: Aceita permuta por apartamento em Meia Praia.</text:p>
          </table:table-cell>
          <table:table-cell table:style-name="ce21" office:value-type="string" calcext:value-type="string">
            <text:p><text:a xlink:href="https://sc.olx.com.br/florianopolis-e-regiao/terrenos/terreno-para-venda-em-florianopolis-sambaqui-995928578" xlink:type="simple">https://sc.olx.com.br/florianopolis-e-regiao/terrenos/terreno-para-venda-em-florianopolis-sambaqui-995928578</text:a></text:p>
          </table:table-cell>
          <table:table-cell table:style-name="ce20" office:value-type="string" calcext:value-type="string">
            <text:p>Terrenos</text:p>
          </table:table-cell>
          <table:table-cell table:style-name="ce20" office:value-type="string" calcext:value-type="string">
            <text:p>23130m2</text:p>
          </table:table-cell>
          <table:table-cell table:style-name="ce20" office:value-type="float" office:value="88051000" calcext:value-type="float">
            <text:p>88051000</text:p>
          </table:table-cell>
          <table:table-cell table:style-name="ce20" office:value-type="string" calcext:value-type="string">
            <text:p>Florianopolis</text:p>
          </table:table-cell>
          <table:table-cell table:style-name="ce20" office:value-type="string" calcext:value-type="string">
            <text:p>Sambaqui</text:p>
          </table:table-cell>
          <table:table-cell table:style-name="ce20" office:value-type="string" calcext:value-type="string">
            <text:p>Rodovia Gilson da Costa Xavier</text:p>
          </table:table-cell>
          <table:table-cell table:style-name="ce22" office:value-type="float" office:value="0" calcext:value-type="float">
            <text:p>R$0</text:p>
          </table:table-cell>
          <table:table-cell table:style-name="ce22" office:value-type="float" office:value="400" calcext:value-type="float">
            <text:p>R$400</text:p>
          </table:table-cell>
          <table:table-cell table:number-columns-repeated="1010"/>
        </table:table-row>
        <table:table-row table:style-name="ro1">
          <table:table-cell table:style-name="ce20" office:value-type="float" office:value="162" calcext:value-type="float">
            <text:p>162</text:p>
          </table:table-cell>
          <table:table-cell table:style-name="ce20" office:value-type="string" calcext:value-type="string">
            <text:p>FLORIANóPOLIS - Terreno Padrão - Pântano Do Sul</text:p>
          </table:table-cell>
          <table:table-cell table:style-name="ce20" office:value-type="string" calcext:value-type="string">
            <text:p>220000.0</text:p>
          </table:table-cell>
          <table:table-cell table:style-name="ce20" office:value-type="string" calcext:value-type="string">
            <text:p>Habiflex Soluções Imobiliárias</text:p>
          </table:table-cell>
          <table:table-cell table:style-name="ce20" office:value-type="string" calcext:value-type="string">
            <text:p>Código do anúncio: 3552</text:p>
            <text:p/>
            <text:p>Excelente terreno a venda, com 390m², com vista mar no bairro Pântano do Sul. </text:p>
            <text:p>  </text:p>
            <text:p> Terreno plano com medidas de 26 x 15 m. Possui já instalado água encanada e energia elétrica. </text:p>
            <text:p>  </text:p>
            <text:p> Localizado em rua tranquila sem saída, em meio a natureza, e de fácil acesso para o aeroporto, centro e praias do Sul da Ilha! </text:p>
            <text:p>  </text:p>
            <text:p> Agende uma visita com a Habiflex Soluções Imobiliárias e conheça seu novo endereço!</text:p>
          </table:table-cell>
          <table:table-cell table:style-name="ce21" office:value-type="string" calcext:value-type="string">
            <text:p><text:a xlink:href="https://sc.olx.com.br/florianopolis-e-regiao/terrenos/florianopolis-terreno-padrao-pantano-do-sul-972331497" xlink:type="simple">https://sc.olx.com.br/florianopolis-e-regiao/terrenos/florianopolis-terreno-padrao-pantano-do-sul-972331497</text:a></text:p>
          </table:table-cell>
          <table:table-cell table:style-name="ce20" office:value-type="string" calcext:value-type="string">
            <text:p>Terrenos</text:p>
          </table:table-cell>
          <table:table-cell table:style-name="ce20" office:value-type="string" calcext:value-type="string">
            <text:p>390m2</text:p>
          </table:table-cell>
          <table:table-cell table:style-name="ce20" office:value-type="float" office:value="88067620" calcext:value-type="float">
            <text:p>88067620</text:p>
          </table:table-cell>
          <table:table-cell table:style-name="ce20" office:value-type="string" calcext:value-type="string">
            <text:p>Florianopolis</text:p>
          </table:table-cell>
          <table:table-cell table:style-name="ce20" office:value-type="string" calcext:value-type="string">
            <text:p>Pantano do Sul</text:p>
          </table:table-cell>
          <table:table-cell table:style-name="ce20" office:value-type="string" calcext:value-type="string">
            <text:p>Servidao Mares do Sul</text:p>
          </table:table-cell>
          <table:table-cell/>
          <table:table-cell table:style-name="ce22" office:value-type="float" office:value="318" calcext:value-type="float">
            <text:p>R$318</text:p>
          </table:table-cell>
          <table:table-cell table:number-columns-repeated="1010"/>
        </table:table-row>
        <table:table-row table:style-name="ro1">
          <table:table-cell table:style-name="ce20" office:value-type="float" office:value="163" calcext:value-type="float">
            <text:p>163</text:p>
          </table:table-cell>
          <table:table-cell table:style-name="ce20" office:value-type="string" calcext:value-type="string">
            <text:p>Terreno Com Linda Vista - 450m² - Pedra Branca Palhoça</text:p>
          </table:table-cell>
          <table:table-cell table:style-name="ce20" office:value-type="string" calcext:value-type="string">
            <text:p>449980.0</text:p>
          </table:table-cell>
          <table:table-cell table:style-name="ce20" office:value-type="string" calcext:value-type="string">
            <text:p>Martendal Imóveis</text:p>
          </table:table-cell>
          <table:table-cell table:style-name="ce20" office:value-type="string" calcext:value-type="string">
            <text:p>Terreno 450 m² no Bairro Pedra Branca, próximo ao Passeio e Lago.</text:p>
            <text:p/>
            <text:p>Viabilidade multifamiliar mista, podendo chegar a 8 pavimentos com compra de índice, medindo 15 X 30.</text:p>
            <text:p/>
            <text:p>Ótima localização, local alto e com linda vista.</text:p>
            <text:p/>
            <text:p>Localizado na Cidade Universitária Pedra Branca onde você terá toda a infraestrutura, como lazer com variedade gastronômica, em espaço criativo e cheio de vida num ambiente familiar e ainda com espaço pet para aproveitar com o seu melhor amigo!</text:p>
            <text:p/>
            <text:p>A Pedra Branca possui Supermercado, farmácias, universidade, centro empresarial, boas escolas e demais comércios, garantindo mais conforto e comodidade a você e toda família.</text:p>
            <text:p/>
            <text:p>/Cód: 1870/</text:p>
          </table:table-cell>
          <table:table-cell table:style-name="ce21" office:value-type="string" calcext:value-type="string">
            <text:p><text:a xlink:href="https://sc.olx.com.br/florianopolis-e-regiao/terrenos/terreno-com-linda-vista-450m-pedra-branca-palhoca-878801131" xlink:type="simple">https://sc.olx.com.br/florianopolis-e-regiao/terrenos/terreno-com-linda-vista-450m-pedra-branca-palhoca-878801131</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137265" calcext:value-type="float">
            <text:p>88137265</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s Beija-Flores</text:p>
          </table:table-cell>
          <table:table-cell table:number-columns-repeated="1012"/>
        </table:table-row>
        <table:table-row table:style-name="ro1">
          <table:table-cell table:style-name="ce20" office:value-type="float" office:value="164" calcext:value-type="float">
            <text:p>164</text:p>
          </table:table-cell>
          <table:table-cell table:style-name="ce20" office:value-type="string" calcext:value-type="string">
            <text:p>Terreno para Venda em Florianópolis, São João do Rio Vermelho</text:p>
          </table:table-cell>
          <table:table-cell table:style-name="ce20" office:value-type="string" calcext:value-type="string">
            <text:p>160000.0</text:p>
          </table:table-cell>
          <table:table-cell table:style-name="ce20" office:value-type="string" calcext:value-type="string">
            <text:p>SIDNEI DIAS CORRETOR DE IMOVEIS</text:p>
          </table:table-cell>
          <table:table-cell table:style-name="ce20" office:value-type="string" calcext:value-type="string">
            <text:p>Código do anúncio: J28145_1-2230155</text:p>
            <text:p/>
            <text:p>Terreno para Venda no bairro São João do Rio Vermelho, localizado na cidade de Florianópolis / SC, ponto de referência Direto do Campo Rio Vermelho.  </text:p>
            <text:p>   </text:p>
            <text:p>  Área Total de 270,00 m², Frente do terreno com 10,00 Metros, Lateral esquerda do terreno com 27,50 Metros.  </text:p>
            <text:p>   </text:p>
            <text:p>  Valor do Imóvel R$ 160.000,00.  </text:p>
            <text:p>   </text:p>
            <text:p>  Proximidades: Bares e Restaurantes, Escola, Farmácia, Supermercado.  </text:p>
            <text:p>   </text:p>
            <text:p>  Não aceita financiemnto bancario  </text:p>
            <text:p>   </text:p>
            <text:p>   </text:p>
            <text:p>  - Proximidades: Bares e Restaurantes, Escola, Farmácia, Supermercado,</text:p>
          </table:table-cell>
          <table:table-cell table:style-name="ce21" office:value-type="string" calcext:value-type="string">
            <text:p><text:a xlink:href="https://sc.olx.com.br/florianopolis-e-regiao/terrenos/terreno-para-venda-em-florianopolis-sao-joao-do-rio-vermelho-981691873" xlink:type="simple">https://sc.olx.com.br/florianopolis-e-regiao/terrenos/terreno-para-venda-em-florianopolis-sao-joao-do-rio-vermelho-981691873</text:a></text:p>
          </table:table-cell>
          <table:table-cell table:style-name="ce20" office:value-type="string" calcext:value-type="string">
            <text:p>Terrenos</text:p>
          </table:table-cell>
          <table:table-cell table:style-name="ce20" office:value-type="string" calcext:value-type="string">
            <text:p>270m2</text:p>
          </table:table-cell>
          <table:table-cell table:style-name="ce20" office:value-type="float" office:value="88060428" calcext:value-type="float">
            <text:p>88060428</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Joao Damas Marques</text:p>
          </table:table-cell>
          <table:table-cell table:number-columns-repeated="1012"/>
        </table:table-row>
        <table:table-row table:style-name="ro1">
          <table:table-cell table:style-name="ce20" office:value-type="float" office:value="165" calcext:value-type="float">
            <text:p>165</text:p>
          </table:table-cell>
          <table:table-cell table:style-name="ce20" office:value-type="string" calcext:value-type="string">
            <text:p>JI375 - Excelente terreno para chácara em Sorocaba/Biguaçu!</text:p>
          </table:table-cell>
          <table:table-cell table:style-name="ce20" office:value-type="string" calcext:value-type="string">
            <text:p>130000.0</text:p>
          </table:table-cell>
          <table:table-cell table:style-name="ce20" office:value-type="string" calcext:value-type="string">
            <text:p>Jeferson Imóveis</text:p>
          </table:table-cell>
          <table:table-cell table:style-name="ce20" office:value-type="string" calcext:value-type="string">
            <text:p>Código do anúncio: JI375</text:p>
            <text:p/>
            <text:p>JI375 - Excelente terreno para chácara em Sorocaba/Biguaçu!  </text:p>
            <text:p>  </text:p>
            <text:p> Bairro Sorocaba </text:p>
            <text:p>  </text:p>
            <text:p> *Terreno com ótima área verde </text:p>
            <text:p> *Cachoeira e água corrente em todo o terreno </text:p>
            <text:p>  </text:p>
            <text:p> OPORTUNIDADE DE VÁRIOS HECTARES </text:p>
            <text:p>  </text:p>
            <text:p> SOMENTE R$130.000,00 CADA HECTAR </text:p>
            <text:p>  </text:p>
            <text:p> CRECI-SC 59.55J </text:p>
            <text:p>  </text:p>
            <text:p> Agende uma visita com nosso corretor de imo?veis!</text:p>
          </table:table-cell>
          <table:table-cell table:style-name="ce21" office:value-type="string" calcext:value-type="string">
            <text:p><text:a xlink:href="https://sc.olx.com.br/florianopolis-e-regiao/terrenos/ji375-excelente-terreno-para-chacara-em-sorocaba-biguacu-967233785" xlink:type="simple">https://sc.olx.com.br/florianopolis-e-regiao/terrenos/ji375-excelente-terreno-para-chacara-em-sorocaba-biguacu-967233785</text:a></text:p>
          </table:table-cell>
          <table:table-cell table:style-name="ce20" office:value-type="string" calcext:value-type="string">
            <text:p>Fazendas</text:p>
          </table:table-cell>
          <table:table-cell table:style-name="ce20" office:value-type="string" calcext:value-type="string">
            <text:p>0m2</text:p>
          </table:table-cell>
          <table:table-cell table:style-name="ce20" office:value-type="float" office:value="88170970" calcext:value-type="float">
            <text:p>88170970</text:p>
          </table:table-cell>
          <table:table-cell table:number-columns-repeated="2" table:style-name="ce20" office:value-type="string" calcext:value-type="string">
            <text:p>Sorocaba do Sul</text:p>
          </table:table-cell>
          <table:table-cell table:number-columns-repeated="1013"/>
        </table:table-row>
        <table:table-row table:style-name="ro1">
          <table:table-cell table:style-name="ce20" office:value-type="float" office:value="166" calcext:value-type="float">
            <text:p>166</text:p>
          </table:table-cell>
          <table:table-cell table:style-name="ce20" office:value-type="string" calcext:value-type="string">
            <text:p>Terreno para Venda em Imbituba, Praia do Rosa</text:p>
          </table:table-cell>
          <table:table-cell table:style-name="ce20" office:value-type="string" calcext:value-type="string">
            <text:p>580000.0</text:p>
          </table:table-cell>
          <table:table-cell table:style-name="ce20" office:value-type="string" calcext:value-type="string">
            <text:p>Franco Adm de Imoveis Ltda</text:p>
          </table:table-cell>
          <table:table-cell table:style-name="ce20" office:value-type="string" calcext:value-type="string">
            <text:p>Código do anúncio: 738_2-923179</text:p>
            <text:p/>
            <text:p>Excelente terreno de 1.250m², próximo ao centrinho do Rosa, a 100m do Pico da Tribo, ao lado de pousadas.  </text:p>
            <text:p>  Terreno ideal para pousada, casa ou comércio.  </text:p>
            <text:p>  Imóvel com viabilidade para construção e cadastro de IPTU junto a prefeitura.  </text:p>
            <text:p>   </text:p>
            <text:p>   </text:p>
            <text:p>  - Proximidades: Bares e Restaurantes, Escola, Farmácia, Supermercado,</text:p>
          </table:table-cell>
          <table:table-cell table:style-name="ce21" office:value-type="string" calcext:value-type="string">
            <text:p><text:a xlink:href="https://sc.olx.com.br/florianopolis-e-regiao/terrenos/terreno-para-venda-em-imbituba-praia-do-rosa-936817004" xlink:type="simple">https://sc.olx.com.br/florianopolis-e-regiao/terrenos/terreno-para-venda-em-imbituba-praia-do-rosa-936817004</text:a></text:p>
          </table:table-cell>
          <table:table-cell table:style-name="ce20" office:value-type="string" calcext:value-type="string">
            <text:p>Terrenos</text:p>
          </table:table-cell>
          <table:table-cell table:style-name="ce20" office:value-type="string" calcext:value-type="string">
            <text:p>125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167" calcext:value-type="float">
            <text:p>167</text:p>
          </table:table-cell>
          <table:table-cell table:style-name="ce20" office:value-type="string" calcext:value-type="string">
            <text:p>E.H Lote/Terreno à venda Condomínio Villaggio Verde - Próspera, Criciúma - SC</text:p>
          </table:table-cell>
          <table:table-cell table:style-name="ce20" office:value-type="string" calcext:value-type="string">
            <text:p>599000.0</text:p>
          </table:table-cell>
          <table:table-cell table:style-name="ce20" office:value-type="string" calcext:value-type="string">
            <text:p>Exclusive Homes</text:p>
          </table:table-cell>
          <table:table-cell table:style-name="ce20" office:value-type="string" calcext:value-type="string">
            <text:p>Código do anúncio: 11S2FK2</text:p>
            <text:p/>
            <text:p>Pediu área de lazer completa? No Villaggio Verde, você encontra.São mais de 12 mil m² Minicampo de golfe Piscina com raia  02 Quadra de tênis uma sendo de saibro coberta Sala de jogos  03 Salões de Festas Academia Brinquedoteca Playground Campo de FutebolTerreno urbano situado no Condomínio Fechado composto por lotes denominado ?CONDOMÍNIO RESIDENCIAL VILLAGGIO VERDE?, localizado à Rodovia Leonardo Bialecki, Bairro Argentina, em Criciúma/SC, correspondente ao LOTE Nº 10, da QUADRA ?M?, com as seguintes confrontações: Norte, com lote n.º 09; Sul, com área verde 08 do condomínio; e a área de preservação permanente 01 (APP ? 01); Leste, com a Rua Projetada I, e o Lote nº 01 da quadra K; e a Oeste com terras de Henrique Dauro Martinhago e Décio Martinhago. Pertence ao lote n.º 10 as seguintes áreas: área privativa de 917,60m2; área de uso comum de 949,36m2; área real global de 1.866,96m²; fração ideal de 1.866,71m² ou 0,729%; objeto da matrícula individualizada n.º 123.522 do 1º Ofício do Registro de Imóveis de Criciúma/SC, cadastrado na Prefeitura Municipal de Criciúma sob o n.º 101358Perfeito para você viver os seus momentos ao lado de quem mais ama.</text:p>
          </table:table-cell>
          <table:table-cell table:style-name="ce21" office:value-type="string" calcext:value-type="string">
            <text:p><text:a xlink:href="https://sc.olx.com.br/florianopolis-e-regiao/terrenos/e-h-lote-terreno-a-venda-condominio-villaggio-verde-prospera-criciuma-sc-994771987" xlink:type="simple">https://sc.olx.com.br/florianopolis-e-regiao/terrenos/e-h-lote-terreno-a-venda-condominio-villaggio-verde-prospera-criciuma-sc-994771987</text:a></text:p>
          </table:table-cell>
          <table:table-cell table:style-name="ce20" office:value-type="string" calcext:value-type="string">
            <text:p>Terrenos</text:p>
          </table:table-cell>
          <table:table-cell table:style-name="ce20" office:value-type="string" calcext:value-type="string">
            <text:p>917m2</text:p>
          </table:table-cell>
          <table:table-cell table:style-name="ce20" office:value-type="float" office:value="88813580" calcext:value-type="float">
            <text:p>88813580</text:p>
          </table:table-cell>
          <table:table-cell table:style-name="ce20" office:value-type="string" calcext:value-type="string">
            <text:p>Criciuma</text:p>
          </table:table-cell>
          <table:table-cell table:style-name="ce20" office:value-type="string" calcext:value-type="string">
            <text:p>Argentina</text:p>
          </table:table-cell>
          <table:table-cell table:style-name="ce20" office:value-type="string" calcext:value-type="string">
            <text:p>Rodovia Leonardo Bialecki</text:p>
          </table:table-cell>
          <table:table-cell table:style-name="ce22" office:value-type="float" office:value="250" calcext:value-type="float">
            <text:p>R$250</text:p>
          </table:table-cell>
          <table:table-cell table:style-name="ce22" office:value-type="float" office:value="500" calcext:value-type="float">
            <text:p>R$500</text:p>
          </table:table-cell>
          <table:table-cell table:number-columns-repeated="1010"/>
        </table:table-row>
        <table:table-row table:style-name="ro1">
          <table:table-cell table:style-name="ce20" office:value-type="float" office:value="168" calcext:value-type="float">
            <text:p>168</text:p>
          </table:table-cell>
          <table:table-cell table:style-name="ce20" office:value-type="string" calcext:value-type="string">
            <text:p>Terreno para venda possui 549 metros quadrados, apenas 400 metros da Praia Ingleses do Rio</text:p>
          </table:table-cell>
          <table:table-cell table:style-name="ce20" office:value-type="string" calcext:value-type="string">
            <text:p>550000.0</text:p>
          </table:table-cell>
          <table:table-cell table:style-name="ce20" office:value-type="string" calcext:value-type="string">
            <text:p>Helena killiam</text:p>
          </table:table-cell>
          <table:table-cell table:style-name="ce20" office:value-type="string" calcext:value-type="string">
            <text:p>Código do anúncio: 1GQL7KD</text:p>
            <text:p/>
            <text:p>!!Atenção investidor, raridade na área Nobre do bairro dos Ingleses!! </text:p>
            <text:p>  </text:p>
            <text:p> Terreno unifamiliar em avaliação junto a prefeitura para a viabilidade multifamiliar </text:p>
            <text:p> 549m2 aptos para construir </text:p>
            <text:p> Ingleses norte </text:p>
            <text:p> 400 metros da praia dos Ingleses/Gaivotas </text:p>
            <text:p> Melhor localização do Bairro </text:p>
            <text:p> Terreno Plano </text:p>
            <text:p> Escritura Pública </text:p>
            <text:p> Aceita Financiamento </text:p>
            <text:p> Água, luz, esgoto e IPTU regularizado </text:p>
            <text:p>  </text:p>
            <text:p> Não perca essa oportunidade única!!!</text:p>
          </table:table-cell>
          <table:table-cell table:style-name="ce21" office:value-type="string" calcext:value-type="string">
            <text:p><text:a xlink:href="https://sc.olx.com.br/florianopolis-e-regiao/terrenos/terreno-para-venda-possui-549-metros-quadrados-apenas-400-metros-da-praia-ingleses-do-rio-980012969" xlink:type="simple">https://sc.olx.com.br/florianopolis-e-regiao/terrenos/terreno-para-venda-possui-549-metros-quadrados-apenas-400-metros-da-praia-ingleses-do-rio-980012969</text:a></text:p>
          </table:table-cell>
          <table:table-cell table:style-name="ce20" office:value-type="string" calcext:value-type="string">
            <text:p>Terrenos</text:p>
          </table:table-cell>
          <table:table-cell table:style-name="ce20" office:value-type="string" calcext:value-type="string">
            <text:p>549m2</text:p>
          </table:table-cell>
          <table:table-cell table:style-name="ce20" office:value-type="float" office:value="88058090" calcext:value-type="float">
            <text:p>8805809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o Marisco</text:p>
          </table:table-cell>
          <table:table-cell table:number-columns-repeated="1012"/>
        </table:table-row>
        <table:table-row table:style-name="ro1">
          <table:table-cell table:style-name="ce20" office:value-type="float" office:value="169" calcext:value-type="float">
            <text:p>169</text:p>
          </table:table-cell>
          <table:table-cell table:style-name="ce20" office:value-type="string" calcext:value-type="string">
            <text:p>Terrenos parcelados em até 120x - Lotes de 360m² a 510m² - ESCRITURADO - PRÓXIMO AO MAR</text:p>
          </table:table-cell>
          <table:table-cell table:style-name="ce20" office:value-type="string" calcext:value-type="string">
            <text:p>65000.0</text:p>
          </table:table-cell>
          <table:table-cell table:style-name="ce20" office:value-type="string" calcext:value-type="string">
            <text:p>Diogo Beck</text:p>
          </table:table-cell>
          <table:table-cell table:style-name="ce20" office:value-type="string" calcext:value-type="string">
            <text:p>Código do anúncio: 27358</text:p>
            <text:p/>
            <text:p>Referência: 0380 - DIOGO BECK - SEU CORRETOR NO LITORAL                                           CRECI/SC: 29521 TERRENOS  PARCELADOS PRÓXIMO AO MAR  - SALDO EM ATÉ 120X  Valor: A PARTIR DE  R$ 65.000,00  BEM ESTAR, SEGURANÇA, FACILIDADES, OCUPAÇÃO ORDENADA E ÓTIMA LOCALIZAÇÃO PRÓXIMO AO MAR!!!!   364 TERRENOS COM INFRAESTRUTURA COMPLETA.   LOTES ENTRE  360m² (12,00m X 30,00m) e 510m² (17,00m X 30,00m)   AMPLAS RUAS PAVIMENTADAS, ILUMINADAS E ARBORIZADAS. ÁGUA, ESGOTO E ENERGIA ELÉTRICA PRONTOS EM FRENTE AO SEU TERRENO. PRIMEIRO LOTEAMENTO COM ESTAÇÃO DE TRATAMENTO DE ESGOTO.   MATRÍCULAS INDIVIDUAIS.   ESCRITURA ENTREGUE APÓS QUITAÇÃO DO TERRENO   DISTÂNCIAS: BAS - PORTO ALEGRE: 240 km BAS - FLORIANÓPOLIS: 215 km BAS - BOM JESUS: 115 km BAS - CAXIAS DO SUL: 250 km   LICENÇA AMBIENTAL DE INSTALAÇÃO Nº 4444/2018   BALNEÁRIO ARROIO DO SILVA / SC   DISPONIBILIDADE E VALORES SUJEITOS A CONFIRMAÇÃO.</text:p>
          </table:table-cell>
          <table:table-cell table:style-name="ce21" office:value-type="string" calcext:value-type="string">
            <text:p><text:a xlink:href="https://sc.olx.com.br/florianopolis-e-regiao/terrenos/terrenos-parcelados-em-ate-120x-lotes-de-360m-a-510m-escriturado-proximo-ao-mar-980579618" xlink:type="simple">https://sc.olx.com.br/florianopolis-e-regiao/terrenos/terrenos-parcelados-em-ate-120x-lotes-de-360m-a-510m-escriturado-proximo-ao-mar-980579618</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914000" calcext:value-type="float">
            <text:p>88914000</text:p>
          </table:table-cell>
          <table:table-cell table:style-name="ce20" office:value-type="string" calcext:value-type="string">
            <text:p>Balneario Arroio do Silva</text:p>
          </table:table-cell>
          <table:table-cell table:number-columns-repeated="1014"/>
        </table:table-row>
        <table:table-row table:style-name="ro1">
          <table:table-cell table:style-name="ce20" office:value-type="float" office:value="170" calcext:value-type="float">
            <text:p>170</text:p>
          </table:table-cell>
          <table:table-cell table:style-name="ce20" office:value-type="string" calcext:value-type="string">
            <text:p>Terreno na praia a 1500m do mar - ESCRITURADO</text:p>
          </table:table-cell>
          <table:table-cell table:style-name="ce20" office:value-type="string" calcext:value-type="string">
            <text:p>40000.0</text:p>
          </table:table-cell>
          <table:table-cell table:style-name="ce20" office:value-type="string" calcext:value-type="string">
            <text:p>Diogo Beck</text:p>
          </table:table-cell>
          <table:table-cell table:style-name="ce20" office:value-type="string" calcext:value-type="string">
            <text:p>Código do anúncio: 22050</text:p>
            <text:p/>
            <text:p>Referência: 0230 - DIOGO BECK - SEU CORRETOR NO LITORAL                                           CRECI/SC: 29521 TERRENO NA PRAIA A 1500m DO MAR Área do terreno: 300 m² (12,00 m x 25,00 m) COM ESCRITURA, REGISTRO E TODOS OS IMPOSTOS EM DIA FRENTE SUL B. ARROIO DO SILVA/SC       DISPONIBILIDADE E VALORES SUJEITOS A CONFIRMAÇÃO.             </text:p>
          </table:table-cell>
          <table:table-cell table:style-name="ce21" office:value-type="string" calcext:value-type="string">
            <text:p><text:a xlink:href="https://sc.olx.com.br/florianopolis-e-regiao/terrenos/terreno-na-praia-a-1500m-do-mar-escriturado-994014431" xlink:type="simple">https://sc.olx.com.br/florianopolis-e-regiao/terrenos/terreno-na-praia-a-1500m-do-mar-escriturado-994014431</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14000" calcext:value-type="float">
            <text:p>88914000</text:p>
          </table:table-cell>
          <table:table-cell table:style-name="ce20" office:value-type="string" calcext:value-type="string">
            <text:p>Balneario Arroio do Silva</text:p>
          </table:table-cell>
          <table:table-cell table:number-columns-repeated="1014"/>
        </table:table-row>
        <table:table-row table:style-name="ro1">
          <table:table-cell table:style-name="ce20" office:value-type="float" office:value="171" calcext:value-type="float">
            <text:p>171</text:p>
          </table:table-cell>
          <table:table-cell table:style-name="ce20" office:value-type="string" calcext:value-type="string">
            <text:p>Terreno Rural / Chácara / Sítio à venda, 36000 m² à venda em Canelinha/SC</text:p>
          </table:table-cell>
          <table:table-cell table:style-name="ce20" office:value-type="string" calcext:value-type="string">
            <text:p>350000.0</text:p>
          </table:table-cell>
          <table:table-cell table:style-name="ce20" office:value-type="string" calcext:value-type="string">
            <text:p>MRS Mara Rubia Corretora de Imoveis</text:p>
          </table:table-cell>
          <table:table-cell table:style-name="ce20" office:value-type="string" calcext:value-type="string">
            <text:p>Código do anúncio: CH0030</text:p>
            <text:p>Lindo Terreno para sítio a apenas 4 Km do centro de Canelinha.</text:p>
            <text:p/>
            <text:p>Terreno medindo 45X800 conta com muita natureza, olhos d`agua, açude, muitas palmeiras e local pronto para construir.</text:p>
            <text:p/>
            <text:p>Agende uma visita.</text:p>
            <text:p/>
            <text:p>Para saber mais acesse:</text:p>
            <text:p>www.mrsnegociosimobiliarios.com.br</text:p>
            <text:p/>
            <text:p>Mara Rubia Soares Gomes</text:p>
            <text:p>CRECI 38104 - 27/02/2022</text:p>
          </table:table-cell>
          <table:table-cell table:style-name="ce21" office:value-type="string" calcext:value-type="string">
            <text:p><text:a xlink:href="https://sc.olx.com.br/florianopolis-e-regiao/terrenos/terreno-rural-chacara-sitio-a-venda-36000-m-a-venda-em-canelinha-sc-861644817" xlink:type="simple">https://sc.olx.com.br/florianopolis-e-regiao/terrenos/terreno-rural-chacara-sitio-a-venda-36000-m-a-venda-em-canelinha-sc-861644817</text:a></text:p>
          </table:table-cell>
          <table:table-cell table:style-name="ce20" office:value-type="string" calcext:value-type="string">
            <text:p>Sitios e chacaras</text:p>
          </table:table-cell>
          <table:table-cell table:style-name="ce20" office:value-type="string" calcext:value-type="string">
            <text:p>36000m2</text:p>
          </table:table-cell>
          <table:table-cell table:style-name="ce20" office:value-type="float" office:value="88230000" calcext:value-type="float">
            <text:p>88230000</text:p>
          </table:table-cell>
          <table:table-cell table:style-name="ce20" office:value-type="string" calcext:value-type="string">
            <text:p>Canelinha</text:p>
          </table:table-cell>
          <table:table-cell table:number-columns-repeated="1014"/>
        </table:table-row>
        <table:table-row table:style-name="ro1">
          <table:table-cell table:style-name="ce20" office:value-type="float" office:value="172" calcext:value-type="float">
            <text:p>172</text:p>
          </table:table-cell>
          <table:table-cell table:style-name="ce20" office:value-type="string" calcext:value-type="string">
            <text:p>terreno - Rio Tavares - Florianópolis</text:p>
          </table:table-cell>
          <table:table-cell table:style-name="ce20" office:value-type="string" calcext:value-type="string">
            <text:p>7000000.0</text:p>
          </table:table-cell>
          <table:table-cell table:style-name="ce20" office:value-type="string" calcext:value-type="string">
            <text:p>RK Imóveis Locação Anual</text:p>
          </table:table-cell>
          <table:table-cell table:style-name="ce20" office:value-type="string" calcext:value-type="string">
            <text:p>Código do anúncio: TE007958</text:p>
            <text:p/>
            <text:p>Imóvel com matrícula. </text:p>
            <text:p> Terreno com escritura pública na praia do CAMPECHE.  </text:p>
            <text:p> Possibilidade de financiamento bancário. </text:p>
            <text:p> Metragem total com 8.500m², sendo 425m² de frente para uma avenida de passagem, em excelente localização, comércio variado no entorno, escola, restaurantes, ônibus, pertinho do novo acesso ao aeroporto e a poucos minutos das mais belas e límpidas praias do sul de Florianópolis. -</text:p>
          </table:table-cell>
          <table:table-cell table:style-name="ce21" office:value-type="string" calcext:value-type="string">
            <text:p><text:a xlink:href="https://sc.olx.com.br/florianopolis-e-regiao/terrenos/terreno-rio-tavares-florianopolis-994480618" xlink:type="simple">https://sc.olx.com.br/florianopolis-e-regiao/terrenos/terreno-rio-tavares-florianopolis-994480618</text:a></text:p>
          </table:table-cell>
          <table:table-cell table:style-name="ce20" office:value-type="string" calcext:value-type="string">
            <text:p>Terrenos</text:p>
          </table:table-cell>
          <table:table-cell table:style-name="ce20" office:value-type="string" calcext:value-type="string">
            <text:p>8500m2</text:p>
          </table:table-cell>
          <table:table-cell table:style-name="ce20" office:value-type="float" office:value="88063700" calcext:value-type="float">
            <text:p>88063700</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Rodovia Francisco Magno Vieira</text:p>
          </table:table-cell>
          <table:table-cell table:number-columns-repeated="1012"/>
        </table:table-row>
        <table:table-row table:style-name="ro1">
          <table:table-cell table:style-name="ce20" office:value-type="float" office:value="173" calcext:value-type="float">
            <text:p>173</text:p>
          </table:table-cell>
          <table:table-cell table:style-name="ce20" office:value-type="string" calcext:value-type="string">
            <text:p>terreno - Ingleses do Rio Vermelho - Florianópolis</text:p>
          </table:table-cell>
          <table:table-cell table:style-name="ce20" office:value-type="string" calcext:value-type="string">
            <text:p>950000.0</text:p>
          </table:table-cell>
          <table:table-cell table:style-name="ce20" office:value-type="string" calcext:value-type="string">
            <text:p>RK Imóveis Locação Anual</text:p>
          </table:table-cell>
          <table:table-cell table:style-name="ce20" office:value-type="string" calcext:value-type="string">
            <text:p>Código do anúncio: TE008208</text:p>
            <text:p/>
            <text:p>IMÓVEL COM MATRÍCULA </text:p>
            <text:p> Terreno Plano, localizado na área nobre da Praia dos Ingleses, de esquina, cerca de 300 metros do mar. Próximo a mercados, fácil acesso à SC 403, circulação de transporte público. Pronto para construção! </text:p>
            <text:p> *residencial Unifamiliar -</text:p>
          </table:table-cell>
          <table:table-cell table:style-name="ce21" office:value-type="string" calcext:value-type="string">
            <text:p><text:a xlink:href="https://sc.olx.com.br/florianopolis-e-regiao/terrenos/terreno-ingleses-do-rio-vermelho-florianopolis-994480585" xlink:type="simple">https://sc.olx.com.br/florianopolis-e-regiao/terrenos/terreno-ingleses-do-rio-vermelho-florianopolis-994480585</text:a></text:p>
          </table:table-cell>
          <table:table-cell table:style-name="ce20" office:value-type="string" calcext:value-type="string">
            <text:p>Terrenos</text:p>
          </table:table-cell>
          <table:table-cell table:style-name="ce20" office:value-type="string" calcext:value-type="string">
            <text:p>1043m2</text:p>
          </table:table-cell>
          <table:table-cell table:style-name="ce20" office:value-type="float" office:value="88058539" calcext:value-type="float">
            <text:p>88058539</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Stella Mares</text:p>
          </table:table-cell>
          <table:table-cell table:number-columns-repeated="1012"/>
        </table:table-row>
        <table:table-row table:style-name="ro1">
          <table:table-cell table:style-name="ce20" office:value-type="float" office:value="174" calcext:value-type="float">
            <text:p>174</text:p>
          </table:table-cell>
          <table:table-cell table:style-name="ce20" office:value-type="string" calcext:value-type="string">
            <text:p>Imóvel na Praia do Rosa com área 1.520m2 na beira da lagoa de Ibiraquera com 6 apartamento</text:p>
          </table:table-cell>
          <table:table-cell table:style-name="ce20" office:value-type="string" calcext:value-type="string">
            <text:p>2000000.0</text:p>
          </table:table-cell>
          <table:table-cell table:style-name="ce20" office:value-type="string" calcext:value-type="string">
            <text:p>Eduardo Schäffer</text:p>
          </table:table-cell>
          <table:table-cell table:style-name="ce20" office:value-type="string" calcext:value-type="string">
            <text:p>Código do anúncio: 294</text:p>
            <text:p/>
            <text:p>Vende-se imóvel na Praia do Rosa de frente para a lagoa de Ibiraquera com belíssimo por do sol. Área privilegiada com 1.520m2, rua sem saída, na beira da lagoa. Terreno alto, seco e com linda vista. Possui edificação com área total construída de 440m2 com 6 apartamentos, 2 pisos, sendo que 3 apartamentos já estão concluídos. Oportunidade para investir. Possui luz trifásica e água de poço semi-artesiano. Mais informações pelo site ou fone . CRECI 32.791FAs informações estão sujeitas a alterações. Consulte o corretor responsável. Chave do anúncio: W5cT0yTDlFMVllw5</text:p>
          </table:table-cell>
          <table:table-cell table:style-name="ce21" office:value-type="string" calcext:value-type="string">
            <text:p><text:a xlink:href="https://sc.olx.com.br/florianopolis-e-regiao/terrenos/imovel-na-praia-do-rosa-com-area-1-520m2-na-beira-da-lagoa-de-ibiraquera-com-6-apartamento-958330637" xlink:type="simple">https://sc.olx.com.br/florianopolis-e-regiao/terrenos/imovel-na-praia-do-rosa-com-area-1-520m2-na-beira-da-lagoa-de-ibiraquera-com-6-apartamento-958330637</text:a></text:p>
          </table:table-cell>
          <table:table-cell table:style-name="ce20" office:value-type="string" calcext:value-type="string">
            <text:p>Terrenos</text:p>
          </table:table-cell>
          <table:table-cell table:style-name="ce20" office:value-type="string" calcext:value-type="string">
            <text:p>152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75" calcext:value-type="float">
            <text:p>175</text:p>
          </table:table-cell>
          <table:table-cell table:style-name="ce20" office:value-type="string" calcext:value-type="string">
            <text:p>Terreno à 700 metros da lagoa, em Imbituba, litoral de Santa Catarina.</text:p>
          </table:table-cell>
          <table:table-cell table:style-name="ce20" office:value-type="string" calcext:value-type="string">
            <text:p>190000.0</text:p>
          </table:table-cell>
          <table:table-cell table:style-name="ce20" office:value-type="string" calcext:value-type="string">
            <text:p>Tomaz Imóveis Ltda. CRECI 2864 J</text:p>
          </table:table-cell>
          <table:table-cell table:style-name="ce20" office:value-type="string" calcext:value-type="string">
            <text:p>Código do anúncio: 595-V</text:p>
            <text:p>Terreno à 700 metros da lagoa, em Imbituba, litoral de Santa Catarina. Terreno plano e seco, à 700 metros da lagoa em Imbituba, litoral de Santa Catarina. Possui uma área total de 720 m², estando em uma ótima localização, próximo ao comércio local, com um fácil acesso a BR 101 e a poucos minutos do Centro da Cidade e das mais belas praias e lagoas da região. Uma ótima oportunidade para você que deseja investir ou construir seu imóvel em um local tranquilo e acolhedor. Não perca essa chance, ligue e agende uma visita com um de nossos corretores. Esta e outras opções você encontra no nosso site www.tomazimoveis.com.br.</text:p>
          </table:table-cell>
          <table:table-cell table:style-name="ce21" office:value-type="string" calcext:value-type="string">
            <text:p><text:a xlink:href="https://sc.olx.com.br/florianopolis-e-regiao/terrenos/terreno-a-700-metros-da-lagoa-em-imbituba-litoral-de-santa-catarina-887185152" xlink:type="simple">https://sc.olx.com.br/florianopolis-e-regiao/terrenos/terreno-a-700-metros-da-lagoa-em-imbituba-litoral-de-santa-catarina-887185152</text:a></text:p>
          </table:table-cell>
          <table:table-cell table:style-name="ce20" office:value-type="string" calcext:value-type="string">
            <text:p>Terrenos</text:p>
          </table:table-cell>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176" calcext:value-type="float">
            <text:p>176</text:p>
          </table:table-cell>
          <table:table-cell table:style-name="ce20" office:value-type="string" calcext:value-type="string">
            <text:p>Sítio para Venda em São Pedro de Alcântara, Vila Junckes, 2 dormitórios, 2 banheiros, 1 va</text:p>
          </table:table-cell>
          <table:table-cell table:style-name="ce20" office:value-type="string" calcext:value-type="string">
            <text:p>430000.0</text:p>
          </table:table-cell>
          <table:table-cell table:style-name="ce20" office:value-type="string" calcext:value-type="string">
            <text:p>Marcos Aurélio Schutz</text:p>
          </table:table-cell>
          <table:table-cell table:style-name="ce20" office:value-type="string" calcext:value-type="string">
            <text:p>Código do anúncio: SIT 02_2-1291344</text:p>
            <text:p/>
            <text:p>Ótima Oportunidade para você  Sítio com 2.4 hectares  Escritura Pública  Casa 2 piso de material  2 Quartos  2 banheiros  Sala,cozinha e garagem  2 Açudes  Com vista linda para natureza  Valor R$430.000,00    - : Fogão a Lenha, Nascente,   - Proximidades: Escola, Farmácia, Supermercado,</text:p>
          </table:table-cell>
          <table:table-cell table:style-name="ce21" office:value-type="string" calcext:value-type="string">
            <text:p><text:a xlink:href="https://sc.olx.com.br/florianopolis-e-regiao/terrenos/sitio-para-venda-em-sao-pedro-de-alcantara-vila-junckes-2-dormitorios-2-banheiros-1-va-985944788" xlink:type="simple">https://sc.olx.com.br/florianopolis-e-regiao/terrenos/sitio-para-venda-em-sao-pedro-de-alcantara-vila-junckes-2-dormitorios-2-banheiros-1-va-985944788</text:a></text:p>
          </table:table-cell>
          <table:table-cell table:style-name="ce20" office:value-type="string" calcext:value-type="string">
            <text:p>Fazendas</text:p>
          </table:table-cell>
          <table:table-cell table:style-name="ce20" office:value-type="string" calcext:value-type="string">
            <text:p>100m2</text:p>
          </table:table-cell>
          <table:table-cell table:style-name="ce20" office:value-type="float" office:value="88125000" calcext:value-type="float">
            <text:p>88125000</text:p>
          </table:table-cell>
          <table:table-cell table:style-name="ce20" office:value-type="string" calcext:value-type="string">
            <text:p>Sao Pedro de Alcantar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77" calcext:value-type="float">
            <text:p>177</text:p>
          </table:table-cell>
          <table:table-cell table:style-name="ce20" office:value-type="string" calcext:value-type="string">
            <text:p>Terreno à venda em Araranguá no bairro Mato Alto</text:p>
          </table:table-cell>
          <table:table-cell table:style-name="ce20" office:value-type="string" calcext:value-type="string">
            <text:p>2000000.0</text:p>
          </table:table-cell>
          <table:table-cell table:style-name="ce20" office:value-type="string" calcext:value-type="string">
            <text:p>Projetar Imóveis</text:p>
          </table:table-cell>
          <table:table-cell table:style-name="ce20" office:value-type="string" calcext:value-type="string">
            <text:p>Código do anúncio: 1210</text:p>
            <text:p/>
            <text:p>Terreno residencial à venda no bairro Mato Alto, Araranguá. Terreno com área total de 3.260m². Conheça o terreno agendando uma visita através de nosso WhatsApp  ou pelo telefone . A Projetar Imóveis conta com uma equipe de corretores qualificados prontos para lhe atender.</text:p>
          </table:table-cell>
          <table:table-cell table:style-name="ce21" office:value-type="string" calcext:value-type="string">
            <text:p><text:a xlink:href="https://sc.olx.com.br/florianopolis-e-regiao/terrenos/terreno-a-venda-em-ararangua-no-bairro-mato-alto-959138269" xlink:type="simple">https://sc.olx.com.br/florianopolis-e-regiao/terrenos/terreno-a-venda-em-ararangua-no-bairro-mato-alto-959138269</text:a></text:p>
          </table:table-cell>
          <table:table-cell table:style-name="ce20" office:value-type="string" calcext:value-type="string">
            <text:p>Terrenos</text:p>
          </table:table-cell>
          <table:table-cell table:style-name="ce20" office:value-type="string" calcext:value-type="string">
            <text:p>3260m2</text:p>
          </table:table-cell>
          <table:table-cell table:style-name="ce20" office:value-type="float" office:value="88904142" calcext:value-type="float">
            <text:p>88904142</text:p>
          </table:table-cell>
          <table:table-cell table:style-name="ce20" office:value-type="string" calcext:value-type="string">
            <text:p>Ararangua</text:p>
          </table:table-cell>
          <table:table-cell table:style-name="ce20" office:value-type="string" calcext:value-type="string">
            <text:p>Mato Alto</text:p>
          </table:table-cell>
          <table:table-cell table:style-name="ce20" office:value-type="string" calcext:value-type="string">
            <text:p>Rua Antonio Bertoncini - de 1175/1176 ao f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78" calcext:value-type="float">
            <text:p>178</text:p>
          </table:table-cell>
          <table:table-cell table:style-name="ce20" office:value-type="string" calcext:value-type="string">
            <text:p>Lote em <text:s/>Araranguá /Sc PARCELADO ATÉ 96 x</text:p>
          </table:table-cell>
          <table:table-cell table:style-name="ce20" office:value-type="string" calcext:value-type="string">
            <text:p>70000.0</text:p>
          </table:table-cell>
          <table:table-cell table:style-name="ce20" office:value-type="string" calcext:value-type="string">
            <text:p>Luciana Machado</text:p>
          </table:table-cell>
          <table:table-cell table:style-name="ce20" office:value-type="string" calcext:value-type="string">
            <text:p>Código do anúncio: a8988b</text:p>
            <text:p/>
            <text:p>Loteamento Flamboynt  </text:p>
            <text:p>  </text:p>
            <text:p> Muito bem localizado </text:p>
            <text:p>  </text:p>
            <text:p> Medindo 13 x 26  </text:p>
            <text:p>  </text:p>
            <text:p> Escriturado  </text:p>
            <text:p>  </text:p>
            <text:p> Rua pavimentada  </text:p>
            <text:p>  </text:p>
            <text:p> 10% de entrada restante até 96 x</text:p>
          </table:table-cell>
          <table:table-cell table:style-name="ce21" office:value-type="string" calcext:value-type="string">
            <text:p><text:a xlink:href="https://sc.olx.com.br/florianopolis-e-regiao/terrenos/lote-em-ararangua-sc-parcelado-ate-96-x-972869715" xlink:type="simple">https://sc.olx.com.br/florianopolis-e-regiao/terrenos/lote-em-ararangua-sc-parcelado-ate-96-x-972869715</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05589" calcext:value-type="float">
            <text:p>88905589</text:p>
          </table:table-cell>
          <table:table-cell table:style-name="ce20" office:value-type="string" calcext:value-type="string">
            <text:p>Ararangua</text:p>
          </table:table-cell>
          <table:table-cell table:style-name="ce20" office:value-type="string" calcext:value-type="string">
            <text:p>Caverazinho</text:p>
          </table:table-cell>
          <table:table-cell table:style-name="ce20" office:value-type="string" calcext:value-type="string">
            <text:p>Rua Adelia Paulino Martins</text:p>
          </table:table-cell>
          <table:table-cell table:number-columns-repeated="1012"/>
        </table:table-row>
        <table:table-row table:style-name="ro1">
          <table:table-cell table:style-name="ce20" office:value-type="float" office:value="179" calcext:value-type="float">
            <text:p>179</text:p>
          </table:table-cell>
          <table:table-cell table:style-name="ce20" office:value-type="string" calcext:value-type="string">
            <text:p>Terreno top à venda 312,50 m² por R$ 90.000,00 Areias claras- Balneário Gaivota/SC</text:p>
          </table:table-cell>
          <table:table-cell table:style-name="ce20" office:value-type="string" calcext:value-type="string">
            <text:p>90000.0</text:p>
          </table:table-cell>
          <table:table-cell table:style-name="ce20" office:value-type="string" calcext:value-type="string">
            <text:p>Dedetavares77</text:p>
          </table:table-cell>
          <table:table-cell table:style-name="ce20" office:value-type="string" calcext:value-type="string">
            <text:p>Terreno escriturado para Venda no bairro Areias Claras, localizado na cidade de Balneário Gaivota / SC.</text:p>
            <text:p/>
            <text:p>Área do Terreno com 312,50 m² (12,5x25m).</text:p>
            <text:p/>
            <text:p>Valor do Imóvel R$ 90.000,00.</text:p>
            <text:p/>
            <text:p>Lote a 350 metros do mar.</text:p>
            <text:p/>
            <text:p>Posição Frente mar.</text:p>
            <text:p/>
            <text:p>A 50 metros do playground (quase na frente)</text:p>
            <text:p/>
            <text:p>Interessados contatar pelo watts (48) 9919... ver número Daiane Lang Imóveis</text:p>
          </table:table-cell>
          <table:table-cell table:style-name="ce21" office:value-type="string" calcext:value-type="string">
            <text:p><text:a xlink:href="https://sc.olx.com.br/florianopolis-e-regiao/terrenos/terreno-top-a-venda-312-50-m-por-r-90-000-00-areias-claras-balneario-gaivota-sc-976284748" xlink:type="simple">https://sc.olx.com.br/florianopolis-e-regiao/terrenos/terreno-top-a-venda-312-50-m-por-r-90-000-00-areias-claras-balneario-gaivota-sc-976284748</text:a></text:p>
          </table:table-cell>
          <table:table-cell table:style-name="ce20" office:value-type="string" calcext:value-type="string">
            <text:p>Terrenos</text:p>
          </table:table-cell>
          <table:table-cell table:style-name="ce20" office:value-type="string" calcext:value-type="string">
            <text:p>312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180" calcext:value-type="float">
            <text:p>180</text:p>
          </table:table-cell>
          <table:table-cell table:style-name="ce20" office:value-type="string" calcext:value-type="string">
            <text:p>Grande Lote no Campeche/Rio Tavares</text:p>
          </table:table-cell>
          <table:table-cell table:style-name="ce20" office:value-type="string" calcext:value-type="string">
            <text:p>7290000.0</text:p>
          </table:table-cell>
          <table:table-cell table:style-name="ce20" office:value-type="string" calcext:value-type="string">
            <text:p>Diogo Fernando de Souza</text:p>
          </table:table-cell>
          <table:table-cell table:style-name="ce20" office:value-type="string" calcext:value-type="string">
            <text:p>Código do anúncio: TE008753</text:p>
            <text:p/>
            <text:p>Excelente área muito bem localizada no coração do Campeche e Rio Tavares com 5.870 m2 de terreno.Com 5 edificações totalizando 1.190m², sendo uma casa central, mais 11 apartamentos tipo Lofts / casas, no coração do Rio Tavares, próximo a Restaurantes, Supermercados, Farmácias, etc.Com 470m2 de AMC 2.5 (Viabilidade para comercio) e 5.400m2 de ARP 2.4.Agende uma visita agora e vamos conversar!Contato/WhatsApp: Atenciosamente,Diogo Fernando de Souza: CRECI-SC 32.236Consultor de Imóveis associado na Buzz Inteligência Imobiliária.Ser corretor de imóveis é não ter que trabalhar um dia sequer na vida, nossa missão é entender para ajudar as pessoas.As informações estão sujeitas a alterações. Consulte o corretor responsável. Chave do anúncio: 0wuHqOGiMAexhBfq</text:p>
          </table:table-cell>
          <table:table-cell table:style-name="ce21" office:value-type="string" calcext:value-type="string">
            <text:p><text:a xlink:href="https://sc.olx.com.br/florianopolis-e-regiao/terrenos/grande-lote-no-campeche-rio-tavares-988530903" xlink:type="simple">https://sc.olx.com.br/florianopolis-e-regiao/terrenos/grande-lote-no-campeche-rio-tavares-988530903</text:a></text:p>
          </table:table-cell>
          <table:table-cell table:style-name="ce20" office:value-type="string" calcext:value-type="string">
            <text:p>Terrenos</text:p>
          </table:table-cell>
          <table:table-cell table:style-name="ce20" office:value-type="string" calcext:value-type="string">
            <text:p>5870m2</text:p>
          </table:table-cell>
          <table:table-cell table:style-name="ce20" office:value-type="float" office:value="88048300" calcext:value-type="float">
            <text:p>88048300</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Rodovia Doutor Antonio Luiz Moura Gonzaga - ate 2545/2546</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81" calcext:value-type="float">
            <text:p>181</text:p>
          </table:table-cell>
          <table:table-cell table:style-name="ce20" office:value-type="string" calcext:value-type="string">
            <text:p>Lote no loteamento jardim Carolina</text:p>
          </table:table-cell>
          <table:table-cell table:style-name="ce20" office:value-type="string" calcext:value-type="string">
            <text:p>700000.0</text:p>
          </table:table-cell>
          <table:table-cell table:style-name="ce20" office:value-type="string" calcext:value-type="string">
            <text:p>Imobiliária Biguaçu</text:p>
          </table:table-cell>
          <table:table-cell table:style-name="ce20" office:value-type="string" calcext:value-type="string">
            <text:p>Código do anúncio: 3464</text:p>
            <text:p>Ótimos lotes para investimento! Localizados no bairro Areias de Cima no município Governador Celso Ramos. São 06 lotes lado a lado vendidos preferencialmente em conjunto. Possuem as seguintes metragens:</text:p>
            <text:p>- 465,00m²;</text:p>
            <text:p>- 525,00m²;</text:p>
            <text:p>- 585,00m²;</text:p>
            <text:p>- 605,00m²;</text:p>
            <text:p>- 705,00m²;</text:p>
            <text:p>- 765,00m², Total de 3.650m². Aceita proposta. Entre em contato e agende sua visita. A equipe Imobiliária Biguaçu está à disposição para lhe proporcionar a melhor experiência!</text:p>
          </table:table-cell>
          <table:table-cell table:style-name="ce21" office:value-type="string" calcext:value-type="string">
            <text:p><text:a xlink:href="https://sc.olx.com.br/florianopolis-e-regiao/terrenos/lote-no-loteamento-jardim-carolina-902716226" xlink:type="simple">https://sc.olx.com.br/florianopolis-e-regiao/terrenos/lote-no-loteamento-jardim-carolina-902716226</text:a></text:p>
          </table:table-cell>
          <table:table-cell table:style-name="ce20" office:value-type="string" calcext:value-type="string">
            <text:p>Terrenos</text:p>
          </table:table-cell>
          <table:table-cell table:style-name="ce20" office:value-type="string" calcext:value-type="string">
            <text:p>365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3"/>
          <table:table-cell table:style-name="ce22" office:value-type="float" office:value="0" calcext:value-type="float">
            <text:p>R$0</text:p>
          </table:table-cell>
          <table:table-cell table:number-columns-repeated="1010"/>
        </table:table-row>
        <table:table-row table:style-name="ro1">
          <table:table-cell table:style-name="ce20" office:value-type="float" office:value="182" calcext:value-type="float">
            <text:p>182</text:p>
          </table:table-cell>
          <table:table-cell table:style-name="ce20" office:value-type="string" calcext:value-type="string">
            <text:p>Terreno a 50 metros do mar com ótimo preço em Balneário Gaivota!</text:p>
          </table:table-cell>
          <table:table-cell table:style-name="ce20" office:value-type="string" calcext:value-type="string">
            <text:p>42000.0</text:p>
          </table:table-cell>
          <table:table-cell table:style-name="ce20" office:value-type="string" calcext:value-type="string">
            <text:p>Litoral Imóveis</text:p>
          </table:table-cell>
          <table:table-cell table:style-name="ce20" office:value-type="string" calcext:value-type="string">
            <text:p>Localizado no bairro Lagoinhas </text:p>
            <text:p>50 metros do mar</text:p>
            <text:p>Escriturados e IPTU em dia</text:p>
            <text:p>Energia elétrica</text:p>
            <text:p>Bairro em constante crescimento </text:p>
            <text:p/>
            <text:p>Valor R$ 42.000,00</text:p>
            <text:p/>
            <text:p>Mais informações (48)... ver número Juliana </text:p>
            <text:p/>
          </table:table-cell>
          <table:table-cell table:style-name="ce21" office:value-type="string" calcext:value-type="string">
            <text:p><text:a xlink:href="https://sc.olx.com.br/florianopolis-e-regiao/terrenos/terreno-a-50-metros-do-mar-com-otimo-preco-em-balneario-gaivota-964482708" xlink:type="simple">https://sc.olx.com.br/florianopolis-e-regiao/terrenos/terreno-a-50-metros-do-mar-com-otimo-preco-em-balneario-gaivota-964482708</text:a></text:p>
          </table:table-cell>
          <table:table-cell table:style-name="ce20" office:value-type="string" calcext:value-type="string">
            <text:p>Terrenos</text:p>
          </table:table-cell>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183" calcext:value-type="float">
            <text:p>183</text:p>
          </table:table-cell>
          <table:table-cell table:style-name="ce20" office:value-type="string" calcext:value-type="string">
            <text:p>Terreno para Venda em Palhoça/SC</text:p>
          </table:table-cell>
          <table:table-cell table:style-name="ce20" office:value-type="string" calcext:value-type="string">
            <text:p>250000.0</text:p>
          </table:table-cell>
          <table:table-cell table:style-name="ce20" office:value-type="string" calcext:value-type="string">
            <text:p>CORRETOR JACSON <text:s/>SCHMIDT</text:p>
          </table:table-cell>
          <table:table-cell table:style-name="ce20" office:value-type="string" calcext:value-type="string">
            <text:p>Código do anúncio: IMOB130</text:p>
            <text:p/>
            <text:p>-Terreno na Praia de Fora em Palhoça, 2 quadras da praia, 518 m², plano, murado, escritura pública, IPTU.- Viabilidade para até 4 pavimentos,(à atualizar)- Vista mar, construção acima de dois pavimentos.- Praia própria para banho, pesca, pista de caminhada, sombra a beira da praia, lugar familiar, próximo a posto de saúde, mercearias, peixarias e de fácil acesso a BR 101 sentido norte e sul.</text:p>
          </table:table-cell>
          <table:table-cell table:style-name="ce21" office:value-type="string" calcext:value-type="string">
            <text:p><text:a xlink:href="https://sc.olx.com.br/florianopolis-e-regiao/terrenos/terreno-para-venda-em-palhoca-sc-999872851" xlink:type="simple">https://sc.olx.com.br/florianopolis-e-regiao/terrenos/terreno-para-venda-em-palhoca-sc-999872851</text:a></text:p>
          </table:table-cell>
          <table:table-cell table:style-name="ce20" office:value-type="string" calcext:value-type="string">
            <text:p>Terrenos</text:p>
          </table:table-cell>
          <table:table-cell/>
          <table:table-cell table:style-name="ce20" office:value-type="float" office:value="88138380" calcext:value-type="float">
            <text:p>88138380</text:p>
          </table:table-cell>
          <table:table-cell table:style-name="ce20" office:value-type="string" calcext:value-type="string">
            <text:p>Palhoca</text:p>
          </table:table-cell>
          <table:table-cell table:style-name="ce20" office:value-type="string" calcext:value-type="string">
            <text:p>Praia de Fora</text:p>
          </table:table-cell>
          <table:table-cell table:style-name="ce20" office:value-type="string" calcext:value-type="string">
            <text:p>Rua Eduardo Germano Schutz</text:p>
          </table:table-cell>
          <table:table-cell table:style-name="ce22" office:value-type="float" office:value="0" calcext:value-type="float">
            <text:p>R$0</text:p>
          </table:table-cell>
          <table:table-cell table:style-name="ce22" office:value-type="float" office:value="700" calcext:value-type="float">
            <text:p>R$700</text:p>
          </table:table-cell>
          <table:table-cell table:number-columns-repeated="1010"/>
        </table:table-row>
        <table:table-row table:style-name="ro1">
          <table:table-cell table:style-name="ce20" office:value-type="float" office:value="184" calcext:value-type="float">
            <text:p>184</text:p>
          </table:table-cell>
          <table:table-cell table:style-name="ce20" office:value-type="string" calcext:value-type="string">
            <text:p>RESIDENCIAL BREMEN</text:p>
          </table:table-cell>
          <table:table-cell table:style-name="ce20" office:value-type="string" calcext:value-type="string">
            <text:p>185171.0</text:p>
          </table:table-cell>
          <table:table-cell table:style-name="ce20" office:value-type="string" calcext:value-type="string">
            <text:p>Imobiliária Biguaçu</text:p>
          </table:table-cell>
          <table:table-cell table:style-name="ce20" office:value-type="string" calcext:value-type="string">
            <text:p>Código do anúncio: 3752</text:p>
            <text:p>Lotes a partir de 360 m² Um lugar especial para viver com a sua Família. De agora em diante, sua rotina ganha novos significados. Todo dia um novo motivo para sorrir.</text:p>
            <text:p>Antônio Carlos acaba de receber o Residencial Bremen,um novo conceito em morar bem, assinado pela Costa Sul Urbanismo. R: nº .3 - 46.721. Imagens meramente ilustrativas.</text:p>
          </table:table-cell>
          <table:table-cell table:style-name="ce21" office:value-type="string" calcext:value-type="string">
            <text:p><text:a xlink:href="https://sc.olx.com.br/florianopolis-e-regiao/terrenos/residencial-bremen-868787687" xlink:type="simple">https://sc.olx.com.br/florianopolis-e-regiao/terrenos/residencial-bremen-868787687</text:a></text:p>
          </table:table-cell>
          <table:table-cell table:style-name="ce20" office:value-type="string" calcext:value-type="string">
            <text:p>Terrenos</text:p>
          </table:table-cell>
          <table:table-cell table:style-name="ce20" office:value-type="string" calcext:value-type="string">
            <text:p>369m2</text:p>
          </table:table-cell>
          <table:table-cell table:style-name="ce20" office:value-type="float" office:value="88180000" calcext:value-type="float">
            <text:p>88180000</text:p>
          </table:table-cell>
          <table:table-cell table:style-name="ce20" office:value-type="string" calcext:value-type="string">
            <text:p>Antonio Carlos</text:p>
          </table:table-cell>
          <table:table-cell table:number-columns-repeated="3"/>
          <table:table-cell table:style-name="ce22" office:value-type="float" office:value="0" calcext:value-type="float">
            <text:p>R$0</text:p>
          </table:table-cell>
          <table:table-cell table:number-columns-repeated="1010"/>
        </table:table-row>
        <table:table-row table:style-name="ro1">
          <table:table-cell table:style-name="ce20" office:value-type="float" office:value="185" calcext:value-type="float">
            <text:p>185</text:p>
          </table:table-cell>
          <table:table-cell table:style-name="ce20" office:value-type="string" calcext:value-type="string">
            <text:p>Terreno à venda, área de 5.596,00m² por R$ 348.000,00 - Paraíso - Criciúma/SC</text:p>
          </table:table-cell>
          <table:table-cell table:style-name="ce20" office:value-type="string" calcext:value-type="string">
            <text:p>348000.0</text:p>
          </table:table-cell>
          <table:table-cell table:style-name="ce20" office:value-type="string" calcext:value-type="string">
            <text:p>Imóbiliaria Pinho</text:p>
          </table:table-cell>
          <table:table-cell table:style-name="ce20" office:value-type="string" calcext:value-type="string">
            <text:p>Código do anúncio: TE0071</text:p>
            <text:p/>
            <text:p>Imóvel de propriedade do Banco disponibilizado para Venda Direta Extrajudicial.ASSESSORIA GRATUITA! SEM CUSTO DE COMISSÃO!Descrição:Terreno com área de 5.596,00m², situado a Rua Hegydio José Maciel, S/N, Bairro Pinheirinho, Criciúma/SC. Com as seguintes confrontações: Norte, 99 metros com Ademir Nereu Custodia Vieira; Sul, 102,2 metros da Estrada de Ferro; Leste, 44,5 metros com Industria de Confecções Nuernberg Ltda, Oeste, 69 metros com a Rua Hegydio José Maciel (antiga Rua 549).Endereço: Rua Hegydio José Maciel, s/nº, Bairro Paraíso, Criciúma/SC.Situação: Desocupado.Valor de Venda: R$ 348.000,00Obs: Valor de Avaliação: R$ 580.000,00Formas de pagamento:* Somente À vista, com Recursos Próprios, em Reais.Informações Complementares:Adquiri-se o imóvel no estado de ocupação e conservação em que se encontrando, arcando o Comprador, se for o caso, com os encargos necessários com a reforma e/ou desocupação do bem.Obs: Para construção consultar órgãos competentes.Gostou? Ligue Agora e solicite maiores informações!Contato:Imobiliária Pinho - Creci/SC 3.040-j | whatsappwww.pinho.imb.br -</text:p>
          </table:table-cell>
          <table:table-cell table:style-name="ce21" office:value-type="string" calcext:value-type="string">
            <text:p><text:a xlink:href="https://sc.olx.com.br/florianopolis-e-regiao/terrenos/terreno-a-venda-area-de-5-596-00m-por-r-348-000-00-paraiso-criciuma-sc-999501069" xlink:type="simple">https://sc.olx.com.br/florianopolis-e-regiao/terrenos/terreno-a-venda-area-de-5-596-00m-por-r-348-000-00-paraiso-criciuma-sc-999501069</text:a></text:p>
          </table:table-cell>
          <table:table-cell table:style-name="ce20" office:value-type="string" calcext:value-type="string">
            <text:p>Terrenos</text:p>
          </table:table-cell>
          <table:table-cell table:style-name="ce20" office:value-type="string" calcext:value-type="string">
            <text:p>6m2</text:p>
          </table:table-cell>
          <table:table-cell table:style-name="ce20" office:value-type="float" office:value="88805180" calcext:value-type="float">
            <text:p>88805180</text:p>
          </table:table-cell>
          <table:table-cell table:style-name="ce20" office:value-type="string" calcext:value-type="string">
            <text:p>Criciuma</text:p>
          </table:table-cell>
          <table:table-cell table:style-name="ce20" office:value-type="string" calcext:value-type="string">
            <text:p>Paraiso</text:p>
          </table:table-cell>
          <table:table-cell table:style-name="ce20" office:value-type="string" calcext:value-type="string">
            <text:p>Rua Hegydio Jose Maciel</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86" calcext:value-type="float">
            <text:p>186</text:p>
          </table:table-cell>
          <table:table-cell table:style-name="ce20" office:value-type="string" calcext:value-type="string">
            <text:p>Terreno plano no Bairro Ipiranga</text:p>
          </table:table-cell>
          <table:table-cell table:style-name="ce20" office:value-type="string" calcext:value-type="string">
            <text:p>259000.0</text:p>
          </table:table-cell>
          <table:table-cell table:style-name="ce20" office:value-type="string" calcext:value-type="string">
            <text:p>SCHEILA DE AZEVEDO</text:p>
          </table:table-cell>
          <table:table-cell table:style-name="ce20" office:value-type="string" calcext:value-type="string">
            <text:p>Código do anúncio: T051</text:p>
            <text:p/>
            <text:p>Lindo terreno com 364m², plano, em uma excelente localização no bairro Ipiranga, apenas 50m da Avenida das Torres. </text:p>
            <text:p> Ótimo para investidor!! </text:p>
            <text:p> Entre em contato.</text:p>
          </table:table-cell>
          <table:table-cell table:style-name="ce21" office:value-type="string" calcext:value-type="string">
            <text:p><text:a xlink:href="https://sc.olx.com.br/florianopolis-e-regiao/terrenos/terreno-plano-no-bairro-ipiranga-994911187" xlink:type="simple">https://sc.olx.com.br/florianopolis-e-regiao/terrenos/terreno-plano-no-bairro-ipiranga-994911187</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111515" calcext:value-type="float">
            <text:p>88111515</text:p>
          </table:table-cell>
          <table:table-cell table:style-name="ce20" office:value-type="string" calcext:value-type="string">
            <text:p>Sao Jose</text:p>
          </table:table-cell>
          <table:table-cell table:style-name="ce20" office:value-type="string" calcext:value-type="string">
            <text:p>Ipiranga</text:p>
          </table:table-cell>
          <table:table-cell table:style-name="ce20" office:value-type="string" calcext:value-type="string">
            <text:p>Rua Ana Maria Varela Passos</text:p>
          </table:table-cell>
          <table:table-cell table:number-columns-repeated="1012"/>
        </table:table-row>
        <table:table-row table:style-name="ro1">
          <table:table-cell table:style-name="ce20" office:value-type="float" office:value="187" calcext:value-type="float">
            <text:p>187</text:p>
          </table:table-cell>
          <table:table-cell table:style-name="ce20" office:value-type="string" calcext:value-type="string">
            <text:p>Terreno à venda, 300 m² por R$ 320.000,00 - Pagani II - Palhoça/SC</text:p>
          </table:table-cell>
          <table:table-cell table:style-name="ce20" office:value-type="string" calcext:value-type="string">
            <text:p>320000.0</text:p>
          </table:table-cell>
          <table:table-cell table:style-name="ce20" office:value-type="string" calcext:value-type="string">
            <text:p>4K Imóveis</text:p>
          </table:table-cell>
          <table:table-cell table:style-name="ce20" office:value-type="string" calcext:value-type="string">
            <text:p>Código do anúncio: TE0183</text:p>
            <text:p/>
            <text:p>Ótimo terreno no bairro Pagani , Palhoça-SC </text:p>
            <text:p>  </text:p>
            <text:p> Terreno com 300 metros quadrados, 12x30. </text:p>
            <text:p>  </text:p>
            <text:p> Com uma boa localização, rua calma. </text:p>
            <text:p>  </text:p>
            <text:p> Fica a poucos minutos do shopping via Catarina, prefeitura, farmácia, mercado, padaria, posto de combustível, ponto de ônibus. -</text:p>
          </table:table-cell>
          <table:table-cell table:style-name="ce21" office:value-type="string" calcext:value-type="string">
            <text:p><text:a xlink:href="https://sc.olx.com.br/florianopolis-e-regiao/terrenos/terreno-a-venda-300-m-por-r-320-000-00-pagani-ii-palhoca-sc-983169315" xlink:type="simple">https://sc.olx.com.br/florianopolis-e-regiao/terrenos/terreno-a-venda-300-m-por-r-320-000-00-pagani-ii-palhoca-sc-983169315</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132209" calcext:value-type="float">
            <text:p>88132209</text:p>
          </table:table-cell>
          <table:table-cell table:style-name="ce20" office:value-type="string" calcext:value-type="string">
            <text:p>Palhoca</text:p>
          </table:table-cell>
          <table:table-cell table:style-name="ce20" office:value-type="string" calcext:value-type="string">
            <text:p>Pagani</text:p>
          </table:table-cell>
          <table:table-cell table:style-name="ce20" office:value-type="string" calcext:value-type="string">
            <text:p>Rua Bergamo</text:p>
          </table:table-cell>
          <table:table-cell table:number-columns-repeated="1012"/>
        </table:table-row>
        <table:table-row table:style-name="ro1">
          <table:table-cell table:style-name="ce20" office:value-type="float" office:value="188" calcext:value-type="float">
            <text:p>188</text:p>
          </table:table-cell>
          <table:table-cell table:style-name="ce20" office:value-type="string" calcext:value-type="string">
            <text:p>Terreno à venda, 510 m² por R$ 340.000,00 - Pedra Branca - Palhoça/SC</text:p>
          </table:table-cell>
          <table:table-cell table:style-name="ce20" office:value-type="string" calcext:value-type="string">
            <text:p>340000.0</text:p>
          </table:table-cell>
          <table:table-cell table:style-name="ce20" office:value-type="string" calcext:value-type="string">
            <text:p>4K Imóveis</text:p>
          </table:table-cell>
          <table:table-cell table:style-name="ce20" office:value-type="string" calcext:value-type="string">
            <text:p>Código do anúncio: TE0091</text:p>
            <text:p/>
            <text:p>Lindo lote localizado na avenida das maracanãs Bairro pedra branca. </text:p>
            <text:p>  </text:p>
            <text:p>  </text:p>
            <text:p> Sobre o imóvel </text:p>
            <text:p> Terreno no loteamento Pedra Branca. </text:p>
            <text:p> Linda vista da Pedra Branca. </text:p>
            <text:p> Lote Plano. </text:p>
            <text:p> Medindo 510 m2 </text:p>
            <text:p>  </text:p>
            <text:p> 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510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able:table-cell>
          <table:table-cell table:style-name="ce21" office:value-type="string" calcext:value-type="string">
            <text:p><text:a xlink:href="https://sc.olx.com.br/florianopolis-e-regiao/terrenos/terreno-a-venda-510-m-por-r-340-000-00-pedra-branca-palhoca-sc-983396795" xlink:type="simple">https://sc.olx.com.br/florianopolis-e-regiao/terrenos/terreno-a-venda-510-m-por-r-340-000-00-pedra-branca-palhoca-sc-983396795</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137200" calcext:value-type="float">
            <text:p>8813720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Avenida das Maracanas</text:p>
          </table:table-cell>
          <table:table-cell table:number-columns-repeated="1012"/>
        </table:table-row>
        <table:table-row table:style-name="ro1">
          <table:table-cell table:style-name="ce20" office:value-type="float" office:value="189" calcext:value-type="float">
            <text:p>189</text:p>
          </table:table-cell>
          <table:table-cell table:style-name="ce20" office:value-type="string" calcext:value-type="string">
            <text:p>Loteamento em Forquilhinhas <text:s/>| Financia Direto</text:p>
          </table:table-cell>
          <table:table-cell table:style-name="ce20" office:value-type="string" calcext:value-type="string">
            <text:p>117500.0</text:p>
          </table:table-cell>
          <table:table-cell table:style-name="ce20" office:value-type="string" calcext:value-type="string">
            <text:p>ARRAIS &amp; MELO CONSULTORIA IMOBILIÁRIA</text:p>
          </table:table-cell>
          <table:table-cell table:style-name="ce20" office:value-type="string" calcext:value-type="string">
            <text:p>Loteamento Vivendas dos Açores </text:p>
            <text:p>*Infraestrutura completa</text:p>
            <text:p>*Há 4 minutos do shopping continente </text:p>
            <text:p>*15 minutos da Ilha </text:p>
            <text:p/>
            <text:p/>
            <text:p>Financiamento direto com a incorporadora </text:p>
            <text:p>Deixe seu contato no chat ou entre em contato pelo WhatsApp</text:p>
            <text:p/>
            <text:p>Clice Arrais Melo</text:p>
            <text:p>Consultora Imobiliária </text:p>
            <text:p>(48) 9 9670... ver número</text:p>
            <text:p>Creci 37269</text:p>
            <text:p/>
          </table:table-cell>
          <table:table-cell table:style-name="ce21" office:value-type="string" calcext:value-type="string">
            <text:p><text:a xlink:href="https://sc.olx.com.br/florianopolis-e-regiao/terrenos/loteamento-em-forquilhinhas-financia-direto-955551776" xlink:type="simple">https://sc.olx.com.br/florianopolis-e-regiao/terrenos/loteamento-em-forquilhinhas-financia-direto-955551776</text:a></text:p>
          </table:table-cell>
          <table:table-cell table:style-name="ce20" office:value-type="string" calcext:value-type="string">
            <text:p>Terrenos</text:p>
          </table:table-cell>
          <table:table-cell table:style-name="ce20" office:value-type="string" calcext:value-type="string">
            <text:p>250m2</text:p>
          </table:table-cell>
          <table:table-cell table:style-name="ce20" office:value-type="float" office:value="88107001" calcext:value-type="float">
            <text:p>88107001</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Vidal Vicente Andrade</text:p>
          </table:table-cell>
          <table:table-cell table:number-columns-repeated="1012"/>
        </table:table-row>
        <table:table-row table:style-name="ro1">
          <table:table-cell table:style-name="ce20" office:value-type="float" office:value="190" calcext:value-type="float">
            <text:p>190</text:p>
          </table:table-cell>
          <table:table-cell table:style-name="ce20" office:value-type="string" calcext:value-type="string">
            <text:p>Terreno Jardim cidade Florianópolis , Oportunidade!!!</text:p>
          </table:table-cell>
          <table:table-cell table:style-name="ce20" office:value-type="string" calcext:value-type="string">
            <text:p>440000.0</text:p>
          </table:table-cell>
          <table:table-cell table:style-name="ce20" office:value-type="string" calcext:value-type="string">
            <text:p>Éder Luiz Martins</text:p>
          </table:table-cell>
          <table:table-cell table:style-name="ce20" office:value-type="string" calcext:value-type="string">
            <text:p>Código do anúncio: T19-37348</text:p>
            <text:p/>
            <text:p>Terreno plano, murado em ótima localização no bairro, Rua Doralice Ramos Pinho, próximo a churrascaria Barriga Verde. Bairro com toda infraestrutura, bancos, escolas e supermercado. </text:p>
            <text:p>  Terreno com área total de 365,70 m² ( 12 x 30,50 ) </text:p>
            <text:p>  </text:p>
            <text:p> </text:p>
          </table:table-cell>
          <table:table-cell table:style-name="ce21" office:value-type="string" calcext:value-type="string">
            <text:p><text:a xlink:href="https://sc.olx.com.br/florianopolis-e-regiao/terrenos/terreno-jardim-cidade-florianopolis-oportunidade-993909045" xlink:type="simple">https://sc.olx.com.br/florianopolis-e-regiao/terrenos/terreno-jardim-cidade-florianopolis-oportunidade-993909045</text:a></text:p>
          </table:table-cell>
          <table:table-cell table:style-name="ce20" office:value-type="string" calcext:value-type="string">
            <text:p>Terrenos</text:p>
          </table:table-cell>
          <table:table-cell table:style-name="ce20" office:value-type="string" calcext:value-type="string">
            <text:p>365m2</text:p>
          </table:table-cell>
          <table:table-cell table:style-name="ce20" office:value-type="float" office:value="88111310" calcext:value-type="float">
            <text:p>88111310</text:p>
          </table:table-cell>
          <table:table-cell table:style-name="ce20" office:value-type="string" calcext:value-type="string">
            <text:p>Sao Jose</text:p>
          </table:table-cell>
          <table:table-cell table:style-name="ce20" office:value-type="string" calcext:value-type="string">
            <text:p>Jardim Cidade de Florianopolis</text:p>
          </table:table-cell>
          <table:table-cell table:style-name="ce20" office:value-type="string" calcext:value-type="string">
            <text:p>Rua Doralice Ramos Pinho</text:p>
          </table:table-cell>
          <table:table-cell/>
          <table:table-cell table:style-name="ce22" office:value-type="float" office:value="1300" calcext:value-type="float">
            <text:p>R$1,300</text:p>
          </table:table-cell>
          <table:table-cell table:number-columns-repeated="1010"/>
        </table:table-row>
        <table:table-row table:style-name="ro1">
          <table:table-cell table:style-name="ce20" office:value-type="float" office:value="191" calcext:value-type="float">
            <text:p>191</text:p>
          </table:table-cell>
          <table:table-cell table:style-name="ce20" office:value-type="string" calcext:value-type="string">
            <text:p>Sítio 99.000m2, plano, Norte da Ilha, casa 4 dorm (1 suíte)</text:p>
          </table:table-cell>
          <table:table-cell table:style-name="ce20" office:value-type="string" calcext:value-type="string">
            <text:p>8800000.0</text:p>
          </table:table-cell>
          <table:table-cell table:style-name="ce20" office:value-type="string" calcext:value-type="string">
            <text:p>Maisonnave Negócios Imobiliários Ltda ME</text:p>
          </table:table-cell>
          <table:table-cell table:style-name="ce20" office:value-type="string" calcext:value-type="string">
            <text:p>Código do anúncio: 1635</text:p>
            <text:p/>
            <text:p>Lindo sítio com 99.000m2, com 92 metros de frente para o asfalto, totalmente plano, seco e cercado, com casa de material 200m2, com 4 dormitórios, sendo 1 suíte, sala para 3 ambientes, cozinha, bwc social e área serviço mais um rancho. Área ideal para um Haras ou moradia. Distante 350 metros da Rodovia SC 401, com fácil acesso as praias ou ao Centro de Florianópolis. Curta a Natureza a poucos metros do centro e das praias e aproveite as árvores frutíferas do local, tais como: Cambucá, Limão Siciliano, Seriguela, Olho de Boi, Cáqui, Pitanga, Goiabeira e várias outras.</text:p>
          </table:table-cell>
          <table:table-cell table:style-name="ce21" office:value-type="string" calcext:value-type="string">
            <text:p><text:a xlink:href="https://sc.olx.com.br/florianopolis-e-regiao/terrenos/sitio-99-000m2-plano-norte-da-ilha-casa-4-dorm-1-suite-972318079" xlink:type="simple">https://sc.olx.com.br/florianopolis-e-regiao/terrenos/sitio-99-000m2-plano-norte-da-ilha-casa-4-dorm-1-suite-972318079</text:a></text:p>
          </table:table-cell>
          <table:table-cell table:style-name="ce20" office:value-type="string" calcext:value-type="string">
            <text:p>Fazendas</text:p>
          </table:table-cell>
          <table:table-cell table:style-name="ce20" office:value-type="string" calcext:value-type="string">
            <text:p>99000m2</text:p>
          </table:table-cell>
          <table:table-cell table:style-name="ce20" office:value-type="float" office:value="88052760" calcext:value-type="float">
            <text:p>88052760</text:p>
          </table:table-cell>
          <table:table-cell table:style-name="ce20" office:value-type="string" calcext:value-type="string">
            <text:p>Florianopolis</text:p>
          </table:table-cell>
          <table:table-cell table:style-name="ce20" office:value-type="string" calcext:value-type="string">
            <text:p>Vargem Pequena</text:p>
          </table:table-cell>
          <table:table-cell table:style-name="ce20" office:value-type="string" calcext:value-type="string">
            <text:p>Rodovia Francisco Germano da Costa</text:p>
          </table:table-cell>
          <table:table-cell table:number-columns-repeated="1012"/>
        </table:table-row>
        <table:table-row table:style-name="ro1">
          <table:table-cell table:style-name="ce20" office:value-type="float" office:value="192" calcext:value-type="float">
            <text:p>192</text:p>
          </table:table-cell>
          <table:table-cell table:style-name="ce20" office:value-type="string" calcext:value-type="string">
            <text:p>1 Blue Condominio no Deltaville, 60 x sem juros!</text:p>
          </table:table-cell>
          <table:table-cell table:style-name="ce20" office:value-type="string" calcext:value-type="string">
            <text:p>221000.0</text:p>
          </table:table-cell>
          <table:table-cell table:style-name="ce20" office:value-type="string" calcext:value-type="string">
            <text:p>Deltaville imobiliária</text:p>
          </table:table-cell>
          <table:table-cell table:style-name="ce20" office:value-type="string" calcext:value-type="string">
            <text:p>O bairro Deltaville apresenta o mais novo empreendimento, pensando no seu bem estar ,com toda segurança que você merece.</text:p>
            <text:p/>
            <text:p>Terrenos com facilidade de financiamento </text:p>
            <text:p>Menores taxas do mercado imobiliário </text:p>
            <text:p> . Período de obra do empreendimento sem juros no financiamento;apos a entrega taxa de 0.68 a.m</text:p>
            <text:p/>
            <text:p>Garanta os melhores terrenos </text:p>
            <text:p> </text:p>
            <text:p>Informações ; Marcos Beck 48 ... ver número</text:p>
            <text:p/>
            <text:p>ags de pesquisa</text:p>
            <text:p>Centro, Capoeiras, Trindade, Agronômica, Saco dos Limões, Coqueiros, Monte Cristo, Jardim Atlântico, Itacurubi, Costa do Pirajubaé, Capivari, Tapera da Base, Estreito, Monte Verde,</text:p>
            <text:p>Centralneário, Rio Vermelho, Canto, Abrão, Santa mônica, Lagoa, Saco Grande, Canasvieiras, Pantanal, Coloninha, barra da Lagoa, Carianos, José Mendes, Ingeses Centro, João Paulo, Campeche leste, Itaguaçu, Morro das Pedras, Santo Antõnio, Sambaqui, Bom Abrigo, Jurere Oeste, Cachoeira do Bom Jesus, Pedregal, Ratones, Rio Tavares, Cacupé, Tapera, Daniela.</text:p>
            <text:p>Reserva da Pedra</text:p>
            <text:p>Pedra Branca</text:p>
            <text:p>Centro</text:p>
            <text:p>Pagani</text:p>
            <text:p>Passa Vinte</text:p>
            <text:p>Ponte Do Imaruim</text:p>
            <text:p>Praia de Fora</text:p>
            <text:p>Aririu</text:p>
            <text:p>Bela Vista</text:p>
            <text:p>São Sebastião</text:p>
            <text:p>Caminho Novo</text:p>
            <text:p>Rio Grande</text:p>
            <text:p>Centro Sede</text:p>
            <text:p>Ponta de Baixo</text:p>
            <text:p>Fazenda Santo Antônio</text:p>
            <text:p>Distrito Industrial</text:p>
            <text:p>Picadas do Sul</text:p>
            <text:p>Flor de Nápolis</text:p>
            <text:p>Forquilhinhas</text:p>
            <text:p>Praia Comprida</text:p>
            <text:p>Roçado</text:p>
            <text:p>Bosque das Mansões</text:p>
            <text:p>Potecas</text:p>
            <text:p>Forquilhas</text:p>
            <text:p>Sertão do Maruim</text:p>
            <text:p>Colônia Santana</text:p>
            <text:p>Barreiros</text:p>
            <text:p>Nossa Senhora do Rosário</text:p>
            <text:p>Bela Vista</text:p>
            <text:p>Jardim Cidade de Florianópolis</text:p>
            <text:p>Pedregal</text:p>
            <text:p>Ipiranga</text:p>
            <text:p>Areias</text:p>
            <text:p>Serraria</text:p>
            <text:p>Real Parque</text:p>
            <text:p>Campinas</text:p>
            <text:p>Procasa</text:p>
            <text:p>kobrasol</text:p>
            <text:p>Centro Capoeiras</text:p>
            <text:p/>
            <text:p>Trindade</text:p>
            <text:p>Agronômica</text:p>
            <text:p>Saco dos Limões</text:p>
            <text:p>Coqueiros</text:p>
            <text:p>Monte Cristo</text:p>
            <text:p>Jardim Atlântico</text:p>
            <text:p>Itacorubi Costeira do Pirajubaé Capivari</text:p>
            <text:p>Tapera da Base</text:p>
            <text:p>Estreito</text:p>
            <text:p>Monte Verde</text:p>
            <text:p>Balneário</text:p>
            <text:p>Rio Vermelho</text:p>
            <text:p>Canto</text:p>
            <text:p>Abraão</text:p>
            <text:p>Santa Mônica</text:p>
            <text:p>Lagoa</text:p>
            <text:p>Saco Grande</text:p>
            <text:p>Córrego Grande</text:p>
            <text:p>Canasvieiras</text:p>
            <text:p>Pantanal Coloninha</text:p>
            <text:p>Barra da Lagoa</text:p>
            <text:p>Carianos</text:p>
            <text:p>José Mendes</text:p>
            <text:p>Ingleses</text:p>
            <text:p>João Paulo</text:p>
            <text:p>Campeche</text:p>
            <text:p>Rio Tavares Central</text:p>
            <text:p>Santinho</text:p>
            <text:p>Ponta das Canas</text:p>
            <text:p>Vargem do Bom Jesus Armação</text:p>
            <text:p>Cachoeira do Bom Jesus Pântano do Sul</text:p>
            <text:p>taguaçu</text:p>
            <text:p>Jurere</text:p>
            <text:p>Vargem Grande</text:p>
            <text:p>Ressacada</text:p>
            <text:p>Morro das Pedras</text:p>
            <text:p>Alto Ribeirão</text:p>
            <text:p>Ribeirão da Ilha</text:p>
            <text:p>Santo Antônio</text:p>
            <text:p>Sambaqui</text:p>
            <text:p>Ingleses Sul</text:p>
            <text:p>Bom Abrigo</text:p>
            <text:p>Porto da Lagoa</text:p>
            <text:p>Cachoeira do Bom Jesus</text:p>
            <text:p>Rio Tavares Ratones</text:p>
            <text:p>Canto da Lagoa</text:p>
            <text:p>Retiro</text:p>
            <text:p>Cacupé</text:p>
            <text:p>Lagoa Pequena</text:p>
            <text:p>Barra do Sambaqui</text:p>
            <text:p>Caiacanga</text:p>
            <text:p>Lagoinha do Norte</text:p>
            <text:p>Base Aérea</text:p>
            <text:p>Pedrita</text:p>
            <text:p>Açores</text:p>
            <text:p>Costeira do Ribeirão</text:p>
            <text:p>Moenda</text:p>
            <text:p>Tapera</text:p>
            <text:p>Daniela</text:p>
            <text:p>Vargem Pequena</text:p>
            <text:p>Canto dos Araçás</text:p>
            <text:p>Recanto dos Açores</text:p>
            <text:p>Canto do Lamim</text:p>
            <text:p>Vargem de Fora</text:p>
            <text:p>Dunas da Lagoa</text:p>
            <text:p>Forte</text:p>
            <text:p>Caieira da barra do sul</text:p>
            <text:p>Praia Brava</text:p>
            <text:p>Praia Mole</text:p>
            <text:p>Areias</text:p>
            <text:p>Areias Baixo</text:p>
            <text:p>Areias Cima</text:p>
            <text:p>Areias Meio</text:p>
            <text:p>Beira Rio</text:p>
            <text:p>Biguaçu</text:p>
            <text:p>Bom Viver</text:p>
            <text:p>Cachoeira</text:p>
            <text:p>Carandai</text:p>
            <text:p>Centro</text:p>
            <text:p>Chácara Fabiana</text:p>
            <text:p>Fazenda</text:p>
            <text:p>Fazenda Bom Viver</text:p>
            <text:p>Fundos</text:p>
            <text:p>Jardim Açores</text:p>
            <text:p>Jardim Amsterdam</text:p>
            <text:p>Jardim Anápolis</text:p>
            <text:p>Jardim Biguaçu</text:p>
            <text:p>Jardim Carandai</text:p>
            <text:p>Jardim Carlos</text:p>
            <text:p>Jardim Carolina</text:p>
            <text:p>Jardim Castelo</text:p>
            <text:p>Jardim Elaine</text:p>
            <text:p>Jardim Europa</text:p>
            <text:p>Jardim Ipiranga</text:p>
            <text:p>Jardim Janaína</text:p>
            <text:p>Jardim Mar Pedras</text:p>
            <text:p>Jardim Marcelo</text:p>
            <text:p>Jardim Marco Antônio</text:p>
            <text:p>Jardim Pedras</text:p>
            <text:p>Jardim São Miguel</text:p>
            <text:p>Jardim São Nicolau</text:p>
            <text:p>Jardim Saveiro</text:p>
            <text:p>Jardim Sueli</text:p>
            <text:p>Jardim Tânia</text:p>
            <text:p>Jardim Tijuquinhas</text:p>
            <text:p>Loteamento Avelino Müller</text:p>
            <text:p>Loteamento Boa Vista</text:p>
            <text:p>Loteamento Cunha E Becker</text:p>
            <text:p>Loteamento Futurama</text:p>
            <text:p>Loteamento Helbe</text:p>
            <text:p>Loteamento Irene</text:p>
            <text:p>Loteamento Madre Paulina</text:p>
            <text:p>Loteamento Profilurb</text:p>
            <text:p>Loteamento São Miguel</text:p>
          </table:table-cell>
          <table:table-cell table:style-name="ce21" office:value-type="string" calcext:value-type="string">
            <text:p><text:a xlink:href="https://sc.olx.com.br/florianopolis-e-regiao/terrenos/1-blue-condominio-no-deltaville-60-x-sem-juros-779411622" xlink:type="simple">https://sc.olx.com.br/florianopolis-e-regiao/terrenos/1-blue-condominio-no-deltaville-60-x-sem-juros-779411622</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number-columns-repeated="1012"/>
        </table:table-row>
        <table:table-row table:style-name="ro1">
          <table:table-cell table:style-name="ce20" office:value-type="float" office:value="193" calcext:value-type="float">
            <text:p>193</text:p>
          </table:table-cell>
          <table:table-cell table:style-name="ce20" office:value-type="string" calcext:value-type="string">
            <text:p>Oportunidade terreno c/ viabilidade 14 andares</text:p>
          </table:table-cell>
          <table:table-cell table:style-name="ce20" office:value-type="string" calcext:value-type="string">
            <text:p>990000.0</text:p>
          </table:table-cell>
          <table:table-cell table:style-name="ce20" office:value-type="string" calcext:value-type="string">
            <text:p>Magali Pinheiro</text:p>
          </table:table-cell>
          <table:table-cell table:style-name="ce20" office:value-type="string" calcext:value-type="string">
            <text:p>Incrível terreno bem</text:p>
            <text:p>Localizado em Barreiros </text:p>
            <text:p>com viabilidade para 14 andares.</text:p>
            <text:p>Próximo à faculdade Estácio de Sá, supermercado Angeloni, colégios, comércio. </text:p>
            <text:p>A rua já tem vários empreendimentos e edifícios, rua larga no início de Barreiros. </text:p>
            <text:p/>
            <text:p>Rua Eugênio Portela. </text:p>
            <text:p/>
            <text:p>48 9... ver número (msg WhatsApp)</text:p>
            <text:p>Aceito carro </text:p>
            <text:p>Estudo a ideia de terreno e permuta. </text:p>
          </table:table-cell>
          <table:table-cell table:style-name="ce21" office:value-type="string" calcext:value-type="string">
            <text:p><text:a xlink:href="https://sc.olx.com.br/florianopolis-e-regiao/terrenos/oportunidade-terreno-c-viabilidade-14-andares-990446341" xlink:type="simple">https://sc.olx.com.br/florianopolis-e-regiao/terrenos/oportunidade-terreno-c-viabilidade-14-andares-990446341</text:a></text:p>
          </table:table-cell>
          <table:table-cell table:style-name="ce20" office:value-type="string" calcext:value-type="string">
            <text:p>Terrenos</text:p>
          </table:table-cell>
          <table:table-cell table:style-name="ce20" office:value-type="string" calcext:value-type="string">
            <text:p>770m2</text:p>
          </table:table-cell>
          <table:table-cell table:style-name="ce20" office:value-type="float" office:value="88117010" calcext:value-type="float">
            <text:p>88117010</text:p>
          </table:table-cell>
          <table:table-cell table:style-name="ce20" office:value-type="string" calcext:value-type="string">
            <text:p>Sao Jose</text:p>
          </table:table-cell>
          <table:table-cell table:style-name="ce20" office:value-type="string" calcext:value-type="string">
            <text:p>Barreiros</text:p>
          </table:table-cell>
          <table:table-cell table:style-name="ce20" office:value-type="string" calcext:value-type="string">
            <text:p>Rua Eugenio Portela</text:p>
          </table:table-cell>
          <table:table-cell table:number-columns-repeated="1012"/>
        </table:table-row>
        <table:table-row table:style-name="ro1">
          <table:table-cell table:style-name="ce20" office:value-type="float" office:value="194" calcext:value-type="float">
            <text:p>194</text:p>
          </table:table-cell>
          <table:table-cell table:style-name="ce20" office:value-type="string" calcext:value-type="string">
            <text:p>Terreno para Venda em Balneário Gaivota, Lagoa de Fora</text:p>
          </table:table-cell>
          <table:table-cell table:style-name="ce20" office:value-type="string" calcext:value-type="string">
            <text:p>250797.0</text:p>
          </table:table-cell>
          <table:table-cell table:style-name="ce20" office:value-type="string" calcext:value-type="string">
            <text:p>Zacca Imobiliária</text:p>
          </table:table-cell>
          <table:table-cell table:style-name="ce20" office:value-type="string" calcext:value-type="string">
            <text:p>Código do anúncio: 027_1-2086179</text:p>
            <text:p/>
            <text:p>RESIDENCIAL LAGOA GOLDEN VILLE, situado na Lagoa de Fora, Balneário Gaivota/SC.  </text:p>
            <text:p>  Uma nova forma de viver o lado bom da vida todos os dias! Conceito inovador e exclusivo, presente em todos os detalhes.  </text:p>
            <text:p>  O empreendimento traz um conceito moderno de loteamento aberto e planejado para viver junto à natureza. Rodeado de uma área com preservação ambiental, e às margens da lagoa, ao mesmo tempo próximo ao mar e ao centro da cidade.  </text:p>
            <text:p>  Conta ainda com um espaço de lazer completo, sendo 03 áreas exclusivas de preservação ambiental, uma área de lazer com quiosque, espaço de descanso para leitura/chimarrão, ciclovia, campo de futebol e 01 quadra de areia para a prática de vôlei, futevôlei e beach tênis.  </text:p>
            <text:p>  Características:  </text:p>
            <text:p>  *Lotes de até 524m²;  </text:p>
            <text:p>  *Posição solar frente norte;  </text:p>
            <text:p>  *Matrículas individualizadas;  </text:p>
            <text:p>  *Rede de abastecimento de água;  </text:p>
            <text:p>  *Rede de energia elétrica;  </text:p>
            <text:p>  *Iluminação Pública;  </text:p>
            <text:p>  Valor de venda: a partir de R$ 250.797,00 (Jan/22).  </text:p>
            <text:p>  Agende uma visita! Viver em meio ao sossego é o melhor investimento!  </text:p>
            <text:p>  *Aceita financiamento bancário.  </text:p>
            <text:p>   </text:p>
            <text:p>   </text:p>
            <text:p>  A partir de R$ 250.797,00</text:p>
          </table:table-cell>
          <table:table-cell table:style-name="ce21" office:value-type="string" calcext:value-type="string">
            <text:p><text:a xlink:href="https://sc.olx.com.br/florianopolis-e-regiao/terrenos/terreno-para-venda-em-balneario-gaivota-lagoa-de-fora-976890515" xlink:type="simple">https://sc.olx.com.br/florianopolis-e-regiao/terrenos/terreno-para-venda-em-balneario-gaivota-lagoa-de-fora-976890515</text:a></text:p>
          </table:table-cell>
          <table:table-cell table:style-name="ce20" office:value-type="string" calcext:value-type="string">
            <text:p>Terrenos</text:p>
          </table:table-cell>
          <table:table-cell table:style-name="ce20" office:value-type="string" calcext:value-type="string">
            <text:p>524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195" calcext:value-type="float">
            <text:p>195</text:p>
          </table:table-cell>
          <table:table-cell table:style-name="ce20" office:value-type="string" calcext:value-type="string">
            <text:p>Lote/Terreno para venda com 400,50 m2 em Condomínio fechado no Rio Tavares - Florianópolis</text:p>
          </table:table-cell>
          <table:table-cell table:style-name="ce20" office:value-type="string" calcext:value-type="string">
            <text:p>748000.0</text:p>
          </table:table-cell>
          <table:table-cell table:style-name="ce20" office:value-type="string" calcext:value-type="string">
            <text:p>Reinaldo Lopes Guimarães</text:p>
          </table:table-cell>
          <table:table-cell table:style-name="ce20" office:value-type="string" calcext:value-type="string">
            <text:p>Código do anúncio: 09</text:p>
            <text:p/>
            <text:p>Terreno com escritura pública no bairro Rio Tavares com 400,05 metros quadrados de área útil e 761,719m2 de área total.Frente e fundos com 13,35 m e laterais com 30 m de ambos os lados.Travessa da Rua Pau de Canela , próximo a praia e centro.</text:p>
          </table:table-cell>
          <table:table-cell table:style-name="ce21" office:value-type="string" calcext:value-type="string">
            <text:p><text:a xlink:href="https://sc.olx.com.br/florianopolis-e-regiao/terrenos/lote-terreno-para-venda-com-400-50-m2-em-condominio-fechado-no-rio-tavares-florianopolis-998892789" xlink:type="simple">https://sc.olx.com.br/florianopolis-e-regiao/terrenos/lote-terreno-para-venda-com-400-50-m2-em-condominio-fechado-no-rio-tavares-florianopolis-998892789</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48320" calcext:value-type="float">
            <text:p>88048320</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Servidao Julia Maria da Roch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196" calcext:value-type="float">
            <text:p>196</text:p>
          </table:table-cell>
          <table:table-cell table:style-name="ce20" office:value-type="string" calcext:value-type="string">
            <text:p>Terreno à venda, 450 m² por R$ 2.600.000,00 - Jurerê Internacional - Florianópolis/SC</text:p>
          </table:table-cell>
          <table:table-cell table:style-name="ce20" office:value-type="string" calcext:value-type="string">
            <text:p>2600000.0</text:p>
          </table:table-cell>
          <table:table-cell table:style-name="ce20" office:value-type="string" calcext:value-type="string">
            <text:p>ST CONSULTORIA</text:p>
          </table:table-cell>
          <table:table-cell table:style-name="ce20" office:value-type="string" calcext:value-type="string">
            <text:p>Código do anúncio: TE0121</text:p>
            <text:p/>
            <text:p>Excelente terreno de 450m2 em região nobre de Jurerê Internacional! </text:p>
            <text:p>  </text:p>
            <text:p> Entre em contato para maiores informações!! -</text:p>
          </table:table-cell>
          <table:table-cell table:style-name="ce21" office:value-type="string" calcext:value-type="string">
            <text:p><text:a xlink:href="https://sc.olx.com.br/florianopolis-e-regiao/terrenos/terreno-a-venda-450-m-por-r-2-600-000-00-jurere-internacional-florianopolis-sc-990595028" xlink:type="simple">https://sc.olx.com.br/florianopolis-e-regiao/terrenos/terreno-a-venda-450-m-por-r-2-600-000-00-jurere-internacional-florianopolis-sc-990595028</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53200" calcext:value-type="float">
            <text:p>88053200</text:p>
          </table:table-cell>
          <table:table-cell table:style-name="ce20" office:value-type="string" calcext:value-type="string">
            <text:p>Florianopolis</text:p>
          </table:table-cell>
          <table:table-cell table:style-name="ce20" office:value-type="string" calcext:value-type="string">
            <text:p>Daniela</text:p>
          </table:table-cell>
          <table:table-cell table:style-name="ce20" office:value-type="string" calcext:value-type="string">
            <text:p>Rodovia Francisco Arcanjo Grillo</text:p>
          </table:table-cell>
          <table:table-cell table:number-columns-repeated="1012"/>
        </table:table-row>
        <table:table-row table:style-name="ro1">
          <table:table-cell table:style-name="ce20" office:value-type="float" office:value="197" calcext:value-type="float">
            <text:p>197</text:p>
          </table:table-cell>
          <table:table-cell table:style-name="ce20" office:value-type="string" calcext:value-type="string">
            <text:p>Loteamento NOVA PESCARIA BRAVA</text:p>
          </table:table-cell>
          <table:table-cell table:style-name="ce20" office:value-type="string" calcext:value-type="string">
            <text:p>110250.0</text:p>
          </table:table-cell>
          <table:table-cell table:style-name="ce20" office:value-type="string" calcext:value-type="string">
            <text:p>Ricardo Bello</text:p>
          </table:table-cell>
          <table:table-cell table:style-name="ce20" office:value-type="string" calcext:value-type="string">
            <text:p>Código do anúncio: 1CJHMAO</text:p>
            <text:p/>
            <text:p>Venha morar no Loteamento NOVA PESCARIA BRAVA! Local seguro e silencioso. Com infla-estrutura completa! Rede de energia elétrica, Iluminação pública, ruas pavimentadas, drenagem pluvial, praça, rede de abastecimento de água, academia ao ar livre, playgrond. A 15 minutos da praia e a 13 minutos do Farol Shopping. Próximo de padaria, farmácia, mercado e outros. </text:p>
            <text:p> Localização: Bairro Taquaruçu.</text:p>
          </table:table-cell>
          <table:table-cell table:style-name="ce21" office:value-type="string" calcext:value-type="string">
            <text:p><text:a xlink:href="https://sc.olx.com.br/florianopolis-e-regiao/terrenos/loteamento-nova-pescaria-brava-993451737" xlink:type="simple">https://sc.olx.com.br/florianopolis-e-regiao/terrenos/loteamento-nova-pescaria-brava-993451737</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798000" calcext:value-type="float">
            <text:p>88798000</text:p>
          </table:table-cell>
          <table:table-cell table:style-name="ce20" office:value-type="string" calcext:value-type="string">
            <text:p>Pescaria Brava</text:p>
          </table:table-cell>
          <table:table-cell table:number-columns-repeated="3"/>
          <table:table-cell table:style-name="ce22" office:value-type="float" office:value="300" calcext:value-type="float">
            <text:p>R$300</text:p>
          </table:table-cell>
          <table:table-cell table:number-columns-repeated="1010"/>
        </table:table-row>
        <table:table-row table:style-name="ro1">
          <table:table-cell table:style-name="ce20" office:value-type="float" office:value="198" calcext:value-type="float">
            <text:p>198</text:p>
          </table:table-cell>
          <table:table-cell table:style-name="ce20" office:value-type="string" calcext:value-type="string">
            <text:p>Terreno disponível para à venda próximo a Ingleses do Rio Vermelho, Florianópolis, SC</text:p>
          </table:table-cell>
          <table:table-cell table:style-name="ce20" office:value-type="string" calcext:value-type="string">
            <text:p>798106.0</text:p>
          </table:table-cell>
          <table:table-cell table:style-name="ce20" office:value-type="string" calcext:value-type="string">
            <text:p>MM Imóveis &amp; Consultoria Imobiliária LTDA</text:p>
          </table:table-cell>
          <table:table-cell table:style-name="ce20" office:value-type="string" calcext:value-type="string">
            <text:p>Código do anúncio: 9361</text:p>
            <text:p/>
            <text:p>Terreno com área de 591,19 m² em condomínio de alto padrão localizado em área nobre próximo  à Praia dos Ingleses. Condomínio Ingleses III possui infraestrutura completa de segurança, conforto e lazer. Ampla área verde de preservação permanente. Rede subterrânea de energia elétrica proporciona visual moderno e minimalista.Ciclo faixas para andar de bike com tranquilidadeQuadra poliesportiva e quadra de tênisAcademia ao ar livre e espaço fitnessSalão de festasSolariumPlaygroudPiscinaTudo isso próximo à supermercados, farmácias, praia e centro dos Ingleses. *Aceita financiamento bancário.*Este imóvel possui Escritura Pública com matrícula no registro de imóveis.</text:p>
          </table:table-cell>
          <table:table-cell table:style-name="ce21" office:value-type="string" calcext:value-type="string">
            <text:p><text:a xlink:href="https://sc.olx.com.br/florianopolis-e-regiao/terrenos/terreno-disponivel-para-a-venda-proximo-a-ingleses-do-rio-vermelho-florianopolis-sc-967288982" xlink:type="simple">https://sc.olx.com.br/florianopolis-e-regiao/terrenos/terreno-disponivel-para-a-venda-proximo-a-ingleses-do-rio-vermelho-florianopolis-sc-967288982</text:a></text:p>
          </table:table-cell>
          <table:table-cell table:style-name="ce20" office:value-type="string" calcext:value-type="string">
            <text:p>Terrenos</text:p>
          </table:table-cell>
          <table:table-cell table:style-name="ce20" office:value-type="string" calcext:value-type="string">
            <text:p>591m2</text:p>
          </table:table-cell>
          <table:table-cell table:style-name="ce20" office:value-type="float" office:value="88058071" calcext:value-type="float">
            <text:p>88058071</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Servidao Tres Marias</text:p>
          </table:table-cell>
          <table:table-cell table:style-name="ce22" office:value-type="float" office:value="660" calcext:value-type="float">
            <text:p>R$660</text:p>
          </table:table-cell>
          <table:table-cell table:style-name="ce22" office:value-type="float" office:value="350" calcext:value-type="float">
            <text:p>R$350</text:p>
          </table:table-cell>
          <table:table-cell table:number-columns-repeated="1010"/>
        </table:table-row>
        <table:table-row table:style-name="ro1">
          <table:table-cell table:style-name="ce20" office:value-type="float" office:value="199" calcext:value-type="float">
            <text:p>199</text:p>
          </table:table-cell>
          <table:table-cell table:style-name="ce20" office:value-type="string" calcext:value-type="string">
            <text:p>Terreno à venda, 425 m² por R$ 250.000,00 - Turimar - Balneário Gaivota/SC</text:p>
          </table:table-cell>
          <table:table-cell table:style-name="ce20" office:value-type="string" calcext:value-type="string">
            <text:p>250000.0</text:p>
          </table:table-cell>
          <table:table-cell table:style-name="ce20" office:value-type="string" calcext:value-type="string">
            <text:p>NICETO RODRIGUES JUNIOR</text:p>
          </table:table-cell>
          <table:table-cell table:style-name="ce20" office:value-type="string" calcext:value-type="string">
            <text:p>Código do anúncio: TE0361</text:p>
            <text:p/>
            <text:p>Terreno de esquina localizado a 500m do mar no bairro mais nobre e valorizado de Balneário Gaivota/SC, Turimar! Com área de 425m² (17x25) com a infraestrutura em fase de finalização! Entre em contato e agende sua visita! -</text:p>
          </table:table-cell>
          <table:table-cell table:style-name="ce21" office:value-type="string" calcext:value-type="string">
            <text:p><text:a xlink:href="https://sc.olx.com.br/florianopolis-e-regiao/terrenos/terreno-a-venda-425-m-por-r-250-000-00-turimar-balneario-gaivota-sc-938109886" xlink:type="simple">https://sc.olx.com.br/florianopolis-e-regiao/terrenos/terreno-a-venda-425-m-por-r-250-000-00-turimar-balneario-gaivota-sc-938109886</text:a></text:p>
          </table:table-cell>
          <table:table-cell table:style-name="ce20" office:value-type="string" calcext:value-type="string">
            <text:p>Terrenos</text:p>
          </table:table-cell>
          <table:table-cell table:style-name="ce20" office:value-type="string" calcext:value-type="string">
            <text:p>42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00" calcext:value-type="float">
            <text:p>200</text:p>
          </table:table-cell>
          <table:table-cell table:style-name="ce20" office:value-type="string" calcext:value-type="string">
            <text:p>Terreno à venda, 2547 m² por R$ 700.000 - Gamboa - Garopaba/Santa Catarina</text:p>
          </table:table-cell>
          <table:table-cell table:style-name="ce20" office:value-type="string" calcext:value-type="string">
            <text:p>700000.0</text:p>
          </table:table-cell>
          <table:table-cell table:style-name="ce20" office:value-type="string" calcext:value-type="string">
            <text:p>SEASIDE IMOBILIÁRIA</text:p>
          </table:table-cell>
          <table:table-cell table:style-name="ce20" office:value-type="string" calcext:value-type="string">
            <text:p>Código do anúncio: P8PKVE</text:p>
            <text:p/>
            <text:p>Terreno à venda, 2547 m² por R$ 700.000 - Gamboa - Garopaba/Santa Catarina.  </text:p>
            <text:p>  </text:p>
            <text:p> Ótimo terreno, de topografia ampla, localizado a 300 metros da Praia da Gamboa, em rua tranquila e arborizada, vista para o mar e dunas. </text:p>
            <text:p>  </text:p>
            <text:p> São 2 opções de terrenos. Lote 5 ou 7, ambos medindo 2547m².  </text:p>
            <text:p> Medidas exatas do lote 5: 14,8388m x 145,7609m </text:p>
            <text:p> Medidas exatas do lote 7: 14,4893m x 146,0959m </text:p>
            <text:p> Oportunidade única de viver em meio a natureza e pertinho da praia.  </text:p>
            <text:p>  </text:p>
            <text:p> - Possui cadastro na Prefeitura  </text:p>
            <text:p> -ZM3 do Plano Diretor de Garopaba (SC) c/ 35% de ocupação </text:p>
            <text:p> -8,50m de altura-máxima </text:p>
            <text:p> -2 pavimentos no máx. </text:p>
            <text:p> -Água e luz (solicitar) </text:p>
            <text:p>  </text:p>
            <text:p> Viva perto do mar. Agende já a sua visita!</text:p>
          </table:table-cell>
          <table:table-cell table:style-name="ce21" office:value-type="string" calcext:value-type="string">
            <text:p><text:a xlink:href="https://sc.olx.com.br/florianopolis-e-regiao/terrenos/terreno-a-venda-2547-m-por-r-700-000-gamboa-garopaba-santa-catarina-954178645" xlink:type="simple">https://sc.olx.com.br/florianopolis-e-regiao/terrenos/terreno-a-venda-2547-m-por-r-700-000-gamboa-garopaba-santa-catarina-954178645</text:a></text:p>
          </table:table-cell>
          <table:table-cell table:style-name="ce20" office:value-type="string" calcext:value-type="string">
            <text:p>Terrenos</text:p>
          </table:table-cell>
          <table:table-cell table:style-name="ce20" office:value-type="string" calcext:value-type="string">
            <text:p>2547m2</text:p>
          </table:table-cell>
          <table:table-cell table:style-name="ce20" office:value-type="float" office:value="88490000" calcext:value-type="float">
            <text:p>88490000</text:p>
          </table:table-cell>
          <table:table-cell table:style-name="ce20" office:value-type="string" calcext:value-type="string">
            <text:p>Paulo Lopes</text:p>
          </table:table-cell>
          <table:table-cell table:number-columns-repeated="3"/>
          <table:table-cell table:style-name="ce22" office:value-type="float" office:value="1000" calcext:value-type="float">
            <text:p>R$1,000</text:p>
          </table:table-cell>
          <table:table-cell table:number-columns-repeated="1010"/>
        </table:table-row>
        <table:table-row table:style-name="ro1">
          <table:table-cell table:style-name="ce20" office:value-type="float" office:value="201" calcext:value-type="float">
            <text:p>201</text:p>
          </table:table-cell>
          <table:table-cell table:style-name="ce20" office:value-type="string" calcext:value-type="string">
            <text:p>Terreno à venda, 300 m² por R$ 110.000 - Bellatorres - Passo de Torres/SC</text:p>
          </table:table-cell>
          <table:table-cell table:style-name="ce20" office:value-type="string" calcext:value-type="string">
            <text:p>110000.0</text:p>
          </table:table-cell>
          <table:table-cell table:style-name="ce20" office:value-type="string" calcext:value-type="string">
            <text:p>RSB Imóveis</text:p>
          </table:table-cell>
          <table:table-cell table:style-name="ce20" office:value-type="string" calcext:value-type="string">
            <text:p>Código do anúncio: TE1031</text:p>
            <text:p/>
            <text:p>Terreno com excelente localização em Bellatorres, Passo de Torres/SC </text:p>
            <text:p>  </text:p>
            <text:p> Localizado perto dos comércios e cerca de 750 metros do mar, essa opção é para quem é exigente, pronto para construir sua casa, próximo a toda infraestrutura de comércios do bairro. </text:p>
            <text:p>  </text:p>
            <text:p> Terreno fica na Rua das Conchas com medidas de 12x25(300m²) </text:p>
            <text:p> Em rua com calçamento, energia elétrica, água encanada, internet fibra ótica e apenas 8km de Torres/RS. -</text:p>
          </table:table-cell>
          <table:table-cell table:style-name="ce21" office:value-type="string" calcext:value-type="string">
            <text:p><text:a xlink:href="https://sc.olx.com.br/florianopolis-e-regiao/terrenos/terreno-a-venda-300-m-por-r-110-000-bellatorres-passo-de-torres-sc-920226475" xlink:type="simple">https://sc.olx.com.br/florianopolis-e-regiao/terrenos/terreno-a-venda-300-m-por-r-110-000-bellatorres-passo-de-torres-sc-920226475</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202" calcext:value-type="float">
            <text:p>202</text:p>
          </table:table-cell>
          <table:table-cell table:style-name="ce20" office:value-type="string" calcext:value-type="string">
            <text:p>Terreno à venda, 312 m² por R$ 129.000,00 - Lagoa Cortada - Balneário Gaivota/SC</text:p>
          </table:table-cell>
          <table:table-cell table:style-name="ce20" office:value-type="string" calcext:value-type="string">
            <text:p>129000.0</text:p>
          </table:table-cell>
          <table:table-cell table:style-name="ce20" office:value-type="string" calcext:value-type="string">
            <text:p>RSB Imóveis</text:p>
          </table:table-cell>
          <table:table-cell table:style-name="ce20" office:value-type="string" calcext:value-type="string">
            <text:p>Código do anúncio: TE0653</text:p>
            <text:p/>
            <text:p>Terreno em Balneário Gaivota - SC </text:p>
            <text:p>  </text:p>
            <text:p> Localização: Rua Pinheiros, Lagoa Cortada </text:p>
            <text:p>  </text:p>
            <text:p> Metragem: 12,5x25 (312,5m²) </text:p>
            <text:p>  </text:p>
            <text:p> Posição solar: Leste e sul </text:p>
            <text:p>  </text:p>
            <text:p> Distancia do mar: 500 metros </text:p>
            <text:p>  </text:p>
            <text:p> Documento: Escritura </text:p>
            <text:p>  </text:p>
            <text:p> Terreno de esquina, frente mar e sul, terreno a 500 metros da avenida beira mar, com vista para o mar, ruas pavimentadas, casas alto padrão a volta, terreno para quem tem bom gosto, agende uma visita e venha conhecer. -</text:p>
          </table:table-cell>
          <table:table-cell table:style-name="ce21" office:value-type="string" calcext:value-type="string">
            <text:p><text:a xlink:href="https://sc.olx.com.br/florianopolis-e-regiao/terrenos/terreno-a-venda-312-m-por-r-129-000-00-lagoa-cortada-balneario-gaivota-sc-910733779" xlink:type="simple">https://sc.olx.com.br/florianopolis-e-regiao/terrenos/terreno-a-venda-312-m-por-r-129-000-00-lagoa-cortada-balneario-gaivota-sc-910733779</text:a></text:p>
          </table:table-cell>
          <table:table-cell table:style-name="ce20" office:value-type="string" calcext:value-type="string">
            <text:p>Terrenos</text:p>
          </table:table-cell>
          <table:table-cell table:style-name="ce20" office:value-type="string" calcext:value-type="string">
            <text:p>313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03" calcext:value-type="float">
            <text:p>203</text:p>
          </table:table-cell>
          <table:table-cell table:style-name="ce20" office:value-type="string" calcext:value-type="string">
            <text:p>CRICIúMA - Terreno Padrão - São Luiz</text:p>
          </table:table-cell>
          <table:table-cell table:style-name="ce20" office:value-type="string" calcext:value-type="string">
            <text:p>220000.0</text:p>
          </table:table-cell>
          <table:table-cell table:style-name="ce20" office:value-type="string" calcext:value-type="string">
            <text:p>Duda Imóveis Ltda</text:p>
          </table:table-cell>
          <table:table-cell table:style-name="ce20" office:value-type="string" calcext:value-type="string">
            <text:p>Código do anúncio: 35293</text:p>
            <text:p/>
            <text:p>Excelente terreno próximo a prefeitura de Criciúma com área total de 360,00m² e dimensões de 15 x 24</text:p>
          </table:table-cell>
          <table:table-cell table:style-name="ce21" office:value-type="string" calcext:value-type="string">
            <text:p><text:a xlink:href="https://sc.olx.com.br/florianopolis-e-regiao/terrenos/criciuma-terreno-padrao-sao-luiz-972295022" xlink:type="simple">https://sc.olx.com.br/florianopolis-e-regiao/terrenos/criciuma-terreno-padrao-sao-luiz-972295022</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804380" calcext:value-type="float">
            <text:p>88804380</text:p>
          </table:table-cell>
          <table:table-cell table:style-name="ce20" office:value-type="string" calcext:value-type="string">
            <text:p>Criciuma</text:p>
          </table:table-cell>
          <table:table-cell table:style-name="ce20" office:value-type="string" calcext:value-type="string">
            <text:p>Pinheirinho</text:p>
          </table:table-cell>
          <table:table-cell table:style-name="ce20" office:value-type="string" calcext:value-type="string">
            <text:p>Rua Silva Alvarenga - lado par</text:p>
          </table:table-cell>
          <table:table-cell table:number-columns-repeated="1012"/>
        </table:table-row>
        <table:table-row table:style-name="ro1">
          <table:table-cell table:style-name="ce20" office:value-type="float" office:value="204" calcext:value-type="float">
            <text:p>204</text:p>
          </table:table-cell>
          <table:table-cell table:style-name="ce20" office:value-type="string" calcext:value-type="string">
            <text:p>CRICIúMA - Terreno Padrão - MINA DO MATO</text:p>
          </table:table-cell>
          <table:table-cell table:style-name="ce20" office:value-type="string" calcext:value-type="string">
            <text:p>500000.0</text:p>
          </table:table-cell>
          <table:table-cell table:style-name="ce20" office:value-type="string" calcext:value-type="string">
            <text:p>Duda Imóveis Ltda</text:p>
          </table:table-cell>
          <table:table-cell table:style-name="ce20" office:value-type="string" calcext:value-type="string">
            <text:p>Código do anúncio: 32413</text:p>
            <text:p/>
            <text:p>ÓTIMO TERRENO com excelente vista da  cidade de Criciúma. Terreno possui 450m² e dimensões de 15x30!Agenda sua visita!!!</text:p>
          </table:table-cell>
          <table:table-cell table:style-name="ce21" office:value-type="string" calcext:value-type="string">
            <text:p><text:a xlink:href="https://sc.olx.com.br/florianopolis-e-regiao/terrenos/criciuma-terreno-padrao-mina-do-mato-972295098" xlink:type="simple">https://sc.olx.com.br/florianopolis-e-regiao/terrenos/criciuma-terreno-padrao-mina-do-mato-972295098</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810402" calcext:value-type="float">
            <text:p>88810402</text:p>
          </table:table-cell>
          <table:table-cell table:style-name="ce20" office:value-type="string" calcext:value-type="string">
            <text:p>Criciuma</text:p>
          </table:table-cell>
          <table:table-cell table:style-name="ce20" office:value-type="string" calcext:value-type="string">
            <text:p>Mina do Mato</text:p>
          </table:table-cell>
          <table:table-cell table:style-name="ce20" office:value-type="string" calcext:value-type="string">
            <text:p>Rua Antonio Caciatori</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05" calcext:value-type="float">
            <text:p>205</text:p>
          </table:table-cell>
          <table:table-cell table:style-name="ce20" office:value-type="string" calcext:value-type="string">
            <text:p>Terreno à venda, 419 m² por R$ 730.000,00 - Campeche - Florianópolis/SC</text:p>
          </table:table-cell>
          <table:table-cell table:style-name="ce20" office:value-type="string" calcext:value-type="string">
            <text:p>730000.0</text:p>
          </table:table-cell>
          <table:table-cell table:style-name="ce20" office:value-type="string" calcext:value-type="string">
            <text:p>New Home Floripa Negócios Imobiliários - LTDA</text:p>
          </table:table-cell>
          <table:table-cell table:style-name="ce20" office:value-type="string" calcext:value-type="string">
            <text:p>Código do anúncio: TE0078</text:p>
            <text:p/>
            <text:p>Lote com Matrícula Individualizada, totalmente regularizado, passível de Financiamento Bancário !!!!O RESIDENCIAL CAMINHO DO ENGENHO I , II e III *(CAMPECHE - SC 405/ FLORIANÓPOLIS / SC) , localizado ao lado do LOTEAMENTO PARQUE DOS ARACÁS, e trata- se de um condomínio que já está pronto e inclusive já tem BELAS CASAS já CONSTRUÍDAS , e, semelhante à todos os nossos outros empreendimentos , este condomínio  oferece uma infraestrutura ímpar como : *Quadra de tênis, Quadra Poliesportiva, Campo de Futebol Suíço, Playground, Pista de caminhada dentro do próprio condomínio; Academia ao ar livre, Área Verde com Pista de Caminhada, Quiosques com Churrasqueiras,  3 Portais de Acesso,  Calçamento tipo paver, Sistema de iluminação com distribuição subterrânea, Tubulação subterrânea para: Tv à cabo , Telefone , Internet ,Vigilância Eletrônica e Congêneres, Estação própria de esgoto . O mesmo oferece um outro grande diferencial que é a localização privilegiada , estando à menos de 3KM do NOVO AEROPORTO INTERNACIONAL DE FLORIANÓPOLIS ( Floripa AirPort ), à 800m de entrada para os NOVOS ACESSOS para o CENTRO DA CIDADE , à 700m do ÒKA FLORIPA , um OPEN SHOPPING  que será inaugurado até o início do próximo ano , e também próximo das PRAIAS DO MORRO DAS PEDRAS e do CAMPECHE,  localizado na região que mais cresce e valoriza em Florianópolis . -</text:p>
          </table:table-cell>
          <table:table-cell table:style-name="ce21" office:value-type="string" calcext:value-type="string">
            <text:p><text:a xlink:href="https://sc.olx.com.br/florianopolis-e-regiao/terrenos/terreno-a-venda-419-m-por-r-730-000-00-campeche-florianopolis-sc-998935731" xlink:type="simple">https://sc.olx.com.br/florianopolis-e-regiao/terrenos/terreno-a-venda-419-m-por-r-730-000-00-campeche-florianopolis-sc-998935731</text:a></text:p>
          </table:table-cell>
          <table:table-cell table:style-name="ce20" office:value-type="string" calcext:value-type="string">
            <text:p>Terrenos</text:p>
          </table:table-cell>
          <table:table-cell table:style-name="ce20" office:value-type="string" calcext:value-type="string">
            <text:p>419m2</text:p>
          </table:table-cell>
          <table:table-cell table:style-name="ce20" office:value-type="float" office:value="88065361" calcext:value-type="float">
            <text:p>88065361</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Camarinhas</text:p>
          </table:table-cell>
          <table:table-cell table:style-name="ce22" office:value-type="float" office:value="390" calcext:value-type="float">
            <text:p>R$390</text:p>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206" calcext:value-type="float">
            <text:p>206</text:p>
          </table:table-cell>
          <table:table-cell table:style-name="ce20" office:value-type="string" calcext:value-type="string">
            <text:p>FLORIANóPOLIS - Terreno Padrão - Campeche</text:p>
          </table:table-cell>
          <table:table-cell table:style-name="ce20" office:value-type="string" calcext:value-type="string">
            <text:p>2000000.0</text:p>
          </table:table-cell>
          <table:table-cell table:style-name="ce20" office:value-type="string" calcext:value-type="string">
            <text:p>Takayuki Kawasaki</text:p>
          </table:table-cell>
          <table:table-cell table:style-name="ce20" office:value-type="string" calcext:value-type="string">
            <text:p>Código do anúncio: KW77</text:p>
            <text:p/>
            <text:p>Terreno localizado no Loteamento Novo Campeche, com 450 m² de área sendo 15 m x 30 m .Localização excelente, com viabilidade ATR 2.5 ( Área Turística Residencial ).Lote com Escritura Publica, sendo passível de Financiamento!!www.kawasakiimoveis.com.br</text:p>
          </table:table-cell>
          <table:table-cell table:style-name="ce21" office:value-type="string" calcext:value-type="string">
            <text:p><text:a xlink:href="https://sc.olx.com.br/florianopolis-e-regiao/terrenos/florianopolis-terreno-padrao-campeche-994435020" xlink:type="simple">https://sc.olx.com.br/florianopolis-e-regiao/terrenos/florianopolis-terreno-padrao-campeche-994435020</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63600" calcext:value-type="float">
            <text:p>8806360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Nicolau Joao de Abreu</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07" calcext:value-type="float">
            <text:p>207</text:p>
          </table:table-cell>
          <table:table-cell table:style-name="ce20" office:value-type="string" calcext:value-type="string">
            <text:p>Sítio em Aguas Mornas com 5.000 m2</text:p>
          </table:table-cell>
          <table:table-cell table:style-name="ce20" office:value-type="string" calcext:value-type="string">
            <text:p>690000.0</text:p>
          </table:table-cell>
          <table:table-cell table:style-name="ce20" office:value-type="string" calcext:value-type="string">
            <text:p>IMOB CAMPECHE</text:p>
          </table:table-cell>
          <table:table-cell table:style-name="ce20" office:value-type="string" calcext:value-type="string">
            <text:p>Código do anúncio: SI0001</text:p>
            <text:p/>
            <text:p>Lindo sítio com 5.000m², com casa de madeira, compostas de 02 quartos, sala, cozinha e banheiro. Terreno cercado com galpão, açude e bem arborizado.Excelente lugar para lazer.Venha conhecer este lugar, agende uma visita. -</text:p>
          </table:table-cell>
          <table:table-cell table:style-name="ce21" office:value-type="string" calcext:value-type="string">
            <text:p><text:a xlink:href="https://sc.olx.com.br/florianopolis-e-regiao/terrenos/sitio-em-aguas-mornas-com-5-000-m2-998381856" xlink:type="simple">https://sc.olx.com.br/florianopolis-e-regiao/terrenos/sitio-em-aguas-mornas-com-5-000-m2-998381856</text:a></text:p>
          </table:table-cell>
          <table:table-cell table:style-name="ce20" office:value-type="string" calcext:value-type="string">
            <text:p>Fazendas</text:p>
          </table:table-cell>
          <table:table-cell table:style-name="ce20" office:value-type="string" calcext:value-type="string">
            <text:p>80m2</text:p>
          </table:table-cell>
          <table:table-cell table:style-name="ce20" office:value-type="float" office:value="88150000" calcext:value-type="float">
            <text:p>88150000</text:p>
          </table:table-cell>
          <table:table-cell table:style-name="ce20" office:value-type="string" calcext:value-type="string">
            <text:p>Aguas Mornas</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08" calcext:value-type="float">
            <text:p>208</text:p>
          </table:table-cell>
          <table:table-cell table:style-name="ce20" office:value-type="string" calcext:value-type="string">
            <text:p>Florianópolis - Sítio - São João do Rio Vermelho</text:p>
          </table:table-cell>
          <table:table-cell table:style-name="ce20" office:value-type="string" calcext:value-type="string">
            <text:p>5900000.0</text:p>
          </table:table-cell>
          <table:table-cell table:style-name="ce20" office:value-type="string" calcext:value-type="string">
            <text:p>DDA Imóveis</text:p>
          </table:table-cell>
          <table:table-cell table:style-name="ce20" office:value-type="string" calcext:value-type="string">
            <text:p>Código do anúncio: ST4145</text:p>
            <text:p/>
            <text:p>Codigo Referencia: ST4145  ?  </text:p>
            <text:p>     Área Rural com 121,5 Hectares em São João do Rio Vermelho  O Terreno tem: 1 escritura pública 94% da área total e 2 posses, casa de 95 m2 2 Banheiros, 3 quartos, cozinha e salacaseiro, mapa topográfico, própria fonte de água etrator.    ? Forma de Pagamento: Valores, disponibilidade e condições sujeitos a alterações sem aviso prévio.   </text:p>
            <text:p>     Imobiliária DDA Imóveis</text:p>
          </table:table-cell>
          <table:table-cell table:style-name="ce21" office:value-type="string" calcext:value-type="string">
            <text:p><text:a xlink:href="https://sc.olx.com.br/florianopolis-e-regiao/terrenos/florianopolis-sitio-sao-joao-do-rio-vermelho-981894809" xlink:type="simple">https://sc.olx.com.br/florianopolis-e-regiao/terrenos/florianopolis-sitio-sao-joao-do-rio-vermelho-981894809</text:a></text:p>
          </table:table-cell>
          <table:table-cell table:style-name="ce20" office:value-type="string" calcext:value-type="string">
            <text:p>Fazendas</text:p>
          </table:table-cell>
          <table:table-cell table:style-name="ce20" office:value-type="string" calcext:value-type="string">
            <text:p>95m2</text:p>
          </table:table-cell>
          <table:table-cell table:style-name="ce20" office:value-type="float" office:value="88060000" calcext:value-type="float">
            <text:p>88060000</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odovia Joao Gualberto Soares - de 4001/4002 a 16999/17000</text:p>
          </table:table-cell>
          <table:table-cell/>
          <table:table-cell table:style-name="ce22" office:value-type="float" office:value="900" calcext:value-type="float">
            <text:p>R$900</text:p>
          </table:table-cell>
          <table:table-cell table:number-columns-repeated="1010"/>
        </table:table-row>
        <table:table-row table:style-name="ro1">
          <table:table-cell table:style-name="ce20" office:value-type="float" office:value="209" calcext:value-type="float">
            <text:p>209</text:p>
          </table:table-cell>
          <table:table-cell table:style-name="ce20" office:value-type="string" calcext:value-type="string">
            <text:p>Vendo sítio</text:p>
          </table:table-cell>
          <table:table-cell table:style-name="ce20" office:value-type="string" calcext:value-type="string">
            <text:p>280000.0</text:p>
          </table:table-cell>
          <table:table-cell table:style-name="ce20" office:value-type="string" calcext:value-type="string">
            <text:p>Alexandre ou jane</text:p>
          </table:table-cell>
          <table:table-cell table:style-name="ce20" office:value-type="string" calcext:value-type="string">
            <text:p>Vendo sítio com casa recém construída de madeira com 4 quartos 1 cozinha 1 banheiro e garagem para dois carros com luz e água de poço semi artesiano água natural. Sitio localizado no pagara grande a 15 minutos do shopping continente 4 km da colonia santana com saída para Santo Amaro são Pedro de Alcântara e palhoça. Valor 280,000.00 aceito casa do meu interesse pela região. 48 ... ver número 48 ... ver número</text:p>
          </table:table-cell>
          <table:table-cell table:style-name="ce21" office:value-type="string" calcext:value-type="string">
            <text:p><text:a xlink:href="https://sc.olx.com.br/florianopolis-e-regiao/terrenos/vendo-sitio-1000402680" xlink:type="simple">https://sc.olx.com.br/florianopolis-e-regiao/terrenos/vendo-sitio-1000402680</text:a></text:p>
          </table:table-cell>
          <table:table-cell table:style-name="ce20" office:value-type="string" calcext:value-type="string">
            <text:p>Sitios e chacaras</text:p>
          </table:table-cell>
          <table:table-cell table:style-name="ce20" office:value-type="string" calcext:value-type="string">
            <text:p>4000m2</text:p>
          </table:table-cell>
          <table:table-cell table:style-name="ce20" office:value-type="float" office:value="88140000" calcext:value-type="float">
            <text:p>88140000</text:p>
          </table:table-cell>
          <table:table-cell table:style-name="ce20" office:value-type="string" calcext:value-type="string">
            <text:p>Santo Amaro da Imperatriz</text:p>
          </table:table-cell>
          <table:table-cell table:number-columns-repeated="1014"/>
        </table:table-row>
        <table:table-row table:style-name="ro1">
          <table:table-cell table:style-name="ce20" office:value-type="float" office:value="210" calcext:value-type="float">
            <text:p>210</text:p>
          </table:table-cell>
          <table:table-cell table:style-name="ce20" office:value-type="string" calcext:value-type="string">
            <text:p>Terreno à venda, 440 m² - Praia do Pantano do Sul - Florianópolis /SC</text:p>
          </table:table-cell>
          <table:table-cell table:style-name="ce20" office:value-type="string" calcext:value-type="string">
            <text:p>350000.0</text:p>
          </table:table-cell>
          <table:table-cell table:style-name="ce20" office:value-type="string" calcext:value-type="string">
            <text:p>Adriano de Oliveira Coelho</text:p>
          </table:table-cell>
          <table:table-cell table:style-name="ce20" office:value-type="string" calcext:value-type="string">
            <text:p>Código do anúncio: 15</text:p>
            <text:p/>
            <text:p>Excelente terreno localizado condômino Caravellas Residence 3 - Praia do Pantano do SulÁrea privativa 440 m²400 metros da PraiaLote com viabilidade de construçãoÓtima Infra Estrutura:- Quiosque- Quadra tênis- Playground- Pista de caminhada- GuaritaEscritura PúblicaACEITA FINANCIAMENTOÓtimo para investidor ou construtor.Agende uma visita - Atualizado em:  -</text:p>
          </table:table-cell>
          <table:table-cell table:style-name="ce21" office:value-type="string" calcext:value-type="string">
            <text:p><text:a xlink:href="https://sc.olx.com.br/florianopolis-e-regiao/terrenos/terreno-a-venda-440-m-praia-do-pantano-do-sul-florianopolis-sc-997763071" xlink:type="simple">https://sc.olx.com.br/florianopolis-e-regiao/terrenos/terreno-a-venda-440-m-praia-do-pantano-do-sul-florianopolis-sc-997763071</text:a></text:p>
          </table:table-cell>
          <table:table-cell table:style-name="ce20" office:value-type="string" calcext:value-type="string">
            <text:p>Terrenos</text:p>
          </table:table-cell>
          <table:table-cell table:style-name="ce20" office:value-type="string" calcext:value-type="string">
            <text:p>440m2</text:p>
          </table:table-cell>
          <table:table-cell table:style-name="ce20" office:value-type="float" office:value="88066000" calcext:value-type="float">
            <text:p>88066000</text:p>
          </table:table-cell>
          <table:table-cell table:style-name="ce20" office:value-type="string" calcext:value-type="string">
            <text:p>Florianopolis</text:p>
          </table:table-cell>
          <table:table-cell table:style-name="ce20" office:value-type="string" calcext:value-type="string">
            <text:p>Morro das Pedras</text:p>
          </table:table-cell>
          <table:table-cell table:style-name="ce20" office:value-type="string" calcext:value-type="string">
            <text:p>Rodovia Francisco Thomaz dos Santos - ate 2088/2089</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11" calcext:value-type="float">
            <text:p>211</text:p>
          </table:table-cell>
          <table:table-cell table:style-name="ce20" office:value-type="string" calcext:value-type="string">
            <text:p>Terreno à venda no bairro Ferraz - Garopaba/SC</text:p>
          </table:table-cell>
          <table:table-cell table:style-name="ce20" office:value-type="string" calcext:value-type="string">
            <text:p>1210000.0</text:p>
          </table:table-cell>
          <table:table-cell table:style-name="ce20" office:value-type="string" calcext:value-type="string">
            <text:p>ALAN FIRME RODRIGUES BORBA</text:p>
          </table:table-cell>
          <table:table-cell table:style-name="ce20" office:value-type="string" calcext:value-type="string">
            <text:p>Código do anúncio: TV172</text:p>
            <text:p/>
            <text:p>Terreno situado no Loteamento Miramar - Ferraz, em Garopaba/SC. Loteamento regularizado que oferece segurança e uma infraestrutura completa.O imóvel possui uma área total de 420m², com:&amp;bull;Escritura pública;&amp;bull;Matrícula individual;&amp;bull;Acesso a água e energia elétrica.Sendo uma ótima oportunidade para construtores e investidores ou para moradia.Destaca-se também por sua localização privilegiada, próximo de toda a infraestrutura da cidade e das mais belas praias, juntando-se a isso as casas de Alto Padrão, tornam o lugar mais valorizado e procurado pelos clientes.As informações estão sujeitas a alterações. Consulte o corretor responsável. Chave do anúncio: FSUeZPORx2XB7FbB</text:p>
          </table:table-cell>
          <table:table-cell table:style-name="ce21" office:value-type="string" calcext:value-type="string">
            <text:p><text:a xlink:href="https://sc.olx.com.br/florianopolis-e-regiao/terrenos/terreno-a-venda-no-bairro-ferraz-garopaba-sc-967051902" xlink:type="simple">https://sc.olx.com.br/florianopolis-e-regiao/terrenos/terreno-a-venda-no-bairro-ferraz-garopaba-sc-967051902</text:a></text:p>
          </table:table-cell>
          <table:table-cell table:style-name="ce20" office:value-type="string" calcext:value-type="string">
            <text:p>Terrenos</text:p>
          </table:table-cell>
          <table:table-cell table:style-name="ce20" office:value-type="string" calcext:value-type="string">
            <text:p>392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12" calcext:value-type="float">
            <text:p>212</text:p>
          </table:table-cell>
          <table:table-cell table:style-name="ce20" office:value-type="string" calcext:value-type="string">
            <text:p>Terreno com 336 m² a venda | Areias em São José/SC</text:p>
          </table:table-cell>
          <table:table-cell table:style-name="ce20" office:value-type="string" calcext:value-type="string">
            <text:p>360000.0</text:p>
          </table:table-cell>
          <table:table-cell table:style-name="ce20" office:value-type="string" calcext:value-type="string">
            <text:p>MAK IMÓVEIS</text:p>
          </table:table-cell>
          <table:table-cell table:style-name="ce20" office:value-type="string" calcext:value-type="string">
            <text:p>Código do anúncio: TE0001</text:p>
            <text:p/>
            <text:p>Terreno com área total de 336 m², frente com 12 metros e profundidade de 28 metros. Com casa de alvenaria utilizada como depósito. </text:p>
            <text:p>  </text:p>
            <text:p> Localizado no bairro Areias. A 3 minutos de distância da BR-101. Próximo a todas as conveniências necessárias para viver bem: escolas, supermercados, restaurantes etc. </text:p>
            <text:p>  </text:p>
            <text:p> Ligue e saiba mais! -</text:p>
          </table:table-cell>
          <table:table-cell table:style-name="ce21" office:value-type="string" calcext:value-type="string">
            <text:p><text:a xlink:href="https://sc.olx.com.br/florianopolis-e-regiao/terrenos/terreno-com-336-m-a-venda-areias-em-sao-jose-sc-994389341" xlink:type="simple">https://sc.olx.com.br/florianopolis-e-regiao/terrenos/terreno-com-336-m-a-venda-areias-em-sao-jose-sc-994389341</text:a></text:p>
          </table:table-cell>
          <table:table-cell table:style-name="ce20" office:value-type="string" calcext:value-type="string">
            <text:p>Terrenos</text:p>
          </table:table-cell>
          <table:table-cell table:style-name="ce20" office:value-type="string" calcext:value-type="string">
            <text:p>336m2</text:p>
          </table:table-cell>
          <table:table-cell table:style-name="ce20" office:value-type="float" office:value="88113770" calcext:value-type="float">
            <text:p>88113770</text:p>
          </table:table-cell>
          <table:table-cell table:style-name="ce20" office:value-type="string" calcext:value-type="string">
            <text:p>Sao Jose</text:p>
          </table:table-cell>
          <table:table-cell table:style-name="ce20" office:value-type="string" calcext:value-type="string">
            <text:p>Areias</text:p>
          </table:table-cell>
          <table:table-cell table:style-name="ce20" office:value-type="string" calcext:value-type="string">
            <text:p>Rua Elis Regina</text:p>
          </table:table-cell>
          <table:table-cell table:number-columns-repeated="1012"/>
        </table:table-row>
        <table:table-row table:style-name="ro1">
          <table:table-cell table:style-name="ce20" office:value-type="float" office:value="213" calcext:value-type="float">
            <text:p>213</text:p>
          </table:table-cell>
          <table:table-cell table:style-name="ce20" office:value-type="string" calcext:value-type="string">
            <text:p>Terreno com 466,87m² na Geral de Forquilhas São José - SC</text:p>
          </table:table-cell>
          <table:table-cell table:style-name="ce20" office:value-type="string" calcext:value-type="string">
            <text:p>320000.0</text:p>
          </table:table-cell>
          <table:table-cell table:style-name="ce20" office:value-type="string" calcext:value-type="string">
            <text:p>Adriano de Oliveira Coelho</text:p>
          </table:table-cell>
          <table:table-cell table:style-name="ce20" office:value-type="string" calcext:value-type="string">
            <text:p>Código do anúncio: 176</text:p>
            <text:p/>
            <text:p>Terreno  de esquina a à venda, 466,87 m² - Forquilhas- São José/SCÓtima infraestrutura- Rua Pavimentada- Comércio local na região- Ponto de ônibus- Iluminação Pública- Colégio- Posto de saúdeTerreno pronto para construirEscritura PúblicaAgende uma visita - Atualizado em:  -</text:p>
          </table:table-cell>
          <table:table-cell table:style-name="ce21" office:value-type="string" calcext:value-type="string">
            <text:p><text:a xlink:href="https://sc.olx.com.br/florianopolis-e-regiao/terrenos/terreno-com-466-87m-na-geral-de-forquilhas-sao-jose-sc-997759077" xlink:type="simple">https://sc.olx.com.br/florianopolis-e-regiao/terrenos/terreno-com-466-87m-na-geral-de-forquilhas-sao-jose-sc-997759077</text:a></text:p>
          </table:table-cell>
          <table:table-cell table:style-name="ce20" office:value-type="string" calcext:value-type="string">
            <text:p>Terrenos</text:p>
          </table:table-cell>
          <table:table-cell table:style-name="ce20" office:value-type="string" calcext:value-type="string">
            <text:p>466m2</text:p>
          </table:table-cell>
          <table:table-cell table:style-name="ce20" office:value-type="float" office:value="88107100" calcext:value-type="float">
            <text:p>8810710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Antonio Jovita Duarte</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14" calcext:value-type="float">
            <text:p>214</text:p>
          </table:table-cell>
          <table:table-cell table:style-name="ce20" office:value-type="string" calcext:value-type="string">
            <text:p>Terreno à venda, 383 m² por R$ 450.000,00 - Vargem Pequena - Florianópolis/SC</text:p>
          </table:table-cell>
          <table:table-cell table:style-name="ce20" office:value-type="string" calcext:value-type="string">
            <text:p>450000.0</text:p>
          </table:table-cell>
          <table:table-cell table:style-name="ce20" office:value-type="string" calcext:value-type="string">
            <text:p>Roberto Celeste Corretor</text:p>
          </table:table-cell>
          <table:table-cell table:style-name="ce20" office:value-type="string" calcext:value-type="string">
            <text:p>Código do anúncio: TE0088</text:p>
            <text:p/>
            <text:p>HORSE CLUB RESIDENCE 1LOTE 03 COM 383,53m2 privativos.Totalmente plano ! -</text:p>
          </table:table-cell>
          <table:table-cell table:style-name="ce21" office:value-type="string" calcext:value-type="string">
            <text:p><text:a xlink:href="https://sc.olx.com.br/florianopolis-e-regiao/terrenos/terreno-a-venda-383-m-por-r-450-000-00-vargem-pequena-florianopolis-sc-997638324" xlink:type="simple">https://sc.olx.com.br/florianopolis-e-regiao/terrenos/terreno-a-venda-383-m-por-r-450-000-00-vargem-pequena-florianopolis-sc-997638324</text:a></text:p>
          </table:table-cell>
          <table:table-cell table:style-name="ce20" office:value-type="string" calcext:value-type="string">
            <text:p>Terrenos</text:p>
          </table:table-cell>
          <table:table-cell table:style-name="ce20" office:value-type="string" calcext:value-type="string">
            <text:p>384m2</text:p>
          </table:table-cell>
          <table:table-cell table:style-name="ce20" office:value-type="float" office:value="88052400" calcext:value-type="float">
            <text:p>88052400</text:p>
          </table:table-cell>
          <table:table-cell table:style-name="ce20" office:value-type="string" calcext:value-type="string">
            <text:p>Florianopolis</text:p>
          </table:table-cell>
          <table:table-cell table:style-name="ce20" office:value-type="string" calcext:value-type="string">
            <text:p>Vargem Pequena</text:p>
          </table:table-cell>
          <table:table-cell table:style-name="ce20" office:value-type="string" calcext:value-type="string">
            <text:p>Estrada Manoel Leoncio de Souza Brit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15" calcext:value-type="float">
            <text:p>215</text:p>
          </table:table-cell>
          <table:table-cell table:style-name="ce20" office:value-type="string" calcext:value-type="string">
            <text:p>BIGUAçU - Terreno Padrão - Beira Rio</text:p>
          </table:table-cell>
          <table:table-cell table:style-name="ce20" office:value-type="string" calcext:value-type="string">
            <text:p>223088.0</text:p>
          </table:table-cell>
          <table:table-cell table:style-name="ce20" office:value-type="string" calcext:value-type="string">
            <text:p>Auxiliadora Predial - Florianópolis - Campeche</text:p>
          </table:table-cell>
          <table:table-cell table:style-name="ce20" office:value-type="string" calcext:value-type="string">
            <text:p>Código do anúncio: 364036</text:p>
            <text:p/>
            <text:p>Permita-se sonhar. Permita-se estar perto de tudo e ao mesmo tempo ter o incomum, o indescritível, o surpreendente. Deixe-se envolver pela paisagem soberana, pontuada pela beleza do lago. Abra a janela, contemple a força e a serenidade das águas. Solte as amarras. Viva! </text:p>
            <text:p>  </text:p>
            <text:p> Número de terrenos: 329 </text:p>
            <text:p> Terrenos: 150,15m² a 255,83m² </text:p>
            <text:p>  </text:p>
            <text:p> Obras concluídas. </text:p>
            <text:p>  </text:p>
            <text:p> Prainha artificial </text:p>
            <text:p> 3 piscinas com SPA </text:p>
            <text:p> 4 espaços gourmet </text:p>
            <text:p> Lago ao fundo dos terrenos </text:p>
            <text:p> Quadra poliesportiva </text:p>
            <text:p> Campo de futebol </text:p>
            <text:p> Pista de caminhada </text:p>
            <text:p> Lounge com deck </text:p>
            <text:p> Praça com espelho d?água.</text:p>
          </table:table-cell>
          <table:table-cell table:style-name="ce21" office:value-type="string" calcext:value-type="string">
            <text:p><text:a xlink:href="https://sc.olx.com.br/florianopolis-e-regiao/terrenos/biguacu-terreno-padrao-beira-rio-991403684" xlink:type="simple">https://sc.olx.com.br/florianopolis-e-regiao/terrenos/biguacu-terreno-padrao-beira-rio-991403684</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number-columns-repeated="1012"/>
        </table:table-row>
        <table:table-row table:style-name="ro1">
          <table:table-cell table:style-name="ce20" office:value-type="float" office:value="216" calcext:value-type="float">
            <text:p>216</text:p>
          </table:table-cell>
          <table:table-cell table:style-name="ce20" office:value-type="string" calcext:value-type="string">
            <text:p>TERRENO NO ALTOS DE SÃO JOSÉ</text:p>
          </table:table-cell>
          <table:table-cell table:style-name="ce20" office:value-type="string" calcext:value-type="string">
            <text:p>500000.0</text:p>
          </table:table-cell>
          <table:table-cell table:style-name="ce20" office:value-type="string" calcext:value-type="string">
            <text:p>ICA Empreendimentos Imobiliários Ltda</text:p>
          </table:table-cell>
          <table:table-cell table:style-name="ce20" office:value-type="string" calcext:value-type="string">
            <text:p>Código do anúncio: T140</text:p>
            <text:p/>
            <text:p>Excelente terreno situado num dos melhores condomínios de São José. Cercado de vegetação nativa preservada e perto do comércio da região.O Altos de São José conta com completa infraestrutura e segurança. Portaria com monitoramento 24 horas, cancelas independentes para entrada de moradores e visitantes.Quadra de tênis, Sala de ginástica, Salão de festas, Piscina...Acesso rápido à BR 101 e via expressa, a 10 minutos do centro de Florianópolis, um espaço com muito verde. É a natureza visitando sua casa toda vez que você abrir a janela.</text:p>
          </table:table-cell>
          <table:table-cell table:style-name="ce21" office:value-type="string" calcext:value-type="string">
            <text:p><text:a xlink:href="https://sc.olx.com.br/florianopolis-e-regiao/terrenos/terreno-no-altos-de-sao-jose-992973217" xlink:type="simple">https://sc.olx.com.br/florianopolis-e-regiao/terrenos/terreno-no-altos-de-sao-jose-992973217</text:a></text:p>
          </table:table-cell>
          <table:table-cell table:style-name="ce20" office:value-type="string" calcext:value-type="string">
            <text:p>Terrenos</text:p>
          </table:table-cell>
          <table:table-cell table:style-name="ce20" office:value-type="string" calcext:value-type="string">
            <text:p>1110m2</text:p>
          </table:table-cell>
          <table:table-cell table:style-name="ce20" office:value-type="float" office:value="88108190" calcext:value-type="float">
            <text:p>88108190</text:p>
          </table:table-cell>
          <table:table-cell table:style-name="ce20" office:value-type="string" calcext:value-type="string">
            <text:p>Sao Jose</text:p>
          </table:table-cell>
          <table:table-cell table:style-name="ce20" office:value-type="string" calcext:value-type="string">
            <text:p>Rocado</text:p>
          </table:table-cell>
          <table:table-cell table:style-name="ce20" office:value-type="string" calcext:value-type="string">
            <text:p>Rua Francelina Domingos de Jesu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17" calcext:value-type="float">
            <text:p>217</text:p>
          </table:table-cell>
          <table:table-cell table:style-name="ce20" office:value-type="string" calcext:value-type="string">
            <text:p>Terreno à venda, 510 m² em condomínio fechado no Campeche - Florianópolis/SC</text:p>
          </table:table-cell>
          <table:table-cell table:style-name="ce20" office:value-type="string" calcext:value-type="string">
            <text:p>1000000.0</text:p>
          </table:table-cell>
          <table:table-cell table:style-name="ce20" office:value-type="string" calcext:value-type="string">
            <text:p>Jump Imóveis</text:p>
          </table:table-cell>
          <table:table-cell table:style-name="ce20" office:value-type="string" calcext:value-type="string">
            <text:p>Código do anúncio: TE0024</text:p>
            <text:p/>
            <text:p>Lindo terreno com 510 m² em condomínio fechado, com total segurança e lazer completo. </text:p>
            <text:p>  </text:p>
            <text:p> Localização estratégica, próximo às paradisíacas praias do sul de Florianópolis e do Ribeirão da Ilha. Fácil acesso ao centrinho do Campeche, Lagoa da Conceição e centro da cidade. Toda a infraestrutura de comércio e serviços, ao lado do Fort Atacadista, Cassol e ao novo acesso para o aeroporto internacional. </text:p>
            <text:p>  </text:p>
            <text:p> ESTRUTURA DO CONDOMÍNIO: </text:p>
            <text:p> - Campo de futebol </text:p>
            <text:p> - Pista de caminhada </text:p>
            <text:p> - Quadra de tênis de saibro </text:p>
            <text:p> - Parque infantil </text:p>
            <text:p> - Meia quadra de basquete </text:p>
            <text:p> - Horta comunitária e pomar </text:p>
            <text:p> - Salão de festas </text:p>
            <text:p>  </text:p>
            <text:p> LOCALIZAÇÃO: </text:p>
            <text:p> Localização privilegiada, na região que mais cresce e valoriza no sul da ilha. A apenas 5 minutos do centro, pelo novo acesso ao aeroporto, e próxima das paradisíacas praias do sul como Campeche, Morro das Pedras, Armação, Matadeiro e o tradicional Ribeirão da Ilha. Fácil acesso para o centrinho do Campeche. </text:p>
            <text:p>  </text:p>
            <text:p> DISTÂNCIAS: </text:p>
            <text:p> - Aeroporto: 6 km (novo acesso) </text:p>
            <text:p> - Centro: 10 km (novo acesso) </text:p>
            <text:p> - Estádio de Futebol: 6 km </text:p>
            <text:p> - Praia da Armação: 9 km </text:p>
            <text:p> - Lagoa do Peri: 9 km </text:p>
            <text:p> - Lagoa da Conceição: 7 km -</text:p>
          </table:table-cell>
          <table:table-cell table:style-name="ce21" office:value-type="string" calcext:value-type="string">
            <text:p><text:a xlink:href="https://sc.olx.com.br/florianopolis-e-regiao/terrenos/terreno-a-venda-510-m-em-condominio-fechado-no-campeche-florianopolis-sc-950062330" xlink:type="simple">https://sc.olx.com.br/florianopolis-e-regiao/terrenos/terreno-a-venda-510-m-em-condominio-fechado-no-campeche-florianopolis-sc-950062330</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065500" calcext:value-type="float">
            <text:p>8806550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odovia Aparicio Ramos Cordeiro</text:p>
          </table:table-cell>
          <table:table-cell table:style-name="ce22" office:value-type="float" office:value="870" calcext:value-type="float">
            <text:p>R$870</text:p>
          </table:table-cell>
          <table:table-cell table:number-columns-repeated="1011"/>
        </table:table-row>
        <table:table-row table:style-name="ro1">
          <table:table-cell table:style-name="ce20" office:value-type="float" office:value="218" calcext:value-type="float">
            <text:p>218</text:p>
          </table:table-cell>
          <table:table-cell table:style-name="ce20" office:value-type="string" calcext:value-type="string">
            <text:p>TERRENO Á VENDA no condomínio residencial CHAPADA DAS ARAUCÁRIAS, RANCHO QUEIMADO SC</text:p>
          </table:table-cell>
          <table:table-cell table:style-name="ce20" office:value-type="string" calcext:value-type="string">
            <text:p>292000.0</text:p>
          </table:table-cell>
          <table:table-cell table:style-name="ce20" office:value-type="string" calcext:value-type="string">
            <text:p>Juliano Guimarães Corretor de Imóveis</text:p>
          </table:table-cell>
          <table:table-cell table:style-name="ce20" office:value-type="string" calcext:value-type="string">
            <text:p>Código do anúncio: TE00031</text:p>
            <text:p/>
            <text:p>EXCELENTE TERRENO Á VENDA no condomínio residencial CHAPADA DAS ARAUCÁRIAS.COM 6312m² para quem procura SEGURANÇA, DESCANSO e TRANQUILIDADE, perfeito para morar longe da agitação das grandes cidades e isso á 5 minutos da cidade de Rancho Queimado, uma EXCELENTE OPÇÃO, o local é super seguro e tranquilo, ótimo para plantio familiar, o solo é bastante fertil e o clima é muito agradável...O terreno dispõe de uma relevo favorável com um pouco de desnível que possibilita melhor aproveitamento da área, por sua localização dentro do condomínio PERMITE a exuberante vista da serra em todos os lados, ainda na parte alta do terreno é possivel ver o sol nascer e se por no horizonte. com aproveitamento de 40% de permissão para construções. TODA ÁREA COM escritura pública, água, luz eletrica, EXCELENTE posicionamento em relação a internet com sinal 4G em todos pontos do terreno.O ACESSO ao terreno é por estrada pública em EXCELENTE estádo de conservação e uso. MAIORES INFORMAÇÕES, LIGUE AGORA E AGENDE SUA VISITA... (48)99846.1003  Rancho Queimado é a capital catarinense do morango. Possui uma área de 286,432 km².Fica a 65 km de Florianópolis e tem este nome devido ao fato de um rancho, antiga pousada de tropeiros que viajavam do litoral para o município serrana de Lages, ter-se incendiado. Uma das atrações do município é o museu histórico, a antiga casa de campo de Hercílio Luz.Um de seus distritos mais famosos é Taquaras, onde se realiza anualmente a Festa do Morango.Na cidade também se encontra, desde 1905, a fábrica de refrigerantes Bebidas Leonardo Sell, uma das mais antigas do Brasil. A indústria é a fabricante do tradicional refrigerante Guaraná Pureza.</text:p>
          </table:table-cell>
          <table:table-cell table:style-name="ce21" office:value-type="string" calcext:value-type="string">
            <text:p><text:a xlink:href="https://sc.olx.com.br/florianopolis-e-regiao/terrenos/terreno-a-venda-no-condominio-residencial-chapada-das-araucarias-rancho-queimado-sc-986400531" xlink:type="simple">https://sc.olx.com.br/florianopolis-e-regiao/terrenos/terreno-a-venda-no-condominio-residencial-chapada-das-araucarias-rancho-queimado-sc-986400531</text:a></text:p>
          </table:table-cell>
          <table:table-cell table:style-name="ce20" office:value-type="string" calcext:value-type="string">
            <text:p>Terrenos</text:p>
          </table:table-cell>
          <table:table-cell table:style-name="ce20" office:value-type="string" calcext:value-type="string">
            <text:p>6312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2"/>
          <table:table-cell table:style-name="ce22" office:value-type="float" office:value="219" calcext:value-type="float">
            <text:p>R$219</text:p>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219" calcext:value-type="float">
            <text:p>219</text:p>
          </table:table-cell>
          <table:table-cell table:style-name="ce20" office:value-type="string" calcext:value-type="string">
            <text:p>Terreno à venda - Campeche - Florianópolis/SC</text:p>
          </table:table-cell>
          <table:table-cell table:style-name="ce20" office:value-type="string" calcext:value-type="string">
            <text:p>1000000.0</text:p>
          </table:table-cell>
          <table:table-cell table:style-name="ce20" office:value-type="string" calcext:value-type="string">
            <text:p>Açoriana Imóveis</text:p>
          </table:table-cell>
          <table:table-cell table:style-name="ce20" office:value-type="string" calcext:value-type="string">
            <text:p>Código do anúncio: TE0013</text:p>
            <text:p/>
            <text:p>Excelente terreno com escritura pública em condomínio fechado, medindo 510 m². Possuí um espaço extra para uma bela área de lazer, piscina ou espaço gourmet.Em ótima localização, próximo ao comércio local e fácil acesso ao Aeroporto e as lindas praias do Sul da Ilha. -</text:p>
          </table:table-cell>
          <table:table-cell table:style-name="ce21" office:value-type="string" calcext:value-type="string">
            <text:p><text:a xlink:href="https://sc.olx.com.br/florianopolis-e-regiao/terrenos/terreno-a-venda-campeche-florianopolis-sc-929238740" xlink:type="simple">https://sc.olx.com.br/florianopolis-e-regiao/terrenos/terreno-a-venda-campeche-florianopolis-sc-929238740</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065500" calcext:value-type="float">
            <text:p>8806550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odovia Aparicio Ramos Cordeir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20" calcext:value-type="float">
            <text:p>220</text:p>
          </table:table-cell>
          <table:table-cell table:style-name="ce20" office:value-type="string" calcext:value-type="string">
            <text:p>Terreno com 6194m² no bairro Cachoeira do Bom Jesus em Florianópolis para Comprar</text:p>
          </table:table-cell>
          <table:table-cell table:style-name="ce20" office:value-type="string" calcext:value-type="string">
            <text:p>1080000.0</text:p>
          </table:table-cell>
          <table:table-cell table:style-name="ce20" office:value-type="string" calcext:value-type="string">
            <text:p>Andre Fernandes</text:p>
          </table:table-cell>
          <table:table-cell table:style-name="ce20" office:value-type="string" calcext:value-type="string">
            <text:p>Código do anúncio: FL00021</text:p>
            <text:p/>
            <text:p>Terreno com área de 6194 metros com linda vista para o marViabilidade de construção para edifício de até 03 andaresSobre o referido terreno encontra-se uma casa com 03 dormitórios</text:p>
          </table:table-cell>
          <table:table-cell table:style-name="ce21" office:value-type="string" calcext:value-type="string">
            <text:p><text:a xlink:href="https://sc.olx.com.br/florianopolis-e-regiao/terrenos/terreno-com-6194m-no-bairro-cachoeira-do-bom-jesus-em-florianopolis-para-comprar-987869455" xlink:type="simple">https://sc.olx.com.br/florianopolis-e-regiao/terrenos/terreno-com-6194m-no-bairro-cachoeira-do-bom-jesus-em-florianopolis-para-comprar-987869455</text:a></text:p>
          </table:table-cell>
          <table:table-cell table:style-name="ce20" office:value-type="string" calcext:value-type="string">
            <text:p>Terrenos</text:p>
          </table:table-cell>
          <table:table-cell table:style-name="ce20" office:value-type="string" calcext:value-type="string">
            <text:p>6194m2</text:p>
          </table:table-cell>
          <table:table-cell table:style-name="ce20" office:value-type="float" office:value="88056020" calcext:value-type="float">
            <text:p>88056020</text:p>
          </table:table-cell>
          <table:table-cell table:style-name="ce20" office:value-type="string" calcext:value-type="string">
            <text:p>Florianopolis</text:p>
          </table:table-cell>
          <table:table-cell table:style-name="ce20" office:value-type="string" calcext:value-type="string">
            <text:p>Cachoeira do Bom Jesus</text:p>
          </table:table-cell>
          <table:table-cell table:style-name="ce20" office:value-type="string" calcext:value-type="string">
            <text:p>Rua Clorinda Ventimiglia</text:p>
          </table:table-cell>
          <table:table-cell table:style-name="ce22" office:value-type="float" office:value="1" calcext:value-type="float">
            <text:p>R$1</text:p>
          </table:table-cell>
          <table:table-cell table:style-name="ce22" office:value-type="float" office:value="800" calcext:value-type="float">
            <text:p>R$800</text:p>
          </table:table-cell>
          <table:table-cell table:number-columns-repeated="1010"/>
        </table:table-row>
        <table:table-row table:style-name="ro1">
          <table:table-cell table:style-name="ce20" office:value-type="float" office:value="221" calcext:value-type="float">
            <text:p>221</text:p>
          </table:table-cell>
          <table:table-cell table:style-name="ce20" office:value-type="string" calcext:value-type="string">
            <text:p>O lote está localizado no bairro Pedra Branca tem 473 m²</text:p>
          </table:table-cell>
          <table:table-cell table:style-name="ce20" office:value-type="string" calcext:value-type="string">
            <text:p>505000.0</text:p>
          </table:table-cell>
          <table:table-cell table:style-name="ce20" office:value-type="string" calcext:value-type="string">
            <text:p>XP Imobiliária</text:p>
          </table:table-cell>
          <table:table-cell table:style-name="ce20" office:value-type="string" calcext:value-type="string">
            <text:p>Código do anúncio: XP0098</text:p>
            <text:p/>
            <text:p>Terreno em aclive. </text:p>
            <text:p> Localizado na rua dos Inambus, local nobre com lindas casas na vizinhança, próximo ao lago, esse excelente lote com tamanho maior que o convencional pode ser o local para construção de sua futura residência.  </text:p>
            <text:p> Entre em contato com um de nossos eXPerts. </text:p>
            <text:p>   </text:p>
            <text:p> O BAIRRO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Principais motivos para escolher esse imóvel a venda </text:p>
            <text:p> 1. Infraestrutura urbana sustentável e completamente planejada </text:p>
            <text:p> 2. Constante investimentos em inovação </text:p>
            <text:p> 3. Completíssima infraestrutura de serviços para você e toda a sua família </text:p>
            <text:p> 4. Um dos bairros mais seguros de SC </text:p>
            <text:p> 5. Valorização Crescente dos Apartamentos, Casas e terrenos</text:p>
          </table:table-cell>
          <table:table-cell table:style-name="ce21" office:value-type="string" calcext:value-type="string">
            <text:p><text:a xlink:href="https://sc.olx.com.br/florianopolis-e-regiao/terrenos/o-lote-esta-localizado-no-bairro-pedra-branca-tem-473-m-991091123" xlink:type="simple">https://sc.olx.com.br/florianopolis-e-regiao/terrenos/o-lote-esta-localizado-no-bairro-pedra-branca-tem-473-m-991091123</text:a></text:p>
          </table:table-cell>
          <table:table-cell table:style-name="ce20" office:value-type="string" calcext:value-type="string">
            <text:p>Terrenos</text:p>
          </table:table-cell>
          <table:table-cell table:style-name="ce20" office:value-type="string" calcext:value-type="string">
            <text:p>473m2</text:p>
          </table:table-cell>
          <table:table-cell table:style-name="ce20" office:value-type="float" office:value="88137205" calcext:value-type="float">
            <text:p>88137205</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s Inambus</text:p>
          </table:table-cell>
          <table:table-cell/>
          <table:table-cell table:style-name="ce22" office:value-type="float" office:value="1450" calcext:value-type="float">
            <text:p>R$1,450</text:p>
          </table:table-cell>
          <table:table-cell table:number-columns-repeated="1010"/>
        </table:table-row>
        <table:table-row table:style-name="ro1">
          <table:table-cell table:style-name="ce20" office:value-type="float" office:value="222" calcext:value-type="float">
            <text:p>222</text:p>
          </table:table-cell>
          <table:table-cell table:style-name="ce20" office:value-type="string" calcext:value-type="string">
            <text:p>Terreno à venda, 360 m² por R$ 232.194,55 - Sertão do Maruim - São José/SC</text:p>
          </table:table-cell>
          <table:table-cell table:style-name="ce20" office:value-type="string" calcext:value-type="string">
            <text:p>232195.0</text:p>
          </table:table-cell>
          <table:table-cell table:style-name="ce20" office:value-type="string" calcext:value-type="string">
            <text:p>TANELLO NEGÓCIOS IMOBILIÁRIOS</text:p>
          </table:table-cell>
          <table:table-cell table:style-name="ce20" office:value-type="string" calcext:value-type="string">
            <text:p>Código do anúncio: TE0016</text:p>
            <text:p/>
            <text:p>Lotes a partir de 360m²Imagine ter o seu terreno em um lugar seguro. Loteamento aberto com acesso controlado, o empreendimento que faltava em São José para você e sua família viverem com segurança e em uma região com vetor de crescimento.O empreendimento é murado, com monitoramento 24 horas em parceria com a Khronos. Mais de 10 áreas de lazer e qualidade de vida planejadas com uma associação de moradores, que tem o objetivo de estabelecer normas urbanísticas e de convivência, no intuito de assegurar o bom uso das instalações e dependências do local, promover o desenvolvimento comunitário, integração e conforto dos associados. Atuará como órgão de orientação, fiscalização, autuação e execução.O Vista da Pedra é um empreendimento que reúne planejamento e excelência, valoriza a preservação da natureza e prioriza a sua segurança e tranquilidade. -</text:p>
          </table:table-cell>
          <table:table-cell table:style-name="ce21" office:value-type="string" calcext:value-type="string">
            <text:p><text:a xlink:href="https://sc.olx.com.br/florianopolis-e-regiao/terrenos/terreno-a-venda-360-m-por-r-232-194-55-sertao-do-maruim-sao-jose-sc-904918127" xlink:type="simple">https://sc.olx.com.br/florianopolis-e-regiao/terrenos/terreno-a-venda-360-m-por-r-232-194-55-sertao-do-maruim-sao-jose-sc-904918127</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23" calcext:value-type="float">
            <text:p>223</text:p>
          </table:table-cell>
          <table:table-cell table:style-name="ce20" office:value-type="string" calcext:value-type="string">
            <text:p>Vendo - Oportunidade de Comprar Terrenos na Praia de Imbituba/SC</text:p>
          </table:table-cell>
          <table:table-cell table:style-name="ce20" office:value-type="string" calcext:value-type="string">
            <text:p>40189.0</text:p>
          </table:table-cell>
          <table:table-cell table:style-name="ce20" office:value-type="string" calcext:value-type="string">
            <text:p>FORNASARI IMÓVEIS</text:p>
          </table:table-cell>
          <table:table-cell table:style-name="ce20" office:value-type="string" calcext:value-type="string">
            <text:p>Código do anúncio: 102I5S2</text:p>
            <text:p/>
            <text:p>AGORA ficou fácil de você comprar um terreno com Escritura Publica pertinho das principais praias de Santa Catarina... Você já ouviu falar do Bosque Imbituba?.O Bosque Imbituba tem ruas e avenidas pavimentadas, rede de energia elétrica e iluminação pública, drenagem pluvial, rede de água e paisagismo diferenciado. Outro destaque é a área de lazer, com academia ao ar livre, playground e a Praça do Bosque. . Localizado na Rua João Silvério de Araújo, está a quatro quilômetros da BR-101 e a 15 minutos do Centro de Imbituba... Temos uma excelente oportunidade:. Dois terrenos (um ao lado do outro) com 353,61 e o outro 353,04 possuindo uma viabilidade de até 9 pavimentos... PRONTO PARA CONSTRUIR!. Formas de negociação: R$ 110.000,00 a vista em cada lote, ou podendo pagar o valor de R$ 40.189,09 e assumir o financiamento com a loteadora..</text:p>
          </table:table-cell>
          <table:table-cell table:style-name="ce21" office:value-type="string" calcext:value-type="string">
            <text:p><text:a xlink:href="https://sc.olx.com.br/florianopolis-e-regiao/terrenos/vendo-oportunidade-de-comprar-terrenos-na-praia-de-imbituba-sc-995771940" xlink:type="simple">https://sc.olx.com.br/florianopolis-e-regiao/terrenos/vendo-oportunidade-de-comprar-terrenos-na-praia-de-imbituba-sc-995771940</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style-name="ce22" office:value-type="float" office:value="0" calcext:value-type="float">
            <text:p>R$0</text:p>
          </table:table-cell>
          <table:table-cell table:style-name="ce22" office:value-type="float" office:value="1" calcext:value-type="float">
            <text:p>R$1</text:p>
          </table:table-cell>
          <table:table-cell table:number-columns-repeated="1010"/>
        </table:table-row>
        <table:table-row table:style-name="ro1">
          <table:table-cell table:style-name="ce20" office:value-type="float" office:value="224" calcext:value-type="float">
            <text:p>224</text:p>
          </table:table-cell>
          <table:table-cell table:style-name="ce20" office:value-type="string" calcext:value-type="string">
            <text:p>Terreno para venda em condomínio de 450 m² bem localizado em Florianópolis</text:p>
          </table:table-cell>
          <table:table-cell table:style-name="ce20" office:value-type="string" calcext:value-type="string">
            <text:p>450000.0</text:p>
          </table:table-cell>
          <table:table-cell table:style-name="ce20" office:value-type="string" calcext:value-type="string">
            <text:p>CIDADE IMOBILIARIA LTDA - ME</text:p>
          </table:table-cell>
          <table:table-cell table:style-name="ce20" office:value-type="string" calcext:value-type="string">
            <text:p>Código do anúncio: V0230</text:p>
            <text:p/>
            <text:p>Loteamento bem localizado no norte da Ilha de 450 m² privativos, plano, regular, escritura definitiva e contrato, água encanada, luz e com viabilidade para construção. Frente 15 metros. Fundos 30 metros</text:p>
          </table:table-cell>
          <table:table-cell table:style-name="ce21" office:value-type="string" calcext:value-type="string">
            <text:p><text:a xlink:href="https://sc.olx.com.br/florianopolis-e-regiao/terrenos/terreno-para-venda-em-condominio-de-450-m-bem-localizado-em-florianopolis-982276719" xlink:type="simple">https://sc.olx.com.br/florianopolis-e-regiao/terrenos/terreno-para-venda-em-condominio-de-450-m-bem-localizado-em-florianopolis-982276719</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32001" calcext:value-type="float">
            <text:p>88032001</text:p>
          </table:table-cell>
          <table:table-cell table:style-name="ce20" office:value-type="string" calcext:value-type="string">
            <text:p>Florianopolis</text:p>
          </table:table-cell>
          <table:table-cell table:style-name="ce20" office:value-type="string" calcext:value-type="string">
            <text:p>Saco Grande</text:p>
          </table:table-cell>
          <table:table-cell table:style-name="ce20" office:value-type="string" calcext:value-type="string">
            <text:p>Rodovia Virgilio Varzea</text:p>
          </table:table-cell>
          <table:table-cell table:number-columns-repeated="1012"/>
        </table:table-row>
        <table:table-row table:style-name="ro1">
          <table:table-cell table:style-name="ce20" office:value-type="float" office:value="225" calcext:value-type="float">
            <text:p>225</text:p>
          </table:table-cell>
          <table:table-cell table:style-name="ce20" office:value-type="string" calcext:value-type="string">
            <text:p>Terreno à venda, 375 m² por R$ 530.000,00 - Campeche - Florianópolis/SC</text:p>
          </table:table-cell>
          <table:table-cell table:style-name="ce20" office:value-type="string" calcext:value-type="string">
            <text:p>530000.0</text:p>
          </table:table-cell>
          <table:table-cell table:style-name="ce20" office:value-type="string" calcext:value-type="string">
            <text:p>Alici Imóveis</text:p>
          </table:table-cell>
          <table:table-cell table:style-name="ce20" office:value-type="string" calcext:value-type="string">
            <text:p>Código do anúncio: TE0397</text:p>
            <text:p/>
            <text:p>Terreno localizado No Campecheterreno com 375m² (15x25) na região central no Campecheacesso tranquilo sem saída com vizinhança consolidada.*Imóvel Não Passível de Financiamento*Preço Sujeito a consulta -</text:p>
          </table:table-cell>
          <table:table-cell table:style-name="ce21" office:value-type="string" calcext:value-type="string">
            <text:p><text:a xlink:href="https://sc.olx.com.br/florianopolis-e-regiao/terrenos/terreno-a-venda-375-m-por-r-530-000-00-campeche-florianopolis-sc-899484700" xlink:type="simple">https://sc.olx.com.br/florianopolis-e-regiao/terrenos/terreno-a-venda-375-m-por-r-530-000-00-campeche-florianopolis-sc-899484700</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063257" calcext:value-type="float">
            <text:p>88063257</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Servidao Bem Viver</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26" calcext:value-type="float">
            <text:p>226</text:p>
          </table:table-cell>
          <table:table-cell table:style-name="ce20" office:value-type="string" calcext:value-type="string">
            <text:p>Lote em condomínio fechado com praia artificial</text:p>
          </table:table-cell>
          <table:table-cell table:style-name="ce20" office:value-type="string" calcext:value-type="string">
            <text:p>266385.0</text:p>
          </table:table-cell>
          <table:table-cell table:style-name="ce20" office:value-type="string" calcext:value-type="string">
            <text:p>DeltaVille</text:p>
          </table:table-cell>
          <table:table-cell table:style-name="ce20" office:value-type="string" calcext:value-type="string">
            <text:p>Código do anúncio: WG0057</text:p>
            <text:p/>
            <text:p>O Bairro planejado Deltaville apresenta mais um lancamento de sucesso, Blue Condomínio Clube </text:p>
            <text:p>  </text:p>
            <text:p> Condomínio Blue possui mais de 19mil m2 de área de lazer, conta com um sistema sustentável como carregador de carros elétricos, captação de energia solar e um paisagismo incrível... </text:p>
            <text:p>  </text:p>
            <text:p> Venha se surpreender com esse novo condomínio e com a condição de lançamento </text:p>
            <text:p>  </text:p>
            <text:p> Financiamento direto com a loteadora sem comprovação de renda e sem burocracia, entrada 7,5% e saldo devedor em até 120x com parcelas sem juros e sem correção durante a obra. </text:p>
            <text:p>  </text:p>
            <text:p> Mais informações </text:p>
            <text:p> Willian</text:p>
          </table:table-cell>
          <table:table-cell table:style-name="ce21" office:value-type="string" calcext:value-type="string">
            <text:p><text:a xlink:href="https://sc.olx.com.br/florianopolis-e-regiao/terrenos/lote-em-condominio-fechado-com-praia-artificial-994005911" xlink:type="simple">https://sc.olx.com.br/florianopolis-e-regiao/terrenos/lote-em-condominio-fechado-com-praia-artificial-994005911</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style-name="ce22" office:value-type="float" office:value="300" calcext:value-type="float">
            <text:p>R$300</text:p>
          </table:table-cell>
          <table:table-cell table:style-name="ce22" office:value-type="float" office:value="100" calcext:value-type="float">
            <text:p>R$100</text:p>
          </table:table-cell>
          <table:table-cell table:number-columns-repeated="1010"/>
        </table:table-row>
        <table:table-row table:style-name="ro1">
          <table:table-cell table:style-name="ce20" office:value-type="float" office:value="227" calcext:value-type="float">
            <text:p>227</text:p>
          </table:table-cell>
          <table:table-cell table:style-name="ce20" office:value-type="string" calcext:value-type="string">
            <text:p>FLORIANóPOLIS - Terreno Padrão - São João do Rio Vermelho</text:p>
          </table:table-cell>
          <table:table-cell table:style-name="ce20" office:value-type="string" calcext:value-type="string">
            <text:p>180000.0</text:p>
          </table:table-cell>
          <table:table-cell table:style-name="ce20" office:value-type="string" calcext:value-type="string">
            <text:p>SANTA CRUZ NEGOCIOS IMOBILIARIOS LTDA EPP</text:p>
          </table:table-cell>
          <table:table-cell table:style-name="ce20" office:value-type="string" calcext:value-type="string">
            <text:p>Código do anúncio: 2961</text:p>
            <text:p/>
            <text:p>Terreno com topografia plana, dimensões de 12 m x 34 m, área total de 408m² e viabilidade de construção. </text:p>
            <text:p>  </text:p>
            <text:p> Localizado a 750 metros da Rua Cândido Pereira dos Anjos, 800 metros da Padaria Horizonte e há 1200 metros da Escola Expressão. </text:p>
            <text:p>  </text:p>
            <text:p> *Este imóvel não pode ser adquirido via financiamento bancário. </text:p>
            <text:p>  </text:p>
            <text:p> Agende uma visita com um dos nossos corretores, atendimento personalizado e multilíngue (Inglês e Espanhol): </text:p>
            <text:p>  </text:p>
            <text:p>  /  WhatsApp. </text:p>
            <text:p>  </text:p>
            <text:p> Santa Cruz Imóveis Matriz - Rodovia João Gualberto Soares, 1800 - loja 01 - Ingleses - Florianópolis.</text:p>
          </table:table-cell>
          <table:table-cell table:style-name="ce21" office:value-type="string" calcext:value-type="string">
            <text:p><text:a xlink:href="https://sc.olx.com.br/florianopolis-e-regiao/terrenos/florianopolis-terreno-padrao-sao-joao-do-rio-vermelho-959114997" xlink:type="simple">https://sc.olx.com.br/florianopolis-e-regiao/terrenos/florianopolis-terreno-padrao-sao-joao-do-rio-vermelho-959114997</text:a></text:p>
          </table:table-cell>
          <table:table-cell table:style-name="ce20" office:value-type="string" calcext:value-type="string">
            <text:p>Terrenos</text:p>
          </table:table-cell>
          <table:table-cell table:style-name="ce20" office:value-type="string" calcext:value-type="string">
            <text:p>408m2</text:p>
          </table:table-cell>
          <table:table-cell table:style-name="ce20" office:value-type="float" office:value="88060208" calcext:value-type="float">
            <text:p>88060208</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Novas Palmeiras</text:p>
          </table:table-cell>
          <table:table-cell table:number-columns-repeated="1012"/>
        </table:table-row>
        <table:table-row table:style-name="ro1">
          <table:table-cell table:style-name="ce20" office:value-type="float" office:value="228" calcext:value-type="float">
            <text:p>228</text:p>
          </table:table-cell>
          <table:table-cell table:style-name="ce20" office:value-type="string" calcext:value-type="string">
            <text:p>FLORIANóPOLIS - Terreno Padrão - Campeche</text:p>
          </table:table-cell>
          <table:table-cell table:style-name="ce20" office:value-type="string" calcext:value-type="string">
            <text:p>470000.0</text:p>
          </table:table-cell>
          <table:table-cell table:style-name="ce20" office:value-type="string" calcext:value-type="string">
            <text:p>Eccelenza Imóveis</text:p>
          </table:table-cell>
          <table:table-cell table:style-name="ce20" office:value-type="string" calcext:value-type="string">
            <text:p>Código do anúncio: 1301</text:p>
            <text:p/>
            <text:p>Com 360,14m² e com as seguintes medidas 16,37x22m, esta belíssima oportunidade de terreno possui IPTU e se localiza em rua sem saída, onde se traduz se segurança e privacidade.  </text:p>
            <text:p>  </text:p>
            <text:p> Situado em região com valorização em ascensão, próximo de facilidades como supermercados, restaurantes, padarias e demais comércios. </text:p>
            <text:p>  </text:p>
            <text:p>  </text:p>
            <text:p> Com fácil acesso tanto para a rodovia SC-405, como para o Aeroporto Internacional de Florianópolis, para a Avenida Pequeno Príncipe e para todas as belíssimas praias do sul da ilha. </text:p>
            <text:p>  </text:p>
            <text:p>  </text:p>
            <text:p> Imperdível oportunidade de investimento ou construção de moradia. </text:p>
            <text:p>  </text:p>
            <text:p>  </text:p>
            <text:p> Imóvel não passível de financiamento. </text:p>
            <text:p>  </text:p>
            <text:p>  </text:p>
            <text:p> Agende conosco sua visita!</text:p>
          </table:table-cell>
          <table:table-cell table:style-name="ce21" office:value-type="string" calcext:value-type="string">
            <text:p><text:a xlink:href="https://sc.olx.com.br/florianopolis-e-regiao/terrenos/florianopolis-terreno-padrao-campeche-972335402" xlink:type="simple">https://sc.olx.com.br/florianopolis-e-regiao/terrenos/florianopolis-terreno-padrao-campeche-972335402</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5090" calcext:value-type="float">
            <text:p>8806509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da Plenitude</text:p>
          </table:table-cell>
          <table:table-cell table:number-columns-repeated="1012"/>
        </table:table-row>
        <table:table-row table:style-name="ro1">
          <table:table-cell table:style-name="ce20" office:value-type="float" office:value="229" calcext:value-type="float">
            <text:p>229</text:p>
          </table:table-cell>
          <table:table-cell table:style-name="ce20" office:value-type="string" calcext:value-type="string">
            <text:p>Terreno à venda, 520 m² por R$ 600.424,80 - São Simão - Criciúma/SC</text:p>
          </table:table-cell>
          <table:table-cell table:style-name="ce20" office:value-type="string" calcext:value-type="string">
            <text:p>600425.0</text:p>
          </table:table-cell>
          <table:table-cell table:style-name="ce20" office:value-type="string" calcext:value-type="string">
            <text:p>D10 IMOVEIS</text:p>
          </table:table-cell>
          <table:table-cell table:style-name="ce20" office:value-type="string" calcext:value-type="string">
            <text:p>Código do anúncio: TE0304</text:p>
            <text:p/>
            <text:p>CONDOMÍNIO LA SOCIETÀ SAN SIMONEUm clube na sua casa!Sistema de segurança com vigias, Cerca elétrica e Guarita 24hArquitetura inspirada nas vilas romanas26 vagas para visitantes próximo ao salão de festasSala de reunião20.000m² de mata atlântica preservada142 TerrenosTerrenos de 600 a 1.200m²Piscina para adultos com prainha externaContato com a natureza em um centro urbanoQuadra de Tênis CobertaTerraço GourmetSalão de FestasSala de JogosPlaygroundCabeamento SubterrâneoParcelamento sem juros apenas a correção pelo cubsc -</text:p>
          </table:table-cell>
          <table:table-cell table:style-name="ce21" office:value-type="string" calcext:value-type="string">
            <text:p><text:a xlink:href="https://sc.olx.com.br/florianopolis-e-regiao/terrenos/terreno-a-venda-520-m-por-r-600-424-80-sao-simao-criciuma-sc-958512076" xlink:type="simple">https://sc.olx.com.br/florianopolis-e-regiao/terrenos/terreno-a-venda-520-m-por-r-600-424-80-sao-simao-criciuma-sc-958512076</text:a></text:p>
          </table:table-cell>
          <table:table-cell table:style-name="ce20" office:value-type="string" calcext:value-type="string">
            <text:p>Terrenos</text:p>
          </table:table-cell>
          <table:table-cell table:style-name="ce20" office:value-type="string" calcext:value-type="string">
            <text:p>521m2</text:p>
          </table:table-cell>
          <table:table-cell table:style-name="ce20" office:value-type="float" office:value="88811460" calcext:value-type="float">
            <text:p>88811460</text:p>
          </table:table-cell>
          <table:table-cell table:style-name="ce20" office:value-type="string" calcext:value-type="string">
            <text:p>Criciuma</text:p>
          </table:table-cell>
          <table:table-cell table:style-name="ce20" office:value-type="string" calcext:value-type="string">
            <text:p>Sao Simao</text:p>
          </table:table-cell>
          <table:table-cell table:style-name="ce20" office:value-type="string" calcext:value-type="string">
            <text:p>Rua Octavio Fontan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30" calcext:value-type="float">
            <text:p>230</text:p>
          </table:table-cell>
          <table:table-cell table:style-name="ce20" office:value-type="string" calcext:value-type="string">
            <text:p>Belos Terrenos no Bairro Tropical em Balneário Gaivota/SC</text:p>
          </table:table-cell>
          <table:table-cell table:style-name="ce20" office:value-type="string" calcext:value-type="string">
            <text:p>69000.0</text:p>
          </table:table-cell>
          <table:table-cell table:style-name="ce20" office:value-type="string" calcext:value-type="string">
            <text:p>GaivotaImóveis</text:p>
          </table:table-cell>
          <table:table-cell table:style-name="ce20" office:value-type="string" calcext:value-type="string">
            <text:p>"Pensando em investir na praia? Lhe apresento duas excelentes opções no bairro Tropical aqui em Balneário Gaivota/SC!"</text:p>
            <text:p/>
            <text:p>Características do Imóvel:</text:p>
            <text:p>- Escriturado e registrado;</text:p>
            <text:p>- Frente Sul;</text:p>
            <text:p>- Rede Elétrica próximo;</text:p>
            <text:p>- Medindo 12 x 25 = 300m²;</text:p>
            <text:p>- 400 metros do mar;</text:p>
            <text:p>- Moradores nos arredores e vizinhança tranquila.</text:p>
            <text:p/>
            <text:p>Valor de investimento: R$ 69.000,00 cada um.</text:p>
            <text:p/>
            <text:p>Venha conhecer e se aliar a tranquilidade e qualidade de vida que é viver em Balneário Gaivota/SC!</text:p>
            <text:p/>
            <text:p>Ficou com alguma dúvida ou quer saber mais informações? Entre em contato conosco agora mesmo.</text:p>
            <text:p/>
            <text:p>(48) 99651.5633 WhatsApp/ligações</text:p>
            <text:p>(48) 3583.1929 Fixo</text:p>
            <text:p>(48) 3583.2260 Filial 01</text:p>
            <text:p/>
            <text:p>Código do Imóvel: TE0858</text:p>
          </table:table-cell>
          <table:table-cell table:style-name="ce21" office:value-type="string" calcext:value-type="string">
            <text:p><text:a xlink:href="https://sc.olx.com.br/florianopolis-e-regiao/terrenos/belos-terrenos-no-bairro-tropical-em-balneario-gaivota-sc-997413480" xlink:type="simple">https://sc.olx.com.br/florianopolis-e-regiao/terrenos/belos-terrenos-no-bairro-tropical-em-balneario-gaivota-sc-997413480</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31" calcext:value-type="float">
            <text:p>231</text:p>
          </table:table-cell>
          <table:table-cell table:style-name="ce20" office:value-type="string" calcext:value-type="string">
            <text:p>Terreno Para Investimento no Bairro Village Dunas II em Balneário Gaivota/SC</text:p>
          </table:table-cell>
          <table:table-cell table:style-name="ce20" office:value-type="string" calcext:value-type="string">
            <text:p>28000.0</text:p>
          </table:table-cell>
          <table:table-cell table:style-name="ce20" office:value-type="string" calcext:value-type="string">
            <text:p>GaivotaImóveis</text:p>
          </table:table-cell>
          <table:table-cell table:style-name="ce20" office:value-type="string" calcext:value-type="string">
            <text:p>Terreno - Village Dunas II - Balneário Gaivota SC</text:p>
            <text:p/>
            <text:p>- Escriturado</text:p>
            <text:p>- Frente Norte  </text:p>
            <text:p>- Lote para Investimento a Longo Prazo</text:p>
            <text:p>- 624 Metros do Mar</text:p>
            <text:p>- Quarta Quadra do Mar </text:p>
            <text:p>- Tamanho 12 x 25 = 300 m² </text:p>
            <text:p>- Sem Rede Elétrica</text:p>
            <text:p>- Demarcado e Cercado</text:p>
            <text:p/>
            <text:p>Valor do Imóvel: R$ 28.000,00</text:p>
            <text:p/>
            <text:p>Ficou com alguma dúvida ou quer saber mais informações? Entre em contato conosco agora mesmo.</text:p>
            <text:p/>
            <text:p>(48) 99651.5633 WhatsApp/ligações</text:p>
            <text:p>(48) 3583.1929 Fixo</text:p>
            <text:p>(48) 3583.2260 Filial 01</text:p>
            <text:p/>
            <text:p>Código do Imóvel: TE0849</text:p>
          </table:table-cell>
          <table:table-cell table:style-name="ce21" office:value-type="string" calcext:value-type="string">
            <text:p><text:a xlink:href="https://sc.olx.com.br/florianopolis-e-regiao/terrenos/terreno-para-investimento-no-bairro-village-dunas-ii-em-balneario-gaivota-sc-991838634" xlink:type="simple">https://sc.olx.com.br/florianopolis-e-regiao/terrenos/terreno-para-investimento-no-bairro-village-dunas-ii-em-balneario-gaivota-sc-991838634</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32" calcext:value-type="float">
            <text:p>232</text:p>
          </table:table-cell>
          <table:table-cell table:style-name="ce20" office:value-type="string" calcext:value-type="string">
            <text:p>Florianópolis - Chácara - Ingleses</text:p>
          </table:table-cell>
          <table:table-cell table:style-name="ce20" office:value-type="string" calcext:value-type="string">
            <text:p>950000.0</text:p>
          </table:table-cell>
          <table:table-cell table:style-name="ce20" office:value-type="string" calcext:value-type="string">
            <text:p>Méri Rockenbach Creci - 21551-F-SC</text:p>
          </table:table-cell>
          <table:table-cell table:style-name="ce20" office:value-type="string" calcext:value-type="string">
            <text:p>Código do anúncio: 2901</text:p>
            <text:p/>
            <text:p>Terreno na praia dos Ingleses, em ótima localização, com 495m², a 400 metros do mar.Com escritura pública.Aceita permuta de até 30% do valor.Fale com nossos corretores.</text:p>
          </table:table-cell>
          <table:table-cell table:style-name="ce21" office:value-type="string" calcext:value-type="string">
            <text:p><text:a xlink:href="https://sc.olx.com.br/florianopolis-e-regiao/terrenos/florianopolis-chacara-ingleses-995606341" xlink:type="simple">https://sc.olx.com.br/florianopolis-e-regiao/terrenos/florianopolis-chacara-ingleses-995606341</text:a></text:p>
          </table:table-cell>
          <table:table-cell table:style-name="ce20" office:value-type="string" calcext:value-type="string">
            <text:p>Fazendas</text:p>
          </table:table-cell>
          <table:table-cell table:style-name="ce20" office:value-type="string" calcext:value-type="string">
            <text:p>495m2</text:p>
          </table:table-cell>
          <table:table-cell table:style-name="ce20" office:value-type="float" office:value="88058540" calcext:value-type="float">
            <text:p>8805854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Martinho de Haro</text:p>
          </table:table-cell>
          <table:table-cell table:number-columns-repeated="1012"/>
        </table:table-row>
        <table:table-row table:style-name="ro1">
          <table:table-cell table:style-name="ce20" office:value-type="float" office:value="233" calcext:value-type="float">
            <text:p>233</text:p>
          </table:table-cell>
          <table:table-cell table:style-name="ce20" office:value-type="string" calcext:value-type="string">
            <text:p>lotes com parcelamento direto parcelas a partir de R$ 890,00 por mês</text:p>
          </table:table-cell>
          <table:table-cell table:style-name="ce20" office:value-type="string" calcext:value-type="string">
            <text:p>149000.0</text:p>
          </table:table-cell>
          <table:table-cell table:style-name="ce20" office:value-type="string" calcext:value-type="string">
            <text:p>Fernando Bertan Mazzucco</text:p>
          </table:table-cell>
          <table:table-cell table:style-name="ce20" office:value-type="string" calcext:value-type="string">
            <text:p>Código do anúncio: 9579... ver número</text:p>
            <text:p/>
            <text:p>O Loteamento Residencial Tramontin já é um sucesso de vendas e você já deixar passar essa oportunidade ? </text:p>
            <text:p>  </text:p>
            <text:p> Já restam poucos lotes disponíveis !!! </text:p>
            <text:p>  </text:p>
            <text:p> Ótimas condições de pagamento, com uma entrada e saldo em até 72 meses. </text:p>
            <text:p>  </text:p>
            <text:p> Tudo isso sem JUROS apenas correções pelo Cub/SC. </text:p>
            <text:p>  </text:p>
            <text:p> Corra e aproveite essas condições especiais. </text:p>
            <text:p>  </text:p>
            <text:p> Plantão de vendas no Local. </text:p>
            <text:p>  </text:p>
            <text:p>  </text:p>
            <text:p> Terrenos com toda  infraestrutura completa  </text:p>
            <text:p> Ruas pavimentadas com Paver  </text:p>
            <text:p> Terrenos com metragem a partir de 360m2 </text:p>
            <text:p> Rede de Agua e Energia  </text:p>
            <text:p> Localização de fácil acesso proximo ao centro de Urussanga </text:p>
            <text:p> Lotes escriturados  </text:p>
            <text:p>  </text:p>
            <text:p> Obra em execução, entrega prevista para 12.24.   </text:p>
            <text:p>  </text:p>
            <text:p>  </text:p>
            <text:p> Informações</text:p>
          </table:table-cell>
          <table:table-cell table:style-name="ce21" office:value-type="string" calcext:value-type="string">
            <text:p><text:a xlink:href="https://sc.olx.com.br/florianopolis-e-regiao/terrenos/lotes-com-parcelamento-direto-parcelas-a-partir-de-r-890-00-por-mes-990279689" xlink:type="simple">https://sc.olx.com.br/florianopolis-e-regiao/terrenos/lotes-com-parcelamento-direto-parcelas-a-partir-de-r-890-00-por-mes-990279689</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840000" calcext:value-type="float">
            <text:p>88840000</text:p>
          </table:table-cell>
          <table:table-cell table:style-name="ce20" office:value-type="string" calcext:value-type="string">
            <text:p>Urussanga</text:p>
          </table:table-cell>
          <table:table-cell table:number-columns-repeated="1014"/>
        </table:table-row>
        <table:table-row table:style-name="ro1">
          <table:table-cell table:style-name="ce20" office:value-type="float" office:value="234" calcext:value-type="float">
            <text:p>234</text:p>
          </table:table-cell>
          <table:table-cell table:style-name="ce20" office:value-type="string" calcext:value-type="string">
            <text:p>Terreno de 504Mts² - na Rua Prof. Walter de Bona Castelan, Córrego Grande - Florianopolis-</text:p>
          </table:table-cell>
          <table:table-cell table:style-name="ce20" office:value-type="string" calcext:value-type="string">
            <text:p>1200000.0</text:p>
          </table:table-cell>
          <table:table-cell table:style-name="ce20" office:value-type="string" calcext:value-type="string">
            <text:p>Imóveis e Ofertas</text:p>
          </table:table-cell>
          <table:table-cell table:style-name="ce20" office:value-type="string" calcext:value-type="string">
            <text:p>Código do anúncio: 1394</text:p>
            <text:p/>
            <text:p>Terreno plano de 504m², com boa altura em relação a rua, 14m de frente e 36m de comprimento. Localizado na Rua Prof. Walter de Bona Castelan, Córrego Grande, próximo a praça Padre José de Anchieta.Próximo a colégios, UFSC e UDESC, Shopping Iguatemi e supermercados.As informações estão sujeitas a alterações. Consulte o corretor responsável. Chave do anúncio: uQYX9SH2upWhC0pR</text:p>
          </table:table-cell>
          <table:table-cell table:style-name="ce21" office:value-type="string" calcext:value-type="string">
            <text:p><text:a xlink:href="https://sc.olx.com.br/florianopolis-e-regiao/terrenos/terreno-de-504mts-na-rua-prof-walter-de-bona-castelan-corrego-grande-florianopolis-991702329" xlink:type="simple">https://sc.olx.com.br/florianopolis-e-regiao/terrenos/terreno-de-504mts-na-rua-prof-walter-de-bona-castelan-corrego-grande-florianopolis-991702329</text:a></text:p>
          </table:table-cell>
          <table:table-cell table:style-name="ce20" office:value-type="string" calcext:value-type="string">
            <text:p>Terrenos</text:p>
          </table:table-cell>
          <table:table-cell table:style-name="ce20" office:value-type="string" calcext:value-type="string">
            <text:p>504m2</text:p>
          </table:table-cell>
          <table:table-cell table:style-name="ce20" office:value-type="float" office:value="88037300" calcext:value-type="float">
            <text:p>88037300</text:p>
          </table:table-cell>
          <table:table-cell table:style-name="ce20" office:value-type="string" calcext:value-type="string">
            <text:p>Florianopolis</text:p>
          </table:table-cell>
          <table:table-cell table:style-name="ce20" office:value-type="string" calcext:value-type="string">
            <text:p>Corrego Grande</text:p>
          </table:table-cell>
          <table:table-cell table:style-name="ce20" office:value-type="string" calcext:value-type="string">
            <text:p>Rua Professor Walter de Bona Castela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35" calcext:value-type="float">
            <text:p>235</text:p>
          </table:table-cell>
          <table:table-cell table:style-name="ce20" office:value-type="string" calcext:value-type="string">
            <text:p>Terreno a 150 metros do mar, bairro Santa Fé em Balneário Gaivota/SC.</text:p>
          </table:table-cell>
          <table:table-cell table:style-name="ce20" office:value-type="string" calcext:value-type="string">
            <text:p>185000.0</text:p>
          </table:table-cell>
          <table:table-cell table:style-name="ce20" office:value-type="string" calcext:value-type="string">
            <text:p>Morais imóveis</text:p>
          </table:table-cell>
          <table:table-cell table:style-name="ce20" office:value-type="string" calcext:value-type="string">
            <text:p>Código do anúncio: TE0175</text:p>
            <text:p/>
            <text:p>Terreno a 150 metros do mar, bairro Santa Fé em Balneário Gaivota/SC. </text:p>
            <text:p>  </text:p>
            <text:p>  Não pense muito, venha VIVER na sua PRAIA! </text:p>
            <text:p>  Esse Lote se localiza no bairro Santa Fé, possui 300 m2, medindo 12 metros de frente(largura) por 25 metros de fundos(comprimento), acesso ao lote é pela avenida Beira Mar já asfaltada. E a rua conta com iluminação publica e fibra óptica. Possui também, moradores fixos, mercado, padaria e loja de materiais para construção.  </text:p>
            <text:p>  </text:p>
            <text:p>  Além desse terreno se localizar em um lugar TRANQUILO e SEGURO, o acesso ao mar e ao centro é fácil, rápido e pratico.     </text:p>
            <text:p>   </text:p>
            <text:p>  Venha conferir de perto essa oportunidade! </text:p>
            <text:p>   </text:p>
            <text:p> Nós, da Morais Imóveis, sabemos que nada vai impedir você de realizar o seu SONHO e da sua FAMÍLIA.</text:p>
          </table:table-cell>
          <table:table-cell table:style-name="ce21" office:value-type="string" calcext:value-type="string">
            <text:p><text:a xlink:href="https://sc.olx.com.br/florianopolis-e-regiao/terrenos/terreno-a-150-metros-do-mar-bairro-santa-fe-em-balneario-gaivota-sc-949217112" xlink:type="simple">https://sc.olx.com.br/florianopolis-e-regiao/terrenos/terreno-a-150-metros-do-mar-bairro-santa-fe-em-balneario-gaivota-sc-949217112</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36" calcext:value-type="float">
            <text:p>236</text:p>
          </table:table-cell>
          <table:table-cell table:style-name="ce20" office:value-type="string" calcext:value-type="string">
            <text:p>EXCLUSIVIDADE - Linda área no topo da Praia do Silveira - Garopaba/SC</text:p>
          </table:table-cell>
          <table:table-cell table:style-name="ce20" office:value-type="string" calcext:value-type="string">
            <text:p>8000000.0</text:p>
          </table:table-cell>
          <table:table-cell table:style-name="ce20" office:value-type="string" calcext:value-type="string">
            <text:p>VivaBem SC</text:p>
          </table:table-cell>
          <table:table-cell table:style-name="ce20" office:value-type="string" calcext:value-type="string">
            <text:p>Código do anúncio: VMQILP</text:p>
            <text:p/>
            <text:p>EXCLUSIVIDADE: um dos melhores imóveis da região! </text:p>
            <text:p>  </text:p>
            <text:p> Linda área no topo da Praia do Silveira, com 7523 m2, matrícula no Registro de Imóveis e viabilidade para 7 unidades! </text:p>
            <text:p>  </text:p>
            <text:p> Vista panorâmica para a Praia do Silveira e para a Praia de Garopaba! </text:p>
            <text:p>  </text:p>
            <text:p> Agende sua visita. </text:p>
            <text:p>  </text:p>
            <text:p> Vivabem Corretores Imobiliários </text:p>
            <text:p> Renan Delavald - CRECI 43.353F</text:p>
          </table:table-cell>
          <table:table-cell table:style-name="ce21" office:value-type="string" calcext:value-type="string">
            <text:p><text:a xlink:href="https://sc.olx.com.br/florianopolis-e-regiao/terrenos/exclusividade-linda-area-no-topo-da-praia-do-silveira-garopaba-sc-941298685" xlink:type="simple">https://sc.olx.com.br/florianopolis-e-regiao/terrenos/exclusividade-linda-area-no-topo-da-praia-do-silveira-garopaba-sc-941298685</text:a></text:p>
          </table:table-cell>
          <table:table-cell table:style-name="ce20" office:value-type="string" calcext:value-type="string">
            <text:p>Terrenos</text:p>
          </table:table-cell>
          <table:table-cell table:style-name="ce20" office:value-type="string" calcext:value-type="string">
            <text:p>7523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237" calcext:value-type="float">
            <text:p>237</text:p>
          </table:table-cell>
          <table:table-cell table:style-name="ce20" office:value-type="string" calcext:value-type="string">
            <text:p>Terreno frente mar a venda em Balneário Gaivota - SC</text:p>
          </table:table-cell>
          <table:table-cell table:style-name="ce20" office:value-type="string" calcext:value-type="string">
            <text:p>75000.0</text:p>
          </table:table-cell>
          <table:table-cell table:style-name="ce20" office:value-type="string" calcext:value-type="string">
            <text:p>Morais imóveis</text:p>
          </table:table-cell>
          <table:table-cell table:style-name="ce20" office:value-type="string" calcext:value-type="string">
            <text:p>Código do anúncio: 083</text:p>
            <text:p/>
            <text:p>Terreno em Balneário Gaivota - SC. </text:p>
            <text:p>  </text:p>
            <text:p> Localização: Rua Jose Mouro, Jardim Ultramar </text:p>
            <text:p>  </text:p>
            <text:p> Metragem: 12x25 (300m²) </text:p>
            <text:p>  </text:p>
            <text:p> Distancia do mar: 600 metros </text:p>
            <text:p>  </text:p>
            <text:p> Posição Solar: Leste (frente mar) </text:p>
            <text:p>  </text:p>
            <text:p> Documento: Escritura e registro </text:p>
            <text:p>  </text:p>
            <text:p> Valor: R$ 75.000,00</text:p>
          </table:table-cell>
          <table:table-cell table:style-name="ce21" office:value-type="string" calcext:value-type="string">
            <text:p><text:a xlink:href="https://sc.olx.com.br/florianopolis-e-regiao/terrenos/terreno-frente-mar-a-venda-em-balneario-gaivota-sc-964479266" xlink:type="simple">https://sc.olx.com.br/florianopolis-e-regiao/terrenos/terreno-frente-mar-a-venda-em-balneario-gaivota-sc-964479266</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250" calcext:value-type="float">
            <text:p>R$250</text:p>
          </table:table-cell>
          <table:table-cell table:number-columns-repeated="1010"/>
        </table:table-row>
        <table:table-row table:style-name="ro1">
          <table:table-cell table:style-name="ce20" office:value-type="float" office:value="238" calcext:value-type="float">
            <text:p>238</text:p>
          </table:table-cell>
          <table:table-cell table:style-name="ce20" office:value-type="string" calcext:value-type="string">
            <text:p>Terreno Nova Governador Celso Ramos</text:p>
          </table:table-cell>
          <table:table-cell table:style-name="ce20" office:value-type="string" calcext:value-type="string">
            <text:p>235000.0</text:p>
          </table:table-cell>
          <table:table-cell table:style-name="ce20" office:value-type="string" calcext:value-type="string">
            <text:p>Fabio</text:p>
          </table:table-cell>
          <table:table-cell table:style-name="ce20" office:value-type="string" calcext:value-type="string">
            <text:p>Vendo terreno localizado no loteamento Nova Governador Celso Ramos - SC, já escriturado e registrado, de esquina, lote 24 da Quadra 90, totalmente plano com área de 535,44 mts , forma de pagamento, aceito financiamento, carro, camionete, lotes menores, contato WhatsApp 19-9712... ver número Fábio</text:p>
          </table:table-cell>
          <table:table-cell table:style-name="ce21" office:value-type="string" calcext:value-type="string">
            <text:p><text:a xlink:href="https://sc.olx.com.br/florianopolis-e-regiao/terrenos/terreno-nova-governador-celso-ramos-992247547" xlink:type="simple">https://sc.olx.com.br/florianopolis-e-regiao/terrenos/terreno-nova-governador-celso-ramos-992247547</text:a></text:p>
          </table:table-cell>
          <table:table-cell table:style-name="ce20" office:value-type="string" calcext:value-type="string">
            <text:p>Terrenos</text:p>
          </table:table-cell>
          <table:table-cell table:style-name="ce20" office:value-type="string" calcext:value-type="string">
            <text:p>535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3"/>
          <table:table-cell table:style-name="ce22" office:value-type="float" office:value="474" calcext:value-type="float">
            <text:p>R$474</text:p>
          </table:table-cell>
          <table:table-cell table:number-columns-repeated="1010"/>
        </table:table-row>
        <table:table-row table:style-name="ro1">
          <table:table-cell table:style-name="ce20" office:value-type="float" office:value="239" calcext:value-type="float">
            <text:p>239</text:p>
          </table:table-cell>
          <table:table-cell table:style-name="ce20" office:value-type="string" calcext:value-type="string">
            <text:p>Oportunidade!! Terreno Sitio Major Gercino - SC</text:p>
          </table:table-cell>
          <table:table-cell table:style-name="ce20" office:value-type="string" calcext:value-type="string">
            <text:p>170000.0</text:p>
          </table:table-cell>
          <table:table-cell table:style-name="ce20" office:value-type="string" calcext:value-type="string">
            <text:p>Willian_cc</text:p>
          </table:table-cell>
          <table:table-cell table:style-name="ce20" office:value-type="string" calcext:value-type="string">
            <text:p>Lindo Terreno para Sitio no Bairro Morro do Descanso, bem localizado, a 1,5 KM do centro da cidade! Perto de Mercado, banco, escola etc, lugar muito tranquilo, perfeito pra morar ou ate mesmo passar finais de semana! </text:p>
            <text:p>Terreno possui aproximadamente 4.000m² sendo, que foi feito um cercado de alambrado em parte do terreno, deixando uma área para ser feito um pomar de frutas e outra área com preservação de mata nativa! </text:p>
            <text:p>Possui agua encanada de nascente, uma caixa da agua de 1.000 litros ja no terreno, energia elétrica é só puxar a fiação ate o local onde será construído, pois já tem um poste padrão na entrada da rua!</text:p>
            <text:p/>
            <text:p>O lugar é perfeito, será uma verdadeira casa nas montanhas, nas fotos podem ver como a vista é linda, pessoalmente é mais bonita ainda! </text:p>
            <text:p/>
            <text:p>Qualquer duvida entrem em contato! </text:p>
            <text:p>(48)... ver número</text:p>
          </table:table-cell>
          <table:table-cell table:style-name="ce21" office:value-type="string" calcext:value-type="string">
            <text:p><text:a xlink:href="https://sc.olx.com.br/florianopolis-e-regiao/terrenos/oportunidade-terreno-sitio-major-gercino-sc-990461622" xlink:type="simple">https://sc.olx.com.br/florianopolis-e-regiao/terrenos/oportunidade-terreno-sitio-major-gercino-sc-990461622</text:a></text:p>
          </table:table-cell>
          <table:table-cell table:style-name="ce20" office:value-type="string" calcext:value-type="string">
            <text:p>Sitios e chacaras</text:p>
          </table:table-cell>
          <table:table-cell table:style-name="ce20" office:value-type="string" calcext:value-type="string">
            <text:p>4000m2</text:p>
          </table:table-cell>
          <table:table-cell table:style-name="ce20" office:value-type="float" office:value="88260000" calcext:value-type="float">
            <text:p>88260000</text:p>
          </table:table-cell>
          <table:table-cell table:style-name="ce20" office:value-type="string" calcext:value-type="string">
            <text:p>Major Gercino</text:p>
          </table:table-cell>
          <table:table-cell table:number-columns-repeated="2"/>
          <table:table-cell table:style-name="ce22" office:value-type="float" office:value="0" calcext:value-type="float">
            <text:p>R$0</text:p>
          </table:table-cell>
          <table:table-cell table:number-columns-repeated="1011"/>
        </table:table-row>
        <table:table-row table:style-name="ro1">
          <table:table-cell table:style-name="ce20" office:value-type="float" office:value="240" calcext:value-type="float">
            <text:p>240</text:p>
          </table:table-cell>
          <table:table-cell table:style-name="ce20" office:value-type="string" calcext:value-type="string">
            <text:p>Terreno de 1.007 m2 em área privilegiada de Cachoeira do Bom Jesus Florianópolis SC</text:p>
          </table:table-cell>
          <table:table-cell table:style-name="ce20" office:value-type="string" calcext:value-type="string">
            <text:p>650000.0</text:p>
          </table:table-cell>
          <table:table-cell table:style-name="ce20" office:value-type="string" calcext:value-type="string">
            <text:p>Andre Toledo</text:p>
          </table:table-cell>
          <table:table-cell table:style-name="ce20" office:value-type="string" calcext:value-type="string">
            <text:p>Vendo terreno de 1007,79m2, com 20m frente × 55m profundidade × 18,54m fundos, com frente e fundos em área privilegiada de Cachoeira do Bom Jesus Florianópolis SC.</text:p>
            <text:p/>
            <text:p>Acesso asfaltado e pavimentado.</text:p>
            <text:p/>
            <text:p>Último terreno da rua (sem saída). </text:p>
            <text:p/>
            <text:p>Rede da Casan e Celesc até o terreno. </text:p>
            <text:p/>
            <text:p>R$ 650 mil - Valor de venda.</text:p>
            <text:p>Estudo permuta p/área construída no RS e ou SC.</text:p>
            <text:p/>
            <text:p>Tratar diretamente com o proprietário pelo fone 51-... ver número/Whatsapp.</text:p>
          </table:table-cell>
          <table:table-cell table:style-name="ce21" office:value-type="string" calcext:value-type="string">
            <text:p><text:a xlink:href="https://sc.olx.com.br/florianopolis-e-regiao/terrenos/terreno-de-1-007-m2-em-area-privilegiada-de-cachoeira-do-bom-jesus-florianopolis-sc-945059501" xlink:type="simple">https://sc.olx.com.br/florianopolis-e-regiao/terrenos/terreno-de-1-007-m2-em-area-privilegiada-de-cachoeira-do-bom-jesus-florianopolis-sc-945059501</text:a></text:p>
          </table:table-cell>
          <table:table-cell table:style-name="ce20" office:value-type="string" calcext:value-type="string">
            <text:p>Terrenos</text:p>
          </table:table-cell>
          <table:table-cell table:style-name="ce20" office:value-type="string" calcext:value-type="string">
            <text:p>1007m2</text:p>
          </table:table-cell>
          <table:table-cell table:style-name="ce20" office:value-type="float" office:value="88056560" calcext:value-type="float">
            <text:p>88056560</text:p>
          </table:table-cell>
          <table:table-cell table:style-name="ce20" office:value-type="string" calcext:value-type="string">
            <text:p>Florianopolis</text:p>
          </table:table-cell>
          <table:table-cell table:style-name="ce20" office:value-type="string" calcext:value-type="string">
            <text:p>Cachoeira do Bom Jesus</text:p>
          </table:table-cell>
          <table:table-cell table:style-name="ce20" office:value-type="string" calcext:value-type="string">
            <text:p>Rua Ovidio Zierke</text:p>
          </table:table-cell>
          <table:table-cell/>
          <table:table-cell table:style-name="ce22" office:value-type="float" office:value="1100" calcext:value-type="float">
            <text:p>R$1,100</text:p>
          </table:table-cell>
          <table:table-cell table:number-columns-repeated="1010"/>
        </table:table-row>
        <table:table-row table:style-name="ro1">
          <table:table-cell table:style-name="ce20" office:value-type="float" office:value="241" calcext:value-type="float">
            <text:p>241</text:p>
          </table:table-cell>
          <table:table-cell table:style-name="ce20" office:value-type="string" calcext:value-type="string">
            <text:p>Terreno para Venda em Imbituba, VILLAGE</text:p>
          </table:table-cell>
          <table:table-cell table:style-name="ce20" office:value-type="string" calcext:value-type="string">
            <text:p>270000.0</text:p>
          </table:table-cell>
          <table:table-cell table:style-name="ce20" office:value-type="string" calcext:value-type="string">
            <text:p>PALADINI IMOVEIS</text:p>
          </table:table-cell>
          <table:table-cell table:style-name="ce20" office:value-type="string" calcext:value-type="string">
            <text:p>Código do anúncio: Terre0231_1-2294706</text:p>
            <text:p/>
            <text:p>Terreno para Venda no bairro VILLAGE, localizado na cidade de Imbituba / SC.   Área do Terreno com 375,00 m², Frente do terreno com 15 Metros, Fundos do terreno com 15 Metros, Lateral esquerda do terreno com 25 Metros, Lateral direita do terreno com 25 Metros.   Valor do Imóvel R$ 270.000,00.   Proximidades: Bares e Restaurantes, Escola, Farmácia, Supermercado, Praia.      - Proximidades: Bares e Restaurantes, Escola, Farmácia, Supermercado, Praia,</text:p>
          </table:table-cell>
          <table:table-cell table:style-name="ce21" office:value-type="string" calcext:value-type="string">
            <text:p><text:a xlink:href="https://sc.olx.com.br/florianopolis-e-regiao/terrenos/terreno-para-venda-em-imbituba-village-996642373" xlink:type="simple">https://sc.olx.com.br/florianopolis-e-regiao/terrenos/terreno-para-venda-em-imbituba-village-996642373</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42" calcext:value-type="float">
            <text:p>242</text:p>
          </table:table-cell>
          <table:table-cell table:style-name="ce20" office:value-type="string" calcext:value-type="string">
            <text:p>Vendo Terreno Amplo e Plano - Guarda do Cubatão em Palhoça/SC</text:p>
          </table:table-cell>
          <table:table-cell table:style-name="ce20" office:value-type="string" calcext:value-type="string">
            <text:p>150000.0</text:p>
          </table:table-cell>
          <table:table-cell table:style-name="ce20" office:value-type="string" calcext:value-type="string">
            <text:p>FORNASARI IMÓVEIS</text:p>
          </table:table-cell>
          <table:table-cell table:style-name="ce20" office:value-type="string" calcext:value-type="string">
            <text:p>Código do anúncio: 1R97Q3U</text:p>
            <text:p/>
            <text:p>PROCURANDO terreno amplo e barato? </text:p>
            <text:p> . </text:p>
            <text:p>  Temos uma excelente oportunidade! </text:p>
            <text:p> . </text:p>
            <text:p>  Terreno na Guarda do Cubatão, próximo a geral na cidade de Palhoça/SC </text:p>
            <text:p> . </text:p>
            <text:p>  Pode ser feito a Escritura - Aceita propostas! </text:p>
            <text:p> . </text:p>
            <text:p>  R$ 150.000,00</text:p>
          </table:table-cell>
          <table:table-cell table:style-name="ce21" office:value-type="string" calcext:value-type="string">
            <text:p><text:a xlink:href="https://sc.olx.com.br/florianopolis-e-regiao/terrenos/vendo-terreno-amplo-e-plano-guarda-do-cubatao-em-palhoca-sc-989192910" xlink:type="simple">https://sc.olx.com.br/florianopolis-e-regiao/terrenos/vendo-terreno-amplo-e-plano-guarda-do-cubatao-em-palhoca-sc-989192910</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135322" calcext:value-type="float">
            <text:p>88135322</text:p>
          </table:table-cell>
          <table:table-cell table:style-name="ce20" office:value-type="string" calcext:value-type="string">
            <text:p>Palhoca</text:p>
          </table:table-cell>
          <table:table-cell table:style-name="ce20" office:value-type="string" calcext:value-type="string">
            <text:p>Guarda do Cubatao</text:p>
          </table:table-cell>
          <table:table-cell table:style-name="ce20" office:value-type="string" calcext:value-type="string">
            <text:p>Rua Dourados</text:p>
          </table:table-cell>
          <table:table-cell table:number-columns-repeated="2" table:style-name="ce22" office:value-type="float" office:value="1" calcext:value-type="float">
            <text:p>R$1</text:p>
          </table:table-cell>
          <table:table-cell table:number-columns-repeated="1010"/>
        </table:table-row>
        <table:table-row table:style-name="ro1">
          <table:table-cell table:style-name="ce20" office:value-type="float" office:value="243" calcext:value-type="float">
            <text:p>243</text:p>
          </table:table-cell>
          <table:table-cell table:style-name="ce20" office:value-type="string" calcext:value-type="string">
            <text:p>Sítio para Venda em São Pedro de Alcântara, Vila Junckes, 3 dormitórios, 1 suíte, 3 banhei</text:p>
          </table:table-cell>
          <table:table-cell table:style-name="ce20" office:value-type="string" calcext:value-type="string">
            <text:p>1170000.0</text:p>
          </table:table-cell>
          <table:table-cell table:style-name="ce20" office:value-type="string" calcext:value-type="string">
            <text:p>Marcos Aurélio Schutz</text:p>
          </table:table-cell>
          <table:table-cell table:style-name="ce20" office:value-type="string" calcext:value-type="string">
            <text:p>Código do anúncio: SIT 06_2-1283455</text:p>
            <text:p/>
            <text:p>Sitio em São Pedro de Alcântara a 1 km da praça  </text:p>
            <text:p>  Área 8.691,74m²  </text:p>
            <text:p>  Área construída 120m²  </text:p>
            <text:p>  Escritura Pública  </text:p>
            <text:p>  Casa de material com 3 quartos sendo 1 com suíte  </text:p>
            <text:p>  3 banheiros na parte externa  </text:p>
            <text:p>  Cachoeira  </text:p>
            <text:p>  1 ponteira de Água  </text:p>
            <text:p>  2 salas  </text:p>
            <text:p>  Cozinha planejada  </text:p>
            <text:p>  Açude  </text:p>
            <text:p>  Estrebaria  </text:p>
            <text:p>  Cachoeira  </text:p>
            <text:p>   </text:p>
            <text:p>   </text:p>
            <text:p>  - : Cachoeira, Fogão a Lenha, Nascente,  </text:p>
            <text:p>   </text:p>
            <text:p>  - Características: Ar Condicionado,  </text:p>
            <text:p>   </text:p>
            <text:p>  - Proximidades: Bares e Restaurantes, Escola, Farmácia, Shopping Center, Supermercado,</text:p>
          </table:table-cell>
          <table:table-cell table:style-name="ce21" office:value-type="string" calcext:value-type="string">
            <text:p><text:a xlink:href="https://sc.olx.com.br/florianopolis-e-regiao/terrenos/sitio-para-venda-em-sao-pedro-de-alcantara-vila-junckes-3-dormitorios-1-suite-3-banhei-985944818" xlink:type="simple">https://sc.olx.com.br/florianopolis-e-regiao/terrenos/sitio-para-venda-em-sao-pedro-de-alcantara-vila-junckes-3-dormitorios-1-suite-3-banhei-985944818</text:a></text:p>
          </table:table-cell>
          <table:table-cell table:style-name="ce20" office:value-type="string" calcext:value-type="string">
            <text:p>Fazendas</text:p>
          </table:table-cell>
          <table:table-cell table:style-name="ce20" office:value-type="string" calcext:value-type="string">
            <text:p>8691m2</text:p>
          </table:table-cell>
          <table:table-cell table:style-name="ce20" office:value-type="float" office:value="88125000" calcext:value-type="float">
            <text:p>88125000</text:p>
          </table:table-cell>
          <table:table-cell table:style-name="ce20" office:value-type="string" calcext:value-type="string">
            <text:p>Sao Pedro de Alcantara</text:p>
          </table:table-cell>
          <table:table-cell table:number-columns-repeated="1014"/>
        </table:table-row>
        <table:table-row table:style-name="ro1">
          <table:table-cell table:style-name="ce20" office:value-type="float" office:value="244" calcext:value-type="float">
            <text:p>244</text:p>
          </table:table-cell>
          <table:table-cell table:style-name="ce20" office:value-type="string" calcext:value-type="string">
            <text:p>Sitio com 2 casas em São Pedro de Alcântara</text:p>
          </table:table-cell>
          <table:table-cell table:style-name="ce20" office:value-type="string" calcext:value-type="string">
            <text:p>850000.0</text:p>
          </table:table-cell>
          <table:table-cell table:style-name="ce20" office:value-type="string" calcext:value-type="string">
            <text:p>Terras Prosperas</text:p>
          </table:table-cell>
          <table:table-cell table:style-name="ce20" office:value-type="string" calcext:value-type="string">
            <text:p>Código do anúncio: ST00025</text:p>
            <text:p/>
            <text:p>Sitio com duas Casas e o Rio Imaruí passa por dentro da propriedade. </text:p>
            <text:p>  </text:p>
            <text:p> Com uma Excelente localização ao lado da SC281 a 7 Km da praça de São Pedro de Alcântara </text:p>
            <text:p>  </text:p>
            <text:p> Este sitio está pronto para morar e aproveitar as belezas naturais. O terreno é praticamente todo plano e aberto com pastagem, Agua de nascente próxima e mais um poço artesiano para segurança. O rio Imarui passa dentro da propriedade e mais um Açude de peixes. local ensolarado o ano todo </text:p>
            <text:p>  </text:p>
            <text:p> Casa Principal: Ampla e linda cozinha/sala aberta com fogão a lenha e tudo mais. 2 dormitórios sendo uma suíte, varanda, garagem coberta, banheiro social e lavanderia. </text:p>
            <text:p>  </text:p>
            <text:p> Casa 2: Sala e Cozinha conjugada, 2 dormitórios e banheiro social. </text:p>
            <text:p>  </text:p>
            <text:p> Rancho grande para guardar ferramentas, criação de animais, estábulo e muitas frutas e verduras plantadas. </text:p>
            <text:p>  </text:p>
            <text:p> Documentação OK! </text:p>
            <text:p>  </text:p>
            <text:p> Venha com sua família conhecer! </text:p>
            <text:p>  </text:p>
            <text:p> www.terrasprosperas.com.br</text:p>
          </table:table-cell>
          <table:table-cell table:style-name="ce21" office:value-type="string" calcext:value-type="string">
            <text:p><text:a xlink:href="https://sc.olx.com.br/florianopolis-e-regiao/terrenos/sitio-com-2-casas-em-sao-pedro-de-alcantara-986079591" xlink:type="simple">https://sc.olx.com.br/florianopolis-e-regiao/terrenos/sitio-com-2-casas-em-sao-pedro-de-alcantara-986079591</text:a></text:p>
          </table:table-cell>
          <table:table-cell table:style-name="ce20" office:value-type="string" calcext:value-type="string">
            <text:p>Fazendas</text:p>
          </table:table-cell>
          <table:table-cell table:style-name="ce20" office:value-type="string" calcext:value-type="string">
            <text:p>20500m2</text:p>
          </table:table-cell>
          <table:table-cell table:style-name="ce20" office:value-type="float" office:value="88125000" calcext:value-type="float">
            <text:p>88125000</text:p>
          </table:table-cell>
          <table:table-cell table:style-name="ce20" office:value-type="string" calcext:value-type="string">
            <text:p>Sao Pedro de Alcantara</text:p>
          </table:table-cell>
          <table:table-cell table:number-columns-repeated="3"/>
          <table:table-cell table:style-name="ce22" office:value-type="float" office:value="100" calcext:value-type="float">
            <text:p>R$100</text:p>
          </table:table-cell>
          <table:table-cell table:number-columns-repeated="1010"/>
        </table:table-row>
        <table:table-row table:style-name="ro1">
          <table:table-cell table:style-name="ce20" office:value-type="float" office:value="245" calcext:value-type="float">
            <text:p>245</text:p>
          </table:table-cell>
          <table:table-cell table:style-name="ce20" office:value-type="string" calcext:value-type="string">
            <text:p>Terreno Lote</text:p>
          </table:table-cell>
          <table:table-cell table:style-name="ce20" office:value-type="string" calcext:value-type="string">
            <text:p>261659.0</text:p>
          </table:table-cell>
          <table:table-cell table:style-name="ce20" office:value-type="string" calcext:value-type="string">
            <text:p>Dondossola Imóveis</text:p>
          </table:table-cell>
          <table:table-cell table:style-name="ce20" office:value-type="string" calcext:value-type="string">
            <text:p>Código do anúncio: 224</text:p>
            <text:p/>
            <text:p>Terreno próximo ao hospital São João Batista, lugar alto e tranquilo, venha conferir.As informações estão sujeitas a alterações. Consulte o corretor responsável. Chave do anúncio: Dfxgl1IlPg818MFc</text:p>
          </table:table-cell>
          <table:table-cell table:style-name="ce21" office:value-type="string" calcext:value-type="string">
            <text:p><text:a xlink:href="https://sc.olx.com.br/florianopolis-e-regiao/terrenos/terreno-lote-931608561" xlink:type="simple">https://sc.olx.com.br/florianopolis-e-regiao/terrenos/terreno-lote-931608561</text:a></text:p>
          </table:table-cell>
          <table:table-cell table:style-name="ce20" office:value-type="string" calcext:value-type="string">
            <text:p>Terrenos</text:p>
          </table:table-cell>
          <table:table-cell table:style-name="ce20" office:value-type="string" calcext:value-type="string">
            <text:p>455m2</text:p>
          </table:table-cell>
          <table:table-cell table:style-name="ce20" office:value-type="float" office:value="88811170" calcext:value-type="float">
            <text:p>88811170</text:p>
          </table:table-cell>
          <table:table-cell table:style-name="ce20" office:value-type="string" calcext:value-type="string">
            <text:p>Criciuma</text:p>
          </table:table-cell>
          <table:table-cell table:style-name="ce20" office:value-type="string" calcext:value-type="string">
            <text:p>Cruzeiro do Sul</text:p>
          </table:table-cell>
          <table:table-cell table:style-name="ce20" office:value-type="string" calcext:value-type="string">
            <text:p>Rua Artur Azeved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46" calcext:value-type="float">
            <text:p>246</text:p>
          </table:table-cell>
          <table:table-cell table:style-name="ce20" office:value-type="string" calcext:value-type="string">
            <text:p>Terreno à venda, 3586 m² por R$ 2.600.000,00 - Caeira - Governador Celso Ramos/SC</text:p>
          </table:table-cell>
          <table:table-cell table:style-name="ce20" office:value-type="string" calcext:value-type="string">
            <text:p>2600000.0</text:p>
          </table:table-cell>
          <table:table-cell table:style-name="ce20" office:value-type="string" calcext:value-type="string">
            <text:p>Quinta do Arvoredo Imoveis</text:p>
          </table:table-cell>
          <table:table-cell table:style-name="ce20" office:value-type="string" calcext:value-type="string">
            <text:p>Código do anúncio: TE0029</text:p>
            <text:p/>
            <text:p>Sobre o imóvel </text:p>
            <text:p>  </text:p>
            <text:p> Ótimo terreno para quem procura por um lugar tranquilo, para moradia ou investimento. </text:p>
            <text:p>  </text:p>
            <text:p> Valor R$ 2.600,000,00 Analisamos propostas </text:p>
            <text:p>  </text:p>
            <text:p> Terreno: </text:p>
            <text:p> - Área total de 3.586 m² </text:p>
            <text:p> -21,00 frente estrada </text:p>
            <text:p> -83,05 Laterais </text:p>
            <text:p> -49,03 Laterais </text:p>
            <text:p> -21,52 </text:p>
            <text:p> - Estrada asfaltada </text:p>
            <text:p> - Vista mar permanente </text:p>
            <text:p> - Próximo a comércios, posto de saúde e escola. </text:p>
            <text:p>  </text:p>
            <text:p> Que tal agendarmos uma visita? </text:p>
            <text:p> Entre em contato conosco para mais informações, será um prazer lhe atender! </text:p>
            <text:p>  </text:p>
            <text:p> Quinta do Arvoredo Imóveis </text:p>
            <text:p> CRECI: 5966 J </text:p>
            <text:p>  -</text:p>
          </table:table-cell>
          <table:table-cell table:style-name="ce21" office:value-type="string" calcext:value-type="string">
            <text:p><text:a xlink:href="https://sc.olx.com.br/florianopolis-e-regiao/terrenos/terreno-a-venda-3586-m-por-r-2-600-000-00-caeira-governador-celso-ramos-sc-924084783" xlink:type="simple">https://sc.olx.com.br/florianopolis-e-regiao/terrenos/terreno-a-venda-3586-m-por-r-2-600-000-00-caeira-governador-celso-ramos-sc-924084783</text:a></text:p>
          </table:table-cell>
          <table:table-cell table:style-name="ce20" office:value-type="string" calcext:value-type="string">
            <text:p>Terrenos</text:p>
          </table:table-cell>
          <table:table-cell table:style-name="ce20" office:value-type="string" calcext:value-type="string">
            <text:p>3586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1014"/>
        </table:table-row>
        <table:table-row table:style-name="ro1">
          <table:table-cell table:style-name="ce20" office:value-type="float" office:value="247" calcext:value-type="float">
            <text:p>247</text:p>
          </table:table-cell>
          <table:table-cell table:style-name="ce20" office:value-type="string" calcext:value-type="string">
            <text:p>Lote/Terreno para venda <text:s/>em Praia De Palmas - Governador Celso Ramos - SC</text:p>
          </table:table-cell>
          <table:table-cell table:style-name="ce20" office:value-type="string" calcext:value-type="string">
            <text:p>449000.0</text:p>
          </table:table-cell>
          <table:table-cell table:style-name="ce20" office:value-type="string" calcext:value-type="string">
            <text:p>FRIENDS IMOVEIS</text:p>
          </table:table-cell>
          <table:table-cell table:style-name="ce20" office:value-type="string" calcext:value-type="string">
            <text:p>Código do anúncio: TER002</text:p>
            <text:p/>
            <text:p>O lote/terreno está localizado no bairro Praia De Palmas possui 420 metros quadrados </text:p>
            <text:p> frente 12m² </text:p>
            <text:p> fundos 35m² </text:p>
            <text:p> LOTEAMENTO PALMAS DO ARVOREDO</text:p>
          </table:table-cell>
          <table:table-cell table:style-name="ce21" office:value-type="string" calcext:value-type="string">
            <text:p><text:a xlink:href="https://sc.olx.com.br/florianopolis-e-regiao/terrenos/lote-terreno-para-venda-em-praia-de-palmas-governador-celso-ramos-sc-980224137" xlink:type="simple">https://sc.olx.com.br/florianopolis-e-regiao/terrenos/lote-terreno-para-venda-em-praia-de-palmas-governador-celso-ramos-sc-980224137</text:a></text:p>
          </table:table-cell>
          <table:table-cell table:style-name="ce20" office:value-type="string" calcext:value-type="string">
            <text:p>Terrenos</text:p>
          </table:table-cell>
          <table:table-cell table:style-name="ce20" office:value-type="string" calcext:value-type="string">
            <text:p>42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1014"/>
        </table:table-row>
        <table:table-row table:style-name="ro1">
          <table:table-cell table:style-name="ce20" office:value-type="float" office:value="248" calcext:value-type="float">
            <text:p>248</text:p>
          </table:table-cell>
          <table:table-cell table:style-name="ce20" office:value-type="string" calcext:value-type="string">
            <text:p>Botuverá - Terreno Padrão - Águas Negras</text:p>
          </table:table-cell>
          <table:table-cell table:style-name="ce20" office:value-type="string" calcext:value-type="string">
            <text:p>250000.0</text:p>
          </table:table-cell>
          <table:table-cell table:style-name="ce20" office:value-type="string" calcext:value-type="string">
            <text:p>DSM Imóveis</text:p>
          </table:table-cell>
          <table:table-cell table:style-name="ce20" office:value-type="string" calcext:value-type="string">
            <text:p>Código do anúncio: 301</text:p>
            <text:p/>
            <text:p>Lindo terreno para sítio, ou moradia, com duas casas e mais um terreno pronto para construir, lugar tranquilo e muito sossegado; Escola, Hospital, Posto de Saúde</text:p>
          </table:table-cell>
          <table:table-cell table:style-name="ce21" office:value-type="string" calcext:value-type="string">
            <text:p><text:a xlink:href="https://sc.olx.com.br/florianopolis-e-regiao/terrenos/botuvera-terreno-padrao-aguas-negras-911613459" xlink:type="simple">https://sc.olx.com.br/florianopolis-e-regiao/terrenos/botuvera-terreno-padrao-aguas-negras-911613459</text:a></text:p>
          </table:table-cell>
          <table:table-cell table:style-name="ce20" office:value-type="string" calcext:value-type="string">
            <text:p>Terrenos</text:p>
          </table:table-cell>
          <table:table-cell/>
          <table:table-cell table:style-name="ce20" office:value-type="float" office:value="88295000" calcext:value-type="float">
            <text:p>88295000</text:p>
          </table:table-cell>
          <table:table-cell table:style-name="ce20" office:value-type="string" calcext:value-type="string">
            <text:p>Botuvera</text:p>
          </table:table-cell>
          <table:table-cell table:style-name="ce20" office:value-type="string" calcext:value-type="string">
            <text:p>Distrito De Aguti</text:p>
          </table:table-cell>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49" calcext:value-type="float">
            <text:p>249</text:p>
          </table:table-cell>
          <table:table-cell table:style-name="ce20" office:value-type="string" calcext:value-type="string">
            <text:p>Terreno à venda, 400 m² por R$ 340.425,00 - Canasvieiras - Florianópolis/SC</text:p>
          </table:table-cell>
          <table:table-cell table:style-name="ce20" office:value-type="string" calcext:value-type="string">
            <text:p>340425.0</text:p>
          </table:table-cell>
          <table:table-cell table:style-name="ce20" office:value-type="string" calcext:value-type="string">
            <text:p>Horizonte Imóveis</text:p>
          </table:table-cell>
          <table:table-cell table:style-name="ce20" office:value-type="string" calcext:value-type="string">
            <text:p>Código do anúncio: TE0296</text:p>
            <text:p/>
            <text:p>Terreno medindo 400,50m² em condomínio fechado. </text:p>
            <text:p>  </text:p>
            <text:p> Implantado numa área total de 51.994,00 m², o condomínio possui 50 lotes residenciais. </text:p>
            <text:p>  </text:p>
            <text:p> O empreendimento conta com mais de 25.000,00 m² de áreas verdes e de lazer, dos quais 21.700,00 m² compõe um maravilhoso parque às margens do Rio Papaquara, onde é possível fazer belas caminhadas, apanhar frutas nativas, observar a exuberante fauna local, ou simplesmente contemplar a natureza exuberante da região. </text:p>
            <text:p>  </text:p>
            <text:p> Também possui uma área de lazer onde no centro do condomínio, onde será construído o salão de festas com espaço gourmet, quadra esportiva e playground (à concluir) </text:p>
            <text:p>  </text:p>
            <text:p> O condomínio é todo cercado, com portaria, e toda a infraestrutura exigida pela Prefeitura. </text:p>
            <text:p> A 1,7 km do centro de Canasvieiras, e a 3,0 km do centro de Jurerê, o condomínio está entre duas das mais cobiçadas praias do Norte da Ilha. Seu acesso é feito através da bucólica Rod. Virgílio Várzea, totalmente asfaltada, cercada por belas paisagens. </text:p>
            <text:p>  </text:p>
            <text:p> Localizado de frente para o Rio Papaquara, e de fundos para a montanha, é totalmente cercado por belas paisagens naturais. </text:p>
            <text:p>  </text:p>
            <text:p> Ao mesmo tempo, está perto de toda a infraestrutura oferecida por Jurerê e Canasvieiras, como escolas, supermercados, restaurantes, comércio em geral, além de todo o lazer e qualidade de vida que estes balneários oferecem. </text:p>
            <text:p>  </text:p>
            <text:p> O Balneário de Canasvieiras está localizado na região norte, entre as praias de Jurerê e Cachoeira do Bom Jesus. As águas calmas e a infraestrutura da região fazem de Canasvieiras um excelente local para morar e passear com a família ou com amigos. </text:p>
            <text:p>  </text:p>
            <text:p> Devido à grande infraestrutura, Canasvieiras funciona como uma pequena cidade. Conta com serviços de saúde, polícia, supermercados e comércio. </text:p>
            <text:p>  </text:p>
            <text:p> Venha viver uma vida tranquila na praia com as facilidades e conveniências da cidade! </text:p>
            <text:p>  </text:p>
            <text:p>  </text:p>
            <text:p> **Valor sujeito à confirmação pelo proprietário.** -</text:p>
          </table:table-cell>
          <table:table-cell table:style-name="ce21" office:value-type="string" calcext:value-type="string">
            <text:p><text:a xlink:href="https://sc.olx.com.br/florianopolis-e-regiao/terrenos/terreno-a-venda-400-m-por-r-340-425-00-canasvieiras-florianopolis-sc-919259523" xlink:type="simple">https://sc.olx.com.br/florianopolis-e-regiao/terrenos/terreno-a-venda-400-m-por-r-340-425-00-canasvieiras-florianopolis-sc-919259523</text:a></text:p>
          </table:table-cell>
          <table:table-cell table:style-name="ce20" office:value-type="string" calcext:value-type="string">
            <text:p>Terrenos</text:p>
          </table:table-cell>
          <table:table-cell table:style-name="ce20" office:value-type="string" calcext:value-type="string">
            <text:p>401m2</text:p>
          </table:table-cell>
          <table:table-cell table:style-name="ce20" office:value-type="float" office:value="88054610" calcext:value-type="float">
            <text:p>88054610</text:p>
          </table:table-cell>
          <table:table-cell table:style-name="ce20" office:value-type="string" calcext:value-type="string">
            <text:p>Florianopolis</text:p>
          </table:table-cell>
          <table:table-cell table:style-name="ce20" office:value-type="string" calcext:value-type="string">
            <text:p>Canasvieiras</text:p>
          </table:table-cell>
          <table:table-cell table:style-name="ce20" office:value-type="string" calcext:value-type="string">
            <text:p>Rua do Lamim</text:p>
          </table:table-cell>
          <table:table-cell table:style-name="ce22" office:value-type="float" office:value="300" calcext:value-type="float">
            <text:p>R$300</text:p>
          </table:table-cell>
          <table:table-cell table:style-name="ce22" office:value-type="float" office:value="1500" calcext:value-type="float">
            <text:p>R$1,500</text:p>
          </table:table-cell>
          <table:table-cell table:number-columns-repeated="1010"/>
        </table:table-row>
        <table:table-row table:style-name="ro1">
          <table:table-cell table:style-name="ce20" office:value-type="float" office:value="250" calcext:value-type="float">
            <text:p>250</text:p>
          </table:table-cell>
          <table:table-cell table:style-name="ce20" office:value-type="string" calcext:value-type="string">
            <text:p>Terreno à venda, 1800 m² por R$ 2.100.000,00 - Santo Antônio de Lisboa - Florianópolis/SC</text:p>
          </table:table-cell>
          <table:table-cell table:style-name="ce20" office:value-type="string" calcext:value-type="string">
            <text:p>2100000.0</text:p>
          </table:table-cell>
          <table:table-cell table:style-name="ce20" office:value-type="string" calcext:value-type="string">
            <text:p>Horizonte Imóveis</text:p>
          </table:table-cell>
          <table:table-cell table:style-name="ce20" office:value-type="string" calcext:value-type="string">
            <text:p>Código do anúncio: TE0308</text:p>
            <text:p/>
            <text:p>Terreno medindo 1.800m²; </text:p>
            <text:p>  </text:p>
            <text:p> Localizado em Santo Antônio De Lisboa um dos bairros mais charmosos de Florianópolis, com uma rota gastronômica repleta de restaurantes á beira mar, muito bem frequentados. </text:p>
            <text:p>  </text:p>
            <text:p> O bairro conta com  fácil acesso para supermercados, farmácias, faculdades, cinema, casa de chá, padaria, posto de gasolina, bares e restaurantes. </text:p>
            <text:p> Um bairro para quem quer viver bem, não simplesmente comprar um imóvel, mas escolher um refúgio, um lar inserido no meio da natureza, um lugar para realizar e viver sonhos. Arquiteturas harmoniosas, junto com o mar e o pôr-do-sol mais belo de Florianópolis. </text:p>
            <text:p> Santo Antônio é um ponto estratégico na ilha, fora das rotas turísticas, próximo à rodovia SC, não enfrenta os trânsitos decorrentes da alta-temporada, a 10 minutos da Av. Beira-Mar Norte, 15 minutos de Jurerê Internacional e 15 Minutos da Lagoa da Conceição. </text:p>
            <text:p>  </text:p>
            <text:p> **Valor sujeito à confirmação pelo proprietário.** -</text:p>
          </table:table-cell>
          <table:table-cell table:style-name="ce21" office:value-type="string" calcext:value-type="string">
            <text:p><text:a xlink:href="https://sc.olx.com.br/florianopolis-e-regiao/terrenos/terreno-a-venda-1800-m-por-r-2-100-000-00-santo-antonio-de-lisboa-florianopolis-sc-909133825" xlink:type="simple">https://sc.olx.com.br/florianopolis-e-regiao/terrenos/terreno-a-venda-1800-m-por-r-2-100-000-00-santo-antonio-de-lisboa-florianopolis-sc-909133825</text:a></text:p>
          </table:table-cell>
          <table:table-cell table:style-name="ce20" office:value-type="string" calcext:value-type="string">
            <text:p>Terrenos</text:p>
          </table:table-cell>
          <table:table-cell table:style-name="ce20" office:value-type="string" calcext:value-type="string">
            <text:p>1800m2</text:p>
          </table:table-cell>
          <table:table-cell table:style-name="ce20" office:value-type="float" office:value="88050000" calcext:value-type="float">
            <text:p>88050000</text:p>
          </table:table-cell>
          <table:table-cell table:style-name="ce20" office:value-type="string" calcext:value-type="string">
            <text:p>Florianopolis</text:p>
          </table:table-cell>
          <table:table-cell table:style-name="ce20" office:value-type="string" calcext:value-type="string">
            <text:p>Santo Antonio de Lisboa</text:p>
          </table:table-cell>
          <table:table-cell table:style-name="ce20" office:value-type="string" calcext:value-type="string">
            <text:p>Rodovia Jose Carlos Daux - de 6007/6008 a 8998/8999</text:p>
          </table:table-cell>
          <table:table-cell/>
          <table:table-cell table:style-name="ce22" office:value-type="float" office:value="2000" calcext:value-type="float">
            <text:p>R$2,000</text:p>
          </table:table-cell>
          <table:table-cell table:number-columns-repeated="1010"/>
        </table:table-row>
        <table:table-row table:style-name="ro1">
          <table:table-cell table:style-name="ce20" office:value-type="float" office:value="251" calcext:value-type="float">
            <text:p>251</text:p>
          </table:table-cell>
          <table:table-cell table:style-name="ce20" office:value-type="string" calcext:value-type="string">
            <text:p>Sítio - Florianópolis SC</text:p>
          </table:table-cell>
          <table:table-cell table:style-name="ce20" office:value-type="string" calcext:value-type="string">
            <text:p>5500000.0</text:p>
          </table:table-cell>
          <table:table-cell table:style-name="ce20" office:value-type="string" calcext:value-type="string">
            <text:p>ISCI Imóveis</text:p>
          </table:table-cell>
          <table:table-cell table:style-name="ce20" office:value-type="string" calcext:value-type="string">
            <text:p>Código do anúncio: 868</text:p>
            <text:p/>
            <text:p>Excelente área na Vargem Pequena, em Florianópolis.56.500 mts², conta com uma casa sede de 475 mts², contendo 4 dormitórios, 2 sendo suítes, com área murada aproximada de 2.200mts².Com uma nascente de água mineral.</text:p>
          </table:table-cell>
          <table:table-cell table:style-name="ce21" office:value-type="string" calcext:value-type="string">
            <text:p><text:a xlink:href="https://sc.olx.com.br/florianopolis-e-regiao/terrenos/sitio-florianopolis-sc-984232445" xlink:type="simple">https://sc.olx.com.br/florianopolis-e-regiao/terrenos/sitio-florianopolis-sc-984232445</text:a></text:p>
          </table:table-cell>
          <table:table-cell table:style-name="ce20" office:value-type="string" calcext:value-type="string">
            <text:p>Fazendas</text:p>
          </table:table-cell>
          <table:table-cell table:style-name="ce20" office:value-type="string" calcext:value-type="string">
            <text:p>2200m2</text:p>
          </table:table-cell>
          <table:table-cell table:style-name="ce20" office:value-type="float" office:value="88052475" calcext:value-type="float">
            <text:p>88052475</text:p>
          </table:table-cell>
          <table:table-cell table:style-name="ce20" office:value-type="string" calcext:value-type="string">
            <text:p>Florianopolis</text:p>
          </table:table-cell>
          <table:table-cell table:style-name="ce20" office:value-type="string" calcext:value-type="string">
            <text:p>Vargem Pequena</text:p>
          </table:table-cell>
          <table:table-cell table:style-name="ce20" office:value-type="string" calcext:value-type="string">
            <text:p>Servidao Catarina Goncalves</text:p>
          </table:table-cell>
          <table:table-cell table:style-name="ce22" office:value-type="float" office:value="0" calcext:value-type="float">
            <text:p>R$0</text:p>
          </table:table-cell>
          <table:table-cell table:style-name="ce22" office:value-type="float" office:value="3500" calcext:value-type="float">
            <text:p>R$3,500</text:p>
          </table:table-cell>
          <table:table-cell table:number-columns-repeated="1010"/>
        </table:table-row>
        <table:table-row table:style-name="ro1">
          <table:table-cell table:style-name="ce20" office:value-type="float" office:value="252" calcext:value-type="float">
            <text:p>252</text:p>
          </table:table-cell>
          <table:table-cell table:style-name="ce20" office:value-type="string" calcext:value-type="string">
            <text:p>Lote 200 m² em Forquilhas, Loteamento Novo Horizonte.</text:p>
          </table:table-cell>
          <table:table-cell table:style-name="ce20" office:value-type="string" calcext:value-type="string">
            <text:p>180000.0</text:p>
          </table:table-cell>
          <table:table-cell table:style-name="ce20" office:value-type="string" calcext:value-type="string">
            <text:p>DUBAI NEGÓCIOS IMOBILIÁRIOS</text:p>
          </table:table-cell>
          <table:table-cell table:style-name="ce20" office:value-type="string" calcext:value-type="string">
            <text:p>Código do anúncio: 0704</text:p>
            <text:p/>
            <text:p>Lote de 200 m² em Forquilhas, Loteamento Novo Horizonte. </text:p>
            <text:p>  </text:p>
            <text:p> - Metragens: 10 Frente x 20 Laterais. </text:p>
            <text:p> - Empreendimento residencial com área comercial, o Novo Horizonte está no coração de São José. Empreendimento terá diversas áreas para os momentos que vivemos em família. </text:p>
            <text:p> ENTREGA EM 2022 </text:p>
            <text:p>  </text:p>
            <text:p> - ACADEMIA AO AR LIVRE </text:p>
            <text:p> - PET PLACE </text:p>
            <text:p> - PISTA DE CAMINHADA </text:p>
            <text:p> - HORTA COMUNITÁRIA </text:p>
            <text:p> - CAMPO DE AREIA </text:p>
            <text:p> - PLAYGROUND </text:p>
            <text:p> - BICICLETÁRIO </text:p>
            <text:p> - TRILHAS </text:p>
            <text:p> - ÁREAS DE CONVIVÊNCIA COM BANCOS E PERGOLADOS </text:p>
            <text:p> - MESAS DE JOGOS </text:p>
            <text:p> - Perto de tudo </text:p>
            <text:p> - BR 101-4,6 km; SC 281-3,8 km </text:p>
            <text:p> - Hospital Regional de São José-5,7 km </text:p>
            <text:p> - CTG Os praianos-1,9 km </text:p>
            <text:p> - Centro de Forquilhinhas-3,5 km </text:p>
            <text:p> - Posto de Saúde Forquilhinhas-3,2 km </text:p>
            <text:p> - Continente Shopping-6,1 km </text:p>
            <text:p> - Aeroclube São José-5,4 km </text:p>
            <text:p> - Arena Petry-2,9 km </text:p>
            <text:p> - Intelbras-6,6 km </text:p>
            <text:p> - Passeio Pedra Branca - 6,7 km </text:p>
            <text:p>  </text:p>
            <text:p> - Entrada apenas de R$95.000,00 mil e assumir prestações: de 38x R$1519,22 + 3x R$6.000,00 </text:p>
            <text:p>  </text:p>
            <text:p> - Aceita financiamento bancário </text:p>
            <text:p> Valores estão sujeitos a alteração sem aviso prévio. </text:p>
            <text:p> Agende já uma visita através do nosso plantão de vendas pelo telefone ou Whatsapp  / . </text:p>
            <text:p> Dubai Imóveis CRECI 5021J. </text:p>
            <text:p> Aguardamos seu contato! </text:p>
            <text:p> .</text:p>
          </table:table-cell>
          <table:table-cell table:style-name="ce21" office:value-type="string" calcext:value-type="string">
            <text:p><text:a xlink:href="https://sc.olx.com.br/florianopolis-e-regiao/terrenos/lote-200-m-em-forquilhas-loteamento-novo-horizonte-993964857" xlink:type="simple">https://sc.olx.com.br/florianopolis-e-regiao/terrenos/lote-200-m-em-forquilhas-loteamento-novo-horizonte-993964857</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07100" calcext:value-type="float">
            <text:p>8810710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Antonio Jovita Duarte</text:p>
          </table:table-cell>
          <table:table-cell table:number-columns-repeated="1012"/>
        </table:table-row>
        <table:table-row table:style-name="ro1">
          <table:table-cell table:style-name="ce20" office:value-type="float" office:value="253" calcext:value-type="float">
            <text:p>253</text:p>
          </table:table-cell>
          <table:table-cell table:style-name="ce20" office:value-type="string" calcext:value-type="string">
            <text:p>FLORIANóPOLIS - Terreno Padrão - Campeche</text:p>
          </table:table-cell>
          <table:table-cell table:style-name="ce20" office:value-type="string" calcext:value-type="string">
            <text:p>900000.0</text:p>
          </table:table-cell>
          <table:table-cell table:style-name="ce20" office:value-type="string" calcext:value-type="string">
            <text:p>Eccelenza Imóveis</text:p>
          </table:table-cell>
          <table:table-cell table:style-name="ce20" office:value-type="string" calcext:value-type="string">
            <text:p>Código do anúncio: 1562</text:p>
            <text:p/>
            <text:p>Terrenos planos com 510m² (17 m X 30 m) no Condomínio Arabutã. </text:p>
            <text:p>  </text:p>
            <text:p>  </text:p>
            <text:p> Condomínio de alto padrão formado por 72 terrenos planos com Escritura Pública Individual, com acesso pelos portais Flamboyant, Garapuvu e Arabutã.  </text:p>
            <text:p>  </text:p>
            <text:p> Possui excelente infraestrutura e há belas casas já construídas.  </text:p>
            <text:p>  </text:p>
            <text:p> A localização é privilegiada em relação aos novos acessos para o Aeroporto Internacional de Florianópolis  e centro da cidade.  </text:p>
            <text:p>  </text:p>
            <text:p> A região tem tendência de grande valorização, ocasionada pela implantação do hipermercado Fort Atacadista, Loja Cassol, Loja Casas Da Água, Loja Milum e inúmeros restaurantes e postos de abastecimento. </text:p>
            <text:p>  </text:p>
            <text:p> Com fácil acesso tanto as praias do Sul da Ilha como também para a Avenida Pequeno Príncipe. </text:p>
            <text:p>  </text:p>
            <text:p> Itens de infraestrutura: </text:p>
            <text:p> - Três portais de acesso: Flamboyant, Garapuvu e Arabutã com vigilância 24 h; </text:p>
            <text:p> - Condomínio murado, com cerca elétrica e câmeras de segurança; </text:p>
            <text:p> - Ruas asfaltadas; </text:p>
            <text:p> - Sistema de iluminação com distribuição subterrânea; </text:p>
            <text:p> - Tubulação subterrânea para: TV à cabo , telefone, internet, Vigilância eletrônica e congêneres. </text:p>
            <text:p> Áreas de Lazer: </text:p>
            <text:p> - Quadra de tênis; </text:p>
            <text:p> - Playground; </text:p>
            <text:p> - Quadra de voleibol de areia; </text:p>
            <text:p> - Pista de caminhada; </text:p>
            <text:p> - Área Verde. </text:p>
            <text:p>  </text:p>
            <text:p>  </text:p>
            <text:p> Fale conosco e agende sua visita!</text:p>
          </table:table-cell>
          <table:table-cell table:style-name="ce21" office:value-type="string" calcext:value-type="string">
            <text:p><text:a xlink:href="https://sc.olx.com.br/florianopolis-e-regiao/terrenos/florianopolis-terreno-padrao-campeche-978697943" xlink:type="simple">https://sc.olx.com.br/florianopolis-e-regiao/terrenos/florianopolis-terreno-padrao-campeche-978697943</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065500" calcext:value-type="float">
            <text:p>8806550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odovia Aparicio Ramos Cordeiro</text:p>
          </table:table-cell>
          <table:table-cell table:number-columns-repeated="1012"/>
        </table:table-row>
        <table:table-row table:style-name="ro1">
          <table:table-cell table:style-name="ce20" office:value-type="float" office:value="254" calcext:value-type="float">
            <text:p>254</text:p>
          </table:table-cell>
          <table:table-cell table:style-name="ce20" office:value-type="string" calcext:value-type="string">
            <text:p>Lote/Terreno para venda com 900 metros quadrados em Coloninha - Florianópolis - SC</text:p>
          </table:table-cell>
          <table:table-cell table:style-name="ce20" office:value-type="string" calcext:value-type="string">
            <text:p>2500000.0</text:p>
          </table:table-cell>
          <table:table-cell table:style-name="ce20" office:value-type="string" calcext:value-type="string">
            <text:p>Cássia Navarro</text:p>
          </table:table-cell>
          <table:table-cell table:style-name="ce20" office:value-type="string" calcext:value-type="string">
            <text:p>Código do anúncio: 8275</text:p>
            <text:p/>
            <text:p>Terreno com 958m² e viabilidade para 4 pavimentos, tendo uma casa edificada em 2 andares que faz parte do terreno e do valor de venda.</text:p>
          </table:table-cell>
          <table:table-cell table:style-name="ce21" office:value-type="string" calcext:value-type="string">
            <text:p><text:a xlink:href="https://sc.olx.com.br/florianopolis-e-regiao/terrenos/lote-terreno-para-venda-com-900-metros-quadrados-em-coloninha-florianopolis-sc-991637557" xlink:type="simple">https://sc.olx.com.br/florianopolis-e-regiao/terrenos/lote-terreno-para-venda-com-900-metros-quadrados-em-coloninha-florianopolis-sc-991637557</text:a></text:p>
          </table:table-cell>
          <table:table-cell table:style-name="ce20" office:value-type="string" calcext:value-type="string">
            <text:p>Terrenos</text:p>
          </table:table-cell>
          <table:table-cell table:style-name="ce20" office:value-type="string" calcext:value-type="string">
            <text:p>900m2</text:p>
          </table:table-cell>
          <table:table-cell table:style-name="ce20" office:value-type="float" office:value="88090340" calcext:value-type="float">
            <text:p>88090340</text:p>
          </table:table-cell>
          <table:table-cell table:style-name="ce20" office:value-type="string" calcext:value-type="string">
            <text:p>Florianopolis</text:p>
          </table:table-cell>
          <table:table-cell table:style-name="ce20" office:value-type="string" calcext:value-type="string">
            <text:p>Coloninha</text:p>
          </table:table-cell>
          <table:table-cell table:style-name="ce20" office:value-type="string" calcext:value-type="string">
            <text:p>Rua Coronel Caetano Costa - de 282/283 ao fim</text:p>
          </table:table-cell>
          <table:table-cell table:style-name="ce22" office:value-type="float" office:value="0" calcext:value-type="float">
            <text:p>R$0</text:p>
          </table:table-cell>
          <table:table-cell table:style-name="ce22" office:value-type="float" office:value="2255" calcext:value-type="float">
            <text:p>R$2,255</text:p>
          </table:table-cell>
          <table:table-cell table:number-columns-repeated="1010"/>
        </table:table-row>
        <table:table-row table:style-name="ro1">
          <table:table-cell table:style-name="ce20" office:value-type="float" office:value="255" calcext:value-type="float">
            <text:p>255</text:p>
          </table:table-cell>
          <table:table-cell table:style-name="ce20" office:value-type="string" calcext:value-type="string">
            <text:p>Sitio a venda</text:p>
          </table:table-cell>
          <table:table-cell table:style-name="ce20" office:value-type="string" calcext:value-type="string">
            <text:p>250000.0</text:p>
          </table:table-cell>
          <table:table-cell table:style-name="ce20" office:value-type="string" calcext:value-type="string">
            <text:p>Robson Jose Santos</text:p>
          </table:table-cell>
          <table:table-cell table:style-name="ce20" office:value-type="string" calcext:value-type="string">
            <text:p>Sitio localizado no albardão próximo as praias da pinheira,guarda do embau e Gamboa, 4 km da br101 com nascente de água dentro, terreno na costa do morro muito tranquilo e sucegado, medindo 60 de largura com 300 de fundo indo até a estrema do parque da Serra do tabuleiro.</text:p>
            <text:p>Aceito carro e terreno na palhoça na troca.</text:p>
            <text:p/>
            <text:p>Fone:(48)9842... ver número whats</text:p>
          </table:table-cell>
          <table:table-cell table:style-name="ce21" office:value-type="string" calcext:value-type="string">
            <text:p><text:a xlink:href="https://sc.olx.com.br/florianopolis-e-regiao/terrenos/sitio-a-venda-1000364859" xlink:type="simple">https://sc.olx.com.br/florianopolis-e-regiao/terrenos/sitio-a-venda-1000364859</text:a></text:p>
          </table:table-cell>
          <table:table-cell table:style-name="ce20" office:value-type="string" calcext:value-type="string">
            <text:p>Sitios e chacaras</text:p>
          </table:table-cell>
          <table:table-cell table:style-name="ce20" office:value-type="string" calcext:value-type="string">
            <text:p>18000m2</text:p>
          </table:table-cell>
          <table:table-cell table:style-name="ce20" office:value-type="float" office:value="88131000" calcext:value-type="float">
            <text:p>88131000</text:p>
          </table:table-cell>
          <table:table-cell table:style-name="ce20" office:value-type="string" calcext:value-type="string">
            <text:p>Palhoca</text:p>
          </table:table-cell>
          <table:table-cell table:style-name="ce20" office:value-type="string" calcext:value-type="string">
            <text:p>Centro</text:p>
          </table:table-cell>
          <table:table-cell table:style-name="ce20" office:value-type="string" calcext:value-type="string">
            <text:p>Rua Jose Maria da Luz</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56" calcext:value-type="float">
            <text:p>256</text:p>
          </table:table-cell>
          <table:table-cell table:style-name="ce20" office:value-type="string" calcext:value-type="string">
            <text:p>Terreno à venda em Estreito Florianópolis - SC</text:p>
          </table:table-cell>
          <table:table-cell table:style-name="ce20" office:value-type="string" calcext:value-type="string">
            <text:p>2300000.0</text:p>
          </table:table-cell>
          <table:table-cell table:style-name="ce20" office:value-type="string" calcext:value-type="string">
            <text:p>Ivan Moro Imóveis</text:p>
          </table:table-cell>
          <table:table-cell table:style-name="ce20" office:value-type="string" calcext:value-type="string">
            <text:p>Código do anúncio: 647</text:p>
            <text:p/>
            <text:p>Terreno à venda na Rua concórdia, Estreito Florianópolis-SC. </text:p>
            <text:p>  </text:p>
            <text:p> Medidas: 780,15m² sendo 37,15 metros de frente para a rua e fundos, ambas as laterais </text:p>
            <text:p> medindo 21 metros.  </text:p>
            <text:p> </text:p>
          </table:table-cell>
          <table:table-cell table:style-name="ce21" office:value-type="string" calcext:value-type="string">
            <text:p><text:a xlink:href="https://sc.olx.com.br/florianopolis-e-regiao/terrenos/terreno-a-venda-em-estreito-florianopolis-sc-995490735" xlink:type="simple">https://sc.olx.com.br/florianopolis-e-regiao/terrenos/terreno-a-venda-em-estreito-florianopolis-sc-995490735</text:a></text:p>
          </table:table-cell>
          <table:table-cell table:style-name="ce20" office:value-type="string" calcext:value-type="string">
            <text:p>Terrenos</text:p>
          </table:table-cell>
          <table:table-cell table:style-name="ce20" office:value-type="string" calcext:value-type="string">
            <text:p>780m2</text:p>
          </table:table-cell>
          <table:table-cell table:style-name="ce20" office:value-type="float" office:value="88075544" calcext:value-type="float">
            <text:p>88075544</text:p>
          </table:table-cell>
          <table:table-cell table:style-name="ce20" office:value-type="string" calcext:value-type="string">
            <text:p>Florianopolis</text:p>
          </table:table-cell>
          <table:table-cell table:style-name="ce20" office:value-type="string" calcext:value-type="string">
            <text:p>Balneario</text:p>
          </table:table-cell>
          <table:table-cell table:style-name="ce20" office:value-type="string" calcext:value-type="string">
            <text:p>Rua da Concordia</text:p>
          </table:table-cell>
          <table:table-cell/>
          <table:table-cell table:style-name="ce22" office:value-type="float" office:value="300" calcext:value-type="float">
            <text:p>R$300</text:p>
          </table:table-cell>
          <table:table-cell table:number-columns-repeated="1010"/>
        </table:table-row>
        <table:table-row table:style-name="ro1">
          <table:table-cell table:style-name="ce20" office:value-type="float" office:value="257" calcext:value-type="float">
            <text:p>257</text:p>
          </table:table-cell>
          <table:table-cell table:style-name="ce20" office:value-type="string" calcext:value-type="string">
            <text:p>Terreno à venda, 425 m² por R$ 250.000,00 - Turimar - Balneário Gaivota/SC</text:p>
          </table:table-cell>
          <table:table-cell table:style-name="ce20" office:value-type="string" calcext:value-type="string">
            <text:p>250000.0</text:p>
          </table:table-cell>
          <table:table-cell table:style-name="ce20" office:value-type="string" calcext:value-type="string">
            <text:p>NICETO RODRIGUES JUNIOR</text:p>
          </table:table-cell>
          <table:table-cell table:style-name="ce20" office:value-type="string" calcext:value-type="string">
            <text:p>Código do anúncio: TE0359</text:p>
            <text:p/>
            <text:p>Terreno de esquina localizado a 500m do mar no bairro mais nobre e valorizado de Balneário Gaivota/SC, Turimar! Com área de 425m² (17x25) com a infraestrutura em fase de finalização! Entre em contato e agende sua visita! -</text:p>
          </table:table-cell>
          <table:table-cell table:style-name="ce21" office:value-type="string" calcext:value-type="string">
            <text:p><text:a xlink:href="https://sc.olx.com.br/florianopolis-e-regiao/terrenos/terreno-a-venda-425-m-por-r-250-000-00-turimar-balneario-gaivota-sc-938109611" xlink:type="simple">https://sc.olx.com.br/florianopolis-e-regiao/terrenos/terreno-a-venda-425-m-por-r-250-000-00-turimar-balneario-gaivota-sc-938109611</text:a></text:p>
          </table:table-cell>
          <table:table-cell table:style-name="ce20" office:value-type="string" calcext:value-type="string">
            <text:p>Terrenos</text:p>
          </table:table-cell>
          <table:table-cell table:style-name="ce20" office:value-type="string" calcext:value-type="string">
            <text:p>42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58" calcext:value-type="float">
            <text:p>258</text:p>
          </table:table-cell>
          <table:table-cell table:style-name="ce20" office:value-type="string" calcext:value-type="string">
            <text:p>Raridade! Amplo terreno em Ibiraquera a poucos metros do centrinho - Imbituba - SC</text:p>
          </table:table-cell>
          <table:table-cell table:style-name="ce20" office:value-type="string" calcext:value-type="string">
            <text:p>470000.0</text:p>
          </table:table-cell>
          <table:table-cell table:style-name="ce20" office:value-type="string" calcext:value-type="string">
            <text:p>Maicon Teixeira</text:p>
          </table:table-cell>
          <table:table-cell table:style-name="ce20" office:value-type="string" calcext:value-type="string">
            <text:p>Código do anúncio: 1FFKSJC</text:p>
            <text:p/>
            <text:p>Linda área com 2376 m², topografia praticamente plana, local seco e de fácil acesso. Localizado a poucos metros do centrinho de Ibiraquera ( mercado, padaria, correio, colégio ) e a um pouco menos de 4 km das praias do Rosa, Luz e Barra de Ibiraquera. </text:p>
            <text:p> Agende sua visita!</text:p>
          </table:table-cell>
          <table:table-cell table:style-name="ce21" office:value-type="string" calcext:value-type="string">
            <text:p><text:a xlink:href="https://sc.olx.com.br/florianopolis-e-regiao/terrenos/raridade-amplo-terreno-em-ibiraquera-a-poucos-metros-do-centrinho-imbituba-sc-994243717" xlink:type="simple">https://sc.olx.com.br/florianopolis-e-regiao/terrenos/raridade-amplo-terreno-em-ibiraquera-a-poucos-metros-do-centrinho-imbituba-sc-994243717</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259" calcext:value-type="float">
            <text:p>259</text:p>
          </table:table-cell>
          <table:table-cell table:style-name="ce20" office:value-type="string" calcext:value-type="string">
            <text:p>Terreno à venda na praia da Barrinha- GAROPABA, SC</text:p>
          </table:table-cell>
          <table:table-cell table:style-name="ce20" office:value-type="string" calcext:value-type="string">
            <text:p>380000.0</text:p>
          </table:table-cell>
          <table:table-cell table:style-name="ce20" office:value-type="string" calcext:value-type="string">
            <text:p>Diego Imóveis</text:p>
          </table:table-cell>
          <table:table-cell table:style-name="ce20" office:value-type="string" calcext:value-type="string">
            <text:p>Código do anúncio: TE0156</text:p>
            <text:p/>
            <text:p>TERRENO À  VENDA NA BARRINHAótima oportunidade para quem busca lazer e comodidade em área familiar e /ou comercial próximo  as praias Ferrugem/Ibiraquera, Garopaba.Terreno medindo 360m2 de área total, plano, contrato de compra e venda com processo de usucapião em andamento, viabilidade de construção.Entre em contato com nossos corretores e confira. -</text:p>
          </table:table-cell>
          <table:table-cell table:style-name="ce21" office:value-type="string" calcext:value-type="string">
            <text:p><text:a xlink:href="https://sc.olx.com.br/florianopolis-e-regiao/terrenos/terreno-a-venda-na-praia-da-barrinha-garopaba-sc-996617377" xlink:type="simple">https://sc.olx.com.br/florianopolis-e-regiao/terrenos/terreno-a-venda-na-praia-da-barrinha-garopaba-sc-996617377</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60" calcext:value-type="float">
            <text:p>260</text:p>
          </table:table-cell>
          <table:table-cell table:style-name="ce20" office:value-type="string" calcext:value-type="string">
            <text:p>Terreno para Venda em Imbituba, Sambaqui</text:p>
          </table:table-cell>
          <table:table-cell table:style-name="ce20" office:value-type="string" calcext:value-type="string">
            <text:p>122340.0</text:p>
          </table:table-cell>
          <table:table-cell table:style-name="ce20" office:value-type="string" calcext:value-type="string">
            <text:p>Invista Aqui</text:p>
          </table:table-cell>
          <table:table-cell table:style-name="ce20" office:value-type="string" calcext:value-type="string">
            <text:p>Código do anúncio: _1-2246935</text:p>
            <text:p/>
            <text:p>O Loteamento Bosque Imbituba possui:  </text:p>
            <text:p>  Rede de energia elétrica;  </text:p>
            <text:p>  Iluminação pública;  </text:p>
            <text:p>  Ruas e avenidas pavimentadas em lajota;  </text:p>
            <text:p>  Drenagem pluvial;  </text:p>
            <text:p>  Rede de abastecimento de água;  </text:p>
            <text:p>  Áreas de lazer;  </text:p>
            <text:p>  Academia ao ar livre;  </text:p>
            <text:p>  Playground.  </text:p>
            <text:p>   </text:p>
            <text:p>  Tudo isso em um loteamento com conceito aberto, que já está totalmente legalizado, com escritura pública.  </text:p>
            <text:p>  O loteamento está a dez minutos de distância das principais praias de Imbituba e tem lotes a partir de 300m².  </text:p>
            <text:p>   </text:p>
            <text:p>  O Bosque Imbituba foi planejado para satisfazer uma necessidade da população da região sul de Santa Catarina:  </text:p>
            <text:p>  Morar bem, com um investimento baixo, e com uma infraestrutura completa para quem quer construir a casa que sempre sonhou.  </text:p>
            <text:p>   </text:p>
            <text:p>   </text:p>
            <text:p>  Observação: Próximo ao:CTG 13 Guapos 1 km  </text:p>
            <text:p>  Malhas Ferju 4km  </text:p>
            <text:p>  BR 101 - 4 km  </text:p>
            <text:p>  Centro de Imbituba 10km  </text:p>
            <text:p>  Praia da Vila 10km  </text:p>
            <text:p>   </text:p>
            <text:p>   </text:p>
            <text:p>   </text:p>
            <text:p>  Pontos Fortes: Avenida central com 04 Pistas  </text:p>
            <text:p>  Canteiro Central  </text:p>
            <text:p>  Comércio em Geral  </text:p>
            <text:p>  Lotes entregues com Calçada  </text:p>
            <text:p>  Meio-Fio do tipo estrusado  </text:p>
            <text:p>  Pavimento em Lajota sextavada  </text:p>
            <text:p>   </text:p>
            <text:p> </text:p>
          </table:table-cell>
          <table:table-cell table:style-name="ce21" office:value-type="string" calcext:value-type="string">
            <text:p><text:a xlink:href="https://sc.olx.com.br/florianopolis-e-regiao/terrenos/terreno-para-venda-em-imbituba-sambaqui-992103444" xlink:type="simple">https://sc.olx.com.br/florianopolis-e-regiao/terrenos/terreno-para-venda-em-imbituba-sambaqui-992103444</text:a></text:p>
          </table:table-cell>
          <table:table-cell table:style-name="ce20" office:value-type="string" calcext:value-type="string">
            <text:p>Terrenos</text:p>
          </table:table-cell>
          <table:table-cell table:style-name="ce20" office:value-type="string" calcext:value-type="string">
            <text:p>382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261" calcext:value-type="float">
            <text:p>261</text:p>
          </table:table-cell>
          <table:table-cell table:style-name="ce20" office:value-type="string" calcext:value-type="string">
            <text:p>Terreno à venda em Vargem grande, Florianopolis cod:3909</text:p>
          </table:table-cell>
          <table:table-cell table:style-name="ce20" office:value-type="string" calcext:value-type="string">
            <text:p>960000.0</text:p>
          </table:table-cell>
          <table:table-cell table:style-name="ce20" office:value-type="string" calcext:value-type="string">
            <text:p>Sc Imóveis</text:p>
          </table:table-cell>
          <table:table-cell table:style-name="ce20" office:value-type="string" calcext:value-type="string">
            <text:p>Código do anúncio: 3909</text:p>
            <text:p>Excelente área, em local tranquilo. Grande área de 20.341,16 m², sendo uma parte APP e 615,19 m de frente para a geral da Vargem Grande com aclive.</text:p>
          </table:table-cell>
          <table:table-cell table:style-name="ce21" office:value-type="string" calcext:value-type="string">
            <text:p><text:a xlink:href="https://sc.olx.com.br/florianopolis-e-regiao/terrenos/terreno-a-venda-em-vargem-grande-florianopolis-cod-3909-799684528" xlink:type="simple">https://sc.olx.com.br/florianopolis-e-regiao/terrenos/terreno-a-venda-em-vargem-grande-florianopolis-cod-3909-799684528</text:a></text:p>
          </table:table-cell>
          <table:table-cell table:style-name="ce20" office:value-type="string" calcext:value-type="string">
            <text:p>Terrenos</text:p>
          </table:table-cell>
          <table:table-cell table:style-name="ce20" office:value-type="string" calcext:value-type="string">
            <text:p>20341m2</text:p>
          </table:table-cell>
          <table:table-cell table:style-name="ce20" office:value-type="float" office:value="88052600" calcext:value-type="float">
            <text:p>88052600</text:p>
          </table:table-cell>
          <table:table-cell table:style-name="ce20" office:value-type="string" calcext:value-type="string">
            <text:p>Florianopolis</text:p>
          </table:table-cell>
          <table:table-cell table:style-name="ce20" office:value-type="string" calcext:value-type="string">
            <text:p>Vargem Grande</text:p>
          </table:table-cell>
          <table:table-cell table:style-name="ce20" office:value-type="string" calcext:value-type="string">
            <text:p>Estrada Cristovao Machado de Campos - ate 4999/5000</text:p>
          </table:table-cell>
          <table:table-cell table:number-columns-repeated="1012"/>
        </table:table-row>
        <table:table-row table:style-name="ro1">
          <table:table-cell table:style-name="ce20" office:value-type="float" office:value="262" calcext:value-type="float">
            <text:p>262</text:p>
          </table:table-cell>
          <table:table-cell table:style-name="ce20" office:value-type="string" calcext:value-type="string">
            <text:p>Terreno à venda em Criciúma/SC</text:p>
          </table:table-cell>
          <table:table-cell table:style-name="ce20" office:value-type="string" calcext:value-type="string">
            <text:p>130000.0</text:p>
          </table:table-cell>
          <table:table-cell table:style-name="ce20" office:value-type="string" calcext:value-type="string">
            <text:p>Imobiliária Comprimoveis</text:p>
          </table:table-cell>
          <table:table-cell table:style-name="ce20" office:value-type="string" calcext:value-type="string">
            <text:p>Código do anúncio: Compri-047</text:p>
            <text:p/>
            <text:p>Loteamento novo, ótima localização.* Lote 01 com 581,20m² sendo 14 metros de frente e fundos. Lateral esquerda com 41,50 metros e lateral direita com 41,50 metros.* Lote 02 com 581,11m² sendo 14,00 metros de frente e fundos. Lateral esquerda com 41,50 metros e lateral direita com 41,51 metros* Lote 04 com 581,14m² sendo 14,00 metros de frente e fundos. Lateral esquerda com 41,51 metros e lateral direita com 41,50 metros.PRONTO E LIBERADO PARA CONSTRUIR SUA CASA.Rua calçada com lajotas.ESCOLHA SEU LOTE E FAÇA UMA PROPOSTA Chave do anúncio: S0CFU0D6boijBAJm</text:p>
          </table:table-cell>
          <table:table-cell table:style-name="ce21" office:value-type="string" calcext:value-type="string">
            <text:p><text:a xlink:href="https://sc.olx.com.br/florianopolis-e-regiao/terrenos/terreno-a-venda-em-criciuma-sc-922633964" xlink:type="simple">https://sc.olx.com.br/florianopolis-e-regiao/terrenos/terreno-a-venda-em-criciuma-sc-922633964</text:a></text:p>
          </table:table-cell>
          <table:table-cell table:style-name="ce20" office:value-type="string" calcext:value-type="string">
            <text:p>Terrenos</text:p>
          </table:table-cell>
          <table:table-cell table:style-name="ce20" office:value-type="string" calcext:value-type="string">
            <text:p>581m2</text:p>
          </table:table-cell>
          <table:table-cell table:style-name="ce20" office:value-type="float" office:value="88810265" calcext:value-type="float">
            <text:p>88810265</text:p>
          </table:table-cell>
          <table:table-cell table:style-name="ce20" office:value-type="string" calcext:value-type="string">
            <text:p>Criciuma</text:p>
          </table:table-cell>
          <table:table-cell table:style-name="ce20" office:value-type="string" calcext:value-type="string">
            <text:p>Mina do Mato</text:p>
          </table:table-cell>
          <table:table-cell table:style-name="ce20" office:value-type="string" calcext:value-type="string">
            <text:p>Rua Basilio Valentim Zilli</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63" calcext:value-type="float">
            <text:p>263</text:p>
          </table:table-cell>
          <table:table-cell table:style-name="ce20" office:value-type="string" calcext:value-type="string">
            <text:p>IMBITUBA - Terreno Padrão - Araçatuba</text:p>
          </table:table-cell>
          <table:table-cell table:style-name="ce20" office:value-type="string" calcext:value-type="string">
            <text:p>270000.0</text:p>
          </table:table-cell>
          <table:table-cell table:style-name="ce20" office:value-type="string" calcext:value-type="string">
            <text:p>Auxiliadora Predial - Garopaba</text:p>
          </table:table-cell>
          <table:table-cell table:style-name="ce20" office:value-type="string" calcext:value-type="string">
            <text:p>Código do anúncio: 359077</text:p>
            <text:p/>
            <text:p>Ótimo lote em rua consolidada na prefeitura. </text:p>
            <text:p> Medindo 500m2, cercado, plano e 150mts da beira da lagoa de Ibiraquera. </text:p>
            <text:p> MATRICULADO. </text:p>
            <text:p> PREÇO SUJEITO A ALTERAÇÃO SEM AVISO PRÉVIO. </text:p>
            <text:p> Mais informações pelo (48) 99 147 94 86, Fabrício Brandão.</text:p>
          </table:table-cell>
          <table:table-cell table:style-name="ce21" office:value-type="string" calcext:value-type="string">
            <text:p><text:a xlink:href="https://sc.olx.com.br/florianopolis-e-regiao/terrenos/imbituba-terreno-padrao-aracatuba-967309704" xlink:type="simple">https://sc.olx.com.br/florianopolis-e-regiao/terrenos/imbituba-terreno-padrao-aracatuba-967309704</text:a></text:p>
          </table:table-cell>
          <table:table-cell table:style-name="ce20" office:value-type="string" calcext:value-type="string">
            <text:p>Terrenos</text:p>
          </table:table-cell>
          <table:table-cell table:style-name="ce20" office:value-type="string" calcext:value-type="string">
            <text:p>497m2</text:p>
          </table:table-cell>
          <table:table-cell table:style-name="ce20" office:value-type="float" office:value="88780971" calcext:value-type="float">
            <text:p>88780971</text:p>
          </table:table-cell>
          <table:table-cell table:style-name="ce20" office:value-type="string" calcext:value-type="string">
            <text:p>Imbituba</text:p>
          </table:table-cell>
          <table:table-cell table:style-name="ce20" office:value-type="string" calcext:value-type="string">
            <text:p>Aracatuba</text:p>
          </table:table-cell>
          <table:table-cell table:number-columns-repeated="1013"/>
        </table:table-row>
        <table:table-row table:style-name="ro1">
          <table:table-cell table:style-name="ce20" office:value-type="float" office:value="264" calcext:value-type="float">
            <text:p>264</text:p>
          </table:table-cell>
          <table:table-cell table:style-name="ce20" office:value-type="string" calcext:value-type="string">
            <text:p>Terreno para Venda em Florianópolis, Capoeiras</text:p>
          </table:table-cell>
          <table:table-cell table:style-name="ce20" office:value-type="string" calcext:value-type="string">
            <text:p>4000000.0</text:p>
          </table:table-cell>
          <table:table-cell table:style-name="ce20" office:value-type="string" calcext:value-type="string">
            <text:p>Artlux Imóveis LTDA</text:p>
          </table:table-cell>
          <table:table-cell table:style-name="ce20" office:value-type="string" calcext:value-type="string">
            <text:p>Código do anúncio: Artlux284_1-2051329</text:p>
            <text:p/>
            <text:p>EXCELENTE TERRENO BEM LOCALIZADO - CAPOEIRAS - FLORIANÓPOLIS   - 1.353 m2  - Terreno Plano  - Pronto para construir  - Com viabilidade para 12 pavimentos  - Bem localizado, próximo do comércio em geral!!  - Escritura pública   R$ 4.000.000,00   Código: Artlux284   PARA MAIS INFORMAÇÕES:  ou    O melhor investimento da sua vida é aqui.</text:p>
          </table:table-cell>
          <table:table-cell table:style-name="ce21" office:value-type="string" calcext:value-type="string">
            <text:p><text:a xlink:href="https://sc.olx.com.br/florianopolis-e-regiao/terrenos/terreno-para-venda-em-florianopolis-capoeiras-949375133" xlink:type="simple">https://sc.olx.com.br/florianopolis-e-regiao/terrenos/terreno-para-venda-em-florianopolis-capoeiras-949375133</text:a></text:p>
          </table:table-cell>
          <table:table-cell table:style-name="ce20" office:value-type="string" calcext:value-type="string">
            <text:p>Terrenos</text:p>
          </table:table-cell>
          <table:table-cell table:style-name="ce20" office:value-type="string" calcext:value-type="string">
            <text:p>1353m2</text:p>
          </table:table-cell>
          <table:table-cell table:style-name="ce20" office:value-type="float" office:value="88090750" calcext:value-type="float">
            <text:p>88090750</text:p>
          </table:table-cell>
          <table:table-cell table:style-name="ce20" office:value-type="string" calcext:value-type="string">
            <text:p>Florianopolis</text:p>
          </table:table-cell>
          <table:table-cell table:style-name="ce20" office:value-type="string" calcext:value-type="string">
            <text:p>Capoeiras</text:p>
          </table:table-cell>
          <table:table-cell table:style-name="ce20" office:value-type="string" calcext:value-type="string">
            <text:p>Rua Acacio Moreir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65" calcext:value-type="float">
            <text:p>265</text:p>
          </table:table-cell>
          <table:table-cell table:style-name="ce20" office:value-type="string" calcext:value-type="string">
            <text:p>Chácara com 2 dormitórios à venda, 5760 m² no bairro Galera - Canelinha/SC</text:p>
          </table:table-cell>
          <table:table-cell table:style-name="ce20" office:value-type="string" calcext:value-type="string">
            <text:p>160000.0</text:p>
          </table:table-cell>
          <table:table-cell table:style-name="ce20" office:value-type="string" calcext:value-type="string">
            <text:p>MRS Mara Rubia Corretora de Imoveis</text:p>
          </table:table-cell>
          <table:table-cell table:style-name="ce20" office:value-type="string" calcext:value-type="string">
            <text:p>Código do anúncio: CH0078</text:p>
            <text:p>OPORTUNIDADE!!!</text:p>
            <text:p/>
            <text:p>Você que busca uma lugar tranquilo para passar os finais de semana, com uma linda vista e fácil acesso, encontrou o lugar certo.</text:p>
            <text:p>Chácara com terreno de 5.760 m², a apenas 6 km do centro da cidade.</text:p>
            <text:p>A casa tem 55 m² e dispõe de:</text:p>
            <text:p>- 2 quartos;</text:p>
            <text:p>- sala;</text:p>
            <text:p>- cozinha;</text:p>
            <text:p>- 1 banheiro;</text:p>
            <text:p>- varanda com churrasqueira e fogão a lenha.</text:p>
            <text:p/>
            <text:p>Agende hoje mesmo uma visita.</text:p>
            <text:p/>
            <text:p>Quer saber mais sobre o imóvel? Acesse:</text:p>
            <text:p>www.mrsnegociosimobiliarios.com.br</text:p>
            <text:p/>
            <text:p>Mara Rubia Soares Gomes</text:p>
            <text:p>CRECI/SC 38104 - 27/02/2022</text:p>
          </table:table-cell>
          <table:table-cell table:style-name="ce21" office:value-type="string" calcext:value-type="string">
            <text:p><text:a xlink:href="https://sc.olx.com.br/florianopolis-e-regiao/terrenos/chacara-com-2-dormitorios-a-venda-5760-m-no-bairro-galera-canelinha-sc-956606215" xlink:type="simple">https://sc.olx.com.br/florianopolis-e-regiao/terrenos/chacara-com-2-dormitorios-a-venda-5760-m-no-bairro-galera-canelinha-sc-956606215</text:a></text:p>
          </table:table-cell>
          <table:table-cell table:style-name="ce20" office:value-type="string" calcext:value-type="string">
            <text:p>Sitios e chacaras</text:p>
          </table:table-cell>
          <table:table-cell table:style-name="ce20" office:value-type="string" calcext:value-type="string">
            <text:p>5760m2</text:p>
          </table:table-cell>
          <table:table-cell table:style-name="ce20" office:value-type="float" office:value="88230000" calcext:value-type="float">
            <text:p>88230000</text:p>
          </table:table-cell>
          <table:table-cell table:style-name="ce20" office:value-type="string" calcext:value-type="string">
            <text:p>Canelinha</text:p>
          </table:table-cell>
          <table:table-cell table:number-columns-repeated="1014"/>
        </table:table-row>
        <table:table-row table:style-name="ro1">
          <table:table-cell table:style-name="ce20" office:value-type="float" office:value="266" calcext:value-type="float">
            <text:p>266</text:p>
          </table:table-cell>
          <table:table-cell table:style-name="ce20" office:value-type="string" calcext:value-type="string">
            <text:p>Vendo Lote Industrial e Comercial Aeropark - Pronto para construir!</text:p>
          </table:table-cell>
          <table:table-cell table:style-name="ce20" office:value-type="string" calcext:value-type="string">
            <text:p>550000.0</text:p>
          </table:table-cell>
          <table:table-cell table:style-name="ce20" office:value-type="string" calcext:value-type="string">
            <text:p>Cadu Consultoria Imobiliária</text:p>
          </table:table-cell>
          <table:table-cell table:style-name="ce20" office:value-type="string" calcext:value-type="string">
            <text:p>Código do anúncio: N1SH7H</text:p>
            <text:p/>
            <text:p>O destino certo para o seu negócio!Quer investir ou instalar sua empresa em uma cidade inteligente? Você está no lugar certo.O Aeropark Pedra Branca consolida-se como uma nova área industrial em Santa Catarina. Com 331 lotes para empresas e 44 lotes para hangares, o empreendimento une o ecossistema empresarial e a localização estratégica à possibilidade de um transporte que economiza o ativo mais valioso do mundo, o tempo.A infraestrutura do local conta monitoramento por câmeras, ciclovia na avenida principal, sistema de drenagem pluvial, rede de abastecimento de água e energia e associação dos proprietários.Integrado a Cidade Criativa Pedra Branca, o loteamento comercial propõe aos empresários locais uma rotina com poucos deslocamentos, oferecendo tudo o que você precisa ao alcance de uma caminhada.Um empreendimento único de proposta inovadora.Agende sua visita!Cadu Consultoria Imobiliária</text:p>
          </table:table-cell>
          <table:table-cell table:style-name="ce21" office:value-type="string" calcext:value-type="string">
            <text:p><text:a xlink:href="https://sc.olx.com.br/florianopolis-e-regiao/terrenos/vendo-lote-industrial-e-comercial-aeropark-pronto-para-construir-988929904" xlink:type="simple">https://sc.olx.com.br/florianopolis-e-regiao/terrenos/vendo-lote-industrial-e-comercial-aeropark-pronto-para-construir-988929904</text:a></text:p>
          </table:table-cell>
          <table:table-cell table:style-name="ce20" office:value-type="string" calcext:value-type="string">
            <text:p>Terrenos</text:p>
          </table:table-cell>
          <table:table-cell table:style-name="ce20" office:value-type="string" calcext:value-type="string">
            <text:p>718m2</text:p>
          </table:table-cell>
          <table:table-cell table:style-name="ce20" office:value-type="float" office:value="88122033" calcext:value-type="float">
            <text:p>88122033</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ua Jorge Jose da Silva</text:p>
          </table:table-cell>
          <table:table-cell table:style-name="ce22" office:value-type="float" office:value="210" calcext:value-type="float">
            <text:p>R$210</text:p>
          </table:table-cell>
          <table:table-cell table:style-name="ce22" office:value-type="float" office:value="3308" calcext:value-type="float">
            <text:p>R$3,308</text:p>
          </table:table-cell>
          <table:table-cell table:number-columns-repeated="1010"/>
        </table:table-row>
        <table:table-row table:style-name="ro1">
          <table:table-cell table:style-name="ce20" office:value-type="float" office:value="267" calcext:value-type="float">
            <text:p>267</text:p>
          </table:table-cell>
          <table:table-cell table:style-name="ce20" office:value-type="string" calcext:value-type="string">
            <text:p>Terreno para Venda em São José, Ponta de Baixo</text:p>
          </table:table-cell>
          <table:table-cell table:style-name="ce20" office:value-type="string" calcext:value-type="string">
            <text:p>700000.0</text:p>
          </table:table-cell>
          <table:table-cell table:style-name="ce20" office:value-type="string" calcext:value-type="string">
            <text:p>Jorge</text:p>
          </table:table-cell>
          <table:table-cell table:style-name="ce20" office:value-type="string" calcext:value-type="string">
            <text:p>Código do anúncio: TE0233</text:p>
            <text:p>Terreno à venda na Ponta de Baixo de São José SC, terreno de frente para a Rua Assis Brasil, n 6535, com 21,50 x 50.00 = 1.075,00 m, terreno todo aterrado pela prefeitura e desembaraçado, também fundos para o mar, ideal para residencia de alto padrão, especial para comércio, restaurante, clínica, loja, escritório, consultório, garagem de carro, feira de frutas e verduras uma pousada, hostel, restaurante, barracão para depósito e outros tipos de comércio. Terreno fica uns 400 metros para frente do Clube Cantuária Dancing Bar. Viabilidade 2 pisos. Estuda proposta com permuta só de lançamento de aptos em Ingleses. Valor R$ 700.000,00. Código TE0093. Fone 55 48 ... ver número. Creci 16445. Creci 16445.</text:p>
            <text:p> </text:p>
            <text:p> </text:p>
            <text:p> - Proximidades Bares e Restaurantes, Escola, Farmácia, Shopping Center, Supermercado, </text:p>
            <text:p> - Observações Frente mar. Especial para comércio, restaurante, clínica, loja, escritório, consultório, garagem de carro, feira de frutas e verduras...</text:p>
          </table:table-cell>
          <table:table-cell table:style-name="ce21" office:value-type="string" calcext:value-type="string">
            <text:p><text:a xlink:href="https://sc.olx.com.br/florianopolis-e-regiao/terrenos/terreno-para-venda-em-sao-jose-ponta-de-baixo-1000362164" xlink:type="simple">https://sc.olx.com.br/florianopolis-e-regiao/terrenos/terreno-para-venda-em-sao-jose-ponta-de-baixo-1000362164</text:a></text:p>
          </table:table-cell>
          <table:table-cell table:style-name="ce20" office:value-type="string" calcext:value-type="string">
            <text:p>Terrenos</text:p>
          </table:table-cell>
          <table:table-cell table:style-name="ce20" office:value-type="string" calcext:value-type="string">
            <text:p>1075m2</text:p>
          </table:table-cell>
          <table:table-cell table:style-name="ce20" office:value-type="float" office:value="88104200" calcext:value-type="float">
            <text:p>88104200</text:p>
          </table:table-cell>
          <table:table-cell table:style-name="ce20" office:value-type="string" calcext:value-type="string">
            <text:p>Sao Jose</text:p>
          </table:table-cell>
          <table:table-cell table:style-name="ce20" office:value-type="string" calcext:value-type="string">
            <text:p>Ponta de Baixo</text:p>
          </table:table-cell>
          <table:table-cell table:style-name="ce20" office:value-type="string" calcext:value-type="string">
            <text:p>Rua Assis Brasil</text:p>
          </table:table-cell>
          <table:table-cell table:style-name="ce22" office:value-type="float" office:value="1" calcext:value-type="float">
            <text:p>R$1</text:p>
          </table:table-cell>
          <table:table-cell table:style-name="ce22" office:value-type="float" office:value="1200" calcext:value-type="float">
            <text:p>R$1,200</text:p>
          </table:table-cell>
          <table:table-cell table:number-columns-repeated="1010"/>
        </table:table-row>
        <table:table-row table:style-name="ro1">
          <table:table-cell table:style-name="ce20" office:value-type="float" office:value="268" calcext:value-type="float">
            <text:p>268</text:p>
          </table:table-cell>
          <table:table-cell table:style-name="ce20" office:value-type="string" calcext:value-type="string">
            <text:p>Terreno para Venda em Balneário Gaivota, Turimar</text:p>
          </table:table-cell>
          <table:table-cell table:style-name="ce20" office:value-type="string" calcext:value-type="string">
            <text:p>150000.0</text:p>
          </table:table-cell>
          <table:table-cell table:style-name="ce20" office:value-type="string" calcext:value-type="string">
            <text:p>Zacca Imobiliária</text:p>
          </table:table-cell>
          <table:table-cell table:style-name="ce20" office:value-type="string" calcext:value-type="string">
            <text:p>Código do anúncio: 979_1-1985565</text:p>
            <text:p/>
            <text:p>Terrenos com ótima localização, proximo á Prefeitura de Bal Gaivota.  </text:p>
            <text:p>  Prontos para construir.  </text:p>
            <text:p>   </text:p>
            <text:p>   </text:p>
            <text:p>   </text:p>
            <text:p>   </text:p>
            <text:p>  Cada</text:p>
          </table:table-cell>
          <table:table-cell table:style-name="ce21" office:value-type="string" calcext:value-type="string">
            <text:p><text:a xlink:href="https://sc.olx.com.br/florianopolis-e-regiao/terrenos/terreno-para-venda-em-balneario-gaivota-turimar-976890536" xlink:type="simple">https://sc.olx.com.br/florianopolis-e-regiao/terrenos/terreno-para-venda-em-balneario-gaivota-turimar-976890536</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69" calcext:value-type="float">
            <text:p>269</text:p>
          </table:table-cell>
          <table:table-cell table:style-name="ce20" office:value-type="string" calcext:value-type="string">
            <text:p>Terreno a venda</text:p>
          </table:table-cell>
          <table:table-cell table:style-name="ce20" office:value-type="string" calcext:value-type="string">
            <text:p>48000.0</text:p>
          </table:table-cell>
          <table:table-cell table:style-name="ce20" office:value-type="string" calcext:value-type="string">
            <text:p>Wilson</text:p>
          </table:table-cell>
          <table:table-cell table:style-name="ce20" office:value-type="string" calcext:value-type="string">
            <text:p>Pra vender rápido...pra quem busca c desconectar do agito da cidade mas ao mesmo tempo bem próximo à 2 km da sc407 bem próximo ao hospital de Biguaçu suas medidas 16.60×14.40....240 metros quadrados(somente venda)</text:p>
          </table:table-cell>
          <table:table-cell table:style-name="ce21" office:value-type="string" calcext:value-type="string">
            <text:p><text:a xlink:href="https://sc.olx.com.br/florianopolis-e-regiao/terrenos/terreno-a-venda-1000362070" xlink:type="simple">https://sc.olx.com.br/florianopolis-e-regiao/terrenos/terreno-a-venda-1000362070</text:a></text:p>
          </table:table-cell>
          <table:table-cell table:style-name="ce20" office:value-type="string" calcext:value-type="string">
            <text:p>Terrenos</text:p>
          </table:table-cell>
          <table:table-cell table:style-name="ce20" office:value-type="string" calcext:value-type="string">
            <text:p>240m2</text:p>
          </table:table-cell>
          <table:table-cell table:style-name="ce20" office:value-type="float" office:value="88160000" calcext:value-type="float">
            <text:p>88160000</text:p>
          </table:table-cell>
          <table:table-cell table:style-name="ce20" office:value-type="string" calcext:value-type="string">
            <text:p>Biguacu</text:p>
          </table:table-cell>
          <table:table-cell table:number-columns-repeated="1014"/>
        </table:table-row>
        <table:table-row table:style-name="ro1">
          <table:table-cell table:style-name="ce20" office:value-type="float" office:value="270" calcext:value-type="float">
            <text:p>270</text:p>
          </table:table-cell>
          <table:table-cell table:style-name="ce20" office:value-type="string" calcext:value-type="string">
            <text:p>Lote de esquina 40% maior que o comum | Lot. Parque Residencial Jardins III em Palhoça/SC</text:p>
          </table:table-cell>
          <table:table-cell table:style-name="ce20" office:value-type="string" calcext:value-type="string">
            <text:p>124000.0</text:p>
          </table:table-cell>
          <table:table-cell table:style-name="ce20" office:value-type="string" calcext:value-type="string">
            <text:p>MAK IMÓVEIS</text:p>
          </table:table-cell>
          <table:table-cell table:style-name="ce20" office:value-type="string" calcext:value-type="string">
            <text:p>Código do anúncio: TE0007</text:p>
            <text:p/>
            <text:p>Terreno de esquina com 277,37 metros quadrados. Medindo 14x20 metros. Lote 40% maior que o habitual da região.Localizado na Rua Clóvis Calckman - Esq. com Rua Jailton Alexandre Alves. No Loteamento Parque Residencial Jardins III em Palhoça/SC.Terreno pronto para construir. Ideal para quem quer investir, construir, morar e crescer em um local urbanizado e envolto de natureza.Ligue e saiba mais! Faça uma simulação de financiamento!MAK Imóveis (Creci/SC 4465j)As informações estão sujeitas a alterações. Consulte o corretor responsável. -</text:p>
          </table:table-cell>
          <table:table-cell table:style-name="ce21" office:value-type="string" calcext:value-type="string">
            <text:p><text:a xlink:href="https://sc.olx.com.br/florianopolis-e-regiao/terrenos/lote-de-esquina-40-maior-que-o-comum-lot-parque-residencial-jardins-iii-em-palhoca-sc-996669567" xlink:type="simple">https://sc.olx.com.br/florianopolis-e-regiao/terrenos/lote-de-esquina-40-maior-que-o-comum-lot-parque-residencial-jardins-iii-em-palhoca-sc-996669567</text:a></text:p>
          </table:table-cell>
          <table:table-cell table:style-name="ce20" office:value-type="string" calcext:value-type="string">
            <text:p>Terrenos</text:p>
          </table:table-cell>
          <table:table-cell table:style-name="ce20" office:value-type="string" calcext:value-type="string">
            <text:p>277m2</text:p>
          </table:table-cell>
          <table:table-cell table:style-name="ce20" office:value-type="float" office:value="88135100" calcext:value-type="float">
            <text:p>88135100</text:p>
          </table:table-cell>
          <table:table-cell table:style-name="ce20" office:value-type="string" calcext:value-type="string">
            <text:p>Palhoca</text:p>
          </table:table-cell>
          <table:table-cell table:style-name="ce20" office:value-type="string" calcext:value-type="string">
            <text:p>Aririu</text:p>
          </table:table-cell>
          <table:table-cell table:style-name="ce20" office:value-type="string" calcext:value-type="string">
            <text:p>Avenida Bom Jesus de Nazare - ate 1640/1641</text:p>
          </table:table-cell>
          <table:table-cell table:style-name="ce22" office:value-type="float" office:value="0" calcext:value-type="float">
            <text:p>R$0</text:p>
          </table:table-cell>
          <table:table-cell table:style-name="ce22" office:value-type="float" office:value="260" calcext:value-type="float">
            <text:p>R$260</text:p>
          </table:table-cell>
          <table:table-cell table:number-columns-repeated="1010"/>
        </table:table-row>
        <table:table-row table:style-name="ro1">
          <table:table-cell table:style-name="ce20" office:value-type="float" office:value="271" calcext:value-type="float">
            <text:p>271</text:p>
          </table:table-cell>
          <table:table-cell table:style-name="ce20" office:value-type="string" calcext:value-type="string">
            <text:p>Terreno a 600mts do mar de Frente para Avenida</text:p>
          </table:table-cell>
          <table:table-cell table:style-name="ce20" office:value-type="string" calcext:value-type="string">
            <text:p>30000.0</text:p>
          </table:table-cell>
          <table:table-cell table:style-name="ce20" office:value-type="string" calcext:value-type="string">
            <text:p>Litoral Imóveis</text:p>
          </table:table-cell>
          <table:table-cell table:style-name="ce20" office:value-type="string" calcext:value-type="string">
            <text:p>Mais Informações </text:p>
            <text:p>Matheus (48)9984... ver número</text:p>
            <text:p/>
            <text:p>Terreno a 600mts do mar</text:p>
            <text:p/>
            <text:p>de frente para avenida</text:p>
            <text:p/>
            <text:p>Frente Norte</text:p>
            <text:p/>
            <text:p>Loteamento Lagoinhas</text:p>
            <text:p/>
            <text:p>300m² 12x25</text:p>
            <text:p/>
            <text:p>Balneário Gaivota-SC</text:p>
            <text:p/>
            <text:p>Lote cercado já</text:p>
            <text:p/>
            <text:p>Moradores próximos</text:p>
            <text:p/>
            <text:p>Bairro em constante Valorização</text:p>
            <text:p/>
            <text:p>9km da Região Central de Balneário Gaivota</text:p>
            <text:p>Mais Informações </text:p>
            <text:p>Matheus (48)9984... ver número</text:p>
          </table:table-cell>
          <table:table-cell table:style-name="ce21" office:value-type="string" calcext:value-type="string">
            <text:p><text:a xlink:href="https://sc.olx.com.br/florianopolis-e-regiao/terrenos/terreno-a-600mts-do-mar-de-frente-para-avenida-984779716" xlink:type="simple">https://sc.olx.com.br/florianopolis-e-regiao/terrenos/terreno-a-600mts-do-mar-de-frente-para-avenida-984779716</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2"/>
          <table:table-cell table:style-name="ce22" office:value-type="float" office:value="0" calcext:value-type="float">
            <text:p>R$0</text:p>
          </table:table-cell>
          <table:table-cell table:style-name="ce22" office:value-type="float" office:value="100" calcext:value-type="float">
            <text:p>R$100</text:p>
          </table:table-cell>
          <table:table-cell table:number-columns-repeated="1010"/>
        </table:table-row>
        <table:table-row table:style-name="ro1">
          <table:table-cell table:style-name="ce20" office:value-type="float" office:value="272" calcext:value-type="float">
            <text:p>272</text:p>
          </table:table-cell>
          <table:table-cell table:style-name="ce20" office:value-type="string" calcext:value-type="string">
            <text:p>03 Terrenos (cabeça de quadra) Lotes 01, 25 e 26 c/ Escritura Publica</text:p>
          </table:table-cell>
          <table:table-cell table:style-name="ce20" office:value-type="string" calcext:value-type="string">
            <text:p>1500000.0</text:p>
          </table:table-cell>
          <table:table-cell table:style-name="ce20" office:value-type="string" calcext:value-type="string">
            <text:p>IMOBILIÁRIA JEFERSON &amp; ALBA LTDA</text:p>
          </table:table-cell>
          <table:table-cell table:style-name="ce20" office:value-type="string" calcext:value-type="string">
            <text:p>Código do anúncio: TER001152</text:p>
            <text:p/>
            <text:p>1.484,54m2 sendo:  532,27m2 + 420,00 m2+ 532,27m250,00m de frente em curvatura + 30,00m nas lateraisZRUP1a - Zona Residencial Uni e Pluri Familiar;Lote mínimo: 300,00m2COT - Coeficiente de Ocupação do Terreno: 0,60CAT - Coeficiente de Aproveitamento Total: 2,00Altura máxima: 15,00mRecuos: Frente: 4,00m  -  Fundos: 20% Laterais ? Bilateral: nãoCOMPATIBILIDADE DE USOS:  Habitação individual; Habitação coletiva; Hotelaria; Comércio abastecimento; Comércio varejo, escritório e consultório; Escolas, cursos, bibliotecas e museus;  Culto;  Clubes;  Assistência geral e de urgência; Veterinária, Oficinas</text:p>
          </table:table-cell>
          <table:table-cell table:style-name="ce21" office:value-type="string" calcext:value-type="string">
            <text:p><text:a xlink:href="https://sc.olx.com.br/florianopolis-e-regiao/terrenos/03-terrenos-cabeca-de-quadra-lotes-01-25-e-26-c-escritura-publica-996768794" xlink:type="simple">https://sc.olx.com.br/florianopolis-e-regiao/terrenos/03-terrenos-cabeca-de-quadra-lotes-01-25-e-26-c-escritura-publica-996768794</text:a></text:p>
          </table:table-cell>
          <table:table-cell table:style-name="ce20" office:value-type="string" calcext:value-type="string">
            <text:p>Terrenos</text:p>
          </table:table-cell>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73" calcext:value-type="float">
            <text:p>273</text:p>
          </table:table-cell>
          <table:table-cell table:style-name="ce20" office:value-type="string" calcext:value-type="string">
            <text:p>Sítio Mobiliado em Major Gercino - Bairro Boa Esperança</text:p>
          </table:table-cell>
          <table:table-cell table:style-name="ce20" office:value-type="string" calcext:value-type="string">
            <text:p>230000.0</text:p>
          </table:table-cell>
          <table:table-cell table:style-name="ce20" office:value-type="string" calcext:value-type="string">
            <text:p>Claudio Silva</text:p>
          </table:table-cell>
          <table:table-cell table:style-name="ce20" office:value-type="string" calcext:value-type="string">
            <text:p>-Sitio mobiliado (CONTRATO DE COMPRA E VENDA) com casa de 220 metros de área construída. De frente para um lindo paraíso de água  exuberante com uma prainha.</text:p>
            <text:p>- Contém nos fundos um rancho +02 pequenas edificações pequenas</text:p>
            <text:p>- Pomar com árvores frutíferas e animais(galinhas de diversas raças)</text:p>
            <text:p>- Casa totalmente murada com câmeras de vigilância.</text:p>
            <text:p>- 2 amplos quartos/suítes com ar condicionado 12 mil btu's</text:p>
            <text:p>- Sala e cozinha ampla (mobiliado) + 1 banheiro social </text:p>
            <text:p>- churrasqueira, lavanderia, garagem para 2 carros sendo com mais um pátio comportando + 4 veículos.</text:p>
            <text:p>- Internet, dois aparelhos para tv da marca global Sat e duo Sat (só chegar e conectar sua tv)</text:p>
            <text:p>- 150 metros da cachoeira principal do bairro. </text:p>
            <text:p>- Casa com rua da frente calçada.</text:p>
            <text:p>- Contato pelo whatsapp (48)988 433231. ( Cleusa ou Claudio) Aceitamos propostas de apartamento  em São João Batista ou na praia de menor valor. </text:p>
          </table:table-cell>
          <table:table-cell table:style-name="ce21" office:value-type="string" calcext:value-type="string">
            <text:p><text:a xlink:href="https://sc.olx.com.br/florianopolis-e-regiao/terrenos/sitio-mobiliado-em-major-gercino-bairro-boa-esperanca-997404583" xlink:type="simple">https://sc.olx.com.br/florianopolis-e-regiao/terrenos/sitio-mobiliado-em-major-gercino-bairro-boa-esperanca-997404583</text:a></text:p>
          </table:table-cell>
          <table:table-cell table:style-name="ce20" office:value-type="string" calcext:value-type="string">
            <text:p>Sitios e chacaras</text:p>
          </table:table-cell>
          <table:table-cell table:style-name="ce20" office:value-type="string" calcext:value-type="string">
            <text:p>1140m2</text:p>
          </table:table-cell>
          <table:table-cell table:style-name="ce20" office:value-type="float" office:value="88260000" calcext:value-type="float">
            <text:p>88260000</text:p>
          </table:table-cell>
          <table:table-cell table:style-name="ce20" office:value-type="string" calcext:value-type="string">
            <text:p>Major Gercino</text:p>
          </table:table-cell>
          <table:table-cell table:number-columns-repeated="1014"/>
        </table:table-row>
        <table:table-row table:style-name="ro1">
          <table:table-cell table:style-name="ce20" office:value-type="float" office:value="274" calcext:value-type="float">
            <text:p>274</text:p>
          </table:table-cell>
          <table:table-cell table:style-name="ce20" office:value-type="string" calcext:value-type="string">
            <text:p>Sítio em São Pedro de Alcântara</text:p>
          </table:table-cell>
          <table:table-cell table:style-name="ce20" office:value-type="string" calcext:value-type="string">
            <text:p>600000.0</text:p>
          </table:table-cell>
          <table:table-cell table:style-name="ce20" office:value-type="string" calcext:value-type="string">
            <text:p>Sí­tios e Chácaras 48-984038553 whats</text:p>
          </table:table-cell>
          <table:table-cell table:style-name="ce20" office:value-type="string" calcext:value-type="string">
            <text:p>Terreno rural com 40.000,00m², todo cercado, com topografia ondulada e acidentada, aproximadamente 28.000m² em pastagem e 5.000m² de mata nativa e 7.000m² em área de lavoura. </text:p>
            <text:p>O imóvel possui 2 córregos de água, 2 açudes com peixes várias nascentes no interior da propriedade, uma ótima horta no entorno da casa e inúmeras plantas frutíferas produzindo. </text:p>
            <text:p/>
            <text:p>CASA 01: Casa de madeira com aproximadamente 120,00m², com 4 dormitórios, 01 banheiro, 02 salas, ampla cozinha com fogão a lenha, área de churrasqueira com garagem anexa. (madeiramento da casa bem conservado).</text:p>
            <text:p/>
            <text:p>CASA 02: Casa de alvenaria(bloco a vista) com aproximadamente 100,00m²,  com 02 dormitórios, 01 banheiro, 01 salas, ampla cozinha e sala conjugada, varanda.</text:p>
            <text:p/>
            <text:p>GALPÃO: Galpão de madeira com aproximadamente 90,00m²,  anexo estábulo para animais, galinheiros, etc.</text:p>
            <text:p/>
            <text:p>A propriedade fica localizada em uma via secundária(sem saída) no Bairro Barro Branco em São Pedro de Alcântara, a uma distancia aproximada de 15km do centro da cidade, acesso por estrada de chão bem conservada, possui vizinhos residentes e outros de finais de semana.</text:p>
            <text:p>ESCRITURA PÚBLICA. Não aceita permuta.</text:p>
            <text:p/>
            <text:p>DISTÂNCIAS:</text:p>
            <text:p>CENTRO DE SÃO PEDRO: 15KM (ESTRADA DE CHAO)</text:p>
            <text:p>SÃO JOSE: 36KM</text:p>
            <text:p>FLORIPA: 46KM</text:p>
            <text:p/>
            <text:p>PARA MAIS INFORMAÇÕES FAVOR CONTATAR VIA WHATSAPP, TELEFONE OU E-MAIL, NÃO RESPONDEMOS VIA CHAT!!</text:p>
            <text:p/>
            <text:p>AGENDE SUA VISITA!</text:p>
            <text:p>(48)... ver número - 9840... ver número.</text:p>
            <text:p>IMOBILIÁRIA SÃO PEDRO - LTDA-ME. CRECI - 2852J</text:p>
            <text:p>CÓD. DO IMÓVEL ST00162</text:p>
          </table:table-cell>
          <table:table-cell table:style-name="ce21" office:value-type="string" calcext:value-type="string">
            <text:p><text:a xlink:href="https://sc.olx.com.br/florianopolis-e-regiao/terrenos/sitio-em-sao-pedro-de-alcantara-985630608" xlink:type="simple">https://sc.olx.com.br/florianopolis-e-regiao/terrenos/sitio-em-sao-pedro-de-alcantara-985630608</text:a></text:p>
          </table:table-cell>
          <table:table-cell table:style-name="ce20" office:value-type="string" calcext:value-type="string">
            <text:p>Sitios e chacaras</text:p>
          </table:table-cell>
          <table:table-cell table:style-name="ce20" office:value-type="string" calcext:value-type="string">
            <text:p>40000m2</text:p>
          </table:table-cell>
          <table:table-cell table:style-name="ce20" office:value-type="float" office:value="88125000" calcext:value-type="float">
            <text:p>88125000</text:p>
          </table:table-cell>
          <table:table-cell table:style-name="ce20" office:value-type="string" calcext:value-type="string">
            <text:p>Sao Pedro de Alcantara</text:p>
          </table:table-cell>
          <table:table-cell table:number-columns-repeated="1014"/>
        </table:table-row>
        <table:table-row table:style-name="ro1">
          <table:table-cell table:style-name="ce20" office:value-type="float" office:value="275" calcext:value-type="float">
            <text:p>275</text:p>
          </table:table-cell>
          <table:table-cell table:style-name="ce20" office:value-type="string" calcext:value-type="string">
            <text:p>Terreno em Condomínio para Venda em Palhocinha Garopaba-SC</text:p>
          </table:table-cell>
          <table:table-cell table:style-name="ce20" office:value-type="string" calcext:value-type="string">
            <text:p>485000.0</text:p>
          </table:table-cell>
          <table:table-cell table:style-name="ce20" office:value-type="string" calcext:value-type="string">
            <text:p>ALAN FIRME RODRIGUES BORBA</text:p>
          </table:table-cell>
          <table:table-cell table:style-name="ce20" office:value-type="string" calcext:value-type="string">
            <text:p>Código do anúncio: TV829</text:p>
            <text:p/>
            <text:p>Condomínio Garopaba Internacional.Um completo complexo de lazer com todo o luxo, conforto, sofisticação e segurança que você sempre sonhou em desfrutar próximo ao mar. Em frente a entrada da praia da Ferrugem, a 3 minutos da praia central!Um empreendimento com mais de 100.000 m² com apenas 80 terrenos de 600 m² cada.&amp;bull;Piscina com raia, aquecida e coberta&amp;bull;Brinquedoteca&amp;bull;Campo de futebol com gramado natural&amp;bull;Pet Place&amp;bull;6 churrasqueiras coletivas equipadas&amp;bull;Pista de cooper&amp;bull;Redários&amp;bull;Playground infantil&amp;bull;2 quadras rápidas de tênis&amp;bull;Quadra polivalente&amp;bull;Salão de festas com espaço gourmet&amp;bull;Sala de jogos&amp;bull;Academia Reebok Fitness Center&amp;bull;Sala de cinema. Para Morar ou então investir !Entre em contato conosco para conhecer! Chave do anúncio: AMncS7MrkWv5rjbP</text:p>
          </table:table-cell>
          <table:table-cell table:style-name="ce21" office:value-type="string" calcext:value-type="string">
            <text:p><text:a xlink:href="https://sc.olx.com.br/florianopolis-e-regiao/terrenos/terreno-em-condominio-para-venda-em-palhocinha-garopaba-sc-923448865" xlink:type="simple">https://sc.olx.com.br/florianopolis-e-regiao/terrenos/terreno-em-condominio-para-venda-em-palhocinha-garopaba-sc-923448865</text:a></text:p>
          </table:table-cell>
          <table:table-cell table:style-name="ce20" office:value-type="string" calcext:value-type="string">
            <text:p>Terrenos</text:p>
          </table:table-cell>
          <table:table-cell table:style-name="ce20" office:value-type="string" calcext:value-type="string">
            <text:p>6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76" calcext:value-type="float">
            <text:p>276</text:p>
          </table:table-cell>
          <table:table-cell table:style-name="ce20" office:value-type="string" calcext:value-type="string">
            <text:p>Sítio rural 51HA</text:p>
          </table:table-cell>
          <table:table-cell table:style-name="ce20" office:value-type="string" calcext:value-type="string">
            <text:p>1650000.0</text:p>
          </table:table-cell>
          <table:table-cell table:style-name="ce20" office:value-type="string" calcext:value-type="string">
            <text:p>Nélio Côrte</text:p>
          </table:table-cell>
          <table:table-cell table:style-name="ce20" office:value-type="string" calcext:value-type="string">
            <text:p>Código do anúncio: 024</text:p>
            <text:p/>
            <text:p>Excelente sitio em Rancho Queimado, local muito tranquilo, vista para as montanhas, com a área de 517.876,00M2. A localização deste imóvel tem fácil acesso por estrada municipal, que é uma das confrontações. Oportunidade para construí seu local de refugio junto à natureza ou investir num condomínio campestre. Como se pode constatar pelas fotos, tem água de nascente e um relevo pouco acidentado. Cerca de 20% de área livre. </text:p>
            <text:p> À vista. </text:p>
            <text:p> Sujeito a alteração </text:p>
            <text:p> Agende sua visita! </text:p>
            <text:p> Nélio Côrte - Corretor de imóveis - CRECI-SC 14797.</text:p>
          </table:table-cell>
          <table:table-cell table:style-name="ce21" office:value-type="string" calcext:value-type="string">
            <text:p><text:a xlink:href="https://sc.olx.com.br/florianopolis-e-regiao/terrenos/sitio-rural-51ha-928763659" xlink:type="simple">https://sc.olx.com.br/florianopolis-e-regiao/terrenos/sitio-rural-51ha-928763659</text:a></text:p>
          </table:table-cell>
          <table:table-cell table:style-name="ce20" office:value-type="string" calcext:value-type="string">
            <text:p>Fazendas</text:p>
          </table:table-cell>
          <table:table-cell table:style-name="ce20" office:value-type="string" calcext:value-type="string">
            <text:p>517876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1014"/>
        </table:table-row>
        <table:table-row table:style-name="ro1">
          <table:table-cell table:style-name="ce20" office:value-type="float" office:value="277" calcext:value-type="float">
            <text:p>277</text:p>
          </table:table-cell>
          <table:table-cell table:style-name="ce20" office:value-type="string" calcext:value-type="string">
            <text:p>Terreno à venda, 436 m² por R$ 403.000,00 - Pedra Branca - Palhoça/SC</text:p>
          </table:table-cell>
          <table:table-cell table:style-name="ce20" office:value-type="string" calcext:value-type="string">
            <text:p>403000.0</text:p>
          </table:table-cell>
          <table:table-cell table:style-name="ce20" office:value-type="string" calcext:value-type="string">
            <text:p>4K Imóveis</text:p>
          </table:table-cell>
          <table:table-cell table:style-name="ce20" office:value-type="string" calcext:value-type="string">
            <text:p>Código do anúncio: TE0138</text:p>
            <text:p/>
            <text:p>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436,51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Venda -</text:p>
          </table:table-cell>
          <table:table-cell table:style-name="ce21" office:value-type="string" calcext:value-type="string">
            <text:p><text:a xlink:href="https://sc.olx.com.br/florianopolis-e-regiao/terrenos/terreno-a-venda-436-m-por-r-403-000-00-pedra-branca-palhoca-sc-983388821" xlink:type="simple">https://sc.olx.com.br/florianopolis-e-regiao/terrenos/terreno-a-venda-436-m-por-r-403-000-00-pedra-branca-palhoca-sc-983388821</text:a></text:p>
          </table:table-cell>
          <table:table-cell table:style-name="ce20" office:value-type="string" calcext:value-type="string">
            <text:p>Terrenos</text:p>
          </table:table-cell>
          <table:table-cell table:style-name="ce20" office:value-type="string" calcext:value-type="string">
            <text:p>437m2</text:p>
          </table:table-cell>
          <table:table-cell table:style-name="ce20" office:value-type="float" office:value="88137430" calcext:value-type="float">
            <text:p>8813743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 Copo de Leite</text:p>
          </table:table-cell>
          <table:table-cell table:number-columns-repeated="1012"/>
        </table:table-row>
        <table:table-row table:style-name="ro1">
          <table:table-cell table:style-name="ce20" office:value-type="float" office:value="278" calcext:value-type="float">
            <text:p>278</text:p>
          </table:table-cell>
          <table:table-cell table:style-name="ce20" office:value-type="string" calcext:value-type="string">
            <text:p>Terreno para Venda, Praia da Ferrugem - Garopaba / SC</text:p>
          </table:table-cell>
          <table:table-cell table:style-name="ce20" office:value-type="string" calcext:value-type="string">
            <text:p>3500000.0</text:p>
          </table:table-cell>
          <table:table-cell table:style-name="ce20" office:value-type="string" calcext:value-type="string">
            <text:p>Costa Sul Imobiliaria</text:p>
          </table:table-cell>
          <table:table-cell table:style-name="ce20" office:value-type="string" calcext:value-type="string">
            <text:p>Código do anúncio: 0306</text:p>
            <text:p/>
            <text:p>LINDA ÁREA NO MORRO DA FERRUGEM </text:p>
            <text:p>  </text:p>
            <text:p> 17,000 m² com viabilidade para Condomínio de casas e/ou Pousada alto padrão!! Situado em quase toda sua totalidade em área ZEL2, com potencial construtivo de 15%, conforme viabilidade atualizada da prefeitura de Garopaba! A área está toda limpa, praticamente toda plana, mirante para observar as baleias, estrada de acesso impecável, toda cercada e todos os pontos da área tem vista mar espetacular!!! </text:p>
            <text:p>  </text:p>
            <text:p> Com escritura pública  </text:p>
            <text:p>  </text:p>
            <text:p> Água da casan e Luz da Celesc. </text:p>
            <text:p>  </text:p>
            <text:p> Excelente oportunidade de investimento para incorporação!! </text:p>
            <text:p>  </text:p>
            <text:p> AGENDE UMA VISITA? </text:p>
            <text:p> ? </text:p>
            <text:p> Entre em contato:? </text:p>
            <text:p> ? </text:p>
            <text:p> www.costasulimobiliaria.com.br? </text:p>
            <text:p> ? </text:p>
            <text:p> COSTA SUL IMÓVEIS ? CRECI 5767-J? </text:p>
            <text:p> ? </text:p>
            <text:p> Rodovia Vereador Laudelino Antônio Teixeira, 430, Campo D'una, Garopaba (Em frente à Mabel Materiais de Construção)</text:p>
          </table:table-cell>
          <table:table-cell table:style-name="ce21" office:value-type="string" calcext:value-type="string">
            <text:p><text:a xlink:href="https://sc.olx.com.br/florianopolis-e-regiao/terrenos/terreno-para-venda-praia-da-ferrugem-garopaba-sc-989504957" xlink:type="simple">https://sc.olx.com.br/florianopolis-e-regiao/terrenos/terreno-para-venda-praia-da-ferrugem-garopaba-sc-989504957</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279" calcext:value-type="float">
            <text:p>279</text:p>
          </table:table-cell>
          <table:table-cell table:style-name="ce20" office:value-type="string" calcext:value-type="string">
            <text:p>VIVA COM UMA NATUREZA EXUBERANTE AO SEU REDOR</text:p>
          </table:table-cell>
          <table:table-cell table:style-name="ce20" office:value-type="string" calcext:value-type="string">
            <text:p>525000.0</text:p>
          </table:table-cell>
          <table:table-cell table:style-name="ce20" office:value-type="string" calcext:value-type="string">
            <text:p>AMORAE IMOVEIS LTDA - ME</text:p>
          </table:table-cell>
          <table:table-cell table:style-name="ce20" office:value-type="string" calcext:value-type="string">
            <text:p>Código do anúncio: TE0369</text:p>
            <text:p/>
            <text:p>Projeto pórtico de entrada </text:p>
            <text:p>  </text:p>
            <text:p>  </text:p>
            <text:p> Salão de festas </text:p>
            <text:p>  </text:p>
            <text:p> Ciclo faixas Internas </text:p>
            <text:p>  </text:p>
            <text:p> Ruas com calçamento em paver </text:p>
            <text:p>  </text:p>
            <text:p> Paisagismo com especies nativas </text:p>
            <text:p>  </text:p>
            <text:p> Tubulação subterrânea para telefone, internet e TV a cabo </text:p>
            <text:p>  </text:p>
            <text:p> Estação de tratamento de esgoto </text:p>
            <text:p>  </text:p>
            <text:p> Automação do consumo de energia </text:p>
            <text:p>  </text:p>
            <text:p> Rota de frutas </text:p>
            <text:p>  </text:p>
            <text:p> Quadra de tênis </text:p>
            <text:p>  </text:p>
            <text:p> Campo de futebol society </text:p>
            <text:p>  </text:p>
            <text:p> Churrasqueiras </text:p>
            <text:p>  </text:p>
            <text:p> Piscinas </text:p>
            <text:p>  </text:p>
            <text:p> Sauna úmida e sauna seca </text:p>
            <text:p>  </text:p>
            <text:p> Playground </text:p>
            <text:p>  </text:p>
            <text:p> Lago com pista para caminhada </text:p>
            <text:p> Automação do consumo de energia </text:p>
            <text:p>  </text:p>
            <text:p> Vigilância 24 horas com câmeras </text:p>
            <text:p>  </text:p>
            <text:p> Sinalização interna </text:p>
            <text:p>  </text:p>
            <text:p> Herbário, lago com ilha e pista de caminhada </text:p>
            <text:p>  </text:p>
            <text:p> Vestiários completos com chuveiros QUIOSQUE COM CHURRASQUEIRA SAUNA SECA E ÚMIDA CONDOMíNIO FECHADO COM SEGURANÇA E LAZER. </text:p>
            <text:p>  </text:p>
            <text:p> Espaço de jogos com deck para piscina (120m2) </text:p>
            <text:p>  </text:p>
            <text:p> Piscina adulto com deck molhado (130m2) e piscina infantil (36m2) </text:p>
            <text:p>  </text:p>
            <text:p> Praca do fogo (60m2) </text:p>
            <text:p>  </text:p>
            <text:p> Quiosques com churrasqueira (35m2 cada) </text:p>
            <text:p>  </text:p>
            <text:p> Banheiros adaptados para portadores de necessidades especiais </text:p>
            <text:p>  </text:p>
            <text:p> Passeio de aproximadamente 600 metros com árvores frutiferas ao longo do percurso -</text:p>
          </table:table-cell>
          <table:table-cell table:style-name="ce21" office:value-type="string" calcext:value-type="string">
            <text:p><text:a xlink:href="https://sc.olx.com.br/florianopolis-e-regiao/terrenos/viva-com-uma-natureza-exuberante-ao-seu-redor-991500948" xlink:type="simple">https://sc.olx.com.br/florianopolis-e-regiao/terrenos/viva-com-uma-natureza-exuberante-ao-seu-redor-991500948</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52100" calcext:value-type="float">
            <text:p>88052100</text:p>
          </table:table-cell>
          <table:table-cell table:style-name="ce20" office:value-type="string" calcext:value-type="string">
            <text:p>Florianopolis</text:p>
          </table:table-cell>
          <table:table-cell table:style-name="ce20" office:value-type="string" calcext:value-type="string">
            <text:p>Ratones</text:p>
          </table:table-cell>
          <table:table-cell table:style-name="ce20" office:value-type="string" calcext:value-type="string">
            <text:p>Rua Intendente Antonio Damasco</text:p>
          </table:table-cell>
          <table:table-cell table:number-columns-repeated="1012"/>
        </table:table-row>
        <table:table-row table:style-name="ro1">
          <table:table-cell table:style-name="ce20" office:value-type="float" office:value="280" calcext:value-type="float">
            <text:p>280</text:p>
          </table:table-cell>
          <table:table-cell table:style-name="ce20" office:value-type="string" calcext:value-type="string">
            <text:p>Terreno com 375m² - Loteamento Schutz, Aririú</text:p>
          </table:table-cell>
          <table:table-cell table:style-name="ce20" office:value-type="string" calcext:value-type="string">
            <text:p>220000.0</text:p>
          </table:table-cell>
          <table:table-cell table:style-name="ce20" office:value-type="string" calcext:value-type="string">
            <text:p>Daiana Silva</text:p>
          </table:table-cell>
          <table:table-cell table:style-name="ce20" office:value-type="string" calcext:value-type="string">
            <text:p>Código do anúncio: Lot. Schutz</text:p>
            <text:p/>
            <text:p>Terreno com 375m² sendo 15 X 25, plano com viabilidade multifamiliar. </text:p>
            <text:p>  </text:p>
            <text:p> Terreno localizado no loteamento Schutz no bairro Aririu. </text:p>
            <text:p>  </text:p>
            <text:p> Proprietário aceita financiamento bancário.</text:p>
          </table:table-cell>
          <table:table-cell table:style-name="ce21" office:value-type="string" calcext:value-type="string">
            <text:p><text:a xlink:href="https://sc.olx.com.br/florianopolis-e-regiao/terrenos/terreno-com-375m-loteamento-schutz-aririu-934613385" xlink:type="simple">https://sc.olx.com.br/florianopolis-e-regiao/terrenos/terreno-com-375m-loteamento-schutz-aririu-934613385</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135216" calcext:value-type="float">
            <text:p>88135216</text:p>
          </table:table-cell>
          <table:table-cell table:style-name="ce20" office:value-type="string" calcext:value-type="string">
            <text:p>Palhoca</text:p>
          </table:table-cell>
          <table:table-cell table:style-name="ce20" office:value-type="string" calcext:value-type="string">
            <text:p>Aririu</text:p>
          </table:table-cell>
          <table:table-cell table:style-name="ce20" office:value-type="string" calcext:value-type="string">
            <text:p>Rua Erica Nicoleit Weiss</text:p>
          </table:table-cell>
          <table:table-cell/>
          <table:table-cell table:style-name="ce22" office:value-type="float" office:value="650" calcext:value-type="float">
            <text:p>R$650</text:p>
          </table:table-cell>
          <table:table-cell table:number-columns-repeated="1010"/>
        </table:table-row>
        <table:table-row table:style-name="ro1">
          <table:table-cell table:style-name="ce20" office:value-type="float" office:value="281" calcext:value-type="float">
            <text:p>281</text:p>
          </table:table-cell>
          <table:table-cell table:style-name="ce20" office:value-type="string" calcext:value-type="string">
            <text:p>Terreno à venda, 300 m² por R$ 75.000,00 - Areias Claras - Balneário Gaivota/SC</text:p>
          </table:table-cell>
          <table:table-cell table:style-name="ce20" office:value-type="string" calcext:value-type="string">
            <text:p>75000.0</text:p>
          </table:table-cell>
          <table:table-cell table:style-name="ce20" office:value-type="string" calcext:value-type="string">
            <text:p>RSB Imóveis</text:p>
          </table:table-cell>
          <table:table-cell table:style-name="ce20" office:value-type="string" calcext:value-type="string">
            <text:p>Código do anúncio: TE0844</text:p>
            <text:p/>
            <text:p>Terrenos em Balneário Gaivota - SC </text:p>
            <text:p>  </text:p>
            <text:p> Localização: Rua 13 de Maio (Areias Claras) </text:p>
            <text:p>  </text:p>
            <text:p> Metragem: 12x25 (300m²) </text:p>
            <text:p>  </text:p>
            <text:p> Distancia do mar: 350 metros </text:p>
            <text:p>  </text:p>
            <text:p> Posição solar: Sul </text:p>
            <text:p>  </text:p>
            <text:p> Documento: Escritura </text:p>
            <text:p>  </text:p>
            <text:p> Valor: R$ 75.000,00 -</text:p>
          </table:table-cell>
          <table:table-cell table:style-name="ce21" office:value-type="string" calcext:value-type="string">
            <text:p><text:a xlink:href="https://sc.olx.com.br/florianopolis-e-regiao/terrenos/terreno-a-venda-300-m-por-r-75-000-00-areias-claras-balneario-gaivota-sc-910733714" xlink:type="simple">https://sc.olx.com.br/florianopolis-e-regiao/terrenos/terreno-a-venda-300-m-por-r-75-000-00-areias-claras-balneario-gaivota-sc-910733714</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82" calcext:value-type="float">
            <text:p>282</text:p>
          </table:table-cell>
          <table:table-cell table:style-name="ce20" office:value-type="string" calcext:value-type="string">
            <text:p>Área rural próximo ao centro de Canelinha, 80 % plano!!</text:p>
          </table:table-cell>
          <table:table-cell table:style-name="ce20" office:value-type="string" calcext:value-type="string">
            <text:p>2300000.0</text:p>
          </table:table-cell>
          <table:table-cell table:style-name="ce20" office:value-type="string" calcext:value-type="string">
            <text:p>PL Imóveis</text:p>
          </table:table-cell>
          <table:table-cell table:style-name="ce20" office:value-type="string" calcext:value-type="string">
            <text:p>Código do anúncio: 503</text:p>
            <text:p/>
            <text:p>Linda Área rural, próximo ao centro de Canelinha, área plana, ótimo para sítio, industrial ou para loteamento. </text:p>
            <text:p> Pasto </text:p>
            <text:p> Água corrente  </text:p>
            <text:p> Eucalipto  </text:p>
            <text:p>  </text:p>
            <text:p> Área contendo 70.000m² </text:p>
            <text:p>  </text:p>
            <text:p> Entre em contato para mais informações:</text:p>
          </table:table-cell>
          <table:table-cell table:style-name="ce21" office:value-type="string" calcext:value-type="string">
            <text:p><text:a xlink:href="https://sc.olx.com.br/florianopolis-e-regiao/terrenos/area-rural-proximo-ao-centro-de-canelinha-80-plano-994190616" xlink:type="simple">https://sc.olx.com.br/florianopolis-e-regiao/terrenos/area-rural-proximo-ao-centro-de-canelinha-80-plano-994190616</text:a></text:p>
          </table:table-cell>
          <table:table-cell table:style-name="ce20" office:value-type="string" calcext:value-type="string">
            <text:p>Fazendas</text:p>
          </table:table-cell>
          <table:table-cell table:style-name="ce20" office:value-type="string" calcext:value-type="string">
            <text:p>70000m2</text:p>
          </table:table-cell>
          <table:table-cell table:style-name="ce20" office:value-type="float" office:value="88230000" calcext:value-type="float">
            <text:p>88230000</text:p>
          </table:table-cell>
          <table:table-cell table:style-name="ce20" office:value-type="string" calcext:value-type="string">
            <text:p>Canelinha</text:p>
          </table:table-cell>
          <table:table-cell table:number-columns-repeated="1014"/>
        </table:table-row>
        <table:table-row table:style-name="ro1">
          <table:table-cell table:style-name="ce20" office:value-type="float" office:value="283" calcext:value-type="float">
            <text:p>283</text:p>
          </table:table-cell>
          <table:table-cell table:style-name="ce20" office:value-type="string" calcext:value-type="string">
            <text:p>Terreno no Morro do Gato</text:p>
          </table:table-cell>
          <table:table-cell table:style-name="ce20" office:value-type="string" calcext:value-type="string">
            <text:p>210000.0</text:p>
          </table:table-cell>
          <table:table-cell table:style-name="ce20" office:value-type="string" calcext:value-type="string">
            <text:p>Madri Imóveis</text:p>
          </table:table-cell>
          <table:table-cell table:style-name="ce20" office:value-type="string" calcext:value-type="string">
            <text:p>Código do anúncio: TE0016</text:p>
            <text:p/>
            <text:p>Terreno no Morro do Gato </text:p>
            <text:p>  </text:p>
            <text:p> R$210.000,00 </text:p>
            <text:p> Terreno com 1.500m2 </text:p>
            <text:p> Ótimo espaço de lazer próximo a mata nativa </text:p>
            <text:p> Local bom para sítio </text:p>
            <text:p> Rua calçada </text:p>
            <text:p> Térreo com escritura pública -</text:p>
          </table:table-cell>
          <table:table-cell table:style-name="ce21" office:value-type="string" calcext:value-type="string">
            <text:p><text:a xlink:href="https://sc.olx.com.br/florianopolis-e-regiao/terrenos/terreno-no-morro-do-gato-991799399" xlink:type="simple">https://sc.olx.com.br/florianopolis-e-regiao/terrenos/terreno-no-morro-do-gato-991799399</text:a></text:p>
          </table:table-cell>
          <table:table-cell table:style-name="ce20" office:value-type="string" calcext:value-type="string">
            <text:p>Terrenos</text:p>
          </table:table-cell>
          <table:table-cell table:style-name="ce20" office:value-type="string" calcext:value-type="string">
            <text:p>1500m2</text:p>
          </table:table-cell>
          <table:table-cell table:style-name="ce20" office:value-type="float" office:value="88136231" calcext:value-type="float">
            <text:p>88136231</text:p>
          </table:table-cell>
          <table:table-cell table:style-name="ce20" office:value-type="string" calcext:value-type="string">
            <text:p>Palhoca</text:p>
          </table:table-cell>
          <table:table-cell table:style-name="ce20" office:value-type="string" calcext:value-type="string">
            <text:p>Sao Sebastiao</text:p>
          </table:table-cell>
          <table:table-cell table:style-name="ce20" office:value-type="string" calcext:value-type="string">
            <text:p>Estrada Morro do Gato</text:p>
          </table:table-cell>
          <table:table-cell table:number-columns-repeated="1012"/>
        </table:table-row>
        <table:table-row table:style-name="ro1">
          <table:table-cell table:style-name="ce20" office:value-type="float" office:value="284" calcext:value-type="float">
            <text:p>284</text:p>
          </table:table-cell>
          <table:table-cell table:style-name="ce20" office:value-type="string" calcext:value-type="string">
            <text:p>Terreno à venda, 360 m² por R$ 80.000 - Rota do Sol - Passo de Torres/SC</text:p>
          </table:table-cell>
          <table:table-cell table:style-name="ce20" office:value-type="string" calcext:value-type="string">
            <text:p>80000.0</text:p>
          </table:table-cell>
          <table:table-cell table:style-name="ce20" office:value-type="string" calcext:value-type="string">
            <text:p>RSB Imóveis</text:p>
          </table:table-cell>
          <table:table-cell table:style-name="ce20" office:value-type="string" calcext:value-type="string">
            <text:p>Código do anúncio: TE1120</text:p>
            <text:p/>
            <text:p>Terreno na Praia Rota do Sol, localizado na Rua dos Ipes, com frente sul, medindo 360 m² </text:p>
            <text:p>  </text:p>
            <text:p> Entre em contato com um de nossos corretores. -</text:p>
          </table:table-cell>
          <table:table-cell table:style-name="ce21" office:value-type="string" calcext:value-type="string">
            <text:p><text:a xlink:href="https://sc.olx.com.br/florianopolis-e-regiao/terrenos/terreno-a-venda-360-m-por-r-80-000-rota-do-sol-passo-de-torres-sc-991524021" xlink:type="simple">https://sc.olx.com.br/florianopolis-e-regiao/terrenos/terreno-a-venda-360-m-por-r-80-000-rota-do-sol-passo-de-torres-sc-991524021</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285" calcext:value-type="float">
            <text:p>285</text:p>
          </table:table-cell>
          <table:table-cell table:style-name="ce20" office:value-type="string" calcext:value-type="string">
            <text:p>Terreno à venda, 300 m² por R$ 125.000 - Bellatorres - Passo de Torres/SC</text:p>
          </table:table-cell>
          <table:table-cell table:style-name="ce20" office:value-type="string" calcext:value-type="string">
            <text:p>125000.0</text:p>
          </table:table-cell>
          <table:table-cell table:style-name="ce20" office:value-type="string" calcext:value-type="string">
            <text:p>RSB Imóveis</text:p>
          </table:table-cell>
          <table:table-cell table:style-name="ce20" office:value-type="string" calcext:value-type="string">
            <text:p>Código do anúncio: TE1084</text:p>
            <text:p/>
            <text:p>Terreno com excelente localização em Bellatorres, Passo de Torres/SC </text:p>
            <text:p>  </text:p>
            <text:p> Localizado a aproximadamente 650 metros do mar, essa opção é interessante para quem deseja construir sua casa imediatamente, pois o fato de estar ATERRADO, ja adianta o processo de inicio de construção, próximo a toda infraestrutura de comércios do bairro. </text:p>
            <text:p>  </text:p>
            <text:p> Terreno fica na Rua dos Golfinhos com medidas de 12x25(300m²) </text:p>
            <text:p> Em rua com calçamento, energia elétrica, água encanada, internet fibra ótica e apenas 8km de Torres/RS. -</text:p>
          </table:table-cell>
          <table:table-cell table:style-name="ce21" office:value-type="string" calcext:value-type="string">
            <text:p><text:a xlink:href="https://sc.olx.com.br/florianopolis-e-regiao/terrenos/terreno-a-venda-300-m-por-r-125-000-bellatorres-passo-de-torres-sc-967456209" xlink:type="simple">https://sc.olx.com.br/florianopolis-e-regiao/terrenos/terreno-a-venda-300-m-por-r-125-000-bellatorres-passo-de-torres-sc-967456209</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286" calcext:value-type="float">
            <text:p>286</text:p>
          </table:table-cell>
          <table:table-cell table:style-name="ce20" office:value-type="string" calcext:value-type="string">
            <text:p>Terreno à venda, 425 m² por R$ 350.000,00 - Turimar - Balneário Gaivota/SC</text:p>
          </table:table-cell>
          <table:table-cell table:style-name="ce20" office:value-type="string" calcext:value-type="string">
            <text:p>350000.0</text:p>
          </table:table-cell>
          <table:table-cell table:style-name="ce20" office:value-type="string" calcext:value-type="string">
            <text:p>RSB Imóveis</text:p>
          </table:table-cell>
          <table:table-cell table:style-name="ce20" office:value-type="string" calcext:value-type="string">
            <text:p>Código do anúncio: TE0648</text:p>
            <text:p/>
            <text:p>Terreno em Balneário Gaivota - SC. </text:p>
            <text:p>  </text:p>
            <text:p> Localização: Avenida Brasilia, Turimar </text:p>
            <text:p>  </text:p>
            <text:p> Metragem: 17x25 (425m²) </text:p>
            <text:p>  </text:p>
            <text:p> Posiçao Solar: Norte e oeste </text:p>
            <text:p>  </text:p>
            <text:p> Distancia do mar: 250 metros </text:p>
            <text:p>  </text:p>
            <text:p> Documento: Escritura </text:p>
            <text:p>  </text:p>
            <text:p> Medindo 425m², no bairro mais requisitado da cidade, rede elétrica,  casas de alto padrão e ruas calçadas. </text:p>
            <text:p> Um lugar lindo e tranquilo, para você e sua família terem momentos muito agradáveis e usufruírem de tudo que Balneário Gaivota oferece!!! </text:p>
            <text:p>  </text:p>
            <text:p> Agende uma visita e venha conferir. </text:p>
            <text:p>  </text:p>
            <text:p> Imobiliária RSB </text:p>
            <text:p>  -</text:p>
          </table:table-cell>
          <table:table-cell table:style-name="ce21" office:value-type="string" calcext:value-type="string">
            <text:p><text:a xlink:href="https://sc.olx.com.br/florianopolis-e-regiao/terrenos/terreno-a-venda-425-m-por-r-350-000-00-turimar-balneario-gaivota-sc-910733698" xlink:type="simple">https://sc.olx.com.br/florianopolis-e-regiao/terrenos/terreno-a-venda-425-m-por-r-350-000-00-turimar-balneario-gaivota-sc-910733698</text:a></text:p>
          </table:table-cell>
          <table:table-cell table:style-name="ce20" office:value-type="string" calcext:value-type="string">
            <text:p>Terrenos</text:p>
          </table:table-cell>
          <table:table-cell table:style-name="ce20" office:value-type="string" calcext:value-type="string">
            <text:p>42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287" calcext:value-type="float">
            <text:p>287</text:p>
          </table:table-cell>
          <table:table-cell table:style-name="ce20" office:value-type="string" calcext:value-type="string">
            <text:p>Terreno à venda, 448 m² por R$ 337.444,80 - Ingleses - Florianópolis/SC</text:p>
          </table:table-cell>
          <table:table-cell table:style-name="ce20" office:value-type="string" calcext:value-type="string">
            <text:p>337445.0</text:p>
          </table:table-cell>
          <table:table-cell table:style-name="ce20" office:value-type="string" calcext:value-type="string">
            <text:p>Nass Imóveis</text:p>
          </table:table-cell>
          <table:table-cell table:style-name="ce20" office:value-type="string" calcext:value-type="string">
            <text:p>Código do anúncio: TE0137</text:p>
            <text:p/>
            <text:p>Já conhece o Loteamento  Jardim dos Cedros, localizado no bairro Ingleses no Norte da ilha de Florianópolis? </text:p>
            <text:p> O loteamento localiza-se em uma área do bairro que está em amplo crescimento, próximo ao Costão Golf com fácil acesso a diversas praias. </text:p>
            <text:p>  </text:p>
            <text:p>  </text:p>
            <text:p> Terrenos a partir de 377m², pavimentação de paver, rede de distribuição de água potável e energia elétrica, rede de drenagem de água pluvial e escritura pública. </text:p>
            <text:p>  </text:p>
            <text:p> Financiamento direto com a construtora em até 48X. </text:p>
            <text:p>  </text:p>
            <text:p> Não perca tempo e venha realizar o seu sonho! </text:p>
            <text:p>  </text:p>
            <text:p> Matrícula 167.463 no Cartório do 2º Ofício do Registro de Imóveis de Florianópolis/SC. -</text:p>
          </table:table-cell>
          <table:table-cell table:style-name="ce21" office:value-type="string" calcext:value-type="string">
            <text:p><text:a xlink:href="https://sc.olx.com.br/florianopolis-e-regiao/terrenos/terreno-a-venda-448-m-por-r-337-444-80-ingleses-florianopolis-sc-986480192" xlink:type="simple">https://sc.olx.com.br/florianopolis-e-regiao/terrenos/terreno-a-venda-448-m-por-r-337-444-80-ingleses-florianopolis-sc-986480192</text:a></text:p>
          </table:table-cell>
          <table:table-cell table:style-name="ce20" office:value-type="string" calcext:value-type="string">
            <text:p>Terrenos</text:p>
          </table:table-cell>
          <table:table-cell table:style-name="ce20" office:value-type="string" calcext:value-type="string">
            <text:p>448m2</text:p>
          </table:table-cell>
          <table:table-cell table:style-name="ce20" office:value-type="float" office:value="88058400" calcext:value-type="float">
            <text:p>8805840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ario Manoel Cardoso</text:p>
          </table:table-cell>
          <table:table-cell table:number-columns-repeated="1012"/>
        </table:table-row>
        <table:table-row table:style-name="ro1">
          <table:table-cell table:style-name="ce20" office:value-type="float" office:value="288" calcext:value-type="float">
            <text:p>288</text:p>
          </table:table-cell>
          <table:table-cell table:style-name="ce20" office:value-type="string" calcext:value-type="string">
            <text:p>TERRENO EM LOTEAMENTO PRÓXIMO A PRAIA DO ROSA - SC</text:p>
          </table:table-cell>
          <table:table-cell table:style-name="ce20" office:value-type="string" calcext:value-type="string">
            <text:p>185000.0</text:p>
          </table:table-cell>
          <table:table-cell table:style-name="ce20" office:value-type="string" calcext:value-type="string">
            <text:p>CONVÉS IMOBILIARIA</text:p>
          </table:table-cell>
          <table:table-cell table:style-name="ce20" office:value-type="string" calcext:value-type="string">
            <text:p>Código do anúncio: TE0029</text:p>
            <text:p/>
            <text:p>Próximo a Praia do Rosa, Garopaba-SC, possui cerca de 200 lotes de 360m² até 554m² Bairro planejado, com infraestrutura. Lotes com Escritura Pública. </text:p>
            <text:p>  </text:p>
            <text:p> Condições Especiais de Pagamento com financiamento e descontos para pagamento a vista! -</text:p>
          </table:table-cell>
          <table:table-cell table:style-name="ce21" office:value-type="string" calcext:value-type="string">
            <text:p><text:a xlink:href="https://sc.olx.com.br/florianopolis-e-regiao/terrenos/terreno-em-loteamento-proximo-a-praia-do-rosa-sc-993282043" xlink:type="simple">https://sc.olx.com.br/florianopolis-e-regiao/terrenos/terreno-em-loteamento-proximo-a-praia-do-rosa-sc-993282043</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289" calcext:value-type="float">
            <text:p>289</text:p>
          </table:table-cell>
          <table:table-cell table:style-name="ce20" office:value-type="string" calcext:value-type="string">
            <text:p>Lote/Terreno para venda tem 390 metros quadrados em São Bernardo - Tubarão - SC</text:p>
          </table:table-cell>
          <table:table-cell table:style-name="ce20" office:value-type="string" calcext:value-type="string">
            <text:p>140000.0</text:p>
          </table:table-cell>
          <table:table-cell table:style-name="ce20" office:value-type="string" calcext:value-type="string">
            <text:p>HEVERALDO ZANINI</text:p>
          </table:table-cell>
          <table:table-cell table:style-name="ce20" office:value-type="string" calcext:value-type="string">
            <text:p>Código do anúncio: SB140</text:p>
            <text:p/>
            <text:p>Terreno Amplo e Plano, com 390,00m², sendo 13 metros de frente/fundos por 30,00 metros de comprimento.O Loteamento Parque das Orquídeas possui uma infraestrutura completa, com rede elétrica, rede de água, arborização, rede de esgoto, drenagem pluvial e ruas com pavimentação asfáltica.Pode ser financiado Lote mais Casa pela Modalidade de Financiamento da caixa, cuidamos de todas as etapas que envolve financiamento, projetos, prefeitura e cartório. Saiba mais!</text:p>
          </table:table-cell>
          <table:table-cell table:style-name="ce21" office:value-type="string" calcext:value-type="string">
            <text:p><text:a xlink:href="https://sc.olx.com.br/florianopolis-e-regiao/terrenos/lote-terreno-para-venda-tem-390-metros-quadrados-em-sao-bernardo-tubarao-sc-996622923" xlink:type="simple">https://sc.olx.com.br/florianopolis-e-regiao/terrenos/lote-terreno-para-venda-tem-390-metros-quadrados-em-sao-bernardo-tubarao-sc-996622923</text:a></text:p>
          </table:table-cell>
          <table:table-cell table:style-name="ce20" office:value-type="string" calcext:value-type="string">
            <text:p>Terrenos</text:p>
          </table:table-cell>
          <table:table-cell table:style-name="ce20" office:value-type="string" calcext:value-type="string">
            <text:p>390m2</text:p>
          </table:table-cell>
          <table:table-cell table:style-name="ce20" office:value-type="float" office:value="88708650" calcext:value-type="float">
            <text:p>88708650</text:p>
          </table:table-cell>
          <table:table-cell table:style-name="ce20" office:value-type="string" calcext:value-type="string">
            <text:p>Tubarao</text:p>
          </table:table-cell>
          <table:table-cell table:style-name="ce20" office:value-type="string" calcext:value-type="string">
            <text:p>Sao Bernardo</text:p>
          </table:table-cell>
          <table:table-cell table:style-name="ce20" office:value-type="string" calcext:value-type="string">
            <text:p>Rua Jose Manoel Mende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90" calcext:value-type="float">
            <text:p>290</text:p>
          </table:table-cell>
          <table:table-cell table:style-name="ce20" office:value-type="string" calcext:value-type="string">
            <text:p>Lote/Terreno para venda tem 25000 metros quadrados em Centro - Imaruí - SC</text:p>
          </table:table-cell>
          <table:table-cell table:style-name="ce20" office:value-type="string" calcext:value-type="string">
            <text:p>590000.0</text:p>
          </table:table-cell>
          <table:table-cell table:style-name="ce20" office:value-type="string" calcext:value-type="string">
            <text:p>Corretora Tayse da Rosa Pires</text:p>
          </table:table-cell>
          <table:table-cell table:style-name="ce20" office:value-type="string" calcext:value-type="string">
            <text:p>Código do anúncio: T-323</text:p>
            <text:p/>
            <text:p>Venha conhecer este belíssimo paraíso em Imaruí-SC </text:p>
            <text:p> Sítio com 25.000 metros quadrados com frente para lagoa, contendo terraplanagem toda pronta , energia elétrica instalada, todo cercado, poço semi - artesiano com 70 metros de profundidade com água cristalina e vista panorâmica para o mar e lagoa. Terreno tem Matrícula (Escritura Pública) sendo uma excelente oportunidade para quem procura uma área de terra ampla e com belezas naturais proporcionando tudo que você e sua família precisam para viver bem.</text:p>
          </table:table-cell>
          <table:table-cell table:style-name="ce21" office:value-type="string" calcext:value-type="string">
            <text:p><text:a xlink:href="https://sc.olx.com.br/florianopolis-e-regiao/terrenos/lote-terreno-para-venda-tem-25000-metros-quadrados-em-centro-imarui-sc-951047274" xlink:type="simple">https://sc.olx.com.br/florianopolis-e-regiao/terrenos/lote-terreno-para-venda-tem-25000-metros-quadrados-em-centro-imarui-sc-951047274</text:a></text:p>
          </table:table-cell>
          <table:table-cell table:style-name="ce20" office:value-type="string" calcext:value-type="string">
            <text:p>Terrenos</text:p>
          </table:table-cell>
          <table:table-cell table:style-name="ce20" office:value-type="string" calcext:value-type="string">
            <text:p>25000m2</text:p>
          </table:table-cell>
          <table:table-cell table:style-name="ce20" office:value-type="float" office:value="88770000" calcext:value-type="float">
            <text:p>88770000</text:p>
          </table:table-cell>
          <table:table-cell table:style-name="ce20" office:value-type="string" calcext:value-type="string">
            <text:p>Imarui</text:p>
          </table:table-cell>
          <table:table-cell table:number-columns-repeated="1014"/>
        </table:table-row>
        <table:table-row table:style-name="ro1">
          <table:table-cell table:style-name="ce20" office:value-type="float" office:value="291" calcext:value-type="float">
            <text:p>291</text:p>
          </table:table-cell>
          <table:table-cell table:style-name="ce20" office:value-type="string" calcext:value-type="string">
            <text:p>Imóvel para venda possui 450 metros quadrados em Campeche - Florianópolis - SC</text:p>
          </table:table-cell>
          <table:table-cell table:style-name="ce20" office:value-type="string" calcext:value-type="string">
            <text:p>550000.0</text:p>
          </table:table-cell>
          <table:table-cell table:style-name="ce20" office:value-type="string" calcext:value-type="string">
            <text:p>Caroline Hickmann</text:p>
          </table:table-cell>
          <table:table-cell table:style-name="ce20" office:value-type="string" calcext:value-type="string">
            <text:p>Código do anúncio: CH73</text:p>
            <text:p/>
            <text:p>Ótimo terreno com 450 metros no Campeche, muito bem localizado em rua calçada e sem saida. Oportunidade para você investir e ou construir sua casa!Agende sua visita com Caroline</text:p>
          </table:table-cell>
          <table:table-cell table:style-name="ce21" office:value-type="string" calcext:value-type="string">
            <text:p><text:a xlink:href="https://sc.olx.com.br/florianopolis-e-regiao/terrenos/imovel-para-venda-possui-450-metros-quadrados-em-campeche-florianopolis-sc-1000360410" xlink:type="simple">https://sc.olx.com.br/florianopolis-e-regiao/terrenos/imovel-para-venda-possui-450-metros-quadrados-em-campeche-florianopolis-sc-1000360410</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65025" calcext:value-type="float">
            <text:p>88065025</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Xiniqua</text:p>
          </table:table-cell>
          <table:table-cell table:style-name="ce22" office:value-type="float" office:value="0" calcext:value-type="float">
            <text:p>R$0</text:p>
          </table:table-cell>
          <table:table-cell table:style-name="ce22" office:value-type="float" office:value="400" calcext:value-type="float">
            <text:p>R$400</text:p>
          </table:table-cell>
          <table:table-cell table:number-columns-repeated="1010"/>
        </table:table-row>
        <table:table-row table:style-name="ro1">
          <table:table-cell table:style-name="ce20" office:value-type="float" office:value="292" calcext:value-type="float">
            <text:p>292</text:p>
          </table:table-cell>
          <table:table-cell table:style-name="ce20" office:value-type="string" calcext:value-type="string">
            <text:p>FLORIANóPOLIS - Terreno Padrão - São João do Rio Vermelho</text:p>
          </table:table-cell>
          <table:table-cell table:style-name="ce20" office:value-type="string" calcext:value-type="string">
            <text:p>180000.0</text:p>
          </table:table-cell>
          <table:table-cell table:style-name="ce20" office:value-type="string" calcext:value-type="string">
            <text:p>RS IMOB</text:p>
          </table:table-cell>
          <table:table-cell table:style-name="ce20" office:value-type="string" calcext:value-type="string">
            <text:p>Código do anúncio: 32</text:p>
            <text:p/>
            <text:p>Vendo terreno medindo 13,05 frente x fundos com 27,60 laterais.                                           IPTU a 18 anos pagos quitados em dias sem débitos e com o mesmo proprietário.  Kit postinho padrão Celesc pronto para ligação e homologado com processo judicial e aprovado na Celesc e melhorias nas rede de funcionamento.     Projeto aprovado  na PMF de pavimentação em breve para o próximo ano.  Lugar calmo e tranquilo com árvores frutíferas próximo a trilha da praia do Moçambique no canto das aranhas.  Pronto pra construir ou investir.  Sobre a água ( CASAN PADRÃO) só fazer o pedido que eles ligam.</text:p>
          </table:table-cell>
          <table:table-cell table:style-name="ce21" office:value-type="string" calcext:value-type="string">
            <text:p><text:a xlink:href="https://sc.olx.com.br/florianopolis-e-regiao/terrenos/florianopolis-terreno-padrao-sao-joao-do-rio-vermelho-995639231" xlink:type="simple">https://sc.olx.com.br/florianopolis-e-regiao/terrenos/florianopolis-terreno-padrao-sao-joao-do-rio-vermelho-995639231</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0257" calcext:value-type="float">
            <text:p>88060257</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das Gerberas</text:p>
          </table:table-cell>
          <table:table-cell table:number-columns-repeated="1012"/>
        </table:table-row>
        <table:table-row table:style-name="ro1">
          <table:table-cell table:style-name="ce20" office:value-type="float" office:value="293" calcext:value-type="float">
            <text:p>293</text:p>
          </table:table-cell>
          <table:table-cell table:style-name="ce20" office:value-type="string" calcext:value-type="string">
            <text:p>Oportunidade de investimento no Campeche. Terreno com 450 m², plano e pronto para construç</text:p>
          </table:table-cell>
          <table:table-cell table:style-name="ce20" office:value-type="string" calcext:value-type="string">
            <text:p>456000.0</text:p>
          </table:table-cell>
          <table:table-cell table:style-name="ce20" office:value-type="string" calcext:value-type="string">
            <text:p>André Oliveira</text:p>
          </table:table-cell>
          <table:table-cell table:style-name="ce20" office:value-type="string" calcext:value-type="string">
            <text:p>Código do anúncio: TE0076</text:p>
            <text:p/>
            <text:p>Oportunidade de investimento no Campeche. Terreno com 450 m², plano e pronto para construção. </text:p>
            <text:p>  </text:p>
            <text:p> Em uma rua sem saída, larga e ótima localização próximo ao Banco do Brasil, posto de saúde e terminal de ônibus,12 minutos do centro e 10 minutos do aeroporto. </text:p>
            <text:p>  </text:p>
            <text:p> Imóvel não passível de financiamento. </text:p>
            <text:p>  </text:p>
            <text:p> Agende sua visita com um de nossos corretores!</text:p>
          </table:table-cell>
          <table:table-cell table:style-name="ce21" office:value-type="string" calcext:value-type="string">
            <text:p><text:a xlink:href="https://sc.olx.com.br/florianopolis-e-regiao/terrenos/oportunidade-de-investimento-no-campeche-terreno-com-450-m-plano-e-pronto-para-construc-931930816" xlink:type="simple">https://sc.olx.com.br/florianopolis-e-regiao/terrenos/oportunidade-de-investimento-no-campeche-terreno-com-450-m-plano-e-pronto-para-construc-931930816</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65025" calcext:value-type="float">
            <text:p>88065025</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Xiniqua</text:p>
          </table:table-cell>
          <table:table-cell table:number-columns-repeated="1012"/>
        </table:table-row>
        <table:table-row table:style-name="ro1">
          <table:table-cell table:style-name="ce20" office:value-type="float" office:value="294" calcext:value-type="float">
            <text:p>294</text:p>
          </table:table-cell>
          <table:table-cell table:style-name="ce20" office:value-type="string" calcext:value-type="string">
            <text:p>Passo de Torres - Terreno Padrão - Progresso</text:p>
          </table:table-cell>
          <table:table-cell table:style-name="ce20" office:value-type="string" calcext:value-type="string">
            <text:p>98000.0</text:p>
          </table:table-cell>
          <table:table-cell table:style-name="ce20" office:value-type="string" calcext:value-type="string">
            <text:p>Jorge Leal</text:p>
          </table:table-cell>
          <table:table-cell table:style-name="ce20" office:value-type="string" calcext:value-type="string">
            <text:p>Código do anúncio: 97568</text:p>
            <text:p/>
            <text:p>Ótima opção de investimento, terreno medindo 12x35=420m², contrato de gaveta antigo, bairro junto ao centro e de fácil acesso, próximo a  Torres RS, venha conferir esta opção !</text:p>
          </table:table-cell>
          <table:table-cell table:style-name="ce21" office:value-type="string" calcext:value-type="string">
            <text:p><text:a xlink:href="https://sc.olx.com.br/florianopolis-e-regiao/terrenos/passo-de-torres-terreno-padrao-progresso-967123060" xlink:type="simple">https://sc.olx.com.br/florianopolis-e-regiao/terrenos/passo-de-torres-terreno-padrao-progresso-967123060</text:a></text:p>
          </table:table-cell>
          <table:table-cell table:style-name="ce20" office:value-type="string" calcext:value-type="string">
            <text:p>Terrenos</text:p>
          </table:table-cell>
          <table:table-cell table:style-name="ce20" office:value-type="string" calcext:value-type="string">
            <text:p>42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295" calcext:value-type="float">
            <text:p>295</text:p>
          </table:table-cell>
          <table:table-cell table:style-name="ce20" office:value-type="string" calcext:value-type="string">
            <text:p>Terreno no Canto dos Araçás</text:p>
          </table:table-cell>
          <table:table-cell table:style-name="ce20" office:value-type="string" calcext:value-type="string">
            <text:p>350000.0</text:p>
          </table:table-cell>
          <table:table-cell table:style-name="ce20" office:value-type="string" calcext:value-type="string">
            <text:p>Silvio Cordeiro Imóveis</text:p>
          </table:table-cell>
          <table:table-cell table:style-name="ce20" office:value-type="string" calcext:value-type="string">
            <text:p>Código do anúncio: 238</text:p>
            <text:p/>
            <text:p>Local tranquilo. Terreno em APL com 10% de aproveitamento para construção.</text:p>
          </table:table-cell>
          <table:table-cell table:style-name="ce21" office:value-type="string" calcext:value-type="string">
            <text:p><text:a xlink:href="https://sc.olx.com.br/florianopolis-e-regiao/terrenos/terreno-no-canto-dos-aracas-972336545" xlink:type="simple">https://sc.olx.com.br/florianopolis-e-regiao/terrenos/terreno-no-canto-dos-aracas-972336545</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62100" calcext:value-type="float">
            <text:p>88062100</text:p>
          </table:table-cell>
          <table:table-cell table:style-name="ce20" office:value-type="string" calcext:value-type="string">
            <text:p>Florianopolis</text:p>
          </table:table-cell>
          <table:table-cell table:style-name="ce20" office:value-type="string" calcext:value-type="string">
            <text:p>Lagoa da Conceicao</text:p>
          </table:table-cell>
          <table:table-cell table:style-name="ce20" office:value-type="string" calcext:value-type="string">
            <text:p>Rua Joao Pacheco da Costa</text:p>
          </table:table-cell>
          <table:table-cell table:number-columns-repeated="1012"/>
        </table:table-row>
        <table:table-row table:style-name="ro1">
          <table:table-cell table:style-name="ce20" office:value-type="float" office:value="296" calcext:value-type="float">
            <text:p>296</text:p>
          </table:table-cell>
          <table:table-cell table:style-name="ce20" office:value-type="string" calcext:value-type="string">
            <text:p>Terreno com 360m², escritura pública em loteamento a 550 metros do mar na praia do Campech</text:p>
          </table:table-cell>
          <table:table-cell table:style-name="ce20" office:value-type="string" calcext:value-type="string">
            <text:p>792000.0</text:p>
          </table:table-cell>
          <table:table-cell table:style-name="ce20" office:value-type="string" calcext:value-type="string">
            <text:p>THIAGO BORGES</text:p>
          </table:table-cell>
          <table:table-cell table:style-name="ce20" office:value-type="string" calcext:value-type="string">
            <text:p>Código do anúncio: 802021</text:p>
            <text:p/>
            <text:p>Oportunidade de lote com escritura pública no melhor loteamento do sul da ilha! </text:p>
            <text:p>  </text:p>
            <text:p> Lote com excelente localização em rua interna no loteamento, a apenas 350 metros do mar na Praia do Campeche. </text:p>
            <text:p>  </text:p>
            <text:p> 360m² 12x30 </text:p>
            <text:p>  </text:p>
            <text:p> Melhor projeto de loteamento do sul da ilha! </text:p>
            <text:p>  </text:p>
            <text:p> Informações e visita ligue agora, ou envie mensagem Whatsapp.</text:p>
          </table:table-cell>
          <table:table-cell table:style-name="ce21" office:value-type="string" calcext:value-type="string">
            <text:p><text:a xlink:href="https://sc.olx.com.br/florianopolis-e-regiao/terrenos/terreno-com-360m-escritura-publica-em-loteamento-a-550-metros-do-mar-na-praia-do-campech-909639777" xlink:type="simple">https://sc.olx.com.br/florianopolis-e-regiao/terrenos/terreno-com-360m-escritura-publica-em-loteamento-a-550-metros-do-mar-na-praia-do-campech-909639777</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3270" calcext:value-type="float">
            <text:p>8806327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Jardim dos Eucaliptos - ate 1069/1070</text:p>
          </table:table-cell>
          <table:table-cell/>
          <table:table-cell table:style-name="ce22" office:value-type="float" office:value="1000" calcext:value-type="float">
            <text:p>R$1,000</text:p>
          </table:table-cell>
          <table:table-cell table:number-columns-repeated="1010"/>
        </table:table-row>
        <table:table-row table:style-name="ro1">
          <table:table-cell table:style-name="ce20" office:value-type="float" office:value="297" calcext:value-type="float">
            <text:p>297</text:p>
          </table:table-cell>
          <table:table-cell table:style-name="ce20" office:value-type="string" calcext:value-type="string">
            <text:p>Lote/Terreno para venda tem 882 metros quadrados em Ingleses do Rio Vermelho - Florianópol</text:p>
          </table:table-cell>
          <table:table-cell table:style-name="ce20" office:value-type="string" calcext:value-type="string">
            <text:p>573196.0</text:p>
          </table:table-cell>
          <table:table-cell table:style-name="ce20" office:value-type="string" calcext:value-type="string">
            <text:p>MGS Imóveis</text:p>
          </table:table-cell>
          <table:table-cell table:style-name="ce20" office:value-type="string" calcext:value-type="string">
            <text:p>Código do anúncio: 105547</text:p>
            <text:p/>
            <text:p>Terrenos à venda em condomínio fechado no Costão Golf.Condomínio:O empreendimento representa um novo conceito de morar, um novo estilo de viver. Condomínio de casas de alto padrão integrado a um campo de golfe e com infraestrutura de resort.Contém sistema de vigilância e portaria 24 horas, sistema viário com ruas largas arborizadas e iluminadas, amplo setor de estacionamento para visitantes, setor esportivo, playground e salão de festas com churrasqueira. Situado em uma área de 453.000 m², o Costão Golf é um condomínio único, onde 80% da área são verdes. Sinta o prazer de morar em um ambiente com segurança, muito verde e belas paisagens.</text:p>
          </table:table-cell>
          <table:table-cell table:style-name="ce21" office:value-type="string" calcext:value-type="string">
            <text:p><text:a xlink:href="https://sc.olx.com.br/florianopolis-e-regiao/terrenos/lote-terreno-para-venda-tem-882-metros-quadrados-em-ingleses-do-rio-vermelho-florianopol-914414623" xlink:type="simple">https://sc.olx.com.br/florianopolis-e-regiao/terrenos/lote-terreno-para-venda-tem-882-metros-quadrados-em-ingleses-do-rio-vermelho-florianopol-914414623</text:a></text:p>
          </table:table-cell>
          <table:table-cell table:style-name="ce20" office:value-type="string" calcext:value-type="string">
            <text:p>Terrenos</text:p>
          </table:table-cell>
          <table:table-cell table:style-name="ce20" office:value-type="string" calcext:value-type="string">
            <text:p>869m2</text:p>
          </table:table-cell>
          <table:table-cell table:style-name="ce20" office:value-type="float" office:value="88058400" calcext:value-type="float">
            <text:p>8805840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ario Manoel Cardoso</text:p>
          </table:table-cell>
          <table:table-cell table:style-name="ce22" office:value-type="float" office:value="778" calcext:value-type="float">
            <text:p>R$778</text:p>
          </table:table-cell>
          <table:table-cell table:style-name="ce22" office:value-type="float" office:value="1379" calcext:value-type="float">
            <text:p>R$1,379</text:p>
          </table:table-cell>
          <table:table-cell table:number-columns-repeated="1010"/>
        </table:table-row>
        <table:table-row table:style-name="ro1">
          <table:table-cell table:style-name="ce20" office:value-type="float" office:value="298" calcext:value-type="float">
            <text:p>298</text:p>
          </table:table-cell>
          <table:table-cell table:style-name="ce20" office:value-type="string" calcext:value-type="string">
            <text:p>CRICIúMA - Terreno Padrão - Dagostin</text:p>
          </table:table-cell>
          <table:table-cell table:style-name="ce20" office:value-type="string" calcext:value-type="string">
            <text:p>350000.0</text:p>
          </table:table-cell>
          <table:table-cell table:style-name="ce20" office:value-type="string" calcext:value-type="string">
            <text:p>Duda Imóveis Ltda</text:p>
          </table:table-cell>
          <table:table-cell table:style-name="ce20" office:value-type="string" calcext:value-type="string">
            <text:p>Código do anúncio: 35663</text:p>
            <text:p/>
            <text:p>Situado no bairro Dagostin, Criciúma, e a somente 3,5km da BR 101, esse lindo e amplo terreno conta com uma metragem de 1.005m², e condições de pagamento facilitadas. Entre em contato e saiba mais detalhes.</text:p>
          </table:table-cell>
          <table:table-cell table:style-name="ce21" office:value-type="string" calcext:value-type="string">
            <text:p><text:a xlink:href="https://sc.olx.com.br/florianopolis-e-regiao/terrenos/criciuma-terreno-padrao-dagostin-972294944" xlink:type="simple">https://sc.olx.com.br/florianopolis-e-regiao/terrenos/criciuma-terreno-padrao-dagostin-972294944</text:a></text:p>
          </table:table-cell>
          <table:table-cell table:style-name="ce20" office:value-type="string" calcext:value-type="string">
            <text:p>Terrenos</text:p>
          </table:table-cell>
          <table:table-cell table:style-name="ce20" office:value-type="string" calcext:value-type="string">
            <text:p>1005m2</text:p>
          </table:table-cell>
          <table:table-cell table:style-name="ce20" office:value-type="float" office:value="88820000" calcext:value-type="float">
            <text:p>88820000</text:p>
          </table:table-cell>
          <table:table-cell table:style-name="ce20" office:value-type="string" calcext:value-type="string">
            <text:p>Icar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299" calcext:value-type="float">
            <text:p>299</text:p>
          </table:table-cell>
          <table:table-cell table:style-name="ce20" office:value-type="string" calcext:value-type="string">
            <text:p>Florianópolis - Terreno padrão - Jurerê <text:s/>Internacional</text:p>
          </table:table-cell>
          <table:table-cell table:style-name="ce20" office:value-type="string" calcext:value-type="string">
            <text:p>2900000.0</text:p>
          </table:table-cell>
          <table:table-cell table:style-name="ce20" office:value-type="string" calcext:value-type="string">
            <text:p>Lucilia Corretora de Imóveis</text:p>
          </table:table-cell>
          <table:table-cell table:style-name="ce20" office:value-type="string" calcext:value-type="string">
            <text:p>Código do anúncio: 421</text:p>
            <text:p/>
            <text:p>Terreno a venda Jurerê internacional com 450 m². </text:p>
            <text:p>  </text:p>
            <text:p> Á  120 metros do Open Shopping. </text:p>
            <text:p>  </text:p>
            <text:p>  </text:p>
            <text:p> Florianópolis, cidade a beira mar... </text:p>
            <text:p> Um encanto de tanta beleza e magia, </text:p>
            <text:p> De gente bonita, sábia e hospitaleira. </text:p>
            <text:p> Uma agradável sensação é este lugar! </text:p>
            <text:p>  </text:p>
            <text:p> As outras capitais jamais se igualarão, </text:p>
            <text:p> A tanta maravilha exposta entre as brumas. </text:p>
            <text:p> És a princesinha do sul e da nação, </text:p>
            <text:p> A cada alvorada renasce insular... </text:p>
            <text:p>  </text:p>
            <text:p> Sua figueira centenária tornou-se alvo, </text:p>
            <text:p> Das superstições dos curiosos e turistas. </text:p>
            <text:p> Basta dar sete voltas em torno do tronco, </text:p>
            <text:p> Para mudar a sorte de toda uma vida. </text:p>
            <text:p>  </text:p>
            <text:p> Sua arquitetura é quase toda de época, </text:p>
            <text:p> Impressiona os que passeiam por lá. </text:p>
            <text:p> Visão de um tempo que estacionou, </text:p>
            <text:p> Provocando inconfundível admirar...</text:p>
          </table:table-cell>
          <table:table-cell table:style-name="ce21" office:value-type="string" calcext:value-type="string">
            <text:p><text:a xlink:href="https://sc.olx.com.br/florianopolis-e-regiao/terrenos/florianopolis-terreno-padrao-jurere-internacional-988789195" xlink:type="simple">https://sc.olx.com.br/florianopolis-e-regiao/terrenos/florianopolis-terreno-padrao-jurere-internacional-988789195</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53424" calcext:value-type="float">
            <text:p>88053424</text:p>
          </table:table-cell>
          <table:table-cell table:style-name="ce20" office:value-type="string" calcext:value-type="string">
            <text:p>Florianopolis</text:p>
          </table:table-cell>
          <table:table-cell table:style-name="ce20" office:value-type="string" calcext:value-type="string">
            <text:p>Jurere Internacional</text:p>
          </table:table-cell>
          <table:table-cell table:style-name="ce20" office:value-type="string" calcext:value-type="string">
            <text:p>Rua das Palombetas</text:p>
          </table:table-cell>
          <table:table-cell table:number-columns-repeated="1012"/>
        </table:table-row>
        <table:table-row table:style-name="ro1">
          <table:table-cell table:style-name="ce20" office:value-type="float" office:value="300" calcext:value-type="float">
            <text:p>300</text:p>
          </table:table-cell>
          <table:table-cell table:style-name="ce20" office:value-type="string" calcext:value-type="string">
            <text:p>Lote/Terreno para venda com 268 metros quadrados no Loteamento Bosque São José em São José</text:p>
          </table:table-cell>
          <table:table-cell table:style-name="ce20" office:value-type="string" calcext:value-type="string">
            <text:p>120000.0</text:p>
          </table:table-cell>
          <table:table-cell table:style-name="ce20" office:value-type="string" calcext:value-type="string">
            <text:p>Arcidino Geremias</text:p>
          </table:table-cell>
          <table:table-cell table:style-name="ce20" office:value-type="string" calcext:value-type="string">
            <text:p>Código do anúncio: 18O6VNM</text:p>
            <text:p/>
            <text:p>Lote de 268,8 m² com frente para a Rua F em curva de 14,15 metros, fundos para a área verde de lazer 04 em curva com 11,45 metros e lados de 21 metros.</text:p>
          </table:table-cell>
          <table:table-cell table:style-name="ce21" office:value-type="string" calcext:value-type="string">
            <text:p><text:a xlink:href="https://sc.olx.com.br/florianopolis-e-regiao/terrenos/lote-terreno-para-venda-com-268-metros-quadrados-no-loteamento-bosque-sao-jose-em-sao-jose-931642817" xlink:type="simple">https://sc.olx.com.br/florianopolis-e-regiao/terrenos/lote-terreno-para-venda-com-268-metros-quadrados-no-loteamento-bosque-sao-jose-em-sao-jose-931642817</text:a></text:p>
          </table:table-cell>
          <table:table-cell table:style-name="ce20" office:value-type="string" calcext:value-type="string">
            <text:p>Terrenos</text:p>
          </table:table-cell>
          <table:table-cell table:style-name="ce20" office:value-type="string" calcext:value-type="string">
            <text:p>268m2</text:p>
          </table:table-cell>
          <table:table-cell table:style-name="ce20" office:value-type="float" office:value="88123020" calcext:value-type="float">
            <text:p>88123020</text:p>
          </table:table-cell>
          <table:table-cell table:style-name="ce20" office:value-type="string" calcext:value-type="string">
            <text:p>Sao Jose</text:p>
          </table:table-cell>
          <table:table-cell table:style-name="ce20" office:value-type="string" calcext:value-type="string">
            <text:p>Colonia Santana</text:p>
          </table:table-cell>
          <table:table-cell table:style-name="ce20" office:value-type="string" calcext:value-type="string">
            <text:p>Rua Luiz Carolino Pereira</text:p>
          </table:table-cell>
          <table:table-cell table:number-columns-repeated="1012"/>
        </table:table-row>
        <table:table-row table:style-name="ro1">
          <table:table-cell table:style-name="ce20" office:value-type="float" office:value="301" calcext:value-type="float">
            <text:p>301</text:p>
          </table:table-cell>
          <table:table-cell table:style-name="ce20" office:value-type="string" calcext:value-type="string">
            <text:p>Vendo lindo lote em Governador Celso Ramos</text:p>
          </table:table-cell>
          <table:table-cell table:style-name="ce20" office:value-type="string" calcext:value-type="string">
            <text:p>165000.0</text:p>
          </table:table-cell>
          <table:table-cell table:style-name="ce20" office:value-type="string" calcext:value-type="string">
            <text:p>Nilson Faria</text:p>
          </table:table-cell>
          <table:table-cell table:style-name="ce20" office:value-type="string" calcext:value-type="string">
            <text:p>Lote plano?, escriturado com uma vista privilegiada.</text:p>
            <text:p>Único loteamento com tratamento de esgoto próprio. </text:p>
            <text:p>Lote com 360 mt2º.</text:p>
            <text:p>Aberto a negociação.</text:p>
            <text:p/>
          </table:table-cell>
          <table:table-cell table:style-name="ce21" office:value-type="string" calcext:value-type="string">
            <text:p><text:a xlink:href="https://sc.olx.com.br/florianopolis-e-regiao/terrenos/vendo-lindo-lote-em-governador-celso-ramos-1000359785" xlink:type="simple">https://sc.olx.com.br/florianopolis-e-regiao/terrenos/vendo-lindo-lote-em-governador-celso-ramos-1000359785</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60000" calcext:value-type="float">
            <text:p>88160000</text:p>
          </table:table-cell>
          <table:table-cell table:style-name="ce20" office:value-type="string" calcext:value-type="string">
            <text:p>Biguacu</text:p>
          </table:table-cell>
          <table:table-cell table:number-columns-repeated="2"/>
          <table:table-cell table:style-name="ce22" office:value-type="float" office:value="0" calcext:value-type="float">
            <text:p>R$0</text:p>
          </table:table-cell>
          <table:table-cell table:style-name="ce22" office:value-type="float" office:value="700" calcext:value-type="float">
            <text:p>R$700</text:p>
          </table:table-cell>
          <table:table-cell table:number-columns-repeated="1010"/>
        </table:table-row>
        <table:table-row table:style-name="ro1">
          <table:table-cell table:style-name="ce20" office:value-type="float" office:value="302" calcext:value-type="float">
            <text:p>302</text:p>
          </table:table-cell>
          <table:table-cell table:style-name="ce20" office:value-type="string" calcext:value-type="string">
            <text:p>Potencial para fazer Cabanas para Alugar</text:p>
          </table:table-cell>
          <table:table-cell table:style-name="ce20" office:value-type="string" calcext:value-type="string">
            <text:p>530000.0</text:p>
          </table:table-cell>
          <table:table-cell table:style-name="ce20" office:value-type="string" calcext:value-type="string">
            <text:p>Emerson hinkel</text:p>
          </table:table-cell>
          <table:table-cell table:style-name="ce20" office:value-type="string" calcext:value-type="string">
            <text:p>Código do anúncio: 9585... ver número</text:p>
            <text:p/>
            <text:p>Ótimo custo benefício:Tem um enorme potencial para construir cabanas e explorar aluguéis:Vendo lindo terreno rural com 13,3 hectares apenas 3 km do centro da cidade de Alfredo Wagner.  No terreno tem uma casa grande de madeira de lei com uma cozinha em anexo  em alvenaria, forno a lenha  e tem também galinheiro, e local para armazenar tratos para criação, tem ramada.  Tem um rio muito lindo que passa na extrema e também um pequeno riacho que corta o terreno. Tem vários pés de araucarias já produzindo pinhão. Tem local para plantar e também pastagem para criação de gado. Terreno perfeito para morar ou sítio para finais de semana. Tem Escritura Pública em Registro de Imóveis.  Não aceito troca por outros imóveis. Fone ou Whatsapp  Emerson Hinkel Corretor de ImóveisCreci 43528 F.</text:p>
          </table:table-cell>
          <table:table-cell table:style-name="ce21" office:value-type="string" calcext:value-type="string">
            <text:p><text:a xlink:href="https://sc.olx.com.br/florianopolis-e-regiao/terrenos/potencial-para-fazer-cabanas-para-alugar-979486395" xlink:type="simple">https://sc.olx.com.br/florianopolis-e-regiao/terrenos/potencial-para-fazer-cabanas-para-alugar-979486395</text:a></text:p>
          </table:table-cell>
          <table:table-cell table:style-name="ce20" office:value-type="string" calcext:value-type="string">
            <text:p>Sitios e chacaras</text:p>
          </table:table-cell>
          <table:table-cell table:style-name="ce20" office:value-type="string" calcext:value-type="string">
            <text:p>13394m2</text:p>
          </table:table-cell>
          <table:table-cell table:style-name="ce20" office:value-type="float" office:value="88450000" calcext:value-type="float">
            <text:p>88450000</text:p>
          </table:table-cell>
          <table:table-cell table:style-name="ce20" office:value-type="string" calcext:value-type="string">
            <text:p>Alfredo Wagner</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03" calcext:value-type="float">
            <text:p>303</text:p>
          </table:table-cell>
          <table:table-cell table:style-name="ce20" office:value-type="string" calcext:value-type="string">
            <text:p>Vende-se terreno em Garopaba com 368m2, no bairro Encantada, pé da montanha. Lugar super t</text:p>
          </table:table-cell>
          <table:table-cell table:style-name="ce20" office:value-type="string" calcext:value-type="string">
            <text:p>175000.0</text:p>
          </table:table-cell>
          <table:table-cell table:style-name="ce20" office:value-type="string" calcext:value-type="string">
            <text:p>Eduardo Schäffer</text:p>
          </table:table-cell>
          <table:table-cell table:style-name="ce20" office:value-type="string" calcext:value-type="string">
            <text:p>Código do anúncio: 245</text:p>
            <text:p/>
            <text:p>Vende-se terreno em Garopaba com 368m2, no bairro Encantada, pé da montanha. Lugar super tranquilo, região de moradores, cercado de muita natureza. Possui uma linda vista da Pedra Branca. Próximo a trilhas, cachoeiras e ao maior centro de Yoga da América Latina. O imóvel com viabilidade para construir, inscrição imobiliária e IPTU em dia. Oportunidade para quem quer investir. Aproveita! Mais informações pelo site ou fone . CRECI 32.791FAs informações estão sujeitas a alterações. Consulte o corretor responsável. Chave do anúncio: 6fWPdsBJ7p8phUnS</text:p>
          </table:table-cell>
          <table:table-cell table:style-name="ce21" office:value-type="string" calcext:value-type="string">
            <text:p><text:a xlink:href="https://sc.olx.com.br/florianopolis-e-regiao/terrenos/vende-se-terreno-em-garopaba-com-368m2-no-bairro-encantada-pe-da-montanha-lugar-super-t-940259071" xlink:type="simple">https://sc.olx.com.br/florianopolis-e-regiao/terrenos/vende-se-terreno-em-garopaba-com-368m2-no-bairro-encantada-pe-da-montanha-lugar-super-t-940259071</text:a></text:p>
          </table:table-cell>
          <table:table-cell table:style-name="ce20" office:value-type="string" calcext:value-type="string">
            <text:p>Terrenos</text:p>
          </table:table-cell>
          <table:table-cell table:style-name="ce20" office:value-type="string" calcext:value-type="string">
            <text:p>368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04" calcext:value-type="float">
            <text:p>304</text:p>
          </table:table-cell>
          <table:table-cell table:style-name="ce20" office:value-type="string" calcext:value-type="string">
            <text:p>Lindo terreno na praia a 400m do mar - todo murado - 400m do mar - ESCRITURADO</text:p>
          </table:table-cell>
          <table:table-cell table:style-name="ce20" office:value-type="string" calcext:value-type="string">
            <text:p>75000.0</text:p>
          </table:table-cell>
          <table:table-cell table:style-name="ce20" office:value-type="string" calcext:value-type="string">
            <text:p>Diogo Beck</text:p>
          </table:table-cell>
          <table:table-cell table:style-name="ce20" office:value-type="string" calcext:value-type="string">
            <text:p>Código do anúncio: 28946</text:p>
            <text:p/>
            <text:p>Referência: 0415 - DIOGO BECK - SEU CORRETOR NO LITORAL                                           CRECI/SC: 29521 TERRENO TODO MURADO NA PRAIA A 400m DO MAR - ESCRITURADO    TERENO PLANO E PRONTO PARA CONSTRUIR   COM ESCRITURA, REGISTRO E TODOS OS IMPOSTOS EM DIA   AREA DO LOTE: 300m²  (12,00m X 25,00m)   BALNEÁRIO ARROIO DO SILVA / SC   DISPONIBILIDADE E VALORES SUJEITOS A CONFIRMAÇÃO  </text:p>
          </table:table-cell>
          <table:table-cell table:style-name="ce21" office:value-type="string" calcext:value-type="string">
            <text:p><text:a xlink:href="https://sc.olx.com.br/florianopolis-e-regiao/terrenos/lindo-terreno-na-praia-a-400m-do-mar-todo-murado-400m-do-mar-escriturado-991461032" xlink:type="simple">https://sc.olx.com.br/florianopolis-e-regiao/terrenos/lindo-terreno-na-praia-a-400m-do-mar-todo-murado-400m-do-mar-escriturado-991461032</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14000" calcext:value-type="float">
            <text:p>88914000</text:p>
          </table:table-cell>
          <table:table-cell table:style-name="ce20" office:value-type="string" calcext:value-type="string">
            <text:p>Balneario Arroio do Silva</text:p>
          </table:table-cell>
          <table:table-cell table:number-columns-repeated="1014"/>
        </table:table-row>
        <table:table-row table:style-name="ro1">
          <table:table-cell table:style-name="ce20" office:value-type="float" office:value="305" calcext:value-type="float">
            <text:p>305</text:p>
          </table:table-cell>
          <table:table-cell table:style-name="ce20" office:value-type="string" calcext:value-type="string">
            <text:p>TERRENO COM 409,78 M² A VENDA NO BAIRRO SÃO SEBASTIÃO</text:p>
          </table:table-cell>
          <table:table-cell table:style-name="ce20" office:value-type="string" calcext:value-type="string">
            <text:p>372000.0</text:p>
          </table:table-cell>
          <table:table-cell table:style-name="ce20" office:value-type="string" calcext:value-type="string">
            <text:p>IMOBILIÁRIA SONHO AZUL</text:p>
          </table:table-cell>
          <table:table-cell table:style-name="ce20" office:value-type="string" calcext:value-type="string">
            <text:p>Código do anúncio: TE0138</text:p>
            <text:p/>
            <text:p>TERRENO DISPONÍVEL NO BAIRRO SÃO SEBASTIÃO EM PALHOÇA </text:p>
            <text:p>  </text:p>
            <text:p> - 409,78 m² </text:p>
            <text:p> -Dimensões: 13 x 29 </text:p>
            <text:p> -Terreno plano para construir </text:p>
            <text:p> -Viabilidade para prédio de 4 andares </text:p>
            <text:p>  </text:p>
            <text:p> Localizado ao lado do loteamento Pagani, </text:p>
            <text:p> Próximo ao comercio local e shopping via catarina </text:p>
            <text:p>  </text:p>
            <text:p> ACEITA FINANCIAMENTO -</text:p>
          </table:table-cell>
          <table:table-cell table:style-name="ce21" office:value-type="string" calcext:value-type="string">
            <text:p><text:a xlink:href="https://sc.olx.com.br/florianopolis-e-regiao/terrenos/terreno-com-409-78-m-a-venda-no-bairro-sao-sebastiao-892256588" xlink:type="simple">https://sc.olx.com.br/florianopolis-e-regiao/terrenos/terreno-com-409-78-m-a-venda-no-bairro-sao-sebastiao-892256588</text:a></text:p>
          </table:table-cell>
          <table:table-cell table:style-name="ce20" office:value-type="string" calcext:value-type="string">
            <text:p>Terrenos</text:p>
          </table:table-cell>
          <table:table-cell table:style-name="ce20" office:value-type="string" calcext:value-type="string">
            <text:p>410m2</text:p>
          </table:table-cell>
          <table:table-cell table:style-name="ce20" office:value-type="float" office:value="88136000" calcext:value-type="float">
            <text:p>88136000</text:p>
          </table:table-cell>
          <table:table-cell table:style-name="ce20" office:value-type="string" calcext:value-type="string">
            <text:p>Palhoca</text:p>
          </table:table-cell>
          <table:table-cell table:style-name="ce20" office:value-type="string" calcext:value-type="string">
            <text:p>Sao Sebastiao</text:p>
          </table:table-cell>
          <table:table-cell table:style-name="ce20" office:value-type="string" calcext:value-type="string">
            <text:p>Rua Tomaz Domingos da Silveira - de 2834/2835 ao fim</text:p>
          </table:table-cell>
          <table:table-cell/>
          <table:table-cell table:style-name="ce22" office:value-type="float" office:value="1100" calcext:value-type="float">
            <text:p>R$1,100</text:p>
          </table:table-cell>
          <table:table-cell table:number-columns-repeated="1010"/>
        </table:table-row>
        <table:table-row table:style-name="ro1">
          <table:table-cell table:style-name="ce20" office:value-type="float" office:value="306" calcext:value-type="float">
            <text:p>306</text:p>
          </table:table-cell>
          <table:table-cell table:style-name="ce20" office:value-type="string" calcext:value-type="string">
            <text:p>Terreno à venda, 800 m² por R$ 1.235.000,00 - Rio Tavares - Florianópolis/SC</text:p>
          </table:table-cell>
          <table:table-cell table:style-name="ce20" office:value-type="string" calcext:value-type="string">
            <text:p>1235000.0</text:p>
          </table:table-cell>
          <table:table-cell table:style-name="ce20" office:value-type="string" calcext:value-type="string">
            <text:p>Thiago B. Volpato</text:p>
          </table:table-cell>
          <table:table-cell table:style-name="ce20" office:value-type="string" calcext:value-type="string">
            <text:p>Código do anúncio: TE0002</text:p>
            <text:p/>
            <text:p>TERRENO COM ESCRITURA PÚBLICA! </text:p>
            <text:p> Excelente terreno com 799,4m² a poucos metros da Rua Pau de Canela, localizado em servidão tranquila. </text:p>
            <text:p> Possibilidade de desmembramento em dois lotes pelo comprador. </text:p>
            <text:p> Zoneamento em ARP 2.5, ótima viabilidade de construção. </text:p>
            <text:p>  </text:p>
            <text:p> Gostou? </text:p>
            <text:p> Entre em contato conosco! </text:p>
            <text:p>  Whatsapp </text:p>
            <text:p>  Whatsapp -</text:p>
          </table:table-cell>
          <table:table-cell table:style-name="ce21" office:value-type="string" calcext:value-type="string">
            <text:p><text:a xlink:href="https://sc.olx.com.br/florianopolis-e-regiao/terrenos/terreno-a-venda-800-m-por-r-1-235-000-00-rio-tavares-florianopolis-sc-967485783" xlink:type="simple">https://sc.olx.com.br/florianopolis-e-regiao/terrenos/terreno-a-venda-800-m-por-r-1-235-000-00-rio-tavares-florianopolis-sc-967485783</text:a></text:p>
          </table:table-cell>
          <table:table-cell table:style-name="ce20" office:value-type="string" calcext:value-type="string">
            <text:p>Terrenos</text:p>
          </table:table-cell>
          <table:table-cell table:style-name="ce20" office:value-type="string" calcext:value-type="string">
            <text:p>800m2</text:p>
          </table:table-cell>
          <table:table-cell table:style-name="ce20" office:value-type="float" office:value="88048330" calcext:value-type="float">
            <text:p>88048330</text:p>
          </table:table-cell>
          <table:table-cell table:style-name="ce20" office:value-type="string" calcext:value-type="string">
            <text:p>Florianopolis</text:p>
          </table:table-cell>
          <table:table-cell table:style-name="ce20" office:value-type="string" calcext:value-type="string">
            <text:p>Rio Tavares</text:p>
          </table:table-cell>
          <table:table-cell table:style-name="ce20" office:value-type="string" calcext:value-type="string">
            <text:p>Rua Pau de Canela - ate 1033/01034</text:p>
          </table:table-cell>
          <table:table-cell table:number-columns-repeated="1012"/>
        </table:table-row>
        <table:table-row table:style-name="ro1">
          <table:table-cell table:style-name="ce20" office:value-type="float" office:value="307" calcext:value-type="float">
            <text:p>307</text:p>
          </table:table-cell>
          <table:table-cell table:style-name="ce20" office:value-type="string" calcext:value-type="string">
            <text:p>Terreno na Lagoa com possibilidades para comércio.</text:p>
          </table:table-cell>
          <table:table-cell table:style-name="ce20" office:value-type="string" calcext:value-type="string">
            <text:p>2300000.0</text:p>
          </table:table-cell>
          <table:table-cell table:style-name="ce20" office:value-type="string" calcext:value-type="string">
            <text:p>Ávila Imóveis</text:p>
          </table:table-cell>
          <table:table-cell table:style-name="ce20" office:value-type="string" calcext:value-type="string">
            <text:p>Código do anúncio: TE0087</text:p>
            <text:p/>
            <text:p>Terreno em localização privilegiada na beira da lagoa. No terreno  tem 3 construções residências mais uma casa de barco totalizando algo em torno de 300 m². Sendo o valor de venda calculado somente sobre o terreno. -</text:p>
          </table:table-cell>
          <table:table-cell table:style-name="ce21" office:value-type="string" calcext:value-type="string">
            <text:p><text:a xlink:href="https://sc.olx.com.br/florianopolis-e-regiao/terrenos/terreno-na-lagoa-com-possibilidades-para-comercio-895644504" xlink:type="simple">https://sc.olx.com.br/florianopolis-e-regiao/terrenos/terreno-na-lagoa-com-possibilidades-para-comercio-895644504</text:a></text:p>
          </table:table-cell>
          <table:table-cell table:style-name="ce20" office:value-type="string" calcext:value-type="string">
            <text:p>Terrenos</text:p>
          </table:table-cell>
          <table:table-cell table:style-name="ce20" office:value-type="string" calcext:value-type="string">
            <text:p>1950m2</text:p>
          </table:table-cell>
          <table:table-cell table:style-name="ce20" office:value-type="float" office:value="88062200" calcext:value-type="float">
            <text:p>88062200</text:p>
          </table:table-cell>
          <table:table-cell table:style-name="ce20" office:value-type="string" calcext:value-type="string">
            <text:p>Florianopolis</text:p>
          </table:table-cell>
          <table:table-cell table:style-name="ce20" office:value-type="string" calcext:value-type="string">
            <text:p>Lagoa da Conceicao</text:p>
          </table:table-cell>
          <table:table-cell table:style-name="ce20" office:value-type="string" calcext:value-type="string">
            <text:p>Rua Laurindo Januario da Silveira - ate 1030/1031</text:p>
          </table:table-cell>
          <table:table-cell table:number-columns-repeated="1012"/>
        </table:table-row>
        <table:table-row table:style-name="ro1">
          <table:table-cell table:style-name="ce20" office:value-type="float" office:value="308" calcext:value-type="float">
            <text:p>308</text:p>
          </table:table-cell>
          <table:table-cell table:style-name="ce20" office:value-type="string" calcext:value-type="string">
            <text:p>Terreno com vista panorâmica em condomínio fechado à venda - Sertão do Maruim, São José, S</text:p>
          </table:table-cell>
          <table:table-cell table:style-name="ce20" office:value-type="string" calcext:value-type="string">
            <text:p>189000.0</text:p>
          </table:table-cell>
          <table:table-cell table:style-name="ce20" office:value-type="string" calcext:value-type="string">
            <text:p>Matheus Assunção</text:p>
          </table:table-cell>
          <table:table-cell table:style-name="ce20" office:value-type="string" calcext:value-type="string">
            <text:p>Código do anúncio: 1HU9T3Q</text:p>
            <text:p/>
            <text:p>OPORTUNIDADE  - Lote com um das melhores vistas do condomínio, posição diferenciada, final de rua. </text:p>
            <text:p>  </text:p>
            <text:p> Imagine ter o seu terreno em um lugar seguro. Loteamento aberto com acesso controlado, o empreendimento que faltava em São José para você e sua família viverem com segurança e em uma região com vetor de crescimento. O empreendimento Vista da Pedra é composto por 184 terrenos que variam de 360 m² a 1060 m². São 12 terrenos comerciais em uma via principal de acesso à entrada do empreendimento e mais 171 terrenos residenciais. </text:p>
            <text:p>  </text:p>
            <text:p> O empreendimento é murado, com monitoramento 24 horas em parceria com a Khronos. Mais de 10 áreas de lazer e qualidade de vida planejadas com uma associação de moradores, que tem o objetivo de estabelecer normas urbanísticas e de convivência, no intuito de assegurar o bom uso das instalações e dependências do local, promover o desenvolvimento comunitário, integração e conforto dos associados. Atuará como órgão de orientação, fiscalização, autuação e execução. </text:p>
            <text:p>  </text:p>
            <text:p> O Vista da Pedra é um empreendimento que reúne planejamento e excelência, valoriza a preservação da natureza e prioriza a sua segurança e tranquilidade.</text:p>
          </table:table-cell>
          <table:table-cell table:style-name="ce21" office:value-type="string" calcext:value-type="string">
            <text:p><text:a xlink:href="https://sc.olx.com.br/florianopolis-e-regiao/terrenos/terreno-com-vista-panoramica-em-condominio-fechado-a-venda-sertao-do-maruim-sao-jose-s-995518008" xlink:type="simple">https://sc.olx.com.br/florianopolis-e-regiao/terrenos/terreno-com-vista-panoramica-em-condominio-fechado-a-venda-sertao-do-maruim-sao-jose-s-995518008</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style-name="ce22" office:value-type="float" office:value="200" calcext:value-type="float">
            <text:p>R$200</text:p>
          </table:table-cell>
          <table:table-cell table:style-name="ce22" office:value-type="float" office:value="1" calcext:value-type="float">
            <text:p>R$1</text:p>
          </table:table-cell>
          <table:table-cell table:number-columns-repeated="1010"/>
        </table:table-row>
        <table:table-row table:style-name="ro1">
          <table:table-cell table:style-name="ce20" office:value-type="float" office:value="309" calcext:value-type="float">
            <text:p>309</text:p>
          </table:table-cell>
          <table:table-cell table:style-name="ce20" office:value-type="string" calcext:value-type="string">
            <text:p>AREAFLORIANÓPOLIS</text:p>
          </table:table-cell>
          <table:table-cell table:style-name="ce20" office:value-type="string" calcext:value-type="string">
            <text:p>8650000.0</text:p>
          </table:table-cell>
          <table:table-cell table:style-name="ce20" office:value-type="string" calcext:value-type="string">
            <text:p>Tyrone Eltz Corretor de Imóveis</text:p>
          </table:table-cell>
          <table:table-cell table:style-name="ce20" office:value-type="string" calcext:value-type="string">
            <text:p>Código do anúncio: AR00001</text:p>
            <text:p/>
            <text:p>Maravilhoso terreno na Costa da Lagoa. </text:p>
            <text:p> São 177650m², divididos em 2 terrenos, ambos com escritura pública. </text:p>
            <text:p> Terreno 1: 61m (de frente para a Lagoa da Conceição) x 1650m, totalizando 100650m². </text:p>
            <text:p> Terreno 2: 55m (de frente para a Lagoa da Conceição) x 1400m, totalizando 77000m². </text:p>
            <text:p> Imóvel diferenciado. Para quem quer aproveitar seu paraíso particular e desfrutar da natureza. </text:p>
            <text:p> Fale conosco: -</text:p>
          </table:table-cell>
          <table:table-cell table:style-name="ce21" office:value-type="string" calcext:value-type="string">
            <text:p><text:a xlink:href="https://sc.olx.com.br/florianopolis-e-regiao/terrenos/areaflorianopolis-940414818" xlink:type="simple">https://sc.olx.com.br/florianopolis-e-regiao/terrenos/areaflorianopolis-940414818</text:a></text:p>
          </table:table-cell>
          <table:table-cell table:style-name="ce20" office:value-type="string" calcext:value-type="string">
            <text:p>Terrenos</text:p>
          </table:table-cell>
          <table:table-cell table:style-name="ce20" office:value-type="string" calcext:value-type="string">
            <text:p>177000m2</text:p>
          </table:table-cell>
          <table:table-cell table:style-name="ce20" office:value-type="float" office:value="88062370" calcext:value-type="float">
            <text:p>88062370</text:p>
          </table:table-cell>
          <table:table-cell table:style-name="ce20" office:value-type="string" calcext:value-type="string">
            <text:p>Florianopolis</text:p>
          </table:table-cell>
          <table:table-cell table:style-name="ce20" office:value-type="string" calcext:value-type="string">
            <text:p>Lagoa da Conceicao</text:p>
          </table:table-cell>
          <table:table-cell table:style-name="ce20" office:value-type="string" calcext:value-type="string">
            <text:p>Servidao Caminho Costa da Lagoa</text:p>
          </table:table-cell>
          <table:table-cell table:number-columns-repeated="1012"/>
        </table:table-row>
        <table:table-row table:style-name="ro1">
          <table:table-cell table:style-name="ce20" office:value-type="float" office:value="310" calcext:value-type="float">
            <text:p>310</text:p>
          </table:table-cell>
          <table:table-cell table:style-name="ce20" office:value-type="string" calcext:value-type="string">
            <text:p>BIGUAçU - Terreno Padrão - Beira Rio</text:p>
          </table:table-cell>
          <table:table-cell table:style-name="ce20" office:value-type="string" calcext:value-type="string">
            <text:p>271971.0</text:p>
          </table:table-cell>
          <table:table-cell table:style-name="ce20" office:value-type="string" calcext:value-type="string">
            <text:p>Auxiliadora Predial - Florianópolis - Campeche</text:p>
          </table:table-cell>
          <table:table-cell table:style-name="ce20" office:value-type="string" calcext:value-type="string">
            <text:p>Código do anúncio: 364131</text:p>
            <text:p/>
            <text:p>A Ábaco foi até a jóia do mar Adriático para buscar inspiração e trazer para o Brasil um empreendimento único. Lar de algumas das baías mais bonitas do mundo, Montenegro é um país jovem que respira tranquilidade, beleza e glamour.  </text:p>
            <text:p>  </text:p>
            <text:p> Com uma infraestrutura completa, urbanismo moderno, segurança e muito espaço para viver ao ar livre, o Montenegro Marine tem tudo para ser o ponto alto da vida de seus moradores. Um espaço amplo e planejado para proporcionar uma infinidade de atividades para você e sua família. </text:p>
            <text:p> Viva cercado de pessoas especiais, de lazer, saúde, segurança e tranquilidade. </text:p>
            <text:p>  </text:p>
            <text:p> Número de terrenos: 370 </text:p>
            <text:p> Tamanho dos lotes: A partir de 360m² </text:p>
            <text:p>  </text:p>
            <text:p> Fiação elétrica subterrânea </text:p>
            <text:p> Estação de tratamento de esgoto própria do bairro </text:p>
            <text:p> Calçadas com acessibilidade </text:p>
            <text:p> Projeto paisagístico diferenciado: curtir a vida ao ar livre </text:p>
            <text:p> Acesso controlado </text:p>
            <text:p> Sistema CFTV, com câmeras em pontos estratégicos </text:p>
            <text:p> Lagos contemplativos </text:p>
            <text:p> Praças com pergolados </text:p>
            <text:p> Playground </text:p>
            <text:p> Pista de skate </text:p>
            <text:p> Quadra de areia </text:p>
            <text:p> Espaço Pet</text:p>
          </table:table-cell>
          <table:table-cell table:style-name="ce21" office:value-type="string" calcext:value-type="string">
            <text:p><text:a xlink:href="https://sc.olx.com.br/florianopolis-e-regiao/terrenos/biguacu-terreno-padrao-beira-rio-991985410" xlink:type="simple">https://sc.olx.com.br/florianopolis-e-regiao/terrenos/biguacu-terreno-padrao-beira-rio-991985410</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number-columns-repeated="1012"/>
        </table:table-row>
        <table:table-row table:style-name="ro1">
          <table:table-cell table:style-name="ce20" office:value-type="float" office:value="311" calcext:value-type="float">
            <text:p>311</text:p>
          </table:table-cell>
          <table:table-cell table:style-name="ce20" office:value-type="string" calcext:value-type="string">
            <text:p>Terreno para Venda em Palhoça, Bela Vista</text:p>
          </table:table-cell>
          <table:table-cell table:style-name="ce20" office:value-type="string" calcext:value-type="string">
            <text:p>150000.0</text:p>
          </table:table-cell>
          <table:table-cell table:style-name="ce20" office:value-type="string" calcext:value-type="string">
            <text:p>Rogério Michels</text:p>
          </table:table-cell>
          <table:table-cell table:style-name="ce20" office:value-type="string" calcext:value-type="string">
            <text:p>Código do anúncio: 149_1-1384546</text:p>
            <text:p/>
            <text:p>Bonito lote no Parque Vale Verde, bairro Bela Vista, Palhoça.Loteamento planejado, asfaltado, frente para o Condomínio Moradas, cercado de muito verde, próximo ao futuro anel viário.Lote 17 da Quadra 11, Rua Brandina Tozon Zambon, excelente posição dentro do loteamento, plano, de fácio construção, distante 100 mts da avenida principal e do condomínio Moradas, vista para todo o verde da região, com 200m²(10x20), COM VIABILIDADE PARA CONSTRUÇÃO DE ATÉ 02 CASAS.ESCRITURA PÚBLICA!!!Pronto para construir.Lote distante 300 mts de padaria, minimercado, petshop, hamburgueria, pizzaria, lanchonete, e a 200 metros de ponto de ônibus.Loteamento com muitas casas boas já construídas.</text:p>
          </table:table-cell>
          <table:table-cell table:style-name="ce21" office:value-type="string" calcext:value-type="string">
            <text:p><text:a xlink:href="https://sc.olx.com.br/florianopolis-e-regiao/terrenos/terreno-para-venda-em-palhoca-bela-vista-1000358708" xlink:type="simple">https://sc.olx.com.br/florianopolis-e-regiao/terrenos/terreno-para-venda-em-palhoca-bela-vista-1000358708</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32770" calcext:value-type="float">
            <text:p>88132770</text:p>
          </table:table-cell>
          <table:table-cell table:style-name="ce20" office:value-type="string" calcext:value-type="string">
            <text:p>Palhoca</text:p>
          </table:table-cell>
          <table:table-cell table:style-name="ce20" office:value-type="string" calcext:value-type="string">
            <text:p>Bela Vista</text:p>
          </table:table-cell>
          <table:table-cell table:style-name="ce20" office:value-type="string" calcext:value-type="string">
            <text:p>Rua Jose Joao Barcelo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12" calcext:value-type="float">
            <text:p>312</text:p>
          </table:table-cell>
          <table:table-cell table:style-name="ce20" office:value-type="string" calcext:value-type="string">
            <text:p>Terreno Pronto Para Construir no Bairro Village Dunas em Balneário Gaivota/SC</text:p>
          </table:table-cell>
          <table:table-cell table:style-name="ce20" office:value-type="string" calcext:value-type="string">
            <text:p>169000.0</text:p>
          </table:table-cell>
          <table:table-cell table:style-name="ce20" office:value-type="string" calcext:value-type="string">
            <text:p>GaivotaImóveis</text:p>
          </table:table-cell>
          <table:table-cell table:style-name="ce20" office:value-type="string" calcext:value-type="string">
            <text:p>"Procurando um terreno que possa investir sem medo? Então temos a oportunidade para você!"</text:p>
            <text:p/>
            <text:p>Terreno localizado no bairro Village Dunas ao norte de Balneário Gaivota/SC!</text:p>
            <text:p/>
            <text:p>Características do Imóvel:</text:p>
            <text:p>- Escriturado e registrado;</text:p>
            <text:p>- Frente Sul;</text:p>
            <text:p>- Rede Elétrica;</text:p>
            <text:p>- Medindo 12 x 25 = 300m²;</text:p>
            <text:p>- 200 metros do mar;</text:p>
            <text:p>- Moradores nos arredores e vizinhança tranquila.</text:p>
            <text:p/>
            <text:p>Valor do Imóvel: R$ 169.000,00</text:p>
            <text:p/>
            <text:p>Venha conhecer e se aliar a tranquilidade e qualidade de vida que é viver em Balneário Gaivota/SC!</text:p>
            <text:p/>
            <text:p>Ficou com alguma dúvida ou quer saber mais informações? Entre em contato conosco agora mesmo.</text:p>
            <text:p/>
            <text:p>(48) 99651.5633 WhatsApp/ligações</text:p>
            <text:p>(48) 3583.1929 Fixo</text:p>
            <text:p>(48) 3583.2260 Filial 01</text:p>
            <text:p/>
            <text:p>Código do Imóvel: TE0855</text:p>
          </table:table-cell>
          <table:table-cell table:style-name="ce21" office:value-type="string" calcext:value-type="string">
            <text:p><text:a xlink:href="https://sc.olx.com.br/florianopolis-e-regiao/terrenos/terreno-pronto-para-construir-no-bairro-village-dunas-em-balneario-gaivota-sc-995411202" xlink:type="simple">https://sc.olx.com.br/florianopolis-e-regiao/terrenos/terreno-pronto-para-construir-no-bairro-village-dunas-em-balneario-gaivota-sc-995411202</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13" calcext:value-type="float">
            <text:p>313</text:p>
          </table:table-cell>
          <table:table-cell table:style-name="ce20" office:value-type="string" calcext:value-type="string">
            <text:p>LINDO TERRENO NO MORRO DO SIRIÚ- COM VISTA PARA O MAR.</text:p>
          </table:table-cell>
          <table:table-cell table:style-name="ce20" office:value-type="string" calcext:value-type="string">
            <text:p>825000.0</text:p>
          </table:table-cell>
          <table:table-cell table:style-name="ce20" office:value-type="string" calcext:value-type="string">
            <text:p>RC Negócios Imobiliários</text:p>
          </table:table-cell>
          <table:table-cell table:style-name="ce20" office:value-type="string" calcext:value-type="string">
            <text:p>Código do anúncio: TE0039</text:p>
            <text:p/>
            <text:p>TERRENO NO MORRO DO SIRIÚ- ÓTIMA OPORTUNIDADE. </text:p>
            <text:p>  </text:p>
            <text:p> Contrato de Cessão de Posse (ingressou no Usucapião) </text:p>
            <text:p> Terreno no bairro Siriú, acesso por rua com denominação social (cadastrada). </text:p>
            <text:p> Cadastro Imobiliário com IPTU. </text:p>
            <text:p> Topografia. </text:p>
            <text:p> 4.818m² de área total. </text:p>
            <text:p> 1.500m da orla do mar. </text:p>
            <text:p> ZEL2 do plano diretor. </text:p>
            <text:p> Acesso pavimentado até as proximidades. </text:p>
            <text:p> Rede de energia elétrica nas proximidades. </text:p>
            <text:p> Curso de água potável no terreno. </text:p>
            <text:p> Vista para o mar. </text:p>
            <text:p>  </text:p>
            <text:p> Sobre o terreno está edificado um chalé de 45m², composto por dois dormitórios, cozinha e banheiro. </text:p>
            <text:p> Terreno de oportunidade, poucas opções com essa dimensão nessa localização. -</text:p>
          </table:table-cell>
          <table:table-cell table:style-name="ce21" office:value-type="string" calcext:value-type="string">
            <text:p><text:a xlink:href="https://sc.olx.com.br/florianopolis-e-regiao/terrenos/lindo-terreno-no-morro-do-siriu-com-vista-para-o-mar-993501253" xlink:type="simple">https://sc.olx.com.br/florianopolis-e-regiao/terrenos/lindo-terreno-no-morro-do-siriu-com-vista-para-o-mar-993501253</text:a></text:p>
          </table:table-cell>
          <table:table-cell table:style-name="ce20" office:value-type="string" calcext:value-type="string">
            <text:p>Terrenos</text:p>
          </table:table-cell>
          <table:table-cell table:style-name="ce20" office:value-type="string" calcext:value-type="string">
            <text:p>4818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314" calcext:value-type="float">
            <text:p>314</text:p>
          </table:table-cell>
          <table:table-cell table:style-name="ce20" office:value-type="string" calcext:value-type="string">
            <text:p>Governador Celso Ramos - Terreno Padrão - Areias</text:p>
          </table:table-cell>
          <table:table-cell table:style-name="ce20" office:value-type="string" calcext:value-type="string">
            <text:p>2400000.0</text:p>
          </table:table-cell>
          <table:table-cell table:style-name="ce20" office:value-type="string" calcext:value-type="string">
            <text:p>Teles Imóveis Ltda</text:p>
          </table:table-cell>
          <table:table-cell table:style-name="ce20" office:value-type="string" calcext:value-type="string">
            <text:p>Código do anúncio: IMB1395</text:p>
            <text:p/>
            <text:p>Terreno na Cidade de Celso Ramos- SC no Condomínio Residencial Aeronáutico Lote 14 Quadra 9 com 1400 m².Condições de pagamento à consultarPreço e Condições Sujeito AlteraçõesIMB1395Terreno na Cidade de Celso Ramos- SC no Condomínio Residencial Aeronáutico Lote 14 Quadra 9 com 1400 m².Condições de pagamento à consultarPreço e Condições Sujeito AlteraçõesIMB1395 REF: IMB1395</text:p>
          </table:table-cell>
          <table:table-cell table:style-name="ce21" office:value-type="string" calcext:value-type="string">
            <text:p><text:a xlink:href="https://sc.olx.com.br/florianopolis-e-regiao/terrenos/governador-celso-ramos-terreno-padrao-areias-985515764" xlink:type="simple">https://sc.olx.com.br/florianopolis-e-regiao/terrenos/governador-celso-ramos-terreno-padrao-areias-985515764</text:a></text:p>
          </table:table-cell>
          <table:table-cell table:style-name="ce20" office:value-type="string" calcext:value-type="string">
            <text:p>Terrenos</text:p>
          </table:table-cell>
          <table:table-cell table:style-name="ce20" office:value-type="string" calcext:value-type="string">
            <text:p>140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15" calcext:value-type="float">
            <text:p>315</text:p>
          </table:table-cell>
          <table:table-cell table:style-name="ce20" office:value-type="string" calcext:value-type="string">
            <text:p>Lote/Terreno <text:s/>360m2 em Biguaçu <text:s/>Condomínio Fechado na planta</text:p>
          </table:table-cell>
          <table:table-cell table:style-name="ce20" office:value-type="string" calcext:value-type="string">
            <text:p>270000.0</text:p>
          </table:table-cell>
          <table:table-cell table:style-name="ce20" office:value-type="string" calcext:value-type="string">
            <text:p>Corretor Giuliano Marcelo Gaikoski</text:p>
          </table:table-cell>
          <table:table-cell table:style-name="ce20" office:value-type="string" calcext:value-type="string">
            <text:p>Código do anúncio: VADPU Terreno Condominio fechado</text:p>
            <text:p/>
            <text:p>lote/terreno  no novo bairro planejado DeltaVille Marine, em Biguaçu,-Sc, no condomínio Fechado Monte Negro Marine de 360 m2,  na planta com entrega para Junho de 2025! </text:p>
            <text:p> Projeto considerado um dos melhores do Sul do País, com Marina Exclusiva dentro do Bairro, acesso ao mar pelo Rio Biguaçú! </text:p>
            <text:p> Possui área de fitness, espaço jardinado, parquinho com diferentes brinquedos, quadras poliesportivas, pista de Skate. </text:p>
            <text:p> Vai lhe possibilitar praticar diversos esportes na quadra poliesportiva.Encontra-se em um condomínio protegido por muros.</text:p>
          </table:table-cell>
          <table:table-cell table:style-name="ce21" office:value-type="string" calcext:value-type="string">
            <text:p><text:a xlink:href="https://sc.olx.com.br/florianopolis-e-regiao/terrenos/lote-terreno-360m2-em-biguacu-condominio-fechado-na-planta-956218149" xlink:type="simple">https://sc.olx.com.br/florianopolis-e-regiao/terrenos/lote-terreno-360m2-em-biguacu-condominio-fechado-na-planta-956218149</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number-columns-repeated="1012"/>
        </table:table-row>
        <table:table-row table:style-name="ro1">
          <table:table-cell table:style-name="ce20" office:value-type="float" office:value="316" calcext:value-type="float">
            <text:p>316</text:p>
          </table:table-cell>
          <table:table-cell table:style-name="ce20" office:value-type="string" calcext:value-type="string">
            <text:p>Sítio Três Coqueiros São João do Sul SC Região Caminho dos Cânyons, entre serra e mar!!!</text:p>
          </table:table-cell>
          <table:table-cell table:style-name="ce20" office:value-type="string" calcext:value-type="string">
            <text:p>300000.0</text:p>
          </table:table-cell>
          <table:table-cell table:style-name="ce20" office:value-type="string" calcext:value-type="string">
            <text:p>Alessandra Sanfelice</text:p>
          </table:table-cell>
          <table:table-cell table:style-name="ce20" office:value-type="string" calcext:value-type="string">
            <text:p>Vendo sítio 4000 m². Casa (102m²) Três dormitórios, sala, cozinha, banheiro e lavanderia, garagem. Pergolado com flores, árvores frutíferas, canil, galinheiro. Galpão (Opcional). Próximo ao Shopping Prime. Fundos com futuro parque aquático, próximo mercado, farmácia, igrejas, agropecuária e outros.</text:p>
          </table:table-cell>
          <table:table-cell table:style-name="ce21" office:value-type="string" calcext:value-type="string">
            <text:p><text:a xlink:href="https://sc.olx.com.br/florianopolis-e-regiao/terrenos/sitio-tres-coqueiros-sao-joao-do-sul-sc-regiao-caminho-dos-canyons-entre-serra-e-mar-988707601" xlink:type="simple">https://sc.olx.com.br/florianopolis-e-regiao/terrenos/sitio-tres-coqueiros-sao-joao-do-sul-sc-regiao-caminho-dos-canyons-entre-serra-e-mar-988707601</text:a></text:p>
          </table:table-cell>
          <table:table-cell table:style-name="ce20" office:value-type="string" calcext:value-type="string">
            <text:p>Sitios e chacaras</text:p>
          </table:table-cell>
          <table:table-cell table:style-name="ce20" office:value-type="string" calcext:value-type="string">
            <text:p>4000m2</text:p>
          </table:table-cell>
          <table:table-cell table:style-name="ce20" office:value-type="float" office:value="88970000" calcext:value-type="float">
            <text:p>88970000</text:p>
          </table:table-cell>
          <table:table-cell table:style-name="ce20" office:value-type="string" calcext:value-type="string">
            <text:p>Sao Joao do Sul</text:p>
          </table:table-cell>
          <table:table-cell table:number-columns-repeated="1014"/>
        </table:table-row>
        <table:table-row table:style-name="ro1">
          <table:table-cell table:style-name="ce20" office:value-type="float" office:value="317" calcext:value-type="float">
            <text:p>317</text:p>
          </table:table-cell>
          <table:table-cell table:style-name="ce20" office:value-type="string" calcext:value-type="string">
            <text:p>Terreno à venda medindo 300 m², 12,00 m x 25,00 m, em Bairro em crescimento com várias obr</text:p>
          </table:table-cell>
          <table:table-cell table:style-name="ce20" office:value-type="string" calcext:value-type="string">
            <text:p>70000.0</text:p>
          </table:table-cell>
          <table:table-cell table:style-name="ce20" office:value-type="string" calcext:value-type="string">
            <text:p>Paulo C. Haupenthal</text:p>
          </table:table-cell>
          <table:table-cell table:style-name="ce20" office:value-type="string" calcext:value-type="string">
            <text:p>Código do anúncio: TE0045</text:p>
            <text:p/>
            <text:p>Terreno à venda medindo 300 m², medindo 12,00 m x 25,00 m, prox à BR 101,  Bairro em crescimento com várias obras novas em construção. -</text:p>
          </table:table-cell>
          <table:table-cell table:style-name="ce21" office:value-type="string" calcext:value-type="string">
            <text:p><text:a xlink:href="https://sc.olx.com.br/florianopolis-e-regiao/terrenos/terreno-a-venda-medindo-300-m-12-00-m-x-25-00-m-em-bairro-em-crescimento-com-varias-obr-964195648" xlink:type="simple">https://sc.olx.com.br/florianopolis-e-regiao/terrenos/terreno-a-venda-medindo-300-m-12-00-m-x-25-00-m-em-bairro-em-crescimento-com-varias-obr-964195648</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01278" calcext:value-type="float">
            <text:p>88901278</text:p>
          </table:table-cell>
          <table:table-cell table:style-name="ce20" office:value-type="string" calcext:value-type="string">
            <text:p>Ararangua</text:p>
          </table:table-cell>
          <table:table-cell table:style-name="ce20" office:value-type="string" calcext:value-type="string">
            <text:p>Jardim Cibeli</text:p>
          </table:table-cell>
          <table:table-cell table:style-name="ce20" office:value-type="string" calcext:value-type="string">
            <text:p>Rua Tinho Reus</text:p>
          </table:table-cell>
          <table:table-cell table:number-columns-repeated="1012"/>
        </table:table-row>
        <table:table-row table:style-name="ro1">
          <table:table-cell table:style-name="ce20" office:value-type="float" office:value="318" calcext:value-type="float">
            <text:p>318</text:p>
          </table:table-cell>
          <table:table-cell table:style-name="ce20" office:value-type="string" calcext:value-type="string">
            <text:p>Terreno para Venda em Garopaba, Campo Duna</text:p>
          </table:table-cell>
          <table:table-cell table:style-name="ce20" office:value-type="string" calcext:value-type="string">
            <text:p>1500000.0</text:p>
          </table:table-cell>
          <table:table-cell table:style-name="ce20" office:value-type="string" calcext:value-type="string">
            <text:p>Franco Adm de Imoveis Ltda</text:p>
          </table:table-cell>
          <table:table-cell table:style-name="ce20" office:value-type="string" calcext:value-type="string">
            <text:p>Código do anúncio: 1000_2-1174819</text:p>
            <text:p/>
            <text:p>Excelente Terreno de Esquina no Loteamento Vila do Campo, Bairro Campo Duna em Garopaba..  </text:p>
            <text:p>  Localizado a 10 minutos do Centro de Garopaba e das mais belas Praias da Região..  </text:p>
            <text:p>  Próximo de Mercados, Padarias, Restaurantes, Escolas, etc..  </text:p>
            <text:p>  Acesso calçado..  </text:p>
            <text:p>  Imóvel com Escritura Pública..  </text:p>
            <text:p>   </text:p>
            <text:p>   </text:p>
            <text:p>   </text:p>
            <text:p>   </text:p>
            <text:p>  - Proximidades: Bares e Restaurantes, Escola, Farmácia, Supermercado,</text:p>
          </table:table-cell>
          <table:table-cell table:style-name="ce21" office:value-type="string" calcext:value-type="string">
            <text:p><text:a xlink:href="https://sc.olx.com.br/florianopolis-e-regiao/terrenos/terreno-para-venda-em-garopaba-campo-duna-936816872" xlink:type="simple">https://sc.olx.com.br/florianopolis-e-regiao/terrenos/terreno-para-venda-em-garopaba-campo-duna-936816872</text:a></text:p>
          </table:table-cell>
          <table:table-cell table:style-name="ce20" office:value-type="string" calcext:value-type="string">
            <text:p>Terrenos</text:p>
          </table:table-cell>
          <table:table-cell table:style-name="ce20" office:value-type="string" calcext:value-type="string">
            <text:p>118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319" calcext:value-type="float">
            <text:p>319</text:p>
          </table:table-cell>
          <table:table-cell table:style-name="ce20" office:value-type="string" calcext:value-type="string">
            <text:p>Terreno para Venda em Garopaba, Campo Duna</text:p>
          </table:table-cell>
          <table:table-cell table:style-name="ce20" office:value-type="string" calcext:value-type="string">
            <text:p>220000.0</text:p>
          </table:table-cell>
          <table:table-cell table:style-name="ce20" office:value-type="string" calcext:value-type="string">
            <text:p>Franco Adm de Imoveis Ltda</text:p>
          </table:table-cell>
          <table:table-cell table:style-name="ce20" office:value-type="string" calcext:value-type="string">
            <text:p>Código do anúncio: 190_2-1126472</text:p>
            <text:p/>
            <text:p>Excelente Terreno no Bairro Campo Duna em Garopaba..  Localizado a 10 minutos do Centro de Garopaba e das mais belas Praias da Região..  Próximo de Mercados, Padarias, Restaurantes, Escolas, etc..  Imóvel com Matrículado em Garopaba.    - Proximidades: Bares e Restaurantes, Escola, Farmácia, Supermercado,</text:p>
          </table:table-cell>
          <table:table-cell table:style-name="ce21" office:value-type="string" calcext:value-type="string">
            <text:p><text:a xlink:href="https://sc.olx.com.br/florianopolis-e-regiao/terrenos/terreno-para-venda-em-garopaba-campo-duna-951261526" xlink:type="simple">https://sc.olx.com.br/florianopolis-e-regiao/terrenos/terreno-para-venda-em-garopaba-campo-duna-951261526</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0" calcext:value-type="float">
            <text:p>320</text:p>
          </table:table-cell>
          <table:table-cell table:style-name="ce20" office:value-type="string" calcext:value-type="string">
            <text:p>Florianópolis - Sítio - Saco Grande</text:p>
          </table:table-cell>
          <table:table-cell table:style-name="ce20" office:value-type="string" calcext:value-type="string">
            <text:p>5000000.0</text:p>
          </table:table-cell>
          <table:table-cell table:style-name="ce20" office:value-type="string" calcext:value-type="string">
            <text:p>Fito Imóveis</text:p>
          </table:table-cell>
          <table:table-cell table:style-name="ce20" office:value-type="string" calcext:value-type="string">
            <text:p>Código do anúncio: FI0305</text:p>
            <text:p/>
            <text:p>Sítio com 28.000 mil metros quadrados, localizado na SC 401 em Florianópolis. Área comercial com estacionamento e área de recreação.- Rua de acesso própria, vinda direto da SC 401 com 07 metros de largura e  de comprimento até os galpões comerciais- Lago ornamental e natural no portão de acesso- Estacionamento comercial medindo - Possui 02 galpões sendo um em construção e outro pronto sendo reformado- Quadra de esportes ao lado dos galpões- Possui 02 casas, sendo uma maior com 3 quartos, sendo uma suíte, banheiro, sala mobiliada, cozinha mobiliada, quartos mobiliados, garagem para dois carros. Casa com mezanino encima da mesma metragem que a casa. A casa menor com sala cozinha e quarto com suíte, garagem e escritório comercial com duas salas.- Piscina e jardim ornamental- Pomar com árvores frutíferas (Pitanga, acerola, banana, ameixa, 03 tipos de limão, amora etc.- Rio ratones na extremidade dos fundos, rio com acesso ao mar no Pontal da Daniela. - Trapiche para atracar pequenos barcos e caiakes. c6a20</text:p>
          </table:table-cell>
          <table:table-cell table:style-name="ce21" office:value-type="string" calcext:value-type="string">
            <text:p><text:a xlink:href="https://sc.olx.com.br/florianopolis-e-regiao/terrenos/florianopolis-sitio-saco-grande-944866219" xlink:type="simple">https://sc.olx.com.br/florianopolis-e-regiao/terrenos/florianopolis-sitio-saco-grande-944866219</text:a></text:p>
          </table:table-cell>
          <table:table-cell table:style-name="ce20" office:value-type="string" calcext:value-type="string">
            <text:p>Fazendas</text:p>
          </table:table-cell>
          <table:table-cell table:style-name="ce20" office:value-type="string" calcext:value-type="string">
            <text:p>28000m2</text:p>
          </table:table-cell>
          <table:table-cell table:style-name="ce20" office:value-type="float" office:value="88032005" calcext:value-type="float">
            <text:p>88032005</text:p>
          </table:table-cell>
          <table:table-cell table:style-name="ce20" office:value-type="string" calcext:value-type="string">
            <text:p>Florianopolis</text:p>
          </table:table-cell>
          <table:table-cell table:style-name="ce20" office:value-type="string" calcext:value-type="string">
            <text:p>Saco Grande</text:p>
          </table:table-cell>
          <table:table-cell table:style-name="ce20" office:value-type="string" calcext:value-type="string">
            <text:p>Rodovia Jose Carlos Daux - de 3001/3002 a 6005/6006</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1" calcext:value-type="float">
            <text:p>321</text:p>
          </table:table-cell>
          <table:table-cell table:style-name="ce20" office:value-type="string" calcext:value-type="string">
            <text:p>SãO JOSé - Terreno Padrão - Sertão do Maruim</text:p>
          </table:table-cell>
          <table:table-cell table:style-name="ce20" office:value-type="string" calcext:value-type="string">
            <text:p>304814.0</text:p>
          </table:table-cell>
          <table:table-cell table:style-name="ce20" office:value-type="string" calcext:value-type="string">
            <text:p>Regiane Balzer</text:p>
          </table:table-cell>
          <table:table-cell table:style-name="ce20" office:value-type="string" calcext:value-type="string">
            <text:p>Código do anúncio: 259</text:p>
            <text:p/>
            <text:p>Loteamento Nova são José 1 - Sertão do Maruim - São José/SC. </text:p>
            <text:p>  </text:p>
            <text:p> Lote 09 Quadra 32 - 1,7 km do Brasil Atacadista. </text:p>
            <text:p>  </text:p>
            <text:p> Lote com área privativa 364,59 m², com possibilidade para construção Residencial ou Empresarial </text:p>
            <text:p>  </text:p>
            <text:p> Entre em contato e marque sua visita. </text:p>
            <text:p>  </text:p>
            <text:p> Prestamos consultoria, assessoria e acompanhamento para obtenção do Financiamento Habitacional e liberação dos recursos vinculados do FGTS. </text:p>
            <text:p>  </text:p>
            <text:p> Toda e qualquer decisão de compra não deve se basear nas fotos divulgadas, mas sim, na realização de visita presencial ao imóvel. </text:p>
            <text:p>  </text:p>
            <text:p> Os preços, condições e informações acima exibidos, poderão sofrer mudanças sem prévio aviso. Por este motivo deverão ser confirmados.</text:p>
          </table:table-cell>
          <table:table-cell table:style-name="ce21" office:value-type="string" calcext:value-type="string">
            <text:p><text:a xlink:href="https://sc.olx.com.br/florianopolis-e-regiao/terrenos/sao-jose-terreno-padrao-sertao-do-maruim-972327206" xlink:type="simple">https://sc.olx.com.br/florianopolis-e-regiao/terrenos/sao-jose-terreno-padrao-sertao-do-maruim-972327206</text:a></text:p>
          </table:table-cell>
          <table:table-cell table:style-name="ce20" office:value-type="string" calcext:value-type="string">
            <text:p>Terrenos</text:p>
          </table:table-cell>
          <table:table-cell table:style-name="ce20" office:value-type="string" calcext:value-type="string">
            <text:p>365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number-columns-repeated="1012"/>
        </table:table-row>
        <table:table-row table:style-name="ro1">
          <table:table-cell table:style-name="ce20" office:value-type="float" office:value="322" calcext:value-type="float">
            <text:p>322</text:p>
          </table:table-cell>
          <table:table-cell table:style-name="ce20" office:value-type="string" calcext:value-type="string">
            <text:p>TERRENO à venda, Santo Antônio de Lisboa - Florianópolis/SC</text:p>
          </table:table-cell>
          <table:table-cell table:style-name="ce20" office:value-type="string" calcext:value-type="string">
            <text:p>10400000.0</text:p>
          </table:table-cell>
          <table:table-cell table:style-name="ce20" office:value-type="string" calcext:value-type="string">
            <text:p>Imobiliária Santo Antônio</text:p>
          </table:table-cell>
          <table:table-cell table:style-name="ce20" office:value-type="string" calcext:value-type="string">
            <text:p>Código do anúncio: 286</text:p>
            <text:p/>
            <text:p>O imóvel localiza-se no Norte da Ilha de Florianópolis ? SC em posição privilegiada, pois possui duas frentes para as principais ruas do bairro de Santo Antônio de Lisboa. - Frente para a Rua Padre Lourenço de Andrade: 151,97m.- Frente para a SC-401: 72,92m.(Sentido Norte da Ilha ? Centro.)- Laterais: 60,05m e 114,12m.- Viabilidade de construção: Quatro pavimentos e 50% de ocupação.- Documentação: Registro publica.A Rodovia Jose Carlos Daux que e´ a principal via de ligação entre o Centro e o Norte da ilha. Conhecida popularmente como SC 401 e´ a rodovia com maior trafego diário de veículos no estado de Santa Catarina. A rodovia abriga centros empresariais e administrativos, empresas de tecnologia, universidades, hospital e instituições públicas.A Rua Padre Lourenço de Andrade é a rua principal do bairro de Santo Antônio de Lisboa, O bairro possui completa rede de serviços com universidades, colégios, creches, mercados, padarias, restaurantes, cafés, drogarias, feira orgânica e terminal de ônibus com linhas convencional e executiva.</text:p>
          </table:table-cell>
          <table:table-cell table:style-name="ce21" office:value-type="string" calcext:value-type="string">
            <text:p><text:a xlink:href="https://sc.olx.com.br/florianopolis-e-regiao/terrenos/terreno-a-venda-santo-antonio-de-lisboa-florianopolis-sc-988607476" xlink:type="simple">https://sc.olx.com.br/florianopolis-e-regiao/terrenos/terreno-a-venda-santo-antonio-de-lisboa-florianopolis-sc-988607476</text:a></text:p>
          </table:table-cell>
          <table:table-cell table:style-name="ce20" office:value-type="string" calcext:value-type="string">
            <text:p>Terrenos</text:p>
          </table:table-cell>
          <table:table-cell table:style-name="ce20" office:value-type="string" calcext:value-type="string">
            <text:p>5236m2</text:p>
          </table:table-cell>
          <table:table-cell table:style-name="ce20" office:value-type="float" office:value="88050001" calcext:value-type="float">
            <text:p>88050001</text:p>
          </table:table-cell>
          <table:table-cell table:style-name="ce20" office:value-type="string" calcext:value-type="string">
            <text:p>Florianopolis</text:p>
          </table:table-cell>
          <table:table-cell table:style-name="ce20" office:value-type="string" calcext:value-type="string">
            <text:p>Santo Antonio de Lisboa</text:p>
          </table:table-cell>
          <table:table-cell table:style-name="ce20" office:value-type="string" calcext:value-type="string">
            <text:p>Rodovia Jose Carlos Daux - de 9000/9001 a 11999/12000</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3" calcext:value-type="float">
            <text:p>323</text:p>
          </table:table-cell>
          <table:table-cell table:style-name="ce20" office:value-type="string" calcext:value-type="string">
            <text:p>&gt; Terreno em condomínio novo, construa em 2022!!</text:p>
          </table:table-cell>
          <table:table-cell table:style-name="ce20" office:value-type="string" calcext:value-type="string">
            <text:p>221471.0</text:p>
          </table:table-cell>
          <table:table-cell table:style-name="ce20" office:value-type="string" calcext:value-type="string">
            <text:p>Deltaville imobiliária</text:p>
          </table:table-cell>
          <table:table-cell table:style-name="ce20" office:value-type="string" calcext:value-type="string">
            <text:p>Você está se preparando para construir em 2022? </text:p>
            <text:p>Conheça o condomínio novo da região e surpreenda-se com a infra</text:p>
            <text:p/>
            <text:p>Clube gigante de lazer com piscina, ofuro, academia, quadras de esporte, salões de festa, pet place, e muito mais. Tudo isso com segurança reforçada onde vc não precisa se preocupar (valor condom. 240,00)</text:p>
            <text:p/>
            <text:p>**CONDIÇÕES:</text:p>
            <text:p/>
            <text:p>Valor terreno 221.471,25 </text:p>
            <text:p>Entrada 17.150,74</text:p>
            <text:p>Parcelas na faixa 1.500 + 1 reforço por ano</text:p>
            <text:p/>
            <text:p>Pronto para construir, terreno mede 7x21,5</text:p>
            <text:p>Construção imediata após aprovação de projeto na prefeitura</text:p>
            <text:p/>
            <text:p>Novo Horizonte, Reserva da Pedra Pedra Branca Centro Pagani Passa Vinte Ponte Do Imaruim Praia de Fora Aririu Bela Vista São Sebastião Caminho Novo Rio Grande Centro Sede Ponta de Baixo Fazenda Santo Antônio Distrito Industrial Picadas do Sul Flor de Nápolis Forquilhinhas Praia Comprida Roçado Bosque das Mansões Potecas Forquilhas Sertão do Maruim Colônia Santana Barreiros Nossa Senhora do Rosário Bela Vista Jardim Cidade de Florianópolis Ipiranga Areias Serraria Real Parque Campinas Procasa kobrasol Centro Capoeiras Trindade Agronômica Saco dos Limões Coqueiros Monte Cristo Jardim Atlântico Itacorubi Capivari Tapera da Base Estreito Monte Verde Balneário Rio Vermelho Canto Abraão Santa Mônica Lagoa Saco Grande Córrego Grande Canasvieiras Pantanal Coloninha Barra da Lagoa Carianos José Mendes Ingleses João Paulo Campeche Rio Tavares Central Santinho Ponta das Canas Vargem do Bom Jesus Armação Cachoeira do Bom Jesus Pântano do Sul taguaçu Jurere Vargem Grande Ressacada Morro das Pedras Alto Ribeirão Ribeirão da Ilha Santo Antônio Sambaqui Ingleses Sul Bom Abrigo Porto da Lagoa Cachoeira do Bom Jesus Rio Tavares Ratones Canto da Lagoa Retiro Cacupé Lagoa Pequena Barra do Sambaqui Caiacanga Lagoinha do Norte Base Aérea Pedrita Açores Costeira do Ribeirão Moenda Tapera Daniela Vargem Pequena Canto dos Araçás Recanto dos Açores Canto do Lamim Vargem de Fora Dunas da Lagoa Forte Caieira da barra do sul Praia Brava Praia Mole Alto Biguaçu Areias Areias Baixo Areias Cima Areias Meio Beira Rio Biguaçu Bom Viver Cachoeira Carandai Centro Chácara Fabiana Fazenda Fazenda Bom Viver Fundos Jardim Açores Jardim Amsterdam Jardim Anápolis Jardim Biguaçu Jardim Carandai Jardim Carlos Jardim Carolina Jardim Castelo Jardim Elaine Jardim Europa Jardim Ipiranga Jardim Janaína Jardim Mar Pedras Jardim Marcelo Jardim Marco Antônio Jardim Pedras Jardim São Miguel Jardim São Nicolau Jardim Saveiro Jardim Sueli Jardim Tânia Jardim Tijuquinhas Loteamento Avelino Müller Loteamento Boa Vista Loteamento Cunha E Becker Loteamento Futurama Loteamento Helbe Loteamento Irene Loteamento Madre Paulina Loteamento Profilurb Loteamento São Miguel Loteamento Sueli Loteamento Teófilo Alves Loteamento Tijuquinhas Mar das Pedras Morro Bina Morro Boa Vista Morro Viveiro Parque Rua Biguaçu Prado Prado Baixo Praia Bento Francisco Praia João Rosa Rio Caveiras Rios Caveiras Rússia Santa Cruz São Miguel São Miguel Guaporanga Saudade Serraria Sorocaba Três Riachos Vendaval Condomínio Condomínio fechado Apartamento Minha casa minha vida Lote comercial Lote para edifício Lote para prédio Comércio Logístico Logística Empresa, negócio Transporte Mercadoria Oficina Caminhão Carro Carreta Rodovia SC 407 Rodovia BR 101 Rodovia SC 401 Acqua Costa do Sol Brisas Comercial Carro Veículo Hyundai Hb20 Toyota Honda BMW Mercedes Volkswagen Iphone Sansung Ipad Pousada Resort Da Barra Balneário Das Nações Balneário Dos Estados Balneário Dos Municípios Balneário Dos Pioneiros Balneário Jardim Iate Clube Balneário Nova Esperança Balneário Praia dos Amores Balneário Região das Praias Balneário São Judas Tadeu Balneário Várzea do Ranchinho Balneário Vila Real Balneário Praia do Buraco Balneário Praia do Canto Balneário Praia Central Balneário Praia do Estaleirinho Balneário Praia do Estaleiro Balneário Praia das Laranjeiras Balneário Praia do Pinho Balneário Praia de Taquaras Balneário Praia de Taquarinhas Balneário Praia de Barra Velha Praia de Itajuba Praia de Piçarras Praia de Penha Praia Vermelha Praia da Armação da Piedade Governador Praia de Palmas Governador Praia das Três Pedras Itapema Praia da Barra do Saí Itapema Praia Princesa do Mar Itapema Praia Pontal do Norte Itapema Praia da Ilhota Itapema Praia Mato de Camboriú Itapema Meia Praia Itapema Porto Belo Praia do Araçá Praia do Baixio Porto Belo Praia do Caixa d'Aço Porto Belo Praia Central Porto Belo Praia do Estaleiro Porto Belo Praia do Perequê Porto Belo Praia da Ilha de Porto Belo Praia de Bombas Bombinhas Praia de Bombinhas Praia de Mariscal Bombinhas Quatro Ilhas Bombinhas Canto Grande Bombinhas Prainha da Conceição Bombinhas Praia da Tainha Bombinhas Praia dos Amores Itajaí Praia de Atalaia Itajaí Praia Brava Itajaí Praia de Cabeçudas Itajaí Praia de Geremias Itajaí Praia do Morcego Itajaí praia grande praia de palmas armação da piedade fazenda da armação palmas do arvoredo praia do antenor areias do meio</text:p>
          </table:table-cell>
          <table:table-cell table:style-name="ce21" office:value-type="string" calcext:value-type="string">
            <text:p><text:a xlink:href="https://sc.olx.com.br/florianopolis-e-regiao/terrenos/terreno-em-condominio-novo-construa-em-2022-976088169" xlink:type="simple">https://sc.olx.com.br/florianopolis-e-regiao/terrenos/terreno-em-condominio-novo-construa-em-2022-976088169</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220" calcext:value-type="float">
            <text:p>8816422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Wilson Castelo Branco</text:p>
          </table:table-cell>
          <table:table-cell table:style-name="ce22" office:value-type="float" office:value="240" calcext:value-type="float">
            <text:p>R$240</text:p>
          </table:table-cell>
          <table:table-cell table:number-columns-repeated="1011"/>
        </table:table-row>
        <table:table-row table:style-name="ro1">
          <table:table-cell table:style-name="ce20" office:value-type="float" office:value="324" calcext:value-type="float">
            <text:p>324</text:p>
          </table:table-cell>
          <table:table-cell table:style-name="ce20" office:value-type="string" calcext:value-type="string">
            <text:p>+Pronto para construir!! Imperdível</text:p>
          </table:table-cell>
          <table:table-cell table:style-name="ce20" office:value-type="string" calcext:value-type="string">
            <text:p>170000.0</text:p>
          </table:table-cell>
          <table:table-cell table:style-name="ce20" office:value-type="string" calcext:value-type="string">
            <text:p>Deltaville imobiliária</text:p>
          </table:table-cell>
          <table:table-cell table:style-name="ce20" office:value-type="string" calcext:value-type="string">
            <text:p>- Terreno no condomínio Brisas!</text:p>
            <text:p>- Realize o sonho de morar no Deltaville!</text:p>
            <text:p>- Segurança, área de lazer e excelente espaço para seus filhos!</text:p>
            <text:p/>
            <text:p>Entre em contato conosco para dúvidas ou mais informações!</text:p>
            <text:p>WhatApp: (48) 9996... ver número - Stefhan Denis Becker</text:p>
            <text:p>Instagram: @deltaville.stefhan</text:p>
          </table:table-cell>
          <table:table-cell table:style-name="ce21" office:value-type="string" calcext:value-type="string">
            <text:p><text:a xlink:href="https://sc.olx.com.br/florianopolis-e-regiao/terrenos/pronto-para-construir-imperdivel-882661333" xlink:type="simple">https://sc.olx.com.br/florianopolis-e-regiao/terrenos/pronto-para-construir-imperdivel-882661333</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0000" calcext:value-type="float">
            <text:p>88160000</text:p>
          </table:table-cell>
          <table:table-cell table:style-name="ce20" office:value-type="string" calcext:value-type="string">
            <text:p>Biguacu</text:p>
          </table:table-cell>
          <table:table-cell table:number-columns-repeated="2"/>
          <table:table-cell table:style-name="ce22" office:value-type="float" office:value="280" calcext:value-type="float">
            <text:p>R$280</text:p>
          </table:table-cell>
          <table:table-cell table:number-columns-repeated="1011"/>
        </table:table-row>
        <table:table-row table:style-name="ro1">
          <table:table-cell table:style-name="ce20" office:value-type="float" office:value="325" calcext:value-type="float">
            <text:p>325</text:p>
          </table:table-cell>
          <table:table-cell table:style-name="ce20" office:value-type="string" calcext:value-type="string">
            <text:p>12x25, escriturado! 70.000,00 - Bellatorres</text:p>
          </table:table-cell>
          <table:table-cell table:style-name="ce20" office:value-type="string" calcext:value-type="string">
            <text:p>70000.0</text:p>
          </table:table-cell>
          <table:table-cell table:style-name="ce20" office:value-type="string" calcext:value-type="string">
            <text:p>Morais imóveis</text:p>
          </table:table-cell>
          <table:table-cell table:style-name="ce20" office:value-type="string" calcext:value-type="string">
            <text:p>Código do anúncio: TE11</text:p>
            <text:p/>
            <text:p>Praia Bellatorres, corretor: Gedielson MoraisTerreno localizado próximo á Eletroferragem Porto.Próximo aos comércios locais, 980 metros do mar;Escriturado, energia elétrica, rua pavimentada, água tratada, rede de internet.Endereço Rua do Peixe EspadaQuadra L6Lote 08BellatorresÁrea do Terreno 12x 25=300,00m²940 Metros do Mar.Orientação Sul.</text:p>
          </table:table-cell>
          <table:table-cell table:style-name="ce21" office:value-type="string" calcext:value-type="string">
            <text:p><text:a xlink:href="https://sc.olx.com.br/florianopolis-e-regiao/terrenos/12x25-escriturado-70-000-00-bellatorres-990105063" xlink:type="simple">https://sc.olx.com.br/florianopolis-e-regiao/terrenos/12x25-escriturado-70-000-00-bellatorres-990105063</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2"/>
          <table:table-cell table:style-name="ce22" office:value-type="float" office:value="0" calcext:value-type="float">
            <text:p>R$0</text:p>
          </table:table-cell>
          <table:table-cell table:style-name="ce22" office:value-type="float" office:value="103" calcext:value-type="float">
            <text:p>R$103</text:p>
          </table:table-cell>
          <table:table-cell table:number-columns-repeated="1010"/>
        </table:table-row>
        <table:table-row table:style-name="ro1">
          <table:table-cell table:style-name="ce20" office:value-type="float" office:value="326" calcext:value-type="float">
            <text:p>326</text:p>
          </table:table-cell>
          <table:table-cell table:style-name="ce20" office:value-type="string" calcext:value-type="string">
            <text:p>Imbituba - Terreno Padrão - Vila Nova Alvorada</text:p>
          </table:table-cell>
          <table:table-cell table:style-name="ce20" office:value-type="string" calcext:value-type="string">
            <text:p>155000.0</text:p>
          </table:table-cell>
          <table:table-cell table:style-name="ce20" office:value-type="string" calcext:value-type="string">
            <text:p>Tomaz Imóveis Ltda</text:p>
          </table:table-cell>
          <table:table-cell table:style-name="ce20" office:value-type="string" calcext:value-type="string">
            <text:p>Código do anúncio: 6830752</text:p>
            <text:p/>
            <text:p>Lote de 360 m² escriturado e apto ao financiamento, com excelente localização em Imbituba, litoral de Santa Catarina, rua pavimentada, à 500 metros da praia, poucos minutos do Centro e próximo ao comércio local. Excelente oportunidade para você que deseja construir um belíssimo imóvel em local privilegiado, neste cidade repleta de belezas naturais e com toda a infraestrutura necessária.Não perca essa oportunidade, ligue e agende uma visita com nossos corretores.Esta e outras opções de imóveis você encontra no nosso site www.tomazimoveis.com.br.</text:p>
          </table:table-cell>
          <table:table-cell table:style-name="ce21" office:value-type="string" calcext:value-type="string">
            <text:p><text:a xlink:href="https://sc.olx.com.br/florianopolis-e-regiao/terrenos/imbituba-terreno-padrao-vila-nova-alvorada-993525200" xlink:type="simple">https://sc.olx.com.br/florianopolis-e-regiao/terrenos/imbituba-terreno-padrao-vila-nova-alvorada-993525200</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7" calcext:value-type="float">
            <text:p>327</text:p>
          </table:table-cell>
          <table:table-cell table:style-name="ce20" office:value-type="string" calcext:value-type="string">
            <text:p>Terreno Pedra Branca, 473m²</text:p>
          </table:table-cell>
          <table:table-cell table:style-name="ce20" office:value-type="string" calcext:value-type="string">
            <text:p>422940.0</text:p>
          </table:table-cell>
          <table:table-cell table:style-name="ce20" office:value-type="string" calcext:value-type="string">
            <text:p>DA PEDRA IMOVEIS LTDA</text:p>
          </table:table-cell>
          <table:table-cell table:style-name="ce20" office:value-type="string" calcext:value-type="string">
            <text:p>Código do anúncio: 8827... ver número</text:p>
            <text:p/>
            <text:p>Cód: 2226Terreno com 473m², em área residencial.Terreno possui 15m² de frente x 31m² de fundos e com viabilidade unifamiliar.Localizado na Cidade Universitária Pedra Branca onde você terá toda a infraestrutura, como lazer com variedade gastronômica, em espaço criativo e cheio de vida num ambiente familiar e ainda com espaço pet para aproveitar com o seu melhor amigo! A Pedra Branca possui Supermercado, farmácias, universidade, centro empresarial, boas escolas e demais comércios, garantindo mais conforto e comodidade a você e toda família.Cód: 2226</text:p>
          </table:table-cell>
          <table:table-cell table:style-name="ce21" office:value-type="string" calcext:value-type="string">
            <text:p><text:a xlink:href="https://sc.olx.com.br/florianopolis-e-regiao/terrenos/terreno-pedra-branca-473m-995925500" xlink:type="simple">https://sc.olx.com.br/florianopolis-e-regiao/terrenos/terreno-pedra-branca-473m-995925500</text:a></text:p>
          </table:table-cell>
          <table:table-cell table:style-name="ce20" office:value-type="string" calcext:value-type="string">
            <text:p>Terrenos</text:p>
          </table:table-cell>
          <table:table-cell table:style-name="ce20" office:value-type="string" calcext:value-type="string">
            <text:p>473m2</text:p>
          </table:table-cell>
          <table:table-cell table:style-name="ce20" office:value-type="float" office:value="88137270" calcext:value-type="float">
            <text:p>8813727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Avenida Pedra Branca</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8" calcext:value-type="float">
            <text:p>328</text:p>
          </table:table-cell>
          <table:table-cell table:style-name="ce20" office:value-type="string" calcext:value-type="string">
            <text:p>Terreno com viabilidade comercial e residencial aproximadamente 200 metros do mar no bairr</text:p>
          </table:table-cell>
          <table:table-cell table:style-name="ce20" office:value-type="string" calcext:value-type="string">
            <text:p>2050000.0</text:p>
          </table:table-cell>
          <table:table-cell table:style-name="ce20" office:value-type="string" calcext:value-type="string">
            <text:p>Metta Imobiliária</text:p>
          </table:table-cell>
          <table:table-cell table:style-name="ce20" office:value-type="string" calcext:value-type="string">
            <text:p>Código do anúncio: TE0474</text:p>
            <text:p/>
            <text:p>Terreno a poucos passo do mar, ideal para quem busca terreno para construção de salas comerciais e apartamentos.O TERRENOTerreno com 514 metros quadradosSão 19,43 metros de frente e fundos por 26,46 metros nas laterais.Zoneamento ATR 2.5, serve para hotel, pousada, prédio comercial e ou residencial* * Valor e disponibilidade sujeito a confirmação junto ao proprietário * * -</text:p>
          </table:table-cell>
          <table:table-cell table:style-name="ce21" office:value-type="string" calcext:value-type="string">
            <text:p><text:a xlink:href="https://sc.olx.com.br/florianopolis-e-regiao/terrenos/terreno-com-viabilidade-comercial-e-residencial-aproximadamente-200-metros-do-mar-no-bairr-958444469" xlink:type="simple">https://sc.olx.com.br/florianopolis-e-regiao/terrenos/terreno-com-viabilidade-comercial-e-residencial-aproximadamente-200-metros-do-mar-no-bairr-958444469</text:a></text:p>
          </table:table-cell>
          <table:table-cell table:style-name="ce20" office:value-type="string" calcext:value-type="string">
            <text:p>Terrenos</text:p>
          </table:table-cell>
          <table:table-cell table:style-name="ce20" office:value-type="string" calcext:value-type="string">
            <text:p>514m2</text:p>
          </table:table-cell>
          <table:table-cell table:style-name="ce20" office:value-type="float" office:value="88058600" calcext:value-type="float">
            <text:p>8805860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Estrada Dom Joao Becker</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29" calcext:value-type="float">
            <text:p>329</text:p>
          </table:table-cell>
          <table:table-cell table:style-name="ce20" office:value-type="string" calcext:value-type="string">
            <text:p>Vendo área com 70.000m², no perímetro urbano</text:p>
          </table:table-cell>
          <table:table-cell table:style-name="ce20" office:value-type="string" calcext:value-type="string">
            <text:p>4500000.0</text:p>
          </table:table-cell>
          <table:table-cell table:style-name="ce20" office:value-type="string" calcext:value-type="string">
            <text:p>PL Imóveis</text:p>
          </table:table-cell>
          <table:table-cell table:style-name="ce20" office:value-type="string" calcext:value-type="string">
            <text:p>Código do anúncio: 418</text:p>
            <text:p/>
            <text:p>Vendo área com 70.000m², no perímetro urbano, plana, em ótima localização, ideal para loteamento ou implantação de industria.</text:p>
          </table:table-cell>
          <table:table-cell table:style-name="ce21" office:value-type="string" calcext:value-type="string">
            <text:p><text:a xlink:href="https://sc.olx.com.br/florianopolis-e-regiao/terrenos/vendo-area-com-70-000m-no-perimetro-urbano-994189944" xlink:type="simple">https://sc.olx.com.br/florianopolis-e-regiao/terrenos/vendo-area-com-70-000m-no-perimetro-urbano-994189944</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200000" calcext:value-type="float">
            <text:p>88200000</text:p>
          </table:table-cell>
          <table:table-cell table:style-name="ce20" office:value-type="string" calcext:value-type="string">
            <text:p>Tijucas</text:p>
          </table:table-cell>
          <table:table-cell table:number-columns-repeated="1014"/>
        </table:table-row>
        <table:table-row table:style-name="ro1">
          <table:table-cell table:style-name="ce20" office:value-type="float" office:value="330" calcext:value-type="float">
            <text:p>330</text:p>
          </table:table-cell>
          <table:table-cell table:style-name="ce20" office:value-type="string" calcext:value-type="string">
            <text:p>Lote/Terreno em condomínio fechado com Escritura Pública no Red Park.</text:p>
          </table:table-cell>
          <table:table-cell table:style-name="ce20" office:value-type="string" calcext:value-type="string">
            <text:p>327000.0</text:p>
          </table:table-cell>
          <table:table-cell table:style-name="ce20" office:value-type="string" calcext:value-type="string">
            <text:p>Vânia Fátima Bonfante</text:p>
          </table:table-cell>
          <table:table-cell table:style-name="ce20" office:value-type="string" calcext:value-type="string">
            <text:p>Código do anúncio: 2616D</text:p>
            <text:p/>
            <text:p> RED PARK - CONDOMÍNIO ILHA DAS LARANJEIRAS - LOTE 39 - TERRENO PLANO COM FRENTE OESTE medindo 375m² sendo 15m de frente por 25m de profundidade. </text:p>
            <text:p>  </text:p>
            <text:p> Plano Diretor - Fpolis: </text:p>
            <text:p> Terreno localizado em área ARP 2.4. </text:p>
            <text:p> Taxa de ocupação máximo do terreno de 40%  por pavimento, sendo permitido até 02 pavimentos.  </text:p>
            <text:p> Permitido somente construção individual  com metragem mínima de 150m² e edícula com os devidos recuos. </text:p>
            <text:p>  </text:p>
            <text:p> ESCRITURA PÚBLICA DE PROPRIEDADE COM POSSIBILIDADE DE  FINANCIAMENTO BANCÁRIO. </text:p>
            <text:p>  </text:p>
            <text:p> CARACTERÍSTICAS DO CONDOMÍNIO: </text:p>
            <text:p>  </text:p>
            <text:p> O Red divide-se em 04 condomínios fechados  e com áreas de lazer independentes, sendo 1° a Ilha do Coral, depois Ilha das Laranjeiras, Ilha do Francês e Ilha do Arvoredo. </text:p>
            <text:p>  </text:p>
            <text:p> A Ilha das Laranjeiras dispõe de ruas padronizadas livres de alagamento, estação de tratamento de esgoto, piscina adulto e infantil com rede de vôlei e espreguiçadeiras, salão de festas equipado com terraço, quadra de esportes, playground e guarita de segurança. </text:p>
            <text:p>  </text:p>
            <text:p> LOCALIZAÇÃO E DISTÂNCIAS DO IMÓVEL:  </text:p>
            <text:p>  </text:p>
            <text:p> O Red Park tem seu principal acesso pela Rua Cândido Pereira dos Anjos ( Travessão), com saída direta até a Rodovia João Gualberto Soares que liga o Rio Vermelho de Ingleses até a Lagoa da Conceição.  </text:p>
            <text:p>  </text:p>
            <text:p> - 280m do lote até a guarita de segurança. </text:p>
            <text:p> - 1250m do lote até a entrada do Red Park. </text:p>
            <text:p> - 1000m até a entrada da trilha para a Praia do Moçambique. </text:p>
            <text:p> - 1800m do mar em linha reta. </text:p>
            <text:p> - 1300m até mercado, farmácia, pizzaria, queijaria e sacolão de verduras. </text:p>
            <text:p> - 1300m até o ponto de ônibus coletivo e executivo. </text:p>
            <text:p> - 1400m até boa padaria. </text:p>
            <text:p> - 1700m até a Rodovia João Gualberto Soares. </text:p>
            <text:p> - 1900m até a escola particular Expressão. </text:p>
            <text:p> - 3500m até a ampla área comercial de Ingleses.</text:p>
          </table:table-cell>
          <table:table-cell table:style-name="ce21" office:value-type="string" calcext:value-type="string">
            <text:p><text:a xlink:href="https://sc.olx.com.br/florianopolis-e-regiao/terrenos/lote-terreno-em-condominio-fechado-com-escritura-publica-no-red-park-980996938" xlink:type="simple">https://sc.olx.com.br/florianopolis-e-regiao/terrenos/lote-terreno-em-condominio-fechado-com-escritura-publica-no-red-park-980996938</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060292" calcext:value-type="float">
            <text:p>88060292</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Avenida Red Park</text:p>
          </table:table-cell>
          <table:table-cell table:style-name="ce22" office:value-type="float" office:value="550" calcext:value-type="float">
            <text:p>R$550</text:p>
          </table:table-cell>
          <table:table-cell table:style-name="ce22" office:value-type="float" office:value="400" calcext:value-type="float">
            <text:p>R$400</text:p>
          </table:table-cell>
          <table:table-cell table:number-columns-repeated="1010"/>
        </table:table-row>
        <table:table-row table:style-name="ro1">
          <table:table-cell table:style-name="ce20" office:value-type="float" office:value="331" calcext:value-type="float">
            <text:p>331</text:p>
          </table:table-cell>
          <table:table-cell table:style-name="ce20" office:value-type="string" calcext:value-type="string">
            <text:p>Terreno - Palhoça SC</text:p>
          </table:table-cell>
          <table:table-cell table:style-name="ce20" office:value-type="string" calcext:value-type="string">
            <text:p>160000.0</text:p>
          </table:table-cell>
          <table:table-cell table:style-name="ce20" office:value-type="string" calcext:value-type="string">
            <text:p>Imóveis Roque Ltda ME</text:p>
          </table:table-cell>
          <table:table-cell table:style-name="ce20" office:value-type="string" calcext:value-type="string">
            <text:p>Código do anúncio: 1680</text:p>
            <text:p/>
            <text:p>* Próximo a escola, Shopping e Prefeitura; </text:p>
            <text:p>  </text:p>
            <text:p> * Próximo a padaria, mercado e comércio em geral; </text:p>
            <text:p>  </text:p>
            <text:p> * Ótima localização; </text:p>
            <text:p>  </text:p>
            <text:p> * Pequeno declive;</text:p>
          </table:table-cell>
          <table:table-cell table:style-name="ce21" office:value-type="string" calcext:value-type="string">
            <text:p><text:a xlink:href="https://sc.olx.com.br/florianopolis-e-regiao/terrenos/terreno-palhoca-sc-989209344" xlink:type="simple">https://sc.olx.com.br/florianopolis-e-regiao/terrenos/terreno-palhoca-sc-989209344</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132240" calcext:value-type="float">
            <text:p>88132240</text:p>
          </table:table-cell>
          <table:table-cell table:style-name="ce20" office:value-type="string" calcext:value-type="string">
            <text:p>Palhoca</text:p>
          </table:table-cell>
          <table:table-cell table:style-name="ce20" office:value-type="string" calcext:value-type="string">
            <text:p>Passa Vinte</text:p>
          </table:table-cell>
          <table:table-cell table:style-name="ce20" office:value-type="string" calcext:value-type="string">
            <text:p>Rua Monte Verde</text:p>
          </table:table-cell>
          <table:table-cell table:number-columns-repeated="1012"/>
        </table:table-row>
        <table:table-row table:style-name="ro1">
          <table:table-cell table:style-name="ce20" office:value-type="float" office:value="332" calcext:value-type="float">
            <text:p>332</text:p>
          </table:table-cell>
          <table:table-cell table:style-name="ce20" office:value-type="string" calcext:value-type="string">
            <text:p>Imbituba - Terreno Padrão - Arroio do Rosa</text:p>
          </table:table-cell>
          <table:table-cell table:style-name="ce20" office:value-type="string" calcext:value-type="string">
            <text:p>106000.0</text:p>
          </table:table-cell>
          <table:table-cell table:style-name="ce20" office:value-type="string" calcext:value-type="string">
            <text:p>Tomaz Imóveis Ltda</text:p>
          </table:table-cell>
          <table:table-cell table:style-name="ce20" office:value-type="string" calcext:value-type="string">
            <text:p>Código do anúncio: 6830763</text:p>
            <text:p/>
            <text:p>Lote à poucos metros da lagoa, em Imbituba, litoral de Santa Catarina.Lote em Imbituba, litoral de Santa Catarina, excelente localização, à 2 km da belíssima Lagoa Doce, com fácil acesso acesso a BR 101 e a todas as praias e lagoas da região. O lote já possui água e energia elétrica instalados e conta com uma área total de 360 m². Excelente oportunidade para você que deseja construir/investir em um local seguro e acolhedor, no Litoral Sul Catarinense, berço de belas maravilhas naturais.Não perca essa chance, ligue e agende uma visita com um de nossos corretores.Esta e outras opções você encontra no nosso site www.tomazimoveis.com.br.</text:p>
          </table:table-cell>
          <table:table-cell table:style-name="ce21" office:value-type="string" calcext:value-type="string">
            <text:p><text:a xlink:href="https://sc.olx.com.br/florianopolis-e-regiao/terrenos/imbituba-terreno-padrao-arroio-do-rosa-993525184" xlink:type="simple">https://sc.olx.com.br/florianopolis-e-regiao/terrenos/imbituba-terreno-padrao-arroio-do-rosa-993525184</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33" calcext:value-type="float">
            <text:p>333</text:p>
          </table:table-cell>
          <table:table-cell table:style-name="ce20" office:value-type="string" calcext:value-type="string">
            <text:p>Imbituba - Terreno Padrão - Aracatuba</text:p>
          </table:table-cell>
          <table:table-cell table:style-name="ce20" office:value-type="string" calcext:value-type="string">
            <text:p>70000.0</text:p>
          </table:table-cell>
          <table:table-cell table:style-name="ce20" office:value-type="string" calcext:value-type="string">
            <text:p>Tomaz Imóveis Ltda</text:p>
          </table:table-cell>
          <table:table-cell table:style-name="ce20" office:value-type="string" calcext:value-type="string">
            <text:p>Código do anúncio: 6830701</text:p>
            <text:p/>
            <text:p>Lote de 180 m² a venda em Imbituba Litoral de Santa Catarina, com uma ótima localização, estando a 1,5 km da lagoa do Quintino e com um fácil acesso a BR 101. Perfeito para quem quer construir/investir em uma cidade com belezas naturais. Não perca a oportunidade, ligue e agende uma visita com um de nossos corretores imobiliários.Essa e outras opções de imóveis você encontra no nosso site https://www.tomazimoveis.com.br/.</text:p>
          </table:table-cell>
          <table:table-cell table:style-name="ce21" office:value-type="string" calcext:value-type="string">
            <text:p><text:a xlink:href="https://sc.olx.com.br/florianopolis-e-regiao/terrenos/imbituba-terreno-padrao-aracatuba-992080756" xlink:type="simple">https://sc.olx.com.br/florianopolis-e-regiao/terrenos/imbituba-terreno-padrao-aracatuba-992080756</text:a></text:p>
          </table:table-cell>
          <table:table-cell table:style-name="ce20" office:value-type="string" calcext:value-type="string">
            <text:p>Terrenos</text:p>
          </table:table-cell>
          <table:table-cell table:style-name="ce20" office:value-type="string" calcext:value-type="string">
            <text:p>18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34" calcext:value-type="float">
            <text:p>334</text:p>
          </table:table-cell>
          <table:table-cell table:style-name="ce20" office:value-type="string" calcext:value-type="string">
            <text:p>Terreno bem localizado no Guairacá. Fica aproximadamente a 100 metros do mar</text:p>
          </table:table-cell>
          <table:table-cell table:style-name="ce20" office:value-type="string" calcext:value-type="string">
            <text:p>80000.0</text:p>
          </table:table-cell>
          <table:table-cell table:style-name="ce20" office:value-type="string" calcext:value-type="string">
            <text:p>Paulo C. Haupenthal</text:p>
          </table:table-cell>
          <table:table-cell table:style-name="ce20" office:value-type="string" calcext:value-type="string">
            <text:p>Código do anúncio: TE0061</text:p>
            <text:p/>
            <text:p>Terreno bem localizado no Guairacá. </text:p>
            <text:p> Fica aproximadamente a 100 metros do mar. -</text:p>
          </table:table-cell>
          <table:table-cell table:style-name="ce21" office:value-type="string" calcext:value-type="string">
            <text:p><text:a xlink:href="https://sc.olx.com.br/florianopolis-e-regiao/terrenos/terreno-bem-localizado-no-guairaca-fica-aproximadamente-a-100-metros-do-mar-964188843" xlink:type="simple">https://sc.olx.com.br/florianopolis-e-regiao/terrenos/terreno-bem-localizado-no-guairaca-fica-aproximadamente-a-100-metros-do-mar-964188843</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14000" calcext:value-type="float">
            <text:p>88914000</text:p>
          </table:table-cell>
          <table:table-cell table:style-name="ce20" office:value-type="string" calcext:value-type="string">
            <text:p>Balneario Arroio do Silva</text:p>
          </table:table-cell>
          <table:table-cell table:number-columns-repeated="1014"/>
        </table:table-row>
        <table:table-row table:style-name="ro1">
          <table:table-cell table:style-name="ce20" office:value-type="float" office:value="335" calcext:value-type="float">
            <text:p>335</text:p>
          </table:table-cell>
          <table:table-cell table:style-name="ce20" office:value-type="string" calcext:value-type="string">
            <text:p>TERRENOSÃO JOSÉ</text:p>
          </table:table-cell>
          <table:table-cell table:style-name="ce20" office:value-type="string" calcext:value-type="string">
            <text:p>1200000.0</text:p>
          </table:table-cell>
          <table:table-cell table:style-name="ce20" office:value-type="string" calcext:value-type="string">
            <text:p>Estillo Imóveis Creci 6252-J</text:p>
          </table:table-cell>
          <table:table-cell table:style-name="ce20" office:value-type="string" calcext:value-type="string">
            <text:p>Código do anúncio: TE00002</text:p>
            <text:p/>
            <text:p>Extraordinária área com 22.761,38 m² dentro do perímetro, localizada na Ponta de Baixo em São José, fazendo frente na extensão de 27,22 m², quebrada em três lances, medindo o primeiro 91,00 m², o segundo 22,00 m²e o terceiro 425,40 m². </text:p>
            <text:p>  </text:p>
            <text:p> Possui viabilidade para prédio com 04 pavimentos com lote mínimo de 360 m², sendo também uma ótima opção para galpão e moradia. </text:p>
            <text:p>  </text:p>
            <text:p> Aceita financiamento! </text:p>
            <text:p> Fale conosco: -</text:p>
          </table:table-cell>
          <table:table-cell table:style-name="ce21" office:value-type="string" calcext:value-type="string">
            <text:p><text:a xlink:href="https://sc.olx.com.br/florianopolis-e-regiao/terrenos/terrenosao-jose-929403629" xlink:type="simple">https://sc.olx.com.br/florianopolis-e-regiao/terrenos/terrenosao-jose-929403629</text:a></text:p>
          </table:table-cell>
          <table:table-cell table:style-name="ce20" office:value-type="string" calcext:value-type="string">
            <text:p>Terrenos</text:p>
          </table:table-cell>
          <table:table-cell table:style-name="ce20" office:value-type="string" calcext:value-type="string">
            <text:p>22761m2</text:p>
          </table:table-cell>
          <table:table-cell table:style-name="ce20" office:value-type="float" office:value="88103245" calcext:value-type="float">
            <text:p>88103245</text:p>
          </table:table-cell>
          <table:table-cell table:style-name="ce20" office:value-type="string" calcext:value-type="string">
            <text:p>Sao Jose</text:p>
          </table:table-cell>
          <table:table-cell table:style-name="ce20" office:value-type="string" calcext:value-type="string">
            <text:p>Centro</text:p>
          </table:table-cell>
          <table:table-cell table:style-name="ce20" office:value-type="string" calcext:value-type="string">
            <text:p>Rua Frederico Afonso - ate 4247/4248</text:p>
          </table:table-cell>
          <table:table-cell/>
          <table:table-cell table:style-name="ce22" office:value-type="float" office:value="6059" calcext:value-type="float">
            <text:p>R$6,059</text:p>
          </table:table-cell>
          <table:table-cell table:number-columns-repeated="1010"/>
        </table:table-row>
        <table:table-row table:style-name="ro1">
          <table:table-cell table:style-name="ce20" office:value-type="float" office:value="336" calcext:value-type="float">
            <text:p>336</text:p>
          </table:table-cell>
          <table:table-cell table:style-name="ce20" office:value-type="string" calcext:value-type="string">
            <text:p>Terreno-em-Condominio-para-Venda-em-Ingleses-do-Rio-Vermelho-Florianopolis-SC</text:p>
          </table:table-cell>
          <table:table-cell table:style-name="ce20" office:value-type="string" calcext:value-type="string">
            <text:p>600000.0</text:p>
          </table:table-cell>
          <table:table-cell table:style-name="ce20" office:value-type="string" calcext:value-type="string">
            <text:p>JB Imóveis</text:p>
          </table:table-cell>
          <table:table-cell table:style-name="ce20" office:value-type="string" calcext:value-type="string">
            <text:p>Código do anúncio: 167</text:p>
            <text:p/>
            <text:p>RESPIRE FELICIDADEO Jardim Ingleses foi projetado para que seus moradores tenham o conforto de viver em terrenos com infraestrutura completa, em uma área exclusiva para servir de base para construção da casa dos seus sonhos. Localizado na praia dos Ingleses, um dos lugares mais lindos de Florianópolis, o condomínio Jardim Ingleses consolidado traz ao seu alcance toda a harmonia que a vida em natureza pode proporcionar à sua família. As primeiras casas já estão sendo construídas.INGLESESO destino perfeito para uma vida completa.Ingleses está localizado ao norte da Ilha de Florianópolis, a 35 quilômetros do Centro. Conta com mais de 15 mil moradores permanentes, sendo considerado uma verdadeira cidade independente, desenvolvida e autossuficiente.Na praia também estão concentrados grande parte dos imóveis para locação de temporada da cidade.A região possui infraestrutura completa. É possível encontrar escola, farmácia, agência bancárias, delegacias, correio, conveniências, livrarias e lojas de diversos segmentos.Na área gastronômica, as opções são variadas, com restaurantes na areia da praia, no centrinho e em áreas mais exclusivas.Com aproximadamente 5 km de extensão, ampla faixa de areia e águas mornas durante o verão, sua praia é uma das mais procuradas por turistas estrangeiros. Na ponta leste, dunas revelam uma vista encantadora. O local também é bastante procurado por praticantes de sandboard e de mergulho.es de sandboard e de mergulho.A JB IMÒVEIS CONTA COM UMA EQUIPE DE CORRETORES ESPECIALIZADOS PRONTOS PARA LHE ATENDER!ENTRE EM CONTATOE AGENDE UMA VISITA! Chave do anúncio: RCotkh4m2Qu0EDBI</text:p>
          </table:table-cell>
          <table:table-cell table:style-name="ce21" office:value-type="string" calcext:value-type="string">
            <text:p><text:a xlink:href="https://sc.olx.com.br/florianopolis-e-regiao/terrenos/terreno-em-condominio-para-venda-em-ingleses-do-rio-vermelho-florianopolis-sc-924926091" xlink:type="simple">https://sc.olx.com.br/florianopolis-e-regiao/terrenos/terreno-em-condominio-para-venda-em-ingleses-do-rio-vermelho-florianopolis-sc-924926091</text:a></text:p>
          </table:table-cell>
          <table:table-cell table:style-name="ce20" office:value-type="string" calcext:value-type="string">
            <text:p>Terrenos</text:p>
          </table:table-cell>
          <table:table-cell/>
          <table:table-cell table:style-name="ce20" office:value-type="float" office:value="88058648" calcext:value-type="float">
            <text:p>88058648</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Tres Maria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37" calcext:value-type="float">
            <text:p>337</text:p>
          </table:table-cell>
          <table:table-cell table:style-name="ce20" office:value-type="string" calcext:value-type="string">
            <text:p><text:s/>bairro floresta, Criciúma</text:p>
          </table:table-cell>
          <table:table-cell table:style-name="ce20" office:value-type="string" calcext:value-type="string">
            <text:p>125000.0</text:p>
          </table:table-cell>
          <table:table-cell table:style-name="ce20" office:value-type="string" calcext:value-type="string">
            <text:p>JOÃO PAULO OLIVEIRA CRECI 34859</text:p>
          </table:table-cell>
          <table:table-cell table:style-name="ce20" office:value-type="string" calcext:value-type="string">
            <text:p/>
            <text:p/>
            <text:p>Tire suas dúvidas 9994... ver número</text:p>
            <text:p/>
          </table:table-cell>
          <table:table-cell table:style-name="ce21" office:value-type="string" calcext:value-type="string">
            <text:p><text:a xlink:href="https://sc.olx.com.br/florianopolis-e-regiao/terrenos/bairro-floresta-criciuma-543553514" xlink:type="simple">https://sc.olx.com.br/florianopolis-e-regiao/terrenos/bairro-floresta-criciuma-543553514</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801510" calcext:value-type="float">
            <text:p>88801510</text:p>
          </table:table-cell>
          <table:table-cell table:style-name="ce20" office:value-type="string" calcext:value-type="string">
            <text:p>Criciuma</text:p>
          </table:table-cell>
          <table:table-cell table:style-name="ce20" office:value-type="string" calcext:value-type="string">
            <text:p>Centro</text:p>
          </table:table-cell>
          <table:table-cell table:style-name="ce20" office:value-type="string" calcext:value-type="string">
            <text:p>Rua Marcelo Lodetti</text:p>
          </table:table-cell>
          <table:table-cell table:number-columns-repeated="1012"/>
        </table:table-row>
        <table:table-row table:style-name="ro1">
          <table:table-cell table:style-name="ce20" office:value-type="float" office:value="338" calcext:value-type="float">
            <text:p>338</text:p>
          </table:table-cell>
          <table:table-cell table:style-name="ce20" office:value-type="string" calcext:value-type="string">
            <text:p>Terreno em Balneário Gaivota - SC</text:p>
          </table:table-cell>
          <table:table-cell table:style-name="ce20" office:value-type="string" calcext:value-type="string">
            <text:p>60000.0</text:p>
          </table:table-cell>
          <table:table-cell table:style-name="ce20" office:value-type="string" calcext:value-type="string">
            <text:p>Morais imóveis</text:p>
          </table:table-cell>
          <table:table-cell table:style-name="ce20" office:value-type="string" calcext:value-type="string">
            <text:p>Código do anúncio: 006</text:p>
            <text:p/>
            <text:p>Terreno em Balneário Gaivota - SC </text:p>
            <text:p>  </text:p>
            <text:p> Localização: Santa Fé </text:p>
            <text:p>  </text:p>
            <text:p> Metragem: 12x25 </text:p>
            <text:p>  </text:p>
            <text:p> Posição solar: Norte </text:p>
            <text:p>  </text:p>
            <text:p> Distância do mar: 950 metros  </text:p>
            <text:p>  </text:p>
            <text:p> Documento: escritura </text:p>
            <text:p>  </text:p>
            <text:p> Valor: R$ 60.000,00</text:p>
          </table:table-cell>
          <table:table-cell table:style-name="ce21" office:value-type="string" calcext:value-type="string">
            <text:p><text:a xlink:href="https://sc.olx.com.br/florianopolis-e-regiao/terrenos/terreno-em-balneario-gaivota-sc-915084311" xlink:type="simple">https://sc.olx.com.br/florianopolis-e-regiao/terrenos/terreno-em-balneario-gaivota-sc-915084311</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150" calcext:value-type="float">
            <text:p>R$150</text:p>
          </table:table-cell>
          <table:table-cell table:number-columns-repeated="1010"/>
        </table:table-row>
        <table:table-row table:style-name="ro1">
          <table:table-cell table:style-name="ce20" office:value-type="float" office:value="339" calcext:value-type="float">
            <text:p>339</text:p>
          </table:table-cell>
          <table:table-cell table:style-name="ce20" office:value-type="string" calcext:value-type="string">
            <text:p>Terreno a venda na Lagoa da Tapera, Passo de Torres</text:p>
          </table:table-cell>
          <table:table-cell table:style-name="ce20" office:value-type="string" calcext:value-type="string">
            <text:p>55000.0</text:p>
          </table:table-cell>
          <table:table-cell table:style-name="ce20" office:value-type="string" calcext:value-type="string">
            <text:p>Morais imóveis</text:p>
          </table:table-cell>
          <table:table-cell table:style-name="ce20" office:value-type="string" calcext:value-type="string">
            <text:p>Código do anúncio: 034</text:p>
            <text:p/>
            <text:p>Terreno localizado no Passo de Torres - SC </text:p>
            <text:p>  </text:p>
            <text:p> Localização: Lagoa da Tapera </text:p>
            <text:p>  </text:p>
            <text:p> Distancia da Lagoa: 50 metros </text:p>
            <text:p>  </text:p>
            <text:p> Distancia do mar: 1.200 metros </text:p>
            <text:p>  </text:p>
            <text:p> Posição solar: Oeste </text:p>
            <text:p>  </text:p>
            <text:p> Documento: Escritura </text:p>
            <text:p>  </text:p>
            <text:p> Valor: R$ 55.000,00</text:p>
          </table:table-cell>
          <table:table-cell table:style-name="ce21" office:value-type="string" calcext:value-type="string">
            <text:p><text:a xlink:href="https://sc.olx.com.br/florianopolis-e-regiao/terrenos/terreno-a-venda-na-lagoa-da-tapera-passo-de-torres-917559260" xlink:type="simple">https://sc.olx.com.br/florianopolis-e-regiao/terrenos/terreno-a-venda-na-lagoa-da-tapera-passo-de-torres-917559260</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160" calcext:value-type="float">
            <text:p>R$160</text:p>
          </table:table-cell>
          <table:table-cell table:number-columns-repeated="1010"/>
        </table:table-row>
        <table:table-row table:style-name="ro1">
          <table:table-cell table:style-name="ce20" office:value-type="float" office:value="340" calcext:value-type="float">
            <text:p>340</text:p>
          </table:table-cell>
          <table:table-cell table:style-name="ce20" office:value-type="string" calcext:value-type="string">
            <text:p>Terreno, 721 m², à venda por R$ 920.000 pé na areia Florianópolis</text:p>
          </table:table-cell>
          <table:table-cell table:style-name="ce20" office:value-type="string" calcext:value-type="string">
            <text:p>920000.0</text:p>
          </table:table-cell>
          <table:table-cell table:style-name="ce20" office:value-type="string" calcext:value-type="string">
            <text:p>KALEO AMANTEA</text:p>
          </table:table-cell>
          <table:table-cell table:style-name="ce20" office:value-type="string" calcext:value-type="string">
            <text:p>Código do anúncio: TE0423</text:p>
            <text:p/>
            <text:p>Viabilidade área turística residencial 2.5 </text:p>
            <text:p>  </text:p>
            <text:p> More num cartão postal! </text:p>
            <text:p>  </text:p>
            <text:p> Terreno com vista deslumbrante para o mar e para a tranquila praia. Imóvel cercado, acesso pavimentado, disponibilidade no local de redes de água, elétrica e telefônica, coleta de lixo, iluminação pública, passeio público. Ideal para construção de uma bela casa ou pousada. Pé na areia . </text:p>
            <text:p>  </text:p>
            <text:p> *Terreno possui uma casa de madeira e uma edícula de alvenaria. </text:p>
            <text:p>  </text:p>
            <text:p>  </text:p>
            <text:p> Corretor: Kaleo Amantea Fernandes (43) 9 9955 76 27 fone/zap </text:p>
            <text:p> CRECI 43128 F</text:p>
          </table:table-cell>
          <table:table-cell table:style-name="ce21" office:value-type="string" calcext:value-type="string">
            <text:p><text:a xlink:href="https://sc.olx.com.br/florianopolis-e-regiao/terrenos/terreno-721-m-a-venda-por-r-920-000-pe-na-areia-florianopolis-940473699" xlink:type="simple">https://sc.olx.com.br/florianopolis-e-regiao/terrenos/terreno-721-m-a-venda-por-r-920-000-pe-na-areia-florianopolis-940473699</text:a></text:p>
          </table:table-cell>
          <table:table-cell table:style-name="ce20" office:value-type="string" calcext:value-type="string">
            <text:p>Terrenos</text:p>
          </table:table-cell>
          <table:table-cell table:style-name="ce20" office:value-type="string" calcext:value-type="string">
            <text:p>721m2</text:p>
          </table:table-cell>
          <table:table-cell table:style-name="ce20" office:value-type="float" office:value="88064000" calcext:value-type="float">
            <text:p>88064000</text:p>
          </table:table-cell>
          <table:table-cell table:style-name="ce20" office:value-type="string" calcext:value-type="string">
            <text:p>Florianopolis</text:p>
          </table:table-cell>
          <table:table-cell table:style-name="ce20" office:value-type="string" calcext:value-type="string">
            <text:p>Ribeirao da Ilha</text:p>
          </table:table-cell>
          <table:table-cell table:style-name="ce20" office:value-type="string" calcext:value-type="string">
            <text:p>Rodovia Baldicero Filomeno - ate 2748/2749</text:p>
          </table:table-cell>
          <table:table-cell table:number-columns-repeated="1012"/>
        </table:table-row>
        <table:table-row table:style-name="ro1">
          <table:table-cell table:style-name="ce20" office:value-type="float" office:value="341" calcext:value-type="float">
            <text:p>341</text:p>
          </table:table-cell>
          <table:table-cell table:style-name="ce20" office:value-type="string" calcext:value-type="string">
            <text:p>Oportunidade para investir ! Terreno comercial à venda com projeto, Córrego Grande, Floria</text:p>
          </table:table-cell>
          <table:table-cell table:style-name="ce20" office:value-type="string" calcext:value-type="string">
            <text:p>2600000.0</text:p>
          </table:table-cell>
          <table:table-cell table:style-name="ce20" office:value-type="string" calcext:value-type="string">
            <text:p>Roberto Celeste Corretor</text:p>
          </table:table-cell>
          <table:table-cell table:style-name="ce20" office:value-type="string" calcext:value-type="string">
            <text:p>Código do anúncio: TE0053</text:p>
            <text:p/>
            <text:p>Excelente Oportunidade  Para Investidores !Próximo as  grandes universidades  UFSC e UDESC (públicas) e a SOCIESC (privada), ao lado de escolas e comércio em geral .Amplo terreno, totalmente plano com 1686 m2 sendo 38 metros de frente .Projeto para 05 lojas térreas  frente para rua e 30 Studios (loft) com 30 m2 .Cálculo de retorno mínimo aproximado de R$ 60.000,00/ mês.Viabilidade ARM 2,5 (Área Residencial Mista  sendo 2 pavimentos e 50 % taxa de ocupação)Viabilidade para clinicas, laboratório , etc.Escolas de ensino infantil, fundamental e superior -</text:p>
          </table:table-cell>
          <table:table-cell table:style-name="ce21" office:value-type="string" calcext:value-type="string">
            <text:p><text:a xlink:href="https://sc.olx.com.br/florianopolis-e-regiao/terrenos/oportunidade-para-investir-terreno-comercial-a-venda-com-projeto-corrego-grande-floria-996988622" xlink:type="simple">https://sc.olx.com.br/florianopolis-e-regiao/terrenos/oportunidade-para-investir-terreno-comercial-a-venda-com-projeto-corrego-grande-floria-996988622</text:a></text:p>
          </table:table-cell>
          <table:table-cell table:style-name="ce20" office:value-type="string" calcext:value-type="string">
            <text:p>Terrenos</text:p>
          </table:table-cell>
          <table:table-cell table:style-name="ce20" office:value-type="string" calcext:value-type="string">
            <text:p>1686m2</text:p>
          </table:table-cell>
          <table:table-cell table:style-name="ce20" office:value-type="float" office:value="88034700" calcext:value-type="float">
            <text:p>88034700</text:p>
          </table:table-cell>
          <table:table-cell table:style-name="ce20" office:value-type="string" calcext:value-type="string">
            <text:p>Florianopolis</text:p>
          </table:table-cell>
          <table:table-cell table:style-name="ce20" office:value-type="string" calcext:value-type="string">
            <text:p>Itacorubi</text:p>
          </table:table-cell>
          <table:table-cell table:style-name="ce20" office:value-type="string" calcext:value-type="string">
            <text:p>Rua Vera Linhares de Andrade - de Rua 1372 ao f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42" calcext:value-type="float">
            <text:p>342</text:p>
          </table:table-cell>
          <table:table-cell table:style-name="ce20" office:value-type="string" calcext:value-type="string">
            <text:p>Terreno à venda no bairro Areias de Macacu - Garopaba/SC</text:p>
          </table:table-cell>
          <table:table-cell table:style-name="ce20" office:value-type="string" calcext:value-type="string">
            <text:p>750000.0</text:p>
          </table:table-cell>
          <table:table-cell table:style-name="ce20" office:value-type="string" calcext:value-type="string">
            <text:p>ALAN FIRME RODRIGUES BORBA</text:p>
          </table:table-cell>
          <table:table-cell table:style-name="ce20" office:value-type="string" calcext:value-type="string">
            <text:p>Código do anúncio: TV911</text:p>
            <text:p/>
            <text:p>Belíssimo e amplo terreno com vistas sensacionais situado na Areias de Macacú, em Garopaba/SC. Bairro regularizado que oferece segurança e uma infraestrutura completa.O imóvel possui uma área total de 1.065,031m², com:&amp;bull;escritura pública;&amp;bull;viabilidade de construção;&amp;bull;vista para o mar, lagoa e dunas e&amp;bull;acesso a água e energia elétrica.Sendo uma ótima oportunidade para investimento em moradia, locação ou comércio.Destaca-se também por sua localização privilegiada, próximo de toda a infraestrutura da cidade e das belezas naturais, torna o bairro mais valorizado e procurado pelos clientes.As informações estão sujeitas a alterações. Consulte o corretor responsável. Chave do anúncio: PKKxRyIuTAghkgIB</text:p>
          </table:table-cell>
          <table:table-cell table:style-name="ce21" office:value-type="string" calcext:value-type="string">
            <text:p><text:a xlink:href="https://sc.olx.com.br/florianopolis-e-regiao/terrenos/terreno-a-venda-no-bairro-areias-de-macacu-garopaba-sc-916736667" xlink:type="simple">https://sc.olx.com.br/florianopolis-e-regiao/terrenos/terreno-a-venda-no-bairro-areias-de-macacu-garopaba-sc-916736667</text:a></text:p>
          </table:table-cell>
          <table:table-cell table:style-name="ce20" office:value-type="string" calcext:value-type="string">
            <text:p>Terrenos</text:p>
          </table:table-cell>
          <table:table-cell table:style-name="ce20" office:value-type="string" calcext:value-type="string">
            <text:p>1065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43" calcext:value-type="float">
            <text:p>343</text:p>
          </table:table-cell>
          <table:table-cell table:style-name="ce20" office:value-type="string" calcext:value-type="string">
            <text:p>Vendo terreno 912 m²,ARM 5.5 Trindade</text:p>
          </table:table-cell>
          <table:table-cell table:style-name="ce20" office:value-type="string" calcext:value-type="string">
            <text:p>3000000.0</text:p>
          </table:table-cell>
          <table:table-cell table:style-name="ce20" office:value-type="string" calcext:value-type="string">
            <text:p>Rui alberto <text:s/>c <text:s/>monaiar</text:p>
          </table:table-cell>
          <table:table-cell table:style-name="ce20" office:value-type="string" calcext:value-type="string">
            <text:p>Vendo terreno ,com exclusividade,912 m2,com documentação em dia.na Trindade,valor R$ 3.000.000,00 em dinheiro ou R$ 1.700.000,00 em dinheiro e + area construida no local ou imoveis prontos!!</text:p>
          </table:table-cell>
          <table:table-cell table:style-name="ce21" office:value-type="string" calcext:value-type="string">
            <text:p><text:a xlink:href="https://sc.olx.com.br/florianopolis-e-regiao/terrenos/vendo-terreno-912-m-arm-5-5-trindade-996475325" xlink:type="simple">https://sc.olx.com.br/florianopolis-e-regiao/terrenos/vendo-terreno-912-m-arm-5-5-trindade-996475325</text:a></text:p>
          </table:table-cell>
          <table:table-cell table:style-name="ce20" office:value-type="string" calcext:value-type="string">
            <text:p>Terrenos</text:p>
          </table:table-cell>
          <table:table-cell table:style-name="ce20" office:value-type="string" calcext:value-type="string">
            <text:p>912m2</text:p>
          </table:table-cell>
          <table:table-cell table:style-name="ce20" office:value-type="float" office:value="88036560" calcext:value-type="float">
            <text:p>88036560</text:p>
          </table:table-cell>
          <table:table-cell table:style-name="ce20" office:value-type="string" calcext:value-type="string">
            <text:p>Florianopolis</text:p>
          </table:table-cell>
          <table:table-cell table:style-name="ce20" office:value-type="string" calcext:value-type="string">
            <text:p>Trindade</text:p>
          </table:table-cell>
          <table:table-cell table:style-name="ce20" office:value-type="string" calcext:value-type="string">
            <text:p>Rua Sao Tomaz de Aquino</text:p>
          </table:table-cell>
          <table:table-cell table:number-columns-repeated="1012"/>
        </table:table-row>
        <table:table-row table:style-name="ro1">
          <table:table-cell table:style-name="ce20" office:value-type="float" office:value="344" calcext:value-type="float">
            <text:p>344</text:p>
          </table:table-cell>
          <table:table-cell table:style-name="ce20" office:value-type="string" calcext:value-type="string">
            <text:p>Terreno de Esquina no Bairro Jardim Ultramar em Balneário Gaivota/SC</text:p>
          </table:table-cell>
          <table:table-cell table:style-name="ce20" office:value-type="string" calcext:value-type="string">
            <text:p>77000.0</text:p>
          </table:table-cell>
          <table:table-cell table:style-name="ce20" office:value-type="string" calcext:value-type="string">
            <text:p>GaivotaImóveis</text:p>
          </table:table-cell>
          <table:table-cell table:style-name="ce20" office:value-type="string" calcext:value-type="string">
            <text:p>"Você acredita que a praia é o seu lugar? Então venha conhecer este terreno localizado no bairro Jardim Ultramar em Balneário Gaivota/SC."</text:p>
            <text:p/>
            <text:p>Características:</text:p>
            <text:p>- Escriturado;</text:p>
            <text:p>- Esquina;</text:p>
            <text:p>- Posição solar frente Leste (Mar);</text:p>
            <text:p>- 550 metros do mar;</text:p>
            <text:p>- Terreno medindo 12 x 25 (totalizando 300 m²);</text:p>
            <text:p>- Rede Elétrica;</text:p>
            <text:p>- Vizinhos próximos.</text:p>
            <text:p/>
            <text:p>Valor do Imóvel: R$ 77.000,00 </text:p>
            <text:p/>
            <text:p>Venha conhecer e se aliar a tranquilidade e qualidade de vida que é viver em Balneário Gaivota/SC!</text:p>
            <text:p/>
            <text:p>Entre em contato conosco:</text:p>
            <text:p>(48) 99651.5633 WhatsApp/ligações</text:p>
            <text:p>(48) 3583.1929 Fixo</text:p>
            <text:p>(48) 3583.2260 Filial 01</text:p>
            <text:p/>
            <text:p>Código do Imóvel: TE0588</text:p>
          </table:table-cell>
          <table:table-cell table:style-name="ce21" office:value-type="string" calcext:value-type="string">
            <text:p><text:a xlink:href="https://sc.olx.com.br/florianopolis-e-regiao/terrenos/terreno-de-esquina-no-bairro-jardim-ultramar-em-balneario-gaivota-sc-941378011" xlink:type="simple">https://sc.olx.com.br/florianopolis-e-regiao/terrenos/terreno-de-esquina-no-bairro-jardim-ultramar-em-balneario-gaivota-sc-941378011</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45" calcext:value-type="float">
            <text:p>345</text:p>
          </table:table-cell>
          <table:table-cell table:style-name="ce20" office:value-type="string" calcext:value-type="string">
            <text:p>Terreno na Primeira Quadra do Mar no Bairro Village Dunas em Balneário Gaivota/SC</text:p>
          </table:table-cell>
          <table:table-cell table:style-name="ce20" office:value-type="string" calcext:value-type="string">
            <text:p>150000.0</text:p>
          </table:table-cell>
          <table:table-cell table:style-name="ce20" office:value-type="string" calcext:value-type="string">
            <text:p>GaivotaImóveis</text:p>
          </table:table-cell>
          <table:table-cell table:style-name="ce20" office:value-type="string" calcext:value-type="string">
            <text:p>Terreno - Village Dunas - Balneário Gaivota SC</text:p>
            <text:p/>
            <text:p>- Escriturado</text:p>
            <text:p>- Esquina </text:p>
            <text:p>- Frente Sul / Lateral Oeste </text:p>
            <text:p>- 200 Metros do Mar </text:p>
            <text:p>- Medindo 12 x 25 = 300 m²</text:p>
            <text:p>- Vizinhança Próxima</text:p>
            <text:p>- Rua Calçada </text:p>
            <text:p>- Rede Elétrica </text:p>
            <text:p>- Primeira Quadra do Mar </text:p>
            <text:p>- 1,5 km do Centro </text:p>
            <text:p>- Revitalização da Beira Mar com Manta Asfáltica</text:p>
            <text:p/>
            <text:p>Valor do Imóvel: R$ 150.000,00</text:p>
            <text:p/>
            <text:p>Venha investir na praia que mais cresce no sul de Santa Catarina.</text:p>
            <text:p/>
            <text:p>Entre em contato conosco:</text:p>
            <text:p>(48) 99651.5633 WhatsApp/ligações</text:p>
            <text:p>(48) 3583.1929 Fixo</text:p>
            <text:p>(48) 3583.2260 Filial 01</text:p>
            <text:p/>
            <text:p>Código do Imóvel: TE0547</text:p>
          </table:table-cell>
          <table:table-cell table:style-name="ce21" office:value-type="string" calcext:value-type="string">
            <text:p><text:a xlink:href="https://sc.olx.com.br/florianopolis-e-regiao/terrenos/terreno-na-primeira-quadra-do-mar-no-bairro-village-dunas-em-balneario-gaivota-sc-882831256" xlink:type="simple">https://sc.olx.com.br/florianopolis-e-regiao/terrenos/terreno-na-primeira-quadra-do-mar-no-bairro-village-dunas-em-balneario-gaivota-sc-882831256</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46" calcext:value-type="float">
            <text:p>346</text:p>
          </table:table-cell>
          <table:table-cell table:style-name="ce20" office:value-type="string" calcext:value-type="string">
            <text:p>Terreno no Bairro Santa Fé Pronto Para Construir em Balneário Gaivota/SC</text:p>
          </table:table-cell>
          <table:table-cell table:style-name="ce20" office:value-type="string" calcext:value-type="string">
            <text:p>68000.0</text:p>
          </table:table-cell>
          <table:table-cell table:style-name="ce20" office:value-type="string" calcext:value-type="string">
            <text:p>GaivotaImóveis</text:p>
          </table:table-cell>
          <table:table-cell table:style-name="ce20" office:value-type="string" calcext:value-type="string">
            <text:p>Ter aquele imóvel na praia é o que sua família merece!</text:p>
            <text:p/>
            <text:p>Terreno no bairro Santa Fé II;</text:p>
            <text:p/>
            <text:p>- Próximo a Avenida Interpraias;</text:p>
            <text:p>- 900 metros do mar;</text:p>
            <text:p>- Escriturado e pronto para construir;</text:p>
            <text:p>- Medindo 12x25 (300m²);</text:p>
            <text:p>- Energia Elétrica;</text:p>
            <text:p>- Posição frente Norte.</text:p>
            <text:p/>
            <text:p>Valor do Imóvel: R$ 68.000,00</text:p>
            <text:p/>
            <text:p>Venha conhecer e desfrutar dos benefícios de estar em Balneário Gaivota/SC.</text:p>
            <text:p/>
            <text:p>Entre em contato conosco:</text:p>
            <text:p>(48) 99651.5633 WhatsApp/ligações</text:p>
            <text:p>(48) 3583.1929 Fixo</text:p>
            <text:p>(48) 3583.2260 Filial 01</text:p>
            <text:p/>
            <text:p>Código do Imóvel: TE0221</text:p>
          </table:table-cell>
          <table:table-cell table:style-name="ce21" office:value-type="string" calcext:value-type="string">
            <text:p><text:a xlink:href="https://sc.olx.com.br/florianopolis-e-regiao/terrenos/terreno-no-bairro-santa-fe-pronto-para-construir-em-balneario-gaivota-sc-934703851" xlink:type="simple">https://sc.olx.com.br/florianopolis-e-regiao/terrenos/terreno-no-bairro-santa-fe-pronto-para-construir-em-balneario-gaivota-sc-934703851</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47" calcext:value-type="float">
            <text:p>347</text:p>
          </table:table-cell>
          <table:table-cell table:style-name="ce20" office:value-type="string" calcext:value-type="string">
            <text:p>Adquira Seu Terreno em um Bairro Nobre de Balneário Gaivota/SC</text:p>
          </table:table-cell>
          <table:table-cell table:style-name="ce20" office:value-type="string" calcext:value-type="string">
            <text:p>132000.0</text:p>
          </table:table-cell>
          <table:table-cell table:style-name="ce20" office:value-type="string" calcext:value-type="string">
            <text:p>GaivotaImóveis</text:p>
          </table:table-cell>
          <table:table-cell table:style-name="ce20" office:value-type="string" calcext:value-type="string">
            <text:p>- Escriturado;</text:p>
            <text:p>- A 450 metros do mar;</text:p>
            <text:p>- Localizado no bairro Turimar, ao lado do Centro da cidade;</text:p>
            <text:p>- Medindo 15x25 (375m²);</text:p>
            <text:p>- Bairro de alto padrão, com uma das maiores valorizações da cidade.</text:p>
            <text:p/>
            <text:p>Valor do Imóvel: R$ 132.000,00</text:p>
            <text:p/>
            <text:p>Venha investir na praia que mais cresce no sul de Santa Catarina.</text:p>
            <text:p/>
            <text:p>Entre em contato conosco:</text:p>
            <text:p>(48) 99651.5633 WhatsApp/ligações</text:p>
            <text:p>(48) 3583.1929 Fixo</text:p>
            <text:p>(48) 3583.2260 Filial 01</text:p>
            <text:p/>
            <text:p>Código do Imóvel: TE0180</text:p>
          </table:table-cell>
          <table:table-cell table:style-name="ce21" office:value-type="string" calcext:value-type="string">
            <text:p><text:a xlink:href="https://sc.olx.com.br/florianopolis-e-regiao/terrenos/adquira-seu-terreno-em-um-bairro-nobre-de-balneario-gaivota-sc-934239543" xlink:type="simple">https://sc.olx.com.br/florianopolis-e-regiao/terrenos/adquira-seu-terreno-em-um-bairro-nobre-de-balneario-gaivota-sc-934239543</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48" calcext:value-type="float">
            <text:p>348</text:p>
          </table:table-cell>
          <table:table-cell table:style-name="ce20" office:value-type="string" calcext:value-type="string">
            <text:p>Fazenda Rural à venda, Rio Vermelho, Florianópolis - .</text:p>
          </table:table-cell>
          <table:table-cell table:style-name="ce20" office:value-type="string" calcext:value-type="string">
            <text:p>3000000.0</text:p>
          </table:table-cell>
          <table:table-cell table:style-name="ce20" office:value-type="string" calcext:value-type="string">
            <text:p>Leonardo Piasseta</text:p>
          </table:table-cell>
          <table:table-cell table:style-name="ce20" office:value-type="string" calcext:value-type="string">
            <text:p>Código do anúncio: FA0001</text:p>
            <text:p/>
            <text:p>Excelente sítio, terreno plano, aproximadamente 2,6 hectares, com escritura pública, bem localizado. Pode ser vendido o terreno todo, ou dividido em áreas entre 5.000m2 e 9.700m2, conforme desmembramento. O sítio possui 3 casas em ótimo estado de conservação, alambique, ampla área verde, podendo ser para investimento.Estuda proposta. -</text:p>
          </table:table-cell>
          <table:table-cell table:style-name="ce21" office:value-type="string" calcext:value-type="string">
            <text:p><text:a xlink:href="https://sc.olx.com.br/florianopolis-e-regiao/terrenos/fazenda-rural-a-venda-rio-vermelho-florianopolis-989321848" xlink:type="simple">https://sc.olx.com.br/florianopolis-e-regiao/terrenos/fazenda-rural-a-venda-rio-vermelho-florianopolis-989321848</text:a></text:p>
          </table:table-cell>
          <table:table-cell table:style-name="ce20" office:value-type="string" calcext:value-type="string">
            <text:p>Fazendas</text:p>
          </table:table-cell>
          <table:table-cell table:style-name="ce20" office:value-type="string" calcext:value-type="string">
            <text:p>26000m2</text:p>
          </table:table-cell>
          <table:table-cell table:style-name="ce20" office:value-type="float" office:value="88060000" calcext:value-type="float">
            <text:p>88060000</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odovia Joao Gualberto Soares - de 4001/4002 a 16999/17000</text:p>
          </table:table-cell>
          <table:table-cell table:number-columns-repeated="1012"/>
        </table:table-row>
        <table:table-row table:style-name="ro1">
          <table:table-cell table:style-name="ce20" office:value-type="float" office:value="349" calcext:value-type="float">
            <text:p>349</text:p>
          </table:table-cell>
          <table:table-cell table:style-name="ce20" office:value-type="string" calcext:value-type="string">
            <text:p>Sitio com Cachoeira</text:p>
          </table:table-cell>
          <table:table-cell table:style-name="ce20" office:value-type="string" calcext:value-type="string">
            <text:p>1495000.0</text:p>
          </table:table-cell>
          <table:table-cell table:style-name="ce20" office:value-type="string" calcext:value-type="string">
            <text:p>Terras Prosperas</text:p>
          </table:table-cell>
          <table:table-cell table:style-name="ce20" office:value-type="string" calcext:value-type="string">
            <text:p>Código do anúncio: ST00023</text:p>
            <text:p/>
            <text:p>Lindo Sitio com CACHOEIRA em Santo Amro da Imperatriz SC </text:p>
            <text:p>  </text:p>
            <text:p> Maravilhoso sitio com enorme mata Nativa que faz divisa nos fundos com a serra do tabuleiro, tem uma CACHOEIRA em meio a mata próximo a casa, um PARAÍSO! </text:p>
            <text:p> Água direito da Nascente por gravidade e tudo pronto neste sitio, entrar e morar. </text:p>
            <text:p>  </text:p>
            <text:p> Casa com 4 quartos sendo 1 suíte, </text:p>
            <text:p> 2 banheiros, </text:p>
            <text:p> 3 salas, </text:p>
            <text:p> cozinha completa planejada, </text:p>
            <text:p> sala de jantar, </text:p>
            <text:p> 2 sacadas, </text:p>
            <text:p> lavanderia. </text:p>
            <text:p> Garagem Coberta </text:p>
            <text:p> Playground </text:p>
            <text:p>  </text:p>
            <text:p> Galpão : espaço para festas , </text:p>
            <text:p> 1 quarto, </text:p>
            <text:p> 1 banheiro, </text:p>
            <text:p> churrasqueira, </text:p>
            <text:p> forno e fogão a lenha e mais </text:p>
            <text:p> 1 quarto para depósito, </text:p>
            <text:p> Piscina 6.00 x 3.00 com aquecimento solar, </text:p>
            <text:p> portão eletrônico, </text:p>
            <text:p> horta completa, </text:p>
            <text:p> galinheiro e estábulo para criação. </text:p>
            <text:p>  </text:p>
            <text:p> Te convido a conhecer este paraíso</text:p>
          </table:table-cell>
          <table:table-cell table:style-name="ce21" office:value-type="string" calcext:value-type="string">
            <text:p><text:a xlink:href="https://sc.olx.com.br/florianopolis-e-regiao/terrenos/sitio-com-cachoeira-967101139" xlink:type="simple">https://sc.olx.com.br/florianopolis-e-regiao/terrenos/sitio-com-cachoeira-967101139</text:a></text:p>
          </table:table-cell>
          <table:table-cell table:style-name="ce20" office:value-type="string" calcext:value-type="string">
            <text:p>Fazendas</text:p>
          </table:table-cell>
          <table:table-cell table:style-name="ce20" office:value-type="string" calcext:value-type="string">
            <text:p>49000m2</text:p>
          </table:table-cell>
          <table:table-cell table:style-name="ce20" office:value-type="float" office:value="88140000" calcext:value-type="float">
            <text:p>88140000</text:p>
          </table:table-cell>
          <table:table-cell table:style-name="ce20" office:value-type="string" calcext:value-type="string">
            <text:p>Santo Amaro da Imperatriz</text:p>
          </table:table-cell>
          <table:table-cell table:number-columns-repeated="3"/>
          <table:table-cell table:style-name="ce22" office:value-type="float" office:value="200" calcext:value-type="float">
            <text:p>R$200</text:p>
          </table:table-cell>
          <table:table-cell table:number-columns-repeated="1010"/>
        </table:table-row>
        <table:table-row table:style-name="ro1">
          <table:table-cell table:style-name="ce20" office:value-type="float" office:value="350" calcext:value-type="float">
            <text:p>350</text:p>
          </table:table-cell>
          <table:table-cell table:style-name="ce20" office:value-type="string" calcext:value-type="string">
            <text:p>Lote/Terreno para venda com 824 metros quadrados em Ponte do Imaruim - Palhoça - Santa Cat</text:p>
          </table:table-cell>
          <table:table-cell table:style-name="ce20" office:value-type="string" calcext:value-type="string">
            <text:p>1145000.0</text:p>
          </table:table-cell>
          <table:table-cell table:style-name="ce20" office:value-type="string" calcext:value-type="string">
            <text:p>KAIZEN BRASIL IMÓVEIS</text:p>
          </table:table-cell>
          <table:table-cell table:style-name="ce20" office:value-type="string" calcext:value-type="string">
            <text:p>Código do anúncio: D7123C</text:p>
            <text:p/>
            <text:p>no bairro Ponte do Imaruim com 824 metros quadrados próximo da elza lucchi com viabilidade para 12 pavimento escritura publica terreno limpo e seco para construir</text:p>
          </table:table-cell>
          <table:table-cell table:style-name="ce21" office:value-type="string" calcext:value-type="string">
            <text:p><text:a xlink:href="https://sc.olx.com.br/florianopolis-e-regiao/terrenos/lote-terreno-para-venda-com-824-metros-quadrados-em-ponte-do-imaruim-palhoca-santa-cat-996377245" xlink:type="simple">https://sc.olx.com.br/florianopolis-e-regiao/terrenos/lote-terreno-para-venda-com-824-metros-quadrados-em-ponte-do-imaruim-palhoca-santa-cat-996377245</text:a></text:p>
          </table:table-cell>
          <table:table-cell table:style-name="ce20" office:value-type="string" calcext:value-type="string">
            <text:p>Terrenos</text:p>
          </table:table-cell>
          <table:table-cell table:style-name="ce20" office:value-type="string" calcext:value-type="string">
            <text:p>826m2</text:p>
          </table:table-cell>
          <table:table-cell table:style-name="ce20" office:value-type="float" office:value="88130727" calcext:value-type="float">
            <text:p>88130727</text:p>
          </table:table-cell>
          <table:table-cell table:style-name="ce20" office:value-type="string" calcext:value-type="string">
            <text:p>Palhoca</text:p>
          </table:table-cell>
          <table:table-cell table:style-name="ce20" office:value-type="string" calcext:value-type="string">
            <text:p>Ponte do Imaruim</text:p>
          </table:table-cell>
          <table:table-cell table:style-name="ce20" office:value-type="string" calcext:value-type="string">
            <text:p>Rua Heitor Nunes</text:p>
          </table:table-cell>
          <table:table-cell table:style-name="ce22" office:value-type="float" office:value="130" calcext:value-type="float">
            <text:p>R$130</text:p>
          </table:table-cell>
          <table:table-cell table:style-name="ce22" office:value-type="float" office:value="110" calcext:value-type="float">
            <text:p>R$110</text:p>
          </table:table-cell>
          <table:table-cell table:number-columns-repeated="1010"/>
        </table:table-row>
        <table:table-row table:style-name="ro1">
          <table:table-cell table:style-name="ce20" office:value-type="float" office:value="351" calcext:value-type="float">
            <text:p>351</text:p>
          </table:table-cell>
          <table:table-cell table:style-name="ce20" office:value-type="string" calcext:value-type="string">
            <text:p>Terreno para Venda Lindo terreno na praia das Palmeiras no bairro Itaguaçu. FLORIANOPOLIS</text:p>
          </table:table-cell>
          <table:table-cell table:style-name="ce20" office:value-type="string" calcext:value-type="string">
            <text:p>1500000.0</text:p>
          </table:table-cell>
          <table:table-cell table:style-name="ce20" office:value-type="string" calcext:value-type="string">
            <text:p>IDEALE NEGOCIOS IMOBILIARIOS LTDA - SC</text:p>
          </table:table-cell>
          <table:table-cell table:style-name="ce20" office:value-type="string" calcext:value-type="string">
            <text:p>Código do anúncio: 366</text:p>
            <text:p/>
            <text:p>. Terreno  na Praia das Palmeiras no  bairro Itaguaçu em  Florianópolis. Medindo 755,25m² sendo  26,50 de frente para o mar.Com viabilidade para construção.  Local privilegiado,  próprio para residências, restaurantes. Todos os  impostos pagos co a  documentação em dia. Terreno em área de Marinha.</text:p>
          </table:table-cell>
          <table:table-cell table:style-name="ce21" office:value-type="string" calcext:value-type="string">
            <text:p><text:a xlink:href="https://sc.olx.com.br/florianopolis-e-regiao/terrenos/terreno-para-venda-lindo-terreno-na-praia-das-palmeiras-no-bairro-itaguacu-florianopolis-975816011" xlink:type="simple">https://sc.olx.com.br/florianopolis-e-regiao/terrenos/terreno-para-venda-lindo-terreno-na-praia-das-palmeiras-no-bairro-itaguacu-florianopolis-975816011</text:a></text:p>
          </table:table-cell>
          <table:table-cell table:style-name="ce20" office:value-type="string" calcext:value-type="string">
            <text:p>Terrenos</text:p>
          </table:table-cell>
          <table:table-cell table:style-name="ce20" office:value-type="string" calcext:value-type="string">
            <text:p>755m2</text:p>
          </table:table-cell>
          <table:table-cell table:style-name="ce20" office:value-type="float" office:value="88085403" calcext:value-type="float">
            <text:p>88085403</text:p>
          </table:table-cell>
          <table:table-cell table:style-name="ce20" office:value-type="string" calcext:value-type="string">
            <text:p>Florianopolis</text:p>
          </table:table-cell>
          <table:table-cell table:style-name="ce20" office:value-type="string" calcext:value-type="string">
            <text:p>Itaguacu</text:p>
          </table:table-cell>
          <table:table-cell table:style-name="ce20" office:value-type="string" calcext:value-type="string">
            <text:p>Servidao Bento Quintino Mariano da Silva</text:p>
          </table:table-cell>
          <table:table-cell/>
          <table:table-cell table:style-name="ce22" office:value-type="float" office:value="12000" calcext:value-type="float">
            <text:p>R$12,000</text:p>
          </table:table-cell>
          <table:table-cell table:number-columns-repeated="1010"/>
        </table:table-row>
        <table:table-row table:style-name="ro1">
          <table:table-cell table:style-name="ce20" office:value-type="float" office:value="352" calcext:value-type="float">
            <text:p>352</text:p>
          </table:table-cell>
          <table:table-cell table:style-name="ce20" office:value-type="string" calcext:value-type="string">
            <text:p>FLORIANóPOLIS - Terreno Padrão - Balneário</text:p>
          </table:table-cell>
          <table:table-cell table:style-name="ce20" office:value-type="string" calcext:value-type="string">
            <text:p>2300000.0</text:p>
          </table:table-cell>
          <table:table-cell table:style-name="ce20" office:value-type="string" calcext:value-type="string">
            <text:p>Gralha Imóveis</text:p>
          </table:table-cell>
          <table:table-cell table:style-name="ce20" office:value-type="string" calcext:value-type="string">
            <text:p>Código do anúncio: 20550</text:p>
            <text:p/>
            <text:p>Terreno com 780,15 m², plano. </text:p>
            <text:p>  </text:p>
            <text:p>  Próximo á Marina Baia Norte.</text:p>
          </table:table-cell>
          <table:table-cell table:style-name="ce21" office:value-type="string" calcext:value-type="string">
            <text:p><text:a xlink:href="https://sc.olx.com.br/florianopolis-e-regiao/terrenos/florianopolis-terreno-padrao-balneario-972496785" xlink:type="simple">https://sc.olx.com.br/florianopolis-e-regiao/terrenos/florianopolis-terreno-padrao-balneario-972496785</text:a></text:p>
          </table:table-cell>
          <table:table-cell table:style-name="ce20" office:value-type="string" calcext:value-type="string">
            <text:p>Terrenos</text:p>
          </table:table-cell>
          <table:table-cell table:style-name="ce20" office:value-type="string" calcext:value-type="string">
            <text:p>780m2</text:p>
          </table:table-cell>
          <table:table-cell table:style-name="ce20" office:value-type="float" office:value="88075544" calcext:value-type="float">
            <text:p>88075544</text:p>
          </table:table-cell>
          <table:table-cell table:style-name="ce20" office:value-type="string" calcext:value-type="string">
            <text:p>Florianopolis</text:p>
          </table:table-cell>
          <table:table-cell table:style-name="ce20" office:value-type="string" calcext:value-type="string">
            <text:p>Balneario</text:p>
          </table:table-cell>
          <table:table-cell table:style-name="ce20" office:value-type="string" calcext:value-type="string">
            <text:p>Rua da Concordia</text:p>
          </table:table-cell>
          <table:table-cell/>
          <table:table-cell table:style-name="ce22" office:value-type="float" office:value="1860" calcext:value-type="float">
            <text:p>R$1,860</text:p>
          </table:table-cell>
          <table:table-cell table:number-columns-repeated="1010"/>
        </table:table-row>
        <table:table-row table:style-name="ro1">
          <table:table-cell table:style-name="ce20" office:value-type="float" office:value="353" calcext:value-type="float">
            <text:p>353</text:p>
          </table:table-cell>
          <table:table-cell table:style-name="ce20" office:value-type="string" calcext:value-type="string">
            <text:p>Vendo terreno com 6 hectares</text:p>
          </table:table-cell>
          <table:table-cell table:style-name="ce20" office:value-type="string" calcext:value-type="string">
            <text:p>355000.0</text:p>
          </table:table-cell>
          <table:table-cell table:style-name="ce20" office:value-type="string" calcext:value-type="string">
            <text:p>Emerson hinkel</text:p>
          </table:table-cell>
          <table:table-cell table:style-name="ce20" office:value-type="string" calcext:value-type="string">
            <text:p>Código do anúncio: 777</text:p>
            <text:p/>
            <text:p>Vendo lindo terreno com 6 hectares na divisa da cidade de Rancho Queimado  com a cidade de Leoberto Leal.Terreno esse especial para Sítio ou até mesmo morar. Para chegar no terreno você acessa em Rancho Queimado no KM 81 da BR282 na entrada da Localidade de Mato Francês  e anda 18 km pela Estrada dos Tropeiros,  estrada essa de chão mais sempre de ótima qualidade ( essa estrada é acesso diário dos carros da saúde da prefeitura e por isso  ela é sempre bem conservada) ou você vem até o centro da cidade de Alfredo Wagner e anda 17 km de estrada de chão de ótima qualidade até chegar ao terreno. O terreno pertence a Leoberto Leal.  O terreno tem aproximadamente 4.5hectares de pastagem pronta para criar gado ou fazer lavoura. Tem uma bela vista para o Vale.  O rio passa bem na divisa na parte da frente do terreno. Tem um belo lago com nascente própria. Com água encanada por gravidade. Tem energia elétrica dentro do terreno. Não tem casa no terreno.  Tem Escritura Pública no Registro de Imóveis Pronta para transferência.  O terreno fica a 96 km de Florianópolis,  85 km de São Jose,  75 km de Palhoça,  fica 22 km antes de Alfredo Wagner. Fone ou WhatsApp . Não aceito outros imóveis no negócio. Posso pegar carro no negócio.  Emerson Hinkel Corretor de Imóveis Creci 43528 F.</text:p>
          </table:table-cell>
          <table:table-cell table:style-name="ce21" office:value-type="string" calcext:value-type="string">
            <text:p><text:a xlink:href="https://sc.olx.com.br/florianopolis-e-regiao/terrenos/vendo-terreno-com-6-hectares-993811592" xlink:type="simple">https://sc.olx.com.br/florianopolis-e-regiao/terrenos/vendo-terreno-com-6-hectares-993811592</text:a></text:p>
          </table:table-cell>
          <table:table-cell table:style-name="ce20" office:value-type="string" calcext:value-type="string">
            <text:p>Fazendas</text:p>
          </table:table-cell>
          <table:table-cell table:style-name="ce20" office:value-type="string" calcext:value-type="string">
            <text:p>60000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54" calcext:value-type="float">
            <text:p>354</text:p>
          </table:table-cell>
          <table:table-cell table:style-name="ce20" office:value-type="string" calcext:value-type="string">
            <text:p>Terreno para venda com 300 metros quadrados em Balneário Bella Torres - Passo de Torres -</text:p>
          </table:table-cell>
          <table:table-cell table:style-name="ce20" office:value-type="string" calcext:value-type="string">
            <text:p>135000.0</text:p>
          </table:table-cell>
          <table:table-cell table:style-name="ce20" office:value-type="string" calcext:value-type="string">
            <text:p>Junior Silva</text:p>
          </table:table-cell>
          <table:table-cell table:style-name="ce20" office:value-type="string" calcext:value-type="string">
            <text:p>Código do anúncio: BT135T</text:p>
            <text:p/>
            <text:p>Terreno com excelente localização em Bellatorres, Passo de Torres/SC </text:p>
            <text:p>  </text:p>
            <text:p> Localizado a aproximadamente 580 metros do mar, essa opção é interessante para quem deseja gosta de ter o sol da manhã na frente do terreno, pois a orientação solar FRENTE NORTE possibilita isso. </text:p>
            <text:p>  </text:p>
            <text:p> Próximo a toda infraestrutura de comércios do bairro. </text:p>
            <text:p>  </text:p>
            <text:p> Terreno fica na Rua do Cavalo Marinho com medidas de 12x25(300m²) </text:p>
            <text:p> Em rua com calçamento, energia elétrica, água encanada, internet fibra ótica e apenas 8km de Torres/RS.</text:p>
          </table:table-cell>
          <table:table-cell table:style-name="ce21" office:value-type="string" calcext:value-type="string">
            <text:p><text:a xlink:href="https://sc.olx.com.br/florianopolis-e-regiao/terrenos/terreno-para-venda-com-300-metros-quadrados-em-balneario-bella-torres-passo-de-torres-977028546" xlink:type="simple">https://sc.olx.com.br/florianopolis-e-regiao/terrenos/terreno-para-venda-com-300-metros-quadrados-em-balneario-bella-torres-passo-de-torres-977028546</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3"/>
          <table:table-cell table:style-name="ce22" office:value-type="float" office:value="150" calcext:value-type="float">
            <text:p>R$150</text:p>
          </table:table-cell>
          <table:table-cell table:number-columns-repeated="1010"/>
        </table:table-row>
        <table:table-row table:style-name="ro1">
          <table:table-cell table:style-name="ce20" office:value-type="float" office:value="355" calcext:value-type="float">
            <text:p>355</text:p>
          </table:table-cell>
          <table:table-cell table:style-name="ce20" office:value-type="string" calcext:value-type="string">
            <text:p>Florianópolis - Sítio - Vargem Grande</text:p>
          </table:table-cell>
          <table:table-cell table:style-name="ce20" office:value-type="string" calcext:value-type="string">
            <text:p>852000.0</text:p>
          </table:table-cell>
          <table:table-cell table:style-name="ce20" office:value-type="string" calcext:value-type="string">
            <text:p>Imobiliaria Prosperare Ltda</text:p>
          </table:table-cell>
          <table:table-cell table:style-name="ce20" office:value-type="string" calcext:value-type="string">
            <text:p>Código do anúncio: 3482</text:p>
            <text:p/>
            <text:p>Sitio de 12.600 m2, em area rural de Florianópolis,  com 42m de frente e 300m de fundo, com vegetação nativa, pequeno córrego e uma cachoeira aos fundos (divisa) do terreno, ideal pra quem quer um refugio em meio a natureza e estando a 15 minutos de Canasvieiras, Jurerê, barra da lagoa, e bairros vizinhos. </text:p>
            <text:p> Terreno de posse. Venha conhecer.</text:p>
          </table:table-cell>
          <table:table-cell table:style-name="ce21" office:value-type="string" calcext:value-type="string">
            <text:p><text:a xlink:href="https://sc.olx.com.br/florianopolis-e-regiao/terrenos/florianopolis-sitio-vargem-grande-925778670" xlink:type="simple">https://sc.olx.com.br/florianopolis-e-regiao/terrenos/florianopolis-sitio-vargem-grande-925778670</text:a></text:p>
          </table:table-cell>
          <table:table-cell table:style-name="ce20" office:value-type="string" calcext:value-type="string">
            <text:p>Fazendas</text:p>
          </table:table-cell>
          <table:table-cell table:style-name="ce20" office:value-type="string" calcext:value-type="string">
            <text:p>12600m2</text:p>
          </table:table-cell>
          <table:table-cell table:style-name="ce20" office:value-type="float" office:value="88052600" calcext:value-type="float">
            <text:p>88052600</text:p>
          </table:table-cell>
          <table:table-cell table:style-name="ce20" office:value-type="string" calcext:value-type="string">
            <text:p>Florianopolis</text:p>
          </table:table-cell>
          <table:table-cell table:style-name="ce20" office:value-type="string" calcext:value-type="string">
            <text:p>Vargem Grande</text:p>
          </table:table-cell>
          <table:table-cell table:style-name="ce20" office:value-type="string" calcext:value-type="string">
            <text:p>Estrada Cristovao Machado de Campos - ate 4999/5000</text:p>
          </table:table-cell>
          <table:table-cell table:number-columns-repeated="1012"/>
        </table:table-row>
        <table:table-row table:style-name="ro1">
          <table:table-cell table:style-name="ce20" office:value-type="float" office:value="356" calcext:value-type="float">
            <text:p>356</text:p>
          </table:table-cell>
          <table:table-cell table:style-name="ce20" office:value-type="string" calcext:value-type="string">
            <text:p>Terrenos em Governador Celso Ramos</text:p>
          </table:table-cell>
          <table:table-cell table:style-name="ce20" office:value-type="string" calcext:value-type="string">
            <text:p>173669.0</text:p>
          </table:table-cell>
          <table:table-cell table:style-name="ce20" office:value-type="string" calcext:value-type="string">
            <text:p>Unus Núcleo Imobiliário</text:p>
          </table:table-cell>
          <table:table-cell table:style-name="ce20" office:value-type="string" calcext:value-type="string">
            <text:p>Código do anúncio: Te0075</text:p>
            <text:p/>
            <text:p>Localizado na Cidade de Governador Celso Ramos-SC! </text:p>
            <text:p>  </text:p>
            <text:p>  </text:p>
            <text:p> Está chegando um Loteamento planejado localizado em uma região estratégica, com acesso fácil a BR 101, e Praias da região, Terrenos Residenciais, mistos e industriais ! </text:p>
            <text:p>  </text:p>
            <text:p> Onde a será instalada a nova PREFEITURA E OUTROS ÓRGÃOS MUNICIPAIS DE GOVERNADOR CELSO RAMOS </text:p>
            <text:p>  </text:p>
            <text:p>  </text:p>
            <text:p>  NOVO CENTRO DE GOVERNADOR CELSO RAMOS. </text:p>
            <text:p>  </text:p>
            <text:p>  SEM COMPROVAÇÃO DE RENDA </text:p>
            <text:p>  </text:p>
            <text:p>  FINANCIAMENTO DIRETO COM A CONSTRUTORA EM ATÉ 120X . </text:p>
            <text:p>  </text:p>
            <text:p>  LOTES A PARTIR DE 110MIL. </text:p>
            <text:p>  </text:p>
            <text:p> TERRENOS A PARTIR DE 360 M² </text:p>
            <text:p>  </text:p>
            <text:p>  NOVA PREFEITURA E ÓRGÃOS DO MUNICÍPIO SERÃO INSTALADOS NO LOCAL. </text:p>
            <text:p>  </text:p>
            <text:p>  SEM FOSSA , SEM SUMIDOURO </text:p>
            <text:p>  </text:p>
            <text:p>  AMPLA ÁREA DE LAZER. </text:p>
            <text:p>  </text:p>
            <text:p>  LOTES INDÚSTRIAS </text:p>
            <text:p>  </text:p>
            <text:p>  LOTES COMERCIAIS </text:p>
            <text:p>  </text:p>
            <text:p>  LOTES RESIDENCIAIS </text:p>
            <text:p>  </text:p>
            <text:p>  PRÓXIMO A PRAIA </text:p>
            <text:p>  </text:p>
            <text:p> Vai  perde essa Oportunidade? </text:p>
            <text:p>  </text:p>
            <text:p> Entre em contato para um Atendimento Personalizado e agende uma visita!</text:p>
          </table:table-cell>
          <table:table-cell table:style-name="ce21" office:value-type="string" calcext:value-type="string">
            <text:p><text:a xlink:href="https://sc.olx.com.br/florianopolis-e-regiao/terrenos/terrenos-em-governador-celso-ramos-986034297" xlink:type="simple">https://sc.olx.com.br/florianopolis-e-regiao/terrenos/terrenos-em-governador-celso-ramos-986034297</text:a></text:p>
          </table:table-cell>
          <table:table-cell table:style-name="ce20" office:value-type="string" calcext:value-type="string">
            <text:p>Terrenos</text:p>
          </table:table-cell>
          <table:table-cell table:style-name="ce20" office:value-type="string" calcext:value-type="string">
            <text:p>396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1014"/>
        </table:table-row>
        <table:table-row table:style-name="ro1">
          <table:table-cell table:style-name="ce20" office:value-type="float" office:value="357" calcext:value-type="float">
            <text:p>357</text:p>
          </table:table-cell>
          <table:table-cell table:style-name="ce20" office:value-type="string" calcext:value-type="string">
            <text:p>Lote em Condomínio Fechado em Santo Amaro da Imperatriz</text:p>
          </table:table-cell>
          <table:table-cell table:style-name="ce20" office:value-type="string" calcext:value-type="string">
            <text:p>255000.0</text:p>
          </table:table-cell>
          <table:table-cell table:style-name="ce20" office:value-type="string" calcext:value-type="string">
            <text:p>TRIBECA IMÓVEIS</text:p>
          </table:table-cell>
          <table:table-cell table:style-name="ce20" office:value-type="string" calcext:value-type="string">
            <text:p>Código do anúncio: 4TAMTS</text:p>
            <text:p/>
            <text:p>Lindo condomínio fechado com lotes de 1.100 mts quadrados, em localização privilegiada.</text:p>
          </table:table-cell>
          <table:table-cell table:style-name="ce21" office:value-type="string" calcext:value-type="string">
            <text:p><text:a xlink:href="https://sc.olx.com.br/florianopolis-e-regiao/terrenos/lote-em-condominio-fechado-em-santo-amaro-da-imperatriz-961302815" xlink:type="simple">https://sc.olx.com.br/florianopolis-e-regiao/terrenos/lote-em-condominio-fechado-em-santo-amaro-da-imperatriz-961302815</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140000" calcext:value-type="float">
            <text:p>88140000</text:p>
          </table:table-cell>
          <table:table-cell table:style-name="ce20" office:value-type="string" calcext:value-type="string">
            <text:p>Santo Amaro da Imperatriz</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58" calcext:value-type="float">
            <text:p>358</text:p>
          </table:table-cell>
          <table:table-cell table:style-name="ce20" office:value-type="string" calcext:value-type="string">
            <text:p>Terreno à venda, 300 m² por R$ 69.000,00 - Village Dunas - Balneário Gaivota/SC</text:p>
          </table:table-cell>
          <table:table-cell table:style-name="ce20" office:value-type="string" calcext:value-type="string">
            <text:p>69000.0</text:p>
          </table:table-cell>
          <table:table-cell table:style-name="ce20" office:value-type="string" calcext:value-type="string">
            <text:p>NICETO RODRIGUES JUNIOR</text:p>
          </table:table-cell>
          <table:table-cell table:style-name="ce20" office:value-type="string" calcext:value-type="string">
            <text:p>Código do anúncio: TE0408</text:p>
            <text:p/>
            <text:p>Excelente terreno em bairro arborizado com vizinhança no entorno na Rua Maçaricos no Bairro Village Dunas. Posição solar privilegiada, a 1km do mar, mede 300m² - 12x25 em rua com calçamento! Agende sua visita! -</text:p>
          </table:table-cell>
          <table:table-cell table:style-name="ce21" office:value-type="string" calcext:value-type="string">
            <text:p><text:a xlink:href="https://sc.olx.com.br/florianopolis-e-regiao/terrenos/terreno-a-venda-300-m-por-r-69-000-00-village-dunas-balneario-gaivota-sc-946428830" xlink:type="simple">https://sc.olx.com.br/florianopolis-e-regiao/terrenos/terreno-a-venda-300-m-por-r-69-000-00-village-dunas-balneario-gaivota-sc-946428830</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59" calcext:value-type="float">
            <text:p>359</text:p>
          </table:table-cell>
          <table:table-cell table:style-name="ce20" office:value-type="string" calcext:value-type="string">
            <text:p>Terreno à venda, 375 m² por R$ 800.000,00 - Turimar - Balneário Gaivota/SC</text:p>
          </table:table-cell>
          <table:table-cell table:style-name="ce20" office:value-type="string" calcext:value-type="string">
            <text:p>800000.0</text:p>
          </table:table-cell>
          <table:table-cell table:style-name="ce20" office:value-type="string" calcext:value-type="string">
            <text:p>NICETO RODRIGUES JUNIOR</text:p>
          </table:table-cell>
          <table:table-cell table:style-name="ce20" office:value-type="string" calcext:value-type="string">
            <text:p>Código do anúncio: TE0365</text:p>
            <text:p/>
            <text:p>Oportunidade de terreno na Avenida Beira mar na Praia Turimar em Balneário Gaivota/SC </text:p>
            <text:p>  </text:p>
            <text:p> Terreno medindo 15X25 (375m²), com energia, agua encanada, avenida já asfaltada, próximo a passarela, escriturado e documentação em dia. </text:p>
            <text:p>  </text:p>
            <text:p> Bairro nobre e alto índice de valorização. </text:p>
            <text:p>  </text:p>
            <text:p> Agende uma visita! -</text:p>
          </table:table-cell>
          <table:table-cell table:style-name="ce21" office:value-type="string" calcext:value-type="string">
            <text:p><text:a xlink:href="https://sc.olx.com.br/florianopolis-e-regiao/terrenos/terreno-a-venda-375-m-por-r-800-000-00-turimar-balneario-gaivota-sc-938110886" xlink:type="simple">https://sc.olx.com.br/florianopolis-e-regiao/terrenos/terreno-a-venda-375-m-por-r-800-000-00-turimar-balneario-gaivota-sc-938110886</text:a></text:p>
          </table:table-cell>
          <table:table-cell table:style-name="ce20" office:value-type="string" calcext:value-type="string">
            <text:p>Terrenos</text:p>
          </table:table-cell>
          <table:table-cell table:style-name="ce20" office:value-type="string" calcext:value-type="string">
            <text:p>375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400" calcext:value-type="float">
            <text:p>R$400</text:p>
          </table:table-cell>
          <table:table-cell table:number-columns-repeated="1010"/>
        </table:table-row>
        <table:table-row table:style-name="ro1">
          <table:table-cell table:style-name="ce20" office:value-type="float" office:value="360" calcext:value-type="float">
            <text:p>360</text:p>
          </table:table-cell>
          <table:table-cell table:style-name="ce20" office:value-type="string" calcext:value-type="string">
            <text:p>EXCELENTE TERRENO PERTINHO DA LAGOA EM LOCAL NOBRE NA PRAIA DO ROSA</text:p>
          </table:table-cell>
          <table:table-cell table:style-name="ce20" office:value-type="string" calcext:value-type="string">
            <text:p>599000.0</text:p>
          </table:table-cell>
          <table:table-cell table:style-name="ce20" office:value-type="string" calcext:value-type="string">
            <text:p>CASA DE PRAIA IMÓVEIS</text:p>
          </table:table-cell>
          <table:table-cell table:style-name="ce20" office:value-type="string" calcext:value-type="string">
            <text:p>Código do anúncio: 490</text:p>
            <text:p/>
            <text:p>LINDO TERRENO NA PRAIA DO ROSA, UMA RARIDADE À 40 METROS DA LAGOA DE IBIRAQUERA E A 1KM DO CENTRINHO DO ROSA, PRA QUEM GOSTA DE TRANQUILIDADE...FÁCIL ACESSO E PERTINHO DE TUDO.VALE A PENA CONFERIR, NÃO PERCA TEMPO.</text:p>
          </table:table-cell>
          <table:table-cell table:style-name="ce21" office:value-type="string" calcext:value-type="string">
            <text:p><text:a xlink:href="https://sc.olx.com.br/florianopolis-e-regiao/terrenos/excelente-terreno-pertinho-da-lagoa-em-local-nobre-na-praia-do-rosa-995263308" xlink:type="simple">https://sc.olx.com.br/florianopolis-e-regiao/terrenos/excelente-terreno-pertinho-da-lagoa-em-local-nobre-na-praia-do-rosa-995263308</text:a></text:p>
          </table:table-cell>
          <table:table-cell table:style-name="ce20" office:value-type="string" calcext:value-type="string">
            <text:p>Terrenos</text:p>
          </table:table-cell>
          <table:table-cell table:style-name="ce20" office:value-type="string" calcext:value-type="string">
            <text:p>885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61" calcext:value-type="float">
            <text:p>361</text:p>
          </table:table-cell>
          <table:table-cell table:style-name="ce20" office:value-type="string" calcext:value-type="string">
            <text:p>Florianópolis - Terreno Padrão - Ratones</text:p>
          </table:table-cell>
          <table:table-cell table:style-name="ce20" office:value-type="string" calcext:value-type="string">
            <text:p>525000.0</text:p>
          </table:table-cell>
          <table:table-cell table:style-name="ce20" office:value-type="string" calcext:value-type="string">
            <text:p>EDMILSON MORAIS DE SOUZA EIRELI - ME</text:p>
          </table:table-cell>
          <table:table-cell table:style-name="ce20" office:value-type="string" calcext:value-type="string">
            <text:p>Código do anúncio: 305</text:p>
            <text:p/>
            <text:p>Vendo Lotes de terreno nos Ratones, norte da Ilha de </text:p>
            <text:p>  </text:p>
            <text:p> Florinópolis; </text:p>
            <text:p>  </text:p>
            <text:p>  </text:p>
            <text:p>  </text:p>
            <text:p>  Integrados a natureza; </text:p>
            <text:p>  </text:p>
            <text:p>  </text:p>
            <text:p>  </text:p>
            <text:p>  A partir de 400 m2 RS 525.000,00 ---- 400m2 </text:p>
            <text:p>  </text:p>
            <text:p>  </text:p>
            <text:p>  </text:p>
            <text:p>  Alto padrão, área verde com 36.000 m2, app 49.000m2; </text:p>
            <text:p>  </text:p>
            <text:p>  </text:p>
            <text:p>  </text:p>
            <text:p>  Ampla área de laser, quadre de tênis, futebol pista de </text:p>
            <text:p>  </text:p>
            <text:p> caminhada; </text:p>
            <text:p>  </text:p>
            <text:p>  </text:p>
            <text:p>  </text:p>
            <text:p>  Toda estrutura para luz, internet , etc... no sub solo; </text:p>
            <text:p>  </text:p>
            <text:p>  </text:p>
            <text:p>  </text:p>
            <text:p>  Estação própria de água e esgoto; </text:p>
            <text:p>  </text:p>
            <text:p>  </text:p>
            <text:p>  </text:p>
            <text:p>  Praça de fogo com churrasqueira; </text:p>
            <text:p>  </text:p>
            <text:p>  </text:p>
            <text:p>  </text:p>
            <text:p>  Sauna , plaugroud... </text:p>
            <text:p>  </text:p>
            <text:p>  </text:p>
            <text:p>  </text:p>
            <text:p>  Excelente condomínio. </text:p>
            <text:p>  </text:p>
            <text:p>                   </text:p>
            <text:p>  </text:p>
            <text:p>                 As informações estão sujeitas a alterações. Consulte o corretor responsável.</text:p>
          </table:table-cell>
          <table:table-cell table:style-name="ce21" office:value-type="string" calcext:value-type="string">
            <text:p><text:a xlink:href="https://sc.olx.com.br/florianopolis-e-regiao/terrenos/florianopolis-terreno-padrao-ratones-980089620" xlink:type="simple">https://sc.olx.com.br/florianopolis-e-regiao/terrenos/florianopolis-terreno-padrao-ratones-980089620</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052100" calcext:value-type="float">
            <text:p>88052100</text:p>
          </table:table-cell>
          <table:table-cell table:style-name="ce20" office:value-type="string" calcext:value-type="string">
            <text:p>Florianopolis</text:p>
          </table:table-cell>
          <table:table-cell table:style-name="ce20" office:value-type="string" calcext:value-type="string">
            <text:p>Ratones</text:p>
          </table:table-cell>
          <table:table-cell table:style-name="ce20" office:value-type="string" calcext:value-type="string">
            <text:p>Rua Intendente Antonio Damasco</text:p>
          </table:table-cell>
          <table:table-cell table:number-columns-repeated="1012"/>
        </table:table-row>
        <table:table-row table:style-name="ro1">
          <table:table-cell table:style-name="ce20" office:value-type="float" office:value="362" calcext:value-type="float">
            <text:p>362</text:p>
          </table:table-cell>
          <table:table-cell table:style-name="ce20" office:value-type="string" calcext:value-type="string">
            <text:p>Terreno à venda, 1100 m²</text:p>
          </table:table-cell>
          <table:table-cell table:style-name="ce20" office:value-type="string" calcext:value-type="string">
            <text:p>230000.0</text:p>
          </table:table-cell>
          <table:table-cell table:style-name="ce20" office:value-type="string" calcext:value-type="string">
            <text:p>Eternize Imóveis</text:p>
          </table:table-cell>
          <table:table-cell table:style-name="ce20" office:value-type="string" calcext:value-type="string">
            <text:p>Código do anúncio: TE0006</text:p>
            <text:p/>
            <text:p>Deseja construir em um lugar tranquilo e encantador?O terreno fica localizado no bairro Canto dos Ganchos, em Governador Celso Ramos, e possui 1.100m².Localizado próximo da BR-101 e a poucos minutos da praia, o terreno possui viabilidade para construir.Com uma natureza incrível como vizinhança e com vista para o mar, o terreno é perfeito para você que quer realizar o sonho de passar momentos incríveis com sua família em um ambiente tranquilo.Uma ótima opção de investimento em uma das melhores cidades do litoral catarinense.Entre em contato com a nossa equipe, que iremos eternizar seu sonho!Contato:  -</text:p>
          </table:table-cell>
          <table:table-cell table:style-name="ce21" office:value-type="string" calcext:value-type="string">
            <text:p><text:a xlink:href="https://sc.olx.com.br/florianopolis-e-regiao/terrenos/terreno-a-venda-1100-m-941983348" xlink:type="simple">https://sc.olx.com.br/florianopolis-e-regiao/terrenos/terreno-a-venda-1100-m-941983348</text:a></text:p>
          </table:table-cell>
          <table:table-cell table:style-name="ce20" office:value-type="string" calcext:value-type="string">
            <text:p>Terrenos</text:p>
          </table:table-cell>
          <table:table-cell table:style-name="ce20" office:value-type="string" calcext:value-type="string">
            <text:p>110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63" calcext:value-type="float">
            <text:p>363</text:p>
          </table:table-cell>
          <table:table-cell table:style-name="ce20" office:value-type="string" calcext:value-type="string">
            <text:p>FLORIANóPOLIS - Terreno Padrão - Ribeirão da Ilha</text:p>
          </table:table-cell>
          <table:table-cell table:style-name="ce20" office:value-type="string" calcext:value-type="string">
            <text:p>295000.0</text:p>
          </table:table-cell>
          <table:table-cell table:style-name="ce20" office:value-type="string" calcext:value-type="string">
            <text:p>SANTA ILHA IMOVEIS LTDA - EPP</text:p>
          </table:table-cell>
          <table:table-cell table:style-name="ce20" office:value-type="string" calcext:value-type="string">
            <text:p>Código do anúncio: TE0961</text:p>
            <text:p/>
            <text:p>Lindo terreno vista mar, com 297 m² na Praia da Caiacanga, todo murado, pronto para construir. Este belo terreno ainda possui água e luz instaladas.Local muito tranquilo e rodeado pela natureza do famoso Ribeirão da Ilha.Não passível de financiamento.Agende sua visita com um de nossos corretores.</text:p>
          </table:table-cell>
          <table:table-cell table:style-name="ce21" office:value-type="string" calcext:value-type="string">
            <text:p><text:a xlink:href="https://sc.olx.com.br/florianopolis-e-regiao/terrenos/florianopolis-terreno-padrao-ribeirao-da-ilha-994473636" xlink:type="simple">https://sc.olx.com.br/florianopolis-e-regiao/terrenos/florianopolis-terreno-padrao-ribeirao-da-ilha-994473636</text:a></text:p>
          </table:table-cell>
          <table:table-cell table:style-name="ce20" office:value-type="string" calcext:value-type="string">
            <text:p>Terrenos</text:p>
          </table:table-cell>
          <table:table-cell table:style-name="ce20" office:value-type="string" calcext:value-type="string">
            <text:p>297m2</text:p>
          </table:table-cell>
          <table:table-cell table:style-name="ce20" office:value-type="float" office:value="88064749" calcext:value-type="float">
            <text:p>88064749</text:p>
          </table:table-cell>
          <table:table-cell table:style-name="ce20" office:value-type="string" calcext:value-type="string">
            <text:p>Florianopolis</text:p>
          </table:table-cell>
          <table:table-cell table:style-name="ce20" office:value-type="string" calcext:value-type="string">
            <text:p>Ribeirao da Ilha</text:p>
          </table:table-cell>
          <table:table-cell table:style-name="ce20" office:value-type="string" calcext:value-type="string">
            <text:p>Servidao Irmaos Coragem</text:p>
          </table:table-cell>
          <table:table-cell table:style-name="ce22" office:value-type="float" office:value="0" calcext:value-type="float">
            <text:p>R$0</text:p>
          </table:table-cell>
          <table:table-cell table:style-name="ce22" office:value-type="float" office:value="215" calcext:value-type="float">
            <text:p>R$215</text:p>
          </table:table-cell>
          <table:table-cell table:number-columns-repeated="1010"/>
        </table:table-row>
        <table:table-row table:style-name="ro1">
          <table:table-cell table:style-name="ce20" office:value-type="float" office:value="364" calcext:value-type="float">
            <text:p>364</text:p>
          </table:table-cell>
          <table:table-cell table:style-name="ce20" office:value-type="string" calcext:value-type="string">
            <text:p>Terreno à venda, 252 m² por R$ 122.000,00 - Areias dos Meio - Governador Celso Ramos/SC</text:p>
          </table:table-cell>
          <table:table-cell table:style-name="ce20" office:value-type="string" calcext:value-type="string">
            <text:p>122000.0</text:p>
          </table:table-cell>
          <table:table-cell table:style-name="ce20" office:value-type="string" calcext:value-type="string">
            <text:p>Quinta do Arvoredo Imoveis</text:p>
          </table:table-cell>
          <table:table-cell table:style-name="ce20" office:value-type="string" calcext:value-type="string">
            <text:p>Código do anúncio: TE0039</text:p>
            <text:p/>
            <text:p>Ótimo terreno para quem procura por um lugar tranquilo, para moradia ou investimento, contendo 252m², próximo as praias, comércios, posto de saúde e escola. Perfeito para quem procura um lugar para morar, veranear ou investir. </text:p>
            <text:p> Viva seus sonhos aqui! </text:p>
            <text:p>  </text:p>
            <text:p> Valor R$ 122.000,00 Analisamos propostas </text:p>
            <text:p>  </text:p>
            <text:p> O Terreno: </text:p>
            <text:p> - Área total 252m²; </text:p>
            <text:p> - 12m x 21m; </text:p>
            <text:p> - Próximo as praias locais como praia da Camboa, Praia Grande e Praia de Palmas. </text:p>
            <text:p>  </text:p>
            <text:p> Que tal agendarmos uma visita? </text:p>
            <text:p> Entre em contato conosco para mais informações, será um prazer lhe atender! </text:p>
            <text:p>  </text:p>
            <text:p> Quinta do Arvoredo Imóveis </text:p>
            <text:p> CRECI: 5966 J </text:p>
            <text:p>  </text:p>
            <text:p>  -</text:p>
          </table:table-cell>
          <table:table-cell table:style-name="ce21" office:value-type="string" calcext:value-type="string">
            <text:p><text:a xlink:href="https://sc.olx.com.br/florianopolis-e-regiao/terrenos/terreno-a-venda-252-m-por-r-122-000-00-areias-dos-meio-governador-celso-ramos-sc-924084664" xlink:type="simple">https://sc.olx.com.br/florianopolis-e-regiao/terrenos/terreno-a-venda-252-m-por-r-122-000-00-areias-dos-meio-governador-celso-ramos-sc-924084664</text:a></text:p>
          </table:table-cell>
          <table:table-cell table:style-name="ce20" office:value-type="string" calcext:value-type="string">
            <text:p>Terrenos</text:p>
          </table:table-cell>
          <table:table-cell table:style-name="ce20" office:value-type="string" calcext:value-type="string">
            <text:p>252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1014"/>
        </table:table-row>
        <table:table-row table:style-name="ro1">
          <table:table-cell table:style-name="ce20" office:value-type="float" office:value="365" calcext:value-type="float">
            <text:p>365</text:p>
          </table:table-cell>
          <table:table-cell table:style-name="ce20" office:value-type="string" calcext:value-type="string">
            <text:p>Terreno à venda, 548 m² por R$ 964.800,00 - Itacorubi - Florianópolis/SC</text:p>
          </table:table-cell>
          <table:table-cell table:style-name="ce20" office:value-type="string" calcext:value-type="string">
            <text:p>964800.0</text:p>
          </table:table-cell>
          <table:table-cell table:style-name="ce20" office:value-type="string" calcext:value-type="string">
            <text:p>Hugo Felisbino</text:p>
          </table:table-cell>
          <table:table-cell table:style-name="ce20" office:value-type="string" calcext:value-type="string">
            <text:p>Código do anúncio: TE0223</text:p>
            <text:p>VENDO TERRENO DE 548,57M², EM RESIDENCIAL COM PORTARIA. VISTA PARA O MAR E PANORÂMICA. </text:p>
            <text:p>ALTO PADRÃO NO ITACORUBI!</text:p>
            <text:p/>
            <text:p>Localizado em meio a natureza, próximo a UFSC, UDESC e Grandes Órgãos do Governo, à 3km do Shopping Iguatemi, 4 km da Lagoa da Conceição e 7km do Centro de Florianópolis.</text:p>
            <text:p/>
            <text:p>Terreno com 548,57m² (22x25) em loteamento de alto padrão, com linda vista para o mar, total infraestrutura.</text:p>
            <text:p/>
            <text:p>Temos outras opções com metragens e valores variados. Consulte-nos!!</text:p>
            <text:p/>
            <text:p>Infraestrutura:</text:p>
            <text:p>- 80 lotes à partir de 450m²</text:p>
            <text:p>- Todo cercado</text:p>
            <text:p>- Guarita na entrada do loteamento para monitorar a entrada de visitantes</text:p>
            <text:p>- Pavimentação em Pavers</text:p>
            <text:p>- Rede Elétrica Subterrânea, com dutos de espera em cada lote;</text:p>
            <text:p>- Dutos para Rede de Comunicação Subterrânea, (Tv cabo, internet, telefone)</text:p>
            <text:p>- Rede de Iluminação Pública subterrânea</text:p>
            <text:p>- Dutos subterrâneos para futura Rede de Vigilância com câmeras</text:p>
            <text:p>- Rede de Esgoto, incluindo as ligações residenciais em cada lote</text:p>
            <text:p>- Rede de Água em ambos os lados das Ruas, evitando qualquer intervenção no pavimento</text:p>
            <text:p>- Reservatório de água com 50.000 litros, exclusivo ao empreendimento</text:p>
            <text:p>- Todos os passeios com Grama</text:p>
            <text:p>- Ruas terminando em rótulas para assim maximizar a privacidade e segurança de cada uma delas - 26/02/2022</text:p>
          </table:table-cell>
          <table:table-cell table:style-name="ce21" office:value-type="string" calcext:value-type="string">
            <text:p><text:a xlink:href="https://sc.olx.com.br/florianopolis-e-regiao/terrenos/terreno-a-venda-548-m-por-r-964-800-00-itacorubi-florianopolis-sc-796384344" xlink:type="simple">https://sc.olx.com.br/florianopolis-e-regiao/terrenos/terreno-a-venda-548-m-por-r-964-800-00-itacorubi-florianopolis-sc-796384344</text:a></text:p>
          </table:table-cell>
          <table:table-cell table:style-name="ce20" office:value-type="string" calcext:value-type="string">
            <text:p>Terrenos</text:p>
          </table:table-cell>
          <table:table-cell table:style-name="ce20" office:value-type="string" calcext:value-type="string">
            <text:p>548m2</text:p>
          </table:table-cell>
          <table:table-cell table:style-name="ce20" office:value-type="float" office:value="88034367" calcext:value-type="float">
            <text:p>88034367</text:p>
          </table:table-cell>
          <table:table-cell table:style-name="ce20" office:value-type="string" calcext:value-type="string">
            <text:p>Florianopolis</text:p>
          </table:table-cell>
          <table:table-cell table:style-name="ce20" office:value-type="string" calcext:value-type="string">
            <text:p>Itacorubi</text:p>
          </table:table-cell>
          <table:table-cell table:style-name="ce20" office:value-type="string" calcext:value-type="string">
            <text:p>Rua Rodrigo Rampinelli Jeremias</text:p>
          </table:table-cell>
          <table:table-cell/>
          <table:table-cell table:style-name="ce22" office:value-type="float" office:value="68" calcext:value-type="float">
            <text:p>R$68</text:p>
          </table:table-cell>
          <table:table-cell table:number-columns-repeated="1010"/>
        </table:table-row>
        <table:table-row table:style-name="ro1">
          <table:table-cell table:style-name="ce20" office:value-type="float" office:value="366" calcext:value-type="float">
            <text:p>366</text:p>
          </table:table-cell>
          <table:table-cell table:style-name="ce20" office:value-type="string" calcext:value-type="string">
            <text:p>Terreno à venda, 460 m² por R$ 320.000,00 - Pedra Branca - Palhoça/SC</text:p>
          </table:table-cell>
          <table:table-cell table:style-name="ce20" office:value-type="string" calcext:value-type="string">
            <text:p>320000.0</text:p>
          </table:table-cell>
          <table:table-cell table:style-name="ce20" office:value-type="string" calcext:value-type="string">
            <text:p>4K Imóveis</text:p>
          </table:table-cell>
          <table:table-cell table:style-name="ce20" office:value-type="string" calcext:value-type="string">
            <text:p>Código do anúncio: TE0132</text:p>
            <text:p/>
            <text:p>Terreno no loteamento Pedra Branca. </text:p>
            <text:p> Linda vista da Pedra Branca. </text:p>
            <text:p> Rua sem saída com uma linda pracinha e área verde. </text:p>
            <text:p> Medindo 460 m2 </text:p>
            <text:p>  </text:p>
            <text:p> Terreno residencial à venda na Cidade Universitária Pedra Branca, Palhoça, a poucos minutos do Passeio Pedra Branca, com as diversas facilidades de um open shopping em seu entorno, como os Supermercados Hippo, gastronomia diversificada, lojas, farmácia do SESI, bares, academia e colégios. Próximo da Universidade do Sul de Santa Catarina (UNISUL), além do fácil acesso aos dois principais shoppings centers do município, o Continente Park Shopping e o Shopping Via Catarina, a apenas 3 km. Por ser um bairro planejado, o Pedra Branca oferece também ciclovias, praças, lago com pista de caminhadas e espaços de lazer. Terreno com área total de 460 m² </text:p>
            <text:p>  </text:p>
            <text:p>  </text:p>
            <text:p> A história da Pedra Branca começa no final da década de 90, quando se planejou a transformação de uma fazenda familiar, com suas belezas naturais, em um bairro diferenciado no município de Palhoça, na Grande Florianópolis. </text:p>
            <text:p> Desde o seu início o bairro teve como grande âncora a Universidade do Sul de Santa Catarina Unisul, que aqui se instalou, trazendo vida e movimento ao empreendimento. O loteamento foi registrado como um bairro chamado Cidade Universitária Pedra Branca.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able:table-cell>
          <table:table-cell table:style-name="ce21" office:value-type="string" calcext:value-type="string">
            <text:p><text:a xlink:href="https://sc.olx.com.br/florianopolis-e-regiao/terrenos/terreno-a-venda-460-m-por-r-320-000-00-pedra-branca-palhoca-sc-987271919" xlink:type="simple">https://sc.olx.com.br/florianopolis-e-regiao/terrenos/terreno-a-venda-460-m-por-r-320-000-00-pedra-branca-palhoca-sc-987271919</text:a></text:p>
          </table:table-cell>
          <table:table-cell table:style-name="ce20" office:value-type="string" calcext:value-type="string">
            <text:p>Terrenos</text:p>
          </table:table-cell>
          <table:table-cell table:style-name="ce20" office:value-type="string" calcext:value-type="string">
            <text:p>460m2</text:p>
          </table:table-cell>
          <table:table-cell table:style-name="ce20" office:value-type="float" office:value="88137150" calcext:value-type="float">
            <text:p>8813715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s Ties</text:p>
          </table:table-cell>
          <table:table-cell table:number-columns-repeated="1012"/>
        </table:table-row>
        <table:table-row table:style-name="ro1">
          <table:table-cell table:style-name="ce20" office:value-type="float" office:value="367" calcext:value-type="float">
            <text:p>367</text:p>
          </table:table-cell>
          <table:table-cell table:style-name="ce20" office:value-type="string" calcext:value-type="string">
            <text:p>Terreno à venda, 443 m² por R$ 400.000,00 - Pinheira (Ens Brito) - Palhoça/SC</text:p>
          </table:table-cell>
          <table:table-cell table:style-name="ce20" office:value-type="string" calcext:value-type="string">
            <text:p>400000.0</text:p>
          </table:table-cell>
          <table:table-cell table:style-name="ce20" office:value-type="string" calcext:value-type="string">
            <text:p>4K Imóveis</text:p>
          </table:table-cell>
          <table:table-cell table:style-name="ce20" office:value-type="string" calcext:value-type="string">
            <text:p>Código do anúncio: TE0193</text:p>
            <text:p/>
            <text:p>Lindo terreno na praia da pinheira com ótima localização; </text:p>
            <text:p>  </text:p>
            <text:p> Distância do mar aproximadamente 600m; </text:p>
            <text:p>  </text:p>
            <text:p> Terreno com escritura Pública; </text:p>
            <text:p>  </text:p>
            <text:p> Para agendar uma visita entre em contato no . </text:p>
            <text:p>  </text:p>
            <text:p> A Praia da Pinheira é uma das praias mais frequentada de Palhoça, recebendo grande fluxo de turistas de outros estados. Localizada numa enseada a 35km do centro do município e a 48km de Florianópolis. É dividida em duas praias: Praia de Baixo e Praia de Cima, situadas em oposição uma a outra. </text:p>
            <text:p> Hoje a Praia da Pinheira não é só um povoado com pescadores de tradição açoriana, lojas, farmácias, padarias e pousadas provam que o desenvolvimento chegou ali, porém o progresso não apagou as marcas que caracterizam a praia: os ranchos dos pescadores e a paz da convivência entre os visitantes e nativos. </text:p>
            <text:p> O Nome conta-se que havia uma enseada muito linda, que era coberta por árvores de madeira leve e resistente, muito usada para a fabricação de bóias para as redes dos pescadores, o fruto desta árvore parecia-se com uma pinha (fruto do pinheiro) daí as árvores serem chamadas de pinheira. Como esta linda praia não tinha nome, os nativos chamaram-na de Pinheira. Praia de Cima Praia do Engenho, Praia das Cabras ou Praia de Cima, são alguns dos nomes dessa pequena, mas bela baía de águas limpas, que se completa com a ponta das andorinhas e o costão da Praia de Baixo. </text:p>
            <text:p> A Praia de Cima é uma das poucas praias do município que além de sua rara beleza, abriga banhistas do vento sul pela sua posição geográfica. -</text:p>
          </table:table-cell>
          <table:table-cell table:style-name="ce21" office:value-type="string" calcext:value-type="string">
            <text:p><text:a xlink:href="https://sc.olx.com.br/florianopolis-e-regiao/terrenos/terreno-a-venda-443-m-por-r-400-000-00-pinheira-ens-brito-palhoca-sc-989323576" xlink:type="simple">https://sc.olx.com.br/florianopolis-e-regiao/terrenos/terreno-a-venda-443-m-por-r-400-000-00-pinheira-ens-brito-palhoca-sc-989323576</text:a></text:p>
          </table:table-cell>
          <table:table-cell table:style-name="ce20" office:value-type="string" calcext:value-type="string">
            <text:p>Terrenos</text:p>
          </table:table-cell>
          <table:table-cell table:style-name="ce20" office:value-type="string" calcext:value-type="string">
            <text:p>443m2</text:p>
          </table:table-cell>
          <table:table-cell table:style-name="ce20" office:value-type="float" office:value="88139209" calcext:value-type="float">
            <text:p>88139209</text:p>
          </table:table-cell>
          <table:table-cell table:style-name="ce20" office:value-type="string" calcext:value-type="string">
            <text:p>Palhoca</text:p>
          </table:table-cell>
          <table:table-cell table:style-name="ce20" office:value-type="string" calcext:value-type="string">
            <text:p>Pinheira</text:p>
          </table:table-cell>
          <table:table-cell table:style-name="ce20" office:value-type="string" calcext:value-type="string">
            <text:p>Rua Altino Porto dos Santos</text:p>
          </table:table-cell>
          <table:table-cell table:number-columns-repeated="1012"/>
        </table:table-row>
        <table:table-row table:style-name="ro1">
          <table:table-cell table:style-name="ce20" office:value-type="float" office:value="368" calcext:value-type="float">
            <text:p>368</text:p>
          </table:table-cell>
          <table:table-cell table:style-name="ce20" office:value-type="string" calcext:value-type="string">
            <text:p>Lote bem localizado em Cachoeiras</text:p>
          </table:table-cell>
          <table:table-cell table:style-name="ce20" office:value-type="string" calcext:value-type="string">
            <text:p>110000.0</text:p>
          </table:table-cell>
          <table:table-cell table:style-name="ce20" office:value-type="string" calcext:value-type="string">
            <text:p>Imobiliária Biguaçu</text:p>
          </table:table-cell>
          <table:table-cell table:style-name="ce20" office:value-type="string" calcext:value-type="string">
            <text:p>Código do anúncio: 1919</text:p>
            <text:p>Lote localizado no Bairro Cachoeiras</text:p>
            <text:p>a 600 metros da BR 101. Com 390,00m² sendo 13,00 metros de frente x 30,00 metros de fundo, plano, pronto para construir. Murado nas laterais e fundos do terreno.</text:p>
            <text:p>Rua calçada, infra estrutura completa. Agende sua visita com um de nossos corretores.</text:p>
          </table:table-cell>
          <table:table-cell table:style-name="ce21" office:value-type="string" calcext:value-type="string">
            <text:p><text:a xlink:href="https://sc.olx.com.br/florianopolis-e-regiao/terrenos/lote-bem-localizado-em-cachoeiras-976736920" xlink:type="simple">https://sc.olx.com.br/florianopolis-e-regiao/terrenos/lote-bem-localizado-em-cachoeiras-976736920</text:a></text:p>
          </table:table-cell>
          <table:table-cell table:style-name="ce20" office:value-type="string" calcext:value-type="string">
            <text:p>Terrenos</text:p>
          </table:table-cell>
          <table:table-cell table:style-name="ce20" office:value-type="string" calcext:value-type="string">
            <text:p>390m2</text:p>
          </table:table-cell>
          <table:table-cell table:style-name="ce20" office:value-type="float" office:value="88168626" calcext:value-type="float">
            <text:p>88168626</text:p>
          </table:table-cell>
          <table:table-cell table:style-name="ce20" office:value-type="string" calcext:value-type="string">
            <text:p>Biguacu</text:p>
          </table:table-cell>
          <table:table-cell table:style-name="ce20" office:value-type="string" calcext:value-type="string">
            <text:p>Cachoeiras (Guaporanga)</text:p>
          </table:table-cell>
          <table:table-cell table:style-name="ce20" office:value-type="string" calcext:value-type="string">
            <text:p>Rua Salustiano Garcia</text:p>
          </table:table-cell>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369" calcext:value-type="float">
            <text:p>369</text:p>
          </table:table-cell>
          <table:table-cell table:style-name="ce20" office:value-type="string" calcext:value-type="string">
            <text:p>Lote a venda na Praia da Gamboa Garopaba SC</text:p>
          </table:table-cell>
          <table:table-cell table:style-name="ce20" office:value-type="string" calcext:value-type="string">
            <text:p>490000.0</text:p>
          </table:table-cell>
          <table:table-cell table:style-name="ce20" office:value-type="string" calcext:value-type="string">
            <text:p>GFLORIPA IMOVEIS LTDA ME</text:p>
          </table:table-cell>
          <table:table-cell table:style-name="ce20" office:value-type="string" calcext:value-type="string">
            <text:p>Código do anúncio: T01121</text:p>
            <text:p/>
            <text:p>Excelente terreno à venda na Praia da Gamboa, em Garopaba.O imóvel de 400 m² fica localizado a cerca de 250 m do mar.Viabilidade para construção residencial ou comercial.Possui contrato de compra e venda e está devidamente cadastrado na Prefeitura de Garopaba.O proprietário aceita propostas na negociação do imóvel.</text:p>
          </table:table-cell>
          <table:table-cell table:style-name="ce21" office:value-type="string" calcext:value-type="string">
            <text:p><text:a xlink:href="https://sc.olx.com.br/florianopolis-e-regiao/terrenos/lote-a-venda-na-praia-da-gamboa-garopaba-sc-987468023" xlink:type="simple">https://sc.olx.com.br/florianopolis-e-regiao/terrenos/lote-a-venda-na-praia-da-gamboa-garopaba-sc-987468023</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70" calcext:value-type="float">
            <text:p>370</text:p>
          </table:table-cell>
          <table:table-cell table:style-name="ce20" office:value-type="string" calcext:value-type="string">
            <text:p>Terreno para Venda em Palhoça</text:p>
          </table:table-cell>
          <table:table-cell table:style-name="ce20" office:value-type="string" calcext:value-type="string">
            <text:p>581400.0</text:p>
          </table:table-cell>
          <table:table-cell table:style-name="ce20" office:value-type="string" calcext:value-type="string">
            <text:p>Imobiliária Edson</text:p>
          </table:table-cell>
          <table:table-cell table:style-name="ce20" office:value-type="string" calcext:value-type="string">
            <text:p>Código do anúncio: 1794</text:p>
            <text:p>Terreno, Pedra Branca, Palhoça</text:p>
            <text:p> </text:p>
            <text:p> Terrenos com 646,01m de área total terreno.</text:p>
            <text:p> Excelente localização, privacidade e segurança no bairro Pedra Branca!(ALE)</text:p>
          </table:table-cell>
          <table:table-cell table:style-name="ce21" office:value-type="string" calcext:value-type="string">
            <text:p><text:a xlink:href="https://sc.olx.com.br/florianopolis-e-regiao/terrenos/terreno-para-venda-em-palhoca-930957623" xlink:type="simple">https://sc.olx.com.br/florianopolis-e-regiao/terrenos/terreno-para-venda-em-palhoca-930957623</text:a></text:p>
          </table:table-cell>
          <table:table-cell table:style-name="ce20" office:value-type="string" calcext:value-type="string">
            <text:p>Terrenos</text:p>
          </table:table-cell>
          <table:table-cell table:style-name="ce20" office:value-type="string" calcext:value-type="string">
            <text:p>646m2</text:p>
          </table:table-cell>
          <table:table-cell table:style-name="ce20" office:value-type="float" office:value="88137210" calcext:value-type="float">
            <text:p>8813721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as Figueiras</text:p>
          </table:table-cell>
          <table:table-cell table:number-columns-repeated="1012"/>
        </table:table-row>
        <table:table-row table:style-name="ro1">
          <table:table-cell table:style-name="ce20" office:value-type="float" office:value="371" calcext:value-type="float">
            <text:p>371</text:p>
          </table:table-cell>
          <table:table-cell table:style-name="ce20" office:value-type="string" calcext:value-type="string">
            <text:p>Terreno em Biguaçu</text:p>
          </table:table-cell>
          <table:table-cell table:style-name="ce20" office:value-type="string" calcext:value-type="string">
            <text:p>80000.0</text:p>
          </table:table-cell>
          <table:table-cell table:style-name="ce20" office:value-type="string" calcext:value-type="string">
            <text:p>Julianoporto16</text:p>
          </table:table-cell>
          <table:table-cell table:style-name="ce20" office:value-type="string" calcext:value-type="string">
            <text:p>Terreno fica em Areias de cima </text:p>
            <text:p>* 500 metros da entrada de Gorvenador Celso Ramos</text:p>
            <text:p>* 1 minuto do mercado,posto de Gasolina,farmacia,padaria tudo próximo</text:p>
            <text:p>* vista da ponte de Florianópolis</text:p>
            <text:p>*Terreno em dia com a Prefeitura</text:p>
            <text:p>*10 minutos da Praia</text:p>
            <text:p/>
            <text:p>Watts 48 ... ver número</text:p>
            <text:p/>
          </table:table-cell>
          <table:table-cell table:style-name="ce21" office:value-type="string" calcext:value-type="string">
            <text:p><text:a xlink:href="https://sc.olx.com.br/florianopolis-e-regiao/terrenos/terreno-em-biguacu-1000350326" xlink:type="simple">https://sc.olx.com.br/florianopolis-e-regiao/terrenos/terreno-em-biguacu-1000350326</text:a></text:p>
          </table:table-cell>
          <table:table-cell table:style-name="ce20" office:value-type="string" calcext:value-type="string">
            <text:p>Terrenos</text:p>
          </table:table-cell>
          <table:table-cell table:style-name="ce20" office:value-type="string" calcext:value-type="string">
            <text:p>312m2</text:p>
          </table:table-cell>
          <table:table-cell table:style-name="ce20" office:value-type="float" office:value="88200000" calcext:value-type="float">
            <text:p>88200000</text:p>
          </table:table-cell>
          <table:table-cell table:style-name="ce20" office:value-type="string" calcext:value-type="string">
            <text:p>Tijucas</text:p>
          </table:table-cell>
          <table:table-cell table:number-columns-repeated="1014"/>
        </table:table-row>
        <table:table-row table:style-name="ro1">
          <table:table-cell table:style-name="ce20" office:value-type="float" office:value="372" calcext:value-type="float">
            <text:p>372</text:p>
          </table:table-cell>
          <table:table-cell table:style-name="ce20" office:value-type="string" calcext:value-type="string">
            <text:p>Terreno para Venda, Bela Vista</text:p>
          </table:table-cell>
          <table:table-cell table:style-name="ce20" office:value-type="string" calcext:value-type="string">
            <text:p>140000.0</text:p>
          </table:table-cell>
          <table:table-cell table:style-name="ce20" office:value-type="string" calcext:value-type="string">
            <text:p>Luiz César da Silveira</text:p>
          </table:table-cell>
          <table:table-cell table:style-name="ce20" office:value-type="string" calcext:value-type="string">
            <text:p>Código do anúncio: TERR140VV_2-1385121</text:p>
            <text:p/>
            <text:p>Lote plano no Vale Verde Primeira Etapa  200m² sendo 10x20  Pertinho da Av de Acesso  Escriturado</text:p>
          </table:table-cell>
          <table:table-cell table:style-name="ce21" office:value-type="string" calcext:value-type="string">
            <text:p><text:a xlink:href="https://sc.olx.com.br/florianopolis-e-regiao/terrenos/terreno-para-venda-bela-vista-996798688" xlink:type="simple">https://sc.olx.com.br/florianopolis-e-regiao/terrenos/terreno-para-venda-bela-vista-996798688</text:a></text:p>
          </table:table-cell>
          <table:table-cell table:style-name="ce20" office:value-type="string" calcext:value-type="string">
            <text:p>Terrenos</text:p>
          </table:table-cell>
          <table:table-cell table:style-name="ce20" office:value-type="string" calcext:value-type="string">
            <text:p>200m2</text:p>
          </table:table-cell>
          <table:table-cell table:style-name="ce20" office:value-type="float" office:value="88132783" calcext:value-type="float">
            <text:p>88132783</text:p>
          </table:table-cell>
          <table:table-cell table:style-name="ce20" office:value-type="string" calcext:value-type="string">
            <text:p>Palhoca</text:p>
          </table:table-cell>
          <table:table-cell table:style-name="ce20" office:value-type="string" calcext:value-type="string">
            <text:p>Bela Vista</text:p>
          </table:table-cell>
          <table:table-cell table:style-name="ce20" office:value-type="string" calcext:value-type="string">
            <text:p>Rua Brandina Tozon Zambo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73" calcext:value-type="float">
            <text:p>373</text:p>
          </table:table-cell>
          <table:table-cell table:style-name="ce20" office:value-type="string" calcext:value-type="string">
            <text:p>Terreno a 250 Metros do mar em um Bairro com Excelente Casas</text:p>
          </table:table-cell>
          <table:table-cell table:style-name="ce20" office:value-type="string" calcext:value-type="string">
            <text:p>175000.0</text:p>
          </table:table-cell>
          <table:table-cell table:style-name="ce20" office:value-type="string" calcext:value-type="string">
            <text:p>Litoral Imóveis</text:p>
          </table:table-cell>
          <table:table-cell table:style-name="ce20" office:value-type="string" calcext:value-type="string">
            <text:p>Terreno a 250 Metros da Beira Mar </text:p>
            <text:p>Bairro de Alto padrao </text:p>
            <text:p>Com Excelente construções </text:p>
            <text:p>Medindo 15x25= 375² </text:p>
            <text:p>Documentações em dia.</text:p>
            <text:p/>
            <text:p/>
            <text:p>Mais informações: 48 9 9848... ver número -Karion </text:p>
          </table:table-cell>
          <table:table-cell table:style-name="ce21" office:value-type="string" calcext:value-type="string">
            <text:p><text:a xlink:href="https://sc.olx.com.br/florianopolis-e-regiao/terrenos/terreno-a-250-metros-do-mar-em-um-bairro-com-excelente-casas-976469704" xlink:type="simple">https://sc.olx.com.br/florianopolis-e-regiao/terrenos/terreno-a-250-metros-do-mar-em-um-bairro-com-excelente-casas-976469704</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74" calcext:value-type="float">
            <text:p>374</text:p>
          </table:table-cell>
          <table:table-cell table:style-name="ce20" office:value-type="string" calcext:value-type="string">
            <text:p>Terreno na Pedra Branca na rua dos Copos de Leite com 436m²</text:p>
          </table:table-cell>
          <table:table-cell table:style-name="ce20" office:value-type="string" calcext:value-type="string">
            <text:p>479000.0</text:p>
          </table:table-cell>
          <table:table-cell table:style-name="ce20" office:value-type="string" calcext:value-type="string">
            <text:p>XP Imobiliária</text:p>
          </table:table-cell>
          <table:table-cell table:style-name="ce20" office:value-type="string" calcext:value-type="string">
            <text:p>Código do anúncio: XP0095</text:p>
            <text:p/>
            <text:p>O lote está localizado no bairro Pedra Branca tem 436 m², em aclive. </text:p>
            <text:p> Localizado na rua dos Copos de Leite, rua tranquila com lindas casas na vizinhança, esse excelente lote com tamanho maior que o convencional pode ser o local para construção de sua futura residência.  </text:p>
            <text:p>  </text:p>
            <text:p> O BAIRRO </text:p>
            <text:p>  </text:p>
            <text:p> Com um total de 2300 lotes, em cerca de 250 hectares, aos poucos os lotes unifamiliares, mistos e comerciais foram ganhando vida e o bairro foi se tornando uma realidade. Muitas pessoas vêm desfrutar dos parques, praças e lagos que o bairro oferece e em 2014 já possui 7000 estudantes, 5000 habitantes e 5500 empregos. </text:p>
            <text:p>  </text:p>
            <text:p> Partindo de critérios adotados para a localização de moradias, comércio, serviços, lazer, trabalho e educação, a distâncias confortáveis para serem percorridas à pé ou de bicicleta, um bairro-cidade para 40.000 moradores, 30.000 empregos e 10.000 estudantes vem sendo construído, com horizonte de conclusão do núcleo principal em 2020. </text:p>
            <text:p>  </text:p>
            <text:p>   </text:p>
            <text:p> Principais motivos para escolher esse imóvel a venda </text:p>
            <text:p>  </text:p>
            <text:p> 1. Infraestrutura urbana sustentável e completamente planejada </text:p>
            <text:p> 2. Constante investimentos em inovação </text:p>
            <text:p> 3. Completíssima infraestrutura de serviços para você e toda a sua família </text:p>
            <text:p> 4. Um dos bairros mais seguros de SC </text:p>
            <text:p> 5. Valorização Crescente dos Apartamentos, Casas e terrenos</text:p>
          </table:table-cell>
          <table:table-cell table:style-name="ce21" office:value-type="string" calcext:value-type="string">
            <text:p><text:a xlink:href="https://sc.olx.com.br/florianopolis-e-regiao/terrenos/terreno-na-pedra-branca-na-rua-dos-copos-de-leite-com-436m-991039727" xlink:type="simple">https://sc.olx.com.br/florianopolis-e-regiao/terrenos/terreno-na-pedra-branca-na-rua-dos-copos-de-leite-com-436m-991039727</text:a></text:p>
          </table:table-cell>
          <table:table-cell table:style-name="ce20" office:value-type="string" calcext:value-type="string">
            <text:p>Terrenos</text:p>
          </table:table-cell>
          <table:table-cell table:style-name="ce20" office:value-type="string" calcext:value-type="string">
            <text:p>436m2</text:p>
          </table:table-cell>
          <table:table-cell table:style-name="ce20" office:value-type="float" office:value="88137430" calcext:value-type="float">
            <text:p>8813743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 Copo de Leite</text:p>
          </table:table-cell>
          <table:table-cell/>
          <table:table-cell table:style-name="ce22" office:value-type="float" office:value="1300" calcext:value-type="float">
            <text:p>R$1,300</text:p>
          </table:table-cell>
          <table:table-cell table:number-columns-repeated="1010"/>
        </table:table-row>
        <table:table-row table:style-name="ro1">
          <table:table-cell table:style-name="ce20" office:value-type="float" office:value="375" calcext:value-type="float">
            <text:p>375</text:p>
          </table:table-cell>
          <table:table-cell table:style-name="ce20" office:value-type="string" calcext:value-type="string">
            <text:p>Terreno três riachos</text:p>
          </table:table-cell>
          <table:table-cell table:style-name="ce20" office:value-type="string" calcext:value-type="string">
            <text:p>110000.0</text:p>
          </table:table-cell>
          <table:table-cell table:style-name="ce20" office:value-type="string" calcext:value-type="string">
            <text:p>Ro Silva</text:p>
          </table:table-cell>
          <table:table-cell table:style-name="ce20" office:value-type="string" calcext:value-type="string">
            <text:p>Terreno plano com duas opções de venda </text:p>
            <text:p>Sendo metade dele com 15x43 no valor de R$110,000.00 ou ele todo no tamanho se 29x43 no valor de R$200,000.00</text:p>
            <text:p/>
            <text:p>Terreno fica a 14km da BR 101</text:p>
          </table:table-cell>
          <table:table-cell table:style-name="ce21" office:value-type="string" calcext:value-type="string">
            <text:p><text:a xlink:href="https://sc.olx.com.br/florianopolis-e-regiao/terrenos/terreno-tres-riachos-1000349921" xlink:type="simple">https://sc.olx.com.br/florianopolis-e-regiao/terrenos/terreno-tres-riachos-1000349921</text:a></text:p>
          </table:table-cell>
          <table:table-cell table:style-name="ce20" office:value-type="string" calcext:value-type="string">
            <text:p>Sitios e chacaras</text:p>
          </table:table-cell>
          <table:table-cell table:style-name="ce20" office:value-type="string" calcext:value-type="string">
            <text:p>645m2</text:p>
          </table:table-cell>
          <table:table-cell table:style-name="ce20" office:value-type="float" office:value="88168710" calcext:value-type="float">
            <text:p>88168710</text:p>
          </table:table-cell>
          <table:table-cell table:style-name="ce20" office:value-type="string" calcext:value-type="string">
            <text:p>Biguacu</text:p>
          </table:table-cell>
          <table:table-cell table:style-name="ce20" office:value-type="string" calcext:value-type="string">
            <text:p>Areias de Cima (Guaporanga)</text:p>
          </table:table-cell>
          <table:table-cell table:style-name="ce20" office:value-type="string" calcext:value-type="string">
            <text:p>Rua Tres Riacho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76" calcext:value-type="float">
            <text:p>376</text:p>
          </table:table-cell>
          <table:table-cell table:style-name="ce20" office:value-type="string" calcext:value-type="string">
            <text:p>+ Terreno com fundos para o lago</text:p>
          </table:table-cell>
          <table:table-cell table:style-name="ce20" office:value-type="string" calcext:value-type="string">
            <text:p>221000.0</text:p>
          </table:table-cell>
          <table:table-cell table:style-name="ce20" office:value-type="string" calcext:value-type="string">
            <text:p>Deltaville imobiliária</text:p>
          </table:table-cell>
          <table:table-cell table:style-name="ce20" office:value-type="string" calcext:value-type="string">
            <text:p>Venha para o Blue condomínio clube </text:p>
            <text:p/>
            <text:p>infraestrutura completa </text:p>
            <text:p>financiamento sem comprovação de renda e sem burocracia  </text:p>
            <text:p/>
            <text:p>praia artificial com spa</text:p>
            <text:p>capitação energia solar </text:p>
            <text:p>4 quadras de esportes </text:p>
            <text:p>espaço coworking  </text:p>
            <text:p>carregador para carro elétrico </text:p>
            <text:p>portaria 24h com cancela </text:p>
            <text:p>salão de jogos</text:p>
            <text:p>academia </text:p>
            <text:p>salão de festas </text:p>
            <text:p>6 espaços gourmet</text:p>
            <text:p>lagos nos fundos dos terrenos </text:p>
            <text:p>localização privilegiada a 15 minutos de Florianópolis</text:p>
            <text:p>e 20 minutos de Governador Celso Ramos </text:p>
            <text:p/>
            <text:p>Empreendimento perfeito para toda a família.</text:p>
            <text:p/>
            <text:p>venha conhecer!</text:p>
            <text:p/>
            <text:p>Mais informações:</text:p>
            <text:p>Stefhan Denis Becker </text:p>
            <text:p>48 9962... ver número whtass</text:p>
            <text:p/>
            <text:p>@deltaville.stefhan </text:p>
            <text:p> </text:p>
            <text:p/>
            <text:p> </text:p>
            <text:p> </text:p>
            <text:p/>
          </table:table-cell>
          <table:table-cell table:style-name="ce21" office:value-type="string" calcext:value-type="string">
            <text:p><text:a xlink:href="https://sc.olx.com.br/florianopolis-e-regiao/terrenos/terreno-com-fundos-para-o-lago-946019870" xlink:type="simple">https://sc.olx.com.br/florianopolis-e-regiao/terrenos/terreno-com-fundos-para-o-lago-946019870</text:a></text:p>
          </table:table-cell>
          <table:table-cell table:style-name="ce20" office:value-type="string" calcext:value-type="string">
            <text:p>Terrenos</text:p>
          </table:table-cell>
          <table:table-cell/>
          <table:table-cell table:style-name="ce20" office:value-type="float" office:value="88164240" calcext:value-type="float">
            <text:p>8816424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Egidio Abelino Richartz</text:p>
          </table:table-cell>
          <table:table-cell table:number-columns-repeated="1012"/>
        </table:table-row>
        <table:table-row table:style-name="ro1">
          <table:table-cell table:style-name="ce20" office:value-type="float" office:value="377" calcext:value-type="float">
            <text:p>377</text:p>
          </table:table-cell>
          <table:table-cell table:style-name="ce20" office:value-type="string" calcext:value-type="string">
            <text:p>Lote escriturado, à 150 metros da praia, no estado de Santa Catarina.</text:p>
          </table:table-cell>
          <table:table-cell table:style-name="ce20" office:value-type="string" calcext:value-type="string">
            <text:p>238000.0</text:p>
          </table:table-cell>
          <table:table-cell table:style-name="ce20" office:value-type="string" calcext:value-type="string">
            <text:p>Tomaz Imóveis Ltda. CRECI 2864 J</text:p>
          </table:table-cell>
          <table:table-cell table:style-name="ce20" office:value-type="string" calcext:value-type="string">
            <text:p>Código do anúncio: 833-V</text:p>
            <text:p>Lote de 300 m², escriturado e apto ao financiamento, estando muito bem localizado, apenas 150 metros da praia de Itapirubá, próximo ao comércio local e a poucos minutos do Centro da Cidade. Excelente oportunidade para você que deseja construir/investir em um local seguro e acolhedor, no Litoral Sul Catarinense, berço de belas maravilhas naturais. Não perca essa chance, ligue e agende uma visita com um de nossos corretores. Esta e outras opções você encontra no nosso site www.tomazimoveis.com.br</text:p>
          </table:table-cell>
          <table:table-cell table:style-name="ce21" office:value-type="string" calcext:value-type="string">
            <text:p><text:a xlink:href="https://sc.olx.com.br/florianopolis-e-regiao/terrenos/lote-escriturado-a-150-metros-da-praia-no-estado-de-santa-catarina-996342414" xlink:type="simple">https://sc.olx.com.br/florianopolis-e-regiao/terrenos/lote-escriturado-a-150-metros-da-praia-no-estado-de-santa-catarina-996342414</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1014"/>
        </table:table-row>
        <table:table-row table:style-name="ro1">
          <table:table-cell table:style-name="ce20" office:value-type="float" office:value="378" calcext:value-type="float">
            <text:p>378</text:p>
          </table:table-cell>
          <table:table-cell table:style-name="ce20" office:value-type="string" calcext:value-type="string">
            <text:p>Terreno para Venda em Águas Mornas, Santa Cruz da Figueira</text:p>
          </table:table-cell>
          <table:table-cell table:style-name="ce20" office:value-type="string" calcext:value-type="string">
            <text:p>90000.0</text:p>
          </table:table-cell>
          <table:table-cell table:style-name="ce20" office:value-type="string" calcext:value-type="string">
            <text:p>Marcos Aurélio Schutz</text:p>
          </table:table-cell>
          <table:table-cell table:style-name="ce20" office:value-type="string" calcext:value-type="string">
            <text:p>Código do anúncio: TER 09_2-1335763</text:p>
            <text:p/>
            <text:p>VENDO LOTE EM ÁGUAS MORNAS  </text:p>
            <text:p>  Localizado no bairro Santa Cruz da Figueira á 2,5 km da BR282, e 600 mts de estrada de chão.  </text:p>
            <text:p>   </text:p>
            <text:p>  Área de 1100m² com relógio de luz já instalado, terreno descampado com plato já feito para receber construção.  </text:p>
            <text:p>   </text:p>
            <text:p>  NÃO ACEITA TROCA, SOMENTE Á VISTA.  </text:p>
            <text:p>   </text:p>
            <text:p>  Valor R$90.000,00</text:p>
          </table:table-cell>
          <table:table-cell table:style-name="ce21" office:value-type="string" calcext:value-type="string">
            <text:p><text:a xlink:href="https://sc.olx.com.br/florianopolis-e-regiao/terrenos/terreno-para-venda-em-aguas-mornas-santa-cruz-da-figueira-985944893" xlink:type="simple">https://sc.olx.com.br/florianopolis-e-regiao/terrenos/terreno-para-venda-em-aguas-mornas-santa-cruz-da-figueira-985944893</text:a></text:p>
          </table:table-cell>
          <table:table-cell table:style-name="ce20" office:value-type="string" calcext:value-type="string">
            <text:p>Terrenos</text:p>
          </table:table-cell>
          <table:table-cell table:style-name="ce20" office:value-type="string" calcext:value-type="string">
            <text:p>1100m2</text:p>
          </table:table-cell>
          <table:table-cell table:style-name="ce20" office:value-type="float" office:value="88150000" calcext:value-type="float">
            <text:p>88150000</text:p>
          </table:table-cell>
          <table:table-cell table:style-name="ce20" office:value-type="string" calcext:value-type="string">
            <text:p>Aguas Mornas</text:p>
          </table:table-cell>
          <table:table-cell table:number-columns-repeated="1014"/>
        </table:table-row>
        <table:table-row table:style-name="ro1">
          <table:table-cell table:style-name="ce20" office:value-type="float" office:value="379" calcext:value-type="float">
            <text:p>379</text:p>
          </table:table-cell>
          <table:table-cell table:style-name="ce20" office:value-type="string" calcext:value-type="string">
            <text:p>Lote/Terreno para venda tem 467 metros quadrados em Pedra Branca - Palhoça - SC</text:p>
          </table:table-cell>
          <table:table-cell table:style-name="ce20" office:value-type="string" calcext:value-type="string">
            <text:p>789000.0</text:p>
          </table:table-cell>
          <table:table-cell table:style-name="ce20" office:value-type="string" calcext:value-type="string">
            <text:p>Michele Vieira</text:p>
          </table:table-cell>
          <table:table-cell table:style-name="ce20" office:value-type="string" calcext:value-type="string">
            <text:p>Código do anúncio: TERR05</text:p>
            <text:p/>
            <text:p>O lote/terreno está localizado no bairro Pedra Branca possui 467 metros quadrados.Terreno de frente para o Lago da Pedra Branca.Ótima localização.</text:p>
          </table:table-cell>
          <table:table-cell table:style-name="ce21" office:value-type="string" calcext:value-type="string">
            <text:p><text:a xlink:href="https://sc.olx.com.br/florianopolis-e-regiao/terrenos/lote-terreno-para-venda-tem-467-metros-quadrados-em-pedra-branca-palhoca-sc-947777758" xlink:type="simple">https://sc.olx.com.br/florianopolis-e-regiao/terrenos/lote-terreno-para-venda-tem-467-metros-quadrados-em-pedra-branca-palhoca-sc-947777758</text:a></text:p>
          </table:table-cell>
          <table:table-cell table:style-name="ce20" office:value-type="string" calcext:value-type="string">
            <text:p>Terrenos</text:p>
          </table:table-cell>
          <table:table-cell table:style-name="ce20" office:value-type="string" calcext:value-type="string">
            <text:p>467m2</text:p>
          </table:table-cell>
          <table:table-cell table:style-name="ce20" office:value-type="float" office:value="88137210" calcext:value-type="float">
            <text:p>8813721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as Figueira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80" calcext:value-type="float">
            <text:p>380</text:p>
          </table:table-cell>
          <table:table-cell table:style-name="ce20" office:value-type="string" calcext:value-type="string">
            <text:p>Terreno para Venda em Florianópolis, Centro</text:p>
          </table:table-cell>
          <table:table-cell table:style-name="ce20" office:value-type="string" calcext:value-type="string">
            <text:p>500000.0</text:p>
          </table:table-cell>
          <table:table-cell table:style-name="ce20" office:value-type="string" calcext:value-type="string">
            <text:p>Aline Centeno</text:p>
          </table:table-cell>
          <table:table-cell table:style-name="ce20" office:value-type="string" calcext:value-type="string">
            <text:p>Código do anúncio: 137_1-1905632</text:p>
            <text:p/>
            <text:p>Terreno para Venda no bairro Centro, localizado na cidade de Florianópolis / SC.  </text:p>
            <text:p>   </text:p>
            <text:p>  Área do Terreno com 900,00 m².  </text:p>
            <text:p>   </text:p>
            <text:p>  Valor do Imóvel R$ 500.000,00.  </text:p>
            <text:p>   </text:p>
            <text:p>  Proximidades: Bares e Restaurantes, Escola, Farmácia, Shopping Center, Supermercado.  </text:p>
            <text:p>   </text:p>
            <text:p>   </text:p>
            <text:p>   </text:p>
            <text:p>   </text:p>
            <text:p>  - Proximidades: Bares e Restaurantes, Escola, Farmácia, Shopping Center, Supermercado,  </text:p>
            <text:p>   </text:p>
            <text:p>  Observação: Terreno no Morro da Cruz em Florianópolis  </text:p>
            <text:p>  Rua Angelo Laporta  </text:p>
            <text:p>  30x30 900 metros privativos R$ 500.000</text:p>
          </table:table-cell>
          <table:table-cell table:style-name="ce21" office:value-type="string" calcext:value-type="string">
            <text:p><text:a xlink:href="https://sc.olx.com.br/florianopolis-e-regiao/terrenos/terreno-para-venda-em-florianopolis-centro-961643546" xlink:type="simple">https://sc.olx.com.br/florianopolis-e-regiao/terrenos/terreno-para-venda-em-florianopolis-centro-961643546</text:a></text:p>
          </table:table-cell>
          <table:table-cell table:style-name="ce20" office:value-type="string" calcext:value-type="string">
            <text:p>Terrenos</text:p>
          </table:table-cell>
          <table:table-cell table:style-name="ce20" office:value-type="string" calcext:value-type="string">
            <text:p>900m2</text:p>
          </table:table-cell>
          <table:table-cell table:style-name="ce20" office:value-type="float" office:value="88025150" calcext:value-type="float">
            <text:p>88025150</text:p>
          </table:table-cell>
          <table:table-cell table:style-name="ce20" office:value-type="string" calcext:value-type="string">
            <text:p>Florianopolis</text:p>
          </table:table-cell>
          <table:table-cell table:style-name="ce20" office:value-type="string" calcext:value-type="string">
            <text:p>Centro</text:p>
          </table:table-cell>
          <table:table-cell table:style-name="ce20" office:value-type="string" calcext:value-type="string">
            <text:p>Avenida do Antao - ate 799/800</text:p>
          </table:table-cell>
          <table:table-cell table:number-columns-repeated="1012"/>
        </table:table-row>
        <table:table-row table:style-name="ro1">
          <table:table-cell table:style-name="ce20" office:value-type="float" office:value="381" calcext:value-type="float">
            <text:p>381</text:p>
          </table:table-cell>
          <table:table-cell table:style-name="ce20" office:value-type="string" calcext:value-type="string">
            <text:p>TERRENO EM BARREIROS</text:p>
          </table:table-cell>
          <table:table-cell table:style-name="ce20" office:value-type="string" calcext:value-type="string">
            <text:p>280000.0</text:p>
          </table:table-cell>
          <table:table-cell table:style-name="ce20" office:value-type="string" calcext:value-type="string">
            <text:p>DUPLEX IMOVEIS LTDA - ME</text:p>
          </table:table-cell>
          <table:table-cell table:style-name="ce20" office:value-type="string" calcext:value-type="string">
            <text:p>Código do anúncio: TER068</text:p>
            <text:p/>
            <text:p>Terreno em Barreiros, com 366,55 m², com viabilidade para  prédio. </text:p>
            <text:p>  </text:p>
            <text:p> Rua sem saída, com escritura pública. </text:p>
            <text:p>  </text:p>
            <text:p> Próximo do Colégio Elisa Andreoli, faculdade estácio de Sá, hospital Unimed, shopping Itaguaçu e compre fort. </text:p>
            <text:p>  </text:p>
            <text:p> Agende a sua visita! </text:p>
            <text:p>  </text:p>
            <text:p> Fale conosco:  -</text:p>
          </table:table-cell>
          <table:table-cell table:style-name="ce21" office:value-type="string" calcext:value-type="string">
            <text:p><text:a xlink:href="https://sc.olx.com.br/florianopolis-e-regiao/terrenos/terreno-em-barreiros-923510925" xlink:type="simple">https://sc.olx.com.br/florianopolis-e-regiao/terrenos/terreno-em-barreiros-923510925</text:a></text:p>
          </table:table-cell>
          <table:table-cell table:style-name="ce20" office:value-type="string" calcext:value-type="string">
            <text:p>Terrenos</text:p>
          </table:table-cell>
          <table:table-cell table:style-name="ce20" office:value-type="string" calcext:value-type="string">
            <text:p>366m2</text:p>
          </table:table-cell>
          <table:table-cell table:style-name="ce20" office:value-type="float" office:value="88117452" calcext:value-type="float">
            <text:p>88117452</text:p>
          </table:table-cell>
          <table:table-cell table:style-name="ce20" office:value-type="string" calcext:value-type="string">
            <text:p>Sao Jose</text:p>
          </table:table-cell>
          <table:table-cell table:style-name="ce20" office:value-type="string" calcext:value-type="string">
            <text:p>Barreiros</text:p>
          </table:table-cell>
          <table:table-cell table:style-name="ce20" office:value-type="string" calcext:value-type="string">
            <text:p>Rua Edio Antonio dos Santos</text:p>
          </table:table-cell>
          <table:table-cell table:number-columns-repeated="1012"/>
        </table:table-row>
        <table:table-row table:style-name="ro1">
          <table:table-cell table:style-name="ce20" office:value-type="float" office:value="382" calcext:value-type="float">
            <text:p>382</text:p>
          </table:table-cell>
          <table:table-cell table:style-name="ce20" office:value-type="string" calcext:value-type="string">
            <text:p>Garopaba - Terreno Padrão - Centro</text:p>
          </table:table-cell>
          <table:table-cell table:style-name="ce20" office:value-type="string" calcext:value-type="string">
            <text:p>1680000.0</text:p>
          </table:table-cell>
          <table:table-cell table:style-name="ce20" office:value-type="string" calcext:value-type="string">
            <text:p>Marco Andreolla</text:p>
          </table:table-cell>
          <table:table-cell table:style-name="ce20" office:value-type="string" calcext:value-type="string">
            <text:p>Código do anúncio: 264</text:p>
            <text:p/>
            <text:p>TERRENO A VENDA, GAROPABA ,SC, PROXIMO A PRAIA DO ROSA E SURFLAND. VIABILIDADE RESIDENCIAL E COMERCIAL  Ótima oportunidade para investir para renda ,  viabilidade comercial e residencial aprovada. Localização exclusiva com grande potencial de negócio. Casa estilosa com 2 quartos e varanda pronta para morar.  Terreno com matricula.  Venha conhecer                                 As informações estão sujeitas a alterações. Consulte o corretor responsável.</text:p>
          </table:table-cell>
          <table:table-cell table:style-name="ce21" office:value-type="string" calcext:value-type="string">
            <text:p><text:a xlink:href="https://sc.olx.com.br/florianopolis-e-regiao/terrenos/garopaba-terreno-padrao-centro-986632865" xlink:type="simple">https://sc.olx.com.br/florianopolis-e-regiao/terrenos/garopaba-terreno-padrao-centro-986632865</text:a></text:p>
          </table:table-cell>
          <table:table-cell table:style-name="ce20" office:value-type="string" calcext:value-type="string">
            <text:p>Terrenos</text:p>
          </table:table-cell>
          <table:table-cell table:style-name="ce20" office:value-type="string" calcext:value-type="string">
            <text:p>160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2"/>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83" calcext:value-type="float">
            <text:p>383</text:p>
          </table:table-cell>
          <table:table-cell table:style-name="ce20" office:value-type="string" calcext:value-type="string">
            <text:p>Lote/Terreno para venda tem 456 metros quadrados em Santiago - Pescaria Brava - SC</text:p>
          </table:table-cell>
          <table:table-cell table:style-name="ce20" office:value-type="string" calcext:value-type="string">
            <text:p>111720.0</text:p>
          </table:table-cell>
          <table:table-cell table:style-name="ce20" office:value-type="string" calcext:value-type="string">
            <text:p>Ricardo Bello</text:p>
          </table:table-cell>
          <table:table-cell table:style-name="ce20" office:value-type="string" calcext:value-type="string">
            <text:p>Código do anúncio: 1EN5MAO</text:p>
            <text:p/>
            <text:p>Venha morar no Loteamento NOVA PESCARIA BRAVA! Local seguro e silencioso. Com infla-estrutura completa! Rede de energia elétrica, Iluminação pública, ruas pavimentadas, drenagem pluvial, praça, rede de abastecimento de água, academia ao ar livre, playgrond. A 15 minutos da praia e a 13 minutos do Farol Shopping. Próximo de padaria, farmácia, mercado e outros. </text:p>
            <text:p> Localização: Bairro Taquaruçu.</text:p>
          </table:table-cell>
          <table:table-cell table:style-name="ce21" office:value-type="string" calcext:value-type="string">
            <text:p><text:a xlink:href="https://sc.olx.com.br/florianopolis-e-regiao/terrenos/lote-terreno-para-venda-tem-456-metros-quadrados-em-santiago-pescaria-brava-sc-993453048" xlink:type="simple">https://sc.olx.com.br/florianopolis-e-regiao/terrenos/lote-terreno-para-venda-tem-456-metros-quadrados-em-santiago-pescaria-brava-sc-993453048</text:a></text:p>
          </table:table-cell>
          <table:table-cell table:style-name="ce20" office:value-type="string" calcext:value-type="string">
            <text:p>Terrenos</text:p>
          </table:table-cell>
          <table:table-cell table:style-name="ce20" office:value-type="string" calcext:value-type="string">
            <text:p>456m2</text:p>
          </table:table-cell>
          <table:table-cell table:style-name="ce20" office:value-type="float" office:value="88798000" calcext:value-type="float">
            <text:p>88798000</text:p>
          </table:table-cell>
          <table:table-cell table:style-name="ce20" office:value-type="string" calcext:value-type="string">
            <text:p>Pescaria Brava</text:p>
          </table:table-cell>
          <table:table-cell table:number-columns-repeated="3"/>
          <table:table-cell table:style-name="ce22" office:value-type="float" office:value="300" calcext:value-type="float">
            <text:p>R$300</text:p>
          </table:table-cell>
          <table:table-cell table:number-columns-repeated="1010"/>
        </table:table-row>
        <table:table-row table:style-name="ro1">
          <table:table-cell table:style-name="ce20" office:value-type="float" office:value="384" calcext:value-type="float">
            <text:p>384</text:p>
          </table:table-cell>
          <table:table-cell table:style-name="ce20" office:value-type="string" calcext:value-type="string">
            <text:p>Lote/Terreno para venda possui 450 metros quadrados em Carianos - Florianópolis - Santa Ca</text:p>
          </table:table-cell>
          <table:table-cell table:style-name="ce20" office:value-type="string" calcext:value-type="string">
            <text:p>800000.0</text:p>
          </table:table-cell>
          <table:table-cell table:style-name="ce20" office:value-type="string" calcext:value-type="string">
            <text:p>Jaissom Agne</text:p>
          </table:table-cell>
          <table:table-cell table:style-name="ce20" office:value-type="string" calcext:value-type="string">
            <text:p>Código do anúncio: DB718A</text:p>
            <text:p/>
            <text:p>Terreno residencial/comercial na Av. Dep. Diomício Freitas à venda. Possuí 450 m² de área total e escritura pública . </text:p>
            <text:p>  </text:p>
            <text:p> Valor R$ 800.000 </text:p>
            <text:p> Valor do IPTU R$ </text:p>
            <text:p>  </text:p>
            <text:p> Jaissom Agne  </text:p>
            <text:p> CRECI 34.746F  </text:p>
            <text:p> 48 99153.6343</text:p>
          </table:table-cell>
          <table:table-cell table:style-name="ce21" office:value-type="string" calcext:value-type="string">
            <text:p><text:a xlink:href="https://sc.olx.com.br/florianopolis-e-regiao/terrenos/lote-terreno-para-venda-possui-450-metros-quadrados-em-carianos-florianopolis-santa-ca-976875667" xlink:type="simple">https://sc.olx.com.br/florianopolis-e-regiao/terrenos/lote-terreno-para-venda-possui-450-metros-quadrados-em-carianos-florianopolis-santa-ca-976875667</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47400" calcext:value-type="float">
            <text:p>88047400</text:p>
          </table:table-cell>
          <table:table-cell table:style-name="ce20" office:value-type="string" calcext:value-type="string">
            <text:p>Florianopolis</text:p>
          </table:table-cell>
          <table:table-cell table:style-name="ce20" office:value-type="string" calcext:value-type="string">
            <text:p>Carianos</text:p>
          </table:table-cell>
          <table:table-cell table:style-name="ce20" office:value-type="string" calcext:value-type="string">
            <text:p>Avenida Deputado Diomicio Freitas - ate 482/483</text:p>
          </table:table-cell>
          <table:table-cell table:number-columns-repeated="1012"/>
        </table:table-row>
        <table:table-row table:style-name="ro1">
          <table:table-cell table:style-name="ce20" office:value-type="float" office:value="385" calcext:value-type="float">
            <text:p>385</text:p>
          </table:table-cell>
          <table:table-cell table:style-name="ce20" office:value-type="string" calcext:value-type="string">
            <text:p>Terreno Pedra Branca</text:p>
          </table:table-cell>
          <table:table-cell table:style-name="ce20" office:value-type="string" calcext:value-type="string">
            <text:p>453000.0</text:p>
          </table:table-cell>
          <table:table-cell table:style-name="ce20" office:value-type="string" calcext:value-type="string">
            <text:p>Martendal Negócios Imobiliários</text:p>
          </table:table-cell>
          <table:table-cell table:style-name="ce20" office:value-type="string" calcext:value-type="string">
            <text:p>Código do anúncio: 2229</text:p>
            <text:p/>
            <text:p>Terreno com 425m², em área residencial.Com viabilidade unifamiliar.Localizado na Cidade Universitária Pedra Branca onde você terá toda a infraestrutura, como lazer com variedade gastronômica, em espaço criativo e cheio de vida num ambiente familiar e ainda com espaço pet para aproveitar com o seu melhor amigo! A Pedra Branca possui Supermercado, farmácias, universidade, centro empresarial, boas escolas e demais comércios, garantindo mais conforto e comodidade a você e toda família.</text:p>
          </table:table-cell>
          <table:table-cell table:style-name="ce21" office:value-type="string" calcext:value-type="string">
            <text:p><text:a xlink:href="https://sc.olx.com.br/florianopolis-e-regiao/terrenos/terreno-pedra-branca-991823823" xlink:type="simple">https://sc.olx.com.br/florianopolis-e-regiao/terrenos/terreno-pedra-branca-991823823</text:a></text:p>
          </table:table-cell>
          <table:table-cell table:style-name="ce20" office:value-type="string" calcext:value-type="string">
            <text:p>Terrenos</text:p>
          </table:table-cell>
          <table:table-cell table:style-name="ce20" office:value-type="string" calcext:value-type="string">
            <text:p>425m2</text:p>
          </table:table-cell>
          <table:table-cell table:style-name="ce20" office:value-type="float" office:value="88137150" calcext:value-type="float">
            <text:p>88137150</text:p>
          </table:table-cell>
          <table:table-cell table:style-name="ce20" office:value-type="string" calcext:value-type="string">
            <text:p>Palhoca</text:p>
          </table:table-cell>
          <table:table-cell table:style-name="ce20" office:value-type="string" calcext:value-type="string">
            <text:p>Pedra Branca</text:p>
          </table:table-cell>
          <table:table-cell table:style-name="ce20" office:value-type="string" calcext:value-type="string">
            <text:p>Rua dos Ties</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86" calcext:value-type="float">
            <text:p>386</text:p>
          </table:table-cell>
          <table:table-cell table:style-name="ce20" office:value-type="string" calcext:value-type="string">
            <text:p>Espetacular Sítio 23ha, Morada, Haras,Água corrent</text:p>
          </table:table-cell>
          <table:table-cell table:style-name="ce20" office:value-type="string" calcext:value-type="string">
            <text:p>2780000.0</text:p>
          </table:table-cell>
          <table:table-cell table:style-name="ce20" office:value-type="string" calcext:value-type="string">
            <text:p>MEO IMOVEIS</text:p>
          </table:table-cell>
          <table:table-cell table:style-name="ce20" office:value-type="string" calcext:value-type="string">
            <text:p>Código do anúncio: 333</text:p>
            <text:p/>
            <text:p>CS233   Em Excelente Localização, à apenas 20 min da BR-101, este Sítio com 23 hectares. Sítio com Casa Residencial , galpões e Haras com baias prontas. Vende porteira fechada. Pronta para usufruir. Possui agua corrente de vertentes e poço com agua mineral. Benfeitorias diversas, destacando, galpão de madeira com 20 baias, cozinha e banheiro anexo. 02 galpões abertos (pilares e cobertura). Casa principal com 02 dormitórios e 02 banheiros, cozinha ampla equipada, casa para caseiro, equipamentos diversos, 02 açudes, áreas de mata nativa e áreas livres e limpas, com maravilhoso gramado.Sem duvida uma área como poucas, pois foi construída para usufruir sem a intenção de venda.Rica em detalhes que somente uma visita ao local para perceber toda infraestrutura, potencial e vizinhança.Localização privilegiada de Forquilhas e, a apenas 1,5km do novo contorno viário. Fácil acesso por rodovia geral da localidade.Documentação toda em dia. Agenda uma vista. Apaixone-se!!                          CS333     fevqua23</text:p>
          </table:table-cell>
          <table:table-cell table:style-name="ce21" office:value-type="string" calcext:value-type="string">
            <text:p><text:a xlink:href="https://sc.olx.com.br/florianopolis-e-regiao/terrenos/espetacular-sitio-23ha-morada-haras-agua-corrent-987828798" xlink:type="simple">https://sc.olx.com.br/florianopolis-e-regiao/terrenos/espetacular-sitio-23ha-morada-haras-agua-corrent-987828798</text:a></text:p>
          </table:table-cell>
          <table:table-cell table:style-name="ce20" office:value-type="string" calcext:value-type="string">
            <text:p>Sitios e chacaras</text:p>
          </table:table-cell>
          <table:table-cell table:style-name="ce20" office:value-type="string" calcext:value-type="string">
            <text:p>238627m2</text:p>
          </table:table-cell>
          <table:table-cell table:style-name="ce20" office:value-type="float" office:value="88107880" calcext:value-type="float">
            <text:p>88107880</text:p>
          </table:table-cell>
          <table:table-cell table:style-name="ce20" office:value-type="string" calcext:value-type="string">
            <text:p>Sao Jose</text:p>
          </table:table-cell>
          <table:table-cell table:style-name="ce20" office:value-type="string" calcext:value-type="string">
            <text:p>Forquilhas</text:p>
          </table:table-cell>
          <table:table-cell table:style-name="ce20" office:value-type="string" calcext:value-type="string">
            <text:p>Rua Erico Kuhn</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387" calcext:value-type="float">
            <text:p>387</text:p>
          </table:table-cell>
          <table:table-cell table:style-name="ce20" office:value-type="string" calcext:value-type="string">
            <text:p>TERRENO RESIDENCIAL em FLORIANÓPOLIS - SC, SÃO JOÃO DO RIO VERMELHO</text:p>
          </table:table-cell>
          <table:table-cell table:style-name="ce20" office:value-type="string" calcext:value-type="string">
            <text:p>72000.0</text:p>
          </table:table-cell>
          <table:table-cell table:style-name="ce20" office:value-type="string" calcext:value-type="string">
            <text:p>Robson Luis Silva</text:p>
          </table:table-cell>
          <table:table-cell table:style-name="ce20" office:value-type="string" calcext:value-type="string">
            <text:p>Código do anúncio: TE00006</text:p>
            <text:p/>
            <text:p>***VENDO TERRENO ÓTIMO 6m FRENTE POR 15m FUNDOS. LOCALIZAÇÃO EXCELENTE, RUA FAMILIAR , SOSSEGADA E POUCO FLUXO DE VEÍCULOS *** </text:p>
            <text:p>  </text:p>
            <text:p> AGENDE JÁ SUA VISITA!!! </text:p>
            <text:p>  </text:p>
            <text:p> Fale conosco:  -</text:p>
          </table:table-cell>
          <table:table-cell table:style-name="ce21" office:value-type="string" calcext:value-type="string">
            <text:p><text:a xlink:href="https://sc.olx.com.br/florianopolis-e-regiao/terrenos/terreno-residencial-em-florianopolis-sc-sao-joao-do-rio-vermelho-988523990" xlink:type="simple">https://sc.olx.com.br/florianopolis-e-regiao/terrenos/terreno-residencial-em-florianopolis-sc-sao-joao-do-rio-vermelho-988523990</text:a></text:p>
          </table:table-cell>
          <table:table-cell table:style-name="ce20" office:value-type="string" calcext:value-type="string">
            <text:p>Terrenos</text:p>
          </table:table-cell>
          <table:table-cell table:style-name="ce20" office:value-type="string" calcext:value-type="string">
            <text:p>90m2</text:p>
          </table:table-cell>
          <table:table-cell table:style-name="ce20" office:value-type="float" office:value="88060000" calcext:value-type="float">
            <text:p>88060000</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Rodovia Joao Gualberto Soares - de 4001/4002 a 16999/17000</text:p>
          </table:table-cell>
          <table:table-cell table:number-columns-repeated="1012"/>
        </table:table-row>
        <table:table-row table:style-name="ro1">
          <table:table-cell table:style-name="ce20" office:value-type="float" office:value="388" calcext:value-type="float">
            <text:p>388</text:p>
          </table:table-cell>
          <table:table-cell table:style-name="ce20" office:value-type="string" calcext:value-type="string">
            <text:p>TERRENO FRENTE MAR FLORIANÓPOLIS</text:p>
          </table:table-cell>
          <table:table-cell table:style-name="ce20" office:value-type="string" calcext:value-type="string">
            <text:p>550000.0</text:p>
          </table:table-cell>
          <table:table-cell table:style-name="ce20" office:value-type="string" calcext:value-type="string">
            <text:p>ALTO RIBEIRAO IMOVEIS</text:p>
          </table:table-cell>
          <table:table-cell table:style-name="ce20" office:value-type="string" calcext:value-type="string">
            <text:p>Código do anúncio: 1790</text:p>
            <text:p/>
            <text:p>TERRENO FRENTE MAR EM FLORIANÓPOLIS!! </text:p>
            <text:p>  </text:p>
            <text:p> MEDIDAS: 9,25 FRENTE X 47 LATERAL </text:p>
            <text:p>  </text:p>
            <text:p> PRAIA PARADISÍACA NA FRENTE! </text:p>
            <text:p> NÃO ACEITA FINANCIAMENTO. </text:p>
            <text:p> AGENDE UMA VISITA! </text:p>
            <text:p>  </text:p>
            <text:p> </text:p>
          </table:table-cell>
          <table:table-cell table:style-name="ce21" office:value-type="string" calcext:value-type="string">
            <text:p><text:a xlink:href="https://sc.olx.com.br/florianopolis-e-regiao/terrenos/terreno-frente-mar-florianopolis-994397741" xlink:type="simple">https://sc.olx.com.br/florianopolis-e-regiao/terrenos/terreno-frente-mar-florianopolis-994397741</text:a></text:p>
          </table:table-cell>
          <table:table-cell table:style-name="ce20" office:value-type="string" calcext:value-type="string">
            <text:p>Terrenos</text:p>
          </table:table-cell>
          <table:table-cell table:style-name="ce20" office:value-type="string" calcext:value-type="string">
            <text:p>431m2</text:p>
          </table:table-cell>
          <table:table-cell table:style-name="ce20" office:value-type="float" office:value="88049000" calcext:value-type="float">
            <text:p>88049000</text:p>
          </table:table-cell>
          <table:table-cell table:style-name="ce20" office:value-type="string" calcext:value-type="string">
            <text:p>Florianopolis</text:p>
          </table:table-cell>
          <table:table-cell table:style-name="ce20" office:value-type="string" calcext:value-type="string">
            <text:p>Tapera</text:p>
          </table:table-cell>
          <table:table-cell table:style-name="ce20" office:value-type="string" calcext:value-type="string">
            <text:p>Avenida Santos Dumont</text:p>
          </table:table-cell>
          <table:table-cell table:number-columns-repeated="1012"/>
        </table:table-row>
        <table:table-row table:style-name="ro1">
          <table:table-cell table:style-name="ce20" office:value-type="float" office:value="389" calcext:value-type="float">
            <text:p>389</text:p>
          </table:table-cell>
          <table:table-cell table:style-name="ce20" office:value-type="string" calcext:value-type="string">
            <text:p>LAGUNA - Terreno Padrão - Praia do GI</text:p>
          </table:table-cell>
          <table:table-cell table:style-name="ce20" office:value-type="string" calcext:value-type="string">
            <text:p>180000.0</text:p>
          </table:table-cell>
          <table:table-cell table:style-name="ce20" office:value-type="string" calcext:value-type="string">
            <text:p>Regiane Balzer</text:p>
          </table:table-cell>
          <table:table-cell table:style-name="ce20" office:value-type="string" calcext:value-type="string">
            <text:p>Código do anúncio: 381</text:p>
            <text:p/>
            <text:p>CONDOMÍNIO VILLA DE BRAGANÇA </text:p>
            <text:p>  </text:p>
            <text:p> Venha para o melhor da vida no Laguna Internacional. </text:p>
            <text:p>  </text:p>
            <text:p> - Acesso asfaltado </text:p>
            <text:p> - Murado </text:p>
            <text:p> - Topografia: Plano </text:p>
            <text:p>  </text:p>
            <text:p> Excelente para quem busca tranquilidade e quer fugir do caos urbano, junto ao mar, condomínio fechado, segurança para você e sua família. </text:p>
            <text:p>  </text:p>
            <text:p> Terreno com área de 450m²   15 x 30 </text:p>
            <text:p>  </text:p>
            <text:p> Avenida B, Praia do GI, área 29</text:p>
          </table:table-cell>
          <table:table-cell table:style-name="ce21" office:value-type="string" calcext:value-type="string">
            <text:p><text:a xlink:href="https://sc.olx.com.br/florianopolis-e-regiao/terrenos/laguna-terreno-padrao-praia-do-gi-972327091" xlink:type="simple">https://sc.olx.com.br/florianopolis-e-regiao/terrenos/laguna-terreno-padrao-praia-do-gi-972327091</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790000" calcext:value-type="float">
            <text:p>88790000</text:p>
          </table:table-cell>
          <table:table-cell table:style-name="ce20" office:value-type="string" calcext:value-type="string">
            <text:p>Laguna</text:p>
          </table:table-cell>
          <table:table-cell table:number-columns-repeated="1014"/>
        </table:table-row>
        <table:table-row table:style-name="ro1">
          <table:table-cell table:style-name="ce20" office:value-type="float" office:value="390" calcext:value-type="float">
            <text:p>390</text:p>
          </table:table-cell>
          <table:table-cell table:style-name="ce20" office:value-type="string" calcext:value-type="string">
            <text:p>Terreno para Venda - Sertao do Imarui, São José - 360m²</text:p>
          </table:table-cell>
          <table:table-cell table:style-name="ce20" office:value-type="string" calcext:value-type="string">
            <text:p>235000.0</text:p>
          </table:table-cell>
          <table:table-cell table:style-name="ce20" office:value-type="string" calcext:value-type="string">
            <text:p>Capital Negócios Imobiliários</text:p>
          </table:table-cell>
          <table:table-cell table:style-name="ce20" office:value-type="string" calcext:value-type="string">
            <text:p>Código do anúncio: 08</text:p>
            <text:p/>
            <text:p>Dependências: Corredor Lateral;. O que tem Perto: Açougue, Escola 1º Grau, Escola 2º Grau, Faculdade, Farmácia, Feiras, Igreja Católica, Igreja Evangélica, Lanchonete, Mercado, Panificadora, Praça/Parque, Ponto de circular, Posto de Gasolina, Pizzaria, Shopping, Terminal de Ônibus, Posto de Saúde, . Observações: Terreno com 360m2 em loteamento com portaria 24hs, salão festas, praça fogo, play, quadra esportes, espaço pet, redario, horta comunitaria, agua, luz, esgoto, pronto para construir 235.000,00.</text:p>
          </table:table-cell>
          <table:table-cell table:style-name="ce21" office:value-type="string" calcext:value-type="string">
            <text:p><text:a xlink:href="https://sc.olx.com.br/florianopolis-e-regiao/terrenos/terreno-para-venda-sertao-do-imarui-sao-jose-360m-989503888" xlink:type="simple">https://sc.olx.com.br/florianopolis-e-regiao/terrenos/terreno-para-venda-sertao-do-imarui-sao-jose-360m-989503888</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22001" calcext:value-type="float">
            <text:p>88122001</text:p>
          </table:table-cell>
          <table:table-cell table:style-name="ce20" office:value-type="string" calcext:value-type="string">
            <text:p>Sao Jose</text:p>
          </table:table-cell>
          <table:table-cell table:style-name="ce20" office:value-type="string" calcext:value-type="string">
            <text:p>Sertao do Maruim</text:p>
          </table:table-cell>
          <table:table-cell table:style-name="ce20" office:value-type="string" calcext:value-type="string">
            <text:p>Rodovia SC-281 - de 3002/3003 a 5999/6000</text:p>
          </table:table-cell>
          <table:table-cell table:style-name="ce22" office:value-type="float" office:value="105" calcext:value-type="float">
            <text:p>R$105</text:p>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391" calcext:value-type="float">
            <text:p>391</text:p>
          </table:table-cell>
          <table:table-cell table:style-name="ce20" office:value-type="string" calcext:value-type="string">
            <text:p>Vendo terreno na Praia de Palmas</text:p>
          </table:table-cell>
          <table:table-cell table:style-name="ce20" office:value-type="string" calcext:value-type="string">
            <text:p>700000.0</text:p>
          </table:table-cell>
          <table:table-cell table:style-name="ce20" office:value-type="string" calcext:value-type="string">
            <text:p>New House Negócios Imobiliários</text:p>
          </table:table-cell>
          <table:table-cell table:style-name="ce20" office:value-type="string" calcext:value-type="string">
            <text:p>Código do anúncio: 019</text:p>
            <text:p/>
            <text:p>Vendo Terreno com 12 x 30 = 360 m², localizado no Loteamento Palmas do Arvoredo, na Praia de Palmas, Governador Celso Ramos/SC. </text:p>
            <text:p>  </text:p>
            <text:p> Distância do mar: 600 m </text:p>
            <text:p> Posição solar: frente para oeste </text:p>
            <text:p> Viabilidade de construção: térreo + 2 pavimentos (viável compra de índice construtivo) </text:p>
            <text:p>  </text:p>
            <text:p> * Terreno com excelente localização, em rua com moradores fixos, ideal para quem busca aproveitar seus dias com mais sossego, tranquilidade e segurança. Próximo da praia, bem como do comércio local. </text:p>
            <text:p>  </text:p>
            <text:p> *Loteamento com toda a infraestrutura: rede de esgoto, rede de energia elétrica e rede de água. </text:p>
            <text:p>  </text:p>
            <text:p> ***Gostou? Entre em contato e agende uma visita com um de nossos corretores.***</text:p>
          </table:table-cell>
          <table:table-cell table:style-name="ce21" office:value-type="string" calcext:value-type="string">
            <text:p><text:a xlink:href="https://sc.olx.com.br/florianopolis-e-regiao/terrenos/vendo-terreno-na-praia-de-palmas-981692523" xlink:type="simple">https://sc.olx.com.br/florianopolis-e-regiao/terrenos/vendo-terreno-na-praia-de-palmas-981692523</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190000" calcext:value-type="float">
            <text:p>88190000</text:p>
          </table:table-cell>
          <table:table-cell table:style-name="ce20" office:value-type="string" calcext:value-type="string">
            <text:p>Governador Celso Ramos</text:p>
          </table:table-cell>
          <table:table-cell table:number-columns-repeated="3"/>
          <table:table-cell table:style-name="ce22" office:value-type="float" office:value="1250" calcext:value-type="float">
            <text:p>R$1,250</text:p>
          </table:table-cell>
          <table:table-cell table:number-columns-repeated="1010"/>
        </table:table-row>
        <table:table-row table:style-name="ro1">
          <table:table-cell table:style-name="ce20" office:value-type="float" office:value="392" calcext:value-type="float">
            <text:p>392</text:p>
          </table:table-cell>
          <table:table-cell table:style-name="ce20" office:value-type="string" calcext:value-type="string">
            <text:p>TERRENO COMERCIAL em RANCHO QUEIMADO - SC, Pinheiral</text:p>
          </table:table-cell>
          <table:table-cell table:style-name="ce20" office:value-type="string" calcext:value-type="string">
            <text:p>1500000.0</text:p>
          </table:table-cell>
          <table:table-cell table:style-name="ce20" office:value-type="string" calcext:value-type="string">
            <text:p>LBA IMOVEIS EIRELI-ME</text:p>
          </table:table-cell>
          <table:table-cell table:style-name="ce20" office:value-type="string" calcext:value-type="string">
            <text:p>Código do anúncio: TE00019</text:p>
            <text:p/>
            <text:p>Terreno nas margens da BR. 282 com viabilidade para posto de gasolina... </text:p>
            <text:p> Único terreno em toda região com todas licenças ok... </text:p>
            <text:p>  </text:p>
            <text:p> Fale conosco:  -</text:p>
          </table:table-cell>
          <table:table-cell table:style-name="ce21" office:value-type="string" calcext:value-type="string">
            <text:p><text:a xlink:href="https://sc.olx.com.br/florianopolis-e-regiao/terrenos/terreno-comercial-em-rancho-queimado-sc-pinheiral-958365634" xlink:type="simple">https://sc.olx.com.br/florianopolis-e-regiao/terrenos/terreno-comercial-em-rancho-queimado-sc-pinheiral-958365634</text:a></text:p>
          </table:table-cell>
          <table:table-cell table:style-name="ce20" office:value-type="string" calcext:value-type="string">
            <text:p>Terrenos</text:p>
          </table:table-cell>
          <table:table-cell table:style-name="ce20" office:value-type="string" calcext:value-type="string">
            <text:p>30000m2</text:p>
          </table:table-cell>
          <table:table-cell table:style-name="ce20" office:value-type="float" office:value="88470000" calcext:value-type="float">
            <text:p>88470000</text:p>
          </table:table-cell>
          <table:table-cell table:style-name="ce20" office:value-type="string" calcext:value-type="string">
            <text:p>Rancho Queimado</text:p>
          </table:table-cell>
          <table:table-cell table:number-columns-repeated="1014"/>
        </table:table-row>
        <table:table-row table:style-name="ro1">
          <table:table-cell table:style-name="ce20" office:value-type="float" office:value="393" calcext:value-type="float">
            <text:p>393</text:p>
          </table:table-cell>
          <table:table-cell table:style-name="ce20" office:value-type="string" calcext:value-type="string">
            <text:p>Lote/Terrenos para venda com 252 à 262 metros quadrados em São João (Margem Esquerda) - Tu</text:p>
          </table:table-cell>
          <table:table-cell table:style-name="ce20" office:value-type="string" calcext:value-type="string">
            <text:p>90000.0</text:p>
          </table:table-cell>
          <table:table-cell table:style-name="ce20" office:value-type="string" calcext:value-type="string">
            <text:p>Ricardo Bello</text:p>
          </table:table-cell>
          <table:table-cell table:style-name="ce20" office:value-type="string" calcext:value-type="string">
            <text:p>Código do anúncio: TE0002</text:p>
            <text:p/>
            <text:p>More no Condomínio Fechado Moradas da Guarda. Financie o seu terreno e construção e realize o sonho da casa própria. Lotes + casa  pelo programa Casa Verde e Amarela. Viva na segurança de um condomínio fechado e respirando o ar puro da natureza ao seu redor. O Condomínio conta com portal de acesso, playground e quadra poliesportiva, tudo isso próximo a escolas, farmácias, mercados e muito mais. Viva com qualidade. O Moradas da Guarda te espera.  </text:p>
            <text:p>  </text:p>
            <text:p> PODE SER COMPRADO PELO PLANO CASA VERDE E AMARELA!!!!</text:p>
          </table:table-cell>
          <table:table-cell table:style-name="ce21" office:value-type="string" calcext:value-type="string">
            <text:p><text:a xlink:href="https://sc.olx.com.br/florianopolis-e-regiao/terrenos/lote-terrenos-para-venda-com-252-a-262-metros-quadrados-em-sao-joao-margem-esquerda-tu-957078253" xlink:type="simple">https://sc.olx.com.br/florianopolis-e-regiao/terrenos/lote-terrenos-para-venda-com-252-a-262-metros-quadrados-em-sao-joao-margem-esquerda-tu-957078253</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708645" calcext:value-type="float">
            <text:p>88708645</text:p>
          </table:table-cell>
          <table:table-cell table:style-name="ce20" office:value-type="string" calcext:value-type="string">
            <text:p>Tubarao</text:p>
          </table:table-cell>
          <table:table-cell table:style-name="ce20" office:value-type="string" calcext:value-type="string">
            <text:p>Sao Joao (Margem Esquerda)</text:p>
          </table:table-cell>
          <table:table-cell table:style-name="ce20" office:value-type="string" calcext:value-type="string">
            <text:p>Rua Placido Braz Fernandes</text:p>
          </table:table-cell>
          <table:table-cell table:style-name="ce22" office:value-type="float" office:value="70" calcext:value-type="float">
            <text:p>R$70</text:p>
          </table:table-cell>
          <table:table-cell table:style-name="ce22" office:value-type="float" office:value="300" calcext:value-type="float">
            <text:p>R$300</text:p>
          </table:table-cell>
          <table:table-cell table:number-columns-repeated="1010"/>
        </table:table-row>
        <table:table-row table:style-name="ro1">
          <table:table-cell table:style-name="ce20" office:value-type="float" office:value="394" calcext:value-type="float">
            <text:p>394</text:p>
          </table:table-cell>
          <table:table-cell table:style-name="ce20" office:value-type="string" calcext:value-type="string">
            <text:p>Terreno a 400 metros do MAR no bairro Village Dunas Norte em Balneário Gaivota/SC.</text:p>
          </table:table-cell>
          <table:table-cell table:style-name="ce20" office:value-type="string" calcext:value-type="string">
            <text:p>75000.0</text:p>
          </table:table-cell>
          <table:table-cell table:style-name="ce20" office:value-type="string" calcext:value-type="string">
            <text:p>Morais imóveis</text:p>
          </table:table-cell>
          <table:table-cell table:style-name="ce20" office:value-type="string" calcext:value-type="string">
            <text:p>Código do anúncio: VILLN001</text:p>
            <text:p/>
            <text:p>Terreno a 400 metros do MAR no bairro Village Dunas Norte em Balneário Gaivota/SC. </text:p>
            <text:p>  </text:p>
            <text:p>  Não pense muito, venha VIVER na sua PRAIA! </text:p>
            <text:p>  </text:p>
            <text:p>  Esse Lote se localiza no bairro Village Dunas Norte, possui 300m2, medindo 12 metros de frente(largura) por 25 metros de fundos(comprimento). </text:p>
            <text:p>  </text:p>
            <text:p>  Além desse terreno se localizar a 400 metros do MAR, em um bairro TRANQUILO, SEGURO, com vizinhança fixa. O acesso ao mar e ao centro é fácil e rápido.     </text:p>
            <text:p>  </text:p>
            <text:p>  Venha conferir de perto essa oportunidade! </text:p>
            <text:p>  </text:p>
            <text:p>  Nós, da Morais Imóveis, sabemos que nada vai impedir você de realizar o seu SONHO e da sua FAMÍLIA.</text:p>
          </table:table-cell>
          <table:table-cell table:style-name="ce21" office:value-type="string" calcext:value-type="string">
            <text:p><text:a xlink:href="https://sc.olx.com.br/florianopolis-e-regiao/terrenos/terreno-a-400-metros-do-mar-no-bairro-village-dunas-norte-em-balneario-gaivota-sc-984778742" xlink:type="simple">https://sc.olx.com.br/florianopolis-e-regiao/terrenos/terreno-a-400-metros-do-mar-no-bairro-village-dunas-norte-em-balneario-gaivota-sc-984778742</text:a></text:p>
          </table:table-cell>
          <table:table-cell table:style-name="ce20" office:value-type="string" calcext:value-type="string">
            <text:p>Terrenos</text:p>
          </table:table-cell>
          <table:table-cell table:style-name="ce20" office:value-type="string" calcext:value-type="string">
            <text:p>0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1014"/>
        </table:table-row>
        <table:table-row table:style-name="ro1">
          <table:table-cell table:style-name="ce20" office:value-type="float" office:value="395" calcext:value-type="float">
            <text:p>395</text:p>
          </table:table-cell>
          <table:table-cell table:style-name="ce20" office:value-type="string" calcext:value-type="string">
            <text:p>Terreno à venda em Araranguá no bairro Cidade Alta</text:p>
          </table:table-cell>
          <table:table-cell table:style-name="ce20" office:value-type="string" calcext:value-type="string">
            <text:p>120000.0</text:p>
          </table:table-cell>
          <table:table-cell table:style-name="ce20" office:value-type="string" calcext:value-type="string">
            <text:p>Projetar Imóveis</text:p>
          </table:table-cell>
          <table:table-cell table:style-name="ce20" office:value-type="string" calcext:value-type="string">
            <text:p>Código do anúncio: 2827</text:p>
            <text:p/>
            <text:p>Terreno a venda no bairro Cidade Alta em Araranguá.O terreno possui o total de 341m², sendo 13,30m x 25,70m e conta com uma construção residencial.Conheça o imóvel agendando uma visita através de nosso WhatsApp  ou pelo telefone .A Projetar Imóveis conta com uma equipe de corretores qualificados prontos para lhe atender.</text:p>
          </table:table-cell>
          <table:table-cell table:style-name="ce21" office:value-type="string" calcext:value-type="string">
            <text:p><text:a xlink:href="https://sc.olx.com.br/florianopolis-e-regiao/terrenos/terreno-a-venda-em-ararangua-no-bairro-cidade-alta-959138104" xlink:type="simple">https://sc.olx.com.br/florianopolis-e-regiao/terrenos/terreno-a-venda-em-ararangua-no-bairro-cidade-alta-959138104</text:a></text:p>
          </table:table-cell>
          <table:table-cell table:style-name="ce20" office:value-type="string" calcext:value-type="string">
            <text:p>Terrenos</text:p>
          </table:table-cell>
          <table:table-cell table:style-name="ce20" office:value-type="string" calcext:value-type="string">
            <text:p>341m2</text:p>
          </table:table-cell>
          <table:table-cell table:style-name="ce20" office:value-type="float" office:value="88901087" calcext:value-type="float">
            <text:p>88901087</text:p>
          </table:table-cell>
          <table:table-cell table:style-name="ce20" office:value-type="string" calcext:value-type="string">
            <text:p>Ararangua</text:p>
          </table:table-cell>
          <table:table-cell table:style-name="ce20" office:value-type="string" calcext:value-type="string">
            <text:p>Cidade Alta</text:p>
          </table:table-cell>
          <table:table-cell table:style-name="ce20" office:value-type="string" calcext:value-type="string">
            <text:p>Rodovia Prefeito Edevar Pelegrini</text:p>
          </table:table-cell>
          <table:table-cell table:style-name="ce22" office:value-type="float" office:value="0" calcext:value-type="float">
            <text:p>R$0</text:p>
          </table:table-cell>
          <table:table-cell table:style-name="ce22" office:value-type="float" office:value="442" calcext:value-type="float">
            <text:p>R$442</text:p>
          </table:table-cell>
          <table:table-cell table:number-columns-repeated="1010"/>
        </table:table-row>
        <table:table-row table:style-name="ro1">
          <table:table-cell table:style-name="ce20" office:value-type="float" office:value="396" calcext:value-type="float">
            <text:p>396</text:p>
          </table:table-cell>
          <table:table-cell table:style-name="ce20" office:value-type="string" calcext:value-type="string">
            <text:p>IMBITUBA - Terreno Padrão - Povoado de Nova Brasília</text:p>
          </table:table-cell>
          <table:table-cell table:style-name="ce20" office:value-type="string" calcext:value-type="string">
            <text:p>1800000.0</text:p>
          </table:table-cell>
          <table:table-cell table:style-name="ce20" office:value-type="string" calcext:value-type="string">
            <text:p>Auxiliadora Predial - Garopaba</text:p>
          </table:table-cell>
          <table:table-cell table:style-name="ce20" office:value-type="string" calcext:value-type="string">
            <text:p>Código do anúncio: 353186</text:p>
            <text:p/>
            <text:p>Terreno a venda em bairro comercial na conta com 13.713 m2 já com recuos e descontos exigidos pela prefeitura, sendo que possui em média 500m de frente, terreno ESCRITURADO e toda documentação em dia. Agende sua visita com um de nosso corretores!</text:p>
          </table:table-cell>
          <table:table-cell table:style-name="ce21" office:value-type="string" calcext:value-type="string">
            <text:p><text:a xlink:href="https://sc.olx.com.br/florianopolis-e-regiao/terrenos/imbituba-terreno-padrao-povoado-de-nova-brasilia-950070111" xlink:type="simple">https://sc.olx.com.br/florianopolis-e-regiao/terrenos/imbituba-terreno-padrao-povoado-de-nova-brasilia-950070111</text:a></text:p>
          </table:table-cell>
          <table:table-cell table:style-name="ce20" office:value-type="string" calcext:value-type="string">
            <text:p>Terrenos</text:p>
          </table:table-cell>
          <table:table-cell table:style-name="ce20" office:value-type="string" calcext:value-type="string">
            <text:p>13713m2</text:p>
          </table:table-cell>
          <table:table-cell table:style-name="ce20" office:value-type="float" office:value="88780972" calcext:value-type="float">
            <text:p>88780972</text:p>
          </table:table-cell>
          <table:table-cell table:style-name="ce20" office:value-type="string" calcext:value-type="string">
            <text:p>Imbituba</text:p>
          </table:table-cell>
          <table:table-cell table:style-name="ce20" office:value-type="string" calcext:value-type="string">
            <text:p>Povoado de Nova Brasilia</text:p>
          </table:table-cell>
          <table:table-cell table:number-columns-repeated="1013"/>
        </table:table-row>
        <table:table-row table:style-name="ro1">
          <table:table-cell table:style-name="ce20" office:value-type="float" office:value="397" calcext:value-type="float">
            <text:p>397</text:p>
          </table:table-cell>
          <table:table-cell table:style-name="ce20" office:value-type="string" calcext:value-type="string">
            <text:p>FLORIANóPOLIS - Terreno Padrão - Saco Grande</text:p>
          </table:table-cell>
          <table:table-cell table:style-name="ce20" office:value-type="string" calcext:value-type="string">
            <text:p>1200000.0</text:p>
          </table:table-cell>
          <table:table-cell table:style-name="ce20" office:value-type="string" calcext:value-type="string">
            <text:p>Porto Seguro Comércio de Imóveis Ltda</text:p>
          </table:table-cell>
          <table:table-cell table:style-name="ce20" office:value-type="string" calcext:value-type="string">
            <text:p>Código do anúncio: 2781N</text:p>
            <text:p/>
            <text:p>Terreno no Saco Grande, com 1.050,00m² de área total, com 35 de frente para Rodovia Virgílio Várzea. </text:p>
            <text:p>  </text:p>
            <text:p> O bairro Saco Grande possui uma localização privilegiada dentro de Florianópolis, pois se encontra entre a região central e os balneários do norte da Ilha de Santa Catarina. Segundo estimativas, é um dos bairros da capital que mais cresceu nas últimas décadas. O resultado desse crescimento é uma paisagem marcada pelo contraste entre a simplicidade dos moradores mais antigos e a sofisticação dos novos empreendimentos. Logo na entrada do bairro, somos recepcionados por filiais da Tok&amp;Stok, da Balaroti, da Sierra e da Casol. Mais adiante, na SC-401, o Shopping Casa&amp;Design se apresenta como o maior complexo de lojas de artigos de decoração do Estado. </text:p>
            <text:p>  </text:p>
            <text:p> A Imobiliária Porto Seguro é uma empresa jovem e dinâmica que atua no mercado imobiliário da grande Florianópolis desde 1992. Nossa estrutura física conta com uma área construída de 390m² e fica localizada no Centro de Florianópolis, na Rua Doutor Armínio Tavares n. 123, a uma quadra da Beira Mar Norte e muito próximo do tradicional Colégio Catarinense. Criada para ocupar uma lacuna deixada no mercado, no que se refere a diferencial no atendimento e comprometimento com os objetivos de clientes e colaboradores, a IMOBILIÁRIA PORTO SEGURO nasceu da filosofia que estampa o nosso slogan: TRANSFORMAR CLIENTES EM VERDADEIROS AMIGOS.</text:p>
          </table:table-cell>
          <table:table-cell table:style-name="ce21" office:value-type="string" calcext:value-type="string">
            <text:p><text:a xlink:href="https://sc.olx.com.br/florianopolis-e-regiao/terrenos/florianopolis-terreno-padrao-saco-grande-972305986" xlink:type="simple">https://sc.olx.com.br/florianopolis-e-regiao/terrenos/florianopolis-terreno-padrao-saco-grande-972305986</text:a></text:p>
          </table:table-cell>
          <table:table-cell table:style-name="ce20" office:value-type="string" calcext:value-type="string">
            <text:p>Terrenos</text:p>
          </table:table-cell>
          <table:table-cell table:style-name="ce20" office:value-type="string" calcext:value-type="string">
            <text:p>1050m2</text:p>
          </table:table-cell>
          <table:table-cell table:style-name="ce20" office:value-type="float" office:value="88032001" calcext:value-type="float">
            <text:p>88032001</text:p>
          </table:table-cell>
          <table:table-cell table:style-name="ce20" office:value-type="string" calcext:value-type="string">
            <text:p>Florianopolis</text:p>
          </table:table-cell>
          <table:table-cell table:style-name="ce20" office:value-type="string" calcext:value-type="string">
            <text:p>Saco Grande</text:p>
          </table:table-cell>
          <table:table-cell table:style-name="ce20" office:value-type="string" calcext:value-type="string">
            <text:p>Rodovia Virgilio Varzea</text:p>
          </table:table-cell>
          <table:table-cell/>
          <table:table-cell table:style-name="ce22" office:value-type="float" office:value="66" calcext:value-type="float">
            <text:p>R$66</text:p>
          </table:table-cell>
          <table:table-cell table:number-columns-repeated="1010"/>
        </table:table-row>
        <table:table-row table:style-name="ro1">
          <table:table-cell table:style-name="ce20" office:value-type="float" office:value="398" calcext:value-type="float">
            <text:p>398</text:p>
          </table:table-cell>
          <table:table-cell table:style-name="ce20" office:value-type="string" calcext:value-type="string">
            <text:p>Biguaçu - Terreno Padrão - Deltaville</text:p>
          </table:table-cell>
          <table:table-cell table:style-name="ce20" office:value-type="string" calcext:value-type="string">
            <text:p>180000.0</text:p>
          </table:table-cell>
          <table:table-cell table:style-name="ce20" office:value-type="string" calcext:value-type="string">
            <text:p>Casa da Ilha Imóveis</text:p>
          </table:table-cell>
          <table:table-cell table:style-name="ce20" office:value-type="string" calcext:value-type="string">
            <text:p>Código do anúncio: 2636</text:p>
            <text:p/>
            <text:p>Um bairro pensado e planejado para traduzir tudo o que significa morar, trabalhar, fazer negócios ou simplesmente viver bem. Este é o Montenegro Marine no Delta Ville.Infraestrutura completa, valorizando  que é fundamental para você e lógico, preservando o que torna esta região mais que especial, a natureza.Um empreendimento projetado para o futuro. Um lugar para tornar seus dias inspiradores, felizes, prósperos e únicos. Perfeito para sonhar e viver.</text:p>
          </table:table-cell>
          <table:table-cell table:style-name="ce21" office:value-type="string" calcext:value-type="string">
            <text:p><text:a xlink:href="https://sc.olx.com.br/florianopolis-e-regiao/terrenos/biguacu-terreno-padrao-deltaville-995646378" xlink:type="simple">https://sc.olx.com.br/florianopolis-e-regiao/terrenos/biguacu-terreno-padrao-deltaville-995646378</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183" calcext:value-type="float">
            <text:p>88164183</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Rodovia SC-407</text:p>
          </table:table-cell>
          <table:table-cell table:style-name="ce22" office:value-type="float" office:value="300" calcext:value-type="float">
            <text:p>R$300</text:p>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399" calcext:value-type="float">
            <text:p>399</text:p>
          </table:table-cell>
          <table:table-cell table:style-name="ce20" office:value-type="string" calcext:value-type="string">
            <text:p>Terreno à venda no bairro Jurerê - Florianópolis/SC</text:p>
          </table:table-cell>
          <table:table-cell table:style-name="ce20" office:value-type="string" calcext:value-type="string">
            <text:p>650000.0</text:p>
          </table:table-cell>
          <table:table-cell table:style-name="ce20" office:value-type="string" calcext:value-type="string">
            <text:p>GRANNEGOCIOS IMOBILIARIOS LTDA - ME</text:p>
          </table:table-cell>
          <table:table-cell table:style-name="ce20" office:value-type="string" calcext:value-type="string">
            <text:p>Código do anúncio: TE0210</text:p>
            <text:p/>
            <text:p>Terreno com área de 1.086,41 m² em Jurere Tradicional final de rua e  a 1500 metros da praia.Possui 30% de  viabilidade de construção do terreno. ESCRITURA PÚBLICA. ENTRE EM CONTATO CONOSCO, E AGENDE JÁ SUA VISITA!  (whatsapp)As informações estão sujeitas a alterações. Consulte o corretor responsável. Chave do anúncio: H4z3hG6xnno63eGY</text:p>
          </table:table-cell>
          <table:table-cell table:style-name="ce21" office:value-type="string" calcext:value-type="string">
            <text:p><text:a xlink:href="https://sc.olx.com.br/florianopolis-e-regiao/terrenos/terreno-a-venda-no-bairro-jurere-florianopolis-sc-941905037" xlink:type="simple">https://sc.olx.com.br/florianopolis-e-regiao/terrenos/terreno-a-venda-no-bairro-jurere-florianopolis-sc-941905037</text:a></text:p>
          </table:table-cell>
          <table:table-cell table:style-name="ce20" office:value-type="string" calcext:value-type="string">
            <text:p>Terrenos</text:p>
          </table:table-cell>
          <table:table-cell table:style-name="ce20" office:value-type="string" calcext:value-type="string">
            <text:p>1086m2</text:p>
          </table:table-cell>
          <table:table-cell table:style-name="ce20" office:value-type="float" office:value="88053750" calcext:value-type="float">
            <text:p>88053750</text:p>
          </table:table-cell>
          <table:table-cell table:style-name="ce20" office:value-type="string" calcext:value-type="string">
            <text:p>Florianopolis</text:p>
          </table:table-cell>
          <table:table-cell table:style-name="ce20" office:value-type="string" calcext:value-type="string">
            <text:p>Jurere</text:p>
          </table:table-cell>
          <table:table-cell table:style-name="ce20" office:value-type="string" calcext:value-type="string">
            <text:p>Rua Jurere Tradicional</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00" calcext:value-type="float">
            <text:p>400</text:p>
          </table:table-cell>
          <table:table-cell table:style-name="ce20" office:value-type="string" calcext:value-type="string">
            <text:p>Chácara com 3 dormitórios à venda, 6204 m² por R$ 2.000.000,00 - Ratones - Florianópolis/S</text:p>
          </table:table-cell>
          <table:table-cell table:style-name="ce20" office:value-type="string" calcext:value-type="string">
            <text:p>2000000.0</text:p>
          </table:table-cell>
          <table:table-cell table:style-name="ce20" office:value-type="string" calcext:value-type="string">
            <text:p>Hugo Felisbino</text:p>
          </table:table-cell>
          <table:table-cell table:style-name="ce20" office:value-type="string" calcext:value-type="string">
            <text:p>Código do anúncio: CH0010</text:p>
            <text:p>Chácara próximo ao Mar. Sua casa de campo em uma das melhores localizações dentro da Ilha.</text:p>
            <text:p/>
            <text:p>Chácara com 6.240m2 e casa com 242m2 de área construida, 03 dormitórios, sendo 01 suíte com closet, ampla sala de jantar e estar com lareira, escritório, lavabo, área de serviço, churrasqueira. </text:p>
            <text:p>Todos os dormitórios possuem split.</text:p>
            <text:p/>
            <text:p>Diferenciais do Imóvel:</text:p>
            <text:p>Sala com lareira</text:p>
            <text:p>Piscina</text:p>
            <text:p>Portão eletrônico</text:p>
            <text:p>Quintal</text:p>
            <text:p>Sauna úmida</text:p>
            <text:p>Aquecimento Solar</text:p>
            <text:p>Móveis embutidos </text:p>
            <text:p>Churrasqueira em ambiente aconchegante</text:p>
            <text:p/>
            <text:p>O Bairro de Ratones se localiza no Norte da Ilha próximo de Jurerê Internacional. Está no meio de grandes Áreas Verdes e áreas de preservação. </text:p>
            <text:p>Ratones é composto por inúmeros sítios, chácaras e lindas casas em condomínios fechados. Seu acesso ao centro da cidade e às praias é rápido pela SC 401.</text:p>
            <text:p>Há viabilidade para construção de mais 3 casas familiares. - 26/02/2022</text:p>
          </table:table-cell>
          <table:table-cell table:style-name="ce21" office:value-type="string" calcext:value-type="string">
            <text:p><text:a xlink:href="https://sc.olx.com.br/florianopolis-e-regiao/terrenos/chacara-com-3-dormitorios-a-venda-6204-m-por-r-2-000-000-00-ratones-florianopolis-s-935298876" xlink:type="simple">https://sc.olx.com.br/florianopolis-e-regiao/terrenos/chacara-com-3-dormitorios-a-venda-6204-m-por-r-2-000-000-00-ratones-florianopolis-s-935298876</text:a></text:p>
          </table:table-cell>
          <table:table-cell table:style-name="ce20" office:value-type="string" calcext:value-type="string">
            <text:p>Sitios e chacaras</text:p>
          </table:table-cell>
          <table:table-cell table:style-name="ce20" office:value-type="string" calcext:value-type="string">
            <text:p>6204m2</text:p>
          </table:table-cell>
          <table:table-cell table:style-name="ce20" office:value-type="float" office:value="88052100" calcext:value-type="float">
            <text:p>88052100</text:p>
          </table:table-cell>
          <table:table-cell table:style-name="ce20" office:value-type="string" calcext:value-type="string">
            <text:p>Florianopolis</text:p>
          </table:table-cell>
          <table:table-cell table:style-name="ce20" office:value-type="string" calcext:value-type="string">
            <text:p>Ratones</text:p>
          </table:table-cell>
          <table:table-cell table:style-name="ce20" office:value-type="string" calcext:value-type="string">
            <text:p>Rua Intendente Antonio Damasco</text:p>
          </table:table-cell>
          <table:table-cell/>
          <table:table-cell table:style-name="ce22" office:value-type="float" office:value="1600" calcext:value-type="float">
            <text:p>R$1,600</text:p>
          </table:table-cell>
          <table:table-cell table:number-columns-repeated="1010"/>
        </table:table-row>
        <table:table-row table:style-name="ro1">
          <table:table-cell table:style-name="ce20" office:value-type="float" office:value="401" calcext:value-type="float">
            <text:p>401</text:p>
          </table:table-cell>
          <table:table-cell table:style-name="ce20" office:value-type="string" calcext:value-type="string">
            <text:p>FLORIANóPOLIS - Terreno Padrão - Ingleses do Rio Vermelho</text:p>
          </table:table-cell>
          <table:table-cell table:style-name="ce20" office:value-type="string" calcext:value-type="string">
            <text:p>400000.0</text:p>
          </table:table-cell>
          <table:table-cell table:style-name="ce20" office:value-type="string" calcext:value-type="string">
            <text:p>Luana Henrique corretora de Imóveis</text:p>
          </table:table-cell>
          <table:table-cell table:style-name="ce20" office:value-type="string" calcext:value-type="string">
            <text:p>Código do anúncio: 2043</text:p>
            <text:p/>
            <text:p>Ideal para quem procura construir um belo imóvel para morar ou para investir, com a paz da natureza e uma vista lindíssima, terreno amplo medindo 450 m2, 30x15 , em excelente localização, próximo da praia do Santinho, rua calçada e familiar, segura, a 100 mts da geral e do comércio do bairro com escolas, creches, mercados ,padarias, farmácias, a 10 minutos da praia dos Ingleses com seu comércio mais despojado com bancos, lotéricas, escolas particulares e públicas, grandes mercados, lojas em geral, shopping. Terreno com documentação toda ok , água e luz instalados, pronto p construir. </text:p>
            <text:p> Agende uma visita! </text:p>
            <text:p> Aceita proposta. </text:p>
            <text:p>  </text:p>
            <text:p> A praia dos Ingleses está situada no bairro de Ingleses, norte da ilha de Santa Catarina, no municipio de Florianópolis, capital do estado brasileiro de Santa Catarina. </text:p>
            <text:p>  </text:p>
            <text:p> É uma praia com 4,83 km de extensão, mar aberto, águas azuis e mornas e com poucas ondas, com muita areia, onde inclusive é praticado o surf de areia (sandboard), um esporte praticado por pessoas de todas as idades nas dunas existentes no local. São também realizados passeios náuticos. </text:p>
            <text:p>  </text:p>
            <text:p> Ao norte da praia dos Ingleses, após o costão, encontra-se a Brava, e ao sul, a praia do Santinho, também no distrito de Ingleses do Rio Vermelho.</text:p>
          </table:table-cell>
          <table:table-cell table:style-name="ce21" office:value-type="string" calcext:value-type="string">
            <text:p><text:a xlink:href="https://sc.olx.com.br/florianopolis-e-regiao/terrenos/florianopolis-terreno-padrao-ingleses-do-rio-vermelho-909742250" xlink:type="simple">https://sc.olx.com.br/florianopolis-e-regiao/terrenos/florianopolis-terreno-padrao-ingleses-do-rio-vermelho-909742250</text:a></text:p>
          </table:table-cell>
          <table:table-cell table:style-name="ce20" office:value-type="string" calcext:value-type="string">
            <text:p>Terrenos</text:p>
          </table:table-cell>
          <table:table-cell table:style-name="ce20" office:value-type="string" calcext:value-type="string">
            <text:p>450m2</text:p>
          </table:table-cell>
          <table:table-cell table:style-name="ce20" office:value-type="float" office:value="88058740" calcext:value-type="float">
            <text:p>88058740</text:p>
          </table:table-cell>
          <table:table-cell table:style-name="ce20" office:value-type="string" calcext:value-type="string">
            <text:p>Florianopolis</text:p>
          </table:table-cell>
          <table:table-cell table:style-name="ce20" office:value-type="string" calcext:value-type="string">
            <text:p>Ingleses do Rio Vermelho</text:p>
          </table:table-cell>
          <table:table-cell table:style-name="ce20" office:value-type="string" calcext:value-type="string">
            <text:p>Rua da Velha Figueira</text:p>
          </table:table-cell>
          <table:table-cell table:number-columns-repeated="1012"/>
        </table:table-row>
        <table:table-row table:style-name="ro1">
          <table:table-cell table:style-name="ce20" office:value-type="float" office:value="402" calcext:value-type="float">
            <text:p>402</text:p>
          </table:table-cell>
          <table:table-cell table:style-name="ce20" office:value-type="string" calcext:value-type="string">
            <text:p>Terreno Venda 360 m² Campeche - com escritura publica - Florianópolis - SC</text:p>
          </table:table-cell>
          <table:table-cell table:style-name="ce20" office:value-type="string" calcext:value-type="string">
            <text:p>680000.0</text:p>
          </table:table-cell>
          <table:table-cell table:style-name="ce20" office:value-type="string" calcext:value-type="string">
            <text:p>RENATA FARIAS</text:p>
          </table:table-cell>
          <table:table-cell table:style-name="ce20" office:value-type="string" calcext:value-type="string">
            <text:p>Código do anúncio: TE0437</text:p>
            <text:p/>
            <text:p>Terreno com 12m frente x 30m fundos totalizando 360 m², no Campeche. </text:p>
            <text:p> Possui uma casa antiga já construída nele. </text:p>
            <text:p> Ótima oportunidade para você que busca terreno com escritura publica. </text:p>
            <text:p> Excelente localização, comercio local, escolas, farmácias, upa, vias de saidas rápidas para centro, aeroporto e para as demais praias da região. </text:p>
            <text:p>  </text:p>
            <text:p> ** Não pode ser financiado </text:p>
            <text:p> ** Valor e disponibilidade sujeito a consulta.</text:p>
          </table:table-cell>
          <table:table-cell table:style-name="ce21" office:value-type="string" calcext:value-type="string">
            <text:p><text:a xlink:href="https://sc.olx.com.br/florianopolis-e-regiao/terrenos/terreno-venda-360-m-campeche-com-escritura-publica-florianopolis-sc-994798876" xlink:type="simple">https://sc.olx.com.br/florianopolis-e-regiao/terrenos/terreno-venda-360-m-campeche-com-escritura-publica-florianopolis-sc-994798876</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65030" calcext:value-type="float">
            <text:p>88065030</text:p>
          </table:table-cell>
          <table:table-cell table:style-name="ce20" office:value-type="string" calcext:value-type="string">
            <text:p>Florianopolis</text:p>
          </table:table-cell>
          <table:table-cell table:style-name="ce20" office:value-type="string" calcext:value-type="string">
            <text:p>Campeche</text:p>
          </table:table-cell>
          <table:table-cell table:style-name="ce20" office:value-type="string" calcext:value-type="string">
            <text:p>Rua Huberto Rohden</text:p>
          </table:table-cell>
          <table:table-cell table:number-columns-repeated="1012"/>
        </table:table-row>
        <table:table-row table:style-name="ro1">
          <table:table-cell table:style-name="ce20" office:value-type="float" office:value="403" calcext:value-type="float">
            <text:p>403</text:p>
          </table:table-cell>
          <table:table-cell table:style-name="ce20" office:value-type="string" calcext:value-type="string">
            <text:p>Ótima oportunidade para investidores!</text:p>
          </table:table-cell>
          <table:table-cell table:style-name="ce20" office:value-type="string" calcext:value-type="string">
            <text:p>319900.0</text:p>
          </table:table-cell>
          <table:table-cell table:style-name="ce20" office:value-type="string" calcext:value-type="string">
            <text:p>Imobiliária Elo</text:p>
          </table:table-cell>
          <table:table-cell table:style-name="ce20" office:value-type="string" calcext:value-type="string">
            <text:p>Código do anúncio: 4441</text:p>
            <text:p/>
            <text:p>Você que busca um local amplo para construir a casa dos seus sonhos, com jardim, pomar e  piscina, ou que pretende investir, esse terreno é ideal!  </text:p>
            <text:p>  </text:p>
            <text:p> Com 662 m², cercado, plano, localizado no bairro Ipiranga - São José, tem ótima localização, próximo à Avenida das Torres, mercados, comércios, escolas e tem fácil acesso à BR 101. Local tranquilo e ambiente familiar. </text:p>
            <text:p>  </text:p>
            <text:p> Se o intuito é investir, o terreno já conta com viabilidade e projeto prontinho para construção de 04 casas geminadas. </text:p>
            <text:p> Não perca essa oportunidade. Agende uma visita e comece agora seu projeto de construção! </text:p>
            <text:p>  </text:p>
            <text:p> Atenção: O endereço informado é aproximado. Converse com um de nossos corretores. </text:p>
            <text:p>  </text:p>
            <text:p> Faça contato e conte com a gente. Imobiliária Elo e você, no seu melhor momento!! </text:p>
            <text:p>  </text:p>
            <text:p> Os dados fornecidos podem conter algumas imprecisões, assim como os valores e a disponibilidade podem ser alterados a qualquer momento a critério dos respectivos proprietários. Valores de condomínio, IPTU e coleta de lixo são apenas para referência e podem sofrer alterações a qualquer tempo.</text:p>
          </table:table-cell>
          <table:table-cell table:style-name="ce21" office:value-type="string" calcext:value-type="string">
            <text:p><text:a xlink:href="https://sc.olx.com.br/florianopolis-e-regiao/terrenos/otima-oportunidade-para-investidores-959004675" xlink:type="simple">https://sc.olx.com.br/florianopolis-e-regiao/terrenos/otima-oportunidade-para-investidores-959004675</text:a></text:p>
          </table:table-cell>
          <table:table-cell table:style-name="ce20" office:value-type="string" calcext:value-type="string">
            <text:p>Terrenos</text:p>
          </table:table-cell>
          <table:table-cell table:style-name="ce20" office:value-type="string" calcext:value-type="string">
            <text:p>662m2</text:p>
          </table:table-cell>
          <table:table-cell table:style-name="ce20" office:value-type="float" office:value="88111450" calcext:value-type="float">
            <text:p>88111450</text:p>
          </table:table-cell>
          <table:table-cell table:style-name="ce20" office:value-type="string" calcext:value-type="string">
            <text:p>Sao Jose</text:p>
          </table:table-cell>
          <table:table-cell table:style-name="ce20" office:value-type="string" calcext:value-type="string">
            <text:p>Ipiranga</text:p>
          </table:table-cell>
          <table:table-cell table:style-name="ce20" office:value-type="string" calcext:value-type="string">
            <text:p>Rua Joao Guilhermino Azevedo</text:p>
          </table:table-cell>
          <table:table-cell table:number-columns-repeated="1012"/>
        </table:table-row>
        <table:table-row table:style-name="ro1">
          <table:table-cell table:style-name="ce20" office:value-type="float" office:value="404" calcext:value-type="float">
            <text:p>404</text:p>
          </table:table-cell>
          <table:table-cell table:style-name="ce20" office:value-type="string" calcext:value-type="string">
            <text:p>Terreno Jardim Atlântico, 360,00 m², plano.</text:p>
          </table:table-cell>
          <table:table-cell table:style-name="ce20" office:value-type="string" calcext:value-type="string">
            <text:p>280000.0</text:p>
          </table:table-cell>
          <table:table-cell table:style-name="ce20" office:value-type="string" calcext:value-type="string">
            <text:p>Éder Luiz Martins</text:p>
          </table:table-cell>
          <table:table-cell table:style-name="ce20" office:value-type="string" calcext:value-type="string">
            <text:p>Código do anúncio: T48-38667</text:p>
            <text:p/>
            <text:p>Terreno plano no bairro Jardim Atlântico com 360,00 m², sendo 12,00 metros de frente para a rua, mesma metragem nos fundos, 30,00 metros em cada lateral, próximo a PC 3, existe uma casa de madeira no terreno.e uma edícula de alvenaria nos fundos.</text:p>
          </table:table-cell>
          <table:table-cell table:style-name="ce21" office:value-type="string" calcext:value-type="string">
            <text:p><text:a xlink:href="https://sc.olx.com.br/florianopolis-e-regiao/terrenos/terreno-jardim-atlantico-360-00-m-plano-993908910" xlink:type="simple">https://sc.olx.com.br/florianopolis-e-regiao/terrenos/terreno-jardim-atlantico-360-00-m-plano-993908910</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095555" calcext:value-type="float">
            <text:p>88095555</text:p>
          </table:table-cell>
          <table:table-cell table:style-name="ce20" office:value-type="string" calcext:value-type="string">
            <text:p>Florianopolis</text:p>
          </table:table-cell>
          <table:table-cell table:style-name="ce20" office:value-type="string" calcext:value-type="string">
            <text:p>Jardim Atlantico</text:p>
          </table:table-cell>
          <table:table-cell table:style-name="ce20" office:value-type="string" calcext:value-type="string">
            <text:p>Rua Atahualpa de Andrade - de 305/306 ao fim</text:p>
          </table:table-cell>
          <table:table-cell table:number-columns-repeated="1012"/>
        </table:table-row>
        <table:table-row table:style-name="ro1">
          <table:table-cell table:style-name="ce20" office:value-type="float" office:value="405" calcext:value-type="float">
            <text:p>405</text:p>
          </table:table-cell>
          <table:table-cell table:style-name="ce20" office:value-type="string" calcext:value-type="string">
            <text:p>Lote/Terreno para venda possui 1050 metros quadrados</text:p>
          </table:table-cell>
          <table:table-cell table:style-name="ce20" office:value-type="string" calcext:value-type="string">
            <text:p>640000.0</text:p>
          </table:table-cell>
          <table:table-cell table:style-name="ce20" office:value-type="string" calcext:value-type="string">
            <text:p>Vera Lúcia de Arruda</text:p>
          </table:table-cell>
          <table:table-cell table:style-name="ce20" office:value-type="string" calcext:value-type="string">
            <text:p>Código do anúncio: 7E5753</text:p>
            <text:p/>
            <text:p>EXCELENTE OPORTUNIDADE !!!TERRENO COM 1050M² Rio Vermelho / FlorianópolisR$640.000,00Com saída para duas ruas em excelente localização !! Conta com uma casa de madeira com dois quartos , 2 banheiros, cozinha. Terreno arborizado, árvores frutíferas . Não aceita financiamento bancário! Possuí todo histórico da documentação!FAÇA SUA PROPOSTA!!+  WhatsappInstagram @veraarruda1#nortedailha #praiadosingleses #florianopolis #vendadeimoveis #imoveisfloripa #imoveisflorianopolis #ilhadamagia#venhamorar #casadossonhos #compradeimoveis #imoveisnailha #floripa #praiaferias #temporadaingleses #alugueltemporada #nortetemporada #feriasilhadamagia</text:p>
          </table:table-cell>
          <table:table-cell table:style-name="ce21" office:value-type="string" calcext:value-type="string">
            <text:p><text:a xlink:href="https://sc.olx.com.br/florianopolis-e-regiao/terrenos/lote-terreno-para-venda-possui-1050-metros-quadrados-980983580" xlink:type="simple">https://sc.olx.com.br/florianopolis-e-regiao/terrenos/lote-terreno-para-venda-possui-1050-metros-quadrados-980983580</text:a></text:p>
          </table:table-cell>
          <table:table-cell table:style-name="ce20" office:value-type="string" calcext:value-type="string">
            <text:p>Terrenos</text:p>
          </table:table-cell>
          <table:table-cell table:style-name="ce20" office:value-type="string" calcext:value-type="string">
            <text:p>90m2</text:p>
          </table:table-cell>
          <table:table-cell table:style-name="ce20" office:value-type="float" office:value="88060285" calcext:value-type="float">
            <text:p>88060285</text:p>
          </table:table-cell>
          <table:table-cell table:style-name="ce20" office:value-type="string" calcext:value-type="string">
            <text:p>Florianopolis</text:p>
          </table:table-cell>
          <table:table-cell table:style-name="ce20" office:value-type="string" calcext:value-type="string">
            <text:p>Sao Joao do Rio Vermelho</text:p>
          </table:table-cell>
          <table:table-cell table:style-name="ce20" office:value-type="string" calcext:value-type="string">
            <text:p>Servidao Rio Vermelho</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06" calcext:value-type="float">
            <text:p>406</text:p>
          </table:table-cell>
          <table:table-cell table:style-name="ce20" office:value-type="string" calcext:value-type="string">
            <text:p>Antônio Carlos - Terreno Padrão - Centro</text:p>
          </table:table-cell>
          <table:table-cell table:style-name="ce20" office:value-type="string" calcext:value-type="string">
            <text:p>270000.0</text:p>
          </table:table-cell>
          <table:table-cell table:style-name="ce20" office:value-type="string" calcext:value-type="string">
            <text:p>Bruno Imóveis Ltda</text:p>
          </table:table-cell>
          <table:table-cell table:style-name="ce20" office:value-type="string" calcext:value-type="string">
            <text:p>Código do anúncio: TE133</text:p>
            <text:p/>
            <text:p>Terreno localizado no Centro de Antônio Carlos, 100 metros do comércio local.São dois terrenos disponíveis, cada um por R$ 270 mil e com 360m² cada (12x30).Agende uma visita ou</text:p>
          </table:table-cell>
          <table:table-cell table:style-name="ce21" office:value-type="string" calcext:value-type="string">
            <text:p><text:a xlink:href="https://sc.olx.com.br/florianopolis-e-regiao/terrenos/antonio-carlos-terreno-padrao-centro-991763744" xlink:type="simple">https://sc.olx.com.br/florianopolis-e-regiao/terrenos/antonio-carlos-terreno-padrao-centro-991763744</text:a></text:p>
          </table:table-cell>
          <table:table-cell table:style-name="ce20" office:value-type="string" calcext:value-type="string">
            <text:p>Terrenos</text:p>
          </table:table-cell>
          <table:table-cell table:style-name="ce20" office:value-type="string" calcext:value-type="string">
            <text:p>360m2</text:p>
          </table:table-cell>
          <table:table-cell table:style-name="ce20" office:value-type="float" office:value="88180000" calcext:value-type="float">
            <text:p>88180000</text:p>
          </table:table-cell>
          <table:table-cell table:style-name="ce20" office:value-type="string" calcext:value-type="string">
            <text:p>Antonio Carlos</text:p>
          </table:table-cell>
          <table:table-cell table:number-columns-repeated="1014"/>
        </table:table-row>
        <table:table-row table:style-name="ro1">
          <table:table-cell table:style-name="ce20" office:value-type="float" office:value="407" calcext:value-type="float">
            <text:p>407</text:p>
          </table:table-cell>
          <table:table-cell table:style-name="ce20" office:value-type="string" calcext:value-type="string">
            <text:p>Terreno à venda, 504 m² por R$ 200.000,00 - Paulo Lopes - Paulo Lopes/SC</text:p>
          </table:table-cell>
          <table:table-cell table:style-name="ce20" office:value-type="string" calcext:value-type="string">
            <text:p>200000.0</text:p>
          </table:table-cell>
          <table:table-cell table:style-name="ce20" office:value-type="string" calcext:value-type="string">
            <text:p>SEASIDE IMOBILIÁRIA</text:p>
          </table:table-cell>
          <table:table-cell table:style-name="ce20" office:value-type="string" calcext:value-type="string">
            <text:p>Código do anúncio: TE0011</text:p>
            <text:p/>
            <text:p>Terreno à venda, 504 m² por R$ 200.000 - Gamboinha - Paulo Lopes/SC. </text:p>
            <text:p> Excelente oportunidade! Terreno pronto para construir, localizado no bairro Gamboinha, região tranquila e verde em Paulo Lopes/SC, medindo 14x36, 504 m², a 1200m da Praia da Gamboa. </text:p>
            <text:p>  </text:p>
            <text:p> - Água, luz e IPTU (somente realizar a transferência) </text:p>
            <text:p> - Contrato de compra e venda com histórico </text:p>
            <text:p> - Região sossegada </text:p>
            <text:p> - Rodeado pela natureza </text:p>
            <text:p>  </text:p>
            <text:p>  </text:p>
            <text:p> Viva perto do mar. Agende já a sua visita! -</text:p>
          </table:table-cell>
          <table:table-cell table:style-name="ce21" office:value-type="string" calcext:value-type="string">
            <text:p><text:a xlink:href="https://sc.olx.com.br/florianopolis-e-regiao/terrenos/terreno-a-venda-504-m-por-r-200-000-00-paulo-lopes-paulo-lopes-sc-958693230" xlink:type="simple">https://sc.olx.com.br/florianopolis-e-regiao/terrenos/terreno-a-venda-504-m-por-r-200-000-00-paulo-lopes-paulo-lopes-sc-958693230</text:a></text:p>
          </table:table-cell>
          <table:table-cell table:style-name="ce20" office:value-type="string" calcext:value-type="string">
            <text:p>Terrenos</text:p>
          </table:table-cell>
          <table:table-cell table:style-name="ce20" office:value-type="string" calcext:value-type="string">
            <text:p>504m2</text:p>
          </table:table-cell>
          <table:table-cell table:style-name="ce20" office:value-type="float" office:value="88490000" calcext:value-type="float">
            <text:p>88490000</text:p>
          </table:table-cell>
          <table:table-cell table:style-name="ce20" office:value-type="string" calcext:value-type="string">
            <text:p>Paulo Lopes</text:p>
          </table:table-cell>
          <table:table-cell table:number-columns-repeated="3"/>
          <table:table-cell table:style-name="ce22" office:value-type="float" office:value="95" calcext:value-type="float">
            <text:p>R$95</text:p>
          </table:table-cell>
          <table:table-cell table:number-columns-repeated="1010"/>
        </table:table-row>
        <table:table-row table:style-name="ro1">
          <table:table-cell table:style-name="ce20" office:value-type="float" office:value="408" calcext:value-type="float">
            <text:p>408</text:p>
          </table:table-cell>
          <table:table-cell table:style-name="ce20" office:value-type="string" calcext:value-type="string">
            <text:p>Terreno para Venda em Garopaba, Campo Duna</text:p>
          </table:table-cell>
          <table:table-cell table:style-name="ce20" office:value-type="string" calcext:value-type="string">
            <text:p>320000.0</text:p>
          </table:table-cell>
          <table:table-cell table:style-name="ce20" office:value-type="string" calcext:value-type="string">
            <text:p>Franco Adm de Imoveis Ltda</text:p>
          </table:table-cell>
          <table:table-cell table:style-name="ce20" office:value-type="string" calcext:value-type="string">
            <text:p>Código do anúncio: 1029_2-1229699</text:p>
            <text:p/>
            <text:p>Excelente terreno com 650 m².  </text:p>
            <text:p>  Terreno seco, murado e com cadastro na Prefeitura de Garopaba.  </text:p>
            <text:p>  50 metros da Rod-434.  </text:p>
            <text:p>  Localizado a 10 minutos do Centro de Garopaba e 10 minutos da Praia do Rosa..</text:p>
          </table:table-cell>
          <table:table-cell table:style-name="ce21" office:value-type="string" calcext:value-type="string">
            <text:p><text:a xlink:href="https://sc.olx.com.br/florianopolis-e-regiao/terrenos/terreno-para-venda-em-garopaba-campo-duna-936816897" xlink:type="simple">https://sc.olx.com.br/florianopolis-e-regiao/terrenos/terreno-para-venda-em-garopaba-campo-duna-936816897</text:a></text:p>
          </table:table-cell>
          <table:table-cell table:style-name="ce20" office:value-type="string" calcext:value-type="string">
            <text:p>Terrenos</text:p>
          </table:table-cell>
          <table:table-cell table:style-name="ce20" office:value-type="string" calcext:value-type="string">
            <text:p>650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409" calcext:value-type="float">
            <text:p>409</text:p>
          </table:table-cell>
          <table:table-cell table:style-name="ce20" office:value-type="string" calcext:value-type="string">
            <text:p>Terreno à venda, 420 m² por R$ 1.450.000,00 - Kobrasol - São José/SC</text:p>
          </table:table-cell>
          <table:table-cell table:style-name="ce20" office:value-type="string" calcext:value-type="string">
            <text:p>1450000.0</text:p>
          </table:table-cell>
          <table:table-cell table:style-name="ce20" office:value-type="string" calcext:value-type="string">
            <text:p>Imobiliaria Kobrasol Ltda</text:p>
          </table:table-cell>
          <table:table-cell table:style-name="ce20" office:value-type="string" calcext:value-type="string">
            <text:p>Código do anúncio: TE0018</text:p>
            <text:p/>
            <text:p>Lote Comercial de esquina, rua principal do bairro kobrasol II </text:p>
            <text:p> Terreno plano, desocupado, com diversos comércios nas proximidades com 420 m² á venda. -</text:p>
          </table:table-cell>
          <table:table-cell table:style-name="ce21" office:value-type="string" calcext:value-type="string">
            <text:p><text:a xlink:href="https://sc.olx.com.br/florianopolis-e-regiao/terrenos/terreno-a-venda-420-m-por-r-1-450-000-00-kobrasol-sao-jose-sc-954213617" xlink:type="simple">https://sc.olx.com.br/florianopolis-e-regiao/terrenos/terreno-a-venda-420-m-por-r-1-450-000-00-kobrasol-sao-jose-sc-954213617</text:a></text:p>
          </table:table-cell>
          <table:table-cell table:style-name="ce20" office:value-type="string" calcext:value-type="string">
            <text:p>Terrenos</text:p>
          </table:table-cell>
          <table:table-cell table:style-name="ce20" office:value-type="string" calcext:value-type="string">
            <text:p>420m2</text:p>
          </table:table-cell>
          <table:table-cell table:style-name="ce20" office:value-type="float" office:value="88108300" calcext:value-type="float">
            <text:p>88108300</text:p>
          </table:table-cell>
          <table:table-cell table:style-name="ce20" office:value-type="string" calcext:value-type="string">
            <text:p>Sao Jose</text:p>
          </table:table-cell>
          <table:table-cell table:style-name="ce20" office:value-type="string" calcext:value-type="string">
            <text:p>Rocado</text:p>
          </table:table-cell>
          <table:table-cell table:style-name="ce20" office:value-type="string" calcext:value-type="string">
            <text:p>Rua Joao Theodoro da Silva</text:p>
          </table:table-cell>
          <table:table-cell table:number-columns-repeated="1012"/>
        </table:table-row>
        <table:table-row table:style-name="ro1">
          <table:table-cell table:style-name="ce20" office:value-type="float" office:value="410" calcext:value-type="float">
            <text:p>410</text:p>
          </table:table-cell>
          <table:table-cell table:style-name="ce20" office:value-type="string" calcext:value-type="string">
            <text:p>Passo de Torres - Terreno Padrão - Tapera</text:p>
          </table:table-cell>
          <table:table-cell table:style-name="ce20" office:value-type="string" calcext:value-type="string">
            <text:p>65000.0</text:p>
          </table:table-cell>
          <table:table-cell table:style-name="ce20" office:value-type="string" calcext:value-type="string">
            <text:p>Jorge Leal</text:p>
          </table:table-cell>
          <table:table-cell table:style-name="ce20" office:value-type="string" calcext:value-type="string">
            <text:p>Código do anúncio: 97577</text:p>
            <text:p/>
            <text:p>Praia da Tapera esta localizada no Município de Passo de Torres SC, distante do centro 12 km, e da praia 200 metros; </text:p>
            <text:p>  Tenho pra te oferecer este ótimo terreno medindo 12x25=300m²,  escriturado, apto a construir, orientação solar Oeste; </text:p>
            <text:p>  Isso tudo entre mar e lagoa, venha conhecer este belo e calmo lugar, e descansar junto a natureza !!!</text:p>
          </table:table-cell>
          <table:table-cell table:style-name="ce21" office:value-type="string" calcext:value-type="string">
            <text:p><text:a xlink:href="https://sc.olx.com.br/florianopolis-e-regiao/terrenos/passo-de-torres-terreno-padrao-tapera-967795181" xlink:type="simple">https://sc.olx.com.br/florianopolis-e-regiao/terrenos/passo-de-torres-terreno-padrao-tapera-967795181</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980000" calcext:value-type="float">
            <text:p>88980000</text:p>
          </table:table-cell>
          <table:table-cell table:style-name="ce20" office:value-type="string" calcext:value-type="string">
            <text:p>Passo de Torres</text:p>
          </table:table-cell>
          <table:table-cell table:number-columns-repeated="1014"/>
        </table:table-row>
        <table:table-row table:style-name="ro1">
          <table:table-cell table:style-name="ce20" office:value-type="float" office:value="411" calcext:value-type="float">
            <text:p>411</text:p>
          </table:table-cell>
          <table:table-cell table:style-name="ce20" office:value-type="string" calcext:value-type="string">
            <text:p>Loteamento Colinas de Biguaçu</text:p>
          </table:table-cell>
          <table:table-cell table:style-name="ce20" office:value-type="string" calcext:value-type="string">
            <text:p>150000.0</text:p>
          </table:table-cell>
          <table:table-cell table:style-name="ce20" office:value-type="string" calcext:value-type="string">
            <text:p>Imobiliária Biguaçu</text:p>
          </table:table-cell>
          <table:table-cell table:style-name="ce20" office:value-type="string" calcext:value-type="string">
            <text:p>Código do anúncio: 4116</text:p>
            <text:p>Lote pronto para construir, loteamento com calçamento e iluminação e vista para o mar. Situado no bairro Fundos em Biguaçu/SC. Próximo à escolas, supermercados e rápido acesso BR- 101. Possui 450,72m² Aceita financiamento bancário. Entre em contato e agende sua visita. A equipe Imobiliária Biguaçu está à disposição para lhe proporcionar a melhor experiência! R.7 N° 36.203</text:p>
          </table:table-cell>
          <table:table-cell table:style-name="ce21" office:value-type="string" calcext:value-type="string">
            <text:p><text:a xlink:href="https://sc.olx.com.br/florianopolis-e-regiao/terrenos/loteamento-colinas-de-biguacu-944368510" xlink:type="simple">https://sc.olx.com.br/florianopolis-e-regiao/terrenos/loteamento-colinas-de-biguacu-944368510</text:a></text:p>
          </table:table-cell>
          <table:table-cell table:style-name="ce20" office:value-type="string" calcext:value-type="string">
            <text:p>Terrenos</text:p>
          </table:table-cell>
          <table:table-cell table:style-name="ce20" office:value-type="string" calcext:value-type="string">
            <text:p>451m2</text:p>
          </table:table-cell>
          <table:table-cell table:style-name="ce20" office:value-type="float" office:value="88161382" calcext:value-type="float">
            <text:p>88161382</text:p>
          </table:table-cell>
          <table:table-cell table:style-name="ce20" office:value-type="string" calcext:value-type="string">
            <text:p>Biguacu</text:p>
          </table:table-cell>
          <table:table-cell table:style-name="ce20" office:value-type="string" calcext:value-type="string">
            <text:p>Fundos</text:p>
          </table:table-cell>
          <table:table-cell table:style-name="ce20" office:value-type="string" calcext:value-type="string">
            <text:p>Rua Campolino Paulino da Silveira</text:p>
          </table:table-cell>
          <table:table-cell/>
          <table:table-cell table:style-name="ce22" office:value-type="float" office:value="0" calcext:value-type="float">
            <text:p>R$0</text:p>
          </table:table-cell>
          <table:table-cell table:number-columns-repeated="1010"/>
        </table:table-row>
        <table:table-row table:style-name="ro1">
          <table:table-cell table:style-name="ce20" office:value-type="float" office:value="412" calcext:value-type="float">
            <text:p>412</text:p>
          </table:table-cell>
          <table:table-cell table:style-name="ce20" office:value-type="string" calcext:value-type="string">
            <text:p>TERRENO EM CONDOMÍNIO NA BEIRA DA LAGOA DE IBIRAQUERA</text:p>
          </table:table-cell>
          <table:table-cell table:style-name="ce20" office:value-type="string" calcext:value-type="string">
            <text:p>463000.0</text:p>
          </table:table-cell>
          <table:table-cell table:style-name="ce20" office:value-type="string" calcext:value-type="string">
            <text:p>CONVÉS IMOBILIARIA</text:p>
          </table:table-cell>
          <table:table-cell table:style-name="ce20" office:value-type="string" calcext:value-type="string">
            <text:p>Código do anúncio: TE0094</text:p>
            <text:p/>
            <text:p>Terreno de esquina no Condomínio Hookipa em Ibiraquera. </text:p>
            <text:p> Aceita permuta de carro ou caminhão. -</text:p>
          </table:table-cell>
          <table:table-cell table:style-name="ce21" office:value-type="string" calcext:value-type="string">
            <text:p><text:a xlink:href="https://sc.olx.com.br/florianopolis-e-regiao/terrenos/terreno-em-condominio-na-beira-da-lagoa-de-ibiraquera-993282000" xlink:type="simple">https://sc.olx.com.br/florianopolis-e-regiao/terrenos/terreno-em-condominio-na-beira-da-lagoa-de-ibiraquera-993282000</text:a></text:p>
          </table:table-cell>
          <table:table-cell table:style-name="ce20" office:value-type="string" calcext:value-type="string">
            <text:p>Terrenos</text:p>
          </table:table-cell>
          <table:table-cell table:style-name="ce20" office:value-type="string" calcext:value-type="string">
            <text:p>510m2</text:p>
          </table:table-cell>
          <table:table-cell table:style-name="ce20" office:value-type="float" office:value="88780000" calcext:value-type="float">
            <text:p>88780000</text:p>
          </table:table-cell>
          <table:table-cell table:style-name="ce20" office:value-type="string" calcext:value-type="string">
            <text:p>Imbituba</text:p>
          </table:table-cell>
          <table:table-cell table:number-columns-repeated="2"/>
          <table:table-cell table:style-name="ce22" office:value-type="float" office:value="400" calcext:value-type="float">
            <text:p>R$400</text:p>
          </table:table-cell>
          <table:table-cell table:style-name="ce22" office:value-type="float" office:value="200" calcext:value-type="float">
            <text:p>R$200</text:p>
          </table:table-cell>
          <table:table-cell table:number-columns-repeated="1010"/>
        </table:table-row>
        <table:table-row table:style-name="ro1">
          <table:table-cell table:style-name="ce20" office:value-type="float" office:value="413" calcext:value-type="float">
            <text:p>413</text:p>
          </table:table-cell>
          <table:table-cell table:style-name="ce20" office:value-type="string" calcext:value-type="string">
            <text:p>TERRENO COM VISTA PRA LAGOA E MAR - PRAIA DA FERRUGEM</text:p>
          </table:table-cell>
          <table:table-cell table:style-name="ce20" office:value-type="string" calcext:value-type="string">
            <text:p>583000.0</text:p>
          </table:table-cell>
          <table:table-cell table:style-name="ce20" office:value-type="string" calcext:value-type="string">
            <text:p>CONVÉS IMOBILIARIA</text:p>
          </table:table-cell>
          <table:table-cell table:style-name="ce20" office:value-type="string" calcext:value-type="string">
            <text:p>Código do anúncio: TE0031</text:p>
            <text:p/>
            <text:p>Lindo Terreno de 1.666m2 com vista para Lagoa e Mar! </text:p>
            <text:p> Localizado no Morro da Praia da Ferrugem, área ideal para aqueles que buscam tranquilidade e conexão com a natureza. </text:p>
            <text:p>  </text:p>
            <text:p> Sejam bem vindos a nos fazer uma visita! -</text:p>
          </table:table-cell>
          <table:table-cell table:style-name="ce21" office:value-type="string" calcext:value-type="string">
            <text:p><text:a xlink:href="https://sc.olx.com.br/florianopolis-e-regiao/terrenos/terreno-com-vista-pra-lagoa-e-mar-praia-da-ferrugem-993282045" xlink:type="simple">https://sc.olx.com.br/florianopolis-e-regiao/terrenos/terreno-com-vista-pra-lagoa-e-mar-praia-da-ferrugem-993282045</text:a></text:p>
          </table:table-cell>
          <table:table-cell table:style-name="ce20" office:value-type="string" calcext:value-type="string">
            <text:p>Terrenos</text:p>
          </table:table-cell>
          <table:table-cell table:style-name="ce20" office:value-type="string" calcext:value-type="string">
            <text:p>1666m2</text:p>
          </table:table-cell>
          <table:table-cell table:style-name="ce20" office:value-type="float" office:value="88495000" calcext:value-type="float">
            <text:p>88495000</text:p>
          </table:table-cell>
          <table:table-cell table:style-name="ce20" office:value-type="string" calcext:value-type="string">
            <text:p>Garopaba</text:p>
          </table:table-cell>
          <table:table-cell table:number-columns-repeated="1014"/>
        </table:table-row>
        <table:table-row table:style-name="ro1">
          <table:table-cell table:style-name="ce20" office:value-type="float" office:value="414" calcext:value-type="float">
            <text:p>414</text:p>
          </table:table-cell>
          <table:table-cell table:style-name="ce20" office:value-type="string" calcext:value-type="string">
            <text:p>Acqua Condomínio Clube</text:p>
          </table:table-cell>
          <table:table-cell table:style-name="ce20" office:value-type="string" calcext:value-type="string">
            <text:p>221471.0</text:p>
          </table:table-cell>
          <table:table-cell table:style-name="ce20" office:value-type="string" calcext:value-type="string">
            <text:p>SCHEILA DE AZEVEDO</text:p>
          </table:table-cell>
          <table:table-cell table:style-name="ce20" office:value-type="string" calcext:value-type="string">
            <text:p>Código do anúncio: T056</text:p>
            <text:p/>
            <text:p>Venha se encantar com o Acqua Condomínio Clube em Biguaçu. </text:p>
            <text:p> Lotes a partir de 150m², planos e prontos para construir. </text:p>
            <text:p> Energia subterrânea. </text:p>
            <text:p> Excelente infraestrutura de lazer: </text:p>
            <text:p> * lago ao fundo dos terrenos </text:p>
            <text:p> * prainha artificial </text:p>
            <text:p> * 03 piscinas com spas </text:p>
            <text:p> * 04 espaços gourmet </text:p>
            <text:p> * salão de festas </text:p>
            <text:p> * sala de jogos </text:p>
            <text:p> * quadra poliesportiva </text:p>
            <text:p> * fitness </text:p>
            <text:p> * pista de caminhada </text:p>
            <text:p> * playground </text:p>
            <text:p> * campo de futebol </text:p>
            <text:p> * pista de skate </text:p>
            <text:p> * 2 quiosques </text:p>
            <text:p> * solarium </text:p>
            <text:p> * lounge com deck </text:p>
            <text:p> * petplace </text:p>
            <text:p> Segurança 24h. </text:p>
            <text:p> Garanta logo o seu. Agende uma visita</text:p>
          </table:table-cell>
          <table:table-cell table:style-name="ce21" office:value-type="string" calcext:value-type="string">
            <text:p><text:a xlink:href="https://sc.olx.com.br/florianopolis-e-regiao/terrenos/acqua-condominio-clube-994911319" xlink:type="simple">https://sc.olx.com.br/florianopolis-e-regiao/terrenos/acqua-condominio-clube-994911319</text:a></text:p>
          </table:table-cell>
          <table:table-cell table:style-name="ce20" office:value-type="string" calcext:value-type="string">
            <text:p>Terrenos</text:p>
          </table:table-cell>
          <table:table-cell table:style-name="ce20" office:value-type="string" calcext:value-type="string">
            <text:p>150m2</text:p>
          </table:table-cell>
          <table:table-cell table:style-name="ce20" office:value-type="float" office:value="88164230" calcext:value-type="float">
            <text:p>88164230</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Avenida Deltaville</text:p>
          </table:table-cell>
          <table:table-cell table:number-columns-repeated="1012"/>
        </table:table-row>
        <table:table-row table:style-name="ro1">
          <table:table-cell table:style-name="ce20" office:value-type="float" office:value="415" calcext:value-type="float">
            <text:p>415</text:p>
          </table:table-cell>
          <table:table-cell table:style-name="ce20" office:value-type="string" calcext:value-type="string">
            <text:p>ACQUA CONDOMÍNIO CLUB</text:p>
          </table:table-cell>
          <table:table-cell table:style-name="ce20" office:value-type="string" calcext:value-type="string">
            <text:p>306662.0</text:p>
          </table:table-cell>
          <table:table-cell table:style-name="ce20" office:value-type="string" calcext:value-type="string">
            <text:p>Unus Núcleo Imobiliário</text:p>
          </table:table-cell>
          <table:table-cell table:style-name="ce20" office:value-type="string" calcext:value-type="string">
            <text:p>Código do anúncio: Te0058</text:p>
            <text:p/>
            <text:p>Tire os pés do chão. Permita-se sonhar. </text:p>
            <text:p>  </text:p>
            <text:p> Permita-se estar perto de tudo e ao mesmo tempo ter o incomum, o indescritível, o surpreendente. Abra a janela, contemple a força e a serenidade das águas. Deixe-se envolver pela paisagem soberana, pontuada pela beleza dos lagos. Solte as amarras.  </text:p>
            <text:p> Viva!!! </text:p>
            <text:p>  </text:p>
            <text:p> 1º Condomínio de Terrenos, com lago ao fundo e prainha artificial!!! </text:p>
            <text:p>  </text:p>
            <text:p> TERRENOS DE 150M² Á 255M² </text:p>
            <text:p>  </text:p>
            <text:p> Entrada mínima 7,5% e financiamento direto com a urbanizadora Ábaco em até 144x sem comprovação de renda. </text:p>
            <text:p>  </text:p>
            <text:p> SEGURANÇA </text:p>
            <text:p> Segurança planejada para a sua tranquilidade </text:p>
            <text:p> Pórtico com guarita </text:p>
            <text:p> Cancelas automotivas e controle de acesso </text:p>
            <text:p> Sistema de proteção em todo o perímetro do condomínio </text:p>
            <text:p>  </text:p>
            <text:p> RELAXE!!!! </text:p>
            <text:p> 3 piscinas com spas </text:p>
            <text:p> 1 piscina infantil </text:p>
            <text:p> 1 piscina adulto com prainha </text:p>
            <text:p> 1 piscina com raia de natação </text:p>
            <text:p> Prainha artificial </text:p>
            <text:p> Lounge com deck </text:p>
            <text:p> 2 quiosques </text:p>
            <text:p> Praça lounge </text:p>
            <text:p> Praça com espelho d?água </text:p>
            <text:p> Solarium </text:p>
            <text:p>  </text:p>
            <text:p> FESTEJE </text:p>
            <text:p> Salão de festas </text:p>
            <text:p> 4 espaços gourmet </text:p>
            <text:p> Fitness indoor </text:p>
            <text:p> Sala de jogos </text:p>
            <text:p> Brinquedoteca </text:p>
            <text:p> Lazer </text:p>
            <text:p>  </text:p>
            <text:p> MEXA-SE </text:p>
            <text:p> Fitness ao ar livre </text:p>
            <text:p> Quadra poliesportiva </text:p>
            <text:p> Pista de caminhada </text:p>
            <text:p> Campo de futebol </text:p>
            <text:p> Pista de skate </text:p>
            <text:p> Bicicletário </text:p>
            <text:p> Playground </text:p>
            <text:p> Petplace </text:p>
            <text:p>  </text:p>
            <text:p> Perto de tudo, para você ter mais tempo e facilidades. O Acqua Condomínio Clube está localizado no Bairro Planejado Deltaville, um projeto único e grandioso, a poucos minutos de Florianópolis. Com urbanismo moderno e inteligente, o Bairro Planejado Deltaville vem se consolidando como um estilo inovador de viver com qualidade. Une tranquilidade, lazer e segurança às comodidades urbanas. Resgata o prazer do contato com a natureza em 256.000m2 de área verde e 283.000m2 de mata nativa com preservação permanente. Venha conhecer o Acqua e comemore a diferença. </text:p>
            <text:p>  </text:p>
            <text:p> Quer saber mais ou agendar uma visita? </text:p>
            <text:p>  </text:p>
            <text:p> Trabalhamos com Atendimento Personalizado e aguardamos seu contato!</text:p>
          </table:table-cell>
          <table:table-cell table:style-name="ce21" office:value-type="string" calcext:value-type="string">
            <text:p><text:a xlink:href="https://sc.olx.com.br/florianopolis-e-regiao/terrenos/acqua-condominio-club-986034343" xlink:type="simple">https://sc.olx.com.br/florianopolis-e-regiao/terrenos/acqua-condominio-club-986034343</text:a></text:p>
          </table:table-cell>
          <table:table-cell table:style-name="ce20" office:value-type="string" calcext:value-type="string">
            <text:p>Terrenos</text:p>
          </table:table-cell>
          <table:table-cell table:style-name="ce20" office:value-type="string" calcext:value-type="string">
            <text:p>185m2</text:p>
          </table:table-cell>
          <table:table-cell table:style-name="ce20" office:value-type="float" office:value="88164183" calcext:value-type="float">
            <text:p>88164183</text:p>
          </table:table-cell>
          <table:table-cell table:style-name="ce20" office:value-type="string" calcext:value-type="string">
            <text:p>Biguacu</text:p>
          </table:table-cell>
          <table:table-cell table:style-name="ce20" office:value-type="string" calcext:value-type="string">
            <text:p>Beira Rio</text:p>
          </table:table-cell>
          <table:table-cell table:style-name="ce20" office:value-type="string" calcext:value-type="string">
            <text:p>Rodovia SC-407</text:p>
          </table:table-cell>
          <table:table-cell table:number-columns-repeated="1012"/>
        </table:table-row>
        <table:table-row table:style-name="ro1">
          <table:table-cell table:style-name="ce20" office:value-type="float" office:value="416" calcext:value-type="float">
            <text:p>416</text:p>
          </table:table-cell>
          <table:table-cell table:style-name="ce20" office:value-type="string" calcext:value-type="string">
            <text:p>Terreno para Venda em Palhoça, Pagani</text:p>
          </table:table-cell>
          <table:table-cell table:style-name="ce20" office:value-type="string" calcext:value-type="string">
            <text:p>350000.0</text:p>
          </table:table-cell>
          <table:table-cell table:style-name="ce20" office:value-type="string" calcext:value-type="string">
            <text:p>LGJ Negócios Imobiliários</text:p>
          </table:table-cell>
          <table:table-cell table:style-name="ce20" office:value-type="string" calcext:value-type="string">
            <text:p>Código do anúncio: LGJ1075_1-2196708</text:p>
            <text:p/>
            <text:p>Terreno para Venda no bairro Pagani, localizado na cidade de Palhoça / SC.  </text:p>
            <text:p>   </text:p>
            <text:p>  Área Total de 300,00 m², Área do Terreno com 300,00 m².  </text:p>
            <text:p>   </text:p>
            <text:p>  Valor do Imóvel R$ 350.000,00, IPTU R$ 850,00, Valor do Condomínio R$ 0, Taxas R$ 0.  </text:p>
            <text:p>   </text:p>
            <text:p>  Proximidades: Bares e Restaurantes, Escola, Farmácia, Shopping Center, Supermercado.  </text:p>
            <text:p>   </text:p>
            <text:p>   </text:p>
            <text:p>   </text:p>
            <text:p>   </text:p>
            <text:p>  - Proximidades: Bares e Restaurantes, Escola, Farmácia, Shopping Center, Supermercado,</text:p>
          </table:table-cell>
          <table:table-cell table:style-name="ce21" office:value-type="string" calcext:value-type="string">
            <text:p><text:a xlink:href="https://sc.olx.com.br/florianopolis-e-regiao/terrenos/terreno-para-venda-em-palhoca-pagani-959579028" xlink:type="simple">https://sc.olx.com.br/florianopolis-e-regiao/terrenos/terreno-para-venda-em-palhoca-pagani-959579028</text:a></text:p>
          </table:table-cell>
          <table:table-cell table:style-name="ce20" office:value-type="string" calcext:value-type="string">
            <text:p>Terrenos</text:p>
          </table:table-cell>
          <table:table-cell table:style-name="ce20" office:value-type="string" calcext:value-type="string">
            <text:p>300m2</text:p>
          </table:table-cell>
          <table:table-cell table:style-name="ce20" office:value-type="float" office:value="88132227" calcext:value-type="float">
            <text:p>88132227</text:p>
          </table:table-cell>
          <table:table-cell table:style-name="ce20" office:value-type="string" calcext:value-type="string">
            <text:p>Palhoca</text:p>
          </table:table-cell>
          <table:table-cell table:style-name="ce20" office:value-type="string" calcext:value-type="string">
            <text:p>Pagani</text:p>
          </table:table-cell>
          <table:table-cell table:style-name="ce20" office:value-type="string" calcext:value-type="string">
            <text:p>Rua Trieste</text:p>
          </table:table-cell>
          <table:table-cell/>
          <table:table-cell table:style-name="ce22" office:value-type="float" office:value="850" calcext:value-type="float">
            <text:p>R$850</text:p>
          </table:table-cell>
          <table:table-cell table:number-columns-repeated="1010"/>
        </table:table-row>
        <table:table-row table:style-name="ro1">
          <table:table-cell table:style-name="ce20" office:value-type="float" office:value="417" calcext:value-type="float">
            <text:p>417</text:p>
          </table:table-cell>
          <table:table-cell table:style-name="ce20" office:value-type="string" calcext:value-type="string">
            <text:p>Terreno à venda, 264 m² por R$ 40.000,00 - Valverde - Balneário Gaivota/SC</text:p>
          </table:table-cell>
          <table:table-cell table:style-name="ce20" office:value-type="string" calcext:value-type="string">
            <text:p>40000.0</text:p>
          </table:table-cell>
          <table:table-cell table:style-name="ce20" office:value-type="string" calcext:value-type="string">
            <text:p>RSB Imóveis</text:p>
          </table:table-cell>
          <table:table-cell table:style-name="ce20" office:value-type="string" calcext:value-type="string">
            <text:p>Código do anúncio: TE0947</text:p>
            <text:p/>
            <text:p>Terrenos em Balneário Gaivota - SC </text:p>
            <text:p>  </text:p>
            <text:p> Localização: Rua H (praia Valverde) </text:p>
            <text:p>  </text:p>
            <text:p> Metragem: 12x22 (264m²) </text:p>
            <text:p>  </text:p>
            <text:p> Distancia do mar: 400 metros </text:p>
            <text:p>  </text:p>
            <text:p> Posição solar: Leste </text:p>
            <text:p>  </text:p>
            <text:p> Documento: Escritura </text:p>
            <text:p>  </text:p>
            <text:p> Valor: R$ 40.000,00 -</text:p>
          </table:table-cell>
          <table:table-cell table:style-name="ce21" office:value-type="string" calcext:value-type="string">
            <text:p><text:a xlink:href="https://sc.olx.com.br/florianopolis-e-regiao/terrenos/terreno-a-venda-264-m-por-r-40-000-00-valverde-balneario-gaivota-sc-910733726" xlink:type="simple">https://sc.olx.com.br/florianopolis-e-regiao/terrenos/terreno-a-venda-264-m-por-r-40-000-00-valverde-balneario-gaivota-sc-910733726</text:a></text:p>
          </table:table-cell>
          <table:table-cell table:style-name="ce20" office:value-type="string" calcext:value-type="string">
            <text:p>Terrenos</text:p>
          </table:table-cell>
          <table:table-cell table:style-name="ce20" office:value-type="string" calcext:value-type="string">
            <text:p>264m2</text:p>
          </table:table-cell>
          <table:table-cell table:style-name="ce20" office:value-type="float" office:value="88955000" calcext:value-type="float">
            <text:p>88955000</text:p>
          </table:table-cell>
          <table:table-cell table:style-name="ce20" office:value-type="string" calcext:value-type="string">
            <text:p>Balneario Gaivota</text:p>
          </table:table-cell>
          <table:table-cell table:number-columns-repeated="3"/>
          <table:table-cell table:style-name="ce22" office:value-type="float" office:value="100" calcext:value-type="float">
            <text:p>R$100</text:p>
          </table:table-cell>
          <table:table-cell table:number-columns-repeated="1010"/>
        </table:table-row>
        <table:table-row table:style-name="ro1">
          <table:table-cell table:style-name="ce20" office:value-type="float" office:value="418" calcext:value-type="float">
            <text:p>418</text:p>
          </table:table-cell>
          <table:table-cell table:style-name="ce20" office:value-type="string" calcext:value-type="string">
            <text:p>Botuverá - Terreno Padrão - ourinhos</text:p>
          </table:table-cell>
          <table:table-cell table:style-name="ce20" office:value-type="string" calcext:value-type="string">
            <text:p>200000.0</text:p>
          </table:table-cell>
          <table:table-cell table:style-name="ce20" office:value-type="string" calcext:value-type="string">
            <text:p>DSM Imóveis</text:p>
          </table:table-cell>
          <table:table-cell table:style-name="ce20" office:value-type="string" calcext:value-type="string">
            <text:p>Código do anúncio: 960</text:p>
            <text:p/>
            <text:p>Terreno para Sitio com 58,999,64mil m² - Escriturado </text:p>
            <text:p> Localizado em Botuverá - a 12km das cavernas </text:p>
            <text:p> Terreno tem duas nacentes  </text:p>
            <text:p> possivel fazer ate 3 sitios  </text:p>
            <text:p> luz enfrente do terreno </text:p>
            <text:p> valor 200,000,00</text:p>
          </table:table-cell>
          <table:table-cell table:style-name="ce21" office:value-type="string" calcext:value-type="string">
            <text:p><text:a xlink:href="https://sc.olx.com.br/florianopolis-e-regiao/terrenos/botuvera-terreno-padrao-ourinhos-967164764" xlink:type="simple">https://sc.olx.com.br/florianopolis-e-regiao/terrenos/botuvera-terreno-padrao-ourinhos-967164764</text:a></text:p>
          </table:table-cell>
          <table:table-cell table:style-name="ce20" office:value-type="string" calcext:value-type="string">
            <text:p>Terrenos</text:p>
          </table:table-cell>
          <table:table-cell table:style-name="ce20" office:value-type="string" calcext:value-type="string">
            <text:p>59000m2</text:p>
          </table:table-cell>
          <table:table-cell table:style-name="ce20" office:value-type="float" office:value="88295000" calcext:value-type="float">
            <text:p>88295000</text:p>
          </table:table-cell>
          <table:table-cell table:style-name="ce20" office:value-type="string" calcext:value-type="string">
            <text:p>Botuvera</text:p>
          </table:table-cell>
          <table:table-cell table:style-name="ce20" office:value-type="string" calcext:value-type="string">
            <text:p>Distrito De Aguti</text:p>
          </table:table-cell>
          <table:table-cell table:number-columns-repeated="1013"/>
        </table:table-row>
        <table:table-row table:style-name="ro1">
          <table:table-cell table:style-name="ce20" office:value-type="float" office:value="419" calcext:value-type="float">
            <text:p>419</text:p>
          </table:table-cell>
          <table:table-cell table:style-name="ce20" office:value-type="string" calcext:value-type="string">
            <text:p>Terreno à venda, São Martinho - Tubarão/SC</text:p>
          </table:table-cell>
          <table:table-cell table:style-name="ce20" office:value-type="string" calcext:value-type="string">
            <text:p>150000.0</text:p>
          </table:table-cell>
          <table:table-cell table:style-name="ce20" office:value-type="string" calcext:value-type="string">
            <text:p>Key.on Imóveis</text:p>
          </table:table-cell>
          <table:table-cell table:style-name="ce20" office:value-type="string" calcext:value-type="string">
            <text:p>Código do anúncio: 46</text:p>
            <text:p/>
            <text:p>Loteamento São Martinho com 23 terrenos a venda com valores e tamanhos diferentes.</text:p>
          </table:table-cell>
          <table:table-cell table:style-name="ce21" office:value-type="string" calcext:value-type="string">
            <text:p><text:a xlink:href="https://sc.olx.com.br/florianopolis-e-regiao/terrenos/terreno-a-venda-sao-martinho-tubarao-sc-982538671" xlink:type="simple">https://sc.olx.com.br/florianopolis-e-regiao/terrenos/terreno-a-venda-sao-martinho-tubarao-sc-982538671</text:a></text:p>
          </table:table-cell>
          <table:table-cell table:style-name="ce20" office:value-type="string" calcext:value-type="string">
            <text:p>Terrenos</text:p>
          </table:table-cell>
          <table:table-cell table:style-name="ce20" office:value-type="string" calcext:value-type="string">
            <text:p>400m2</text:p>
          </table:table-cell>
          <table:table-cell table:style-name="ce20" office:value-type="float" office:value="88708701" calcext:value-type="float">
            <text:p>88708701</text:p>
          </table:table-cell>
          <table:table-cell table:style-name="ce20" office:value-type="string" calcext:value-type="string">
            <text:p>Tubarao</text:p>
          </table:table-cell>
          <table:table-cell table:style-name="ce20" office:value-type="string" calcext:value-type="string">
            <text:p>Sao Martinho</text:p>
          </table:table-cell>
          <table:table-cell table:style-name="ce20" office:value-type="string" calcext:value-type="string">
            <text:p>Rua Jose Alves dos Santos Passos - de 2957/2958 ao fim</text:p>
          </table:table-cell>
          <table:table-cell table:number-columns-repeated="2" table:style-name="ce22" office:value-type="float" office:value="0" calcext:value-type="float">
            <text:p>R$0</text:p>
          </table:table-cell>
          <table:table-cell table:number-columns-repeated="1010"/>
        </table:table-row>
        <table:table-row table:style-name="ro1">
          <table:table-cell table:style-name="ce20" office:value-type="float" office:value="420" calcext:value-type="float">
            <text:p>420</text:p>
          </table:table-cell>
          <table:table-cell table:style-name="ce20" office:value-type="string" calcext:value-type="string">
            <text:p>Terreno para venda em Aririú - Palhoça - SC</text:p>
          </table:table-cell>
          <table:table-cell table:style-name="ce20" office:value-type="string" calcext:value-type="string">
            <text:p>2500000.0</text:p>
          </table:table-cell>
          <table:table-cell table:style-name="ce20" office:value-type="string" calcext:value-type="string">
            <text:p>Imóveis Baggio</text:p>
          </table:table-cell>
          <table:table-cell table:style-name="ce20" office:value-type="string" calcext:value-type="string">
            <text:p>Código do anúncio: 539</text:p>
            <text:p/>
            <text:p>Com escritura pública. </text:p>
            <text:p>  </text:p>
            <text:p> Para mais informações deixe seu contato.</text:p>
          </table:table-cell>
          <table:table-cell table:style-name="ce21" office:value-type="string" calcext:value-type="string">
            <text:p><text:a xlink:href="https://sc.olx.com.br/florianopolis-e-regiao/terrenos/terreno-para-venda-em-aririu-palhoca-sc-955409428" xlink:type="simple">https://sc.olx.com.br/florianopolis-e-regiao/terrenos/terreno-para-venda-em-aririu-palhoca-sc-955409428</text:a></text:p>
          </table:table-cell>
          <table:table-cell table:style-name="ce20" office:value-type="string" calcext:value-type="string">
            <text:p>Terrenos</text:p>
          </table:table-cell>
          <table:table-cell table:style-name="ce20" office:value-type="string" calcext:value-type="string">
            <text:p>18514m2</text:p>
          </table:table-cell>
          <table:table-cell table:style-name="ce20" office:value-type="float" office:value="88135016" calcext:value-type="float">
            <text:p>88135016</text:p>
          </table:table-cell>
          <table:table-cell table:style-name="ce20" office:value-type="string" calcext:value-type="string">
            <text:p>Palhoca</text:p>
          </table:table-cell>
          <table:table-cell table:style-name="ce20" office:value-type="string" calcext:value-type="string">
            <text:p>Aririu</text:p>
          </table:table-cell>
          <table:table-cell table:style-name="ce20" office:value-type="string" calcext:value-type="string">
            <text:p>Rodovia BR-101 - do km 215,500 ao km 216,998 - lado</text:p>
          </table:table-cell>
          <table:table-cell table:number-columns-repeated="1012"/>
        </table:table-row>
        <table:table-row table:style-name="ro2" table:number-rows-repeated="1048153">
          <table:table-cell table:number-columns-repeated="1024"/>
        </table:table-row>
        <table:table-row table:style-name="ro2">
          <table:table-cell table:number-columns-repeated="1024"/>
        </table:table-row>
      </table:table>
      <table:named-expressions>
        <table:named-range table:name="Bairro" table:base-cell-address="$Terrenos.$A$1" table:cell-range-address="$Terrenos.$K$1:.$K$1048576"/>
        <table:named-range table:name="Cep" table:base-cell-address="$Terrenos.$A$1" table:cell-range-address="$Terrenos.$I$1:.$I$1048576"/>
        <table:named-range table:name="Condominio" table:base-cell-address="$Terrenos.$A$1" table:cell-range-address="$Terrenos.$M$1:.$M$1048576"/>
        <table:named-range table:name="Descricao" table:base-cell-address="$Terrenos.$A$1" table:cell-range-address="$Terrenos.$E$1:.$E$1048576"/>
        <table:named-range table:name="IPTU" table:base-cell-address="$Terrenos.$A$1" table:cell-range-address="$Terrenos.$N$1:.$N$1048576"/>
        <table:named-range table:name="Logradouro" table:base-cell-address="$Terrenos.$A$1" table:cell-range-address="$Terrenos.$L$1:.$L$1048576"/>
        <table:named-range table:name="Municipio" table:base-cell-address="$Terrenos.$A$1" table:cell-range-address="$Terrenos.$J$1:.$J$1048576"/>
        <table:named-range table:name="NomeVendedor" table:base-cell-address="$Terrenos.$A$1" table:cell-range-address="$Terrenos.$D$1:.$D$1048576"/>
        <table:named-range table:name="Preco" table:base-cell-address="$Terrenos.$A$1" table:cell-range-address="$Terrenos.$C$1:.$C$1048576"/>
        <table:named-range table:name="PrecoPorMM" table:base-cell-address="$Terrenos.$A$1" table:cell-range-address="$Terrenos.$O$1:.$O$1048576"/>
        <table:named-expression table:name="SlicerCache_Table_1_Col_7" table:base-cell-address="$Terrenos.$A$1" table:expression="#N/A"/>
        <table:named-range table:name="Tamanho" table:base-cell-address="$Terrenos.$A$1" table:cell-range-address="$Terrenos.$H$1:.$H$1048576"/>
        <table:named-range table:name="Tipo" table:base-cell-address="$Terrenos.$A$1" table:cell-range-address="$Terrenos.$G$1:.$G$1048576"/>
        <table:named-range table:name="Titulo" table:base-cell-address="$Terrenos.$A$1" table:cell-range-address="$Terrenos.$B$1:.$B$1048576"/>
        <table:named-range table:name="URL_Anuncio" table:base-cell-address="$Terrenos.$A$1" table:cell-range-address="$Terrenos.$F$1:.$F$1048576"/>
      </table:named-expressions>
      <table:database-ranges>
        <table:database-range table:name="Table_1" table:target-range-address="Terrenos.A2:Terrenos.O1001" table:display-filter-buttons="true">
          <table:filter>
            <table:filter-and>
              <table:filter-condition table:field-number="6" table:value="Terrenos" table:operator="=">
                <table:filter-set-item table:value="Terrenos"/>
                <table:filter-set-item table:value="Sitios e chacara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currency-symbol number:language="pt" number:country="BR">R$ </number:currency-symbol>
      <number:number number:decimal-places="2" loext:min-decimal-places="2" number:min-integer-digits="1" number:grouping="true"/>
    </number:currency-style>
    <number:number-style style:name="N126">
      <number:text>R$</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rrenos" style:display-name="PageStyle_Terrenos" style:page-layout-name="Mpm3">
      <style:header style:display="false"/>
      <style:header-left style:display="false"/>
      <style:footer style:display="false"/>
      <style:footer-left style:display="false"/>
    </style:master-page>
    <style:master-page style:name="PageStyle_5f_Análise_20_de_20_Resultados" style:display-name="PageStyle_Análise de Resultados" style:page-layout-name="Mpm3">
      <style:header style:display="false"/>
      <style:header-left style:display="false"/>
      <style:footer style:display="false"/>
      <style:footer-left style:display="false"/>
    </style:master-page>
    <style:master-page style:name="PageStyle_5f_Dados_20_Brutos" style:display-name="PageStyle_Dados Bru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1462" meta:object-count="1"/>
    <meta:generator>LibreOfficeDev/6.0.5.2$Linux_X86_64 LibreOffice_project/</meta:generator>
  </office:meta>
</office:document-meta>
</file>